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pr1" style:family="presentation" style:parent-style-name="Default-title">
      <style:graphic-properties fo:min-height="4.7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4cm"/>
    </style:style>
    <style:style style:name="pr4" style:family="presentation" style:parent-style-name="Default-title">
      <style:graphic-properties draw:textarea-vertical-align="top" fo:min-height="14.772cm"/>
    </style:style>
    <style:style style:name="pr5" style:family="presentation" style:parent-style-name="Default-title">
      <style:graphic-properties draw:textarea-vertical-align="top" fo:min-height="14.77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1.406cm"/>
    </style:style>
    <style:style style:name="pr8" style:family="presentation" style:parent-style-name="Default-subtitle">
      <style:graphic-properties draw:fill-color="#ffffff" draw:textarea-vertical-align="top" fo:min-height="13.4cm"/>
    </style:style>
    <style:style style:name="pr9" style:family="presentation" style:parent-style-name="Default-title">
      <style:graphic-properties draw:textarea-vertical-align="top" fo:min-height="14.372cm"/>
    </style:style>
    <style:style style:name="pr10" style:family="presentation" style:parent-style-name="Default-title">
      <style:graphic-properties draw:textarea-vertical-align="top" fo:min-height="14.574cm"/>
    </style:style>
    <style:style style:name="pr11" style:family="presentation" style:parent-style-name="Default-title">
      <style:graphic-properties draw:textarea-vertical-align="top" fo:min-height="14.572cm"/>
    </style:style>
    <style:style style:name="pr12" style:family="presentation" style:parent-style-name="Default-title">
      <style:graphic-properties fo:min-height="2.629cm"/>
    </style:style>
    <style:style style:name="co1" style:family="table-column">
      <style:table-column-properties style:column-width="1.65cm" style:use-optimal-column-width="false"/>
    </style:style>
    <style:style style:name="co2" style:family="table-column">
      <style:table-column-properties style:column-width="5.897cm" style:use-optimal-column-width="false"/>
    </style:style>
    <style:style style:name="co3" style:family="table-column">
      <style:table-column-properties style:column-width="4.762cm" style:use-optimal-column-width="false"/>
    </style:style>
    <style:style style:name="co4" style:family="table-column">
      <style:table-column-properties style:column-width="0.6cm" style:use-optimal-column-width="false"/>
    </style:style>
    <style:style style:name="co5" style:family="table-column">
      <style:table-column-properties style:column-width="1.782cm" style:use-optimal-column-width="false"/>
    </style:style>
    <style:style style:name="co6" style:family="table-column">
      <style:table-column-properties style:column-width="6.161cm" style:use-optimal-column-width="false"/>
    </style:style>
    <style:style style:name="co7" style:family="table-column">
      <style:table-column-properties style:column-width="4.345cm" style:use-optimal-column-width="false"/>
    </style:style>
    <style:style style:name="co8" style:family="table-column">
      <style:table-column-properties style:column-width="1.597cm" style:use-optimal-column-width="false"/>
    </style:style>
    <style:style style:name="co9" style:family="table-column">
      <style:table-column-properties style:column-width="4.46cm" style:use-optimal-column-width="false"/>
    </style:style>
    <style:style style:name="co10" style:family="table-column">
      <style:table-column-properties style:column-width="6.615cm" style:use-optimal-column-width="false"/>
    </style:style>
    <style:style style:name="co11" style:family="table-column">
      <style:table-column-properties style:column-width="1.554cm" style:use-optimal-column-width="false"/>
    </style:style>
    <style:style style:name="co12" style:family="table-column">
      <style:table-column-properties style:column-width="5.103cm" style:use-optimal-column-width="false"/>
    </style:style>
    <style:style style:name="co13" style:family="table-column">
      <style:table-column-properties style:column-width="5.869cm" style:use-optimal-column-width="false"/>
    </style:style>
    <style:style style:name="co14" style:family="table-column">
      <style:table-column-properties style:column-width="2.161cm" style:use-optimal-column-width="false"/>
    </style:style>
    <style:style style:name="co15" style:family="table-column">
      <style:table-column-properties style:column-width="8.277cm" style:use-optimal-column-width="false"/>
    </style:style>
    <style:style style:name="co16" style:family="table-column">
      <style:table-column-properties style:column-width="11.162cm" style:use-optimal-column-width="false"/>
    </style:style>
    <style:style style:name="ro1" style:family="table-row">
      <style:table-row-properties style:row-height="1.308cm"/>
    </style:style>
    <style:style style:name="ro2" style:family="table-row">
      <style:table-row-properties style:row-height="1.322cm"/>
    </style:style>
    <style:style style:name="ro3" style:family="table-row">
      <style:table-row-properties style:row-height="1.802cm"/>
    </style:style>
    <style:style style:name="ro4" style:family="table-row">
      <style:table-row-properties style:row-height="1.805cm"/>
    </style:style>
    <style:style style:name="ro5" style:family="table-row">
      <style:table-row-properties style:row-height="2.114cm"/>
    </style:style>
    <style:style style:name="ce1" style:family="table-cell">
      <loext:graphic-properties draw:fill="solid" draw:fill-color="#ffffff"/>
      <style:paragraph-properties fo:border="0.57pt solid #000000"/>
      <style:text-properties style:font-name="Liberation Serif2" fo:font-size="18pt" style:font-size-asian="18pt" style:font-size-complex="18pt"/>
    </style:style>
    <style:style style:name="ce2" style:family="table-cell">
      <loext:graphic-properties draw:fill="solid" draw:fill-color="#ffffff" draw:textarea-vertical-align="middle"/>
      <style:paragraph-properties fo:text-align="center" fo:border="1.42pt inset #ffffff"/>
      <style:text-properties style:font-name="Liberation Serif1" fo:font-size="28pt" style:font-size-asian="28pt" style:font-size-complex="28pt"/>
    </style:style>
    <style:style style:name="ce3" style:family="table-cell">
      <loext:graphic-properties draw:fill="solid" draw:fill-color="#ffffff"/>
      <style:paragraph-properties fo:border="1.42pt inset #ffffff"/>
    </style:style>
    <style:style style:name="ce4" style:family="table-cell">
      <loext:graphic-properties draw:fill="solid" draw:fill-color="#ffffff" draw:textarea-vertical-align="middle"/>
      <style:paragraph-properties fo:text-align="center" fo:border="1.42pt inset #ffffff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iberation Serif1" fo:font-size="28pt" style:font-size-asian="28pt" style:font-size-complex="28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style:paragraph-properties fo:text-align="start"/>
      <style:text-properties style:font-name="Liberation Serif1" fo:font-size="32pt" style:font-size-asian="32pt" style:font-size-complex="32pt"/>
    </style:style>
    <style:style style:name="P9" style:family="paragraph">
      <style:text-properties style:font-name="Liberation Serif1" fo:font-size="32pt" style:text-underline-style="solid" style:text-underline-width="auto" style:text-underline-color="font-color" style:font-size-asian="32pt" style:font-size-complex="32pt"/>
    </style:style>
    <style:style style:name="P10" style:family="paragraph">
      <loext:graphic-properties draw:fill-color="#ffffff"/>
      <style:paragraph-properties fo:text-align="start"/>
      <style:text-properties fo:font-size="44pt" style:font-size-asian="44pt" style:font-size-complex="44pt"/>
    </style:style>
    <style:style style:name="P11" style:family="paragraph">
      <style:paragraph-properties fo:text-align="start"/>
      <style:text-properties fo:font-size="20pt" style:font-size-asian="20pt" style:font-size-complex="20pt"/>
    </style:style>
    <style:style style:name="P12" style:family="paragraph">
      <style:paragraph-properties fo:text-align="start"/>
      <style:text-properties fo:font-size="20pt" fo:font-style="italic" style:font-size-asian="20pt" style:font-size-complex="2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Liberation Serif1" fo:font-size="28pt" style:font-size-asian="28pt" style:font-size-complex="28pt"/>
    </style:style>
    <style:style style:name="T3" style:family="text">
      <style:text-properties style:font-name="Liberation Serif1" fo:font-size="12pt" style:font-size-asian="12pt" style:font-size-complex="12pt"/>
    </style:style>
    <style:style style:name="T4" style:family="text">
      <style:text-properties style:font-name="Liberation Serif1" fo:font-size="32pt" style:font-size-asian="32pt" style:font-size-complex="32pt"/>
    </style:style>
    <style:style style:name="T5" style:family="text">
      <style:text-properties style:font-name="Liberation Serif1" fo:font-size="32pt" style:text-underline-style="solid" style:text-underline-width="auto" style:text-underline-color="font-color" style:font-size-asian="32pt" style:font-size-complex="3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Liberation Serif1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italic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4.735cm" svg:x="1.8cm" svg:y="4.745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anim:par presentation:node-type="timing-root">
          <anim:par smil:begin="id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14cm" svg:x="1.4cm" svg:y="0.9cm" presentation:class="title" presentation:user-transformed="true">
          <draw:text-box>
            <text:p xml:id="id2" text:id="id2"><text:span text:style-name="T1">INDEFINITE INTEGRATION</text:span><text:span text:style-name="T1"><text:line-break/></text:span><text:span text:style-name="T1">Part – 6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2" anim:sub-item="text" smil:attributeName="visibility" smil:to="visible"/>
                  <anim:transitionFilter smil:begin="0s" smil:dur="0.58s" smil:targetElement="id2" anim:sub-item="text" smil:type="barWipe" smil:subtype="topToBottom"/>
                  <anim:animate smil:begin="0s" smil:dur="1.822s" smil:targetElement="id2" anim:sub-item="text" smil:attributeName="x" smil:values="x-0.25;x" smil:keyTimes="0;1" smil:keySplines="0,0;0.14,0.36;0.43,0.73;0.71,0.91;1,1"/>
                  <anim:animate smil:begin="0s" smil:dur="0.664s" smil:targetElement="id2" anim:sub-item="text" smil:attributeName="y" smil:values="0.5;1" smil:keyTimes="0;1" anim:formula="y-sin(pi*$)/3" smil:keySplines="0,0;0.25,0.07;0.5,0.2;0.75,0.467;1,1"/>
                  <anim:animate smil:begin="0.664s" smil:dur="0.664s" smil:targetElement="id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" anim:sub-item="text" smil:to="1,0.6" smil:attributeName="transform" svg:type="scale"/>
                  <anim:animateTransform smil:begin="0.676s" smil:dur="0.166s" smil:decelerate="0.5" smil:targetElement="id2" anim:sub-item="text" smil:to="1,1" smil:attributeName="transform" svg:type="scale"/>
                  <anim:animateTransform smil:begin="1.312s" smil:dur="0.026s" smil:targetElement="id2" anim:sub-item="text" smil:to="1,0.8" smil:attributeName="transform" svg:type="scale"/>
                  <anim:animateTransform smil:begin="1.338s" smil:dur="0.166s" smil:decelerate="0.5" smil:targetElement="id2" anim:sub-item="text" smil:to="1,1" smil:attributeName="transform" svg:type="scale"/>
                  <anim:animateTransform smil:begin="1.642s" smil:dur="0.026s" smil:targetElement="id2" anim:sub-item="text" smil:to="1,0.9" smil:attributeName="transform" svg:type="scale"/>
                  <anim:animateTransform smil:begin="1.668s" smil:dur="0.166s" smil:decelerate="0.5" smil:targetElement="id2" anim:sub-item="text" smil:to="1,1" smil:attributeName="transform" svg:type="scale"/>
                  <anim:animateTransform smil:begin="1.808s" smil:dur="0.026s" smil:targetElement="id2" anim:sub-item="text" smil:to="1,0.95" smil:attributeName="transform" svg:type="scale"/>
                  <anim:animateTransform smil:begin="1.834s" smil:dur="0.166s" smil:decelerate="0.5" smil:targetElement="id2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9">
        <office:forms form:automatic-focus="false" form:apply-design-mode="false"/>
        <draw:frame presentation:style-name="pr4" draw:text-style-name="P5" draw:layer="layout" svg:width="26.8cm" svg:height="14.772cm" svg:x="0.6cm" svg:y="0.626cm" presentation:class="title" presentation:user-transformed="true">
          <draw:text-box>
            <text:p text:style-name="P4"><text:span text:style-name="T2"><text:tab/></text:span><text:span text:style-name="T2"><text:tab/></text:span><text:span text:style-name="T2"><text:line-break/></text:span><text:span text:style-name="T2"> <text:s text:c="12"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/text:p>
          </draw:text-box>
        </draw:frame>
        <draw:g xml:id="id3" draw:id="id3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frame draw:style-name="standard" xml:id="id4" draw:id="id4" draw:layer="layout" svg:width="25.196cm" svg:height="13.093cm" svg:x="1.6cm" svg:y="1.59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 xml:id="id11" draw:id="id11">
          <svg:title>TexMaths</svg:title>
          <svg:desc>26§display§03§svg§600§FALSE§</svg:desc>
          <draw:polygon draw:style-name="gr2" draw:text-style-name="P6" draw:layer="layout" svg:width="0.783cm" svg:height="0.537cm" svg:x="2.011cm" svg:y="4.666cm" svg:viewBox="0 0 784 538" draw:points="393,538 0,538 0,0 784,0 784,538">
            <text:p/>
          </draw:polygon>
          <draw:path draw:style-name="gr3" draw:text-style-name="P7" draw:layer="layout" svg:width="0.386cm" svg:height="0.628cm" svg:x="2.001cm" svg:y="4.62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4.62cm" svg:viewBox="0 0 380 629" svg:d="M229 286c75-22 127-87 127-159 0-75-79-127-169-127-91 0-162 54-162 125 0 29 21 47 46 47 29 0 48-20 48-47 0-46-44-46-57-46 27-44 88-56 121-56 37 0 89 21 89 102 0 12-2 64-27 105-27 44-58 46-81 48-6 0-29 2-35 2-8 0-15 2-15 11 0 10 7 10 23 10h40c75 0 110 62 110 152 0 124-65 151-104 151-40 0-108-17-141-70 33 6 60-15 60-50 0-34-23-52-50-52-23 0-52 14-52 54 0 83 85 143 185 143 112 0 195-83 195-176 0-75-58-146-151-167z">
            <text:p/>
          </draw:path>
        </draw:g>
        <draw:g xml:id="id8" draw:id="id8">
          <svg:title>TexMaths</svg:title>
          <svg:desc>26§display§02§svg§600§FALSE§</svg:desc>
          <draw:polygon draw:style-name="gr2" draw:text-style-name="P6" draw:layer="layout" svg:width="0.778cm" svg:height="0.537cm" svg:x="2.012cm" svg:y="3.268cm" svg:viewBox="0 0 779 538" draw:points="389,538 0,538 0,0 779,0 779,538">
            <text:p/>
          </draw:polygon>
          <draw:path draw:style-name="gr3" draw:text-style-name="P7" draw:layer="layout" svg:width="0.386cm" svg:height="0.628cm" svg:x="2.002cm" svg:y="3.222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09cm" svg:x="2.471cm" svg:y="3.222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</draw:g>
        <draw:g xml:id="id14" draw:id="id14">
          <svg:title>TexMaths</svg:title>
          <svg:desc>26§display§04§svg§600§FALSE§</svg:desc>
          <draw:polygon draw:style-name="gr2" draw:text-style-name="P6" draw:layer="layout" svg:width="0.796cm" svg:height="0.548cm" svg:x="2.012cm" svg:y="5.866cm" svg:viewBox="0 0 797 549" draw:points="399,549 0,549 0,0 797,0 797,549">
            <text:p/>
          </draw:polygon>
          <draw:path draw:style-name="gr3" draw:text-style-name="P7" draw:layer="layout" svg:width="0.386cm" svg:height="0.629cm" svg:x="2.002cm" svg:y="5.83cm" svg:viewBox="0 0 387 630" svg:d="M387 318c0-75-4-148-38-216-41-87-116-102-156-102-54 0-122 23-160 108-29 64-33 135-33 210 0 68 4 150 42 220 39 73 106 92 151 92 50 0 119-19 161-106 29-63 33-135 33-206zM193 611c-35 0-91-23-106-112-10-54-10-140-10-194 0-58 0-118 6-168 19-108 88-116 110-116 30 0 90 16 109 106 8 52 8 120 8 178 0 69 0 131-10 190-13 87-65 116-107 116z">
            <text:p/>
          </draw:path>
          <draw:path draw:style-name="gr3" draw:text-style-name="P7" draw:layer="layout" svg:width="0.407cm" svg:height="0.618cm" svg:x="2.449cm" svg:y="5.82cm" svg:viewBox="0 0 408 619" svg:d="M243 470v79c0 33 0 43-68 43h-19v27c37-2 85-2 123-2 39 0 87 0 125 2v-27h-19c-69 0-71-10-71-43v-79h94v-29h-94v-418c0-17 0-23-14-23-9 0-11 0-17 10l-283 431v29zM250 441h-225l225-341z">
            <text:p/>
          </draw:path>
        </draw:g>
        <draw:g xml:id="id17" draw:id="id17">
          <svg:title>TexMaths</svg:title>
          <svg:desc>26§display§05§svg§600§FALSE§</svg:desc>
          <draw:polygon draw:style-name="gr2" draw:text-style-name="P6" draw:layer="layout" svg:width="0.778cm" svg:height="0.537cm" svg:x="2.012cm" svg:y="7.268cm" svg:viewBox="0 0 779 538" draw:points="389,538 0,538 0,0 779,0 779,538">
            <text:p/>
          </draw:polygon>
          <draw:path draw:style-name="gr3" draw:text-style-name="P7" draw:layer="layout" svg:width="0.386cm" svg:height="0.628cm" svg:x="2.002cm" svg:y="7.222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28cm" svg:x="2.471cm" svg:y="7.222cm" svg:viewBox="0 0 366 629" svg:d="M366 426c0-108-74-202-174-202-44 0-84 15-117 48v-179c19 7 50 13 79 13 113 0 177-83 177-96 0-6-2-10-8-10-2 0-4 0-9 2-18 8-62 27-125 27-37 0-79-6-122-25-7-4-9-4-11-4-8 0-8 8-8 23v270c0 16 0 25 12 25 7 0 9-2 11-9 10-14 46-64 118-64 48 0 71 41 80 58 14 35 16 71 16 116 0 31 0 88-23 125-20 35-56 60-97 60-67 0-119-48-136-102 2 0 6 0 17 0 29 0 46-22 46-43 0-23-17-46-46-46-15 0-46 6-46 50 0 77 62 166 167 166 106 0 199-87 199-203z">
            <text:p/>
          </draw:path>
        </draw:g>
        <draw:g xml:id="id20" draw:id="id20">
          <svg:title>TexMaths</svg:title>
          <svg:desc>26§display§06§svg§600§FALSE§</svg:desc>
          <draw:polygon draw:style-name="gr2" draw:text-style-name="P6" draw:layer="layout" svg:width="0.783cm" svg:height="0.537cm" svg:x="2.011cm" svg:y="8.57cm" svg:viewBox="0 0 784 538" draw:points="393,538 0,538 0,0 784,0 784,538">
            <text:p/>
          </draw:polygon>
          <draw:path draw:style-name="gr3" draw:text-style-name="P7" draw:layer="layout" svg:width="0.386cm" svg:height="0.628cm" svg:x="2.001cm" svg:y="8.524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8.524cm" svg:viewBox="0 0 380 629" svg:d="M83 309v-23c0-230 115-263 160-263 23 0 61 6 81 37-14 0-50 0-50 40 0 29 21 43 42 43 15 0 42-8 42-43 0-56-40-100-117-100-116 0-241 118-241 320 0 245 106 309 191 309 102 0 189-85 189-206 0-116-81-205-182-205-63 0-96 48-115 91zM191 604c-58 0-85-56-89-68-17-44-17-117-17-133 0-71 29-164 113-164 14 0 56 0 85 58 16 33 16 81 16 124 0 44 0 90-16 123-27 56-71 60-92 60z">
            <text:p/>
          </draw:path>
        </draw:g>
        <draw:g xml:id="id23" draw:id="id23">
          <svg:title>TexMaths</svg:title>
          <svg:desc>26§display§07§svg§600§FALSE§</svg:desc>
          <draw:polygon draw:style-name="gr2" draw:text-style-name="P6" draw:layer="layout" svg:width="0.811cm" svg:height="0.548cm" svg:x="2.011cm" svg:y="9.771cm" svg:viewBox="0 0 812 549" draw:points="406,549 0,549 0,0 812,0 812,549">
            <text:p/>
          </draw:polygon>
          <draw:path draw:style-name="gr3" draw:text-style-name="P7" draw:layer="layout" svg:width="0.386cm" svg:height="0.629cm" svg:x="2.001cm" svg:y="9.733cm" svg:viewBox="0 0 387 630" svg:d="M387 318c0-75-4-148-37-216-42-87-117-102-156-102-55 0-123 23-161 108-29 64-33 135-33 210 0 68 4 150 42 220 39 73 106 92 152 92 50 0 118-19 160-106 29-63 33-135 33-206zM194 611c-36 0-92-23-107-112-10-54-10-140-10-194 0-58 0-118 6-168 19-108 88-116 111-116 29 0 89 16 108 106 8 52 8 120 8 178 0 69 0 131-10 190-13 87-65 116-106 116z">
            <text:p/>
          </draw:path>
          <draw:path draw:style-name="gr3" draw:text-style-name="P7" draw:layer="layout" svg:width="0.392cm" svg:height="0.639cm" svg:x="2.474cm" svg:y="9.725cm" svg:viewBox="0 0 393 640" svg:d="M385 62c8-12 8-14 8-33h-222c-113 0-115-12-117-29h-23l-31 189h23c2-14 10-73 23-83 6-6 79-6 89-6h192c-11 14-83 114-104 145-81 123-113 250-113 343 0 10 0 52 42 52 44 0 44-42 44-52v-46c0-50 2-101 8-149 4-21 17-100 58-158z">
            <text:p/>
          </draw:path>
        </draw:g>
        <draw:g xml:id="id26" draw:id="id26">
          <svg:title>TexMaths</svg:title>
          <svg:desc>26§display§08§svg§600§FALSE§</svg:desc>
          <draw:polygon draw:style-name="gr2" draw:text-style-name="P6" draw:layer="layout" svg:width="0.783cm" svg:height="0.537cm" svg:x="2.011cm" svg:y="11.172cm" svg:viewBox="0 0 784 538" draw:points="393,538 0,538 0,0 784,0 784,538">
            <text:p/>
          </draw:polygon>
          <draw:path draw:style-name="gr3" draw:text-style-name="P7" draw:layer="layout" svg:width="0.386cm" svg:height="0.628cm" svg:x="2.001cm" svg:y="11.126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11.126cm" svg:viewBox="0 0 380 629" svg:d="M110 191c-41-27-46-58-46-75 0-54 61-93 125-93 69 0 127 48 127 114 0 52-35 96-91 127zM245 278c67-33 111-81 111-141 0-85-82-137-165-137-91 0-166 69-166 154 0 16 2 56 39 99 11 11 46 33 69 50-54 27-133 77-133 168 0 98 94 158 189 158 104 0 191-75 191-172 0-34-10-75-43-114-19-19-33-27-92-65zM154 318l112 70c25 17 69 44 69 100 0 68-69 116-144 116-79 0-145-56-145-133 0-54 29-112 108-153z">
            <text:p/>
          </draw:path>
        </draw:g>
        <draw:g xml:id="id29" draw:id="id29">
          <svg:title>TexMaths</svg:title>
          <svg:desc>26§display§09§svg§600§FALSE§</svg:desc>
          <draw:polygon draw:style-name="gr2" draw:text-style-name="P6" draw:layer="layout" svg:width="0.783cm" svg:height="0.537cm" svg:x="2.011cm" svg:y="12.475cm" svg:viewBox="0 0 784 538" draw:points="393,538 0,538 0,0 784,0 784,538">
            <text:p/>
          </draw:polygon>
          <draw:path draw:style-name="gr3" draw:text-style-name="P7" draw:layer="layout" svg:width="0.386cm" svg:height="0.628cm" svg:x="2.001cm" svg:y="12.429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12.429cm" svg:viewBox="0 0 380 629" svg:d="M299 318v29c0 216-95 257-149 257-17 0-65-2-90-33 40 0 48-27 48-42 0-29-23-43-44-43-14 0-41 8-41 45 0 61 50 98 127 98 118 0 230-125 230-320 0-247-103-309-187-309-50 0-95 17-135 58-37 42-58 79-58 148 0 114 81 203 183 203 56 0 94-37 116-91zM185 388c-15 0-58 0-85-56-17-35-17-81-17-124 0-50 0-94 19-127 25-46 60-58 91-58 44 0 73 31 90 72 10 30 14 88 14 129 0 77-31 164-112 164z">
            <text:p/>
          </draw:path>
        </draw:g>
        <draw:g xml:id="id32" draw:id="id32">
          <svg:title>TexMaths</svg:title>
          <svg:desc>26§display§10§svg§600§FALSE§</svg:desc>
          <draw:polygon draw:style-name="gr2" draw:text-style-name="P6" draw:layer="layout" svg:width="0.788cm" svg:height="0.537cm" svg:x="2.002cm" svg:y="13.776cm" svg:viewBox="0 0 789 538" draw:points="394,538 0,538 0,0 789,0 789,538">
            <text:p/>
          </draw:polygon>
          <draw:path draw:style-name="gr3" draw:text-style-name="P7" draw:layer="layout" svg:width="0.303cm" svg:height="0.609cm" svg:x="2.037cm" svg:y="13.73cm" svg:viewBox="0 0 304 610" svg:d="M189 23c0-21 0-23-20-23-59 58-140 58-169 58v29c19 0 73 0 121-25v476c0 33-2 43-86 43h-29v29c31-4 113-4 148-4 38 0 117 0 150 4v-29h-29c-83 0-86-10-86-43z">
            <text:p/>
          </draw:path>
          <draw:path draw:style-name="gr3" draw:text-style-name="P7" draw:layer="layout" svg:width="0.386cm" svg:height="0.628cm" svg:x="2.45cm" svg:y="13.73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draw:g xml:id="id41" draw:id="id41">
          <svg:title>TexMaths</svg:title>
          <svg:desc>26§display§13§svg§600§FALSE§</svg:desc>
          <draw:polygon draw:style-name="gr2" draw:text-style-name="P6" draw:layer="layout" svg:width="0.782cm" svg:height="0.537cm" svg:x="15.002cm" svg:y="4.667cm" svg:viewBox="0 0 783 538" draw:points="393,538 0,538 0,0 783,0 783,538">
            <text:p/>
          </draw:polygon>
          <draw:path draw:style-name="gr3" draw:text-style-name="P7" draw:layer="layout" svg:width="0.302cm" svg:height="0.609cm" svg:x="15.037cm" svg:y="4.621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4.621cm" svg:viewBox="0 0 380 629" svg:d="M229 286c74-22 126-87 126-159 0-75-79-127-168-127-91 0-162 54-162 125 0 29 21 47 46 47 29 0 47-20 47-47 0-46-43-46-56-46 27-44 88-56 121-56 37 0 89 21 89 102 0 12-2 64-27 105-27 44-58 46-81 48-6 0-29 2-35 2-8 0-15 2-15 11 0 10 7 10 23 10h40c74 0 110 62 110 152 0 124-65 151-104 151-40 0-108-17-141-70 33 6 60-15 60-50 0-34-23-52-50-52-23 0-52 14-52 54 0 83 85 143 185 143 112 0 195-83 195-176 0-75-58-146-151-167z">
            <text:p/>
          </draw:path>
        </draw:g>
        <draw:g xml:id="id38" draw:id="id38">
          <svg:title>TexMaths</svg:title>
          <svg:desc>26§display§12§svg§600§FALSE§</svg:desc>
          <draw:polygon draw:style-name="gr2" draw:text-style-name="P6" draw:layer="layout" svg:width="0.777cm" svg:height="0.516cm" svg:x="15.002cm" svg:y="3.269cm" svg:viewBox="0 0 778 517" draw:points="389,517 0,517 0,0 778,0 778,517">
            <text:p/>
          </draw:polygon>
          <draw:path draw:style-name="gr3" draw:text-style-name="P7" draw:layer="layout" svg:width="0.303cm" svg:height="0.61cm" svg:x="15.037cm" svg:y="3.223cm" svg:viewBox="0 0 304 611" svg:d="M189 23c0-21 0-23-20-23-59 58-140 58-169 58v29c19 0 73 0 121-25v476c0 34-2 44-86 44h-29v29c31-4 113-4 148-4 37 0 117 0 150 4v-29h-29c-84 0-86-10-86-44z">
            <text:p/>
          </draw:path>
          <draw:path draw:style-name="gr3" draw:text-style-name="P7" draw:layer="layout" svg:width="0.365cm" svg:height="0.61cm" svg:x="15.46cm" svg:y="3.223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</draw:g>
        <draw:g xml:id="id44" draw:id="id44">
          <svg:title>TexMaths</svg:title>
          <svg:desc>26§display§14§svg§600§FALSE§</svg:desc>
          <draw:polygon draw:style-name="gr2" draw:text-style-name="P6" draw:layer="layout" svg:width="0.796cm" svg:height="0.527cm" svg:x="15.003cm" svg:y="5.869cm" svg:viewBox="0 0 797 528" draw:points="400,528 0,528 0,0 797,0 797,528">
            <text:p/>
          </draw:polygon>
          <draw:path draw:style-name="gr3" draw:text-style-name="P7" draw:layer="layout" svg:width="0.303cm" svg:height="0.61cm" svg:x="15.038cm" svg:y="5.833cm" svg:viewBox="0 0 304 611" svg:d="M189 23c0-21 0-23-20-23-59 58-140 58-169 58v29c19 0 73 0 121-25v476c0 33-2 44-86 44h-29v29c31-5 113-5 148-5 37 0 117 0 150 5v-29h-29c-84 0-86-11-86-44z">
            <text:p/>
          </draw:path>
          <draw:path draw:style-name="gr3" draw:text-style-name="P7" draw:layer="layout" svg:width="0.407cm" svg:height="0.618cm" svg:x="15.44cm" svg:y="5.823cm" svg:viewBox="0 0 408 619" svg:d="M244 469v79c0 34 0 44-69 44h-19v27c38-2 85-2 123-2 39 0 87 0 125 2v-27h-19c-69 0-71-10-71-44v-79h94v-29h-94v-417c0-17 0-23-14-23-9 0-11 0-17 10l-283 430v29zM250 440h-225l225-340z">
            <text:p/>
          </draw:path>
        </draw:g>
        <draw:g xml:id="id47" draw:id="id47">
          <svg:title>TexMaths</svg:title>
          <svg:desc>26§display§15§svg§600§FALSE§</svg:desc>
          <draw:polygon draw:style-name="gr2" draw:text-style-name="P6" draw:layer="layout" svg:width="0.777cm" svg:height="0.537cm" svg:x="15.002cm" svg:y="7.269cm" svg:viewBox="0 0 778 538" draw:points="389,538 0,538 0,0 778,0 778,538">
            <text:p/>
          </draw:polygon>
          <draw:path draw:style-name="gr3" draw:text-style-name="P7" draw:layer="layout" svg:width="0.303cm" svg:height="0.609cm" svg:x="15.037cm" svg:y="7.223cm" svg:viewBox="0 0 304 610" svg:d="M189 23c0-21 0-23-20-23-59 58-140 58-169 58v29c19 0 73 0 121-25v476c0 33-2 43-86 43h-29v29c31-4 113-4 148-4 37 0 117 0 150 4v-29h-29c-84 0-86-10-86-43z">
            <text:p/>
          </draw:path>
          <draw:path draw:style-name="gr3" draw:text-style-name="P7" draw:layer="layout" svg:width="0.365cm" svg:height="0.628cm" svg:x="15.46cm" svg:y="7.223cm" svg:viewBox="0 0 366 629" svg:d="M366 426c0-108-75-202-175-202-43 0-83 15-116 48v-179c19 7 50 13 79 13 112 0 177-83 177-96 0-6-2-10-8-10-3 0-5 0-9 2-19 8-62 27-125 27-37 0-79-6-122-25-7-4-9-4-11-4-8 0-8 8-8 23v270c0 16 0 25 12 25 7 0 9-2 11-9 10-14 46-64 118-64 48 0 71 41 79 58 15 35 17 71 17 116 0 31 0 88-23 125-21 35-56 60-98 60-66 0-118-48-135-102 2 0 6 0 17 0 29 0 46-22 46-43 0-23-17-46-46-46-15 0-46 6-46 50 0 77 62 166 166 166 107 0 200-87 200-203z">
            <text:p/>
          </draw:path>
        </draw:g>
        <draw:g xml:id="id50" draw:id="id50">
          <svg:title>TexMaths</svg:title>
          <svg:desc>26§display§16§svg§600§FALSE§</svg:desc>
          <draw:polygon draw:style-name="gr2" draw:text-style-name="P6" draw:layer="layout" svg:width="0.782cm" svg:height="0.537cm" svg:x="15.002cm" svg:y="8.571cm" svg:viewBox="0 0 783 538" draw:points="393,538 0,538 0,0 783,0 783,538">
            <text:p/>
          </draw:polygon>
          <draw:path draw:style-name="gr3" draw:text-style-name="P7" draw:layer="layout" svg:width="0.302cm" svg:height="0.609cm" svg:x="15.037cm" svg:y="8.525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8.525cm" svg:viewBox="0 0 380 629" svg:d="M83 309v-23c0-230 114-263 160-263 23 0 60 6 81 37-14 0-50 0-50 40 0 29 21 43 42 43 14 0 41-8 41-43 0-56-39-100-116-100-116 0-241 118-241 320 0 245 106 309 191 309 102 0 189-85 189-206 0-116-81-205-183-205-62 0-95 48-114 91zM191 604c-58 0-85-56-89-68-17-44-17-117-17-133 0-71 29-164 112-164 15 0 56 0 86 58 16 33 16 81 16 124 0 44 0 90-16 123-27 56-71 60-92 60z">
            <text:p/>
          </draw:path>
        </draw:g>
        <draw:g xml:id="id53" draw:id="id53">
          <svg:title>TexMaths</svg:title>
          <svg:desc>26§display§17§svg§600§FALSE§</svg:desc>
          <draw:polygon draw:style-name="gr2" draw:text-style-name="P6" draw:layer="layout" svg:width="0.81cm" svg:height="0.548cm" svg:x="15.002cm" svg:y="9.771cm" svg:viewBox="0 0 811 549" draw:points="406,549 0,549 0,0 811,0 811,549">
            <text:p/>
          </draw:polygon>
          <draw:path draw:style-name="gr3" draw:text-style-name="P7" draw:layer="layout" svg:width="0.303cm" svg:height="0.61cm" svg:x="15.037cm" svg:y="9.733cm" svg:viewBox="0 0 304 611" svg:d="M189 23c0-21 0-23-20-23-59 58-140 58-169 58v29c19 0 73 0 121-25v476c0 33-2 44-86 44h-29v29c31-4 113-4 148-4 37 0 116 0 150 4v-29h-29c-84 0-86-11-86-44z">
            <text:p/>
          </draw:path>
          <draw:path draw:style-name="gr3" draw:text-style-name="P7" draw:layer="layout" svg:width="0.392cm" svg:height="0.639cm" svg:x="15.464cm" svg:y="9.725cm" svg:viewBox="0 0 393 640" svg:d="M385 62c8-12 8-14 8-33h-222c-113 0-115-12-117-29h-23l-31 189h23c2-14 10-73 23-83 6-6 79-6 89-6h192c-11 14-84 114-104 145-82 123-113 250-113 343 0 10 0 52 42 52 44 0 44-42 44-52v-46c0-50 2-101 8-149 4-21 17-100 58-158z">
            <text:p/>
          </draw:path>
        </draw:g>
        <draw:g xml:id="id56" draw:id="id56">
          <svg:title>TexMaths</svg:title>
          <svg:desc>26§display§18§svg§600§FALSE§</svg:desc>
          <draw:polygon draw:style-name="gr2" draw:text-style-name="P6" draw:layer="layout" svg:width="0.782cm" svg:height="0.537cm" svg:x="15.002cm" svg:y="11.173cm" svg:viewBox="0 0 783 538" draw:points="393,538 0,538 0,0 783,0 783,538">
            <text:p/>
          </draw:polygon>
          <draw:path draw:style-name="gr3" draw:text-style-name="P7" draw:layer="layout" svg:width="0.302cm" svg:height="0.609cm" svg:x="15.037cm" svg:y="11.127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11.127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3-114-19-19-34-27-92-65zM154 318l112 70c25 17 69 44 69 100 0 68-69 116-144 116-79 0-145-56-145-133 0-54 29-112 108-153z">
            <text:p/>
          </draw:path>
        </draw:g>
        <draw:g xml:id="id59" draw:id="id59">
          <svg:title>TexMaths</svg:title>
          <svg:desc>26§display§19§svg§600§FALSE§</svg:desc>
          <draw:polygon draw:style-name="gr2" draw:text-style-name="P6" draw:layer="layout" svg:width="0.782cm" svg:height="0.537cm" svg:x="15.002cm" svg:y="12.475cm" svg:viewBox="0 0 783 538" draw:points="393,538 0,538 0,0 783,0 783,538">
            <text:p/>
          </draw:polygon>
          <draw:path draw:style-name="gr3" draw:text-style-name="P7" draw:layer="layout" svg:width="0.302cm" svg:height="0.609cm" svg:x="15.037cm" svg:y="12.429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12.429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90 72 10 30 14 88 14 129 0 77-31 164-112 164z">
            <text:p/>
          </draw:path>
        </draw:g>
        <draw:g xml:id="id62" draw:id="id62">
          <svg:title>TexMaths</svg:title>
          <svg:desc>26§display§20§svg§600§FALSE§</svg:desc>
          <draw:polygon draw:style-name="gr2" draw:text-style-name="P6" draw:layer="layout" svg:width="0.788cm" svg:height="0.537cm" svg:x="15.003cm" svg:y="13.777cm" svg:viewBox="0 0 789 538" draw:points="394,538 0,538 0,0 789,0 789,538">
            <text:p/>
          </draw:polygon>
          <draw:path draw:style-name="gr3" draw:text-style-name="P7" draw:layer="layout" svg:width="0.365cm" svg:height="0.609cm" svg:x="15.003cm" svg:y="13.731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  <draw:path draw:style-name="gr3" draw:text-style-name="P7" draw:layer="layout" svg:width="0.386cm" svg:height="0.628cm" svg:x="15.451cm" svg:y="13.731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draw:g xml:id="id35" draw:id="id35">
          <svg:title>TexMaths</svg:title>
          <svg:desc>26§display§11§svg§600§FALSE§</svg:desc>
          <draw:polygon draw:style-name="gr2" draw:text-style-name="P6" draw:layer="layout" svg:width="0.749cm" svg:height="0.516cm" svg:x="15.002cm" svg:y="1.972cm" svg:viewBox="0 0 750 517" draw:points="374,517 0,517 0,0 750,0 750,517">
            <text:p/>
          </draw:polygon>
          <draw:path draw:style-name="gr3" draw:text-style-name="P7" draw:layer="layout" svg:width="0.302cm" svg:height="0.61cm" svg:x="15.037cm" svg:y="1.926cm" svg:viewBox="0 0 303 611" svg:d="M189 23c0-21 0-23-21-23-58 58-139 58-168 58v29c19 0 73 0 121-25v476c0 34-3 44-86 44h-29v29c31-4 112-4 148-4 37 0 116 0 149 4v-29h-29c-83 0-85-10-85-44z">
            <text:p/>
          </draw:path>
          <draw:path draw:style-name="gr3" draw:text-style-name="P7" draw:layer="layout" svg:width="0.302cm" svg:height="0.61cm" svg:x="15.495cm" svg:y="1.926cm" svg:viewBox="0 0 303 611" svg:d="M189 23c0-21 0-23-21-23-58 58-139 58-168 58v29c19 0 73 0 121-25v476c0 34-3 44-86 44h-29v29c31-4 112-4 148-4 37 0 116 0 149 4v-29h-29c-83 0-85-10-85-44z">
            <text:p/>
          </draw:path>
        </draw:g>
        <draw:g xml:id="id5" draw:id="id5">
          <svg:title>TexMaths</svg:title>
          <svg:desc>26§display§01§svg§600§FALSE§</svg:desc>
          <draw:polygon draw:style-name="gr2" draw:text-style-name="P6" draw:layer="layout" svg:width="0.749cm" svg:height="0.537cm" svg:x="2.013cm" svg:y="1.969cm" svg:viewBox="0 0 750 538" draw:points="374,538 0,538 0,0 750,0 750,538">
            <text:p/>
          </draw:polygon>
          <draw:path draw:style-name="gr3" draw:text-style-name="P7" draw:layer="layout" svg:width="0.385cm" svg:height="0.628cm" svg:x="2.003cm" svg:y="1.923cm" svg:viewBox="0 0 386 629" svg:d="M386 318c0-75-4-148-37-216-42-87-116-102-156-102-54 0-122 23-160 108-29 64-33 135-33 210 0 68 4 149 42 220 39 72 105 91 151 91 50 0 119-19 160-106 29-62 33-135 33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02cm" svg:height="0.609cm" svg:x="2.506cm" svg:y="1.923cm" svg:viewBox="0 0 303 610" svg:d="M189 23c0-21 0-23-21-23-58 58-139 58-168 58v29c19 0 73 0 120-25v476c0 33-2 43-85 43h-29v29c31-4 112-4 148-4 37 0 116 0 149 4v-29h-29c-83 0-85-10-85-43z">
            <text:p/>
          </draw:path>
        </draw:g>
        <draw:g xml:id="id6" draw:id="id6">
          <svg:title>TexMaths</svg:title>
          <svg:desc>22§display§\smallint dx§svg§600§FALSE§</svg:desc>
          <draw:polygon draw:style-name="gr2" draw:text-style-name="P6" draw:layer="layout" svg:width="1.269cm" svg:height="0.644cm" svg:x="3.605cm" svg:y="1.965cm" svg:viewBox="0 0 1270 645" draw:points="635,645 0,645 0,0 1270,0 1270,645">
            <text:p/>
          </draw:polygon>
          <draw:path draw:style-name="gr3" draw:text-style-name="P7" draw:layer="layout" svg:width="0.323cm" svg:height="0.721cm" svg:x="3.609cm" svg:y="1.926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368cm" svg:height="0.547cm" svg:x="4.135cm" svg:y="1.944cm" svg:viewBox="0 0 369 548" svg:d="M369 9c0-2 0-9-10-9-11 0-85 7-99 9-5 0-10 3-10 14 0 10 7 10 19 10 37 0 39 6 39 13l-4 16-45 183c-14-28-37-50-73-50-89 0-186 115-186 228 0 74 42 125 104 125 16 0 54-4 100-58 7 31 34 58 70 58 29 0 46-18 59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4.527cm" svg:y="2.137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79-54 83-60 9 30 37 60 83 60 80 0 124-100 124-120 0-7-7-7-8-7-7 0-9 2-11 7-25 85-79 103-104 103-30 0-42-25-42-51 0-18 5-34 14-69z">
            <text:p/>
          </draw:path>
        </draw:g>
        <draw:g xml:id="id7" draw:id="id7">
          <svg:title>TexMaths</svg:title>
          <svg:desc>22§display§x \ + \ c§svg§600§FALSE§</svg:desc>
          <draw:polygon draw:style-name="gr2" draw:text-style-name="P6" draw:layer="layout" svg:width="2.157cm" svg:height="0.437cm" svg:x="9.622cm" svg:y="1.965cm" svg:viewBox="0 0 2158 438" draw:points="1078,438 0,438 0,0 2158,0 2158,438">
            <text:p/>
          </draw:polygon>
          <draw:path draw:style-name="gr3" draw:text-style-name="P7" draw:layer="layout" svg:width="0.386cm" svg:height="0.351cm" svg:x="9.606cm" svg:y="2.035cm" svg:viewBox="0 0 387 352" svg:d="M237 109c4-21 22-91 76-91 5 0 23 0 39 8-21 6-37 25-37 43 0 12 9 28 30 28 17 0 42-14 42-46 0-40-46-51-72-51-46 0-72 40-83 60-19-53-60-60-82-60-81 0-125 100-125 120 0 7 7 7 8 7 7 0 9 0 11-7 26-83 77-102 104-102 14 0 42 7 42 51 0 24-14 77-42 184-13 49-41 81-74 81-5 0-23 0-39-9 20-5 37-21 37-42s-17-28-30-28c-23 0-42 21-42 46 0 35 39 51 72 51 53 0 81-55 83-60 9 30 37 60 82 60 81 0 125-101 125-120 0-7-7-7-8-7-7 0-9 2-11 7-25 85-79 102-104 102-30 0-42-25-42-51 0-17 5-33 14-68z">
            <text:p/>
          </draw:path>
          <draw:path draw:style-name="gr3" draw:text-style-name="P7" draw:layer="layout" svg:width="0.514cm" svg:height="0.516cm" svg:x="10.498cm" svg:y="1.926cm" svg:viewBox="0 0 515 517" svg:d="M274 274h217c10 0 24 0 24-15 0-16-14-16-24-16h-217v-217c0-12 0-26-15-26-16 0-16 14-16 26v217h-217c-12 0-26 0-26 16 0 15 14 15 26 15h217v217c0 10 0 26 16 26 15 0 15-16 15-26z">
            <text:p/>
          </draw:path>
          <draw:path draw:style-name="gr3" draw:text-style-name="P7" draw:layer="layout" svg:width="0.302cm" svg:height="0.351cm" svg:x="11.516cm" svg:y="2.035cm" svg:viewBox="0 0 303 352" svg:d="M276 47c-12 0-23 0-35 13-12 10-14 24-14 30 0 17 14 26 30 26 23 0 44-18 44-49 0-39-37-67-93-67-104 0-208 111-208 220 0 70 46 132 127 132 110 0 176-83 176-92 0-5-6-10-9-10-6 0-7 1-11 9-61 75-146 75-156 75-48 0-69-37-69-84 0-32 16-108 42-155 23-44 67-77 109-77 27 0 57 8 67 29z">
            <text:p/>
          </draw:path>
        </draw:g>
        <draw:g xml:id="id9" draw:id="id9">
          <svg:title>TexMaths</svg:title>
          <svg:desc>22§display§\smallint x^n \ dx§svg§600§FALSE§</svg:desc>
          <draw:polygon draw:style-name="gr2" draw:text-style-name="P6" draw:layer="layout" svg:width="2.391cm" svg:height="0.649cm" svg:x="3.607cm" svg:y="3.263cm" svg:viewBox="0 0 2392 650" draw:points="1195,650 0,650 0,0 2392,0 2392,650">
            <text:p/>
          </draw:polygon>
          <draw:path draw:style-name="gr3" draw:text-style-name="P7" draw:layer="layout" svg:width="0.323cm" svg:height="0.721cm" svg:x="3.611cm" svg:y="3.228cm" svg:viewBox="0 0 324 722" svg:d="M294 32c-26 1-33 21-33 31 0 20 15 32 31 32s32-10 32-33c0-30-25-62-62-62-65 0-79 85-91 144-21 117-37 215-50 351-3 41-8 85-14 122-7 58-19 90-47 90-12 0-25-9-30-16 26 0 33-20 33-32 0-18-15-30-31-30s-32 9-32 32c0 30 25 61 62 61 65 0 79-82 91-146 21-111 37-209 49-347 4-42 9-86 15-123 7-58 19-88 47-88 14 0 25 7 30 14z">
            <text:p/>
          </draw:path>
          <draw:path draw:style-name="gr3" draw:text-style-name="P7" draw:layer="layout" svg:width="0.386cm" svg:height="0.351cm" svg:x="4.128cm" svg:y="3.441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1 72 51 53 0 81-54 83-59 9 29 37 59 83 59 81 0 125-100 125-119 0-7-7-7-9-7-7 0-9 1-11 7-24 84-79 102-104 102-30 0-42-25-42-51 0-18 5-34 14-69z">
            <text:p/>
          </draw:path>
          <draw:path draw:style-name="gr3" draw:text-style-name="P7" draw:layer="layout" svg:width="0.332cm" svg:height="0.246cm" svg:x="4.573cm" svg:y="3.224cm" svg:viewBox="0 0 333 247" svg:d="M40 206c-1 7-5 21-5 23 0 12 11 18 20 18 8 0 17-7 21-13 1-5 7-23 8-33 4-11 9-35 13-49 3-13 7-25 9-37 7-23 7-27 23-50 15-21 40-49 82-49 32 0 32 26 32 37 0 33-23 93-32 116-7 16-9 21-9 30 0 28 25 48 51 48 55 0 80-76 80-85 0-7-7-7-9-7-7 0-9 4-11 11-12 42-35 65-58 65-10 0-12-7-12-20 0-12 2-19 12-44 6-17 28-74 28-105 0-53-42-62-70-62-46 0-76 28-92 49-5-37-37-49-58-49-24 0-37 18-44 30-12 19-19 51-19 53 0 7 7 7 9 7 9 0 9-2 12-16 9-32 19-58 41-58 14 0 17 10 17 26 0 11-5 30-9 46-3 14-8 37-12 48z">
            <text:p/>
          </draw:path>
          <draw:path draw:style-name="gr3" draw:text-style-name="P7" draw:layer="layout" svg:width="0.369cm" svg:height="0.547cm" svg:x="5.256cm" svg:y="3.245cm" svg:viewBox="0 0 370 548" svg:d="M370 9c0-2 0-9-11-9-10 0-84 7-98 9-6 0-11 3-11 14 0 10 7 10 19 10 37 0 39 6 39 13l-3 16-46 183c-14-28-37-49-72-49-90 0-187 114-187 227 0 74 42 125 104 125 16 0 54-3 100-58 7 32 34 58 71 58 28 0 45-18 58-44 12-26 23-74 23-76 0-9-7-9-9-9-9 0-9 4-11 14-14 52-28 97-60 97-21 0-23-19-23-35 0-19 2-25 6-37zM208 446c-4 14-4 16-16 30-34 42-65 54-86 54-39 0-51-42-51-72 0-39 24-136 44-171 22-46 58-74 89-74 51 0 62 64 62 69 0 3-2 9-4 12z">
            <text:p/>
          </draw:path>
          <draw:path draw:style-name="gr3" draw:text-style-name="P7" draw:layer="layout" svg:width="0.386cm" svg:height="0.351cm" svg:x="5.651cm" svg:y="3.441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1 72 51 53 0 81-54 83-59 9 29 37 59 83 59 81 0 125-100 125-119 0-7-7-7-9-7-7 0-9 1-11 7-24 84-79 102-104 102-30 0-42-25-42-51 0-18 5-34 14-69z">
            <text:p/>
          </draw:path>
        </draw:g>
        <draw:g xml:id="id10" draw:id="id10">
          <svg:title>TexMaths</svg:title>
          <svg:desc>14§display§\frac{x^{n + 1}}{n + 1} \ + \ c§svg§600§FALSE§</svg:desc>
          <draw:polygon draw:style-name="gr2" draw:text-style-name="P6" draw:layer="layout" svg:width="2.294cm" svg:height="1.07cm" svg:x="9.535cm" svg:y="3.052cm" svg:viewBox="0 0 2295 1071" draw:points="1147,1071 0,1071 0,0 2295,0 2295,1071">
            <text:p/>
          </draw:polygon>
          <draw:path draw:style-name="gr3" draw:text-style-name="P7" draw:layer="layout" svg:width="0.245cm" svg:height="0.223cm" svg:x="9.572cm" svg:y="3.21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1-7 5-15 54-50 65-66 65-19 0-27-16-27-33 0-11 4-21 9-43z">
            <text:p/>
          </draw:path>
          <draw:path draw:style-name="gr3" draw:text-style-name="P7" draw:layer="layout" svg:width="0.211cm" svg:height="0.156cm" svg:x="9.855cm" svg:y="3.104cm" svg:viewBox="0 0 212 157" svg:d="M26 131c-1 5-4 13-4 15 0 7 7 11 13 11 5 0 11-5 13-8 1-3 5-15 6-21 2-7 5-23 8-32 2-8 4-15 5-23 5-15 5-17 15-32 10-13 26-31 52-31 21 0 21 17 21 24 0 21-15 59-21 74-4 10-5 13-5 19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4-8 30z">
            <text:p/>
          </draw:path>
          <draw:path draw:style-name="gr3" draw:text-style-name="P7" draw:layer="layout" svg:width="0.253cm" svg:height="0.254cm" svg:x="10.106cm" svg:y="3.043cm" svg:viewBox="0 0 254 255" svg:d="M136 136h106c4 0 12 0 12-8 0-9-8-9-12-9h-106v-107c0-4 0-12-8-12-9 0-9 8-9 12v107h-107c-4 0-12 0-12 9 0 8 8 8 12 8h107v106c0 4 0 13 9 13 8 0 8-7 8-13z">
            <text:p/>
          </draw:path>
          <draw:path draw:style-name="gr3" draw:text-style-name="P7" draw:layer="layout" svg:width="0.126cm" svg:height="0.229cm" svg:x="10.422cm" svg:y="3.027cm" svg:viewBox="0 0 127 230" svg:d="M78 10c0-10-1-10-10-10-22 21-53 22-68 22v13c8 0 31 0 50-10v177c0 11 0 15-34 15h-14v13c7 0 50-2 62-2 11 0 55 2 63 2v-13h-14c-35 0-35-4-35-15z">
            <text:p/>
          </draw:path>
          <draw:polygon draw:style-name="gr3" draw:text-style-name="P7" draw:layer="layout" svg:width="1.142cm" svg:height="0.02cm" svg:x="9.51cm" svg:y="3.634cm" svg:viewBox="0 0 1143 21" draw:points="572,21 0,21 0,0 1143,0 1143,21">
            <text:p/>
          </draw:polygon>
          <draw:path draw:style-name="gr3" draw:text-style-name="P7" draw:layer="layout" svg:width="0.267cm" svg:height="0.223cm" svg:x="9.525cm" svg:y="3.887cm" svg:viewBox="0 0 268 224" svg:d="M29 189c-1 8-4 19-4 22 0 9 6 13 14 13 6 0 15-4 18-13 1-2 7-25 10-37l10-45c4-10 7-21 9-33 2-9 6-23 6-24 8-16 33-61 80-61 23 0 27 18 27 35 0 30-23 94-31 114-4 12-6 18-6 24 0 23 18 40 41 40 47 0 65-72 65-76 0-5-5-5-6-5-6 0-6 1-8 9-10 34-26 61-50 61-8 0-11-5-11-16 0-12 4-25 9-36 9-25 29-80 29-108 0-33-22-53-56-53-45 0-70 31-78 43-2-27-22-43-45-43s-32 19-37 28c-8 17-15 46-15 48 0 5 4 5 6 5 5 0 5 0 9-12 7-34 17-58 35-58 10 0 16 6 16 23 0 10-2 15-8 41z">
            <text:p/>
          </draw:path>
          <draw:path draw:style-name="gr3" draw:text-style-name="P7" draw:layer="layout" svg:width="0.327cm" svg:height="0.328cm" svg:x="9.942cm" svg:y="3.818cm" svg:viewBox="0 0 328 329" svg:d="M175 175h137c7 0 16 0 16-10s-9-10-16-10h-137v-138c0-8 0-17-10-17s-10 9-10 17v138h-138c-8 0-17 0-17 10s9 10 17 10h138v137c0 7 0 17 10 17s10-10 10-17z">
            <text:p/>
          </draw:path>
          <draw:path draw:style-name="gr3" draw:text-style-name="P7" draw:layer="layout" svg:width="0.163cm" svg:height="0.328cm" svg:x="10.451cm" svg:y="3.777cm" svg:viewBox="0 0 164 329" svg:d="M102 12c0-11 0-12-11-12-32 31-75 31-91 31v16c10 0 39 0 65-13v256c0 18-1 24-46 24h-16v15c17-2 61-2 80-2 20 0 63 0 81 2v-15h-16c-45 0-46-6-46-24z">
            <text:p/>
          </draw:path>
          <draw:path draw:style-name="gr3" draw:text-style-name="P7" draw:layer="layout" svg:width="0.327cm" svg:height="0.328cm" svg:x="11.013cm" svg:y="3.481cm" svg:viewBox="0 0 328 329" svg:d="M175 175h137c7 0 16 0 16-10s-9-10-16-10h-137v-138c0-8 0-17-10-17s-10 9-10 17v138h-138c-8 0-17 0-17 10s9 10 17 10h138v137c0 7 0 17 10 17s10-10 10-17z">
            <text:p/>
          </draw:path>
          <draw:path draw:style-name="gr3" draw:text-style-name="P7" draw:layer="layout" svg:width="0.192cm" svg:height="0.223cm" svg:x="11.661cm" svg:y="3.55cm" svg:viewBox="0 0 193 224" svg:d="M176 30c-8 0-15 0-23 8-7 7-9 16-9 19 0 11 9 17 20 17 14 0 28-11 28-31 0-25-24-43-60-43-66 0-132 71-132 140 0 45 29 84 81 84 70 0 112-53 112-58 0-4-4-7-6-7-3 0-4 1-7 6-39 48-93 48-99 48-31 0-44-24-44-54 0-20 10-68 27-99 14-28 42-49 69-49 17 0 36 6 43 19z">
            <text:p/>
          </draw:path>
        </draw:g>
        <draw:g xml:id="id12" draw:id="id12">
          <svg:title>TexMaths</svg:title>
          <svg:desc>14§display§\int \frac{1}{\sqrt{x}} \ dx§svg§600§FALSE§</svg:desc>
          <draw:polygon draw:style-name="gr2" draw:text-style-name="P6" draw:layer="layout" svg:width="2.014cm" svg:height="1.078cm" svg:x="3.413cm" svg:y="4.354cm" svg:viewBox="0 0 2015 1079" draw:points="1007,1079 0,1079 0,0 2015,0 2015,1079">
            <text:p/>
          </draw:polygon>
          <draw:path draw:style-name="gr3" draw:text-style-name="P7" draw:layer="layout" svg:width="0.437cm" svg:height="1.093cm" svg:x="3.416cm" svg:y="4.329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8 36-31 129-71 129-18 0-29-12-30-12z">
            <text:p/>
          </draw:path>
          <draw:path draw:style-name="gr3" draw:text-style-name="P7" draw:layer="layout" svg:width="0.163cm" svg:height="0.328cm" svg:x="4.288cm" svg:y="4.338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691cm" svg:height="0.02cm" svg:x="4.021cm" svg:y="4.866cm" svg:viewBox="0 0 692 21" draw:points="346,21 0,21 0,0 692,0 692,21">
            <text:p/>
          </draw:polygon>
          <draw:path draw:style-name="gr3" draw:text-style-name="P7" draw:layer="layout" svg:width="0.384cm" svg:height="0.492cm" svg:x="4.057cm" svg:y="4.964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0.281cm" svg:height="0.02cm" svg:x="4.431cm" svg:y="4.964cm" svg:viewBox="0 0 282 21" draw:points="141,21 0,21 0,0 282,0 282,21">
            <text:p/>
          </draw:polygon>
          <draw:path draw:style-name="gr3" draw:text-style-name="P7" draw:layer="layout" svg:width="0.245cm" svg:height="0.223cm" svg:x="4.446cm" svg:y="5.121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1-35 53-38 5 19 23 38 53 38 51 0 79-64 79-76 0-5-5-5-6-5-4 0-5 2-7 5-15 54-50 65-66 65-19 0-27-16-27-33 0-11 4-21 9-43z">
            <text:p/>
          </draw:path>
          <draw:path draw:style-name="gr3" draw:text-style-name="P7" draw:layer="layout" svg:width="0.234cm" svg:height="0.347cm" svg:x="4.956cm" svg:y="4.657cm" svg:viewBox="0 0 235 348" svg:d="M235 6c0-2 0-6-6-6-7 0-54 4-63 6-4 0-7 2-7 9 0 6 5 6 12 6 24 0 25 4 25 8l-2 10-29 117c-9-18-24-32-46-32-57 0-119 73-119 145 0 47 27 79 66 79 10 0 35-2 64-37 4 21 21 37 45 37 18 0 29-11 37-28 8-16 14-47 14-48 0-5-4-5-5-5-6 0-6 2-7 9-9 32-18 61-38 61-14 0-15-12-15-22 0-13 1-16 4-24zM132 283c-2 9-2 10-10 19-21 27-41 35-55 35-24 0-32-27-32-46 0-24 15-86 28-108 14-30 37-47 57-47 31 0 39 40 39 43 0 2-1 6-2 8z">
            <text:p/>
          </draw:path>
          <draw:path draw:style-name="gr3" draw:text-style-name="P7" draw:layer="layout" svg:width="0.245cm" svg:height="0.223cm" svg:x="5.207cm" svg:y="4.782cm" svg:viewBox="0 0 246 224" svg:d="M151 69c2-13 14-58 48-58 3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</draw:g>
        <draw:g xml:id="id13" draw:id="id13">
          <svg:title>TexMaths</svg:title>
          <svg:desc>22§display§2 \sqrt{x} \ + \ c§svg§600§FALSE§</svg:desc>
          <draw:polygon draw:style-name="gr2" draw:text-style-name="P6" draw:layer="layout" svg:width="3.189cm" svg:height="0.696cm" svg:x="9.506cm" svg:y="4.566cm" svg:viewBox="0 0 3190 697" draw:points="1595,697 0,697 0,0 3190,0 3190,697">
            <text:p/>
          </draw:polygon>
          <draw:path draw:style-name="gr3" draw:text-style-name="P7" draw:layer="layout" svg:width="0.309cm" svg:height="0.516cm" svg:x="9.506cm" svg:y="4.63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605cm" svg:height="0.773cm" svg:x="9.911cm" svg:y="4.527cm" svg:viewBox="0 0 606 774" svg:d="M245 693l-136-301c-5-12-10-12-12-12 0 0-5 0-13 5l-73 57c-11 7-11 10-11 12 0 3 2 9 7 9s19-11 26-18c6-3 18-12 25-18l153 335c6 12 11 12 18 12 10 0 12-4 19-14l352-728c6-13 6-14 6-16 0-9-8-16-16-16-7 0-13 4-18 16z">
            <text:p/>
          </draw:path>
          <draw:polygon draw:style-name="gr3" draw:text-style-name="P7" draw:layer="layout" svg:width="0.443cm" svg:height="0.032cm" svg:x="10.499cm" svg:y="4.527cm" svg:viewBox="0 0 444 33" draw:points="222,33 0,33 0,0 444,0 444,33">
            <text:p/>
          </draw:polygon>
          <draw:path draw:style-name="gr3" draw:text-style-name="P7" draw:layer="layout" svg:width="0.386cm" svg:height="0.351cm" svg:x="10.522cm" svg:y="4.8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1.414cm" svg:y="4.70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433cm" svg:y="4.81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15" draw:id="id15">
          <svg:title>TexMaths</svg:title>
          <svg:desc>22§display§\smallint \sin x \ dx§svg§600§FALSE§</svg:desc>
          <draw:polygon draw:style-name="gr2" draw:text-style-name="P6" draw:layer="layout" svg:width="3.048cm" svg:height="0.644cm" svg:x="3.609cm" svg:y="5.863cm" svg:viewBox="0 0 3049 645" draw:points="1524,645 0,645 0,0 3049,0 3049,645">
            <text:p/>
          </draw:polygon>
          <draw:path draw:style-name="gr3" draw:text-style-name="P7" draw:layer="layout" svg:width="0.323cm" svg:height="0.721cm" svg:x="3.613cm" svg:y="5.824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4.134cm" svg:y="6.03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4.438cm" svg:y="5.861cm" svg:viewBox="0 0 167 519" svg:d="M113 176l-109 9v25c51 0 58 3 58 42v208c0 35-9 35-62 35v24c25-1 67-1 86-1 27 0 55 0 81 1v-24c-51 0-54-4-54-34zM116 41c0-25-19-41-42-41-25 0-41 21-41 41 0 21 16 42 41 42 23 0 42-18 42-42z">
            <text:p/>
          </draw:path>
          <draw:path draw:style-name="gr3" draw:text-style-name="P7" draw:layer="layout" svg:width="0.39cm" svg:height="0.342cm" svg:x="4.651cm" svg:y="6.03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5.207cm" svg:y="6.0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4 60 80 0 124-100 124-120 0-7-7-7-9-7-7 0-9 2-11 7-24 85-79 103-104 103-30 0-42-25-42-51 0-18 5-34 14-69z">
            <text:p/>
          </draw:path>
          <draw:path draw:style-name="gr3" draw:text-style-name="P7" draw:layer="layout" svg:width="0.369cm" svg:height="0.547cm" svg:x="5.917cm" svg:y="5.842cm" svg:viewBox="0 0 370 548" svg:d="M370 9c0-2 0-9-11-9-10 0-84 7-99 9-5 0-10 3-10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6.311cm" svg:y="6.0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16" draw:id="id16">
          <svg:title>TexMaths</svg:title>
          <svg:desc>22§display§- \cos x \ + \ c§svg§600§FALSE§</svg:desc>
          <draw:polygon draw:style-name="gr2" draw:text-style-name="P6" draw:layer="layout" svg:width="4.052cm" svg:height="0.437cm" svg:x="9.506cm" svg:y="5.967cm" svg:viewBox="0 0 4053 438" draw:points="2028,438 0,438 0,0 4053,0 4053,438">
            <text:p/>
          </draw:polygon>
          <draw:path draw:style-name="gr3" draw:text-style-name="P7" draw:layer="layout" svg:width="0.472cm" svg:height="0.032cm" svg:x="9.531cm" svg:y="6.171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224cm" svg:y="6.032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562cm" svg:y="6.032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953cm" svg:y="6.032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1.384cm" svg:y="6.0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5-79 102-104 102-30 0-42-25-42-51 0-17 5-33 14-68z">
            <text:p/>
          </draw:path>
          <draw:path draw:style-name="gr3" draw:text-style-name="P7" draw:layer="layout" svg:width="0.515cm" svg:height="0.516cm" svg:x="12.276cm" svg:y="5.9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295cm" svg:y="6.037cm" svg:viewBox="0 0 303 352" svg:d="M276 47c-12 0-23 0-35 13-12 10-14 24-14 30 0 17 14 26 30 26 23 0 44-18 44-49 0-39-37-67-93-67-104 0-208 111-208 220 0 70 46 132 127 132 111 0 176-83 176-92 0-5-6-10-9-10-5 0-5 1-11 9-61 75-146 75-156 75-48 0-69-37-69-84 0-32 16-108 42-155 23-44 67-77 109-77 27 0 57 8 67 29z">
            <text:p/>
          </draw:path>
        </draw:g>
        <draw:g xml:id="id18" draw:id="id18">
          <svg:title>TexMaths</svg:title>
          <svg:desc>22§display§\smallint \cos x \ dx§svg§600§FALSE§</svg:desc>
          <draw:polygon draw:style-name="gr2" draw:text-style-name="P6" draw:layer="layout" svg:width="3.132cm" svg:height="0.644cm" svg:x="3.61cm" svg:y="7.163cm" svg:viewBox="0 0 3133 645" draw:points="1568,645 0,645 0,0 3133,0 3133,645">
            <text:p/>
          </draw:polygon>
          <draw:path draw:style-name="gr3" draw:text-style-name="P7" draw:layer="layout" svg:width="0.323cm" svg:height="0.721cm" svg:x="3.614cm" svg:y="7.124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295cm" svg:height="0.356cm" svg:x="4.134cm" svg:y="7.332cm" svg:viewBox="0 0 296 357" svg:d="M65 180c0-127 63-161 104-161 7 0 56 0 84 29-31 3-37 26-37 37 0 19 14 35 36 35 21 0 37-14 37-37 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474cm" svg:y="7.332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864cm" svg:y="7.332cm" svg:viewBox="0 0 255 357" svg:d="M135 197c18 4 81 16 81 72 0 39-26 71-88 71-65 0-93-44-107-111-2-9-3-12-10-12-11 0-11 5-11 19v102c0 14 0 19 9 19 3 0 5-1 19-15 2-2 2-4 16-18 33 32 69 33 84 33 90 0 127-52 127-109 0-40-25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386cm" svg:height="0.351cm" svg:x="5.294cm" svg:y="7.335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81-54 83-60 9 30 37 60 84 60 79 0 123-100 123-120 0-7-7-7-8-7-7 0-9 2-11 7-25 85-79 103-104 103-30 0-42-25-42-51 0-18 5-34 14-69z">
            <text:p/>
          </draw:path>
          <draw:path draw:style-name="gr3" draw:text-style-name="P7" draw:layer="layout" svg:width="0.368cm" svg:height="0.547cm" svg:x="6.003cm" svg:y="7.142cm" svg:viewBox="0 0 369 548" svg:d="M369 9c0-2 0-9-10-9-11 0-85 7-99 9-5 0-10 3-10 14 0 10 7 10 19 10 37 0 39 6 39 13l-2 16-47 183c-14-28-37-50-73-50-89 0-186 115-186 228 0 74 42 125 104 125 16 0 54-4 100-58 7 31 34 58 70 58 29 0 46-18 59-44 12-27 22-74 22-76 0-9-7-9-8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6.395cm" svg:y="7.335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4 51 51 0 79-54 81-60 9 30 37 60 84 60 79 0 123-100 123-120 0-7-7-7-8-7-7 0-9 2-11 7-25 85-77 103-104 103-30 0-42-25-42-51 0-18 5-34 14-69z">
            <text:p/>
          </draw:path>
        </draw:g>
        <draw:g xml:id="id19" draw:id="id19">
          <svg:title>TexMaths</svg:title>
          <svg:desc>22§display§\sin x \ + \ c§svg§600§FALSE§</svg:desc>
          <draw:polygon draw:style-name="gr2" draw:text-style-name="P6" draw:layer="layout" svg:width="3.235cm" svg:height="0.505cm" svg:x="9.522cm" svg:y="7.268cm" svg:viewBox="0 0 3236 506" draw:points="1619,506 0,506 0,0 3236,0 3236,506">
            <text:p/>
          </draw:polygon>
          <draw:path draw:style-name="gr3" draw:text-style-name="P7" draw:layer="layout" svg:width="0.254cm" svg:height="0.357cm" svg:x="9.508cm" svg:y="7.4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9.814cm" svg:y="7.22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43cm" svg:x="10.027cm" svg:y="7.405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0.583cm" svg:y="7.40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9-30-29c-23 0-42 22-42 46 0 36 39 51 72 51 53 0 81-54 83-59 9 29 37 59 83 59 81 0 125-100 125-119 0-7-8-7-9-7-7 0-9 1-11 7-24 84-79 102-104 102-30 0-42-25-42-51 0-18 5-34 14-69z">
            <text:p/>
          </draw:path>
          <draw:path draw:style-name="gr3" draw:text-style-name="P7" draw:layer="layout" svg:width="0.515cm" svg:height="0.517cm" svg:x="11.476cm" svg:y="7.296cm" svg:viewBox="0 0 516 518" svg:d="M275 275h216c11 0 25 0 25-16s-14-16-25-16h-216v-217c0-12 0-26-16-26s-16 14-16 26v217h-217c-12 0-26 0-26 16s14 16 26 16h217v217c0 10 0 26 16 26s16-16 16-26z">
            <text:p/>
          </draw:path>
          <draw:path draw:style-name="gr3" draw:text-style-name="P7" draw:layer="layout" svg:width="0.302cm" svg:height="0.351cm" svg:x="12.496cm" svg:y="7.405cm" svg:viewBox="0 0 303 352" svg:d="M276 48c-12 0-23 0-35 12-12 10-14 25-14 30 0 17 14 26 30 26 23 0 44-17 44-49 0-39-37-67-93-67-104 0-208 111-208 220 0 71 46 132 127 132 111 0 176-82 176-91 0-6-6-11-9-11-5 0-7 2-11 9-61 76-146 76-156 76-48 0-69-37-69-85 0-32 16-107 42-155 23-44 67-77 109-77 27 0 57 8 67 30z">
            <text:p/>
          </draw:path>
        </draw:g>
        <draw:g xml:id="id21" draw:id="id21">
          <svg:title>TexMaths</svg:title>
          <svg:desc>22§display§\smallint \sec^2 x \ dx§svg§600§FALSE§</svg:desc>
          <draw:polygon draw:style-name="gr2" draw:text-style-name="P6" draw:layer="layout" svg:width="3.438cm" svg:height="0.769cm" svg:x="3.611cm" svg:y="8.464cm" svg:viewBox="0 0 3439 770" draw:points="1720,770 0,770 0,0 3439,0 3439,770">
            <text:p/>
          </draw:polygon>
          <draw:path draw:style-name="gr3" draw:text-style-name="P7" draw:layer="layout" svg:width="0.323cm" svg:height="0.721cm" svg:x="3.615cm" svg:y="8.55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4.136cm" svg:y="8.75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436cm" svg:y="8.758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295cm" svg:height="0.356cm" svg:x="4.785cm" svg:y="8.7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24cm" svg:height="0.36cm" svg:x="5.135cm" svg:y="8.42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5.6cm" svg:y="8.76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369cm" svg:height="0.547cm" svg:x="6.308cm" svg:y="8.568cm" svg:viewBox="0 0 370 548" svg:d="M370 9c0-2 0-9-11-9-10 0-84 7-99 9-5 0-10 3-10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6.702cm" svg:y="8.76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</draw:g>
        <draw:g xml:id="id22" draw:id="id22">
          <svg:title>TexMaths</svg:title>
          <svg:desc>22§display§\tan x \ + \ c§svg§600§FALSE§</svg:desc>
          <draw:polygon draw:style-name="gr2" draw:text-style-name="P6" draw:layer="layout" svg:width="3.405cm" svg:height="0.463cm" svg:x="9.534cm" svg:y="8.568cm" svg:viewBox="0 0 3406 464" draw:points="1702,464 0,464 0,0 3406,0 3406,464">
            <text:p/>
          </draw:polygon>
          <draw:path draw:style-name="gr3" draw:text-style-name="P7" draw:layer="layout" svg:width="0.244cm" svg:height="0.484cm" svg:x="9.509cm" svg:y="8.529cm" svg:viewBox="0 0 245 485" svg:d="M120 167h111v-25h-111v-142h-20c0 63-24 146-100 149v18h67v212c0 97 72 106 100 106 55 0 78-55 78-106v-44h-21v44c0 57-23 86-52 86-52 0-52-70-52-84z">
            <text:p/>
          </draw:path>
          <draw:path draw:style-name="gr3" draw:text-style-name="P7" draw:layer="layout" svg:width="0.349cm" svg:height="0.356cm" svg:x="9.828cm" svg:y="8.657cm" svg:viewBox="0 0 350 357" svg:d="M225 288c4 32 25 63 62 63 16 0 63-10 63-73v-43h-19v43c0 45-19 50-28 50-25 0-28-35-28-38v-157c0-31 0-61-29-91-30-30-68-42-107-42-63 0-116 37-116 88 0 23 16 37 35 37 21 0 35-16 35-37 0-9-3-35-38-35 21-27 58-35 84-35 37 0 81 29 81 98v30c-39 2-93 3-143 26-58 26-77 67-77 102 0 63 76 83 125 83 51 0 86-32 100-69zM220 162v77c0 74-55 100-90 100-38 0-70-28-70-67 0-42 33-107 160-110z">
            <text:p/>
          </draw:path>
          <draw:path draw:style-name="gr3" draw:text-style-name="P7" draw:layer="layout" svg:width="0.39cm" svg:height="0.342cm" svg:x="10.208cm" svg:y="8.66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cm" svg:x="10.764cm" svg:y="8.662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2 51 53 0 79-54 83-59 9 29 37 59 83 59 81 0 125-100 125-119 0-7-7-7-9-7-7 0-9 2-11 7-24 84-79 102-104 102-30 0-42-25-42-51 0-18 5-34 14-69z">
            <text:p/>
          </draw:path>
          <draw:path draw:style-name="gr3" draw:text-style-name="P7" draw:layer="layout" svg:width="0.515cm" svg:height="0.515cm" svg:x="11.656cm" svg:y="8.554cm" svg:viewBox="0 0 516 516" svg:d="M275 274h216c11 0 25 0 25-16s-14-16-25-16h-216v-216c0-12 0-26-16-26s-16 14-16 26v216h-217c-12 0-26 0-26 16s14 16 26 16h217v216c0 11 0 26 16 26s16-15 16-26z">
            <text:p/>
          </draw:path>
          <draw:path draw:style-name="gr3" draw:text-style-name="P7" draw:layer="layout" svg:width="0.302cm" svg:height="0.35cm" svg:x="12.675cm" svg:y="8.662cm" svg:viewBox="0 0 303 351" svg:d="M276 47c-12 0-23 0-35 13-12 10-14 24-14 30 0 17 14 26 30 26 23 0 44-18 44-49 0-39-37-67-93-67-104 0-208 111-208 220 0 70 46 131 127 131 111 0 176-82 176-91 0-5-6-11-9-11-5 0-7 2-11 9-61 76-146 76-156 76-48 0-69-37-69-85 0-31 16-107 42-154 23-44 67-77 109-77 27 0 57 8 67 29z">
            <text:p/>
          </draw:path>
        </draw:g>
        <draw:g xml:id="id24" draw:id="id24">
          <svg:title>TexMaths</svg:title>
          <svg:desc>22§display§\smallint \text {cosec}^2  x \ dx§svg§600§FALSE§</svg:desc>
          <draw:polygon draw:style-name="gr2" draw:text-style-name="P6" draw:layer="layout" svg:width="4.039cm" svg:height="0.769cm" svg:x="3.612cm" svg:y="9.764cm" svg:viewBox="0 0 4040 770" draw:points="2020,770 0,770 0,0 4040,0 4040,770">
            <text:p/>
          </draw:polygon>
          <draw:path draw:style-name="gr3" draw:text-style-name="P7" draw:layer="layout" svg:width="0.323cm" svg:height="0.721cm" svg:x="3.616cm" svg:y="9.85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295cm" svg:height="0.356cm" svg:x="4.136cm" svg:y="10.0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476cm" svg:y="10.058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867cm" svg:y="10.058cm" svg:viewBox="0 0 255 357" svg:d="M135 197c18 4 81 16 81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3cm" svg:height="0.356cm" svg:x="5.168cm" svg:y="10.058cm" svg:viewBox="0 0 301 357" svg:d="M65 153c5-116 70-135 97-135 79 0 88 104 88 135zM65 169h217c17 0 19 0 19-16 0-77-42-153-139-153-90 0-162 79-162 178 0 104 81 179 171 179 95 0 130-86 130-102 0-7-5-8-11-8-7 0-8 5-8 10-29 81-99 81-106 81-39 0-70-25-88-53-23-37-23-88-23-116z">
            <text:p/>
          </draw:path>
          <draw:path draw:style-name="gr3" draw:text-style-name="P7" draw:layer="layout" svg:width="0.295cm" svg:height="0.356cm" svg:x="5.514cm" svg:y="10.0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24cm" svg:height="0.36cm" svg:x="5.866cm" svg:y="9.72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6.202cm" svg:y="10.061cm" svg:viewBox="0 0 387 352" svg:d="M238 109c3-21 21-91 75-91 4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79-54 83-60 9 30 37 60 83 60 81 0 124-100 124-120 0-7-7-7-8-7-7 0-9 2-11 7-26 85-79 103-104 103-30 0-42-25-42-51 0-18 5-34 14-69z">
            <text:p/>
          </draw:path>
          <draw:path draw:style-name="gr3" draw:text-style-name="P7" draw:layer="layout" svg:width="0.369cm" svg:height="0.547cm" svg:x="6.91cm" svg:y="9.868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7.304cm" svg:y="10.061cm" svg:viewBox="0 0 387 352" svg:d="M238 109c3-21 21-91 75-91 6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81-54 83-60 9 30 37 60 83 60 81 0 124-100 124-120 0-7-7-7-8-7-7 0-9 2-11 7-24 85-79 103-104 103-30 0-42-25-42-51 0-18 5-34 14-69z">
            <text:p/>
          </draw:path>
        </draw:g>
        <draw:g xml:id="id25" draw:id="id25">
          <svg:title>TexMaths</svg:title>
          <svg:desc>22§display§- \cot x \ + \ c§svg§600§FALSE§</svg:desc>
          <draw:polygon draw:style-name="gr2" draw:text-style-name="P6" draw:layer="layout" svg:width="4.048cm" svg:height="0.463cm" svg:x="9.508cm" svg:y="9.868cm" svg:viewBox="0 0 4049 464" draw:points="2024,464 0,464 0,0 4049,0 4049,464">
            <text:p/>
          </draw:polygon>
          <draw:path draw:style-name="gr3" draw:text-style-name="P7" draw:layer="layout" svg:width="0.472cm" svg:height="0.032cm" svg:x="9.533cm" svg:y="10.096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226cm" svg:y="9.957cm" svg:viewBox="0 0 296 357" svg:d="M65 179c0-126 63-160 104-160 7 0 56 0 84 28-31 4-37 27-37 37 0 20 15 35 36 35s37-14 37-36c0-53-60-83-120-83-97 0-169 84-169 179 0 100 77 178 167 178 104 0 129-94 129-102 0-7-7-7-9-7-7 0-9 3-11 7-23 72-74 82-102 82-40 0-109-33-109-158z">
            <text:p/>
          </draw:path>
          <draw:path draw:style-name="gr3" draw:text-style-name="P7" draw:layer="layout" svg:width="0.344cm" svg:height="0.356cm" svg:x="10.564cm" svg:y="9.957cm" svg:viewBox="0 0 345 357" svg:d="M345 181c0-98-79-181-173-181-96 0-172 84-172 181 0 100 81 176 172 176 94 0 173-78 173-176zM172 337c-33 0-66-17-88-52-19-34-19-81-19-109 0-30 0-72 18-107 21-36 58-51 89-51 34 0 67 15 87 49 21 33 21 79 21 109 0 28 0 70-18 103-16 35-51 58-90 58z">
            <text:p/>
          </draw:path>
          <draw:path draw:style-name="gr3" draw:text-style-name="P7" draw:layer="layout" svg:width="0.244cm" svg:height="0.484cm" svg:x="10.944cm" svg:y="9.829cm" svg:viewBox="0 0 245 485" svg:d="M120 167h111v-25h-111v-142h-20c0 63-24 146-100 149v18h67v212c0 97 72 106 100 106 55 0 78-55 78-106v-44h-22v44c0 57-22 86-51 86-52 0-52-70-52-84z">
            <text:p/>
          </draw:path>
          <draw:path draw:style-name="gr3" draw:text-style-name="P7" draw:layer="layout" svg:width="0.386cm" svg:height="0.35cm" svg:x="11.382cm" svg:y="9.962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4 51 51 0 79-54 81-59 9 29 37 59 84 59 80 0 124-100 124-119 0-7-8-7-9-7-7 0-9 2-11 7-24 84-77 102-104 102-30 0-42-25-42-51 0-18 5-34 14-69z">
            <text:p/>
          </draw:path>
          <draw:path draw:style-name="gr3" draw:text-style-name="P7" draw:layer="layout" svg:width="0.515cm" svg:height="0.515cm" svg:x="12.274cm" svg:y="9.854cm" svg:viewBox="0 0 516 516" svg:d="M275 274h216c11 0 25 0 25-16s-14-16-25-16h-216v-216c0-12 0-26-16-26s-16 14-16 26v216h-217c-12 0-26 0-26 16s14 16 26 16h217v216c0 11 0 26 16 26s16-15 16-26z">
            <text:p/>
          </draw:path>
          <draw:path draw:style-name="gr3" draw:text-style-name="P7" draw:layer="layout" svg:width="0.302cm" svg:height="0.35cm" svg:x="13.293cm" svg:y="9.962cm" svg:viewBox="0 0 303 351" svg:d="M276 47c-12 0-23 0-35 13-12 10-14 24-14 30 0 17 14 26 30 26 23 0 44-18 44-49 0-39-37-67-93-67-104 0-208 111-208 220 0 70 46 131 127 131 111 0 176-82 176-91 0-5-6-11-9-11-5 0-7 2-11 9-61 76-146 76-156 76-48 0-69-37-69-85 0-31 16-107 42-154 23-44 67-77 109-77 27 0 57 8 67 29z">
            <text:p/>
          </draw:path>
        </draw:g>
        <draw:g xml:id="id27" draw:id="id27">
          <svg:title>TexMaths</svg:title>
          <svg:desc>22§display§\smallint \sec x \tan x \ dx§svg§600§FALSE§</svg:desc>
          <draw:polygon draw:style-name="gr2" draw:text-style-name="P6" draw:layer="layout" svg:width="4.908cm" svg:height="0.644cm" svg:x="3.411cm" svg:y="11.064cm" svg:viewBox="0 0 4909 645" draw:points="2454,645 0,645 0,0 4909,0 4909,645">
            <text:p/>
          </draw:polygon>
          <draw:path draw:style-name="gr3" draw:text-style-name="P7" draw:layer="layout" svg:width="0.323cm" svg:height="0.721cm" svg:x="3.415cm" svg:y="11.025cm" svg:viewBox="0 0 324 722" svg:d="M294 32c-26 1-33 21-33 31 0 20 15 32 31 32s32-10 32-33c0-30-25-62-62-62-65 0-79 85-91 144-21 117-37 215-50 351-3 40-8 84-14 121-7 58-19 90-47 90-12 0-25-9-30-16 26 0 33-19 33-31 0-18-15-30-31-30s-32 8-32 31c0 30 25 62 62 62 65 0 79-83 91-146 21-111 37-210 49-347 4-42 9-86 15-123 7-58 19-88 47-88 14 0 25 7 30 14z">
            <text:p/>
          </draw:path>
          <draw:path draw:style-name="gr3" draw:text-style-name="P7" draw:layer="layout" svg:width="0.254cm" svg:height="0.356cm" svg:x="3.936cm" svg:y="11.233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237cm" svg:y="11.233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295cm" svg:height="0.356cm" svg:x="4.585cm" svg:y="11.233cm" svg:viewBox="0 0 296 357" svg:d="M65 180c0-127 63-161 104-161 7 0 56 0 84 29-31 3-36 26-36 37 0 19 14 35 35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86cm" svg:height="0.351cm" svg:x="5.053cm" svg:y="11.236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7 103-104 103-30 0-42-25-42-51 0-18 5-34 14-69z">
            <text:p/>
          </draw:path>
          <draw:path draw:style-name="gr3" draw:text-style-name="P7" draw:layer="layout" svg:width="0.244cm" svg:height="0.485cm" svg:x="5.617cm" svg:y="11.102cm" svg:viewBox="0 0 245 486" svg:d="M120 167h111v-24h-111v-143h-20c0 63-24 146-100 150v17h67v213c0 97 72 106 100 106 55 0 78-55 78-106v-44h-21v44c0 57-23 87-51 87-53 0-53-71-53-85z">
            <text:p/>
          </draw:path>
          <draw:path draw:style-name="gr3" draw:text-style-name="P7" draw:layer="layout" svg:width="0.349cm" svg:height="0.356cm" svg:x="5.935cm" svg:y="11.233cm" svg:viewBox="0 0 350 357" svg:d="M225 289c4 31 25 63 62 63 16 0 63-10 63-74v-42h-19v42c0 46-19 51-28 51-25 0-28-35-28-38v-157c0-32 0-62-29-92s-68-42-107-42c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6.314cm" svg:y="11.236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6.87cm" svg:y="11.236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369cm" svg:height="0.547cm" svg:x="7.577cm" svg:y="11.043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7.972cm" svg:y="11.236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81-54 83-60 9 30 37 60 84 60 80 0 124-100 124-120 0-7-7-7-9-7-7 0-9 2-11 7-24 85-79 103-104 103-30 0-42-25-42-51 0-18 5-34 14-69z">
            <text:p/>
          </draw:path>
        </draw:g>
        <draw:g xml:id="id28" draw:id="id28">
          <svg:title>TexMaths</svg:title>
          <svg:desc>22§display§\sec x \ + \ c§svg§600§FALSE§</svg:desc>
          <draw:polygon draw:style-name="gr2" draw:text-style-name="P6" draw:layer="layout" svg:width="3.279cm" svg:height="0.437cm" svg:x="9.723cm" svg:y="11.168cm" svg:viewBox="0 0 3280 438" draw:points="1640,438 0,438 0,0 3280,0 3280,438">
            <text:p/>
          </draw:polygon>
          <draw:path draw:style-name="gr3" draw:text-style-name="P7" draw:layer="layout" svg:width="0.254cm" svg:height="0.356cm" svg:x="9.709cm" svg:y="11.233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0.012cm" svg:y="11.233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0.358cm" svg:y="11.233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86cm" svg:height="0.351cm" svg:x="10.828cm" svg:y="11.2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8-7-9-7-7 0-9 2-11 7-24 85-79 102-104 102-30 0-42-25-42-51 0-17 5-33 14-68z">
            <text:p/>
          </draw:path>
          <draw:path draw:style-name="gr3" draw:text-style-name="P7" draw:layer="layout" svg:width="0.515cm" svg:height="0.516cm" svg:x="11.72cm" svg:y="11.12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739cm" svg:y="11.238cm" svg:viewBox="0 0 303 352" svg:d="M276 47c-12 0-23 0-35 13-12 10-14 24-14 30 0 17 14 26 30 26 23 0 44-18 44-49 0-39-37-67-93-67-104 0-208 111-208 220 0 70 46 132 127 132 111 0 176-83 176-92 0-5-6-10-9-10-5 0-7 1-11 9-61 75-146 75-156 75-48 0-69-37-69-84 0-32 16-108 42-155 23-44 67-77 109-77 27 0 57 8 67 29z">
            <text:p/>
          </draw:path>
        </draw:g>
        <draw:g xml:id="id30" draw:id="id30">
          <svg:title>TexMaths</svg:title>
          <svg:desc>22§display§\smallint \text {cosec }x \cot x \ dx§svg§600§FALSE§</svg:desc>
          <draw:polygon draw:style-name="gr2" draw:text-style-name="P6" draw:layer="layout" svg:width="5.68cm" svg:height="0.644cm" svg:x="3.312cm" svg:y="12.365cm" svg:viewBox="0 0 5681 645" draw:points="2841,645 0,645 0,0 5681,0 5681,645">
            <text:p/>
          </draw:polygon>
          <draw:path draw:style-name="gr3" draw:text-style-name="P7" draw:layer="layout" svg:width="0.323cm" svg:height="0.721cm" svg:x="3.316cm" svg:y="12.326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95cm" svg:height="0.356cm" svg:x="3.836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176cm" svg:y="12.534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567cm" svg:y="12.53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868cm" svg:y="12.534cm" svg:viewBox="0 0 301 357" svg:d="M65 153c5-116 71-135 97-135 79 0 88 104 88 135zM65 169h217c17 0 19 0 19-16 0-77-42-153-139-153-90 0-162 79-162 178 0 104 81 179 171 179 95 0 130-86 130-102 0-7-5-8-11-8-7 0-8 5-8 10-29 81-99 81-106 81-39 0-70-25-88-53-23-37-23-88-23-116z">
            <text:p/>
          </draw:path>
          <draw:path draw:style-name="gr3" draw:text-style-name="P7" draw:layer="layout" svg:width="0.295cm" svg:height="0.356cm" svg:x="5.215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86cm" svg:height="0.351cm" svg:x="5.813cm" svg:y="12.53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295cm" svg:height="0.356cm" svg:x="6.387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6.726cm" svg:y="12.534cm" svg:viewBox="0 0 345 357" svg:d="M345 181c0-98-79-181-173-181-96 0-172 85-172 181 0 101 81 176 172 176 94 0 173-77 173-176zM172 338c-33 0-66-18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42cm" svg:height="0.485cm" svg:x="7.107cm" svg:y="12.40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86cm" svg:height="0.351cm" svg:x="7.543cm" svg:y="12.53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369cm" svg:height="0.547cm" svg:x="8.252cm" svg:y="12.344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8.645cm" svg:y="12.537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</draw:g>
        <draw:g xml:id="id31" draw:id="id31">
          <svg:title>TexMaths</svg:title>
          <svg:desc>22§display§- \text {cosec }x  +  c§svg§600§FALSE§</svg:desc>
          <draw:polygon draw:style-name="gr2" draw:text-style-name="P6" draw:layer="layout" svg:width="4.224cm" svg:height="0.437cm" svg:x="9.509cm" svg:y="12.469cm" svg:viewBox="0 0 4225 438" draw:points="2112,438 0,438 0,0 4225,0 4225,438">
            <text:p/>
          </draw:polygon>
          <draw:path draw:style-name="gr3" draw:text-style-name="P7" draw:layer="layout" svg:width="0.472cm" svg:height="0.032cm" svg:x="9.534cm" svg:y="12.673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099cm" svg:y="12.534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436cm" svg:y="12.534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827cm" svg:y="12.534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1.128cm" svg:y="12.534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1.476cm" svg:y="12.534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86cm" svg:height="0.351cm" svg:x="12.075cm" svg:y="12.5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8-7-9-7-7 0-9 2-11 7-24 85-77 102-104 102-30 0-42-25-42-51 0-17 5-33 14-68z">
            <text:p/>
          </draw:path>
          <draw:path draw:style-name="gr3" draw:text-style-name="P7" draw:layer="layout" svg:width="0.515cm" svg:height="0.516cm" svg:x="12.708cm" svg:y="12.4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47cm" svg:y="12.539cm" svg:viewBox="0 0 303 352" svg:d="M276 47c-12 0-23 0-35 13-12 10-14 24-14 30 0 17 14 26 30 26 23 0 44-18 44-49 0-39-37-67-93-67-104 0-208 111-208 220 0 70 46 132 127 132 111 0 176-83 176-92 0-5-6-10-9-10-5 0-5 1-11 9-61 75-146 75-156 75-48 0-69-37-69-84 0-32 16-108 42-155 23-44 67-77 109-77 27 0 57 8 67 29z">
            <text:p/>
          </draw:path>
        </draw:g>
        <draw:g xml:id="id33" draw:id="id33">
          <svg:title>TexMaths</svg:title>
          <svg:desc>22§display§\smallint (ax + b)^n \ dx§svg§600§FALSE§</svg:desc>
          <draw:polygon draw:style-name="gr2" draw:text-style-name="P6" draw:layer="layout" svg:width="4.549cm" svg:height="0.696cm" svg:x="3.609cm" svg:y="13.764cm" svg:viewBox="0 0 4550 697" draw:points="2276,697 0,697 0,0 4550,0 4550,697">
            <text:p/>
          </draw:polygon>
          <draw:path draw:style-name="gr3" draw:text-style-name="P7" draw:layer="layout" svg:width="0.323cm" svg:height="0.72cm" svg:x="3.613cm" svg:y="13.751cm" svg:viewBox="0 0 324 721" svg:d="M294 32c-26 1-33 21-33 31 0 20 15 32 31 32s32-11 32-33c0-30-25-62-62-62-65 0-79 84-91 144-21 116-37 215-50 350-3 41-8 85-14 122-7 58-19 89-47 89-12 0-25-8-30-15 26 0 33-20 33-32 0-18-15-30-31-30s-32 9-32 32c0 30 25 61 62 61 65 0 79-82 91-146 21-111 37-209 49-346 4-43 9-87 15-123 7-59 19-88 47-88 14 0 25 7 30 14z">
            <text:p/>
          </draw:path>
          <draw:path draw:style-name="gr3" draw:text-style-name="P7" draw:layer="layout" svg:width="0.18cm" svg:height="0.773cm" svg:x="4.054cm" svg:y="13.725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355cm" svg:height="0.351cm" svg:x="4.31cm" svg:y="13.962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1 17-33 33zM208 252c-4 14-4 14-16 28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4.711cm" svg:y="13.96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5.345cm" svg:y="13.85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6.112cm" svg:y="13.769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79-91 79-27 0-53-21-53-77 0-16 0-30 14-79z">
            <text:p/>
          </draw:path>
          <draw:path draw:style-name="gr3" draw:text-style-name="P7" draw:layer="layout" svg:width="0.18cm" svg:height="0.773cm" svg:x="6.452cm" svg:y="13.725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332cm" svg:height="0.245cm" svg:x="6.733cm" svg:y="13.746cm" svg:viewBox="0 0 333 246" svg:d="M40 206c-1 7-5 21-5 23 0 12 11 17 20 17 8 0 17-7 21-12 1-5 7-23 8-33 4-11 9-36 13-50 3-12 7-24 9-37 7-23 7-26 22-49 16-21 41-49 83-49 32 0 32 26 32 37 0 33-23 93-32 116-7 16-9 21-9 30 0 28 25 47 51 47 55 0 80-75 80-84 0-7-7-7-9-7-7 0-9 3-11 10-12 43-35 65-58 65-10 0-12-7-12-19s2-19 12-44c6-17 28-74 28-105 0-53-42-62-70-62-46 0-76 28-92 49-5-37-37-49-58-49-24 0-37 18-44 30-12 19-19 51-19 53 0 7 7 7 9 7 9 0 9-2 12-16 9-32 19-58 41-58 14 0 17 10 17 26 0 11-5 30-9 46-3 14-8 37-12 47z">
            <text:p/>
          </draw:path>
          <draw:path draw:style-name="gr3" draw:text-style-name="P7" draw:layer="layout" svg:width="0.369cm" svg:height="0.546cm" svg:x="7.418cm" svg:y="13.769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7.811cm" svg:y="13.962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34" draw:id="id34">
          <svg:title>TexMaths</svg:title>
          <svg:desc>14§display§\frac{(ax + b)^{n + 1}}{a(n + 1)} \ + \ c§svg§600§FALSE§</svg:desc>
          <draw:polygon draw:style-name="gr2" draw:text-style-name="P6" draw:layer="layout" svg:width="3.654cm" svg:height="1.151cm" svg:x="9.536cm" svg:y="13.454cm" svg:viewBox="0 0 3655 1152" draw:points="1827,1152 0,1152 0,0 3655,0 3655,1152">
            <text:p/>
          </draw:polygon>
          <draw:path draw:style-name="gr3" draw:text-style-name="P7" draw:layer="layout" svg:width="0.114cm" svg:height="0.491cm" svg:x="9.559cm" svg:y="13.467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3" draw:text-style-name="P7" draw:layer="layout" svg:width="0.225cm" svg:height="0.223cm" svg:x="9.722cm" svg:y="13.618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0 39 44 0 2-1 5-2 8z">
            <text:p/>
          </draw:path>
          <draw:path draw:style-name="gr3" draw:text-style-name="P7" draw:layer="layout" svg:width="0.245cm" svg:height="0.223cm" svg:x="9.977cm" svg:y="13.618cm" svg:viewBox="0 0 246 224" svg:d="M151 69c2-13 14-58 48-58 4 0 15 0 25 6-13 3-24 15-24 27 0 7 6 18 20 18 11 0 26-9 26-30 0-25-29-32-46-32-29 0-45 26-52 38-12-34-38-38-53-38-51 0-79 64-79 76 0 5 4 5 5 5 5 0 6 0 7-5 17-52 49-65 66-65 9 0 27 5 27 33 0 15-9 49-27 117-8 32-26 52-47 52-3 0-15 0-25-6 13-3 24-13 24-27 0-13-11-18-19-18-15 0-27 14-27 29 0 23 25 33 46 33 34 0 51-35 53-38 5 19 23 38 52 38 52 0 80-64 80-76 0-5-5-5-6-5-4 0-5 1-7 5-15 53-50 65-66 65-19 0-27-16-27-33 0-11 4-21 9-43z">
            <text:p/>
          </draw:path>
          <draw:path draw:style-name="gr3" draw:text-style-name="P7" draw:layer="layout" svg:width="0.327cm" svg:height="0.328cm" svg:x="10.38cm" svg:y="13.55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82cm" svg:height="0.347cm" svg:x="10.868cm" svg:y="13.495cm" svg:viewBox="0 0 183 348" svg:d="M95 6c0-2 0-6-7-6-11 0-47 4-60 4-3 2-9 2-9 11 0 6 5 6 11 6 25 0 26 4 26 8 0 3-4 20-8 30l-40 162c-6 24-8 32-8 50 0 46 26 77 63 77 58 0 120-74 120-144 0-46-27-80-67-80-22 0-43 15-58 30zM48 191c4-10 4-11 8-16 25-33 46-40 59-40 18 0 32 15 32 46 0 29-17 87-26 106-16 32-39 50-58 50-17 0-33-14-33-49 0-10 0-19 8-51z">
            <text:p/>
          </draw:path>
          <draw:path draw:style-name="gr3" draw:text-style-name="P7" draw:layer="layout" svg:width="0.114cm" svg:height="0.491cm" svg:x="11.085cm" svg:y="13.467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3" draw:text-style-name="P7" draw:layer="layout" svg:width="0.211cm" svg:height="0.156cm" svg:x="11.264cm" svg:y="13.506cm" svg:viewBox="0 0 212 157" svg:d="M26 131c-1 4-4 13-4 15 0 7 7 11 13 11 5 0 11-5 13-8 1-3 5-15 6-21 2-7 5-23 8-32 2-8 4-15 5-23 5-15 5-17 15-32 10-13 26-31 52-31 21 0 21 17 21 24 0 21-15 59-21 73-4 11-5 14-5 19 0 18 15 31 32 31 35 0 51-48 51-54 0-5-5-5-6-5-4 0-6 3-7 7-7 27-22 42-37 42-6 0-7-5-7-13s1-12 7-28c4-11 18-47 18-67 0-33-27-39-44-39-30 0-49 18-59 31-3-23-23-31-37-31-15 0-23 11-28 19-8 12-12 32-12 34 0 4 4 4 6 4 5 0 5-1 7-10 6-20 13-37 26-37 9 0 11 7 11 17 0 7-3 19-5 29-2 9-6 23-8 30z">
            <text:p/>
          </draw:path>
          <draw:path draw:style-name="gr3" draw:text-style-name="P7" draw:layer="layout" svg:width="0.253cm" svg:height="0.254cm" svg:x="11.515cm" svg:y="13.445cm" svg:viewBox="0 0 254 255" svg:d="M136 135h106c4 0 12 0 12-7 0-9-8-9-12-9h-106v-107c0-4 0-12-8-12-9 0-9 8-9 12v107h-107c-4 0-12 0-12 9 0 7 8 7 12 7h107v107c0 4 0 13 9 13 8 0 8-8 8-13z">
            <text:p/>
          </draw:path>
          <draw:path draw:style-name="gr3" draw:text-style-name="P7" draw:layer="layout" svg:width="0.126cm" svg:height="0.228cm" svg:x="11.831cm" svg:y="13.429cm" svg:viewBox="0 0 127 229" svg:d="M78 10c0-10-1-10-10-10-22 21-53 22-68 22v13c8 0 31 0 50-10v176c0 12 0 16-34 16h-14v12c7 0 50-1 62-1 11 0 55 1 63 1v-12h-14c-35 0-35-4-35-16z">
            <text:p/>
          </draw:path>
          <draw:polygon draw:style-name="gr3" draw:text-style-name="P7" draw:layer="layout" svg:width="2.502cm" svg:height="0.02cm" svg:x="9.511cm" svg:y="14.036cm" svg:viewBox="0 0 2503 21" draw:points="1252,21 0,21 0,0 2503,0 2503,21">
            <text:p/>
          </draw:polygon>
          <draw:path draw:style-name="gr3" draw:text-style-name="P7" draw:layer="layout" svg:width="0.225cm" svg:height="0.223cm" svg:x="9.89cm" svg:y="14.289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0 39 44 0 2-1 5-2 8z">
            <text:p/>
          </draw:path>
          <draw:path draw:style-name="gr3" draw:text-style-name="P7" draw:layer="layout" svg:width="0.114cm" svg:height="0.491cm" svg:x="10.179cm" svg:y="14.138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3" draw:text-style-name="P7" draw:layer="layout" svg:width="0.267cm" svg:height="0.223cm" svg:x="10.335cm" svg:y="14.289cm" svg:viewBox="0 0 268 224" svg:d="M29 189c-1 8-4 19-4 21 0 9 6 14 14 14 6 0 15-5 18-14 1-1 7-24 10-37l10-44c4-10 7-22 9-33 2-9 6-23 6-24 8-16 33-61 80-61 23 0 27 18 27 35 0 30-23 94-31 114-4 12-6 18-6 24 0 23 18 40 41 40 47 0 65-72 65-76 0-5-5-5-6-5-6 0-6 1-8 9-10 34-26 61-50 61-8 0-11-5-11-16 0-12 4-25 9-36 9-26 29-80 29-108 0-33-20-53-56-53-45 0-70 31-78 43-2-27-22-43-45-43s-32 19-37 28c-8 17-15 46-15 48 0 5 4 5 6 5 5 0 5 0 9-12 7-34 17-58 35-58 10 0 16 6 16 23 0 10-2 15-8 41z">
            <text:p/>
          </draw:path>
          <draw:path draw:style-name="gr3" draw:text-style-name="P7" draw:layer="layout" svg:width="0.327cm" svg:height="0.328cm" svg:x="10.753cm" svg:y="14.219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63cm" svg:height="0.328cm" svg:x="11.262cm" svg:y="14.179cm" svg:viewBox="0 0 164 329" svg:d="M102 12c0-11 0-12-12-12-31 31-74 31-90 31v16c10 0 39 0 65-13v256c0 18-1 23-46 23h-16v16c17-2 61-2 80-2 20 0 63 0 81 2v-16h-16c-45 0-46-5-46-23z">
            <text:p/>
          </draw:path>
          <draw:path draw:style-name="gr3" draw:text-style-name="P7" draw:layer="layout" svg:width="0.114cm" svg:height="0.491cm" svg:x="11.492cm" svg:y="14.138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3" draw:text-style-name="P7" draw:layer="layout" svg:width="0.327cm" svg:height="0.328cm" svg:x="12.374cm" svg:y="13.882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92cm" svg:height="0.223cm" svg:x="13.022cm" svg:y="13.952cm" svg:viewBox="0 0 193 224" svg:d="M176 30c-8 0-15 0-23 8-7 7-9 16-9 19 0 11 9 17 20 17 14 0 28-11 28-31 0-25-24-43-60-43-66 0-132 71-132 140 0 45 29 84 81 84 70 0 112-53 112-58 0-4-4-7-6-7-3 0-4 1-7 6-39 48-93 48-99 48-31 0-44-24-44-54 0-20 10-68 27-99 14-28 42-49 69-49 17 0 36 6 43 19z">
            <text:p/>
          </draw:path>
        </draw:g>
        <draw:g xml:id="id36" draw:id="id36">
          <svg:title>TexMaths</svg:title>
          <svg:desc>14§display§\int \frac{1}{\sqrt{ax + b}} \ dx§svg§600§FALSE§</svg:desc>
          <draw:polygon draw:style-name="gr2" draw:text-style-name="P6" draw:layer="layout" svg:width="3.085cm" svg:height="1.078cm" svg:x="16.614cm" svg:y="1.754cm" svg:viewBox="0 0 3086 1079" draw:points="1543,1079 0,1079 0,0 3086,0 3086,1079">
            <text:p/>
          </draw:polygon>
          <draw:path draw:style-name="gr3" draw:text-style-name="P7" draw:layer="layout" svg:width="0.437cm" svg:height="1.093cm" svg:x="16.617cm" svg:y="1.729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9 36-31 129-71 129-18 0-29-12-30-12z">
            <text:p/>
          </draw:path>
          <draw:path draw:style-name="gr3" draw:text-style-name="P7" draw:layer="layout" svg:width="0.162cm" svg:height="0.328cm" svg:x="18.025cm" svg:y="1.738cm" svg:viewBox="0 0 163 329" svg:d="M102 12c0-11 0-12-12-12-31 31-74 31-90 31v16c10 0 39 0 65-13v256c0 18-1 24-46 24h-16v15c17-2 61-2 80-2 20 0 63 0 80 2v-15h-15c-45 0-46-6-46-24z">
            <text:p/>
          </draw:path>
          <draw:polygon draw:style-name="gr3" draw:text-style-name="P7" draw:layer="layout" svg:width="1.764cm" svg:height="0.02cm" svg:x="17.222cm" svg:y="2.266cm" svg:viewBox="0 0 1765 21" draw:points="882,21 0,21 0,0 1765,0 1765,21">
            <text:p/>
          </draw:polygon>
          <draw:path draw:style-name="gr3" draw:text-style-name="P7" draw:layer="layout" svg:width="0.384cm" svg:height="0.492cm" svg:x="17.258cm" svg:y="2.364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1.354cm" svg:height="0.02cm" svg:x="17.632cm" svg:y="2.364cm" svg:viewBox="0 0 1355 21" draw:points="677,21 0,21 0,0 1355,0 1355,21">
            <text:p/>
          </draw:polygon>
          <draw:path draw:style-name="gr3" draw:text-style-name="P7" draw:layer="layout" svg:width="0.225cm" svg:height="0.223cm" svg:x="17.652cm" svg:y="2.566cm" svg:viewBox="0 0 226 224" svg:d="M165 31c-9-18-24-31-46-31-57 0-119 73-119 145 0 47 27 79 66 79 10 0 35-2 64-37 4 20 21 37 45 37 18 0 29-11 37-27 7-18 14-48 14-49 0-5-4-5-5-5-6 0-6 2-7 9-9 32-18 61-38 61-14 0-15-12-15-23s1-14 7-37c6-20 6-25 10-43l18-70c3-14 3-14 3-16 0-9-5-14-13-14-12 0-20 11-21 21zM132 160c-2 9-2 9-10 18-21 27-41 35-55 35-24 0-32-27-32-46 0-25 15-86 28-109 14-29 37-47 57-47 32 0 39 41 39 44 0 2-1 5-2 8z">
            <text:p/>
          </draw:path>
          <draw:path draw:style-name="gr3" draw:text-style-name="P7" draw:layer="layout" svg:width="0.245cm" svg:height="0.223cm" svg:x="17.906cm" svg:y="2.566cm" svg:viewBox="0 0 246 224" svg:d="M151 69c2-13 14-58 48-58 4 0 15 0 25 6-13 3-24 15-24 27 0 8 6 18 19 18 12 0 27-9 27-30 0-25-29-32-46-32-29 0-45 26-52 38-13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  <draw:path draw:style-name="gr3" draw:text-style-name="P7" draw:layer="layout" svg:width="0.327cm" svg:height="0.328cm" svg:x="18.311cm" svg:y="2.496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8.798cm" svg:y="2.441cm" svg:viewBox="0 0 183 348" svg:d="M95 6c0-2 0-6-7-6-11 0-47 4-60 4-3 2-9 2-9 11 0 6 5 6 11 6 25 0 26 4 26 8 0 3-4 20-8 30l-40 162c-6 24-8 32-8 50 0 46 26 77 63 77 58 0 120-74 120-144 0-46-27-80-67-80-22 0-43 15-58 31zM48 192c4-11 4-12 8-17 25-33 46-39 59-39 18 0 32 14 32 45 0 30-17 87-26 106-16 32-39 50-58 50-17 0-33-13-33-49 0-10 0-19 8-51z">
            <text:p/>
          </draw:path>
          <draw:path draw:style-name="gr3" draw:text-style-name="P7" draw:layer="layout" svg:width="0.234cm" svg:height="0.347cm" svg:x="19.229cm" svg:y="2.057cm" svg:viewBox="0 0 235 348" svg:d="M235 6c0-2 0-6-7-6-6 0-53 4-62 6-4 0-7 2-7 9 0 6 4 6 12 6 24 0 25 4 25 8l-2 10-29 117c-9-18-24-32-46-32-57 0-119 73-119 145 0 47 27 79 66 79 10 0 35-2 64-37 4 21 21 37 45 37 18 0 29-11 37-28 7-16 14-47 14-48 0-5-4-5-5-5-6 0-6 2-7 9-9 32-18 61-38 61-14 0-15-12-15-22 0-13 1-16 4-24zM132 283c-2 9-2 10-10 19-21 27-41 35-55 35-24 0-32-27-32-46 0-24 15-86 28-108 14-30 37-47 57-47 32 0 39 40 39 43 0 2-1 6-2 8z">
            <text:p/>
          </draw:path>
          <draw:path draw:style-name="gr3" draw:text-style-name="P7" draw:layer="layout" svg:width="0.245cm" svg:height="0.223cm" svg:x="19.48cm" svg:y="2.182cm" svg:viewBox="0 0 246 224" svg:d="M151 69c2-13 14-58 48-58 4 0 15 0 25 6-13 3-24 15-24 27 0 8 6 18 19 18 12 0 27-9 27-30 0-25-29-32-46-32-29 0-45 26-52 38-13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</draw:g>
        <draw:g xml:id="id37" draw:id="id37">
          <svg:title>TexMaths</svg:title>
          <svg:desc>15§display§\frac{2 \sqrt{ax + b}}{a} \ + \ c§svg§600§FALSE§</svg:desc>
          <draw:polygon draw:style-name="gr2" draw:text-style-name="P6" draw:layer="layout" svg:width="3.387cm" svg:height="1.119cm" svg:x="22.936cm" svg:y="1.755cm" svg:viewBox="0 0 3388 1120" draw:points="1693,1120 0,1120 0,0 3388,0 3388,1120">
            <text:p/>
          </draw:polygon>
          <draw:path draw:style-name="gr3" draw:text-style-name="P7" draw:layer="layout" svg:width="0.21cm" svg:height="0.352cm" svg:x="22.936cm" svg:y="1.826cm" svg:viewBox="0 0 211 353" svg:d="M41 312l56-55c83-73 114-101 114-154 0-61-47-103-111-103-60 0-100 49-100 96 0 29 26 29 28 29 9 0 27-6 27-28 0-13-9-27-27-27-5 0-5 0-8 1 12-35 41-54 72-54 48 0 71 42 71 86 0 42-26 84-55 116l-102 113c-6 6-6 7-6 21h197l14-93h-13c-2 16-6 40-11 47-5 5-39 5-50 5z">
            <text:p/>
          </draw:path>
          <draw:path draw:style-name="gr3" draw:text-style-name="P7" draw:layer="layout" svg:width="0.412cm" svg:height="0.527cm" svg:x="23.212cm" svg:y="1.729cm" svg:viewBox="0 0 413 528" svg:d="M167 473l-93-206c-3-8-7-8-8-8 0 0-4 0-8 4l-51 38c-7 5-7 7-7 8 0 3 1 6 5 6 3 0 13-7 18-12 3-2 12-8 17-12l104 228c4 9 7 9 12 9 7 0 8-3 13-10l240-496c4-9 4-10 4-11 0-6-5-11-11-11-5 0-8 2-12 11z">
            <text:p/>
          </draw:path>
          <draw:polygon draw:style-name="gr3" draw:text-style-name="P7" draw:layer="layout" svg:width="1.451cm" svg:height="0.022cm" svg:x="23.613cm" svg:y="1.729cm" svg:viewBox="0 0 1452 23" draw:points="726,23 0,23 0,0 1452,0 1452,23">
            <text:p/>
          </draw:polygon>
          <draw:path draw:style-name="gr3" draw:text-style-name="P7" draw:layer="layout" svg:width="0.241cm" svg:height="0.239cm" svg:x="23.634cm" svg:y="1.944cm" svg:viewBox="0 0 242 240" svg:d="M176 34c-9-20-25-34-49-34-61 0-127 78-127 155 0 50 29 85 71 85 11 0 37-3 68-40 5 22 23 40 48 40 19 0 31-12 40-29 8-19 15-51 15-53 0-4-4-4-6-4-6 0-6 1-7 9-9 34-19 65-41 65-14 0-15-13-15-24 0-12 1-16 7-40 6-21 6-27 11-46l19-75c4-15 4-15 4-18 0-9-6-14-15-14-13 0-21 12-23 23zM142 172c-3 9-3 9-11 19-23 28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3.907cm" svg:y="1.944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5 25-29s-12-19-20-19c-16 0-29 14-29 31 0 24 26 35 49 35 36 0 55-37 57-41 6 20 25 41 56 41 55 0 85-68 85-82 0-4-5-4-6-4-5 0-6 1-7 4-18 58-53 70-71 70-20 0-29-17-29-35 0-12 4-23 10-47z">
            <text:p/>
          </draw:path>
          <draw:path draw:style-name="gr3" draw:text-style-name="P7" draw:layer="layout" svg:width="0.351cm" svg:height="0.352cm" svg:x="24.339cm" svg:y="1.871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4.863cm" svg:y="1.812cm" svg:viewBox="0 0 196 373" svg:d="M102 6c0-1 0-6-7-6-12 0-51 5-65 5-4 1-10 1-10 11 0 7 5 7 12 7 27 0 28 3 28 8 0 4-5 22-8 33l-44 172c-6 27-8 35-8 54 0 49 28 83 67 83 63 0 129-79 129-155 0-49-29-85-71-85-24 0-47 16-63 33zM52 205c3-11 3-12 8-18 26-35 49-42 64-42 19 0 33 16 33 49 0 31-18 93-27 113-17 35-42 54-63 54-18 0-35-14-35-53 0-11 0-20 9-54z">
            <text:p/>
          </draw:path>
          <draw:polygon draw:style-name="gr3" draw:text-style-name="P7" draw:layer="layout" svg:width="2.155cm" svg:height="0.022cm" svg:x="22.91cm" svg:y="2.391cm" svg:viewBox="0 0 2156 23" draw:points="1078,23 0,23 0,0 2156,0 2156,23">
            <text:p/>
          </draw:polygon>
          <draw:path draw:style-name="gr3" draw:text-style-name="P7" draw:layer="layout" svg:width="0.241cm" svg:height="0.239cm" svg:x="23.869cm" svg:y="2.662cm" svg:viewBox="0 0 242 240" svg:d="M176 34c-9-20-25-34-49-34-61 0-127 78-127 155 0 50 29 85 71 85 11 0 37-3 68-40 5 22 23 40 48 40 19 0 31-12 40-29 8-19 15-51 15-53 0-4-4-4-6-4-4 0-6 1-7 9-9 34-19 65-41 65-14 0-15-13-15-24 0-12 1-16 7-40 6-21 6-27 11-46l19-75c4-15 4-15 4-18 0-9-6-14-15-14-13 0-21 12-23 23zM142 172c-3 9-3 9-11 19-23 28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45cm" svg:y="2.227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45cm" svg:y="2.301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39" draw:id="id39">
          <svg:title>TexMaths</svg:title>
          <svg:desc>22§display§\smallint \sin (ax + b) \ dx§svg§600§FALSE§</svg:desc>
          <draw:polygon draw:style-name="gr2" draw:text-style-name="P6" draw:layer="layout" svg:width="5.207cm" svg:height="0.696cm" svg:x="16.61cm" svg:y="3.263cm" svg:viewBox="0 0 5208 697" draw:points="2603,697 0,697 0,0 5208,0 5208,697">
            <text:p/>
          </draw:polygon>
          <draw:path draw:style-name="gr3" draw:text-style-name="P7" draw:layer="layout" svg:width="0.323cm" svg:height="0.72cm" svg:x="16.614cm" svg:y="3.25cm" svg:viewBox="0 0 324 721" svg:d="M294 32c-26 1-33 21-33 31 0 20 15 32 31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54cm" svg:height="0.356cm" svg:x="17.135cm" svg:y="3.4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7.439cm" svg:y="3.28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7.652cm" svg:y="3.461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8.134cm" svg:y="3.2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18.39cm" svg:y="3.461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1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386cm" svg:height="0.351cm" svg:x="18.789cm" svg:y="3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424cm" svg:y="3.3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0.19cm" svg:y="3.268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0.53cm" svg:y="3.2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21.075cm" svg:y="3.268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21.47cm" svg:y="3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42" draw:id="id42">
          <svg:title>TexMaths</svg:title>
          <svg:desc>22§display§\smallint \cos (ax + b) \ dx§svg§600§FALSE§</svg:desc>
          <draw:polygon draw:style-name="gr2" draw:text-style-name="P6" draw:layer="layout" svg:width="5.292cm" svg:height="0.696cm" svg:x="16.611cm" svg:y="4.563cm" svg:viewBox="0 0 5293 697" draw:points="2647,697 0,697 0,0 5293,0 5293,697">
            <text:p/>
          </draw:polygon>
          <draw:path draw:style-name="gr3" draw:text-style-name="P7" draw:layer="layout" svg:width="0.323cm" svg:height="0.72cm" svg:x="16.615cm" svg:y="4.55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95cm" svg:height="0.356cm" svg:x="17.135cm" svg:y="4.758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7.475cm" svg:y="4.75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7.866cm" svg:y="4.7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8cm" svg:height="0.773cm" svg:x="18.221cm" svg:y="4.5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18.477cm" svg:y="4.761cm" svg:viewBox="0 0 356 352" svg:d="M259 49c-14-28-37-49-72-49-90 0-187 114-187 227 0 74 42 125 104 125 16 0 54-4 100-58 7 31 34 58 71 58 28 0 45-18 58-42 12-29 23-76 23-78 0-7-8-7-9-7-9 0-9 2-11 14-14 49-28 95-60 95-21 0-23-19-23-35 0-18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386cm" svg:height="0.351cm" svg:x="18.876cm" svg:y="4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512cm" svg:y="4.6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0.277cm" svg:y="4.568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0.617cm" svg:y="4.5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21.163cm" svg:y="4.568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21.557cm" svg:y="4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45" draw:id="id45">
          <svg:title>TexMaths</svg:title>
          <svg:desc>22§display§\smallint \sec^2 (ax + b) \ dx§svg§600§FALSE§</svg:desc>
          <draw:polygon draw:style-name="gr2" draw:text-style-name="P6" draw:layer="layout" svg:width="5.596cm" svg:height="0.795cm" svg:x="16.511cm" svg:y="5.864cm" svg:viewBox="0 0 5597 796" draw:points="2799,796 0,796 0,0 5597,0 5597,796">
            <text:p/>
          </draw:polygon>
          <draw:path draw:style-name="gr3" draw:text-style-name="P7" draw:layer="layout" svg:width="0.323cm" svg:height="0.721cm" svg:x="16.515cm" svg:y="5.95cm" svg:viewBox="0 0 324 722" svg:d="M294 32c-26 1-33 21-33 31 0 20 15 32 31 32s32-11 32-33c0-30-25-62-62-62-65 0-79 84-91 144-21 116-37 215-50 351-3 40-8 84-14 121-7 58-19 90-47 90-12 0-25-9-30-16 26 0 33-19 33-32 0-17-15-30-31-30s-32 9-32 32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17.036cm" svg:y="6.15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7.337cm" svg:y="6.15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7.685cm" svg:y="6.158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18.035cm" svg:y="5.82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8.424cm" svg:y="5.92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55cm" svg:height="0.351cm" svg:x="18.68cm" svg:y="6.161cm" svg:viewBox="0 0 356 352" svg:d="M259 49c-14-28-37-49-72-49-90 0-187 114-187 227 0 74 42 125 104 125 16 0 54-4 100-58 7 32 34 58 71 58 28 0 45-18 58-42 12-28 23-76 23-78 0-7-7-7-9-7-7 0-9 2-11 14-14 50-28 95-60 95-21 0-23-19-23-35 0-17 2-23 11-58 9-32 9-40 16-69l28-109c5-23 5-23 5-26 0-14-8-21-21-21-19 0-31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386cm" svg:height="0.351cm" svg:x="19.081cm" svg:y="6.1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714cm" svg:y="6.0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86cm" svg:height="0.546cm" svg:x="20.482cm" svg:y="5.968cm" svg:viewBox="0 0 287 547" svg:d="M150 9c0-2 0-9-11-9-18 0-74 7-95 7-5 2-14 2-14 16 0 10 7 10 18 10 38 0 40 6 40 13 0 5-7 31-12 47l-64 254c-8 38-12 51-12 79 0 72 40 121 99 121 91 0 188-116 188-227 0-72-42-125-104-125-35 0-69 23-91 48zM76 301c5-16 5-18 12-26 39-51 72-62 93-62 28 0 50 23 50 72 0 46-27 136-41 166-25 51-62 79-91 79-27 0-51-21-51-78 0-16 0-30 12-79z">
            <text:p/>
          </draw:path>
          <draw:path draw:style-name="gr3" draw:text-style-name="P7" draw:layer="layout" svg:width="0.18cm" svg:height="0.773cm" svg:x="20.822cm" svg:y="5.92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21.365cm" svg:y="5.968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1.76cm" svg:y="6.16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48" draw:id="id48">
          <svg:title>TexMaths</svg:title>
          <svg:desc>20§display§\smallint \text {cosec}^2(ax + b) \ dx§svg§600§FALSE§</svg:desc>
          <draw:polygon draw:style-name="gr2" draw:text-style-name="P6" draw:layer="layout" svg:width="5.752cm" svg:height="0.723cm" svg:x="16.513cm" svg:y="7.16cm" svg:viewBox="0 0 5753 724" draw:points="2876,724 0,724 0,0 5753,0 5753,724">
            <text:p/>
          </draw:polygon>
          <draw:path draw:style-name="gr3" draw:text-style-name="P7" draw:layer="layout" svg:width="0.293cm" svg:height="0.655cm" svg:x="16.516cm" svg:y="7.239cm" svg:viewBox="0 0 294 656" svg:d="M267 29c-24 1-30 19-30 29 0 17 14 28 29 28 14 0 28-9 28-30 0-27-22-56-56-56-59 0-72 77-83 131-19 106-33 196-45 319-3 37-8 77-12 110-7 53-18 82-44 82-11 0-22-8-27-14 24 0 31-18 31-29 0-16-15-28-29-28-15 0-29 8-29 29 0 28 22 56 56 56 59 0 72-75 83-133 19-100 34-190 45-315 3-38 8-78 13-112 6-53 17-80 43-80 13 0 22 6 27 13z">
            <text:p/>
          </draw:path>
          <draw:path draw:style-name="gr3" draw:text-style-name="P7" draw:layer="layout" svg:width="0.268cm" svg:height="0.324cm" svg:x="16.99cm" svg:y="7.428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7.299cm" svg:y="7.428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231cm" svg:height="0.324cm" svg:x="17.654cm" svg:y="7.428cm" svg:viewBox="0 0 232 325" svg:d="M123 179c16 3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928cm" svg:y="7.428cm" svg:viewBox="0 0 274 325" svg:d="M59 139c5-105 64-123 88-123 72 0 80 94 80 123zM59 154h197c16 0 18 0 18-15 0-70-39-139-127-139-81 0-147 72-147 162 0 94 74 163 155 163 87 0 119-78 119-93 0-6-5-8-10-8-6 0-8 5-8 10-26 73-90 73-96 73-35 0-64-22-80-48-21-33-21-80-21-105z">
            <text:p/>
          </draw:path>
          <draw:path draw:style-name="gr3" draw:text-style-name="P7" draw:layer="layout" svg:width="0.268cm" svg:height="0.324cm" svg:x="18.243cm" svg:y="7.428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218cm" svg:height="0.327cm" svg:x="18.563cm" svg:y="7.125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64cm" svg:height="0.703cm" svg:x="18.917cm" svg:y="7.215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322cm" svg:height="0.319cm" svg:x="19.149cm" svg:y="7.431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7 0-46-38-46-65 0-36 22-124 40-156 20-41 52-67 81-67 47 0 56 58 56 62s-1 8-3 12z">
            <text:p/>
          </draw:path>
          <draw:path draw:style-name="gr3" draw:text-style-name="P7" draw:layer="layout" svg:width="0.351cm" svg:height="0.319cm" svg:x="19.513cm" svg:y="7.43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7" draw:layer="layout" svg:width="0.468cm" svg:height="0.47cm" svg:x="20.089cm" svg:y="7.332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20.787cm" svg:y="7.255cm" svg:viewBox="0 0 261 498" svg:d="M136 8c0-2 0-8-10-8-16 0-67 6-86 6-5 2-13 2-13 15 0 9 7 9 16 9 35 0 37 5 37 12 0 4-6 28-11 43l-58 230c-8 36-11 47-11 72 0 66 37 111 90 111 83 0 171-106 171-207 0-65-39-113-95-113-32 0-62 20-83 43zM69 274c5-15 5-16 11-24 35-47 66-56 85-56 25 0 45 21 45 65 0 42-24 124-37 151-23 46-56 72-83 72-24 0-47-19-47-71 0-14 0-27 11-72z">
            <text:p/>
          </draw:path>
          <draw:path draw:style-name="gr3" draw:text-style-name="P7" draw:layer="layout" svg:width="0.164cm" svg:height="0.703cm" svg:x="21.096cm" svg:y="7.215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335cm" svg:height="0.497cm" svg:x="21.591cm" svg:y="7.255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1.949cm" svg:y="7.43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</draw:g>
        <draw:g xml:id="id51" draw:id="id51">
          <svg:title>TexMaths</svg:title>
          <svg:desc>14§display§\smallint \sec (ax+b) \tan (ax+b) \ dx§svg§600§FALSE§</svg:desc>
          <draw:polygon draw:style-name="gr2" draw:text-style-name="P6" draw:layer="layout" svg:width="5.868cm" svg:height="0.443cm" svg:x="16.513cm" svg:y="8.551cm" svg:viewBox="0 0 5869 444" draw:points="2935,444 0,444 0,0 5869,0 5869,444">
            <text:p/>
          </draw:polygon>
          <draw:path draw:style-name="gr3" draw:text-style-name="P7" draw:layer="layout" svg:width="0.205cm" svg:height="0.458cm" svg:x="16.515cm" svg:y="8.543cm" svg:viewBox="0 0 206 459" svg:d="M187 20c-17 1-21 14-21 20 0 13 10 21 20 21s20-7 20-22c0-19-16-39-39-39-42 0-51 54-58 92-14 74-24 137-32 223-2 26-5 54-9 77-4 37-12 57-30 57-8 0-16-5-19-10 17 0 21-12 21-20 0-11-10-19-20-19s-20 6-20 20c0 19 16 39 39 39 42 0 51-52 58-93 14-70 24-133 32-220 2-27 5-55 9-79 4-37 12-56 30-56 9 0 16 5 19 9z">
            <text:p/>
          </draw:path>
          <draw:path draw:style-name="gr3" draw:text-style-name="P7" draw:layer="layout" svg:width="0.161cm" svg:height="0.226cm" svg:x="16.847cm" svg:y="8.675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9cm" svg:height="0.226cm" svg:x="17.038cm" svg:y="8.675cm" svg:viewBox="0 0 191 227" svg:d="M41 97c4-73 45-86 62-86 50 0 56 66 56 86zM41 108h138c11 0 12 0 12-11 0-49-26-97-88-97-57 0-103 50-103 113 0 66 52 114 109 114 60 0 82-54 82-65 0-4-4-5-6-5-5 0-6 3-6 7-18 51-63 51-67 51-25 0-45-16-56-33-15-24-15-57-15-74z">
            <text:p/>
          </draw:path>
          <draw:path draw:style-name="gr3" draw:text-style-name="P7" draw:layer="layout" svg:width="0.187cm" svg:height="0.226cm" svg:x="17.26cm" svg:y="8.675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114cm" svg:height="0.492cm" svg:x="17.51cm" svg:y="8.5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17.672cm" svg:y="8.677cm" svg:viewBox="0 0 226 224" svg:d="M165 31c-9-18-24-31-46-31-57 0-119 73-119 145 0 47 27 79 66 79 10 0 35-2 64-37 4 20 21 37 45 37 18 0 29-11 37-27 7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17.927cm" svg:y="8.677cm" svg:viewBox="0 0 246 224" svg:d="M151 69c2-13 14-58 48-58 3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6 2-7 5-16 54-50 65-66 65-19 0-27-16-27-33 0-11 4-21 9-43z">
            <text:p/>
          </draw:path>
          <draw:path draw:style-name="gr3" draw:text-style-name="P7" draw:layer="layout" svg:width="0.327cm" svg:height="0.328cm" svg:x="18.331cm" svg:y="8.608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8.819cm" svg:y="8.554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19.035cm" svg:y="8.5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154cm" svg:height="0.308cm" svg:x="19.289cm" svg:y="8.592cm" svg:viewBox="0 0 155 309" svg:d="M76 106h71v-15h-71v-91h-12c0 40-16 93-64 95v11h43v136c0 62 45 67 63 67 35 0 49-34 49-67v-28h-13v28c0 36-14 55-32 55-34 0-34-45-34-54z">
            <text:p/>
          </draw:path>
          <draw:path draw:style-name="gr3" draw:text-style-name="P7" draw:layer="layout" svg:width="0.222cm" svg:height="0.226cm" svg:x="19.492cm" svg:y="8.675cm" svg:viewBox="0 0 223 227" svg:d="M143 184c3 20 16 40 40 40 10 0 40-7 40-47v-27h-12v27c0 29-13 33-18 33-16 0-18-23-18-25v-100c0-20 0-39-18-58-19-19-44-27-67-27-42 0-75 24-75 56 0 15 10 24 22 24 13 0 22-11 22-24 0-6-2-22-24-22 13-17 37-23 53-23 24 0 52 19 52 63v19c-25 1-59 2-91 17-37 17-49 42-49 65 0 40 48 52 80 52s54-20 63-43zM140 103v49c0 47-35 64-57 64-25 0-45-18-45-42 0-27 21-69 102-71z">
            <text:p/>
          </draw:path>
          <draw:path draw:style-name="gr3" draw:text-style-name="P7" draw:layer="layout" svg:width="0.248cm" svg:height="0.217cm" svg:x="19.733cm" svg:y="8.677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3" draw:text-style-name="P7" draw:layer="layout" svg:width="0.114cm" svg:height="0.492cm" svg:x="20.039cm" svg:y="8.5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20.202cm" svg:y="8.677cm" svg:viewBox="0 0 226 224" svg:d="M165 31c-9-18-24-31-46-31-57 0-119 73-119 145 0 47 27 79 66 79 10 0 35-2 64-37 4 20 21 37 45 37 18 0 29-11 37-27 7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20.456cm" svg:y="8.677cm" svg:viewBox="0 0 246 224" svg:d="M151 69c2-13 14-58 48-58 3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6 2-7 5-16 54-50 65-66 65-19 0-27-16-27-33 0-11 4-21 9-43z">
            <text:p/>
          </draw:path>
          <draw:path draw:style-name="gr3" draw:text-style-name="P7" draw:layer="layout" svg:width="0.327cm" svg:height="0.328cm" svg:x="20.86cm" svg:y="8.608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21.347cm" svg:y="8.554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21.564cm" svg:y="8.5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234cm" svg:height="0.347cm" svg:x="21.911cm" svg:y="8.554cm" svg:viewBox="0 0 235 348" svg:d="M235 6c0-2 0-6-7-6-6 0-53 4-62 6-4 0-7 2-7 9 0 6 5 6 12 6 24 0 25 4 25 8l-1 10-30 117c-9-18-24-32-46-32-57 0-119 73-119 145 0 47 27 79 66 79 10 0 35-2 64-37 4 21 21 37 45 37 18 0 29-11 37-28 7-16 14-47 14-48 0-5-4-5-5-5-6 0-6 2-7 9-9 32-18 61-38 61-14 0-15-12-15-22 0-12 1-16 4-24zM132 283c-2 9-2 11-10 20-21 26-41 34-55 34-24 0-32-27-32-46 0-24 17-86 28-108 14-29 37-47 57-47 32 0 39 40 39 43s-1 6-2 8z">
            <text:p/>
          </draw:path>
          <draw:path draw:style-name="gr3" draw:text-style-name="P7" draw:layer="layout" svg:width="0.245cm" svg:height="0.223cm" svg:x="22.162cm" svg:y="8.677cm" svg:viewBox="0 0 246 224" svg:d="M151 69c2-13 14-58 48-58 4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</draw:g>
        <draw:g xml:id="id54" draw:id="id54">
          <svg:title>TexMaths</svg:title>
          <svg:desc>14§display§\smallint \text {cosec }(ax+b) \cot (ax+b)  dx§svg§600§FALSE§</svg:desc>
          <draw:polygon draw:style-name="gr2" draw:text-style-name="P6" draw:layer="layout" svg:width="6.279cm" svg:height="0.443cm" svg:x="16.512cm" svg:y="9.853cm" svg:viewBox="0 0 6280 444" draw:points="3141,444 0,444 0,0 6280,0 6280,444">
            <text:p/>
          </draw:polygon>
          <draw:path draw:style-name="gr3" draw:text-style-name="P7" draw:layer="layout" svg:width="0.205cm" svg:height="0.458cm" svg:x="16.514cm" svg:y="9.845cm" svg:viewBox="0 0 206 459" svg:d="M187 20c-17 1-21 14-21 20 0 13 10 21 20 21s20-7 20-22c0-19-16-39-39-39-42 0-51 54-58 92-14 74-24 137-32 223-2 26-5 54-9 77-4 37-12 57-30 57-8 0-16-5-19-10 17 0 21-12 21-20 0-11-10-19-20-19s-20 6-20 20c0 19 16 39 39 39 42 0 51-52 58-93 14-70 24-133 32-220 2-27 5-55 9-79 4-37 12-56 30-56 9 0 16 5 19 9z">
            <text:p/>
          </draw:path>
          <draw:path draw:style-name="gr3" draw:text-style-name="P7" draw:layer="layout" svg:width="0.187cm" svg:height="0.226cm" svg:x="16.846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219cm" svg:height="0.226cm" svg:x="17.062cm" svg:y="9.977cm" svg:viewBox="0 0 220 227" svg:d="M220 115c0-62-51-115-110-115-62 0-110 54-110 115 0 64 52 112 110 112 59 0 110-49 110-112zM110 215c-22 0-43-11-56-33s-13-52-13-70c0-19 0-46 12-68 13-23 37-33 57-33 21 0 42 10 55 32 13 21 13 50 13 69 0 18 0 45-11 66-10 23-33 37-57 37z">
            <text:p/>
          </draw:path>
          <draw:path draw:style-name="gr3" draw:text-style-name="P7" draw:layer="layout" svg:width="0.161cm" svg:height="0.226cm" svg:x="17.311cm" svg:y="9.977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91cm" svg:height="0.226cm" svg:x="17.502cm" svg:y="9.977cm" svg:viewBox="0 0 192 227" svg:d="M41 97c4-73 45-86 62-86 50 0 56 66 56 86zM41 108h138c11 0 13 0 13-11 0-49-27-97-89-97-57 0-103 50-103 113 0 66 52 114 109 114 60 0 83-54 83-65 0-4-4-5-7-5-5 0-6 3-6 7-18 51-63 51-67 51-25 0-45-16-56-33-15-24-15-57-15-74z">
            <text:p/>
          </draw:path>
          <draw:path draw:style-name="gr3" draw:text-style-name="P7" draw:layer="layout" svg:width="0.187cm" svg:height="0.226cm" svg:x="17.723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114cm" svg:height="0.492cm" svg:x="18.138cm" svg:y="9.82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18.301cm" svg:y="9.979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18.555cm" svg:y="9.979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327cm" svg:height="0.328cm" svg:x="18.959cm" svg:y="9.9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9.447cm" svg:y="9.856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19.663cm" svg:y="9.82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187cm" svg:height="0.226cm" svg:x="19.925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219cm" svg:height="0.226cm" svg:x="20.141cm" svg:y="9.977cm" svg:viewBox="0 0 220 227" svg:d="M220 115c0-62-51-115-110-115-62 0-110 54-110 115 0 64 52 112 110 112 59 0 110-49 110-112zM110 215c-22 0-43-11-56-33s-13-52-13-70c0-19 0-46 12-68 13-23 37-33 57-33 21 0 42 10 56 32 12 21 12 50 12 69 0 18 0 45-11 66-10 23-33 37-57 37z">
            <text:p/>
          </draw:path>
          <draw:path draw:style-name="gr3" draw:text-style-name="P7" draw:layer="layout" svg:width="0.154cm" svg:height="0.308cm" svg:x="20.382cm" svg:y="9.894cm" svg:viewBox="0 0 155 309" svg:d="M76 106h71v-15h-71v-91h-12c0 40-16 93-64 95v11h43v136c0 62 45 67 63 67 35 0 49-34 49-67v-28h-13v28c0 36-14 55-32 55-34 0-34-45-34-54z">
            <text:p/>
          </draw:path>
          <draw:path draw:style-name="gr3" draw:text-style-name="P7" draw:layer="layout" svg:width="0.114cm" svg:height="0.492cm" svg:x="20.613cm" svg:y="9.82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20.775cm" svg:y="9.979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21.03cm" svg:y="9.979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327cm" svg:height="0.328cm" svg:x="21.434cm" svg:y="9.9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21.921cm" svg:y="9.856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22.137cm" svg:y="9.82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234cm" svg:height="0.347cm" svg:x="22.321cm" svg:y="9.856cm" svg:viewBox="0 0 235 348" svg:d="M235 6c0-2 0-6-7-6-6 0-53 4-62 6-4 0-7 2-7 9 0 6 5 6 12 6 24 0 25 4 25 8l-2 10-29 117c-9-18-24-32-46-32-57 0-119 73-119 145 0 47 27 79 66 79 10 0 35-2 64-37 4 21 21 37 45 37 18 0 29-11 37-28 8-16 14-47 14-48 0-5-4-5-5-5-6 0-6 2-7 9-9 32-18 61-38 61-14 0-15-12-15-22 0-12 1-16 4-24zM132 283c-2 9-2 11-10 20-21 26-41 34-55 34-26 0-32-27-32-46 0-24 15-86 28-108 14-29 37-47 57-47 31 0 39 40 39 43s-1 6-2 8z">
            <text:p/>
          </draw:path>
          <draw:path draw:style-name="gr3" draw:text-style-name="P7" draw:layer="layout" svg:width="0.245cm" svg:height="0.223cm" svg:x="22.572cm" svg:y="9.979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49 65-66 65-19 0-27-16-27-33 0-11 4-21 9-43z">
            <text:p/>
          </draw:path>
        </draw:g>
        <draw:g xml:id="id40" draw:id="id40">
          <svg:title>TexMaths</svg:title>
          <svg:desc>15§display§- \frac{\cos (ax + b)}{a}  +  c§svg§600§FALSE§</svg:desc>
          <draw:polygon draw:style-name="gr2" draw:text-style-name="P6" draw:layer="layout" svg:width="3.923cm" svg:height="1.067cm" svg:x="22.513cm" svg:y="3.059cm" svg:viewBox="0 0 3924 1068" draw:points="1961,1068 0,1068 0,0 3924,0 3924,1068">
            <text:p/>
          </draw:polygon>
          <draw:path draw:style-name="gr3" draw:text-style-name="P7" draw:layer="layout" svg:width="0.322cm" svg:height="0.022cm" svg:x="22.53cm" svg:y="3.643cm" svg:viewBox="0 0 323 23" svg:d="M305 23c8 0 18 0 18-12 0-11-10-11-18-11h-287c-8 0-18 0-18 11 0 12 10 12 18 12z">
            <text:p/>
          </draw:path>
          <draw:path draw:style-name="gr3" draw:text-style-name="P7" draw:layer="layout" svg:width="0.201cm" svg:height="0.243cm" svg:x="22.977cm" svg:y="3.193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234cm" svg:height="0.243cm" svg:x="23.209cm" svg:y="3.193cm" svg:viewBox="0 0 235 244" svg:d="M235 124c0-68-54-124-117-124-66 0-118 58-118 124 0 68 55 120 118 120s117-53 117-120zM118 230c-23 0-46-12-60-36-14-22-14-55-14-74 0-20 0-49 12-73 15-24 40-35 62-35s45 11 58 34c15 22 15 54 15 74 0 19 0 48-12 71-11 24-35 39-61 39z">
            <text:p/>
          </draw:path>
          <draw:path draw:style-name="gr3" draw:text-style-name="P7" draw:layer="layout" svg:width="0.173cm" svg:height="0.243cm" svg:x="23.476cm" svg:y="3.193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123cm" svg:height="0.527cm" svg:x="23.718cm" svg:y="3.033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892cm" svg:y="3.195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8-93 30-117 16-31 40-50 61-50 35 0 42 43 42 47 0 2-1 6-2 8z">
            <text:p/>
          </draw:path>
          <draw:path draw:style-name="gr3" draw:text-style-name="P7" draw:layer="layout" svg:width="0.263cm" svg:height="0.239cm" svg:x="24.165cm" svg:y="3.195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5-37 57-41 6 21 25 41 56 41 55 0 85-68 85-82 0-4-5-4-6-4-5 0-6 1-7 4-17 58-54 70-71 70-20 0-29-17-29-35 0-12 4-23 10-47z">
            <text:p/>
          </draw:path>
          <draw:path draw:style-name="gr3" draw:text-style-name="P7" draw:layer="layout" svg:width="0.351cm" svg:height="0.352cm" svg:x="24.598cm" svg:y="3.121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12cm" svg:y="3.063cm" svg:viewBox="0 0 196 373" svg:d="M102 6c0-1 0-6-7-6-12 0-51 5-65 5-4 1-10 1-10 11 0 7 5 7 12 7 27 0 27 3 27 8 0 4-4 22-7 33l-44 172c-6 27-8 35-8 54 0 50 28 83 67 83 63 0 129-79 129-155 0-49-29-85-71-85-24 0-47 16-63 33zM52 205c3-11 3-12 8-18 26-35 49-42 64-42 19 0 33 16 33 49 0 32-18 93-27 113-17 35-42 54-63 54-18 0-36-14-36-53 0-10 0-20 10-54z">
            <text:p/>
          </draw:path>
          <draw:path draw:style-name="gr3" draw:text-style-name="P7" draw:layer="layout" svg:width="0.123cm" svg:height="0.527cm" svg:x="25.352cm" svg:y="3.033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68cm" svg:height="0.022cm" svg:x="22.959cm" svg:y="3.643cm" svg:viewBox="0 0 2569 23" draw:points="1284,23 0,23 0,0 2569,0 2569,23">
            <text:p/>
          </draw:polygon>
          <draw:path draw:style-name="gr3" draw:text-style-name="P7" draw:layer="layout" svg:width="0.241cm" svg:height="0.239cm" svg:x="24.125cm" svg:y="3.914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737cm" svg:y="3.478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257cm" svg:y="3.553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3" draw:id="id43">
          <svg:title>TexMaths</svg:title>
          <svg:desc>15§display§ \frac{\sin (ax + b)}{a}  +  c§svg§600§FALSE§</svg:desc>
          <draw:polygon draw:style-name="gr2" draw:text-style-name="P6" draw:layer="layout" svg:width="3.389cm" svg:height="1.067cm" svg:x="22.939cm" svg:y="4.361cm" svg:viewBox="0 0 3390 1068" draw:points="1696,1068 0,1068 0,0 3390,0 3390,1068">
            <text:p/>
          </draw:polygon>
          <draw:path draw:style-name="gr3" draw:text-style-name="P7" draw:layer="layout" svg:width="0.173cm" svg:height="0.243cm" svg:x="22.93cm" svg:y="4.495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113cm" svg:height="0.353cm" svg:x="23.139cm" svg:y="4.378cm" svg:viewBox="0 0 114 354" svg:d="M77 120l-75 6v17c35 0 40 2 40 29v141c0 24-6 24-42 24v17c17-1 46-1 59-1 18 0 37 0 55 1v-17c-35 0-37-2-37-23zM79 28c0-17-13-28-29-28s-27 14-27 28 11 28 27 28 29-12 29-28z">
            <text:p/>
          </draw:path>
          <draw:path draw:style-name="gr3" draw:text-style-name="P7" draw:layer="layout" svg:width="0.265cm" svg:height="0.233cm" svg:x="23.284cm" svg:y="4.497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3" draw:text-style-name="P7" draw:layer="layout" svg:width="0.123cm" svg:height="0.527cm" svg:x="23.613cm" svg:y="4.335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787cm" svg:y="4.497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059cm" svg:y="4.497cm" svg:viewBox="0 0 264 240" svg:d="M162 74c2-14 14-62 52-62 3 0 15 0 26 6-14 4-25 17-25 29 0 8 6 19 20 19 12 0 29-10 29-31 0-28-31-35-49-35-31 0-49 28-57 41-13-36-40-41-56-41-55 0-85 68-85 82 0 4 5 4 6 4 3 0 6 0 7-4 18-57 53-70 71-70 9 0 29 5 29 35 0 17-10 53-29 126-9 33-28 55-51 55-3 0-15 0-26-6 13-4 25-14 25-29 0-14-12-19-20-19-16 0-29 14-29 31 0 24 26 35 49 35 36 0 55-37 57-41 6 21 25 41 57 41 54 0 84-68 84-82 0-4-5-4-6-4-5 0-6 1-7 4-17 58-54 70-71 70-20 0-29-17-29-35 0-12 4-23 10-47z">
            <text:p/>
          </draw:path>
          <draw:path draw:style-name="gr3" draw:text-style-name="P7" draw:layer="layout" svg:width="0.351cm" svg:height="0.352cm" svg:x="24.492cm" svg:y="4.423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014cm" svg:y="4.365cm" svg:viewBox="0 0 196 373" svg:d="M102 6c0-1 0-6-7-6-12 0-51 5-65 5-4 1-10 1-10 11 0 7 5 7 12 7 27 0 28 3 28 8 0 4-5 22-8 33l-44 172c-6 27-8 35-8 54 0 50 28 83 67 83 63 0 129-79 129-155 0-49-29-85-71-85-24 0-47 16-63 33zM52 205c3-11 3-12 8-18 26-35 49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246cm" svg:y="4.335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08cm" svg:height="0.022cm" svg:x="22.913cm" svg:y="4.945cm" svg:viewBox="0 0 2509 23" draw:points="1254,23 0,23 0,0 2509,0 2509,23">
            <text:p/>
          </draw:polygon>
          <draw:path draw:style-name="gr3" draw:text-style-name="P7" draw:layer="layout" svg:width="0.241cm" svg:height="0.239cm" svg:x="24.048cm" svg:y="5.216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631cm" svg:y="4.78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51cm" svg:y="4.855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6" draw:id="id46">
          <svg:title>TexMaths</svg:title>
          <svg:desc>15§display§ \frac{\tan (ax + b)}{a}  +  c§svg§600§FALSE§</svg:desc>
          <draw:polygon draw:style-name="gr2" draw:text-style-name="P6" draw:layer="layout" svg:width="3.504cm" svg:height="1.067cm" svg:x="22.94cm" svg:y="5.663cm" svg:viewBox="0 0 3505 1068" draw:points="1752,1068 0,1068 0,0 3505,0 3505,1068">
            <text:p/>
          </draw:polygon>
          <draw:path draw:style-name="gr3" draw:text-style-name="P7" draw:layer="layout" svg:width="0.166cm" svg:height="0.33cm" svg:x="22.924cm" svg:y="5.708cm" svg:viewBox="0 0 167 331" svg:d="M82 114h75v-17h-75v-97h-14c0 43-16 100-68 102v12h46v145c0 66 49 72 68 72 37 0 53-37 53-72v-30h-15v30c0 39-15 59-34 59-36 0-36-48-36-58z">
            <text:p/>
          </draw:path>
          <draw:path draw:style-name="gr3" draw:text-style-name="P7" draw:layer="layout" svg:width="0.238cm" svg:height="0.243cm" svg:x="23.141cm" svg:y="5.797cm" svg:viewBox="0 0 239 244" svg:d="M154 197c2 21 16 43 42 43 10 0 43-7 43-50v-29h-13v29c0 31-14 34-20 34-16 0-19-24-19-26v-107c0-21 0-42-19-62-20-21-47-29-73-29-43 0-79 25-79 60 0 16 10 25 24 25s24-11 24-25c0-6-3-24-27-24 15-18 40-24 58-24 25 0 55 20 55 67v21c-26 1-64 2-97 18-40 18-53 45-53 69 0 43 52 57 85 57 35 0 59-22 69-47zM150 110v53c0 51-37 69-61 69-27 0-48-20-48-46 0-29 23-73 109-76z">
            <text:p/>
          </draw:path>
          <draw:path draw:style-name="gr3" draw:text-style-name="P7" draw:layer="layout" svg:width="0.265cm" svg:height="0.233cm" svg:x="23.4cm" svg:y="5.799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3" draw:text-style-name="P7" draw:layer="layout" svg:width="0.123cm" svg:height="0.527cm" svg:x="23.728cm" svg:y="5.637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902cm" svg:y="5.799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174cm" svg:y="5.799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7 58-54 70-71 70-20 0-29-17-29-35 0-12 4-23 10-47z">
            <text:p/>
          </draw:path>
          <draw:path draw:style-name="gr3" draw:text-style-name="P7" draw:layer="layout" svg:width="0.351cm" svg:height="0.352cm" svg:x="24.607cm" svg:y="5.725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129cm" svg:y="5.667cm" svg:viewBox="0 0 196 373" svg:d="M102 6c0-1 0-6-7-6-12 0-51 5-65 5-4 1-10 1-10 11 0 7 5 7 12 7 27 0 27 3 27 8 0 4-4 22-7 33l-44 172c-6 27-8 35-8 54 0 50 28 83 67 83 63 0 129-79 129-155 0-49-29-85-71-85-24 0-47 16-63 33zM52 205c3-11 3-12 8-18 26-35 49-42 64-42 19 0 33 16 33 49 0 32-18 93-27 113-17 35-42 54-63 54-18 0-36-14-36-53 0-10 0-20 10-54z">
            <text:p/>
          </draw:path>
          <draw:path draw:style-name="gr3" draw:text-style-name="P7" draw:layer="layout" svg:width="0.123cm" svg:height="0.527cm" svg:x="25.361cm" svg:y="5.637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622cm" svg:height="0.022cm" svg:x="22.914cm" svg:y="6.247cm" svg:viewBox="0 0 2623 23" draw:points="1312,23 0,23 0,0 2623,0 2623,23">
            <text:p/>
          </draw:polygon>
          <draw:path draw:style-name="gr3" draw:text-style-name="P7" draw:layer="layout" svg:width="0.241cm" svg:height="0.239cm" svg:x="24.107cm" svg:y="6.518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746cm" svg:y="6.082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266cm" svg:y="6.157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9" draw:id="id49">
          <svg:title>TexMaths</svg:title>
          <svg:desc>15§display§- \frac{\cot (ax + b)}{a}  +  c§svg§600§FALSE§</svg:desc>
          <draw:polygon draw:style-name="gr2" draw:text-style-name="P6" draw:layer="layout" svg:width="3.918cm" svg:height="1.067cm" svg:x="22.716cm" svg:y="6.965cm" svg:viewBox="0 0 3919 1068" draw:points="1959,1068 0,1068 0,0 3919,0 3919,1068">
            <text:p/>
          </draw:polygon>
          <draw:path draw:style-name="gr3" draw:text-style-name="P7" draw:layer="layout" svg:width="0.322cm" svg:height="0.022cm" svg:x="22.733cm" svg:y="7.549cm" svg:viewBox="0 0 323 23" svg:d="M305 23c8 0 18 0 18-12 0-11-10-11-18-11h-287c-8 0-18 0-18 11 0 12 10 12 18 12z">
            <text:p/>
          </draw:path>
          <draw:path draw:style-name="gr3" draw:text-style-name="P7" draw:layer="layout" svg:width="0.201cm" svg:height="0.243cm" svg:x="23.18cm" svg:y="7.099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234cm" svg:height="0.243cm" svg:x="23.412cm" svg:y="7.099cm" svg:viewBox="0 0 235 244" svg:d="M235 124c0-68-54-124-117-124-66 0-118 58-118 124 0 68 55 120 118 120s117-53 117-120zM118 230c-23 0-46-12-60-36-14-22-14-55-14-74 0-20 0-49 12-73 15-24 40-35 62-35s45 11 58 34c15 22 15 54 15 74 0 19 0 48-12 71-11 24-35 39-61 39z">
            <text:p/>
          </draw:path>
          <draw:path draw:style-name="gr3" draw:text-style-name="P7" draw:layer="layout" svg:width="0.166cm" svg:height="0.33cm" svg:x="23.671cm" svg:y="7.01cm" svg:viewBox="0 0 167 331" svg:d="M82 114h75v-17h-75v-97h-14c0 43-16 100-68 102v12h46v145c0 66 49 72 68 72 37 0 53-37 53-72v-30h-15v30c0 39-15 59-34 59-36 0-36-48-36-58z">
            <text:p/>
          </draw:path>
          <draw:path draw:style-name="gr3" draw:text-style-name="P7" draw:layer="layout" svg:width="0.123cm" svg:height="0.527cm" svg:x="23.918cm" svg:y="6.939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4.092cm" svg:y="7.101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263cm" svg:height="0.239cm" svg:x="24.365cm" svg:y="7.101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3" draw:text-style-name="P7" draw:layer="layout" svg:width="0.351cm" svg:height="0.352cm" svg:x="24.798cm" svg:y="7.027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32cm" svg:y="6.969cm" svg:viewBox="0 0 196 373" svg:d="M102 6c0-1 0-6-7-6-12 0-51 5-65 5-4 1-10 1-10 11 0 7 5 7 12 7 27 0 28 3 28 8 0 4-5 22-8 33l-44 172c-6 27-8 35-8 54 0 50 28 83 67 83 63 0 129-79 129-155 0-49-29-85-71-85-24 0-47 16-63 33zM52 205c3-11 3-12 8-18 26-35 50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551cm" svg:y="6.939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63cm" svg:height="0.022cm" svg:x="23.162cm" svg:y="7.549cm" svg:viewBox="0 0 2564 23" draw:points="1283,23 0,23 0,0 2564,0 2564,23">
            <text:p/>
          </draw:polygon>
          <draw:path draw:style-name="gr3" draw:text-style-name="P7" draw:layer="layout" svg:width="0.241cm" svg:height="0.239cm" svg:x="24.326cm" svg:y="7.82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936cm" svg:y="7.384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455cm" svg:y="7.459cm" svg:viewBox="0 0 206 240" svg:d="M188 32c-8 0-15 0-24 9-8 7-8 17-8 20 0 12 8 18 19 18 16 0 30-12 30-33 0-27-25-46-63-46-71 0-142 76-142 150 0 48 31 90 86 90 76 0 120-56 120-62 0-4-3-8-6-8s-3 2-7 6c-42 52-99 52-107 52-32 0-46-25-46-58 0-21 10-73 28-105 16-30 46-53 75-53 18 0 38 6 45 20z">
            <text:p/>
          </draw:path>
        </draw:g>
        <draw:g xml:id="id52" draw:id="id52">
          <svg:title>TexMaths</svg:title>
          <svg:desc>15§display§ \frac{\sec (ax + b)}{a}  +  c§svg§600§FALSE§</svg:desc>
          <draw:polygon draw:style-name="gr2" draw:text-style-name="P6" draw:layer="layout" svg:width="3.419cm" svg:height="1.067cm" svg:x="22.94cm" svg:y="8.263cm" svg:viewBox="0 0 3420 1068" draw:points="1710,1068 0,1068 0,0 3420,0 3420,1068">
            <text:p/>
          </draw:polygon>
          <draw:path draw:style-name="gr3" draw:text-style-name="P7" draw:layer="layout" svg:width="0.173cm" svg:height="0.243cm" svg:x="22.931cm" svg:y="8.397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204cm" svg:height="0.243cm" svg:x="23.137cm" svg:y="8.397cm" svg:viewBox="0 0 205 244" svg:d="M44 104c4-79 48-92 66-92 54 0 60 71 60 92zM44 115h148c12 0 13 0 13-11 0-52-29-104-95-104-61 0-110 54-110 121 0 71 55 123 116 123 65 0 89-59 89-70 0-5-5-6-7-6-5 0-6 4-6 7-19 55-67 55-72 55-26 0-48-16-60-36-16-25-16-60-16-79z">
            <text:p/>
          </draw:path>
          <draw:path draw:style-name="gr3" draw:text-style-name="P7" draw:layer="layout" svg:width="0.201cm" svg:height="0.243cm" svg:x="23.374cm" svg:y="8.397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123cm" svg:height="0.527cm" svg:x="23.642cm" svg:y="8.237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816cm" svg:y="8.399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09cm" svg:y="8.399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3" draw:text-style-name="P7" draw:layer="layout" svg:width="0.351cm" svg:height="0.352cm" svg:x="24.522cm" svg:y="8.325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045cm" svg:y="8.267cm" svg:viewBox="0 0 196 373" svg:d="M102 6c0-1 0-6-7-6-12 0-51 5-65 5-4 1-10 1-10 11 0 7 5 7 12 7 27 0 28 3 28 8 0 4-5 22-8 33l-44 172c-6 27-8 35-8 54 0 50 28 83 67 83 63 0 129-79 129-155 0-49-29-85-71-85-24 0-47 16-63 33zM52 205c3-11 3-12 8-18 26-35 50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277cm" svg:y="8.237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37cm" svg:height="0.022cm" svg:x="22.914cm" svg:y="8.847cm" svg:viewBox="0 0 2538 23" draw:points="1270,23 0,23 0,0 2538,0 2538,23">
            <text:p/>
          </draw:polygon>
          <draw:path draw:style-name="gr3" draw:text-style-name="P7" draw:layer="layout" svg:width="0.241cm" svg:height="0.239cm" svg:x="24.065cm" svg:y="9.118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661cm" svg:y="8.682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81cm" svg:y="8.757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55" draw:id="id55">
          <svg:title>TexMaths</svg:title>
          <svg:desc>12§display§- \frac{\text {cosec} (ax + b)}{a}  +  c§svg§600§FALSE§</svg:desc>
          <draw:polygon draw:style-name="gr2" draw:text-style-name="P6" draw:layer="layout" svg:width="3.512cm" svg:height="0.853cm" svg:x="23.116cm" svg:y="9.66cm" svg:viewBox="0 0 3513 854" draw:points="1757,854 0,854 0,0 3513,0 3513,854">
            <text:p/>
          </draw:polygon>
          <draw:path draw:style-name="gr3" draw:text-style-name="P7" draw:layer="layout" svg:width="0.257cm" svg:height="0.017cm" svg:x="23.129cm" svg:y="10.126cm" svg:viewBox="0 0 258 18" svg:d="M244 18c7 0 14 0 14-9s-7-9-14-9h-230c-6 0-14 0-14 9s8 9 14 9z">
            <text:p/>
          </draw:path>
          <draw:path draw:style-name="gr3" draw:text-style-name="P7" draw:layer="layout" svg:width="0.16cm" svg:height="0.194cm" svg:x="23.488cm" svg:y="9.767cm" svg:viewBox="0 0 161 195" svg:d="M36 98c0-69 34-87 56-87 4 0 31 0 46 15-17 2-20 14-20 20 0 11 8 19 19 19 12 0 20-7 20-20 0-29-32-45-65-45-53 0-92 46-92 98 0 55 42 97 91 97 57 0 70-51 70-56 0-4-4-4-5-4-3 0-4 2-5 4-13 39-41 45-56 45-22 0-59-18-59-86z">
            <text:p/>
          </draw:path>
          <draw:path draw:style-name="gr3" draw:text-style-name="P7" draw:layer="layout" svg:width="0.187cm" svg:height="0.194cm" svg:x="23.673cm" svg:y="9.767cm" svg:viewBox="0 0 188 195" svg:d="M188 99c0-54-43-99-94-99-53 0-94 46-94 99 0 54 44 96 94 96 51 0 94-42 94-96zM94 184c-18 0-36-9-48-29-10-18-10-44-10-59 0-16 0-39 9-59 12-19 32-27 49-27 18 0 37 8 47 26 12 19 12 44 12 60 0 15 0 38-10 57-9 19-28 31-49 31z">
            <text:p/>
          </draw:path>
          <draw:path draw:style-name="gr3" draw:text-style-name="P7" draw:layer="layout" svg:width="0.138cm" svg:height="0.194cm" svg:x="23.886cm" svg:y="9.767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3" draw:text-style-name="P7" draw:layer="layout" svg:width="0.163cm" svg:height="0.194cm" svg:x="24.05cm" svg:y="9.767cm" svg:viewBox="0 0 164 195" svg:d="M36 83c2-63 38-73 52-73 44 0 48 56 48 73zM36 92h118c9 0 10 0 10-9 0-42-23-83-76-83-49 0-88 43-88 97 0 56 44 98 93 98 52 0 71-47 71-56 0-4-4-5-6-5-3 0-4 3-4 6-16 44-54 44-58 44-21 0-38-13-48-29-12-20-12-48-12-63z">
            <text:p/>
          </draw:path>
          <draw:path draw:style-name="gr3" draw:text-style-name="P7" draw:layer="layout" svg:width="0.16cm" svg:height="0.194cm" svg:x="24.24cm" svg:y="9.767cm" svg:viewBox="0 0 161 195" svg:d="M36 98c0-69 34-87 56-87 4 0 31 0 46 15-18 2-20 14-20 20 0 11 8 19 19 19 12 0 20-7 20-20 0-29-32-45-65-45-53 0-92 46-92 98 0 55 42 97 91 97 57 0 70-51 70-56 0-4-4-4-5-4-3 0-4 2-5 4-13 39-41 45-56 45-22 0-59-18-59-86z">
            <text:p/>
          </draw:path>
          <draw:path draw:style-name="gr3" draw:text-style-name="P7" draw:layer="layout" svg:width="0.098cm" svg:height="0.421cm" svg:x="24.455cm" svg:y="9.639cm" svg:viewBox="0 0 99 422" svg:d="M99 418c0-1 0-2-8-9-53-53-66-133-66-198 0-73 16-147 68-199 6-5 6-6 6-8 0-3-2-4-5-4-4 0-42 29-67 83-22 46-27 93-27 128 0 34 5 84 28 132 26 52 62 79 66 79 3 0 5-1 5-4z">
            <text:p/>
          </draw:path>
          <draw:path draw:style-name="gr3" draw:text-style-name="P7" draw:layer="layout" svg:width="0.193cm" svg:height="0.191cm" svg:x="24.595cm" svg:y="9.769cm" svg:viewBox="0 0 194 192" svg:d="M141 27c-8-15-20-27-39-27-49 0-102 62-102 124 0 40 23 68 57 68 8 0 29-2 54-32 4 17 19 32 39 32 15 0 25-10 31-23 7-16 13-41 13-42 0-4-4-4-5-4-4 0-5 1-6 7-7 27-15 52-32 52-12 0-13-10-13-19 0-10 1-12 6-32 5-17 5-22 9-37l15-59c3-13 3-13 3-15 0-8-5-11-12-11-10 0-17 9-18 18zM113 137c-2 8-2 8-7 16-20 23-37 29-48 29-22 0-28-23-28-39 0-21 13-74 24-93 12-25 31-40 49-40 28 0 33 34 33 37 0 2-1 5-2 7z">
            <text:p/>
          </draw:path>
          <draw:path draw:style-name="gr3" draw:text-style-name="P7" draw:layer="layout" svg:width="0.21cm" svg:height="0.191cm" svg:x="24.812cm" svg:y="9.769cm" svg:viewBox="0 0 211 192" svg:d="M130 59c2-11 11-49 41-49 2 0 12 0 21 4-12 3-20 14-20 23 0 7 5 16 16 16 10 0 23-8 23-25 0-22-25-28-39-28-25 0-40 22-45 33-11-29-33-33-45-33-45 0-69 55-69 65 0 4 4 4 5 4 4 0 5 0 6-4 14-45 42-55 57-55 7 0 23 3 23 27 0 14-8 43-23 101-7 27-22 44-41 44-3 0-12 0-21-5 11-2 20-11 20-23 0-11-9-15-16-15-12 0-23 12-23 25 0 19 21 28 39 28 29 0 44-30 45-33 5 17 21 33 46 33 44 0 68-55 68-65 0-4-4-4-5-4-4 0-5 1-6 4-14 46-43 55-56 55-17 0-23-13-23-28 0-9 2-18 7-37z">
            <text:p/>
          </draw:path>
          <draw:path draw:style-name="gr3" draw:text-style-name="P7" draw:layer="layout" svg:width="0.28cm" svg:height="0.281cm" svg:x="25.159cm" svg:y="9.709cm" svg:viewBox="0 0 281 282" svg:d="M150 150h118c6 0 13 0 13-9s-7-9-13-9h-118v-118c0-6 0-14-9-14s-9 8-9 14v118h-118c-6 0-14 0-14 9s8 9 14 9h118v118c0 5 0 14 9 14s9-9 9-14z">
            <text:p/>
          </draw:path>
          <draw:path draw:style-name="gr3" draw:text-style-name="P7" draw:layer="layout" svg:width="0.155cm" svg:height="0.297cm" svg:x="25.577cm" svg:y="9.663cm" svg:viewBox="0 0 156 298" svg:d="M82 5c0-1 0-5-6-5-10 0-40 4-52 4-3 1-8 1-8 8 0 6 4 6 10 6 21 0 22 3 22 7 0 3-4 17-7 26l-34 138c-5 21-7 28-7 43 0 39 22 66 54 66 50 0 102-63 102-123 0-40-23-69-56-69-19 0-38 13-50 26zM41 164c3-9 3-10 7-14 21-28 40-34 51-34 15 0 27 13 27 39 0 25-15 74-22 91-14 27-34 43-50 43-15 0-28-12-28-42 0-9 0-17 7-44z">
            <text:p/>
          </draw:path>
          <draw:path draw:style-name="gr3" draw:text-style-name="P7" draw:layer="layout" svg:width="0.098cm" svg:height="0.421cm" svg:x="25.762cm" svg:y="9.639cm" svg:viewBox="0 0 99 422" svg:d="M99 211c0-33-5-83-28-131-26-52-62-80-67-80-2 0-4 2-4 4s0 3 8 10c42 42 66 109 66 197 0 72-15 147-68 200-6 5-6 6-6 7 0 3 2 4 4 4 5 0 43-29 68-82 22-46 27-93 27-129z">
            <text:p/>
          </draw:path>
          <draw:polygon draw:style-name="gr3" draw:text-style-name="P7" draw:layer="layout" svg:width="2.428cm" svg:height="0.017cm" svg:x="23.473cm" svg:y="10.126cm" svg:viewBox="0 0 2429 18" draw:points="1214,18 0,18 0,0 2429,0 2429,18">
            <text:p/>
          </draw:polygon>
          <draw:path draw:style-name="gr3" draw:text-style-name="P7" draw:layer="layout" svg:width="0.193cm" svg:height="0.191cm" svg:x="24.593cm" svg:y="10.343cm" svg:viewBox="0 0 194 192" svg:d="M141 27c-8-15-20-27-39-27-49 0-102 62-102 124 0 40 23 68 57 68 8 0 29-2 54-32 4 17 19 32 39 32 15 0 25-10 31-23 7-16 13-41 13-42 0-4-4-4-5-4-5 0-5 1-6 7-7 27-15 52-32 52-12 0-13-10-13-19 0-10 1-12 6-32 5-17 5-22 9-37l15-59c3-13 3-13 3-15 0-8-5-11-12-11-10 0-17 9-18 18zM113 137c-2 8-2 8-8 16-19 23-36 29-47 29-22 0-28-23-28-39 0-21 13-74 24-93 12-25 31-40 49-40 28 0 33 34 33 37 0 2-1 5-2 7z">
            <text:p/>
          </draw:path>
          <draw:path draw:style-name="gr3" draw:text-style-name="P7" draw:layer="layout" svg:width="0.28cm" svg:height="0.281cm" svg:x="26.07cm" svg:y="9.995cm" svg:viewBox="0 0 281 282" svg:d="M150 150h118c6 0 13 0 13-9s-7-9-13-9h-118v-118c0-6 0-14-9-14s-9 8-9 14v118h-118c-6 0-14 0-14 9s8 9 14 9h118v118c0 5 0 14 9 14s9-9 9-14z">
            <text:p/>
          </draw:path>
          <draw:path draw:style-name="gr3" draw:text-style-name="P7" draw:layer="layout" svg:width="0.164cm" svg:height="0.191cm" svg:x="26.485cm" svg:y="10.054cm" svg:viewBox="0 0 165 192" svg:d="M151 26c-7 0-13 0-19 7-7 5-8 13-8 16 0 10 8 14 16 14 13 0 24-9 24-27 0-21-20-36-51-36-56 0-113 60-113 120 0 38 25 72 69 72 61 0 96-45 96-50 0-3-3-6-5-6-3 0-4 1-5 5-34 41-80 41-86 41-26 0-37-20-37-46 0-17 8-58 23-84 12-24 36-42 59-42 15 0 31 4 37 16z">
            <text:p/>
          </draw:path>
        </draw:g>
        <draw:g xml:id="id57" draw:id="id57">
          <svg:title>TexMaths</svg:title>
          <svg:desc>24§display§\smallint a^x \ dx§svg§600§FALSE§</svg:desc>
          <draw:polygon draw:style-name="gr2" draw:text-style-name="P6" draw:layer="layout" svg:width="2.537cm" svg:height="0.708cm" svg:x="16.613cm" svg:y="11.069cm" svg:viewBox="0 0 2538 709" draw:points="1269,709 0,709 0,0 2538,0 2538,709">
            <text:p/>
          </draw:polygon>
          <draw:path draw:style-name="gr3" draw:text-style-name="P7" draw:layer="layout" svg:width="0.352cm" svg:height="0.787cm" svg:x="16.617cm" svg:y="11.031cm" svg:viewBox="0 0 353 788" svg:d="M321 35c-29 2-37 23-37 34 0 21 17 35 35 35 17 0 34-12 34-37 0-32-27-67-67-67-71 0-86 92-100 158-23 127-40 234-54 382-3 44-9 92-15 133-8 63-21 98-52 98-13 0-27-10-32-17 28 0 36-22 36-35 0-19-17-33-34-33-18 0-35 10-35 35 0 33 27 67 67 67 71 0 87-90 100-159 23-122 40-229 54-379 4-46 9-94 15-135 8-63 21-96 52-96 15 0 27 8 33 16z">
            <text:p/>
          </draw:path>
          <draw:path draw:style-name="gr3" draw:text-style-name="P7" draw:layer="layout" svg:width="0.387cm" svg:height="0.383cm" svg:x="17.191cm" svg:y="11.263cm" svg:viewBox="0 0 388 384" svg:d="M282 54c-15-31-40-54-79-54-97 0-203 125-203 248 0 81 46 136 113 136 18 0 60-3 110-63 7 35 36 63 76 63 31 0 50-19 64-46 13-30 25-82 25-84 0-8-8-8-10-8-9 0-9 2-11 15-16 54-31 104-66 104-23 0-25-21-25-38 0-19 2-25 12-64 10-34 10-44 17-75l31-119c6-25 6-25 6-29 0-15-10-23-23-23-21 0-35 20-37 37zM227 275c-4 15-4 15-18 31-36 46-71 59-94 59-42 0-55-46-55-79 0-42 26-148 48-186 24-50 63-81 97-81 56 0 68 69 68 75 0 4-2 10-4 14z">
            <text:p/>
          </draw:path>
          <draw:path draw:style-name="gr3" draw:text-style-name="P7" draw:layer="layout" svg:width="0.318cm" svg:height="0.268cm" svg:x="17.63cm" svg:y="11.027cm" svg:viewBox="0 0 319 269" svg:d="M119 200c-6 19-25 52-56 52-2 0-19 0-32-8 25-8 27-29 27-33 0-13-10-23-23-23-18 0-35 16-35 37 0 31 33 44 61 44 29 0 52-17 68-42 15 31 48 42 71 42 69 0 103-75 103-92 0-8-7-8-9-8-8 0-8 4-10 12-13 40-48 71-82 71-23 0-37-16-37-39 0-15 15-69 31-136 13-46 40-60 59-60 0 0 20 0 31 8-17 6-25 21-25 33 0 13 10 23 23 23 14 0 35-12 35-37 0-34-39-44-64-44-28 0-52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7cm" svg:x="18.343cm" svg:y="11.05cm" svg:viewBox="0 0 403 598" svg:d="M403 10c0-2 0-10-11-10-12 0-93 8-108 10-6 0-11 3-11 15s7 12 21 12c40 0 42 5 42 13l-4 17-50 200c-15-31-40-54-79-54-97 0-203 125-203 248 0 81 46 137 113 137 18 0 60-4 110-64 7 35 36 64 76 64 31 0 50-19 64-48 13-29 25-81 25-83 0-9-8-9-10-9-9 0-9 3-11 15-16 56-31 106-66 106-23 0-25-22-25-39 0-21 2-27 6-40zM227 486c-4 16-4 18-18 33-36 46-71 60-94 60-42 0-55-47-55-79 0-42 26-148 48-187 24-50 63-80 97-80 56 0 68 69 68 75 0 3-2 9-4 13z">
            <text:p/>
          </draw:path>
          <draw:path draw:style-name="gr3" draw:text-style-name="P7" draw:layer="layout" svg:width="0.421cm" svg:height="0.383cm" svg:x="18.771cm" svg:y="11.263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3 41-47 0-23-19-30-33-30-25 0-46 23-46 50 0 38 42 55 81 55 55 0 86-59 88-65 10 33 40 65 92 65 86 0 134-109 134-130 0-8-7-8-9-8-8 0-10 2-12 8-27 92-86 111-113 111-33 0-46-27-46-56 0-19 6-36 15-74z">
            <text:p/>
          </draw:path>
        </draw:g>
        <draw:g xml:id="id58" draw:id="id58">
          <svg:title>TexMaths</svg:title>
          <svg:desc>15§display§ \frac{ a^x }{ \log a}  +  c§svg§600§FALSE§</svg:desc>
          <draw:polygon draw:style-name="gr2" draw:text-style-name="P6" draw:layer="layout" svg:width="1.928cm" svg:height="1.129cm" svg:x="23.14cm" svg:y="10.862cm" svg:viewBox="0 0 1929 1130" draw:points="965,1130 0,1130 0,0 1929,0 1929,1130">
            <text:p/>
          </draw:polygon>
          <draw:path draw:style-name="gr3" draw:text-style-name="P7" draw:layer="layout" svg:width="0.241cm" svg:height="0.239cm" svg:x="23.386cm" svg:y="10.957cm" svg:viewBox="0 0 242 240" svg:d="M176 34c-9-20-25-34-49-34-61 0-127 78-127 155 0 50 29 85 71 85 11 0 37-2 68-39 5 21 23 39 48 39 19 0 31-12 40-29 8-19 15-51 15-52 0-5-4-5-6-5-6 0-6 1-7 9-9 34-19 65-41 65-14 0-15-13-15-24 0-12 1-15 7-39 6-22 6-28 11-47l19-75c4-15 4-15 4-18 0-9-6-14-15-14-13 0-21 12-23 23zM142 172c-3 9-3 9-11 19-23 29-45 37-59 37-26 0-35-29-35-49 0-26 17-93 30-117 16-31 40-50 61-50 35 0 42 43 42 47 0 2-1 6-2 8z">
            <text:p/>
          </draw:path>
          <draw:path draw:style-name="gr3" draw:text-style-name="P7" draw:layer="layout" svg:width="0.198cm" svg:height="0.167cm" svg:x="23.662cm" svg:y="10.836cm" svg:viewBox="0 0 199 168" svg:d="M74 125c-3 12-15 32-34 32-2 0-12 0-21-4 16-5 17-19 17-21 0-8-6-14-14-14-11 0-22 9-22 22 0 20 20 28 38 28s33-11 42-26c10 19 30 26 45 26 43 0 65-47 65-58 0-4-5-4-6-4-5 0-5 2-6 7-9 25-30 44-52 44-14 0-23-9-23-24 0-9 10-43 19-85 9-29 26-37 38-37 0 0 12 0 19 5-11 3-16 13-16 20 0 8 6 14 15 14 8 0 21-7 21-22 0-22-24-28-39-28-18 0-33 12-41 26-7-15-24-26-45-26-42 0-66 46-66 56 0 5 5 5 6 5 5 0 6-1 8-6 9-29 32-44 51-44 12 0 22 6 22 24 0 7-5 26-7 38z">
            <text:p/>
          </draw:path>
          <draw:polygon draw:style-name="gr3" draw:text-style-name="P7" draw:layer="layout" svg:width="1.047cm" svg:height="0.022cm" svg:x="23.114cm" svg:y="11.405cm" svg:viewBox="0 0 1048 23" draw:points="524,23 0,23 0,0 1048,0 1048,23">
            <text:p/>
          </draw:polygon>
          <draw:path draw:style-name="gr3" draw:text-style-name="P7" draw:layer="layout" svg:width="0.118cm" svg:height="0.366cm" svg:x="23.131cm" svg:y="11.543cm" svg:viewBox="0 0 119 367" svg:d="M77 0l-77 6v17c37 0 42 3 42 29v275c0 24-6 24-42 24v16c18-1 46-1 59-1s39 0 60 1v-16c-36 0-42 0-42-24z">
            <text:p/>
          </draw:path>
          <draw:path draw:style-name="gr3" draw:text-style-name="P7" draw:layer="layout" svg:width="0.234cm" svg:height="0.243cm" svg:x="23.275cm" svg:y="11.673cm" svg:viewBox="0 0 235 244" svg:d="M235 124c0-68-54-124-117-124-66 0-118 58-118 124 0 68 55 120 118 120s117-53 117-120zM118 231c-23 0-46-12-60-36-14-23-14-56-14-75 0-20 0-49 12-73 15-24 40-35 62-35s45 11 58 34c15 22 15 54 15 74 0 19 0 48-12 71-11 24-35 40-61 40z">
            <text:p/>
          </draw:path>
          <draw:path draw:style-name="gr3" draw:text-style-name="P7" draw:layer="layout" svg:width="0.241cm" svg:height="0.348cm" svg:x="23.539cm" svg:y="11.671cm" svg:viewBox="0 0 242 349" svg:d="M103 149c-47 0-47-53-47-65 0-14 2-31 9-44 5-8 17-22 38-22 46 0 46 53 46 65 0 14 0 31-9 44-4 7-16 22-37 22zM41 169c0-2 0-14 9-25 21 16 42 17 53 17 49 0 85-36 85-77 0-20-8-40-21-52 19-18 38-20 48-20 1 0 3 0 5 0-6 2-9 8-9 14 0 10 7 16 16 16 5 0 15-4 15-16 0-9-7-26-27-26-11 0-34 4-57 25-21-18-44-19-55-19-49 0-86 36-86 77 0 24 12 43 25 55-7 7-17 25-17 43 0 17 7 38 24 47-32 10-49 33-49 54 0 37 53 67 118 67 62 0 117-27 117-68 0-19-8-46-35-61-28-15-58-15-91-15-13 0-36 0-39 0-17-2-29-19-29-36zM118 336c-54 0-90-26-90-54 0-25 20-44 43-45h31c46 0 106 0 106 45 0 28-39 54-90 54z">
            <text:p/>
          </draw:path>
          <draw:path draw:style-name="gr3" draw:text-style-name="P7" draw:layer="layout" svg:width="0.241cm" svg:height="0.239cm" svg:x="23.903cm" svg:y="11.675cm" svg:viewBox="0 0 242 240" svg:d="M176 34c-9-20-25-34-49-34-61 0-127 78-127 155 0 50 29 85 71 85 11 0 37-2 68-39 5 21 23 39 48 39 19 0 31-12 40-29 8-19 15-51 15-52 0-5-4-5-6-5-6 0-6 1-7 9-9 34-19 65-41 65-14 0-15-13-15-24 0-12 1-15 7-39 6-22 6-28 11-47l19-75c4-15 4-15 4-18 0-9-6-14-15-14-13 0-21 12-23 23zM142 172c-3 9-3 9-11 19-23 29-45 37-59 37-26 0-35-29-35-49 0-26 17-93 30-117 16-31 40-50 61-50 35 0 42 43 42 47 0 2-1 6-2 8z">
            <text:p/>
          </draw:path>
          <draw:path draw:style-name="gr3" draw:text-style-name="P7" draw:layer="layout" svg:width="0.35cm" svg:height="0.352cm" svg:x="24.371cm" svg:y="11.239cm" svg:viewBox="0 0 351 353" svg:d="M187 187h148c7 0 16 0 16-10 0-11-9-11-16-11h-148v-148c0-8 0-18-11-18-10 0-10 10-10 18v148h-148c-8 0-18 0-18 11 0 10 10 10 18 10h148v148c0 7 0 18 10 18 11 0 11-11 11-18z">
            <text:p/>
          </draw:path>
          <draw:path draw:style-name="gr3" draw:text-style-name="P7" draw:layer="layout" svg:width="0.205cm" svg:height="0.239cm" svg:x="24.891cm" svg:y="11.314cm" svg:viewBox="0 0 206 240" svg:d="M188 32c-8 0-15 0-24 9-8 7-9 17-9 20 0 12 9 18 20 18 16 0 30-12 30-33 0-27-25-46-63-46-71 0-142 76-142 150 0 48 31 90 86 90 76 0 120-56 120-62 0-4-3-7-6-7s-4 1-7 6c-42 51-99 51-107 51-32 0-46-25-46-57 0-22 10-74 28-106 16-30 46-53 75-53 18 0 38 6 45 20z">
            <text:p/>
          </draw:path>
        </draw:g>
        <draw:g xml:id="id60" draw:id="id60">
          <svg:title>TexMaths</svg:title>
          <svg:desc>24§display§\smallint e^x \ dx§svg§600§FALSE§</svg:desc>
          <draw:polygon draw:style-name="gr2" draw:text-style-name="P6" draw:layer="layout" svg:width="2.485cm" svg:height="0.708cm" svg:x="16.614cm" svg:y="12.368cm" svg:viewBox="0 0 2486 709" draw:points="1243,709 0,709 0,0 2486,0 2486,709">
            <text:p/>
          </draw:polygon>
          <draw:path draw:style-name="gr3" draw:text-style-name="P7" draw:layer="layout" svg:width="0.352cm" svg:height="0.787cm" svg:x="16.618cm" svg:y="12.33cm" svg:viewBox="0 0 353 788" svg:d="M321 35c-29 2-37 23-37 34 0 21 18 35 35 35s34-12 34-37c0-32-26-67-67-67-71 0-86 92-100 158-23 127-40 234-53 382-4 44-10 92-16 133-8 63-21 98-52 98-13 0-27-10-32-17 28 0 36-22 36-35 0-19-17-33-34-33-18 0-35 10-35 35 0 33 27 67 67 67 71 0 87-90 100-159 23-122 40-229 54-379 4-46 10-94 15-135 8-63 21-96 52-96 16 0 27 8 33 16z">
            <text:p/>
          </draw:path>
          <draw:path draw:style-name="gr3" draw:text-style-name="P7" draw:layer="layout" svg:width="0.326cm" svg:height="0.383cm" svg:x="17.196cm" svg:y="12.562cm" svg:viewBox="0 0 327 384" svg:d="M119 179c25 0 88-2 131-19 59-25 63-75 63-87 0-38-33-73-90-73-94 0-223 83-223 231 0 86 50 153 133 153 122 0 194-90 194-99 0-6-6-12-12-12-4 0-6 2-10 10-67 82-159 82-171 82-65 0-73-71-73-98 0-9 0-36 14-88zM81 160c32-129 119-141 142-141 40 0 61 25 61 54 0 87-134 87-169 87z">
            <text:p/>
          </draw:path>
          <draw:path draw:style-name="gr3" draw:text-style-name="P7" draw:layer="layout" svg:width="0.318cm" svg:height="0.268cm" svg:x="17.578cm" svg:y="12.326cm" svg:viewBox="0 0 319 269" svg:d="M119 200c-6 19-25 52-56 52-2 0-19 0-32-8 25-8 27-29 27-33 0-13-10-23-23-23-18 0-35 16-35 37 0 31 33 44 61 44 29 0 52-17 68-42 15 31 48 42 71 42 69 0 104-75 104-92 0-8-8-8-10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7cm" svg:x="18.291cm" svg:y="12.349cm" svg:viewBox="0 0 403 598" svg:d="M403 10c0-2 0-10-11-10-12 0-92 8-108 10-5 0-11 3-11 15s7 12 21 12c40 0 42 5 42 13l-4 17-50 200c-15-31-40-54-78-54-98 0-204 125-204 248 0 81 46 137 113 137 18 0 60-4 110-64 8 35 36 64 77 64 30 0 50-19 63-48 14-29 25-81 25-83 0-9-8-9-10-9-9 0-9 3-11 15-15 56-31 106-65 106-23 0-25-22-25-39 0-21 2-27 5-40zM227 486c-4 16-4 18-18 33-36 46-71 60-94 60-42 0-55-47-55-79 0-42 26-148 48-187 25-50 63-80 98-80 55 0 67 69 67 75 0 3-2 9-4 13z">
            <text:p/>
          </draw:path>
          <draw:path draw:style-name="gr3" draw:text-style-name="P7" draw:layer="layout" svg:width="0.422cm" svg:height="0.383cm" svg:x="18.721cm" svg:y="12.562cm" svg:viewBox="0 0 423 384" svg:d="M259 119c4-23 23-100 83-100 6 0 25 0 42 10-23 6-40 27-40 46 0 13 9 31 33 31 19 0 46-16 46-50 0-44-50-56-79-56-50 0-79 44-90 65-22-57-66-65-91-65-88 0-136 110-136 131 0 7 8 7 9 7 8 0 10 0 12-7 29-91 85-112 113-112 16 0 46 8 46 56 0 27-15 85-46 202-13 54-44 88-80 88-6 0-25 0-43-9 22-6 41-23 41-47 0-23-19-30-33-30-25 0-46 23-46 50 0 38 42 55 79 55 57 0 88-59 90-65 10 33 40 65 90 65 89 0 137-109 137-130 0-8-8-8-10-8-8 0-9 2-11 8-27 92-87 111-114 111-32 0-46-27-46-56 0-19 6-36 16-74z">
            <text:p/>
          </draw:path>
        </draw:g>
        <draw:g xml:id="id61" draw:id="id61">
          <svg:title>TexMaths</svg:title>
          <svg:desc>24§display§e^x \ + \ c§svg§600§FALSE§</svg:desc>
          <draw:polygon draw:style-name="gr2" draw:text-style-name="P6" draw:layer="layout" svg:width="2.689cm" svg:height="0.595cm" svg:x="22.918cm" svg:y="12.368cm" svg:viewBox="0 0 2690 596" draw:points="1346,596 0,596 0,0 2690,0 2690,596">
            <text:p/>
          </draw:polygon>
          <draw:path draw:style-name="gr3" draw:text-style-name="P7" draw:layer="layout" svg:width="0.325cm" svg:height="0.383cm" svg:x="22.914cm" svg:y="12.562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7" draw:layer="layout" svg:width="0.318cm" svg:height="0.268cm" svg:x="23.296cm" svg:y="12.326cm" svg:viewBox="0 0 319 269" svg:d="M119 200c-6 19-25 52-56 52-2 0-19 0-32-8 25-8 27-29 27-33 0-13-10-23-23-23-18 0-35 16-35 37 0 31 33 44 61 44 29 0 52-17 68-42 15 30 48 42 71 42 69 0 103-75 103-92 0-8-7-8-9-8-8 0-8 4-10 12-13 40-48 71-82 71-23 0-37-16-37-39 0-15 15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562cm" svg:height="0.564cm" svg:x="24.208cm" svg:y="12.443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29cm" svg:height="0.383cm" svg:x="25.322cm" svg:y="12.562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</draw:g>
        <draw:g xml:id="id63" draw:id="id63">
          <svg:title>TexMaths</svg:title>
          <svg:desc>14§display§\int \frac{1}{ x }} \ dx§svg§600§FALSE§</svg:desc>
          <draw:polygon draw:style-name="gr2" draw:text-style-name="P6" draw:layer="layout" svg:width="1.604cm" svg:height="1.045cm" svg:x="16.714cm" svg:y="13.555cm" svg:viewBox="0 0 1605 1046" draw:points="802,1046 0,1046 0,0 1605,0 1605,1046">
            <text:p/>
          </draw:polygon>
          <draw:path draw:style-name="gr3" draw:text-style-name="P7" draw:layer="layout" svg:width="0.437cm" svg:height="1.094cm" svg:x="16.717cm" svg:y="13.53cm" svg:viewBox="0 0 438 1095" svg:d="M24 1073c15 0 24-12 24-24 0-17-12-25-23-25-13 0-25 8-25 25 0 26 25 46 55 46 75 0 103-115 138-258 38-156 70-314 97-472 18-104 36-202 53-266 5-25 22-88 42-88 15 0 27 9 30 11-17 2-25 12-25 24 0 17 12 25 23 25 13 0 25-8 25-25 0-27-27-46-54-46-38 0-65 54-93 155-1 4-68 252-122 575-13 75-28 158-44 226-8 36-31 129-71 129-18 0-29-12-30-12z">
            <text:p/>
          </draw:path>
          <draw:path draw:style-name="gr3" draw:text-style-name="P7" draw:layer="layout" svg:width="0.163cm" svg:height="0.329cm" svg:x="17.384cm" svg:y="13.539cm" svg:viewBox="0 0 164 330" svg:d="M102 12c0-11 0-12-11-12-32 31-75 31-91 31v16c10 0 39 0 65-13v256c0 18-1 24-46 24h-16v16c17-3 61-3 80-3 20 0 63 0 81 3v-16h-16c-45 0-46-6-46-24z">
            <text:p/>
          </draw:path>
          <draw:polygon draw:style-name="gr3" draw:text-style-name="P7" draw:layer="layout" svg:width="0.281cm" svg:height="0.02cm" svg:x="17.322cm" svg:y="14.067cm" svg:viewBox="0 0 282 21" draw:points="141,21 0,21 0,0 282,0 282,21">
            <text:p/>
          </draw:polygon>
          <draw:path draw:style-name="gr3" draw:text-style-name="P7" draw:layer="layout" svg:width="0.245cm" svg:height="0.223cm" svg:x="17.337cm" svg:y="14.32cm" svg:viewBox="0 0 246 224" svg:d="M151 69c2-13 14-58 48-58 4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1-35 53-38 5 19 23 38 52 38 52 0 80-64 80-76 0-5-5-5-6-5-4 0-5 2-7 5-15 54-50 65-66 65-19 0-27-16-27-33 0-11 4-21 9-43z">
            <text:p/>
          </draw:path>
          <draw:path draw:style-name="gr3" draw:text-style-name="P7" draw:layer="layout" svg:width="0.234cm" svg:height="0.348cm" svg:x="17.847cm" svg:y="13.858cm" svg:viewBox="0 0 235 349" svg:d="M235 6c0-2 0-6-6-6-7 0-54 4-63 6-4 0-7 2-7 9 0 6 5 6 12 6 24 0 25 4 25 8l-2 10-29 117c-9-18-24-32-46-32-57 0-119 73-119 145 0 47 27 80 66 80 10 0 35-3 64-37 4 20 21 37 45 37 18 0 29-12 37-28 8-17 14-48 14-49 0-5-4-5-5-5-6 0-6 2-7 9-9 32-18 61-38 61-14 0-15-12-15-22 0-12 1-16 4-24zM132 284c-2 9-2 10-10 19-21 27-41 34-55 34-24 0-32-27-32-46 0-24 15-86 28-108 14-29 37-47 57-47 31 0 39 40 39 43s-1 6-2 8z">
            <text:p/>
          </draw:path>
          <draw:path draw:style-name="gr3" draw:text-style-name="P7" draw:layer="layout" svg:width="0.245cm" svg:height="0.223cm" svg:x="18.098cm" svg:y="13.983cm" svg:viewBox="0 0 246 224" svg:d="M151 69c2-13 14-58 48-58 3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0-35 53-38 5 19 23 38 52 38 52 0 80-64 80-76 0-5-5-5-6-5-4 0-5 2-7 5-16 54-50 65-66 65-19 0-27-16-27-33 0-11 4-21 9-43z">
            <text:p/>
          </draw:path>
        </draw:g>
        <draw:g xml:id="id64" draw:id="id64">
          <svg:title>TexMaths</svg:title>
          <svg:desc>24§display§\log x \ + \ c§svg§600§FALSE§</svg:desc>
          <draw:polygon draw:style-name="gr2" draw:text-style-name="P6" draw:layer="layout" svg:width="3.582cm" svg:height="0.676cm" svg:x="22.931cm" svg:y="13.769cm" svg:viewBox="0 0 3583 677" draw:points="1793,677 0,677 0,0 3583,0 3583,677">
            <text:p/>
          </draw:polygon>
          <draw:path draw:style-name="gr3" draw:text-style-name="P7" draw:layer="layout" svg:width="0.189cm" svg:height="0.587cm" svg:x="22.916cm" svg:y="13.727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375cm" svg:height="0.389cm" svg:x="23.146cm" svg:y="13.935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387cm" svg:height="0.558cm" svg:x="23.569cm" svg:y="13.931cm" svg:viewBox="0 0 388 559" svg:d="M165 238c-75 0-75-84-75-103 0-24 2-50 14-72 7-11 27-34 61-34 73 0 73 84 73 104 0 23 0 50-13 71-8 11-27 34-60 34zM65 271c0-4 0-23 16-40 32 25 67 27 84 27 79 0 136-58 136-123 0-33-13-64-34-83 31-29 61-33 77-33 1 0 5 0 7 0-9 4-13 14-13 23 0 16 11 25 25 25 7 0 25-5 25-25 0-15-12-42-44-42-18 0-54 6-91 40-34-28-71-30-88-30-79 0-138 57-138 123 0 38 19 69 40 88-11 12-27 40-27 69 0 27 12 60 39 75-52 16-79 52-79 87 0 59 84 107 188 107 100 0 188-44 188-109 0-31-13-73-55-98-47-23-95-23-146-23-21 0-58 0-64 0-27-4-46-31-46-58zM188 538c-86 0-144-42-144-86 0-41 33-71 69-73h50c73 0 169 0 169 73 0 44-61 86-144 86z">
            <text:p/>
          </draw:path>
          <draw:path draw:style-name="gr3" draw:text-style-name="P7" draw:layer="layout" svg:width="0.421cm" svg:height="0.383cm" svg:x="24.142cm" svg:y="13.94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4 41-47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7" draw:layer="layout" svg:width="0.561cm" svg:height="0.564cm" svg:x="25.116cm" svg:y="13.821cm" svg:viewBox="0 0 562 565" svg:d="M299 300h237c11 0 26 0 26-17 0-18-15-18-26-18h-237v-236c0-14 0-29-17-29s-17 15-17 29v236h-236c-14 0-29 0-29 18 0 17 15 17 29 17h236v236c0 12 0 29 17 29s17-17 17-29z">
            <text:p/>
          </draw:path>
          <draw:path draw:style-name="gr3" draw:text-style-name="P7" draw:layer="layout" svg:width="0.329cm" svg:height="0.383cm" svg:x="26.229cm" svg:y="13.94cm" svg:viewBox="0 0 330 384" svg:d="M301 52c-13 0-25 0-38 13-13 12-15 27-15 33 0 19 15 29 32 29 25 0 48-19 48-54 0-42-40-73-102-73-113 0-226 121-226 240 0 77 50 144 138 144 121 0 192-90 192-100 0-5-6-11-9-11-6 0-8 2-12 10-67 82-159 82-171 82-52 0-75-40-75-92 0-35 18-117 46-169 25-48 73-85 119-85 29 0 62 10 73 3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" smil:attributeName="visibility" smil:to="visible"/>
                  <anim:animate smil:begin="0s" smil:dur="0.5s" smil:fill="hold" smil:decelerate="0.5" smil:targetElement="id3" smil:attributeName="rotate" smil:values="-90;0" smil:keyTimes="0;1"/>
                  <anim:animate smil:begin="0s" smil:dur="0.5s" smil:fill="hold" smil:decelerate="0.5" smil:targetElement="id3" smil:attributeName="width" smil:values="width;width*.05" smil:keyTimes="0;1"/>
                  <anim:animate smil:begin="0.5s" smil:dur="0.5s" smil:fill="hold" smil:accelerate="0.5" smil:targetElement="id3" smil:attributeName="width" smil:values="width*.05;width" smil:keyTimes="0;1"/>
                  <anim:animate smil:dur="1s" smil:fill="hold" smil:targetElement="id3" smil:attributeName="height" smil:values="height;height" smil:keyTimes="0;1"/>
                  <anim:animate smil:begin="0s" smil:dur="0.5s" smil:fill="hold" smil:decelerate="0.5" smil:targetElement="id3" smil:attributeName="x" smil:values="x+.4;x" smil:keyTimes="0;1"/>
                  <anim:animate smil:begin="0s" smil:dur="0.5s" smil:fill="hold" smil:decelerate="0.5" smil:targetElement="id3" smil:attributeName="y" smil:values="y-.2;y+.1" smil:keyTimes="0;1"/>
                  <anim:animate smil:begin="0.5s" smil:dur="0.5s" smil:fill="hold" smil:accelerate="0.5" smil:targetElement="id3" smil:attributeName="y" smil:values="y+.1;y" smil:keyTimes="0;1"/>
                  <anim:transitionFilter smil:begin="0s" smil:dur="1s" smil:decelerate="0.5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width*0.05;width" smil:keyTimes="0;1"/>
                  <anim:animate smil:dur="0.5s" smil:fill="hold" smil:targetElement="id5" smil:attributeName="height" smil:values="height;height" smil:keyTimes="0;1"/>
                  <anim:animate smil:dur="0.5s" smil:fill="hold" smil:targetElement="id5" smil:attributeName="x" smil:values="x-.2;x" smil:keyTimes="0;1"/>
                  <anim:animate smil:dur="0.5s" smil:fill="hold" smil:targetElement="id5" smil:attributeName="y" smil:values="y;y" smil:keyTimes="0;1"/>
                  <anim:transitionFilter smil:dur="0.5s" smil:targetElement="id5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width*0.05;width" smil:keyTimes="0;1"/>
                  <anim:animate smil:dur="0.5s" smil:fill="hold" smil:targetElement="id8" smil:attributeName="height" smil:values="height;height" smil:keyTimes="0;1"/>
                  <anim:animate smil:dur="0.5s" smil:fill="hold" smil:targetElement="id8" smil:attributeName="x" smil:values="x-.2;x" smil:keyTimes="0;1"/>
                  <anim:animate smil:dur="0.5s" smil:fill="hold" smil:targetElement="id8" smil:attributeName="y" smil:values="y;y" smil:keyTimes="0;1"/>
                  <anim:transitionFilter smil:dur="0.5s" smil:targetElement="id8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width*0.05;width" smil:keyTimes="0;1"/>
                  <anim:animate smil:dur="0.5s" smil:fill="hold" smil:targetElement="id11" smil:attributeName="height" smil:values="height;height" smil:keyTimes="0;1"/>
                  <anim:animate smil:dur="0.5s" smil:fill="hold" smil:targetElement="id11" smil:attributeName="x" smil:values="x-.2;x" smil:keyTimes="0;1"/>
                  <anim:animate smil:dur="0.5s" smil:fill="hold" smil:targetElement="id11" smil:attributeName="y" smil:values="y;y" smil:keyTimes="0;1"/>
                  <anim:transitionFilter smil:dur="0.5s" smil:targetElement="id11" smil:type="fade" smil:subtype="crossfade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width*0.05;width" smil:keyTimes="0;1"/>
                  <anim:animate smil:dur="0.5s" smil:fill="hold" smil:targetElement="id14" smil:attributeName="height" smil:values="height;height" smil:keyTimes="0;1"/>
                  <anim:animate smil:dur="0.5s" smil:fill="hold" smil:targetElement="id14" smil:attributeName="x" smil:values="x-.2;x" smil:keyTimes="0;1"/>
                  <anim:animate smil:dur="0.5s" smil:fill="hold" smil:targetElement="id14" smil:attributeName="y" smil:values="y;y" smil:keyTimes="0;1"/>
                  <anim:transitionFilter smil:dur="0.5s" smil:targetElement="id14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  <anim:par smil:begin="6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width*0.05;width" smil:keyTimes="0;1"/>
                  <anim:animate smil:dur="0.5s" smil:fill="hold" smil:targetElement="id17" smil:attributeName="height" smil:values="height;height" smil:keyTimes="0;1"/>
                  <anim:animate smil:dur="0.5s" smil:fill="hold" smil:targetElement="id17" smil:attributeName="x" smil:values="x-.2;x" smil:keyTimes="0;1"/>
                  <anim:animate smil:dur="0.5s" smil:fill="hold" smil:targetElement="id17" smil:attributeName="y" smil:values="y;y" smil:keyTimes="0;1"/>
                  <anim:transitionFilter smil:dur="0.5s" smil:targetElement="id17" smil:type="fade" smil:subtype="crossfade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width*0.05;width" smil:keyTimes="0;1"/>
                  <anim:animate smil:dur="0.5s" smil:fill="hold" smil:targetElement="id20" smil:attributeName="height" smil:values="height;height" smil:keyTimes="0;1"/>
                  <anim:animate smil:dur="0.5s" smil:fill="hold" smil:targetElement="id20" smil:attributeName="x" smil:values="x-.2;x" smil:keyTimes="0;1"/>
                  <anim:animate smil:dur="0.5s" smil:fill="hold" smil:targetElement="id20" smil:attributeName="y" smil:values="y;y" smil:keyTimes="0;1"/>
                  <anim:transitionFilter smil:dur="0.5s" smil:targetElement="id20" smil:type="fade" smil:subtype="crossfade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  <anim:par smil:begin="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  <anim:par smil:begin="9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  <anim:par smil:begin="1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width*0.05;width" smil:keyTimes="0;1"/>
                  <anim:animate smil:dur="0.5s" smil:fill="hold" smil:targetElement="id26" smil:attributeName="height" smil:values="height;height" smil:keyTimes="0;1"/>
                  <anim:animate smil:dur="0.5s" smil:fill="hold" smil:targetElement="id26" smil:attributeName="x" smil:values="x-.2;x" smil:keyTimes="0;1"/>
                  <anim:animate smil:dur="0.5s" smil:fill="hold" smil:targetElement="id26" smil:attributeName="y" smil:values="y;y" smil:keyTimes="0;1"/>
                  <anim:transitionFilter smil:dur="0.5s" smil:targetElement="id26" smil:type="fade" smil:subtype="crossfade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  <anim:par smil:begin="1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  <anim:par smil:begin="1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width*0.05;width" smil:keyTimes="0;1"/>
                  <anim:animate smil:dur="0.5s" smil:fill="hold" smil:targetElement="id29" smil:attributeName="height" smil:values="height;height" smil:keyTimes="0;1"/>
                  <anim:animate smil:dur="0.5s" smil:fill="hold" smil:targetElement="id29" smil:attributeName="x" smil:values="x-.2;x" smil:keyTimes="0;1"/>
                  <anim:animate smil:dur="0.5s" smil:fill="hold" smil:targetElement="id29" smil:attributeName="y" smil:values="y;y" smil:keyTimes="0;1"/>
                  <anim:transitionFilter smil:dur="0.5s" smil:targetElement="id29" smil:type="fade" smil:subtype="crossfade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  <anim:par smil:begin="1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  <anim:par smil:begin="1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width*0.05;width" smil:keyTimes="0;1"/>
                  <anim:animate smil:dur="0.5s" smil:fill="hold" smil:targetElement="id32" smil:attributeName="height" smil:values="height;height" smil:keyTimes="0;1"/>
                  <anim:animate smil:dur="0.5s" smil:fill="hold" smil:targetElement="id32" smil:attributeName="x" smil:values="x-.2;x" smil:keyTimes="0;1"/>
                  <anim:animate smil:dur="0.5s" smil:fill="hold" smil:targetElement="id32" smil:attributeName="y" smil:values="y;y" smil:keyTimes="0;1"/>
                  <anim:transitionFilter smil:dur="0.5s" smil:targetElement="id32" smil:type="fade" smil:subtype="crossfade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  <anim:par smil:begin="1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width*0.05;width" smil:keyTimes="0;1"/>
                  <anim:animate smil:dur="0.5s" smil:fill="hold" smil:targetElement="id35" smil:attributeName="height" smil:values="height;height" smil:keyTimes="0;1"/>
                  <anim:animate smil:dur="0.5s" smil:fill="hold" smil:targetElement="id35" smil:attributeName="x" smil:values="x-.2;x" smil:keyTimes="0;1"/>
                  <anim:animate smil:dur="0.5s" smil:fill="hold" smil:targetElement="id35" smil:attributeName="y" smil:values="y;y" smil:keyTimes="0;1"/>
                  <anim:transitionFilter smil:dur="0.5s" smil:targetElement="id35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8" smil:attributeName="visibility" smil:to="visible"/>
                  <anim:animate smil:dur="0.5s" smil:fill="hold" smil:targetElement="id38" smil:attributeName="width" smil:values="width*0.05;width" smil:keyTimes="0;1"/>
                  <anim:animate smil:dur="0.5s" smil:fill="hold" smil:targetElement="id38" smil:attributeName="height" smil:values="height;height" smil:keyTimes="0;1"/>
                  <anim:animate smil:dur="0.5s" smil:fill="hold" smil:targetElement="id38" smil:attributeName="x" smil:values="x-.2;x" smil:keyTimes="0;1"/>
                  <anim:animate smil:dur="0.5s" smil:fill="hold" smil:targetElement="id38" smil:attributeName="y" smil:values="y;y" smil:keyTimes="0;1"/>
                  <anim:transitionFilter smil:dur="0.5s" smil:targetElement="id38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width*0.05;width" smil:keyTimes="0;1"/>
                  <anim:animate smil:dur="0.5s" smil:fill="hold" smil:targetElement="id41" smil:attributeName="height" smil:values="height;height" smil:keyTimes="0;1"/>
                  <anim:animate smil:dur="0.5s" smil:fill="hold" smil:targetElement="id41" smil:attributeName="x" smil:values="x-.2;x" smil:keyTimes="0;1"/>
                  <anim:animate smil:dur="0.5s" smil:fill="hold" smil:targetElement="id41" smil:attributeName="y" smil:values="y;y" smil:keyTimes="0;1"/>
                  <anim:transitionFilter smil:dur="0.5s" smil:targetElement="id41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4" smil:attributeName="visibility" smil:to="visible"/>
                  <anim:animate smil:dur="0.5s" smil:fill="hold" smil:targetElement="id44" smil:attributeName="width" smil:values="width*0.05;width" smil:keyTimes="0;1"/>
                  <anim:animate smil:dur="0.5s" smil:fill="hold" smil:targetElement="id44" smil:attributeName="height" smil:values="height;height" smil:keyTimes="0;1"/>
                  <anim:animate smil:dur="0.5s" smil:fill="hold" smil:targetElement="id44" smil:attributeName="x" smil:values="x-.2;x" smil:keyTimes="0;1"/>
                  <anim:animate smil:dur="0.5s" smil:fill="hold" smil:targetElement="id44" smil:attributeName="y" smil:values="y;y" smil:keyTimes="0;1"/>
                  <anim:transitionFilter smil:dur="0.5s" smil:targetElement="id44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7" smil:attributeName="visibility" smil:to="visible"/>
                  <anim:animate smil:dur="0.5s" smil:fill="hold" smil:targetElement="id47" smil:attributeName="width" smil:values="width*0.05;width" smil:keyTimes="0;1"/>
                  <anim:animate smil:dur="0.5s" smil:fill="hold" smil:targetElement="id47" smil:attributeName="height" smil:values="height;height" smil:keyTimes="0;1"/>
                  <anim:animate smil:dur="0.5s" smil:fill="hold" smil:targetElement="id47" smil:attributeName="x" smil:values="x-.2;x" smil:keyTimes="0;1"/>
                  <anim:animate smil:dur="0.5s" smil:fill="hold" smil:targetElement="id47" smil:attributeName="y" smil:values="y;y" smil:keyTimes="0;1"/>
                  <anim:transitionFilter smil:dur="0.5s" smil:targetElement="id47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  <anim:par smil:begin="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width*0.05;width" smil:keyTimes="0;1"/>
                  <anim:animate smil:dur="0.5s" smil:fill="hold" smil:targetElement="id50" smil:attributeName="height" smil:values="height;height" smil:keyTimes="0;1"/>
                  <anim:animate smil:dur="0.5s" smil:fill="hold" smil:targetElement="id50" smil:attributeName="x" smil:values="x-.2;x" smil:keyTimes="0;1"/>
                  <anim:animate smil:dur="0.5s" smil:fill="hold" smil:targetElement="id50" smil:attributeName="y" smil:values="y;y" smil:keyTimes="0;1"/>
                  <anim:transitionFilter smil:dur="0.5s" smil:targetElement="id50" smil:type="fade" smil:subtype="crossfade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  <anim:par smil:begin="9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3" smil:attributeName="visibility" smil:to="visible"/>
                  <anim:animate smil:dur="0.5s" smil:fill="hold" smil:targetElement="id53" smil:attributeName="width" smil:values="width*0.05;width" smil:keyTimes="0;1"/>
                  <anim:animate smil:dur="0.5s" smil:fill="hold" smil:targetElement="id53" smil:attributeName="height" smil:values="height;height" smil:keyTimes="0;1"/>
                  <anim:animate smil:dur="0.5s" smil:fill="hold" smil:targetElement="id53" smil:attributeName="x" smil:values="x-.2;x" smil:keyTimes="0;1"/>
                  <anim:animate smil:dur="0.5s" smil:fill="hold" smil:targetElement="id53" smil:attributeName="y" smil:values="y;y" smil:keyTimes="0;1"/>
                  <anim:transitionFilter smil:dur="0.5s" smil:targetElement="id53" smil:type="fade" smil:subtype="crossfade"/>
                </anim:par>
              </anim:par>
              <anim:par smil:begin="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  <anim:par smil:begin="1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6" smil:attributeName="visibility" smil:to="visible"/>
                  <anim:animate smil:dur="0.5s" smil:fill="hold" smil:targetElement="id56" smil:attributeName="width" smil:values="width*0.05;width" smil:keyTimes="0;1"/>
                  <anim:animate smil:dur="0.5s" smil:fill="hold" smil:targetElement="id56" smil:attributeName="height" smil:values="height;height" smil:keyTimes="0;1"/>
                  <anim:animate smil:dur="0.5s" smil:fill="hold" smil:targetElement="id56" smil:attributeName="x" smil:values="x-.2;x" smil:keyTimes="0;1"/>
                  <anim:animate smil:dur="0.5s" smil:fill="hold" smil:targetElement="id56" smil:attributeName="y" smil:values="y;y" smil:keyTimes="0;1"/>
                  <anim:transitionFilter smil:dur="0.5s" smil:targetElement="id56" smil:type="fade" smil:subtype="crossfade"/>
                </anim:par>
              </anim:par>
              <anim:par smil:begin="1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  <anim:par smil:begin="1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9" smil:attributeName="visibility" smil:to="visible"/>
                  <anim:animate smil:dur="0.5s" smil:fill="hold" smil:targetElement="id59" smil:attributeName="width" smil:values="width*0.05;width" smil:keyTimes="0;1"/>
                  <anim:animate smil:dur="0.5s" smil:fill="hold" smil:targetElement="id59" smil:attributeName="height" smil:values="height;height" smil:keyTimes="0;1"/>
                  <anim:animate smil:dur="0.5s" smil:fill="hold" smil:targetElement="id59" smil:attributeName="x" smil:values="x-.2;x" smil:keyTimes="0;1"/>
                  <anim:animate smil:dur="0.5s" smil:fill="hold" smil:targetElement="id59" smil:attributeName="y" smil:values="y;y" smil:keyTimes="0;1"/>
                  <anim:transitionFilter smil:dur="0.5s" smil:targetElement="id59" smil:type="fade" smil:subtype="crossfade"/>
                </anim:par>
              </anim:par>
              <anim:par smil:begin="1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  <anim:par smil:begin="1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2" smil:attributeName="visibility" smil:to="visible"/>
                  <anim:animate smil:dur="0.5s" smil:fill="hold" smil:targetElement="id62" smil:attributeName="width" smil:values="width*0.05;width" smil:keyTimes="0;1"/>
                  <anim:animate smil:dur="0.5s" smil:fill="hold" smil:targetElement="id62" smil:attributeName="height" smil:values="height;height" smil:keyTimes="0;1"/>
                  <anim:animate smil:dur="0.5s" smil:fill="hold" smil:targetElement="id62" smil:attributeName="x" smil:values="x-.2;x" smil:keyTimes="0;1"/>
                  <anim:animate smil:dur="0.5s" smil:fill="hold" smil:targetElement="id62" smil:attributeName="y" smil:values="y;y" smil:keyTimes="0;1"/>
                  <anim:transitionFilter smil:dur="0.5s" smil:targetElement="id62" smil:type="fade" smil:subtype="crossfade"/>
                </anim:par>
              </anim:par>
              <anim:par smil:begin="1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9">
        <office:forms form:automatic-focus="false" form:apply-design-mode="false"/>
        <draw:frame presentation:style-name="pr5" draw:text-style-name="P8" draw:layer="layout" svg:width="26.4cm" svg:height="14.773cm" svg:x="0.8cm" svg:y="0.625cm" presentation:class="title" presentation:user-transformed="true">
          <draw:text-box>
            <text:p text:style-name="P4"><text:span text:style-name="T3"><text:tab/></text:span><text:span text:style-name="T3"><text:tab/></text:span><text:span text:style-name="T4"><text:line-break/></text:span><text:span text:style-name="T4"> <text:s text:c="7"/></text:span><text:span text:style-name="T4"><text:line-break/></text:span><text:span text:style-name="T3"><text:tab/></text:span><text:span text:style-name="T3"><text:tab/></text:span><text:span text:style-name="T4"><text:line-break/></text:span><text:span text:style-name="T4"><text:tab/></text:span><text:span text:style-name="T4"><text:tab/></text:span></text:p>
          </draw:text-box>
        </draw:frame>
        <draw:frame draw:style-name="standard" xml:id="id66" draw:id="id66" draw:layer="layout" svg:width="25.797cm" svg:height="12.616cm" svg:x="1.2cm" svg:y="1.978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4"/>
            <table:table-column table:style-name="co11"/>
            <table:table-column table:style-name="co12"/>
            <table:table-column table:style-name="co13"/>
            <table:table-row table:style-name="ro3" table:default-cell-style-name="ce3">
              <table:table-cell table:style-name="ce2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table-cell table:number-rows-spanned="2"/>
              <table:table-cell table:number-columns-spanned="2" table:number-rows-spanned="2"/>
              <table:covered-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covered-table-cell/>
              <table:covered-table-cell/>
              <table:covered-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table-cell table:number-rows-spanned="2"/>
              <table:table-cell table:number-columns-spanned="2" table:number-rows-spanned="2"/>
              <table:covered-table-cell/>
            </table:table-row>
            <table:table-row table:style-name="ro3" table:default-cell-style-name="ce4">
              <table:table-cell table:style-name="ce2"/>
              <table:table-cell/>
              <table:table-cell table:number-columns-spanned="2"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4">
              <table:table-cell table:style-name="ce2"/>
              <table:table-cell/>
              <table:table-cell table:number-columns-spanned="2"/>
              <table:covered-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g xml:id="id65" draw:id="id65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g xml:id="id70" draw:id="id70">
          <svg:title>TexMaths</svg:title>
          <svg:desc>26§display§22§svg§600§FALSE§</svg:desc>
          <draw:polygon draw:style-name="gr2" draw:text-style-name="P6" draw:layer="layout" svg:width="0.777cm" svg:height="0.516cm" svg:x="1.503cm" svg:y="4.467cm" svg:viewBox="0 0 778 517" draw:points="389,517 0,517 0,0 778,0 778,517">
            <text:p/>
          </draw:polygon>
          <draw:path draw:style-name="gr3" draw:text-style-name="P7" draw:layer="layout" svg:width="0.365cm" svg:height="0.61cm" svg:x="1.503cm" svg:y="4.421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  <draw:path draw:style-name="gr3" draw:text-style-name="P7" draw:layer="layout" svg:width="0.365cm" svg:height="0.61cm" svg:x="1.961cm" svg:y="4.421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</draw:g>
        <draw:g xml:id="id73" draw:id="id73">
          <svg:title>TexMaths</svg:title>
          <svg:desc>26§display§23§svg§600§FALSE§</svg:desc>
          <draw:polygon draw:style-name="gr2" draw:text-style-name="P6" draw:layer="layout" svg:width="0.782cm" svg:height="0.537cm" svg:x="1.603cm" svg:y="6.267cm" svg:viewBox="0 0 783 538" draw:points="393,538 0,538 0,0 783,0 783,538">
            <text:p/>
          </draw:polygon>
          <draw:path draw:style-name="gr3" draw:text-style-name="P7" draw:layer="layout" svg:width="0.365cm" svg:height="0.609cm" svg:x="1.603cm" svg:y="6.221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2.052cm" svg:y="6.221cm" svg:viewBox="0 0 380 629" svg:d="M229 286c74-22 126-87 126-159 0-75-79-127-168-127-91 0-162 54-162 125 0 29 21 47 46 47 29 0 47-20 47-47 0-46-43-46-56-46 27-44 88-56 121-56 37 0 89 21 89 102 0 12-2 64-27 105-27 44-58 46-81 48-6 0-29 2-35 2-8 0-15 2-15 11 0 10 7 10 23 10h40c74 0 110 62 110 152 0 124-65 151-104 151-40 0-108-17-141-70 33 6 60-15 60-50 0-34-23-52-50-52-23 0-52 14-52 54 0 83 85 143 185 143 112 0 195-83 195-176 0-75-58-146-151-167z">
            <text:p/>
          </draw:path>
        </draw:g>
        <draw:g xml:id="id76" draw:id="id76">
          <svg:title>TexMaths</svg:title>
          <svg:desc>26§display§24§svg§600§FALSE§</svg:desc>
          <draw:polygon draw:style-name="gr2" draw:text-style-name="P6" draw:layer="layout" svg:width="0.796cm" svg:height="0.527cm" svg:x="1.604cm" svg:y="7.969cm" svg:viewBox="0 0 797 528" draw:points="400,528 0,528 0,0 797,0 797,528">
            <text:p/>
          </draw:polygon>
          <draw:path draw:style-name="gr3" draw:text-style-name="P7" draw:layer="layout" svg:width="0.365cm" svg:height="0.61cm" svg:x="1.604cm" svg:y="7.933cm" svg:viewBox="0 0 366 611" svg:d="M71 540l98-96c143-126 197-174 197-265 0-106-81-179-193-179-104 0-173 85-173 166 0 50 46 50 48 50 17 0 48-10 48-48 0-23-17-48-48-48-8 0-8 0-13 3 21-61 71-94 125-94 84 0 123 73 123 150 0 72-46 145-96 201l-177 195c-10 11-10 13-10 36h341l25-160h-23c-4 27-10 68-18 81-9 8-69 8-88 8z">
            <text:p/>
          </draw:path>
          <draw:path draw:style-name="gr3" draw:text-style-name="P7" draw:layer="layout" svg:width="0.407cm" svg:height="0.618cm" svg:x="2.041cm" svg:y="7.923cm" svg:viewBox="0 0 408 619" svg:d="M244 469v79c0 34 0 44-69 44h-19v27c38-2 85-2 123-2 39 0 87 0 125 2v-27h-19c-69 0-71-10-71-44v-79h94v-29h-94v-417c0-17 0-23-14-23-9 0-11 0-17 10l-283 430v29zM250 440h-225l225-340z">
            <text:p/>
          </draw:path>
        </draw:g>
        <draw:g xml:id="id79" draw:id="id79">
          <svg:title>TexMaths</svg:title>
          <svg:desc>26§display§25§svg§600§FALSE§</svg:desc>
          <draw:polygon draw:style-name="gr2" draw:text-style-name="P6" draw:layer="layout" svg:width="0.777cm" svg:height="0.537cm" svg:x="1.602cm" svg:y="9.871cm" svg:viewBox="0 0 778 538" draw:points="389,538 0,538 0,0 778,0 778,538">
            <text:p/>
          </draw:polygon>
          <draw:path draw:style-name="gr3" draw:text-style-name="P7" draw:layer="layout" svg:width="0.365cm" svg:height="0.609cm" svg:x="1.602cm" svg:y="9.825cm" svg:viewBox="0 0 366 610" svg:d="M71 540l98-96c143-126 197-174 197-265 0-106-81-179-193-179-104 0-173 85-173 166 0 50 46 50 48 50 17 0 48-10 48-48 0-23-17-48-48-48-8 0-8 0-13 2 21-60 71-93 125-93 83 0 123 73 123 150 0 72-46 145-96 201l-177 195c-10 10-10 12-10 35h341l25-160h-23c-4 27-10 69-18 81-9 9-69 9-88 9z">
            <text:p/>
          </draw:path>
          <draw:path draw:style-name="gr3" draw:text-style-name="P7" draw:layer="layout" svg:width="0.365cm" svg:height="0.628cm" svg:x="2.06cm" svg:y="9.825cm" svg:viewBox="0 0 366 629" svg:d="M366 426c0-108-75-202-175-202-43 0-83 15-116 48v-179c19 7 50 13 79 13 112 0 177-83 177-96 0-6-2-10-8-10-3 0-5 0-9 2-19 8-62 27-125 27-37 0-79-6-122-25-7-4-9-4-11-4-8 0-8 8-8 23v270c0 16 0 25 12 25 7 0 9-2 11-9 10-14 46-64 118-64 48 0 71 41 79 58 15 35 17 71 17 116 0 31 0 88-23 125-21 35-56 60-98 60-66 0-118-48-135-102 2 0 6 0 17 0 29 0 46-22 46-43 0-23-17-46-46-46-15 0-46 6-46 50 0 77 62 166 166 166 107 0 200-87 200-203z">
            <text:p/>
          </draw:path>
        </draw:g>
        <draw:g xml:id="id82" draw:id="id82">
          <svg:title>TexMaths</svg:title>
          <svg:desc>26§display§26§svg§600§FALSE§</svg:desc>
          <draw:polygon draw:style-name="gr2" draw:text-style-name="P6" draw:layer="layout" svg:width="0.782cm" svg:height="0.537cm" svg:x="1.603cm" svg:y="11.572cm" svg:viewBox="0 0 783 538" draw:points="393,538 0,538 0,0 783,0 783,538">
            <text:p/>
          </draw:polygon>
          <draw:path draw:style-name="gr3" draw:text-style-name="P7" draw:layer="layout" svg:width="0.365cm" svg:height="0.609cm" svg:x="1.603cm" svg:y="11.526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2.052cm" svg:y="11.526cm" svg:viewBox="0 0 380 629" svg:d="M83 309v-23c0-230 114-263 160-263 23 0 60 6 81 37-14 0-50 0-50 40 0 29 21 43 42 43 14 0 41-8 41-43 0-56-39-100-116-100-116 0-241 118-241 320 0 245 106 309 191 309 102 0 189-85 189-206 0-116-81-205-183-205-62 0-95 48-114 91zM191 604c-58 0-85-56-89-68-17-44-17-117-17-133 0-71 29-164 112-164 15 0 56 0 86 58 16 33 16 81 16 124 0 44 0 90-16 123-27 56-71 60-92 60z">
            <text:p/>
          </draw:path>
        </draw:g>
        <draw:g xml:id="id67" draw:id="id67">
          <svg:title>TexMaths</svg:title>
          <svg:desc>26§display§21§svg§600§FALSE§</svg:desc>
          <draw:polygon draw:style-name="gr2" draw:text-style-name="P6" draw:layer="layout" svg:width="0.749cm" svg:height="0.516cm" svg:x="1.604cm" svg:y="2.67cm" svg:viewBox="0 0 750 517" draw:points="374,517 0,517 0,0 750,0 750,517">
            <text:p/>
          </draw:polygon>
          <draw:path draw:style-name="gr3" draw:text-style-name="P7" draw:layer="layout" svg:width="0.365cm" svg:height="0.61cm" svg:x="1.604cm" svg:y="2.624cm" svg:viewBox="0 0 366 611" svg:d="M71 540l97-95c144-127 198-175 198-266 0-106-81-179-193-179-104 0-173 85-173 166 0 50 46 50 48 50 16 0 48-10 48-48 0-23-17-47-48-47-9 0-9 0-13 2 21-61 71-94 125-94 83 0 123 73 123 150 0 72-46 145-96 201l-177 196c-10 10-10 12-10 35h341l25-160h-23c-4 27-10 69-19 81-8 8-68 8-87 8z">
            <text:p/>
          </draw:path>
          <draw:path draw:style-name="gr3" draw:text-style-name="P7" draw:layer="layout" svg:width="0.302cm" svg:height="0.61cm" svg:x="2.097cm" svg:y="2.624cm" svg:viewBox="0 0 303 611" svg:d="M189 23c0-21 0-23-21-23-58 58-139 58-168 58v29c19 0 73 0 121-25v476c0 34-3 44-86 44h-29v29c31-4 112-4 148-4 37 0 116 0 149 4v-29h-29c-83 0-85-10-85-44z">
            <text:p/>
          </draw:path>
        </draw:g>
        <draw:g xml:id="id85" draw:id="id85">
          <svg:title>TexMaths</svg:title>
          <svg:desc>26§display§27§svg§600§FALSE§</svg:desc>
          <draw:polygon draw:style-name="gr2" draw:text-style-name="P6" draw:layer="layout" svg:width="0.81cm" svg:height="0.548cm" svg:x="1.604cm" svg:y="13.273cm" svg:viewBox="0 0 811 549" draw:points="406,549 0,549 0,0 811,0 811,549">
            <text:p/>
          </draw:polygon>
          <draw:path draw:style-name="gr3" draw:text-style-name="P7" draw:layer="layout" svg:width="0.365cm" svg:height="0.61cm" svg:x="1.604cm" svg:y="13.235cm" svg:viewBox="0 0 366 611" svg:d="M71 540l98-95c143-127 197-175 197-266 0-106-81-179-193-179-104 0-173 85-173 166 0 50 46 50 48 50 16 0 48-10 48-48 0-23-17-47-48-47-8 0-8 0-13 2 21-61 71-94 125-94 83 0 123 73 123 150 0 72-46 145-96 201l-177 196c-10 10-10 12-10 35h341l25-160h-23c-4 27-10 68-18 81-9 8-69 8-88 8z">
            <text:p/>
          </draw:path>
          <draw:path draw:style-name="gr3" draw:text-style-name="P7" draw:layer="layout" svg:width="0.392cm" svg:height="0.639cm" svg:x="2.066cm" svg:y="13.227cm" svg:viewBox="0 0 393 640" svg:d="M385 62c8-12 8-14 8-33h-222c-113 0-115-12-117-29h-23l-31 189h23c2-14 10-73 23-83 6-6 79-6 89-6h192c-11 14-84 114-104 145-82 123-113 250-113 343 0 10 0 52 42 52 44 0 44-42 44-52v-46c0-50 2-101 8-149 4-21 17-100 58-158z">
            <text:p/>
          </draw:path>
        </draw:g>
        <draw:g xml:id="id91" draw:id="id91">
          <svg:title>TexMaths</svg:title>
          <svg:desc>26§display§29§svg§600§FALSE§</svg:desc>
          <draw:polygon draw:style-name="gr2" draw:text-style-name="P6" draw:layer="layout" svg:width="0.782cm" svg:height="0.537cm" svg:x="14.804cm" svg:y="4.469cm" svg:viewBox="0 0 783 538" draw:points="393,538 0,538 0,0 783,0 783,538">
            <text:p/>
          </draw:polygon>
          <draw:path draw:style-name="gr3" draw:text-style-name="P7" draw:layer="layout" svg:width="0.365cm" svg:height="0.609cm" svg:x="14.804cm" svg:y="4.423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15.253cm" svg:y="4.423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90 72 10 30 14 88 14 129 0 77-31 164-112 164z">
            <text:p/>
          </draw:path>
        </draw:g>
        <draw:g xml:id="id94" draw:id="id94">
          <svg:title>TexMaths</svg:title>
          <svg:desc>26§display§30§svg§600§FALSE§</svg:desc>
          <draw:polygon draw:style-name="gr2" draw:text-style-name="P6" draw:layer="layout" svg:width="0.787cm" svg:height="0.537cm" svg:x="14.911cm" svg:y="7.169cm" svg:viewBox="0 0 788 538" draw:points="393,538 0,538 0,0 788,0 788,538">
            <text:p/>
          </draw:polygon>
          <draw:path draw:style-name="gr3" draw:text-style-name="P7" draw:layer="layout" svg:width="0.379cm" svg:height="0.628cm" svg:x="14.903cm" svg:y="7.123cm" svg:viewBox="0 0 380 629" svg:d="M229 286c75-22 127-87 127-159 0-75-79-127-169-127-93 0-162 54-162 125 0 29 21 47 46 47 29 0 48-20 48-47 0-46-44-46-57-46 27-44 88-56 121-56 37 0 89 21 89 102 0 12-2 64-27 105-27 44-58 46-81 48-6 0-29 2-35 2-8 0-15 2-15 11 0 10 7 10 23 10h40c75 0 110 62 110 152 0 124-65 151-104 151-40 0-108-17-141-70 33 6 60-15 60-50 0-34-23-52-50-52-23 0-52 14-52 54 0 83 85 143 185 143 112 0 195-83 195-176 0-75-58-146-151-167z">
            <text:p/>
          </draw:path>
          <draw:path draw:style-name="gr3" draw:text-style-name="P7" draw:layer="layout" svg:width="0.386cm" svg:height="0.628cm" svg:x="15.358cm" svg:y="7.123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</draw:g>
        <draw:g xml:id="id97" draw:id="id97">
          <svg:title>TexMaths</svg:title>
          <svg:desc>26§display§31§svg§600§FALSE§</svg:desc>
          <draw:polygon draw:style-name="gr2" draw:text-style-name="P6" draw:layer="layout" svg:width="0.751cm" svg:height="0.537cm" svg:x="14.91cm" svg:y="10.774cm" svg:viewBox="0 0 752 538" draw:points="375,538 0,538 0,0 752,0 752,538">
            <text:p/>
          </draw:polygon>
          <draw:path draw:style-name="gr3" draw:text-style-name="P7" draw:layer="layout" svg:width="0.38cm" svg:height="0.628cm" svg:x="14.902cm" svg:y="10.728cm" svg:viewBox="0 0 381 629" svg:d="M229 286c75-22 127-87 127-159 0-75-79-127-169-127-93 0-162 54-162 125 0 29 21 47 46 47 29 0 48-20 48-47 0-46-44-46-57-46 28-44 88-56 121-56 38 0 90 21 90 102 0 12-2 64-27 105-27 44-59 46-81 48-7 0-30 2-36 2-8 0-14 2-14 11 0 10 6 10 22 10h40c75 0 110 62 110 152 0 124-64 151-104 151-39 0-108-17-141-70 33 6 60-15 60-50 0-34-23-52-50-52-23 0-52 14-52 54 0 83 85 143 185 143 113 0 196-83 196-176 0-75-58-146-152-167z">
            <text:p/>
          </draw:path>
          <draw:path draw:style-name="gr3" draw:text-style-name="P7" draw:layer="layout" svg:width="0.303cm" svg:height="0.609cm" svg:x="15.404cm" svg:y="10.728cm" svg:viewBox="0 0 304 610" svg:d="M190 23c0-21 0-23-21-23-59 58-140 58-169 58v29c19 0 73 0 121-25v476c0 33-2 43-86 43h-29v29c31-4 113-4 148-4 38 0 117 0 150 4v-29h-29c-83 0-85-10-85-43z">
            <text:p/>
          </draw:path>
        </draw:g>
        <draw:g xml:id="id88" draw:id="id88">
          <svg:title>TexMaths</svg:title>
          <svg:desc>26§display§28§svg§600§FALSE§</svg:desc>
          <draw:polygon draw:style-name="gr2" draw:text-style-name="P6" draw:layer="layout" svg:width="0.782cm" svg:height="0.537cm" svg:x="14.905cm" svg:y="2.674cm" svg:viewBox="0 0 783 538" draw:points="393,538 0,538 0,0 783,0 783,538">
            <text:p/>
          </draw:polygon>
          <draw:path draw:style-name="gr3" draw:text-style-name="P7" draw:layer="layout" svg:width="0.365cm" svg:height="0.609cm" svg:x="14.905cm" svg:y="2.628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15.354cm" svg:y="2.628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3-114-19-19-34-27-92-65zM154 318l112 70c25 17 69 44 69 100 0 68-69 116-144 116-79 0-145-56-145-133 0-54 29-112 108-153z">
            <text:p/>
          </draw:path>
        </draw:g>
        <draw:g xml:id="id68" draw:id="id68">
          <svg:title>TexMaths</svg:title>
          <svg:desc>24§display§\smallint a^{px + q \ dx§svg§600§FALSE§</svg:desc>
          <draw:polygon draw:style-name="gr2" draw:text-style-name="P6" draw:layer="layout" svg:width="3.504cm" svg:height="0.857cm" svg:x="2.915cm" svg:y="2.471cm" svg:viewBox="0 0 3505 858" draw:points="1751,858 0,858 0,0 3505,0 3505,858">
            <text:p/>
          </draw:polygon>
          <draw:path draw:style-name="gr3" draw:text-style-name="P7" draw:layer="layout" svg:width="0.352cm" svg:height="0.786cm" svg:x="2.919cm" svg:y="2.583cm" svg:viewBox="0 0 353 787" svg:d="M321 35c-29 1-37 23-37 34 0 21 18 35 35 35s34-12 34-37c0-32-27-67-67-67-71 0-86 92-100 157-23 127-40 235-53 383-4 44-10 92-16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87cm" svg:height="0.383cm" svg:x="3.493cm" svg:y="2.815cm" svg:viewBox="0 0 388 384" svg:d="M282 54c-15-31-40-54-78-54-98 0-204 125-204 248 0 80 46 136 113 136 18 0 60-4 110-63 7 34 36 63 77 63 30 0 50-19 63-46 13-31 25-83 25-85 0-7-8-7-10-7-9 0-9 2-11 15-16 54-31 104-65 104-24 0-25-21-25-39 0-19 1-24 11-63 10-34 10-44 17-75l31-119c6-25 6-25 6-29 0-15-10-23-23-23-21 0-35 19-37 37zM227 275c-4 15-4 15-18 30-36 46-71 60-94 60-42 0-55-46-55-79 0-42 26-148 48-186 25-50 63-81 97-81 56 0 68 69 68 75 0 4-2 10-4 14z">
            <text:p/>
          </draw:path>
          <draw:path draw:style-name="gr3" draw:text-style-name="P7" draw:layer="layout" svg:width="0.331cm" svg:height="0.375cm" svg:x="3.904cm" svg:y="2.579cm" svg:viewBox="0 0 332 376" svg:d="M46 334c-6 17-6 21-31 21-7 0-15 0-15 14 0 5 6 7 8 7 15 0 36-2 52-2 19 0 42 2 61 2 6 0 13-2 13-13 0-8-9-8-15-8-13 0-31 0-31-7 0-2 6-18 8-27 8-31 15-64 21-89 8 12 27 35 62 35 73 0 153-79 153-167 0-71-48-100-90-100-37 0-67 25-85 42-9-34-42-42-61-42-23 0-36 15-46 31-12 21-21 55-21 59 0 8 7 8 9 8 8 0 10-2 14-17 9-35 19-64 42-64 17 0 21 12 21 29 0 6-2 14-2 17zM157 71c35-46 64-54 83-54 23 0 44 18 44 58 0 23-13 84-31 119-15 29-44 58-74 58-43 0-52-47-52-52 0-2 0-8 2-10z">
            <text:p/>
          </draw:path>
          <draw:path draw:style-name="gr3" draw:text-style-name="P7" draw:layer="layout" svg:width="0.318cm" svg:height="0.268cm" svg:x="4.28cm" svg:y="2.579cm" svg:viewBox="0 0 319 269" svg:d="M119 200c-6 19-25 52-56 52-2 0-19 0-32-8 25-8 27-29 27-33 0-13-10-23-23-23-18 0-35 16-35 37 0 30 33 44 61 44 29 0 52-17 68-42 15 30 48 42 71 42 69 0 103-75 103-92 0-8-7-8-9-8-8 0-8 4-10 12-13 40-48 71-82 71-23 0-37-16-37-39 0-15 16-69 31-136 13-46 40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435cm" svg:height="0.437cm" svg:x="4.676cm" svg:y="2.473cm" svg:viewBox="0 0 436 438" svg:d="M232 232h183c7 0 21 0 21-13 0-15-14-15-21-15h-183v-183c0-8 0-21-13-21-15 0-15 13-15 21v183h-183c-8 0-21 0-21 15 0 13 13 13 21 13h183v183c0 7 0 23 15 23 13 0 13-14 13-23z">
            <text:p/>
          </draw:path>
          <draw:path draw:style-name="gr3" draw:text-style-name="P7" draw:layer="layout" svg:width="0.266cm" svg:height="0.375cm" svg:x="5.189cm" svg:y="2.579cm" svg:viewBox="0 0 267 376" svg:d="M267 17c0-2 0-5 0-9s-2-8-8-8-30 21-42 38c-6-11-25-38-63-38-77 0-154 84-154 169 0 58 38 98 90 98 33 0 62-21 75-33 0 2-19 77-21 89-10 32-10 32-46 32-8 0-15 0-15 14 0 4 1 7 7 7 21 0 43-2 64-2 19 0 44 2 63 2 6 0 12-2 12-13 0-8-8-8-16-8-13 0-29 0-29-7 0 0 0-2 2-12zM177 186c-4 12-4 12-12 21-23 27-50 45-73 45s-44-16-44-58c0-33 17-98 31-121 27-48 57-56 75-56 42 0 51 44 51 52 0 2 0 6 0 8z">
            <text:p/>
          </draw:path>
          <draw:path draw:style-name="gr3" draw:text-style-name="P7" draw:layer="layout" svg:width="0.304cm" svg:height="0.418cm" svg:x="5.801cm" svg:y="2.429cm" svg:viewBox="0 0 305 419" svg:d="M303 17c0 0 2-7 2-9s-2-8-9-8c-12 0-62 4-77 6-4 0-12 2-12 13 0 10 8 10 16 10 29 0 29 4 29 7 0 4-2 8-4 14l-33 134c-13-19-33-34-61-34-77 0-154 84-154 169 0 57 38 100 90 100 31 0 60-20 85-43 11 35 44 43 61 43 21 0 35-14 46-33 14-23 21-58 21-60 0-7-7-7-9-7-8 0-10 2-14 19-7 29-19 63-44 63-15 0-19-13-19-28 0-12 2-18 4-25zM177 338c-4 15-18 29-31 38-6 6-29 25-54 25-23 0-44-15-44-57 0-31 17-96 31-121 27-48 57-56 75-56 40 0 51 44 51 52 0 2 0 6-1 8z">
            <text:p/>
          </draw:path>
          <draw:path draw:style-name="gr3" draw:text-style-name="P7" draw:layer="layout" svg:width="0.318cm" svg:height="0.268cm" svg:x="6.143cm" svg:y="2.579cm" svg:viewBox="0 0 319 269" svg:d="M119 200c-6 19-25 52-56 52-2 0-19 0-32-8 25-8 27-29 27-33 0-13-10-23-23-23-18 0-35 16-35 37 0 30 33 44 63 44 27 0 50-17 66-42 15 30 48 42 71 42 69 0 103-75 103-92 0-8-7-8-9-8-8 0-8 4-10 12-13 40-48 71-82 71-23 0-37-16-37-39 0-15 16-69 31-136 13-46 40-60 59-60 0 0 20 0 31 8-17 6-25 21-25 33 0 13 10 23 23 23 14 0 35-12 35-37 0-34-39-44-64-44-28 0-53 19-65 42-11-25-38-42-71-42-67 0-106 73-106 90 0 8 8 8 10 8 8 0 10-2 12-10 15-46 53-71 82-71 19 0 35 10 35 39 0 11-6 42-12 61z">
            <text:p/>
          </draw:path>
        </draw:g>
        <draw:g xml:id="id69" draw:id="id69">
          <svg:title>TexMaths</svg:title>
          <svg:desc>20§display§ \frac{ a^{px + q } }{ p \log a}  +  c§svg§600§FALSE§</svg:desc>
          <draw:polygon draw:style-name="gr2" draw:text-style-name="P6" draw:layer="layout" svg:width="3.067cm" svg:height="1.593cm" svg:x="8.151cm" svg:y="2.075cm" svg:viewBox="0 0 3068 1594" draw:points="1533,1594 0,1594 0,0 3068,0 3068,1594">
            <text:p/>
          </draw:polygon>
          <draw:path draw:style-name="gr3" draw:text-style-name="P7" draw:layer="layout" svg:width="0.322cm" svg:height="0.319cm" svg:x="8.239cm" svg:y="2.29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276cm" svg:height="0.313cm" svg:x="8.582cm" svg:y="2.128cm" svg:viewBox="0 0 277 314" svg:d="M38 278c-4 15-4 18-25 18-7 0-13 0-13 11 0 5 5 7 6 7 13 0 31-2 44-2 16 0 35 2 51 2 5 0 11-2 11-12 0-6-8-6-13-6-11 0-25 0-25-6 0-2 4-15 6-23 6-25 13-53 18-73 6 9 22 28 51 28 61 0 128-65 128-139 0-59-40-83-75-83-31 0-56 21-71 35-8-29-35-35-51-35-19 0-30 13-38 26-10 17-18 46-18 49 0 7 6 7 8 7 6 0 8-2 11-15 8-29 16-53 35-53 15 0 18 10 18 24 0 5-2 12-2 15zM131 59c29-38 53-45 69-45 19 0 37 15 37 48 0 20-11 71-26 100-13 24-37 48-62 48-35 0-43-39-43-44 0-1 0-6 1-8z">
            <text:p/>
          </draw:path>
          <draw:path draw:style-name="gr3" draw:text-style-name="P7" draw:layer="layout" svg:width="0.265cm" svg:height="0.223cm" svg:x="8.897cm" svg:y="2.128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9.227cm" svg:y="2.04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21cm" svg:height="0.313cm" svg:x="9.654cm" svg:y="2.128cm" svg:viewBox="0 0 222 314" svg:d="M222 14c0-1 0-4 0-8 0-3-1-6-6-6s-26 18-35 32c-5-10-21-32-53-32-64 0-128 70-128 141 0 48 32 81 75 81 27 0 51-17 63-27-2 2-16 64-18 74-8 27-8 27-38 27-7 0-13 0-13 11 0 3 1 7 6 7 18 0 35-2 53-2 16 0 37 2 53 2 5 0 9-2 9-12 0-6-6-6-12-6-12 0-24 0-24-6 0 0 0-2 1-10zM147 155c-3 10-3 10-9 18-20 22-42 37-61 37s-37-13-37-48c0-28 14-82 26-101 22-40 48-47 62-47 35 0 45 37 45 44 0 1-2 4-2 6z">
            <text:p/>
          </draw:path>
          <draw:polygon draw:style-name="gr3" draw:text-style-name="P7" draw:layer="layout" svg:width="1.868cm" svg:height="0.029cm" svg:x="8.138cm" svg:y="2.885cm" svg:viewBox="0 0 1869 30" draw:points="935,30 0,30 0,0 1869,0 1869,30">
            <text:p/>
          </draw:polygon>
          <draw:path draw:style-name="gr3" draw:text-style-name="P7" draw:layer="layout" svg:width="0.367cm" svg:height="0.447cm" svg:x="8.116cm" svg:y="3.246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7" draw:layer="layout" svg:width="0.157cm" svg:height="0.489cm" svg:x="8.633cm" svg:y="3.069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8.825cm" svg:y="3.2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9.175cm" svg:y="3.23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22cm" svg:height="0.319cm" svg:x="9.663cm" svg:y="3.2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10.286cm" svg:y="2.66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0.979cm" svg:y="2.76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1" draw:id="id71">
          <svg:title>TexMaths</svg:title>
          <svg:desc>24§display§\smallint e^{ax + b} \ dx§svg§600§FALSE§</svg:desc>
          <draw:polygon draw:style-name="gr2" draw:text-style-name="P6" draw:layer="layout" svg:width="3.665cm" svg:height="0.857cm" svg:x="3.015cm" svg:y="4.37cm" svg:viewBox="0 0 3666 858" draw:points="1834,858 0,858 0,0 3666,0 3666,858">
            <text:p/>
          </draw:polygon>
          <draw:path draw:style-name="gr3" draw:text-style-name="P7" draw:layer="layout" svg:width="0.352cm" svg:height="0.786cm" svg:x="3.019cm" svg:y="4.482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25cm" svg:height="0.383cm" svg:x="3.597cm" svg:y="4.714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7" draw:layer="layout" svg:width="0.302cm" svg:height="0.268cm" svg:x="3.987cm" svg:y="4.478cm" svg:viewBox="0 0 303 269" svg:d="M215 35c-13-20-33-35-61-35-77 0-154 84-154 169 0 58 38 100 90 100 31 0 60-19 85-42 11 36 46 42 61 42 21 0 35-14 46-33 14-23 21-55 21-59 0-8-7-8-9-8-8 0-10 4-14 19-7 29-19 64-44 64-15 0-19-14-19-29 0-10 6-33 10-48 3-16 9-41 13-54l12-44c3-16 9-44 9-46 0-14-9-19-19-19s-23 7-27 23zM177 188c-4 17-18 29-31 41-6 3-29 23-54 23-23 0-44-16-44-58 0-31 17-98 31-121 27-48 57-56 75-56 42 0 51 44 51 52 0 2 0 6-1 8z">
            <text:p/>
          </draw:path>
          <draw:path draw:style-name="gr3" draw:text-style-name="P7" draw:layer="layout" svg:width="0.318cm" svg:height="0.268cm" svg:x="4.346cm" svg:y="4.478cm" svg:viewBox="0 0 319 269" svg:d="M119 200c-6 19-25 52-56 52-2 0-19 0-32-8 25-8 27-29 27-33 0-13-10-23-23-23-18 0-35 16-35 37 0 30 33 44 61 44 29 0 52-17 68-42 15 30 48 42 71 42 69 0 103-75 103-92 0-8-7-8-9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435cm" svg:height="0.437cm" svg:x="4.741cm" svg:y="4.372cm" svg:viewBox="0 0 436 438" svg:d="M232 232h183c7 0 21 0 21-13 0-15-14-15-21-15h-183v-183c0-8 0-21-13-21-15 0-15 13-15 21v183h-183c-8 0-21 0-21 15 0 13 13 13 21 13h183v183c0 7 0 23 15 23 13 0 13-14 13-23z">
            <text:p/>
          </draw:path>
          <draw:path draw:style-name="gr3" draw:text-style-name="P7" draw:layer="layout" svg:width="0.241cm" svg:height="0.418cm" svg:x="5.256cm" svg:y="4.328cm" svg:viewBox="0 0 242 419" svg:d="M117 17c2 0 4-7 4-9s-4-8-10-8c-13 0-61 4-76 6-4 0-14 2-14 13 0 10 10 10 15 10 29 0 29 4 29 7 0 4-5 29-9 43l-14 54c-6 21-38 149-38 157-4 15-4 23-4 31 0 59 38 98 88 98 73 0 154-83 154-169 0-69-50-100-90-100-31 0-58 17-75 32zM88 401c-28 0-46-25-46-61 0-21 6-42 21-110 4-9 4-11 16-25 23-24 50-38 71-38 23 0 44 17 44 58 0 23-13 84-31 119-15 29-44 57-75 57z">
            <text:p/>
          </draw:path>
          <draw:path draw:style-name="gr3" draw:text-style-name="P7" draw:layer="layout" svg:width="0.402cm" svg:height="0.596cm" svg:x="5.872cm" svg:y="4.501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4 0 68 70 68 75 0 4-2 10-4 14z">
            <text:p/>
          </draw:path>
          <draw:path draw:style-name="gr3" draw:text-style-name="P7" draw:layer="layout" svg:width="0.421cm" svg:height="0.383cm" svg:x="6.301cm" svg:y="4.714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1 0-7-8-7-10-7-8 0-10 2-12 7-28 93-86 112-113 112-32 0-46-27-46-56 0-19 6-36 15-75z">
            <text:p/>
          </draw:path>
        </draw:g>
        <draw:g xml:id="id72" draw:id="id72">
          <svg:title>TexMaths</svg:title>
          <svg:desc>20§display§ \frac{ e^{ax + b} }{ a }  +  c§svg§600§FALSE§</svg:desc>
          <draw:polygon draw:style-name="gr2" draw:text-style-name="P6" draw:layer="layout" svg:width="2.841cm" svg:height="1.493cm" svg:x="8.151cm" svg:y="3.977cm" svg:viewBox="0 0 2842 1494" draw:points="1421,1494 0,1494 0,0 2842,0 2842,1494">
            <text:p/>
          </draw:polygon>
          <draw:path draw:style-name="gr3" draw:text-style-name="P7" draw:layer="layout" svg:width="0.271cm" svg:height="0.319cm" svg:x="8.148cm" svg:y="4.229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7" draw:layer="layout" svg:width="0.252cm" svg:height="0.223cm" svg:x="8.473cm" svg:y="4.067cm" svg:viewBox="0 0 253 224" svg:d="M179 29c-11-16-27-29-51-29-64 0-128 70-128 141 0 48 32 83 75 83 26 0 50-16 71-35 9 30 38 35 51 35 17 0 29-11 38-27 11-19 18-47 18-50 0-6-7-6-8-6-7 0-8 3-11 16-7 24-16 53-37 53-13 0-16-11-16-24 0-8 5-28 8-40 3-13 8-34 11-45l10-37c3-13 8-37 8-38 0-12-8-16-16-16s-20 6-23 19zM147 157c-3 14-14 24-25 33-5 4-24 20-45 20-19 0-37-13-37-48 0-26 14-82 26-101 22-40 48-47 62-47 35 0 43 37 43 44 0 1 0 4-1 6z">
            <text:p/>
          </draw:path>
          <draw:path draw:style-name="gr3" draw:text-style-name="P7" draw:layer="layout" svg:width="0.265cm" svg:height="0.223cm" svg:x="8.772cm" svg:y="4.067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9.102cm" svg:y="3.979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01cm" svg:height="0.348cm" svg:x="9.53cm" svg:y="3.942cm" svg:viewBox="0 0 202 349" svg:d="M98 14c1 0 3-6 3-8 0-1-3-6-8-6-11 0-51 3-64 5-5 0-11 1-11 11 0 8 6 8 12 8 24 0 24 3 24 6 0 4-4 24-8 36l-11 44c-5 18-32 125-32 132-3 13-3 19-3 25 0 50 32 82 74 82 60 0 128-69 128-141 0-58-42-83-76-83-25 0-48 14-62 27zM74 335c-24 0-39-21-39-52 0-17 5-35 18-91 3-8 3-10 13-21 19-21 41-32 59-32 19 0 37 15 37 48 0 20-12 71-26 100-13 24-37 48-62 48z">
            <text:p/>
          </draw:path>
          <draw:polygon draw:style-name="gr3" draw:text-style-name="P7" draw:layer="layout" svg:width="1.666cm" svg:height="0.029cm" svg:x="8.116cm" svg:y="4.824cm" svg:viewBox="0 0 1667 30" draw:points="834,30 0,30 0,0 1667,0 1667,30">
            <text:p/>
          </draw:polygon>
          <draw:path draw:style-name="gr3" draw:text-style-name="P7" draw:layer="layout" svg:width="0.322cm" svg:height="0.319cm" svg:x="8.791cm" svg:y="5.186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468cm" svg:height="0.47cm" svg:x="10.06cm" svg:y="4.60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74cm" svg:height="0.319cm" svg:x="10.753cm" svg:y="4.704cm" svg:viewBox="0 0 275 320" svg:d="M251 43c-11 0-21 0-32 11-11 10-13 23-13 28 0 16 13 24 28 24 20 0 40-16 40-45 0-35-34-61-85-61-95 0-189 101-189 200 0 64 42 120 115 120 101 0 160-75 160-83 0-5-5-10-8-10-5 0-6 2-9 8-56 69-133 69-143 69-43 0-62-33-62-77 0-28 14-97 38-141 21-40 61-70 99-70 24 0 52 8 61 27z">
            <text:p/>
          </draw:path>
        </draw:g>
        <draw:g xml:id="id74" draw:id="id74">
          <svg:title>TexMaths</svg:title>
          <svg:desc>20§display§\int \frac{1}{ax + b} \ dx§svg§600§FALSE§</svg:desc>
          <draw:polygon draw:style-name="gr2" draw:text-style-name="P6" draw:layer="layout" svg:width="3.822cm" svg:height="1.493cm" svg:x="2.916cm" svg:y="5.764cm" svg:viewBox="0 0 3823 1494" draw:points="1912,1494 0,1494 0,0 3823,0 3823,1494">
            <text:p/>
          </draw:polygon>
          <draw:path draw:style-name="gr3" draw:text-style-name="P7" draw:layer="layout" svg:width="0.624cm" svg:height="1.563cm" svg:x="2.921cm" svg:y="5.729cm" svg:viewBox="0 0 625 1564" svg:d="M34 1532c22 0 35-16 35-34 0-24-18-35-34-35-17 0-35 11-35 35 0 37 35 66 78 66 108 0 148-165 197-368 55-223 101-448 139-674 26-149 52-290 75-381 8-35 32-125 61-125 21 0 39 13 42 16-24 2-35 16-35 34 0 24 17 35 33 35 18 0 35-11 35-35 0-39-38-66-76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4.639cm" svg:y="5.742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1.935cm" svg:height="0.029cm" svg:x="3.785cm" svg:y="6.496cm" svg:viewBox="0 0 1936 30" draw:points="968,30 0,30 0,0 1936,0 1936,30">
            <text:p/>
          </draw:polygon>
          <draw:path draw:style-name="gr3" draw:text-style-name="P7" draw:layer="layout" svg:width="0.322cm" svg:height="0.319cm" svg:x="3.813cm" svg:y="6.858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351cm" svg:height="0.319cm" svg:x="4.177cm" svg:y="6.858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  <draw:path draw:style-name="gr3" draw:text-style-name="P7" draw:layer="layout" svg:width="0.468cm" svg:height="0.47cm" svg:x="4.754cm" svg:y="6.758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5.45cm" svg:y="6.68cm" svg:viewBox="0 0 261 498" svg:d="M136 8c0-2 0-8-10-8-16 0-67 6-86 6-5 2-13 2-13 15 0 9 7 9 16 9 35 0 37 5 37 12 0 4-6 28-11 43l-58 230c-8 36-11 47-11 72 0 66 37 111 90 111 83 0 171-106 171-207 0-65-39-113-95-113-32 0-62 21-83 43zM69 274c5-15 5-16 11-24 35-47 66-56 85-56 25 0 45 21 45 65 0 42-24 124-37 151-23 46-56 72-83 72-24 0-48-19-48-71 0-14 0-27 12-72z">
            <text:p/>
          </draw:path>
          <draw:path draw:style-name="gr3" draw:text-style-name="P7" draw:layer="layout" svg:width="0.335cm" svg:height="0.497cm" svg:x="6.066cm" svg:y="6.198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6.424cm" svg:y="6.376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</draw:g>
        <draw:g xml:id="id75" draw:id="id75">
          <svg:title>TexMaths</svg:title>
          <svg:desc>20§display§ \frac{ \log (ax + b) }{ a }  +  c§svg§600§FALSE§</svg:desc>
          <draw:polygon draw:style-name="gr2" draw:text-style-name="P6" draw:layer="layout" svg:width="4.563cm" svg:height="1.423cm" svg:x="7.551cm" svg:y="5.777cm" svg:viewBox="0 0 4564 1424" draw:points="2283,1424 0,1424 0,0 4564,0 4564,1424">
            <text:p/>
          </draw:polygon>
          <draw:path draw:style-name="gr3" draw:text-style-name="P7" draw:layer="layout" svg:width="0.157cm" svg:height="0.488cm" svg:x="7.538cm" svg:y="5.782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7.73cm" svg:y="5.955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8.082cm" svg:y="5.95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164cm" svg:height="0.703cm" svg:x="8.493cm" svg:y="5.74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8.725cm" svg:y="5.958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351cm" svg:height="0.319cm" svg:x="9.089cm" svg:y="5.95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9.666cm" svg:y="5.85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10.362cm" svg:y="5.782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10.671cm" svg:y="5.742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3.389cm" svg:height="0.029cm" svg:x="7.516cm" svg:y="6.555cm" svg:viewBox="0 0 3390 30" draw:points="1694,30 0,30 0,0 3390,0 3390,30">
            <text:p/>
          </draw:polygon>
          <draw:path draw:style-name="gr3" draw:text-style-name="P7" draw:layer="layout" svg:width="0.322cm" svg:height="0.319cm" svg:x="9.052cm" svg:y="6.91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11.184cm" svg:y="6.33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1.877cm" svg:y="6.43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7" draw:id="id77">
          <svg:title>TexMaths</svg:title>
          <svg:desc>24§display§\smallint \tan x \ dx§svg§600§FALSE§</svg:desc>
          <draw:polygon draw:style-name="gr2" draw:text-style-name="P6" draw:layer="layout" svg:width="3.509cm" svg:height="0.702cm" svg:x="3.01cm" svg:y="8.067cm" svg:viewBox="0 0 3510 703" draw:points="1755,703 0,703 0,0 3510,0 3510,703">
            <text:p/>
          </draw:polygon>
          <draw:path draw:style-name="gr3" draw:text-style-name="P7" draw:layer="layout" svg:width="0.352cm" svg:height="0.786cm" svg:x="3.014cm" svg:y="8.025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266cm" svg:height="0.529cm" svg:x="3.569cm" svg:y="8.109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381cm" svg:height="0.389cm" svg:x="3.916cm" svg:y="8.252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7" draw:layer="layout" svg:width="0.425cm" svg:height="0.373cm" svg:x="4.331cm" svg:y="8.25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21cm" svg:height="0.383cm" svg:x="4.938cm" svg:y="8.255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402cm" svg:height="0.596cm" svg:x="5.71cm" svg:y="8.044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6.14cm" svg:y="8.25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3-86 112-113 112-33 0-46-27-46-56 0-19 6-36 15-75z">
            <text:p/>
          </draw:path>
        </draw:g>
        <draw:g xml:id="id78" draw:id="id78">
          <svg:title>TexMaths</svg:title>
          <svg:desc>22§display§\log (\sec x)  +  c§svg§600§FALSE§</svg:desc>
          <draw:polygon draw:style-name="gr2" draw:text-style-name="P6" draw:layer="layout" svg:width="4.364cm" svg:height="0.696cm" svg:x="7.625cm" svg:y="8.071cm" svg:viewBox="0 0 4365 697" draw:points="2183,697 0,697 0,0 4365,0 4365,697">
            <text:p/>
          </draw:polygon>
          <draw:path draw:style-name="gr3" draw:text-style-name="P7" draw:layer="layout" svg:width="0.173cm" svg:height="0.537cm" svg:x="7.611cm" svg:y="8.076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7.822cm" svg:y="8.26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209cm" svg:y="8.261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5 0 155 66 0 41-57 80-133 80z">
            <text:p/>
          </draw:path>
          <draw:path draw:style-name="gr3" draw:text-style-name="P7" draw:layer="layout" svg:width="0.18cm" svg:height="0.773cm" svg:x="8.662cm" svg:y="8.03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4cm" svg:height="0.356cm" svg:x="8.912cm" svg:y="8.26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9.213cm" svg:y="8.26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561cm" svg:y="8.266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86cm" svg:height="0.351cm" svg:x="10.029cm" svg:y="8.2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0.492cm" svg:y="8.03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0.964cm" svg:y="8.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1.726cm" svg:y="8.269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80" draw:id="id80">
          <svg:title>TexMaths</svg:title>
          <svg:desc>24§display§\smallint \cot x \ dx§svg§600§FALSE§</svg:desc>
          <draw:polygon draw:style-name="gr2" draw:text-style-name="P6" draw:layer="layout" svg:width="3.415cm" svg:height="0.702cm" svg:x="3.011cm" svg:y="9.769cm" svg:viewBox="0 0 3416 703" draw:points="1707,703 0,703 0,0 3416,0 3416,703">
            <text:p/>
          </draw:polygon>
          <draw:path draw:style-name="gr3" draw:text-style-name="P7" draw:layer="layout" svg:width="0.352cm" svg:height="0.786cm" svg:x="3.015cm" svg:y="9.727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322cm" svg:height="0.389cm" svg:x="3.583cm" svg:y="9.954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3.954cm" svg:y="9.954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4.367cm" svg:y="9.81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421cm" svg:height="0.383cm" svg:x="4.845cm" svg:y="9.95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402cm" svg:height="0.596cm" svg:x="5.617cm" svg:y="9.746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6.047cm" svg:y="9.95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3-86 112-113 112-33 0-46-27-46-56 0-19 6-36 15-75z">
            <text:p/>
          </draw:path>
        </draw:g>
        <draw:g xml:id="id81" draw:id="id81">
          <svg:title>TexMaths</svg:title>
          <svg:desc>22§display§\log (\sin x)  +  c§svg§600§FALSE§</svg:desc>
          <draw:polygon draw:style-name="gr2" draw:text-style-name="P6" draw:layer="layout" svg:width="4.322cm" svg:height="0.696cm" svg:x="7.626cm" svg:y="9.772cm" svg:viewBox="0 0 4323 697" draw:points="2162,697 0,697 0,0 4323,0 4323,697">
            <text:p/>
          </draw:polygon>
          <draw:path draw:style-name="gr3" draw:text-style-name="P7" draw:layer="layout" svg:width="0.173cm" svg:height="0.537cm" svg:x="7.612cm" svg:y="9.77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7.823cm" svg:y="9.967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355cm" svg:height="0.511cm" svg:x="8.21cm" svg:y="9.96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3c-80 0-133-39-133-80 0-37 30-65 64-66h46c67 0 155 0 155 66 0 41-57 80-132 80z">
            <text:p/>
          </draw:path>
          <draw:path draw:style-name="gr3" draw:text-style-name="P7" draw:layer="layout" svg:width="0.18cm" svg:height="0.773cm" svg:x="8.663cm" svg:y="9.733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254cm" svg:height="0.356cm" svg:x="8.913cm" svg:y="9.967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9.217cm" svg:y="9.79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9.432cm" svg:y="9.97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9.988cm" svg:y="9.9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0.451cm" svg:y="9.733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515cm" svg:height="0.516cm" svg:x="10.923cm" svg:y="9.86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1.685cm" svg:y="9.97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83" draw:id="id83">
          <svg:title>TexMaths</svg:title>
          <svg:desc>24§display§\smallint \sec x \ dx§svg§600§FALSE§</svg:desc>
          <draw:polygon draw:style-name="gr2" draw:text-style-name="P6" draw:layer="layout" svg:width="3.372cm" svg:height="0.702cm" svg:x="3.012cm" svg:y="11.571cm" svg:viewBox="0 0 3373 703" draw:points="1685,703 0,703 0,0 3373,0 3373,703">
            <text:p/>
          </draw:polygon>
          <draw:path draw:style-name="gr3" draw:text-style-name="P7" draw:layer="layout" svg:width="0.352cm" svg:height="0.786cm" svg:x="3.016cm" svg:y="11.529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277cm" svg:height="0.389cm" svg:x="3.584cm" svg:y="11.756cm" svg:viewBox="0 0 278 390" svg:d="M148 215c19 4 88 17 88 79 0 42-29 76-96 76-71 0-102-48-117-120-2-10-4-14-11-14-12 0-12 6-12 21v112c0 15 0 21 10 21 3 0 5-2 21-18 2-2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3.912cm" svg:y="11.756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7" draw:layer="layout" svg:width="0.321cm" svg:height="0.389cm" svg:x="4.292cm" svg:y="11.756cm" svg:viewBox="0 0 322 390" svg:d="M71 196c0-138 69-175 113-175 8 0 62 0 92 31-34 4-40 29-40 40 0 21 15 39 39 39 23 0 40-16 40-41 0-57-65-90-131-90-105 0-184 92-184 196 0 109 84 194 182 194 114 0 140-102 140-112 0-7-7-7-9-7-8 0-10 3-12 7-25 79-80 91-111 91-44 0-119-37-119-173z">
            <text:p/>
          </draw:path>
          <draw:path draw:style-name="gr3" draw:text-style-name="P7" draw:layer="layout" svg:width="0.421cm" svg:height="0.383cm" svg:x="4.803cm" svg:y="11.759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4 112-113 112-33 0-46-27-46-56 0-19 6-36 15-75z">
            <text:p/>
          </draw:path>
          <draw:path draw:style-name="gr3" draw:text-style-name="P7" draw:layer="layout" svg:width="0.402cm" svg:height="0.596cm" svg:x="5.575cm" svg:y="11.548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6 6-40zM227 486c-4 15-4 17-18 32-36 46-71 60-94 60-42 0-55-46-55-79 0-42 26-148 47-186 25-50 64-81 98-81 54 0 68 69 68 75 0 4-2 10-4 14z">
            <text:p/>
          </draw:path>
          <draw:path draw:style-name="gr3" draw:text-style-name="P7" draw:layer="layout" svg:width="0.421cm" svg:height="0.383cm" svg:x="6.005cm" svg:y="11.759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6 112-113 112-33 0-46-27-46-56 0-19 6-36 15-75z">
            <text:p/>
          </draw:path>
        </draw:g>
        <draw:g xml:id="id84" draw:id="id84">
          <svg:title>TexMaths</svg:title>
          <svg:desc>20§display§\log (\sec x + \tan x)  +  c§svg§600§FALSE§</svg:desc>
          <draw:polygon draw:style-name="gr2" draw:text-style-name="P6" draw:layer="layout" svg:width="6.361cm" svg:height="0.633cm" svg:x="7.627cm" svg:y="11.568cm" svg:viewBox="0 0 6362 634" draw:points="3181,634 0,634 0,0 6362,0 6362,634">
            <text:p/>
          </draw:polygon>
          <draw:path draw:style-name="gr3" draw:text-style-name="P7" draw:layer="layout" svg:width="0.157cm" svg:height="0.489cm" svg:x="7.614cm" svg:y="11.573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7.806cm" svg:y="11.74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8.158cm" svg:y="11.741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164cm" svg:height="0.703cm" svg:x="8.569cm" svg:y="11.53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31cm" svg:height="0.324cm" svg:x="8.796cm" svg:y="11.74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9.07cm" svg:y="11.746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9.387cm" svg:y="11.746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51cm" svg:height="0.319cm" svg:x="9.813cm" svg:y="11.74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0.39cm" svg:y="11.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2cm" svg:height="0.441cm" svg:x="11.067cm" svg:y="11.627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11.357cm" svg:y="11.746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1.701cm" svg:y="11.74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12.206cm" svg:y="11.74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12.627cm" svg:y="11.53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469cm" svg:x="13.056cm" svg:y="11.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3.749cm" svg:y="11.749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86" draw:id="id86">
          <svg:title>TexMaths</svg:title>
          <svg:desc>22§display§\smallint \text {cosec }x \ dx§svg§600§FALSE§</svg:desc>
          <draw:polygon draw:style-name="gr2" draw:text-style-name="P6" draw:layer="layout" svg:width="3.951cm" svg:height="0.644cm" svg:x="3.013cm" svg:y="13.27cm" svg:viewBox="0 0 3952 645" draw:points="1975,645 0,645 0,0 3952,0 3952,645">
            <text:p/>
          </draw:polygon>
          <draw:path draw:style-name="gr3" draw:text-style-name="P7" draw:layer="layout" svg:width="0.323cm" svg:height="0.721cm" svg:x="3.017cm" svg:y="13.231cm" svg:viewBox="0 0 324 722" svg:d="M294 32c-26 1-33 21-33 31 0 20 15 32 31 32s32-10 32-33c0-30-25-62-62-62-65 0-79 85-91 144-21 117-37 215-50 351-3 40-8 84-14 121-7 58-19 90-47 90-12 0-25-9-30-16 26 0 33-19 33-31 0-18-15-30-31-30s-32 8-32 31c0 30 25 62 62 62 65 0 79-83 91-146 21-111 37-210 49-347 4-42 9-86 15-123 7-58 19-88 47-88 14 0 25 7 30 14z">
            <text:p/>
          </draw:path>
          <draw:path draw:style-name="gr3" draw:text-style-name="P7" draw:layer="layout" svg:width="0.295cm" svg:height="0.356cm" svg:x="3.538cm" svg:y="13.439cm" svg:viewBox="0 0 296 357" svg:d="M65 180c0-127 64-161 104-161 7 0 56 0 85 29-32 3-37 26-37 37 0 19 14 35 35 35s37-14 37-37c0-53-60-83-120-83-97 0-169 85-169 180 0 100 77 177 167 177 104 0 129-93 129-102 0-7-7-7-9-7-7 0-9 4-11 7-22 73-74 83-102 83-40 0-109-33-109-158z">
            <text:p/>
          </draw:path>
          <draw:path draw:style-name="gr3" draw:text-style-name="P7" draw:layer="layout" svg:width="0.344cm" svg:height="0.356cm" svg:x="3.877cm" svg:y="13.439cm" svg:viewBox="0 0 345 357" svg:d="M345 181c0-98-79-181-172-181-97 0-173 85-173 181 0 101 81 176 173 176 93 0 172-77 172-176zM173 338c-34 0-67-18-88-53-20-33-20-81-20-109 0-30 0-72 18-107 21-36 58-51 90-51 33 0 66 15 86 49 21 33 21 79 21 109 0 28 0 71-18 104-16 35-51 58-89 58z">
            <text:p/>
          </draw:path>
          <draw:path draw:style-name="gr3" draw:text-style-name="P7" draw:layer="layout" svg:width="0.254cm" svg:height="0.356cm" svg:x="4.268cm" svg:y="13.439cm" svg:viewBox="0 0 255 357" svg:d="M136 197c17 4 81 16 81 72 0 39-27 71-88 71-66 0-94-44-108-111-2-9-3-12-10-12-11 0-11 5-11 19v102c0 14 0 19 9 19 3 0 5-1 19-15 2-2 2-4 16-18 33 32 69 33 85 33 89 0 126-52 126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569cm" svg:y="13.439cm" svg:viewBox="0 0 301 357" svg:d="M65 153c5-116 71-135 97-135 79 0 88 104 88 135zM65 169h217c17 0 19 0 19-16 0-77-42-153-139-153-90 0-162 79-162 178 0 104 81 179 171 179 95 0 130-86 130-102 0-7-5-8-11-8-7 0-8 5-8 10-28 81-99 81-106 81-39 0-70-25-88-53-23-37-23-88-23-116z">
            <text:p/>
          </draw:path>
          <draw:path draw:style-name="gr3" draw:text-style-name="P7" draw:layer="layout" svg:width="0.295cm" svg:height="0.356cm" svg:x="4.916cm" svg:y="13.439cm" svg:viewBox="0 0 296 357" svg:d="M65 180c0-127 64-161 104-161 7 0 56 0 85 29-32 3-37 26-37 37 0 19 14 35 35 35s37-14 37-37c0-53-60-83-120-83-97 0-169 85-169 180 0 100 77 177 167 177 104 0 129-93 129-102 0-7-7-7-9-7-7 0-9 4-11 7-22 73-74 83-102 83-40 0-109-33-109-158z">
            <text:p/>
          </draw:path>
          <draw:path draw:style-name="gr3" draw:text-style-name="P7" draw:layer="layout" svg:width="0.386cm" svg:height="0.351cm" svg:x="5.515cm" svg:y="13.442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369cm" svg:height="0.547cm" svg:x="6.222cm" svg:y="13.249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2-19-22-35 0-20 1-25 5-37zM208 446c-4 14-4 15-16 29-34 43-65 55-86 55-41 0-51-42-51-72 0-39 24-136 44-171 22-46 58-74 89-74 50 0 62 63 62 69 0 3-2 9-4 12z">
            <text:p/>
          </draw:path>
          <draw:path draw:style-name="gr3" draw:text-style-name="P7" draw:layer="layout" svg:width="0.386cm" svg:height="0.351cm" svg:x="6.617cm" svg:y="13.442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87" draw:id="id87">
          <svg:title>TexMaths</svg:title>
          <svg:desc>18§display§\log (\text {cosec }x - \cot x)  +  c§svg§600§FALSE§</svg:desc>
          <draw:polygon draw:style-name="gr2" draw:text-style-name="P6" draw:layer="layout" svg:width="6.357cm" svg:height="0.57cm" svg:x="7.627cm" svg:y="13.367cm" svg:viewBox="0 0 6358 571" draw:points="3180,571 0,571 0,0 6358,0 6358,571">
            <text:p/>
          </draw:polygon>
          <draw:path draw:style-name="gr3" draw:text-style-name="P7" draw:layer="layout" svg:width="0.142cm" svg:height="0.44cm" svg:x="7.615cm" svg:y="13.371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81cm" svg:height="0.292cm" svg:x="7.788cm" svg:y="13.5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9cm" svg:height="0.418cm" svg:x="8.105cm" svg:y="13.522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147cm" svg:height="0.633cm" svg:x="8.475cm" svg:y="13.335cm" svg:viewBox="0 0 148 634" svg:d="M148 628c0-1 0-3-11-14-79-79-100-199-100-297 0-110 25-220 103-300 8-7 8-8 8-11 0-5-3-6-7-6-6 0-63 43-101 124-33 69-40 140-40 193 0 50 7 127 42 199 39 78 93 118 99 118 4 0 7-1 7-6z">
            <text:p/>
          </draw:path>
          <draw:path draw:style-name="gr3" draw:text-style-name="P7" draw:layer="layout" svg:width="0.241cm" svg:height="0.292cm" svg:x="8.679cm" svg:y="13.527cm" svg:viewBox="0 0 242 293" svg:d="M53 147c0-104 52-131 85-131 6 0 46 0 69 23-26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1cm" svg:height="0.292cm" svg:x="8.957cm" svg:y="13.5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8cm" svg:height="0.292cm" svg:x="9.277cm" svg:y="13.527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9.523cm" svg:y="13.527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1cm" svg:height="0.292cm" svg:x="9.808cm" svg:y="13.527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316cm" svg:height="0.287cm" svg:x="10.296cm" svg:y="13.53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60 42 42 0 65-44 67-49 7 25 30 49 69 49 65 0 101-82 101-98 0-6-6-6-8-6-5 0-7 2-8 6-20 69-64 84-85 84-25 0-35-20-35-42 0-14 5-27 12-56z">
            <text:p/>
          </draw:path>
          <draw:path draw:style-name="gr3" draw:text-style-name="P7" draw:layer="layout" svg:width="0.386cm" svg:height="0.026cm" svg:x="10.834cm" svg:y="13.639cm" svg:viewBox="0 0 387 27" svg:d="M366 27c10 0 21 0 21-14 0-13-11-13-21-13h-344c-10 0-22 0-22 13 0 14 12 14 22 14z">
            <text:p/>
          </draw:path>
          <draw:path draw:style-name="gr3" draw:text-style-name="P7" draw:layer="layout" svg:width="0.241cm" svg:height="0.292cm" svg:x="11.434cm" svg:y="13.527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1cm" svg:height="0.292cm" svg:x="11.712cm" svg:y="13.5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99cm" svg:height="0.397cm" svg:x="12.023cm" svg:y="13.4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6cm" svg:height="0.287cm" svg:x="12.38cm" svg:y="13.53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59 42 43 0 66-44 68-49 7 25 30 49 67 49 67 0 103-82 103-98 0-6-6-6-8-6-5 0-7 2-8 6-20 69-65 84-85 84-25 0-35-20-35-42 0-14 5-27 12-56z">
            <text:p/>
          </draw:path>
          <draw:path draw:style-name="gr3" draw:text-style-name="P7" draw:layer="layout" svg:width="0.147cm" svg:height="0.633cm" svg:x="12.76cm" svg:y="13.335cm" svg:viewBox="0 0 148 634" svg:d="M148 317c0-49-7-125-41-197-39-78-94-120-101-120-3 0-6 3-6 6s0 4 12 16c63 62 99 162 99 295 0 108-23 220-102 300-9 8-9 10-9 11 0 5 3 6 6 6 7 0 65-43 102-124 33-69 40-140 40-193z">
            <text:p/>
          </draw:path>
          <draw:path draw:style-name="gr3" draw:text-style-name="P7" draw:layer="layout" svg:width="0.421cm" svg:height="0.423cm" svg:x="13.146cm" svg:y="13.4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47cm" svg:height="0.287cm" svg:x="13.768cm" svg:y="13.53cm" svg:viewBox="0 0 248 288" svg:d="M226 39c-10 0-19 0-29 10-10 9-11 20-11 24 0 15 11 22 24 22 19 0 36-14 36-40 0-32-30-55-76-55-85 0-170 91-170 180 0 58 37 108 104 108 90 0 144-68 144-75 0-4-5-8-8-8-4 0-5 1-8 7-51 62-120 62-128 62-39 0-56-30-56-69 0-26 12-88 34-127 19-36 55-64 89-64 22 0 46 8 55 25z">
            <text:p/>
          </draw:path>
        </draw:g>
        <draw:g xml:id="id89" draw:id="id89">
          <svg:title>TexMaths</svg:title>
          <svg:desc>20§display§\smallint \tan (ax+b) \ dx§svg§600§FALSE§</svg:desc>
          <draw:polygon draw:style-name="gr2" draw:text-style-name="P6" draw:layer="layout" svg:width="4.886cm" svg:height="0.633cm" svg:x="16.111cm" svg:y="2.663cm" svg:viewBox="0 0 4887 634" draw:points="2443,634 0,634 0,0 4887,0 4887,634">
            <text:p/>
          </draw:polygon>
          <draw:path draw:style-name="gr3" draw:text-style-name="P7" draw:layer="layout" svg:width="0.293cm" svg:height="0.655cm" svg:x="16.114cm" svg:y="2.652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21cm" svg:height="0.441cm" svg:x="16.577cm" svg:y="2.722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317cm" svg:height="0.324cm" svg:x="16.866cm" svg:y="2.841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7.212cm" svg:y="2.84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17.649cm" svg:y="2.62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881cm" svg:y="2.8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244cm" svg:y="2.84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8.822cm" svg:y="2.7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518cm" svg:y="2.668cm" svg:viewBox="0 0 261 498" svg:d="M136 8c0-2 0-8-10-8-16 0-67 6-86 6-5 2-13 2-13 15 0 9 7 9 16 9 35 0 35 5 35 12 0 4-4 28-9 43l-58 230c-8 35-11 47-11 72 0 66 37 111 90 111 83 0 171-106 171-207 0-65-39-113-95-113-32 0-62 20-83 43zM69 274c5-15 5-16 11-24 35-47 66-56 85-56 25 0 45 20 45 65 0 42-24 123-37 151-23 46-56 72-83 72-24 0-48-20-48-71 0-14 0-27 12-72z">
            <text:p/>
          </draw:path>
          <draw:path draw:style-name="gr3" draw:text-style-name="P7" draw:layer="layout" svg:width="0.164cm" svg:height="0.703cm" svg:x="19.827cm" svg:y="2.62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323cm" svg:y="2.668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0.681cm" svg:y="2.8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92" draw:id="id92">
          <svg:title>TexMaths</svg:title>
          <svg:desc>20§display§\smallint \cot (ax+b) \ dx§svg§600§FALSE§</svg:desc>
          <draw:polygon draw:style-name="gr2" draw:text-style-name="P6" draw:layer="layout" svg:width="4.808cm" svg:height="0.633cm" svg:x="16.111cm" svg:y="4.364cm" svg:viewBox="0 0 4809 634" draw:points="2404,634 0,634 0,0 4809,0 4809,634">
            <text:p/>
          </draw:polygon>
          <draw:path draw:style-name="gr3" draw:text-style-name="P7" draw:layer="layout" svg:width="0.293cm" svg:height="0.655cm" svg:x="16.114cm" svg:y="4.353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68cm" svg:height="0.324cm" svg:x="16.588cm" svg:y="4.54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6.897cm" svg:y="4.54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21cm" svg:height="0.441cm" svg:x="17.241cm" svg:y="4.423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164cm" svg:height="0.703cm" svg:x="17.57cm" svg:y="4.32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802cm" svg:y="4.5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167cm" svg:y="4.54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8.743cm" svg:y="4.4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441cm" svg:y="4.369cm" svg:viewBox="0 0 261 498" svg:d="M136 8c0-2 0-8-10-8-16 0-67 6-86 6-5 2-13 2-13 15 0 9 7 9 16 9 35 0 35 5 35 12 0 4-4 28-9 43l-58 230c-8 35-11 47-11 72 0 66 37 111 90 111 83 0 171-106 171-207 0-65-39-113-95-113-32 0-62 20-83 43zM69 274c5-15 5-16 11-24 35-47 66-56 85-56 25 0 45 20 45 65 0 42-24 123-37 151-23 46-56 72-83 72-24 0-48-20-48-71 0-14 0-27 12-72z">
            <text:p/>
          </draw:path>
          <draw:path draw:style-name="gr3" draw:text-style-name="P7" draw:layer="layout" svg:width="0.164cm" svg:height="0.703cm" svg:x="19.75cm" svg:y="4.32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244cm" svg:y="4.36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20.603cm" svg:y="4.5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90" draw:id="id90">
          <svg:title>TexMaths</svg:title>
          <svg:desc>18§display§ \frac{\log [\sec(ax + b)]}{a}  +  c§svg§600§FALSE§</svg:desc>
          <draw:polygon draw:style-name="gr2" draw:text-style-name="P6" draw:layer="layout" svg:width="5.271cm" svg:height="1.281cm" svg:x="21.449cm" svg:y="2.273cm" svg:viewBox="0 0 5272 1282" draw:points="2637,1282 0,1282 0,0 5272,0 5272,1282">
            <text:p/>
          </draw:polygon>
          <draw:path draw:style-name="gr3" draw:text-style-name="P7" draw:layer="layout" svg:width="0.142cm" svg:height="0.44cm" svg:x="21.437cm" svg:y="2.277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1.61cm" svg:y="2.433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1.927cm" svg:y="2.428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22.308cm" svg:y="2.241cm" svg:viewBox="0 0 88 634" draw:points="88,634 88,609 26,609 26,26 88,26 88,0 0,0 0,634">
            <text:p/>
          </draw:polygon>
          <draw:path draw:style-name="gr3" draw:text-style-name="P7" draw:layer="layout" svg:width="0.208cm" svg:height="0.291cm" svg:x="22.431cm" svg:y="2.433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245cm" svg:height="0.291cm" svg:x="22.677cm" svg:y="2.433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41cm" svg:height="0.291cm" svg:x="22.962cm" svg:y="2.433cm" svg:viewBox="0 0 242 292" svg:d="M53 147c0-104 52-131 85-131 6 0 46 0 69 23-27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147cm" svg:height="0.633cm" svg:x="23.285cm" svg:y="2.241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94cm" svg:y="2.435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316cm" svg:height="0.287cm" svg:x="23.821cm" svg:y="2.435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8 12-56z">
            <text:p/>
          </draw:path>
          <draw:path draw:style-name="gr3" draw:text-style-name="P7" draw:layer="layout" svg:width="0.421cm" svg:height="0.422cm" svg:x="24.34cm" svg:y="2.34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67cm" svg:y="2.277cm" svg:viewBox="0 0 235 448" svg:d="M122 7c0-1 0-7-8-7-15 0-61 6-78 6-4 1-12 1-12 13 0 8 6 8 15 8 32 0 33 5 33 10s-6 26-10 39l-52 208c-7 31-10 41-10 64 0 60 33 100 81 100 75 0 154-95 154-186 0-59-35-102-85-102-29 0-56 19-75 39zM62 246c4-13 4-14 10-21 32-42 60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45cm" svg:y="2.241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68cm" svg:y="2.241cm" svg:viewBox="0 0 88 634" draw:points="88,0 0,0 0,26 62,26 62,609 0,609 0,634 88,634">
            <text:p/>
          </draw:polygon>
          <draw:polygon draw:style-name="gr3" draw:text-style-name="P7" draw:layer="layout" svg:width="4.214cm" svg:height="0.026cm" svg:x="21.417cm" svg:y="2.973cm" svg:viewBox="0 0 4215 27" draw:points="2107,27 0,27 0,0 4215,0 4215,27">
            <text:p/>
          </draw:polygon>
          <draw:path draw:style-name="gr3" draw:text-style-name="P7" draw:layer="layout" svg:width="0.29cm" svg:height="0.287cm" svg:x="23.381cm" svg:y="3.298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421cm" svg:height="0.422cm" svg:x="25.883cm" svg:y="2.775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506cm" svg:y="2.865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</draw:g>
        <draw:g xml:id="id93" draw:id="id93">
          <svg:title>TexMaths</svg:title>
          <svg:desc>18§display§ \frac{\log [\sin(ax + b)]}{a}  +  c§svg§600§FALSE§</svg:desc>
          <draw:polygon draw:style-name="gr2" draw:text-style-name="P6" draw:layer="layout" svg:width="5.237cm" svg:height="1.281cm" svg:x="21.45cm" svg:y="3.975cm" svg:viewBox="0 0 5238 1282" draw:points="2618,1282 0,1282 0,0 5238,0 5238,1282">
            <text:p/>
          </draw:polygon>
          <draw:path draw:style-name="gr3" draw:text-style-name="P7" draw:layer="layout" svg:width="0.142cm" svg:height="0.44cm" svg:x="21.438cm" svg:y="3.979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1.611cm" svg:y="4.135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1.928cm" svg:y="4.13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22.309cm" svg:y="3.943cm" svg:viewBox="0 0 88 634" draw:points="88,634 88,609 26,609 26,26 88,26 88,0 0,0 0,634">
            <text:p/>
          </draw:polygon>
          <draw:path draw:style-name="gr3" draw:text-style-name="P7" draw:layer="layout" svg:width="0.208cm" svg:height="0.291cm" svg:x="22.432cm" svg:y="4.135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136cm" svg:height="0.424cm" svg:x="22.681cm" svg:y="3.995cm" svg:viewBox="0 0 137 425" svg:d="M92 144l-89 7v20c42 0 47 3 47 35v170c0 29-7 29-50 29v20c20-2 55-2 71-2 21 0 44 0 66 2v-20c-42 0-45-3-45-28zM95 33c0-20-16-33-35-33-20 0-33 17-33 33 0 17 13 35 33 35 19 0 35-15 35-35z">
            <text:p/>
          </draw:path>
          <draw:path draw:style-name="gr3" draw:text-style-name="P7" draw:layer="layout" svg:width="0.319cm" svg:height="0.28cm" svg:x="22.857cm" svg:y="4.137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147cm" svg:height="0.633cm" svg:x="23.25cm" svg:y="3.943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59cm" svg:y="4.137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1-111 36-140 18-38 47-61 73-61 42 0 50 52 50 57 0 2-1 7-2 10z">
            <text:p/>
          </draw:path>
          <draw:path draw:style-name="gr3" draw:text-style-name="P7" draw:layer="layout" svg:width="0.316cm" svg:height="0.287cm" svg:x="23.787cm" svg:y="4.137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421cm" svg:height="0.422cm" svg:x="24.305cm" svg:y="4.048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33cm" svg:y="3.979cm" svg:viewBox="0 0 235 448" svg:d="M122 7c0-1 0-7-8-7-15 0-61 6-78 6-4 1-12 1-12 13 0 8 6 8 15 8 32 0 33 5 33 10s-6 26-10 39l-52 208c-7 31-10 41-10 64 0 60 33 100 81 100 75 0 154-95 154-186 0-59-35-102-85-102-29 0-56 19-75 39zM62 246c4-13 4-14 10-21 32-42 59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11cm" svg:y="3.943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34cm" svg:y="3.943cm" svg:viewBox="0 0 88 634" draw:points="88,0 0,0 0,26 62,26 62,609 0,609 0,634 88,634">
            <text:p/>
          </draw:polygon>
          <draw:polygon draw:style-name="gr3" draw:text-style-name="P7" draw:layer="layout" svg:width="4.178cm" svg:height="0.026cm" svg:x="21.418cm" svg:y="4.675cm" svg:viewBox="0 0 4179 27" draw:points="2090,27 0,27 0,0 4179,0 4179,27">
            <text:p/>
          </draw:polygon>
          <draw:path draw:style-name="gr3" draw:text-style-name="P7" draw:layer="layout" svg:width="0.29cm" svg:height="0.287cm" svg:x="23.365cm" svg:y="5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421cm" svg:height="0.422cm" svg:x="25.848cm" svg:y="4.47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471cm" svg:y="4.567cm" svg:viewBox="0 0 248 288" svg:d="M226 39c-10 0-19 0-29 10-10 9-11 20-11 24 0 15 11 22 24 22 19 0 36-14 36-40 0-32-30-55-76-55-85 0-170 91-170 180 0 58 37 108 104 108 90 0 144-68 144-75 0-4-5-9-8-9-4 0-4 2-8 8-51 62-120 62-128 62-39 0-56-31-56-70 0-25 12-87 34-126 19-36 55-64 89-64 22 0 46 8 55 25z">
            <text:p/>
          </draw:path>
        </draw:g>
        <draw:g xml:id="id95" draw:id="id95">
          <svg:title>TexMaths</svg:title>
          <svg:desc>20§display§\smallint \sec (ax+b) \ dx§svg§600§FALSE§</svg:desc>
          <draw:polygon draw:style-name="gr2" draw:text-style-name="P6" draw:layer="layout" svg:width="4.772cm" svg:height="0.633cm" svg:x="16.611cm" svg:y="6.164cm" svg:viewBox="0 0 4773 634" draw:points="2386,634 0,634 0,0 4773,0 4773,634">
            <text:p/>
          </draw:polygon>
          <draw:path draw:style-name="gr3" draw:text-style-name="P7" draw:layer="layout" svg:width="0.293cm" svg:height="0.655cm" svg:x="16.614cm" svg:y="6.153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31cm" svg:height="0.324cm" svg:x="17.088cm" svg:y="6.34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361cm" svg:y="6.34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7.678cm" svg:y="6.34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8.035cm" svg:y="6.12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8.267cm" svg:y="6.3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632cm" svg:y="6.3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9.208cm" svg:y="6.2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905cm" svg:y="6.169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3" draw:text-style-name="P7" draw:layer="layout" svg:width="0.164cm" svg:height="0.703cm" svg:x="20.214cm" svg:y="6.12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709cm" svg:y="6.16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1.067cm" svg:y="6.34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96" draw:id="id96">
          <svg:title>TexMaths</svg:title>
          <svg:desc>20§display§= \frac{ \log [ \sec (ax+b) + \tan (ax+b) ]}{a}§svg§600§FALSE§</svg:desc>
          <draw:polygon draw:style-name="gr2" draw:text-style-name="P6" draw:layer="layout" svg:width="9.792cm" svg:height="1.423cm" svg:x="16.611cm" svg:y="7.263cm" svg:viewBox="0 0 9793 1424" draw:points="4897,1424 0,1424 0,0 9793,0 9793,1424">
            <text:p/>
          </draw:polygon>
          <draw:path draw:style-name="gr3" draw:text-style-name="P7" draw:layer="layout" svg:width="0.468cm" svg:height="0.165cm" svg:x="16.616cm" svg:y="7.97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8cm" svg:x="17.425cm" svg:y="7.268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7.617cm" svg:y="7.44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7.968cm" svg:y="7.436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8.393cm" svg:y="7.228cm" svg:viewBox="0 0 98 704" draw:points="98,704 98,677 29,677 29,29 98,29 98,0 0,0 0,704">
            <text:p/>
          </draw:polygon>
          <draw:path draw:style-name="gr3" draw:text-style-name="P7" draw:layer="layout" svg:width="0.231cm" svg:height="0.324cm" svg:x="18.528cm" svg:y="7.44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8.803cm" svg:y="7.441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9.118cm" svg:y="7.441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9.476cm" svg:y="7.2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19.708cm" svg:y="7.4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0.073cm" svg:y="7.4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0.649cm" svg:y="7.3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1.345cm" svg:y="7.2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1.654cm" svg:y="7.2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68cm" svg:height="0.469cm" svg:x="22.083cm" svg:y="7.3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2cm" svg:height="0.44cm" svg:x="22.761cm" svg:y="7.322cm" svg:viewBox="0 0 221 441" svg:d="M109 152h101v-22h-101v-130h-18c0 58-22 133-91 136v16h61v194c0 87 65 95 91 95 50 0 69-49 69-95v-40h-18v40c0 51-21 78-46 78-48 0-48-64-48-77z">
            <text:p/>
          </draw:path>
          <draw:path draw:style-name="gr3" draw:text-style-name="P7" draw:layer="layout" svg:width="0.317cm" svg:height="0.324cm" svg:x="23.049cm" svg:y="7.441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7" draw:layer="layout" svg:width="0.354cm" svg:height="0.311cm" svg:x="23.394cm" svg:y="7.44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23.831cm" svg:y="7.2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4.063cm" svg:y="7.4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4.428cm" svg:y="7.4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5.004cm" svg:y="7.3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5.701cm" svg:y="7.2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6.009cm" svg:y="7.2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0.097cm" svg:height="0.703cm" svg:x="26.258cm" svg:y="7.228cm" svg:viewBox="0 0 98 704" draw:points="98,0 0,0 0,29 69,29 69,677 0,677 0,704 98,704">
            <text:p/>
          </draw:polygon>
          <draw:polygon draw:style-name="gr3" draw:text-style-name="P7" draw:layer="layout" svg:width="9.037cm" svg:height="0.029cm" svg:x="17.401cm" svg:y="8.041cm" svg:viewBox="0 0 9038 30" draw:points="4518,30 0,30 0,0 9038,0 9038,30">
            <text:p/>
          </draw:polygon>
          <draw:path draw:style-name="gr3" draw:text-style-name="P7" draw:layer="layout" svg:width="0.322cm" svg:height="0.319cm" svg:x="21.763cm" svg:y="8.40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</draw:g>
        <draw:g xml:id="id98" draw:id="id98">
          <svg:title>TexMaths</svg:title>
          <svg:desc>20§display§\smallint \text {cosec }(ax+b) \ dx§svg§600§FALSE§</svg:desc>
          <draw:polygon draw:style-name="gr2" draw:text-style-name="P6" draw:layer="layout" svg:width="5.67cm" svg:height="0.633cm" svg:x="16.411cm" svg:y="9.665cm" svg:viewBox="0 0 5671 634" draw:points="2836,634 0,634 0,0 5671,0 5671,634">
            <text:p/>
          </draw:polygon>
          <draw:path draw:style-name="gr3" draw:text-style-name="P7" draw:layer="layout" svg:width="0.293cm" svg:height="0.655cm" svg:x="16.414cm" svg:y="9.654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68cm" svg:height="0.324cm" svg:x="16.888cm" svg:y="9.8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7.197cm" svg:y="9.8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17.552cm" svg:y="9.84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826cm" svg:y="9.843cm" svg:viewBox="0 0 274 325" svg:d="M59 139c5-105 64-123 88-123 72 0 80 94 80 123zM59 154h197c16 0 18 0 18-15 0-70-39-139-127-139-81 0-147 72-147 162 0 94 74 163 155 163 87 0 119-79 119-93 0-6-5-8-10-8-6 0-8 5-8 10-26 73-90 73-96 73-35 0-64-22-80-48-21-33-21-80-21-105z">
            <text:p/>
          </draw:path>
          <draw:path draw:style-name="gr3" draw:text-style-name="P7" draw:layer="layout" svg:width="0.268cm" svg:height="0.324cm" svg:x="18.141cm" svg:y="9.8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8.735cm" svg:y="9.6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8.967cm" svg:y="9.8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9.33cm" svg:y="9.846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9.907cm" svg:y="9.74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20.604cm" svg:y="9.67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3" draw:text-style-name="P7" draw:layer="layout" svg:width="0.164cm" svg:height="0.703cm" svg:x="20.912cm" svg:y="9.6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1.409cm" svg:y="9.6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1.767cm" svg:y="9.84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99" draw:id="id99">
          <svg:title>TexMaths</svg:title>
          <svg:desc>20§display§= \frac{ \log [ \text {cosec }(ax+b) - \cot (ax+b) ]}{a}§svg§600§FALSE§</svg:desc>
          <draw:polygon draw:style-name="gr2" draw:text-style-name="P6" draw:layer="layout" svg:width="10.613cm" svg:height="1.423cm" svg:x="16.111cm" svg:y="10.863cm" svg:viewBox="0 0 10614 1424" draw:points="5307,1424 0,1424 0,0 10614,0 10614,1424">
            <text:p/>
          </draw:polygon>
          <draw:path draw:style-name="gr3" draw:text-style-name="P7" draw:layer="layout" svg:width="0.468cm" svg:height="0.165cm" svg:x="16.116cm" svg:y="11.57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8cm" svg:x="16.925cm" svg:y="10.868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7.117cm" svg:y="11.04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7.468cm" svg:y="11.036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7.893cm" svg:y="10.828cm" svg:viewBox="0 0 98 704" draw:points="98,704 98,677 29,677 29,29 98,29 98,0 0,0 0,704">
            <text:p/>
          </draw:polygon>
          <draw:path draw:style-name="gr3" draw:text-style-name="P7" draw:layer="layout" svg:width="0.268cm" svg:height="0.324cm" svg:x="18.029cm" svg:y="11.04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8.338cm" svg:y="11.04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18.692cm" svg:y="11.04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8.965cm" svg:y="11.041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9.282cm" svg:y="11.04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9.876cm" svg:y="10.8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0.108cm" svg:y="11.0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0.471cm" svg:y="11.0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1.047cm" svg:y="10.9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1.745cm" svg:y="10.8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2.053cm" svg:y="10.8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29cm" svg:height="0.029cm" svg:x="22.501cm" svg:y="11.166cm" svg:viewBox="0 0 430 30" svg:d="M406 30c12 0 24 0 24-16 0-14-12-14-24-14h-382c-11 0-24 0-24 14 0 16 13 16 24 16z">
            <text:p/>
          </draw:path>
          <draw:path draw:style-name="gr3" draw:text-style-name="P7" draw:layer="layout" svg:width="0.268cm" svg:height="0.324cm" svg:x="23.169cm" svg:y="11.04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23.477cm" svg:y="11.041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22cm" svg:height="0.44cm" svg:x="23.823cm" svg:y="10.922cm" svg:viewBox="0 0 221 441" svg:d="M109 152h101v-22h-101v-130h-18c0 58-22 133-91 136v16h61v194c0 87 65 95 91 95 50 0 69-49 69-95v-40h-18v40c0 51-21 78-46 78-48 0-48-64-48-77z">
            <text:p/>
          </draw:path>
          <draw:path draw:style-name="gr3" draw:text-style-name="P7" draw:layer="layout" svg:width="0.164cm" svg:height="0.703cm" svg:x="24.153cm" svg:y="10.8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4.385cm" svg:y="11.0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4.748cm" svg:y="11.0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5.325cm" svg:y="10.9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6.021cm" svg:y="10.8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6.33cm" svg:y="10.8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0.097cm" svg:height="0.703cm" svg:x="26.578cm" svg:y="10.828cm" svg:viewBox="0 0 98 704" draw:points="98,0 0,0 0,29 69,29 69,677 0,677 0,704 98,704">
            <text:p/>
          </draw:polygon>
          <draw:polygon draw:style-name="gr3" draw:text-style-name="P7" draw:layer="layout" svg:width="9.857cm" svg:height="0.029cm" svg:x="16.901cm" svg:y="11.641cm" svg:viewBox="0 0 9858 30" draw:points="4930,30 0,30 0,0 9858,0 9858,30">
            <text:p/>
          </draw:polygon>
          <draw:path draw:style-name="gr3" draw:text-style-name="P7" draw:layer="layout" svg:width="0.322cm" svg:height="0.319cm" svg:x="21.673cm" svg:y="12.002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7 0-46-38-46-66 0-35 22-123 40-155 20-41 52-67 81-67 47 0 56 58 56 62s-1 8-3 12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65" smil:attributeName="visibility" smil:to="visible"/>
                  <anim:animate smil:begin="0s" smil:dur="0.5s" smil:fill="hold" smil:decelerate="0.5" smil:targetElement="id65" smil:attributeName="rotate" smil:values="-90;0" smil:keyTimes="0;1"/>
                  <anim:animate smil:begin="0s" smil:dur="0.5s" smil:fill="hold" smil:decelerate="0.5" smil:targetElement="id65" smil:attributeName="width" smil:values="width;width*.05" smil:keyTimes="0;1"/>
                  <anim:animate smil:begin="0.5s" smil:dur="0.5s" smil:fill="hold" smil:accelerate="0.5" smil:targetElement="id65" smil:attributeName="width" smil:values="width*.05;width" smil:keyTimes="0;1"/>
                  <anim:animate smil:dur="1s" smil:fill="hold" smil:targetElement="id65" smil:attributeName="height" smil:values="height;height" smil:keyTimes="0;1"/>
                  <anim:animate smil:begin="0s" smil:dur="0.5s" smil:fill="hold" smil:decelerate="0.5" smil:targetElement="id65" smil:attributeName="x" smil:values="x+.4;x" smil:keyTimes="0;1"/>
                  <anim:animate smil:begin="0s" smil:dur="0.5s" smil:fill="hold" smil:decelerate="0.5" smil:targetElement="id65" smil:attributeName="y" smil:values="y-.2;y+.1" smil:keyTimes="0;1"/>
                  <anim:animate smil:begin="0.5s" smil:dur="0.5s" smil:fill="hold" smil:accelerate="0.5" smil:targetElement="id65" smil:attributeName="y" smil:values="y+.1;y" smil:keyTimes="0;1"/>
                  <anim:transitionFilter smil:begin="0s" smil:dur="1s" smil:decelerate="0.5" smil:targetElement="id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7" smil:attributeName="visibility" smil:to="visible"/>
                  <anim:animate smil:dur="0.5s" smil:fill="hold" smil:targetElement="id67" smil:attributeName="width" smil:values="width*0.05;width" smil:keyTimes="0;1"/>
                  <anim:animate smil:dur="0.5s" smil:fill="hold" smil:targetElement="id67" smil:attributeName="height" smil:values="height;height" smil:keyTimes="0;1"/>
                  <anim:animate smil:dur="0.5s" smil:fill="hold" smil:targetElement="id67" smil:attributeName="x" smil:values="x-.2;x" smil:keyTimes="0;1"/>
                  <anim:animate smil:dur="0.5s" smil:fill="hold" smil:targetElement="id67" smil:attributeName="y" smil:values="y;y" smil:keyTimes="0;1"/>
                  <anim:transitionFilter smil:dur="0.5s" smil:targetElement="id67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0" smil:attributeName="visibility" smil:to="visible"/>
                  <anim:animate smil:dur="0.5s" smil:fill="hold" smil:targetElement="id70" smil:attributeName="width" smil:values="width*0.05;width" smil:keyTimes="0;1"/>
                  <anim:animate smil:dur="0.5s" smil:fill="hold" smil:targetElement="id70" smil:attributeName="height" smil:values="height;height" smil:keyTimes="0;1"/>
                  <anim:animate smil:dur="0.5s" smil:fill="hold" smil:targetElement="id70" smil:attributeName="x" smil:values="x-.2;x" smil:keyTimes="0;1"/>
                  <anim:animate smil:dur="0.5s" smil:fill="hold" smil:targetElement="id70" smil:attributeName="y" smil:values="y;y" smil:keyTimes="0;1"/>
                  <anim:transitionFilter smil:dur="0.5s" smil:targetElement="id70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3" smil:attributeName="visibility" smil:to="visible"/>
                  <anim:animate smil:dur="0.5s" smil:fill="hold" smil:targetElement="id73" smil:attributeName="width" smil:values="width*0.05;width" smil:keyTimes="0;1"/>
                  <anim:animate smil:dur="0.5s" smil:fill="hold" smil:targetElement="id73" smil:attributeName="height" smil:values="height;height" smil:keyTimes="0;1"/>
                  <anim:animate smil:dur="0.5s" smil:fill="hold" smil:targetElement="id73" smil:attributeName="x" smil:values="x-.2;x" smil:keyTimes="0;1"/>
                  <anim:animate smil:dur="0.5s" smil:fill="hold" smil:targetElement="id73" smil:attributeName="y" smil:values="y;y" smil:keyTimes="0;1"/>
                  <anim:transitionFilter smil:dur="0.5s" smil:targetElement="id73" smil:type="fade" smil:subtype="crossfade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6" smil:attributeName="visibility" smil:to="visible"/>
                  <anim:animate smil:dur="0.5s" smil:fill="hold" smil:targetElement="id76" smil:attributeName="width" smil:values="width*0.05;width" smil:keyTimes="0;1"/>
                  <anim:animate smil:dur="0.5s" smil:fill="hold" smil:targetElement="id76" smil:attributeName="height" smil:values="height;height" smil:keyTimes="0;1"/>
                  <anim:animate smil:dur="0.5s" smil:fill="hold" smil:targetElement="id76" smil:attributeName="x" smil:values="x-.2;x" smil:keyTimes="0;1"/>
                  <anim:animate smil:dur="0.5s" smil:fill="hold" smil:targetElement="id76" smil:attributeName="y" smil:values="y;y" smil:keyTimes="0;1"/>
                  <anim:transitionFilter smil:dur="0.5s" smil:targetElement="id76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  <anim:par smil:begin="6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9" smil:attributeName="visibility" smil:to="visible"/>
                  <anim:animate smil:dur="0.5s" smil:fill="hold" smil:targetElement="id79" smil:attributeName="width" smil:values="width*0.05;width" smil:keyTimes="0;1"/>
                  <anim:animate smil:dur="0.5s" smil:fill="hold" smil:targetElement="id79" smil:attributeName="height" smil:values="height;height" smil:keyTimes="0;1"/>
                  <anim:animate smil:dur="0.5s" smil:fill="hold" smil:targetElement="id79" smil:attributeName="x" smil:values="x-.2;x" smil:keyTimes="0;1"/>
                  <anim:animate smil:dur="0.5s" smil:fill="hold" smil:targetElement="id79" smil:attributeName="y" smil:values="y;y" smil:keyTimes="0;1"/>
                  <anim:transitionFilter smil:dur="0.5s" smil:targetElement="id79" smil:type="fade" smil:subtype="crossfade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2" smil:attributeName="visibility" smil:to="visible"/>
                  <anim:animate smil:dur="0.5s" smil:fill="hold" smil:targetElement="id82" smil:attributeName="width" smil:values="width*0.05;width" smil:keyTimes="0;1"/>
                  <anim:animate smil:dur="0.5s" smil:fill="hold" smil:targetElement="id82" smil:attributeName="height" smil:values="height;height" smil:keyTimes="0;1"/>
                  <anim:animate smil:dur="0.5s" smil:fill="hold" smil:targetElement="id82" smil:attributeName="x" smil:values="x-.2;x" smil:keyTimes="0;1"/>
                  <anim:animate smil:dur="0.5s" smil:fill="hold" smil:targetElement="id82" smil:attributeName="y" smil:values="y;y" smil:keyTimes="0;1"/>
                  <anim:transitionFilter smil:dur="0.5s" smil:targetElement="id82" smil:type="fade" smil:subtype="crossfade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</anim:par>
              <anim:par smil:begin="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  <anim:par smil:begin="9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5" smil:attributeName="visibility" smil:to="visible"/>
                  <anim:animate smil:dur="0.5s" smil:fill="hold" smil:targetElement="id85" smil:attributeName="width" smil:values="width*0.05;width" smil:keyTimes="0;1"/>
                  <anim:animate smil:dur="0.5s" smil:fill="hold" smil:targetElement="id85" smil:attributeName="height" smil:values="height;height" smil:keyTimes="0;1"/>
                  <anim:animate smil:dur="0.5s" smil:fill="hold" smil:targetElement="id85" smil:attributeName="x" smil:values="x-.2;x" smil:keyTimes="0;1"/>
                  <anim:animate smil:dur="0.5s" smil:fill="hold" smil:targetElement="id85" smil:attributeName="y" smil:values="y;y" smil:keyTimes="0;1"/>
                  <anim:transitionFilter smil:dur="0.5s" smil:targetElement="id85" smil:type="fade" smil:subtype="crossfade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  <anim:par smil:begin="1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8" smil:attributeName="visibility" smil:to="visible"/>
                  <anim:animate smil:dur="0.5s" smil:fill="hold" smil:targetElement="id88" smil:attributeName="width" smil:values="width*0.05;width" smil:keyTimes="0;1"/>
                  <anim:animate smil:dur="0.5s" smil:fill="hold" smil:targetElement="id88" smil:attributeName="height" smil:values="height;height" smil:keyTimes="0;1"/>
                  <anim:animate smil:dur="0.5s" smil:fill="hold" smil:targetElement="id88" smil:attributeName="x" smil:values="x-.2;x" smil:keyTimes="0;1"/>
                  <anim:animate smil:dur="0.5s" smil:fill="hold" smil:targetElement="id88" smil:attributeName="y" smil:values="y;y" smil:keyTimes="0;1"/>
                  <anim:transitionFilter smil:dur="0.5s" smil:targetElement="id88" smil:type="fade" smil:subtype="crossfade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  <anim:par smil:begin="1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  <anim:par smil:begin="1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1" smil:attributeName="visibility" smil:to="visible"/>
                  <anim:animate smil:dur="0.5s" smil:fill="hold" smil:targetElement="id91" smil:attributeName="width" smil:values="width*0.05;width" smil:keyTimes="0;1"/>
                  <anim:animate smil:dur="0.5s" smil:fill="hold" smil:targetElement="id91" smil:attributeName="height" smil:values="height;height" smil:keyTimes="0;1"/>
                  <anim:animate smil:dur="0.5s" smil:fill="hold" smil:targetElement="id91" smil:attributeName="x" smil:values="x-.2;x" smil:keyTimes="0;1"/>
                  <anim:animate smil:dur="0.5s" smil:fill="hold" smil:targetElement="id91" smil:attributeName="y" smil:values="y;y" smil:keyTimes="0;1"/>
                  <anim:transitionFilter smil:dur="0.5s" smil:targetElement="id91" smil:type="fade" smil:subtype="crossfade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  <anim:par smil:begin="1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  <anim:par smil:begin="1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4" smil:attributeName="visibility" smil:to="visible"/>
                  <anim:animate smil:dur="0.5s" smil:fill="hold" smil:targetElement="id94" smil:attributeName="width" smil:values="width*0.05;width" smil:keyTimes="0;1"/>
                  <anim:animate smil:dur="0.5s" smil:fill="hold" smil:targetElement="id94" smil:attributeName="height" smil:values="height;height" smil:keyTimes="0;1"/>
                  <anim:animate smil:dur="0.5s" smil:fill="hold" smil:targetElement="id94" smil:attributeName="x" smil:values="x-.2;x" smil:keyTimes="0;1"/>
                  <anim:animate smil:dur="0.5s" smil:fill="hold" smil:targetElement="id94" smil:attributeName="y" smil:values="y;y" smil:keyTimes="0;1"/>
                  <anim:transitionFilter smil:dur="0.5s" smil:targetElement="id94" smil:type="fade" smil:subtype="crossfade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  <anim:par smil:begin="1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  <anim:par smil:begin="15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7" smil:attributeName="visibility" smil:to="visible"/>
                  <anim:animate smil:dur="0.5s" smil:fill="hold" smil:targetElement="id97" smil:attributeName="width" smil:values="width*0.05;width" smil:keyTimes="0;1"/>
                  <anim:animate smil:dur="0.5s" smil:fill="hold" smil:targetElement="id97" smil:attributeName="height" smil:values="height;height" smil:keyTimes="0;1"/>
                  <anim:animate smil:dur="0.5s" smil:fill="hold" smil:targetElement="id97" smil:attributeName="x" smil:values="x-.2;x" smil:keyTimes="0;1"/>
                  <anim:animate smil:dur="0.5s" smil:fill="hold" smil:targetElement="id97" smil:attributeName="y" smil:values="y;y" smil:keyTimes="0;1"/>
                  <anim:transitionFilter smil:dur="0.5s" smil:targetElement="id97" smil:type="fade" smil:subtype="crossfade"/>
                </anim:par>
              </anim:par>
              <anim:par smil:begin="1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  <anim:par smil:begin="1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9">
        <office:forms form:automatic-focus="false" form:apply-design-mode="false"/>
        <draw:frame presentation:style-name="pr5" draw:text-style-name="P8" draw:layer="layout" svg:width="26.4cm" svg:height="14.773cm" svg:x="0.8cm" svg:y="0.627cm" presentation:class="title" presentation:user-transformed="true">
          <draw:text-box>
            <text:p text:style-name="P4"><text:span text:style-name="T3"><text:tab/></text:span><text:span text:style-name="T3"><text:tab/></text:span><text:span text:style-name="T4"><text:line-break/></text:span><text:span text:style-name="T4"> <text:s text:c="7"/></text:span><text:span text:style-name="T4"><text:line-break/></text:span><text:span text:style-name="T3"><text:tab/></text:span><text:span text:style-name="T3"><text:tab/></text:span><text:span text:style-name="T4"><text:line-break/></text:span><text:span text:style-name="T4"><text:tab/></text:span><text:span text:style-name="T4"><text:tab/></text:span></text:p>
          </draw:text-box>
        </draw:frame>
        <draw:frame draw:style-name="standard" xml:id="id101" draw:id="id101" draw:layer="layout" svg:width="21.599cm" svg:height="12.683cm" svg:x="4cm" svg:y="1.981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row table:style-name="ro5" table:default-cell-style-name="ce3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g xml:id="id104" draw:id="id104">
          <svg:title>TexMaths</svg:title>
          <svg:desc>22§display§\frac{1}{a}\tan^{-1}\left( \frac{x}{a} \right) \ + \ c §svg§600§FALSE§</svg:desc>
          <draw:polygon draw:style-name="gr2" draw:text-style-name="P6" draw:layer="layout" svg:width="5.974cm" svg:height="1.501cm" svg:x="15.331cm" svg:y="2.289cm" svg:viewBox="0 0 5975 1502" draw:points="2986,1502 0,1502 0,0 5975,0 5975,1502">
            <text:p/>
          </draw:polygon>
          <draw:path draw:style-name="gr3" draw:text-style-name="P7" draw:layer="layout" svg:width="0.256cm" svg:height="0.517cm" svg:x="15.371cm" svg:y="2.25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409cm" svg:height="0.032cm" svg:x="15.292cm" svg:y="3.08cm" svg:viewBox="0 0 410 33" draw:points="206,33 0,33 0,0 410,0 410,33">
            <text:p/>
          </draw:polygon>
          <draw:path draw:style-name="gr3" draw:text-style-name="P7" draw:layer="layout" svg:width="0.354cm" svg:height="0.351cm" svg:x="15.324cm" svg:y="3.478cm" svg:viewBox="0 0 355 352" svg:d="M259 49c-14-28-37-49-72-49-90 0-187 114-187 227 0 74 42 125 104 125 16 0 54-3 100-58 7 32 34 58 71 58 28 0 45-17 58-42 12-28 22-76 22-77 0-8-7-8-8-8-7 0-9 2-11 15-14 49-28 95-60 95-21 0-23-20-23-36 0-17 2-22 11-58 9-31 9-40 16-68l28-110c5-22 5-22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7" draw:layer="layout" svg:width="0.244cm" svg:height="0.485cm" svg:x="15.938cm" svg:y="2.814cm" svg:viewBox="0 0 245 486" svg:d="M120 167h111v-24h-111v-143h-20c0 63-24 146-100 150v17h67v213c0 97 72 106 100 106 55 0 78-54 78-106v-44h-22v44c0 57-22 87-51 87-52 0-52-71-52-85z">
            <text:p/>
          </draw:path>
          <draw:path draw:style-name="gr3" draw:text-style-name="P7" draw:layer="layout" svg:width="0.349cm" svg:height="0.357cm" svg:x="16.255cm" svg:y="2.942cm" svg:viewBox="0 0 350 358" svg:d="M225 289c4 32 25 63 62 63 16 0 63-10 63-74v-42h-19v42c0 46-20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2cm" svg:x="16.635cm" svg:y="2.948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7.098cm" svg:y="2.821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7.582cm" svg:y="2.609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95cm" svg:height="1.392cm" svg:x="18.138cm" svg:y="2.4cm" svg:viewBox="0 0 296 1393" svg:d="M260 1386c2 0 9 7 9 7h18c2 0 9 0 9-7 0-3-2-5-4-7-28-28-70-70-118-155-84-150-114-342-114-526 0-344 97-547 234-684 2-2 2-5 2-7 0-7-6-7-14-7-11 0-13 0-20 7-74 63-156 171-211 335-33 102-51 225-51 354 0 185 33 393 155 572 21 30 51 62 51 62 7 10 17 23 25 28z">
            <text:p/>
          </draw:path>
          <draw:path draw:style-name="gr3" draw:text-style-name="P7" draw:layer="layout" svg:width="0.386cm" svg:height="0.351cm" svg:x="18.574cm" svg:y="2.423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8-8-9-8-7 0-9 2-11 8-24 84-79 102-104 102-30 0-42-25-42-51 0-18 5-34 14-69z">
            <text:p/>
          </draw:path>
          <draw:polygon draw:style-name="gr3" draw:text-style-name="P7" draw:layer="layout" svg:width="0.442cm" svg:height="0.032cm" svg:x="18.553cm" svg:y="3.08cm" svg:viewBox="0 0 443 33" draw:points="222,33 0,33 0,0 443,0 443,33">
            <text:p/>
          </draw:polygon>
          <draw:path draw:style-name="gr3" draw:text-style-name="P7" draw:layer="layout" svg:width="0.354cm" svg:height="0.351cm" svg:x="18.6cm" svg:y="3.478cm" svg:viewBox="0 0 355 352" svg:d="M259 49c-14-28-37-49-72-49-90 0-187 114-187 227 0 74 42 125 104 125 16 0 54-3 100-58 7 32 34 58 71 58 28 0 45-17 58-42 12-28 22-76 22-77 0-8-7-8-8-8-9 0-9 2-11 15-14 49-28 95-60 95-21 0-23-20-23-36 0-17 2-22 11-58 9-31 9-40 16-68l28-110c5-22 5-22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7" draw:layer="layout" svg:width="0.295cm" svg:height="1.392cm" svg:x="19.114cm" svg:y="2.4cm" svg:viewBox="0 0 296 1393" svg:d="M296 696c0-222-53-458-206-633-11-12-39-42-58-58-6-5-7-5-18-5-7 0-14 0-14 7 0 4 4 7 5 9 27 26 69 69 116 155 85 148 115 340 115 525 0 336-93 542-232 683-2 2-4 5-4 7 0 7 7 7 14 7 11 0 12 0 19-5 74-63 157-171 212-335 33-105 51-232 51-357z">
            <text:p/>
          </draw:path>
          <draw:path draw:style-name="gr3" draw:text-style-name="P7" draw:layer="layout" svg:width="0.515cm" svg:height="0.517cm" svg:x="20.022cm" svg:y="2.83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1.041cm" svg:y="2.948cm" svg:viewBox="0 0 303 352" svg:d="M276 48c-12 0-23 0-35 12-12 10-14 25-14 30 0 17 14 26 30 26 23 0 44-17 44-49 0-39-37-67-93-67-104 0-208 111-208 220 0 71 46 132 127 132 111 0 176-83 176-91 0-6-6-11-9-11-5 0-5 2-11 9-61 76-146 76-156 76-48 0-69-37-69-85 0-32 16-107 42-155 23-44 67-77 109-77 27 0 57 8 67 30z">
            <text:p/>
          </draw:path>
        </draw:g>
        <draw:g xml:id="id103" draw:id="id103">
          <svg:title>TexMaths</svg:title>
          <svg:desc>22§display§\int \frac{1}{x^2 + a^2 } \ dx §svg§600§FALSE§</svg:desc>
          <draw:polygon draw:style-name="gr2" draw:text-style-name="P6" draw:layer="layout" svg:width="4.567cm" svg:height="1.642cm" svg:x="6.893cm" svg:y="2.288cm" svg:viewBox="0 0 4568 1643" draw:points="2284,1643 0,1643 0,0 4568,0 4568,1643">
            <text:p/>
          </draw:polygon>
          <draw:path draw:style-name="gr3" draw:text-style-name="P7" draw:layer="layout" svg:width="0.687cm" svg:height="1.719cm" svg:x="6.898cm" svg:y="2.249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969cm" svg:y="2.26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489cm" svg:height="0.032cm" svg:x="7.849cm" svg:y="3.092cm" svg:viewBox="0 0 2490 33" draw:points="1246,33 0,33 0,0 2490,0 2490,33">
            <text:p/>
          </draw:polygon>
          <draw:path draw:style-name="gr3" draw:text-style-name="P7" draw:layer="layout" svg:width="0.386cm" svg:height="0.351cm" svg:x="7.871cm" svg:y="3.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8.325cm" svg:y="3.24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853cm" svg:y="3.38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4cm" svg:height="0.351cm" svg:x="9.614cm" svg:y="3.49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0.025cm" svg:y="3.24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719cm" svg:y="2.765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113cm" svg:y="2.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 xml:id="id100" draw:id="id100">
          <svg:title>TexMaths</svg:title>
          <svg:desc>26§display§\text {Integrations of special functions}§svg§600§FALSE§</svg:desc>
          <draw:polygon draw:style-name="gr2" draw:text-style-name="P6" draw:layer="layout" svg:width="12.613cm" svg:height="0.742cm" svg:x="8.041cm" svg:y="0.75cm" svg:viewBox="0 0 12614 743" draw:points="6307,743 0,743 0,0 12614,0 12614,743">
            <text:p/>
          </draw:polygon>
          <draw:path draw:style-name="gr3" draw:text-style-name="P7" draw:layer="layout" svg:width="0.28cm" svg:height="0.626cm" svg:x="8.02cm" svg:y="0.725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7" draw:layer="layout" svg:width="0.461cm" svg:height="0.405cm" svg:x="8.355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8cm" svg:height="0.574cm" svg:x="8.825cm" svg:y="0.787cm" svg:viewBox="0 0 289 575" svg:d="M141 198h132v-29h-132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9.189cm" svg:y="0.9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19cm" svg:height="0.605cm" svg:x="9.595cm" svg:y="0.935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309cm" svg:height="0.405cm" svg:x="10.052cm" svg:y="0.9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2cm" svg:x="10.423cm" svg:y="0.9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10.857cm" svg:y="0.787cm" svg:viewBox="0 0 289 575" svg:d="M141 198h132v-29h-132v-169h-22c0 75-30 173-119 177v21h79v252c0 114 85 125 119 125 64 0 91-65 91-125v-52h-25v52c0 66-27 102-60 102-63 0-63-84-63-100z">
            <text:p/>
          </draw:path>
          <draw:path draw:style-name="gr3" draw:text-style-name="P7" draw:layer="layout" svg:width="0.197cm" svg:height="0.613cm" svg:x="11.226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1.475cm" svg:y="0.939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461cm" svg:height="0.405cm" svg:x="11.937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2.445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07cm" svg:height="0.422cm" svg:x="13.106cm" svg:y="0.9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96cm" svg:height="0.647cm" svg:x="13.568cm" svg:y="0.7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301cm" svg:height="0.422cm" svg:x="14.15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52cm" svg:height="0.582cm" svg:x="14.506cm" svg:y="0.946cm" svg:viewBox="0 0 453 583" svg:d="M133 60v-60l-133 10v30c64 0 71 4 71 45v429c0 42-9 42-71 42v27c31 0 79-2 102-2 25 0 73 2 104 2v-27c-60 0-71 0-71-42v-154-8c4 14 44 64 113 64 110 0 205-89 205-208 0-116-89-208-193-208-71 0-110 40-127 60zM135 302v-206c27-46 71-73 119-73 66 0 123 81 123 185 0 111-65 188-134 188-35 0-70-19-95-57-13-18-13-20-13-37z">
            <text:p/>
          </draw:path>
          <draw:path draw:style-name="gr3" draw:text-style-name="P7" draw:layer="layout" svg:width="0.355cm" svg:height="0.422cm" svg:x="15.041cm" svg:y="0.9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348cm" svg:height="0.422cm" svg:x="15.45cm" svg:y="0.939cm" svg:viewBox="0 0 349 423" svg:d="M77 212c0-150 75-189 123-189 8 0 66 0 100 33-40 4-44 31-44 44 0 23 17 42 41 42 25 0 44-17 44-44 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197cm" svg:height="0.613cm" svg:x="15.856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13cm" svg:height="0.422cm" svg:x="16.118cm" svg:y="0.9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05cm" svg:height="0.636cm" svg:x="16.568cm" svg:y="0.714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296cm" svg:height="0.647cm" svg:x="17.125cm" svg:y="0.7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461cm" svg:height="0.415cm" svg:x="17.404cm" svg:y="0.946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7" draw:layer="layout" svg:width="0.461cm" svg:height="0.405cm" svg:x="17.911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48cm" svg:height="0.422cm" svg:x="18.421cm" svg:y="0.939cm" svg:viewBox="0 0 349 423" svg:d="M77 212c0-150 75-189 123-189 8 0 66 0 100 33-38 4-44 31-44 44 0 23 17 42 41 42 25 0 44-17 44-44 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286cm" svg:height="0.574cm" svg:x="18.814cm" svg:y="0.787cm" svg:viewBox="0 0 287 575" svg:d="M141 198h132v-29h-132v-169h-22c0 75-30 173-119 177v21h79v252c0 114 85 125 119 125 64 0 89-65 89-125v-52h-23v52c0 66-27 102-60 102-63 0-63-84-63-100z">
            <text:p/>
          </draw:path>
          <draw:path draw:style-name="gr3" draw:text-style-name="P7" draw:layer="layout" svg:width="0.197cm" svg:height="0.613cm" svg:x="19.182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9.432cm" svg:y="0.9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461cm" svg:height="0.405cm" svg:x="19.892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20.401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draw:g xml:id="id102" draw:id="id102">
          <svg:title>TexMaths</svg:title>
          <svg:desc>28§display§32§svg§600§FALSE§</svg:desc>
          <draw:polygon draw:style-name="gr2" draw:text-style-name="P6" draw:layer="layout" svg:width="0.837cm" svg:height="0.579cm" svg:x="4.5cm" svg:y="2.794cm" svg:viewBox="0 0 838 580" draw:points="419,580 0,580 0,0 838,0 838,580">
            <text:p/>
          </draw:polygon>
          <draw:path draw:style-name="gr3" draw:text-style-name="P7" draw:layer="layout" svg:width="0.409cm" svg:height="0.677cm" svg:x="4.491cm" svg:y="2.745cm" svg:viewBox="0 0 410 678" svg:d="M246 309c81-25 137-94 137-173 0-80-85-136-181-136-101 0-175 58-175 134 0 32 22 52 49 52 32 0 52-23 52-52 0-49-47-49-61-49 29-47 94-60 130-60 40 0 96 22 96 109 0 14-2 70-29 114-29 47-62 50-87 52-7 0-31 2-38 2-9 0-16 2-16 11 0 11 7 11 25 11h42c81 0 119 68 119 164 0 134-69 163-112 163-42 0-116-18-152-76 36 7 65-16 65-54 0-35-25-56-54-56-25 0-56 16-56 59 0 89 92 154 199 154 121 0 211-90 211-190 0-81-63-157-164-179z">
            <text:p/>
          </draw:path>
          <draw:path draw:style-name="gr3" draw:text-style-name="P7" draw:layer="layout" svg:width="0.393cm" svg:height="0.657cm" svg:x="4.993cm" svg:y="2.745cm" svg:viewBox="0 0 394 658" svg:d="M76 582l105-103c155-137 213-188 213-287 0-114-87-192-208-192-112 0-186 92-186 179 0 54 49 54 52 54 17 0 51-11 51-52 0-24-18-51-51-51-9 0-9 0-14 2 22-65 76-101 134-101 90 0 133 79 133 161 0 79-50 157-103 217l-191 211c-11 11-11 13-11 38h367l27-172h-24c-5 29-12 73-21 87-9 9-73 9-94 9z">
            <text:p/>
          </draw:path>
        </draw:g>
        <draw:g xml:id="id105" draw:id="id105">
          <svg:title>TexMaths</svg:title>
          <svg:desc>28§display§33§svg§600§FALSE§</svg:desc>
          <draw:polygon draw:style-name="gr2" draw:text-style-name="P6" draw:layer="layout" svg:width="0.843cm" svg:height="0.579cm" svg:x="4.501cm" svg:y="4.895cm" svg:viewBox="0 0 844 580" draw:points="423,580 0,580 0,0 844,0 844,580">
            <text:p/>
          </draw:polygon>
          <draw:path draw:style-name="gr3" draw:text-style-name="P7" draw:layer="layout" svg:width="0.409cm" svg:height="0.677cm" svg:x="4.492cm" svg:y="4.846cm" svg:viewBox="0 0 410 678" svg:d="M246 309c81-25 137-94 137-173 0-80-85-136-182-136-100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  <draw:path draw:style-name="gr3" draw:text-style-name="P7" draw:layer="layout" svg:width="0.409cm" svg:height="0.677cm" svg:x="4.984cm" svg:y="4.846cm" svg:viewBox="0 0 410 678" svg:d="M246 309c81-25 137-94 137-173 0-80-85-136-182-136-98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</draw:g>
        <draw:g xml:id="id108" draw:id="id108">
          <svg:title>TexMaths</svg:title>
          <svg:desc>28§display§34§svg§600§FALSE§</svg:desc>
          <draw:polygon draw:style-name="gr2" draw:text-style-name="P6" draw:layer="layout" svg:width="0.857cm" svg:height="0.59cm" svg:x="4.502cm" svg:y="6.896cm" svg:viewBox="0 0 858 591" draw:points="430,591 0,591 0,0 858,0 858,591">
            <text:p/>
          </draw:polygon>
          <draw:path draw:style-name="gr3" draw:text-style-name="P7" draw:layer="layout" svg:width="0.409cm" svg:height="0.677cm" svg:x="4.493cm" svg:y="6.858cm" svg:viewBox="0 0 410 678" svg:d="M246 309c81-25 137-94 137-173 0-80-85-136-181-136-101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  <draw:path draw:style-name="gr3" draw:text-style-name="P7" draw:layer="layout" svg:width="0.438cm" svg:height="0.666cm" svg:x="4.972cm" svg:y="6.847cm" svg:viewBox="0 0 439 667" svg:d="M262 506v85c0 35 0 47-74 47h-20v29c40-3 92-3 132-3 43 0 94 0 134 3v-29h-20c-74 0-76-12-76-47v-85h101v-32h-101v-449c0-18 0-25-16-25-9 0-11 0-17 11l-305 463v32zM269 474h-242l242-367z">
            <text:p/>
          </draw:path>
        </draw:g>
        <draw:g xml:id="id111" draw:id="id111">
          <svg:title>TexMaths</svg:title>
          <svg:desc>28§display§35§svg§600§FALSE§</svg:desc>
          <draw:polygon draw:style-name="gr2" draw:text-style-name="P6" draw:layer="layout" svg:width="0.837cm" svg:height="0.579cm" svg:x="4.603cm" svg:y="8.996cm" svg:viewBox="0 0 838 580" draw:points="419,580 0,580 0,0 838,0 838,580">
            <text:p/>
          </draw:polygon>
          <draw:path draw:style-name="gr3" draw:text-style-name="P7" draw:layer="layout" svg:width="0.409cm" svg:height="0.677cm" svg:x="4.594cm" svg:y="8.947cm" svg:viewBox="0 0 410 678" svg:d="M246 309c81-25 137-94 137-173 0-80-85-136-181-136-101 0-175 58-175 134 0 32 22 52 49 52 32 0 52-23 52-52 0-49-47-49-61-49 29-47 94-60 130-60 40 0 96 22 96 109 0 14-2 70-29 114-29 47-62 50-87 52-7 0-31 2-38 2-9 0-16 2-16 11 0 11 7 11 25 11h42c81 0 119 68 119 164 0 134-69 163-112 163-42 0-116-18-152-76 36 7 65-16 65-54 0-35-25-56-54-56-25 0-56 16-56 59 0 89 92 154 199 154 121 0 211-90 211-190 0-81-63-157-164-179z">
            <text:p/>
          </draw:path>
          <draw:path draw:style-name="gr3" draw:text-style-name="P7" draw:layer="layout" svg:width="0.393cm" svg:height="0.677cm" svg:x="5.096cm" svg:y="8.947cm" svg:viewBox="0 0 394 678" svg:d="M394 459c0-117-80-217-188-217-47 0-90 15-125 51v-192c20 6 53 13 85 13 121 0 190-89 190-103 0-7-2-11-9-11-2 0-4 0-9 2-20 9-67 29-134 29-40 0-85-6-132-27-7-4-9-4-12-4-8 0-8 9-8 25v291c0 17 0 26 13 26 7 0 9-2 11-9 11-15 49-69 128-69 51 0 76 45 85 63 16 38 18 76 18 125 0 34 0 94-25 134-22 38-60 65-105 65-72 0-128-51-146-109 3 0 7 0 18 0 32 0 50-25 50-47 0-25-18-50-50-50-15 0-49 7-49 54 0 83 67 179 179 179 114 0 215-94 215-219z">
            <text:p/>
          </draw:path>
        </draw:g>
        <draw:g xml:id="id114" draw:id="id114">
          <svg:title>TexMaths</svg:title>
          <svg:desc>28§display§36§svg§600§FALSE§</svg:desc>
          <draw:polygon draw:style-name="gr2" draw:text-style-name="P6" draw:layer="layout" svg:width="0.843cm" svg:height="0.579cm" svg:x="4.605cm" svg:y="11.197cm" svg:viewBox="0 0 844 580" draw:points="423,580 0,580 0,0 844,0 844,580">
            <text:p/>
          </draw:polygon>
          <draw:path draw:style-name="gr3" draw:text-style-name="P7" draw:layer="layout" svg:width="0.409cm" svg:height="0.677cm" svg:x="4.596cm" svg:y="11.148cm" svg:viewBox="0 0 410 678" svg:d="M246 309c81-25 137-94 137-173 0-80-85-136-182-136-100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  <draw:path draw:style-name="gr3" draw:text-style-name="P7" draw:layer="layout" svg:width="0.409cm" svg:height="0.677cm" svg:x="5.088cm" svg:y="11.148cm" svg:viewBox="0 0 410 678" svg:d="M90 333v-24c0-249 123-284 172-284 24 0 65 6 87 40-16 0-54 0-54 42 0 32 23 47 45 47 16 0 45-9 45-47 0-60-43-107-125-107-126 0-260 128-260 345 0 264 114 333 206 333 110 0 204-92 204-222 0-125-88-221-197-221-68 0-103 51-123 98zM206 651c-63 0-92-60-96-74-18-47-18-125-18-143 0-76 31-177 121-177 15 0 60 0 91 63 18 36 18 87 18 134s0 96-18 132c-29 61-76 65-98 65z">
            <text:p/>
          </draw:path>
        </draw:g>
        <draw:g xml:id="id117" draw:id="id117">
          <svg:title>TexMaths</svg:title>
          <svg:desc>28§display§37§svg§600§FALSE§</svg:desc>
          <draw:polygon draw:style-name="gr2" draw:text-style-name="P6" draw:layer="layout" svg:width="0.873cm" svg:height="0.59cm" svg:x="4.603cm" svg:y="13.297cm" svg:viewBox="0 0 874 591" draw:points="437,591 0,591 0,0 874,0 874,591">
            <text:p/>
          </draw:polygon>
          <draw:path draw:style-name="gr3" draw:text-style-name="P7" draw:layer="layout" svg:width="0.409cm" svg:height="0.677cm" svg:x="4.594cm" svg:y="13.257cm" svg:viewBox="0 0 410 678" svg:d="M247 309c80-25 136-94 136-173 0-80-85-136-181-136-101 0-175 58-175 134 0 32 22 52 49 52 32 0 52-23 52-52 0-49-47-49-61-49 29-47 94-60 130-60 41 0 97 22 97 109 0 14-3 70-30 114-29 47-62 50-87 52-7 0-31 2-38 2-9 0-16 2-16 11 0 11 7 11 25 11h42c81 0 119 67 119 164 0 134-69 163-112 163-42 0-116-18-152-76 36 7 65-16 65-54 0-36-25-56-54-56-25 0-56 16-56 58 0 90 92 155 199 155 121 0 211-90 211-190 0-81-63-157-163-179z">
            <text:p/>
          </draw:path>
          <draw:path draw:style-name="gr3" draw:text-style-name="P7" draw:layer="layout" svg:width="0.423cm" svg:height="0.688cm" svg:x="5.1cm" svg:y="13.248cm" svg:viewBox="0 0 424 689" svg:d="M415 67c9-13 9-16 9-36h-240c-121 0-123-13-126-31h-24l-34 204h25c2-16 11-79 24-90 7-7 85-7 97-7h206c-11 16-90 123-112 157-88 132-121 268-121 369 0 11 0 56 45 56 47 0 47-45 47-56v-49c0-54 2-110 9-161 4-23 18-108 62-170z">
            <text:p/>
          </draw:path>
        </draw:g>
        <draw:g xml:id="id107" draw:id="id107">
          <svg:title>TexMaths</svg:title>
          <svg:desc>22§display§\frac{1}{2a} \log \left( \frac{x - a}{x + a} \right) \ + \ c §svg§600§FALSE§</svg:desc>
          <draw:polygon draw:style-name="gr2" draw:text-style-name="P6" draw:layer="layout" svg:width="6.982cm" svg:height="1.779cm" svg:x="15.032cm" svg:y="4.291cm" svg:viewBox="0 0 6983 1780" draw:points="3490,1780 0,1780 0,0 6983,0 6983,1780">
            <text:p/>
          </draw:polygon>
          <draw:path draw:style-name="gr3" draw:text-style-name="P7" draw:layer="layout" svg:width="0.256cm" svg:height="0.516cm" svg:x="15.266cm" svg:y="4.33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96cm" svg:height="0.032cm" svg:x="14.993cm" svg:y="5.164cm" svg:viewBox="0 0 797 33" draw:points="398,33 0,33 0,0 797,0 797,33">
            <text:p/>
          </draw:polygon>
          <draw:path draw:style-name="gr3" draw:text-style-name="P7" draw:layer="layout" svg:width="0.309cm" svg:height="0.516cm" svg:x="15.032cm" svg:y="5.38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55cm" svg:height="0.351cm" svg:x="15.41cm" svg:y="5.562cm" svg:viewBox="0 0 356 352" svg:d="M259 49c-14-28-37-49-72-49-90 0-187 114-187 227 0 74 42 125 104 125 16 0 54-3 100-58 7 32 34 58 71 58 28 0 45-18 58-42 12-28 23-76 23-78 0-7-7-7-9-7-9 0-9 2-11 14-14 50-28 95-60 95-21 0-23-19-23-35 0-17 2-23 11-58 9-32 9-40 16-69l28-109c5-23 5-23 5-26 0-14-8-21-21-21-19 0-31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173cm" svg:height="0.538cm" svg:x="16.035cm" svg:y="4.83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6.246cm" svg:y="5.02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6.633cm" svg:y="5.02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1-21-86-21-134-21-19 0-53 0-58 0-25-4-42-28-42-53zM172 493c-79 0-132-39-132-79 0-37 30-65 64-67h46c66 0 155 0 155 67 0 40-57 79-133 79z">
            <text:p/>
          </draw:path>
          <draw:path draw:style-name="gr3" draw:text-style-name="P7" draw:layer="layout" svg:width="0.381cm" svg:height="1.856cm" svg:x="17.299cm" svg:y="4.252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7.822cm" svg:y="4.5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8.478cm" svg:y="4.641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9.217cm" svg:y="4.509cm" svg:viewBox="0 0 356 352" svg:d="M259 49c-14-28-37-49-72-49-90 0-187 114-187 227 0 74 42 125 104 125 16 0 54-3 100-58 7 32 34 58 71 58 28 0 45-18 58-42 12-28 23-76 23-78 0-7-7-7-9-7-7 0-9 2-11 14-14 50-28 95-60 95-21 0-23-19-23-35 0-17 2-23 11-58 9-32 9-40 16-69l28-109c5-23 5-23 5-26 0-14-8-21-21-21-19 0-31 17-33 33zM208 252c-4 14-4 14-14 28-36 42-67 54-88 54-39 0-51-42-51-72 0-38 24-135 44-170 22-46 58-74 89-74 51 0 62 63 62 68 0 4-2 9-4 13z">
            <text:p/>
          </draw:path>
          <draw:polygon draw:style-name="gr3" draw:text-style-name="P7" draw:layer="layout" svg:width="1.796cm" svg:height="0.032cm" svg:x="17.8cm" svg:y="5.164cm" svg:viewBox="0 0 1797 33" draw:points="899,33 0,33 0,0 1797,0 1797,33">
            <text:p/>
          </draw:polygon>
          <draw:path draw:style-name="gr3" draw:text-style-name="P7" draw:layer="layout" svg:width="0.386cm" svg:height="0.351cm" svg:x="17.822cm" svg:y="5.5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8.457cm" svg:y="5.4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5cm" svg:height="0.351cm" svg:x="19.217cm" svg:y="5.562cm" svg:viewBox="0 0 356 352" svg:d="M259 49c-14-28-37-49-72-49-90 0-187 114-187 227 0 74 42 125 104 125 16 0 54-3 100-58 7 32 34 58 71 58 28 0 45-18 58-42 12-28 23-76 23-78 0-7-7-7-9-7-7 0-9 2-11 14-14 50-28 95-60 95-21 0-23-19-23-35 0-17 2-23 11-58 9-32 9-40 16-69l28-109c5-23 5-23 5-26 0-14-8-21-21-21-19 0-31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381cm" svg:height="1.856cm" svg:x="19.716cm" svg:y="4.252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0.731cm" svg:y="4.9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1.75cm" svg:y="5.032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06" draw:id="id106">
          <svg:title>TexMaths</svg:title>
          <svg:desc>22§display§\int \frac{1}{x^2 - a^2 } \ dx §svg§600§FALSE§</svg:desc>
          <draw:polygon draw:style-name="gr2" draw:text-style-name="P6" draw:layer="layout" svg:width="4.567cm" svg:height="1.642cm" svg:x="6.894cm" svg:y="4.39cm" svg:viewBox="0 0 4568 1643" draw:points="2284,1643 0,1643 0,0 4568,0 4568,1643">
            <text:p/>
          </draw:polygon>
          <draw:path draw:style-name="gr3" draw:text-style-name="P7" draw:layer="layout" svg:width="0.687cm" svg:height="1.719cm" svg:x="6.899cm" svg:y="4.351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97cm" svg:y="4.3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489cm" svg:height="0.032cm" svg:x="7.85cm" svg:y="5.194cm" svg:viewBox="0 0 2490 33" draw:points="1246,33 0,33 0,0 2490,0 2490,33">
            <text:p/>
          </draw:polygon>
          <draw:path draw:style-name="gr3" draw:text-style-name="P7" draw:layer="layout" svg:width="0.386cm" svg:height="0.351cm" svg:x="7.872cm" svg:y="5.5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8.326cm" svg:y="5.3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875cm" svg:y="5.726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9.615cm" svg:y="5.592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0.026cm" svg:y="5.3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72cm" svg:y="4.867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114cm" svg:y="5.0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 xml:id="id110" draw:id="id110">
          <svg:title>TexMaths</svg:title>
          <svg:desc>24§display§\frac{1}{2a} \log \left( \frac{a + x}{a - x} \right) \ + \ c §svg§600§FALSE§</svg:desc>
          <draw:polygon draw:style-name="gr2" draw:text-style-name="P6" draw:layer="layout" svg:width="7.617cm" svg:height="1.941cm" svg:x="15.036cm" svg:y="6.393cm" svg:viewBox="0 0 7618 1942" draw:points="3808,1942 0,1942 0,0 7618,0 7618,1942">
            <text:p/>
          </draw:polygon>
          <draw:path draw:style-name="gr3" draw:text-style-name="P7" draw:layer="layout" svg:width="0.279cm" svg:height="0.564cm" svg:x="15.292cm" svg:y="6.441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0.869cm" svg:height="0.035cm" svg:x="14.994cm" svg:y="7.346cm" svg:viewBox="0 0 870 36" draw:points="434,36 0,36 0,0 870,0 870,36">
            <text:p/>
          </draw:polygon>
          <draw:path draw:style-name="gr3" draw:text-style-name="P7" draw:layer="layout" svg:width="0.337cm" svg:height="0.564cm" svg:x="15.036cm" svg:y="7.592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387cm" svg:height="0.383cm" svg:x="15.449cm" svg:y="7.78cm" svg:viewBox="0 0 388 384" svg:d="M282 54c-15-31-40-54-78-54-98 0-204 125-204 248 0 80 46 136 113 136 18 0 60-4 110-63 7 34 36 63 77 63 30 0 49-19 63-46 13-31 25-83 25-85 0-7-8-7-10-7-9 0-9 2-11 15-16 54-31 104-66 104-23 0-24-21-24-39 0-19 1-25 11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189cm" svg:height="0.587cm" svg:x="16.131cm" svg:y="6.989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6.361cm" svg:y="7.19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6.784cm" svg:y="7.192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4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16cm" svg:height="2.025cm" svg:x="17.509cm" svg:y="6.351cm" svg:viewBox="0 0 417 2026" svg:d="M417 2018c0-4-2-5-4-7-31-33-88-89-144-181-137-217-198-491-198-816 0-229 31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7" draw:layer="layout" svg:width="0.387cm" svg:height="0.383cm" svg:x="18.089cm" svg:y="6.631cm" svg:viewBox="0 0 388 384" svg:d="M282 54c-15-31-40-54-78-54-98 0-204 125-204 248 0 80 46 136 113 136 18 0 60-4 110-63 7 34 36 63 77 63 30 0 49-19 63-46 13-31 25-83 25-85 0-7-8-7-10-7-9 0-9 2-11 15-16 54-31 104-66 104-23 0-24-21-24-39 0-19 1-25 11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562cm" svg:height="0.564cm" svg:x="18.737cm" svg:y="6.512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421cm" svg:height="0.383cm" svg:x="19.558cm" svg:y="6.631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2 0-46-27-46-56 0-19 6-36 15-75z">
            <text:p/>
          </draw:path>
          <draw:polygon draw:style-name="gr3" draw:text-style-name="P7" draw:layer="layout" svg:width="1.96cm" svg:height="0.035cm" svg:x="18.057cm" svg:y="7.346cm" svg:viewBox="0 0 1961 36" draw:points="981,36 0,36 0,0 1961,0 1961,36">
            <text:p/>
          </draw:polygon>
          <draw:path draw:style-name="gr3" draw:text-style-name="P7" draw:layer="layout" svg:width="0.387cm" svg:height="0.383cm" svg:x="18.089cm" svg:y="7.78cm" svg:viewBox="0 0 388 384" svg:d="M282 54c-15-31-40-54-78-54-98 0-204 125-204 248 0 80 46 136 113 136 18 0 60-4 110-63 7 34 36 63 77 63 30 0 49-19 63-46 13-31 25-83 25-85 0-7-8-7-10-7-9 0-9 2-11 15-16 54-31 104-66 104-23 0-24-21-24-39 0-19 1-25 11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516cm" svg:height="0.035cm" svg:x="18.76cm" svg:y="7.926cm" svg:viewBox="0 0 517 36" svg:d="M488 36c13 0 29 0 29-19 0-17-16-17-29-17h-459c-14 0-29 0-29 17 0 19 15 19 29 19z">
            <text:p/>
          </draw:path>
          <draw:path draw:style-name="gr3" draw:text-style-name="P7" draw:layer="layout" svg:width="0.421cm" svg:height="0.383cm" svg:x="19.558cm" svg:y="7.78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2 0-46-27-46-56 0-19 6-36 15-75z">
            <text:p/>
          </draw:path>
          <draw:path draw:style-name="gr3" draw:text-style-name="P7" draw:layer="layout" svg:width="0.416cm" svg:height="2.025cm" svg:x="20.146cm" svg:y="6.351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7" draw:layer="layout" svg:width="0.562cm" svg:height="0.564cm" svg:x="21.254cm" svg:y="7.08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22.366cm" svg:y="7.202cm" svg:viewBox="0 0 330 384" svg:d="M301 52c-13 0-24 0-38 13-13 12-15 27-15 33 0 19 15 29 32 29 25 0 48-19 48-54 0-42-40-73-101-73-114 0-227 121-227 240 0 77 50 144 138 144 121 0 192-90 192-100 0-6-5-11-9-11-6 0-8 2-12 9-67 83-159 83-171 83-52 0-75-40-75-92 0-35 18-117 46-169 25-48 73-85 120-85 28 0 61 10 72 33z">
            <text:p/>
          </draw:path>
        </draw:g>
        <draw:g xml:id="id109" draw:id="id109">
          <svg:title>TexMaths</svg:title>
          <svg:desc>22§display§\int \frac{1}{a^2 - x^2 } \ dx§svg§600§FALSE§</svg:desc>
          <draw:polygon draw:style-name="gr2" draw:text-style-name="P6" draw:layer="layout" svg:width="4.567cm" svg:height="1.642cm" svg:x="6.895cm" svg:y="6.489cm" svg:viewBox="0 0 4568 1643" draw:points="2284,1643 0,1643 0,0 4568,0 4568,1643">
            <text:p/>
          </draw:polygon>
          <draw:path draw:style-name="gr3" draw:text-style-name="P7" draw:layer="layout" svg:width="0.687cm" svg:height="1.719cm" svg:x="6.9cm" svg:y="6.45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971cm" svg:y="6.46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489cm" svg:height="0.032cm" svg:x="7.851cm" svg:y="7.293cm" svg:viewBox="0 0 2490 33" draw:points="1246,33 0,33 0,0 2490,0 2490,33">
            <text:p/>
          </draw:polygon>
          <draw:path draw:style-name="gr3" draw:text-style-name="P7" draw:layer="layout" svg:width="0.354cm" svg:height="0.351cm" svg:x="7.882cm" svg:y="7.691cm" svg:viewBox="0 0 355 352" svg:d="M259 49c-14-28-37-49-72-49-90 0-187 114-187 227 0 74 42 125 104 125 16 0 54-3 100-58 7 32 34 58 71 58 28 0 45-18 58-42 12-28 22-76 22-78 0-7-7-7-8-7-9 0-9 2-11 14-14 50-28 95-60 95-21 0-23-19-23-35 0-17 2-23 11-58 9-32 9-40 16-68l28-110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24cm" svg:height="0.36cm" svg:x="8.294cm" svg:y="7.4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843cm" svg:y="7.82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9.573cm" svg:y="7.6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79-54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10.027cm" svg:y="7.4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721cm" svg:y="6.966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115cm" svg:y="7.1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 xml:id="id112" draw:id="id112">
          <svg:title>TexMaths</svg:title>
          <svg:desc>22§display§\int \frac{1}{(px \pm q)^2 + a^2 } \ dx§svg§600§FALSE§</svg:desc>
          <draw:polygon draw:style-name="gr2" draw:text-style-name="P6" draw:layer="layout" svg:width="6.877cm" svg:height="1.7cm" svg:x="6.795cm" svg:y="8.59cm" svg:viewBox="0 0 6878 1701" draw:points="3439,1701 0,1701 0,0 6878,0 6878,1701">
            <text:p/>
          </draw:polygon>
          <draw:path draw:style-name="gr3" draw:text-style-name="P7" draw:layer="layout" svg:width="0.687cm" svg:height="1.719cm" svg:x="6.8cm" svg:y="8.55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026cm" svg:y="8.5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799cm" svg:height="0.032cm" svg:x="7.751cm" svg:y="9.394cm" svg:viewBox="0 0 4800 33" draw:points="2399,33 0,33 0,0 4800,0 4800,33">
            <text:p/>
          </draw:polygon>
          <draw:path draw:style-name="gr3" draw:text-style-name="P7" draw:layer="layout" svg:width="0.18cm" svg:height="0.774cm" svg:x="7.828cm" svg:y="9.554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8.027cm" svg:y="9.79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8.464cm" svg:y="9.79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7cm" svg:x="9.097cm" svg:y="9.62cm" svg:viewBox="0 0 517 518" svg:d="M275 275h216c12 0 26 0 26-16s-14-16-26-16h-216v-215c0-12 0-28-16-28s-16 14-16 26v217h-217c-12 0-26 0-26 16s14 16 26 16h217v211h-217c-12 0-26 0-26 16s14 16 26 16h465c12 0 26 0 26-16s-14-16-26-16h-216z">
            <text:p/>
          </draw:path>
          <draw:path draw:style-name="gr3" draw:text-style-name="P7" draw:layer="layout" svg:width="0.319cm" svg:height="0.492cm" svg:x="9.859cm" svg:y="9.792cm" svg:viewBox="0 0 320 493" svg:d="M320 9c0-4-1-9-7-9-9 0-40 32-53 55-17-43-47-55-73-55-92 0-187 114-187 227 0 76 46 125 102 125 34 0 65-19 92-47-7 28-32 132-34 139-7 23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4cm" svg:x="10.245cm" svg:y="9.55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0.535cm" svg:y="9.5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1.063cm" svg:y="9.68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11.825cm" svg:y="9.792cm" svg:viewBox="0 0 356 352" svg:d="M259 49c-14-28-37-49-72-49-90 0-187 114-187 227 0 74 42 125 104 125 16 0 54-3 100-58 7 32 34 58 71 58 28 0 45-18 58-42 12-28 23-76 23-78 0-7-8-7-9-7-9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2.237cm" svg:y="9.5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931cm" svg:y="9.067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325cm" svg:y="9.2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15" draw:id="id115">
          <svg:title>TexMaths</svg:title>
          <svg:desc>22§display§\int \frac{1}{(px \pm q)^2 - a^2 } \ dx§svg§600§FALSE§</svg:desc>
          <draw:polygon draw:style-name="gr2" draw:text-style-name="P6" draw:layer="layout" svg:width="6.877cm" svg:height="1.7cm" svg:x="6.796cm" svg:y="10.692cm" svg:viewBox="0 0 6878 1701" draw:points="3439,1701 0,1701 0,0 6878,0 6878,1701">
            <text:p/>
          </draw:polygon>
          <draw:path draw:style-name="gr3" draw:text-style-name="P7" draw:layer="layout" svg:width="0.687cm" svg:height="1.719cm" svg:x="6.801cm" svg:y="10.65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027cm" svg:y="10.66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799cm" svg:height="0.032cm" svg:x="7.752cm" svg:y="11.496cm" svg:viewBox="0 0 4800 33" draw:points="2399,33 0,33 0,0 4800,0 4800,33">
            <text:p/>
          </draw:polygon>
          <draw:path draw:style-name="gr3" draw:text-style-name="P7" draw:layer="layout" svg:width="0.18cm" svg:height="0.774cm" svg:x="7.829cm" svg:y="11.65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8.028cm" svg:y="11.894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8.465cm" svg:y="11.89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7cm" svg:x="9.098cm" svg:y="11.722cm" svg:viewBox="0 0 517 518" svg:d="M275 275h216c12 0 26 0 26-16s-14-16-26-16h-216v-215c0-12 0-28-16-28s-16 14-16 26v217h-217c-12 0-26 0-26 16s14 16 26 16h217v211h-217c-12 0-26 0-26 16s14 16 26 16h465c12 0 26 0 26-16s-14-16-26-16h-216z">
            <text:p/>
          </draw:path>
          <draw:path draw:style-name="gr3" draw:text-style-name="P7" draw:layer="layout" svg:width="0.319cm" svg:height="0.492cm" svg:x="9.86cm" svg:y="11.894cm" svg:viewBox="0 0 320 493" svg:d="M320 9c0-4-1-9-7-9-9 0-40 32-53 55-17-43-47-55-73-55-92 0-187 114-187 227 0 76 46 125 102 125 34 0 65-19 92-47-7 28-32 132-34 139-7 23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4cm" svg:x="10.246cm" svg:y="11.65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0.536cm" svg:y="11.65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085cm" svg:y="12.028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1.826cm" svg:y="11.894cm" svg:viewBox="0 0 356 352" svg:d="M259 49c-14-28-37-49-72-49-90 0-187 114-187 227 0 74 42 125 104 125 16 0 54-3 100-58 7 32 34 58 71 58 28 0 45-18 58-42 12-28 23-76 23-78 0-7-8-7-9-7-9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2.238cm" svg:y="11.65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932cm" svg:y="11.169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326cm" svg:y="11.3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18" draw:id="id118">
          <svg:title>TexMaths</svg:title>
          <svg:desc>22§display§\int \frac{1}{ a^2 - ( px \pm q )^2 } \ dx§svg§600§FALSE§</svg:desc>
          <draw:polygon draw:style-name="gr2" draw:text-style-name="P6" draw:layer="layout" svg:width="6.877cm" svg:height="1.7cm" svg:x="6.797cm" svg:y="12.89cm" svg:viewBox="0 0 6878 1701" draw:points="3439,1701 0,1701 0,0 6878,0 6878,1701">
            <text:p/>
          </draw:polygon>
          <draw:path draw:style-name="gr3" draw:text-style-name="P7" draw:layer="layout" svg:width="0.687cm" svg:height="1.719cm" svg:x="6.802cm" svg:y="12.85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028cm" svg:y="12.8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799cm" svg:height="0.032cm" svg:x="7.753cm" svg:y="13.694cm" svg:viewBox="0 0 4800 33" draw:points="2399,33 0,33 0,0 4800,0 4800,33">
            <text:p/>
          </draw:polygon>
          <draw:path draw:style-name="gr3" draw:text-style-name="P7" draw:layer="layout" svg:width="0.355cm" svg:height="0.351cm" svg:x="7.784cm" svg:y="14.092cm" svg:viewBox="0 0 356 352" svg:d="M259 49c-14-28-37-49-72-49-90 0-187 114-187 227 0 74 42 125 104 125 16 0 54-3 100-58 7 32 34 58 71 58 28 0 45-18 58-42 12-28 23-76 23-78 0-7-8-7-9-7-9 0-9 2-11 14-14 50-28 95-60 95-21 0-23-19-23-35 0-17 2-23 11-58 9-32 9-40 16-68l28-110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24cm" svg:height="0.36cm" svg:x="8.196cm" svg:y="13.8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745cm" svg:y="14.226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9.53cm" svg:y="13.854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9.729cm" svg:y="14.092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0.166cm" svg:y="14.09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7cm" svg:x="10.799cm" svg:y="13.92cm" svg:viewBox="0 0 517 518" svg:d="M275 275h216c12 0 26 0 26-16s-14-16-26-16h-216v-215c0-12 0-28-16-28s-16 14-16 26v217h-217c-12 0-26 0-26 16s14 16 26 16h217v211h-217c-12 0-26 0-26 16s14 16 26 16h465c12 0 26 0 26-16s-14-16-26-16h-216z">
            <text:p/>
          </draw:path>
          <draw:path draw:style-name="gr3" draw:text-style-name="P7" draw:layer="layout" svg:width="0.319cm" svg:height="0.492cm" svg:x="11.561cm" svg:y="14.092cm" svg:viewBox="0 0 320 493" svg:d="M320 9c0-4-1-9-7-9-9 0-40 32-53 55-17-43-47-55-73-55-92 0-187 114-187 227 0 76 46 125 102 125 34 0 65-19 92-47-7 28-32 132-34 139-7 23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4cm" svg:x="11.947cm" svg:y="13.85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2.239cm" svg:y="13.8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933cm" svg:y="13.367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327cm" svg:y="13.5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13" draw:id="id113">
          <svg:title>TexMaths</svg:title>
          <svg:desc>22§display§\frac{1}{ap}\tan^{-1}\left( \frac{px \pm q}{a} \right) \ + \ c  §svg§600§FALSE§</svg:desc>
          <draw:polygon draw:style-name="gr2" draw:text-style-name="P6" draw:layer="layout" svg:width="8.284cm" svg:height="1.779cm" svg:x="15.132cm" svg:y="8.59cm" svg:viewBox="0 0 8285 1780" draw:points="4143,1780 0,1780 0,0 8285,0 8285,1780">
            <text:p/>
          </draw:polygon>
          <draw:path draw:style-name="gr3" draw:text-style-name="P7" draw:layer="layout" svg:width="0.256cm" svg:height="0.516cm" svg:x="15.368cm" svg:y="8.63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98cm" svg:height="0.032cm" svg:x="15.093cm" svg:y="9.463cm" svg:viewBox="0 0 799 33" draw:points="400,33 0,33 0,0 799,0 799,33">
            <text:p/>
          </draw:polygon>
          <draw:path draw:style-name="gr3" draw:text-style-name="P7" draw:layer="layout" svg:width="0.355cm" svg:height="0.351cm" svg:x="15.125cm" svg:y="9.861cm" svg:viewBox="0 0 356 352" svg:d="M259 49c-14-28-37-49-72-49-90 0-187 114-187 227 0 74 42 125 104 125 16 0 54-3 100-58 7 32 34 58 71 58 28 0 45-18 58-42 12-28 23-76 23-78 0-7-7-7-9-7-7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404cm" svg:height="0.492cm" svg:x="15.477cm" svg:y="9.861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244cm" svg:height="0.485cm" svg:x="16.128cm" svg:y="9.19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16.445cm" svg:y="9.32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6.825cm" svg:y="9.33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7.288cm" svg:y="9.204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7.772cm" svg:y="8.99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8.349cm" svg:y="8.551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04cm" svg:height="0.492cm" svg:x="18.826cm" svg:y="8.808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7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9.263cm" svg:y="8.8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6cm" svg:height="0.516cm" svg:x="19.896cm" svg:y="8.634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20.657cm" svg:y="8.808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olygon draw:style-name="gr3" draw:text-style-name="P7" draw:layer="layout" svg:width="2.15cm" svg:height="0.032cm" svg:x="18.851cm" svg:y="9.463cm" svg:viewBox="0 0 2151 33" draw:points="1075,33 0,33 0,0 2151,0 2151,33">
            <text:p/>
          </draw:polygon>
          <draw:path draw:style-name="gr3" draw:text-style-name="P7" draw:layer="layout" svg:width="0.355cm" svg:height="0.351cm" svg:x="19.752cm" svg:y="9.861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381cm" svg:height="1.856cm" svg:x="21.12cm" svg:y="8.551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2.135cm" svg:y="9.22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3.154cm" svg:y="9.331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16" draw:id="id116">
          <svg:title>TexMaths</svg:title>
          <svg:desc>22§display§\frac{1}{2ap}\log \left( \frac{px \pm q - a}{px \pm q + a} \right) \ + \ c§svg§600§FALSE§</svg:desc>
          <draw:polygon draw:style-name="gr2" draw:text-style-name="P6" draw:layer="layout" svg:width="9.078cm" svg:height="1.779cm" svg:x="15.033cm" svg:y="10.691cm" svg:viewBox="0 0 9079 1780" draw:points="4539,1780 0,1780 0,0 9079,0 9079,1780">
            <text:p/>
          </draw:polygon>
          <draw:path draw:style-name="gr3" draw:text-style-name="P7" draw:layer="layout" svg:width="0.256cm" svg:height="0.516cm" svg:x="15.462cm" svg:y="10.73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185cm" svg:height="0.032cm" svg:x="14.994cm" svg:y="11.564cm" svg:viewBox="0 0 1186 33" draw:points="593,33 0,33 0,0 1186,0 1186,33">
            <text:p/>
          </draw:polygon>
          <draw:path draw:style-name="gr3" draw:text-style-name="P7" draw:layer="layout" svg:width="0.309cm" svg:height="0.516cm" svg:x="15.033cm" svg:y="11.78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55cm" svg:height="0.351cm" svg:x="15.411cm" svg:y="11.962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404cm" svg:height="0.492cm" svg:x="15.765cm" svg:y="11.96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173cm" svg:height="0.538cm" svg:x="16.425cm" svg:y="11.23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6.636cm" svg:y="11.42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7.023cm" svg:y="11.42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7.689cm" svg:y="10.652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04cm" svg:height="0.492cm" svg:x="18.166cm" svg:y="10.909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8.6cm" svg:y="10.9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6cm" svg:height="0.516cm" svg:x="19.236cm" svg:y="10.735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9.996cm" svg:y="10.909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472cm" svg:height="0.032cm" svg:x="20.575cm" svg:y="11.041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21.314cm" svg:y="10.909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6-135 44-170 22-46 58-74 89-74 51 0 62 63 62 68 0 4-2 9-4 13z">
            <text:p/>
          </draw:path>
          <draw:polygon draw:style-name="gr3" draw:text-style-name="P7" draw:layer="layout" svg:width="3.503cm" svg:height="0.032cm" svg:x="18.19cm" svg:y="11.564cm" svg:viewBox="0 0 3504 33" draw:points="1753,33 0,33 0,0 3504,0 3504,33">
            <text:p/>
          </draw:polygon>
          <draw:path draw:style-name="gr3" draw:text-style-name="P7" draw:layer="layout" svg:width="0.404cm" svg:height="0.492cm" svg:x="18.166cm" svg:y="11.96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8.6cm" svg:y="11.9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6cm" svg:height="0.516cm" svg:x="19.236cm" svg:y="11.789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9.996cm" svg:y="11.962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515cm" svg:height="0.516cm" svg:x="20.554cm" svg:y="11.8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5cm" svg:height="0.351cm" svg:x="21.314cm" svg:y="11.962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381cm" svg:height="1.856cm" svg:x="21.813cm" svg:y="10.652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2.828cm" svg:y="11.3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3.847cm" svg:y="11.432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19" draw:id="id119">
          <svg:title>TexMaths</svg:title>
          <svg:desc>22§display§\frac{1}{2ap}\log \left( \frac{ a +  ( px \pm q ) }{ a - ( px \pm q ) } \right) \ + \ c§svg§600§FALSE§</svg:desc>
          <draw:polygon draw:style-name="gr2" draw:text-style-name="P6" draw:layer="layout" svg:width="9.677cm" svg:height="1.779cm" svg:x="15.034cm" svg:y="12.793cm" svg:viewBox="0 0 9678 1780" draw:points="4840,1780 0,1780 0,0 9678,0 9678,1780">
            <text:p/>
          </draw:polygon>
          <draw:path draw:style-name="gr3" draw:text-style-name="P7" draw:layer="layout" svg:width="0.256cm" svg:height="0.516cm" svg:x="15.463cm" svg:y="12.83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185cm" svg:height="0.032cm" svg:x="14.995cm" svg:y="13.666cm" svg:viewBox="0 0 1186 33" draw:points="593,33 0,33 0,0 1186,0 1186,33">
            <text:p/>
          </draw:polygon>
          <draw:path draw:style-name="gr3" draw:text-style-name="P7" draw:layer="layout" svg:width="0.309cm" svg:height="0.516cm" svg:x="15.034cm" svg:y="13.89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54cm" svg:height="0.351cm" svg:x="15.412cm" svg:y="14.064cm" svg:viewBox="0 0 355 352" svg:d="M259 49c-14-28-37-49-72-49-90 0-187 114-187 227 0 74 42 125 104 125 16 0 54-3 100-58 7 32 34 58 71 58 28 0 45-18 58-42 12-28 22-76 22-78 0-7-7-7-8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404cm" svg:height="0.492cm" svg:x="15.766cm" svg:y="14.064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173cm" svg:height="0.538cm" svg:x="16.426cm" svg:y="13.33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6.637cm" svg:y="13.52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4cm" svg:height="0.511cm" svg:x="17.024cm" svg:y="13.525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7.689cm" svg:y="12.754cm" svg:viewBox="0 0 382 1857" svg:d="M382 1850c0-4-2-5-4-7-28-30-81-81-132-166-125-198-181-450-181-748 0-209 27-477 155-707 62-111 125-174 160-208 2-2 2-3 2-7 0-7-5-7-16-7s-12 0-25 12c-260 236-341 590-341 916 0 304 70 610 268 843 15 17 43 49 77 77 9 9 10 9 21 9s16 0 16-7z">
            <text:p/>
          </draw:path>
          <draw:path draw:style-name="gr3" draw:text-style-name="P7" draw:layer="layout" svg:width="0.354cm" svg:height="0.351cm" svg:x="18.221cm" svg:y="13.011cm" svg:viewBox="0 0 355 352" svg:d="M259 49c-14-28-37-49-72-49-90 0-187 114-187 227 0 74 42 125 104 125 16 0 54-3 100-58 7 32 34 58 71 58 28 0 45-18 58-42 12-28 22-76 22-78 0-7-7-7-8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515cm" svg:height="0.516cm" svg:x="18.814cm" svg:y="12.90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8cm" svg:height="0.773cm" svg:x="19.62cm" svg:y="12.77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19.821cm" svg:y="13.011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20.255cm" svg:y="13.0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516cm" svg:height="0.516cm" svg:x="20.891cm" svg:y="12.837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21.651cm" svg:y="13.011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22.038cm" svg:y="12.77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4.105cm" svg:height="0.032cm" svg:x="18.191cm" svg:y="13.666cm" svg:viewBox="0 0 4106 33" draw:points="2052,33 0,33 0,0 4106,0 4106,33">
            <text:p/>
          </draw:polygon>
          <draw:path draw:style-name="gr3" draw:text-style-name="P7" draw:layer="layout" svg:width="0.354cm" svg:height="0.351cm" svg:x="18.221cm" svg:y="14.064cm" svg:viewBox="0 0 355 352" svg:d="M259 49c-14-28-37-49-72-49-90 0-187 114-187 227 0 74 42 125 104 125 16 0 54-3 100-58 7 32 34 58 71 58 28 0 45-18 58-42 12-28 22-76 22-78 0-7-7-7-8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472cm" svg:height="0.032cm" svg:x="18.835cm" svg:y="14.197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9.62cm" svg:y="13.82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19.821cm" svg:y="14.064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20.255cm" svg:y="14.0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516cm" svg:height="0.516cm" svg:x="20.891cm" svg:y="13.891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21.651cm" svg:y="14.064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22.038cm" svg:y="13.82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81cm" svg:height="1.856cm" svg:x="22.415cm" svg:y="12.754cm" svg:viewBox="0 0 382 1857" svg:d="M382 929c0-304-71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3.428cm" svg:y="13.4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4.447cm" svg:y="13.534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00" smil:attributeName="visibility" smil:to="visible"/>
                  <anim:animate smil:begin="0s" smil:dur="0.5s" smil:fill="hold" smil:decelerate="0.5" smil:targetElement="id100" smil:attributeName="rotate" smil:values="-90;0" smil:keyTimes="0;1"/>
                  <anim:animate smil:begin="0s" smil:dur="0.5s" smil:fill="hold" smil:decelerate="0.5" smil:targetElement="id100" smil:attributeName="width" smil:values="width;width*.05" smil:keyTimes="0;1"/>
                  <anim:animate smil:begin="0.5s" smil:dur="0.5s" smil:fill="hold" smil:accelerate="0.5" smil:targetElement="id100" smil:attributeName="width" smil:values="width*.05;width" smil:keyTimes="0;1"/>
                  <anim:animate smil:dur="1s" smil:fill="hold" smil:targetElement="id100" smil:attributeName="height" smil:values="height;height" smil:keyTimes="0;1"/>
                  <anim:animate smil:begin="0s" smil:dur="0.5s" smil:fill="hold" smil:decelerate="0.5" smil:targetElement="id100" smil:attributeName="x" smil:values="x+.4;x" smil:keyTimes="0;1"/>
                  <anim:animate smil:begin="0s" smil:dur="0.5s" smil:fill="hold" smil:decelerate="0.5" smil:targetElement="id100" smil:attributeName="y" smil:values="y-.2;y+.1" smil:keyTimes="0;1"/>
                  <anim:animate smil:begin="0.5s" smil:dur="0.5s" smil:fill="hold" smil:accelerate="0.5" smil:targetElement="id100" smil:attributeName="y" smil:values="y+.1;y" smil:keyTimes="0;1"/>
                  <anim:transitionFilter smil:begin="0s" smil:dur="1s" smil:decelerate="0.5" smil:targetElement="id10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2" smil:attributeName="visibility" smil:to="visible"/>
                  <anim:animate smil:dur="0.5s" smil:fill="hold" smil:targetElement="id102" smil:attributeName="width" smil:values="width*0.05;width" smil:keyTimes="0;1"/>
                  <anim:animate smil:dur="0.5s" smil:fill="hold" smil:targetElement="id102" smil:attributeName="height" smil:values="height;height" smil:keyTimes="0;1"/>
                  <anim:animate smil:dur="0.5s" smil:fill="hold" smil:targetElement="id102" smil:attributeName="x" smil:values="x-.2;x" smil:keyTimes="0;1"/>
                  <anim:animate smil:dur="0.5s" smil:fill="hold" smil:targetElement="id102" smil:attributeName="y" smil:values="y;y" smil:keyTimes="0;1"/>
                  <anim:transitionFilter smil:dur="0.5s" smil:targetElement="id10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5" smil:attributeName="visibility" smil:to="visible"/>
                  <anim:animate smil:dur="0.5s" smil:fill="hold" smil:targetElement="id105" smil:attributeName="width" smil:values="width*0.05;width" smil:keyTimes="0;1"/>
                  <anim:animate smil:dur="0.5s" smil:fill="hold" smil:targetElement="id105" smil:attributeName="height" smil:values="height;height" smil:keyTimes="0;1"/>
                  <anim:animate smil:dur="0.5s" smil:fill="hold" smil:targetElement="id105" smil:attributeName="x" smil:values="x-.2;x" smil:keyTimes="0;1"/>
                  <anim:animate smil:dur="0.5s" smil:fill="hold" smil:targetElement="id105" smil:attributeName="y" smil:values="y;y" smil:keyTimes="0;1"/>
                  <anim:transitionFilter smil:dur="0.5s" smil:targetElement="id105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x;x" smil:keyTimes="0;1"/>
                  <anim:animate smil:dur="0.5s" smil:fill="hold" smil:targetElement="id107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8" smil:attributeName="visibility" smil:to="visible"/>
                  <anim:animate smil:dur="0.5s" smil:fill="hold" smil:targetElement="id108" smil:attributeName="width" smil:values="width*0.05;width" smil:keyTimes="0;1"/>
                  <anim:animate smil:dur="0.5s" smil:fill="hold" smil:targetElement="id108" smil:attributeName="height" smil:values="height;height" smil:keyTimes="0;1"/>
                  <anim:animate smil:dur="0.5s" smil:fill="hold" smil:targetElement="id108" smil:attributeName="x" smil:values="x-.2;x" smil:keyTimes="0;1"/>
                  <anim:animate smil:dur="0.5s" smil:fill="hold" smil:targetElement="id108" smil:attributeName="y" smil:values="y;y" smil:keyTimes="0;1"/>
                  <anim:transitionFilter smil:dur="0.5s" smil:targetElement="id108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1" smil:attributeName="visibility" smil:to="visible"/>
                  <anim:animate smil:dur="0.5s" smil:fill="hold" smil:targetElement="id111" smil:attributeName="width" smil:values="width*0.05;width" smil:keyTimes="0;1"/>
                  <anim:animate smil:dur="0.5s" smil:fill="hold" smil:targetElement="id111" smil:attributeName="height" smil:values="height;height" smil:keyTimes="0;1"/>
                  <anim:animate smil:dur="0.5s" smil:fill="hold" smil:targetElement="id111" smil:attributeName="x" smil:values="x-.2;x" smil:keyTimes="0;1"/>
                  <anim:animate smil:dur="0.5s" smil:fill="hold" smil:targetElement="id111" smil:attributeName="y" smil:values="y;y" smil:keyTimes="0;1"/>
                  <anim:transitionFilter smil:dur="0.5s" smil:targetElement="id111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4" smil:attributeName="visibility" smil:to="visible"/>
                  <anim:animate smil:dur="0.5s" smil:fill="hold" smil:targetElement="id114" smil:attributeName="width" smil:values="width*0.05;width" smil:keyTimes="0;1"/>
                  <anim:animate smil:dur="0.5s" smil:fill="hold" smil:targetElement="id114" smil:attributeName="height" smil:values="height;height" smil:keyTimes="0;1"/>
                  <anim:animate smil:dur="0.5s" smil:fill="hold" smil:targetElement="id114" smil:attributeName="x" smil:values="x-.2;x" smil:keyTimes="0;1"/>
                  <anim:animate smil:dur="0.5s" smil:fill="hold" smil:targetElement="id114" smil:attributeName="y" smil:values="y;y" smil:keyTimes="0;1"/>
                  <anim:transitionFilter smil:dur="0.5s" smil:targetElement="id114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</anim:par>
              <anim:par smil:begin="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7" smil:attributeName="visibility" smil:to="visible"/>
                  <anim:animate smil:dur="0.5s" smil:fill="hold" smil:targetElement="id117" smil:attributeName="width" smil:values="width*0.05;width" smil:keyTimes="0;1"/>
                  <anim:animate smil:dur="0.5s" smil:fill="hold" smil:targetElement="id117" smil:attributeName="height" smil:values="height;height" smil:keyTimes="0;1"/>
                  <anim:animate smil:dur="0.5s" smil:fill="hold" smil:targetElement="id117" smil:attributeName="x" smil:values="x-.2;x" smil:keyTimes="0;1"/>
                  <anim:animate smil:dur="0.5s" smil:fill="hold" smil:targetElement="id117" smil:attributeName="y" smil:values="y;y" smil:keyTimes="0;1"/>
                  <anim:transitionFilter smil:dur="0.5s" smil:targetElement="id117" smil:type="fade" smil:subtype="crossfade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0">
        <office:forms form:automatic-focus="false" form:apply-design-mode="false"/>
        <draw:frame presentation:style-name="pr7" draw:text-style-name="P9" draw:layer="layout" svg:width="25.199cm" svg:height="1.406cm" svg:x="1.438cm" svg:y="0.177cm" presentation:class="title" presentation:user-transformed="true">
          <draw:text-box>
            <text:p xml:id="id120" text:id="id120"><text:span text:style-name="T5"><text:s/></text:span><text:span text:style-name="T5">Special Integrals </text:span></text:p>
          </draw:text-box>
        </draw:frame>
        <draw:frame presentation:style-name="pr8" draw:text-style-name="P10" draw:layer="layout" svg:width="26.2cm" svg:height="13.4cm" svg:x="1cm" svg:y="1.998cm" presentation:class="subtitle" presentation:user-transformed="true">
          <draw:text-box>
            <text:p text:style-name="P4"><text:span text:style-name="T6"/></text:p>
            <text:p text:style-name="P4"><text:span text:style-name="T7"><text:s text:c="4"/></text:span><text:span text:style-name="T8"><text:s/>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</draw:text-box>
        </draw:frame>
        <draw:g xml:id="id122" draw:id="id122">
          <svg:title>TexMaths</svg:title>
          <svg:desc>22§display§\int \frac{1}{\sqrt{x^2 + a^2 }} \ dx = \log \left[ x + \sqrt{x^2 + a^2 } \right] \ + \ c §svg§600§FALSE§</svg:desc>
          <draw:polygon draw:style-name="gr2" draw:text-style-name="P6" draw:layer="layout" svg:width="14.579cm" svg:height="1.695cm" svg:x="4.122cm" svg:y="2.343cm" svg:viewBox="0 0 14580 1696" draw:points="7290,1696 0,1696 0,0 14580,0 14580,1696">
            <text:p/>
          </draw:polygon>
          <draw:path draw:style-name="gr3" draw:text-style-name="P7" draw:layer="layout" svg:width="0.687cm" svg:height="1.719cm" svg:x="4.127cm" svg:y="2.304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6.521cm" svg:y="2.318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35cm" svg:height="0.032cm" svg:x="5.078cm" svg:y="3.147cm" svg:viewBox="0 0 3136 33" draw:points="1568,33 0,33 0,0 3136,0 3136,33">
            <text:p/>
          </draw:polygon>
          <draw:path draw:style-name="gr3" draw:text-style-name="P7" draw:layer="layout" svg:width="0.604cm" svg:height="0.774cm" svg:x="5.134cm" svg:y="3.302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2.489cm" svg:height="0.032cm" svg:x="5.722cm" svg:y="3.302cm" svg:viewBox="0 0 2490 33" draw:points="1246,33 0,33 0,0 2490,0 2490,33">
            <text:p/>
          </draw:polygon>
          <draw:path draw:style-name="gr3" draw:text-style-name="P7" draw:layer="layout" svg:width="0.386cm" svg:height="0.351cm" svg:x="5.745cm" svg:y="3.6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6.199cm" svg:y="3.39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6.727cm" svg:y="3.52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7.487cm" svg:y="3.637cm" svg:viewBox="0 0 356 352" svg:d="M259 49c-14-28-37-49-72-49-90 0-187 114-187 227 0 74 42 125 104 125 16 0 54-3 100-58 7 32 34 58 71 58 28 0 45-17 58-42 12-28 23-76 23-78 0-7-8-7-9-7-7 0-9 2-11 14-14 50-28 96-60 96-21 0-23-20-23-36 0-17 2-23 11-58 9-31 9-40 16-68l28-110c5-23 5-23 5-26 0-14-9-21-21-21-19 0-32 17-33 33zM208 252c-4 14-4 14-14 28-36 42-67 55-88 55-39 0-51-43-51-73 0-38 26-135 44-170 22-46 58-74 89-74 51 0 62 63 62 68 0 4-2 9-4 13z">
            <text:p/>
          </draw:path>
          <draw:path draw:style-name="gr3" draw:text-style-name="P7" draw:layer="layout" svg:width="0.24cm" svg:height="0.36cm" svg:x="7.899cm" svg:y="3.39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8.594cm" svg:y="2.82cm" svg:viewBox="0 0 370 548" svg:d="M370 9c0-2 0-9-11-9s-84 7-99 9c-5 0-10 3-10 14 0 10 7 10 19 10 37 0 39 6 39 13l-2 16-47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8.987cm" svg:y="3.0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182cm" svg:x="9.664cm" svg:y="3.0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10.463cm" svg:y="2.8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0.675cm" svg:y="3.01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1.06cm" svg:y="3.00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5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1.74cm" svg:y="2.468cm" svg:viewBox="0 0 178 1393" draw:points="0,1393 178,1393 178,1357 37,1357 37,37 178,37 178,0 0,0">
            <text:p/>
          </draw:polygon>
          <draw:path draw:style-name="gr3" draw:text-style-name="P7" draw:layer="layout" svg:width="0.386cm" svg:height="0.351cm" svg:x="11.952cm" svg:y="3.0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515cm" svg:height="0.517cm" svg:x="12.588cm" svg:y="2.9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3.403cm" svg:y="2.566cm" svg:viewBox="0 0 706 930" svg:d="M243 930c25 0 25 0 33-16l425-884c5-11 5-12 5-14 0-9-7-16-16-16-11 0-12 7-18 16l-399 833-166-384-107 83 12 12 55-42z">
            <text:p/>
          </draw:path>
          <draw:polygon draw:style-name="gr3" draw:text-style-name="P7" draw:layer="layout" svg:width="2.489cm" svg:height="0.032cm" svg:x="14.091cm" svg:y="2.566cm" svg:viewBox="0 0 2490 33" draw:points="1246,33 0,33 0,0 2490,0 2490,33">
            <text:p/>
          </draw:polygon>
          <draw:path draw:style-name="gr3" draw:text-style-name="P7" draw:layer="layout" svg:width="0.386cm" svg:height="0.351cm" svg:x="14.114cm" svg:y="3.0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24cm" svg:height="0.36cm" svg:x="14.566cm" svg:y="2.77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5.094cm" svg:y="2.9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15.856cm" svg:y="3.015cm" svg:viewBox="0 0 356 352" svg:d="M259 49c-14-28-37-49-72-49-90 0-187 114-187 227 0 74 42 125 104 125 16 0 54-3 100-58 7 32 34 58 71 58 28 0 45-17 58-42 12-28 23-76 23-78 0-7-8-7-9-7-7 0-9 2-11 14-14 50-28 96-60 96-21 0-23-20-23-36 0-17 2-23 11-58 9-31 9-40 16-68l28-110c5-23 5-23 5-26 0-14-9-21-21-21-19 0-32 17-33 33zM208 252c-4 14-4 14-14 28-36 42-67 55-88 55-39 0-51-43-51-73 0-38 24-135 44-170 22-46 58-74 89-74 51 0 62 63 62 68 0 4-2 9-4 13z">
            <text:p/>
          </draw:path>
          <draw:path draw:style-name="gr3" draw:text-style-name="P7" draw:layer="layout" svg:width="0.24cm" svg:height="0.36cm" svg:x="16.268cm" svg:y="2.77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16.594cm" svg:y="2.468cm" svg:viewBox="0 0 178 1393" draw:points="141,1357 0,1357 0,1393 178,1393 178,0 0,0 0,37 141,37">
            <text:p/>
          </draw:polygon>
          <draw:path draw:style-name="gr3" draw:text-style-name="P7" draw:layer="layout" svg:width="0.515cm" svg:height="0.517cm" svg:x="17.419cm" svg:y="2.9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8.438cm" svg:y="3.015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121" draw:id="id121">
          <svg:title>TexMaths</svg:title>
          <svg:desc>24§display§\text {(1)}§svg§600§FALSE§</svg:desc>
          <draw:polygon draw:style-name="gr2" draw:text-style-name="P6" draw:layer="layout" svg:width="0.91cm" svg:height="0.759cm" svg:x="2.517cm" svg:y="2.744cm" svg:viewBox="0 0 911 760" draw:points="455,760 0,760 0,0 911,0 911,760">
            <text:p/>
          </draw:polygon>
          <draw:path draw:style-name="gr3" draw:text-style-name="P7" draw:layer="layout" svg:width="0.197cm" svg:height="0.844cm" svg:x="2.557cm" svg:y="2.702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8cm" svg:height="0.564cm" svg:x="2.878cm" svg:y="2.773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7" draw:layer="layout" svg:width="0.197cm" svg:height="0.844cm" svg:x="3.274cm" svg:y="2.70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24" draw:id="id124">
          <svg:title>TexMaths</svg:title>
          <svg:desc>22§display§\int \frac{1}{\sqrt{x^2 - a^2 }} \ dx = \log \left[ x + \sqrt{x^2 - a^2 } \right] \ + \ c §svg§600§FALSE§</svg:desc>
          <draw:polygon draw:style-name="gr2" draw:text-style-name="P6" draw:layer="layout" svg:width="14.579cm" svg:height="1.695cm" svg:x="4.124cm" svg:y="4.444cm" svg:viewBox="0 0 14580 1696" draw:points="7290,1696 0,1696 0,0 14580,0 14580,1696">
            <text:p/>
          </draw:polygon>
          <draw:path draw:style-name="gr3" draw:text-style-name="P7" draw:layer="layout" svg:width="0.687cm" svg:height="1.719cm" svg:x="4.129cm" svg:y="4.405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6.523cm" svg:y="4.41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35cm" svg:height="0.032cm" svg:x="5.08cm" svg:y="5.248cm" svg:viewBox="0 0 3136 33" draw:points="1568,33 0,33 0,0 3136,0 3136,33">
            <text:p/>
          </draw:polygon>
          <draw:path draw:style-name="gr3" draw:text-style-name="P7" draw:layer="layout" svg:width="0.604cm" svg:height="0.774cm" svg:x="5.136cm" svg:y="5.403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2.489cm" svg:height="0.032cm" svg:x="5.724cm" svg:y="5.403cm" svg:viewBox="0 0 2490 33" draw:points="1246,33 0,33 0,0 2490,0 2490,33">
            <text:p/>
          </draw:polygon>
          <draw:path draw:style-name="gr3" draw:text-style-name="P7" draw:layer="layout" svg:width="0.386cm" svg:height="0.351cm" svg:x="5.747cm" svg:y="5.7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6.201cm" svg:y="5.49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6.75cm" svg:y="5.87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7.489cm" svg:y="5.738cm" svg:viewBox="0 0 356 352" svg:d="M259 49c-14-28-37-49-72-49-90 0-187 114-187 227 0 74 42 125 104 125 16 0 54-3 100-58 7 32 34 58 71 58 28 0 45-17 58-42 12-28 23-76 23-78 0-7-8-7-9-7-7 0-9 2-11 14-14 50-28 96-60 96-21 0-23-20-23-36 0-17 2-23 11-58 9-31 9-40 16-68l28-110c5-23 5-23 5-26 0-14-9-21-21-21-19 0-32 17-33 33zM208 252c-4 14-4 14-14 28-36 42-67 55-88 55-39 0-51-43-51-73 0-38 26-135 44-170 22-46 58-74 89-74 51 0 62 63 62 68 0 4-2 9-4 13z">
            <text:p/>
          </draw:path>
          <draw:path draw:style-name="gr3" draw:text-style-name="P7" draw:layer="layout" svg:width="0.24cm" svg:height="0.36cm" svg:x="7.901cm" svg:y="5.49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8.596cm" svg:y="4.921cm" svg:viewBox="0 0 370 548" svg:d="M370 9c0-2 0-9-11-9s-84 7-99 9c-5 0-10 3-10 14 0 10 7 10 19 10 37 0 39 6 39 13l-2 16-47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8.989cm" svg:y="5.1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182cm" svg:x="9.666cm" svg:y="5.1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10.465cm" svg:y="4.92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0.677cm" svg:y="5.111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1.062cm" svg:y="5.10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5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1.742cm" svg:y="4.569cm" svg:viewBox="0 0 178 1393" draw:points="0,1393 178,1393 178,1357 37,1357 37,37 178,37 178,0 0,0">
            <text:p/>
          </draw:polygon>
          <draw:path draw:style-name="gr3" draw:text-style-name="P7" draw:layer="layout" svg:width="0.386cm" svg:height="0.351cm" svg:x="11.954cm" svg:y="5.1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515cm" svg:height="0.517cm" svg:x="12.59cm" svg:y="5.00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3.405cm" svg:y="4.667cm" svg:viewBox="0 0 706 930" svg:d="M243 930c25 0 25 0 33-16l425-884c5-11 5-12 5-14 0-9-7-16-16-16-11 0-12 7-18 16l-399 833-166-384-107 83 12 12 55-42z">
            <text:p/>
          </draw:path>
          <draw:polygon draw:style-name="gr3" draw:text-style-name="P7" draw:layer="layout" svg:width="2.489cm" svg:height="0.032cm" svg:x="14.093cm" svg:y="4.667cm" svg:viewBox="0 0 2490 33" draw:points="1246,33 0,33 0,0 2490,0 2490,33">
            <text:p/>
          </draw:polygon>
          <draw:path draw:style-name="gr3" draw:text-style-name="P7" draw:layer="layout" svg:width="0.386cm" svg:height="0.351cm" svg:x="14.116cm" svg:y="5.1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24cm" svg:height="0.36cm" svg:x="14.568cm" svg:y="4.87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5.117cm" svg:y="5.248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5.858cm" svg:y="5.116cm" svg:viewBox="0 0 356 352" svg:d="M259 49c-14-28-37-49-72-49-90 0-187 114-187 227 0 74 42 125 104 125 16 0 54-3 100-58 7 32 34 58 71 58 28 0 45-17 58-42 12-28 23-76 23-78 0-7-8-7-9-7-7 0-9 2-11 14-14 50-28 96-60 96-21 0-23-20-23-36 0-17 2-23 11-58 9-31 9-40 16-68l28-110c5-23 5-23 5-26 0-14-9-21-21-21-19 0-32 17-33 33zM208 252c-4 14-4 14-14 28-36 42-67 55-88 55-39 0-51-43-51-73 0-38 24-135 44-170 22-46 58-74 89-74 51 0 62 63 62 68 0 4-2 9-4 13z">
            <text:p/>
          </draw:path>
          <draw:path draw:style-name="gr3" draw:text-style-name="P7" draw:layer="layout" svg:width="0.24cm" svg:height="0.36cm" svg:x="16.27cm" svg:y="4.87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16.596cm" svg:y="4.569cm" svg:viewBox="0 0 178 1393" draw:points="141,1357 0,1357 0,1393 178,1393 178,0 0,0 0,37 141,37">
            <text:p/>
          </draw:polygon>
          <draw:path draw:style-name="gr3" draw:text-style-name="P7" draw:layer="layout" svg:width="0.515cm" svg:height="0.517cm" svg:x="17.421cm" svg:y="5.00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8.44cm" svg:y="5.116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123" draw:id="id123">
          <svg:title>TexMaths</svg:title>
          <svg:desc>24§display§\text {(2)}§svg§600§FALSE§</svg:desc>
          <draw:polygon draw:style-name="gr2" draw:text-style-name="P6" draw:layer="layout" svg:width="0.91cm" svg:height="0.759cm" svg:x="2.519cm" svg:y="4.845cm" svg:viewBox="0 0 911 760" draw:points="455,760 0,760 0,0 911,0 911,760">
            <text:p/>
          </draw:polygon>
          <draw:path draw:style-name="gr3" draw:text-style-name="P7" draw:layer="layout" svg:width="0.197cm" svg:height="0.844cm" svg:x="2.559cm" svg:y="4.803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64cm" svg:x="2.848cm" svg:y="4.874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3.276cm" svg:y="4.80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26" draw:id="id126">
          <svg:title>TexMaths</svg:title>
          <svg:desc>22§display§\int \frac{1}{ \sqrt{a^2 - x^2} } \ dx = \sin^{-1}\left( \frac{x}{a} \right) \ + \ c §svg§600§FALSE§</svg:desc>
          <draw:polygon draw:style-name="gr2" draw:text-style-name="P6" draw:layer="layout" svg:width="11.53cm" svg:height="1.695cm" svg:x="4.124cm" svg:y="6.544cm" svg:viewBox="0 0 11531 1696" draw:points="5766,1696 0,1696 0,0 11531,0 11531,1696">
            <text:p/>
          </draw:polygon>
          <draw:path draw:style-name="gr3" draw:text-style-name="P7" draw:layer="layout" svg:width="0.687cm" svg:height="1.719cm" svg:x="4.129cm" svg:y="6.505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6.523cm" svg:y="6.51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35cm" svg:height="0.032cm" svg:x="5.08cm" svg:y="7.348cm" svg:viewBox="0 0 3136 33" draw:points="1568,33 0,33 0,0 3136,0 3136,33">
            <text:p/>
          </draw:polygon>
          <draw:path draw:style-name="gr3" draw:text-style-name="P7" draw:layer="layout" svg:width="0.604cm" svg:height="0.774cm" svg:x="5.136cm" svg:y="7.503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2.489cm" svg:height="0.032cm" svg:x="5.724cm" svg:y="7.503cm" svg:viewBox="0 0 2490 33" draw:points="1246,33 0,33 0,0 2490,0 2490,33">
            <text:p/>
          </draw:polygon>
          <draw:path draw:style-name="gr3" draw:text-style-name="P7" draw:layer="layout" svg:width="0.355cm" svg:height="0.351cm" svg:x="5.755cm" svg:y="7.838cm" svg:viewBox="0 0 356 352" svg:d="M259 49c-14-28-37-49-72-49-90 0-187 114-187 227 0 74 42 125 104 125 16 0 54-3 100-58 7 32 34 58 71 58 28 0 45-17 58-42 12-28 23-76 23-78 0-7-8-7-9-7-9 0-9 2-11 14-14 50-28 96-60 96-21 0-23-20-23-36 0-17 2-23 11-58 9-31 9-40 16-68l28-110c5-23 5-23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7" draw:layer="layout" svg:width="0.24cm" svg:height="0.36cm" svg:x="6.167cm" svg:y="7.59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6.716cm" svg:y="7.9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7.447cm" svg:y="7.8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7.901cm" svg:y="7.59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8.596cm" svg:y="7.021cm" svg:viewBox="0 0 370 548" svg:d="M370 9c0-2 0-9-11-9s-84 7-99 9c-5 0-10 3-10 14 0 10 7 10 19 10 37 0 39 6 39 13l-2 16-47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8.989cm" svg:y="7.2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182cm" svg:x="9.666cm" svg:y="7.2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4cm" svg:height="0.356cm" svg:x="10.465cm" svg:y="7.21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0.77cm" svg:y="7.04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0.984cm" svg:y="7.21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1.447cm" svg:y="7.084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1.931cm" svg:y="6.873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95cm" svg:height="1.392cm" svg:x="12.487cm" svg:y="6.669cm" svg:viewBox="0 0 296 1393" svg:d="M260 1386c2 0 9 7 9 7h18c2 0 9 0 9-7 0-4-2-6-4-7-28-29-70-71-118-155-84-150-114-342-114-527 0-343 97-546 234-683 2-2 2-5 2-7 0-7-6-7-14-7-11 0-13 0-20 7-74 63-156 171-211 335-33 102-51 225-51 353 0 185 33 393 155 573 21 30 51 61 51 61 7 11 18 23 25 28z">
            <text:p/>
          </draw:path>
          <draw:path draw:style-name="gr3" draw:text-style-name="P7" draw:layer="layout" svg:width="0.386cm" svg:height="0.351cm" svg:x="12.926cm" svg:y="6.69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olygon draw:style-name="gr3" draw:text-style-name="P7" draw:layer="layout" svg:width="0.443cm" svg:height="0.032cm" svg:x="12.903cm" svg:y="7.348cm" svg:viewBox="0 0 444 33" draw:points="222,33 0,33 0,0 444,0 444,33">
            <text:p/>
          </draw:polygon>
          <draw:path draw:style-name="gr3" draw:text-style-name="P7" draw:layer="layout" svg:width="0.355cm" svg:height="0.351cm" svg:x="12.95cm" svg:y="7.746cm" svg:viewBox="0 0 356 352" svg:d="M259 49c-14-28-37-49-72-49-90 0-187 114-187 227 0 74 42 125 104 125 16 0 54-3 100-58 7 32 34 58 71 58 28 0 45-17 58-42 12-28 23-76 23-78 0-7-8-7-9-7-9 0-9 2-11 14-14 50-28 96-60 96-21 0-23-20-23-36 0-17 2-23 11-58 9-31 9-40 16-68l28-110c5-23 5-23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7" draw:layer="layout" svg:width="0.295cm" svg:height="1.392cm" svg:x="13.464cm" svg:y="6.669cm" svg:viewBox="0 0 296 1393" svg:d="M296 695c0-221-53-457-206-632-11-12-39-42-58-58-6-5-7-5-18-5-7 0-14 0-14 7 0 4 4 7 5 9 27 26 69 69 116 155 85 148 115 340 115 524 0 337-93 543-232 684-2 1-4 5-4 7 0 7 7 7 14 7 11 0 12 0 19-6 74-63 157-170 212-334 33-106 51-233 51-358z">
            <text:p/>
          </draw:path>
          <draw:path draw:style-name="gr3" draw:text-style-name="P7" draw:layer="layout" svg:width="0.515cm" svg:height="0.517cm" svg:x="14.372cm" svg:y="7.10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5.391cm" svg:y="7.216cm" svg:viewBox="0 0 303 352" svg:d="M276 48c-12 0-23 0-35 12-12 10-14 25-14 30 0 17 14 26 30 26 23 0 44-17 44-49 0-39-37-67-93-67-104 0-208 111-208 220 0 71 46 132 127 132 111 0 176-83 176-91 0-6-6-11-9-11-5 0-5 2-11 9-61 76-146 76-156 76-48 0-69-37-69-85 0-32 16-107 42-155 23-44 67-77 109-77 27 0 57 8 67 30z">
            <text:p/>
          </draw:path>
        </draw:g>
        <draw:g xml:id="id125" draw:id="id125">
          <svg:title>TexMaths</svg:title>
          <svg:desc>24§display§\text {(3)}§svg§600§FALSE§</svg:desc>
          <draw:polygon draw:style-name="gr2" draw:text-style-name="P6" draw:layer="layout" svg:width="0.91cm" svg:height="0.759cm" svg:x="2.519cm" svg:y="6.945cm" svg:viewBox="0 0 911 760" draw:points="455,760 0,760 0,0 911,0 911,760">
            <text:p/>
          </draw:polygon>
          <draw:path draw:style-name="gr3" draw:text-style-name="P7" draw:layer="layout" svg:width="0.197cm" svg:height="0.844cm" svg:x="2.559cm" svg:y="6.903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2.84cm" svg:y="6.974cm" svg:viewBox="0 0 352 582" svg:d="M211 265c70-21 118-81 118-148 0-69-73-117-156-117-85 0-150 50-150 115 0 27 19 44 42 44 27 0 45-19 45-44 0-42-41-42-52-42 25-40 80-52 111-52 35 0 83 19 83 94 0 12-2 60-25 98-25 41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3.276cm" svg:y="6.90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27" draw:id="id127">
          <svg:title>TexMaths</svg:title>
          <svg:desc>24§display§\text { Ex. (1)}§svg§600§FALSE§</svg:desc>
          <draw:polygon draw:style-name="gr2" draw:text-style-name="P6" draw:layer="layout" svg:width="2.538cm" svg:height="0.759cm" svg:x="2.635cm" svg:y="9.447cm" svg:viewBox="0 0 2539 760" draw:points="1269,760 0,760 0,0 2539,0 2539,760">
            <text:p/>
          </draw:polygon>
          <draw:path draw:style-name="gr3" draw:text-style-name="P7" draw:layer="layout" svg:width="0.523cm" svg:height="0.575cm" svg:x="2.62cm" svg:y="9.465cm" svg:viewBox="0 0 524 576" svg:d="M86 509c0 31 0 40-65 40h-21v27h488l36-219h-21c-21 131-40 192-186 192h-114c-38 0-40-6-40-34v-225h75c83 0 92 27 92 98h21v-223h-21c0 71-9 98-92 98h-75v-203c0-27 2-33 40-33h110c130 0 153 46 167 163h21l-25-190h-476v27h21c65 0 65 9 65 38z">
            <text:p/>
          </draw:path>
          <draw:path draw:style-name="gr3" draw:text-style-name="P7" draw:layer="layout" svg:width="0.425cm" svg:height="0.364cm" svg:x="3.177cm" svg:y="9.674cm" svg:viewBox="0 0 426 365" svg:d="M232 167c27-33 58-75 79-96 27-31 61-44 100-44v-27c-21 2-46 2-69 2-25 0-69-2-81-2v27c17 2 25 11 25 25 0 13-10 25-13 31l-52 65-67-85c-8-9-8-11-8-15 0-13 13-21 31-21v-27c-23 0-79 2-93 2-17 0-57 0-80-2v27c59 0 61 0 100 52l84 109-81 100c-40 50-90 52-107 52v25c21-2 48-2 71-2s60 2 81 2v-25c-20-4-25-14-25-27 0-19 25-46 75-108l65 85c7 10 17 23 17 29 0 7-8 19-31 21v25c27 0 73-2 92-2 24 0 56 0 81 2v-25c-44 0-59-2-81-27z">
            <text:p/>
          </draw:path>
          <draw:path draw:style-name="gr3" draw:text-style-name="P7" draw:layer="layout" svg:width="0.091cm" svg:height="0.091cm" svg:x="3.685cm" svg:y="9.948cm" svg:viewBox="0 0 92 92" svg:d="M92 46c0-25-21-46-46-46s-46 21-46 46 21 46 46 46 46-21 46-46z">
            <text:p/>
          </draw:path>
          <draw:path draw:style-name="gr3" draw:text-style-name="P7" draw:layer="layout" svg:width="0.197cm" svg:height="0.844cm" svg:x="4.305cm" svg:y="9.405cm" svg:viewBox="0 0 198 845" svg:d="M198 837c0-2 0-4-16-19-105-106-132-265-132-395 0-146 33-294 136-400 12-10 12-11 12-15 0-6-4-8-10-8-8 0-84 58-134 165-44 92-54 186-54 258 0 67 10 168 56 265 51 103 124 157 132 157 6 0 10-2 10-8z">
            <text:p/>
          </draw:path>
          <draw:path draw:style-name="gr3" draw:text-style-name="P7" draw:layer="layout" svg:width="0.279cm" svg:height="0.564cm" svg:x="4.624cm" svg:y="9.476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5.019cm" svg:y="9.40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28" draw:id="id128">
          <svg:title>TexMaths</svg:title>
          <svg:desc>22§display§\int \frac{1}{\sqrt{x^2 + 16 }} \ dx = \int \frac{1}{\sqrt{x^2 + 4^2}} \ dx = \log \left[ x + \sqrt{x^2 + 16} \right] \ + \ c §svg§600§FALSE§</svg:desc>
          <draw:polygon draw:style-name="gr2" draw:text-style-name="P6" draw:layer="layout" svg:width="20.945cm" svg:height="1.695cm" svg:x="5.723cm" svg:y="8.943cm" svg:viewBox="0 0 20946 1696" draw:points="10474,1696 0,1696 0,0 20946,0 20946,1696">
            <text:p/>
          </draw:polygon>
          <draw:path draw:style-name="gr3" draw:text-style-name="P7" draw:layer="layout" svg:width="0.687cm" svg:height="1.719cm" svg:x="5.728cm" svg:y="8.904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131cm" svg:y="8.918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53cm" svg:height="0.032cm" svg:x="6.679cm" svg:y="9.747cm" svg:viewBox="0 0 3154 33" draw:points="1577,33 0,33 0,0 3154,0 3154,33">
            <text:p/>
          </draw:polygon>
          <draw:path draw:style-name="gr3" draw:text-style-name="P7" draw:layer="layout" svg:width="0.604cm" svg:height="0.774cm" svg:x="6.735cm" svg:y="9.902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2.507cm" svg:height="0.032cm" svg:x="7.323cm" svg:y="9.902cm" svg:viewBox="0 0 2508 33" draw:points="1255,33 0,33 0,0 2508,0 2508,33">
            <text:p/>
          </draw:polygon>
          <draw:path draw:style-name="gr3" draw:text-style-name="P7" draw:layer="layout" svg:width="0.386cm" svg:height="0.351cm" svg:x="7.346cm" svg:y="10.2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7.8cm" svg:y="9.99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328cm" svg:y="10.12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9.127cm" svg:y="10.06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9.477cm" svg:y="10.063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369cm" svg:height="0.547cm" svg:x="10.213cm" svg:y="9.42cm" svg:viewBox="0 0 370 548" svg:d="M370 9c0-2 0-9-11-9s-84 7-99 9c-5 0-10 3-10 14 0 10 7 10 19 10 37 0 39 6 39 13l-2 16-47 183c-14-28-37-50-72-50-90 0-187 115-187 228 0 74 42 125 104 125 16 0 54-4 100-59 7 32 34 59 71 59 28 0 45-18 58-44 12-27 23-74 23-76 0-9-8-9-9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10.605cm" svg:y="9.6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515cm" svg:height="0.182cm" svg:x="11.283cm" svg:y="9.6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2.099cm" svg:y="8.904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4 85-146 243-2 7-108 396-192 903-21 118-44 248-69 356-14 56-49 202-113 202-28 0-45-19-47-19z">
            <text:p/>
          </draw:path>
          <draw:path draw:style-name="gr3" draw:text-style-name="P7" draw:layer="layout" svg:width="0.256cm" svg:height="0.517cm" svg:x="14.482cm" svg:y="8.918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12cm" svg:height="0.032cm" svg:x="13.052cm" svg:y="9.747cm" svg:viewBox="0 0 3113 33" draw:points="1556,33 0,33 0,0 3113,0 3113,33">
            <text:p/>
          </draw:polygon>
          <draw:path draw:style-name="gr3" draw:text-style-name="P7" draw:layer="layout" svg:width="0.604cm" svg:height="0.774cm" svg:x="13.108cm" svg:y="9.902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2.468cm" svg:height="0.032cm" svg:x="13.696cm" svg:y="9.902cm" svg:viewBox="0 0 2469 33" draw:points="1234,33 0,33 0,0 2469,0 2469,33">
            <text:p/>
          </draw:polygon>
          <draw:path draw:style-name="gr3" draw:text-style-name="P7" draw:layer="layout" svg:width="0.386cm" svg:height="0.351cm" svg:x="13.719cm" svg:y="10.2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24cm" svg:height="0.36cm" svg:x="14.171cm" svg:y="9.99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4.699cm" svg:y="10.12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5.45cm" svg:y="10.054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4cm" svg:height="0.36cm" svg:x="15.85cm" svg:y="9.99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6.543cm" svg:y="9.42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16.938cm" svg:y="9.615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515cm" svg:height="0.182cm" svg:x="17.615cm" svg:y="9.6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18.414cm" svg:y="9.4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8.625cm" svg:y="9.61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9.011cm" svg:y="9.60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5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9.69cm" svg:y="9.068cm" svg:viewBox="0 0 178 1393" draw:points="0,1393 178,1393 178,1357 37,1357 37,37 178,37 178,0 0,0">
            <text:p/>
          </draw:polygon>
          <draw:path draw:style-name="gr3" draw:text-style-name="P7" draw:layer="layout" svg:width="0.386cm" svg:height="0.351cm" svg:x="19.903cm" svg:y="9.6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515cm" svg:height="0.517cm" svg:x="20.539cm" svg:y="9.5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21.353cm" svg:y="9.166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2.507cm" svg:height="0.032cm" svg:x="22.042cm" svg:y="9.166cm" svg:viewBox="0 0 2508 33" draw:points="1255,33 0,33 0,0 2508,0 2508,33">
            <text:p/>
          </draw:polygon>
          <draw:path draw:style-name="gr3" draw:text-style-name="P7" draw:layer="layout" svg:width="0.386cm" svg:height="0.351cm" svg:x="22.064cm" svg:y="9.615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24cm" svg:height="0.36cm" svg:x="22.517cm" svg:y="9.37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3.045cm" svg:y="9.5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23.844cm" svg:y="9.44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24.194cm" svg:y="9.441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olygon draw:style-name="gr3" draw:text-style-name="P7" draw:layer="layout" svg:width="0.177cm" svg:height="1.392cm" svg:x="24.562cm" svg:y="9.068cm" svg:viewBox="0 0 178 1393" draw:points="141,1357 0,1357 0,1393 178,1393 178,0 0,0 0,37 141,37">
            <text:p/>
          </draw:polygon>
          <draw:path draw:style-name="gr3" draw:text-style-name="P7" draw:layer="layout" svg:width="0.515cm" svg:height="0.517cm" svg:x="25.385cm" svg:y="9.5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6.406cm" svg:y="9.615cm" svg:viewBox="0 0 303 352" svg:d="M276 48c-12 0-23 0-35 12-12 10-14 25-14 30 0 17 14 26 30 26 23 0 44-17 44-49 0-39-37-67-93-67-104 0-208 111-208 220 0 71 46 132 127 132 111 0 176-83 176-91 0-6-6-11-9-11-5 0-5 2-11 9-61 76-146 76-156 76-48 0-69-37-69-85 0-32 16-107 42-155 23-44 67-77 109-77 27 0 57 8 67 30z">
            <text:p/>
          </draw:path>
        </draw:g>
        <draw:g xml:id="id129" draw:id="id129">
          <svg:title>TexMaths</svg:title>
          <svg:desc>24§display§\text { Ex. (2)}§svg§600§FALSE§</svg:desc>
          <draw:polygon draw:style-name="gr2" draw:text-style-name="P6" draw:layer="layout" svg:width="2.538cm" svg:height="0.76cm" svg:x="2.637cm" svg:y="11.547cm" svg:viewBox="0 0 2539 761" draw:points="1269,761 0,761 0,0 2539,0 2539,761">
            <text:p/>
          </draw:polygon>
          <draw:path draw:style-name="gr3" draw:text-style-name="P7" draw:layer="layout" svg:width="0.523cm" svg:height="0.575cm" svg:x="2.622cm" svg:y="11.565cm" svg:viewBox="0 0 524 576" svg:d="M86 509c0 31 0 40-65 40h-21v27h488l36-219h-21c-21 131-40 192-186 192h-114c-38 0-40-6-40-34v-225h75c83 0 92 27 92 98h21v-223h-21c0 71-9 98-92 98h-75v-203c0-27 2-33 40-33h110c130 0 153 46 167 163h21l-25-190h-476v27h21c65 0 65 9 65 38z">
            <text:p/>
          </draw:path>
          <draw:path draw:style-name="gr3" draw:text-style-name="P7" draw:layer="layout" svg:width="0.425cm" svg:height="0.364cm" svg:x="3.179cm" svg:y="11.774cm" svg:viewBox="0 0 426 365" svg:d="M232 167c27-33 58-75 79-96 27-31 61-44 100-44v-27c-21 2-46 2-69 2-25 0-69-2-81-2v27c17 2 25 11 25 25 0 13-10 25-13 31l-52 65-67-85c-8-9-8-11-8-15 0-13 13-21 31-21v-27c-23 0-79 2-93 2-17 0-57 0-80-2v27c59 0 61 0 100 52l84 109-81 100c-40 50-90 52-107 52v25c21-2 48-2 71-2s60 2 81 2v-25c-20-4-25-14-25-27 0-19 25-46 75-108l65 85c7 10 17 23 17 29 0 7-8 19-31 21v25c27 0 73-2 92-2 24 0 56 0 81 2v-25c-44 0-59-2-81-27z">
            <text:p/>
          </draw:path>
          <draw:path draw:style-name="gr3" draw:text-style-name="P7" draw:layer="layout" svg:width="0.091cm" svg:height="0.091cm" svg:x="3.687cm" svg:y="12.048cm" svg:viewBox="0 0 92 92" svg:d="M92 46c0-25-21-46-46-46s-46 21-46 46 21 46 46 46 46-21 46-46z">
            <text:p/>
          </draw:path>
          <draw:path draw:style-name="gr3" draw:text-style-name="P7" draw:layer="layout" svg:width="0.197cm" svg:height="0.844cm" svg:x="4.307cm" svg:y="11.505cm" svg:viewBox="0 0 198 845" svg:d="M198 837c0-2 0-4-16-19-105-106-132-265-132-395 0-146 33-294 136-400 12-10 12-11 12-15 0-6-4-8-10-8-8 0-84 58-134 165-44 92-54 186-54 258 0 67 10 169 56 265 51 103 124 157 132 157 6 0 10-2 10-8z">
            <text:p/>
          </draw:path>
          <draw:path draw:style-name="gr3" draw:text-style-name="P7" draw:layer="layout" svg:width="0.337cm" svg:height="0.564cm" svg:x="4.593cm" svg:y="11.576cm" svg:viewBox="0 0 338 565" svg:d="M65 499l90-88c133-117 183-161 183-246 0-98-75-165-179-165-96 0-159 79-159 154 0 46 42 46 44 46 16 0 44-10 44-44 0-22-15-45-44-45-8 0-8 0-11 2 19-55 65-86 115-86 77 0 113 67 113 138 0 67-42 135-88 186l-163 181c-10 10-10 11-10 33h315l23-148h-21c-4 25-10 63-18 75-7 7-63 7-80 7z">
            <text:p/>
          </draw:path>
          <draw:path draw:style-name="gr3" draw:text-style-name="P7" draw:layer="layout" svg:width="0.197cm" svg:height="0.844cm" svg:x="5.021cm" svg:y="11.50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30" draw:id="id130">
          <svg:title>TexMaths</svg:title>
          <svg:desc>22§display§\int \frac{1}{\sqrt{x^2 - 25}} \ dx = \int \frac{1}{\sqrt{x^2 - 5^2 }} \ dx = \log \left[ x + \sqrt{x^2 - 25} \right] \ + \ c §svg§600§FALSE§</svg:desc>
          <draw:polygon draw:style-name="gr2" draw:text-style-name="P6" draw:layer="layout" svg:width="20.945cm" svg:height="1.695cm" svg:x="5.727cm" svg:y="11.145cm" svg:viewBox="0 0 20946 1696" draw:points="10474,1696 0,1696 0,0 20946,0 20946,1696">
            <text:p/>
          </draw:polygon>
          <draw:path draw:style-name="gr3" draw:text-style-name="P7" draw:layer="layout" svg:width="0.687cm" svg:height="1.719cm" svg:x="5.732cm" svg:y="11.106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135cm" svg:y="11.1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53cm" svg:height="0.032cm" svg:x="6.683cm" svg:y="11.949cm" svg:viewBox="0 0 3154 33" draw:points="1577,33 0,33 0,0 3154,0 3154,33">
            <text:p/>
          </draw:polygon>
          <draw:path draw:style-name="gr3" draw:text-style-name="P7" draw:layer="layout" svg:width="0.604cm" svg:height="0.774cm" svg:x="6.739cm" svg:y="12.104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2.507cm" svg:height="0.032cm" svg:x="7.327cm" svg:y="12.104cm" svg:viewBox="0 0 2508 33" draw:points="1255,33 0,33 0,0 2508,0 2508,33">
            <text:p/>
          </draw:polygon>
          <draw:path draw:style-name="gr3" draw:text-style-name="P7" draw:layer="layout" svg:width="0.386cm" svg:height="0.351cm" svg:x="7.35cm" svg:y="12.4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7.804cm" svg:y="12.19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353cm" svg:y="12.57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9.099cm" svg:y="12.26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09cm" svg:height="0.532cm" svg:x="9.486cm" svg:y="12.265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7 55 140 141 140 90 0 169-73 169-172z">
            <text:p/>
          </draw:path>
          <draw:path draw:style-name="gr3" draw:text-style-name="P7" draw:layer="layout" svg:width="0.369cm" svg:height="0.547cm" svg:x="10.217cm" svg:y="11.622cm" svg:viewBox="0 0 370 548" svg:d="M370 9c0-2 0-9-11-9s-84 7-99 9c-5 0-10 3-10 14 0 10 7 10 19 10 37 0 39 6 39 13l-2 16-47 183c-14-28-37-50-72-50-90 0-187 115-187 228 0 74 42 125 104 125 16 0 54-4 100-59 7 32 34 59 71 59 28 0 45-18 58-44 12-27 23-74 23-76 0-9-8-9-9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10.609cm" svg:y="11.8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515cm" svg:height="0.182cm" svg:x="11.287cm" svg:y="11.87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2.103cm" svg:y="11.106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4 85-146 243-2 7-108 396-192 903-21 118-44 248-69 356-14 56-49 202-113 202-28 0-45-19-47-19z">
            <text:p/>
          </draw:path>
          <draw:path draw:style-name="gr3" draw:text-style-name="P7" draw:layer="layout" svg:width="0.256cm" svg:height="0.517cm" svg:x="14.486cm" svg:y="11.1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12cm" svg:height="0.032cm" svg:x="13.056cm" svg:y="11.949cm" svg:viewBox="0 0 3113 33" draw:points="1556,33 0,33 0,0 3113,0 3113,33">
            <text:p/>
          </draw:polygon>
          <draw:path draw:style-name="gr3" draw:text-style-name="P7" draw:layer="layout" svg:width="0.604cm" svg:height="0.774cm" svg:x="13.112cm" svg:y="12.104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2.468cm" svg:height="0.032cm" svg:x="13.7cm" svg:y="12.104cm" svg:viewBox="0 0 2469 33" draw:points="1234,33 0,33 0,0 2469,0 2469,33">
            <text:p/>
          </draw:polygon>
          <draw:path draw:style-name="gr3" draw:text-style-name="P7" draw:layer="layout" svg:width="0.386cm" svg:height="0.351cm" svg:x="13.723cm" svg:y="12.4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24cm" svg:height="0.36cm" svg:x="14.175cm" svg:y="12.19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4.724cm" svg:y="12.57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5.472cm" svg:y="12.265cm" svg:viewBox="0 0 310 533" svg:d="M310 361c0-92-64-171-148-171-37 0-70 12-99 41v-152c16 6 43 11 67 11 95 0 150-71 150-81 0-5-2-9-7-9-2 0-4 0-7 2-16 7-53 23-106 23-32 0-67-6-104-21-5-4-7-4-8-4-8 0-8 7-8 19v229c0 14 0 21 11 21 5 0 7-1 11-7 7-12 37-54 98-54 41 0 62 35 67 49 12 30 14 60 14 99 0 26 0 74-19 105-18 30-48 51-83 51-56 0-100-40-114-86 1 0 5 0 14 0 24 0 38-19 38-37 0-19-14-39-38-39-13 0-39 6-39 43 0 67 55 140 141 140 90 0 169-73 169-172z">
            <text:p/>
          </draw:path>
          <draw:path draw:style-name="gr3" draw:text-style-name="P7" draw:layer="layout" svg:width="0.24cm" svg:height="0.36cm" svg:x="15.854cm" svg:y="12.19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6.547cm" svg:y="11.622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16.942cm" svg:y="11.81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515cm" svg:height="0.182cm" svg:x="17.619cm" svg:y="11.87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18.418cm" svg:y="11.62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8.629cm" svg:y="11.812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9.015cm" svg:y="11.80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5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9.694cm" svg:y="11.27cm" svg:viewBox="0 0 178 1393" draw:points="0,1393 178,1393 178,1357 37,1357 37,37 178,37 178,0 0,0">
            <text:p/>
          </draw:polygon>
          <draw:path draw:style-name="gr3" draw:text-style-name="P7" draw:layer="layout" svg:width="0.386cm" svg:height="0.351cm" svg:x="19.907cm" svg:y="11.8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515cm" svg:height="0.517cm" svg:x="20.543cm" svg:y="11.70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21.357cm" svg:y="11.368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2.507cm" svg:height="0.032cm" svg:x="22.046cm" svg:y="11.368cm" svg:viewBox="0 0 2508 33" draw:points="1255,33 0,33 0,0 2508,0 2508,33">
            <text:p/>
          </draw:polygon>
          <draw:path draw:style-name="gr3" draw:text-style-name="P7" draw:layer="layout" svg:width="0.386cm" svg:height="0.351cm" svg:x="22.068cm" svg:y="11.81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24cm" svg:height="0.36cm" svg:x="22.521cm" svg:y="11.57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3.07cm" svg:y="11.94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23.818cm" svg:y="11.643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309cm" svg:height="0.532cm" svg:x="24.205cm" svg:y="11.643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7 53 140 141 140 90 0 169-73 169-172z">
            <text:p/>
          </draw:path>
          <draw:polygon draw:style-name="gr3" draw:text-style-name="P7" draw:layer="layout" svg:width="0.177cm" svg:height="1.392cm" svg:x="24.566cm" svg:y="11.27cm" svg:viewBox="0 0 178 1393" draw:points="141,1357 0,1357 0,1393 178,1393 178,0 0,0 0,37 141,37">
            <text:p/>
          </draw:polygon>
          <draw:path draw:style-name="gr3" draw:text-style-name="P7" draw:layer="layout" svg:width="0.515cm" svg:height="0.517cm" svg:x="25.389cm" svg:y="11.70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6.41cm" svg:y="11.817cm" svg:viewBox="0 0 303 352" svg:d="M276 48c-12 0-23 0-35 12-12 10-14 25-14 30 0 17 14 26 30 26 23 0 44-17 44-49 0-39-37-67-93-67-104 0-208 111-208 220 0 71 46 132 127 132 111 0 176-83 176-91 0-6-6-11-9-11-5 0-5 2-11 9-61 76-146 76-156 76-48 0-69-37-69-85 0-32 16-107 42-155 23-44 67-77 109-77 27 0 57 8 67 30z">
            <text:p/>
          </draw:path>
        </draw:g>
        <draw:g xml:id="id131" draw:id="id131">
          <svg:title>TexMaths</svg:title>
          <svg:desc>24§display§\text { Ex. (3)}§svg§600§FALSE§</svg:desc>
          <draw:polygon draw:style-name="gr2" draw:text-style-name="P6" draw:layer="layout" svg:width="2.538cm" svg:height="0.76cm" svg:x="2.637cm" svg:y="13.749cm" svg:viewBox="0 0 2539 761" draw:points="1269,761 0,761 0,0 2539,0 2539,761">
            <text:p/>
          </draw:polygon>
          <draw:path draw:style-name="gr3" draw:text-style-name="P7" draw:layer="layout" svg:width="0.523cm" svg:height="0.575cm" svg:x="2.622cm" svg:y="13.767cm" svg:viewBox="0 0 524 576" svg:d="M86 509c0 31 0 40-65 40h-21v27h488l36-219h-21c-21 131-40 192-186 192h-114c-38 0-40-6-40-34v-225h75c83 0 92 27 92 98h21v-223h-21c0 71-9 98-92 98h-75v-203c0-27 2-33 40-33h110c130 0 153 46 167 163h21l-25-190h-476v27h21c65 0 65 9 65 38z">
            <text:p/>
          </draw:path>
          <draw:path draw:style-name="gr3" draw:text-style-name="P7" draw:layer="layout" svg:width="0.425cm" svg:height="0.364cm" svg:x="3.179cm" svg:y="13.976cm" svg:viewBox="0 0 426 365" svg:d="M232 167c27-33 58-75 79-96 27-31 61-44 100-44v-27c-21 2-46 2-69 2-25 0-69-2-81-2v27c17 2 25 11 25 25 0 13-10 25-13 31l-52 65-67-85c-8-9-8-11-8-15 0-13 13-21 31-21v-27c-23 0-79 2-93 2-17 0-57 0-80-2v27c59 0 61 0 100 52l84 109-81 100c-40 50-90 52-107 52v25c21-2 48-2 71-2s60 2 81 2v-25c-20-4-25-14-25-27 0-19 25-46 75-108l65 85c7 10 17 23 17 29 0 7-8 19-31 21v25c27 0 73-2 92-2 24 0 56 0 81 2v-25c-44 0-59-2-81-27z">
            <text:p/>
          </draw:path>
          <draw:path draw:style-name="gr3" draw:text-style-name="P7" draw:layer="layout" svg:width="0.091cm" svg:height="0.091cm" svg:x="3.687cm" svg:y="14.25cm" svg:viewBox="0 0 92 92" svg:d="M92 46c0-25-21-46-46-46s-46 21-46 46 21 46 46 46 46-21 46-46z">
            <text:p/>
          </draw:path>
          <draw:path draw:style-name="gr3" draw:text-style-name="P7" draw:layer="layout" svg:width="0.197cm" svg:height="0.844cm" svg:x="4.307cm" svg:y="13.707cm" svg:viewBox="0 0 198 845" svg:d="M198 837c0-2 0-4-16-19-105-106-132-265-132-395 0-146 33-294 136-400 12-10 12-11 12-15 0-6-4-8-10-8-8 0-84 58-134 165-44 92-54 186-54 258 0 67 10 169 56 265 51 103 124 157 132 157 6 0 10-2 10-8z">
            <text:p/>
          </draw:path>
          <draw:path draw:style-name="gr3" draw:text-style-name="P7" draw:layer="layout" svg:width="0.35cm" svg:height="0.581cm" svg:x="4.586cm" svg:y="13.778cm" svg:viewBox="0 0 351 582" svg:d="M211 265c69-21 117-81 117-148 0-69-73-117-155-117-85 0-150 50-150 115 0 27 19 44 42 44 27 0 44-19 44-44 0-42-40-42-51-42 25-40 80-52 111-52 34 0 82 19 82 94 0 12-1 60-25 98-24 40-53 42-74 44-6 0-27 2-33 2-8 0-13 2-13 10 0 9 5 9 21 9h36c69 0 102 58 102 141 0 115-60 140-96 140-37 0-100-16-131-65 31 5 56-14 56-47 0-30-21-48-46-48-21 0-48 14-48 50 0 77 79 133 171 133 103 0 180-77 180-163 0-69-53-135-140-154z">
            <text:p/>
          </draw:path>
          <draw:path draw:style-name="gr3" draw:text-style-name="P7" draw:layer="layout" svg:width="0.197cm" svg:height="0.844cm" svg:x="5.021cm" svg:y="13.7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32" draw:id="id132">
          <svg:title>TexMaths</svg:title>
          <svg:desc>22§display§\int \frac{1}{\sqrt{9 - x^2}} \ dx = \int \frac{1}{\sqrt{3^2 - x^2 }} \ dx = \sin^{-1}\left( \frac{x}{3} \right) \ + \ c §svg§600§FALSE§</svg:desc>
          <draw:polygon draw:style-name="gr2" draw:text-style-name="P6" draw:layer="layout" svg:width="17.494cm" svg:height="1.695cm" svg:x="5.726cm" svg:y="13.348cm" svg:viewBox="0 0 17495 1696" draw:points="8748,1696 0,1696 0,0 17495,0 17495,1696">
            <text:p/>
          </draw:polygon>
          <draw:path draw:style-name="gr3" draw:text-style-name="P7" draw:layer="layout" svg:width="0.687cm" svg:height="1.719cm" svg:x="5.731cm" svg:y="13.309cm" svg:viewBox="0 0 688 1720" svg:d="M37 1685c25 0 39-18 39-37 0-26-20-39-37-39-20 0-39 13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7.94cm" svg:y="13.32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766cm" svg:height="0.032cm" svg:x="6.682cm" svg:y="14.152cm" svg:viewBox="0 0 2767 33" draw:points="1383,33 0,33 0,0 2767,0 2767,33">
            <text:p/>
          </draw:polygon>
          <draw:path draw:style-name="gr3" draw:text-style-name="P7" draw:layer="layout" svg:width="0.604cm" svg:height="0.774cm" svg:x="6.738cm" svg:y="14.307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2.122cm" svg:height="0.032cm" svg:x="7.326cm" svg:y="14.307cm" svg:viewBox="0 0 2123 33" draw:points="1061,33 0,33 0,0 2123,0 2123,33">
            <text:p/>
          </draw:polygon>
          <draw:path draw:style-name="gr3" draw:text-style-name="P7" draw:layer="layout" svg:width="0.321cm" svg:height="0.532cm" svg:x="7.359cm" svg:y="14.468cm" svg:viewBox="0 0 322 533" svg:d="M253 269v25c0 183-81 218-126 218-14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7.949cm" svg:y="14.774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8.681cm" svg:y="14.6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24cm" svg:height="0.36cm" svg:x="9.134cm" svg:y="14.40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9.829cm" svg:y="13.825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0.223cm" svg:y="14.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515cm" svg:height="0.182cm" svg:x="10.901cm" svg:y="14.0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1.716cm" svg:y="13.309cm" svg:viewBox="0 0 688 1720" svg:d="M37 1685c25 0 39-18 39-37 0-26-20-39-37-39-20 0-39 13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4.099cm" svg:y="13.32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3.113cm" svg:height="0.032cm" svg:x="12.668cm" svg:y="14.152cm" svg:viewBox="0 0 3114 33" draw:points="1556,33 0,33 0,0 3114,0 3114,33">
            <text:p/>
          </draw:polygon>
          <draw:path draw:style-name="gr3" draw:text-style-name="P7" draw:layer="layout" svg:width="0.604cm" svg:height="0.774cm" svg:x="12.724cm" svg:y="14.307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2.468cm" svg:height="0.032cm" svg:x="13.312cm" svg:y="14.307cm" svg:viewBox="0 0 2469 33" draw:points="1234,33 0,33 0,0 2469,0 2469,33">
            <text:p/>
          </draw:polygon>
          <draw:path draw:style-name="gr3" draw:text-style-name="P7" draw:layer="layout" svg:width="0.321cm" svg:height="0.532cm" svg:x="13.345cm" svg:y="14.468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4cm" svg:height="0.36cm" svg:x="13.733cm" svg:y="14.40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4.282cm" svg:y="14.774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5.014cm" svg:y="14.6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24cm" svg:height="0.36cm" svg:x="15.466cm" svg:y="14.40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6.162cm" svg:y="13.825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7" draw:layer="layout" svg:width="0.386cm" svg:height="0.351cm" svg:x="16.556cm" svg:y="14.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515cm" svg:height="0.182cm" svg:x="17.233cm" svg:y="14.0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4cm" svg:height="0.356cm" svg:x="18.031cm" svg:y="14.01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8.337cm" svg:y="13.844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8.55cm" svg:y="14.0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9.013cm" svg:y="13.88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9.497cm" svg:y="13.677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95cm" svg:height="1.392cm" svg:x="20.053cm" svg:y="13.473cm" svg:viewBox="0 0 296 1393" svg:d="M260 1386c2 0 9 7 9 7h18c2 0 9 0 9-7 0-4-2-6-4-7-28-29-70-71-118-155-84-150-114-342-114-527 0-343 97-546 234-683 2-2 2-5 2-7 0-7-6-7-14-7-11 0-13 0-20 7-74 63-156 171-211 335-33 102-51 225-51 353 0 185 33 393 155 573 21 30 51 61 51 61 7 11 18 23 25 28z">
            <text:p/>
          </draw:path>
          <draw:path draw:style-name="gr3" draw:text-style-name="P7" draw:layer="layout" svg:width="0.386cm" svg:height="0.351cm" svg:x="20.491cm" svg:y="13.49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olygon draw:style-name="gr3" draw:text-style-name="P7" draw:layer="layout" svg:width="0.443cm" svg:height="0.032cm" svg:x="20.468cm" svg:y="14.152cm" svg:viewBox="0 0 444 33" draw:points="222,33 0,33 0,0 444,0 444,33">
            <text:p/>
          </draw:polygon>
          <draw:path draw:style-name="gr3" draw:text-style-name="P7" draw:layer="layout" svg:width="0.321cm" svg:height="0.532cm" svg:x="20.528cm" svg:y="14.37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95cm" svg:height="1.392cm" svg:x="21.032cm" svg:y="13.473cm" svg:viewBox="0 0 296 1393" svg:d="M296 695c0-221-53-457-206-632-11-12-39-42-58-58-6-5-7-5-18-5-7 0-14 0-14 7 0 4 4 7 5 9 27 26 69 69 116 155 85 148 115 340 115 524 0 337-93 543-232 684-2 1-4 5-4 7 0 7 7 7 14 7 11 0 12 0 19-6 74-63 157-170 212-334 33-106 51-233 51-358z">
            <text:p/>
          </draw:path>
          <draw:path draw:style-name="gr3" draw:text-style-name="P7" draw:layer="layout" svg:width="0.515cm" svg:height="0.517cm" svg:x="21.938cm" svg:y="13.91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2.957cm" svg:y="14.02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20" anim:sub-item="text" smil:attributeName="visibility" smil:to="visible"/>
                  <anim:animate smil:begin="0s" smil:dur="0.5s" smil:fill="hold" smil:decelerate="0.5" smil:targetElement="id120" anim:sub-item="text" smil:attributeName="rotate" smil:values="-90;0" smil:keyTimes="0;1"/>
                  <anim:animate smil:begin="0s" smil:dur="0.5s" smil:fill="hold" smil:decelerate="0.5" smil:targetElement="id120" anim:sub-item="text" smil:attributeName="width" smil:values="width;width*.05" smil:keyTimes="0;1"/>
                  <anim:animate smil:begin="0.5s" smil:dur="0.5s" smil:fill="hold" smil:accelerate="0.5" smil:targetElement="id120" anim:sub-item="text" smil:attributeName="width" smil:values="width*.05;width" smil:keyTimes="0;1"/>
                  <anim:animate smil:dur="1s" smil:fill="hold" smil:targetElement="id120" anim:sub-item="text" smil:attributeName="height" smil:values="height;height" smil:keyTimes="0;1"/>
                  <anim:animate smil:begin="0s" smil:dur="0.5s" smil:fill="hold" smil:decelerate="0.5" smil:targetElement="id120" anim:sub-item="text" smil:attributeName="x" smil:values="x+.4;x" smil:keyTimes="0;1"/>
                  <anim:animate smil:begin="0s" smil:dur="0.5s" smil:fill="hold" smil:decelerate="0.5" smil:targetElement="id120" anim:sub-item="text" smil:attributeName="y" smil:values="y-.2;y+.1" smil:keyTimes="0;1"/>
                  <anim:animate smil:begin="0.5s" smil:dur="0.5s" smil:fill="hold" smil:accelerate="0.5" smil:targetElement="id120" anim:sub-item="text" smil:attributeName="y" smil:values="y+.1;y" smil:keyTimes="0;1"/>
                  <anim:transitionFilter smil:begin="0s" smil:dur="1s" smil:decelerate="0.5" smil:targetElement="id1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1" smil:attributeName="visibility" smil:to="visible"/>
                  <anim:animate smil:dur="0.5s" smil:fill="hold" smil:targetElement="id121" smil:attributeName="width" smil:values="width*0.05;width" smil:keyTimes="0;1"/>
                  <anim:animate smil:dur="0.5s" smil:fill="hold" smil:targetElement="id121" smil:attributeName="height" smil:values="height;height" smil:keyTimes="0;1"/>
                  <anim:animate smil:dur="0.5s" smil:fill="hold" smil:targetElement="id121" smil:attributeName="x" smil:values="x-.2;x" smil:keyTimes="0;1"/>
                  <anim:animate smil:dur="0.5s" smil:fill="hold" smil:targetElement="id121" smil:attributeName="y" smil:values="y;y" smil:keyTimes="0;1"/>
                  <anim:transitionFilter smil:dur="0.5s" smil:targetElement="id12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x;x" smil:keyTimes="0;1"/>
                  <anim:animate smil:dur="0.5s" smil:fill="hold" smil:targetElement="id1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3" smil:attributeName="visibility" smil:to="visible"/>
                  <anim:animate smil:dur="0.5s" smil:fill="hold" smil:targetElement="id123" smil:attributeName="width" smil:values="width*0.05;width" smil:keyTimes="0;1"/>
                  <anim:animate smil:dur="0.5s" smil:fill="hold" smil:targetElement="id123" smil:attributeName="height" smil:values="height;height" smil:keyTimes="0;1"/>
                  <anim:animate smil:dur="0.5s" smil:fill="hold" smil:targetElement="id123" smil:attributeName="x" smil:values="x-.2;x" smil:keyTimes="0;1"/>
                  <anim:animate smil:dur="0.5s" smil:fill="hold" smil:targetElement="id123" smil:attributeName="y" smil:values="y;y" smil:keyTimes="0;1"/>
                  <anim:transitionFilter smil:dur="0.5s" smil:targetElement="id12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5" smil:attributeName="visibility" smil:to="visible"/>
                  <anim:animate smil:dur="0.5s" smil:fill="hold" smil:targetElement="id125" smil:attributeName="width" smil:values="width*0.05;width" smil:keyTimes="0;1"/>
                  <anim:animate smil:dur="0.5s" smil:fill="hold" smil:targetElement="id125" smil:attributeName="height" smil:values="height;height" smil:keyTimes="0;1"/>
                  <anim:animate smil:dur="0.5s" smil:fill="hold" smil:targetElement="id125" smil:attributeName="x" smil:values="x-.2;x" smil:keyTimes="0;1"/>
                  <anim:animate smil:dur="0.5s" smil:fill="hold" smil:targetElement="id125" smil:attributeName="y" smil:values="y;y" smil:keyTimes="0;1"/>
                  <anim:transitionFilter smil:dur="0.5s" smil:targetElement="id125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7" smil:attributeName="visibility" smil:to="visible"/>
                  <anim:animate smil:dur="0.5s" smil:fill="hold" smil:targetElement="id127" smil:attributeName="width" smil:values="width*0.05;width" smil:keyTimes="0;1"/>
                  <anim:animate smil:dur="0.5s" smil:fill="hold" smil:targetElement="id127" smil:attributeName="height" smil:values="height;height" smil:keyTimes="0;1"/>
                  <anim:animate smil:dur="0.5s" smil:fill="hold" smil:targetElement="id127" smil:attributeName="x" smil:values="x-.2;x" smil:keyTimes="0;1"/>
                  <anim:animate smil:dur="0.5s" smil:fill="hold" smil:targetElement="id127" smil:attributeName="y" smil:values="y;y" smil:keyTimes="0;1"/>
                  <anim:transitionFilter smil:dur="0.5s" smil:targetElement="id12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9" smil:attributeName="visibility" smil:to="visible"/>
                  <anim:animate smil:dur="0.5s" smil:fill="hold" smil:targetElement="id129" smil:attributeName="width" smil:values="width*0.05;width" smil:keyTimes="0;1"/>
                  <anim:animate smil:dur="0.5s" smil:fill="hold" smil:targetElement="id129" smil:attributeName="height" smil:values="height;height" smil:keyTimes="0;1"/>
                  <anim:animate smil:dur="0.5s" smil:fill="hold" smil:targetElement="id129" smil:attributeName="x" smil:values="x-.2;x" smil:keyTimes="0;1"/>
                  <anim:animate smil:dur="0.5s" smil:fill="hold" smil:targetElement="id129" smil:attributeName="y" smil:values="y;y" smil:keyTimes="0;1"/>
                  <anim:transitionFilter smil:dur="0.5s" smil:targetElement="id12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31" smil:attributeName="visibility" smil:to="visible"/>
                  <anim:animate smil:dur="0.25s" smil:fill="hold" smil:targetElement="id131" smil:attributeName="width" smil:values="width*0.05;width" smil:keyTimes="0;1"/>
                  <anim:animate smil:dur="0.25s" smil:fill="hold" smil:targetElement="id131" smil:attributeName="height" smil:values="height;height" smil:keyTimes="0;1"/>
                  <anim:animate smil:dur="0.25s" smil:fill="hold" smil:targetElement="id131" smil:attributeName="x" smil:values="x-.2;x" smil:keyTimes="0;1"/>
                  <anim:animate smil:dur="0.25s" smil:fill="hold" smil:targetElement="id131" smil:attributeName="y" smil:values="y;y" smil:keyTimes="0;1"/>
                  <anim:transitionFilter smil:dur="0.25s" smil:targetElement="id13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0">
        <office:forms form:automatic-focus="false" form:apply-design-mode="false"/>
        <draw:frame presentation:style-name="pr7" draw:text-style-name="P9" draw:layer="layout" svg:width="25.199cm" svg:height="1.406cm" svg:x="1.438cm" svg:y="0.177cm" presentation:class="title" presentation:user-transformed="true">
          <draw:text-box>
            <text:p xml:id="id133" text:id="id133"><text:span text:style-name="T5"><text:s/></text:span><text:span text:style-name="T5">Special Integrals </text:span></text:p>
          </draw:text-box>
        </draw:frame>
        <draw:frame presentation:style-name="pr8" draw:text-style-name="P10" draw:layer="layout" svg:width="26.2cm" svg:height="13.4cm" svg:x="1cm" svg:y="1.998cm" presentation:class="subtitle" presentation:user-transformed="true">
          <draw:text-box>
            <text:p text:style-name="P4"><text:span text:style-name="T6"/></text:p>
            <text:p text:style-name="P4"><text:span text:style-name="T7"><text:s text:c="4"/></text:span><text:span text:style-name="T8"><text:s/>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</draw:text-box>
        </draw:frame>
        <draw:g xml:id="id135" draw:id="id135">
          <svg:title>TexMaths</svg:title>
          <svg:desc>22§display§\int \frac{1}{\sqrt{(px + q)^2 + a^2 }} \ dx = \log \left[ (px + q) + \sqrt{(px + q)^2 + a^2 } \right] \left( \frac{1}{p} \right) \ + \ c §svg§600§FALSE§</svg:desc>
          <draw:polygon draw:style-name="gr2" draw:text-style-name="P6" draw:layer="layout" svg:width="23.474cm" svg:height="1.917cm" svg:x="3.722cm" svg:y="2.245cm" svg:viewBox="0 0 23475 1918" draw:points="11738,1918 0,1918 0,0 23475,0 23475,1918">
            <text:p/>
          </draw:polygon>
          <draw:path draw:style-name="gr3" draw:text-style-name="P7" draw:layer="layout" svg:width="0.687cm" svg:height="1.718cm" svg:x="3.727cm" svg:y="2.275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7.339cm" svg:y="2.28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71cm" svg:height="0.032cm" svg:x="4.678cm" svg:y="3.117cm" svg:viewBox="0 0 5572 33" draw:points="2786,33 0,33 0,0 5572,0 5572,33">
            <text:p/>
          </draw:polygon>
          <draw:path draw:style-name="gr3" draw:text-style-name="P7" draw:layer="layout" svg:width="0.705cm" svg:height="0.928cm" svg:x="4.764cm" svg:y="3.272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4.799cm" svg:height="0.032cm" svg:x="5.452cm" svg:y="3.272cm" svg:viewBox="0 0 4800 33" draw:points="2399,33 0,33 0,0 4800,0 4800,33">
            <text:p/>
          </draw:polygon>
          <draw:path draw:style-name="gr3" draw:text-style-name="P7" draw:layer="layout" svg:width="0.18cm" svg:height="0.773cm" svg:x="5.528cm" svg:y="3.385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5.727cm" svg:y="3.622cm" svg:viewBox="0 0 405 493" svg:d="M60 438c-7 26-7 32-42 32-9 0-18 0-18 14 0 7 4 9 11 9 21 0 42-2 65-2 24 0 51 2 75 2 6 0 14 0 14-14 0-9-7-9-17-9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386cm" svg:height="0.351cm" svg:x="6.163cm" svg:y="3.62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6.799cm" svg:y="3.51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19cm" svg:height="0.492cm" svg:x="7.559cm" svg:y="3.622cm" svg:viewBox="0 0 320 493" svg:d="M320 9c0-4-1-9-7-9-9 0-40 32-53 55-17-43-47-55-73-55-92 0-187 114-187 227 0 76 46 125 102 125 34 0 65-19 92-48-7 29-32 132-34 139-7 23-14 25-56 27-11 0-18 0-18 16 0 0 0 7 9 7 26 0 53-2 79-2 27 0 53 2 79 2 4 0 15 0 15-14 0-9-8-9-22-9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7.944cm" svg:y="3.385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cm" svg:height="0.36cm" svg:x="8.236cm" svg:y="3.381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8.764cm" svg:y="3.51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55cm" svg:height="0.351cm" svg:x="9.525cm" svg:y="3.622cm" svg:viewBox="0 0 356 352" svg:d="M259 49c-14-28-37-49-72-49-90 0-187 114-187 227 0 74 42 125 104 125 16 0 54-4 100-58 7 31 34 58 71 58 28 0 45-18 58-42 12-29 23-76 23-78 0-7-8-7-9-7-7 0-9 2-11 14-14 50-28 95-60 95-21 0-23-19-23-35 0-18 2-23 11-58 9-32 9-40 16-69l28-109c5-23 5-23 5-26 0-14-9-21-21-21-19 0-32 17-33 33zM208 252c-4 14-4 14-14 28-36 42-67 54-88 54-39 0-51-42-51-72 0-39 26-135 44-171 22-45 58-73 89-73 51 0 62 63 62 68 0 4-2 9-4 13z">
            <text:p/>
          </draw:path>
          <draw:path draw:style-name="gr3" draw:text-style-name="P7" draw:layer="layout" svg:width="0.24cm" svg:height="0.36cm" svg:x="9.937cm" svg:y="3.381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0.63cm" svg:y="2.79cm" svg:viewBox="0 0 370 547" svg:d="M370 9c0-2 0-9-11-9s-84 7-99 9c-5 0-10 3-10 14 0 10 7 10 19 10 37 0 39 6 39 13l-2 16-47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86cm" svg:height="0.351cm" svg:x="11.024cm" svg:y="2.98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11.702cm" svg:y="3.04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7cm" svg:x="12.501cm" svg:y="2.79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12.712cm" svg:y="2.9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3.098cm" svg:y="2.977cm" svg:viewBox="0 0 356 512" svg:d="M151 218c-68 0-68-77-68-95 0-21 1-46 12-65 7-10 25-32 56-32 67 0 67 78 67 95 0 21 0 46-12 65-7 11-25 32-55 32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olygon draw:style-name="gr3" draw:text-style-name="P7" draw:layer="layout" svg:width="0.177cm" svg:height="1.391cm" svg:x="13.777cm" svg:y="2.438cm" svg:viewBox="0 0 178 1392" draw:points="0,1392 178,1392 178,1356 37,1356 37,37 178,37 178,0 0,0">
            <text:p/>
          </draw:polygon>
          <draw:path draw:style-name="gr3" draw:text-style-name="P7" draw:layer="layout" svg:width="0.18cm" svg:height="0.773cm" svg:x="14.045cm" svg:y="2.748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14.243cm" svg:y="2.985cm" svg:viewBox="0 0 405 493" svg:d="M60 438c-7 26-7 32-42 32-9 0-18 0-18 14 0 7 4 9 11 9 21 0 42-2 65-2 24 0 51 2 75 2 6 0 14 0 14-14 0-9-7-9-17-9-39 0-39-6-39-13 0-10 32-135 37-154 11 21 32 49 72 49 90 0 187-115 187-227 0-74-44-125-102-125-39 0-78 28-102 58-9-42-43-58-71-58-35 0-51 30-58 44-12 26-23 74-23 76 0 7 7 7 9 7 7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386cm" svg:height="0.351cm" svg:x="14.68cm" svg:y="2.98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5.315cm" svg:y="2.87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19cm" svg:height="0.492cm" svg:x="16.076cm" svg:y="2.985cm" svg:viewBox="0 0 320 493" svg:d="M320 9c0-4-1-9-7-9-9 0-40 32-53 55-17-43-47-55-73-55-92 0-187 114-187 227 0 76 46 125 102 125 34 0 65-19 92-48-7 29-32 132-34 139-7 23-14 25-56 27-11 0-18 0-18 16 0 0 0 7 9 7 25 0 53-2 77-2 29 0 55 2 81 2 4 0 15 0 15-14 0-9-8-9-22-9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16.461cm" svg:y="2.74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515cm" svg:height="0.516cm" svg:x="16.933cm" svg:y="2.87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705cm" svg:height="0.928cm" svg:x="17.748cm" svg:y="2.597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4.799cm" svg:height="0.032cm" svg:x="18.436cm" svg:y="2.597cm" svg:viewBox="0 0 4800 33" draw:points="2399,33 0,33 0,0 4800,0 4800,33">
            <text:p/>
          </draw:polygon>
          <draw:path draw:style-name="gr3" draw:text-style-name="P7" draw:layer="layout" svg:width="0.18cm" svg:height="0.773cm" svg:x="18.513cm" svg:y="2.748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18.712cm" svg:y="2.985cm" svg:viewBox="0 0 405 493" svg:d="M60 438c-7 26-7 32-42 32-9 0-18 0-18 14 0 7 4 9 11 9 21 0 42-2 65-2 24 0 51 2 75 2 6 0 14 0 14-14 0-9-7-9-17-9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386cm" svg:height="0.351cm" svg:x="19.149cm" svg:y="2.98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9.784cm" svg:y="2.87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19cm" svg:height="0.492cm" svg:x="20.544cm" svg:y="2.985cm" svg:viewBox="0 0 320 493" svg:d="M320 9c0-4-1-9-7-9-9 0-40 32-53 55-17-43-47-55-73-55-92 0-187 114-187 227 0 76 46 125 102 125 34 0 65-19 92-48-7 29-32 132-34 139-7 23-14 25-56 27-11 0-18 0-18 16 0 0 0 7 9 7 26 0 53-2 79-2 27 0 53 2 79 2 4 0 15 0 15-14 0-9-8-9-20-9-39 0-39-6-39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20.93cm" svg:y="2.74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cm" svg:height="0.36cm" svg:x="21.22cm" svg:y="2.74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21.748cm" svg:y="2.87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55cm" svg:height="0.351cm" svg:x="22.51cm" svg:y="2.985cm" svg:viewBox="0 0 356 352" svg:d="M259 49c-14-28-37-49-72-49-90 0-187 114-187 227 0 74 42 125 104 125 16 0 54-4 100-58 7 31 34 58 71 58 28 0 45-18 58-42 12-29 23-76 23-78 0-7-8-7-9-7-9 0-9 2-11 14-14 50-28 95-60 95-21 0-23-19-23-35 0-18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24cm" svg:height="0.36cm" svg:x="22.922cm" svg:y="2.74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177cm" svg:height="1.391cm" svg:x="23.248cm" svg:y="2.438cm" svg:viewBox="0 0 178 1392" draw:points="141,1356 0,1356 0,1392 178,1392 178,0 0,0 0,37 141,37">
            <text:p/>
          </draw:polygon>
          <draw:path draw:style-name="gr3" draw:text-style-name="P7" draw:layer="layout" svg:width="0.381cm" svg:height="1.855cm" svg:x="23.888cm" svg:y="2.206cm" svg:viewBox="0 0 382 1856" svg:d="M382 1849c0-4-2-5-4-7-28-30-81-81-132-165-125-199-181-451-181-748 0-209 27-477 155-707 62-111 125-175 160-208 2-2 2-3 2-7 0-7-5-7-16-7-10 0-12 0-25 12-260 236-341 590-341 915 0 304 70 611 268 843 15 17 44 49 77 77 9 9 11 9 21 9 11 0 16 0 16-7z">
            <text:p/>
          </draw:path>
          <draw:path draw:style-name="gr3" draw:text-style-name="P7" draw:layer="layout" svg:width="0.256cm" svg:height="0.516cm" svg:x="24.46cm" svg:y="2.28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9cm" svg:height="0.032cm" svg:x="24.39cm" svg:y="3.117cm" svg:viewBox="0 0 391 33" draw:points="195,33 0,33 0,0 391,0 391,33">
            <text:p/>
          </draw:polygon>
          <draw:path draw:style-name="gr3" draw:text-style-name="P7" draw:layer="layout" svg:width="0.404cm" svg:height="0.492cm" svg:x="24.365cm" svg:y="3.515cm" svg:viewBox="0 0 405 493" svg:d="M60 438c-7 26-7 32-42 32-9 0-18 0-18 14 0 7 4 9 11 9 21 0 42-2 65-2 24 0 51 2 75 2 6 0 14 0 14-14 0-9-7-9-17-9-39 0-39-6-39-13 0-10 32-135 37-154 11 21 32 49 72 49 90 0 187-114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381cm" svg:height="1.855cm" svg:x="24.899cm" svg:y="2.206cm" svg:viewBox="0 0 382 1856" svg:d="M382 929c0-304-70-611-268-843-15-17-44-49-75-77-11-9-13-9-23-9-9 0-16 0-16 7 0 4 4 7 5 9 27 28 79 79 131 163 124 199 183 451 183 748 0 209-29 477-157 707-62 111-127 175-158 208-2 2-4 3-4 7 0 7 7 7 16 7 10 0 12 0 24-12 261-236 342-590 342-915z">
            <text:p/>
          </draw:path>
          <draw:path draw:style-name="gr3" draw:text-style-name="P7" draw:layer="layout" svg:width="0.515cm" svg:height="0.516cm" svg:x="25.914cm" svg:y="2.87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26.933cm" svg:y="2.985cm" svg:viewBox="0 0 303 352" svg:d="M276 48c-12 0-23-1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134" draw:id="id134">
          <svg:title>TexMaths</svg:title>
          <svg:desc>24§display§\text {(4)}§svg§600§FALSE§</svg:desc>
          <draw:polygon draw:style-name="gr2" draw:text-style-name="P6" draw:layer="layout" svg:width="0.91cm" svg:height="0.76cm" svg:x="2.517cm" svg:y="2.745cm" svg:viewBox="0 0 911 761" draw:points="455,761 0,761 0,0 911,0 911,761">
            <text:p/>
          </draw:polygon>
          <draw:path draw:style-name="gr3" draw:text-style-name="P7" draw:layer="layout" svg:width="0.197cm" svg:height="0.844cm" svg:x="2.557cm" svg:y="2.703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76cm" svg:height="0.571cm" svg:x="2.826cm" svg:y="2.764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3.274cm" svg:y="2.70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37" draw:id="id137">
          <svg:title>TexMaths</svg:title>
          <svg:desc>22§display§\int \frac{1}{\sqrt{(px + q)^2 + a^2 }} \ dx =  \frac{1}{p} \log \left[ (px + q) + \sqrt{(px + q)^2 + a^2 } \right]  \right) \ + \ c §svg§600§FALSE§</svg:desc>
          <draw:polygon draw:style-name="gr2" draw:text-style-name="P6" draw:layer="layout" svg:width="22.334cm" svg:height="1.849cm" svg:x="4.624cm" svg:y="4.347cm" svg:viewBox="0 0 22335 1850" draw:points="11169,1850 0,1850 0,0 22335,0 22335,1850">
            <text:p/>
          </draw:polygon>
          <draw:path draw:style-name="gr3" draw:text-style-name="P7" draw:layer="layout" svg:width="0.687cm" svg:height="1.718cm" svg:x="4.629cm" svg:y="4.308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8.241cm" svg:y="4.32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71cm" svg:height="0.032cm" svg:x="5.58cm" svg:y="5.151cm" svg:viewBox="0 0 5572 33" draw:points="2786,33 0,33 0,0 5572,0 5572,33">
            <text:p/>
          </draw:polygon>
          <draw:path draw:style-name="gr3" draw:text-style-name="P7" draw:layer="layout" svg:width="0.705cm" svg:height="0.928cm" svg:x="5.666cm" svg:y="5.306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798cm" svg:height="0.032cm" svg:x="6.354cm" svg:y="5.306cm" svg:viewBox="0 0 4799 33" draw:points="2399,33 0,33 0,0 4799,0 4799,33">
            <text:p/>
          </draw:polygon>
          <draw:path draw:style-name="gr3" draw:text-style-name="P7" draw:layer="layout" svg:width="0.18cm" svg:height="0.773cm" svg:x="6.43cm" svg:y="5.41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6.629cm" svg:y="5.656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7.065cm" svg:y="5.6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7.7cm" svg:y="5.54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19cm" svg:height="0.492cm" svg:x="8.461cm" svg:y="5.656cm" svg:viewBox="0 0 320 493" svg:d="M320 9c0-4-1-9-7-9-9 0-40 32-53 55-17-43-47-55-73-55-92 0-187 114-187 227 0 76 46 125 102 125 34 0 65-19 92-48-7 29-32 132-34 139-7 23-14 25-56 27-11 0-18 0-18 16 0 0 0 7 9 7 26 0 53-2 79-2 27 0 53 2 79 2 4 0 15 0 15-14 0-9-8-9-22-9-37 0-37-5-37-12 0-6 2-11 4-18zM106 334c-48 0-51-59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8.846cm" svg:y="5.41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9.138cm" svg:y="5.41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666cm" svg:y="5.54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5cm" svg:height="0.351cm" svg:x="10.426cm" svg:y="5.656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9 26-135 44-170 22-46 58-74 89-74 51 0 62 63 62 68 0 4-2 9-4 13z">
            <text:p/>
          </draw:path>
          <draw:path draw:style-name="gr3" draw:text-style-name="P7" draw:layer="layout" svg:width="0.24cm" svg:height="0.36cm" svg:x="10.838cm" svg:y="5.41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532cm" svg:y="4.82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1.926cm" svg:y="5.0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12.604cm" svg:y="5.0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3.54cm" svg:y="4.32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9cm" svg:height="0.032cm" svg:x="13.469cm" svg:y="5.151cm" svg:viewBox="0 0 391 33" draw:points="195,33 0,33 0,0 391,0 391,33">
            <text:p/>
          </draw:polygon>
          <draw:path draw:style-name="gr3" draw:text-style-name="P7" draw:layer="layout" svg:width="0.404cm" svg:height="0.492cm" svg:x="13.445cm" svg:y="5.549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173cm" svg:height="0.538cm" svg:x="14.105cm" svg:y="4.82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4.316cm" svg:y="5.01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4.703cm" svg:y="5.01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7" draw:layer="layout" svg:width="0.177cm" svg:height="1.391cm" svg:x="15.382cm" svg:y="4.472cm" svg:viewBox="0 0 178 1392" draw:points="0,1392 178,1392 178,1357 37,1357 37,37 178,37 178,0 0,0">
            <text:p/>
          </draw:polygon>
          <draw:path draw:style-name="gr3" draw:text-style-name="P7" draw:layer="layout" svg:width="0.18cm" svg:height="0.773cm" svg:x="15.65cm" svg:y="4.7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15.849cm" svg:y="5.019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6.285cm" svg:y="5.01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6.919cm" svg:y="4.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19cm" svg:height="0.492cm" svg:x="17.681cm" svg:y="5.019cm" svg:viewBox="0 0 320 493" svg:d="M320 9c0-4-1-9-7-9-9 0-40 32-53 55-17-43-47-55-73-55-92 0-187 114-187 227 0 76 46 125 102 125 34 0 65-19 92-48-7 29-32 132-34 139-7 23-14 25-56 27-11 0-18 0-18 16 0 0 0 7 9 7 25 0 53-2 77-2 29 0 55 2 81 2 4 0 15 0 15-14 0-9-8-9-22-9-37 0-37-5-37-12 0-6 2-11 4-18zM106 334c-48 0-51-59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18.066cm" svg:y="4.7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515cm" svg:height="0.516cm" svg:x="18.538cm" svg:y="4.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705cm" svg:height="0.928cm" svg:x="19.353cm" svg:y="4.63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798cm" svg:height="0.032cm" svg:x="20.041cm" svg:y="4.63cm" svg:viewBox="0 0 4799 33" draw:points="2399,33 0,33 0,0 4799,0 4799,33">
            <text:p/>
          </draw:polygon>
          <draw:path draw:style-name="gr3" draw:text-style-name="P7" draw:layer="layout" svg:width="0.18cm" svg:height="0.773cm" svg:x="20.118cm" svg:y="4.7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20.317cm" svg:y="5.019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20.754cm" svg:y="5.0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21.387cm" svg:y="4.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19cm" svg:height="0.492cm" svg:x="22.148cm" svg:y="5.019cm" svg:viewBox="0 0 320 493" svg:d="M320 9c0-4-1-9-7-9-9 0-40 32-53 55-17-43-47-55-73-55-92 0-187 114-187 227 0 76 46 125 102 125 34 0 65-19 92-48-7 29-32 132-34 139-7 23-14 25-56 27-11 0-18 0-18 16 0 0 0 7 9 7 25 0 53-2 79-2 27 0 53 2 79 2 4 0 15 0 15-14 0-9-8-9-22-9-37 0-37-5-37-12 0-6 2-11 4-18zM106 334c-48 0-51-59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22.535cm" svg:y="4.7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22.825cm" svg:y="4.77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23.353cm" svg:y="4.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5cm" svg:height="0.351cm" svg:x="24.113cm" svg:y="5.019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9 26-135 44-170 22-46 58-74 89-74 51 0 62 63 62 68 0 4-2 9-4 13z">
            <text:p/>
          </draw:path>
          <draw:path draw:style-name="gr3" draw:text-style-name="P7" draw:layer="layout" svg:width="0.24cm" svg:height="0.36cm" svg:x="24.525cm" svg:y="4.77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177cm" svg:height="1.391cm" svg:x="24.853cm" svg:y="4.472cm" svg:viewBox="0 0 178 1392" draw:points="141,1357 0,1357 0,1392 178,1392 178,0 0,0 0,37 141,37">
            <text:p/>
          </draw:polygon>
          <draw:path draw:style-name="gr3" draw:text-style-name="P7" draw:layer="layout" svg:width="0.515cm" svg:height="0.516cm" svg:x="25.676cm" svg:y="4.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6.695cm" svg:y="5.019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139" draw:id="id139">
          <svg:title>TexMaths</svg:title>
          <svg:desc>22§display§\int \frac{1}{\sqrt{(px + q)^2 - a^2 }} \ dx = \log \left[ (px + q) + \sqrt{(px + q)^2 - a^2 } \right] \left( \frac{1}{p} \right) \ + \ c §svg§600§FALSE§</svg:desc>
          <draw:polygon draw:style-name="gr2" draw:text-style-name="P6" draw:layer="layout" svg:width="23.474cm" svg:height="1.917cm" svg:x="3.726cm" svg:y="6.546cm" svg:viewBox="0 0 23475 1918" draw:points="11738,1918 0,1918 0,0 23475,0 23475,1918">
            <text:p/>
          </draw:polygon>
          <draw:path draw:style-name="gr3" draw:text-style-name="P7" draw:layer="layout" svg:width="0.687cm" svg:height="1.718cm" svg:x="3.731cm" svg:y="6.576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7.343cm" svg:y="6.5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71cm" svg:height="0.032cm" svg:x="4.682cm" svg:y="7.418cm" svg:viewBox="0 0 5572 33" draw:points="2786,33 0,33 0,0 5572,0 5572,33">
            <text:p/>
          </draw:polygon>
          <draw:path draw:style-name="gr3" draw:text-style-name="P7" draw:layer="layout" svg:width="0.705cm" svg:height="0.928cm" svg:x="4.768cm" svg:y="7.573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4.799cm" svg:height="0.032cm" svg:x="5.456cm" svg:y="7.573cm" svg:viewBox="0 0 4800 33" draw:points="2399,33 0,33 0,0 4800,0 4800,33">
            <text:p/>
          </draw:polygon>
          <draw:path draw:style-name="gr3" draw:text-style-name="P7" draw:layer="layout" svg:width="0.18cm" svg:height="0.773cm" svg:x="5.532cm" svg:y="7.68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5.731cm" svg:y="7.923cm" svg:viewBox="0 0 405 493" svg:d="M60 438c-7 26-7 32-42 32-9 0-18 0-18 14 0 7 4 9 11 9 21 0 42-2 65-2 24 0 51 2 75 2 6 0 14 0 14-14 0-9-7-9-17-9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386cm" svg:height="0.351cm" svg:x="6.167cm" svg:y="7.9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6.803cm" svg:y="7.81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19cm" svg:height="0.492cm" svg:x="7.563cm" svg:y="7.923cm" svg:viewBox="0 0 320 493" svg:d="M320 9c0-4-1-9-7-9-9 0-40 32-53 55-17-43-47-55-73-55-92 0-187 114-187 227 0 76 46 125 102 125 34 0 65-19 92-48-7 29-32 132-34 139-7 23-14 25-56 27-11 0-18 0-18 16 0 0 0 7 9 7 26 0 53-2 79-2 27 0 53 2 79 2 4 0 15 0 15-14 0-9-8-9-22-9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7.948cm" svg:y="7.68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cm" svg:height="0.36cm" svg:x="8.24cm" svg:y="7.682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788cm" svg:y="8.057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9.529cm" svg:y="7.923cm" svg:viewBox="0 0 356 352" svg:d="M259 49c-14-28-37-49-72-49-90 0-187 114-187 227 0 74 42 125 104 125 16 0 54-4 100-58 7 31 34 58 71 58 28 0 45-18 58-42 12-29 23-76 23-78 0-7-8-7-9-7-7 0-9 2-11 14-14 50-28 95-60 95-21 0-23-19-23-35 0-18 2-23 11-58 9-32 9-40 16-69l28-109c5-23 5-23 5-26 0-14-9-21-21-21-19 0-32 17-33 33zM208 252c-4 14-4 14-14 28-36 42-67 54-88 54-39 0-51-42-51-72 0-39 26-135 44-171 22-45 58-73 89-73 51 0 62 63 62 68 0 4-2 9-4 13z">
            <text:p/>
          </draw:path>
          <draw:path draw:style-name="gr3" draw:text-style-name="P7" draw:layer="layout" svg:width="0.24cm" svg:height="0.36cm" svg:x="9.941cm" svg:y="7.682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0.634cm" svg:y="7.091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86cm" svg:height="0.351cm" svg:x="11.028cm" svg:y="7.28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11.706cm" svg:y="7.34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7cm" svg:x="12.505cm" svg:y="7.091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12.716cm" svg:y="7.281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3.102cm" svg:y="7.278cm" svg:viewBox="0 0 356 512" svg:d="M151 218c-68 0-68-77-68-95 0-21 1-46 12-65 7-11 25-32 56-32 67 0 67 78 67 95 0 21 0 46-12 65-7 11-25 32-55 32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olygon draw:style-name="gr3" draw:text-style-name="P7" draw:layer="layout" svg:width="0.177cm" svg:height="1.391cm" svg:x="13.781cm" svg:y="6.739cm" svg:viewBox="0 0 178 1392" draw:points="0,1392 178,1392 178,1356 37,1356 37,37 178,37 178,0 0,0">
            <text:p/>
          </draw:polygon>
          <draw:path draw:style-name="gr3" draw:text-style-name="P7" draw:layer="layout" svg:width="0.18cm" svg:height="0.773cm" svg:x="14.049cm" svg:y="7.049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14.247cm" svg:y="7.286cm" svg:viewBox="0 0 405 493" svg:d="M60 438c-7 26-7 32-42 32-9 0-18 0-18 14 0 7 4 9 11 9 21 0 42-2 65-2 24 0 51 2 75 2 6 0 14 0 14-14 0-9-7-9-17-9-39 0-39-6-39-13 0-10 32-135 37-154 11 21 32 49 72 49 90 0 187-115 187-227 0-74-44-125-102-125-39 0-78 28-102 58-9-42-43-58-71-58-35 0-51 30-58 44-12 26-23 74-23 76 0 7 7 7 9 7 7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386cm" svg:height="0.351cm" svg:x="14.684cm" svg:y="7.28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5.319cm" svg:y="7.17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19cm" svg:height="0.492cm" svg:x="16.08cm" svg:y="7.286cm" svg:viewBox="0 0 320 493" svg:d="M320 9c0-4-1-9-7-9-9 0-40 32-53 55-17-43-47-55-73-55-92 0-187 114-187 227 0 76 46 125 102 125 34 0 65-20 92-48-7 28-32 132-34 139-7 23-14 25-56 27-11 0-18 0-18 16 0 0 0 7 9 7 25 0 53-2 77-2 29 0 55 2 81 2 4 0 15 0 15-14 0-9-8-9-22-9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16.465cm" svg:y="7.049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515cm" svg:height="0.516cm" svg:x="16.937cm" svg:y="7.17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705cm" svg:height="0.928cm" svg:x="17.752cm" svg:y="6.898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4.799cm" svg:height="0.032cm" svg:x="18.44cm" svg:y="6.898cm" svg:viewBox="0 0 4800 33" draw:points="2399,33 0,33 0,0 4800,0 4800,33">
            <text:p/>
          </draw:polygon>
          <draw:path draw:style-name="gr3" draw:text-style-name="P7" draw:layer="layout" svg:width="0.18cm" svg:height="0.773cm" svg:x="18.517cm" svg:y="7.049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18.716cm" svg:y="7.286cm" svg:viewBox="0 0 405 493" svg:d="M60 438c-7 26-7 32-42 32-9 0-18 0-18 14 0 7 4 9 11 9 21 0 42-2 65-2 24 0 51 2 75 2 6 0 14 0 14-14 0-9-7-9-17-9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386cm" svg:height="0.351cm" svg:x="19.153cm" svg:y="7.28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9.788cm" svg:y="7.17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19cm" svg:height="0.492cm" svg:x="20.548cm" svg:y="7.286cm" svg:viewBox="0 0 320 493" svg:d="M320 9c0-4-1-9-7-9-9 0-40 32-53 55-17-43-47-55-73-55-92 0-187 114-187 227 0 76 46 125 102 125 34 0 65-20 92-48-7 28-32 132-34 139-7 23-14 25-56 27-11 0-18 0-18 16 0 0 0 7 9 7 26 0 53-2 79-2 27 0 53 2 79 2 4 0 15 0 15-14 0-9-8-9-20-9-39 0-39-6-39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20.934cm" svg:y="7.049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cm" svg:height="0.36cm" svg:x="21.224cm" svg:y="7.045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1.773cm" svg:y="7.418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22.514cm" svg:y="7.286cm" svg:viewBox="0 0 356 352" svg:d="M259 49c-14-28-37-49-72-49-90 0-187 114-187 227 0 74 42 125 104 125 16 0 54-4 100-58 7 31 34 58 71 58 28 0 45-18 58-42 12-29 23-76 23-78 0-7-8-7-9-7-9 0-9 2-11 14-14 50-28 95-60 95-21 0-23-19-23-35 0-18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24cm" svg:height="0.36cm" svg:x="22.926cm" svg:y="7.045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177cm" svg:height="1.391cm" svg:x="23.252cm" svg:y="6.739cm" svg:viewBox="0 0 178 1392" draw:points="141,1356 0,1356 0,1392 178,1392 178,0 0,0 0,37 141,37">
            <text:p/>
          </draw:polygon>
          <draw:path draw:style-name="gr3" draw:text-style-name="P7" draw:layer="layout" svg:width="0.381cm" svg:height="1.855cm" svg:x="23.892cm" svg:y="6.507cm" svg:viewBox="0 0 382 1856" svg:d="M382 1849c0-4-2-5-4-7-28-30-81-81-132-165-125-199-181-451-181-748 0-209 27-477 155-707 62-111 125-174 160-208 2-2 2-3 2-7 0-7-5-7-16-7-10 0-12 0-25 12-260 236-341 590-341 915 0 304 70 611 268 843 15 17 44 49 77 77 9 9 11 9 21 9 11 0 16 0 16-7z">
            <text:p/>
          </draw:path>
          <draw:path draw:style-name="gr3" draw:text-style-name="P7" draw:layer="layout" svg:width="0.256cm" svg:height="0.516cm" svg:x="24.464cm" svg:y="6.5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9cm" svg:height="0.032cm" svg:x="24.394cm" svg:y="7.418cm" svg:viewBox="0 0 391 33" draw:points="195,33 0,33 0,0 391,0 391,33">
            <text:p/>
          </draw:polygon>
          <draw:path draw:style-name="gr3" draw:text-style-name="P7" draw:layer="layout" svg:width="0.404cm" svg:height="0.492cm" svg:x="24.369cm" svg:y="7.816cm" svg:viewBox="0 0 405 493" svg:d="M60 438c-7 26-7 32-42 32-9 0-18 0-18 14 0 7 4 9 11 9 21 0 42-2 65-2 24 0 51 2 75 2 6 0 14 0 14-14 0-9-7-9-17-9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381cm" svg:height="1.855cm" svg:x="24.903cm" svg:y="6.507cm" svg:viewBox="0 0 382 1856" svg:d="M382 929c0-304-70-611-268-843-15-17-44-49-75-77-11-9-13-9-23-9-9 0-16 0-16 7 0 4 4 7 5 9 27 28 79 79 131 163 124 199 183 451 183 748 0 209-29 477-157 707-62 111-127 175-158 208-2 2-4 3-4 7 0 7 7 7 16 7 10 0 12 0 24-12 261-236 342-590 342-915z">
            <text:p/>
          </draw:path>
          <draw:path draw:style-name="gr3" draw:text-style-name="P7" draw:layer="layout" svg:width="0.515cm" svg:height="0.516cm" svg:x="25.918cm" svg:y="7.17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26.937cm" svg:y="7.286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138" draw:id="id138">
          <svg:title>TexMaths</svg:title>
          <svg:desc>24§display§\text {(5)}§svg§600§FALSE§</svg:desc>
          <draw:polygon draw:style-name="gr2" draw:text-style-name="P6" draw:layer="layout" svg:width="0.91cm" svg:height="0.76cm" svg:x="2.519cm" svg:y="7.046cm" svg:viewBox="0 0 911 761" draw:points="455,761 0,761 0,0 911,0 911,761">
            <text:p/>
          </draw:polygon>
          <draw:path draw:style-name="gr3" draw:text-style-name="P7" draw:layer="layout" svg:width="0.197cm" svg:height="0.844cm" svg:x="2.559cm" svg:y="7.004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37cm" svg:height="0.581cm" svg:x="2.848cm" svg:y="7.075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7" draw:layer="layout" svg:width="0.197cm" svg:height="0.844cm" svg:x="3.276cm" svg:y="7.00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41" draw:id="id141">
          <svg:title>TexMaths</svg:title>
          <svg:desc>22§display§\int \frac{1}{\sqrt{(px + q)^2 - a^2 }} \ dx =  \frac{1}{p} \log \left[ (px + q) + \sqrt{(px + q)^2 - a^2 } \right]  \right) \ + \ c §svg§600§FALSE§</svg:desc>
          <draw:polygon draw:style-name="gr2" draw:text-style-name="P6" draw:layer="layout" svg:width="22.334cm" svg:height="1.849cm" svg:x="4.522cm" svg:y="8.746cm" svg:viewBox="0 0 22335 1850" draw:points="11169,1850 0,1850 0,0 22335,0 22335,1850">
            <text:p/>
          </draw:polygon>
          <draw:path draw:style-name="gr3" draw:text-style-name="P7" draw:layer="layout" svg:width="0.687cm" svg:height="1.718cm" svg:x="4.527cm" svg:y="8.707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8.139cm" svg:y="8.72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71cm" svg:height="0.032cm" svg:x="5.478cm" svg:y="9.55cm" svg:viewBox="0 0 5572 33" draw:points="2786,33 0,33 0,0 5572,0 5572,33">
            <text:p/>
          </draw:polygon>
          <draw:path draw:style-name="gr3" draw:text-style-name="P7" draw:layer="layout" svg:width="0.705cm" svg:height="0.928cm" svg:x="5.564cm" svg:y="9.705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798cm" svg:height="0.032cm" svg:x="6.252cm" svg:y="9.705cm" svg:viewBox="0 0 4799 33" draw:points="2399,33 0,33 0,0 4799,0 4799,33">
            <text:p/>
          </draw:polygon>
          <draw:path draw:style-name="gr3" draw:text-style-name="P7" draw:layer="layout" svg:width="0.18cm" svg:height="0.773cm" svg:x="6.328cm" svg:y="9.81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6.527cm" svg:y="10.055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6.963cm" svg:y="10.0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7.598cm" svg:y="9.94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19cm" svg:height="0.492cm" svg:x="8.359cm" svg:y="10.055cm" svg:viewBox="0 0 320 493" svg:d="M320 9c0-4-1-9-7-9-9 0-40 32-53 55-17-43-47-55-73-55-92 0-187 114-187 227 0 76 46 125 102 125 34 0 65-19 92-48-7 29-32 132-34 139-7 23-14 25-56 27-11 0-18 0-18 16 0 0 0 7 9 7 26 0 53-2 79-2 27 0 53 2 79 2 4 0 15 0 15-14 0-9-8-9-22-9-37 0-37-5-37-12 0-6 2-11 4-18zM106 334c-48 0-51-59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8.744cm" svg:y="9.81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9.036cm" svg:y="9.81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584cm" svg:y="10.189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0.324cm" svg:y="10.055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9 26-135 44-170 22-46 58-74 89-74 51 0 62 63 62 68 0 4-2 9-4 13z">
            <text:p/>
          </draw:path>
          <draw:path draw:style-name="gr3" draw:text-style-name="P7" draw:layer="layout" svg:width="0.24cm" svg:height="0.36cm" svg:x="10.736cm" svg:y="9.81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43cm" svg:y="9.223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1.824cm" svg:y="9.4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12.502cm" svg:y="9.47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3.438cm" svg:y="8.72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9cm" svg:height="0.032cm" svg:x="13.367cm" svg:y="9.55cm" svg:viewBox="0 0 391 33" draw:points="195,33 0,33 0,0 391,0 391,33">
            <text:p/>
          </draw:polygon>
          <draw:path draw:style-name="gr3" draw:text-style-name="P7" draw:layer="layout" svg:width="0.404cm" svg:height="0.492cm" svg:x="13.343cm" svg:y="9.948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173cm" svg:height="0.538cm" svg:x="14.003cm" svg:y="9.22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4.214cm" svg:y="9.41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4.601cm" svg:y="9.40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7" draw:layer="layout" svg:width="0.177cm" svg:height="1.391cm" svg:x="15.28cm" svg:y="8.871cm" svg:viewBox="0 0 178 1392" draw:points="0,1392 178,1392 178,1357 37,1357 37,37 178,37 178,0 0,0">
            <text:p/>
          </draw:polygon>
          <draw:path draw:style-name="gr3" draw:text-style-name="P7" draw:layer="layout" svg:width="0.18cm" svg:height="0.773cm" svg:x="15.548cm" svg:y="9.17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15.747cm" svg:y="9.418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6.183cm" svg:y="9.41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6.817cm" svg:y="9.30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19cm" svg:height="0.492cm" svg:x="17.579cm" svg:y="9.418cm" svg:viewBox="0 0 320 493" svg:d="M320 9c0-4-1-9-7-9-9 0-40 32-53 55-17-43-47-55-73-55-92 0-187 114-187 227 0 76 46 125 102 125 34 0 65-19 92-48-7 29-32 132-34 139-7 23-14 25-56 27-11 0-18 0-18 16 0 0 0 7 9 7 25 0 53-2 77-2 29 0 55 2 81 2 4 0 15 0 15-14 0-9-8-9-22-9-37 0-37-5-37-12 0-6 2-11 4-18zM106 334c-48 0-51-59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17.964cm" svg:y="9.17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515cm" svg:height="0.516cm" svg:x="18.436cm" svg:y="9.30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705cm" svg:height="0.928cm" svg:x="19.251cm" svg:y="9.029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798cm" svg:height="0.032cm" svg:x="19.939cm" svg:y="9.029cm" svg:viewBox="0 0 4799 33" draw:points="2399,33 0,33 0,0 4799,0 4799,33">
            <text:p/>
          </draw:polygon>
          <draw:path draw:style-name="gr3" draw:text-style-name="P7" draw:layer="layout" svg:width="0.18cm" svg:height="0.773cm" svg:x="20.016cm" svg:y="9.17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20.215cm" svg:y="9.418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20.652cm" svg:y="9.4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21.285cm" svg:y="9.30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19cm" svg:height="0.492cm" svg:x="22.046cm" svg:y="9.418cm" svg:viewBox="0 0 320 493" svg:d="M320 9c0-4-1-9-7-9-9 0-40 32-53 55-17-43-47-55-73-55-92 0-187 114-187 227 0 76 46 125 102 125 34 0 65-19 92-48-7 29-32 132-34 139-7 23-14 25-56 27-11 0-18 0-18 16 0 0 0 7 9 7 25 0 53-2 79-2 27 0 53 2 79 2 4 0 15 0 15-14 0-9-8-9-22-9-37 0-37-5-37-12 0-6 2-11 4-18zM106 334c-48 0-51-59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22.433cm" svg:y="9.17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22.723cm" svg:y="9.17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3.272cm" svg:y="9.55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24.011cm" svg:y="9.418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9 26-135 44-170 22-46 58-74 89-74 51 0 62 63 62 68 0 4-2 9-4 13z">
            <text:p/>
          </draw:path>
          <draw:path draw:style-name="gr3" draw:text-style-name="P7" draw:layer="layout" svg:width="0.24cm" svg:height="0.36cm" svg:x="24.423cm" svg:y="9.17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177cm" svg:height="1.391cm" svg:x="24.751cm" svg:y="8.871cm" svg:viewBox="0 0 178 1392" draw:points="141,1357 0,1357 0,1392 178,1392 178,0 0,0 0,37 141,37">
            <text:p/>
          </draw:polygon>
          <draw:path draw:style-name="gr3" draw:text-style-name="P7" draw:layer="layout" svg:width="0.515cm" svg:height="0.516cm" svg:x="25.574cm" svg:y="9.30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6.593cm" svg:y="9.418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143" draw:id="id143">
          <svg:title>TexMaths</svg:title>
          <svg:desc>22§display§\int \frac{1}{ \sqrt{a^2 - ( px \pm q )^2} } \ dx = \sin^{-1}\left( \frac{px + q}{a} \right) \frac{1}{p} \ + \ c§svg§600§FALSE§</svg:desc>
          <draw:polygon draw:style-name="gr2" draw:text-style-name="P6" draw:layer="layout" svg:width="16.592cm" svg:height="1.917cm" svg:x="4.026cm" svg:y="11.048cm" svg:viewBox="0 0 16593 1918" draw:points="8297,1918 0,1918 0,0 16593,0 16593,1918">
            <text:p/>
          </draw:polygon>
          <draw:path draw:style-name="gr3" draw:text-style-name="P7" draw:layer="layout" svg:width="0.687cm" svg:height="1.718cm" svg:x="4.031cm" svg:y="11.078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7.643cm" svg:y="11.09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71cm" svg:height="0.032cm" svg:x="4.982cm" svg:y="11.92cm" svg:viewBox="0 0 5572 33" draw:points="2786,33 0,33 0,0 5572,0 5572,33">
            <text:p/>
          </draw:polygon>
          <draw:path draw:style-name="gr3" draw:text-style-name="P7" draw:layer="layout" svg:width="0.705cm" svg:height="0.928cm" svg:x="5.068cm" svg:y="12.075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4.799cm" svg:height="0.032cm" svg:x="5.756cm" svg:y="12.075cm" svg:viewBox="0 0 4800 33" draw:points="2399,33 0,33 0,0 4800,0 4800,33">
            <text:p/>
          </draw:polygon>
          <draw:path draw:style-name="gr3" draw:text-style-name="P7" draw:layer="layout" svg:width="0.355cm" svg:height="0.351cm" svg:x="5.786cm" svg:y="12.425cm" svg:viewBox="0 0 356 352" svg:d="M259 49c-14-28-37-49-72-49-90 0-187 114-187 227 0 74 42 125 104 125 16 0 54-4 100-58 7 31 34 58 71 58 28 0 45-18 58-42 12-29 23-76 23-78 0-7-8-7-9-7-7 0-9 2-11 14-14 50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24cm" svg:height="0.36cm" svg:x="6.198cm" svg:y="12.18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6.747cm" svg:y="12.55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7.532cm" svg:y="12.188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7.733cm" svg:y="12.425cm" svg:viewBox="0 0 405 493" svg:d="M60 438c-7 26-7 32-42 32-9 0-18 0-18 14 0 7 4 9 11 9 21 0 42-2 65-2 24 0 51 2 75 2 6 0 14 0 14-14 0-9-7-9-17-9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386cm" svg:height="0.351cm" svg:x="8.167cm" svg:y="12.42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6cm" svg:height="0.516cm" svg:x="8.803cm" svg:y="12.253cm" svg:viewBox="0 0 517 517" svg:d="M275 274h216c12 0 26 0 26-15 0-16-14-16-26-16h-216v-215c0-12 0-28-16-28s-16 14-16 26v217h-217c-12 0-26 0-26 16 0 15 14 15 26 15h217v212h-217c-12 0-26 0-26 15 0 16 14 16 26 16h465c12 0 26 0 26-16 0-15-14-15-26-15h-216z">
            <text:p/>
          </draw:path>
          <draw:path draw:style-name="gr3" draw:text-style-name="P7" draw:layer="layout" svg:width="0.319cm" svg:height="0.492cm" svg:x="9.563cm" svg:y="12.425cm" svg:viewBox="0 0 320 493" svg:d="M320 9c0-4-1-9-7-9-9 0-40 32-53 55-17-43-47-55-73-55-92 0-187 114-187 227 0 76 46 125 102 125 34 0 65-20 92-48-7 28-32 132-34 139-7 23-14 25-56 27-11 0-18 0-18 16 0 0 0 7 9 7 26 0 53-2 79-2 27 0 53 2 79 2 4 0 15 0 15-14 0-9-8-9-22-9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9.95cm" svg:y="12.18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cm" svg:height="0.36cm" svg:x="10.241cm" svg:y="12.18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0.934cm" svg:y="11.593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86cm" svg:height="0.351cm" svg:x="11.328cm" svg:y="11.7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12.006cm" svg:y="11.84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4cm" svg:height="0.356cm" svg:x="12.805cm" svg:y="11.78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3.109cm" svg:y="11.61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3.324cm" svg:y="11.78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67cm" svg:height="0.027cm" svg:x="13.787cm" svg:y="11.65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4.271cm" svg:y="11.44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5cm" svg:x="14.848cm" svg:y="11.009cm" svg:viewBox="0 0 382 1856" svg:d="M382 1849c0-4-2-5-4-7-28-30-81-81-132-165-125-199-181-451-181-748 0-209 28-477 155-707 62-111 125-174 160-208 2-2 2-3 2-7 0-7-5-7-16-7-10 0-12 0-25 12-260 236-341 590-341 915 0 304 70 611 268 843 15 17 44 49 77 77 9 9 11 9 21 9 11 0 16 0 16-7z">
            <text:p/>
          </draw:path>
          <draw:path draw:style-name="gr3" draw:text-style-name="P7" draw:layer="layout" svg:width="0.404cm" svg:height="0.492cm" svg:x="15.325cm" svg:y="11.266cm" svg:viewBox="0 0 405 493" svg:d="M60 438c-7 26-7 32-42 32-9 0-18 0-18 14 0 7 4 9 11 9 21 0 42-2 65-2 24 0 51 2 75 2 6 0 14 0 14-14 0-9-7-9-17-9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386cm" svg:height="0.351cm" svg:x="15.76cm" svg:y="11.2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6.395cm" svg:y="11.15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19cm" svg:height="0.492cm" svg:x="17.156cm" svg:y="11.266cm" svg:viewBox="0 0 320 493" svg:d="M320 9c0-4-1-9-7-9-9 0-40 32-53 55-17-43-47-55-73-55-92 0-187 114-187 227 0 76 46 125 102 125 34 0 65-20 92-48-7 28-32 132-34 139-7 23-14 25-56 27-11 0-18 0-18 16 0 0 0 7 9 7 26 0 53-2 79-2 27 0 53 2 79 2 4 0 15 0 15-14 0-9-8-9-20-9-39 0-39-6-39-13 0-5 2-10 4-17zM106 334c-48 0-51-60-51-72 0-39 22-123 37-155 22-58 63-89 95-89 51 0 61 61 61 66 0 6-42 176-44 178-12 23-56 72-98 72z">
            <text:p/>
          </draw:path>
          <draw:polygon draw:style-name="gr3" draw:text-style-name="P7" draw:layer="layout" svg:width="2.15cm" svg:height="0.032cm" svg:x="15.35cm" svg:y="11.92cm" svg:viewBox="0 0 2151 33" draw:points="1075,33 0,33 0,0 2151,0 2151,33">
            <text:p/>
          </draw:polygon>
          <draw:path draw:style-name="gr3" draw:text-style-name="P7" draw:layer="layout" svg:width="0.355cm" svg:height="0.351cm" svg:x="16.251cm" svg:y="12.318cm" svg:viewBox="0 0 356 352" svg:d="M259 49c-14-28-37-49-72-49-90 0-187 114-187 227 0 74 42 125 104 125 16 0 54-4 100-58 7 31 34 58 71 58 28 0 45-18 58-42 12-29 23-76 23-78 0-7-8-7-9-7-7 0-9 2-11 14-14 50-28 95-60 95-21 0-23-19-23-35 0-18 2-23 11-58 9-32 9-40 16-69l28-109c5-23 5-23 5-26 0-14-9-21-21-21-19 0-32 17-33 33zM208 252c-4 14-4 14-14 28-36 42-67 54-88 54-39 0-51-42-51-72 0-39 26-135 44-171 22-45 58-73 89-73 51 0 62 63 62 68 0 4-2 9-4 13z">
            <text:p/>
          </draw:path>
          <draw:path draw:style-name="gr3" draw:text-style-name="P7" draw:layer="layout" svg:width="0.381cm" svg:height="1.855cm" svg:x="17.618cm" svg:y="11.009cm" svg:viewBox="0 0 382 1856" svg:d="M382 929c0-304-70-611-268-843-15-17-44-49-75-77-11-9-13-9-23-9-9 0-16 0-16 7 0 4 4 7 5 9 27 28 79 79 131 163 124 199 183 451 183 748 0 209-29 477-157 707-62 111-127 175-158 208-2 2-4 3-4 7 0 7 7 7 16 7 10 0 12 0 24-12 261-236 342-590 342-915z">
            <text:p/>
          </draw:path>
          <draw:path draw:style-name="gr3" draw:text-style-name="P7" draw:layer="layout" svg:width="0.256cm" svg:height="0.516cm" svg:x="18.451cm" svg:y="11.09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9cm" svg:height="0.032cm" svg:x="18.382cm" svg:y="11.92cm" svg:viewBox="0 0 391 33" draw:points="195,33 0,33 0,0 391,0 391,33">
            <text:p/>
          </draw:polygon>
          <draw:path draw:style-name="gr3" draw:text-style-name="P7" draw:layer="layout" svg:width="0.404cm" svg:height="0.492cm" svg:x="18.358cm" svg:y="12.318cm" svg:viewBox="0 0 405 493" svg:d="M60 438c-7 26-7 32-42 32-9 0-18 0-18 14 0 7 4 9 11 9 21 0 42-2 65-2 24 0 51 2 75 2 6 0 14 0 14-14 0-9-7-9-17-9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515cm" svg:height="0.516cm" svg:x="19.336cm" svg:y="11.67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20.355cm" svg:y="11.788cm" svg:viewBox="0 0 303 352" svg:d="M276 48c-12 0-23-1-35 12-12 10-14 24-14 30 0 17 14 26 30 26 23 0 44-17 44-49 0-39-37-67-93-67-104 0-208 111-208 220 0 70 46 132 127 132 111 0 176-83 176-92 0-5-6-10-9-10-5 0-7 2-11 9-61 75-146 75-156 75-48 0-69-37-69-84 0-32 16-108 42-155 23-44 67-77 109-77 27 0 57 8 67 30z">
            <text:p/>
          </draw:path>
        </draw:g>
        <draw:g xml:id="id142" draw:id="id142">
          <svg:title>TexMaths</svg:title>
          <svg:desc>24§display§\text {(6)}§svg§600§FALSE§</svg:desc>
          <draw:polygon draw:style-name="gr2" draw:text-style-name="P6" draw:layer="layout" svg:width="0.91cm" svg:height="0.759cm" svg:x="2.519cm" svg:y="11.545cm" svg:viewBox="0 0 911 760" draw:points="455,760 0,760 0,0 911,0 911,760">
            <text:p/>
          </draw:polygon>
          <draw:path draw:style-name="gr3" draw:text-style-name="P7" draw:layer="layout" svg:width="0.197cm" svg:height="0.844cm" svg:x="2.559cm" svg:y="11.503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2.84cm" svg:y="11.574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7" draw:layer="layout" svg:width="0.197cm" svg:height="0.844cm" svg:x="3.276cm" svg:y="11.50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45" draw:id="id145">
          <svg:title>TexMaths</svg:title>
          <svg:desc>22§display§\int \frac{1}{ \sqrt{a^2 - ( px \pm q )^2} } \ dx = \frac{1}{p} \sin^{-1}\left( \frac{px + q}{a} \right)  \ + \ c§svg§600§FALSE§</svg:desc>
          <draw:polygon draw:style-name="gr2" draw:text-style-name="P6" draw:layer="layout" svg:width="16.592cm" svg:height="1.917cm" svg:x="4.425cm" svg:y="13.244cm" svg:viewBox="0 0 16593 1918" draw:points="8297,1918 0,1918 0,0 16593,0 16593,1918">
            <text:p/>
          </draw:polygon>
          <draw:path draw:style-name="gr3" draw:text-style-name="P7" draw:layer="layout" svg:width="0.687cm" svg:height="1.718cm" svg:x="4.43cm" svg:y="13.274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8.042cm" svg:y="13.28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71cm" svg:height="0.032cm" svg:x="5.381cm" svg:y="14.116cm" svg:viewBox="0 0 5572 33" draw:points="2786,33 0,33 0,0 5572,0 5572,33">
            <text:p/>
          </draw:polygon>
          <draw:path draw:style-name="gr3" draw:text-style-name="P7" draw:layer="layout" svg:width="0.705cm" svg:height="0.928cm" svg:x="5.467cm" svg:y="14.271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4.799cm" svg:height="0.032cm" svg:x="6.155cm" svg:y="14.271cm" svg:viewBox="0 0 4800 33" draw:points="2399,33 0,33 0,0 4800,0 4800,33">
            <text:p/>
          </draw:polygon>
          <draw:path draw:style-name="gr3" draw:text-style-name="P7" draw:layer="layout" svg:width="0.355cm" svg:height="0.351cm" svg:x="6.185cm" svg:y="14.621cm" svg:viewBox="0 0 356 352" svg:d="M259 49c-14-28-37-49-72-49-90 0-187 114-187 227 0 74 42 125 104 125 16 0 54-4 100-58 7 31 34 58 71 58 28 0 45-18 58-42 12-29 23-76 23-78 0-7-8-7-9-7-7 0-9 2-11 14-14 50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24cm" svg:height="0.36cm" svg:x="6.597cm" svg:y="14.38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7.146cm" svg:y="14.755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7.931cm" svg:y="14.384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8.132cm" svg:y="14.621cm" svg:viewBox="0 0 405 493" svg:d="M60 438c-7 26-7 32-42 32-9 0-18 0-18 14 0 7 4 9 11 9 21 0 42-2 65-2 24 0 51 2 75 2 6 0 14 0 14-14 0-9-7-9-17-9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386cm" svg:height="0.351cm" svg:x="8.566cm" svg:y="14.6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6cm" svg:height="0.516cm" svg:x="9.202cm" svg:y="14.449cm" svg:viewBox="0 0 517 517" svg:d="M275 274h216c12 0 26 0 26-15 0-16-14-16-26-16h-216v-215c0-12 0-28-16-28s-16 14-16 26v217h-217c-12 0-26 0-26 16 0 15 14 15 26 15h217v212h-217c-12 0-26 0-26 15 0 16 14 16 26 16h465c12 0 26 0 26-16 0-15-14-15-26-15h-216z">
            <text:p/>
          </draw:path>
          <draw:path draw:style-name="gr3" draw:text-style-name="P7" draw:layer="layout" svg:width="0.319cm" svg:height="0.492cm" svg:x="9.962cm" svg:y="14.621cm" svg:viewBox="0 0 320 493" svg:d="M320 9c0-4-1-9-7-9-9 0-40 32-53 55-17-43-47-55-73-55-92 0-187 114-187 227 0 76 46 125 102 125 34 0 65-20 92-48-7 28-32 132-34 139-7 23-14 25-56 27-11 0-18 0-18 16 0 0 0 7 9 7 26 0 53-2 79-2 27 0 53 2 79 2 4 0 15 0 15-14 0-9-8-9-22-9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10.349cm" svg:y="14.38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cm" svg:height="0.36cm" svg:x="10.64cm" svg:y="14.38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333cm" svg:y="13.789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86cm" svg:height="0.351cm" svg:x="11.727cm" svg:y="13.9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12.405cm" svg:y="14.0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3.341cm" svg:y="13.28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9cm" svg:height="0.032cm" svg:x="13.271cm" svg:y="14.116cm" svg:viewBox="0 0 391 33" draw:points="195,33 0,33 0,0 391,0 391,33">
            <text:p/>
          </draw:polygon>
          <draw:path draw:style-name="gr3" draw:text-style-name="P7" draw:layer="layout" svg:width="0.404cm" svg:height="0.492cm" svg:x="13.246cm" svg:y="14.514cm" svg:viewBox="0 0 405 493" svg:d="M60 438c-7 26-7 32-42 32-9 0-18 0-18 14 0 7 4 9 11 9 21 0 42-2 65-2 24 0 51 2 75 2 6 0 14 0 14-14 0-9-7-9-17-9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254cm" svg:height="0.356cm" svg:x="13.906cm" svg:y="13.97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4.212cm" svg:y="13.80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4.425cm" svg:y="13.98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67cm" svg:height="0.027cm" svg:x="14.89cm" svg:y="13.852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5.372cm" svg:y="13.64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5cm" svg:x="15.951cm" svg:y="13.205cm" svg:viewBox="0 0 382 1856" svg:d="M382 1849c0-4-2-5-4-7-28-30-81-81-132-165-125-199-181-451-181-748 0-209 28-477 155-707 62-111 125-174 160-208 2-2 2-3 2-7 0-7-5-7-16-7-10 0-12 0-25 12-260 236-341 590-341 915 0 304 70 611 268 843 15 17 44 49 77 77 9 9 11 9 21 9 11 0 16 0 16-7z">
            <text:p/>
          </draw:path>
          <draw:path draw:style-name="gr3" draw:text-style-name="P7" draw:layer="layout" svg:width="0.404cm" svg:height="0.492cm" svg:x="16.426cm" svg:y="13.462cm" svg:viewBox="0 0 405 493" svg:d="M60 438c-7 26-7 32-42 32-9 0-18 0-18 14 0 7 4 9 11 9 21 0 42-2 65-2 24 0 51 2 75 2 6 0 14 0 14-14 0-9-7-9-17-9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386cm" svg:height="0.351cm" svg:x="16.863cm" svg:y="13.4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7.498cm" svg:y="13.35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19cm" svg:height="0.492cm" svg:x="18.259cm" svg:y="13.462cm" svg:viewBox="0 0 320 493" svg:d="M320 9c0-4-1-9-7-9-9 0-40 32-53 55-17-43-47-55-73-55-92 0-187 114-187 227 0 76 46 125 102 125 34 0 65-20 92-48-7 28-32 132-34 139-7 23-14 25-56 27-11 0-18 0-18 16 0 0 0 7 9 7 26 0 53-2 79-2 27 0 53 2 79 2 4 0 15 0 15-14 0-9-8-9-22-9-37 0-37-6-37-13 0-5 2-10 4-17zM106 334c-48 0-51-60-51-72 0-39 22-123 37-155 22-58 63-89 95-89 51 0 61 61 61 66 0 6-42 176-44 178-12 23-56 72-98 72z">
            <text:p/>
          </draw:path>
          <draw:polygon draw:style-name="gr3" draw:text-style-name="P7" draw:layer="layout" svg:width="2.15cm" svg:height="0.032cm" svg:x="16.451cm" svg:y="14.116cm" svg:viewBox="0 0 2151 33" draw:points="1075,33 0,33 0,0 2151,0 2151,33">
            <text:p/>
          </draw:polygon>
          <draw:path draw:style-name="gr3" draw:text-style-name="P7" draw:layer="layout" svg:width="0.355cm" svg:height="0.351cm" svg:x="17.352cm" svg:y="14.514cm" svg:viewBox="0 0 356 352" svg:d="M259 49c-14-28-37-49-72-49-90 0-187 114-187 227 0 74 42 125 104 125 16 0 54-4 100-58 7 31 34 58 71 58 28 0 45-18 58-42 12-29 23-76 23-78 0-7-8-7-9-7-7 0-9 2-11 14-14 50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381cm" svg:height="1.855cm" svg:x="18.72cm" svg:y="13.205cm" svg:viewBox="0 0 382 1856" svg:d="M382 929c0-304-70-611-268-843-15-17-44-49-75-77-11-9-13-9-23-9-9 0-16 0-16 7 0 4 4 7 5 9 27 28 79 79 131 163 124 199 183 451 183 748 0 209-29 477-157 707-62 111-127 175-158 208-2 2-4 3-4 7 0 7 7 7 16 7 10 0 12 0 24-12 261-236 342-590 342-915z">
            <text:p/>
          </draw:path>
          <draw:path draw:style-name="gr3" draw:text-style-name="P7" draw:layer="layout" svg:width="0.515cm" svg:height="0.516cm" svg:x="19.735cm" svg:y="13.87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20.754cm" svg:y="13.984cm" svg:viewBox="0 0 303 352" svg:d="M276 48c-12 0-23-1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136" draw:id="id136">
          <svg:title>TexMaths</svg:title>
          <svg:desc>28§display§\therefore§svg§600§FALSE§</svg:desc>
          <draw:polygon draw:style-name="gr2" draw:text-style-name="P6" draw:layer="layout" svg:width="0.528cm" svg:height="0.433cm" svg:x="3.301cm" svg:y="4.919cm" svg:viewBox="0 0 529 434" draw:points="265,434 0,434 0,0 529,0 529,434">
            <text:p/>
          </draw:polygon>
          <draw:path draw:style-name="gr3" draw:text-style-name="P7" draw:layer="layout" svg:width="0.598cm" svg:height="0.531cm" svg:x="3.281cm" svg:y="4.87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40" draw:id="id140">
          <svg:title>TexMaths</svg:title>
          <svg:desc>28§display§\therefore§svg§600§FALSE§</svg:desc>
          <draw:polygon draw:style-name="gr2" draw:text-style-name="P6" draw:layer="layout" svg:width="0.528cm" svg:height="0.433cm" svg:x="3.302cm" svg:y="9.419cm" svg:viewBox="0 0 529 434" draw:points="265,434 0,434 0,0 529,0 529,434">
            <text:p/>
          </draw:polygon>
          <draw:path draw:style-name="gr3" draw:text-style-name="P7" draw:layer="layout" svg:width="0.598cm" svg:height="0.531cm" svg:x="3.282cm" svg:y="9.37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44" draw:id="id144">
          <svg:title>TexMaths</svg:title>
          <svg:desc>28§display§\therefore§svg§600§FALSE§</svg:desc>
          <draw:polygon draw:style-name="gr2" draw:text-style-name="P6" draw:layer="layout" svg:width="0.528cm" svg:height="0.433cm" svg:x="3.303cm" svg:y="13.82cm" svg:viewBox="0 0 529 434" draw:points="265,434 0,434 0,0 529,0 529,434">
            <text:p/>
          </draw:polygon>
          <draw:path draw:style-name="gr3" draw:text-style-name="P7" draw:layer="layout" svg:width="0.598cm" svg:height="0.531cm" svg:x="3.283cm" svg:y="13.771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33" anim:sub-item="text" smil:attributeName="visibility" smil:to="visible"/>
                  <anim:animate smil:begin="0s" smil:dur="0.5s" smil:fill="hold" smil:decelerate="0.5" smil:targetElement="id133" anim:sub-item="text" smil:attributeName="rotate" smil:values="-90;0" smil:keyTimes="0;1"/>
                  <anim:animate smil:begin="0s" smil:dur="0.5s" smil:fill="hold" smil:decelerate="0.5" smil:targetElement="id133" anim:sub-item="text" smil:attributeName="width" smil:values="width;width*.05" smil:keyTimes="0;1"/>
                  <anim:animate smil:begin="0.5s" smil:dur="0.5s" smil:fill="hold" smil:accelerate="0.5" smil:targetElement="id133" anim:sub-item="text" smil:attributeName="width" smil:values="width*.05;width" smil:keyTimes="0;1"/>
                  <anim:animate smil:dur="1s" smil:fill="hold" smil:targetElement="id133" anim:sub-item="text" smil:attributeName="height" smil:values="height;height" smil:keyTimes="0;1"/>
                  <anim:animate smil:begin="0s" smil:dur="0.5s" smil:fill="hold" smil:decelerate="0.5" smil:targetElement="id133" anim:sub-item="text" smil:attributeName="x" smil:values="x+.4;x" smil:keyTimes="0;1"/>
                  <anim:animate smil:begin="0s" smil:dur="0.5s" smil:fill="hold" smil:decelerate="0.5" smil:targetElement="id133" anim:sub-item="text" smil:attributeName="y" smil:values="y-.2;y+.1" smil:keyTimes="0;1"/>
                  <anim:animate smil:begin="0.5s" smil:dur="0.5s" smil:fill="hold" smil:accelerate="0.5" smil:targetElement="id133" anim:sub-item="text" smil:attributeName="y" smil:values="y+.1;y" smil:keyTimes="0;1"/>
                  <anim:transitionFilter smil:begin="0s" smil:dur="1s" smil:decelerate="0.5" smil:targetElement="id1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4" smil:attributeName="visibility" smil:to="visible"/>
                  <anim:animate smil:dur="0.5s" smil:fill="hold" smil:targetElement="id134" smil:attributeName="width" smil:values="width*0.05;width" smil:keyTimes="0;1"/>
                  <anim:animate smil:dur="0.5s" smil:fill="hold" smil:targetElement="id134" smil:attributeName="height" smil:values="height;height" smil:keyTimes="0;1"/>
                  <anim:animate smil:dur="0.5s" smil:fill="hold" smil:targetElement="id134" smil:attributeName="x" smil:values="x-.2;x" smil:keyTimes="0;1"/>
                  <anim:animate smil:dur="0.5s" smil:fill="hold" smil:targetElement="id134" smil:attributeName="y" smil:values="y;y" smil:keyTimes="0;1"/>
                  <anim:transitionFilter smil:dur="0.5s" smil:targetElement="id13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6" smil:attributeName="visibility" smil:to="visible"/>
                  <anim:animate smil:dur="0.5s" smil:fill="hold" smil:targetElement="id136" smil:attributeName="width" smil:values="width*0.05;width" smil:keyTimes="0;1"/>
                  <anim:animate smil:dur="0.5s" smil:fill="hold" smil:targetElement="id136" smil:attributeName="height" smil:values="height;height" smil:keyTimes="0;1"/>
                  <anim:animate smil:dur="0.5s" smil:fill="hold" smil:targetElement="id136" smil:attributeName="x" smil:values="x-.2;x" smil:keyTimes="0;1"/>
                  <anim:animate smil:dur="0.5s" smil:fill="hold" smil:targetElement="id136" smil:attributeName="y" smil:values="y;y" smil:keyTimes="0;1"/>
                  <anim:transitionFilter smil:dur="0.5s" smil:targetElement="id13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8" smil:attributeName="visibility" smil:to="visible"/>
                  <anim:animate smil:dur="0.5s" smil:fill="hold" smil:targetElement="id138" smil:attributeName="width" smil:values="width*0.05;width" smil:keyTimes="0;1"/>
                  <anim:animate smil:dur="0.5s" smil:fill="hold" smil:targetElement="id138" smil:attributeName="height" smil:values="height;height" smil:keyTimes="0;1"/>
                  <anim:animate smil:dur="0.5s" smil:fill="hold" smil:targetElement="id138" smil:attributeName="x" smil:values="x-.2;x" smil:keyTimes="0;1"/>
                  <anim:animate smil:dur="0.5s" smil:fill="hold" smil:targetElement="id138" smil:attributeName="y" smil:values="y;y" smil:keyTimes="0;1"/>
                  <anim:transitionFilter smil:dur="0.5s" smil:targetElement="id138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0" smil:attributeName="visibility" smil:to="visible"/>
                  <anim:animate smil:dur="0.5s" smil:fill="hold" smil:targetElement="id140" smil:attributeName="width" smil:values="width*0.05;width" smil:keyTimes="0;1"/>
                  <anim:animate smil:dur="0.5s" smil:fill="hold" smil:targetElement="id140" smil:attributeName="height" smil:values="height;height" smil:keyTimes="0;1"/>
                  <anim:animate smil:dur="0.5s" smil:fill="hold" smil:targetElement="id140" smil:attributeName="x" smil:values="x-.2;x" smil:keyTimes="0;1"/>
                  <anim:animate smil:dur="0.5s" smil:fill="hold" smil:targetElement="id140" smil:attributeName="y" smil:values="y;y" smil:keyTimes="0;1"/>
                  <anim:transitionFilter smil:dur="0.5s" smil:targetElement="id14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2" smil:attributeName="visibility" smil:to="visible"/>
                  <anim:animate smil:dur="0.5s" smil:fill="hold" smil:targetElement="id142" smil:attributeName="width" smil:values="width*0.05;width" smil:keyTimes="0;1"/>
                  <anim:animate smil:dur="0.5s" smil:fill="hold" smil:targetElement="id142" smil:attributeName="height" smil:values="height;height" smil:keyTimes="0;1"/>
                  <anim:animate smil:dur="0.5s" smil:fill="hold" smil:targetElement="id142" smil:attributeName="x" smil:values="x-.2;x" smil:keyTimes="0;1"/>
                  <anim:animate smil:dur="0.5s" smil:fill="hold" smil:targetElement="id142" smil:attributeName="y" smil:values="y;y" smil:keyTimes="0;1"/>
                  <anim:transitionFilter smil:dur="0.5s" smil:targetElement="id14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x;x" smil:keyTimes="0;1"/>
                  <anim:animate smil:dur="0.5s" smil:fill="hold" smil:targetElement="id1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4" smil:attributeName="visibility" smil:to="visible"/>
                  <anim:animate smil:dur="0.5s" smil:fill="hold" smil:targetElement="id144" smil:attributeName="width" smil:values="width*0.05;width" smil:keyTimes="0;1"/>
                  <anim:animate smil:dur="0.5s" smil:fill="hold" smil:targetElement="id144" smil:attributeName="height" smil:values="height;height" smil:keyTimes="0;1"/>
                  <anim:animate smil:dur="0.5s" smil:fill="hold" smil:targetElement="id144" smil:attributeName="x" smil:values="x-.2;x" smil:keyTimes="0;1"/>
                  <anim:animate smil:dur="0.5s" smil:fill="hold" smil:targetElement="id144" smil:attributeName="y" smil:values="y;y" smil:keyTimes="0;1"/>
                  <anim:transitionFilter smil:dur="0.5s" smil:targetElement="id14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x;x" smil:keyTimes="0;1"/>
                  <anim:animate smil:dur="0.5s" smil:fill="hold" smil:targetElement="id14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0">
        <draw:frame presentation:style-name="pr7" draw:text-style-name="P9" draw:layer="layout" svg:width="25.199cm" svg:height="1.406cm" svg:x="1.438cm" svg:y="0.177cm" presentation:class="title" presentation:user-transformed="true">
          <draw:text-box>
            <text:p xml:id="id146" text:id="id146"><text:span text:style-name="T5"><text:s/></text:span><text:span text:style-name="T5">Examples </text:span></text:p>
          </draw:text-box>
        </draw:frame>
        <draw:frame presentation:style-name="pr8" draw:text-style-name="P10" draw:layer="layout" svg:width="26.2cm" svg:height="13.4cm" svg:x="1cm" svg:y="1.998cm" presentation:class="subtitle" presentation:user-transformed="true">
          <draw:text-box>
            <text:p text:style-name="P4"><text:span text:style-name="T6"/></text:p>
            <text:p text:style-name="P4"><text:span text:style-name="T7"><text:s text:c="4"/></text:span><text:span text:style-name="T8"><text:s/>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</draw:text-box>
        </draw:frame>
        <draw:g xml:id="id148" draw:id="id148">
          <svg:title>TexMaths</svg:title>
          <svg:desc>24§display§\text {(1)}§svg§600§FALSE§</svg:desc>
          <draw:polygon draw:style-name="gr2" draw:text-style-name="P6" draw:layer="layout" svg:width="0.91cm" svg:height="0.76cm" svg:x="1.514cm" svg:y="3.942cm" svg:viewBox="0 0 911 761" draw:points="455,761 0,761 0,0 911,0 911,761">
            <text:p/>
          </draw:polygon>
          <draw:path draw:style-name="gr3" draw:text-style-name="P7" draw:layer="layout" svg:width="0.197cm" svg:height="0.844cm" svg:x="1.554cm" svg:y="3.9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8cm" svg:height="0.564cm" svg:x="1.875cm" svg:y="3.971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7" draw:layer="layout" svg:width="0.197cm" svg:height="0.844cm" svg:x="2.271cm" svg:y="3.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47" draw:id="id147">
          <svg:title>TexMaths</svg:title>
          <svg:desc>26§display§\text { (I) Evaluate the following.}§svg§600§FALSE§</svg:desc>
          <draw:polygon draw:style-name="gr2" draw:text-style-name="P6" draw:layer="layout" svg:width="10.353cm" svg:height="0.823cm" svg:x="1.417cm" svg:y="2.145cm" svg:viewBox="0 0 10354 824" draw:points="5177,824 0,824 0,0 10354,0 10354,824">
            <text:p/>
          </draw:polygon>
          <draw:path draw:style-name="gr3" draw:text-style-name="P7" draw:layer="layout" svg:width="0.213cm" svg:height="0.914cm" svg:x="1.461cm" svg:y="2.099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7" draw:layer="layout" svg:width="0.28cm" svg:height="0.625cm" svg:x="1.752cm" svg:y="2.159cm" svg:viewBox="0 0 281 626" svg:d="M181 71c0-31 4-42 75-42h25v-29c-31 2-104 2-140 2-37 0-110 0-141-2v29h25c71 0 75 11 75 42v484c0 34-4 42-75 42h-25v29c31-2 104-2 139-2 38 0 111 0 142 2v-29h-25c-71 0-75-8-75-42z">
            <text:p/>
          </draw:path>
          <draw:path draw:style-name="gr3" draw:text-style-name="P7" draw:layer="layout" svg:width="0.213cm" svg:height="0.914cm" svg:x="2.11cm" svg:y="2.09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567cm" svg:height="0.623cm" svg:x="2.746cm" svg:y="2.163cm" svg:viewBox="0 0 568 624" svg:d="M94 551c0 33 0 44-71 44h-23v29h528l40-237h-23c-23 141-44 208-202 208h-123c-41 0-43-6-43-38v-243h81c89 0 100 29 100 106h23v-241h-23c0 77-11 106-100 106h-81v-221c0-29 2-35 43-35h119c141 0 166 50 181 177h23l-27-206h-516v29h23c71 0 71 11 71 42z">
            <text:p/>
          </draw:path>
          <draw:path draw:style-name="gr3" draw:text-style-name="P7" draw:layer="layout" svg:width="0.448cm" svg:height="0.405cm" svg:x="3.356cm" svg:y="2.39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413cm" svg:height="0.421cm" svg:x="3.809cm" svg:y="2.376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205cm" svg:height="0.635cm" svg:x="4.256cm" svg:y="2.151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61cm" svg:height="0.415cm" svg:x="4.51cm" svg:y="2.38cm" svg:viewBox="0 0 462 416" svg:d="M329 333v83l133-10v-30c-65 0-71-6-71-50v-326l-135 10v30c64 0 71 6 71 49v165c0 79-44 141-111 141-77 0-81-41-81-89v-306l-135 10v30c71 0 71 2 71 83v137c0 73 0 156 139 156 52 0 94-25 119-83z">
            <text:p/>
          </draw:path>
          <draw:path draw:style-name="gr3" draw:text-style-name="P7" draw:layer="layout" svg:width="0.413cm" svg:height="0.421cm" svg:x="5.026cm" svg:y="2.376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288cm" svg:height="0.573cm" svg:x="5.463cm" svg:y="2.222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7" draw:layer="layout" svg:width="0.355cm" svg:height="0.421cm" svg:x="5.827cm" svg:y="2.376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88cm" svg:height="0.573cm" svg:x="6.53cm" svg:y="2.222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7" draw:layer="layout" svg:width="0.461cm" svg:height="0.635cm" svg:x="6.896cm" svg:y="2.151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7" draw:layer="layout" svg:width="0.355cm" svg:height="0.421cm" svg:x="7.399cm" svg:y="2.376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8.115cm" svg:y="2.141cm" svg:viewBox="0 0 297 647" svg:d="M131 252v-106c0-82 44-125 85-125 2 0 15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8.389cm" svg:y="2.376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05cm" svg:height="0.635cm" svg:x="8.851cm" svg:y="2.151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205cm" svg:height="0.635cm" svg:x="9.105cm" svg:y="2.151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07cm" svg:height="0.421cm" svg:x="9.354cm" svg:y="2.376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627cm" svg:height="0.405cm" svg:x="9.777cm" svg:y="2.39cm" svg:viewBox="0 0 628 406" svg:d="M551 87c17-45 46-58 77-58v-29c-21 2-48 2-66 2-27 0-69-2-86-2v29c34 0 52 17 52 44 0 6 0 6-4 18l-83 235-92-255c-2-11-4-13-4-17 0-25 36-25 54-25v-29c-27 0-72 2-95 2-27 0-54 0-81-2v29c33 0 47 2 58 13 4 6 14 33 21 52l-79 220-88-243c-4-13-4-15-4-17 0-25 35-25 54-25v-29c-27 0-79 2-100 2-4 0-52 0-85-2v29c46 0 56 2 69 31l114 325c4 14 8 21 19 21 12 0 14-5 18-19l94-260 94 262c4 10 6 17 18 17 11 0 15-9 17-17z">
            <text:p/>
          </draw:path>
          <draw:path draw:style-name="gr3" draw:text-style-name="P7" draw:layer="layout" svg:width="0.197cm" svg:height="0.612cm" svg:x="10.45cm" svg:y="2.174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0.704cm" svg:y="2.3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19cm" svg:height="0.604cm" svg:x="11.208cm" svg:y="2.369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7" draw:layer="layout" svg:width="0.099cm" svg:height="0.099cm" svg:x="11.717cm" svg:y="2.688cm" svg:viewBox="0 0 100 100" svg:d="M100 50c0-27-23-50-50-50s-50 23-50 50 23 50 50 50 50-23 50-50z">
            <text:p/>
          </draw:path>
        </draw:g>
        <draw:g xml:id="id149" draw:id="id149">
          <svg:title>TexMaths</svg:title>
          <svg:desc>22§display§\int \frac{1}{\sqrt{4x^2 + 9}}\ dx§svg§600§FALSE§</svg:desc>
          <draw:polygon draw:style-name="gr2" draw:text-style-name="P6" draw:layer="layout" svg:width="5.229cm" svg:height="1.695cm" svg:x="2.72cm" svg:y="3.443cm" svg:viewBox="0 0 5230 1696" draw:points="2615,1696 0,1696 0,0 5230,0 5230,1696">
            <text:p/>
          </draw:polygon>
          <draw:path draw:style-name="gr3" draw:text-style-name="P7" draw:layer="layout" svg:width="0.687cm" svg:height="1.719cm" svg:x="2.725cm" svg:y="3.404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5.127cm" svg:y="3.418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53cm" svg:height="0.032cm" svg:x="3.676cm" svg:y="4.247cm" svg:viewBox="0 0 3154 33" draw:points="1577,33 0,33 0,0 3154,0 3154,33">
            <text:p/>
          </draw:polygon>
          <draw:path draw:style-name="gr3" draw:text-style-name="P7" draw:layer="layout" svg:width="0.604cm" svg:height="0.774cm" svg:x="3.732cm" svg:y="4.402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2.507cm" svg:height="0.032cm" svg:x="4.32cm" svg:y="4.402cm" svg:viewBox="0 0 2508 33" draw:points="1255,33 0,33 0,0 2508,0 2508,33">
            <text:p/>
          </draw:polygon>
          <draw:path draw:style-name="gr3" draw:text-style-name="P7" draw:layer="layout" svg:width="0.344cm" svg:height="0.524cm" svg:x="4.343cm" svg:y="4.554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4.73cm" svg:y="4.7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  <draw:path draw:style-name="gr3" draw:text-style-name="P7" draw:layer="layout" svg:width="0.24cm" svg:height="0.36cm" svg:x="5.184cm" svg:y="4.49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5.71cm" svg:y="4.62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6.474cm" svg:y="4.563cm" svg:viewBox="0 0 322 533" svg:d="M253 269v25c0 183-81 218-126 218-14 0-55-1-76-28 33 0 41-23 41-35 0-25-20-37-37-37-13 0-36 7-36 39 0 51 43 82 108 82 100 0 195-105 195-271 0-209-90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9cm" svg:height="0.547cm" svg:x="7.209cm" svg:y="3.92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7.602cm" svg:y="4.1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</draw:g>
        <draw:g xml:id="id150" draw:id="id150">
          <svg:title>TexMaths</svg:title>
          <svg:desc>24§display§\text {(2)}§svg§600§FALSE§</svg:desc>
          <draw:polygon draw:style-name="gr2" draw:text-style-name="P6" draw:layer="layout" svg:width="0.91cm" svg:height="0.76cm" svg:x="10.014cm" svg:y="3.943cm" svg:viewBox="0 0 911 761" draw:points="455,761 0,761 0,0 911,0 911,761">
            <text:p/>
          </draw:polygon>
          <draw:path draw:style-name="gr3" draw:text-style-name="P7" draw:layer="layout" svg:width="0.197cm" svg:height="0.844cm" svg:x="10.054cm" svg:y="3.901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64cm" svg:x="10.343cm" svg:y="3.972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10.771cm" svg:y="3.90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1" draw:id="id151">
          <svg:title>TexMaths</svg:title>
          <svg:desc>22§display§\int \frac{ 1 }{ \sqrt{4x^2 - 9} }\ dx§svg§600§FALSE§</svg:desc>
          <draw:polygon draw:style-name="gr2" draw:text-style-name="P6" draw:layer="layout" svg:width="5.229cm" svg:height="1.695cm" svg:x="11.117cm" svg:y="3.44cm" svg:viewBox="0 0 5230 1696" draw:points="2615,1696 0,1696 0,0 5230,0 5230,1696">
            <text:p/>
          </draw:polygon>
          <draw:path draw:style-name="gr3" draw:text-style-name="P7" draw:layer="layout" svg:width="0.687cm" svg:height="1.719cm" svg:x="11.122cm" svg:y="3.401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3.524cm" svg:y="3.41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53cm" svg:height="0.032cm" svg:x="12.073cm" svg:y="4.244cm" svg:viewBox="0 0 3154 33" draw:points="1577,33 0,33 0,0 3154,0 3154,33">
            <text:p/>
          </draw:polygon>
          <draw:path draw:style-name="gr3" draw:text-style-name="P7" draw:layer="layout" svg:width="0.604cm" svg:height="0.774cm" svg:x="12.129cm" svg:y="4.399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2.507cm" svg:height="0.032cm" svg:x="12.717cm" svg:y="4.399cm" svg:viewBox="0 0 2508 33" draw:points="1255,33 0,33 0,0 2508,0 2508,33">
            <text:p/>
          </draw:polygon>
          <draw:path draw:style-name="gr3" draw:text-style-name="P7" draw:layer="layout" svg:width="0.344cm" svg:height="0.524cm" svg:x="12.74cm" svg:y="4.551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3.127cm" svg:y="4.7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  <draw:path draw:style-name="gr3" draw:text-style-name="P7" draw:layer="layout" svg:width="0.24cm" svg:height="0.36cm" svg:x="13.581cm" svg:y="4.49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4.128cm" svg:y="4.86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4.871cm" svg:y="4.56cm" svg:viewBox="0 0 322 533" svg:d="M253 269v25c0 183-81 218-126 218-14 0-55-1-76-28 33 0 41-23 41-35 0-25-20-37-37-37-13 0-36 7-36 39 0 51 43 82 108 82 100 0 195-105 195-271 0-209-90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9cm" svg:height="0.547cm" svg:x="15.606cm" svg:y="3.917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15.999cm" svg:y="4.1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</draw:g>
        <draw:g xml:id="id152" draw:id="id152">
          <svg:title>TexMaths</svg:title>
          <svg:desc>24§display§\text {(3)}§svg§600§FALSE§</svg:desc>
          <draw:polygon draw:style-name="gr2" draw:text-style-name="P6" draw:layer="layout" svg:width="0.91cm" svg:height="0.76cm" svg:x="18.815cm" svg:y="3.944cm" svg:viewBox="0 0 911 761" draw:points="455,761 0,761 0,0 911,0 911,761">
            <text:p/>
          </draw:polygon>
          <draw:path draw:style-name="gr3" draw:text-style-name="P7" draw:layer="layout" svg:width="0.197cm" svg:height="0.844cm" svg:x="18.855cm" svg:y="3.902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9.136cm" svg:y="3.973cm" svg:viewBox="0 0 352 582" svg:d="M211 265c70-21 118-81 118-148 0-69-73-117-156-117-85 0-150 50-150 115 0 27 19 44 42 44 27 0 45-19 45-44 0-42-41-42-52-42 25-40 80-52 111-52 35 0 83 19 83 94 0 12-2 60-25 98-25 41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19.572cm" svg:y="3.90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3" draw:id="id153">
          <svg:title>TexMaths</svg:title>
          <svg:desc>22§display§\int \frac{ 1 }{ \sqrt{ 9 - 4x^2 } }\ dx§svg§600§FALSE§</svg:desc>
          <draw:polygon draw:style-name="gr2" draw:text-style-name="P6" draw:layer="layout" svg:width="5.229cm" svg:height="1.695cm" svg:x="20.42cm" svg:y="3.44cm" svg:viewBox="0 0 5230 1696" draw:points="2615,1696 0,1696 0,0 5230,0 5230,1696">
            <text:p/>
          </draw:polygon>
          <draw:path draw:style-name="gr3" draw:text-style-name="P7" draw:layer="layout" svg:width="0.687cm" svg:height="1.719cm" svg:x="20.425cm" svg:y="3.401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22.827cm" svg:y="3.41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53cm" svg:height="0.032cm" svg:x="21.376cm" svg:y="4.244cm" svg:viewBox="0 0 3154 33" draw:points="1577,33 0,33 0,0 3154,0 3154,33">
            <text:p/>
          </draw:polygon>
          <draw:path draw:style-name="gr3" draw:text-style-name="P7" draw:layer="layout" svg:width="0.604cm" svg:height="0.774cm" svg:x="21.432cm" svg:y="4.399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2.507cm" svg:height="0.032cm" svg:x="22.02cm" svg:y="4.399cm" svg:viewBox="0 0 2508 33" draw:points="1255,33 0,33 0,0 2508,0 2508,33">
            <text:p/>
          </draw:polygon>
          <draw:path draw:style-name="gr3" draw:text-style-name="P7" draw:layer="layout" svg:width="0.321cm" svg:height="0.532cm" svg:x="22.053cm" svg:y="4.56cm" svg:viewBox="0 0 322 533" svg:d="M253 269v25c0 183-81 218-126 218-14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22.643cm" svg:y="4.866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23.373cm" svg:y="4.551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23.76cm" svg:y="4.7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24.214cm" svg:y="4.49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24.909cm" svg:y="3.917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25.302cm" svg:y="4.1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</draw:g>
        <draw:g xml:id="id154" draw:id="id154">
          <svg:title>TexMaths</svg:title>
          <svg:desc>24§display§\text {(4)}§svg§600§FALSE§</svg:desc>
          <draw:polygon draw:style-name="gr2" draw:text-style-name="P6" draw:layer="layout" svg:width="0.91cm" svg:height="0.759cm" svg:x="1.416cm" svg:y="6.145cm" svg:viewBox="0 0 911 760" draw:points="455,760 0,760 0,0 911,0 911,760">
            <text:p/>
          </draw:polygon>
          <draw:path draw:style-name="gr3" draw:text-style-name="P7" draw:layer="layout" svg:width="0.197cm" svg:height="0.844cm" svg:x="1.456cm" svg:y="6.103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76cm" svg:height="0.571cm" svg:x="1.725cm" svg:y="6.164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2.173cm" svg:y="6.10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5" draw:id="id155">
          <svg:title>TexMaths</svg:title>
          <svg:desc>22§display§\int \frac{ 1 }{ \sqrt{3x^2 + 4} }\ dx§svg§600§FALSE§</svg:desc>
          <draw:polygon draw:style-name="gr2" draw:text-style-name="P6" draw:layer="layout" svg:width="5.229cm" svg:height="1.695cm" svg:x="3.219cm" svg:y="5.64cm" svg:viewBox="0 0 5230 1696" draw:points="2615,1696 0,1696 0,0 5230,0 5230,1696">
            <text:p/>
          </draw:polygon>
          <draw:path draw:style-name="gr3" draw:text-style-name="P7" draw:layer="layout" svg:width="0.687cm" svg:height="1.719cm" svg:x="3.224cm" svg:y="5.601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5.626cm" svg:y="5.61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53cm" svg:height="0.032cm" svg:x="4.175cm" svg:y="6.444cm" svg:viewBox="0 0 3154 33" draw:points="1577,33 0,33 0,0 3154,0 3154,33">
            <text:p/>
          </draw:polygon>
          <draw:path draw:style-name="gr3" draw:text-style-name="P7" draw:layer="layout" svg:width="0.604cm" svg:height="0.774cm" svg:x="4.231cm" svg:y="6.599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2.507cm" svg:height="0.032cm" svg:x="4.819cm" svg:y="6.599cm" svg:viewBox="0 0 2508 33" draw:points="1255,33 0,33 0,0 2508,0 2508,33">
            <text:p/>
          </draw:polygon>
          <draw:path draw:style-name="gr3" draw:text-style-name="P7" draw:layer="layout" svg:width="0.321cm" svg:height="0.532cm" svg:x="4.852cm" svg:y="6.7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5.229cm" svg:y="6.9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  <draw:path draw:style-name="gr3" draw:text-style-name="P7" draw:layer="layout" svg:width="0.24cm" svg:height="0.36cm" svg:x="5.683cm" svg:y="6.69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6.209cm" svg:y="6.82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6.96cm" svg:y="6.751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69cm" svg:height="0.547cm" svg:x="7.708cm" svg:y="6.117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8.101cm" svg:y="6.3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</draw:g>
        <draw:g xml:id="id156" draw:id="id156">
          <svg:title>TexMaths</svg:title>
          <svg:desc>24§display§\text {(5)}§svg§600§FALSE§</svg:desc>
          <draw:polygon draw:style-name="gr2" draw:text-style-name="P6" draw:layer="layout" svg:width="0.91cm" svg:height="0.759cm" svg:x="10.016cm" svg:y="6.146cm" svg:viewBox="0 0 911 760" draw:points="455,760 0,760 0,0 911,0 911,760">
            <text:p/>
          </draw:polygon>
          <draw:path draw:style-name="gr3" draw:text-style-name="P7" draw:layer="layout" svg:width="0.197cm" svg:height="0.844cm" svg:x="10.056cm" svg:y="6.104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37cm" svg:height="0.581cm" svg:x="10.345cm" svg:y="6.175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7" draw:layer="layout" svg:width="0.197cm" svg:height="0.844cm" svg:x="10.773cm" svg:y="6.10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7" draw:id="id157">
          <svg:title>TexMaths</svg:title>
          <svg:desc>22§display§\int \frac{ 1 }{ \sqrt{4x^2 - 5} }\ dx§svg§600§FALSE§</svg:desc>
          <draw:polygon draw:style-name="gr2" draw:text-style-name="P6" draw:layer="layout" svg:width="5.229cm" svg:height="1.695cm" svg:x="11.518cm" svg:y="5.641cm" svg:viewBox="0 0 5230 1696" draw:points="2615,1696 0,1696 0,0 5230,0 5230,1696">
            <text:p/>
          </draw:polygon>
          <draw:path draw:style-name="gr3" draw:text-style-name="P7" draw:layer="layout" svg:width="0.687cm" svg:height="1.719cm" svg:x="11.523cm" svg:y="5.602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3.925cm" svg:y="5.61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53cm" svg:height="0.032cm" svg:x="12.474cm" svg:y="6.445cm" svg:viewBox="0 0 3154 33" draw:points="1577,33 0,33 0,0 3154,0 3154,33">
            <text:p/>
          </draw:polygon>
          <draw:path draw:style-name="gr3" draw:text-style-name="P7" draw:layer="layout" svg:width="0.604cm" svg:height="0.774cm" svg:x="12.53cm" svg:y="6.6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2.507cm" svg:height="0.032cm" svg:x="13.118cm" svg:y="6.6cm" svg:viewBox="0 0 2508 33" draw:points="1255,33 0,33 0,0 2508,0 2508,33">
            <text:p/>
          </draw:polygon>
          <draw:path draw:style-name="gr3" draw:text-style-name="P7" draw:layer="layout" svg:width="0.344cm" svg:height="0.524cm" svg:x="13.141cm" svg:y="6.752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3.528cm" svg:y="6.9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  <draw:path draw:style-name="gr3" draw:text-style-name="P7" draw:layer="layout" svg:width="0.24cm" svg:height="0.36cm" svg:x="13.982cm" svg:y="6.69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4.529cm" svg:y="7.06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5.277cm" svg:y="6.761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7 55 140 141 140 90 0 169-73 169-172z">
            <text:p/>
          </draw:path>
          <draw:path draw:style-name="gr3" draw:text-style-name="P7" draw:layer="layout" svg:width="0.369cm" svg:height="0.547cm" svg:x="16.007cm" svg:y="6.118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16.4cm" svg:y="6.3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</draw:g>
        <draw:g xml:id="id159" draw:id="id159">
          <svg:title>TexMaths</svg:title>
          <svg:desc>22§display§\int \frac{ 1 }{ \sqrt{5 - 2x^2} }\ dx§svg§600§FALSE§</svg:desc>
          <draw:polygon draw:style-name="gr2" draw:text-style-name="P6" draw:layer="layout" svg:width="5.229cm" svg:height="1.695cm" svg:x="20.321cm" svg:y="5.642cm" svg:viewBox="0 0 5230 1696" draw:points="2615,1696 0,1696 0,0 5230,0 5230,1696">
            <text:p/>
          </draw:polygon>
          <draw:path draw:style-name="gr3" draw:text-style-name="P7" draw:layer="layout" svg:width="0.687cm" svg:height="1.719cm" svg:x="20.326cm" svg:y="5.603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22.728cm" svg:y="5.61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53cm" svg:height="0.032cm" svg:x="21.277cm" svg:y="6.446cm" svg:viewBox="0 0 3154 33" draw:points="1577,33 0,33 0,0 3154,0 3154,33">
            <text:p/>
          </draw:polygon>
          <draw:path draw:style-name="gr3" draw:text-style-name="P7" draw:layer="layout" svg:width="0.604cm" svg:height="0.774cm" svg:x="21.333cm" svg:y="6.601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2.507cm" svg:height="0.032cm" svg:x="21.921cm" svg:y="6.601cm" svg:viewBox="0 0 2508 33" draw:points="1255,33 0,33 0,0 2508,0 2508,33">
            <text:p/>
          </draw:polygon>
          <draw:path draw:style-name="gr3" draw:text-style-name="P7" draw:layer="layout" svg:width="0.309cm" svg:height="0.532cm" svg:x="21.959cm" svg:y="6.762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7 53 140 141 140 90 0 169-73 169-172z">
            <text:p/>
          </draw:path>
          <draw:path draw:style-name="gr3" draw:text-style-name="P7" draw:layer="layout" svg:width="0.472cm" svg:height="0.032cm" svg:x="22.544cm" svg:y="7.06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23.292cm" svg:y="6.76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8 7-59 7-74 7z">
            <text:p/>
          </draw:path>
          <draw:path draw:style-name="gr3" draw:text-style-name="P7" draw:layer="layout" svg:width="0.386cm" svg:height="0.351cm" svg:x="23.661cm" svg:y="6.9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24.115cm" svg:y="6.69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24.81cm" svg:y="6.119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25.203cm" svg:y="6.3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</draw:g>
        <draw:g xml:id="id158" draw:id="id158">
          <svg:title>TexMaths</svg:title>
          <svg:desc>24§display§\text {(6)}§svg§600§FALSE§</svg:desc>
          <draw:polygon draw:style-name="gr2" draw:text-style-name="P6" draw:layer="layout" svg:width="0.91cm" svg:height="0.759cm" svg:x="18.917cm" svg:y="6.148cm" svg:viewBox="0 0 911 760" draw:points="455,760 0,760 0,0 911,0 911,760">
            <text:p/>
          </draw:polygon>
          <draw:path draw:style-name="gr3" draw:text-style-name="P7" draw:layer="layout" svg:width="0.197cm" svg:height="0.844cm" svg:x="18.957cm" svg:y="6.106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9.238cm" svg:y="6.177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7" draw:layer="layout" svg:width="0.197cm" svg:height="0.844cm" svg:x="19.674cm" svg:y="6.10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1" draw:id="id161">
          <svg:title>TexMaths</svg:title>
          <svg:desc>20§display§\int \frac{ 1 }{ \sqrt{x^2 + 6x + 13} }\ dx§svg§600§FALSE§</svg:desc>
          <draw:polygon draw:style-name="gr2" draw:text-style-name="P6" draw:layer="layout" svg:width="6.368cm" svg:height="1.541cm" svg:x="2.819cm" svg:y="8.037cm" svg:viewBox="0 0 6369 1542" draw:points="3184,1542 0,1542 0,0 6369,0 6369,1542">
            <text:p/>
          </draw:polygon>
          <draw:path draw:style-name="gr3" draw:text-style-name="P7" draw:layer="layout" svg:width="0.625cm" svg:height="1.563cm" svg:x="2.824cm" svg:y="8.002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5.815cm" svg:y="8.015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4.478cm" svg:height="0.029cm" svg:x="3.688cm" svg:y="8.769cm" svg:viewBox="0 0 4479 30" draw:points="2240,30 0,30 0,0 4479,0 4479,30">
            <text:p/>
          </draw:polygon>
          <draw:path draw:style-name="gr3" draw:text-style-name="P7" draw:layer="layout" svg:width="0.549cm" svg:height="0.703cm" svg:x="3.739cm" svg:y="8.91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3.892cm" svg:height="0.029cm" svg:x="4.274cm" svg:y="8.91cm" svg:viewBox="0 0 3893 30" draw:points="1947,30 0,30 0,0 3893,0 3893,30">
            <text:p/>
          </draw:polygon>
          <draw:path draw:style-name="gr3" draw:text-style-name="P7" draw:layer="layout" svg:width="0.351cm" svg:height="0.319cm" svg:x="4.294cm" svg:y="9.214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7 54 72 0 112-91 112-109 0-6-7-6-8-6-7 0-8 2-10 6-22 77-72 93-94 93-28 0-39-22-39-46 0-16 5-31 13-63z">
            <text:p/>
          </draw:path>
          <draw:path draw:style-name="gr3" draw:text-style-name="P7" draw:layer="layout" svg:width="0.218cm" svg:height="0.327cm" svg:x="4.707cm" svg:y="8.994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7cm" svg:x="5.187cm" svg:y="9.11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5.88cm" svg:y="9.055cm" svg:viewBox="0 0 293 485" svg:d="M64 239v-18c0-178 88-203 123-203 18 0 47 4 63 28-12 0-39 0-39 31 0 22 16 33 32 33 11 0 32-6 32-33 0-43-30-77-89-77-90 0-186 91-186 247 0 188 82 238 147 238 79 0 146-66 146-158 0-90-63-159-141-159-48 0-74 37-88 71zM147 466c-43 0-65-43-69-53-12-34-12-90-12-102 0-55 22-127 86-127 11 0 43 0 66 45 12 26 12 62 12 96s0 69-12 94c-21 44-53 47-71 47z">
            <text:p/>
          </draw:path>
          <draw:path draw:style-name="gr3" draw:text-style-name="P7" draw:layer="layout" svg:width="0.351cm" svg:height="0.319cm" svg:x="6.223cm" svg:y="9.214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7" draw:layer="layout" svg:width="0.468cm" svg:height="0.47cm" svg:x="6.799cm" svg:y="9.11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33cm" svg:height="0.47cm" svg:x="7.525cm" svg:y="9.055cm" svg:viewBox="0 0 234 471" svg:d="M146 18c0-16 0-18-16-18-45 45-108 45-130 45v22c14 0 56 0 93-19v367c0 25-2 33-66 33h-22v23c24-4 86-4 113-4 29 0 90 0 116 4v-23h-23c-64 0-65-8-65-33z">
            <text:p/>
          </draw:path>
          <draw:path draw:style-name="gr3" draw:text-style-name="P7" draw:layer="layout" svg:width="0.292cm" svg:height="0.484cm" svg:x="7.844cm" svg:y="9.055cm" svg:viewBox="0 0 293 485" svg:d="M176 221c58-18 98-67 98-123 0-58-61-98-130-98-70 0-125 42-125 96 0 22 16 37 35 37 23 0 37-16 37-37 0-35-33-35-43-35 21-34 67-43 93-43 29 0 69 16 69 78 0 10-2 50-21 82-21 33-45 35-63 37-4 0-22 1-27 1-6 0-11 2-11 8 0 8 5 8 18 8h30c58 0 85 48 85 117 0 96-50 117-80 117-31 0-83-13-109-55 26 5 46-11 46-38 0-26-17-40-38-40-18 0-40 11-40 42 0 64 66 110 142 110 87 0 151-64 151-136 0-58-45-112-117-128z">
            <text:p/>
          </draw:path>
          <draw:path draw:style-name="gr3" draw:text-style-name="P7" draw:layer="layout" svg:width="0.335cm" svg:height="0.497cm" svg:x="8.513cm" svg:y="8.471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8.871cm" svg:y="8.649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</draw:g>
        <draw:g xml:id="id160" draw:id="id160">
          <svg:title>TexMaths</svg:title>
          <svg:desc>24§display§\text {(7)}§svg§600§FALSE§</svg:desc>
          <draw:polygon draw:style-name="gr2" draw:text-style-name="P6" draw:layer="layout" svg:width="0.91cm" svg:height="0.76cm" svg:x="1.418cm" svg:y="8.444cm" svg:viewBox="0 0 911 761" draw:points="455,761 0,761 0,0 911,0 911,761">
            <text:p/>
          </draw:polygon>
          <draw:path draw:style-name="gr3" draw:text-style-name="P7" draw:layer="layout" svg:width="0.197cm" svg:height="0.844cm" svg:x="1.458cm" svg:y="8.402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62cm" svg:height="0.59cm" svg:x="1.75cm" svg:y="8.465cm" svg:viewBox="0 0 363 591" svg:d="M355 58c8-12 8-14 8-31h-205c-104 0-106-12-108-27h-21l-29 175h21c2-14 10-67 21-77 6-6 73-6 83-6h177c-10 14-77 106-96 135-75 113-104 230-104 316 0 10 0 48 38 48 41 0 41-38 41-48v-42c0-46 2-94 7-138 4-19 16-92 54-146z">
            <text:p/>
          </draw:path>
          <draw:path draw:style-name="gr3" draw:text-style-name="P7" draw:layer="layout" svg:width="0.197cm" svg:height="0.844cm" svg:x="2.175cm" svg:y="8.40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2" draw:id="id162">
          <svg:title>TexMaths</svg:title>
          <svg:desc>24§display§\text {(8)}§svg§600§FALSE§</svg:desc>
          <draw:polygon draw:style-name="gr2" draw:text-style-name="P6" draw:layer="layout" svg:width="0.91cm" svg:height="0.759cm" svg:x="10.017cm" svg:y="8.449cm" svg:viewBox="0 0 911 760" draw:points="455,760 0,760 0,0 911,0 911,760">
            <text:p/>
          </draw:polygon>
          <draw:path draw:style-name="gr3" draw:text-style-name="P7" draw:layer="layout" svg:width="0.197cm" svg:height="0.844cm" svg:x="10.057cm" svg:y="8.407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10.338cm" svg:y="8.478cm" svg:viewBox="0 0 352 582" svg:d="M102 177c-39-25-42-54-42-69 0-50 55-87 115-87 63 0 117 44 117 106 0 48-33 88-84 117zM227 257c61-30 102-75 102-130 0-79-75-127-152-127-85 0-154 63-154 142 0 15 2 52 37 92 9 10 42 31 63 46-50 25-123 71-123 156 0 90 86 146 175 146 96 0 177-69 177-160 0-30-10-69-41-105-17-17-30-25-84-60zM142 294l104 65c23 15 63 40 63 92 0 64-63 108-132 108-73 0-135-52-135-123 0-50 27-104 100-142z">
            <text:p/>
          </draw:path>
          <draw:path draw:style-name="gr3" draw:text-style-name="P7" draw:layer="layout" svg:width="0.197cm" svg:height="0.844cm" svg:x="10.774cm" svg:y="8.4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3" draw:id="id163">
          <svg:title>TexMaths</svg:title>
          <svg:desc>20§display§\int \frac{ 1 }{ \sqrt{9x^2 - 12x + 20} }\ dx§svg§600§FALSE§</svg:desc>
          <draw:polygon draw:style-name="gr2" draw:text-style-name="P6" draw:layer="layout" svg:width="7.07cm" svg:height="1.541cm" svg:x="11.12cm" svg:y="8.139cm" svg:viewBox="0 0 7071 1542" draw:points="3536,1542 0,1542 0,0 7071,0 7071,1542">
            <text:p/>
          </draw:polygon>
          <draw:path draw:style-name="gr3" draw:text-style-name="P7" draw:layer="layout" svg:width="0.625cm" svg:height="1.563cm" svg:x="11.125cm" svg:y="8.104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14.466cm" svg:y="8.117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7" draw:layer="layout" svg:width="5.182cm" svg:height="0.029cm" svg:x="11.989cm" svg:y="8.871cm" svg:viewBox="0 0 5183 30" draw:points="2591,30 0,30 0,0 5183,0 5183,30">
            <text:p/>
          </draw:polygon>
          <draw:path draw:style-name="gr3" draw:text-style-name="P7" draw:layer="layout" svg:width="0.549cm" svg:height="0.703cm" svg:x="12.04cm" svg:y="9.012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4.594cm" svg:height="0.029cm" svg:x="12.574cm" svg:y="9.012cm" svg:viewBox="0 0 4595 30" draw:points="2298,30 0,30 0,0 4595,0 4595,30">
            <text:p/>
          </draw:polygon>
          <draw:path draw:style-name="gr3" draw:text-style-name="P7" draw:layer="layout" svg:width="0.292cm" svg:height="0.484cm" svg:x="12.605cm" svg:y="9.157cm" svg:viewBox="0 0 293 485" svg:d="M230 245v22c0 167-73 199-115 199-13 0-49-2-69-26 31 0 37-21 37-32 0-22-17-33-33-33-12 0-32 6-32 35 0 46 38 75 97 75 91 0 178-96 178-246 0-191-80-239-144-239-39 0-74 13-104 45-29 32-45 61-45 113 0 89 62 157 141 157 43 0 72-28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351cm" svg:height="0.319cm" svg:x="12.947cm" svg:y="9.316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218cm" svg:height="0.327cm" svg:x="13.36cm" svg:y="9.096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3.858cm" svg:y="9.43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7cm" svg:x="14.565cm" svg:y="9.157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281cm" svg:height="0.47cm" svg:x="14.89cm" svg:y="9.157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351cm" svg:height="0.319cm" svg:x="15.226cm" svg:y="9.316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  <draw:path draw:style-name="gr3" draw:text-style-name="P7" draw:layer="layout" svg:width="0.468cm" svg:height="0.47cm" svg:x="15.803cm" svg:y="9.217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81cm" svg:height="0.47cm" svg:x="16.501cm" svg:y="9.157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297cm" svg:height="0.484cm" svg:x="16.845cm" svg:y="9.157cm" svg:viewBox="0 0 298 485" svg:d="M298 245c0-58-4-114-29-167-32-67-90-78-120-78-42 0-95 18-123 83-23 50-26 104-26 162 0 53 3 115 32 170 30 56 82 70 117 70 38 0 91-14 123-82 22-48 26-104 26-158zM149 471c-27 0-71-18-82-87-8-41-8-107-8-149 0-45 0-91 5-129 14-84 67-90 85-90 22 0 70 13 83 82 6 40 6 92 6 137 0 53 0 101-8 146-9 67-49 90-81 90z">
            <text:p/>
          </draw:path>
          <draw:path draw:style-name="gr3" draw:text-style-name="P7" draw:layer="layout" svg:width="0.335cm" svg:height="0.497cm" svg:x="17.517cm" svg:y="8.573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17.874cm" svg:y="8.751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4 77-72 93-94 93-28 0-39-22-39-46 0-16 5-31 13-63z">
            <text:p/>
          </draw:path>
        </draw:g>
        <draw:g xml:id="id165" draw:id="id165">
          <svg:title>TexMaths</svg:title>
          <svg:desc>20§display§\int \frac{ 1 }{ \sqrt{2x^2 - 6x + 5} }\ dx§svg§600§FALSE§</svg:desc>
          <draw:polygon draw:style-name="gr2" draw:text-style-name="P6" draw:layer="layout" svg:width="6.368cm" svg:height="1.541cm" svg:x="20.119cm" svg:y="8.138cm" svg:viewBox="0 0 6369 1542" draw:points="3184,1542 0,1542 0,0 6369,0 6369,1542">
            <text:p/>
          </draw:polygon>
          <draw:path draw:style-name="gr3" draw:text-style-name="P7" draw:layer="layout" svg:width="0.625cm" svg:height="1.563cm" svg:x="20.124cm" svg:y="8.103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23.115cm" svg:y="8.116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4.478cm" svg:height="0.029cm" svg:x="20.988cm" svg:y="8.87cm" svg:viewBox="0 0 4479 30" draw:points="2240,30 0,30 0,0 4479,0 4479,30">
            <text:p/>
          </draw:polygon>
          <draw:path draw:style-name="gr3" draw:text-style-name="P7" draw:layer="layout" svg:width="0.549cm" svg:height="0.703cm" svg:x="21.039cm" svg:y="9.011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3.892cm" svg:height="0.029cm" svg:x="21.574cm" svg:y="9.011cm" svg:viewBox="0 0 3893 30" draw:points="1947,30 0,30 0,0 3893,0 3893,30">
            <text:p/>
          </draw:polygon>
          <draw:path draw:style-name="gr3" draw:text-style-name="P7" draw:layer="layout" svg:width="0.281cm" svg:height="0.47cm" svg:x="21.609cm" svg:y="9.156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351cm" svg:height="0.319cm" svg:x="21.946cm" svg:y="9.315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218cm" svg:height="0.327cm" svg:x="22.359cm" svg:y="9.095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22.857cm" svg:y="9.435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23.532cm" svg:y="9.156cm" svg:viewBox="0 0 293 485" svg:d="M64 239v-18c0-178 88-203 123-203 18 0 47 4 63 28-12 0-39 0-39 31 0 22 16 33 32 33 11 0 32-6 32-33 0-43-30-77-89-77-90 0-186 91-186 247 0 188 82 238 147 238 79 0 146-66 146-158 0-90-63-159-141-159-48 0-74 37-88 71zM147 466c-45 0-65-43-69-53-12-34-12-90-12-102 0-55 22-127 86-127 11 0 43 0 66 45 12 26 12 62 12 96s0 69-12 94c-21 44-55 47-71 47z">
            <text:p/>
          </draw:path>
          <draw:path draw:style-name="gr3" draw:text-style-name="P7" draw:layer="layout" svg:width="0.351cm" svg:height="0.319cm" svg:x="23.875cm" svg:y="9.315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468cm" svg:height="0.47cm" svg:x="24.451cm" svg:y="9.216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81cm" svg:height="0.484cm" svg:x="25.15cm" svg:y="9.156cm" svg:viewBox="0 0 282 485" svg:d="M282 328c0-83-58-155-135-155-33 0-64 11-89 37v-138c14 5 38 10 60 10 87 0 136-64 136-74 0-5-1-8-6-8-2 0-3 0-6 2-15 6-48 20-96 20-29 0-61-4-95-19-5-3-6-3-8-3-6 0-6 6-6 18v208c0 13 0 19 9 19 5 0 7-2 8-6 8-12 36-50 92-50 36 0 56 32 60 45 12 27 13 54 13 89 0 24 0 68-17 96-16 28-44 47-76 47-51 0-91-37-104-79 2 0 5 0 13 0 23 0 35-17 35-33 0-18-12-35-35-35-11 0-35 4-35 38 0 61 50 128 128 128 82 0 154-67 154-157z">
            <text:p/>
          </draw:path>
          <draw:path draw:style-name="gr3" draw:text-style-name="P7" draw:layer="layout" svg:width="0.335cm" svg:height="0.497cm" svg:x="25.813cm" svg:y="8.572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6.171cm" svg:y="8.75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</draw:g>
        <draw:g xml:id="id164" draw:id="id164">
          <svg:title>TexMaths</svg:title>
          <svg:desc>24§display§\text {(9)}§svg§600§FALSE§</svg:desc>
          <draw:polygon draw:style-name="gr2" draw:text-style-name="P6" draw:layer="layout" svg:width="0.91cm" svg:height="0.759cm" svg:x="18.919cm" svg:y="8.449cm" svg:viewBox="0 0 911 760" draw:points="455,760 0,760 0,0 911,0 911,760">
            <text:p/>
          </draw:polygon>
          <draw:path draw:style-name="gr3" draw:text-style-name="P7" draw:layer="layout" svg:width="0.197cm" svg:height="0.844cm" svg:x="18.959cm" svg:y="8.407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19.24cm" svg:y="8.478cm" svg:viewBox="0 0 352 582" svg:d="M277 294v27c0 199-89 238-139 238-15 0-59-2-82-31 36 0 44-25 44-38 0-27-21-41-40-41-14 0-39 8-39 43 0 55 46 90 117 90 110 0 214-115 214-296 0-228-96-286-173-286-46 0-89 15-125 54-35 38-54 73-54 136 0 106 75 188 169 188 52 0 87-34 108-84zM171 359c-13 0-54 0-79-52-15-32-15-75-15-115 0-46 0-86 17-117 23-42 56-54 85-54 40 0 67 29 82 67 10 27 14 81 14 119 0 71-29 152-104 152z">
            <text:p/>
          </draw:path>
          <draw:path draw:style-name="gr3" draw:text-style-name="P7" draw:layer="layout" svg:width="0.197cm" svg:height="0.844cm" svg:x="19.676cm" svg:y="8.4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7" draw:id="id167">
          <svg:title>TexMaths</svg:title>
          <svg:desc>20§display§\int \frac{ 1 }{ \sqrt{x^2 - 10x + 9 } }\ dx§svg§600§FALSE§</svg:desc>
          <draw:polygon draw:style-name="gr2" draw:text-style-name="P6" draw:layer="layout" svg:width="6.368cm" svg:height="1.541cm" svg:x="2.719cm" svg:y="10.338cm" svg:viewBox="0 0 6369 1542" draw:points="3184,1542 0,1542 0,0 6369,0 6369,1542">
            <text:p/>
          </draw:polygon>
          <draw:path draw:style-name="gr3" draw:text-style-name="P7" draw:layer="layout" svg:width="0.625cm" svg:height="1.563cm" svg:x="2.724cm" svg:y="10.303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5.715cm" svg:y="10.316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4.478cm" svg:height="0.029cm" svg:x="3.588cm" svg:y="11.07cm" svg:viewBox="0 0 4479 30" draw:points="2240,30 0,30 0,0 4479,0 4479,30">
            <text:p/>
          </draw:polygon>
          <draw:path draw:style-name="gr3" draw:text-style-name="P7" draw:layer="layout" svg:width="0.549cm" svg:height="0.703cm" svg:x="3.639cm" svg:y="11.211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3.892cm" svg:height="0.029cm" svg:x="4.174cm" svg:y="11.211cm" svg:viewBox="0 0 3893 30" draw:points="1947,30 0,30 0,0 3893,0 3893,30">
            <text:p/>
          </draw:polygon>
          <draw:path draw:style-name="gr3" draw:text-style-name="P7" draw:layer="layout" svg:width="0.351cm" svg:height="0.319cm" svg:x="4.194cm" svg:y="11.515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7 54 72 0 112-91 112-109 0-6-7-6-8-6-7 0-8 2-10 6-22 77-72 93-94 93-28 0-39-22-39-46 0-16 5-31 13-63z">
            <text:p/>
          </draw:path>
          <draw:path draw:style-name="gr3" draw:text-style-name="P7" draw:layer="layout" svg:width="0.218cm" svg:height="0.327cm" svg:x="4.607cm" svg:y="11.295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5.106cm" svg:y="11.63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7cm" svg:x="5.814cm" svg:y="11.356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297cm" svg:height="0.484cm" svg:x="6.129cm" svg:y="11.356cm" svg:viewBox="0 0 298 485" svg:d="M298 245c0-58-4-114-29-167-32-67-90-78-120-78-42 0-95 18-123 83-23 50-26 104-26 162 0 53 3 115 32 170 30 56 82 70 117 70 38 0 91-14 123-82 22-48 26-104 26-158zM149 471c-27 0-71-18-83-87-7-41-7-107-7-149 0-45 0-91 5-129 14-84 67-90 85-90 22 0 69 13 83 82 6 40 6 92 6 137 0 53 0 101-8 146-9 67-49 90-81 90z">
            <text:p/>
          </draw:path>
          <draw:path draw:style-name="gr3" draw:text-style-name="P7" draw:layer="layout" svg:width="0.351cm" svg:height="0.319cm" svg:x="6.475cm" svg:y="11.515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468cm" svg:height="0.47cm" svg:x="7.051cm" svg:y="11.416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7.744cm" svg:y="11.356cm" svg:viewBox="0 0 293 485" svg:d="M230 245v22c0 167-73 199-115 199-11 0-49-2-69-26 31 0 37-21 37-32 0-22-17-33-33-33-12 0-32 6-32 35 0 46 38 75 97 75 91 0 178-96 178-246 0-191-80-239-144-239-39 0-74 13-104 45-29 32-45 61-45 113 0 89 62 157 141 157 43 0 72-28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335cm" svg:height="0.497cm" svg:x="8.413cm" svg:y="10.772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8.771cm" svg:y="10.95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</draw:g>
        <draw:g xml:id="id166" draw:id="id166">
          <svg:title>TexMaths</svg:title>
          <svg:desc>24§display§\text {(10)}§svg§600§FALSE§</svg:desc>
          <draw:polygon draw:style-name="gr2" draw:text-style-name="P6" draw:layer="layout" svg:width="1.332cm" svg:height="0.759cm" svg:x="1.117cm" svg:y="10.744cm" svg:viewBox="0 0 1333 760" draw:points="666,760 0,760 0,0 1333,0 1333,760">
            <text:p/>
          </draw:polygon>
          <draw:path draw:style-name="gr3" draw:text-style-name="P7" draw:layer="layout" svg:width="0.197cm" svg:height="0.844cm" svg:x="1.157cm" svg:y="10.702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1.478cm" svg:y="10.773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56cm" svg:height="0.581cm" svg:x="1.858cm" svg:y="10.773cm" svg:viewBox="0 0 357 582" svg:d="M357 294c0-69-4-137-34-200-39-81-108-94-144-94-50 0-114 21-148 100-27 59-31 125-31 194 0 63 4 138 38 203 37 68 98 85 141 85 46 0 109-17 147-98 27-58 31-125 31-190zM179 565c-33 0-85-22-98-104-10-50-10-129-10-179 0-53 0-109 6-155 17-100 80-108 102-108 26 0 82 16 99 98 8 48 8 112 8 165 0 64 0 121-9 175-12 81-60 108-98 108z">
            <text:p/>
          </draw:path>
          <draw:path draw:style-name="gr3" draw:text-style-name="P7" draw:layer="layout" svg:width="0.197cm" svg:height="0.844cm" svg:x="2.294cm" svg:y="10.70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8" draw:id="id168">
          <svg:title>TexMaths</svg:title>
          <svg:desc>24§display§\text {(11)}§svg§600§FALSE§</svg:desc>
          <draw:polygon draw:style-name="gr2" draw:text-style-name="P6" draw:layer="layout" svg:width="1.332cm" svg:height="0.76cm" svg:x="9.618cm" svg:y="10.747cm" svg:viewBox="0 0 1333 761" draw:points="666,761 0,761 0,0 1333,0 1333,761">
            <text:p/>
          </draw:polygon>
          <draw:path draw:style-name="gr3" draw:text-style-name="P7" draw:layer="layout" svg:width="0.197cm" svg:height="0.844cm" svg:x="9.658cm" svg:y="10.705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9.979cm" svg:y="10.776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10.402cm" svg:y="10.776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10.795cm" svg:y="10.70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9" draw:id="id169">
          <svg:title>TexMaths</svg:title>
          <svg:desc>20§display§\int \frac{ 1 }{ \sqrt{4x^2 +28x + 13} }\ dx§svg§600§FALSE§</svg:desc>
          <draw:polygon draw:style-name="gr2" draw:text-style-name="P6" draw:layer="layout" svg:width="7.07cm" svg:height="1.541cm" svg:x="11.12cm" svg:y="10.336cm" svg:viewBox="0 0 7071 1542" draw:points="3536,1542 0,1542 0,0 7071,0 7071,1542">
            <text:p/>
          </draw:polygon>
          <draw:path draw:style-name="gr3" draw:text-style-name="P7" draw:layer="layout" svg:width="0.625cm" svg:height="1.563cm" svg:x="11.125cm" svg:y="10.301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14.466cm" svg:y="10.314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7" draw:layer="layout" svg:width="5.182cm" svg:height="0.029cm" svg:x="11.989cm" svg:y="11.068cm" svg:viewBox="0 0 5183 30" draw:points="2591,30 0,30 0,0 5183,0 5183,30">
            <text:p/>
          </draw:polygon>
          <draw:path draw:style-name="gr3" draw:text-style-name="P7" draw:layer="layout" svg:width="0.549cm" svg:height="0.703cm" svg:x="12.04cm" svg:y="11.209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4.594cm" svg:height="0.029cm" svg:x="12.574cm" svg:y="11.209cm" svg:viewBox="0 0 4595 30" draw:points="2298,30 0,30 0,0 4595,0 4595,30">
            <text:p/>
          </draw:polygon>
          <draw:path draw:style-name="gr3" draw:text-style-name="P7" draw:layer="layout" svg:width="0.313cm" svg:height="0.476cm" svg:x="12.595cm" svg:y="11.346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351cm" svg:height="0.319cm" svg:x="12.947cm" svg:y="11.513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218cm" svg:height="0.327cm" svg:x="13.36cm" svg:y="11.293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7cm" svg:x="13.839cm" svg:y="11.41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81cm" svg:height="0.47cm" svg:x="14.538cm" svg:y="11.354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292cm" svg:height="0.484cm" svg:x="14.883cm" svg:y="11.354cm" svg:viewBox="0 0 293 485" svg:d="M85 147c-32-21-35-45-35-57 0-42 46-72 96-72 52 0 97 36 97 88 0 40-27 73-70 97zM189 215c51-26 85-63 85-109 0-66-63-106-127-106-70 0-128 53-128 118 0 13 2 44 31 77 8 8 35 26 52 39-41 21-102 59-102 129 0 76 72 122 146 122 80 0 147-58 147-133 0-25-8-57-34-88-14-14-25-21-70-49zM118 245l87 54c19 13 53 34 53 77 0 53-53 90-111 90-61 0-112-43-112-103 0-41 23-86 83-118z">
            <text:p/>
          </draw:path>
          <draw:path draw:style-name="gr3" draw:text-style-name="P7" draw:layer="layout" svg:width="0.351cm" svg:height="0.319cm" svg:x="15.226cm" svg:y="11.513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  <draw:path draw:style-name="gr3" draw:text-style-name="P7" draw:layer="layout" svg:width="0.468cm" svg:height="0.47cm" svg:x="15.803cm" svg:y="11.41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33cm" svg:height="0.47cm" svg:x="16.53cm" svg:y="11.354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292cm" svg:height="0.484cm" svg:x="16.848cm" svg:y="11.354cm" svg:viewBox="0 0 293 485" svg:d="M176 221c58-18 98-67 98-123 0-58-61-98-130-98-72 0-125 42-125 96 0 22 16 37 35 37 23 0 37-16 37-37 0-35-33-35-43-35 21-34 67-43 93-43 29 0 69 16 69 78 0 10-2 50-21 82-21 33-45 35-63 37-4 0-22 1-27 1-6 0-11 2-11 8 0 8 5 8 18 8h30c58 0 85 48 85 117 0 96-50 117-80 117-31 0-83-13-109-55 26 5 46-11 46-38 0-26-17-40-38-40-18 0-40 11-40 42 0 64 66 110 142 110 87 0 151-64 151-136 0-58-45-112-117-128z">
            <text:p/>
          </draw:path>
          <draw:path draw:style-name="gr3" draw:text-style-name="P7" draw:layer="layout" svg:width="0.335cm" svg:height="0.497cm" svg:x="17.517cm" svg:y="10.77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17.874cm" svg:y="10.948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4 77-72 93-94 93-28 0-39-22-39-46 0-16 5-31 13-63z">
            <text:p/>
          </draw:path>
        </draw:g>
        <draw:g xml:id="id171" draw:id="id171">
          <svg:title>TexMaths</svg:title>
          <svg:desc>20§display§\int \frac{ 1 }{ \sqrt{2x^2 + 5x - 7} }\ dx§svg§600§FALSE§</svg:desc>
          <draw:polygon draw:style-name="gr2" draw:text-style-name="P6" draw:layer="layout" svg:width="6.368cm" svg:height="1.541cm" svg:x="20.219cm" svg:y="10.437cm" svg:viewBox="0 0 6369 1542" draw:points="3184,1542 0,1542 0,0 6369,0 6369,1542">
            <text:p/>
          </draw:polygon>
          <draw:path draw:style-name="gr3" draw:text-style-name="P7" draw:layer="layout" svg:width="0.625cm" svg:height="1.563cm" svg:x="20.224cm" svg:y="10.402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23.215cm" svg:y="10.415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4.478cm" svg:height="0.029cm" svg:x="21.088cm" svg:y="11.169cm" svg:viewBox="0 0 4479 30" draw:points="2240,30 0,30 0,0 4479,0 4479,30">
            <text:p/>
          </draw:polygon>
          <draw:path draw:style-name="gr3" draw:text-style-name="P7" draw:layer="layout" svg:width="0.549cm" svg:height="0.703cm" svg:x="21.139cm" svg:y="11.31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3.892cm" svg:height="0.029cm" svg:x="21.674cm" svg:y="11.31cm" svg:viewBox="0 0 3893 30" draw:points="1947,30 0,30 0,0 3893,0 3893,30">
            <text:p/>
          </draw:polygon>
          <draw:path draw:style-name="gr3" draw:text-style-name="P7" draw:layer="layout" svg:width="0.281cm" svg:height="0.47cm" svg:x="21.709cm" svg:y="11.455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351cm" svg:height="0.319cm" svg:x="22.046cm" svg:y="11.614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218cm" svg:height="0.327cm" svg:x="22.459cm" svg:y="11.394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7cm" svg:x="22.938cm" svg:y="11.51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81cm" svg:height="0.484cm" svg:x="23.637cm" svg:y="11.455cm" svg:viewBox="0 0 282 485" svg:d="M282 328c0-83-58-155-135-155-33 0-64 11-89 37v-138c14 5 38 10 60 10 87 0 136-64 136-74 0-5-1-8-6-8-2 0-3 0-6 2-15 6-48 20-96 20-29 0-61-4-95-19-5-3-6-3-8-3-6 0-6 6-6 18v208c0 13 0 19 9 19 5 0 7-2 8-6 8-12 36-50 92-50 36 0 56 32 60 45 12 27 13 54 13 89 0 24 0 68-17 96-16 28-44 47-76 47-51 0-91-37-104-79 2 0 5 0 13 0 23 0 35-17 35-33 0-18-12-35-35-35-11 0-35 4-35 38 0 61 50 128 128 128 82 0 154-67 154-157z">
            <text:p/>
          </draw:path>
          <draw:path draw:style-name="gr3" draw:text-style-name="P7" draw:layer="layout" svg:width="0.351cm" svg:height="0.319cm" svg:x="23.975cm" svg:y="11.614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429cm" svg:height="0.029cm" svg:x="24.57cm" svg:y="11.734cm" svg:viewBox="0 0 430 30" svg:d="M406 30c12 0 24 0 24-16 0-14-12-14-24-14h-382c-11 0-24 0-24 14 0 16 13 16 24 16z">
            <text:p/>
          </draw:path>
          <draw:path draw:style-name="gr3" draw:text-style-name="P7" draw:layer="layout" svg:width="0.301cm" svg:height="0.492cm" svg:x="25.253cm" svg:y="11.449cm" svg:viewBox="0 0 302 493" svg:d="M296 48c6-10 6-11 6-26h-171c-86 0-88-9-89-22h-18l-24 146h18c1-12 8-56 17-64 5-5 61-5 69-5h147c-8 11-64 88-80 112-62 94-86 192-86 264 0 8 0 40 32 40 33 0 33-32 33-40v-35c0-39 2-79 8-115 2-16 12-77 44-122z">
            <text:p/>
          </draw:path>
          <draw:path draw:style-name="gr3" draw:text-style-name="P7" draw:layer="layout" svg:width="0.335cm" svg:height="0.497cm" svg:x="25.913cm" svg:y="10.871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6.271cm" svg:y="11.049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</draw:g>
        <draw:g xml:id="id170" draw:id="id170">
          <svg:title>TexMaths</svg:title>
          <svg:desc>24§display§\text {(12)}§svg§600§FALSE§</svg:desc>
          <draw:polygon draw:style-name="gr2" draw:text-style-name="P6" draw:layer="layout" svg:width="1.332cm" svg:height="0.76cm" svg:x="18.619cm" svg:y="10.749cm" svg:viewBox="0 0 1333 761" draw:points="666,761 0,761 0,0 1333,0 1333,761">
            <text:p/>
          </draw:polygon>
          <draw:path draw:style-name="gr3" draw:text-style-name="P7" draw:layer="layout" svg:width="0.197cm" svg:height="0.844cm" svg:x="18.659cm" svg:y="10.707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18.98cm" svg:y="10.778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37cm" svg:height="0.564cm" svg:x="19.368cm" svg:y="10.77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19.796cm" svg:y="10.7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73" draw:id="id173">
          <svg:title>TexMaths</svg:title>
          <svg:desc>20§display§\int \frac{ 1 }{ \sqrt{16 + 6x -  x^2} }\ dx§svg§600§FALSE§</svg:desc>
          <draw:polygon draw:style-name="gr2" draw:text-style-name="P6" draw:layer="layout" svg:width="6.368cm" svg:height="1.541cm" svg:x="2.821cm" svg:y="12.636cm" svg:viewBox="0 0 6369 1542" draw:points="3184,1542 0,1542 0,0 6369,0 6369,1542">
            <text:p/>
          </draw:polygon>
          <draw:path draw:style-name="gr3" draw:text-style-name="P7" draw:layer="layout" svg:width="0.625cm" svg:height="1.563cm" svg:x="2.826cm" svg:y="12.601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5.817cm" svg:y="12.614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4.478cm" svg:height="0.029cm" svg:x="3.69cm" svg:y="13.368cm" svg:viewBox="0 0 4479 30" draw:points="2240,30 0,30 0,0 4479,0 4479,30">
            <text:p/>
          </draw:polygon>
          <draw:path draw:style-name="gr3" draw:text-style-name="P7" draw:layer="layout" svg:width="0.549cm" svg:height="0.703cm" svg:x="3.741cm" svg:y="13.509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3.892cm" svg:height="0.029cm" svg:x="4.276cm" svg:y="13.509cm" svg:viewBox="0 0 3893 30" draw:points="1947,30 0,30 0,0 3893,0 3893,30">
            <text:p/>
          </draw:polygon>
          <draw:path draw:style-name="gr3" draw:text-style-name="P7" draw:layer="layout" svg:width="0.233cm" svg:height="0.47cm" svg:x="4.338cm" svg:y="13.654cm" svg:viewBox="0 0 234 471" svg:d="M146 18c0-16 0-18-16-18-45 45-108 45-130 45v22c14 0 56 0 93-19v367c0 25-2 33-66 33h-22v23c24-4 86-4 113-4 29 0 92 0 116 4v-23h-23c-64 0-65-8-65-33z">
            <text:p/>
          </draw:path>
          <draw:path draw:style-name="gr3" draw:text-style-name="P7" draw:layer="layout" svg:width="0.292cm" svg:height="0.484cm" svg:x="4.656cm" svg:y="13.654cm" svg:viewBox="0 0 293 485" svg:d="M64 239v-18c0-178 88-203 123-203 18 0 47 4 63 28-12 0-39 0-39 31 0 22 16 33 32 33 11 0 32-6 32-33 0-43-30-77-89-77-90 0-186 91-186 247 0 188 82 238 147 238 79 0 146-66 146-158 0-90-63-159-141-159-48 0-74 37-88 71zM147 466c-45 0-65-43-69-53-12-34-12-90-12-102 0-55 22-127 86-127 11 0 43 0 66 45 12 26 12 62 12 96s0 69-12 94c-21 44-55 47-71 47z">
            <text:p/>
          </draw:path>
          <draw:path draw:style-name="gr3" draw:text-style-name="P7" draw:layer="layout" svg:width="0.468cm" svg:height="0.47cm" svg:x="5.175cm" svg:y="13.71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5.868cm" svg:y="13.654cm" svg:viewBox="0 0 293 485" svg:d="M64 239v-18c0-178 88-203 123-203 18 0 47 4 63 28-12 0-39 0-39 31 0 22 16 33 32 33 11 0 32-6 32-33 0-43-30-77-89-77-90 0-186 91-186 247 0 188 82 238 147 238 79 0 146-66 146-158 0-90-63-159-141-159-48 0-74 37-88 71zM147 466c-45 0-65-43-69-53-12-34-12-90-12-102 0-55 22-127 86-127 11 0 43 0 66 45 12 26 12 62 12 96s0 69-12 94c-21 44-55 47-71 47z">
            <text:p/>
          </draw:path>
          <draw:path draw:style-name="gr3" draw:text-style-name="P7" draw:layer="layout" svg:width="0.351cm" svg:height="0.319cm" svg:x="6.21cm" svg:y="13.813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4 77-72 93-94 93-28 0-39-22-39-46 0-16 5-31 13-63z">
            <text:p/>
          </draw:path>
          <draw:path draw:style-name="gr3" draw:text-style-name="P7" draw:layer="layout" svg:width="0.429cm" svg:height="0.029cm" svg:x="6.805cm" svg:y="13.933cm" svg:viewBox="0 0 430 30" svg:d="M406 30c12 0 24 0 24-16 0-14-12-14-24-14h-382c-11 0-24 0-24 14 0 16 13 16 24 16z">
            <text:p/>
          </draw:path>
          <draw:path draw:style-name="gr3" draw:text-style-name="P7" draw:layer="layout" svg:width="0.351cm" svg:height="0.319cm" svg:x="7.471cm" svg:y="13.813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  <draw:path draw:style-name="gr3" draw:text-style-name="P7" draw:layer="layout" svg:width="0.218cm" svg:height="0.327cm" svg:x="7.884cm" svg:y="13.593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8.515cm" svg:y="13.07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8.873cm" svg:y="13.248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</draw:g>
        <draw:g xml:id="id172" draw:id="id172">
          <svg:title>TexMaths</svg:title>
          <svg:desc>24§display§\text {(13)}§svg§600§FALSE§</svg:desc>
          <draw:polygon draw:style-name="gr2" draw:text-style-name="P6" draw:layer="layout" svg:width="1.332cm" svg:height="0.76cm" svg:x="1.117cm" svg:y="13.044cm" svg:viewBox="0 0 1333 761" draw:points="666,761 0,761 0,0 1333,0 1333,761">
            <text:p/>
          </draw:polygon>
          <draw:path draw:style-name="gr3" draw:text-style-name="P7" draw:layer="layout" svg:width="0.197cm" svg:height="0.844cm" svg:x="1.157cm" svg:y="13.002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79cm" svg:height="0.564cm" svg:x="1.478cm" svg:y="13.073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5cm" svg:height="0.581cm" svg:x="1.86cm" svg:y="13.073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s-100-16-131-65c31 5 56-14 56-47 0-30-21-48-46-48-21 0-48 14-48 50 0 77 79 133 171 133 104 0 180-77 180-163 0-69-53-135-140-154z">
            <text:p/>
          </draw:path>
          <draw:path draw:style-name="gr3" draw:text-style-name="P7" draw:layer="layout" svg:width="0.197cm" svg:height="0.844cm" svg:x="2.294cm" svg:y="13.00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74" draw:id="id174">
          <svg:title>TexMaths</svg:title>
          <svg:desc>24§display§\text {(14)}§svg§600§FALSE§</svg:desc>
          <draw:polygon draw:style-name="gr2" draw:text-style-name="P6" draw:layer="layout" svg:width="1.332cm" svg:height="0.76cm" svg:x="9.718cm" svg:y="13.048cm" svg:viewBox="0 0 1333 761" draw:points="666,761 0,761 0,0 1333,0 1333,761">
            <text:p/>
          </draw:polygon>
          <draw:path draw:style-name="gr3" draw:text-style-name="P7" draw:layer="layout" svg:width="0.197cm" svg:height="0.844cm" svg:x="9.758cm" svg:y="13.006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10.079cm" svg:y="13.077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75cm" svg:height="0.571cm" svg:x="10.45cm" svg:y="13.067cm" svg:viewBox="0 0 376 572" svg:d="M225 434v73c0 31 0 40-64 40h-17v25c35-2 79-2 113-2 37 0 81 0 116 2v-25h-18c-63 0-65-9-65-40v-73h86v-27h-86v-386c0-15 0-21-13-21-8 0-10 0-16 10l-261 397v27zM230 407h-207l207-315z">
            <text:p/>
          </draw:path>
          <draw:path draw:style-name="gr3" draw:text-style-name="P7" draw:layer="layout" svg:width="0.197cm" svg:height="0.844cm" svg:x="10.895cm" svg:y="13.00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75" draw:id="id175">
          <svg:title>TexMaths</svg:title>
          <svg:desc>20§display§\int \frac{ 1 }{ \sqrt{15 + 6x  - 9x^2} }\ dx§svg§600§FALSE§</svg:desc>
          <draw:polygon draw:style-name="gr2" draw:text-style-name="P6" draw:layer="layout" svg:width="6.718cm" svg:height="1.541cm" svg:x="11.12cm" svg:y="12.737cm" svg:viewBox="0 0 6719 1542" draw:points="3360,1542 0,1542 0,0 6719,0 6719,1542">
            <text:p/>
          </draw:polygon>
          <draw:path draw:style-name="gr3" draw:text-style-name="P7" draw:layer="layout" svg:width="0.625cm" svg:height="1.563cm" svg:x="11.125cm" svg:y="12.702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14.29cm" svg:y="12.715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4.83cm" svg:height="0.029cm" svg:x="11.989cm" svg:y="13.469cm" svg:viewBox="0 0 4831 30" draw:points="2415,30 0,30 0,0 4831,0 4831,30">
            <text:p/>
          </draw:polygon>
          <draw:path draw:style-name="gr3" draw:text-style-name="P7" draw:layer="layout" svg:width="0.549cm" svg:height="0.703cm" svg:x="12.04cm" svg:y="13.61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4.244cm" svg:height="0.029cm" svg:x="12.575cm" svg:y="13.61cm" svg:viewBox="0 0 4245 30" draw:points="2122,30 0,30 0,0 4245,0 4245,30">
            <text:p/>
          </draw:polygon>
          <draw:path draw:style-name="gr3" draw:text-style-name="P7" draw:layer="layout" svg:width="0.233cm" svg:height="0.47cm" svg:x="12.637cm" svg:y="13.755cm" svg:viewBox="0 0 234 471" svg:d="M146 18c0-16 0-18-16-18-45 45-108 45-130 45v22c14 0 56 0 93-19v367c0 25-2 33-66 33h-22v23c24-4 86-4 113-4 29 0 92 0 116 4v-23h-23c-64 0-65-8-65-33z">
            <text:p/>
          </draw:path>
          <draw:path draw:style-name="gr3" draw:text-style-name="P7" draw:layer="layout" svg:width="0.281cm" svg:height="0.484cm" svg:x="12.962cm" svg:y="13.755cm" svg:viewBox="0 0 282 485" svg:d="M282 328c0-83-58-155-135-155-33 0-64 11-89 37v-138c14 5 38 10 60 10 87 0 136-64 136-74 0-5-1-8-6-8-2 0-3 0-6 2-15 6-48 20-96 20-29 0-61-4-95-19-5-3-6-3-8-3-6 0-6 6-6 18v208c0 13 0 19 9 19 5 0 7-2 8-6 8-12 36-50 92-50 36 0 54 32 60 45 12 27 13 54 13 89 0 24 0 68-17 96-16 28-44 47-76 47-51 0-91-37-104-79 2 0 5 0 13 0 23 0 35-17 35-33 0-18-12-35-35-35-11 0-35 4-35 38 0 61 48 128 128 128 82 0 154-67 154-157z">
            <text:p/>
          </draw:path>
          <draw:path draw:style-name="gr3" draw:text-style-name="P7" draw:layer="layout" svg:width="0.468cm" svg:height="0.47cm" svg:x="13.474cm" svg:y="13.81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14.167cm" svg:y="13.755cm" svg:viewBox="0 0 293 485" svg:d="M64 239v-18c0-178 88-203 123-203 18 0 47 4 63 28-12 0-39 0-39 31 0 22 16 33 32 33 11 0 32-6 32-33 0-43-30-77-89-77-90 0-186 91-186 247 0 188 82 238 147 238 79 0 146-66 146-158 0-90-63-159-141-159-48 0-74 37-88 71zM147 466c-45 0-65-43-69-53-12-34-12-90-12-102 0-55 22-127 86-127 11 0 43 0 66 45 12 26 12 62 12 96s0 69-12 94c-21 44-55 47-71 47z">
            <text:p/>
          </draw:path>
          <draw:path draw:style-name="gr3" draw:text-style-name="P7" draw:layer="layout" svg:width="0.351cm" svg:height="0.319cm" svg:x="14.509cm" svg:y="13.914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4 77-72 93-94 93-28 0-39-22-39-46 0-16 5-31 13-63z">
            <text:p/>
          </draw:path>
          <draw:path draw:style-name="gr3" draw:text-style-name="P7" draw:layer="layout" svg:width="0.429cm" svg:height="0.029cm" svg:x="15.104cm" svg:y="14.034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5.78cm" svg:y="13.755cm" svg:viewBox="0 0 293 485" svg:d="M230 245v22c0 167-73 199-115 199-11 0-49-2-69-26 31 0 37-21 37-32 0-22-17-33-33-33-12 0-32 6-32 35 0 46 38 75 97 75 91 0 178-96 178-246 0-191-80-239-144-239-39 0-74 13-104 45-29 32-45 61-45 113 0 89 62 157 141 157 43 0 72-28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351cm" svg:height="0.319cm" svg:x="16.122cm" svg:y="13.914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218cm" svg:height="0.327cm" svg:x="16.533cm" svg:y="13.694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17.166cm" svg:y="13.171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17.524cm" svg:y="13.349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</draw:g>
        <draw:g xml:id="id177" draw:id="id177">
          <svg:title>TexMaths</svg:title>
          <svg:desc>20§display§\int \frac{ 1 }{ \sqrt{2 + 3x - 2x^2} }\ dx§svg§600§FALSE§</svg:desc>
          <draw:polygon draw:style-name="gr2" draw:text-style-name="P6" draw:layer="layout" svg:width="6.368cm" svg:height="1.541cm" svg:x="20.319cm" svg:y="12.836cm" svg:viewBox="0 0 6369 1542" draw:points="3184,1542 0,1542 0,0 6369,0 6369,1542">
            <text:p/>
          </draw:polygon>
          <draw:path draw:style-name="gr3" draw:text-style-name="P7" draw:layer="layout" svg:width="0.625cm" svg:height="1.563cm" svg:x="20.324cm" svg:y="12.801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23.315cm" svg:y="12.814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4.478cm" svg:height="0.029cm" svg:x="21.188cm" svg:y="13.568cm" svg:viewBox="0 0 4479 30" draw:points="2240,30 0,30 0,0 4479,0 4479,30">
            <text:p/>
          </draw:polygon>
          <draw:path draw:style-name="gr3" draw:text-style-name="P7" draw:layer="layout" svg:width="0.549cm" svg:height="0.703cm" svg:x="21.239cm" svg:y="13.709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3.892cm" svg:height="0.029cm" svg:x="21.774cm" svg:y="13.709cm" svg:viewBox="0 0 3893 30" draw:points="1947,30 0,30 0,0 3893,0 3893,30">
            <text:p/>
          </draw:polygon>
          <draw:path draw:style-name="gr3" draw:text-style-name="P7" draw:layer="layout" svg:width="0.281cm" svg:height="0.47cm" svg:x="21.809cm" svg:y="13.854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468cm" svg:height="0.47cm" svg:x="22.321cm" svg:y="13.91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23.014cm" svg:y="13.854cm" svg:viewBox="0 0 293 485" svg:d="M176 221c58-18 98-67 98-123 0-58-61-98-130-98-70 0-125 42-125 96 0 22 16 37 35 37 23 0 37-16 37-37 0-35-33-35-43-35 21-34 67-43 93-43 29 0 69 16 69 78 0 10-2 50-21 82-21 33-45 35-63 37-4 0-22 1-27 1-6 0-11 2-11 8 0 8 5 8 18 8h30c58 0 85 48 85 117 0 96-50 117-80 117-31 0-83-13-109-55 26 5 46-11 46-38 0-26-17-40-38-40-18 0-40 11-40 42 0 64 66 110 142 110 87 0 151-64 151-136 0-58-45-112-117-128z">
            <text:p/>
          </draw:path>
          <draw:path draw:style-name="gr3" draw:text-style-name="P7" draw:layer="layout" svg:width="0.351cm" svg:height="0.319cm" svg:x="23.356cm" svg:y="14.013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7" draw:layer="layout" svg:width="0.429cm" svg:height="0.029cm" svg:x="23.953cm" svg:y="14.133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7cm" svg:x="24.633cm" svg:y="13.854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351cm" svg:height="0.319cm" svg:x="24.969cm" svg:y="14.013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  <draw:path draw:style-name="gr3" draw:text-style-name="P7" draw:layer="layout" svg:width="0.218cm" svg:height="0.327cm" svg:x="25.382cm" svg:y="13.793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26.013cm" svg:y="13.27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6.371cm" svg:y="13.448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</draw:g>
        <draw:g xml:id="id176" draw:id="id176">
          <svg:title>TexMaths</svg:title>
          <svg:desc>24§display§\text {(15)}§svg§600§FALSE§</svg:desc>
          <draw:polygon draw:style-name="gr2" draw:text-style-name="P6" draw:layer="layout" svg:width="1.332cm" svg:height="0.759cm" svg:x="18.621cm" svg:y="13.051cm" svg:viewBox="0 0 1333 760" draw:points="666,760 0,760 0,0 1333,0 1333,760">
            <text:p/>
          </draw:polygon>
          <draw:path draw:style-name="gr3" draw:text-style-name="P7" draw:layer="layout" svg:width="0.197cm" svg:height="0.844cm" svg:x="18.661cm" svg:y="13.009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79cm" svg:height="0.564cm" svg:x="18.982cm" svg:y="13.08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37cm" svg:height="0.581cm" svg:x="19.37cm" svg:y="13.08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7" draw:layer="layout" svg:width="0.197cm" svg:height="0.844cm" svg:x="19.798cm" svg:y="13.00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46" anim:sub-item="text" smil:attributeName="visibility" smil:to="visible"/>
                  <anim:animate smil:begin="0s" smil:dur="0.5s" smil:fill="hold" smil:decelerate="0.5" smil:targetElement="id146" anim:sub-item="text" smil:attributeName="rotate" smil:values="-90;0" smil:keyTimes="0;1"/>
                  <anim:animate smil:begin="0s" smil:dur="0.5s" smil:fill="hold" smil:decelerate="0.5" smil:targetElement="id146" anim:sub-item="text" smil:attributeName="width" smil:values="width;width*.05" smil:keyTimes="0;1"/>
                  <anim:animate smil:begin="0.5s" smil:dur="0.5s" smil:fill="hold" smil:accelerate="0.5" smil:targetElement="id146" anim:sub-item="text" smil:attributeName="width" smil:values="width*.05;width" smil:keyTimes="0;1"/>
                  <anim:animate smil:dur="1s" smil:fill="hold" smil:targetElement="id146" anim:sub-item="text" smil:attributeName="height" smil:values="height;height" smil:keyTimes="0;1"/>
                  <anim:animate smil:begin="0s" smil:dur="0.5s" smil:fill="hold" smil:decelerate="0.5" smil:targetElement="id146" anim:sub-item="text" smil:attributeName="x" smil:values="x+.4;x" smil:keyTimes="0;1"/>
                  <anim:animate smil:begin="0s" smil:dur="0.5s" smil:fill="hold" smil:decelerate="0.5" smil:targetElement="id146" anim:sub-item="text" smil:attributeName="y" smil:values="y-.2;y+.1" smil:keyTimes="0;1"/>
                  <anim:animate smil:begin="0.5s" smil:dur="0.5s" smil:fill="hold" smil:accelerate="0.5" smil:targetElement="id146" anim:sub-item="text" smil:attributeName="y" smil:values="y+.1;y" smil:keyTimes="0;1"/>
                  <anim:transitionFilter smil:begin="0s" smil:dur="1s" smil:decelerate="0.5" smil:targetElement="id14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7" smil:attributeName="visibility" smil:to="visible"/>
                  <anim:animate smil:dur="0.5s" smil:fill="hold" smil:targetElement="id147" smil:attributeName="width" smil:values="width*0.05;width" smil:keyTimes="0;1"/>
                  <anim:animate smil:dur="0.5s" smil:fill="hold" smil:targetElement="id147" smil:attributeName="height" smil:values="height;height" smil:keyTimes="0;1"/>
                  <anim:animate smil:dur="0.5s" smil:fill="hold" smil:targetElement="id147" smil:attributeName="x" smil:values="x-.2;x" smil:keyTimes="0;1"/>
                  <anim:animate smil:dur="0.5s" smil:fill="hold" smil:targetElement="id147" smil:attributeName="y" smil:values="y;y" smil:keyTimes="0;1"/>
                  <anim:transitionFilter smil:dur="0.5s" smil:targetElement="id14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8" smil:attributeName="visibility" smil:to="visible"/>
                  <anim:animate smil:dur="0.5s" smil:fill="hold" smil:targetElement="id148" smil:attributeName="width" smil:values="width*0.05;width" smil:keyTimes="0;1"/>
                  <anim:animate smil:dur="0.5s" smil:fill="hold" smil:targetElement="id148" smil:attributeName="height" smil:values="height;height" smil:keyTimes="0;1"/>
                  <anim:animate smil:dur="0.5s" smil:fill="hold" smil:targetElement="id148" smil:attributeName="x" smil:values="x-.2;x" smil:keyTimes="0;1"/>
                  <anim:animate smil:dur="0.5s" smil:fill="hold" smil:targetElement="id148" smil:attributeName="y" smil:values="y;y" smil:keyTimes="0;1"/>
                  <anim:transitionFilter smil:dur="0.5s" smil:targetElement="id148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0" smil:attributeName="visibility" smil:to="visible"/>
                  <anim:animate smil:dur="0.5s" smil:fill="hold" smil:targetElement="id150" smil:attributeName="width" smil:values="width*0.05;width" smil:keyTimes="0;1"/>
                  <anim:animate smil:dur="0.5s" smil:fill="hold" smil:targetElement="id150" smil:attributeName="height" smil:values="height;height" smil:keyTimes="0;1"/>
                  <anim:animate smil:dur="0.5s" smil:fill="hold" smil:targetElement="id150" smil:attributeName="x" smil:values="x-.2;x" smil:keyTimes="0;1"/>
                  <anim:animate smil:dur="0.5s" smil:fill="hold" smil:targetElement="id150" smil:attributeName="y" smil:values="y;y" smil:keyTimes="0;1"/>
                  <anim:transitionFilter smil:dur="0.5s" smil:targetElement="id150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1" smil:attributeName="visibility" smil:to="visible"/>
                  <anim:animate smil:dur="0.5s" smil:fill="hold" smil:targetElement="id151" smil:attributeName="x" smil:values="x;x" smil:keyTimes="0;1"/>
                  <anim:animate smil:dur="0.5s" smil:fill="hold" smil:targetElement="id151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2" smil:attributeName="visibility" smil:to="visible"/>
                  <anim:animate smil:dur="0.5s" smil:fill="hold" smil:targetElement="id152" smil:attributeName="width" smil:values="width*0.05;width" smil:keyTimes="0;1"/>
                  <anim:animate smil:dur="0.5s" smil:fill="hold" smil:targetElement="id152" smil:attributeName="height" smil:values="height;height" smil:keyTimes="0;1"/>
                  <anim:animate smil:dur="0.5s" smil:fill="hold" smil:targetElement="id152" smil:attributeName="x" smil:values="x-.2;x" smil:keyTimes="0;1"/>
                  <anim:animate smil:dur="0.5s" smil:fill="hold" smil:targetElement="id152" smil:attributeName="y" smil:values="y;y" smil:keyTimes="0;1"/>
                  <anim:transitionFilter smil:dur="0.5s" smil:targetElement="id152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x;x" smil:keyTimes="0;1"/>
                  <anim:animate smil:dur="0.5s" smil:fill="hold" smil:targetElement="id153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4" smil:attributeName="visibility" smil:to="visible"/>
                  <anim:animate smil:dur="0.5s" smil:fill="hold" smil:targetElement="id154" smil:attributeName="width" smil:values="width*0.05;width" smil:keyTimes="0;1"/>
                  <anim:animate smil:dur="0.5s" smil:fill="hold" smil:targetElement="id154" smil:attributeName="height" smil:values="height;height" smil:keyTimes="0;1"/>
                  <anim:animate smil:dur="0.5s" smil:fill="hold" smil:targetElement="id154" smil:attributeName="x" smil:values="x-.2;x" smil:keyTimes="0;1"/>
                  <anim:animate smil:dur="0.5s" smil:fill="hold" smil:targetElement="id154" smil:attributeName="y" smil:values="y;y" smil:keyTimes="0;1"/>
                  <anim:transitionFilter smil:dur="0.5s" smil:targetElement="id154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6" smil:attributeName="visibility" smil:to="visible"/>
                  <anim:animate smil:dur="0.5s" smil:fill="hold" smil:targetElement="id156" smil:attributeName="width" smil:values="width*0.05;width" smil:keyTimes="0;1"/>
                  <anim:animate smil:dur="0.5s" smil:fill="hold" smil:targetElement="id156" smil:attributeName="height" smil:values="height;height" smil:keyTimes="0;1"/>
                  <anim:animate smil:dur="0.5s" smil:fill="hold" smil:targetElement="id156" smil:attributeName="x" smil:values="x-.2;x" smil:keyTimes="0;1"/>
                  <anim:animate smil:dur="0.5s" smil:fill="hold" smil:targetElement="id156" smil:attributeName="y" smil:values="y;y" smil:keyTimes="0;1"/>
                  <anim:transitionFilter smil:dur="0.5s" smil:targetElement="id156" smil:type="fade" smil:subtype="crossfade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8" smil:attributeName="visibility" smil:to="visible"/>
                  <anim:animate smil:dur="0.5s" smil:fill="hold" smil:targetElement="id158" smil:attributeName="width" smil:values="width*0.05;width" smil:keyTimes="0;1"/>
                  <anim:animate smil:dur="0.5s" smil:fill="hold" smil:targetElement="id158" smil:attributeName="height" smil:values="height;height" smil:keyTimes="0;1"/>
                  <anim:animate smil:dur="0.5s" smil:fill="hold" smil:targetElement="id158" smil:attributeName="x" smil:values="x-.2;x" smil:keyTimes="0;1"/>
                  <anim:animate smil:dur="0.5s" smil:fill="hold" smil:targetElement="id158" smil:attributeName="y" smil:values="y;y" smil:keyTimes="0;1"/>
                  <anim:transitionFilter smil:dur="0.5s" smil:targetElement="id158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0" smil:attributeName="visibility" smil:to="visible"/>
                  <anim:animate smil:dur="0.5s" smil:fill="hold" smil:targetElement="id160" smil:attributeName="width" smil:values="width*0.05;width" smil:keyTimes="0;1"/>
                  <anim:animate smil:dur="0.5s" smil:fill="hold" smil:targetElement="id160" smil:attributeName="height" smil:values="height;height" smil:keyTimes="0;1"/>
                  <anim:animate smil:dur="0.5s" smil:fill="hold" smil:targetElement="id160" smil:attributeName="x" smil:values="x-.2;x" smil:keyTimes="0;1"/>
                  <anim:animate smil:dur="0.5s" smil:fill="hold" smil:targetElement="id160" smil:attributeName="y" smil:values="y;y" smil:keyTimes="0;1"/>
                  <anim:transitionFilter smil:dur="0.5s" smil:targetElement="id16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1" smil:attributeName="visibility" smil:to="visible"/>
                  <anim:animate smil:dur="0.5s" smil:fill="hold" smil:targetElement="id161" smil:attributeName="x" smil:values="x;x" smil:keyTimes="0;1"/>
                  <anim:animate smil:dur="0.5s" smil:fill="hold" smil:targetElement="id161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2" smil:attributeName="visibility" smil:to="visible"/>
                  <anim:animate smil:dur="0.5s" smil:fill="hold" smil:targetElement="id162" smil:attributeName="width" smil:values="width*0.05;width" smil:keyTimes="0;1"/>
                  <anim:animate smil:dur="0.5s" smil:fill="hold" smil:targetElement="id162" smil:attributeName="height" smil:values="height;height" smil:keyTimes="0;1"/>
                  <anim:animate smil:dur="0.5s" smil:fill="hold" smil:targetElement="id162" smil:attributeName="x" smil:values="x-.2;x" smil:keyTimes="0;1"/>
                  <anim:animate smil:dur="0.5s" smil:fill="hold" smil:targetElement="id162" smil:attributeName="y" smil:values="y;y" smil:keyTimes="0;1"/>
                  <anim:transitionFilter smil:dur="0.5s" smil:targetElement="id162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3" smil:attributeName="visibility" smil:to="visible"/>
                  <anim:animate smil:dur="0.5s" smil:fill="hold" smil:targetElement="id163" smil:attributeName="x" smil:values="x;x" smil:keyTimes="0;1"/>
                  <anim:animate smil:dur="0.5s" smil:fill="hold" smil:targetElement="id163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4" smil:attributeName="visibility" smil:to="visible"/>
                  <anim:animate smil:dur="0.5s" smil:fill="hold" smil:targetElement="id164" smil:attributeName="width" smil:values="width*0.05;width" smil:keyTimes="0;1"/>
                  <anim:animate smil:dur="0.5s" smil:fill="hold" smil:targetElement="id164" smil:attributeName="height" smil:values="height;height" smil:keyTimes="0;1"/>
                  <anim:animate smil:dur="0.5s" smil:fill="hold" smil:targetElement="id164" smil:attributeName="x" smil:values="x-.2;x" smil:keyTimes="0;1"/>
                  <anim:animate smil:dur="0.5s" smil:fill="hold" smil:targetElement="id164" smil:attributeName="y" smil:values="y;y" smil:keyTimes="0;1"/>
                  <anim:transitionFilter smil:dur="0.5s" smil:targetElement="id164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5" smil:attributeName="visibility" smil:to="visible"/>
                  <anim:animate smil:dur="0.5s" smil:fill="hold" smil:targetElement="id165" smil:attributeName="x" smil:values="x;x" smil:keyTimes="0;1"/>
                  <anim:animate smil:dur="0.5s" smil:fill="hold" smil:targetElement="id1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6" smil:attributeName="visibility" smil:to="visible"/>
                  <anim:animate smil:dur="0.5s" smil:fill="hold" smil:targetElement="id166" smil:attributeName="width" smil:values="width*0.05;width" smil:keyTimes="0;1"/>
                  <anim:animate smil:dur="0.5s" smil:fill="hold" smil:targetElement="id166" smil:attributeName="height" smil:values="height;height" smil:keyTimes="0;1"/>
                  <anim:animate smil:dur="0.5s" smil:fill="hold" smil:targetElement="id166" smil:attributeName="x" smil:values="x-.2;x" smil:keyTimes="0;1"/>
                  <anim:animate smil:dur="0.5s" smil:fill="hold" smil:targetElement="id166" smil:attributeName="y" smil:values="y;y" smil:keyTimes="0;1"/>
                  <anim:transitionFilter smil:dur="0.5s" smil:targetElement="id16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8" smil:attributeName="visibility" smil:to="visible"/>
                  <anim:animate smil:dur="0.5s" smil:fill="hold" smil:targetElement="id168" smil:attributeName="width" smil:values="width*0.05;width" smil:keyTimes="0;1"/>
                  <anim:animate smil:dur="0.5s" smil:fill="hold" smil:targetElement="id168" smil:attributeName="height" smil:values="height;height" smil:keyTimes="0;1"/>
                  <anim:animate smil:dur="0.5s" smil:fill="hold" smil:targetElement="id168" smil:attributeName="x" smil:values="x-.2;x" smil:keyTimes="0;1"/>
                  <anim:animate smil:dur="0.5s" smil:fill="hold" smil:targetElement="id168" smil:attributeName="y" smil:values="y;y" smil:keyTimes="0;1"/>
                  <anim:transitionFilter smil:dur="0.5s" smil:targetElement="id168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0" smil:attributeName="visibility" smil:to="visible"/>
                  <anim:animate smil:dur="0.5s" smil:fill="hold" smil:targetElement="id170" smil:attributeName="width" smil:values="width*0.05;width" smil:keyTimes="0;1"/>
                  <anim:animate smil:dur="0.5s" smil:fill="hold" smil:targetElement="id170" smil:attributeName="height" smil:values="height;height" smil:keyTimes="0;1"/>
                  <anim:animate smil:dur="0.5s" smil:fill="hold" smil:targetElement="id170" smil:attributeName="x" smil:values="x-.2;x" smil:keyTimes="0;1"/>
                  <anim:animate smil:dur="0.5s" smil:fill="hold" smil:targetElement="id170" smil:attributeName="y" smil:values="y;y" smil:keyTimes="0;1"/>
                  <anim:transitionFilter smil:dur="0.5s" smil:targetElement="id170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/>
                  <anim:animate smil:dur="0.5s" smil:fill="hold" smil:targetElement="id1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2" smil:attributeName="visibility" smil:to="visible"/>
                  <anim:animate smil:dur="0.5s" smil:fill="hold" smil:targetElement="id172" smil:attributeName="width" smil:values="width*0.05;width" smil:keyTimes="0;1"/>
                  <anim:animate smil:dur="0.5s" smil:fill="hold" smil:targetElement="id172" smil:attributeName="height" smil:values="height;height" smil:keyTimes="0;1"/>
                  <anim:animate smil:dur="0.5s" smil:fill="hold" smil:targetElement="id172" smil:attributeName="x" smil:values="x-.2;x" smil:keyTimes="0;1"/>
                  <anim:animate smil:dur="0.5s" smil:fill="hold" smil:targetElement="id172" smil:attributeName="y" smil:values="y;y" smil:keyTimes="0;1"/>
                  <anim:transitionFilter smil:dur="0.5s" smil:targetElement="id17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4" smil:attributeName="visibility" smil:to="visible"/>
                  <anim:animate smil:dur="0.5s" smil:fill="hold" smil:targetElement="id174" smil:attributeName="width" smil:values="width*0.05;width" smil:keyTimes="0;1"/>
                  <anim:animate smil:dur="0.5s" smil:fill="hold" smil:targetElement="id174" smil:attributeName="height" smil:values="height;height" smil:keyTimes="0;1"/>
                  <anim:animate smil:dur="0.5s" smil:fill="hold" smil:targetElement="id174" smil:attributeName="x" smil:values="x-.2;x" smil:keyTimes="0;1"/>
                  <anim:animate smil:dur="0.5s" smil:fill="hold" smil:targetElement="id174" smil:attributeName="y" smil:values="y;y" smil:keyTimes="0;1"/>
                  <anim:transitionFilter smil:dur="0.5s" smil:targetElement="id174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/>
                  <anim:animate smil:dur="0.5s" smil:fill="hold" smil:targetElement="id175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6" smil:attributeName="visibility" smil:to="visible"/>
                  <anim:animate smil:dur="0.5s" smil:fill="hold" smil:targetElement="id176" smil:attributeName="width" smil:values="width*0.05;width" smil:keyTimes="0;1"/>
                  <anim:animate smil:dur="0.5s" smil:fill="hold" smil:targetElement="id176" smil:attributeName="height" smil:values="height;height" smil:keyTimes="0;1"/>
                  <anim:animate smil:dur="0.5s" smil:fill="hold" smil:targetElement="id176" smil:attributeName="x" smil:values="x-.2;x" smil:keyTimes="0;1"/>
                  <anim:animate smil:dur="0.5s" smil:fill="hold" smil:targetElement="id176" smil:attributeName="y" smil:values="y;y" smil:keyTimes="0;1"/>
                  <anim:transitionFilter smil:dur="0.5s" smil:targetElement="id176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9">
        <draw:frame presentation:style-name="pr4" draw:text-style-name="P11" draw:layer="layout" svg:width="26.4cm" svg:height="14.7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1"> <text:s text:c="3"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/></text:p>
          </draw:text-box>
        </draw:frame>
        <draw:g xml:id="id179" draw:id="id179">
          <svg:title>TexMaths</svg:title>
          <svg:desc>26§display§(1)§svg§600§FALSE§</svg:desc>
          <draw:polygon draw:style-name="gr2" draw:text-style-name="P6" draw:layer="layout" svg:width="0.986cm" svg:height="0.823cm" svg:x="1.712cm" svg:y="1.844cm" svg:viewBox="0 0 987 824" draw:points="494,824 0,824 0,0 987,0 987,824">
            <text:p/>
          </draw:polygon>
          <draw:path draw:style-name="gr3" draw:text-style-name="P7" draw:layer="layout" svg:width="0.213cm" svg:height="0.914cm" svg:x="1.756cm" svg:y="1.798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03cm" svg:height="0.61cm" svg:x="2.104cm" svg:y="1.875cm" svg:viewBox="0 0 304 611" svg:d="M190 23c0-21 0-23-21-23-59 58-140 58-169 58v29c19 0 73 0 121-25v477c0 33-2 43-86 43h-29v29c31-4 113-4 148-4 38 0 117 0 150 4v-29h-29c-83 0-85-10-85-43z">
            <text:p/>
          </draw:path>
          <draw:path draw:style-name="gr3" draw:text-style-name="P7" draw:layer="layout" svg:width="0.213cm" svg:height="0.914cm" svg:x="2.533cm" svg:y="1.79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78" draw:id="id178">
          <svg:title>TexMaths</svg:title>
          <svg:desc>28§display§\text {Solutions :}§svg§600§FALSE§</svg:desc>
          <draw:polygon draw:style-name="gr2" draw:text-style-name="P6" draw:layer="layout" svg:width="4.36cm" svg:height="0.617cm" svg:x="1.812cm" svg:y="0.544cm" svg:viewBox="0 0 4361 618" draw:points="2182,618 0,618 0,0 4361,0 4361,618">
            <text:p/>
          </draw:polygon>
          <draw:path draw:style-name="gr3" draw:text-style-name="P7" draw:layer="layout" svg:width="0.438cm" svg:height="0.716cm" svg:x="1.819cm" svg:y="0.495cm" svg:viewBox="0 0 439 717" svg:d="M289 314l-125-32c-63-15-101-67-101-125 0-70 53-130 132-130 163 0 186 163 193 206 0 7 0 13 11 13 13 0 13-4 13-24v-197c0-18 0-25-11-25-7 0-9 0-16 13l-33 56c-29-29-72-69-159-69-110 0-193 87-193 190 0 83 52 155 130 182 11 4 60 16 130 34 27 6 56 13 85 49 20 27 29 58 29 92 0 69-49 141-132 141-29 0-103-5-157-54-56-54-60-116-60-152 0-9-9-9-12-9-13 0-13 6-13 24v198c0 15 0 22 11 22 7 0 7 0 14-11 0-2 4-5 35-56 32 33 95 67 184 67 114 0 195-96 195-204 0-98-67-179-150-199z">
            <text:p/>
          </draw:path>
          <draw:path draw:style-name="gr3" draw:text-style-name="P7" draw:layer="layout" svg:width="0.438cm" svg:height="0.454cm" svg:x="2.336cm" svg:y="0.748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221cm" svg:height="0.685cm" svg:x="2.833cm" svg:y="0.506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96cm" svg:height="0.447cm" svg:x="3.107cm" svg:y="0.755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7" draw:layer="layout" svg:width="0.31cm" svg:height="0.617cm" svg:x="3.64cm" svg:y="0.585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212cm" svg:height="0.66cm" svg:x="4.036cm" svg:y="0.53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38cm" svg:height="0.454cm" svg:x="4.305cm" svg:y="0.74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96cm" svg:height="0.436cm" svg:x="4.8cm" svg:y="0.75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24cm" svg:height="0.454cm" svg:x="5.349cm" svg:y="0.748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107cm" svg:height="0.425cm" svg:x="6.117cm" svg:y="0.764cm" svg:viewBox="0 0 108 426" svg:d="M108 52c0-27-25-52-54-52s-54 25-54 52c0 29 25 53 54 53s54-24 54-53zM108 374c0-29-25-51-54-51s-54 22-54 51 25 52 54 52 54-23 54-52z">
            <text:p/>
          </draw:path>
        </draw:g>
        <draw:g xml:id="id184" draw:id="id184">
          <svg:title>TexMaths</svg:title>
          <svg:desc>26§display§\therefore§svg§600§FALSE§</svg:desc>
          <draw:polygon draw:style-name="gr2" draw:text-style-name="P6" draw:layer="layout" svg:width="0.49cm" svg:height="0.402cm" svg:x="3.332cm" svg:y="4.343cm" svg:viewBox="0 0 491 403" draw:points="246,403 0,403 0,0 491,0 491,403">
            <text:p/>
          </draw:polygon>
          <draw:path draw:style-name="gr3" draw:text-style-name="P7" draw:layer="layout" svg:width="0.555cm" svg:height="0.493cm" svg:x="3.313cm" svg:y="4.29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80" draw:id="id180">
          <svg:title>TexMaths</svg:title>
          <svg:desc>24§display§\text {Let,}§svg§600§FALSE§</svg:desc>
          <draw:polygon draw:style-name="gr2" draw:text-style-name="P6" draw:layer="layout" svg:width="1.318cm" svg:height="0.655cm" svg:x="3.237cm" svg:y="1.947cm" svg:viewBox="0 0 1319 656" draw:points="659,656 0,656 0,0 1319,0 1319,656">
            <text:p/>
          </draw:polygon>
          <draw:path draw:style-name="gr3" draw:text-style-name="P7" draw:layer="layout" svg:width="0.464cm" svg:height="0.577cm" svg:x="3.222cm" svg:y="1.9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46cm" svg:y="2.1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3cm" svg:y="1.9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497cm" svg:y="2.3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81" draw:id="id181">
          <svg:title>TexMaths</svg:title>
          <svg:desc>24§display§\text {I}§svg§600§FALSE§</svg:desc>
          <draw:polygon draw:style-name="gr2" draw:text-style-name="P6" draw:layer="layout" svg:width="0.197cm" svg:height="0.493cm" svg:x="5.043cm" svg:y="1.947cm" svg:viewBox="0 0 198 494" draw:points="100,494 0,494 0,0 198,0 198,494">
            <text:p/>
          </draw:polygon>
          <draw:path draw:style-name="gr3" draw:text-style-name="P7" draw:layer="layout" svg:width="0.258cm" svg:height="0.577cm" svg:x="5.024cm" svg:y="1.9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2" draw:id="id182">
          <svg:title>TexMaths</svg:title>
          <svg:desc>20§display§= \int \frac{ 1 }{ \sqrt{4x^2 + 9} }\ dx§svg§600§FALSE§</svg:desc>
          <draw:polygon draw:style-name="gr2" draw:text-style-name="P6" draw:layer="layout" svg:width="5.496cm" svg:height="1.541cm" svg:x="5.729cm" svg:y="1.45cm" svg:viewBox="0 0 5497 1542" draw:points="2748,1542 0,1542 0,0 5497,0 5497,1542">
            <text:p/>
          </draw:polygon>
          <draw:path draw:style-name="gr3" draw:text-style-name="P7" draw:layer="layout" svg:width="0.468cm" svg:height="0.165cm" svg:x="5.734cm" svg:y="2.11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3cm" svg:x="6.474cm" svg:y="1.415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8.66cm" svg:y="1.428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7" draw:layer="layout" svg:width="2.866cm" svg:height="0.029cm" svg:x="7.34cm" svg:y="2.182cm" svg:viewBox="0 0 2867 30" draw:points="1433,30 0,30 0,0 2867,0 2867,30">
            <text:p/>
          </draw:polygon>
          <draw:path draw:style-name="gr3" draw:text-style-name="P7" draw:layer="layout" svg:width="0.549cm" svg:height="0.703cm" svg:x="7.391cm" svg:y="2.323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2.279cm" svg:height="0.029cm" svg:x="7.925cm" svg:y="2.323cm" svg:viewBox="0 0 2280 30" draw:points="1141,30 0,30 0,0 2280,0 2280,30">
            <text:p/>
          </draw:polygon>
          <draw:path draw:style-name="gr3" draw:text-style-name="P7" draw:layer="layout" svg:width="0.313cm" svg:height="0.476cm" svg:x="7.945cm" svg:y="2.46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351cm" svg:height="0.319cm" svg:x="8.297cm" svg:y="2.627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218cm" svg:height="0.327cm" svg:x="8.709cm" svg:y="2.407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7cm" svg:x="9.189cm" svg:y="2.528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9.882cm" svg:y="2.468cm" svg:viewBox="0 0 293 485" svg:d="M230 245v22c0 167-73 199-115 199-13 0-49-2-69-26 31 0 37-21 37-32 0-22-17-33-33-33-12 0-32 6-32 35 0 46 38 75 97 75 91 0 178-96 178-246 0-191-80-239-144-239-39 0-74 13-104 45-29 32-45 61-45 113 0 89 62 157 141 157 43 0 72-28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335cm" svg:height="0.497cm" svg:x="10.551cm" svg:y="1.884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10.909cm" svg:y="2.0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</draw:g>
        <draw:g xml:id="id183" draw:id="id183">
          <svg:title>TexMaths</svg:title>
          <svg:desc>20§display§= \int \frac{ 1 }{ \sqrt{(2x)^2 + 3^2} }\ dx§svg§600§FALSE§</svg:desc>
          <draw:polygon draw:style-name="gr2" draw:text-style-name="P6" draw:layer="layout" svg:width="6.476cm" svg:height="1.681cm" svg:x="11.931cm" svg:y="1.451cm" svg:viewBox="0 0 6477 1682" draw:points="3238,1682 0,1682 0,0 6477,0 6477,1682">
            <text:p/>
          </draw:polygon>
          <draw:path draw:style-name="gr3" draw:text-style-name="P7" draw:layer="layout" svg:width="0.468cm" svg:height="0.165cm" svg:x="11.936cm" svg:y="2.11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2cm" svg:x="12.677cm" svg:y="1.416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ath draw:style-name="gr3" draw:text-style-name="P7" draw:layer="layout" svg:width="0.233cm" svg:height="0.469cm" svg:x="15.352cm" svg:y="1.429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3.845cm" svg:height="0.029cm" svg:x="13.542cm" svg:y="2.182cm" svg:viewBox="0 0 3846 30" draw:points="1923,30 0,30 0,0 3846,0 3846,30">
            <text:p/>
          </draw:polygon>
          <draw:path draw:style-name="gr3" draw:text-style-name="P7" draw:layer="layout" svg:width="0.641cm" svg:height="0.844cm" svg:x="13.619cm" svg:y="2.323cm" svg:viewBox="0 0 642 845" svg:d="M221 845c22 0 22 0 30-15l386-803c5-9 5-11 5-13 0-8-7-14-15-14-9 0-13 6-16 14l-363 757-150-349-98 76 11 11 50-39z">
            <text:p/>
          </draw:path>
          <draw:polygon draw:style-name="gr3" draw:text-style-name="P7" draw:layer="layout" svg:width="3.141cm" svg:height="0.029cm" svg:x="14.245cm" svg:y="2.323cm" svg:viewBox="0 0 3142 30" draw:points="1571,30 0,30 0,0 3142,0 3142,30">
            <text:p/>
          </draw:polygon>
          <draw:path draw:style-name="gr3" draw:text-style-name="P7" draw:layer="layout" svg:width="0.164cm" svg:height="0.703cm" svg:x="14.315cm" svg:y="2.426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81cm" svg:height="0.469cm" svg:x="14.553cm" svg:y="2.48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4.891cm" svg:y="2.64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164cm" svg:height="0.703cm" svg:x="15.312cm" svg:y="2.426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218cm" svg:height="0.327cm" svg:x="15.576cm" svg:y="2.42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16.056cm" svg:y="2.54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16.749cm" svg:y="2.48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18cm" svg:height="0.327cm" svg:x="17.102cm" svg:y="2.42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17.733cm" svg:y="1.885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18.091cm" svg:y="2.06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</draw:g>
        <draw:g xml:id="id186" draw:id="id186">
          <svg:title>TexMaths</svg:title>
          <svg:desc>20§display§= \log \left[ 2x + \sqrt{(2x)^2 + 3^2} \right] \left( \frac{1}{2} \right) \ + \ c§svg§600§FALSE§</svg:desc>
          <draw:polygon draw:style-name="gr2" draw:text-style-name="P6" draw:layer="layout" svg:width="11.118cm" svg:height="1.617cm" svg:x="5.73cm" svg:y="3.654cm" svg:viewBox="0 0 11119 1618" draw:points="5560,1618 0,1618 0,0 11119,0 11119,1618">
            <text:p/>
          </draw:polygon>
          <draw:path draw:style-name="gr3" draw:text-style-name="P7" draw:layer="layout" svg:width="0.468cm" svg:height="0.165cm" svg:x="5.735cm" svg:y="4.38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9cm" svg:x="6.46cm" svg:y="4.15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6.652cm" svg:y="4.32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7.004cm" svg:y="4.32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161cm" svg:height="1.265cm" svg:x="7.621cm" svg:y="3.83cm" svg:viewBox="0 0 162 1266" draw:points="0,1266 162,1266 162,1234 34,1234 34,34 162,34 162,0 0,0">
            <text:p/>
          </draw:polygon>
          <draw:path draw:style-name="gr3" draw:text-style-name="P7" draw:layer="layout" svg:width="0.281cm" svg:height="0.469cm" svg:x="7.829cm" svg:y="4.16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8.165cm" svg:y="4.32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8.743cm" svg:y="4.22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0.844cm" svg:x="9.483cm" svg:y="3.974cm" svg:viewBox="0 0 642 845" svg:d="M221 845c22 0 22 0 30-15l386-803c5-9 5-11 5-13 0-8-7-14-15-14-9 0-11 6-16 14l-363 757-150-349-98 76 11 11 50-39z">
            <text:p/>
          </draw:path>
          <draw:polygon draw:style-name="gr3" draw:text-style-name="P7" draw:layer="layout" svg:width="3.141cm" svg:height="0.029cm" svg:x="10.109cm" svg:y="3.974cm" svg:viewBox="0 0 3142 30" draw:points="1571,30 0,30 0,0 3142,0 3142,30">
            <text:p/>
          </draw:polygon>
          <draw:path draw:style-name="gr3" draw:text-style-name="P7" draw:layer="layout" svg:width="0.164cm" svg:height="0.703cm" svg:x="10.178cm" svg:y="4.112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81cm" svg:height="0.469cm" svg:x="10.418cm" svg:y="4.16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0.754cm" svg:y="4.32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164cm" svg:height="0.703cm" svg:x="11.176cm" svg:y="4.112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218cm" svg:height="0.327cm" svg:x="11.44cm" svg:y="4.10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11.92cm" svg:y="4.22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12.613cm" svg:y="4.169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18cm" svg:height="0.327cm" svg:x="12.965cm" svg:y="4.10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61cm" svg:height="1.265cm" svg:x="13.262cm" svg:y="3.83cm" svg:viewBox="0 0 162 1266" draw:points="128,1234 0,1234 0,1266 162,1266 162,0 0,0 0,34 128,34">
            <text:p/>
          </draw:polygon>
          <draw:path draw:style-name="gr3" draw:text-style-name="P7" draw:layer="layout" svg:width="0.346cm" svg:height="1.687cm" svg:x="13.845cm" svg:y="3.619cm" svg:viewBox="0 0 347 1688" svg:d="M347 1682c0-4-1-5-3-7-26-27-74-73-120-150-114-181-165-410-165-680 0-191 26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33cm" svg:height="0.469cm" svg:x="14.363cm" svg:y="3.694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14.301cm" svg:y="4.448cm" svg:viewBox="0 0 354 30" draw:points="176,30 0,30 0,0 354,0 354,30">
            <text:p/>
          </draw:polygon>
          <draw:path draw:style-name="gr3" draw:text-style-name="P7" draw:layer="layout" svg:width="0.281cm" svg:height="0.469cm" svg:x="14.336cm" svg:y="4.65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14.761cm" svg:y="3.619cm" svg:viewBox="0 0 347 1688" svg:d="M347 845c0-277-64-555-243-767-13-16-40-44-69-70-9-8-11-8-21-8-8 0-14 0-14 6 0 4 3 7 5 8 24 26 72 72 118 149 114 181 167 410 167 680 0 191-26 434-143 643-56 101-115 159-144 189-1 2-3 3-3 7 0 6 6 6 14 6 10 0 12 0 23-11 237-215 310-536 310-832z">
            <text:p/>
          </draw:path>
          <draw:path draw:style-name="gr3" draw:text-style-name="P7" draw:layer="layout" svg:width="0.468cm" svg:height="0.469cm" svg:x="15.683cm" svg:y="4.22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6.611cm" svg:y="4.328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185" draw:id="id185">
          <svg:title>TexMaths</svg:title>
          <svg:desc>24§display§\text {I}§svg§600§FALSE§</svg:desc>
          <draw:polygon draw:style-name="gr2" draw:text-style-name="P6" draw:layer="layout" svg:width="0.197cm" svg:height="0.493cm" svg:x="5.044cm" svg:y="4.247cm" svg:viewBox="0 0 198 494" draw:points="100,494 0,494 0,0 198,0 198,494">
            <text:p/>
          </draw:polygon>
          <draw:path draw:style-name="gr3" draw:text-style-name="P7" draw:layer="layout" svg:width="0.258cm" svg:height="0.577cm" svg:x="5.025cm" svg:y="4.2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7" draw:id="id187">
          <svg:title>TexMaths</svg:title>
          <svg:desc>20§display§=  \frac{1}{2} \log \left[ 2x + \sqrt{4x^2 + 9} \right]  \ + \ c§svg§600§FALSE§</svg:desc>
          <draw:polygon draw:style-name="gr2" draw:text-style-name="P6" draw:layer="layout" svg:width="9.224cm" svg:height="1.355cm" svg:x="17.331cm" svg:y="3.756cm" svg:viewBox="0 0 9225 1356" draw:points="4612,1356 0,1356 0,0 9225,0 9225,1356">
            <text:p/>
          </draw:polygon>
          <draw:path draw:style-name="gr3" draw:text-style-name="P7" draw:layer="layout" svg:width="0.468cm" svg:height="0.165cm" svg:x="17.336cm" svg:y="4.40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8.185cm" svg:y="3.721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18.121cm" svg:y="4.474cm" svg:viewBox="0 0 354 30" draw:points="176,30 0,30 0,0 354,0 354,30">
            <text:p/>
          </draw:polygon>
          <draw:path draw:style-name="gr3" draw:text-style-name="P7" draw:layer="layout" svg:width="0.281cm" svg:height="0.469cm" svg:x="18.157cm" svg:y="4.679cm" svg:viewBox="0 0 282 470" svg:d="M54 416l76-74c110-97 152-134 152-204 0-82-63-138-149-138-80 0-133 66-133 128 0 38 35 38 37 38 13 0 37-8 37-36 0-18-13-37-37-37-7 0-7 0-10 1 16-46 55-72 96-72 64 0 95 56 95 116 0 55-36 111-74 155l-136 150c-8 8-8 10-8 27h262l20-123h-18c-3 21-8 53-14 62-7 7-53 7-68 7z">
            <text:p/>
          </draw:path>
          <draw:path draw:style-name="gr3" draw:text-style-name="P7" draw:layer="layout" svg:width="0.157cm" svg:height="0.488cm" svg:x="18.699cm" svg:y="4.177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8.89cm" svg:y="4.349cm" svg:viewBox="0 0 314 325" svg:d="M314 165c0-90-72-165-157-165-88 0-157 77-157 165 0 91 74 160 157 160 85 0 157-71 157-160zM157 307c-31 0-61-16-80-48-18-30-18-74-18-99 0-27 0-66 16-98 19-32 53-46 82-46 30 0 61 14 78 45 19 30 19 72 19 99 0 25 0 64-16 94-14 32-46 53-81 53z">
            <text:p/>
          </draw:path>
          <draw:path draw:style-name="gr3" draw:text-style-name="P7" draw:layer="layout" svg:width="0.322cm" svg:height="0.464cm" svg:x="19.242cm" svg:y="4.346cm" svg:viewBox="0 0 323 465" svg:d="M138 198c-63 0-63-70-63-86 0-19 2-42 11-59 7-10 23-29 52-29 60 0 60 70 60 86 0 20 0 42-11 60-6 9-22 28-49 28zM54 225c0-3 0-19 13-33 27 21 56 22 71 22 65 0 113-48 113-102 0-27-11-53-29-69 26-24 52-27 64-27 2 0 5 0 7 0-8 3-11 11-11 19 0 13 9 21 20 21 7 0 21-5 21-21 0-13-9-35-37-35-14 0-44 5-75 34-29-24-59-26-73-26-66 0-116 48-116 102 0 32 16 58 34 74-10 9-22 33-22 57 0 23 9 50 32 63-44 13-66 43-66 72 0 49 70 89 157 89 83 0 157-36 157-91 0-25-12-61-47-81-38-20-78-20-121-20-18 0-48 0-53 0-23-3-39-25-39-48zM157 448c-72 0-120-35-120-72 0-34 27-59 57-61h42c61 0 141 0 141 61 0 37-51 72-120 72z">
            <text:p/>
          </draw:path>
          <draw:polygon draw:style-name="gr3" draw:text-style-name="P7" draw:layer="layout" svg:width="0.161cm" svg:height="1.264cm" svg:x="19.859cm" svg:y="3.857cm" svg:viewBox="0 0 162 1265" draw:points="0,1265 162,1265 162,1233 34,1233 34,34 162,34 162,0 0,0">
            <text:p/>
          </draw:polygon>
          <draw:path draw:style-name="gr3" draw:text-style-name="P7" draw:layer="layout" svg:width="0.281cm" svg:height="0.469cm" svg:x="20.067cm" svg:y="4.196cm" svg:viewBox="0 0 282 470" svg:d="M54 416l76-74c110-97 152-134 152-204 0-82-63-138-149-138-80 0-133 66-133 128 0 38 35 38 37 38 13 0 37-8 37-36 0-18-13-37-37-37-7 0-7 0-10 1 16-46 55-72 96-72 64 0 95 56 95 116 0 55-36 111-74 155l-136 150c-8 8-8 10-8 27h262l20-123h-18c-3 21-8 53-14 62-7 7-53 7-68 7z">
            <text:p/>
          </draw:path>
          <draw:path draw:style-name="gr3" draw:text-style-name="P7" draw:layer="layout" svg:width="0.351cm" svg:height="0.319cm" svg:x="20.405cm" svg:y="4.35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2 77-72 93-94 93-28 0-39-23-39-47 0-16 5-30 13-62z">
            <text:p/>
          </draw:path>
          <draw:path draw:style-name="gr3" draw:text-style-name="P7" draw:layer="layout" svg:width="0.468cm" svg:height="0.469cm" svg:x="20.981cm" svg:y="4.255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641cm" svg:height="0.843cm" svg:x="21.722cm" svg:y="3.946cm" svg:viewBox="0 0 642 844" svg:d="M221 844c22 0 22 0 30-14l386-803c5-9 5-11 5-13 0-8-7-14-15-14-9 0-11 6-16 14l-363 757-150-349-98 75 11 12 50-39z">
            <text:p/>
          </draw:path>
          <draw:polygon draw:style-name="gr3" draw:text-style-name="P7" draw:layer="layout" svg:width="2.279cm" svg:height="0.029cm" svg:x="22.347cm" svg:y="3.946cm" svg:viewBox="0 0 2280 30" draw:points="1141,30 0,30 0,0 2280,0 2280,30">
            <text:p/>
          </draw:polygon>
          <draw:path draw:style-name="gr3" draw:text-style-name="P7" draw:layer="layout" svg:width="0.313cm" svg:height="0.476cm" svg:x="22.368cm" svg:y="4.188cm" svg:viewBox="0 0 314 477" svg:d="M187 361v61c0 26 0 34-53 34h-14v21c29-2 66-2 94-2 31 0 68 0 96 2v-21h-14c-53 0-54-8-54-34v-61h72v-22h-72v-321c0-13 0-18-12-18-6 0-8 0-12 8l-218 331v22zM192 339h-173l173-262z">
            <text:p/>
          </draw:path>
          <draw:path draw:style-name="gr3" draw:text-style-name="P7" draw:layer="layout" svg:width="0.351cm" svg:height="0.319cm" svg:x="22.72cm" svg:y="4.35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0 93-94 93-28 0-39-23-39-47 0-16 5-30 13-62z">
            <text:p/>
          </draw:path>
          <draw:path draw:style-name="gr3" draw:text-style-name="P7" draw:layer="layout" svg:width="0.218cm" svg:height="0.327cm" svg:x="23.132cm" svg:y="4.135cm" svg:viewBox="0 0 219 328" svg:d="M219 238h-17c-2 11-7 40-13 45-3 3-42 3-48 3h-91c51-46 68-59 99-83 37-29 70-59 70-107 0-59-53-96-117-96-60 0-102 43-102 88 0 26 21 29 26 29 12 0 27-10 27-27 0-8-3-26-29-26 14-35 48-46 72-46 50 0 75 38 75 78 0 43-30 77-46 96l-120 117c-5 4-5 6-5 19h205z">
            <text:p/>
          </draw:path>
          <draw:path draw:style-name="gr3" draw:text-style-name="P7" draw:layer="layout" svg:width="0.468cm" svg:height="0.469cm" svg:x="23.612cm" svg:y="4.255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292cm" svg:height="0.484cm" svg:x="24.304cm" svg:y="4.196cm" svg:viewBox="0 0 293 485" svg:d="M230 245v22c0 166-73 198-115 198-13 0-49-1-69-25 31 0 37-21 37-32 0-23-17-34-33-34-12 0-32 7-32 35 0 47 38 76 97 76 91 0 178-96 178-247 0-190-82-238-144-238-39 0-74 13-104 45-29 32-45 61-45 113 0 88 62 157 141 157 43 0 72-29 89-70zM142 299c-11 0-44 0-65-43-13-27-13-63-13-96 0-38 0-72 14-98 20-35 47-44 71-44 33 0 56 24 69 56 8 22 11 67 11 99 0 59-24 126-87 126z">
            <text:p/>
          </draw:path>
          <draw:polygon draw:style-name="gr3" draw:text-style-name="P7" draw:layer="layout" svg:width="0.161cm" svg:height="1.264cm" svg:x="24.64cm" svg:y="3.857cm" svg:viewBox="0 0 162 1265" draw:points="128,1233 0,1233 0,1265 162,1265 162,0 0,0 0,34 128,34">
            <text:p/>
          </draw:polygon>
          <draw:path draw:style-name="gr3" draw:text-style-name="P7" draw:layer="layout" svg:width="0.468cm" svg:height="0.469cm" svg:x="25.389cm" svg:y="4.255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274cm" svg:height="0.319cm" svg:x="26.316cm" svg:y="4.354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188" draw:id="id188">
          <svg:title>TexMaths</svg:title>
          <svg:desc>26§display§(2)§svg§600§FALSE§</svg:desc>
          <draw:polygon draw:style-name="gr2" draw:text-style-name="P6" draw:layer="layout" svg:width="0.986cm" svg:height="0.823cm" svg:x="1.714cm" svg:y="6.646cm" svg:viewBox="0 0 987 824" draw:points="494,824 0,824 0,0 987,0 987,824">
            <text:p/>
          </draw:polygon>
          <draw:path draw:style-name="gr3" draw:text-style-name="P7" draw:layer="layout" svg:width="0.213cm" svg:height="0.914cm" svg:x="1.758cm" svg:y="6.6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66cm" svg:height="0.61cm" svg:x="2.07cm" svg:y="6.677cm" svg:viewBox="0 0 367 611" svg:d="M71 541l98-96c143-127 198-175 198-266 0-106-82-179-194-179-104 0-173 85-173 166 0 50 46 50 48 50 17 0 48-10 48-48 0-22-17-47-48-47-8 0-8 0-13 2 21-61 71-94 125-94 84 0 123 73 123 150 0 73-46 145-96 202l-177 195c-10 10-10 13-10 35h342l25-160h-23c-5 27-11 69-19 81-8 9-69 9-88 9z">
            <text:p/>
          </draw:path>
          <draw:path draw:style-name="gr3" draw:text-style-name="P7" draw:layer="layout" svg:width="0.213cm" svg:height="0.914cm" svg:x="2.535cm" svg:y="6.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93" draw:id="id193">
          <svg:title>TexMaths</svg:title>
          <svg:desc>26§display§\therefore§svg§600§FALSE§</svg:desc>
          <draw:polygon draw:style-name="gr2" draw:text-style-name="P6" draw:layer="layout" svg:width="0.49cm" svg:height="0.402cm" svg:x="3.633cm" svg:y="9.244cm" svg:viewBox="0 0 491 403" draw:points="246,403 0,403 0,0 491,0 491,403">
            <text:p/>
          </draw:polygon>
          <draw:path draw:style-name="gr3" draw:text-style-name="P7" draw:layer="layout" svg:width="0.555cm" svg:height="0.493cm" svg:x="3.614cm" svg:y="9.198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89" draw:id="id189">
          <svg:title>TexMaths</svg:title>
          <svg:desc>24§display§\text {Let,}§svg§600§FALSE§</svg:desc>
          <draw:polygon draw:style-name="gr2" draw:text-style-name="P6" draw:layer="layout" svg:width="1.318cm" svg:height="0.655cm" svg:x="3.238cm" svg:y="6.648cm" svg:viewBox="0 0 1319 656" draw:points="659,656 0,656 0,0 1319,0 1319,656">
            <text:p/>
          </draw:polygon>
          <draw:path draw:style-name="gr3" draw:text-style-name="P7" draw:layer="layout" svg:width="0.464cm" svg:height="0.577cm" svg:x="3.223cm" svg:y="6.6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47cm" svg:y="6.8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4cm" svg:y="6.6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498cm" svg:y="7.0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90" draw:id="id190">
          <svg:title>TexMaths</svg:title>
          <svg:desc>24§display§\text {I}§svg§600§FALSE§</svg:desc>
          <draw:polygon draw:style-name="gr2" draw:text-style-name="P6" draw:layer="layout" svg:width="0.197cm" svg:height="0.493cm" svg:x="5.044cm" svg:y="6.748cm" svg:viewBox="0 0 198 494" draw:points="100,494 0,494 0,0 198,0 198,494">
            <text:p/>
          </draw:polygon>
          <draw:path draw:style-name="gr3" draw:text-style-name="P7" draw:layer="layout" svg:width="0.258cm" svg:height="0.577cm" svg:x="5.025cm" svg:y="6.7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91" draw:id="id191">
          <svg:title>TexMaths</svg:title>
          <svg:desc>20§display§= \int \frac{ 1 }{ \sqrt{4x^2 - 9} }\ dx§svg§600§FALSE§</svg:desc>
          <draw:polygon draw:style-name="gr2" draw:text-style-name="P6" draw:layer="layout" svg:width="5.496cm" svg:height="1.541cm" svg:x="5.731cm" svg:y="6.253cm" svg:viewBox="0 0 5497 1542" draw:points="2748,1542 0,1542 0,0 5497,0 5497,1542">
            <text:p/>
          </draw:polygon>
          <draw:path draw:style-name="gr3" draw:text-style-name="P7" draw:layer="layout" svg:width="0.468cm" svg:height="0.165cm" svg:x="5.736cm" svg:y="6.91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3cm" svg:x="6.476cm" svg:y="6.218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8.662cm" svg:y="6.231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7" draw:layer="layout" svg:width="2.866cm" svg:height="0.029cm" svg:x="7.342cm" svg:y="6.985cm" svg:viewBox="0 0 2867 30" draw:points="1433,30 0,30 0,0 2867,0 2867,30">
            <text:p/>
          </draw:polygon>
          <draw:path draw:style-name="gr3" draw:text-style-name="P7" draw:layer="layout" svg:width="0.549cm" svg:height="0.703cm" svg:x="7.393cm" svg:y="7.126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2.279cm" svg:height="0.029cm" svg:x="7.927cm" svg:y="7.126cm" svg:viewBox="0 0 2280 30" draw:points="1141,30 0,30 0,0 2280,0 2280,30">
            <text:p/>
          </draw:polygon>
          <draw:path draw:style-name="gr3" draw:text-style-name="P7" draw:layer="layout" svg:width="0.313cm" svg:height="0.476cm" svg:x="7.947cm" svg:y="7.263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351cm" svg:height="0.319cm" svg:x="8.299cm" svg:y="7.43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218cm" svg:height="0.327cm" svg:x="8.711cm" svg:y="7.21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9.21cm" svg:y="7.55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9.884cm" svg:y="7.271cm" svg:viewBox="0 0 293 485" svg:d="M230 245v22c0 167-73 199-115 199-13 0-49-2-69-26 31 0 37-21 37-32 0-22-17-33-33-33-12 0-32 6-32 35 0 46 38 75 97 75 91 0 178-96 178-246 0-191-80-239-144-239-39 0-74 13-104 45-29 32-45 61-45 113 0 89 62 157 141 157 43 0 72-28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335cm" svg:height="0.497cm" svg:x="10.553cm" svg:y="6.687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10.911cm" svg:y="6.865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</draw:g>
        <draw:g xml:id="id192" draw:id="id192">
          <svg:title>TexMaths</svg:title>
          <svg:desc>20§display§= \int \frac{ 1 }{ \sqrt{(2x)^2 - 3^2} }\ dx§svg§600§FALSE§</svg:desc>
          <draw:polygon draw:style-name="gr2" draw:text-style-name="P6" draw:layer="layout" svg:width="6.476cm" svg:height="1.681cm" svg:x="12.033cm" svg:y="6.355cm" svg:viewBox="0 0 6477 1682" draw:points="3238,1682 0,1682 0,0 6477,0 6477,1682">
            <text:p/>
          </draw:polygon>
          <draw:path draw:style-name="gr3" draw:text-style-name="P7" draw:layer="layout" svg:width="0.468cm" svg:height="0.165cm" svg:x="12.038cm" svg:y="7.01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2cm" svg:x="12.779cm" svg:y="6.32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ath draw:style-name="gr3" draw:text-style-name="P7" draw:layer="layout" svg:width="0.233cm" svg:height="0.469cm" svg:x="15.454cm" svg:y="6.333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3.845cm" svg:height="0.029cm" svg:x="13.644cm" svg:y="7.086cm" svg:viewBox="0 0 3846 30" draw:points="1923,30 0,30 0,0 3846,0 3846,30">
            <text:p/>
          </draw:polygon>
          <draw:path draw:style-name="gr3" draw:text-style-name="P7" draw:layer="layout" svg:width="0.641cm" svg:height="0.844cm" svg:x="13.721cm" svg:y="7.227cm" svg:viewBox="0 0 642 845" svg:d="M221 845c22 0 22 0 30-15l386-803c5-9 5-11 5-13 0-8-7-14-15-14-9 0-13 6-16 14l-363 757-150-349-98 76 11 11 50-39z">
            <text:p/>
          </draw:path>
          <draw:polygon draw:style-name="gr3" draw:text-style-name="P7" draw:layer="layout" svg:width="3.141cm" svg:height="0.029cm" svg:x="14.347cm" svg:y="7.227cm" svg:viewBox="0 0 3142 30" draw:points="1571,30 0,30 0,0 3142,0 3142,30">
            <text:p/>
          </draw:polygon>
          <draw:path draw:style-name="gr3" draw:text-style-name="P7" draw:layer="layout" svg:width="0.164cm" svg:height="0.703cm" svg:x="14.417cm" svg:y="7.3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81cm" svg:height="0.469cm" svg:x="14.655cm" svg:y="7.38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4.993cm" svg:y="7.54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164cm" svg:height="0.703cm" svg:x="15.414cm" svg:y="7.3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218cm" svg:height="0.327cm" svg:x="15.678cm" svg:y="7.32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6.177cm" svg:y="7.667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6.851cm" svg:y="7.389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18cm" svg:height="0.327cm" svg:x="17.204cm" svg:y="7.32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17.835cm" svg:y="6.78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18.193cm" svg:y="6.96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</draw:g>
        <draw:g xml:id="id197" draw:id="id197">
          <svg:title>TexMaths</svg:title>
          <svg:desc>26§display§(3)§svg§600§FALSE§</svg:desc>
          <draw:polygon draw:style-name="gr2" draw:text-style-name="P6" draw:layer="layout" svg:width="0.986cm" svg:height="0.823cm" svg:x="1.714cm" svg:y="11.347cm" svg:viewBox="0 0 987 824" draw:points="494,824 0,824 0,0 987,0 987,824">
            <text:p/>
          </draw:polygon>
          <draw:path draw:style-name="gr3" draw:text-style-name="P7" draw:layer="layout" svg:width="0.213cm" svg:height="0.914cm" svg:x="1.758cm" svg:y="11.301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8cm" svg:height="0.629cm" svg:x="2.062cm" svg:y="11.378cm" svg:viewBox="0 0 381 630" svg:d="M229 287c75-23 127-87 127-160 0-75-79-127-169-127-91 0-162 54-162 125 0 29 21 48 46 48 29 0 48-21 48-48 0-46-44-46-57-46 28-44 88-56 121-56 38 0 90 21 90 102 0 12-2 64-27 106-27 43-59 46-81 48-7 0-30 2-36 2-8 0-14 2-14 10 0 11 6 11 22 11h40c75 0 110 62 110 151 0 125-64 152-104 152-39 0-108-16-141-71 33 7 60-14 60-49 0-34-23-52-50-52-23 0-52 14-52 54 0 83 85 143 185 143 113 0 196-83 196-177 0-75-58-145-152-166z">
            <text:p/>
          </draw:path>
          <draw:path draw:style-name="gr3" draw:text-style-name="P7" draw:layer="layout" svg:width="0.213cm" svg:height="0.914cm" svg:x="2.535cm" svg:y="11.30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02" draw:id="id202">
          <svg:title>TexMaths</svg:title>
          <svg:desc>26§display§\therefore§svg§600§FALSE§</svg:desc>
          <draw:polygon draw:style-name="gr2" draw:text-style-name="P6" draw:layer="layout" svg:width="0.49cm" svg:height="0.402cm" svg:x="3.934cm" svg:y="13.845cm" svg:viewBox="0 0 491 403" draw:points="246,403 0,403 0,0 491,0 491,403">
            <text:p/>
          </draw:polygon>
          <draw:path draw:style-name="gr3" draw:text-style-name="P7" draw:layer="layout" svg:width="0.555cm" svg:height="0.493cm" svg:x="3.915cm" svg:y="13.799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98" draw:id="id198">
          <svg:title>TexMaths</svg:title>
          <svg:desc>24§display§\text {Let,}§svg§600§FALSE§</svg:desc>
          <draw:polygon draw:style-name="gr2" draw:text-style-name="P6" draw:layer="layout" svg:width="1.318cm" svg:height="0.655cm" svg:x="3.239cm" svg:y="11.449cm" svg:viewBox="0 0 1319 656" draw:points="659,656 0,656 0,0 1319,0 1319,656">
            <text:p/>
          </draw:polygon>
          <draw:path draw:style-name="gr3" draw:text-style-name="P7" draw:layer="layout" svg:width="0.464cm" svg:height="0.577cm" svg:x="3.224cm" svg:y="11.407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48cm" svg:y="11.605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5cm" svg:y="11.465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499cm" svg:y="11.893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99" draw:id="id199">
          <svg:title>TexMaths</svg:title>
          <svg:desc>24§display§\text {I}§svg§600§FALSE§</svg:desc>
          <draw:polygon draw:style-name="gr2" draw:text-style-name="P6" draw:layer="layout" svg:width="0.197cm" svg:height="0.493cm" svg:x="5.045cm" svg:y="11.449cm" svg:viewBox="0 0 198 494" draw:points="100,494 0,494 0,0 198,0 198,494">
            <text:p/>
          </draw:polygon>
          <draw:path draw:style-name="gr3" draw:text-style-name="P7" draw:layer="layout" svg:width="0.258cm" svg:height="0.577cm" svg:x="5.026cm" svg:y="11.4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0" draw:id="id200">
          <svg:title>TexMaths</svg:title>
          <svg:desc>22§display§= \int \frac{ 1 }{ \sqrt{9 - 4x^2} }\ dx§svg§600§FALSE§</svg:desc>
          <draw:polygon draw:style-name="gr2" draw:text-style-name="P6" draw:layer="layout" svg:width="6.045cm" svg:height="1.695cm" svg:x="5.732cm" svg:y="10.857cm" svg:viewBox="0 0 6046 1696" draw:points="3023,1696 0,1696 0,0 6046,0 6046,1696">
            <text:p/>
          </draw:polygon>
          <draw:path draw:style-name="gr3" draw:text-style-name="P7" draw:layer="layout" svg:width="0.515cm" svg:height="0.182cm" svg:x="5.737cm" svg:y="11.5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552cm" svg:y="10.818cm" svg:viewBox="0 0 688 1720" svg:d="M37 1685c25 0 39-18 39-37 0-26-20-39-37-39-20 0-39 13-39 39 0 40 39 72 86 72 118 0 162-181 217-405 59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956cm" svg:y="10.832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3.152cm" svg:height="0.032cm" svg:x="7.504cm" svg:y="11.661cm" svg:viewBox="0 0 3153 33" draw:points="1577,33 0,33 0,0 3153,0 3153,33">
            <text:p/>
          </draw:polygon>
          <draw:path draw:style-name="gr3" draw:text-style-name="P7" draw:layer="layout" svg:width="0.604cm" svg:height="0.774cm" svg:x="7.56cm" svg:y="11.816cm" svg:viewBox="0 0 605 775" svg:d="M245 694l-136-301c-5-13-10-13-12-13 0 0-5 0-13 6l-73 56c-11 7-11 10-11 12 0 4 2 9 7 9s19-11 26-18c6-3 18-12 25-17l153 334c5 13 11 13 18 13 10 0 12-4 19-14l352-729c5-13 5-14 5-16 0-9-7-16-16-16-7 0-12 4-17 16z">
            <text:p/>
          </draw:path>
          <draw:polygon draw:style-name="gr3" draw:text-style-name="P7" draw:layer="layout" svg:width="2.507cm" svg:height="0.032cm" svg:x="8.148cm" svg:y="11.816cm" svg:viewBox="0 0 2508 33" draw:points="1255,33 0,33 0,0 2508,0 2508,33">
            <text:p/>
          </draw:polygon>
          <draw:path draw:style-name="gr3" draw:text-style-name="P7" draw:layer="layout" svg:width="0.321cm" svg:height="0.532cm" svg:x="8.181cm" svg:y="11.977cm" svg:viewBox="0 0 322 533" svg:d="M253 269v25c0 183-81 218-126 218-14 0-55-1-76-28 33 0 41-23 41-35 0-25-20-37-37-37-13 0-36 7-36 39 0 51 43 82 108 82 100 0 195-105 195-271 0-209-90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8.771cm" svg:y="12.283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9.501cm" svg:y="11.968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9.888cm" svg:y="12.151cm" svg:viewBox="0 0 387 352" svg:d="M238 109c3-21 21-91 75-91 6 0 23 0 39 8-21 6-37 25-37 43 0 12 9 28 30 28 17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80 0 123-100 123-120 0-7-7-7-8-7-7 0-9 2-11 7-24 85-77 103-104 103-30 0-42-25-42-52 0-17 5-33 14-68z">
            <text:p/>
          </draw:path>
          <draw:path draw:style-name="gr3" draw:text-style-name="P7" draw:layer="layout" svg:width="0.24cm" svg:height="0.36cm" svg:x="10.342cm" svg:y="11.9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1.036cm" svg:y="11.334cm" svg:viewBox="0 0 370 548" svg:d="M370 9c0-2 0-9-11-9s-84 7-99 9c-5 0-10 3-10 14 0 10 7 10 19 10 37 0 39 6 39 13l-4 16-45 183c-14-28-37-50-72-50-90 0-187 115-187 228 0 74 42 125 104 125 16 0 54-4 100-59 7 32 34 59 71 59 28 0 45-18 58-44 12-27 22-74 22-76 0-9-7-9-8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7" draw:layer="layout" svg:width="0.386cm" svg:height="0.351cm" svg:x="11.43cm" svg:y="11.529cm" svg:viewBox="0 0 387 352" svg:d="M238 109c3-21 21-91 75-91 6 0 23 0 39 8-21 6-37 25-37 43 0 12 9 28 30 28 17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80 0 123-100 123-120 0-7-7-7-8-7-7 0-9 2-11 7-24 85-77 103-104 103-30 0-42-25-42-52 0-17 5-33 14-68z">
            <text:p/>
          </draw:path>
        </draw:g>
        <draw:g xml:id="id201" draw:id="id201">
          <svg:title>TexMaths</svg:title>
          <svg:desc>20§display§= \int \frac{ 1 }{ \sqrt{3^2 - (2x)^2} }\ dx§svg§600§FALSE§</svg:desc>
          <draw:polygon draw:style-name="gr2" draw:text-style-name="P6" draw:layer="layout" svg:width="6.476cm" svg:height="1.681cm" svg:x="12.333cm" svg:y="10.855cm" svg:viewBox="0 0 6477 1682" draw:points="3238,1682 0,1682 0,0 6477,0 6477,1682">
            <text:p/>
          </draw:polygon>
          <draw:path draw:style-name="gr3" draw:text-style-name="P7" draw:layer="layout" svg:width="0.468cm" svg:height="0.165cm" svg:x="12.338cm" svg:y="11.51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2cm" svg:x="13.079cm" svg:y="10.82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ath draw:style-name="gr3" draw:text-style-name="P7" draw:layer="layout" svg:width="0.233cm" svg:height="0.469cm" svg:x="15.754cm" svg:y="10.833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3.845cm" svg:height="0.029cm" svg:x="13.944cm" svg:y="11.586cm" svg:viewBox="0 0 3846 30" draw:points="1923,30 0,30 0,0 3846,0 3846,30">
            <text:p/>
          </draw:polygon>
          <draw:path draw:style-name="gr3" draw:text-style-name="P7" draw:layer="layout" svg:width="0.641cm" svg:height="0.844cm" svg:x="14.021cm" svg:y="11.727cm" svg:viewBox="0 0 642 845" svg:d="M221 845c22 0 22 0 30-15l386-803c5-9 5-11 5-13 0-8-7-14-15-14-9 0-13 6-16 14l-363 757-150-349-98 76 11 11 50-39z">
            <text:p/>
          </draw:path>
          <draw:polygon draw:style-name="gr3" draw:text-style-name="P7" draw:layer="layout" svg:width="3.141cm" svg:height="0.029cm" svg:x="14.647cm" svg:y="11.727cm" svg:viewBox="0 0 3142 30" draw:points="1571,30 0,30 0,0 3142,0 3142,30">
            <text:p/>
          </draw:polygon>
          <draw:path draw:style-name="gr3" draw:text-style-name="P7" draw:layer="layout" svg:width="0.292cm" svg:height="0.484cm" svg:x="14.677cm" svg:y="11.889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18cm" svg:height="0.327cm" svg:x="15.029cm" svg:y="11.82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5.528cm" svg:y="12.167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6.243cm" svg:y="11.8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81cm" svg:height="0.469cm" svg:x="16.482cm" svg:y="11.88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6.818cm" svg:y="12.04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164cm" svg:height="0.703cm" svg:x="17.24cm" svg:y="11.8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218cm" svg:height="0.327cm" svg:x="17.504cm" svg:y="11.82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18.135cm" svg:y="11.28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18.493cm" svg:y="11.46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</draw:g>
        <draw:g xml:id="id204" draw:id="id204">
          <svg:title>TexMaths</svg:title>
          <svg:desc>20§display§= \sin^{-1}\left( \frac{2x}{3} \right) \times \left( \frac{1}{2} \right) \ + \ c§svg§600§FALSE§</svg:desc>
          <draw:polygon draw:style-name="gr2" draw:text-style-name="P6" draw:layer="layout" svg:width="8.406cm" svg:height="1.617cm" svg:x="5.832cm" svg:y="13.155cm" svg:viewBox="0 0 8407 1618" draw:points="4204,1618 0,1618 0,0 8407,0 8407,1618">
            <text:p/>
          </draw:polygon>
          <draw:path draw:style-name="gr3" draw:text-style-name="P7" draw:layer="layout" svg:width="0.468cm" svg:height="0.165cm" svg:x="5.837cm" svg:y="13.88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1cm" svg:height="0.324cm" svg:x="6.562cm" svg:y="13.824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6.84cm" svg:y="13.669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7.033cm" svg:y="13.82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33cm" svg:height="0.025cm" svg:x="7.454cm" svg:y="13.709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7.894cm" svg:y="13.517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346cm" svg:height="1.687cm" svg:x="8.419cm" svg:y="13.12cm" svg:viewBox="0 0 347 1688" svg:d="M347 1682c0-4-1-5-3-7-26-27-74-73-120-150-114-181-165-410-165-680 0-191 26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81cm" svg:height="0.469cm" svg:x="8.91cm" svg:y="13.19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9.248cm" svg:y="13.35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olygon draw:style-name="gr3" draw:text-style-name="P7" draw:layer="layout" svg:width="0.754cm" svg:height="0.029cm" svg:x="8.875cm" svg:y="13.949cm" svg:viewBox="0 0 755 30" draw:points="378,30 0,30 0,0 755,0 755,30">
            <text:p/>
          </draw:polygon>
          <draw:path draw:style-name="gr3" draw:text-style-name="P7" draw:layer="layout" svg:width="0.292cm" svg:height="0.484cm" svg:x="9.105cm" svg:y="14.154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46cm" svg:height="1.687cm" svg:x="9.737cm" svg:y="13.12cm" svg:viewBox="0 0 347 1688" svg:d="M347 845c0-277-64-555-243-767-13-16-40-44-69-70-9-8-11-8-21-8-8 0-14 0-14 6 0 4 3 7 5 8 24 26 72 72 118 149 114 181 167 410 167 680 0 191-26 434-143 643-56 101-115 159-144 189-1 2-3 3-3 7 0 6 6 6 14 6 10 0 12 0 23-11 237-215 310-536 310-832z">
            <text:p/>
          </draw:path>
          <draw:path draw:style-name="gr3" draw:text-style-name="P7" draw:layer="layout" svg:width="0.34cm" svg:height="0.34cm" svg:x="10.489cm" svg:y="13.794cm" svg:viewBox="0 0 341 341" svg:d="M171 150l-141-140c-9-8-11-10-16-10-8 0-14 6-14 14 0 5 2 7 10 15l140 141-140 142c-8 8-10 10-10 14 0 8 6 15 14 15 5 0 7-2 16-10l140-141 147 146c1 2 6 5 9 5 10 0 15-7 15-15 0-1 0-4-2-8-1-1-113-112-149-148l130-128c3-5 14-15 18-18 0-2 3-5 3-10 0-8-5-14-15-14-4 0-8 3-16 11z">
            <text:p/>
          </draw:path>
          <draw:path draw:style-name="gr3" draw:text-style-name="P7" draw:layer="layout" svg:width="0.346cm" svg:height="1.687cm" svg:x="11.235cm" svg:y="13.12cm" svg:viewBox="0 0 347 1688" svg:d="M347 1682c0-4-1-5-3-7-26-27-74-73-120-150-114-181-165-410-165-680 0-191 26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33cm" svg:height="0.469cm" svg:x="11.753cm" svg:y="13.195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11.691cm" svg:y="13.949cm" svg:viewBox="0 0 354 30" draw:points="176,30 0,30 0,0 354,0 354,30">
            <text:p/>
          </draw:polygon>
          <draw:path draw:style-name="gr3" draw:text-style-name="P7" draw:layer="layout" svg:width="0.281cm" svg:height="0.469cm" svg:x="11.726cm" svg:y="14.15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12.151cm" svg:y="13.12cm" svg:viewBox="0 0 347 1688" svg:d="M347 845c0-277-64-555-243-767-14-16-40-44-69-70-9-8-11-8-21-8-8 0-14 0-14 6 0 4 3 7 5 8 24 26 72 72 118 149 114 181 165 410 165 680 0 191-24 434-141 643-56 101-115 159-144 189-1 2-3 3-3 7 0 6 6 6 14 6 10 0 12 0 23-11 237-215 310-536 310-832z">
            <text:p/>
          </draw:path>
          <draw:path draw:style-name="gr3" draw:text-style-name="P7" draw:layer="layout" svg:width="0.468cm" svg:height="0.469cm" svg:x="13.073cm" svg:y="13.73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4.001cm" svg:y="13.829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03" draw:id="id203">
          <svg:title>TexMaths</svg:title>
          <svg:desc>24§display§\text {I}§svg§600§FALSE§</svg:desc>
          <draw:polygon draw:style-name="gr2" draw:text-style-name="P6" draw:layer="layout" svg:width="0.197cm" svg:height="0.493cm" svg:x="5.146cm" svg:y="13.749cm" svg:viewBox="0 0 198 494" draw:points="100,494 0,494 0,0 198,0 198,494">
            <text:p/>
          </draw:polygon>
          <draw:path draw:style-name="gr3" draw:text-style-name="P7" draw:layer="layout" svg:width="0.258cm" svg:height="0.577cm" svg:x="5.127cm" svg:y="13.7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95" draw:id="id195">
          <svg:title>TexMaths</svg:title>
          <svg:desc>20§display§= \log \left[ 2x + \sqrt{(2x)^2 - 3^2} \right] \left( \frac{1}{2} \right) \ + \ c§svg§600§FALSE§</svg:desc>
          <draw:polygon draw:style-name="gr2" draw:text-style-name="P6" draw:layer="layout" svg:width="11.118cm" svg:height="1.617cm" svg:x="5.73cm" svg:y="8.554cm" svg:viewBox="0 0 11119 1618" draw:points="5560,1618 0,1618 0,0 11119,0 11119,1618">
            <text:p/>
          </draw:polygon>
          <draw:path draw:style-name="gr3" draw:text-style-name="P7" draw:layer="layout" svg:width="0.468cm" svg:height="0.165cm" svg:x="5.735cm" svg:y="9.28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9cm" svg:x="6.46cm" svg:y="9.05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6.652cm" svg:y="9.22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7.004cm" svg:y="9.22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161cm" svg:height="1.265cm" svg:x="7.621cm" svg:y="8.73cm" svg:viewBox="0 0 162 1266" draw:points="0,1266 162,1266 162,1234 34,1234 34,34 162,34 162,0 0,0">
            <text:p/>
          </draw:polygon>
          <draw:path draw:style-name="gr3" draw:text-style-name="P7" draw:layer="layout" svg:width="0.281cm" svg:height="0.469cm" svg:x="7.829cm" svg:y="9.06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8.165cm" svg:y="9.22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8.743cm" svg:y="9.12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0.844cm" svg:x="9.483cm" svg:y="8.874cm" svg:viewBox="0 0 642 845" svg:d="M221 845c22 0 22 0 30-15l386-803c5-9 5-11 5-13 0-8-7-14-15-14-9 0-11 6-16 14l-363 757-150-349-98 76 11 11 50-39z">
            <text:p/>
          </draw:path>
          <draw:polygon draw:style-name="gr3" draw:text-style-name="P7" draw:layer="layout" svg:width="3.141cm" svg:height="0.029cm" svg:x="10.109cm" svg:y="8.874cm" svg:viewBox="0 0 3142 30" draw:points="1571,30 0,30 0,0 3142,0 3142,30">
            <text:p/>
          </draw:polygon>
          <draw:path draw:style-name="gr3" draw:text-style-name="P7" draw:layer="layout" svg:width="0.164cm" svg:height="0.703cm" svg:x="10.178cm" svg:y="9.012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81cm" svg:height="0.469cm" svg:x="10.418cm" svg:y="9.06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0.754cm" svg:y="9.22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164cm" svg:height="0.703cm" svg:x="11.176cm" svg:y="9.012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218cm" svg:height="0.327cm" svg:x="11.44cm" svg:y="9.00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1.939cm" svg:y="9.348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2.613cm" svg:y="9.069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18cm" svg:height="0.327cm" svg:x="12.965cm" svg:y="9.00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61cm" svg:height="1.265cm" svg:x="13.262cm" svg:y="8.73cm" svg:viewBox="0 0 162 1266" draw:points="128,1234 0,1234 0,1266 162,1266 162,0 0,0 0,34 128,34">
            <text:p/>
          </draw:polygon>
          <draw:path draw:style-name="gr3" draw:text-style-name="P7" draw:layer="layout" svg:width="0.346cm" svg:height="1.687cm" svg:x="13.845cm" svg:y="8.519cm" svg:viewBox="0 0 347 1688" svg:d="M347 1682c0-4-1-5-3-7-26-27-74-73-120-150-114-181-165-410-165-680 0-191 26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33cm" svg:height="0.469cm" svg:x="14.363cm" svg:y="8.594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14.301cm" svg:y="9.348cm" svg:viewBox="0 0 354 30" draw:points="176,30 0,30 0,0 354,0 354,30">
            <text:p/>
          </draw:polygon>
          <draw:path draw:style-name="gr3" draw:text-style-name="P7" draw:layer="layout" svg:width="0.281cm" svg:height="0.469cm" svg:x="14.336cm" svg:y="9.55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14.761cm" svg:y="8.519cm" svg:viewBox="0 0 347 1688" svg:d="M347 845c0-277-64-555-243-767-13-16-40-44-69-70-9-8-11-8-21-8-8 0-14 0-14 6 0 4 3 7 5 8 24 26 72 72 118 149 114 181 167 410 167 680 0 191-26 434-143 643-56 101-115 159-144 189-1 2-3 3-3 7 0 6 6 6 14 6 10 0 12 0 23-11 237-215 310-536 310-832z">
            <text:p/>
          </draw:path>
          <draw:path draw:style-name="gr3" draw:text-style-name="P7" draw:layer="layout" svg:width="0.468cm" svg:height="0.469cm" svg:x="15.683cm" svg:y="9.12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6.611cm" svg:y="9.228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194" draw:id="id194">
          <svg:title>TexMaths</svg:title>
          <svg:desc>24§display§\text {I}§svg§600§FALSE§</svg:desc>
          <draw:polygon draw:style-name="gr2" draw:text-style-name="P6" draw:layer="layout" svg:width="0.197cm" svg:height="0.493cm" svg:x="5.044cm" svg:y="9.147cm" svg:viewBox="0 0 198 494" draw:points="100,494 0,494 0,0 198,0 198,494">
            <text:p/>
          </draw:polygon>
          <draw:path draw:style-name="gr3" draw:text-style-name="P7" draw:layer="layout" svg:width="0.258cm" svg:height="0.577cm" svg:x="5.025cm" svg:y="9.1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96" draw:id="id196">
          <svg:title>TexMaths</svg:title>
          <svg:desc>20§display§=  \frac{1}{2} \log \left[ 2x + \sqrt{4x^2 - 9} \right]  \ + \ c§svg§600§FALSE§</svg:desc>
          <draw:polygon draw:style-name="gr2" draw:text-style-name="P6" draw:layer="layout" svg:width="9.224cm" svg:height="1.355cm" svg:x="17.331cm" svg:y="8.655cm" svg:viewBox="0 0 9225 1356" draw:points="4612,1356 0,1356 0,0 9225,0 9225,1356">
            <text:p/>
          </draw:polygon>
          <draw:path draw:style-name="gr3" draw:text-style-name="P7" draw:layer="layout" svg:width="0.468cm" svg:height="0.165cm" svg:x="17.336cm" svg:y="9.30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8.185cm" svg:y="8.62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18.121cm" svg:y="9.373cm" svg:viewBox="0 0 354 30" draw:points="176,30 0,30 0,0 354,0 354,30">
            <text:p/>
          </draw:polygon>
          <draw:path draw:style-name="gr3" draw:text-style-name="P7" draw:layer="layout" svg:width="0.281cm" svg:height="0.469cm" svg:x="18.157cm" svg:y="9.578cm" svg:viewBox="0 0 282 470" svg:d="M54 416l76-74c110-97 152-134 152-204 0-82-63-138-149-138-80 0-133 66-133 128 0 38 35 38 37 38 13 0 37-8 37-36 0-18-13-37-37-37-7 0-7 0-10 1 16-46 55-72 96-72 64 0 95 56 95 116 0 55-36 111-74 155l-136 150c-8 8-8 10-8 27h262l20-123h-18c-3 21-8 53-14 62-7 7-53 7-68 7z">
            <text:p/>
          </draw:path>
          <draw:path draw:style-name="gr3" draw:text-style-name="P7" draw:layer="layout" svg:width="0.157cm" svg:height="0.488cm" svg:x="18.699cm" svg:y="9.076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8.89cm" svg:y="9.248cm" svg:viewBox="0 0 314 325" svg:d="M314 165c0-90-72-165-157-165-88 0-157 77-157 165 0 91 74 160 157 160 85 0 157-71 157-160zM157 307c-31 0-61-16-80-48-18-30-18-74-18-99 0-27 0-66 16-98 19-32 53-46 82-46 30 0 61 14 78 45 19 30 19 72 19 99 0 25 0 64-16 94-14 32-46 53-81 53z">
            <text:p/>
          </draw:path>
          <draw:path draw:style-name="gr3" draw:text-style-name="P7" draw:layer="layout" svg:width="0.322cm" svg:height="0.464cm" svg:x="19.242cm" svg:y="9.245cm" svg:viewBox="0 0 323 465" svg:d="M138 198c-63 0-63-70-63-86 0-19 2-42 11-59 7-10 23-29 52-29 60 0 60 70 60 86 0 20 0 42-11 60-6 9-22 28-49 28zM54 225c0-3 0-19 13-33 27 21 56 22 71 22 65 0 113-48 113-102 0-27-11-53-29-69 26-24 52-27 64-27 2 0 5 0 7 0-8 3-11 11-11 19 0 13 9 21 20 21 7 0 21-5 21-21 0-13-9-35-37-35-14 0-44 5-75 34-29-24-59-26-73-26-66 0-116 48-116 102 0 32 16 58 34 74-10 9-22 33-22 57 0 23 9 50 32 63-44 13-66 43-66 72 0 49 70 89 157 89 83 0 157-36 157-91 0-25-12-61-47-81-38-20-78-20-121-20-18 0-48 0-53 0-23-3-39-25-39-48zM157 448c-72 0-120-35-120-72 0-34 27-59 57-61h42c61 0 141 0 141 61 0 37-51 72-120 72z">
            <text:p/>
          </draw:path>
          <draw:polygon draw:style-name="gr3" draw:text-style-name="P7" draw:layer="layout" svg:width="0.161cm" svg:height="1.264cm" svg:x="19.859cm" svg:y="8.756cm" svg:viewBox="0 0 162 1265" draw:points="0,1265 162,1265 162,1233 34,1233 34,34 162,34 162,0 0,0">
            <text:p/>
          </draw:polygon>
          <draw:path draw:style-name="gr3" draw:text-style-name="P7" draw:layer="layout" svg:width="0.281cm" svg:height="0.469cm" svg:x="20.067cm" svg:y="9.095cm" svg:viewBox="0 0 282 470" svg:d="M54 416l76-74c110-97 152-134 152-204 0-82-63-138-149-138-80 0-133 66-133 128 0 38 35 38 37 38 13 0 37-8 37-36 0-18-13-37-37-37-7 0-7 0-10 1 16-46 55-72 96-72 64 0 95 56 95 116 0 55-36 111-74 155l-136 150c-8 8-8 10-8 27h262l20-123h-18c-3 21-8 53-14 62-7 7-53 7-68 7z">
            <text:p/>
          </draw:path>
          <draw:path draw:style-name="gr3" draw:text-style-name="P7" draw:layer="layout" svg:width="0.351cm" svg:height="0.319cm" svg:x="20.405cm" svg:y="9.25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2 77-72 93-94 93-28 0-39-23-39-47 0-16 5-30 13-62z">
            <text:p/>
          </draw:path>
          <draw:path draw:style-name="gr3" draw:text-style-name="P7" draw:layer="layout" svg:width="0.468cm" svg:height="0.469cm" svg:x="20.981cm" svg:y="9.154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641cm" svg:height="0.843cm" svg:x="21.722cm" svg:y="8.845cm" svg:viewBox="0 0 642 844" svg:d="M221 844c22 0 22 0 30-14l386-803c5-9 5-11 5-13 0-8-7-14-15-14-9 0-11 6-16 14l-363 757-150-349-98 75 11 12 50-39z">
            <text:p/>
          </draw:path>
          <draw:polygon draw:style-name="gr3" draw:text-style-name="P7" draw:layer="layout" svg:width="2.279cm" svg:height="0.029cm" svg:x="22.347cm" svg:y="8.845cm" svg:viewBox="0 0 2280 30" draw:points="1141,30 0,30 0,0 2280,0 2280,30">
            <text:p/>
          </draw:polygon>
          <draw:path draw:style-name="gr3" draw:text-style-name="P7" draw:layer="layout" svg:width="0.313cm" svg:height="0.476cm" svg:x="22.368cm" svg:y="9.087cm" svg:viewBox="0 0 314 477" svg:d="M187 361v61c0 26 0 34-53 34h-14v21c29-2 66-2 94-2 31 0 68 0 96 2v-21h-14c-53 0-54-8-54-34v-61h72v-22h-72v-321c0-13 0-18-12-18-6 0-8 0-12 8l-218 331v22zM192 339h-173l173-262z">
            <text:p/>
          </draw:path>
          <draw:path draw:style-name="gr3" draw:text-style-name="P7" draw:layer="layout" svg:width="0.351cm" svg:height="0.319cm" svg:x="22.72cm" svg:y="9.25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0 93-94 93-28 0-39-23-39-47 0-16 5-30 13-62z">
            <text:p/>
          </draw:path>
          <draw:path draw:style-name="gr3" draw:text-style-name="P7" draw:layer="layout" svg:width="0.218cm" svg:height="0.327cm" svg:x="23.132cm" svg:y="9.034cm" svg:viewBox="0 0 219 328" svg:d="M219 238h-17c-2 11-7 40-13 45-3 3-42 3-48 3h-91c51-46 68-59 99-83 37-29 70-59 70-107 0-59-53-96-117-96-60 0-102 43-102 88 0 26 21 29 26 29 12 0 27-10 27-27 0-8-3-26-29-26 14-35 48-46 72-46 50 0 75 38 75 78 0 43-30 77-46 96l-120 117c-5 4-5 6-5 19h205z">
            <text:p/>
          </draw:path>
          <draw:path draw:style-name="gr3" draw:text-style-name="P7" draw:layer="layout" svg:width="0.429cm" svg:height="0.029cm" svg:x="23.631cm" svg:y="9.373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24.304cm" svg:y="9.095cm" svg:viewBox="0 0 293 485" svg:d="M230 245v22c0 166-73 198-115 198-13 0-49-1-69-25 31 0 37-21 37-32 0-23-17-34-33-34-12 0-32 7-32 35 0 47 38 76 97 76 91 0 178-96 178-247 0-190-82-238-144-238-39 0-74 13-104 45-29 32-45 61-45 113 0 88 62 157 141 157 43 0 72-29 89-70zM142 299c-11 0-44 0-65-43-13-27-13-63-13-96 0-38 0-72 14-98 20-35 47-44 71-44 33 0 56 24 69 56 8 22 11 67 11 99 0 59-24 126-87 126z">
            <text:p/>
          </draw:path>
          <draw:polygon draw:style-name="gr3" draw:text-style-name="P7" draw:layer="layout" svg:width="0.161cm" svg:height="1.264cm" svg:x="24.64cm" svg:y="8.756cm" svg:viewBox="0 0 162 1265" draw:points="128,1233 0,1233 0,1265 162,1265 162,0 0,0 0,34 128,34">
            <text:p/>
          </draw:polygon>
          <draw:path draw:style-name="gr3" draw:text-style-name="P7" draw:layer="layout" svg:width="0.468cm" svg:height="0.469cm" svg:x="25.389cm" svg:y="9.154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274cm" svg:height="0.319cm" svg:x="26.316cm" svg:y="9.253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05" draw:id="id205">
          <svg:title>TexMaths</svg:title>
          <svg:desc>20§display§= \frac{1}{2} \sin^{-1}\left( \frac{2x}{3} \right) \ + \ c§svg§600§FALSE§</svg:desc>
          <draw:polygon draw:style-name="gr2" draw:text-style-name="P6" draw:layer="layout" svg:width="6.632cm" svg:height="1.617cm" svg:x="14.732cm" svg:y="13.158cm" svg:viewBox="0 0 6633 1618" draw:points="3316,1618 0,1618 0,0 6633,0 6633,1618">
            <text:p/>
          </draw:polygon>
          <draw:path draw:style-name="gr3" draw:text-style-name="P7" draw:layer="layout" svg:width="0.468cm" svg:height="0.165cm" svg:x="14.737cm" svg:y="13.88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5.587cm" svg:y="13.198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15.522cm" svg:y="13.952cm" svg:viewBox="0 0 354 30" draw:points="176,30 0,30 0,0 354,0 354,30">
            <text:p/>
          </draw:polygon>
          <draw:path draw:style-name="gr3" draw:text-style-name="P7" draw:layer="layout" svg:width="0.281cm" svg:height="0.469cm" svg:x="15.558cm" svg:y="14.15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31cm" svg:height="0.324cm" svg:x="16.1cm" svg:y="13.827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6.377cm" svg:y="13.672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16.571cm" svg:y="13.832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33cm" svg:height="0.025cm" svg:x="16.993cm" svg:y="13.712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7.433cm" svg:y="13.52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346cm" svg:height="1.687cm" svg:x="17.958cm" svg:y="13.123cm" svg:viewBox="0 0 347 1688" svg:d="M347 1682c0-4-1-5-3-7-26-27-74-73-120-150-114-181-165-410-165-680 0-191 24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81cm" svg:height="0.469cm" svg:x="18.448cm" svg:y="13.19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8.785cm" svg:y="13.357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olygon draw:style-name="gr3" draw:text-style-name="P7" draw:layer="layout" svg:width="0.754cm" svg:height="0.029cm" svg:x="18.412cm" svg:y="13.952cm" svg:viewBox="0 0 755 30" draw:points="378,30 0,30 0,0 755,0 755,30">
            <text:p/>
          </draw:polygon>
          <draw:path draw:style-name="gr3" draw:text-style-name="P7" draw:layer="layout" svg:width="0.292cm" svg:height="0.484cm" svg:x="18.643cm" svg:y="14.15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46cm" svg:height="1.687cm" svg:x="19.275cm" svg:y="13.123cm" svg:viewBox="0 0 347 1688" svg:d="M347 845c0-277-64-555-243-767-14-16-40-44-69-70-9-8-11-8-21-8-8 0-14 0-14 6 0 4 3 7 5 8 24 26 72 72 118 149 114 181 167 410 167 680 0 191-26 434-143 643-56 101-115 159-144 189-1 2-3 3-3 7 0 6 6 6 14 6 10 0 12 0 23-11 237-215 310-536 310-832z">
            <text:p/>
          </draw:path>
          <draw:path draw:style-name="gr3" draw:text-style-name="P7" draw:layer="layout" svg:width="0.468cm" svg:height="0.469cm" svg:x="20.198cm" svg:y="13.733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1.125cm" svg:y="13.832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78" smil:attributeName="visibility" smil:to="visible"/>
                  <anim:animate smil:dur="0.5s" smil:fill="hold" smil:targetElement="id178" smil:attributeName="width" smil:values="width*0.05;width" smil:keyTimes="0;1"/>
                  <anim:animate smil:dur="0.5s" smil:fill="hold" smil:targetElement="id178" smil:attributeName="height" smil:values="height;height" smil:keyTimes="0;1"/>
                  <anim:animate smil:dur="0.5s" smil:fill="hold" smil:targetElement="id178" smil:attributeName="x" smil:values="x-.2;x" smil:keyTimes="0;1"/>
                  <anim:animate smil:dur="0.5s" smil:fill="hold" smil:targetElement="id178" smil:attributeName="y" smil:values="y;y" smil:keyTimes="0;1"/>
                  <anim:transitionFilter smil:dur="0.5s" smil:targetElement="id17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9" smil:attributeName="visibility" smil:to="visible"/>
                  <anim:animate smil:dur="0.5s" smil:fill="hold" smil:targetElement="id179" smil:attributeName="width" smil:values="width*0.05;width" smil:keyTimes="0;1"/>
                  <anim:animate smil:dur="0.5s" smil:fill="hold" smil:targetElement="id179" smil:attributeName="height" smil:values="height;height" smil:keyTimes="0;1"/>
                  <anim:animate smil:dur="0.5s" smil:fill="hold" smil:targetElement="id179" smil:attributeName="x" smil:values="x-.2;x" smil:keyTimes="0;1"/>
                  <anim:animate smil:dur="0.5s" smil:fill="hold" smil:targetElement="id179" smil:attributeName="y" smil:values="y;y" smil:keyTimes="0;1"/>
                  <anim:transitionFilter smil:dur="0.5s" smil:targetElement="id17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0" smil:attributeName="visibility" smil:to="visible"/>
                  <anim:animate smil:dur="0.5s" smil:fill="hold" smil:targetElement="id180" smil:attributeName="width" smil:values="width*0.05;width" smil:keyTimes="0;1"/>
                  <anim:animate smil:dur="0.5s" smil:fill="hold" smil:targetElement="id180" smil:attributeName="height" smil:values="height;height" smil:keyTimes="0;1"/>
                  <anim:animate smil:dur="0.5s" smil:fill="hold" smil:targetElement="id180" smil:attributeName="x" smil:values="x-.2;x" smil:keyTimes="0;1"/>
                  <anim:animate smil:dur="0.5s" smil:fill="hold" smil:targetElement="id180" smil:attributeName="y" smil:values="y;y" smil:keyTimes="0;1"/>
                  <anim:transitionFilter smil:dur="0.5s" smil:targetElement="id18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1" smil:attributeName="visibility" smil:to="visible"/>
                  <anim:animate smil:dur="0.5s" smil:fill="hold" smil:targetElement="id181" smil:attributeName="width" smil:values="width*0.05;width" smil:keyTimes="0;1"/>
                  <anim:animate smil:dur="0.5s" smil:fill="hold" smil:targetElement="id181" smil:attributeName="height" smil:values="height;height" smil:keyTimes="0;1"/>
                  <anim:animate smil:dur="0.5s" smil:fill="hold" smil:targetElement="id181" smil:attributeName="x" smil:values="x-.2;x" smil:keyTimes="0;1"/>
                  <anim:animate smil:dur="0.5s" smil:fill="hold" smil:targetElement="id181" smil:attributeName="y" smil:values="y;y" smil:keyTimes="0;1"/>
                  <anim:transitionFilter smil:dur="0.5s" smil:targetElement="id181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2" smil:attributeName="visibility" smil:to="visible"/>
                  <anim:animate smil:dur="0.5s" smil:fill="hold" smil:targetElement="id182" smil:attributeName="x" smil:values="x;x" smil:keyTimes="0;1"/>
                  <anim:animate smil:dur="0.5s" smil:fill="hold" smil:targetElement="id1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x;x" smil:keyTimes="0;1"/>
                  <anim:animate smil:dur="0.5s" smil:fill="hold" smil:targetElement="id1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4" smil:attributeName="visibility" smil:to="visible"/>
                  <anim:animate smil:dur="0.5s" smil:fill="hold" smil:targetElement="id184" smil:attributeName="x" smil:values="x;x" smil:keyTimes="0;1"/>
                  <anim:animate smil:dur="0.5s" smil:fill="hold" smil:targetElement="id18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5" smil:attributeName="visibility" smil:to="visible"/>
                  <anim:animate smil:dur="0.5s" smil:fill="hold" smil:targetElement="id185" smil:attributeName="x" smil:values="x;x" smil:keyTimes="0;1"/>
                  <anim:animate smil:dur="0.5s" smil:fill="hold" smil:targetElement="id1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6" smil:attributeName="visibility" smil:to="visible"/>
                  <anim:animate smil:dur="0.5s" smil:fill="hold" smil:targetElement="id186" smil:attributeName="x" smil:values="x;x" smil:keyTimes="0;1"/>
                  <anim:animate smil:dur="0.5s" smil:fill="hold" smil:targetElement="id1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7" smil:attributeName="visibility" smil:to="visible"/>
                  <anim:animate smil:dur="0.5s" smil:fill="hold" smil:targetElement="id187" smil:attributeName="x" smil:values="x;x" smil:keyTimes="0;1"/>
                  <anim:animate smil:dur="0.5s" smil:fill="hold" smil:targetElement="id1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8" smil:attributeName="visibility" smil:to="visible"/>
                  <anim:animate smil:dur="0.5s" smil:fill="hold" smil:targetElement="id188" smil:attributeName="width" smil:values="width*0.05;width" smil:keyTimes="0;1"/>
                  <anim:animate smil:dur="0.5s" smil:fill="hold" smil:targetElement="id188" smil:attributeName="height" smil:values="height;height" smil:keyTimes="0;1"/>
                  <anim:animate smil:dur="0.5s" smil:fill="hold" smil:targetElement="id188" smil:attributeName="x" smil:values="x-.2;x" smil:keyTimes="0;1"/>
                  <anim:animate smil:dur="0.5s" smil:fill="hold" smil:targetElement="id188" smil:attributeName="y" smil:values="y;y" smil:keyTimes="0;1"/>
                  <anim:transitionFilter smil:dur="0.5s" smil:targetElement="id18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9" smil:attributeName="visibility" smil:to="visible"/>
                  <anim:animate smil:dur="0.5s" smil:fill="hold" smil:targetElement="id189" smil:attributeName="width" smil:values="width*0.05;width" smil:keyTimes="0;1"/>
                  <anim:animate smil:dur="0.5s" smil:fill="hold" smil:targetElement="id189" smil:attributeName="height" smil:values="height;height" smil:keyTimes="0;1"/>
                  <anim:animate smil:dur="0.5s" smil:fill="hold" smil:targetElement="id189" smil:attributeName="x" smil:values="x-.2;x" smil:keyTimes="0;1"/>
                  <anim:animate smil:dur="0.5s" smil:fill="hold" smil:targetElement="id189" smil:attributeName="y" smil:values="y;y" smil:keyTimes="0;1"/>
                  <anim:transitionFilter smil:dur="0.5s" smil:targetElement="id18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0" smil:attributeName="visibility" smil:to="visible"/>
                  <anim:animate smil:dur="0.5s" smil:fill="hold" smil:targetElement="id190" smil:attributeName="width" smil:values="width*0.05;width" smil:keyTimes="0;1"/>
                  <anim:animate smil:dur="0.5s" smil:fill="hold" smil:targetElement="id190" smil:attributeName="height" smil:values="height;height" smil:keyTimes="0;1"/>
                  <anim:animate smil:dur="0.5s" smil:fill="hold" smil:targetElement="id190" smil:attributeName="x" smil:values="x-.2;x" smil:keyTimes="0;1"/>
                  <anim:animate smil:dur="0.5s" smil:fill="hold" smil:targetElement="id190" smil:attributeName="y" smil:values="y;y" smil:keyTimes="0;1"/>
                  <anim:transitionFilter smil:dur="0.5s" smil:targetElement="id190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1" smil:attributeName="visibility" smil:to="visible"/>
                  <anim:animate smil:dur="0.5s" smil:fill="hold" smil:targetElement="id191" smil:attributeName="x" smil:values="x;x" smil:keyTimes="0;1"/>
                  <anim:animate smil:dur="0.5s" smil:fill="hold" smil:targetElement="id1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2" smil:attributeName="visibility" smil:to="visible"/>
                  <anim:animate smil:dur="0.5s" smil:fill="hold" smil:targetElement="id192" smil:attributeName="x" smil:values="x;x" smil:keyTimes="0;1"/>
                  <anim:animate smil:dur="0.5s" smil:fill="hold" smil:targetElement="id1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x;x" smil:keyTimes="0;1"/>
                  <anim:animate smil:dur="0.5s" smil:fill="hold" smil:targetElement="id19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4" smil:attributeName="visibility" smil:to="visible"/>
                  <anim:animate smil:dur="0.5s" smil:fill="hold" smil:targetElement="id194" smil:attributeName="x" smil:values="x;x" smil:keyTimes="0;1"/>
                  <anim:animate smil:dur="0.5s" smil:fill="hold" smil:targetElement="id1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x;x" smil:keyTimes="0;1"/>
                  <anim:animate smil:dur="0.5s" smil:fill="hold" smil:targetElement="id1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6" smil:attributeName="visibility" smil:to="visible"/>
                  <anim:animate smil:dur="0.5s" smil:fill="hold" smil:targetElement="id196" smil:attributeName="x" smil:values="x;x" smil:keyTimes="0;1"/>
                  <anim:animate smil:dur="0.5s" smil:fill="hold" smil:targetElement="id1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7" smil:attributeName="visibility" smil:to="visible"/>
                  <anim:animate smil:dur="0.5s" smil:fill="hold" smil:targetElement="id197" smil:attributeName="width" smil:values="width*0.05;width" smil:keyTimes="0;1"/>
                  <anim:animate smil:dur="0.5s" smil:fill="hold" smil:targetElement="id197" smil:attributeName="height" smil:values="height;height" smil:keyTimes="0;1"/>
                  <anim:animate smil:dur="0.5s" smil:fill="hold" smil:targetElement="id197" smil:attributeName="x" smil:values="x-.2;x" smil:keyTimes="0;1"/>
                  <anim:animate smil:dur="0.5s" smil:fill="hold" smil:targetElement="id197" smil:attributeName="y" smil:values="y;y" smil:keyTimes="0;1"/>
                  <anim:transitionFilter smil:dur="0.5s" smil:targetElement="id19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8" smil:attributeName="visibility" smil:to="visible"/>
                  <anim:animate smil:dur="0.5s" smil:fill="hold" smil:targetElement="id198" smil:attributeName="width" smil:values="width*0.05;width" smil:keyTimes="0;1"/>
                  <anim:animate smil:dur="0.5s" smil:fill="hold" smil:targetElement="id198" smil:attributeName="height" smil:values="height;height" smil:keyTimes="0;1"/>
                  <anim:animate smil:dur="0.5s" smil:fill="hold" smil:targetElement="id198" smil:attributeName="x" smil:values="x-.2;x" smil:keyTimes="0;1"/>
                  <anim:animate smil:dur="0.5s" smil:fill="hold" smil:targetElement="id198" smil:attributeName="y" smil:values="y;y" smil:keyTimes="0;1"/>
                  <anim:transitionFilter smil:dur="0.5s" smil:targetElement="id19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9" smil:attributeName="visibility" smil:to="visible"/>
                  <anim:animate smil:dur="0.5s" smil:fill="hold" smil:targetElement="id199" smil:attributeName="width" smil:values="width*0.05;width" smil:keyTimes="0;1"/>
                  <anim:animate smil:dur="0.5s" smil:fill="hold" smil:targetElement="id199" smil:attributeName="height" smil:values="height;height" smil:keyTimes="0;1"/>
                  <anim:animate smil:dur="0.5s" smil:fill="hold" smil:targetElement="id199" smil:attributeName="x" smil:values="x-.2;x" smil:keyTimes="0;1"/>
                  <anim:animate smil:dur="0.5s" smil:fill="hold" smil:targetElement="id199" smil:attributeName="y" smil:values="y;y" smil:keyTimes="0;1"/>
                  <anim:transitionFilter smil:dur="0.5s" smil:targetElement="id199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0" smil:attributeName="visibility" smil:to="visible"/>
                  <anim:animate smil:dur="0.5s" smil:fill="hold" smil:targetElement="id200" smil:attributeName="x" smil:values="x;x" smil:keyTimes="0;1"/>
                  <anim:animate smil:dur="0.5s" smil:fill="hold" smil:targetElement="id2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/>
                  <anim:animate smil:dur="0.5s" smil:fill="hold" smil:targetElement="id2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2" smil:attributeName="visibility" smil:to="visible"/>
                  <anim:animate smil:dur="0.5s" smil:fill="hold" smil:targetElement="id202" smil:attributeName="x" smil:values="x;x" smil:keyTimes="0;1"/>
                  <anim:animate smil:dur="0.5s" smil:fill="hold" smil:targetElement="id20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3" smil:attributeName="visibility" smil:to="visible"/>
                  <anim:animate smil:dur="0.5s" smil:fill="hold" smil:targetElement="id203" smil:attributeName="x" smil:values="x;x" smil:keyTimes="0;1"/>
                  <anim:animate smil:dur="0.5s" smil:fill="hold" smil:targetElement="id2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4" smil:attributeName="visibility" smil:to="visible"/>
                  <anim:animate smil:dur="0.5s" smil:fill="hold" smil:targetElement="id204" smil:attributeName="x" smil:values="x;x" smil:keyTimes="0;1"/>
                  <anim:animate smil:dur="0.5s" smil:fill="hold" smil:targetElement="id2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5" smil:attributeName="visibility" smil:to="visible"/>
                  <anim:animate smil:dur="0.5s" smil:fill="hold" smil:targetElement="id205" smil:attributeName="x" smil:values="x;x" smil:keyTimes="0;1"/>
                  <anim:animate smil:dur="0.5s" smil:fill="hold" smil:targetElement="id20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9">
        <draw:frame presentation:style-name="pr4" draw:text-style-name="P11" draw:layer="layout" svg:width="26.4cm" svg:height="14.7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1"> <text:s text:c="3"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/></text:p>
          </draw:text-box>
        </draw:frame>
        <draw:g xml:id="id206" draw:id="id206">
          <svg:title>TexMaths</svg:title>
          <svg:desc>26§display§(4)§svg§600§FALSE§</svg:desc>
          <draw:polygon draw:style-name="gr2" draw:text-style-name="P6" draw:layer="layout" svg:width="0.986cm" svg:height="0.823cm" svg:x="1.113cm" svg:y="1.445cm" svg:viewBox="0 0 987 824" draw:points="494,824 0,824 0,0 987,0 987,824">
            <text:p/>
          </draw:polygon>
          <draw:path draw:style-name="gr3" draw:text-style-name="P7" draw:layer="layout" svg:width="0.213cm" svg:height="0.914cm" svg:x="1.157cm" svg:y="1.399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407cm" svg:height="0.619cm" svg:x="1.448cm" svg:y="1.466cm" svg:viewBox="0 0 408 620" svg:d="M244 470v79c0 33 0 44-69 44h-19v27c38-2 86-2 123-2 40 0 88 0 125 2v-27h-19c-68 0-71-11-71-44v-79h94v-29h-94v-418c0-17 0-23-14-23-8 0-11 0-17 10l-283 431v29zM250 441h-225l225-341z">
            <text:p/>
          </draw:path>
          <draw:path draw:style-name="gr3" draw:text-style-name="P7" draw:layer="layout" svg:width="0.213cm" svg:height="0.914cm" svg:x="1.934cm" svg:y="1.39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11" draw:id="id211">
          <svg:title>TexMaths</svg:title>
          <svg:desc>26§display§\therefore§svg§600§FALSE§</svg:desc>
          <draw:polygon draw:style-name="gr2" draw:text-style-name="P6" draw:layer="layout" svg:width="0.49cm" svg:height="0.402cm" svg:x="1.732cm" svg:y="4.143cm" svg:viewBox="0 0 491 403" draw:points="246,403 0,403 0,0 491,0 491,403">
            <text:p/>
          </draw:polygon>
          <draw:path draw:style-name="gr3" draw:text-style-name="P7" draw:layer="layout" svg:width="0.555cm" svg:height="0.493cm" svg:x="1.713cm" svg:y="4.09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07" draw:id="id207">
          <svg:title>TexMaths</svg:title>
          <svg:desc>24§display§\text {Let,}§svg§600§FALSE§</svg:desc>
          <draw:polygon draw:style-name="gr2" draw:text-style-name="P6" draw:layer="layout" svg:width="1.318cm" svg:height="0.655cm" svg:x="2.637cm" svg:y="1.547cm" svg:viewBox="0 0 1319 656" draw:points="659,656 0,656 0,0 1319,0 1319,656">
            <text:p/>
          </draw:polygon>
          <draw:path draw:style-name="gr3" draw:text-style-name="P7" draw:layer="layout" svg:width="0.464cm" svg:height="0.577cm" svg:x="2.622cm" svg:y="1.5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146cm" svg:y="1.7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513cm" svg:y="1.5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3.897cm" svg:y="1.9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08" draw:id="id208">
          <svg:title>TexMaths</svg:title>
          <svg:desc>24§display§\text {I}§svg§600§FALSE§</svg:desc>
          <draw:polygon draw:style-name="gr2" draw:text-style-name="P6" draw:layer="layout" svg:width="0.197cm" svg:height="0.493cm" svg:x="4.443cm" svg:y="1.547cm" svg:viewBox="0 0 198 494" draw:points="100,494 0,494 0,0 198,0 198,494">
            <text:p/>
          </draw:polygon>
          <draw:path draw:style-name="gr3" draw:text-style-name="P7" draw:layer="layout" svg:width="0.258cm" svg:height="0.577cm" svg:x="4.424cm" svg:y="1.5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9" draw:id="id209">
          <svg:title>TexMaths</svg:title>
          <svg:desc>20§display§= \int \frac{ 1 }{ \sqrt{3x^2 + 4} }\ dx§svg§600§FALSE§</svg:desc>
          <draw:polygon draw:style-name="gr2" draw:text-style-name="P6" draw:layer="layout" svg:width="5.496cm" svg:height="1.541cm" svg:x="5.129cm" svg:y="1.05cm" svg:viewBox="0 0 5497 1542" draw:points="2748,1542 0,1542 0,0 5497,0 5497,1542">
            <text:p/>
          </draw:polygon>
          <draw:path draw:style-name="gr3" draw:text-style-name="P7" draw:layer="layout" svg:width="0.468cm" svg:height="0.165cm" svg:x="5.134cm" svg:y="1.71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3cm" svg:x="5.874cm" svg:y="1.015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8.06cm" svg:y="1.028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7" draw:layer="layout" svg:width="2.866cm" svg:height="0.029cm" svg:x="6.74cm" svg:y="1.782cm" svg:viewBox="0 0 2867 30" draw:points="1433,30 0,30 0,0 2867,0 2867,30">
            <text:p/>
          </draw:polygon>
          <draw:path draw:style-name="gr3" draw:text-style-name="P7" draw:layer="layout" svg:width="0.549cm" svg:height="0.703cm" svg:x="6.791cm" svg:y="1.923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2.279cm" svg:height="0.029cm" svg:x="7.325cm" svg:y="1.923cm" svg:viewBox="0 0 2280 30" draw:points="1141,30 0,30 0,0 2280,0 2280,30">
            <text:p/>
          </draw:polygon>
          <draw:path draw:style-name="gr3" draw:text-style-name="P7" draw:layer="layout" svg:width="0.292cm" svg:height="0.484cm" svg:x="7.356cm" svg:y="2.068cm" svg:viewBox="0 0 293 485" svg:d="M176 221c58-18 98-67 98-123 0-58-63-98-130-98-72 0-125 42-125 96 0 22 16 37 35 37 23 0 37-16 37-37 0-35-33-35-43-35 21-34 67-43 93-43 29 0 69 16 69 78 0 10-2 50-21 82-21 33-45 35-63 37-4 0-22 1-27 1-6 0-11 2-11 8 0 8 5 8 18 8h30c58 0 85 48 85 117 0 96-50 117-80 117-31 0-83-13-109-55 26 5 46-11 46-38 0-26-17-40-38-40-18 0-40 11-40 42 0 64 66 110 142 110 87 0 151-64 151-136 0-58-45-112-117-128z">
            <text:p/>
          </draw:path>
          <draw:path draw:style-name="gr3" draw:text-style-name="P7" draw:layer="layout" svg:width="0.351cm" svg:height="0.319cm" svg:x="7.697cm" svg:y="2.227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218cm" svg:height="0.327cm" svg:x="8.109cm" svg:y="2.007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7cm" svg:x="8.589cm" svg:y="2.128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313cm" svg:height="0.476cm" svg:x="9.272cm" svg:y="2.06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335cm" svg:height="0.497cm" svg:x="9.951cm" svg:y="1.484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10.309cm" svg:y="1.6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</draw:g>
        <draw:g xml:id="id210" draw:id="id210">
          <svg:title>TexMaths</svg:title>
          <svg:desc>20§display§= \int \frac{ 1 }{  \sqrt{ ( \sqrt{3} x)^2 + (2)^2 } }\ dx§svg§600§FALSE§</svg:desc>
          <draw:polygon draw:style-name="gr2" draw:text-style-name="P6" draw:layer="layout" svg:width="7.608cm" svg:height="2.103cm" svg:x="11.132cm" svg:y="0.953cm" svg:viewBox="0 0 7609 2104" draw:points="3804,2104 0,2104 0,0 7609,0 7609,2104">
            <text:p/>
          </draw:polygon>
          <draw:path draw:style-name="gr3" draw:text-style-name="P7" draw:layer="layout" svg:width="0.468cm" svg:height="0.165cm" svg:x="11.137cm" svg:y="1.61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2cm" svg:x="11.878cm" svg:y="0.918cm" svg:viewBox="0 0 626 1563" svg:d="M34 1531c22 0 35-16 35-34 0-24-18-35-34-35-17 0-35 11-35 35 0 37 35 66 78 66 108 0 148-165 197-368 55-222 101-448 139-673 26-149 52-290 76-381 8-35 32-125 60-125 21 0 39 13 42 16-24 2-35 16-35 34 0 24 17 35 33 35 18 0 36-11 36-35 0-39-39-66-77-66-55 0-93 77-133 221-2 6-98 360-174 820-20 108-40 226-63 324-13 51-45 184-102 184-26 0-42-18-43-18z">
            <text:p/>
          </draw:path>
          <draw:path draw:style-name="gr3" draw:text-style-name="P7" draw:layer="layout" svg:width="0.233cm" svg:height="0.469cm" svg:x="15.117cm" svg:y="0.931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4.976cm" svg:height="0.029cm" svg:x="12.743cm" svg:y="1.684cm" svg:viewBox="0 0 4977 30" draw:points="2489,30 0,30 0,0 4977,0 4977,30">
            <text:p/>
          </draw:polygon>
          <draw:path draw:style-name="gr3" draw:text-style-name="P7" draw:layer="layout" svg:width="0.641cm" svg:height="1.266cm" svg:x="12.82cm" svg:y="1.825cm" svg:viewBox="0 0 642 1267" svg:d="M250 1161l-152-528-98 116 11 9 48-56 162 565c24 0 24 0 30-18l387-1220c4-11 4-15 4-15 0-8-7-14-15-14-11 0-13 10-16 18z">
            <text:p/>
          </draw:path>
          <draw:polygon draw:style-name="gr3" draw:text-style-name="P7" draw:layer="layout" svg:width="4.274cm" svg:height="0.029cm" svg:x="13.445cm" svg:y="1.825cm" svg:viewBox="0 0 4275 30" draw:points="2137,30 0,30 0,0 4275,0 4275,30">
            <text:p/>
          </draw:polygon>
          <draw:path draw:style-name="gr3" draw:text-style-name="P7" draw:layer="layout" svg:width="0.164cm" svg:height="0.703cm" svg:x="13.516cm" svg:y="2.19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549cm" svg:height="0.703cm" svg:x="13.77cm" svg:y="2.111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4.304cm" svg:y="2.111cm" svg:viewBox="0 0 354 30" draw:points="176,30 0,30 0,0 354,0 354,30">
            <text:p/>
          </draw:polygon>
          <draw:path draw:style-name="gr3" draw:text-style-name="P7" draw:layer="layout" svg:width="0.292cm" svg:height="0.484cm" svg:x="14.335cm" svg:y="2.252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14.677cm" svg:y="2.41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164cm" svg:height="0.703cm" svg:x="15.098cm" svg:y="2.193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5.362cm" svg:y="2.19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15.842cm" svg:y="2.31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16.575cm" svg:y="2.19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6.815cm" svg:y="2.25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7.17cm" svg:y="2.193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7.435cm" svg:y="2.19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18.066cm" svg:y="1.38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18.424cm" svg:y="1.56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</draw:g>
        <draw:g xml:id="id212" draw:id="id212">
          <svg:title>TexMaths</svg:title>
          <svg:desc>24§display§\text {I}§svg§600§FALSE§</svg:desc>
          <draw:polygon draw:style-name="gr2" draw:text-style-name="P6" draw:layer="layout" svg:width="0.197cm" svg:height="0.493cm" svg:x="2.944cm" svg:y="4.047cm" svg:viewBox="0 0 198 494" draw:points="100,494 0,494 0,0 198,0 198,494">
            <text:p/>
          </draw:polygon>
          <draw:path draw:style-name="gr3" draw:text-style-name="P7" draw:layer="layout" svg:width="0.258cm" svg:height="0.577cm" svg:x="2.925cm" svg:y="4.0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15" draw:id="id215">
          <svg:title>TexMaths</svg:title>
          <svg:desc>26§display§(5)§svg§600§FALSE§</svg:desc>
          <draw:polygon draw:style-name="gr2" draw:text-style-name="P6" draw:layer="layout" svg:width="0.986cm" svg:height="0.822cm" svg:x="1.114cm" svg:y="6.247cm" svg:viewBox="0 0 987 823" draw:points="494,823 0,823 0,0 987,0 987,823">
            <text:p/>
          </draw:polygon>
          <draw:path draw:style-name="gr3" draw:text-style-name="P7" draw:layer="layout" svg:width="0.213cm" svg:height="0.914cm" svg:x="1.158cm" svg:y="6.201cm" svg:viewBox="0 0 214 915" svg:d="M214 907c0-2 0-4-16-21-115-114-144-287-144-429 0-158 36-318 148-432 12-10 12-13 12-17 0-6-4-8-10-8-8 0-92 62-146 179-48 100-58 202-58 278 0 73 10 183 60 287 57 113 136 171 144 171 6 0 10-2 10-8z">
            <text:p/>
          </draw:path>
          <draw:path draw:style-name="gr3" draw:text-style-name="P7" draw:layer="layout" svg:width="0.366cm" svg:height="0.629cm" svg:x="1.47cm" svg:y="6.278cm" svg:viewBox="0 0 367 630" svg:d="M367 426c0-108-75-201-175-201-44 0-84 14-117 47v-178c19 6 50 12 79 12 113 0 177-83 177-96 0-6-2-10-8-10-2 0-4 0-9 2-18 8-62 27-124 27-38 0-80-6-123-25-7-4-9-4-11-4-8 0-8 8-8 23v270c0 17 0 25 12 25 7 0 9-2 11-8 10-15 46-65 119-65 47 0 70 42 79 59 14 35 16 70 16 116 0 31 0 87-23 125-20 35-56 60-97 60-67 0-119-48-136-102 2 0 6 0 17 0 29 0 46-23 46-43 0-23-17-46-46-46-15 0-46 6-46 50 0 77 62 166 167 166 106 0 200-87 200-204z">
            <text:p/>
          </draw:path>
          <draw:path draw:style-name="gr3" draw:text-style-name="P7" draw:layer="layout" svg:width="0.213cm" svg:height="0.914cm" svg:x="1.935cm" svg:y="6.201cm" svg:viewBox="0 0 214 915" svg:d="M214 457c0-70-10-180-60-284-56-113-135-173-146-173-4 0-8 4-8 8s0 7 17 23c91 90 143 235 143 426 0 156-33 319-148 433-12 13-12 15-12 17 0 6 4 8 8 8 11 0 94-62 148-179 48-100 58-202 58-279z">
            <text:p/>
          </draw:path>
        </draw:g>
        <draw:g xml:id="id216" draw:id="id216">
          <svg:title>TexMaths</svg:title>
          <svg:desc>24§display§\text {Let,}§svg§600§FALSE§</svg:desc>
          <draw:polygon draw:style-name="gr2" draw:text-style-name="P6" draw:layer="layout" svg:width="1.318cm" svg:height="0.655cm" svg:x="2.638cm" svg:y="6.348cm" svg:viewBox="0 0 1319 656" draw:points="659,656 0,656 0,0 1319,0 1319,656">
            <text:p/>
          </draw:polygon>
          <draw:path draw:style-name="gr3" draw:text-style-name="P7" draw:layer="layout" svg:width="0.464cm" svg:height="0.577cm" svg:x="2.623cm" svg:y="6.3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147cm" svg:y="6.5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514cm" svg:y="6.3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3.898cm" svg:y="6.7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17" draw:id="id217">
          <svg:title>TexMaths</svg:title>
          <svg:desc>24§display§\text {I}§svg§600§FALSE§</svg:desc>
          <draw:polygon draw:style-name="gr2" draw:text-style-name="P6" draw:layer="layout" svg:width="0.197cm" svg:height="0.493cm" svg:x="4.444cm" svg:y="6.348cm" svg:viewBox="0 0 198 494" draw:points="100,494 0,494 0,0 198,0 198,494">
            <text:p/>
          </draw:polygon>
          <draw:path draw:style-name="gr3" draw:text-style-name="P7" draw:layer="layout" svg:width="0.258cm" svg:height="0.577cm" svg:x="4.425cm" svg:y="6.3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18" draw:id="id218">
          <svg:title>TexMaths</svg:title>
          <svg:desc>20§display§= \int \frac{ 1 }{ \sqrt{4x^2 - 5} }\ dx§svg§600§FALSE§</svg:desc>
          <draw:polygon draw:style-name="gr2" draw:text-style-name="P6" draw:layer="layout" svg:width="5.496cm" svg:height="1.541cm" svg:x="5.132cm" svg:y="5.854cm" svg:viewBox="0 0 5497 1542" draw:points="2748,1542 0,1542 0,0 5497,0 5497,1542">
            <text:p/>
          </draw:polygon>
          <draw:path draw:style-name="gr3" draw:text-style-name="P7" draw:layer="layout" svg:width="0.468cm" svg:height="0.165cm" svg:x="5.137cm" svg:y="6.51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3cm" svg:x="5.877cm" svg:y="5.819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8.063cm" svg:y="5.832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7" draw:layer="layout" svg:width="2.866cm" svg:height="0.029cm" svg:x="6.743cm" svg:y="6.586cm" svg:viewBox="0 0 2867 30" draw:points="1433,30 0,30 0,0 2867,0 2867,30">
            <text:p/>
          </draw:polygon>
          <draw:path draw:style-name="gr3" draw:text-style-name="P7" draw:layer="layout" svg:width="0.549cm" svg:height="0.703cm" svg:x="6.794cm" svg:y="6.727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2.279cm" svg:height="0.029cm" svg:x="7.328cm" svg:y="6.727cm" svg:viewBox="0 0 2280 30" draw:points="1141,30 0,30 0,0 2280,0 2280,30">
            <text:p/>
          </draw:polygon>
          <draw:path draw:style-name="gr3" draw:text-style-name="P7" draw:layer="layout" svg:width="0.313cm" svg:height="0.476cm" svg:x="7.348cm" svg:y="6.864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351cm" svg:height="0.319cm" svg:x="7.7cm" svg:y="7.03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218cm" svg:height="0.327cm" svg:x="8.112cm" svg:y="6.811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8.611cm" svg:y="7.151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9.291cm" svg:y="6.872cm" svg:viewBox="0 0 282 485" svg:d="M282 328c0-83-58-155-135-155-33 0-64 11-89 37v-138c14 5 38 10 60 10 87 0 136-64 136-74 0-5-1-8-6-8-2 0-3 0-6 2-15 6-48 20-96 20-29 0-61-4-95-19-5-3-6-3-8-3-6 0-6 6-6 18v208c0 13 0 19 9 19 5 0 7-2 10-6 6-12 34-50 90-50 36 0 56 32 60 45 12 27 13 54 13 89 0 24 0 68-17 96-16 28-44 47-76 47-51 0-91-37-104-79 2 0 5 0 13 0 23 0 35-17 35-33 0-18-12-35-35-35-11 0-35 4-35 38 0 61 50 128 128 128 82 0 154-67 154-157z">
            <text:p/>
          </draw:path>
          <draw:path draw:style-name="gr3" draw:text-style-name="P7" draw:layer="layout" svg:width="0.335cm" svg:height="0.497cm" svg:x="9.954cm" svg:y="6.288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10.312cm" svg:y="6.466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</draw:g>
        <draw:g xml:id="id219" draw:id="id219">
          <svg:title>TexMaths</svg:title>
          <svg:desc>20§display§= \int \frac{ 1 }{ \sqrt{(2x)^2 - ( \sqrt{5} )^2} }\ dx§svg§600§FALSE§</svg:desc>
          <draw:polygon draw:style-name="gr2" draw:text-style-name="P6" draw:layer="layout" svg:width="7.608cm" svg:height="2.103cm" svg:x="11.832cm" svg:y="5.854cm" svg:viewBox="0 0 7609 2104" draw:points="3804,2104 0,2104 0,0 7609,0 7609,2104">
            <text:p/>
          </draw:polygon>
          <draw:path draw:style-name="gr3" draw:text-style-name="P7" draw:layer="layout" svg:width="0.468cm" svg:height="0.165cm" svg:x="11.837cm" svg:y="6.51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2cm" svg:x="12.578cm" svg:y="5.819cm" svg:viewBox="0 0 626 1563" svg:d="M34 1531c22 0 35-16 35-34 0-24-18-35-34-35-17 0-35 11-35 35 0 37 35 66 78 66 108 0 148-165 197-368 55-222 101-448 139-673 26-149 52-290 76-381 8-35 32-125 60-125 21 0 39 13 42 16-24 2-35 16-35 34 0 24 17 35 33 35 18 0 36-11 36-35 0-39-39-66-77-66-55 0-93 77-133 221-2 6-98 360-174 820-20 108-40 226-63 324-13 51-45 184-102 184-26 0-42-18-43-18z">
            <text:p/>
          </draw:path>
          <draw:path draw:style-name="gr3" draw:text-style-name="P7" draw:layer="layout" svg:width="0.233cm" svg:height="0.469cm" svg:x="15.817cm" svg:y="5.832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4.976cm" svg:height="0.029cm" svg:x="13.443cm" svg:y="6.585cm" svg:viewBox="0 0 4977 30" draw:points="2489,30 0,30 0,0 4977,0 4977,30">
            <text:p/>
          </draw:polygon>
          <draw:path draw:style-name="gr3" draw:text-style-name="P7" draw:layer="layout" svg:width="0.641cm" svg:height="1.266cm" svg:x="13.52cm" svg:y="6.726cm" svg:viewBox="0 0 642 1267" svg:d="M250 1161l-152-528-98 116 11 9 48-56 162 565c24 0 24 0 30-18l387-1220c4-11 4-15 4-15 0-8-7-14-15-14-11 0-13 10-16 18z">
            <text:p/>
          </draw:path>
          <draw:polygon draw:style-name="gr3" draw:text-style-name="P7" draw:layer="layout" svg:width="4.274cm" svg:height="0.029cm" svg:x="14.145cm" svg:y="6.726cm" svg:viewBox="0 0 4275 30" draw:points="2137,30 0,30 0,0 4275,0 4275,30">
            <text:p/>
          </draw:polygon>
          <draw:path draw:style-name="gr3" draw:text-style-name="P7" draw:layer="layout" svg:width="0.164cm" svg:height="0.703cm" svg:x="14.216cm" svg:y="7.094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4.454cm" svg:y="7.15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4.792cm" svg:y="7.31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164cm" svg:height="0.703cm" svg:x="15.212cm" svg:y="7.094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5.476cm" svg:y="7.09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5.976cm" svg:y="7.432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6.689cm" svg:y="7.094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549cm" svg:height="0.703cm" svg:x="16.945cm" svg:y="7.012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7.479cm" svg:y="7.012cm" svg:viewBox="0 0 354 30" draw:points="176,30 0,30 0,0 354,0 354,30">
            <text:p/>
          </draw:polygon>
          <draw:path draw:style-name="gr3" draw:text-style-name="P7" draw:layer="layout" svg:width="0.281cm" svg:height="0.484cm" svg:x="17.515cm" svg:y="7.153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59 50 128 128 128 82 0 154-67 154-157z">
            <text:p/>
          </draw:path>
          <draw:path draw:style-name="gr3" draw:text-style-name="P7" draw:layer="layout" svg:width="0.164cm" svg:height="0.703cm" svg:x="17.87cm" svg:y="7.094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8.135cm" svg:y="7.09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18.766cm" svg:y="6.288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19.124cm" svg:y="6.46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</draw:g>
        <draw:g xml:id="id224" draw:id="id224">
          <svg:title>TexMaths</svg:title>
          <svg:desc>26§display§(6)§svg§600§FALSE§</svg:desc>
          <draw:polygon draw:style-name="gr2" draw:text-style-name="P6" draw:layer="layout" svg:width="0.986cm" svg:height="0.823cm" svg:x="1.114cm" svg:y="11.148cm" svg:viewBox="0 0 987 824" draw:points="494,824 0,824 0,0 987,0 987,824">
            <text:p/>
          </draw:polygon>
          <draw:path draw:style-name="gr3" draw:text-style-name="P7" draw:layer="layout" svg:width="0.213cm" svg:height="0.914cm" svg:x="1.158cm" svg:y="11.102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8cm" svg:height="0.629cm" svg:x="1.462cm" svg:y="11.179cm" svg:viewBox="0 0 381 630" svg:d="M83 310v-23c0-231 115-264 161-264 23 0 60 6 81 37-15 0-50 0-50 40 0 29 21 43 42 43 14 0 41-8 41-43 0-56-39-100-116-100-117 0-242 119-242 320 0 246 106 310 192 310 102 0 189-85 189-206 0-116-81-206-183-206-63 0-96 48-115 92zM192 605c-59 0-86-56-90-68-17-44-17-117-17-134 0-70 30-164 113-164 14 0 56 0 85 58 17 34 17 81 17 125s0 90-17 123c-27 56-71 60-91 60z">
            <text:p/>
          </draw:path>
          <draw:path draw:style-name="gr3" draw:text-style-name="P7" draw:layer="layout" svg:width="0.213cm" svg:height="0.914cm" svg:x="1.935cm" svg:y="11.10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29" draw:id="id229">
          <svg:title>TexMaths</svg:title>
          <svg:desc>26§display§\therefore§svg§600§FALSE§</svg:desc>
          <draw:polygon draw:style-name="gr2" draw:text-style-name="P6" draw:layer="layout" svg:width="0.49cm" svg:height="0.402cm" svg:x="2.434cm" svg:y="13.945cm" svg:viewBox="0 0 491 403" draw:points="246,403 0,403 0,0 491,0 491,403">
            <text:p/>
          </draw:polygon>
          <draw:path draw:style-name="gr3" draw:text-style-name="P7" draw:layer="layout" svg:width="0.555cm" svg:height="0.493cm" svg:x="2.415cm" svg:y="13.899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25" draw:id="id225">
          <svg:title>TexMaths</svg:title>
          <svg:desc>24§display§\text {Let,}§svg§600§FALSE§</svg:desc>
          <draw:polygon draw:style-name="gr2" draw:text-style-name="P6" draw:layer="layout" svg:width="1.318cm" svg:height="0.655cm" svg:x="2.639cm" svg:y="11.249cm" svg:viewBox="0 0 1319 656" draw:points="659,656 0,656 0,0 1319,0 1319,656">
            <text:p/>
          </draw:polygon>
          <draw:path draw:style-name="gr3" draw:text-style-name="P7" draw:layer="layout" svg:width="0.464cm" svg:height="0.577cm" svg:x="2.624cm" svg:y="11.207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148cm" svg:y="11.405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515cm" svg:y="11.265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3.899cm" svg:y="11.693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26" draw:id="id226">
          <svg:title>TexMaths</svg:title>
          <svg:desc>24§display§\text {I}§svg§600§FALSE§</svg:desc>
          <draw:polygon draw:style-name="gr2" draw:text-style-name="P6" draw:layer="layout" svg:width="0.197cm" svg:height="0.493cm" svg:x="4.445cm" svg:y="11.249cm" svg:viewBox="0 0 198 494" draw:points="100,494 0,494 0,0 198,0 198,494">
            <text:p/>
          </draw:polygon>
          <draw:path draw:style-name="gr3" draw:text-style-name="P7" draw:layer="layout" svg:width="0.258cm" svg:height="0.577cm" svg:x="4.426cm" svg:y="11.2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27" draw:id="id227">
          <svg:title>TexMaths</svg:title>
          <svg:desc>20§display§= \int \frac{ 1 }{ \sqrt{5 - 2x^2} }\ dx§svg§600§FALSE§</svg:desc>
          <draw:polygon draw:style-name="gr2" draw:text-style-name="P6" draw:layer="layout" svg:width="5.496cm" svg:height="1.541cm" svg:x="5.132cm" svg:y="10.752cm" svg:viewBox="0 0 5497 1542" draw:points="2748,1542 0,1542 0,0 5497,0 5497,1542">
            <text:p/>
          </draw:polygon>
          <draw:path draw:style-name="gr3" draw:text-style-name="P7" draw:layer="layout" svg:width="0.468cm" svg:height="0.165cm" svg:x="5.137cm" svg:y="11.41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3cm" svg:x="5.877cm" svg:y="10.717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8.063cm" svg:y="10.73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7" draw:layer="layout" svg:width="2.866cm" svg:height="0.029cm" svg:x="6.743cm" svg:y="11.484cm" svg:viewBox="0 0 2867 30" draw:points="1433,30 0,30 0,0 2867,0 2867,30">
            <text:p/>
          </draw:polygon>
          <draw:path draw:style-name="gr3" draw:text-style-name="P7" draw:layer="layout" svg:width="0.549cm" svg:height="0.703cm" svg:x="6.794cm" svg:y="11.625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2.279cm" svg:height="0.029cm" svg:x="7.328cm" svg:y="11.625cm" svg:viewBox="0 0 2280 30" draw:points="1141,30 0,30 0,0 2280,0 2280,30">
            <text:p/>
          </draw:polygon>
          <draw:path draw:style-name="gr3" draw:text-style-name="P7" draw:layer="layout" svg:width="0.281cm" svg:height="0.484cm" svg:x="7.364cm" svg:y="11.77cm" svg:viewBox="0 0 282 485" svg:d="M282 328c0-83-58-155-135-155-33 0-64 11-89 37v-138c14 5 38 10 60 10 87 0 136-64 136-74 0-5-1-8-6-8-2 0-3 0-6 2-15 6-48 20-96 20-29 0-61-4-95-19-5-3-6-3-8-3-6 0-6 6-6 18v208c0 13 0 19 9 19 5 0 7-2 8-6 8-12 36-50 92-50 36 0 56 32 60 45 12 27 13 54 13 89 0 24 0 68-17 96-16 28-44 47-76 47-51 0-91-37-104-79 2 0 5 0 13 0 23 0 35-17 35-33 0-18-12-35-35-35-11 0-35 4-35 38 0 61 50 128 128 128 82 0 154-67 154-157z">
            <text:p/>
          </draw:path>
          <draw:path draw:style-name="gr3" draw:text-style-name="P7" draw:layer="layout" svg:width="0.429cm" svg:height="0.029cm" svg:x="7.895cm" svg:y="12.049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7cm" svg:x="8.575cm" svg:y="11.77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351cm" svg:height="0.319cm" svg:x="8.911cm" svg:y="11.929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218cm" svg:height="0.327cm" svg:x="9.323cm" svg:y="11.709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9.954cm" svg:y="11.186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10.312cm" svg:y="11.364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</draw:g>
        <draw:g xml:id="id228" draw:id="id228">
          <svg:title>TexMaths</svg:title>
          <svg:desc>20§display§= \int \frac{ 1 }{ \sqrt{( \sqrt{5} )^2 - ( \sqrt{2}x )^2} }\ dx§svg§600§FALSE§</svg:desc>
          <draw:polygon draw:style-name="gr2" draw:text-style-name="P6" draw:layer="layout" svg:width="8.194cm" svg:height="2.103cm" svg:x="11.234cm" svg:y="10.755cm" svg:viewBox="0 0 8195 2104" draw:points="4097,2104 0,2104 0,0 8195,0 8195,2104">
            <text:p/>
          </draw:polygon>
          <draw:path draw:style-name="gr3" draw:text-style-name="P7" draw:layer="layout" svg:width="0.468cm" svg:height="0.165cm" svg:x="11.239cm" svg:y="11.41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2cm" svg:x="11.98cm" svg:y="10.72cm" svg:viewBox="0 0 626 1563" svg:d="M34 1531c22 0 35-16 35-34 0-24-18-35-34-35-17 0-35 11-35 35 0 37 35 66 78 66 108 0 148-165 197-368 55-222 101-448 139-673 26-149 52-290 76-381 8-35 32-125 60-125 21 0 39 13 42 16-24 2-35 16-35 34 0 24 17 35 33 35 18 0 36-11 36-35 0-39-39-66-77-66-55 0-93 77-133 221-2 6-98 360-174 820-20 108-40 226-63 324-13 51-45 184-102 184-26 0-42-18-43-18z">
            <text:p/>
          </draw:path>
          <draw:path draw:style-name="gr3" draw:text-style-name="P7" draw:layer="layout" svg:width="0.233cm" svg:height="0.469cm" svg:x="15.512cm" svg:y="10.733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5.562cm" svg:height="0.029cm" svg:x="12.845cm" svg:y="11.486cm" svg:viewBox="0 0 5563 30" draw:points="2782,30 0,30 0,0 5563,0 5563,30">
            <text:p/>
          </draw:polygon>
          <draw:path draw:style-name="gr3" draw:text-style-name="P7" draw:layer="layout" svg:width="0.641cm" svg:height="1.266cm" svg:x="12.922cm" svg:y="11.627cm" svg:viewBox="0 0 642 1267" svg:d="M250 1161l-152-528-98 116 11 9 48-56 162 565c24 0 24 0 30-18l387-1220c4-11 4-15 4-15 0-8-7-14-15-14-11 0-13 10-16 18z">
            <text:p/>
          </draw:path>
          <draw:polygon draw:style-name="gr3" draw:text-style-name="P7" draw:layer="layout" svg:width="4.86cm" svg:height="0.029cm" svg:x="13.547cm" svg:y="11.627cm" svg:viewBox="0 0 4861 30" draw:points="2430,30 0,30 0,0 4861,0 4861,30">
            <text:p/>
          </draw:polygon>
          <draw:path draw:style-name="gr3" draw:text-style-name="P7" draw:layer="layout" svg:width="0.164cm" svg:height="0.703cm" svg:x="13.618cm" svg:y="11.99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549cm" svg:height="0.703cm" svg:x="13.872cm" svg:y="11.913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4.407cm" svg:y="11.913cm" svg:viewBox="0 0 354 30" draw:points="176,30 0,30 0,0 354,0 354,30">
            <text:p/>
          </draw:polygon>
          <draw:path draw:style-name="gr3" draw:text-style-name="P7" draw:layer="layout" svg:width="0.281cm" svg:height="0.484cm" svg:x="14.442cm" svg:y="12.054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59 50 128 128 128 82 0 154-67 154-157z">
            <text:p/>
          </draw:path>
          <draw:path draw:style-name="gr3" draw:text-style-name="P7" draw:layer="layout" svg:width="0.164cm" svg:height="0.703cm" svg:x="14.799cm" svg:y="11.995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5.063cm" svg:y="11.99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5.562cm" svg:y="12.333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6.275cm" svg:y="11.99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549cm" svg:height="0.703cm" svg:x="16.531cm" svg:y="11.913cm" svg:viewBox="0 0 550 704" svg:d="M222 630l-123-273c-5-11-9-11-11-11 0 0-5 0-11 4l-67 52c-10 6-10 9-10 11 0 3 2 8 6 8 5 0 18-10 24-16 5-3 16-11 24-16l138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7.066cm" svg:y="11.913cm" svg:viewBox="0 0 354 30" draw:points="176,30 0,30 0,0 354,0 354,30">
            <text:p/>
          </draw:polygon>
          <draw:path draw:style-name="gr3" draw:text-style-name="P7" draw:layer="layout" svg:width="0.281cm" svg:height="0.469cm" svg:x="17.101cm" svg:y="12.05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351cm" svg:height="0.319cm" svg:x="17.437cm" svg:y="12.213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164cm" svg:height="0.703cm" svg:x="17.859cm" svg:y="11.995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8.123cm" svg:y="11.99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18.754cm" svg:y="11.189cm" svg:viewBox="0 0 336 498" svg:d="M336 8c0-2 0-8-10-8-9 0-76 6-89 8-5 0-10 3-10 13 0 9 7 9 18 9 33 0 35 5 35 12l-2 14-43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19.112cm" svg:y="11.36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</draw:g>
        <draw:g xml:id="id231" draw:id="id231">
          <svg:title>TexMaths</svg:title>
          <svg:desc>20§display§= \sin^{-1}\left( \frac{ \sqrt{2} x }{ \sqrt{5} } \right) \left( \frac{1}{\sqrt{2}} \right) \ + \ c§svg§600§FALSE§</svg:desc>
          <draw:polygon draw:style-name="gr2" draw:text-style-name="P6" draw:layer="layout" svg:width="8.916cm" svg:height="2.037cm" svg:x="4.432cm" svg:y="13.055cm" svg:viewBox="0 0 8917 2038" draw:points="4458,2038 0,2038 0,0 8917,0 8917,2038">
            <text:p/>
          </draw:polygon>
          <draw:path draw:style-name="gr3" draw:text-style-name="P7" draw:layer="layout" svg:width="0.468cm" svg:height="0.165cm" svg:x="4.437cm" svg:y="13.993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1cm" svg:height="0.324cm" svg:x="5.162cm" svg:y="13.935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5.44cm" svg:y="13.78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5.634cm" svg:y="13.9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33cm" svg:height="0.025cm" svg:x="6.054cm" svg:y="13.818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6.494cm" svg:y="13.628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367cm" svg:height="2.109cm" svg:x="7.04cm" svg:y="13.02cm" svg:viewBox="0 0 368 2110" svg:d="M368 2102c0-2 0-3-5-8-67-82-123-171-165-270-92-215-129-466-129-770 0-299 33-561 139-792 40-89 94-172 157-249 1-2 3-3 3-7 0-6-5-6-16-6-10 0-11 0-13 2-1 0-45 43-99 120-123 172-186 379-218 588-16 114-22 229-22 344 0 263 34 531 146 773 51 107 118 203 187 277 6 4 8 6 19 6s16 0 16-8z">
            <text:p/>
          </draw:path>
          <draw:path draw:style-name="gr3" draw:text-style-name="P7" draw:layer="layout" svg:width="0.549cm" svg:height="0.703cm" svg:x="7.566cm" svg:y="13.166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8.101cm" svg:y="13.166cm" svg:viewBox="0 0 354 30" draw:points="176,30 0,30 0,0 354,0 354,30">
            <text:p/>
          </draw:polygon>
          <draw:path draw:style-name="gr3" draw:text-style-name="P7" draw:layer="layout" svg:width="0.281cm" svg:height="0.469cm" svg:x="8.136cm" svg:y="13.30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8.472cm" svg:y="13.46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olygon draw:style-name="gr3" draw:text-style-name="P7" draw:layer="layout" svg:width="1.34cm" svg:height="0.029cm" svg:x="7.515cm" svg:y="14.06cm" svg:viewBox="0 0 1341 30" draw:points="670,30 0,30 0,0 1341,0 1341,30">
            <text:p/>
          </draw:polygon>
          <draw:path draw:style-name="gr3" draw:text-style-name="P7" draw:layer="layout" svg:width="0.549cm" svg:height="0.703cm" svg:x="7.766cm" svg:y="14.201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8.301cm" svg:y="14.201cm" svg:viewBox="0 0 354 30" draw:points="176,30 0,30 0,0 354,0 354,30">
            <text:p/>
          </draw:polygon>
          <draw:path draw:style-name="gr3" draw:text-style-name="P7" draw:layer="layout" svg:width="0.281cm" svg:height="0.484cm" svg:x="8.336cm" svg:y="14.341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61 48 128 128 128 82 0 154-67 154-157z">
            <text:p/>
          </draw:path>
          <draw:path draw:style-name="gr3" draw:text-style-name="P7" draw:layer="layout" svg:width="0.367cm" svg:height="2.109cm" svg:x="8.962cm" svg:y="13.02cm" svg:viewBox="0 0 368 2110" svg:d="M368 1054c0-262-34-531-146-771-51-107-118-203-187-277-6-6-8-6-19-6-10 0-16 0-16 6 0 4 3 7 5 10 67 82 123 171 165 269 92 216 129 467 129 769 0 299-35 563-139 794-40 89-94 172-157 248-1 1-3 4-3 6 0 8 6 8 16 8s11 0 13-2c1-1 45-43 99-121 123-173 186-379 218-589 16-113 22-229 22-344z">
            <text:p/>
          </draw:path>
          <draw:path draw:style-name="gr3" draw:text-style-name="P7" draw:layer="layout" svg:width="0.346cm" svg:height="1.687cm" svg:x="9.757cm" svg:y="13.231cm" svg:viewBox="0 0 347 1688" svg:d="M347 1681c0-3-1-5-3-6-26-27-74-74-120-150-114-181-165-410-165-680 0-191 26-434 141-643 56-101 114-159 146-189 1-2 1-3 1-7 0-6-5-6-14-6-10 0-11 0-23 11-236 215-310 536-310 832 0 277 64 555 243 766 15 16 40 45 71 71 8 8 9 8 19 8 9 0 14 0 14-7z">
            <text:p/>
          </draw:path>
          <draw:path draw:style-name="gr3" draw:text-style-name="P7" draw:layer="layout" svg:width="0.233cm" svg:height="0.469cm" svg:x="10.568cm" svg:y="13.306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938cm" svg:height="0.029cm" svg:x="10.213cm" svg:y="14.06cm" svg:viewBox="0 0 939 30" draw:points="469,30 0,30 0,0 939,0 939,30">
            <text:p/>
          </draw:polygon>
          <draw:path draw:style-name="gr3" draw:text-style-name="P7" draw:layer="layout" svg:width="0.549cm" svg:height="0.703cm" svg:x="10.264cm" svg:y="14.201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0.798cm" svg:y="14.201cm" svg:viewBox="0 0 354 30" draw:points="176,30 0,30 0,0 354,0 354,30">
            <text:p/>
          </draw:polygon>
          <draw:path draw:style-name="gr3" draw:text-style-name="P7" draw:layer="layout" svg:width="0.281cm" svg:height="0.469cm" svg:x="10.834cm" svg:y="14.34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11.259cm" svg:y="13.231cm" svg:viewBox="0 0 347 1688" svg:d="M347 845c0-277-64-555-243-767-14-16-40-44-69-70-9-8-11-8-21-8-8 0-14 0-14 6 0 4 3 7 5 8 24 26 72 72 118 149 114 181 167 410 167 680 0 190-26 434-143 643-56 101-115 158-144 189-1 1-3 3-3 6 0 7 6 7 14 7 10 0 12 0 23-12 237-214 310-535 310-831z">
            <text:p/>
          </draw:path>
          <draw:path draw:style-name="gr3" draw:text-style-name="P7" draw:layer="layout" svg:width="0.468cm" svg:height="0.469cm" svg:x="12.182cm" svg:y="13.8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3.109cm" svg:y="13.94cm" svg:viewBox="0 0 275 320" svg:d="M251 43c-11 0-21 0-32 11-11 10-11 23-11 28 0 16 11 24 26 24 20 0 40-16 40-45 0-35-34-61-85-61-95 0-189 101-189 200 0 64 42 120 115 120 101 0 160-75 160-83 0-5-5-10-8-10-5 0-5 2-9 8-56 69-133 69-143 69-43 0-62-34-62-77 0-29 14-97 38-141 21-40 61-70 99-70 24 0 52 8 61 27z">
            <text:p/>
          </draw:path>
        </draw:g>
        <draw:g xml:id="id230" draw:id="id230">
          <svg:title>TexMaths</svg:title>
          <svg:desc>24§display§\text {I}§svg§600§FALSE§</svg:desc>
          <draw:polygon draw:style-name="gr2" draw:text-style-name="P6" draw:layer="layout" svg:width="0.197cm" svg:height="0.493cm" svg:x="3.646cm" svg:y="13.849cm" svg:viewBox="0 0 198 494" draw:points="100,494 0,494 0,0 198,0 198,494">
            <text:p/>
          </draw:polygon>
          <draw:path draw:style-name="gr3" draw:text-style-name="P7" draw:layer="layout" svg:width="0.258cm" svg:height="0.577cm" svg:x="3.627cm" svg:y="13.8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32" draw:id="id232">
          <svg:title>TexMaths</svg:title>
          <svg:desc>20§display§= \frac{1}{\sqrt{2}} \sin^{-1}\left( \frac{ \sqrt{2} x }{ \sqrt{5} } \right)  \ + \ c§svg§600§FALSE§</svg:desc>
          <draw:polygon draw:style-name="gr2" draw:text-style-name="P6" draw:layer="layout" svg:width="7.88cm" svg:height="2.037cm" svg:x="13.834cm" svg:y="13.059cm" svg:viewBox="0 0 7881 2038" draw:points="3940,2038 0,2038 0,0 7881,0 7881,2038">
            <text:p/>
          </draw:polygon>
          <draw:path draw:style-name="gr3" draw:text-style-name="P7" draw:layer="layout" svg:width="0.468cm" svg:height="0.165cm" svg:x="13.839cm" svg:y="13.99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4.981cm" svg:y="13.31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938cm" svg:height="0.029cm" svg:x="14.624cm" svg:y="14.064cm" svg:viewBox="0 0 939 30" draw:points="469,30 0,30 0,0 939,0 939,30">
            <text:p/>
          </draw:polygon>
          <draw:path draw:style-name="gr3" draw:text-style-name="P7" draw:layer="layout" svg:width="0.549cm" svg:height="0.703cm" svg:x="14.677cm" svg:y="14.205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5.211cm" svg:y="14.205cm" svg:viewBox="0 0 354 30" draw:points="176,30 0,30 0,0 354,0 354,30">
            <text:p/>
          </draw:polygon>
          <draw:path draw:style-name="gr3" draw:text-style-name="P7" draw:layer="layout" svg:width="0.281cm" svg:height="0.469cm" svg:x="15.247cm" svg:y="14.34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31cm" svg:height="0.324cm" svg:x="15.787cm" svg:y="13.939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6.064cm" svg:y="13.784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16.259cm" svg:y="13.94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33cm" svg:height="0.025cm" svg:x="16.68cm" svg:y="13.822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7.12cm" svg:y="13.632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367cm" svg:height="2.109cm" svg:x="17.664cm" svg:y="13.024cm" svg:viewBox="0 0 368 2110" svg:d="M368 2102c0-2 0-3-5-8-67-82-123-171-165-270-92-215-129-466-129-770 0-299 33-561 139-792 40-89 94-172 157-249 1-2 3-3 3-7 0-6-5-6-16-6-10 0-11 0-13 2-1 0-45 43-99 120-123 172-186 379-218 588-16 114-22 229-22 344 0 263 34 531 146 773 51 107 118 203 187 277 6 4 8 6 19 6s16 0 16-8z">
            <text:p/>
          </draw:path>
          <draw:path draw:style-name="gr3" draw:text-style-name="P7" draw:layer="layout" svg:width="0.549cm" svg:height="0.703cm" svg:x="18.19cm" svg:y="13.17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8.725cm" svg:y="13.17cm" svg:viewBox="0 0 354 30" draw:points="176,30 0,30 0,0 354,0 354,30">
            <text:p/>
          </draw:polygon>
          <draw:path draw:style-name="gr3" draw:text-style-name="P7" draw:layer="layout" svg:width="0.281cm" svg:height="0.469cm" svg:x="18.76cm" svg:y="13.3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9.096cm" svg:y="13.467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olygon draw:style-name="gr3" draw:text-style-name="P7" draw:layer="layout" svg:width="1.34cm" svg:height="0.029cm" svg:x="18.139cm" svg:y="14.064cm" svg:viewBox="0 0 1341 30" draw:points="670,30 0,30 0,0 1341,0 1341,30">
            <text:p/>
          </draw:polygon>
          <draw:path draw:style-name="gr3" draw:text-style-name="P7" draw:layer="layout" svg:width="0.549cm" svg:height="0.703cm" svg:x="18.392cm" svg:y="14.205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8.926cm" svg:y="14.205cm" svg:viewBox="0 0 354 30" draw:points="176,30 0,30 0,0 354,0 354,30">
            <text:p/>
          </draw:polygon>
          <draw:path draw:style-name="gr3" draw:text-style-name="P7" draw:layer="layout" svg:width="0.281cm" svg:height="0.484cm" svg:x="18.961cm" svg:y="14.345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61 48 128 128 128 82 0 154-67 154-157z">
            <text:p/>
          </draw:path>
          <draw:path draw:style-name="gr3" draw:text-style-name="P7" draw:layer="layout" svg:width="0.367cm" svg:height="2.109cm" svg:x="19.585cm" svg:y="13.024cm" svg:viewBox="0 0 368 2110" svg:d="M368 1054c0-262-34-531-146-771-51-107-118-203-187-277-6-6-8-6-19-6-10 0-16 0-16 6 0 4 3 7 5 10 67 82 123 171 165 269 92 216 129 467 129 769 0 299-35 563-139 794-40 89-94 172-157 248-1 1-3 4-3 6 0 8 6 8 16 8s11 0 13-2c1-1 45-43 99-121 123-173 186-379 218-589 16-113 22-229 22-344z">
            <text:p/>
          </draw:path>
          <draw:path draw:style-name="gr3" draw:text-style-name="P7" draw:layer="layout" svg:width="0.468cm" svg:height="0.469cm" svg:x="20.549cm" svg:y="13.8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1.475cm" svg:y="13.944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13" draw:id="id213">
          <svg:title>TexMaths</svg:title>
          <svg:desc>20§display§= \log \left[ \sqrt{3}x + \sqrt{(\sqrt{3}x)^2 + 2^2} \right] \left( \frac{1}{\sqrt{3}} \right)  +  c§svg§600§FALSE§</svg:desc>
          <draw:polygon draw:style-name="gr2" draw:text-style-name="P6" draw:layer="layout" svg:width="12.488cm" svg:height="1.617cm" svg:x="3.63cm" svg:y="3.555cm" svg:viewBox="0 0 12489 1618" draw:points="6244,1618 0,1618 0,0 12489,0 12489,1618">
            <text:p/>
          </draw:polygon>
          <draw:path draw:style-name="gr3" draw:text-style-name="P7" draw:layer="layout" svg:width="0.468cm" svg:height="0.165cm" svg:x="3.635cm" svg:y="4.28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9cm" svg:x="4.36cm" svg:y="4.051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4.552cm" svg:y="4.224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4.904cm" svg:y="4.221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186cm" svg:height="1.687cm" svg:x="5.537cm" svg:y="3.52cm" svg:viewBox="0 0 187 1688" draw:points="0,1688 187,1688 187,1650 38,1650 38,38 187,38 187,0 0,0">
            <text:p/>
          </draw:polygon>
          <draw:path draw:style-name="gr3" draw:text-style-name="P7" draw:layer="layout" svg:width="0.549cm" svg:height="0.703cm" svg:x="5.784cm" svg:y="3.896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6.318cm" svg:y="3.896cm" svg:viewBox="0 0 354 30" draw:points="176,30 0,30 0,0 354,0 354,30">
            <text:p/>
          </draw:polygon>
          <draw:path draw:style-name="gr3" draw:text-style-name="P7" draw:layer="layout" svg:width="0.292cm" svg:height="0.484cm" svg:x="6.349cm" svg:y="4.0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6.691cm" svg:y="4.22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7.267cm" svg:y="4.13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1.266cm" svg:x="8.008cm" svg:y="3.592cm" svg:viewBox="0 0 642 1267" svg:d="M250 1162l-152-528-98 115 11 9 48-56 162 565c24 0 24 0 30-17l387-1221c4-11 4-15 4-15 0-8-7-14-15-14-11 0-13 10-16 18z">
            <text:p/>
          </draw:path>
          <draw:polygon draw:style-name="gr3" draw:text-style-name="P7" draw:layer="layout" svg:width="3.727cm" svg:height="0.029cm" svg:x="8.634cm" svg:y="3.592cm" svg:viewBox="0 0 3728 30" draw:points="1864,30 0,30 0,0 3728,0 3728,30">
            <text:p/>
          </draw:polygon>
          <draw:path draw:style-name="gr3" draw:text-style-name="P7" draw:layer="layout" svg:width="0.164cm" svg:height="0.703cm" svg:x="8.704cm" svg:y="4.01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549cm" svg:height="0.703cm" svg:x="8.958cm" svg:y="3.896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9.493cm" svg:y="3.896cm" svg:viewBox="0 0 354 30" draw:points="176,30 0,30 0,0 354,0 354,30">
            <text:p/>
          </draw:polygon>
          <draw:path draw:style-name="gr3" draw:text-style-name="P7" draw:layer="layout" svg:width="0.292cm" svg:height="0.484cm" svg:x="9.523cm" svg:y="4.0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9.866cm" svg:y="4.22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164cm" svg:height="0.703cm" svg:x="10.286cm" svg:y="4.01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218cm" svg:height="0.327cm" svg:x="10.55cm" svg:y="4.0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11.03cm" svg:y="4.13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11.73cm" svg:y="4.0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18cm" svg:height="0.327cm" svg:x="12.077cm" svg:y="4.0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86cm" svg:height="1.687cm" svg:x="12.371cm" svg:y="3.52cm" svg:viewBox="0 0 187 1688" draw:points="147,1650 0,1650 0,1688 187,1688 187,0 0,0 0,38 147,38">
            <text:p/>
          </draw:polygon>
          <draw:path draw:style-name="gr3" draw:text-style-name="P7" draw:layer="layout" svg:width="0.346cm" svg:height="1.687cm" svg:x="12.995cm" svg:y="3.52cm" svg:viewBox="0 0 347 1688" svg:d="M347 1682c0-4-1-5-3-7-26-27-74-73-120-150-114-181-165-410-165-680 0-191 26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33cm" svg:height="0.469cm" svg:x="13.807cm" svg:y="3.595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938cm" svg:height="0.029cm" svg:x="13.451cm" svg:y="4.349cm" svg:viewBox="0 0 939 30" draw:points="469,30 0,30 0,0 939,0 939,30">
            <text:p/>
          </draw:polygon>
          <draw:path draw:style-name="gr3" draw:text-style-name="P7" draw:layer="layout" svg:width="0.549cm" svg:height="0.703cm" svg:x="13.503cm" svg:y="4.49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4.037cm" svg:y="4.49cm" svg:viewBox="0 0 354 30" draw:points="176,30 0,30 0,0 354,0 354,30">
            <text:p/>
          </draw:polygon>
          <draw:path draw:style-name="gr3" draw:text-style-name="P7" draw:layer="layout" svg:width="0.292cm" svg:height="0.484cm" svg:x="14.066cm" svg:y="4.632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46cm" svg:height="1.687cm" svg:x="14.498cm" svg:y="3.52cm" svg:viewBox="0 0 347 1688" svg:d="M347 845c0-277-64-555-243-767-14-16-40-44-69-70-9-8-11-8-21-8-8 0-14 0-14 6 0 4 3 7 5 8 24 26 72 72 118 149 114 181 167 410 167 680 0 191-26 434-143 643-56 101-115 159-144 189-1 2-3 3-3 7 0 6 6 6 14 6 10 0 12 0 23-11 237-215 310-536 310-832z">
            <text:p/>
          </draw:path>
          <draw:path draw:style-name="gr3" draw:text-style-name="P7" draw:layer="layout" svg:width="0.468cm" svg:height="0.469cm" svg:x="15.186cm" svg:y="4.13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5.879cm" svg:y="4.229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14" draw:id="id214">
          <svg:title>TexMaths</svg:title>
          <svg:desc>20§display§=  \frac{1}{\sqrt{3}} \log \left[ \sqrt{3}x + \sqrt{3x^2 - 4} \right]  \ + \ c§svg§600§FALSE§</svg:desc>
          <draw:polygon draw:style-name="gr2" draw:text-style-name="P6" draw:layer="layout" svg:width="10.394cm" svg:height="1.527cm" svg:x="16.43cm" svg:y="3.656cm" svg:viewBox="0 0 10395 1528" draw:points="5197,1528 0,1528 0,0 10395,0 10395,1528">
            <text:p/>
          </draw:polygon>
          <draw:path draw:style-name="gr3" draw:text-style-name="P7" draw:layer="layout" svg:width="0.468cm" svg:height="0.165cm" svg:x="16.435cm" svg:y="4.30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7.577cm" svg:y="3.621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938cm" svg:height="0.029cm" svg:x="17.22cm" svg:y="4.374cm" svg:viewBox="0 0 939 30" draw:points="469,30 0,30 0,0 939,0 939,30">
            <text:p/>
          </draw:polygon>
          <draw:path draw:style-name="gr3" draw:text-style-name="P7" draw:layer="layout" svg:width="0.549cm" svg:height="0.703cm" svg:x="17.273cm" svg:y="4.515cm" svg:viewBox="0 0 550 704" svg:d="M222 630l-123-273c-5-11-9-11-11-11 0 0-5 0-11 4l-67 51c-10 7-10 10-10 12 0 3 2 8 6 8 5 0 18-10 24-16 5-4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7.808cm" svg:y="4.515cm" svg:viewBox="0 0 354 30" draw:points="176,30 0,30 0,0 354,0 354,30">
            <text:p/>
          </draw:polygon>
          <draw:path draw:style-name="gr3" draw:text-style-name="P7" draw:layer="layout" svg:width="0.292cm" svg:height="0.484cm" svg:x="17.836cm" svg:y="4.65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157cm" svg:height="0.488cm" svg:x="18.384cm" svg:y="4.077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8.576cm" svg:y="4.25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8.926cm" svg:y="4.246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161cm" svg:height="1.264cm" svg:x="19.543cm" svg:y="3.757cm" svg:viewBox="0 0 162 1265" draw:points="0,1265 162,1265 162,1233 34,1233 34,34 162,34 162,0 0,0">
            <text:p/>
          </draw:polygon>
          <draw:path draw:style-name="gr3" draw:text-style-name="P7" draw:layer="layout" svg:width="0.549cm" svg:height="0.703cm" svg:x="19.767cm" svg:y="3.92cm" svg:viewBox="0 0 550 704" svg:d="M222 630l-123-273c-5-11-9-11-11-11 0 0-5 0-11 4l-67 51c-10 7-10 10-10 12 0 3 2 8 6 8 5 0 18-10 24-16 5-4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20.302cm" svg:y="3.92cm" svg:viewBox="0 0 354 30" draw:points="176,30 0,30 0,0 354,0 354,30">
            <text:p/>
          </draw:polygon>
          <draw:path draw:style-name="gr3" draw:text-style-name="P7" draw:layer="layout" svg:width="0.292cm" svg:height="0.484cm" svg:x="20.332cm" svg:y="4.096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20.675cm" svg:y="4.25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69cm" svg:x="21.251cm" svg:y="4.1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0.844cm" svg:x="21.991cm" svg:y="3.847cm" svg:viewBox="0 0 642 845" svg:d="M221 845c22 0 22 0 30-15l386-803c5-9 5-11 5-13 0-8-7-14-15-14-9 0-13 6-16 14l-363 757-150-349-98 75 11 12 50-39z">
            <text:p/>
          </draw:path>
          <draw:polygon draw:style-name="gr3" draw:text-style-name="P7" draw:layer="layout" svg:width="2.279cm" svg:height="0.029cm" svg:x="22.617cm" svg:y="3.847cm" svg:viewBox="0 0 2280 30" draw:points="1141,30 0,30 0,0 2280,0 2280,30">
            <text:p/>
          </draw:polygon>
          <draw:path draw:style-name="gr3" draw:text-style-name="P7" draw:layer="layout" svg:width="0.292cm" svg:height="0.484cm" svg:x="22.647cm" svg:y="4.09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22.99cm" svg:y="4.25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218cm" svg:height="0.327cm" svg:x="23.403cm" svg:y="4.03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23.9cm" svg:y="4.374cm" svg:viewBox="0 0 430 30" svg:d="M406 30c12 0 24 0 24-16 0-14-12-14-24-14h-382c-11 0-24 0-24 14 0 16 13 16 24 16z">
            <text:p/>
          </draw:path>
          <draw:path draw:style-name="gr3" draw:text-style-name="P7" draw:layer="layout" svg:width="0.313cm" svg:height="0.476cm" svg:x="24.566cm" svg:y="4.088cm" svg:viewBox="0 0 314 477" svg:d="M187 362v60c0 26 0 34-53 34h-14v21c29-2 66-2 94-2 31 0 68 0 96 2v-21h-14c-53 0-54-8-54-34v-60h72v-23h-72v-321c0-13 0-18-12-18-6 0-8 0-12 8l-218 331v23zM192 339h-173l173-262z">
            <text:p/>
          </draw:path>
          <draw:polygon draw:style-name="gr3" draw:text-style-name="P7" draw:layer="layout" svg:width="0.161cm" svg:height="1.264cm" svg:x="24.91cm" svg:y="3.757cm" svg:viewBox="0 0 162 1265" draw:points="128,1233 0,1233 0,1265 162,1265 162,0 0,0 0,34 128,34">
            <text:p/>
          </draw:polygon>
          <draw:path draw:style-name="gr3" draw:text-style-name="P7" draw:layer="layout" svg:width="0.468cm" svg:height="0.469cm" svg:x="25.658cm" svg:y="4.1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6.585cm" svg:y="4.254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20" draw:id="id220">
          <svg:title>TexMaths</svg:title>
          <svg:desc>26§display§\therefore§svg§600§FALSE§</svg:desc>
          <draw:polygon draw:style-name="gr2" draw:text-style-name="P6" draw:layer="layout" svg:width="0.49cm" svg:height="0.402cm" svg:x="1.733cm" svg:y="9.144cm" svg:viewBox="0 0 491 403" draw:points="246,403 0,403 0,0 491,0 491,403">
            <text:p/>
          </draw:polygon>
          <draw:path draw:style-name="gr3" draw:text-style-name="P7" draw:layer="layout" svg:width="0.555cm" svg:height="0.493cm" svg:x="1.714cm" svg:y="9.098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21" draw:id="id221">
          <svg:title>TexMaths</svg:title>
          <svg:desc>24§display§\text {I}§svg§600§FALSE§</svg:desc>
          <draw:polygon draw:style-name="gr2" draw:text-style-name="P6" draw:layer="layout" svg:width="0.197cm" svg:height="0.493cm" svg:x="2.945cm" svg:y="9.048cm" svg:viewBox="0 0 198 494" draw:points="100,494 0,494 0,0 198,0 198,494">
            <text:p/>
          </draw:polygon>
          <draw:path draw:style-name="gr3" draw:text-style-name="P7" draw:layer="layout" svg:width="0.258cm" svg:height="0.577cm" svg:x="2.926cm" svg:y="9.0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22" draw:id="id222">
          <svg:title>TexMaths</svg:title>
          <svg:desc>20§display§= \log \left[ 2x + \sqrt{(2x)^2 - ( \sqrt{5} )^2} \right] \left( \frac{1}{2} \right)  +  c§svg§600§FALSE§</svg:desc>
          <draw:polygon draw:style-name="gr2" draw:text-style-name="P6" draw:layer="layout" svg:width="11.862cm" svg:height="1.617cm" svg:x="3.631cm" svg:y="8.456cm" svg:viewBox="0 0 11863 1618" draw:points="5931,1618 0,1618 0,0 11863,0 11863,1618">
            <text:p/>
          </draw:polygon>
          <draw:path draw:style-name="gr3" draw:text-style-name="P7" draw:layer="layout" svg:width="0.468cm" svg:height="0.165cm" svg:x="3.636cm" svg:y="9.183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9cm" svg:x="4.361cm" svg:y="8.952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4.553cm" svg:y="9.125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4.905cm" svg:y="9.122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186cm" svg:height="1.687cm" svg:x="5.538cm" svg:y="8.421cm" svg:viewBox="0 0 187 1688" draw:points="0,1688 187,1688 187,1650 38,1650 38,38 187,38 187,0 0,0">
            <text:p/>
          </draw:polygon>
          <draw:path draw:style-name="gr3" draw:text-style-name="P7" draw:layer="layout" svg:width="0.281cm" svg:height="0.469cm" svg:x="5.769cm" svg:y="8.97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6.106cm" svg:y="9.13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6.682cm" svg:y="9.03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1.266cm" svg:x="7.423cm" svg:y="8.493cm" svg:viewBox="0 0 642 1267" svg:d="M250 1162l-152-528-98 115 11 9 48-56 162 565c24 0 24 0 30-17l387-1221c4-11 4-15 4-15 0-8-7-14-15-14-11 0-13 10-16 18z">
            <text:p/>
          </draw:path>
          <draw:polygon draw:style-name="gr3" draw:text-style-name="P7" draw:layer="layout" svg:width="4.274cm" svg:height="0.029cm" svg:x="8.049cm" svg:y="8.493cm" svg:viewBox="0 0 4275 30" draw:points="2138,30 0,30 0,0 4275,0 4275,30">
            <text:p/>
          </draw:polygon>
          <draw:path draw:style-name="gr3" draw:text-style-name="P7" draw:layer="layout" svg:width="0.164cm" svg:height="0.703cm" svg:x="8.119cm" svg:y="8.914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81cm" svg:height="0.469cm" svg:x="8.358cm" svg:y="8.97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8.695cm" svg:y="9.1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164cm" svg:height="0.703cm" svg:x="9.116cm" svg:y="8.914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218cm" svg:height="0.327cm" svg:x="9.38cm" svg:y="8.91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9.879cm" svg:y="9.25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0.593cm" svg:y="8.914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549cm" svg:height="0.703cm" svg:x="10.849cm" svg:y="8.797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1.383cm" svg:y="8.797cm" svg:viewBox="0 0 354 30" draw:points="176,30 0,30 0,0 354,0 354,30">
            <text:p/>
          </draw:polygon>
          <draw:path draw:style-name="gr3" draw:text-style-name="P7" draw:layer="layout" svg:width="0.281cm" svg:height="0.484cm" svg:x="11.418cm" svg:y="8.971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59 50 128 128 128 82 0 154-67 154-157z">
            <text:p/>
          </draw:path>
          <draw:path draw:style-name="gr3" draw:text-style-name="P7" draw:layer="layout" svg:width="0.164cm" svg:height="0.703cm" svg:x="11.774cm" svg:y="8.914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218cm" svg:height="0.327cm" svg:x="12.039cm" svg:y="8.91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86cm" svg:height="1.687cm" svg:x="12.334cm" svg:y="8.421cm" svg:viewBox="0 0 187 1688" draw:points="147,1650 0,1650 0,1688 187,1688 187,0 0,0 0,38 147,38">
            <text:p/>
          </draw:polygon>
          <draw:path draw:style-name="gr3" draw:text-style-name="P7" draw:layer="layout" svg:width="0.346cm" svg:height="1.687cm" svg:x="12.958cm" svg:y="8.421cm" svg:viewBox="0 0 347 1688" svg:d="M347 1682c0-4-1-5-3-7-26-27-74-73-120-150-114-181-165-410-165-680 0-191 24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33cm" svg:height="0.469cm" svg:x="13.476cm" svg:y="8.496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13.414cm" svg:y="9.25cm" svg:viewBox="0 0 354 30" draw:points="176,30 0,30 0,0 354,0 354,30">
            <text:p/>
          </draw:polygon>
          <draw:path draw:style-name="gr3" draw:text-style-name="P7" draw:layer="layout" svg:width="0.281cm" svg:height="0.469cm" svg:x="13.449cm" svg:y="9.45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13.873cm" svg:y="8.421cm" svg:viewBox="0 0 347 1688" svg:d="M347 845c0-277-64-555-243-767-13-16-40-44-69-70-9-8-11-8-21-8-8 0-14 0-14 6 0 4 3 7 5 8 24 26 72 72 118 149 114 181 167 410 167 680 0 191-26 434-143 643-56 101-115 159-144 189-1 2-3 3-3 7 0 6 6 6 14 6 10 0 12 0 23-11 237-215 310-536 310-832z">
            <text:p/>
          </draw:path>
          <draw:path draw:style-name="gr3" draw:text-style-name="P7" draw:layer="layout" svg:width="0.468cm" svg:height="0.469cm" svg:x="14.563cm" svg:y="9.03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5.254cm" svg:y="9.13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23" draw:id="id223">
          <svg:title>TexMaths</svg:title>
          <svg:desc>20§display§= \frac{1}{2} \log \left[ 2x + \sqrt{4x^2 - 5}} \right]   +  c§svg§600§FALSE§</svg:desc>
          <draw:polygon draw:style-name="gr2" draw:text-style-name="P6" draw:layer="layout" svg:width="8.754cm" svg:height="1.355cm" svg:x="16.232cm" svg:y="8.558cm" svg:viewBox="0 0 8755 1356" draw:points="4377,1356 0,1356 0,0 8755,0 8755,1356">
            <text:p/>
          </draw:polygon>
          <draw:path draw:style-name="gr3" draw:text-style-name="P7" draw:layer="layout" svg:width="0.468cm" svg:height="0.165cm" svg:x="16.237cm" svg:y="9.20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7.086cm" svg:y="8.523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17.022cm" svg:y="9.276cm" svg:viewBox="0 0 354 30" draw:points="176,30 0,30 0,0 354,0 354,30">
            <text:p/>
          </draw:polygon>
          <draw:path draw:style-name="gr3" draw:text-style-name="P7" draw:layer="layout" svg:width="0.281cm" svg:height="0.469cm" svg:x="17.058cm" svg:y="9.481cm" svg:viewBox="0 0 282 470" svg:d="M54 416l76-74c110-97 152-134 152-204 0-82-63-138-149-138-80 0-133 66-133 128 0 38 35 38 37 38 13 0 37-8 37-36 0-18-13-37-37-37-7 0-7 0-10 1 16-46 55-72 96-72 64 0 95 56 95 116 0 55-36 111-74 155l-136 150c-8 8-8 10-8 27h262l20-123h-18c-3 21-8 53-14 62-7 7-53 7-68 7z">
            <text:p/>
          </draw:path>
          <draw:path draw:style-name="gr3" draw:text-style-name="P7" draw:layer="layout" svg:width="0.157cm" svg:height="0.488cm" svg:x="17.6cm" svg:y="8.979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7.79cm" svg:y="9.151cm" svg:viewBox="0 0 314 325" svg:d="M314 165c0-90-72-165-157-165-88 0-157 77-157 165 0 91 74 160 157 160 85 0 157-71 157-160zM157 307c-31 0-61-16-80-48-18-30-18-74-18-99 0-27 0-66 16-98 19-32 53-46 82-46 30 0 61 14 78 45 19 30 19 72 19 99 0 25 0 64-16 94-14 32-46 53-81 53z">
            <text:p/>
          </draw:path>
          <draw:path draw:style-name="gr3" draw:text-style-name="P7" draw:layer="layout" svg:width="0.322cm" svg:height="0.464cm" svg:x="18.142cm" svg:y="9.148cm" svg:viewBox="0 0 323 465" svg:d="M138 198c-63 0-63-70-63-86 0-19 2-42 11-59 7-10 23-29 52-29 60 0 60 70 60 86 0 20 0 42-11 60-6 9-22 28-49 28zM54 225c0-3 0-19 13-33 27 21 56 22 71 22 65 0 113-48 113-102 0-27-11-53-29-69 26-24 52-27 64-27 2 0 5 0 7 0-8 3-11 11-11 19 0 13 9 21 20 21 7 0 21-5 21-21 0-13-9-35-37-35-14 0-44 5-75 34-29-24-59-26-73-26-66 0-116 48-116 102 0 32 16 58 34 74-10 9-22 33-22 57 0 23 9 50 32 63-44 13-66 43-66 72 0 49 70 89 157 89 83 0 157-36 157-91 0-25-12-61-47-81-38-20-78-20-121-20-18 0-48 0-53 0-23-3-39-25-39-48zM157 448c-72 0-120-35-120-72 0-34 27-59 57-61h42c61 0 141 0 141 61 0 37-51 72-120 72z">
            <text:p/>
          </draw:path>
          <draw:polygon draw:style-name="gr3" draw:text-style-name="P7" draw:layer="layout" svg:width="0.161cm" svg:height="1.264cm" svg:x="18.76cm" svg:y="8.659cm" svg:viewBox="0 0 162 1265" draw:points="0,1265 162,1265 162,1233 34,1233 34,34 162,34 162,0 0,0">
            <text:p/>
          </draw:polygon>
          <draw:path draw:style-name="gr3" draw:text-style-name="P7" draw:layer="layout" svg:width="0.281cm" svg:height="0.469cm" svg:x="18.968cm" svg:y="8.998cm" svg:viewBox="0 0 282 470" svg:d="M54 416l76-74c110-97 152-134 152-204 0-82-63-138-149-138-80 0-133 66-133 128 0 38 35 38 37 38 13 0 37-8 37-36 0-18-13-37-37-37-7 0-7 0-10 1 16-46 55-72 96-72 64 0 95 56 95 116 0 55-36 111-74 155l-136 150c-8 8-8 10-8 27h262l20-123h-18c-3 21-8 53-14 62-7 7-53 7-68 7z">
            <text:p/>
          </draw:path>
          <draw:path draw:style-name="gr3" draw:text-style-name="P7" draw:layer="layout" svg:width="0.351cm" svg:height="0.319cm" svg:x="19.305cm" svg:y="9.15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2 77-72 93-94 93-28 0-39-23-39-47 0-16 5-30 13-62z">
            <text:p/>
          </draw:path>
          <draw:path draw:style-name="gr3" draw:text-style-name="P7" draw:layer="layout" svg:width="0.468cm" svg:height="0.469cm" svg:x="19.881cm" svg:y="9.057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641cm" svg:height="0.843cm" svg:x="20.622cm" svg:y="8.748cm" svg:viewBox="0 0 642 844" svg:d="M221 844c22 0 22 0 30-14l386-803c5-9 5-11 5-13 0-8-7-14-15-14-9 0-11 6-16 14l-363 757-150-349-98 75 11 12 50-39z">
            <text:p/>
          </draw:path>
          <draw:polygon draw:style-name="gr3" draw:text-style-name="P7" draw:layer="layout" svg:width="2.279cm" svg:height="0.029cm" svg:x="21.248cm" svg:y="8.748cm" svg:viewBox="0 0 2280 30" draw:points="1141,30 0,30 0,0 2280,0 2280,30">
            <text:p/>
          </draw:polygon>
          <draw:path draw:style-name="gr3" draw:text-style-name="P7" draw:layer="layout" svg:width="0.313cm" svg:height="0.476cm" svg:x="21.269cm" svg:y="8.99cm" svg:viewBox="0 0 314 477" svg:d="M187 361v61c0 26 0 34-53 34h-14v21c29-2 66-2 94-2 31 0 68 0 96 2v-21h-14c-53 0-54-8-54-34v-61h72v-22h-72v-321c0-13 0-18-12-18-6 0-8 0-12 8l-218 331v22zM192 339h-173l173-262z">
            <text:p/>
          </draw:path>
          <draw:path draw:style-name="gr3" draw:text-style-name="P7" draw:layer="layout" svg:width="0.351cm" svg:height="0.319cm" svg:x="21.621cm" svg:y="9.15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0 93-94 93-28 0-39-23-39-47 0-16 5-30 13-62z">
            <text:p/>
          </draw:path>
          <draw:path draw:style-name="gr3" draw:text-style-name="P7" draw:layer="layout" svg:width="0.218cm" svg:height="0.327cm" svg:x="22.032cm" svg:y="8.937cm" svg:viewBox="0 0 219 328" svg:d="M219 238h-17c-2 11-7 40-13 45-3 3-42 3-48 3h-91c51-46 68-59 99-83 37-29 70-59 70-107 0-59-53-96-117-96-60 0-102 43-102 88 0 26 21 29 26 29 12 0 27-10 27-27 0-8-3-26-29-26 14-35 48-46 72-46 50 0 75 38 75 78 0 43-30 77-46 96l-120 117c-5 4-5 6-5 19h205z">
            <text:p/>
          </draw:path>
          <draw:path draw:style-name="gr3" draw:text-style-name="P7" draw:layer="layout" svg:width="0.429cm" svg:height="0.029cm" svg:x="22.531cm" svg:y="9.276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23.211cm" svg:y="8.998cm" svg:viewBox="0 0 282 485" svg:d="M282 328c0-83-58-155-135-155-33 0-64 11-89 36v-137c14 5 38 10 60 10 87 0 136-64 136-74 0-5-1-8-6-8-2 0-3 0-6 2-15 6-48 20-96 20-29 0-61-4-95-19-5-3-6-3-8-3-6 0-6 6-6 18v207c0 13 0 20 9 20 5 0 7-2 8-7 8-11 36-49 92-49 36 0 56 32 60 44 12 28 13 55 13 90 0 24 0 67-17 96-16 27-44 46-76 46-51 0-91-36-104-78 2 0 5 0 13 0 23 0 35-18 35-34 0-17-12-35-35-35-11 0-35 5-35 39 0 60 50 128 128 128 82 0 154-68 154-157z">
            <text:p/>
          </draw:path>
          <draw:polygon draw:style-name="gr3" draw:text-style-name="P7" draw:layer="layout" svg:width="0.161cm" svg:height="1.264cm" svg:x="23.54cm" svg:y="8.659cm" svg:viewBox="0 0 162 1265" draw:points="128,1233 0,1233 0,1265 162,1265 162,0 0,0 0,34 128,34">
            <text:p/>
          </draw:polygon>
          <draw:path draw:style-name="gr3" draw:text-style-name="P7" draw:layer="layout" svg:width="0.468cm" svg:height="0.469cm" svg:x="24.054cm" svg:y="9.057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274cm" svg:height="0.319cm" svg:x="24.747cm" svg:y="9.156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6" smil:attributeName="visibility" smil:to="visible"/>
                  <anim:animate smil:dur="0.5s" smil:fill="hold" smil:targetElement="id206" smil:attributeName="width" smil:values="width*0.05;width" smil:keyTimes="0;1"/>
                  <anim:animate smil:dur="0.5s" smil:fill="hold" smil:targetElement="id206" smil:attributeName="height" smil:values="height;height" smil:keyTimes="0;1"/>
                  <anim:animate smil:dur="0.5s" smil:fill="hold" smil:targetElement="id206" smil:attributeName="x" smil:values="x-.2;x" smil:keyTimes="0;1"/>
                  <anim:animate smil:dur="0.5s" smil:fill="hold" smil:targetElement="id206" smil:attributeName="y" smil:values="y;y" smil:keyTimes="0;1"/>
                  <anim:transitionFilter smil:dur="0.5s" smil:targetElement="id20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7" smil:attributeName="visibility" smil:to="visible"/>
                  <anim:animate smil:dur="0.5s" smil:fill="hold" smil:targetElement="id207" smil:attributeName="width" smil:values="width*0.05;width" smil:keyTimes="0;1"/>
                  <anim:animate smil:dur="0.5s" smil:fill="hold" smil:targetElement="id207" smil:attributeName="height" smil:values="height;height" smil:keyTimes="0;1"/>
                  <anim:animate smil:dur="0.5s" smil:fill="hold" smil:targetElement="id207" smil:attributeName="x" smil:values="x-.2;x" smil:keyTimes="0;1"/>
                  <anim:animate smil:dur="0.5s" smil:fill="hold" smil:targetElement="id207" smil:attributeName="y" smil:values="y;y" smil:keyTimes="0;1"/>
                  <anim:transitionFilter smil:dur="0.5s" smil:targetElement="id20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8" smil:attributeName="visibility" smil:to="visible"/>
                  <anim:animate smil:dur="0.5s" smil:fill="hold" smil:targetElement="id208" smil:attributeName="width" smil:values="width*0.05;width" smil:keyTimes="0;1"/>
                  <anim:animate smil:dur="0.5s" smil:fill="hold" smil:targetElement="id208" smil:attributeName="height" smil:values="height;height" smil:keyTimes="0;1"/>
                  <anim:animate smil:dur="0.5s" smil:fill="hold" smil:targetElement="id208" smil:attributeName="x" smil:values="x-.2;x" smil:keyTimes="0;1"/>
                  <anim:animate smil:dur="0.5s" smil:fill="hold" smil:targetElement="id208" smil:attributeName="y" smil:values="y;y" smil:keyTimes="0;1"/>
                  <anim:transitionFilter smil:dur="0.5s" smil:targetElement="id208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9" smil:attributeName="visibility" smil:to="visible"/>
                  <anim:animate smil:dur="0.5s" smil:fill="hold" smil:targetElement="id209" smil:attributeName="x" smil:values="x;x" smil:keyTimes="0;1"/>
                  <anim:animate smil:dur="0.5s" smil:fill="hold" smil:targetElement="id2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0" smil:attributeName="visibility" smil:to="visible"/>
                  <anim:animate smil:dur="0.5s" smil:fill="hold" smil:targetElement="id210" smil:attributeName="x" smil:values="x;x" smil:keyTimes="0;1"/>
                  <anim:animate smil:dur="0.5s" smil:fill="hold" smil:targetElement="id2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1" smil:attributeName="visibility" smil:to="visible"/>
                  <anim:animate smil:dur="0.5s" smil:fill="hold" smil:targetElement="id211" smil:attributeName="x" smil:values="x;x" smil:keyTimes="0;1"/>
                  <anim:animate smil:dur="0.5s" smil:fill="hold" smil:targetElement="id21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/>
                  <anim:animate smil:dur="0.5s" smil:fill="hold" smil:targetElement="id2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3" smil:attributeName="visibility" smil:to="visible"/>
                  <anim:animate smil:dur="0.5s" smil:fill="hold" smil:targetElement="id213" smil:attributeName="x" smil:values="x;x" smil:keyTimes="0;1"/>
                  <anim:animate smil:dur="0.5s" smil:fill="hold" smil:targetElement="id2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4" smil:attributeName="visibility" smil:to="visible"/>
                  <anim:animate smil:dur="0.5s" smil:fill="hold" smil:targetElement="id214" smil:attributeName="x" smil:values="x;x" smil:keyTimes="0;1"/>
                  <anim:animate smil:dur="0.5s" smil:fill="hold" smil:targetElement="id2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5" smil:attributeName="visibility" smil:to="visible"/>
                  <anim:animate smil:dur="0.5s" smil:fill="hold" smil:targetElement="id215" smil:attributeName="width" smil:values="width*0.05;width" smil:keyTimes="0;1"/>
                  <anim:animate smil:dur="0.5s" smil:fill="hold" smil:targetElement="id215" smil:attributeName="height" smil:values="height;height" smil:keyTimes="0;1"/>
                  <anim:animate smil:dur="0.5s" smil:fill="hold" smil:targetElement="id215" smil:attributeName="x" smil:values="x-.2;x" smil:keyTimes="0;1"/>
                  <anim:animate smil:dur="0.5s" smil:fill="hold" smil:targetElement="id215" smil:attributeName="y" smil:values="y;y" smil:keyTimes="0;1"/>
                  <anim:transitionFilter smil:dur="0.5s" smil:targetElement="id21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6" smil:attributeName="visibility" smil:to="visible"/>
                  <anim:animate smil:dur="0.5s" smil:fill="hold" smil:targetElement="id216" smil:attributeName="width" smil:values="width*0.05;width" smil:keyTimes="0;1"/>
                  <anim:animate smil:dur="0.5s" smil:fill="hold" smil:targetElement="id216" smil:attributeName="height" smil:values="height;height" smil:keyTimes="0;1"/>
                  <anim:animate smil:dur="0.5s" smil:fill="hold" smil:targetElement="id216" smil:attributeName="x" smil:values="x-.2;x" smil:keyTimes="0;1"/>
                  <anim:animate smil:dur="0.5s" smil:fill="hold" smil:targetElement="id216" smil:attributeName="y" smil:values="y;y" smil:keyTimes="0;1"/>
                  <anim:transitionFilter smil:dur="0.5s" smil:targetElement="id216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7" smil:attributeName="visibility" smil:to="visible"/>
                  <anim:animate smil:dur="0.5s" smil:fill="hold" smil:targetElement="id217" smil:attributeName="width" smil:values="width*0.05;width" smil:keyTimes="0;1"/>
                  <anim:animate smil:dur="0.5s" smil:fill="hold" smil:targetElement="id217" smil:attributeName="height" smil:values="height;height" smil:keyTimes="0;1"/>
                  <anim:animate smil:dur="0.5s" smil:fill="hold" smil:targetElement="id217" smil:attributeName="x" smil:values="x-.2;x" smil:keyTimes="0;1"/>
                  <anim:animate smil:dur="0.5s" smil:fill="hold" smil:targetElement="id217" smil:attributeName="y" smil:values="y;y" smil:keyTimes="0;1"/>
                  <anim:transitionFilter smil:dur="0.5s" smil:targetElement="id217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8" smil:attributeName="visibility" smil:to="visible"/>
                  <anim:animate smil:dur="0.5s" smil:fill="hold" smil:targetElement="id218" smil:attributeName="x" smil:values="x;x" smil:keyTimes="0;1"/>
                  <anim:animate smil:dur="0.5s" smil:fill="hold" smil:targetElement="id2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9" smil:attributeName="visibility" smil:to="visible"/>
                  <anim:animate smil:dur="0.5s" smil:fill="hold" smil:targetElement="id219" smil:attributeName="x" smil:values="x;x" smil:keyTimes="0;1"/>
                  <anim:animate smil:dur="0.5s" smil:fill="hold" smil:targetElement="id2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0" smil:attributeName="visibility" smil:to="visible"/>
                  <anim:animate smil:dur="0.5s" smil:fill="hold" smil:targetElement="id220" smil:attributeName="x" smil:values="x;x" smil:keyTimes="0;1"/>
                  <anim:animate smil:dur="0.5s" smil:fill="hold" smil:targetElement="id22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1" smil:attributeName="visibility" smil:to="visible"/>
                  <anim:animate smil:dur="0.5s" smil:fill="hold" smil:targetElement="id221" smil:attributeName="x" smil:values="x;x" smil:keyTimes="0;1"/>
                  <anim:animate smil:dur="0.5s" smil:fill="hold" smil:targetElement="id2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2" smil:attributeName="visibility" smil:to="visible"/>
                  <anim:animate smil:dur="0.5s" smil:fill="hold" smil:targetElement="id222" smil:attributeName="x" smil:values="x;x" smil:keyTimes="0;1"/>
                  <anim:animate smil:dur="0.5s" smil:fill="hold" smil:targetElement="id2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/>
                  <anim:animate smil:dur="0.5s" smil:fill="hold" smil:targetElement="id2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24" smil:attributeName="visibility" smil:to="visible"/>
                  <anim:animate smil:dur="0.5s" smil:fill="hold" smil:targetElement="id224" smil:attributeName="width" smil:values="width*0.05;width" smil:keyTimes="0;1"/>
                  <anim:animate smil:dur="0.5s" smil:fill="hold" smil:targetElement="id224" smil:attributeName="height" smil:values="height;height" smil:keyTimes="0;1"/>
                  <anim:animate smil:dur="0.5s" smil:fill="hold" smil:targetElement="id224" smil:attributeName="x" smil:values="x-.2;x" smil:keyTimes="0;1"/>
                  <anim:animate smil:dur="0.5s" smil:fill="hold" smil:targetElement="id224" smil:attributeName="y" smil:values="y;y" smil:keyTimes="0;1"/>
                  <anim:transitionFilter smil:dur="0.5s" smil:targetElement="id22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5" smil:attributeName="visibility" smil:to="visible"/>
                  <anim:animate smil:dur="0.5s" smil:fill="hold" smil:targetElement="id225" smil:attributeName="width" smil:values="width*0.05;width" smil:keyTimes="0;1"/>
                  <anim:animate smil:dur="0.5s" smil:fill="hold" smil:targetElement="id225" smil:attributeName="height" smil:values="height;height" smil:keyTimes="0;1"/>
                  <anim:animate smil:dur="0.5s" smil:fill="hold" smil:targetElement="id225" smil:attributeName="x" smil:values="x-.2;x" smil:keyTimes="0;1"/>
                  <anim:animate smil:dur="0.5s" smil:fill="hold" smil:targetElement="id225" smil:attributeName="y" smil:values="y;y" smil:keyTimes="0;1"/>
                  <anim:transitionFilter smil:dur="0.5s" smil:targetElement="id22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6" smil:attributeName="visibility" smil:to="visible"/>
                  <anim:animate smil:dur="0.5s" smil:fill="hold" smil:targetElement="id226" smil:attributeName="width" smil:values="width*0.05;width" smil:keyTimes="0;1"/>
                  <anim:animate smil:dur="0.5s" smil:fill="hold" smil:targetElement="id226" smil:attributeName="height" smil:values="height;height" smil:keyTimes="0;1"/>
                  <anim:animate smil:dur="0.5s" smil:fill="hold" smil:targetElement="id226" smil:attributeName="x" smil:values="x-.2;x" smil:keyTimes="0;1"/>
                  <anim:animate smil:dur="0.5s" smil:fill="hold" smil:targetElement="id226" smil:attributeName="y" smil:values="y;y" smil:keyTimes="0;1"/>
                  <anim:transitionFilter smil:dur="0.5s" smil:targetElement="id226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7" smil:attributeName="visibility" smil:to="visible"/>
                  <anim:animate smil:dur="0.5s" smil:fill="hold" smil:targetElement="id227" smil:attributeName="x" smil:values="x;x" smil:keyTimes="0;1"/>
                  <anim:animate smil:dur="0.5s" smil:fill="hold" smil:targetElement="id2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8" smil:attributeName="visibility" smil:to="visible"/>
                  <anim:animate smil:dur="0.5s" smil:fill="hold" smil:targetElement="id228" smil:attributeName="x" smil:values="x;x" smil:keyTimes="0;1"/>
                  <anim:animate smil:dur="0.5s" smil:fill="hold" smil:targetElement="id2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9" smil:attributeName="visibility" smil:to="visible"/>
                  <anim:animate smil:dur="0.5s" smil:fill="hold" smil:targetElement="id229" smil:attributeName="x" smil:values="x;x" smil:keyTimes="0;1"/>
                  <anim:animate smil:dur="0.5s" smil:fill="hold" smil:targetElement="id22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0" smil:attributeName="visibility" smil:to="visible"/>
                  <anim:animate smil:dur="0.5s" smil:fill="hold" smil:targetElement="id230" smil:attributeName="x" smil:values="x;x" smil:keyTimes="0;1"/>
                  <anim:animate smil:dur="0.5s" smil:fill="hold" smil:targetElement="id2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1" smil:attributeName="visibility" smil:to="visible"/>
                  <anim:animate smil:dur="0.5s" smil:fill="hold" smil:targetElement="id231" smil:attributeName="x" smil:values="x;x" smil:keyTimes="0;1"/>
                  <anim:animate smil:dur="0.5s" smil:fill="hold" smil:targetElement="id2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2" smil:attributeName="visibility" smil:to="visible"/>
                  <anim:animate smil:dur="0.5s" smil:fill="hold" smil:targetElement="id232" smil:attributeName="x" smil:values="x;x" smil:keyTimes="0;1"/>
                  <anim:animate smil:dur="0.5s" smil:fill="hold" smil:targetElement="id23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9">
        <draw:frame presentation:style-name="pr9" draw:text-style-name="P11" draw:layer="layout" svg:width="26.4cm" svg:height="14.3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33" draw:id="id233">
          <svg:title>TexMaths</svg:title>
          <svg:desc>26§display§(7)§svg§600§FALSE§</svg:desc>
          <draw:polygon draw:style-name="gr2" draw:text-style-name="P6" draw:layer="layout" svg:width="0.986cm" svg:height="0.823cm" svg:x="1.614cm" svg:y="1.446cm" svg:viewBox="0 0 987 824" draw:points="494,824 0,824 0,0 987,0 987,824">
            <text:p/>
          </draw:polygon>
          <draw:path draw:style-name="gr3" draw:text-style-name="P7" draw:layer="layout" svg:width="0.213cm" svg:height="0.914cm" svg:x="1.658cm" svg:y="1.4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93cm" svg:height="0.64cm" svg:x="1.974cm" svg:y="1.469cm" svg:viewBox="0 0 394 641" svg:d="M385 62c9-12 9-14 9-33h-223c-113 0-115-12-117-29h-23l-31 189h23c2-14 10-73 23-83 6-6 79-6 89-6h192c-10 14-83 114-104 145-81 123-113 250-113 344 0 10 0 52 42 52 44 0 44-42 44-52v-46c0-50 2-102 8-150 4-21 17-100 58-158z">
            <text:p/>
          </draw:path>
          <draw:path draw:style-name="gr3" draw:text-style-name="P7" draw:layer="layout" svg:width="0.213cm" svg:height="0.914cm" svg:x="2.435cm" svg:y="1.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34" draw:id="id234">
          <svg:title>TexMaths</svg:title>
          <svg:desc>24§display§\text {Let,}§svg§600§FALSE§</svg:desc>
          <draw:polygon draw:style-name="gr2" draw:text-style-name="P6" draw:layer="layout" svg:width="1.318cm" svg:height="0.655cm" svg:x="3.138cm" svg:y="1.547cm" svg:viewBox="0 0 1319 656" draw:points="659,656 0,656 0,0 1319,0 1319,656">
            <text:p/>
          </draw:polygon>
          <draw:path draw:style-name="gr3" draw:text-style-name="P7" draw:layer="layout" svg:width="0.464cm" svg:height="0.577cm" svg:x="3.123cm" svg:y="1.5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647cm" svg:y="1.7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014cm" svg:y="1.5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398cm" svg:y="1.9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35" draw:id="id235">
          <svg:title>TexMaths</svg:title>
          <svg:desc>24§display§\text {I}§svg§600§FALSE§</svg:desc>
          <draw:polygon draw:style-name="gr2" draw:text-style-name="P6" draw:layer="layout" svg:width="0.197cm" svg:height="0.493cm" svg:x="4.944cm" svg:y="1.547cm" svg:viewBox="0 0 198 494" draw:points="100,494 0,494 0,0 198,0 198,494">
            <text:p/>
          </draw:polygon>
          <draw:path draw:style-name="gr3" draw:text-style-name="P7" draw:layer="layout" svg:width="0.258cm" svg:height="0.577cm" svg:x="4.925cm" svg:y="1.5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36" draw:id="id236">
          <svg:title>TexMaths</svg:title>
          <svg:desc>22§display§= \int \frac{ 1 }{ \sqrt{x^2 + 6x + 13} }\ dx§svg§600§FALSE§</svg:desc>
          <draw:polygon draw:style-name="gr2" draw:text-style-name="P6" draw:layer="layout" svg:width="7.82cm" svg:height="1.695cm" svg:x="5.631cm" svg:y="0.955cm" svg:viewBox="0 0 7821 1696" draw:points="3911,1696 0,1696 0,0 7821,0 7821,1696">
            <text:p/>
          </draw:polygon>
          <draw:path draw:style-name="gr3" draw:text-style-name="P7" draw:layer="layout" svg:width="0.515cm" svg:height="0.182cm" svg:x="5.636cm" svg:y="1.6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51cm" svg:y="0.916cm" svg:viewBox="0 0 688 1720" svg:d="M37 1685c25 0 39-18 39-37 0-26-20-39-37-39-20 0-39 13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741cm" svg:y="0.9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26cm" svg:height="0.032cm" svg:x="7.404cm" svg:y="1.759cm" svg:viewBox="0 0 4927 33" draw:points="2464,33 0,33 0,0 4927,0 4927,33">
            <text:p/>
          </draw:polygon>
          <draw:path draw:style-name="gr3" draw:text-style-name="P7" draw:layer="layout" svg:width="0.605cm" svg:height="0.774cm" svg:x="7.46cm" svg:y="1.914cm" svg:viewBox="0 0 606 775" svg:d="M245 694l-136-301c-5-13-10-13-12-13 0 0-5 0-13 6l-73 56c-11 7-11 10-11 12 0 4 2 9 7 9s19-11 26-18c6-3 18-12 25-17l153 334c6 13 11 13 18 13 10 0 12-4 19-14l352-729c6-13 6-14 6-16 0-9-8-16-16-16-7 0-13 4-18 16z">
            <text:p/>
          </draw:path>
          <draw:polygon draw:style-name="gr3" draw:text-style-name="P7" draw:layer="layout" svg:width="4.282cm" svg:height="0.032cm" svg:x="8.048cm" svg:y="1.914cm" svg:viewBox="0 0 4283 33" draw:points="2142,33 0,33 0,0 4283,0 4283,33">
            <text:p/>
          </draw:polygon>
          <draw:path draw:style-name="gr3" draw:text-style-name="P7" draw:layer="layout" svg:width="0.386cm" svg:height="0.351cm" svg:x="8.071cm" svg:y="2.2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8.525cm" svg:y="2.00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051cm" svg:y="2.1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9.815cm" svg:y="2.075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2 48-58 51-77 51z">
            <text:p/>
          </draw:path>
          <draw:path draw:style-name="gr3" draw:text-style-name="P7" draw:layer="layout" svg:width="0.386cm" svg:height="0.351cm" svg:x="10.192cm" svg:y="2.2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10.825cm" svg:y="2.1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1.624cm" svg:y="2.075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1.975cm" svg:y="2.075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2.71cm" svg:y="1.432cm" svg:viewBox="0 0 370 548" svg:d="M370 9c0-2 0-9-11-9-10 0-84 7-98 9-6 0-11 3-11 14 0 10 7 10 19 10 37 0 39 6 39 13l-2 16-47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3.105cm" svg:y="1.6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</draw:g>
        <draw:g xml:id="id237" draw:id="id237">
          <svg:title>TexMaths</svg:title>
          <svg:desc>22§display§= \int \frac{ 1 }{ \sqrt{x^2 + 2(x)(3) + 9 + 4} }\ dx§svg§600§FALSE§</svg:desc>
          <draw:polygon draw:style-name="gr2" draw:text-style-name="P6" draw:layer="layout" svg:width="10.483cm" svg:height="1.849cm" svg:x="5.632cm" svg:y="3.056cm" svg:viewBox="0 0 10484 1850" draw:points="5241,1850 0,1850 0,0 10484,0 10484,1850">
            <text:p/>
          </draw:polygon>
          <draw:path draw:style-name="gr3" draw:text-style-name="P7" draw:layer="layout" svg:width="0.515cm" svg:height="0.182cm" svg:x="5.637cm" svg:y="3.7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452cm" svg:y="3.017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1.074cm" svg:y="3.03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7.588cm" svg:height="0.032cm" svg:x="7.404cm" svg:y="3.86cm" svg:viewBox="0 0 7589 33" draw:points="3795,33 0,33 0,0 7589,0 7589,33">
            <text:p/>
          </draw:polygon>
          <draw:path draw:style-name="gr3" draw:text-style-name="P7" draw:layer="layout" svg:width="0.705cm" svg:height="0.928cm" svg:x="7.489cm" svg:y="4.015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6.815cm" svg:height="0.032cm" svg:x="8.177cm" svg:y="4.015cm" svg:viewBox="0 0 6816 33" draw:points="3409,33 0,33 0,0 6816,0 6816,33">
            <text:p/>
          </draw:polygon>
          <draw:path draw:style-name="gr3" draw:text-style-name="P7" draw:layer="layout" svg:width="0.386cm" svg:height="0.351cm" svg:x="8.2cm" svg:y="4.36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8.654cm" svg:y="4.12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182cm" svg:y="4.25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9.949cm" svg:y="4.19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18cm" svg:height="0.773cm" svg:x="10.375cm" svg:y="4.12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0.622cm" svg:y="4.3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1.084cm" svg:y="4.12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18cm" svg:height="0.773cm" svg:x="11.417cm" svg:y="4.12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1.674cm" svg:y="4.19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2.072cm" svg:y="4.12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515cm" svg:height="0.516cm" svg:x="12.543cm" svg:y="4.25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3.307cm" svg:y="4.193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515cm" svg:height="0.516cm" svg:x="13.876cm" svg:y="4.25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3cm" svg:x="14.627cm" svg:y="4.184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369cm" svg:height="0.546cm" svg:x="15.374cm" svg:y="3.53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5.768cm" svg:y="3.7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238" draw:id="id238">
          <svg:title>TexMaths</svg:title>
          <svg:desc>18§display§\left[  \text {Part of Denominator is expressed in}§svg§600§FALSE§</svg:desc>
          <draw:polygon draw:style-name="gr2" draw:text-style-name="P6" draw:layer="layout" svg:width="10.079cm" svg:height="0.57cm" svg:x="16.836cm" svg:y="3.448cm" svg:viewBox="0 0 10080 571" draw:points="5040,571 0,571 0,0 10080,0 10080,571">
            <text:p/>
          </draw:polygon>
          <draw:polygon draw:style-name="gr3" draw:text-style-name="P7" draw:layer="layout" svg:width="0.087cm" svg:height="0.633cm" svg:x="16.879cm" svg:y="3.416cm" svg:viewBox="0 0 88 634" draw:points="88,634 88,610 26,610 26,26 88,26 88,0 0,0 0,634">
            <text:p/>
          </draw:polygon>
          <draw:path draw:style-name="gr3" draw:text-style-name="P7" draw:layer="layout" svg:width="0.373cm" svg:height="0.433cm" svg:x="17.002cm" svg:y="3.458cm" svg:viewBox="0 0 374 434" svg:d="M122 233h107c76 0 145-51 145-115 0-62-63-118-149-118h-225v20h16c49 0 49 7 49 29v336c0 23 0 29-49 29h-16v20c22-2 69-2 94-2 24 0 72 0 93 2v-20h-14c-49 0-51-6-51-29zM120 216v-171c0-21 1-25 31-25h56c101 0 101 66 101 98 0 30 0 98-101 98z">
            <text:p/>
          </draw:path>
          <draw:path draw:style-name="gr3" draw:text-style-name="P7" draw:layer="layout" svg:width="0.286cm" svg:height="0.292cm" svg:x="17.419cm" svg:y="3.608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17.727cm" svg:y="3.611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7.969cm" svg:y="3.501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18.432cm" svg:y="3.608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5cm" svg:height="0.447cm" svg:x="18.751cm" svg:y="3.445cm" svg:viewBox="0 0 206 448" svg:d="M91 174v-73c0-56 30-87 59-87 1 0 10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425cm" svg:height="0.433cm" svg:x="19.157cm" svg:y="3.458cm" svg:viewBox="0 0 426 434" svg:d="M0 0v20h16c49 0 49 7 49 29v336c0 23 0 29-49 29h-16v20h232c106 0 194-94 194-214 0-121-85-220-194-220zM151 414c-30 0-31-5-31-25v-344c0-21 1-25 31-25h64c38 0 83 13 115 59 27 38 33 92 33 141 0 71-12 109-35 140-13 18-49 54-113 54z">
            <text:p/>
          </draw:path>
          <draw:path draw:style-name="gr3" draw:text-style-name="P7" draw:layer="layout" svg:width="0.245cm" svg:height="0.292cm" svg:x="19.635cm" svg:y="3.608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19.919cm" svg:y="3.611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20.268cm" svg:y="3.608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20.587cm" svg:y="3.611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21.114cm" svg:y="3.468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1.29cm" svg:y="3.611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21.647cm" svg:y="3.608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98cm" svg:height="0.397cm" svg:x="21.95cm" svg:y="3.501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22.202cm" svg:y="3.608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22.517cm" svg:y="3.611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22.979cm" svg:y="3.468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23.155cm" svg:y="3.608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3.613cm" svg:y="3.608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23.884cm" svg:y="3.618cm" svg:viewBox="0 0 320 274" svg:d="M174 125c20-24 43-56 59-72 20-23 46-33 75-33v-20c-16 1-34 1-52 1s-52-1-60-1v20c13 2 19 9 19 19s-8 19-11 23l-38 49-51-63c-6-8-6-9-6-12 0-10 11-16 23-16v-20c-17 0-59 1-69 1-13 0-43 0-60-1v20c45 0 46 0 75 39l63 82-59 75c-32 38-69 39-82 39v19c16-2 36-2 53-2 18 0 45 2 61 2v-19c-15-3-19-10-19-20 0-15 19-35 56-81l49 64c6 7 13 17 13 21 0 6-6 15-23 16v19c20 0 55-2 69-2 17 0 42 0 61 2v-19c-33 0-45-1-59-20z">
            <text:p/>
          </draw:path>
          <draw:path draw:style-name="gr3" draw:text-style-name="P7" draw:layer="layout" svg:width="0.313cm" svg:height="0.402cm" svg:x="24.228cm" svg:y="3.611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24.579cm" svg:y="3.611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4.827cm" svg:y="3.608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25.111cm" svg:y="3.608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25.361cm" svg:y="3.608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5.607cm" svg:y="3.608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25.892cm" svg:y="3.452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136cm" svg:height="0.424cm" svg:x="26.454cm" svg:y="3.468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6.628cm" svg:y="3.611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</draw:g>
        <draw:g xml:id="id239" draw:id="id239">
          <svg:title>TexMaths</svg:title>
          <svg:desc>18§display§\left  \text {the form of } a^2 + 2ab + b^2 = (a + b)^2 \right]§svg§600§FALSE§</svg:desc>
          <draw:polygon draw:style-name="gr2" draw:text-style-name="P6" draw:layer="layout" svg:width="10.018cm" svg:height="0.714cm" svg:x="17.357cm" svg:y="4.248cm" svg:viewBox="0 0 10019 715" draw:points="5010,715 0,715 0,0 10019,0 10019,715">
            <text:p/>
          </draw:polygon>
          <draw:path draw:style-name="gr3" draw:text-style-name="P7" draw:layer="layout" svg:width="0.199cm" svg:height="0.397cm" svg:x="17.337cm" svg:y="4.38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7.592cm" svg:y="4.333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1cm" svg:x="17.94cm" svg:y="4.488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205cm" svg:height="0.447cm" svg:x="18.436cm" svg:y="4.325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81cm" svg:height="0.291cm" svg:x="18.626cm" svg:y="4.488cm" svg:viewBox="0 0 282 292" svg:d="M282 148c0-80-65-148-141-148-79 0-141 69-141 148 0 83 66 144 141 144 76 0 141-63 141-144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18.943cm" svg:y="4.491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494cm" svg:height="0.28cm" svg:x="19.193cm" svg:y="4.491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1cm" svg:height="0.291cm" svg:x="19.927cm" svg:y="4.488cm" svg:viewBox="0 0 282 292" svg:d="M282 148c0-80-65-148-141-148-79 0-141 69-141 148 0 83 66 144 141 144 76 0 141-63 141-144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20.247cm" svg:y="4.325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9cm" svg:height="0.287cm" svg:x="20.656cm" svg:y="4.491cm" svg:viewBox="0 0 291 288" svg:d="M212 40c-12-23-31-40-59-40-74 0-153 94-153 186 0 60 35 102 85 102 13 0 45-3 82-47 6 26 27 47 58 47 23 0 37-14 47-34 10-23 19-62 19-64 0-6-6-6-7-6-6 0-8 2-9 12-11 40-23 78-49 78-17 0-19-16-19-29 0-14 2-19 9-48 7-26 7-33 13-56l23-89c4-19 4-19 4-22 0-11-7-17-17-17-16 0-26 14-27 27zM170 206c-3 12-3 12-12 23-28 35-54 45-72 45-31 0-41-35-41-59 0-32 20-111 36-140 18-38 47-61 73-61 42 0 50 52 50 57 0 2-1 7-2 10z">
            <text:p/>
          </draw:path>
          <draw:path draw:style-name="gr3" draw:text-style-name="P7" draw:layer="layout" svg:width="0.196cm" svg:height="0.294cm" svg:x="20.993cm" svg:y="4.216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423cm" svg:x="21.425cm" svg:y="4.402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52cm" svg:height="0.423cm" svg:x="22.054cm" svg:y="4.35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3" draw:text-style-name="P7" draw:layer="layout" svg:width="0.29cm" svg:height="0.287cm" svg:x="22.364cm" svg:y="4.491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234cm" svg:height="0.447cm" svg:x="22.702cm" svg:y="4.333cm" svg:viewBox="0 0 235 448" svg:d="M122 7c0-1 0-7-8-7-15 0-61 6-78 6-4 1-12 1-12 13 0 8 6 8 15 8 32 0 33 5 33 10s-6 26-10 39l-52 208c-7 32-10 42-10 65 0 59 33 99 81 99 75 0 154-95 154-186 0-59-35-102-85-102-29 0-56 19-75 39zM62 246c4-13 4-14 10-21 32-42 60-51 76-51 23 0 41 19 41 59 0 38-22 111-33 136-21 42-51 65-75 65-22 0-42-18-42-64 0-13 0-24 10-65z">
            <text:p/>
          </draw:path>
          <draw:path draw:style-name="gr3" draw:text-style-name="P7" draw:layer="layout" svg:width="0.421cm" svg:height="0.423cm" svg:x="23.12cm" svg:y="4.402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3.748cm" svg:y="4.333cm" svg:viewBox="0 0 235 448" svg:d="M122 7c0-1 0-7-8-7-15 0-61 6-78 6-4 1-12 1-12 13 0 8 6 8 15 8 32 0 32 5 32 10s-5 26-9 39l-52 208c-7 32-10 42-10 65 0 59 33 99 81 99 75 0 154-95 154-186 0-59-35-102-85-102-29 0-56 19-75 39zM62 246c4-13 4-14 10-21 32-42 59-51 76-51 23 0 41 19 41 59 0 38-22 111-33 136-21 42-51 65-75 65-22 0-44-18-44-64 0-13 0-24 12-65z">
            <text:p/>
          </draw:path>
          <draw:path draw:style-name="gr3" draw:text-style-name="P7" draw:layer="layout" svg:width="0.196cm" svg:height="0.294cm" svg:x="24.017cm" svg:y="4.216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149cm" svg:x="24.483cm" svg:y="4.539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7cm" svg:height="0.633cm" svg:x="25.179cm" svg:y="4.297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29cm" svg:height="0.287cm" svg:x="25.388cm" svg:y="4.491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421cm" svg:height="0.423cm" svg:x="25.873cm" svg:y="4.402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6.499cm" svg:y="4.333cm" svg:viewBox="0 0 235 448" svg:d="M122 7c0-1 0-7-8-7-15 0-61 6-78 6-4 1-12 1-12 13 0 8 6 8 15 8 32 0 33 5 33 10s-6 26-10 39l-52 208c-7 32-10 42-10 65 0 59 33 99 81 99 75 0 154-95 154-186 0-59-35-102-85-102-29 0-56 19-75 39zM62 246c4-13 4-14 10-21 32-42 59-51 76-51 23 0 41 19 41 59 0 38-22 111-33 136-21 42-51 65-75 65-22 0-42-18-42-64 0-13 0-24 10-65z">
            <text:p/>
          </draw:path>
          <draw:path draw:style-name="gr3" draw:text-style-name="P7" draw:layer="layout" svg:width="0.147cm" svg:height="0.633cm" svg:x="26.777cm" svg:y="4.297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196cm" svg:height="0.294cm" svg:x="27.015cm" svg:y="4.216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olygon draw:style-name="gr3" draw:text-style-name="P7" draw:layer="layout" svg:width="0.121cm" svg:height="0.76cm" svg:x="27.286cm" svg:y="4.233cm" svg:viewBox="0 0 122 761" draw:points="122,761 122,0 0,0 0,26 98,26 98,735 0,735 0,761">
            <text:p/>
          </draw:polygon>
        </draw:g>
        <draw:g xml:id="id240" draw:id="id240">
          <svg:title>TexMaths</svg:title>
          <svg:desc>22§display§= \int \frac{ 1 }{ \sqrt{( x + 3 )^2 + (2)^2} }\ dx§svg§600§FALSE§</svg:desc>
          <draw:polygon draw:style-name="gr2" draw:text-style-name="P6" draw:layer="layout" svg:width="8.669cm" svg:height="1.849cm" svg:x="5.633cm" svg:y="5.256cm" svg:viewBox="0 0 8670 1850" draw:points="4335,1850 0,1850 0,0 8670,0 8670,1850">
            <text:p/>
          </draw:polygon>
          <draw:path draw:style-name="gr3" draw:text-style-name="P7" draw:layer="layout" svg:width="0.515cm" svg:height="0.182cm" svg:x="5.638cm" svg:y="5.9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453cm" svg:y="5.217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0.168cm" svg:y="5.23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775cm" svg:height="0.032cm" svg:x="7.405cm" svg:y="6.06cm" svg:viewBox="0 0 5776 33" draw:points="2888,33 0,33 0,0 5776,0 5776,33">
            <text:p/>
          </draw:polygon>
          <draw:path draw:style-name="gr3" draw:text-style-name="P7" draw:layer="layout" svg:width="0.705cm" svg:height="0.928cm" svg:x="7.49cm" svg:y="6.215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5.003cm" svg:height="0.032cm" svg:x="8.178cm" svg:y="6.215cm" svg:viewBox="0 0 5004 33" draw:points="2501,33 0,33 0,0 5004,0 5004,33">
            <text:p/>
          </draw:polygon>
          <draw:path draw:style-name="gr3" draw:text-style-name="P7" draw:layer="layout" svg:width="0.18cm" svg:height="0.773cm" svg:x="8.255cm" svg:y="6.32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8.502cm" svg:y="6.5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9.135cm" svg:y="6.45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9.899cm" svg:y="6.39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0.297cm" svg:y="6.32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0.587cm" svg:y="6.32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1.115cm" svg:y="6.45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8cm" svg:height="0.773cm" svg:x="11.921cm" svg:y="6.32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2.185cm" svg:y="6.39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18cm" svg:height="0.773cm" svg:x="12.576cm" svg:y="6.32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2.866cm" svg:y="6.32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3.562cm" svg:y="5.733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3.956cm" svg:y="5.9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243" draw:id="id243">
          <svg:title>TexMaths</svg:title>
          <svg:desc>24§display§\text {I}§svg§600§FALSE§</svg:desc>
          <draw:polygon draw:style-name="gr2" draw:text-style-name="P6" draw:layer="layout" svg:width="0.197cm" svg:height="0.493cm" svg:x="4.745cm" svg:y="9.747cm" svg:viewBox="0 0 198 494" draw:points="100,494 0,494 0,0 198,0 198,494">
            <text:p/>
          </draw:polygon>
          <draw:path draw:style-name="gr3" draw:text-style-name="P7" draw:layer="layout" svg:width="0.258cm" svg:height="0.577cm" svg:x="4.726cm" svg:y="9.7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41" draw:id="id241">
          <svg:title>TexMaths</svg:title>
          <svg:desc>22§display§= \log \left[ (x + 3) + \sqrt{(x + 3)^2 + 2^2} \right] \ + \ c §svg§600§FALSE§</svg:desc>
          <draw:polygon draw:style-name="gr2" draw:text-style-name="P6" draw:layer="layout" svg:width="12.883cm" svg:height="1.315cm" svg:x="5.626cm" svg:y="7.646cm" svg:viewBox="0 0 12884 1316" draw:points="6441,1316 0,1316 0,0 12884,0 12884,1316">
            <text:p/>
          </draw:polygon>
          <draw:path draw:style-name="gr3" draw:text-style-name="P7" draw:layer="layout" svg:width="0.515cm" svg:height="0.182cm" svg:x="5.631cm" svg:y="8.21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6.429cm" svg:y="7.95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6.64cm" svg:y="8.149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5cm" svg:height="0.511cm" svg:x="7.027cm" svg:y="8.146cm" svg:viewBox="0 0 356 512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7.706cm" svg:y="7.607cm" svg:viewBox="0 0 178 1393" draw:points="0,1393 178,1393 178,1358 37,1358 37,37 178,37 178,0 0,0">
            <text:p/>
          </draw:polygon>
          <draw:path draw:style-name="gr3" draw:text-style-name="P7" draw:layer="layout" svg:width="0.18cm" svg:height="0.774cm" svg:x="7.972cm" svg:y="7.917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86cm" svg:height="0.351cm" svg:x="8.218cm" svg:y="8.15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515cm" svg:height="0.517cm" svg:x="8.854cm" svg:y="8.04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3cm" svg:x="9.616cm" svg:y="7.982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18cm" svg:height="0.774cm" svg:x="10.013cm" svg:y="7.917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515cm" svg:height="0.517cm" svg:x="10.485cm" svg:y="8.04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1.302cm" svg:y="7.767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4.401cm" svg:height="0.032cm" svg:x="11.99cm" svg:y="7.767cm" svg:viewBox="0 0 4402 33" draw:points="2202,33 0,33 0,0 4402,0 4402,33">
            <text:p/>
          </draw:polygon>
          <draw:path draw:style-name="gr3" draw:text-style-name="P7" draw:layer="layout" svg:width="0.18cm" svg:height="0.774cm" svg:x="12.066cm" svg:y="7.917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86cm" svg:height="0.351cm" svg:x="12.312cm" svg:y="8.155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515cm" svg:height="0.517cm" svg:x="12.947cm" svg:y="8.04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3cm" svg:x="13.709cm" svg:y="7.982cm" svg:viewBox="0 0 322 534" svg:d="M194 243c63-19 107-74 107-136 0-63-69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18cm" svg:height="0.774cm" svg:x="14.107cm" svg:y="7.917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24cm" svg:height="0.36cm" svg:x="14.397cm" svg:y="7.913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4.925cm" svg:y="8.04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5.694cm" svg:y="7.98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24cm" svg:height="0.36cm" svg:x="16.076cm" svg:y="7.913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16.404cm" svg:y="7.607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17.227cm" svg:y="8.04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8.246cm" svg:y="8.155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242" draw:id="id242">
          <svg:title>TexMaths</svg:title>
          <svg:desc>26§display§\therefore§svg§600§FALSE§</svg:desc>
          <draw:polygon draw:style-name="gr2" draw:text-style-name="P6" draw:layer="layout" svg:width="0.49cm" svg:height="0.402cm" svg:x="3.233cm" svg:y="9.844cm" svg:viewBox="0 0 491 403" draw:points="246,403 0,403 0,0 491,0 491,403">
            <text:p/>
          </draw:polygon>
          <draw:path draw:style-name="gr3" draw:text-style-name="P7" draw:layer="layout" svg:width="0.555cm" svg:height="0.493cm" svg:x="3.214cm" svg:y="9.798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45" draw:id="id245">
          <svg:title>TexMaths</svg:title>
          <svg:desc>26§display§(8)§svg§600§FALSE§</svg:desc>
          <draw:polygon draw:style-name="gr2" draw:text-style-name="P6" draw:layer="layout" svg:width="0.986cm" svg:height="0.822cm" svg:x="1.614cm" svg:y="11.348cm" svg:viewBox="0 0 987 823" draw:points="494,823 0,823 0,0 987,0 987,823">
            <text:p/>
          </draw:polygon>
          <draw:path draw:style-name="gr3" draw:text-style-name="P7" draw:layer="layout" svg:width="0.213cm" svg:height="0.914cm" svg:x="1.658cm" svg:y="11.302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8cm" svg:height="0.629cm" svg:x="1.962cm" svg:y="11.379cm" svg:viewBox="0 0 381 630" svg:d="M110 191c-41-27-45-58-45-75 0-54 60-93 125-93 68 0 127 48 127 114 0 52-36 96-92 127zM246 279c66-34 110-81 110-142 0-85-81-137-164-137-92 0-167 69-167 154 0 17 2 56 40 100 10 10 45 33 68 50-54 27-133 77-133 168 0 98 94 158 190 158 104 0 191-75 191-172 0-34-10-75-44-115-18-19-33-27-91-64zM154 318l113 71c25 17 68 44 68 100 0 68-68 116-143 116-80 0-146-56-146-133 0-54 29-112 108-154z">
            <text:p/>
          </draw:path>
          <draw:path draw:style-name="gr3" draw:text-style-name="P7" draw:layer="layout" svg:width="0.213cm" svg:height="0.914cm" svg:x="2.435cm" svg:y="11.30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46" draw:id="id246">
          <svg:title>TexMaths</svg:title>
          <svg:desc>24§display§\text {Let,}§svg§600§FALSE§</svg:desc>
          <draw:polygon draw:style-name="gr2" draw:text-style-name="P6" draw:layer="layout" svg:width="1.318cm" svg:height="0.655cm" svg:x="3.138cm" svg:y="11.448cm" svg:viewBox="0 0 1319 656" draw:points="659,656 0,656 0,0 1319,0 1319,656">
            <text:p/>
          </draw:polygon>
          <draw:path draw:style-name="gr3" draw:text-style-name="P7" draw:layer="layout" svg:width="0.464cm" svg:height="0.577cm" svg:x="3.123cm" svg:y="11.4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647cm" svg:y="11.6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014cm" svg:y="11.4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398cm" svg:y="11.8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47" draw:id="id247">
          <svg:title>TexMaths</svg:title>
          <svg:desc>24§display§\text {I}§svg§600§FALSE§</svg:desc>
          <draw:polygon draw:style-name="gr2" draw:text-style-name="P6" draw:layer="layout" svg:width="0.197cm" svg:height="0.493cm" svg:x="4.944cm" svg:y="11.448cm" svg:viewBox="0 0 198 494" draw:points="100,494 0,494 0,0 198,0 198,494">
            <text:p/>
          </draw:polygon>
          <draw:path draw:style-name="gr3" draw:text-style-name="P7" draw:layer="layout" svg:width="0.258cm" svg:height="0.577cm" svg:x="4.925cm" svg:y="11.4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48" draw:id="id248">
          <svg:title>TexMaths</svg:title>
          <svg:desc>22§display§= \int \frac{ 1 }{ \sqrt{9x^2 - 12x + 20} }\ dx§svg§600§FALSE§</svg:desc>
          <draw:polygon draw:style-name="gr2" draw:text-style-name="P6" draw:layer="layout" svg:width="8.593cm" svg:height="1.695cm" svg:x="5.633cm" svg:y="10.855cm" svg:viewBox="0 0 8594 1696" draw:points="4296,1696 0,1696 0,0 8594,0 8594,1696">
            <text:p/>
          </draw:polygon>
          <draw:path draw:style-name="gr3" draw:text-style-name="P7" draw:layer="layout" svg:width="0.515cm" svg:height="0.182cm" svg:x="5.638cm" svg:y="11.5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53cm" svg:y="10.816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0.13cm" svg:y="10.8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5.7cm" svg:height="0.032cm" svg:x="7.405cm" svg:y="11.659cm" svg:viewBox="0 0 5701 33" draw:points="2850,33 0,33 0,0 5701,0 5701,33">
            <text:p/>
          </draw:polygon>
          <draw:path draw:style-name="gr3" draw:text-style-name="P7" draw:layer="layout" svg:width="0.604cm" svg:height="0.774cm" svg:x="7.462cm" svg:y="11.814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5.054cm" svg:height="0.032cm" svg:x="8.05cm" svg:y="11.814cm" svg:viewBox="0 0 5055 33" draw:points="2527,33 0,33 0,0 5055,0 5055,33">
            <text:p/>
          </draw:polygon>
          <draw:path draw:style-name="gr3" draw:text-style-name="P7" draw:layer="layout" svg:width="0.321cm" svg:height="0.532cm" svg:x="8.083cm" svg:y="11.975cm" svg:viewBox="0 0 322 533" svg:d="M253 269v25c0 183-81 218-126 218-14 0-55-1-76-28 33 0 41-23 41-35 0-25-20-37-37-37-13 0-36 7-36 39 0 51 43 82 108 82 100 0 195-105 195-271 0-209-90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86cm" svg:height="0.351cm" svg:x="8.458cm" svg:y="12.1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24cm" svg:height="0.36cm" svg:x="8.912cm" svg:y="11.90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461cm" svg:y="12.28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0.239cm" svg:y="11.97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10.596cm" svg:y="11.97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10.966cm" svg:y="12.1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515cm" svg:height="0.517cm" svg:x="11.601cm" svg:y="12.0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2.369cm" svg:y="11.97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326cm" svg:height="0.532cm" svg:x="12.747cm" svg:y="11.975cm" svg:viewBox="0 0 327 533" svg:d="M327 269c0-63-3-125-31-183-36-74-99-86-132-86-46 0-104 19-136 92-24 54-28 114-28 177 0 58 4 127 35 187 34 62 90 77 129 77 42 0 100-15 135-89 25-53 28-115 28-175zM164 518c-30 0-78-20-90-95-9-46-9-118-9-164 0-49 0-101 5-143 16-91 74-98 94-98 24 0 77 14 91 89 7 44 7 103 7 152 0 58 0 111-9 160-10 74-54 99-89 99z">
            <text:p/>
          </draw:path>
          <draw:path draw:style-name="gr3" draw:text-style-name="P7" draw:layer="layout" svg:width="0.369cm" svg:height="0.547cm" svg:x="13.485cm" svg:y="11.332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13.879cm" svg:y="11.5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</draw:g>
        <draw:g xml:id="id249" draw:id="id249">
          <svg:title>TexMaths</svg:title>
          <svg:desc>22§display§= \int \frac{ 1 }{ \sqrt{(3x)^2 - 2(3x)(2) + 4 + 16} }\ dx§svg§600§FALSE§</svg:desc>
          <draw:polygon draw:style-name="gr2" draw:text-style-name="P6" draw:layer="layout" svg:width="12.244cm" svg:height="1.849cm" svg:x="6.334cm" svg:y="12.957cm" svg:viewBox="0 0 12245 1850" draw:points="6123,1850 0,1850 0,0 12245,0 12245,1850">
            <text:p/>
          </draw:polygon>
          <draw:path draw:style-name="gr3" draw:text-style-name="P7" draw:layer="layout" svg:width="0.515cm" svg:height="0.182cm" svg:x="6.339cm" svg:y="13.6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4cm" svg:y="12.918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2.656cm" svg:y="12.93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9.35cm" svg:height="0.032cm" svg:x="8.106cm" svg:y="13.761cm" svg:viewBox="0 0 9351 33" draw:points="4676,33 0,33 0,0 9351,0 9351,33">
            <text:p/>
          </draw:polygon>
          <draw:path draw:style-name="gr3" draw:text-style-name="P7" draw:layer="layout" svg:width="0.705cm" svg:height="0.928cm" svg:x="8.191cm" svg:y="13.916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8.577cm" svg:height="0.032cm" svg:x="8.879cm" svg:y="13.916cm" svg:viewBox="0 0 8578 33" draw:points="4289,33 0,33 0,0 8578,0 8578,33">
            <text:p/>
          </draw:polygon>
          <draw:path draw:style-name="gr3" draw:text-style-name="P7" draw:layer="layout" svg:width="0.18cm" svg:height="0.773cm" svg:x="8.956cm" svg:y="14.02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9.213cm" svg:y="14.094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9.59cm" svg:y="14.2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0.053cm" svg:y="14.02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0.343cm" svg:y="14.02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892cm" svg:y="14.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64cm" svg:y="14.09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18cm" svg:height="0.773cm" svg:x="12.065cm" svg:y="14.02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2.322cm" svg:y="14.094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2.698cm" svg:y="14.2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3.161cm" svg:y="14.02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18cm" svg:height="0.773cm" svg:x="13.494cm" svg:y="14.02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3.758cm" svg:y="14.09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18cm" svg:height="0.773cm" svg:x="14.149cm" svg:y="14.02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515cm" svg:height="0.516cm" svg:x="14.622cm" svg:y="14.15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3cm" svg:x="15.374cm" svg:y="14.085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515cm" svg:height="0.516cm" svg:x="15.953cm" svg:y="14.15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6.752cm" svg:y="14.09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7.102cm" svg:y="14.094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9-14-113 0-59 25-139 95-139 13 0 48 0 72 50 14 28 14 68 14 105s0 76-14 104c-23 48-59 51-77 51z">
            <text:p/>
          </draw:path>
          <draw:path draw:style-name="gr3" draw:text-style-name="P7" draw:layer="layout" svg:width="0.369cm" svg:height="0.546cm" svg:x="17.838cm" svg:y="13.43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8.232cm" svg:y="13.6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50" draw:id="id250">
          <svg:title>TexMaths</svg:title>
          <svg:desc>18§display§\left[  \text {Part of Denominator is expressed in}§svg§600§FALSE§</svg:desc>
          <draw:polygon draw:style-name="gr2" draw:text-style-name="P6" draw:layer="layout" svg:width="10.079cm" svg:height="0.57cm" svg:x="16.836cm" svg:y="11.349cm" svg:viewBox="0 0 10080 571" draw:points="5040,571 0,571 0,0 10080,0 10080,571">
            <text:p/>
          </draw:polygon>
          <draw:polygon draw:style-name="gr3" draw:text-style-name="P7" draw:layer="layout" svg:width="0.087cm" svg:height="0.633cm" svg:x="16.879cm" svg:y="11.317cm" svg:viewBox="0 0 88 634" draw:points="88,634 88,610 26,610 26,26 88,26 88,0 0,0 0,634">
            <text:p/>
          </draw:polygon>
          <draw:path draw:style-name="gr3" draw:text-style-name="P7" draw:layer="layout" svg:width="0.373cm" svg:height="0.433cm" svg:x="17.002cm" svg:y="11.359cm" svg:viewBox="0 0 374 434" svg:d="M122 233h107c76 0 145-51 145-115 0-62-63-118-149-118h-225v20h16c49 0 49 7 49 29v336c0 23 0 29-49 29h-16v20c22-2 69-2 94-2 24 0 72 0 93 2v-20h-14c-49 0-51-6-51-29zM120 216v-171c0-21 1-25 31-25h56c101 0 101 66 101 98 0 30 0 98-101 98z">
            <text:p/>
          </draw:path>
          <draw:path draw:style-name="gr3" draw:text-style-name="P7" draw:layer="layout" svg:width="0.286cm" svg:height="0.292cm" svg:x="17.419cm" svg:y="11.509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17.727cm" svg:y="11.5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7.969cm" svg:y="11.40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18.432cm" svg:y="11.509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5cm" svg:height="0.447cm" svg:x="18.751cm" svg:y="11.346cm" svg:viewBox="0 0 206 448" svg:d="M91 174v-73c0-56 30-87 59-87 1 0 10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425cm" svg:height="0.433cm" svg:x="19.157cm" svg:y="11.359cm" svg:viewBox="0 0 426 434" svg:d="M0 0v20h16c49 0 49 7 49 29v336c0 23 0 29-49 29h-16v20h232c106 0 194-94 194-214 0-121-85-220-194-220zM151 414c-30 0-31-5-31-25v-344c0-21 1-25 31-25h64c38 0 83 13 115 59 27 38 33 92 33 141 0 71-12 109-35 140-13 18-49 54-113 54z">
            <text:p/>
          </draw:path>
          <draw:path draw:style-name="gr3" draw:text-style-name="P7" draw:layer="layout" svg:width="0.245cm" svg:height="0.292cm" svg:x="19.635cm" svg:y="11.5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19.919cm" svg:y="11.5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20.268cm" svg:y="11.509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20.587cm" svg:y="11.512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21.114cm" svg:y="11.3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1.29cm" svg:y="11.5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21.647cm" svg:y="11.509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98cm" svg:height="0.397cm" svg:x="21.95cm" svg:y="11.402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22.202cm" svg:y="11.509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22.517cm" svg:y="11.5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22.979cm" svg:y="11.3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23.155cm" svg:y="11.5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3.613cm" svg:y="11.5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23.884cm" svg:y="11.519cm" svg:viewBox="0 0 320 274" svg:d="M174 125c20-24 43-56 59-72 20-23 46-33 75-33v-20c-16 1-34 1-52 1s-52-1-60-1v20c13 2 19 9 19 19s-8 19-11 23l-38 49-51-63c-6-8-6-9-6-12 0-10 11-16 23-16v-20c-17 0-59 1-69 1-13 0-43 0-60-1v20c45 0 46 0 75 39l63 82-59 75c-32 38-69 39-82 39v19c16-2 36-2 53-2 18 0 45 2 61 2v-19c-15-3-19-10-19-20 0-15 19-35 56-81l49 64c6 7 13 17 13 21 0 6-6 15-23 16v19c20 0 55-2 69-2 17 0 42 0 61 2v-19c-33 0-45-1-59-20z">
            <text:p/>
          </draw:path>
          <draw:path draw:style-name="gr3" draw:text-style-name="P7" draw:layer="layout" svg:width="0.313cm" svg:height="0.402cm" svg:x="24.228cm" svg:y="11.512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24.579cm" svg:y="11.5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4.827cm" svg:y="11.5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25.111cm" svg:y="11.5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25.361cm" svg:y="11.5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5.607cm" svg:y="11.5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25.892cm" svg:y="11.353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136cm" svg:height="0.424cm" svg:x="26.454cm" svg:y="11.3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6.628cm" svg:y="11.5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</draw:g>
        <draw:g xml:id="id251" draw:id="id251">
          <svg:title>TexMaths</svg:title>
          <svg:desc>18§display§\left  \text {the form of } a^2 - 2ab + b^2 = (a - b)^2 \right]§svg§600§FALSE§</svg:desc>
          <draw:polygon draw:style-name="gr2" draw:text-style-name="P6" draw:layer="layout" svg:width="10.018cm" svg:height="0.714cm" svg:x="17.358cm" svg:y="12.049cm" svg:viewBox="0 0 10019 715" draw:points="5010,715 0,715 0,0 10019,0 10019,715">
            <text:p/>
          </draw:polygon>
          <draw:path draw:style-name="gr3" draw:text-style-name="P7" draw:layer="layout" svg:width="0.199cm" svg:height="0.397cm" svg:x="17.338cm" svg:y="12.183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7.593cm" svg:y="12.134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1cm" svg:x="17.941cm" svg:y="12.289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205cm" svg:height="0.447cm" svg:x="18.437cm" svg:y="12.126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81cm" svg:height="0.291cm" svg:x="18.627cm" svg:y="12.289cm" svg:viewBox="0 0 282 292" svg:d="M282 148c0-80-65-148-141-148-79 0-141 69-141 148 0 83 66 144 141 144 76 0 141-63 141-144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18.944cm" svg:y="12.29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494cm" svg:height="0.28cm" svg:x="19.194cm" svg:y="12.292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1cm" svg:height="0.291cm" svg:x="19.928cm" svg:y="12.289cm" svg:viewBox="0 0 282 292" svg:d="M282 148c0-80-65-148-141-148-79 0-141 69-141 148 0 83 66 144 141 144 76 0 141-63 141-144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20.248cm" svg:y="12.126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9cm" svg:height="0.287cm" svg:x="20.657cm" svg:y="12.292cm" svg:viewBox="0 0 291 288" svg:d="M212 40c-12-23-31-40-59-40-74 0-153 94-153 186 0 60 35 102 85 102 13 0 45-3 82-47 6 26 27 47 58 47 23 0 37-14 47-34 10-23 19-62 19-64 0-6-6-6-7-6-6 0-8 2-9 12-11 40-23 78-49 78-17 0-19-16-19-29 0-14 2-19 9-48 7-26 7-33 13-56l23-89c4-19 4-19 4-22 0-11-7-17-17-17-16 0-26 14-27 27zM170 206c-3 12-3 12-12 23-28 35-54 45-72 45-31 0-41-35-41-59 0-32 20-111 36-140 18-38 47-61 73-61 42 0 50 52 50 57 0 2-1 7-2 10z">
            <text:p/>
          </draw:path>
          <draw:path draw:style-name="gr3" draw:text-style-name="P7" draw:layer="layout" svg:width="0.196cm" svg:height="0.294cm" svg:x="20.994cm" svg:y="12.0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386cm" svg:height="0.026cm" svg:x="21.443cm" svg:y="12.402cm" svg:viewBox="0 0 387 27" svg:d="M366 27c10 0 21 0 21-14 0-13-11-13-21-13h-344c-10 0-22 0-22 13 0 14 12 14 22 14z">
            <text:p/>
          </draw:path>
          <draw:path draw:style-name="gr3" draw:text-style-name="P7" draw:layer="layout" svg:width="0.252cm" svg:height="0.423cm" svg:x="22.055cm" svg:y="12.151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3" draw:text-style-name="P7" draw:layer="layout" svg:width="0.29cm" svg:height="0.287cm" svg:x="22.365cm" svg:y="12.292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234cm" svg:height="0.447cm" svg:x="22.703cm" svg:y="12.134cm" svg:viewBox="0 0 235 448" svg:d="M122 7c0-1 0-7-8-7-15 0-61 6-78 6-4 1-12 1-12 13 0 8 6 8 15 8 32 0 33 5 33 10s-6 26-10 39l-52 208c-7 32-10 42-10 65 0 59 33 99 81 99 75 0 154-95 154-186 0-59-35-102-85-102-29 0-56 19-75 39zM62 246c4-13 4-14 10-21 32-42 60-51 76-51 23 0 41 19 41 59 0 38-22 111-33 136-21 42-51 65-75 65-22 0-42-18-42-64 0-13 0-24 10-65z">
            <text:p/>
          </draw:path>
          <draw:path draw:style-name="gr3" draw:text-style-name="P7" draw:layer="layout" svg:width="0.421cm" svg:height="0.423cm" svg:x="23.121cm" svg:y="12.203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3.749cm" svg:y="12.134cm" svg:viewBox="0 0 235 448" svg:d="M122 7c0-1 0-7-8-7-15 0-61 6-78 6-4 1-12 1-12 13 0 8 6 8 15 8 32 0 32 5 32 10s-5 26-9 39l-52 208c-7 32-10 42-10 65 0 59 33 99 81 99 75 0 154-95 154-186 0-59-35-102-85-102-29 0-56 19-75 39zM62 246c4-13 4-14 10-21 32-42 59-51 76-51 23 0 41 19 41 59 0 38-22 111-33 136-21 42-51 65-75 65-22 0-44-18-44-64 0-13 0-24 12-65z">
            <text:p/>
          </draw:path>
          <draw:path draw:style-name="gr3" draw:text-style-name="P7" draw:layer="layout" svg:width="0.196cm" svg:height="0.294cm" svg:x="24.018cm" svg:y="12.0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149cm" svg:x="24.484cm" svg:y="12.34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7cm" svg:height="0.633cm" svg:x="25.18cm" svg:y="12.098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29cm" svg:height="0.287cm" svg:x="25.389cm" svg:y="12.292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386cm" svg:height="0.026cm" svg:x="25.891cm" svg:y="12.402cm" svg:viewBox="0 0 387 27" svg:d="M366 27c10 0 21 0 21-14 0-13-11-13-21-13h-344c-10 0-22 0-22 13 0 14 12 14 22 14z">
            <text:p/>
          </draw:path>
          <draw:path draw:style-name="gr3" draw:text-style-name="P7" draw:layer="layout" svg:width="0.234cm" svg:height="0.447cm" svg:x="26.5cm" svg:y="12.134cm" svg:viewBox="0 0 235 448" svg:d="M122 7c0-1 0-7-8-7-15 0-61 6-78 6-4 1-12 1-12 13 0 8 6 8 15 8 32 0 33 5 33 10s-6 26-10 39l-52 208c-7 32-10 42-10 65 0 59 33 99 81 99 75 0 154-95 154-186 0-59-35-102-85-102-29 0-56 19-75 39zM62 246c4-13 4-14 10-21 32-42 59-51 76-51 23 0 41 19 41 59 0 38-22 111-33 136-21 42-51 65-75 65-22 0-42-18-42-64 0-13 0-24 10-65z">
            <text:p/>
          </draw:path>
          <draw:path draw:style-name="gr3" draw:text-style-name="P7" draw:layer="layout" svg:width="0.147cm" svg:height="0.633cm" svg:x="26.778cm" svg:y="12.098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196cm" svg:height="0.294cm" svg:x="27.016cm" svg:y="12.0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olygon draw:style-name="gr3" draw:text-style-name="P7" draw:layer="layout" svg:width="0.121cm" svg:height="0.76cm" svg:x="27.287cm" svg:y="12.034cm" svg:viewBox="0 0 122 761" draw:points="122,761 122,0 0,0 0,26 98,26 98,735 0,735 0,761">
            <text:p/>
          </draw:polygon>
        </draw:g>
        <draw:g xml:id="id244" draw:id="id244">
          <svg:title>TexMaths</svg:title>
          <svg:desc>22§display§= \log \left[ (x + 3) + \sqrt{x^2 + 6x + 13} \right] \ + \ c §svg§600§FALSE§</svg:desc>
          <draw:polygon draw:style-name="gr2" draw:text-style-name="P6" draw:layer="layout" svg:width="12.764cm" svg:height="1.315cm" svg:x="5.627cm" svg:y="9.348cm" svg:viewBox="0 0 12765 1316" draw:points="6382,1316 0,1316 0,0 12765,0 12765,1316">
            <text:p/>
          </draw:polygon>
          <draw:path draw:style-name="gr3" draw:text-style-name="P7" draw:layer="layout" svg:width="0.515cm" svg:height="0.182cm" svg:x="5.632cm" svg:y="9.91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6.43cm" svg:y="9.66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6.641cm" svg:y="9.851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5cm" svg:height="0.511cm" svg:x="7.028cm" svg:y="9.848cm" svg:viewBox="0 0 356 512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7.707cm" svg:y="9.309cm" svg:viewBox="0 0 178 1393" draw:points="0,1393 178,1393 178,1358 37,1358 37,37 178,37 178,0 0,0">
            <text:p/>
          </draw:polygon>
          <draw:path draw:style-name="gr3" draw:text-style-name="P7" draw:layer="layout" svg:width="0.18cm" svg:height="0.774cm" svg:x="7.973cm" svg:y="9.619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86cm" svg:height="0.351cm" svg:x="8.219cm" svg:y="9.85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515cm" svg:height="0.517cm" svg:x="8.855cm" svg:y="9.7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3cm" svg:x="9.617cm" svg:y="9.684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18cm" svg:height="0.774cm" svg:x="10.015cm" svg:y="9.619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515cm" svg:height="0.517cm" svg:x="10.486cm" svg:y="9.7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1.303cm" svg:y="9.408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4.281cm" svg:height="0.032cm" svg:x="11.991cm" svg:y="9.408cm" svg:viewBox="0 0 4282 33" draw:points="2142,33 0,33 0,0 4282,0 4282,33">
            <text:p/>
          </draw:polygon>
          <draw:path draw:style-name="gr3" draw:text-style-name="P7" draw:layer="layout" svg:width="0.386cm" svg:height="0.351cm" svg:x="12.012cm" svg:y="9.85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24cm" svg:height="0.36cm" svg:x="12.466cm" svg:y="9.61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2.994cm" svg:y="9.7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3cm" svg:x="13.756cm" svg:y="9.684cm" svg:viewBox="0 0 322 534" svg:d="M70 262v-19c0-195 97-224 136-224 19 0 51 6 69 32-13 0-43 0-43 34 0 24 18 37 36 37 12 0 35-8 35-37 0-48-34-85-99-85-98 0-204 100-204 271 0 208 90 263 162 263 86 0 160-73 160-175 0-98-69-174-155-174-53 0-81 40-97 77zM162 512c-49 0-72-47-76-58-14-37-14-98-14-112 0-60 25-139 95-139 13 0 48 0 72 49 14 28 14 69 14 105 0 37 0 76-14 104-23 48-59 51-77 51z">
            <text:p/>
          </draw:path>
          <draw:path draw:style-name="gr3" draw:text-style-name="P7" draw:layer="layout" svg:width="0.386cm" svg:height="0.351cm" svg:x="14.133cm" svg:y="9.85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515cm" svg:height="0.517cm" svg:x="14.768cm" svg:y="9.7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5.566cm" svg:y="9.68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3cm" svg:x="15.916cm" svg:y="9.684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olygon draw:style-name="gr3" draw:text-style-name="P7" draw:layer="layout" svg:width="0.177cm" svg:height="1.392cm" svg:x="16.286cm" svg:y="9.309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17.109cm" svg:y="9.7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8.128cm" svg:y="9.857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33" smil:attributeName="visibility" smil:to="visible"/>
                  <anim:animate smil:dur="0.5s" smil:fill="hold" smil:targetElement="id233" smil:attributeName="width" smil:values="width*0.05;width" smil:keyTimes="0;1"/>
                  <anim:animate smil:dur="0.5s" smil:fill="hold" smil:targetElement="id233" smil:attributeName="height" smil:values="height;height" smil:keyTimes="0;1"/>
                  <anim:animate smil:dur="0.5s" smil:fill="hold" smil:targetElement="id233" smil:attributeName="x" smil:values="x-.2;x" smil:keyTimes="0;1"/>
                  <anim:animate smil:dur="0.5s" smil:fill="hold" smil:targetElement="id233" smil:attributeName="y" smil:values="y;y" smil:keyTimes="0;1"/>
                  <anim:transitionFilter smil:dur="0.5s" smil:targetElement="id23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4" smil:attributeName="visibility" smil:to="visible"/>
                  <anim:animate smil:dur="0.5s" smil:fill="hold" smil:targetElement="id234" smil:attributeName="width" smil:values="width*0.05;width" smil:keyTimes="0;1"/>
                  <anim:animate smil:dur="0.5s" smil:fill="hold" smil:targetElement="id234" smil:attributeName="height" smil:values="height;height" smil:keyTimes="0;1"/>
                  <anim:animate smil:dur="0.5s" smil:fill="hold" smil:targetElement="id234" smil:attributeName="x" smil:values="x-.2;x" smil:keyTimes="0;1"/>
                  <anim:animate smil:dur="0.5s" smil:fill="hold" smil:targetElement="id234" smil:attributeName="y" smil:values="y;y" smil:keyTimes="0;1"/>
                  <anim:transitionFilter smil:dur="0.5s" smil:targetElement="id23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5" smil:attributeName="visibility" smil:to="visible"/>
                  <anim:animate smil:dur="0.5s" smil:fill="hold" smil:targetElement="id235" smil:attributeName="width" smil:values="width*0.05;width" smil:keyTimes="0;1"/>
                  <anim:animate smil:dur="0.5s" smil:fill="hold" smil:targetElement="id235" smil:attributeName="height" smil:values="height;height" smil:keyTimes="0;1"/>
                  <anim:animate smil:dur="0.5s" smil:fill="hold" smil:targetElement="id235" smil:attributeName="x" smil:values="x-.2;x" smil:keyTimes="0;1"/>
                  <anim:animate smil:dur="0.5s" smil:fill="hold" smil:targetElement="id235" smil:attributeName="y" smil:values="y;y" smil:keyTimes="0;1"/>
                  <anim:transitionFilter smil:dur="0.5s" smil:targetElement="id235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6" smil:attributeName="visibility" smil:to="visible"/>
                  <anim:animate smil:dur="0.5s" smil:fill="hold" smil:targetElement="id236" smil:attributeName="x" smil:values="x;x" smil:keyTimes="0;1"/>
                  <anim:animate smil:dur="0.5s" smil:fill="hold" smil:targetElement="id2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7" smil:attributeName="visibility" smil:to="visible"/>
                  <anim:animate smil:dur="0.5s" smil:fill="hold" smil:targetElement="id237" smil:attributeName="x" smil:values="x;x" smil:keyTimes="0;1"/>
                  <anim:animate smil:dur="0.5s" smil:fill="hold" smil:targetElement="id2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38" smil:attributeName="visibility" smil:to="visible"/>
                  <anim:animate smil:dur="5s" smil:fill="hold" smil:targetElement="id238" smil:attributeName="x" smil:values="1+width/2;x" smil:keyTimes="0;1"/>
                  <anim:animate smil:dur="5s" smil:fill="hold" smil:targetElement="id238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39" smil:attributeName="visibility" smil:to="visible"/>
                  <anim:animate smil:dur="5s" smil:fill="hold" smil:targetElement="id239" smil:attributeName="x" smil:values="1+width/2;x" smil:keyTimes="0;1"/>
                  <anim:animate smil:dur="5s" smil:fill="hold" smil:targetElement="id239" smil:attributeName="y" smil:values="y;y" smil:keyTimes="0;1"/>
                </anim:par>
              </anim:par>
              <anim:par smil:begin="5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238" smil:attributeName="visibility" smil:to="visible"/>
                  <anim:animate smil:dur="5s" smil:fill="hold" smil:targetElement="id238" smil:attributeName="x" smil:values="1+width/2;x" smil:keyTimes="0;1"/>
                  <anim:animate smil:dur="5s" smil:fill="hold" smil:targetElement="id238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39" smil:attributeName="visibility" smil:to="visible"/>
                  <anim:animate smil:dur="5s" smil:fill="hold" smil:targetElement="id239" smil:attributeName="x" smil:values="1+width/2;x" smil:keyTimes="0;1"/>
                  <anim:animate smil:dur="5s" smil:fill="hold" smil:targetElement="id23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0" smil:attributeName="visibility" smil:to="visible"/>
                  <anim:animate smil:dur="0.5s" smil:fill="hold" smil:targetElement="id240" smil:attributeName="x" smil:values="x;x" smil:keyTimes="0;1"/>
                  <anim:animate smil:dur="0.5s" smil:fill="hold" smil:targetElement="id2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1" smil:attributeName="visibility" smil:to="visible"/>
                  <anim:animate smil:dur="0.5s" smil:fill="hold" smil:targetElement="id241" smil:attributeName="x" smil:values="x;x" smil:keyTimes="0;1"/>
                  <anim:animate smil:dur="0.5s" smil:fill="hold" smil:targetElement="id2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2" smil:attributeName="visibility" smil:to="visible"/>
                  <anim:animate smil:dur="0.5s" smil:fill="hold" smil:targetElement="id242" smil:attributeName="x" smil:values="x;x" smil:keyTimes="0;1"/>
                  <anim:animate smil:dur="0.5s" smil:fill="hold" smil:targetElement="id24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3" smil:attributeName="visibility" smil:to="visible"/>
                  <anim:animate smil:dur="0.5s" smil:fill="hold" smil:targetElement="id243" smil:attributeName="x" smil:values="x;x" smil:keyTimes="0;1"/>
                  <anim:animate smil:dur="0.5s" smil:fill="hold" smil:targetElement="id2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4" smil:attributeName="visibility" smil:to="visible"/>
                  <anim:animate smil:dur="0.5s" smil:fill="hold" smil:targetElement="id244" smil:attributeName="x" smil:values="x;x" smil:keyTimes="0;1"/>
                  <anim:animate smil:dur="0.5s" smil:fill="hold" smil:targetElement="id2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5" smil:attributeName="visibility" smil:to="visible"/>
                  <anim:animate smil:dur="0.5s" smil:fill="hold" smil:targetElement="id245" smil:attributeName="width" smil:values="width*0.05;width" smil:keyTimes="0;1"/>
                  <anim:animate smil:dur="0.5s" smil:fill="hold" smil:targetElement="id245" smil:attributeName="height" smil:values="height;height" smil:keyTimes="0;1"/>
                  <anim:animate smil:dur="0.5s" smil:fill="hold" smil:targetElement="id245" smil:attributeName="x" smil:values="x-.2;x" smil:keyTimes="0;1"/>
                  <anim:animate smil:dur="0.5s" smil:fill="hold" smil:targetElement="id245" smil:attributeName="y" smil:values="y;y" smil:keyTimes="0;1"/>
                  <anim:transitionFilter smil:dur="0.5s" smil:targetElement="id24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46" smil:attributeName="visibility" smil:to="visible"/>
                  <anim:animate smil:dur="0.5s" smil:fill="hold" smil:targetElement="id246" smil:attributeName="width" smil:values="width*0.05;width" smil:keyTimes="0;1"/>
                  <anim:animate smil:dur="0.5s" smil:fill="hold" smil:targetElement="id246" smil:attributeName="height" smil:values="height;height" smil:keyTimes="0;1"/>
                  <anim:animate smil:dur="0.5s" smil:fill="hold" smil:targetElement="id246" smil:attributeName="x" smil:values="x-.2;x" smil:keyTimes="0;1"/>
                  <anim:animate smil:dur="0.5s" smil:fill="hold" smil:targetElement="id246" smil:attributeName="y" smil:values="y;y" smil:keyTimes="0;1"/>
                  <anim:transitionFilter smil:dur="0.5s" smil:targetElement="id246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47" smil:attributeName="visibility" smil:to="visible"/>
                  <anim:animate smil:dur="0.5s" smil:fill="hold" smil:targetElement="id247" smil:attributeName="width" smil:values="width*0.05;width" smil:keyTimes="0;1"/>
                  <anim:animate smil:dur="0.5s" smil:fill="hold" smil:targetElement="id247" smil:attributeName="height" smil:values="height;height" smil:keyTimes="0;1"/>
                  <anim:animate smil:dur="0.5s" smil:fill="hold" smil:targetElement="id247" smil:attributeName="x" smil:values="x-.2;x" smil:keyTimes="0;1"/>
                  <anim:animate smil:dur="0.5s" smil:fill="hold" smil:targetElement="id247" smil:attributeName="y" smil:values="y;y" smil:keyTimes="0;1"/>
                  <anim:transitionFilter smil:dur="0.5s" smil:targetElement="id247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8" smil:attributeName="visibility" smil:to="visible"/>
                  <anim:animate smil:dur="0.5s" smil:fill="hold" smil:targetElement="id248" smil:attributeName="x" smil:values="x;x" smil:keyTimes="0;1"/>
                  <anim:animate smil:dur="0.5s" smil:fill="hold" smil:targetElement="id2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9" smil:attributeName="visibility" smil:to="visible"/>
                  <anim:animate smil:dur="0.5s" smil:fill="hold" smil:targetElement="id249" smil:attributeName="x" smil:values="x;x" smil:keyTimes="0;1"/>
                  <anim:animate smil:dur="0.5s" smil:fill="hold" smil:targetElement="id2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50" smil:attributeName="visibility" smil:to="visible"/>
                  <anim:animate smil:dur="5s" smil:fill="hold" smil:targetElement="id250" smil:attributeName="x" smil:values="1+width/2;x" smil:keyTimes="0;1"/>
                  <anim:animate smil:dur="5s" smil:fill="hold" smil:targetElement="id250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51" smil:attributeName="visibility" smil:to="visible"/>
                  <anim:animate smil:dur="5s" smil:fill="hold" smil:targetElement="id251" smil:attributeName="x" smil:values="1+width/2;x" smil:keyTimes="0;1"/>
                  <anim:animate smil:dur="5s" smil:fill="hold" smil:targetElement="id251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9">
        <draw:frame presentation:style-name="pr10" draw:text-style-name="P11" draw:layer="layout" svg:width="26.4cm" svg:height="14.574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58" draw:id="id258">
          <svg:title>TexMaths</svg:title>
          <svg:desc>26§display§\text {(9)}§svg§600§FALSE§</svg:desc>
          <draw:polygon draw:style-name="gr2" draw:text-style-name="P6" draw:layer="layout" svg:width="0.986cm" svg:height="0.823cm" svg:x="1.419cm" svg:y="8.251cm" svg:viewBox="0 0 987 824" draw:points="494,824 0,824 0,0 987,0 987,824">
            <text:p/>
          </draw:polygon>
          <draw:path draw:style-name="gr3" draw:text-style-name="P7" draw:layer="layout" svg:width="0.213cm" svg:height="0.914cm" svg:x="1.463cm" svg:y="8.205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8cm" svg:height="0.629cm" svg:x="1.767cm" svg:y="8.282cm" svg:viewBox="0 0 381 630" svg:d="M300 318v29c0 217-96 258-150 258-17 0-65-2-90-33 40 0 48-27 48-42 0-29-23-43-43-43-15 0-42 8-42 45 0 61 50 98 127 98 119 0 231-125 231-320 0-248-104-310-187-310-50 0-96 17-136 58-37 42-58 79-58 148 0 114 81 204 183 204 56 0 94-38 117-92zM185 389c-14 0-58 0-85-56-17-36-17-81-17-125 0-50 0-94 19-127 25-46 60-58 92-58 43 0 73 31 89 73 11 29 15 87 15 129 0 77-31 164-113 164z">
            <text:p/>
          </draw:path>
          <draw:path draw:style-name="gr3" draw:text-style-name="P7" draw:layer="layout" svg:width="0.213cm" svg:height="0.914cm" svg:x="2.24cm" svg:y="8.20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59" draw:id="id259">
          <svg:title>TexMaths</svg:title>
          <svg:desc>24§display§\text {Let,}§svg§600§FALSE§</svg:desc>
          <draw:polygon draw:style-name="gr2" draw:text-style-name="P6" draw:layer="layout" svg:width="1.318cm" svg:height="0.655cm" svg:x="2.736cm" svg:y="8.346cm" svg:viewBox="0 0 1319 656" draw:points="659,656 0,656 0,0 1319,0 1319,656">
            <text:p/>
          </draw:polygon>
          <draw:path draw:style-name="gr3" draw:text-style-name="P7" draw:layer="layout" svg:width="0.464cm" svg:height="0.577cm" svg:x="2.721cm" svg:y="8.304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245cm" svg:y="8.502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612cm" svg:y="8.362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3.996cm" svg:y="8.7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60" draw:id="id260">
          <svg:title>TexMaths</svg:title>
          <svg:desc>24§display§\text {I}§svg§600§FALSE§</svg:desc>
          <draw:polygon draw:style-name="gr2" draw:text-style-name="P6" draw:layer="layout" svg:width="0.197cm" svg:height="0.493cm" svg:x="4.542cm" svg:y="8.346cm" svg:viewBox="0 0 198 494" draw:points="100,494 0,494 0,0 198,0 198,494">
            <text:p/>
          </draw:polygon>
          <draw:path draw:style-name="gr3" draw:text-style-name="P7" draw:layer="layout" svg:width="0.258cm" svg:height="0.577cm" svg:x="4.523cm" svg:y="8.3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61" draw:id="id261">
          <svg:title>TexMaths</svg:title>
          <svg:desc>22§display§= \int \frac{ 1 }{ \sqrt{2x^2 - 6x + 5} }\ dx§svg§600§FALSE§</svg:desc>
          <draw:polygon draw:style-name="gr2" draw:text-style-name="P6" draw:layer="layout" svg:width="7.82cm" svg:height="1.695cm" svg:x="5.126cm" svg:y="7.65cm" svg:viewBox="0 0 7821 1696" draw:points="3911,1696 0,1696 0,0 7821,0 7821,1696">
            <text:p/>
          </draw:polygon>
          <draw:path draw:style-name="gr3" draw:text-style-name="P7" draw:layer="layout" svg:width="0.515cm" svg:height="0.182cm" svg:x="5.131cm" svg:y="8.3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5.946cm" svg:y="7.611cm" svg:viewBox="0 0 688 1720" svg:d="M37 1685c25 0 39-18 39-37 0-26-20-39-37-39-20 0-39 13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236cm" svg:y="7.62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26cm" svg:height="0.032cm" svg:x="6.899cm" svg:y="8.454cm" svg:viewBox="0 0 4927 33" draw:points="2464,33 0,33 0,0 4927,0 4927,33">
            <text:p/>
          </draw:polygon>
          <draw:path draw:style-name="gr3" draw:text-style-name="P7" draw:layer="layout" svg:width="0.605cm" svg:height="0.774cm" svg:x="6.955cm" svg:y="8.609cm" svg:viewBox="0 0 606 775" svg:d="M245 694l-136-301c-5-13-10-13-12-13 0 0-5 0-13 6l-73 56c-11 7-11 10-11 12 0 4 2 9 7 9s19-11 26-18c6-3 18-12 25-17l153 334c6 13 11 13 18 13 10 0 12-4 19-14l352-729c6-13 6-14 6-16 0-9-8-16-16-16-7 0-13 4-18 16z">
            <text:p/>
          </draw:path>
          <draw:polygon draw:style-name="gr3" draw:text-style-name="P7" draw:layer="layout" svg:width="4.282cm" svg:height="0.032cm" svg:x="7.543cm" svg:y="8.609cm" svg:viewBox="0 0 4283 33" draw:points="2142,33 0,33 0,0 4283,0 4283,33">
            <text:p/>
          </draw:polygon>
          <draw:path draw:style-name="gr3" draw:text-style-name="P7" draw:layer="layout" svg:width="0.309cm" svg:height="0.517cm" svg:x="7.581cm" svg:y="8.7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386cm" svg:height="0.351cm" svg:x="7.951cm" svg:y="8.9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24cm" svg:height="0.36cm" svg:x="8.405cm" svg:y="8.70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954cm" svg:y="9.07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9.695cm" svg:y="8.77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2 48-59 51-77 51z">
            <text:p/>
          </draw:path>
          <draw:path draw:style-name="gr3" draw:text-style-name="P7" draw:layer="layout" svg:width="0.386cm" svg:height="0.351cm" svg:x="10.072cm" svg:y="8.94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515cm" svg:height="0.517cm" svg:x="10.708cm" svg:y="8.83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11.477cm" svg:y="8.77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7 55 140 141 140 90 0 169-73 169-172z">
            <text:p/>
          </draw:path>
          <draw:path draw:style-name="gr3" draw:text-style-name="P7" draw:layer="layout" svg:width="0.369cm" svg:height="0.547cm" svg:x="12.205cm" svg:y="8.127cm" svg:viewBox="0 0 370 548" svg:d="M370 9c0-2 0-9-11-9-10 0-84 7-98 9-6 0-11 3-11 14 0 10 7 10 19 10 37 0 39 6 39 13l-2 16-47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2.6cm" svg:y="8.32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</draw:g>
        <draw:g xml:id="id252" draw:id="id252">
          <svg:title>TexMaths</svg:title>
          <svg:desc>24§display§\text {I}§svg§600§FALSE§</svg:desc>
          <draw:polygon draw:style-name="gr2" draw:text-style-name="P6" draw:layer="layout" svg:width="0.197cm" svg:height="0.493cm" svg:x="4.444cm" svg:y="1.446cm" svg:viewBox="0 0 198 494" draw:points="100,494 0,494 0,0 198,0 198,494">
            <text:p/>
          </draw:polygon>
          <draw:path draw:style-name="gr3" draw:text-style-name="P7" draw:layer="layout" svg:width="0.258cm" svg:height="0.577cm" svg:x="4.425cm" svg:y="1.4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53" draw:id="id253">
          <svg:title>TexMaths</svg:title>
          <svg:desc>24§display§= \int \frac{ 1 }{ \sqrt{( 3x - 2 )^2 + (4)^2} }\ dx§svg§600§FALSE§</svg:desc>
          <draw:polygon draw:style-name="gr2" draw:text-style-name="P6" draw:layer="layout" svg:width="9.879cm" svg:height="2.017cm" svg:x="5.036cm" svg:y="0.756cm" svg:viewBox="0 0 9880 2018" draw:points="4940,2018 0,2018 0,0 9880,0 9880,2018">
            <text:p/>
          </draw:polygon>
          <draw:path draw:style-name="gr3" draw:text-style-name="P7" draw:layer="layout" svg:width="0.562cm" svg:height="0.199cm" svg:x="5.042cm" svg:y="1.55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5.931cm" svg:y="0.714cm" svg:viewBox="0 0 751 1875" svg:d="M40 1837c27 0 43-19 43-40 0-29-22-42-41-42-21 0-42 13-42 42 0 44 42 78 94 78 129 0 177-197 236-441 65-267 121-538 167-808 31-179 62-348 90-457 10-42 39-150 73-150 25 0 47 16 50 19-28 2-42 20-42 41 0 28 21 42 40 42 22 0 43-14 43-42 0-46-46-79-92-79-66 0-112 92-160 265-2 8-117 432-209 985-23 128-48 270-75 387-15 62-54 221-123 221-31 0-50-21-52-21z">
            <text:p/>
          </draw:path>
          <draw:path draw:style-name="gr3" draw:text-style-name="P7" draw:layer="layout" svg:width="0.279cm" svg:height="0.563cm" svg:x="10.195cm" svg:y="0.729cm" svg:viewBox="0 0 280 564" svg:d="M175 21c0-19 0-21-21-21-52 54-127 54-154 54v27c17 0 67 0 111-23v439c0 31-2 40-78 40h-27v27c29-3 103-3 136-3 35 0 108 0 138 3v-27h-27c-76 0-78-9-78-40z">
            <text:p/>
          </draw:path>
          <draw:polygon draw:style-name="gr3" draw:text-style-name="P7" draw:layer="layout" svg:width="6.722cm" svg:height="0.035cm" svg:x="6.969cm" svg:y="1.634cm" svg:viewBox="0 0 6723 36" draw:points="3362,36 0,36 0,0 6723,0 6723,36">
            <text:p/>
          </draw:polygon>
          <draw:path draw:style-name="gr3" draw:text-style-name="P7" draw:layer="layout" svg:width="0.769cm" svg:height="1.013cm" svg:x="7.061cm" svg:y="1.802cm" svg:viewBox="0 0 770 1014" svg:d="M265 1014c27 0 27 0 36-18l463-963c6-12 6-14 6-16 0-9-8-17-17-17-12 0-16 8-20 17l-435 908-181-418-117 90 13 13 60-46z">
            <text:p/>
          </draw:path>
          <draw:polygon draw:style-name="gr3" draw:text-style-name="P7" draw:layer="layout" svg:width="5.88cm" svg:height="0.035cm" svg:x="7.812cm" svg:y="1.802cm" svg:viewBox="0 0 5881 36" draw:points="2939,36 0,36 0,0 5881,0 5881,36">
            <text:p/>
          </draw:polygon>
          <draw:path draw:style-name="gr3" draw:text-style-name="P7" draw:layer="layout" svg:width="0.197cm" svg:height="0.844cm" svg:x="7.897cm" svg:y="1.92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5cm" svg:height="0.581cm" svg:x="8.177cm" svg:y="1.996cm" svg:viewBox="0 0 351 582" svg:d="M211 265c69-21 117-81 117-148 0-69-73-117-155-117-85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7" draw:layer="layout" svg:width="0.421cm" svg:height="0.383cm" svg:x="8.588cm" svg:y="2.184cm" svg:viewBox="0 0 422 384" svg:d="M259 119c4-23 23-100 83-100 6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4-109 134-131 0-7-7-7-9-7-8 0-10 2-12 7-26 93-84 112-113 112-33 0-46-27-46-56 0-19 6-36 15-75z">
            <text:p/>
          </draw:path>
          <draw:path draw:style-name="gr3" draw:text-style-name="P7" draw:layer="layout" svg:width="0.515cm" svg:height="0.035cm" svg:x="9.302cm" svg:y="2.33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63cm" svg:x="10.118cm" svg:y="1.996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" draw:text-style-name="P7" draw:layer="layout" svg:width="0.197cm" svg:height="0.844cm" svg:x="10.546cm" svg:y="1.92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262cm" svg:height="0.393cm" svg:x="10.863cm" svg:y="1.921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7" draw:layer="layout" svg:width="0.562cm" svg:height="0.563cm" svg:x="11.439cm" svg:y="2.065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197cm" svg:height="0.844cm" svg:x="12.318cm" svg:y="1.92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75cm" svg:height="0.571cm" svg:x="12.587cm" svg:y="1.987cm" svg:viewBox="0 0 376 572" svg:d="M225 434v73c0 30 0 40-64 40h-17v25c35-2 79-2 113-2 37 0 81 0 115 2v-25h-17c-63 0-65-10-65-40v-73h86v-27h-86v-386c0-15 0-21-14-21-7 0-9 0-15 10l-261 397v27zM230 407h-207l207-315z">
            <text:p/>
          </draw:path>
          <draw:path draw:style-name="gr3" draw:text-style-name="P7" draw:layer="layout" svg:width="0.197cm" svg:height="0.844cm" svg:x="13.032cm" svg:y="1.92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262cm" svg:height="0.393cm" svg:x="13.349cm" svg:y="1.921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7" draw:layer="layout" svg:width="0.402cm" svg:height="0.596cm" svg:x="14.107cm" svg:y="1.276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" draw:text-style-name="P7" draw:layer="layout" svg:width="0.421cm" svg:height="0.383cm" svg:x="14.536cm" svg:y="1.49cm" svg:viewBox="0 0 422 384" svg:d="M259 119c4-23 23-100 83-100 6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4-109 134-131 0-7-7-7-9-7-8 0-10 2-12 7-26 93-84 112-113 112-33 0-46-27-46-56 0-19 6-36 15-75z">
            <text:p/>
          </draw:path>
        </draw:g>
        <draw:g xml:id="id256" draw:id="id256">
          <svg:title>TexMaths</svg:title>
          <svg:desc>24§display§\text {I}§svg§600§FALSE§</svg:desc>
          <draw:polygon draw:style-name="gr2" draw:text-style-name="P6" draw:layer="layout" svg:width="0.197cm" svg:height="0.493cm" svg:x="4.345cm" svg:y="6.146cm" svg:viewBox="0 0 198 494" draw:points="100,494 0,494 0,0 198,0 198,494">
            <text:p/>
          </draw:polygon>
          <draw:path draw:style-name="gr3" draw:text-style-name="P7" draw:layer="layout" svg:width="0.258cm" svg:height="0.577cm" svg:x="4.326cm" svg:y="6.1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55" draw:id="id255">
          <svg:title>TexMaths</svg:title>
          <svg:desc>26§display§\therefore§svg§600§FALSE§</svg:desc>
          <draw:polygon draw:style-name="gr2" draw:text-style-name="P6" draw:layer="layout" svg:width="0.49cm" svg:height="0.402cm" svg:x="3.205cm" svg:y="6.22cm" svg:viewBox="0 0 491 403" draw:points="246,403 0,403 0,0 491,0 491,403">
            <text:p/>
          </draw:polygon>
          <draw:path draw:style-name="gr3" draw:text-style-name="P7" draw:layer="layout" svg:width="0.555cm" svg:height="0.493cm" svg:x="3.186cm" svg:y="6.1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54" draw:id="id254">
          <svg:title>TexMaths</svg:title>
          <svg:desc>24§display§= \log \left[ (3x - 2) + \sqrt{(3x - 2)^2 + 4^2} \right] \left( \frac{1}{3} \right) \ + \ c §svg§600§FALSE§</svg:desc>
          <draw:polygon draw:style-name="gr2" draw:text-style-name="P6" draw:layer="layout" svg:width="16.906cm" svg:height="1.941cm" svg:x="5.039cm" svg:y="3.158cm" svg:viewBox="0 0 16907 1942" draw:points="8454,1942 0,1942 0,0 16907,0 16907,1942">
            <text:p/>
          </draw:polygon>
          <draw:path draw:style-name="gr3" draw:text-style-name="P7" draw:layer="layout" svg:width="0.562cm" svg:height="0.199cm" svg:x="5.045cm" svg:y="4.0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189cm" svg:height="0.587cm" svg:x="5.915cm" svg:y="3.754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6.145cm" svg:y="3.96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6.567cm" svg:y="3.957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olygon draw:style-name="gr3" draw:text-style-name="P7" draw:layer="layout" svg:width="0.193cm" svg:height="1.518cm" svg:x="7.309cm" svg:y="3.369cm" svg:viewBox="0 0 194 1519" draw:points="0,1519 194,1519 194,1481 40,1481 40,40 194,40 194,0 0,0">
            <text:p/>
          </draw:polygon>
          <draw:path draw:style-name="gr3" draw:text-style-name="P7" draw:layer="layout" svg:width="0.197cm" svg:height="0.844cm" svg:x="7.599cm" svg:y="3.707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5cm" svg:height="0.581cm" svg:x="7.879cm" svg:y="3.777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421cm" svg:height="0.383cm" svg:x="8.29cm" svg:y="3.967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7" draw:layer="layout" svg:width="0.516cm" svg:height="0.035cm" svg:x="9.006cm" svg:y="4.111cm" svg:viewBox="0 0 517 36" svg:d="M488 36c13 0 29 0 29-19 0-17-16-17-29-17h-459c-14 0-29 0-29 17 0 19 15 19 29 19z">
            <text:p/>
          </draw:path>
          <draw:path draw:style-name="gr3" draw:text-style-name="P7" draw:layer="layout" svg:width="0.337cm" svg:height="0.564cm" svg:x="9.82cm" svg:y="3.77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10.248cm" svg:y="3.707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7" draw:layer="layout" svg:width="0.562cm" svg:height="0.564cm" svg:x="10.763cm" svg:y="3.848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769cm" svg:height="1.013cm" svg:x="11.652cm" svg:y="3.542cm" svg:viewBox="0 0 770 1014" svg:d="M265 1014c27 0 27 0 36-17l463-964c6-12 6-14 6-16 0-9-8-17-17-17-12 0-16 8-20 17l-435 909-181-419-117 90 13 14 60-46z">
            <text:p/>
          </draw:path>
          <draw:polygon draw:style-name="gr3" draw:text-style-name="P7" draw:layer="layout" svg:width="5.224cm" svg:height="0.035cm" svg:x="12.403cm" svg:y="3.542cm" svg:viewBox="0 0 5225 36" draw:points="2611,36 0,36 0,0 5225,0 5225,36">
            <text:p/>
          </draw:polygon>
          <draw:path draw:style-name="gr3" draw:text-style-name="P7" draw:layer="layout" svg:width="0.197cm" svg:height="0.844cm" svg:x="12.487cm" svg:y="3.707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5cm" svg:height="0.581cm" svg:x="12.768cm" svg:y="3.777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421cm" svg:height="0.383cm" svg:x="13.177cm" svg:y="3.967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7" draw:layer="layout" svg:width="0.516cm" svg:height="0.035cm" svg:x="13.893cm" svg:y="4.111cm" svg:viewBox="0 0 517 36" svg:d="M488 36c13 0 29 0 29-19 0-17-16-17-29-17h-459c-14 0-29 0-29 17 0 19 15 19 29 19z">
            <text:p/>
          </draw:path>
          <draw:path draw:style-name="gr3" draw:text-style-name="P7" draw:layer="layout" svg:width="0.337cm" svg:height="0.564cm" svg:x="14.709cm" svg:y="3.77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15.135cm" svg:y="3.707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7" draw:layer="layout" svg:width="0.262cm" svg:height="0.393cm" svg:x="15.454cm" svg:y="3.704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62cm" svg:height="0.564cm" svg:x="16.03cm" svg:y="3.848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75cm" svg:height="0.571cm" svg:x="16.85cm" svg:y="3.769cm" svg:viewBox="0 0 376 572" svg:d="M225 434v73c0 31 0 40-64 40h-17v25c35-2 79-2 113-2 37 0 81 0 116 2v-25h-18c-63 0-65-9-65-40v-73h86v-27h-86v-386c0-15 0-21-14-21-7 0-9 0-15 10l-261 397v27zM230 407h-207l207-315z">
            <text:p/>
          </draw:path>
          <draw:path draw:style-name="gr3" draw:text-style-name="P7" draw:layer="layout" svg:width="0.262cm" svg:height="0.393cm" svg:x="17.284cm" svg:y="3.704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7" draw:layer="layout" svg:width="0.193cm" svg:height="1.518cm" svg:x="17.641cm" svg:y="3.369cm" svg:viewBox="0 0 194 1519" draw:points="154,1481 0,1481 0,1519 194,1519 194,0 0,0 0,40 154,40">
            <text:p/>
          </draw:polygon>
          <draw:path draw:style-name="gr3" draw:text-style-name="P7" draw:layer="layout" svg:width="0.416cm" svg:height="2.025cm" svg:x="18.34cm" svg:y="3.116cm" svg:viewBox="0 0 417 2026" svg:d="M417 2018c0-4-2-5-4-7-31-33-88-89-144-181-137-217-198-491-198-816 0-229 31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7" draw:layer="layout" svg:width="0.279cm" svg:height="0.564cm" svg:x="18.962cm" svg:y="3.206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7" draw:layer="layout" svg:width="0.423cm" svg:height="0.035cm" svg:x="18.887cm" svg:y="4.111cm" svg:viewBox="0 0 424 36" draw:points="211,36 0,36 0,0 424,0 424,36">
            <text:p/>
          </draw:polygon>
          <draw:path draw:style-name="gr3" draw:text-style-name="P7" draw:layer="layout" svg:width="0.35cm" svg:height="0.581cm" svg:x="18.922cm" svg:y="4.357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416cm" svg:height="2.025cm" svg:x="19.44cm" svg:y="3.116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7" draw:layer="layout" svg:width="0.562cm" svg:height="0.564cm" svg:x="20.546cm" svg:y="3.848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21.658cm" svg:y="3.967cm" svg:viewBox="0 0 330 384" svg:d="M301 52c-13 0-25 0-38 13-13 12-13 27-13 33 0 19 13 29 30 29 25 0 48-19 48-54 0-42-40-73-101-73-114 0-227 121-227 240 0 77 50 144 138 144 121 0 192-90 192-100 0-6-5-11-9-11-6 0-6 2-12 9-67 83-159 83-171 83-52 0-75-40-75-92 0-35 18-117 46-169 25-48 73-85 119-85 29 0 62 10 73 33z">
            <text:p/>
          </draw:path>
        </draw:g>
        <draw:g xml:id="id257" draw:id="id257">
          <svg:title>TexMaths</svg:title>
          <svg:desc>24§display§= \frac{1}{3} \log \left[ (3x - 2) + \sqrt{ 9x^2 - 12x + 20} \right]  \ + \ c §svg§600§FALSE§</svg:desc>
          <draw:polygon draw:style-name="gr2" draw:text-style-name="P6" draw:layer="layout" svg:width="15.955cm" svg:height="1.647cm" svg:x="5.038cm" svg:y="5.461cm" svg:viewBox="0 0 15956 1648" draw:points="7978,1648 0,1648 0,0 15956,0 15956,1648">
            <text:p/>
          </draw:polygon>
          <draw:path draw:style-name="gr3" draw:text-style-name="P7" draw:layer="layout" svg:width="0.562cm" svg:height="0.199cm" svg:x="5.044cm" svg:y="6.243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79cm" svg:height="0.564cm" svg:x="6.063cm" svg:y="5.419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7" draw:layer="layout" svg:width="0.423cm" svg:height="0.036cm" svg:x="5.987cm" svg:y="6.324cm" svg:viewBox="0 0 424 37" draw:points="211,37 0,37 0,0 424,0 424,37">
            <text:p/>
          </draw:polygon>
          <draw:path draw:style-name="gr3" draw:text-style-name="P7" draw:layer="layout" svg:width="0.35cm" svg:height="0.581cm" svg:x="6.023cm" svg:y="6.57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189cm" svg:height="0.587cm" svg:x="6.68cm" svg:y="5.967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375cm" svg:height="0.389cm" svg:x="6.908cm" svg:y="6.174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387cm" svg:height="0.558cm" svg:x="7.331cm" svg:y="6.17cm" svg:viewBox="0 0 388 559" svg:d="M165 238c-75 0-75-84-75-104 0-23 2-49 14-71 7-11 27-34 61-34 73 0 73 84 73 104 0 23 0 50-13 71-8 11-27 34-60 34zM65 271c0-4 0-23 16-40 32 25 67 26 84 26 79 0 136-57 136-123 0-32-13-63-34-82 31-29 61-33 77-33 2 0 5 0 7 0-9 4-13 14-13 23 0 16 11 25 25 25 8 0 25-6 25-25 0-15-12-42-44-42-18 0-54 6-91 40-34-28-71-30-88-30-79 0-138 57-138 123 0 38 19 69 40 88-11 11-27 40-27 69 0 27 12 60 39 75-52 15-79 52-79 87 0 59 84 107 188 107 100 0 188-44 188-109 0-31-13-73-55-98-46-23-94-23-146-23-21 0-58 0-64 0-27-4-46-31-46-58zM188 538c-86 0-144-42-144-86 0-41 33-72 69-74h50c73 0 169 0 169 74 0 44-61 86-144 86z">
            <text:p/>
          </draw:path>
          <draw:polygon draw:style-name="gr3" draw:text-style-name="P7" draw:layer="layout" svg:width="0.193cm" svg:height="1.519cm" svg:x="8.072cm" svg:y="5.582cm" svg:viewBox="0 0 194 1520" draw:points="0,1520 194,1520 194,1481 40,1481 40,40 194,40 194,0 0,0">
            <text:p/>
          </draw:polygon>
          <draw:path draw:style-name="gr3" draw:text-style-name="P7" draw:layer="layout" svg:width="0.197cm" svg:height="0.844cm" svg:x="8.364cm" svg:y="5.919cm" svg:viewBox="0 0 198 845" svg:d="M198 838c0-2 0-4-16-20-105-105-132-265-132-395 0-146 33-294 136-400 12-10 12-11 12-15 0-6-4-8-10-8-8 0-84 58-134 165-44 92-54 187-54 258 0 67 10 169 56 265 52 104 124 157 132 157 6 0 10-2 10-7z">
            <text:p/>
          </draw:path>
          <draw:path draw:style-name="gr3" draw:text-style-name="P7" draw:layer="layout" svg:width="0.35cm" svg:height="0.581cm" svg:x="8.642cm" svg:y="5.99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421cm" svg:height="0.383cm" svg:x="9.053cm" svg:y="6.18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515cm" svg:height="0.036cm" svg:x="9.769cm" svg:y="6.324cm" svg:viewBox="0 0 516 37" svg:d="M488 37c13 0 28 0 28-20 0-17-15-17-28-17h-459c-14 0-29 0-29 17 0 20 15 20 29 20z">
            <text:p/>
          </draw:path>
          <draw:path draw:style-name="gr3" draw:text-style-name="P7" draw:layer="layout" svg:width="0.337cm" svg:height="0.564cm" svg:x="10.585cm" svg:y="5.99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197cm" svg:height="0.844cm" svg:x="11.011cm" svg:y="5.919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7" draw:layer="layout" svg:width="0.562cm" svg:height="0.564cm" svg:x="11.526cm" svg:y="6.061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769cm" svg:height="1.013cm" svg:x="12.417cm" svg:y="5.69cm" svg:viewBox="0 0 770 1014" svg:d="M265 1014c27 0 27 0 36-17l463-964c6-12 6-14 6-16 0-9-8-17-17-17-12 0-16 8-20 17l-435 909-181-419-117 91 13 13 60-46z">
            <text:p/>
          </draw:path>
          <draw:polygon draw:style-name="gr3" draw:text-style-name="P7" draw:layer="layout" svg:width="5.513cm" svg:height="0.036cm" svg:x="13.168cm" svg:y="5.69cm" svg:viewBox="0 0 5514 37" draw:points="2757,37 0,37 0,0 5514,0 5514,37">
            <text:p/>
          </draw:polygon>
          <draw:path draw:style-name="gr3" draw:text-style-name="P7" draw:layer="layout" svg:width="0.35cm" svg:height="0.581cm" svg:x="13.202cm" svg:y="5.99cm" svg:viewBox="0 0 351 582" svg:d="M276 294v27c0 200-88 238-138 238-13 0-59-2-82-31 36 0 44-25 44-38 0-27-21-40-40-40-14 0-39 7-39 42 0 56 46 90 117 90 110 0 213-115 213-296 0-228-96-286-172-286-47 0-89 15-125 54-35 38-54 73-54 136 0 106 75 188 169 188 52 0 86-34 107-84zM171 359c-14 0-54 0-79-52-15-32-15-75-15-115 0-46 0-86 17-117 23-42 56-54 85-54 40 0 67 29 82 67 10 27 14 81 14 119 0 72-29 152-104 152z">
            <text:p/>
          </draw:path>
          <draw:path draw:style-name="gr3" draw:text-style-name="P7" draw:layer="layout" svg:width="0.421cm" svg:height="0.383cm" svg:x="13.613cm" svg:y="6.18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262cm" svg:height="0.393cm" svg:x="14.108cm" svg:y="5.917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515cm" svg:height="0.036cm" svg:x="14.706cm" svg:y="6.324cm" svg:viewBox="0 0 516 37" svg:d="M488 37c13 0 28 0 28-20 0-17-15-17-28-17h-459c-14 0-29 0-29 17 0 20 15 20 29 20z">
            <text:p/>
          </draw:path>
          <draw:path draw:style-name="gr3" draw:text-style-name="P7" draw:layer="layout" svg:width="0.279cm" svg:height="0.564cm" svg:x="15.554cm" svg:y="5.99cm" svg:viewBox="0 0 280 565" svg:d="M175 21c0-19 0-21-19-21-54 54-129 54-156 54v27c17 0 67 0 111-23v440c0 30-2 40-78 40h-27v27c29-4 103-4 136-4 35 0 108 0 138 4v-27h-27c-76 0-78-10-78-40z">
            <text:p/>
          </draw:path>
          <draw:path draw:style-name="gr3" draw:text-style-name="P7" draw:layer="layout" svg:width="0.337cm" svg:height="0.564cm" svg:x="15.944cm" svg:y="5.99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421cm" svg:height="0.383cm" svg:x="16.347cm" svg:y="6.18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7" draw:layer="layout" svg:width="0.562cm" svg:height="0.564cm" svg:x="17.04cm" svg:y="6.061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37cm" svg:height="0.564cm" svg:x="17.879cm" svg:y="5.99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356cm" svg:height="0.581cm" svg:x="18.29cm" svg:y="5.99cm" svg:viewBox="0 0 357 582" svg:d="M357 294c0-69-4-136-34-200-39-81-108-94-144-94-50 0-114 21-148 100-27 59-31 125-31 194 0 63 4 138 38 204 37 67 98 84 141 84 46 0 109-17 147-98 27-57 31-125 31-190zM179 565c-33 0-85-21-100-104-8-50-8-129-8-179 0-53 0-109 6-155 17-100 80-108 102-108 26 0 82 16 99 98 8 48 8 112 8 165 0 64 0 121-10 175-11 81-59 108-97 108z">
            <text:p/>
          </draw:path>
          <draw:polygon draw:style-name="gr3" draw:text-style-name="P7" draw:layer="layout" svg:width="0.193cm" svg:height="1.519cm" svg:x="18.695cm" svg:y="5.582cm" svg:viewBox="0 0 194 1520" draw:points="154,1481 0,1481 0,1520 194,1520 194,0 0,0 0,40 154,40">
            <text:p/>
          </draw:polygon>
          <draw:path draw:style-name="gr3" draw:text-style-name="P7" draw:layer="layout" svg:width="0.562cm" svg:height="0.564cm" svg:x="19.594cm" svg:y="6.061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29cm" svg:height="0.383cm" svg:x="20.706cm" svg:y="6.18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</draw:g>
        <draw:g xml:id="id262" draw:id="id262">
          <svg:title>TexMaths</svg:title>
          <svg:desc>22§display§= \int \frac{ 1 }{ \sqrt{2 \left(  x^2 - 3x + \frac{5}{2} \right) } }\ dx§svg§600§FALSE§</svg:desc>
          <draw:polygon draw:style-name="gr2" draw:text-style-name="P6" draw:layer="layout" svg:width="8.894cm" svg:height="2.313cm" svg:x="13.428cm" svg:y="7.651cm" svg:viewBox="0 0 8895 2314" draw:points="4448,2314 0,2314 0,0 8895,0 8895,2314">
            <text:p/>
          </draw:polygon>
          <draw:path draw:style-name="gr3" draw:text-style-name="P7" draw:layer="layout" svg:width="0.515cm" svg:height="0.182cm" svg:x="13.433cm" svg:y="8.38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4.248cm" svg:y="7.612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8.075cm" svg:y="7.62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999cm" svg:height="0.032cm" svg:x="15.2cm" svg:y="8.455cm" svg:viewBox="0 0 6000 33" draw:points="3001,33 0,33 0,0 6000,0 6000,33">
            <text:p/>
          </draw:polygon>
          <draw:path draw:style-name="gr3" draw:text-style-name="P7" draw:layer="layout" svg:width="0.705cm" svg:height="1.392cm" svg:x="15.285cm" svg:y="8.61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5.226cm" svg:height="0.032cm" svg:x="15.973cm" svg:y="8.61cm" svg:viewBox="0 0 5227 33" draw:points="2614,33 0,33 0,0 5227,0 5227,33">
            <text:p/>
          </draw:polygon>
          <draw:path draw:style-name="gr3" draw:text-style-name="P7" draw:layer="layout" svg:width="0.309cm" svg:height="0.516cm" svg:x="16.012cm" svg:y="9.02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03cm" svg:height="0.928cm" svg:x="16.607cm" svg:y="8.877cm" svg:viewBox="0 0 204 929" svg:d="M204 920c0-2-2-3-3-7-37-37-90-100-122-227-17-70-24-149-24-222 0-204 47-346 142-446 7-7 7-9 7-11 0-7-7-7-10-7-11 0-53 46-64 58-79 93-130 232-130 406 0 110 19 266 121 396 9 9 59 69 73 69 3 0 10 0 10-9z">
            <text:p/>
          </draw:path>
          <draw:path draw:style-name="gr3" draw:text-style-name="P7" draw:layer="layout" svg:width="0.386cm" svg:height="0.351cm" svg:x="16.865cm" svg:y="9.19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7.319cm" svg:y="8.95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7.869cm" svg:y="9.32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8.61cm" svg:y="9.02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8.986cm" svg:y="9.19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9.622cm" svg:y="9.08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cm" svg:height="0.37cm" svg:x="20.477cm" svg:y="8.87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olygon draw:style-name="gr3" draw:text-style-name="P7" draw:layer="layout" svg:width="0.309cm" svg:height="0.032cm" svg:x="20.444cm" svg:y="9.326cm" svg:viewBox="0 0 310 33" draw:points="155,33 0,33 0,0 310,0 310,33">
            <text:p/>
          </draw:polygon>
          <draw:path draw:style-name="gr3" draw:text-style-name="P7" draw:layer="layout" svg:width="0.24cm" svg:height="0.36cm" svg:x="20.477cm" svg:y="9.44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20.878cm" svg:y="8.877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369cm" svg:height="0.546cm" svg:x="21.581cm" svg:y="8.127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7" draw:layer="layout" svg:width="0.386cm" svg:height="0.351cm" svg:x="21.975cm" svg:y="8.3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263" draw:id="id263">
          <svg:title>TexMaths</svg:title>
          <svg:desc>22§display§= \int \frac{ 1 }{ \sqrt{2} \sqrt{   x^2 - 2(x) \frac{3}{2} + \frac{9}{4} + \frac{5}{2} - \frac{9}{4}  } }\ dx§svg§600§FALSE§</svg:desc>
          <draw:polygon draw:style-name="gr2" draw:text-style-name="P6" draw:layer="layout" svg:width="12.672cm" svg:height="2.313cm" svg:x="5.126cm" svg:y="10.055cm" svg:viewBox="0 0 12673 2314" draw:points="6336,2314 0,2314 0,0 12673,0 12673,2314">
            <text:p/>
          </draw:polygon>
          <draw:path draw:style-name="gr3" draw:text-style-name="P7" draw:layer="layout" svg:width="0.515cm" svg:height="0.182cm" svg:x="5.131cm" svg:y="10.7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5.946cm" svg:y="10.016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1.662cm" svg:y="10.0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9.779cm" svg:height="0.032cm" svg:x="6.898cm" svg:y="10.859cm" svg:viewBox="0 0 9780 33" draw:points="4889,33 0,33 0,0 9780,0 9780,33">
            <text:p/>
          </draw:polygon>
          <draw:path draw:style-name="gr3" draw:text-style-name="P7" draw:layer="layout" svg:width="0.604cm" svg:height="0.773cm" svg:x="6.955cm" svg:y="11.267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7.542cm" svg:y="11.267cm" svg:viewBox="0 0 389 33" draw:points="194,33 0,33 0,0 389,0 389,33">
            <text:p/>
          </draw:polygon>
          <draw:path draw:style-name="gr3" draw:text-style-name="P7" draw:layer="layout" svg:width="0.309cm" svg:height="0.516cm" svg:x="7.581cm" svg:y="11.424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705cm" svg:height="1.392cm" svg:x="8.014cm" svg:y="11.014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7.975cm" svg:height="0.032cm" svg:x="8.702cm" svg:y="11.014cm" svg:viewBox="0 0 7976 33" draw:points="3988,33 0,33 0,0 7976,0 7976,33">
            <text:p/>
          </draw:polygon>
          <draw:path draw:style-name="gr3" draw:text-style-name="P7" draw:layer="layout" svg:width="0.386cm" svg:height="0.351cm" svg:x="8.725cm" svg:y="11.5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9.179cm" svg:y="11.35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726cm" svg:y="11.7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474cm" svg:y="11.424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0.899cm" svg:y="11.358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1.145cm" svg:y="11.59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1.61cm" svg:y="11.35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9cm" svg:height="0.37cm" svg:x="11.988cm" svg:y="11.274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0.309cm" svg:height="0.032cm" svg:x="11.958cm" svg:y="11.73cm" svg:viewBox="0 0 310 33" draw:points="155,33 0,33 0,0 310,0 310,33">
            <text:p/>
          </draw:polygon>
          <draw:path draw:style-name="gr3" draw:text-style-name="P7" draw:layer="layout" svg:width="0.24cm" svg:height="0.36cm" svg:x="11.993cm" svg:y="11.84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2.574cm" svg:y="11.48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9cm" svg:height="0.37cm" svg:x="13.426cm" svg:y="11.274cm" svg:viewBox="0 0 250 371" svg:d="M199 199c0 135-67 155-100 155-13 0-41 0-57-18 23-2 25-19 25-25 0-14-9-26-25-26-17 0-26 11-26 26 0 37 30 60 83 60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0.309cm" svg:height="0.032cm" svg:x="13.398cm" svg:y="11.73cm" svg:viewBox="0 0 310 33" draw:points="155,33 0,33 0,0 310,0 310,33">
            <text:p/>
          </draw:polygon>
          <draw:path draw:style-name="gr3" draw:text-style-name="P7" draw:layer="layout" svg:width="0.267cm" svg:height="0.365cm" svg:x="13.419cm" svg:y="11.839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515cm" svg:height="0.516cm" svg:x="14.014cm" svg:y="11.48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cm" svg:height="0.37cm" svg:x="14.871cm" svg:y="11.274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olygon draw:style-name="gr3" draw:text-style-name="P7" draw:layer="layout" svg:width="0.309cm" svg:height="0.032cm" svg:x="14.836cm" svg:y="11.73cm" svg:viewBox="0 0 310 33" draw:points="155,33 0,33 0,0 310,0 310,33">
            <text:p/>
          </draw:polygon>
          <draw:path draw:style-name="gr3" draw:text-style-name="P7" draw:layer="layout" svg:width="0.24cm" svg:height="0.36cm" svg:x="14.871cm" svg:y="11.84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5.473cm" svg:y="11.73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6.303cm" svg:y="11.274cm" svg:viewBox="0 0 250 371" svg:d="M199 199c0 135-67 155-100 155-13 0-41 0-57-18 23-2 25-19 25-25 0-14-9-26-25-26-17 0-26 11-26 26 0 37 30 60 83 60 79 0 151-72 151-188 0-135-60-183-123-183-18 0-55 4-87 33-19 18-40 39-40 88 0 69 55 120 120 120 42 0 67-28 79-53zM121 227c-21 0-40-7-56-33-12-20-12-43-12-73 0-31 0-52 16-75 12-20 30-30 58-30s45 17 54 32c14 22 16 59 16 79 0 70-40 100-76 100z">
            <text:p/>
          </draw:path>
          <draw:polygon draw:style-name="gr3" draw:text-style-name="P7" draw:layer="layout" svg:width="0.309cm" svg:height="0.032cm" svg:x="16.275cm" svg:y="11.73cm" svg:viewBox="0 0 310 33" draw:points="155,33 0,33 0,0 310,0 310,33">
            <text:p/>
          </draw:polygon>
          <draw:path draw:style-name="gr3" draw:text-style-name="P7" draw:layer="layout" svg:width="0.267cm" svg:height="0.365cm" svg:x="16.296cm" svg:y="11.839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369cm" svg:height="0.546cm" svg:x="17.057cm" svg:y="10.531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17.451cm" svg:y="10.7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draw:g xml:id="id264" draw:id="id264">
          <svg:title>TexMaths</svg:title>
          <svg:desc>18§display§\left[  \text {Part of Denominator is expressed in}§svg§600§FALSE§</svg:desc>
          <draw:polygon draw:style-name="gr2" draw:text-style-name="P6" draw:layer="layout" svg:width="10.079cm" svg:height="0.57cm" svg:x="17.137cm" svg:y="11.949cm" svg:viewBox="0 0 10080 571" draw:points="5040,571 0,571 0,0 10080,0 10080,571">
            <text:p/>
          </draw:polygon>
          <draw:polygon draw:style-name="gr3" draw:text-style-name="P7" draw:layer="layout" svg:width="0.087cm" svg:height="0.633cm" svg:x="17.18cm" svg:y="11.917cm" svg:viewBox="0 0 88 634" draw:points="88,634 88,610 26,610 26,26 88,26 88,0 0,0 0,634">
            <text:p/>
          </draw:polygon>
          <draw:path draw:style-name="gr3" draw:text-style-name="P7" draw:layer="layout" svg:width="0.373cm" svg:height="0.433cm" svg:x="17.303cm" svg:y="11.959cm" svg:viewBox="0 0 374 434" svg:d="M122 233h107c76 0 145-51 145-115 0-62-63-118-149-118h-225v20h16c49 0 49 7 49 29v336c0 23 0 29-49 29h-16v20c22-2 69-2 94-2 24 0 72 0 93 2v-20h-14c-49 0-51-6-51-29zM120 216v-171c0-21 1-25 31-25h56c101 0 101 66 101 98 0 30 0 98-101 98z">
            <text:p/>
          </draw:path>
          <draw:path draw:style-name="gr3" draw:text-style-name="P7" draw:layer="layout" svg:width="0.286cm" svg:height="0.292cm" svg:x="17.72cm" svg:y="12.109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18.028cm" svg:y="12.1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8.27cm" svg:y="12.00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18.733cm" svg:y="12.109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5cm" svg:height="0.447cm" svg:x="19.052cm" svg:y="11.946cm" svg:viewBox="0 0 206 448" svg:d="M91 174v-73c0-56 30-87 59-87 1 0 10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425cm" svg:height="0.433cm" svg:x="19.458cm" svg:y="11.959cm" svg:viewBox="0 0 426 434" svg:d="M0 0v20h16c49 0 49 7 49 29v336c0 23 0 29-49 29h-16v20h232c106 0 194-94 194-214 0-121-85-220-194-220zM151 414c-30 0-31-5-31-25v-344c0-21 1-25 31-25h64c38 0 83 13 115 59 27 38 33 92 33 141 0 71-12 109-35 140-13 18-49 54-113 54z">
            <text:p/>
          </draw:path>
          <draw:path draw:style-name="gr3" draw:text-style-name="P7" draw:layer="layout" svg:width="0.245cm" svg:height="0.292cm" svg:x="19.936cm" svg:y="12.1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20.22cm" svg:y="12.1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20.569cm" svg:y="12.109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20.888cm" svg:y="12.112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21.415cm" svg:y="11.9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1.591cm" svg:y="12.1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21.948cm" svg:y="12.109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98cm" svg:height="0.397cm" svg:x="22.251cm" svg:y="12.002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22.503cm" svg:y="12.109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22.818cm" svg:y="12.1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23.28cm" svg:y="11.9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23.456cm" svg:y="12.1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3.914cm" svg:y="12.1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24.185cm" svg:y="12.119cm" svg:viewBox="0 0 320 274" svg:d="M174 125c20-24 43-56 59-72 20-23 46-33 75-33v-20c-16 1-34 1-52 1s-52-1-60-1v20c13 2 19 9 19 19s-8 19-11 23l-38 49-51-63c-6-8-6-9-6-12 0-10 11-16 23-16v-20c-17 0-59 1-69 1-13 0-43 0-60-1v20c45 0 46 0 75 39l63 82-59 75c-32 38-69 39-82 39v19c16-2 36-2 53-2 18 0 45 2 61 2v-19c-15-3-19-10-19-20 0-15 19-35 56-81l49 64c6 7 13 17 13 21 0 6-6 15-23 16v19c20 0 55-2 69-2 17 0 42 0 61 2v-19c-33 0-45-1-59-20z">
            <text:p/>
          </draw:path>
          <draw:path draw:style-name="gr3" draw:text-style-name="P7" draw:layer="layout" svg:width="0.313cm" svg:height="0.402cm" svg:x="24.529cm" svg:y="12.112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24.88cm" svg:y="12.1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5.128cm" svg:y="12.1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25.412cm" svg:y="12.1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25.662cm" svg:y="12.1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5.908cm" svg:y="12.1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26.193cm" svg:y="11.953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136cm" svg:height="0.424cm" svg:x="26.755cm" svg:y="11.9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6.929cm" svg:y="12.1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</draw:g>
        <draw:g xml:id="id265" draw:id="id265">
          <svg:title>TexMaths</svg:title>
          <svg:desc>18§display§\left  \text {the form of } a^2 - 2ab + b^2 = (a - b)^2 \right]§svg§600§FALSE§</svg:desc>
          <draw:polygon draw:style-name="gr2" draw:text-style-name="P6" draw:layer="layout" svg:width="10.018cm" svg:height="0.714cm" svg:x="17.259cm" svg:y="12.649cm" svg:viewBox="0 0 10019 715" draw:points="5010,715 0,715 0,0 10019,0 10019,715">
            <text:p/>
          </draw:polygon>
          <draw:path draw:style-name="gr3" draw:text-style-name="P7" draw:layer="layout" svg:width="0.199cm" svg:height="0.397cm" svg:x="17.239cm" svg:y="12.783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7.494cm" svg:y="12.734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1cm" svg:x="17.842cm" svg:y="12.889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205cm" svg:height="0.447cm" svg:x="18.338cm" svg:y="12.726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81cm" svg:height="0.291cm" svg:x="18.528cm" svg:y="12.889cm" svg:viewBox="0 0 282 292" svg:d="M282 148c0-80-65-148-141-148-79 0-141 69-141 148 0 83 66 144 141 144 76 0 141-63 141-144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18.845cm" svg:y="12.89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494cm" svg:height="0.28cm" svg:x="19.095cm" svg:y="12.892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1cm" svg:height="0.291cm" svg:x="19.829cm" svg:y="12.889cm" svg:viewBox="0 0 282 292" svg:d="M282 148c0-80-65-148-141-148-79 0-141 69-141 148 0 83 66 144 141 144 76 0 141-63 141-144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20.149cm" svg:y="12.726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9cm" svg:height="0.287cm" svg:x="20.558cm" svg:y="12.892cm" svg:viewBox="0 0 291 288" svg:d="M212 40c-12-23-31-40-59-40-74 0-153 94-153 186 0 60 35 102 85 102 13 0 45-3 82-47 6 26 27 47 58 47 23 0 37-14 47-34 10-23 19-62 19-64 0-6-6-6-7-6-6 0-8 2-9 12-11 40-23 78-49 78-17 0-19-16-19-29 0-14 2-19 9-48 7-26 7-33 13-56l23-89c4-19 4-19 4-22 0-11-7-17-17-17-16 0-26 14-27 27zM170 206c-3 12-3 12-12 23-28 35-54 45-72 45-31 0-41-35-41-59 0-32 20-111 36-140 18-38 47-61 73-61 42 0 50 52 50 57 0 2-1 7-2 10z">
            <text:p/>
          </draw:path>
          <draw:path draw:style-name="gr3" draw:text-style-name="P7" draw:layer="layout" svg:width="0.196cm" svg:height="0.294cm" svg:x="20.895cm" svg:y="12.6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386cm" svg:height="0.026cm" svg:x="21.344cm" svg:y="13.002cm" svg:viewBox="0 0 387 27" svg:d="M366 27c10 0 21 0 21-14 0-13-11-13-21-13h-344c-10 0-22 0-22 13 0 14 12 14 22 14z">
            <text:p/>
          </draw:path>
          <draw:path draw:style-name="gr3" draw:text-style-name="P7" draw:layer="layout" svg:width="0.252cm" svg:height="0.423cm" svg:x="21.956cm" svg:y="12.751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3" draw:text-style-name="P7" draw:layer="layout" svg:width="0.29cm" svg:height="0.287cm" svg:x="22.266cm" svg:y="12.892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234cm" svg:height="0.447cm" svg:x="22.604cm" svg:y="12.734cm" svg:viewBox="0 0 235 448" svg:d="M122 7c0-1 0-7-8-7-15 0-61 6-78 6-4 1-12 1-12 13 0 8 6 8 15 8 32 0 33 5 33 10s-6 26-10 39l-52 208c-7 32-10 42-10 65 0 59 33 99 81 99 75 0 154-95 154-186 0-59-35-102-85-102-29 0-56 19-75 39zM62 246c4-13 4-14 10-21 32-42 60-51 76-51 23 0 41 19 41 59 0 38-22 111-33 136-21 42-51 65-75 65-22 0-42-18-42-64 0-13 0-24 10-65z">
            <text:p/>
          </draw:path>
          <draw:path draw:style-name="gr3" draw:text-style-name="P7" draw:layer="layout" svg:width="0.421cm" svg:height="0.423cm" svg:x="23.022cm" svg:y="12.803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3.65cm" svg:y="12.734cm" svg:viewBox="0 0 235 448" svg:d="M122 7c0-1 0-7-8-7-15 0-61 6-78 6-4 1-12 1-12 13 0 8 6 8 15 8 32 0 32 5 32 10s-5 26-9 39l-52 208c-7 32-10 42-10 65 0 59 33 99 81 99 75 0 154-95 154-186 0-59-35-102-85-102-29 0-56 19-75 39zM62 246c4-13 4-14 10-21 32-42 59-51 76-51 23 0 41 19 41 59 0 38-22 111-33 136-21 42-51 65-75 65-22 0-44-18-44-64 0-13 0-24 12-65z">
            <text:p/>
          </draw:path>
          <draw:path draw:style-name="gr3" draw:text-style-name="P7" draw:layer="layout" svg:width="0.196cm" svg:height="0.294cm" svg:x="23.919cm" svg:y="12.6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149cm" svg:x="24.385cm" svg:y="12.94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7cm" svg:height="0.633cm" svg:x="25.081cm" svg:y="12.698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29cm" svg:height="0.287cm" svg:x="25.29cm" svg:y="12.892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386cm" svg:height="0.026cm" svg:x="25.792cm" svg:y="13.002cm" svg:viewBox="0 0 387 27" svg:d="M366 27c10 0 21 0 21-14 0-13-11-13-21-13h-344c-10 0-22 0-22 13 0 14 12 14 22 14z">
            <text:p/>
          </draw:path>
          <draw:path draw:style-name="gr3" draw:text-style-name="P7" draw:layer="layout" svg:width="0.234cm" svg:height="0.447cm" svg:x="26.401cm" svg:y="12.734cm" svg:viewBox="0 0 235 448" svg:d="M122 7c0-1 0-7-8-7-15 0-61 6-78 6-4 1-12 1-12 13 0 8 6 8 15 8 32 0 33 5 33 10s-6 26-10 39l-52 208c-7 32-10 42-10 65 0 59 33 99 81 99 75 0 154-95 154-186 0-59-35-102-85-102-29 0-56 19-75 39zM62 246c4-13 4-14 10-21 32-42 59-51 76-51 23 0 41 19 41 59 0 38-22 111-33 136-21 42-51 65-75 65-22 0-42-18-42-64 0-13 0-24 10-65z">
            <text:p/>
          </draw:path>
          <draw:path draw:style-name="gr3" draw:text-style-name="P7" draw:layer="layout" svg:width="0.147cm" svg:height="0.633cm" svg:x="26.679cm" svg:y="12.698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196cm" svg:height="0.294cm" svg:x="26.917cm" svg:y="12.6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olygon draw:style-name="gr3" draw:text-style-name="P7" draw:layer="layout" svg:width="0.121cm" svg:height="0.76cm" svg:x="27.188cm" svg:y="12.634cm" svg:viewBox="0 0 122 761" draw:points="122,761 122,0 0,0 0,26 98,26 98,735 0,735 0,761">
            <text:p/>
          </draw:polygon>
        </draw:g>
        <draw:g xml:id="id266" draw:id="id266">
          <svg:title>TexMaths</svg:title>
          <svg:desc>22§display§= \frac{1}{\sqrt{2}} \int \frac{ 1 }{  \sqrt{   \left( x - \frac{3}{2} \right)^2 - \frac{10 - 9}{4}  } }\ dx§svg§600§FALSE§</svg:desc>
          <draw:polygon draw:style-name="gr2" draw:text-style-name="P6" draw:layer="layout" svg:width="10.489cm" svg:height="2.313cm" svg:x="5.128cm" svg:y="12.653cm" svg:viewBox="0 0 10490 2314" draw:points="5245,2314 0,2314 0,0 10490,0 10490,2314">
            <text:p/>
          </draw:polygon>
          <draw:path draw:style-name="gr3" draw:text-style-name="P7" draw:layer="layout" svg:width="0.515cm" svg:height="0.182cm" svg:x="5.133cm" svg:y="13.3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39cm" svg:y="12.62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5.997cm" svg:y="13.457cm" svg:viewBox="0 0 1033 33" draw:points="516,33 0,33 0,0 1033,0 1033,33">
            <text:p/>
          </draw:polygon>
          <draw:path draw:style-name="gr3" draw:text-style-name="P7" draw:layer="layout" svg:width="0.604cm" svg:height="0.773cm" svg:x="6.056cm" svg:y="13.612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6.643cm" svg:y="13.612cm" svg:viewBox="0 0 389 33" draw:points="194,33 0,33 0,0 389,0 389,33">
            <text:p/>
          </draw:polygon>
          <draw:path draw:style-name="gr3" draw:text-style-name="P7" draw:layer="layout" svg:width="0.309cm" svg:height="0.516cm" svg:x="6.682cm" svg:y="13.76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687cm" svg:height="1.718cm" svg:x="7.295cm" svg:y="12.614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1.246cm" svg:y="12.62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6.249cm" svg:height="0.032cm" svg:x="8.245cm" svg:y="13.457cm" svg:viewBox="0 0 6250 33" draw:points="3126,33 0,33 0,0 6250,0 6250,33">
            <text:p/>
          </draw:polygon>
          <draw:path draw:style-name="gr3" draw:text-style-name="P7" draw:layer="layout" svg:width="0.705cm" svg:height="1.392cm" svg:x="8.331cm" svg:y="13.612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5.476cm" svg:height="0.032cm" svg:x="9.02cm" svg:y="13.612cm" svg:viewBox="0 0 5477 33" draw:points="2739,33 0,33 0,0 5477,0 5477,33">
            <text:p/>
          </draw:polygon>
          <draw:path draw:style-name="gr3" draw:text-style-name="P7" draw:layer="layout" svg:width="0.203cm" svg:height="0.928cm" svg:x="9.138cm" svg:y="13.958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386cm" svg:height="0.351cm" svg:x="9.396cm" svg:y="14.27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0.051cm" svg:y="14.405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0.882cm" svg:y="13.951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0.309cm" svg:height="0.032cm" svg:x="10.854cm" svg:y="14.405cm" svg:viewBox="0 0 310 33" draw:points="155,33 0,33 0,0 310,0 310,33">
            <text:p/>
          </draw:polygon>
          <draw:path draw:style-name="gr3" draw:text-style-name="P7" draw:layer="layout" svg:width="0.24cm" svg:height="0.36cm" svg:x="10.887cm" svg:y="14.52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1.288cm" svg:y="13.958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24cm" svg:height="0.36cm" svg:x="11.642cm" svg:y="13.78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191cm" svg:y="14.405cm" svg:viewBox="0 0 473 33" svg:d="M447 33c12 0 26 0 26-17 0-16-14-16-26-16h-421c-12 0-26 0-26 16 0 17 14 17 26 17z">
            <text:p/>
          </draw:path>
          <draw:path draw:style-name="gr3" draw:text-style-name="P7" draw:layer="layout" svg:width="0.198cm" svg:height="0.36cm" svg:x="13.052cm" svg:y="13.95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52cm" svg:height="0.37cm" svg:x="13.33cm" svg:y="13.951cm" svg:viewBox="0 0 253 371" svg:d="M253 188c0-60-7-104-33-140-16-27-49-48-93-48-127 0-127 148-127 188 0 39 0 183 127 183 126 0 126-144 126-183zM127 357c-25 0-58-16-69-60-9-31-9-77-9-116 0-40 0-81 9-111 11-44 46-54 69-54 30 0 58 17 67 49 8 28 8 69 8 116 0 39 0 79-5 115-12 49-49 61-70 61z">
            <text:p/>
          </draw:path>
          <draw:path draw:style-name="gr3" draw:text-style-name="P7" draw:layer="layout" svg:width="0.367cm" svg:height="0.027cm" svg:x="13.668cm" svg:y="14.16cm" svg:viewBox="0 0 368 28" svg:d="M347 28c7 0 21 0 21-14s-12-14-21-14h-326c-9 0-21 0-21 14s12 14 21 14z">
            <text:p/>
          </draw:path>
          <draw:path draw:style-name="gr3" draw:text-style-name="P7" draw:layer="layout" svg:width="0.249cm" svg:height="0.37cm" svg:x="14.122cm" svg:y="13.951cm" svg:viewBox="0 0 250 371" svg:d="M199 199c0 135-67 155-100 155-13 0-41 0-57-18 23-2 25-19 25-25 0-14-9-26-25-26-17 0-26 11-26 26 0 37 30 60 83 60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1.409cm" svg:height="0.032cm" svg:x="12.994cm" svg:y="14.405cm" svg:viewBox="0 0 1410 33" draw:points="704,33 0,33 0,0 1410,0 1410,33">
            <text:p/>
          </draw:polygon>
          <draw:path draw:style-name="gr3" draw:text-style-name="P7" draw:layer="layout" svg:width="0.267cm" svg:height="0.365cm" svg:x="13.564cm" svg:y="14.516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369cm" svg:height="0.546cm" svg:x="14.876cm" svg:y="13.129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7" draw:layer="layout" svg:width="0.386cm" svg:height="0.351cm" svg:x="15.27cm" svg:y="13.32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2" smil:attributeName="visibility" smil:to="visible"/>
                  <anim:animate smil:dur="0.5s" smil:fill="hold" smil:targetElement="id252" smil:attributeName="x" smil:values="x;x" smil:keyTimes="0;1"/>
                  <anim:animate smil:dur="0.5s" smil:fill="hold" smil:targetElement="id25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3" smil:attributeName="visibility" smil:to="visible"/>
                  <anim:animate smil:dur="0.5s" smil:fill="hold" smil:targetElement="id253" smil:attributeName="x" smil:values="x;x" smil:keyTimes="0;1"/>
                  <anim:animate smil:dur="0.5s" smil:fill="hold" smil:targetElement="id2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4" smil:attributeName="visibility" smil:to="visible"/>
                  <anim:animate smil:dur="0.5s" smil:fill="hold" smil:targetElement="id254" smil:attributeName="x" smil:values="x;x" smil:keyTimes="0;1"/>
                  <anim:animate smil:dur="0.5s" smil:fill="hold" smil:targetElement="id2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5" smil:attributeName="visibility" smil:to="visible"/>
                  <anim:animate smil:dur="0.5s" smil:fill="hold" smil:targetElement="id255" smil:attributeName="x" smil:values="x;x" smil:keyTimes="0;1"/>
                  <anim:animate smil:dur="0.5s" smil:fill="hold" smil:targetElement="id25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6" smil:attributeName="visibility" smil:to="visible"/>
                  <anim:animate smil:dur="0.5s" smil:fill="hold" smil:targetElement="id256" smil:attributeName="x" smil:values="x;x" smil:keyTimes="0;1"/>
                  <anim:animate smil:dur="0.5s" smil:fill="hold" smil:targetElement="id2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7" smil:attributeName="visibility" smil:to="visible"/>
                  <anim:animate smil:dur="0.5s" smil:fill="hold" smil:targetElement="id257" smil:attributeName="x" smil:values="x;x" smil:keyTimes="0;1"/>
                  <anim:animate smil:dur="0.5s" smil:fill="hold" smil:targetElement="id2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8" smil:attributeName="visibility" smil:to="visible"/>
                  <anim:animate smil:dur="0.5s" smil:fill="hold" smil:targetElement="id258" smil:attributeName="width" smil:values="width*0.05;width" smil:keyTimes="0;1"/>
                  <anim:animate smil:dur="0.5s" smil:fill="hold" smil:targetElement="id258" smil:attributeName="height" smil:values="height;height" smil:keyTimes="0;1"/>
                  <anim:animate smil:dur="0.5s" smil:fill="hold" smil:targetElement="id258" smil:attributeName="x" smil:values="x-.2;x" smil:keyTimes="0;1"/>
                  <anim:animate smil:dur="0.5s" smil:fill="hold" smil:targetElement="id258" smil:attributeName="y" smil:values="y;y" smil:keyTimes="0;1"/>
                  <anim:transitionFilter smil:dur="0.5s" smil:targetElement="id25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59" smil:attributeName="visibility" smil:to="visible"/>
                  <anim:animate smil:dur="0.5s" smil:fill="hold" smil:targetElement="id259" smil:attributeName="width" smil:values="width*0.05;width" smil:keyTimes="0;1"/>
                  <anim:animate smil:dur="0.5s" smil:fill="hold" smil:targetElement="id259" smil:attributeName="height" smil:values="height;height" smil:keyTimes="0;1"/>
                  <anim:animate smil:dur="0.5s" smil:fill="hold" smil:targetElement="id259" smil:attributeName="x" smil:values="x-.2;x" smil:keyTimes="0;1"/>
                  <anim:animate smil:dur="0.5s" smil:fill="hold" smil:targetElement="id259" smil:attributeName="y" smil:values="y;y" smil:keyTimes="0;1"/>
                  <anim:transitionFilter smil:dur="0.5s" smil:targetElement="id25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0" smil:attributeName="visibility" smil:to="visible"/>
                  <anim:animate smil:dur="0.5s" smil:fill="hold" smil:targetElement="id260" smil:attributeName="width" smil:values="width*0.05;width" smil:keyTimes="0;1"/>
                  <anim:animate smil:dur="0.5s" smil:fill="hold" smil:targetElement="id260" smil:attributeName="height" smil:values="height;height" smil:keyTimes="0;1"/>
                  <anim:animate smil:dur="0.5s" smil:fill="hold" smil:targetElement="id260" smil:attributeName="x" smil:values="x-.2;x" smil:keyTimes="0;1"/>
                  <anim:animate smil:dur="0.5s" smil:fill="hold" smil:targetElement="id260" smil:attributeName="y" smil:values="y;y" smil:keyTimes="0;1"/>
                  <anim:transitionFilter smil:dur="0.5s" smil:targetElement="id260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1" smil:attributeName="visibility" smil:to="visible"/>
                  <anim:animate smil:dur="0.5s" smil:fill="hold" smil:targetElement="id261" smil:attributeName="x" smil:values="x;x" smil:keyTimes="0;1"/>
                  <anim:animate smil:dur="0.5s" smil:fill="hold" smil:targetElement="id2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2" smil:attributeName="visibility" smil:to="visible"/>
                  <anim:animate smil:dur="0.5s" smil:fill="hold" smil:targetElement="id262" smil:attributeName="x" smil:values="x;x" smil:keyTimes="0;1"/>
                  <anim:animate smil:dur="0.5s" smil:fill="hold" smil:targetElement="id2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3" smil:attributeName="visibility" smil:to="visible"/>
                  <anim:animate smil:dur="0.5s" smil:fill="hold" smil:targetElement="id263" smil:attributeName="x" smil:values="x;x" smil:keyTimes="0;1"/>
                  <anim:animate smil:dur="0.5s" smil:fill="hold" smil:targetElement="id2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64" smil:attributeName="visibility" smil:to="visible"/>
                  <anim:animate smil:dur="5s" smil:fill="hold" smil:targetElement="id264" smil:attributeName="x" smil:values="1+width/2;x" smil:keyTimes="0;1"/>
                  <anim:animate smil:dur="5s" smil:fill="hold" smil:targetElement="id264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65" smil:attributeName="visibility" smil:to="visible"/>
                  <anim:animate smil:dur="5s" smil:fill="hold" smil:targetElement="id265" smil:attributeName="x" smil:values="1+width/2;x" smil:keyTimes="0;1"/>
                  <anim:animate smil:dur="5s" smil:fill="hold" smil:targetElement="id26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6" smil:attributeName="visibility" smil:to="visible"/>
                  <anim:animate smil:dur="0.5s" smil:fill="hold" smil:targetElement="id266" smil:attributeName="x" smil:values="x;x" smil:keyTimes="0;1"/>
                  <anim:animate smil:dur="0.5s" smil:fill="hold" smil:targetElement="id26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>
        <draw:frame presentation:style-name="pr9" draw:text-style-name="P11" draw:layer="layout" svg:width="26.4cm" svg:height="14.3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73" draw:id="id273">
          <svg:title>TexMaths</svg:title>
          <svg:desc>26§display§\text {(10)}§svg§600§FALSE§</svg:desc>
          <draw:polygon draw:style-name="gr2" draw:text-style-name="P6" draw:layer="layout" svg:width="1.443cm" svg:height="0.823cm" svg:x="1.219cm" svg:y="9.552cm" svg:viewBox="0 0 1444 824" draw:points="722,824 0,824 0,0 1444,0 1444,824">
            <text:p/>
          </draw:polygon>
          <draw:path draw:style-name="gr3" draw:text-style-name="P7" draw:layer="layout" svg:width="0.213cm" svg:height="0.914cm" svg:x="1.263cm" svg:y="9.506cm" svg:viewBox="0 0 214 915" svg:d="M214 907c0-2 0-4-16-21-115-114-144-287-144-428 0-159 35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03cm" svg:height="0.61cm" svg:x="1.61cm" svg:y="9.583cm" svg:viewBox="0 0 304 611" svg:d="M189 23c0-21 0-23-20-23-59 58-140 58-169 58v29c19 0 73 0 121-25v477c0 33-2 43-86 43h-29v29c31-4 113-4 148-4 37 0 117 0 150 4v-29h-29c-84 0-86-10-86-43z">
            <text:p/>
          </draw:path>
          <draw:path draw:style-name="gr3" draw:text-style-name="P7" draw:layer="layout" svg:width="0.386cm" svg:height="0.629cm" svg:x="2.022cm" svg:y="9.583cm" svg:viewBox="0 0 387 630" svg:d="M387 318c0-75-4-147-37-216-42-87-117-102-156-102-55 0-123 23-161 108-29 65-33 135-33 210 0 69 4 150 42 221 39 72 106 91 152 91 49 0 118-19 160-106 29-62 33-135 33-206zM194 611c-36 0-92-22-107-112-10-54-10-139-10-193 0-59 0-119 6-169 19-108 88-116 111-116 29 0 89 16 108 106 8 52 8 120 8 179 0 68 0 131-10 189-13 87-65 116-106 116z">
            <text:p/>
          </draw:path>
          <draw:path draw:style-name="gr3" draw:text-style-name="P7" draw:layer="layout" svg:width="0.213cm" svg:height="0.914cm" svg:x="2.495cm" svg:y="9.50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74" draw:id="id274">
          <svg:title>TexMaths</svg:title>
          <svg:desc>24§display§\text {Let,}§svg§600§FALSE§</svg:desc>
          <draw:polygon draw:style-name="gr2" draw:text-style-name="P6" draw:layer="layout" svg:width="1.318cm" svg:height="0.655cm" svg:x="2.936cm" svg:y="9.646cm" svg:viewBox="0 0 1319 656" draw:points="659,656 0,656 0,0 1319,0 1319,656">
            <text:p/>
          </draw:polygon>
          <draw:path draw:style-name="gr3" draw:text-style-name="P7" draw:layer="layout" svg:width="0.464cm" svg:height="0.577cm" svg:x="2.921cm" svg:y="9.604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445cm" svg:y="9.802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812cm" svg:y="9.662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196cm" svg:y="10.0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75" draw:id="id275">
          <svg:title>TexMaths</svg:title>
          <svg:desc>24§display§\text {I}§svg§600§FALSE§</svg:desc>
          <draw:polygon draw:style-name="gr2" draw:text-style-name="P6" draw:layer="layout" svg:width="0.197cm" svg:height="0.493cm" svg:x="4.742cm" svg:y="9.646cm" svg:viewBox="0 0 198 494" draw:points="100,494 0,494 0,0 198,0 198,494">
            <text:p/>
          </draw:polygon>
          <draw:path draw:style-name="gr3" draw:text-style-name="P7" draw:layer="layout" svg:width="0.258cm" svg:height="0.577cm" svg:x="4.723cm" svg:y="9.6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76" draw:id="id276">
          <svg:title>TexMaths</svg:title>
          <svg:desc>22§display§= \int \frac{ 1 }{ \sqrt{x^2 - 10x + 9 } }\ dx§svg§600§FALSE§</svg:desc>
          <draw:polygon draw:style-name="gr2" draw:text-style-name="P6" draw:layer="layout" svg:width="7.82cm" svg:height="1.695cm" svg:x="5.328cm" svg:y="9.056cm" svg:viewBox="0 0 7821 1696" draw:points="3911,1696 0,1696 0,0 7821,0 7821,1696">
            <text:p/>
          </draw:polygon>
          <draw:path draw:style-name="gr3" draw:text-style-name="P7" draw:layer="layout" svg:width="0.515cm" svg:height="0.182cm" svg:x="5.333cm" svg:y="9.7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148cm" svg:y="9.017cm" svg:viewBox="0 0 688 1720" svg:d="M37 1685c25 0 39-18 39-37 0-26-20-39-37-39-20 0-39 13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438cm" svg:y="9.0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26cm" svg:height="0.032cm" svg:x="7.101cm" svg:y="9.86cm" svg:viewBox="0 0 4927 33" draw:points="2464,33 0,33 0,0 4927,0 4927,33">
            <text:p/>
          </draw:polygon>
          <draw:path draw:style-name="gr3" draw:text-style-name="P7" draw:layer="layout" svg:width="0.605cm" svg:height="0.774cm" svg:x="7.157cm" svg:y="10.015cm" svg:viewBox="0 0 606 775" svg:d="M245 694l-136-301c-5-13-10-13-12-13 0 0-5 0-13 6l-73 56c-11 7-11 10-11 12 0 4 2 9 7 9s19-11 26-18c6-3 18-12 25-17l153 334c6 13 11 13 18 13 10 0 12-4 19-14l352-729c6-13 6-14 6-16 0-9-8-16-16-16-7 0-13 4-18 16z">
            <text:p/>
          </draw:path>
          <draw:polygon draw:style-name="gr3" draw:text-style-name="P7" draw:layer="layout" svg:width="4.282cm" svg:height="0.032cm" svg:x="7.745cm" svg:y="10.015cm" svg:viewBox="0 0 4283 33" draw:points="2142,33 0,33 0,0 4283,0 4283,33">
            <text:p/>
          </draw:polygon>
          <draw:path draw:style-name="gr3" draw:text-style-name="P7" draw:layer="layout" svg:width="0.386cm" svg:height="0.351cm" svg:x="7.768cm" svg:y="10.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8.222cm" svg:y="10.10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769cm" svg:y="10.48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9.547cm" svg:y="10.17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9.896cm" svg:y="10.176cm" svg:viewBox="0 0 327 533" svg:d="M327 269c0-63-3-125-31-183-35-74-99-86-132-86-46 0-104 19-136 92-24 54-28 114-28 177 0 58 4 127 35 187 34 62 90 77 129 77 42 0 100-15 135-89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7" draw:layer="layout" svg:width="0.386cm" svg:height="0.351cm" svg:x="10.274cm" svg:y="10.35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515cm" svg:height="0.517cm" svg:x="10.91cm" svg:y="10.24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1.672cm" svg:y="10.176cm" svg:viewBox="0 0 322 533" svg:d="M253 269v25c0 183-81 218-126 218-14 0-55-1-76-28 33 0 41-23 41-35 0-25-20-37-37-37-13 0-36 7-36 39 0 51 43 82 108 82 100 0 195-105 195-271 0-209-90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9cm" svg:height="0.547cm" svg:x="12.407cm" svg:y="9.533cm" svg:viewBox="0 0 370 548" svg:d="M370 9c0-2 0-9-11-9-10 0-84 7-98 9-6 0-11 3-11 14 0 10 7 10 19 10 37 0 39 6 39 13l-2 16-47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2.802cm" svg:y="9.7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</draw:g>
        <draw:g xml:id="id267" draw:id="id267">
          <svg:title>TexMaths</svg:title>
          <svg:desc>24§display§\text {I}§svg§600§FALSE§</svg:desc>
          <draw:polygon draw:style-name="gr2" draw:text-style-name="P6" draw:layer="layout" svg:width="0.197cm" svg:height="0.493cm" svg:x="4.446cm" svg:y="1.246cm" svg:viewBox="0 0 198 494" draw:points="100,494 0,494 0,0 198,0 198,494">
            <text:p/>
          </draw:polygon>
          <draw:path draw:style-name="gr3" draw:text-style-name="P7" draw:layer="layout" svg:width="0.258cm" svg:height="0.577cm" svg:x="4.427cm" svg:y="1.2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68" draw:id="id268">
          <svg:title>TexMaths</svg:title>
          <svg:desc>24§display§= \frac{1}{\sqrt{2}} \int \frac{ 1 }{  \sqrt{   \left( x - \frac{3}{2} \right)^2 -  \left( \frac{1}{2} \right)^2  } }\ dx§svg§600§FALSE§</svg:desc>
          <draw:polygon draw:style-name="gr2" draw:text-style-name="P6" draw:layer="layout" svg:width="11.395cm" svg:height="2.524cm" svg:x="5.131cm" svg:y="0.659cm" svg:viewBox="0 0 11396 2525" draw:points="5697,2525 0,2525 0,0 11396,0 11396,2525">
            <text:p/>
          </draw:polygon>
          <draw:path draw:style-name="gr3" draw:text-style-name="P7" draw:layer="layout" svg:width="0.562cm" svg:height="0.199cm" svg:x="5.137cm" svg:y="1.45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6.508cm" svg:y="0.632cm" svg:viewBox="0 0 280 564" svg:d="M175 21c0-19 0-21-19-21-54 54-129 54-156 54v27c17 0 67 0 111-23v439c0 31-2 41-78 41h-27v26c29-3 103-3 136-3 35 0 108 0 138 3v-26h-27c-76 0-78-10-78-41z">
            <text:p/>
          </draw:path>
          <draw:polygon draw:style-name="gr3" draw:text-style-name="P7" draw:layer="layout" svg:width="1.126cm" svg:height="0.035cm" svg:x="6.08cm" svg:y="1.537cm" svg:viewBox="0 0 1127 36" draw:points="563,36 0,36 0,0 1127,0 1127,36">
            <text:p/>
          </draw:polygon>
          <draw:path draw:style-name="gr3" draw:text-style-name="P7" draw:layer="layout" svg:width="0.66cm" svg:height="0.844cm" svg:x="6.143cm" svg:y="1.706cm" svg:viewBox="0 0 661 845" svg:d="M267 756l-148-328c-6-13-11-13-13-13 0 0-6 0-14 5l-80 62c-12 8-12 11-12 13 0 4 2 10 8 10 5 0 21-12 28-19 6-4 20-14 27-19l167 364c6 14 12 14 20 14 11 0 13-4 21-16l384-794c6-14 6-16 6-18 0-9-8-17-18-17-7 0-13 4-19 17z">
            <text:p/>
          </draw:path>
          <draw:polygon draw:style-name="gr3" draw:text-style-name="P7" draw:layer="layout" svg:width="0.423cm" svg:height="0.035cm" svg:x="6.784cm" svg:y="1.706cm" svg:viewBox="0 0 424 36" draw:points="211,36 0,36 0,0 424,0 424,36">
            <text:p/>
          </draw:polygon>
          <draw:path draw:style-name="gr3" draw:text-style-name="P7" draw:layer="layout" svg:width="0.337cm" svg:height="0.563cm" svg:x="6.826cm" svg:y="1.876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7 74-8 8-64 8-81 8z">
            <text:p/>
          </draw:path>
          <draw:path draw:style-name="gr3" draw:text-style-name="P7" draw:layer="layout" svg:width="0.75cm" svg:height="1.875cm" svg:x="7.495cm" svg:y="0.617cm" svg:viewBox="0 0 751 1876" svg:d="M40 1837c27 0 43-19 43-40 0-29-22-42-41-42-21 0-42 13-42 42 0 44 42 79 94 79 129 0 177-198 236-442 66-267 121-537 167-808 31-179 62-348 91-457 9-42 38-150 73-150 24 0 46 16 49 19-28 2-42 20-42 41 0 29 21 42 41 42 21 0 42-13 42-42 0-46-46-79-92-79-66 0-112 92-160 265-2 8-117 432-209 985-23 128-48 270-75 388-15 61-54 220-123 220-31 0-50-21-52-21z">
            <text:p/>
          </draw:path>
          <draw:path draw:style-name="gr3" draw:text-style-name="P7" draw:layer="layout" svg:width="0.279cm" svg:height="0.563cm" svg:x="11.78cm" svg:y="0.632cm" svg:viewBox="0 0 280 564" svg:d="M175 21c0-19 0-21-21-21-52 54-127 54-154 54v27c17 0 67 0 111-23v439c0 31-2 41-78 41h-27v26c29-3 103-3 136-3 35 0 108 0 138 3v-26h-27c-76 0-78-10-78-41z">
            <text:p/>
          </draw:path>
          <draw:polygon draw:style-name="gr3" draw:text-style-name="P7" draw:layer="layout" svg:width="6.769cm" svg:height="0.035cm" svg:x="8.531cm" svg:y="1.537cm" svg:viewBox="0 0 6770 36" draw:points="3385,36 0,36 0,0 6770,0 6770,36">
            <text:p/>
          </draw:polygon>
          <draw:path draw:style-name="gr3" draw:text-style-name="P7" draw:layer="layout" svg:width="0.769cm" svg:height="1.519cm" svg:x="8.626cm" svg:y="1.706cm" svg:viewBox="0 0 770 1520" svg:d="M300 1394l-183-634-117 138 13 12 58-67 194 677c29 0 29 0 36-21l465-1464c4-14 4-18 4-18 0-9-8-17-17-17-14 0-16 12-20 21z">
            <text:p/>
          </draw:path>
          <draw:polygon draw:style-name="gr3" draw:text-style-name="P7" draw:layer="layout" svg:width="5.926cm" svg:height="0.035cm" svg:x="9.376cm" svg:y="1.706cm" svg:viewBox="0 0 5927 36" draw:points="2963,36 0,36 0,0 5927,0 5927,36">
            <text:p/>
          </draw:polygon>
          <draw:path draw:style-name="gr3" draw:text-style-name="P7" draw:layer="layout" svg:width="0.222cm" svg:height="1.013cm" svg:x="9.505cm" svg:y="2.084cm" svg:viewBox="0 0 223 1014" svg:d="M223 1004c0-2-2-4-4-8-40-40-98-109-133-247-19-77-26-163-26-242 0-223 51-378 155-488 8-7 8-9 8-11 0-8-8-8-12-8-11 0-57 50-69 63-86 102-142 256-142 444 0 119 21 290 132 432 10 9 64 75 79 75 4 0 12 0 12-10z">
            <text:p/>
          </draw:path>
          <draw:path draw:style-name="gr3" draw:text-style-name="P7" draw:layer="layout" svg:width="0.421cm" svg:height="0.383cm" svg:x="9.787cm" svg:y="2.42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7" draw:layer="layout" svg:width="0.516cm" svg:height="0.035cm" svg:x="10.502cm" svg:y="2.571cm" svg:viewBox="0 0 517 36" svg:d="M488 36c13 0 29 0 29-19 0-17-16-17-29-17h-459c-14 0-29 0-29 17 0 19 15 19 29 19z">
            <text:p/>
          </draw:path>
          <draw:path draw:style-name="gr3" draw:text-style-name="P7" draw:layer="layout" svg:width="0.272cm" svg:height="0.404cm" svg:x="11.408cm" svg:y="2.076cm" svg:viewBox="0 0 273 405" svg:d="M131 196c46 0 78 32 78 96 0 73-42 94-77 94-23 0-76-6-101-40 29-2 34-22 34-33 0-19-13-33-32-33-16 0-33 10-33 33 0 58 61 92 134 92 83 0 139-54 139-113 0-46-37-92-102-108 61-21 84-67 84-101 0-48-53-83-121-83-65 0-115 33-115 79 0 21 12 32 31 32 17 0 31-13 31-30 0-18-14-29-31-31 21-27 61-33 82-33 27 0 66 14 66 66 0 25-8 51-25 69-19 23-35 25-65 27-16 0-16 0-20 1 0 0-5 0-5 8s5 8 15 8z">
            <text:p/>
          </draw:path>
          <draw:polygon draw:style-name="gr3" draw:text-style-name="P7" draw:layer="layout" svg:width="0.337cm" svg:height="0.035cm" svg:x="11.377cm" svg:y="2.571cm" svg:viewBox="0 0 338 36" draw:points="169,36 0,36 0,0 338,0 338,36">
            <text:p/>
          </draw:polygon>
          <draw:path draw:style-name="gr3" draw:text-style-name="P7" draw:layer="layout" svg:width="0.262cm" svg:height="0.393cm" svg:x="11.414cm" svg:y="2.698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222cm" svg:height="1.013cm" svg:x="11.851cm" svg:y="2.084cm" svg:viewBox="0 0 223 1014" svg:d="M223 507c0-119-21-290-133-432-9-12-65-75-80-75-4 0-10 2-10 8 0 4 2 5 6 9 40 44 96 112 130 246 20 77 27 165 27 244 0 84-7 171-29 253-32 119-82 186-126 234-8 8-8 8-8 10 0 8 6 10 10 10 13 0 59-52 71-64 86-103 142-255 142-443z">
            <text:p/>
          </draw:path>
          <draw:path draw:style-name="gr3" draw:text-style-name="P7" draw:layer="layout" svg:width="0.262cm" svg:height="0.393cm" svg:x="12.237cm" svg:y="1.899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16cm" svg:height="0.035cm" svg:x="12.836cm" svg:y="2.571cm" svg:viewBox="0 0 517 36" svg:d="M488 36c13 0 29 0 29-19 0-17-16-17-29-17h-459c-14 0-29 0-29 17 0 19 15 19 29 19z">
            <text:p/>
          </draw:path>
          <draw:path draw:style-name="gr3" draw:text-style-name="P7" draw:layer="layout" svg:width="0.222cm" svg:height="1.013cm" svg:x="13.739cm" svg:y="2.084cm" svg:viewBox="0 0 223 1014" svg:d="M223 1004c0-2-2-4-4-8-40-40-98-109-133-247-19-77-26-163-26-242 0-223 51-378 155-488 8-7 8-9 8-11 0-8-8-8-12-8-11 0-57 50-69 63-86 102-142 256-142 444 0 119 21 290 132 432 10 9 64 75 79 75 4 0 12 0 12-10z">
            <text:p/>
          </draw:path>
          <draw:path draw:style-name="gr3" draw:text-style-name="P7" draw:layer="layout" svg:width="0.216cm" svg:height="0.393cm" svg:x="14.163cm" svg:y="2.076cm" svg:viewBox="0 0 217 394" svg:d="M134 17c0-17 0-17-17-17-38 36-92 38-117 38v22c13 0 54 0 86-18v304c0 19 0 26-59 26h-23v22c11 0 84-2 105-2 20 0 95 2 108 2v-22h-23c-60 0-60-7-60-26z">
            <text:p/>
          </draw:path>
          <draw:polygon draw:style-name="gr3" draw:text-style-name="P7" draw:layer="layout" svg:width="0.337cm" svg:height="0.035cm" svg:x="14.098cm" svg:y="2.571cm" svg:viewBox="0 0 338 36" draw:points="169,36 0,36 0,0 338,0 338,36">
            <text:p/>
          </draw:polygon>
          <draw:path draw:style-name="gr3" draw:text-style-name="P7" draw:layer="layout" svg:width="0.262cm" svg:height="0.393cm" svg:x="14.136cm" svg:y="2.698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222cm" svg:height="1.013cm" svg:x="14.572cm" svg:y="2.084cm" svg:viewBox="0 0 223 1014" svg:d="M223 507c0-119-21-290-133-432-9-12-65-75-80-75-4 0-10 2-10 8 0 4 2 5 6 9 40 44 96 112 130 246 20 77 27 165 27 244 0 84-7 171-29 253-32 119-82 186-126 234-8 8-8 8-8 10 0 8 6 10 10 10 13 0 59-52 71-64 86-103 142-255 142-443z">
            <text:p/>
          </draw:path>
          <draw:path draw:style-name="gr3" draw:text-style-name="P7" draw:layer="layout" svg:width="0.262cm" svg:height="0.393cm" svg:x="14.96cm" svg:y="1.899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02cm" svg:height="0.596cm" svg:x="15.716cm" svg:y="1.179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" draw:text-style-name="P7" draw:layer="layout" svg:width="0.421cm" svg:height="0.383cm" svg:x="16.147cm" svg:y="1.39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</draw:g>
        <draw:g xml:id="id271" draw:id="id271">
          <svg:title>TexMaths</svg:title>
          <svg:desc>24§display§\text {I}§svg§600§FALSE§</svg:desc>
          <draw:polygon draw:style-name="gr2" draw:text-style-name="P6" draw:layer="layout" svg:width="0.197cm" svg:height="0.493cm" svg:x="4.447cm" svg:y="7.247cm" svg:viewBox="0 0 198 494" draw:points="100,494 0,494 0,0 198,0 198,494">
            <text:p/>
          </draw:polygon>
          <draw:path draw:style-name="gr3" draw:text-style-name="P7" draw:layer="layout" svg:width="0.258cm" svg:height="0.577cm" svg:x="4.428cm" svg:y="7.2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70" draw:id="id270">
          <svg:title>TexMaths</svg:title>
          <svg:desc>26§display§\therefore§svg§600§FALSE§</svg:desc>
          <draw:polygon draw:style-name="gr2" draw:text-style-name="P6" draw:layer="layout" svg:width="0.49cm" svg:height="0.402cm" svg:x="3.207cm" svg:y="7.32cm" svg:viewBox="0 0 491 403" draw:points="246,403 0,403 0,0 491,0 491,403">
            <text:p/>
          </draw:polygon>
          <draw:path draw:style-name="gr3" draw:text-style-name="P7" draw:layer="layout" svg:width="0.555cm" svg:height="0.493cm" svg:x="3.188cm" svg:y="7.2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69" draw:id="id269">
          <svg:title>TexMaths</svg:title>
          <svg:desc>20§display§= \frac{1}{\sqrt{2}} \log \left[ \left( x - \frac{3}{2} \right) + \sqrt{ \left( x - \frac{3}{2} \right)^2 + \left( \frac{1}{2} \right)^2 } \right] \ + \ c §svg§600§FALSE§</svg:desc>
          <draw:polygon draw:style-name="gr2" draw:text-style-name="P6" draw:layer="layout" svg:width="15.726cm" svg:height="2.46cm" svg:x="5.132cm" svg:y="3.653cm" svg:viewBox="0 0 15727 2461" draw:points="7864,2461 0,2461 0,0 15727,0 15727,2461">
            <text:p/>
          </draw:polygon>
          <draw:path draw:style-name="gr3" draw:text-style-name="P7" draw:layer="layout" svg:width="0.468cm" svg:height="0.165cm" svg:x="5.137cm" svg:y="4.80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6.279cm" svg:y="4.114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938cm" svg:height="0.029cm" svg:x="5.922cm" svg:y="4.869cm" svg:viewBox="0 0 939 30" draw:points="469,30 0,30 0,0 939,0 939,30">
            <text:p/>
          </draw:polygon>
          <draw:path draw:style-name="gr3" draw:text-style-name="P7" draw:layer="layout" svg:width="0.549cm" svg:height="0.703cm" svg:x="5.975cm" svg:y="5.009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6.51cm" svg:y="5.009cm" svg:viewBox="0 0 354 30" draw:points="176,30 0,30 0,0 354,0 354,30">
            <text:p/>
          </draw:polygon>
          <draw:path draw:style-name="gr3" draw:text-style-name="P7" draw:layer="layout" svg:width="0.281cm" svg:height="0.469cm" svg:x="6.545cm" svg:y="5.15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57cm" svg:height="0.489cm" svg:x="7.086cm" svg:y="4.5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7.278cm" svg:y="4.7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7.628cm" svg:y="4.74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234cm" svg:height="1.265cm" svg:x="8.316cm" svg:y="3.618cm" svg:viewBox="0 0 235 1266" draw:points="0,1266 50,1266 50,48 235,48 235,0 0,0">
            <text:p/>
          </draw:polygon>
          <draw:polygon draw:style-name="gr3" draw:text-style-name="P7" draw:layer="layout" svg:width="0.234cm" svg:height="1.265cm" svg:x="8.316cm" svg:y="4.882cm" svg:viewBox="0 0 235 1266" draw:points="0,1266 235,1266 235,1218 50,1218 50,0 0,0">
            <text:p/>
          </draw:polygon>
          <draw:path draw:style-name="gr3" draw:text-style-name="P7" draw:layer="layout" svg:width="0.346cm" svg:height="1.687cm" svg:x="8.702cm" svg:y="4.039cm" svg:viewBox="0 0 347 1688" svg:d="M347 1682c0-3-1-5-3-7-26-27-74-73-120-150-114-181-165-410-165-680 0-190 26-434 141-643 56-101 114-159 146-189 1-2 1-3 1-7 0-6-5-6-14-6-10 0-11 0-23 11-236 215-310 536-310 832 0 277 64 556 243 767 15 16 40 45 71 70 8 8 9 8 19 8 9 0 14 0 14-6z">
            <text:p/>
          </draw:path>
          <draw:path draw:style-name="gr3" draw:text-style-name="P7" draw:layer="layout" svg:width="0.351cm" svg:height="0.319cm" svg:x="9.094cm" svg:y="4.74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29cm" svg:height="0.029cm" svg:x="9.689cm" svg:y="4.869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0.447cm" svg:y="4.114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353cm" svg:height="0.029cm" svg:x="10.419cm" svg:y="4.869cm" svg:viewBox="0 0 354 30" draw:points="176,30 0,30 0,0 354,0 354,30">
            <text:p/>
          </draw:polygon>
          <draw:path draw:style-name="gr3" draw:text-style-name="P7" draw:layer="layout" svg:width="0.281cm" svg:height="0.469cm" svg:x="10.454cm" svg:y="5.07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10.879cm" svg:y="4.039cm" svg:viewBox="0 0 347 1688" svg:d="M347 845c0-277-64-555-243-767-14-16-40-44-69-70-9-8-11-8-21-8-8 0-14 0-14 6 0 4 3 7 5 8 24 26 72 72 118 149 114 181 167 410 167 680 0 191-26 434-143 644-56 100-115 158-144 188-1 2-3 4-3 7 0 6 6 6 14 6 10 0 12 0 23-11 237-214 310-536 310-832z">
            <text:p/>
          </draw:path>
          <draw:path draw:style-name="gr3" draw:text-style-name="P7" draw:layer="layout" svg:width="0.468cm" svg:height="0.469cm" svg:x="11.568cm" svg:y="4.64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39cm" svg:height="2.11cm" svg:x="12.308cm" svg:y="3.69cm" svg:viewBox="0 0 640 2111" svg:d="M98 1055l-93 184c-5 6-5 8-5 9 0 2 10 10 10 11l48-92 163 944c22 0 25 0 29-18l390-2079c0-8-5-14-13-14-11 0-14 10-16 21l-361 1917z">
            <text:p/>
          </draw:path>
          <draw:polygon draw:style-name="gr3" draw:text-style-name="P7" draw:layer="layout" svg:width="5.862cm" svg:height="0.029cm" svg:x="12.934cm" svg:y="3.69cm" svg:viewBox="0 0 5863 30" draw:points="2931,30 0,30 0,0 5863,0 5863,30">
            <text:p/>
          </draw:polygon>
          <draw:path draw:style-name="gr3" draw:text-style-name="P7" draw:layer="layout" svg:width="0.346cm" svg:height="1.687cm" svg:x="13.08cm" svg:y="4.039cm" svg:viewBox="0 0 347 1688" svg:d="M347 1682c0-3-1-5-3-7-26-27-74-73-120-150-114-181-165-410-165-680 0-190 26-434 141-643 56-101 114-159 146-189 1-2 1-3 1-7 0-6-5-6-14-6-10 0-11 0-23 11-236 215-310 536-310 832 0 277 64 556 243 767 15 16 40 45 71 70 8 8 9 8 19 8 9 0 14 0 14-6z">
            <text:p/>
          </draw:path>
          <draw:path draw:style-name="gr3" draw:text-style-name="P7" draw:layer="layout" svg:width="0.351cm" svg:height="0.319cm" svg:x="13.472cm" svg:y="4.74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29cm" svg:height="0.029cm" svg:x="14.068cm" svg:y="4.869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4.827cm" svg:y="4.114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353cm" svg:height="0.029cm" svg:x="14.796cm" svg:y="4.869cm" svg:viewBox="0 0 354 30" draw:points="176,30 0,30 0,0 354,0 354,30">
            <text:p/>
          </draw:polygon>
          <draw:path draw:style-name="gr3" draw:text-style-name="P7" draw:layer="layout" svg:width="0.281cm" svg:height="0.469cm" svg:x="14.832cm" svg:y="5.07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15.257cm" svg:y="4.039cm" svg:viewBox="0 0 347 1688" svg:d="M347 845c0-277-64-555-243-767-13-16-40-44-69-70-9-8-11-8-21-8-8 0-14 0-14 6 0 4 3 7 5 8 24 26 72 72 118 149 114 181 167 410 167 680 0 191-26 434-143 644-56 100-115 158-144 188-1 2-3 4-3 7 0 6 6 6 14 6 10 0 12 0 23-11 237-214 310-536 310-832z">
            <text:p/>
          </draw:path>
          <draw:path draw:style-name="gr3" draw:text-style-name="P7" draw:layer="layout" svg:width="0.218cm" svg:height="0.327cm" svg:x="15.781cm" svg:y="3.88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16.261cm" svg:y="4.64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346cm" svg:height="1.687cm" svg:x="17.07cm" svg:y="4.039cm" svg:viewBox="0 0 347 1688" svg:d="M347 1682c0-3-1-5-3-7-26-27-74-73-120-150-114-181-165-410-165-680 0-190 26-434 141-643 56-101 114-159 146-189 1-2 1-3 1-7 0-6-5-6-14-6-10 0-11 0-23 11-236 215-310 536-310 832 0 277 64 556 243 767 15 16 40 45 71 70 8 8 9 8 19 8 9 0 14 0 14-6z">
            <text:p/>
          </draw:path>
          <draw:path draw:style-name="gr3" draw:text-style-name="P7" draw:layer="layout" svg:width="0.233cm" svg:height="0.469cm" svg:x="17.589cm" svg:y="4.114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17.526cm" svg:y="4.869cm" svg:viewBox="0 0 354 30" draw:points="176,30 0,30 0,0 354,0 354,30">
            <text:p/>
          </draw:polygon>
          <draw:path draw:style-name="gr3" draw:text-style-name="P7" draw:layer="layout" svg:width="0.281cm" svg:height="0.469cm" svg:x="17.561cm" svg:y="5.07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17.987cm" svg:y="4.039cm" svg:viewBox="0 0 347 1688" svg:d="M347 845c0-277-64-555-243-767-14-16-40-44-69-70-9-8-11-8-21-8-8 0-14 0-14 6 0 4 3 7 5 8 24 26 72 72 118 149 114 181 165 410 165 680 0 191-24 434-141 644-56 100-115 158-144 188-1 2-3 4-3 7 0 6 6 6 14 6 10 0 12 0 23-11 237-214 310-536 310-832z">
            <text:p/>
          </draw:path>
          <draw:path draw:style-name="gr3" draw:text-style-name="P7" draw:layer="layout" svg:width="0.218cm" svg:height="0.327cm" svg:x="18.51cm" svg:y="3.88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234cm" svg:height="1.265cm" svg:x="18.8cm" svg:y="3.618cm" svg:viewBox="0 0 235 1266" draw:points="187,1266 235,1266 235,0 0,0 0,48 187,48">
            <text:p/>
          </draw:polygon>
          <draw:polygon draw:style-name="gr3" draw:text-style-name="P7" draw:layer="layout" svg:width="0.234cm" svg:height="1.265cm" svg:x="18.8cm" svg:y="4.882cm" svg:viewBox="0 0 235 1266" draw:points="187,1218 0,1218 0,1266 235,1266 235,0 187,0">
            <text:p/>
          </draw:polygon>
          <draw:path draw:style-name="gr3" draw:text-style-name="P7" draw:layer="layout" svg:width="0.468cm" svg:height="0.469cm" svg:x="19.693cm" svg:y="4.64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0.621cm" svg:y="4.748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72" draw:id="id272">
          <svg:title>TexMaths</svg:title>
          <svg:desc>20§display§= \frac{1}{\sqrt{2}} \log \left[ \frac{2x - 3}{2} + \sqrt{  x^2 - 3x + \frac{5}{2} } \right] \ + \ c §svg§600§FALSE§</svg:desc>
          <draw:polygon draw:style-name="gr2" draw:text-style-name="P6" draw:layer="layout" svg:width="12.774cm" svg:height="2.037cm" svg:x="5.136cm" svg:y="6.553cm" svg:viewBox="0 0 12775 2038" draw:points="6387,2038 0,2038 0,0 12775,0 12775,2038">
            <text:p/>
          </draw:polygon>
          <draw:path draw:style-name="gr3" draw:text-style-name="P7" draw:layer="layout" svg:width="0.468cm" svg:height="0.165cm" svg:x="5.141cm" svg:y="7.49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6.283cm" svg:y="6.804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938cm" svg:height="0.029cm" svg:x="5.926cm" svg:y="7.558cm" svg:viewBox="0 0 939 30" draw:points="469,30 0,30 0,0 939,0 939,30">
            <text:p/>
          </draw:polygon>
          <draw:path draw:style-name="gr3" draw:text-style-name="P7" draw:layer="layout" svg:width="0.549cm" svg:height="0.703cm" svg:x="5.979cm" svg:y="7.699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6.514cm" svg:y="7.699cm" svg:viewBox="0 0 354 30" draw:points="176,30 0,30 0,0 354,0 354,30">
            <text:p/>
          </draw:polygon>
          <draw:path draw:style-name="gr3" draw:text-style-name="P7" draw:layer="layout" svg:width="0.281cm" svg:height="0.469cm" svg:x="6.549cm" svg:y="7.83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57cm" svg:height="0.489cm" svg:x="7.09cm" svg:y="7.26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7.282cm" svg:y="7.43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7.632cm" svg:y="7.43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209cm" svg:height="2.109cm" svg:x="8.285cm" svg:y="6.518cm" svg:viewBox="0 0 210 2110" draw:points="0,2110 210,2110 210,2065 43,2065 43,43 210,43 210,0 0,0">
            <text:p/>
          </draw:polygon>
          <draw:path draw:style-name="gr3" draw:text-style-name="P7" draw:layer="layout" svg:width="0.281cm" svg:height="0.469cm" svg:x="8.621cm" svg:y="6.80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8.957cm" svg:y="6.961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29cm" svg:height="0.029cm" svg:x="9.554cm" svg:y="7.083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0.227cm" svg:y="6.804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1.964cm" svg:height="0.029cm" svg:x="8.586cm" svg:y="7.558cm" svg:viewBox="0 0 1965 30" draw:points="982,30 0,30 0,0 1965,0 1965,30">
            <text:p/>
          </draw:polygon>
          <draw:path draw:style-name="gr3" draw:text-style-name="P7" draw:layer="layout" svg:width="0.281cm" svg:height="0.469cm" svg:x="9.427cm" svg:y="7.76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68cm" svg:height="0.469cm" svg:x="10.829cm" svg:y="7.33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39cm" svg:height="1.687cm" svg:x="11.571cm" svg:y="6.616cm" svg:viewBox="0 0 640 1688" svg:d="M250 1549l-152-704-93 144c-5 6-5 8-5 9 0 2 10 10 10 11l48-75 163 754c22 0 25 0 29-18l388-1641c0-5 2-11 2-15 0-8-5-14-13-14-11 0-14 10-16 19z">
            <text:p/>
          </draw:path>
          <draw:polygon draw:style-name="gr3" draw:text-style-name="P7" draw:layer="layout" svg:width="3.71cm" svg:height="0.029cm" svg:x="12.195cm" svg:y="6.616cm" svg:viewBox="0 0 3711 30" draw:points="1854,30 0,30 0,0 3711,0 3711,30">
            <text:p/>
          </draw:polygon>
          <draw:path draw:style-name="gr3" draw:text-style-name="P7" draw:layer="layout" svg:width="0.351cm" svg:height="0.319cm" svg:x="12.216cm" svg:y="7.43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218cm" svg:height="0.327cm" svg:x="12.629cm" svg:y="7.21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3.127cm" svg:y="7.558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3.802cm" svg:y="7.279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14.144cm" svg:y="7.43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14.72cm" svg:y="7.33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84cm" svg:x="15.504cm" svg:y="6.804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61 50 128 128 128 82 0 154-67 154-157z">
            <text:p/>
          </draw:path>
          <draw:polygon draw:style-name="gr3" draw:text-style-name="P7" draw:layer="layout" svg:width="0.353cm" svg:height="0.029cm" svg:x="15.469cm" svg:y="7.558cm" svg:viewBox="0 0 354 30" draw:points="176,30 0,30 0,0 354,0 354,30">
            <text:p/>
          </draw:polygon>
          <draw:path draw:style-name="gr3" draw:text-style-name="P7" draw:layer="layout" svg:width="0.281cm" svg:height="0.469cm" svg:x="15.504cm" svg:y="7.76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7" draw:layer="layout" svg:width="0.209cm" svg:height="2.109cm" svg:x="15.912cm" svg:y="6.518cm" svg:viewBox="0 0 210 2110" draw:points="166,2065 0,2065 0,2110 210,2110 210,0 0,0 0,43 166,43">
            <text:p/>
          </draw:polygon>
          <draw:path draw:style-name="gr3" draw:text-style-name="P7" draw:layer="layout" svg:width="0.468cm" svg:height="0.469cm" svg:x="16.744cm" svg:y="7.33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7.671cm" svg:y="7.438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77" draw:id="id277">
          <svg:title>TexMaths</svg:title>
          <svg:desc>22§display§= \int \frac{ 1 }{ \sqrt{x^2 - 2(x)(5) + 25 + 9 - 25 } }\ dx§svg§600§FALSE§</svg:desc>
          <draw:polygon draw:style-name="gr2" draw:text-style-name="P6" draw:layer="layout" svg:width="12.588cm" svg:height="1.849cm" svg:x="5.328cm" svg:y="11.257cm" svg:viewBox="0 0 12589 1850" draw:points="6294,1850 0,1850 0,0 12589,0 12589,1850">
            <text:p/>
          </draw:polygon>
          <draw:path draw:style-name="gr3" draw:text-style-name="P7" draw:layer="layout" svg:width="0.515cm" svg:height="0.182cm" svg:x="5.333cm" svg:y="11.9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48cm" svg:y="11.218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1.822cm" svg:y="11.23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9.693cm" svg:height="0.032cm" svg:x="7.1cm" svg:y="12.061cm" svg:viewBox="0 0 9694 33" draw:points="4847,33 0,33 0,0 9694,0 9694,33">
            <text:p/>
          </draw:polygon>
          <draw:path draw:style-name="gr3" draw:text-style-name="P7" draw:layer="layout" svg:width="0.705cm" svg:height="0.928cm" svg:x="7.185cm" svg:y="12.216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8.92cm" svg:height="0.032cm" svg:x="7.873cm" svg:y="12.216cm" svg:viewBox="0 0 8921 33" draw:points="4462,33 0,33 0,0 8921,0 8921,33">
            <text:p/>
          </draw:polygon>
          <draw:path draw:style-name="gr3" draw:text-style-name="P7" draw:layer="layout" svg:width="0.386cm" svg:height="0.351cm" svg:x="7.896cm" svg:y="12.56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8.35cm" svg:y="12.32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899cm" svg:y="12.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9.645cm" svg:y="12.39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18cm" svg:height="0.773cm" svg:x="10.071cm" svg:y="12.32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0.318cm" svg:y="12.5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0.78cm" svg:y="12.32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18cm" svg:height="0.773cm" svg:x="11.113cm" svg:y="12.32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32cm" svg:x="11.377cm" svg:y="12.394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19 38-37 0-19-14-39-38-39-13 0-39 5-39 42 0 67 53 141 141 141 90 0 169-74 169-172z">
            <text:p/>
          </draw:path>
          <draw:path draw:style-name="gr3" draw:text-style-name="P7" draw:layer="layout" svg:width="0.18cm" svg:height="0.773cm" svg:x="11.768cm" svg:y="12.32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515cm" svg:height="0.516cm" svg:x="12.24cm" svg:y="12.45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3.009cm" svg:y="12.39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09cm" svg:height="0.532cm" svg:x="13.396cm" svg:y="12.394cm" svg:viewBox="0 0 310 533" svg:d="M310 361c0-92-64-171-148-171-37 0-70 12-99 41v-152c16 5 43 11 67 11 95 0 150-71 150-81 0-5-2-9-7-9-2 0-4 0-7 2-16 7-53 23-106 23-32 0-67-6-104-21-5-4-7-4-8-4-8 0-8 7-8 19v229c0 14 0 21 11 21 5 0 7-2 11-7 7-12 37-54 98-54 41 0 62 35 67 49 12 30 14 60 14 98 0 27 0 74-19 106-18 30-48 51-83 51-56 0-100-40-114-86 1 0 5 0 14 0 24 0 38-19 38-37 0-19-14-39-38-39-13 0-39 5-39 42 0 67 55 141 141 141 90 0 169-74 169-172z">
            <text:p/>
          </draw:path>
          <draw:path draw:style-name="gr3" draw:text-style-name="P7" draw:layer="layout" svg:width="0.515cm" svg:height="0.516cm" svg:x="13.959cm" svg:y="12.45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4.721cm" svg:y="12.394cm" svg:viewBox="0 0 322 533" svg:d="M253 269v25c0 183-81 218-126 218-14 0-55-2-76-28 33 0 41-23 41-35 0-25-20-37-37-37-13 0-36 7-36 39 0 51 43 82 108 82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15.311cm" svg:y="12.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6.059cm" svg:y="12.39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09cm" svg:height="0.532cm" svg:x="16.446cm" svg:y="12.394cm" svg:viewBox="0 0 310 533" svg:d="M310 361c0-92-64-171-148-171-37 0-70 12-99 41v-152c16 5 43 11 67 11 95 0 150-71 150-81 0-5-2-9-7-9-2 0-4 0-7 2-16 7-53 23-106 23-32 0-67-6-104-21-5-4-7-4-8-4-8 0-8 7-8 19v229c0 14 0 21 11 21 5 0 7-2 11-7 7-12 37-54 98-54 41 0 62 35 67 49 12 30 14 60 14 98 0 27 0 74-19 106-18 30-48 51-83 51-56 0-100-40-114-86 1 0 5 0 14 0 24 0 38-19 38-37 0-19-14-39-38-39-13 0-39 5-39 42 0 67 55 141 141 141 90 0 169-74 169-172z">
            <text:p/>
          </draw:path>
          <draw:path draw:style-name="gr3" draw:text-style-name="P7" draw:layer="layout" svg:width="0.369cm" svg:height="0.546cm" svg:x="17.175cm" svg:y="11.73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7.569cm" svg:y="11.9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278" draw:id="id278">
          <svg:title>TexMaths</svg:title>
          <svg:desc>18§display§\left[  \text {Part of Denominator is expressed in}§svg§600§FALSE§</svg:desc>
          <draw:polygon draw:style-name="gr2" draw:text-style-name="P6" draw:layer="layout" svg:width="10.079cm" svg:height="0.57cm" svg:x="16.536cm" svg:y="9.949cm" svg:viewBox="0 0 10080 571" draw:points="5040,571 0,571 0,0 10080,0 10080,571">
            <text:p/>
          </draw:polygon>
          <draw:polygon draw:style-name="gr3" draw:text-style-name="P7" draw:layer="layout" svg:width="0.087cm" svg:height="0.633cm" svg:x="16.579cm" svg:y="9.917cm" svg:viewBox="0 0 88 634" draw:points="88,634 88,610 26,610 26,26 88,26 88,0 0,0 0,634">
            <text:p/>
          </draw:polygon>
          <draw:path draw:style-name="gr3" draw:text-style-name="P7" draw:layer="layout" svg:width="0.373cm" svg:height="0.433cm" svg:x="16.702cm" svg:y="9.959cm" svg:viewBox="0 0 374 434" svg:d="M122 233h107c76 0 145-51 145-115 0-62-63-118-149-118h-225v20h16c49 0 49 7 49 29v336c0 23 0 29-49 29h-16v20c22-2 69-2 94-2 24 0 72 0 93 2v-20h-14c-49 0-51-6-51-29zM120 216v-171c0-21 1-25 31-25h56c101 0 101 66 101 98 0 30 0 98-101 98z">
            <text:p/>
          </draw:path>
          <draw:path draw:style-name="gr3" draw:text-style-name="P7" draw:layer="layout" svg:width="0.286cm" svg:height="0.292cm" svg:x="17.119cm" svg:y="10.109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17.427cm" svg:y="10.1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7.669cm" svg:y="10.00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18.132cm" svg:y="10.109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5cm" svg:height="0.447cm" svg:x="18.451cm" svg:y="9.946cm" svg:viewBox="0 0 206 448" svg:d="M91 174v-73c0-56 30-87 59-87 1 0 10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425cm" svg:height="0.433cm" svg:x="18.857cm" svg:y="9.959cm" svg:viewBox="0 0 426 434" svg:d="M0 0v20h16c49 0 49 7 49 29v336c0 23 0 29-49 29h-16v20h232c106 0 194-94 194-214 0-121-85-220-194-220zM151 414c-30 0-31-5-31-25v-344c0-21 1-25 31-25h64c38 0 83 13 115 59 27 38 33 92 33 141 0 71-12 109-35 140-13 18-49 54-113 54z">
            <text:p/>
          </draw:path>
          <draw:path draw:style-name="gr3" draw:text-style-name="P7" draw:layer="layout" svg:width="0.245cm" svg:height="0.292cm" svg:x="19.335cm" svg:y="10.1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19.619cm" svg:y="10.1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19.968cm" svg:y="10.109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20.287cm" svg:y="10.112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20.814cm" svg:y="9.9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0.99cm" svg:y="10.1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21.347cm" svg:y="10.109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98cm" svg:height="0.397cm" svg:x="21.65cm" svg:y="10.002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21.902cm" svg:y="10.109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22.217cm" svg:y="10.1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22.679cm" svg:y="9.9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22.855cm" svg:y="10.1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3.313cm" svg:y="10.1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23.584cm" svg:y="10.119cm" svg:viewBox="0 0 320 274" svg:d="M174 125c20-24 43-56 59-72 20-23 46-33 75-33v-20c-16 1-34 1-52 1s-52-1-60-1v20c13 2 19 9 19 19s-8 19-11 23l-38 49-51-63c-6-8-6-9-6-12 0-10 11-16 23-16v-20c-17 0-59 1-69 1-13 0-43 0-60-1v20c45 0 46 0 75 39l63 82-59 75c-32 38-69 39-82 39v19c16-2 36-2 53-2 18 0 45 2 61 2v-19c-15-3-19-10-19-20 0-15 19-35 56-81l49 64c6 7 13 17 13 21 0 6-6 15-23 16v19c20 0 55-2 69-2 17 0 42 0 61 2v-19c-33 0-45-1-59-20z">
            <text:p/>
          </draw:path>
          <draw:path draw:style-name="gr3" draw:text-style-name="P7" draw:layer="layout" svg:width="0.313cm" svg:height="0.402cm" svg:x="23.928cm" svg:y="10.112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24.279cm" svg:y="10.1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4.527cm" svg:y="10.1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24.811cm" svg:y="10.1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25.061cm" svg:y="10.1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5.307cm" svg:y="10.1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25.592cm" svg:y="9.953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136cm" svg:height="0.424cm" svg:x="26.154cm" svg:y="9.9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6.328cm" svg:y="10.1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</draw:g>
        <draw:g xml:id="id279" draw:id="id279">
          <svg:title>TexMaths</svg:title>
          <svg:desc>18§display§\left  \text {the form of } a^2 - 2ab + b^2 = (a - b)^2 \right]§svg§600§FALSE§</svg:desc>
          <draw:polygon draw:style-name="gr2" draw:text-style-name="P6" draw:layer="layout" svg:width="10.018cm" svg:height="0.714cm" svg:x="17.058cm" svg:y="10.649cm" svg:viewBox="0 0 10019 715" draw:points="5010,715 0,715 0,0 10019,0 10019,715">
            <text:p/>
          </draw:polygon>
          <draw:path draw:style-name="gr3" draw:text-style-name="P7" draw:layer="layout" svg:width="0.199cm" svg:height="0.397cm" svg:x="17.038cm" svg:y="10.783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7.293cm" svg:y="10.734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1cm" svg:x="17.641cm" svg:y="10.889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205cm" svg:height="0.447cm" svg:x="18.137cm" svg:y="10.726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81cm" svg:height="0.291cm" svg:x="18.327cm" svg:y="10.889cm" svg:viewBox="0 0 282 292" svg:d="M282 148c0-80-65-148-141-148-79 0-141 69-141 148 0 83 66 144 141 144 76 0 141-63 141-144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18.644cm" svg:y="10.89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494cm" svg:height="0.28cm" svg:x="18.894cm" svg:y="10.892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1cm" svg:height="0.291cm" svg:x="19.628cm" svg:y="10.889cm" svg:viewBox="0 0 282 292" svg:d="M282 148c0-80-65-148-141-148-79 0-141 69-141 148 0 83 66 144 141 144 76 0 141-63 141-144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19.948cm" svg:y="10.726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9cm" svg:height="0.287cm" svg:x="20.357cm" svg:y="10.892cm" svg:viewBox="0 0 291 288" svg:d="M212 40c-12-23-31-40-59-40-74 0-153 94-153 186 0 60 35 102 85 102 13 0 45-3 82-47 6 26 27 47 58 47 23 0 37-14 47-34 10-23 19-62 19-64 0-6-6-6-7-6-6 0-8 2-9 12-11 40-23 78-49 78-17 0-19-16-19-29 0-14 2-19 9-48 7-26 7-33 13-56l23-89c4-19 4-19 4-22 0-11-7-17-17-17-16 0-26 14-27 27zM170 206c-3 12-3 12-12 23-28 35-54 45-72 45-31 0-41-35-41-59 0-32 20-111 36-140 18-38 47-61 73-61 42 0 50 52 50 57 0 2-1 7-2 10z">
            <text:p/>
          </draw:path>
          <draw:path draw:style-name="gr3" draw:text-style-name="P7" draw:layer="layout" svg:width="0.196cm" svg:height="0.294cm" svg:x="20.694cm" svg:y="10.6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386cm" svg:height="0.026cm" svg:x="21.143cm" svg:y="11.002cm" svg:viewBox="0 0 387 27" svg:d="M366 27c10 0 21 0 21-14 0-13-11-13-21-13h-344c-10 0-22 0-22 13 0 14 12 14 22 14z">
            <text:p/>
          </draw:path>
          <draw:path draw:style-name="gr3" draw:text-style-name="P7" draw:layer="layout" svg:width="0.252cm" svg:height="0.423cm" svg:x="21.755cm" svg:y="10.751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3" draw:text-style-name="P7" draw:layer="layout" svg:width="0.29cm" svg:height="0.287cm" svg:x="22.065cm" svg:y="10.892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234cm" svg:height="0.447cm" svg:x="22.403cm" svg:y="10.734cm" svg:viewBox="0 0 235 448" svg:d="M122 7c0-1 0-7-8-7-15 0-61 6-78 6-4 1-12 1-12 13 0 8 6 8 15 8 32 0 33 5 33 10s-6 26-10 39l-52 208c-7 32-10 42-10 65 0 59 33 99 81 99 75 0 154-95 154-186 0-59-35-102-85-102-29 0-56 19-75 39zM62 246c4-13 4-14 10-21 32-42 60-51 76-51 23 0 41 19 41 59 0 38-22 111-33 136-21 42-51 65-75 65-22 0-42-18-42-64 0-13 0-24 10-65z">
            <text:p/>
          </draw:path>
          <draw:path draw:style-name="gr3" draw:text-style-name="P7" draw:layer="layout" svg:width="0.421cm" svg:height="0.423cm" svg:x="22.821cm" svg:y="10.803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3.449cm" svg:y="10.734cm" svg:viewBox="0 0 235 448" svg:d="M122 7c0-1 0-7-8-7-15 0-61 6-78 6-4 1-12 1-12 13 0 8 6 8 15 8 32 0 32 5 32 10s-5 26-9 39l-52 208c-7 32-10 42-10 65 0 59 33 99 81 99 75 0 154-95 154-186 0-59-35-102-85-102-29 0-56 19-75 39zM62 246c4-13 4-14 10-21 32-42 59-51 76-51 23 0 41 19 41 59 0 38-22 111-33 136-21 42-51 65-75 65-22 0-44-18-44-64 0-13 0-24 12-65z">
            <text:p/>
          </draw:path>
          <draw:path draw:style-name="gr3" draw:text-style-name="P7" draw:layer="layout" svg:width="0.196cm" svg:height="0.294cm" svg:x="23.718cm" svg:y="10.6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149cm" svg:x="24.184cm" svg:y="10.94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7cm" svg:height="0.633cm" svg:x="24.88cm" svg:y="10.698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29cm" svg:height="0.287cm" svg:x="25.089cm" svg:y="10.892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386cm" svg:height="0.026cm" svg:x="25.591cm" svg:y="11.002cm" svg:viewBox="0 0 387 27" svg:d="M366 27c10 0 21 0 21-14 0-13-11-13-21-13h-344c-10 0-22 0-22 13 0 14 12 14 22 14z">
            <text:p/>
          </draw:path>
          <draw:path draw:style-name="gr3" draw:text-style-name="P7" draw:layer="layout" svg:width="0.234cm" svg:height="0.447cm" svg:x="26.2cm" svg:y="10.734cm" svg:viewBox="0 0 235 448" svg:d="M122 7c0-1 0-7-8-7-15 0-61 6-78 6-4 1-12 1-12 13 0 8 6 8 15 8 32 0 33 5 33 10s-6 26-10 39l-52 208c-7 32-10 42-10 65 0 59 33 99 81 99 75 0 154-95 154-186 0-59-35-102-85-102-29 0-56 19-75 39zM62 246c4-13 4-14 10-21 32-42 59-51 76-51 23 0 41 19 41 59 0 38-22 111-33 136-21 42-51 65-75 65-22 0-42-18-42-64 0-13 0-24 10-65z">
            <text:p/>
          </draw:path>
          <draw:path draw:style-name="gr3" draw:text-style-name="P7" draw:layer="layout" svg:width="0.147cm" svg:height="0.633cm" svg:x="26.478cm" svg:y="10.698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196cm" svg:height="0.294cm" svg:x="26.716cm" svg:y="10.6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olygon draw:style-name="gr3" draw:text-style-name="P7" draw:layer="layout" svg:width="0.121cm" svg:height="0.76cm" svg:x="26.987cm" svg:y="10.634cm" svg:viewBox="0 0 122 761" draw:points="122,761 122,0 0,0 0,26 98,26 98,735 0,735 0,761">
            <text:p/>
          </draw:polygon>
        </draw:g>
        <draw:g xml:id="id280" draw:id="id280">
          <svg:title>TexMaths</svg:title>
          <svg:desc>22§display§= \int \frac{ 1 }{ \sqrt{ ( x - 5 )^2 - 16 } }\ dx§svg§600§FALSE§</svg:desc>
          <draw:polygon draw:style-name="gr2" draw:text-style-name="P6" draw:layer="layout" svg:width="8.108cm" svg:height="1.849cm" svg:x="5.33cm" svg:y="13.458cm" svg:viewBox="0 0 8109 1850" draw:points="4055,1850 0,1850 0,0 8109,0 8109,1850">
            <text:p/>
          </draw:polygon>
          <draw:path draw:style-name="gr3" draw:text-style-name="P7" draw:layer="layout" svg:width="0.515cm" svg:height="0.182cm" svg:x="5.335cm" svg:y="14.1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5cm" svg:y="13.419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9.584cm" svg:y="13.43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214cm" svg:height="0.032cm" svg:x="7.102cm" svg:y="14.262cm" svg:viewBox="0 0 5215 33" draw:points="2608,33 0,33 0,0 5215,0 5215,33">
            <text:p/>
          </draw:polygon>
          <draw:path draw:style-name="gr3" draw:text-style-name="P7" draw:layer="layout" svg:width="0.705cm" svg:height="0.928cm" svg:x="7.187cm" svg:y="14.417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441cm" svg:height="0.032cm" svg:x="7.875cm" svg:y="14.417cm" svg:viewBox="0 0 4442 33" draw:points="2221,33 0,33 0,0 4442,0 4442,33">
            <text:p/>
          </draw:polygon>
          <draw:path draw:style-name="gr3" draw:text-style-name="P7" draw:layer="layout" svg:width="0.18cm" svg:height="0.773cm" svg:x="7.952cm" svg:y="14.52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8.199cm" svg:y="14.7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8.854cm" svg:y="14.90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9.602cm" svg:y="14.595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19 38-37 0-19-14-39-38-39-13 0-39 5-39 42 0 67 53 141 141 141 90 0 169-74 169-172z">
            <text:p/>
          </draw:path>
          <draw:path draw:style-name="gr3" draw:text-style-name="P7" draw:layer="layout" svg:width="0.18cm" svg:height="0.773cm" svg:x="9.994cm" svg:y="14.52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0.285cm" svg:y="14.52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834cm" svg:y="14.90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1.612cm" svg:y="14.59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1.962cm" svg:y="14.595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9-14-113 0-59 25-139 95-139 13 0 48 0 72 50 14 28 14 68 14 105s0 76-14 104c-23 48-59 51-77 51z">
            <text:p/>
          </draw:path>
          <draw:path draw:style-name="gr3" draw:text-style-name="P7" draw:layer="layout" svg:width="0.369cm" svg:height="0.546cm" svg:x="12.698cm" svg:y="13.93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13.092cm" svg:y="14.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7" smil:attributeName="visibility" smil:to="visible"/>
                  <anim:animate smil:dur="0.5s" smil:fill="hold" smil:targetElement="id267" smil:attributeName="x" smil:values="x;x" smil:keyTimes="0;1"/>
                  <anim:animate smil:dur="0.5s" smil:fill="hold" smil:targetElement="id26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8" smil:attributeName="visibility" smil:to="visible"/>
                  <anim:animate smil:dur="0.5s" smil:fill="hold" smil:targetElement="id268" smil:attributeName="x" smil:values="x;x" smil:keyTimes="0;1"/>
                  <anim:animate smil:dur="0.5s" smil:fill="hold" smil:targetElement="id2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9" smil:attributeName="visibility" smil:to="visible"/>
                  <anim:animate smil:dur="0.5s" smil:fill="hold" smil:targetElement="id269" smil:attributeName="x" smil:values="x;x" smil:keyTimes="0;1"/>
                  <anim:animate smil:dur="0.5s" smil:fill="hold" smil:targetElement="id2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0" smil:attributeName="visibility" smil:to="visible"/>
                  <anim:animate smil:dur="0.5s" smil:fill="hold" smil:targetElement="id270" smil:attributeName="x" smil:values="x;x" smil:keyTimes="0;1"/>
                  <anim:animate smil:dur="0.5s" smil:fill="hold" smil:targetElement="id27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1" smil:attributeName="visibility" smil:to="visible"/>
                  <anim:animate smil:dur="0.5s" smil:fill="hold" smil:targetElement="id271" smil:attributeName="x" smil:values="x;x" smil:keyTimes="0;1"/>
                  <anim:animate smil:dur="0.5s" smil:fill="hold" smil:targetElement="id2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2" smil:attributeName="visibility" smil:to="visible"/>
                  <anim:animate smil:dur="0.5s" smil:fill="hold" smil:targetElement="id272" smil:attributeName="x" smil:values="x;x" smil:keyTimes="0;1"/>
                  <anim:animate smil:dur="0.5s" smil:fill="hold" smil:targetElement="id2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3" smil:attributeName="visibility" smil:to="visible"/>
                  <anim:animate smil:dur="0.5s" smil:fill="hold" smil:targetElement="id273" smil:attributeName="width" smil:values="width*0.05;width" smil:keyTimes="0;1"/>
                  <anim:animate smil:dur="0.5s" smil:fill="hold" smil:targetElement="id273" smil:attributeName="height" smil:values="height;height" smil:keyTimes="0;1"/>
                  <anim:animate smil:dur="0.5s" smil:fill="hold" smil:targetElement="id273" smil:attributeName="x" smil:values="x-.2;x" smil:keyTimes="0;1"/>
                  <anim:animate smil:dur="0.5s" smil:fill="hold" smil:targetElement="id273" smil:attributeName="y" smil:values="y;y" smil:keyTimes="0;1"/>
                  <anim:transitionFilter smil:dur="0.5s" smil:targetElement="id27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4" smil:attributeName="visibility" smil:to="visible"/>
                  <anim:animate smil:dur="0.5s" smil:fill="hold" smil:targetElement="id274" smil:attributeName="width" smil:values="width*0.05;width" smil:keyTimes="0;1"/>
                  <anim:animate smil:dur="0.5s" smil:fill="hold" smil:targetElement="id274" smil:attributeName="height" smil:values="height;height" smil:keyTimes="0;1"/>
                  <anim:animate smil:dur="0.5s" smil:fill="hold" smil:targetElement="id274" smil:attributeName="x" smil:values="x-.2;x" smil:keyTimes="0;1"/>
                  <anim:animate smil:dur="0.5s" smil:fill="hold" smil:targetElement="id274" smil:attributeName="y" smil:values="y;y" smil:keyTimes="0;1"/>
                  <anim:transitionFilter smil:dur="0.5s" smil:targetElement="id27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5" smil:attributeName="visibility" smil:to="visible"/>
                  <anim:animate smil:dur="0.5s" smil:fill="hold" smil:targetElement="id275" smil:attributeName="width" smil:values="width*0.05;width" smil:keyTimes="0;1"/>
                  <anim:animate smil:dur="0.5s" smil:fill="hold" smil:targetElement="id275" smil:attributeName="height" smil:values="height;height" smil:keyTimes="0;1"/>
                  <anim:animate smil:dur="0.5s" smil:fill="hold" smil:targetElement="id275" smil:attributeName="x" smil:values="x-.2;x" smil:keyTimes="0;1"/>
                  <anim:animate smil:dur="0.5s" smil:fill="hold" smil:targetElement="id275" smil:attributeName="y" smil:values="y;y" smil:keyTimes="0;1"/>
                  <anim:transitionFilter smil:dur="0.5s" smil:targetElement="id275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6" smil:attributeName="visibility" smil:to="visible"/>
                  <anim:animate smil:dur="0.5s" smil:fill="hold" smil:targetElement="id276" smil:attributeName="x" smil:values="x;x" smil:keyTimes="0;1"/>
                  <anim:animate smil:dur="0.5s" smil:fill="hold" smil:targetElement="id2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7" smil:attributeName="visibility" smil:to="visible"/>
                  <anim:animate smil:dur="0.5s" smil:fill="hold" smil:targetElement="id277" smil:attributeName="x" smil:values="x;x" smil:keyTimes="0;1"/>
                  <anim:animate smil:dur="0.5s" smil:fill="hold" smil:targetElement="id2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78" smil:attributeName="visibility" smil:to="visible"/>
                  <anim:animate smil:dur="5s" smil:fill="hold" smil:targetElement="id278" smil:attributeName="x" smil:values="1+width/2;x" smil:keyTimes="0;1"/>
                  <anim:animate smil:dur="5s" smil:fill="hold" smil:targetElement="id278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79" smil:attributeName="visibility" smil:to="visible"/>
                  <anim:animate smil:dur="5s" smil:fill="hold" smil:targetElement="id279" smil:attributeName="x" smil:values="1+width/2;x" smil:keyTimes="0;1"/>
                  <anim:animate smil:dur="5s" smil:fill="hold" smil:targetElement="id27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0" smil:attributeName="visibility" smil:to="visible"/>
                  <anim:animate smil:dur="0.5s" smil:fill="hold" smil:targetElement="id280" smil:attributeName="x" smil:values="x;x" smil:keyTimes="0;1"/>
                  <anim:animate smil:dur="0.5s" smil:fill="hold" smil:targetElement="id28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9">
        <draw:frame presentation:style-name="pr9" draw:text-style-name="P11" draw:layer="layout" svg:width="26.4cm" svg:height="14.3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81" draw:id="id281">
          <svg:title>TexMaths</svg:title>
          <svg:desc>24§display§\text {I}§svg§600§FALSE§</svg:desc>
          <draw:polygon draw:style-name="gr2" draw:text-style-name="P6" draw:layer="layout" svg:width="0.197cm" svg:height="0.493cm" svg:x="4.644cm" svg:y="1.347cm" svg:viewBox="0 0 198 494" draw:points="100,494 0,494 0,0 198,0 198,494">
            <text:p/>
          </draw:polygon>
          <draw:path draw:style-name="gr3" draw:text-style-name="P7" draw:layer="layout" svg:width="0.258cm" svg:height="0.577cm" svg:x="4.625cm" svg:y="1.3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82" draw:id="id282">
          <svg:title>TexMaths</svg:title>
          <svg:desc>22§display§= \int \frac{ 1 }{ \sqrt{ ( x - 5 )^2 - 4^2 } }\ dx§svg§600§FALSE§</svg:desc>
          <draw:polygon draw:style-name="gr2" draw:text-style-name="P6" draw:layer="layout" svg:width="8.069cm" svg:height="1.849cm" svg:x="5.238cm" svg:y="0.756cm" svg:viewBox="0 0 8070 1850" draw:points="4034,1850 0,1850 0,0 8070,0 8070,1850">
            <text:p/>
          </draw:polygon>
          <draw:path draw:style-name="gr3" draw:text-style-name="P7" draw:layer="layout" svg:width="0.515cm" svg:height="0.182cm" svg:x="5.243cm" svg:y="1.4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058cm" svg:y="0.717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9.473cm" svg:y="0.73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176cm" svg:height="0.032cm" svg:x="7.01cm" svg:y="1.56cm" svg:viewBox="0 0 5177 33" draw:points="2587,33 0,33 0,0 5177,0 5177,33">
            <text:p/>
          </draw:polygon>
          <draw:path draw:style-name="gr3" draw:text-style-name="P7" draw:layer="layout" svg:width="0.705cm" svg:height="0.928cm" svg:x="7.095cm" svg:y="1.715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4.401cm" svg:height="0.032cm" svg:x="7.783cm" svg:y="1.715cm" svg:viewBox="0 0 4402 33" draw:points="2202,33 0,33 0,0 4402,0 4402,33">
            <text:p/>
          </draw:polygon>
          <draw:path draw:style-name="gr3" draw:text-style-name="P7" draw:layer="layout" svg:width="0.18cm" svg:height="0.773cm" svg:x="7.861cm" svg:y="1.82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8.107cm" svg:y="2.0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8.762cm" svg:y="2.19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9.51cm" svg:y="1.893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19 38-37 0-19-14-39-38-39-13 0-39 5-39 42 0 67 53 141 141 141 90 0 169-74 169-172z">
            <text:p/>
          </draw:path>
          <draw:path draw:style-name="gr3" draw:text-style-name="P7" draw:layer="layout" svg:width="0.18cm" svg:height="0.773cm" svg:x="9.902cm" svg:y="1.82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0.193cm" svg:y="1.82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742cm" svg:y="2.199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11.472cm" svg:y="1.884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24cm" svg:height="0.36cm" svg:x="11.872cm" svg:y="1.82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565cm" svg:y="1.233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12.96cm" svg:y="1.4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285" draw:id="id285">
          <svg:title>TexMaths</svg:title>
          <svg:desc>24§display§\text {I}§svg§600§FALSE§</svg:desc>
          <draw:polygon draw:style-name="gr2" draw:text-style-name="P6" draw:layer="layout" svg:width="0.197cm" svg:height="0.493cm" svg:x="4.645cm" svg:y="3.546cm" svg:viewBox="0 0 198 494" draw:points="100,494 0,494 0,0 198,0 198,494">
            <text:p/>
          </draw:polygon>
          <draw:path draw:style-name="gr3" draw:text-style-name="P7" draw:layer="layout" svg:width="0.258cm" svg:height="0.577cm" svg:x="4.626cm" svg:y="3.5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84" draw:id="id284">
          <svg:title>TexMaths</svg:title>
          <svg:desc>26§display§\therefore§svg§600§FALSE§</svg:desc>
          <draw:polygon draw:style-name="gr2" draw:text-style-name="P6" draw:layer="layout" svg:width="0.49cm" svg:height="0.402cm" svg:x="3.507cm" svg:y="3.62cm" svg:viewBox="0 0 491 403" draw:points="246,403 0,403 0,0 491,0 491,403">
            <text:p/>
          </draw:polygon>
          <draw:path draw:style-name="gr3" draw:text-style-name="P7" draw:layer="layout" svg:width="0.555cm" svg:height="0.493cm" svg:x="3.488cm" svg:y="3.5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86" draw:id="id286">
          <svg:title>TexMaths</svg:title>
          <svg:desc>22§display§= \log \left[ (x - 5) + \sqrt{x^2 - 10x + 9} \right] \ + \ c §svg§600§FALSE§</svg:desc>
          <draw:polygon draw:style-name="gr2" draw:text-style-name="P6" draw:layer="layout" svg:width="12.764cm" svg:height="1.315cm" svg:x="5.237cm" svg:y="3.158cm" svg:viewBox="0 0 12765 1316" draw:points="6382,1316 0,1316 0,0 12765,0 12765,1316">
            <text:p/>
          </draw:polygon>
          <draw:path draw:style-name="gr3" draw:text-style-name="P7" draw:layer="layout" svg:width="0.515cm" svg:height="0.182cm" svg:x="5.242cm" svg:y="3.72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6.04cm" svg:y="3.47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6.251cm" svg:y="3.661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5cm" svg:height="0.511cm" svg:x="6.638cm" svg:y="3.658cm" svg:viewBox="0 0 356 512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7.317cm" svg:y="3.119cm" svg:viewBox="0 0 178 1393" draw:points="0,1393 178,1393 178,1358 37,1358 37,37 178,37 178,0 0,0">
            <text:p/>
          </draw:polygon>
          <draw:path draw:style-name="gr3" draw:text-style-name="P7" draw:layer="layout" svg:width="0.18cm" svg:height="0.774cm" svg:x="7.583cm" svg:y="3.429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86cm" svg:height="0.351cm" svg:x="7.829cm" svg:y="3.66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472cm" svg:height="0.032cm" svg:x="8.486cm" svg:y="3.80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3cm" svg:x="9.234cm" svg:y="3.494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1 141 141 90 0 169-74 169-173z">
            <text:p/>
          </draw:path>
          <draw:path draw:style-name="gr3" draw:text-style-name="P7" draw:layer="layout" svg:width="0.18cm" svg:height="0.774cm" svg:x="9.625cm" svg:y="3.429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515cm" svg:height="0.517cm" svg:x="10.096cm" svg:y="3.55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0.913cm" svg:y="3.218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4.281cm" svg:height="0.032cm" svg:x="11.601cm" svg:y="3.218cm" svg:viewBox="0 0 4282 33" draw:points="2142,33 0,33 0,0 4282,0 4282,33">
            <text:p/>
          </draw:polygon>
          <draw:path draw:style-name="gr3" draw:text-style-name="P7" draw:layer="layout" svg:width="0.386cm" svg:height="0.351cm" svg:x="11.622cm" svg:y="3.66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24cm" svg:height="0.36cm" svg:x="12.076cm" svg:y="3.42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625cm" svg:y="3.80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3.403cm" svg:y="3.49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3cm" svg:x="13.75cm" svg:y="3.494cm" svg:viewBox="0 0 327 534" svg:d="M327 269c0-63-3-125-31-183-36-74-99-86-132-86-46 0-104 19-136 92-24 54-28 114-28 177 0 59 4 127 35 187 34 62 90 78 129 78 42 0 100-16 135-90 25-53 28-115 28-175zM164 518c-30 0-78-20-90-95-9-46-9-118-9-164 0-49 0-101 5-143 16-91 74-98 94-98 24 0 77 14 91 89 7 44 7 103 7 152 0 58 0 111-9 160-10 74-54 99-89 99z">
            <text:p/>
          </draw:path>
          <draw:path draw:style-name="gr3" draw:text-style-name="P7" draw:layer="layout" svg:width="0.386cm" svg:height="0.351cm" svg:x="14.13cm" svg:y="3.66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515cm" svg:height="0.517cm" svg:x="14.764cm" svg:y="3.55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3cm" svg:x="15.526cm" svg:y="3.494cm" svg:viewBox="0 0 322 534" svg:d="M253 269v25c0 183-81 218-126 218-14 0-55-1-76-28 33 0 41-23 41-35 0-25-20-37-37-37-13 0-36 7-36 39 0 51 43 83 108 83 100 0 195-106 195-272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olygon draw:style-name="gr3" draw:text-style-name="P7" draw:layer="layout" svg:width="0.177cm" svg:height="1.392cm" svg:x="15.896cm" svg:y="3.119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16.719cm" svg:y="3.55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7.738cm" svg:y="3.667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283" draw:id="id283">
          <svg:title>TexMaths</svg:title>
          <svg:desc>22§display§= \log \left[ (x - 5) + \sqrt{(x - 5)^2 - 4^2} \right] \ + \ c §svg§600§FALSE§</svg:desc>
          <draw:polygon draw:style-name="gr2" draw:text-style-name="P6" draw:layer="layout" svg:width="12.883cm" svg:height="1.315cm" svg:x="13.94cm" svg:y="1.059cm" svg:viewBox="0 0 12884 1316" draw:points="6441,1316 0,1316 0,0 12884,0 12884,1316">
            <text:p/>
          </draw:polygon>
          <draw:path draw:style-name="gr3" draw:text-style-name="P7" draw:layer="layout" svg:width="0.515cm" svg:height="0.182cm" svg:x="13.945cm" svg:y="1.62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14.743cm" svg:y="1.37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4.954cm" svg:y="1.562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5cm" svg:height="0.511cm" svg:x="15.341cm" svg:y="1.559cm" svg:viewBox="0 0 356 512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6.02cm" svg:y="1.02cm" svg:viewBox="0 0 178 1393" draw:points="0,1393 178,1393 178,1358 37,1358 37,37 178,37 178,0 0,0">
            <text:p/>
          </draw:polygon>
          <draw:path draw:style-name="gr3" draw:text-style-name="P7" draw:layer="layout" svg:width="0.18cm" svg:height="0.774cm" svg:x="16.286cm" svg:y="1.33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86cm" svg:height="0.351cm" svg:x="16.532cm" svg:y="1.568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472cm" svg:height="0.032cm" svg:x="17.189cm" svg:y="1.70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3cm" svg:x="17.937cm" svg:y="1.395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1 141 141 90 0 169-74 169-173z">
            <text:p/>
          </draw:path>
          <draw:path draw:style-name="gr3" draw:text-style-name="P7" draw:layer="layout" svg:width="0.18cm" svg:height="0.774cm" svg:x="18.327cm" svg:y="1.33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515cm" svg:height="0.517cm" svg:x="18.799cm" svg:y="1.45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9.616cm" svg:y="1.18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4.401cm" svg:height="0.032cm" svg:x="20.304cm" svg:y="1.18cm" svg:viewBox="0 0 4402 33" draw:points="2202,33 0,33 0,0 4402,0 4402,33">
            <text:p/>
          </draw:polygon>
          <draw:path draw:style-name="gr3" draw:text-style-name="P7" draw:layer="layout" svg:width="0.18cm" svg:height="0.774cm" svg:x="20.38cm" svg:y="1.33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86cm" svg:height="0.351cm" svg:x="20.626cm" svg:y="1.568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472cm" svg:height="0.032cm" svg:x="21.282cm" svg:y="1.70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3cm" svg:x="22.029cm" svg:y="1.395cm" svg:viewBox="0 0 310 534" svg:d="M310 361c0-92-64-171-148-171-37 0-70 13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1 141 141 90 0 169-74 169-173z">
            <text:p/>
          </draw:path>
          <draw:path draw:style-name="gr3" draw:text-style-name="P7" draw:layer="layout" svg:width="0.18cm" svg:height="0.774cm" svg:x="22.421cm" svg:y="1.33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24cm" svg:height="0.36cm" svg:x="22.711cm" svg:y="1.326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3.26cm" svg:y="1.702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23.991cm" svg:y="1.386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4cm" svg:height="0.36cm" svg:x="24.39cm" svg:y="1.326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24.718cm" svg:y="1.02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25.541cm" svg:y="1.45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6.56cm" svg:y="1.568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287" draw:id="id287">
          <svg:title>TexMaths</svg:title>
          <svg:desc>26§display§\text {(11)}§svg§600§FALSE§</svg:desc>
          <draw:polygon draw:style-name="gr2" draw:text-style-name="P6" draw:layer="layout" svg:width="1.443cm" svg:height="0.823cm" svg:x="1.22cm" svg:y="5.554cm" svg:viewBox="0 0 1444 824" draw:points="722,824 0,824 0,0 1444,0 1444,824">
            <text:p/>
          </draw:polygon>
          <draw:path draw:style-name="gr3" draw:text-style-name="P7" draw:layer="layout" svg:width="0.213cm" svg:height="0.914cm" svg:x="1.264cm" svg:y="5.508cm" svg:viewBox="0 0 214 915" svg:d="M214 907c0-2 0-4-16-21-115-114-144-287-144-428 0-159 35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03cm" svg:height="0.61cm" svg:x="1.611cm" svg:y="5.585cm" svg:viewBox="0 0 304 611" svg:d="M189 23c0-21 0-23-20-23-59 58-140 58-169 58v29c19 0 73 0 121-25v477c0 33-2 43-86 43h-29v29c31-4 113-4 148-4 37 0 117 0 150 4v-29h-29c-84 0-86-10-86-43z">
            <text:p/>
          </draw:path>
          <draw:path draw:style-name="gr3" draw:text-style-name="P7" draw:layer="layout" svg:width="0.303cm" svg:height="0.61cm" svg:x="2.069cm" svg:y="5.585cm" svg:viewBox="0 0 304 611" svg:d="M189 23c0-21 0-23-20-23-59 58-140 58-169 58v29c19 0 73 0 121-25v477c0 33-2 43-86 43h-29v29c31-4 113-4 148-4 37 0 117 0 150 4v-29h-29c-84 0-86-10-86-43z">
            <text:p/>
          </draw:path>
          <draw:path draw:style-name="gr3" draw:text-style-name="P7" draw:layer="layout" svg:width="0.213cm" svg:height="0.914cm" svg:x="2.496cm" svg:y="5.50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88" draw:id="id288">
          <svg:title>TexMaths</svg:title>
          <svg:desc>24§display§\text {Let,}§svg§600§FALSE§</svg:desc>
          <draw:polygon draw:style-name="gr2" draw:text-style-name="P6" draw:layer="layout" svg:width="1.318cm" svg:height="0.655cm" svg:x="2.937cm" svg:y="5.647cm" svg:viewBox="0 0 1319 656" draw:points="659,656 0,656 0,0 1319,0 1319,656">
            <text:p/>
          </draw:polygon>
          <draw:path draw:style-name="gr3" draw:text-style-name="P7" draw:layer="layout" svg:width="0.464cm" svg:height="0.577cm" svg:x="2.922cm" svg:y="5.6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446cm" svg:y="5.8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813cm" svg:y="5.6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197cm" svg:y="6.0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89" draw:id="id289">
          <svg:title>TexMaths</svg:title>
          <svg:desc>24§display§\text {I}§svg§600§FALSE§</svg:desc>
          <draw:polygon draw:style-name="gr2" draw:text-style-name="P6" draw:layer="layout" svg:width="0.197cm" svg:height="0.493cm" svg:x="4.743cm" svg:y="5.647cm" svg:viewBox="0 0 198 494" draw:points="100,494 0,494 0,0 198,0 198,494">
            <text:p/>
          </draw:polygon>
          <draw:path draw:style-name="gr3" draw:text-style-name="P7" draw:layer="layout" svg:width="0.258cm" svg:height="0.577cm" svg:x="4.724cm" svg:y="5.6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90" draw:id="id290">
          <svg:title>TexMaths</svg:title>
          <svg:desc>22§display§= \int \frac{ 1 }{ \sqrt{4x^2 +28x + 13} }\ dx§svg§600§FALSE§</svg:desc>
          <draw:polygon draw:style-name="gr2" draw:text-style-name="P6" draw:layer="layout" svg:width="8.593cm" svg:height="1.695cm" svg:x="5.329cm" svg:y="5.057cm" svg:viewBox="0 0 8594 1696" draw:points="4296,1696 0,1696 0,0 8594,0 8594,1696">
            <text:p/>
          </draw:polygon>
          <draw:path draw:style-name="gr3" draw:text-style-name="P7" draw:layer="layout" svg:width="0.515cm" svg:height="0.182cm" svg:x="5.334cm" svg:y="5.7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149cm" svg:y="5.018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826cm" svg:y="5.03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5.7cm" svg:height="0.032cm" svg:x="7.101cm" svg:y="5.861cm" svg:viewBox="0 0 5701 33" draw:points="2850,33 0,33 0,0 5701,0 5701,33">
            <text:p/>
          </draw:polygon>
          <draw:path draw:style-name="gr3" draw:text-style-name="P7" draw:layer="layout" svg:width="0.604cm" svg:height="0.774cm" svg:x="7.158cm" svg:y="6.016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5.054cm" svg:height="0.032cm" svg:x="7.746cm" svg:y="6.016cm" svg:viewBox="0 0 5055 33" draw:points="2527,33 0,33 0,0 5055,0 5055,33">
            <text:p/>
          </draw:polygon>
          <draw:path draw:style-name="gr3" draw:text-style-name="P7" draw:layer="layout" svg:width="0.344cm" svg:height="0.524cm" svg:x="7.767cm" svg:y="6.168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8.154cm" svg:y="6.3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24cm" svg:height="0.36cm" svg:x="8.608cm" svg:y="6.1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136cm" svg:y="6.24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9.905cm" svg:y="6.17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21cm" svg:height="0.532cm" svg:x="10.285cm" svg:y="6.177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6-16-16-28-23-77-55zM130 269l95 60c21 14 58 37 58 85 0 58-58 98-121 98-67 0-123-47-123-112 0-46 24-95 91-131z">
            <text:p/>
          </draw:path>
          <draw:path draw:style-name="gr3" draw:text-style-name="P7" draw:layer="layout" svg:width="0.386cm" svg:height="0.351cm" svg:x="10.662cm" svg:y="6.3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515cm" svg:height="0.517cm" svg:x="11.297cm" svg:y="6.24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2.095cm" svg:y="6.17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2.445cm" svg:y="6.177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3.181cm" svg:y="5.534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13.575cm" svg:y="5.7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</draw:g>
        <draw:g xml:id="id292" draw:id="id292">
          <svg:title>TexMaths</svg:title>
          <svg:desc>18§display§\left[  \text {Part of Denominator is expressed in}§svg§600§FALSE§</svg:desc>
          <draw:polygon draw:style-name="gr2" draw:text-style-name="P6" draw:layer="layout" svg:width="10.079cm" svg:height="0.57cm" svg:x="16.537cm" svg:y="5.75cm" svg:viewBox="0 0 10080 571" draw:points="5040,571 0,571 0,0 10080,0 10080,571">
            <text:p/>
          </draw:polygon>
          <draw:polygon draw:style-name="gr3" draw:text-style-name="P7" draw:layer="layout" svg:width="0.087cm" svg:height="0.633cm" svg:x="16.58cm" svg:y="5.718cm" svg:viewBox="0 0 88 634" draw:points="88,634 88,610 26,610 26,26 88,26 88,0 0,0 0,634">
            <text:p/>
          </draw:polygon>
          <draw:path draw:style-name="gr3" draw:text-style-name="P7" draw:layer="layout" svg:width="0.373cm" svg:height="0.433cm" svg:x="16.703cm" svg:y="5.76cm" svg:viewBox="0 0 374 434" svg:d="M122 233h107c76 0 145-51 145-115 0-62-63-118-149-118h-225v20h16c49 0 49 7 49 29v336c0 23 0 29-49 29h-16v20c22-2 69-2 94-2 24 0 72 0 93 2v-20h-14c-49 0-51-6-51-29zM120 216v-171c0-21 1-25 31-25h56c101 0 101 66 101 98 0 30 0 98-101 98z">
            <text:p/>
          </draw:path>
          <draw:path draw:style-name="gr3" draw:text-style-name="P7" draw:layer="layout" svg:width="0.286cm" svg:height="0.292cm" svg:x="17.12cm" svg:y="5.9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17.428cm" svg:y="5.913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7.67cm" svg:y="5.803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18.133cm" svg:y="5.9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5cm" svg:height="0.447cm" svg:x="18.452cm" svg:y="5.747cm" svg:viewBox="0 0 206 448" svg:d="M91 174v-73c0-56 30-87 59-87 1 0 10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425cm" svg:height="0.433cm" svg:x="18.858cm" svg:y="5.76cm" svg:viewBox="0 0 426 434" svg:d="M0 0v20h16c49 0 49 7 49 29v336c0 23 0 29-49 29h-16v20h232c106 0 194-94 194-214 0-121-85-220-194-220zM151 414c-30 0-31-5-31-25v-344c0-21 1-25 31-25h64c38 0 83 13 115 59 27 38 33 92 33 141 0 71-12 109-35 140-13 18-49 54-113 54z">
            <text:p/>
          </draw:path>
          <draw:path draw:style-name="gr3" draw:text-style-name="P7" draw:layer="layout" svg:width="0.245cm" svg:height="0.292cm" svg:x="19.336cm" svg:y="5.9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19.62cm" svg:y="5.913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19.969cm" svg:y="5.9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20.288cm" svg:y="5.913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20.815cm" svg:y="5.77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0.991cm" svg:y="5.913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21.348cm" svg:y="5.91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98cm" svg:height="0.397cm" svg:x="21.651cm" svg:y="5.803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21.903cm" svg:y="5.9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22.218cm" svg:y="5.913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22.68cm" svg:y="5.77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22.856cm" svg:y="5.9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3.314cm" svg:y="5.9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23.585cm" svg:y="5.92cm" svg:viewBox="0 0 320 274" svg:d="M174 125c20-24 43-56 59-72 20-23 46-33 75-33v-20c-16 1-34 1-52 1s-52-1-60-1v20c13 2 19 9 19 19s-8 19-11 23l-38 49-51-63c-6-8-6-9-6-12 0-10 11-16 23-16v-20c-17 0-59 1-69 1-13 0-43 0-60-1v20c45 0 46 0 75 39l63 82-59 75c-32 38-69 39-82 39v19c16-2 36-2 53-2 18 0 45 2 61 2v-19c-15-3-19-10-19-20 0-15 19-35 56-81l49 64c6 7 13 17 13 21 0 6-6 15-23 16v19c20 0 55-2 69-2 17 0 42 0 61 2v-19c-33 0-45-1-59-20z">
            <text:p/>
          </draw:path>
          <draw:path draw:style-name="gr3" draw:text-style-name="P7" draw:layer="layout" svg:width="0.313cm" svg:height="0.402cm" svg:x="23.929cm" svg:y="5.913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24.28cm" svg:y="5.913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4.528cm" svg:y="5.9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24.812cm" svg:y="5.9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25.062cm" svg:y="5.9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5.308cm" svg:y="5.9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25.593cm" svg:y="5.754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136cm" svg:height="0.424cm" svg:x="26.155cm" svg:y="5.77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6.329cm" svg:y="5.913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</draw:g>
        <draw:g xml:id="id293" draw:id="id293">
          <svg:title>TexMaths</svg:title>
          <svg:desc>18§display§\left  \text {the form of } a^2 + 2ab + b^2 = (a + b)^2 \right]§svg§600§FALSE§</svg:desc>
          <draw:polygon draw:style-name="gr2" draw:text-style-name="P6" draw:layer="layout" svg:width="10.018cm" svg:height="0.714cm" svg:x="17.058cm" svg:y="6.45cm" svg:viewBox="0 0 10019 715" draw:points="5010,715 0,715 0,0 10019,0 10019,715">
            <text:p/>
          </draw:polygon>
          <draw:path draw:style-name="gr3" draw:text-style-name="P7" draw:layer="layout" svg:width="0.199cm" svg:height="0.397cm" svg:x="17.038cm" svg:y="6.58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7.293cm" svg:y="6.53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1cm" svg:x="17.641cm" svg:y="6.69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205cm" svg:height="0.447cm" svg:x="18.137cm" svg:y="6.527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81cm" svg:height="0.291cm" svg:x="18.327cm" svg:y="6.69cm" svg:viewBox="0 0 282 292" svg:d="M282 148c0-80-65-148-141-148-79 0-141 69-141 148 0 83 66 144 141 144 76 0 141-63 141-144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18.644cm" svg:y="6.693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494cm" svg:height="0.28cm" svg:x="18.894cm" svg:y="6.693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1cm" svg:height="0.291cm" svg:x="19.628cm" svg:y="6.69cm" svg:viewBox="0 0 282 292" svg:d="M282 148c0-80-65-148-141-148-79 0-141 69-141 148 0 83 66 144 141 144 76 0 141-63 141-144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19.948cm" svg:y="6.527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9cm" svg:height="0.287cm" svg:x="20.357cm" svg:y="6.693cm" svg:viewBox="0 0 291 288" svg:d="M212 40c-12-23-31-40-59-40-74 0-153 94-153 186 0 60 35 102 85 102 13 0 45-3 82-47 6 26 27 47 58 47 23 0 37-14 47-34 10-23 19-62 19-64 0-6-6-6-7-6-6 0-8 2-9 12-11 40-23 78-49 78-17 0-19-16-19-29 0-14 2-19 9-48 7-26 7-33 13-56l23-89c4-19 4-19 4-22 0-11-7-17-17-17-16 0-26 14-27 27zM170 206c-3 12-3 12-12 23-28 35-54 45-72 45-31 0-41-35-41-59 0-32 20-111 36-140 18-38 47-61 73-61 42 0 50 52 50 57 0 2-1 7-2 10z">
            <text:p/>
          </draw:path>
          <draw:path draw:style-name="gr3" draw:text-style-name="P7" draw:layer="layout" svg:width="0.196cm" svg:height="0.294cm" svg:x="20.694cm" svg:y="6.418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423cm" svg:x="21.126cm" svg:y="6.60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52cm" svg:height="0.423cm" svg:x="21.755cm" svg:y="6.552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3" draw:text-style-name="P7" draw:layer="layout" svg:width="0.29cm" svg:height="0.287cm" svg:x="22.065cm" svg:y="6.693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234cm" svg:height="0.447cm" svg:x="22.403cm" svg:y="6.535cm" svg:viewBox="0 0 235 448" svg:d="M122 7c0-1 0-7-8-7-15 0-61 6-78 6-4 1-12 1-12 13 0 8 6 8 15 8 32 0 33 5 33 10s-6 26-10 39l-52 208c-7 32-10 42-10 65 0 59 33 99 81 99 75 0 154-95 154-186 0-59-35-102-85-102-29 0-56 19-75 39zM62 246c4-13 4-14 10-21 32-42 60-51 76-51 23 0 41 19 41 59 0 38-22 111-33 136-21 42-51 65-75 65-22 0-42-18-42-64 0-13 0-24 10-65z">
            <text:p/>
          </draw:path>
          <draw:path draw:style-name="gr3" draw:text-style-name="P7" draw:layer="layout" svg:width="0.421cm" svg:height="0.423cm" svg:x="22.821cm" svg:y="6.60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3.449cm" svg:y="6.535cm" svg:viewBox="0 0 235 448" svg:d="M122 7c0-1 0-7-8-7-15 0-61 6-78 6-4 1-12 1-12 13 0 8 6 8 15 8 32 0 32 5 32 10s-5 26-9 39l-52 208c-7 32-10 42-10 65 0 59 33 99 81 99 75 0 154-95 154-186 0-59-35-102-85-102-29 0-56 19-75 39zM62 246c4-13 4-14 10-21 32-42 59-51 76-51 23 0 41 19 41 59 0 38-22 111-33 136-21 42-51 65-75 65-22 0-44-18-44-64 0-13 0-24 12-65z">
            <text:p/>
          </draw:path>
          <draw:path draw:style-name="gr3" draw:text-style-name="P7" draw:layer="layout" svg:width="0.196cm" svg:height="0.294cm" svg:x="23.718cm" svg:y="6.418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149cm" svg:x="24.184cm" svg:y="6.741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7cm" svg:height="0.633cm" svg:x="24.88cm" svg:y="6.49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29cm" svg:height="0.287cm" svg:x="25.089cm" svg:y="6.693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421cm" svg:height="0.423cm" svg:x="25.574cm" svg:y="6.60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6.2cm" svg:y="6.535cm" svg:viewBox="0 0 235 448" svg:d="M122 7c0-1 0-7-8-7-15 0-61 6-78 6-4 1-12 1-12 13 0 8 6 8 15 8 32 0 33 5 33 10s-6 26-10 39l-52 208c-7 32-10 42-10 65 0 59 33 99 81 99 75 0 154-95 154-186 0-59-35-102-85-102-29 0-56 19-75 39zM62 246c4-13 4-14 10-21 32-42 59-51 76-51 23 0 41 19 41 59 0 38-22 111-33 136-21 42-51 65-75 65-22 0-42-18-42-64 0-13 0-24 10-65z">
            <text:p/>
          </draw:path>
          <draw:path draw:style-name="gr3" draw:text-style-name="P7" draw:layer="layout" svg:width="0.147cm" svg:height="0.633cm" svg:x="26.478cm" svg:y="6.499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196cm" svg:height="0.294cm" svg:x="26.716cm" svg:y="6.418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olygon draw:style-name="gr3" draw:text-style-name="P7" draw:layer="layout" svg:width="0.121cm" svg:height="0.76cm" svg:x="26.987cm" svg:y="6.435cm" svg:viewBox="0 0 122 761" draw:points="122,761 122,0 0,0 0,26 98,26 98,735 0,735 0,761">
            <text:p/>
          </draw:polygon>
        </draw:g>
        <draw:g xml:id="id291" draw:id="id291">
          <svg:title>TexMaths</svg:title>
          <svg:desc>22§display§= \int \frac{ 1 }{ \sqrt{(2x)^2 +2(2x)(7) + 49 + 13 - 49} }\ dx§svg§600§FALSE§</svg:desc>
          <draw:polygon draw:style-name="gr2" draw:text-style-name="P6" draw:layer="layout" svg:width="14.349cm" svg:height="1.849cm" svg:x="5.33cm" svg:y="7.159cm" svg:viewBox="0 0 14350 1850" draw:points="7176,1850 0,1850 0,0 14350,0 14350,1850">
            <text:p/>
          </draw:polygon>
          <draw:path draw:style-name="gr3" draw:text-style-name="P7" draw:layer="layout" svg:width="0.515cm" svg:height="0.182cm" svg:x="5.335cm" svg:y="7.8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5cm" svg:y="7.12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2.705cm" svg:y="7.13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1.455cm" svg:height="0.032cm" svg:x="7.102cm" svg:y="7.963cm" svg:viewBox="0 0 11456 33" draw:points="5729,33 0,33 0,0 11456,0 11456,33">
            <text:p/>
          </draw:polygon>
          <draw:path draw:style-name="gr3" draw:text-style-name="P7" draw:layer="layout" svg:width="0.705cm" svg:height="0.928cm" svg:x="7.187cm" svg:y="8.118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10.682cm" svg:height="0.032cm" svg:x="7.875cm" svg:y="8.118cm" svg:viewBox="0 0 10683 33" draw:points="5342,33 0,33 0,0 10683,0 10683,33">
            <text:p/>
          </draw:polygon>
          <draw:path draw:style-name="gr3" draw:text-style-name="P7" draw:layer="layout" svg:width="0.18cm" svg:height="0.773cm" svg:x="7.952cm" svg:y="8.2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8.215cm" svg:y="8.296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8.586cm" svg:y="8.4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9.049cm" svg:y="8.23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9.339cm" svg:y="8.22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867cm" svg:y="8.35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0.636cm" svg:y="8.296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18cm" svg:height="0.773cm" svg:x="11.061cm" svg:y="8.2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1.323cm" svg:y="8.296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11.694cm" svg:y="8.4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2.157cm" svg:y="8.23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18cm" svg:height="0.773cm" svg:x="12.49cm" svg:y="8.2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32cm" svg:height="0.541cm" svg:x="12.757cm" svg:y="8.287cm" svg:viewBox="0 0 333 542" svg:d="M326 53c7-11 7-13 7-28h-189c-95 0-96-11-98-25h-20l-26 160h19c2-12 9-61 20-70 5-6 67-6 75-6h162c-8 13-70 97-88 124-68 103-95 211-95 290 0 9 0 44 35 44 37 0 37-35 37-44v-39c0-42 2-86 9-126 2-18 13-85 48-134z">
            <text:p/>
          </draw:path>
          <draw:path draw:style-name="gr3" draw:text-style-name="P7" draw:layer="layout" svg:width="0.18cm" svg:height="0.773cm" svg:x="13.145cm" svg:y="8.23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515cm" svg:height="0.516cm" svg:x="13.618cm" svg:y="8.35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3cm" svg:x="14.37cm" svg:y="8.287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321cm" svg:height="0.532cm" svg:x="14.766cm" svg:y="8.296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515cm" svg:height="0.516cm" svg:x="15.336cm" svg:y="8.35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6.135cm" svg:y="8.29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6.485cm" svg:y="8.296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472cm" svg:height="0.032cm" svg:x="17.075cm" svg:y="8.602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17.805cm" svg:y="8.287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321cm" svg:height="0.532cm" svg:x="18.203cm" svg:y="8.296cm" svg:viewBox="0 0 322 533" svg:d="M253 269v25c0 183-81 218-126 218-14 0-55-2-76-28 33 0 41-23 41-35 0-25-20-37-37-37-13 0-36 7-36 39 0 51 43 82 108 82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9cm" svg:height="0.546cm" svg:x="18.939cm" svg:y="7.636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9.333cm" svg:y="7.8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294" draw:id="id294">
          <svg:title>TexMaths</svg:title>
          <svg:desc>22§display§= \int \frac{ 1 }{ \sqrt{( 2x + 7 )^2 - (6)^2 } }\ dx§svg§600§FALSE§</svg:desc>
          <draw:polygon draw:style-name="gr2" draw:text-style-name="P6" draw:layer="layout" svg:width="9.055cm" svg:height="1.849cm" svg:x="5.333cm" svg:y="9.461cm" svg:viewBox="0 0 9056 1850" draw:points="4528,1850 0,1850 0,0 9056,0 9056,1850">
            <text:p/>
          </draw:polygon>
          <draw:path draw:style-name="gr3" draw:text-style-name="P7" draw:layer="layout" svg:width="0.515cm" svg:height="0.182cm" svg:x="5.338cm" svg:y="10.1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53cm" svg:y="9.422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0.062cm" svg:y="9.43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6.162cm" svg:height="0.032cm" svg:x="7.105cm" svg:y="10.265cm" svg:viewBox="0 0 6163 33" draw:points="3082,33 0,33 0,0 6163,0 6163,33">
            <text:p/>
          </draw:polygon>
          <draw:path draw:style-name="gr3" draw:text-style-name="P7" draw:layer="layout" svg:width="0.705cm" svg:height="0.928cm" svg:x="7.19cm" svg:y="10.42cm" svg:viewBox="0 0 706 929" svg:d="M243 929c24 0 24 0 33-16l424-883c6-11 6-12 6-14 0-9-7-16-16-16-11 0-14 7-18 16l-399 832-166-383-107 82 12 13 55-43z">
            <text:p/>
          </draw:path>
          <draw:polygon draw:style-name="gr3" draw:text-style-name="P7" draw:layer="layout" svg:width="5.389cm" svg:height="0.032cm" svg:x="7.878cm" svg:y="10.42cm" svg:viewBox="0 0 5390 33" draw:points="2694,33 0,33 0,0 5390,0 5390,33">
            <text:p/>
          </draw:polygon>
          <draw:path draw:style-name="gr3" draw:text-style-name="P7" draw:layer="layout" svg:width="0.18cm" svg:height="0.773cm" svg:x="7.955cm" svg:y="10.53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8.217cm" svg:y="10.59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8 7-59 7-74 7z">
            <text:p/>
          </draw:path>
          <draw:path draw:style-name="gr3" draw:text-style-name="P7" draw:layer="layout" svg:width="0.386cm" svg:height="0.351cm" svg:x="8.589cm" svg:y="10.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9.222cm" svg:y="10.66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32cm" svg:height="0.541cm" svg:x="9.995cm" svg:y="10.589cm" svg:viewBox="0 0 333 542" svg:d="M326 53c7-11 7-13 7-28h-189c-95 0-96-11-98-25h-20l-26 160h19c2-12 9-61 20-70 5-6 67-6 75-6h162c-8 13-70 97-88 124-68 103-95 211-95 290 0 9 0 44 35 44 37 0 37-35 37-44v-39c0-42 2-86 7-126 4-18 15-85 50-134z">
            <text:p/>
          </draw:path>
          <draw:path draw:style-name="gr3" draw:text-style-name="P7" draw:layer="layout" svg:width="0.18cm" svg:height="0.773cm" svg:x="10.384cm" svg:y="10.53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0.674cm" svg:y="10.52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223cm" svg:y="10.904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2.008cm" svg:y="10.53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2.265cm" svg:y="10.598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9-14-113 0-59 25-139 95-139 13 0 48 0 72 50 14 28 14 68 14 105s0 76-14 104c-23 48-59 51-77 51z">
            <text:p/>
          </draw:path>
          <draw:path draw:style-name="gr3" draw:text-style-name="P7" draw:layer="layout" svg:width="0.18cm" svg:height="0.773cm" svg:x="12.663cm" svg:y="10.53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2.953cm" svg:y="10.52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3.648cm" svg:y="9.938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14.041cm" svg:y="10.1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</draw:g>
        <draw:g xml:id="id297" draw:id="id297">
          <svg:title>TexMaths</svg:title>
          <svg:desc>24§display§\text {I}§svg§600§FALSE§</svg:desc>
          <draw:polygon draw:style-name="gr2" draw:text-style-name="P6" draw:layer="layout" svg:width="0.197cm" svg:height="0.493cm" svg:x="4.646cm" svg:y="14.046cm" svg:viewBox="0 0 198 494" draw:points="100,494 0,494 0,0 198,0 198,494">
            <text:p/>
          </draw:polygon>
          <draw:path draw:style-name="gr3" draw:text-style-name="P7" draw:layer="layout" svg:width="0.258cm" svg:height="0.577cm" svg:x="4.627cm" svg:y="14.0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96" draw:id="id296">
          <svg:title>TexMaths</svg:title>
          <svg:desc>26§display§\therefore§svg§600§FALSE§</svg:desc>
          <draw:polygon draw:style-name="gr2" draw:text-style-name="P6" draw:layer="layout" svg:width="0.49cm" svg:height="0.402cm" svg:x="3.508cm" svg:y="14.12cm" svg:viewBox="0 0 491 403" draw:points="246,403 0,403 0,0 491,0 491,403">
            <text:p/>
          </draw:polygon>
          <draw:path draw:style-name="gr3" draw:text-style-name="P7" draw:layer="layout" svg:width="0.555cm" svg:height="0.493cm" svg:x="3.489cm" svg:y="14.0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95" draw:id="id295">
          <svg:title>TexMaths</svg:title>
          <svg:desc>22§display§= \log \left[ (2x + 7) + \sqrt{(2x + 7)^2 - 6^2} \right] \left( \frac{1}{2} \right) \ + \ c §svg§600§FALSE§</svg:desc>
          <draw:polygon draw:style-name="gr2" draw:text-style-name="P6" draw:layer="layout" svg:width="15.496cm" svg:height="1.779cm" svg:x="5.334cm" svg:y="11.566cm" svg:viewBox="0 0 15497 1780" draw:points="7750,1780 0,1780 0,0 15497,0 15497,1780">
            <text:p/>
          </draw:polygon>
          <draw:path draw:style-name="gr3" draw:text-style-name="P7" draw:layer="layout" svg:width="0.515cm" svg:height="0.182cm" svg:x="5.339cm" svg:y="12.3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6.137cm" svg:y="12.11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6.348cm" svg:y="12.30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6.735cm" svg:y="12.29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177cm" svg:height="1.391cm" svg:x="7.414cm" svg:y="11.759cm" svg:viewBox="0 0 178 1392" draw:points="0,1392 178,1392 178,1357 37,1357 37,37 178,37 178,0 0,0">
            <text:p/>
          </draw:polygon>
          <draw:path draw:style-name="gr3" draw:text-style-name="P7" draw:layer="layout" svg:width="0.18cm" svg:height="0.773cm" svg:x="7.68cm" svg:y="12.06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7.944cm" svg:y="12.13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8.314cm" svg:y="12.3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8.949cm" svg:y="12.19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32cm" svg:height="0.541cm" svg:x="9.722cm" svg:y="12.125cm" svg:viewBox="0 0 333 542" svg:d="M326 53c7-11 7-13 7-28h-189c-95 0-96-11-98-25h-20l-26 160h19c2-12 9-61 20-70 5-6 67-6 75-6h162c-8 13-70 97-88 124-68 104-95 211-95 290 0 9 0 44 35 44 37 0 37-35 37-44v-39c0-42 2-86 9-126 2-18 13-85 48-134z">
            <text:p/>
          </draw:path>
          <draw:path draw:style-name="gr3" draw:text-style-name="P7" draw:layer="layout" svg:width="0.18cm" svg:height="0.773cm" svg:x="10.109cm" svg:y="12.06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516cm" svg:x="10.581cm" svg:y="12.19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705cm" svg:height="0.928cm" svg:x="11.396cm" svg:y="11.918cm" svg:viewBox="0 0 706 929" svg:d="M243 929c25 0 25 0 33-15l425-884c5-11 5-12 5-14 0-9-7-16-16-16-11 0-14 7-18 16l-399 832-166-383-107 82 12 13 55-43z">
            <text:p/>
          </draw:path>
          <draw:polygon draw:style-name="gr3" draw:text-style-name="P7" draw:layer="layout" svg:width="4.788cm" svg:height="0.032cm" svg:x="12.084cm" svg:y="11.918cm" svg:viewBox="0 0 4789 33" draw:points="2394,33 0,33 0,0 4789,0 4789,33">
            <text:p/>
          </draw:polygon>
          <draw:path draw:style-name="gr3" draw:text-style-name="P7" draw:layer="layout" svg:width="0.18cm" svg:height="0.773cm" svg:x="12.161cm" svg:y="12.06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2.423cm" svg:y="12.13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2.793cm" svg:y="12.3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3.428cm" svg:y="12.19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32cm" svg:height="0.541cm" svg:x="14.201cm" svg:y="12.125cm" svg:viewBox="0 0 333 542" svg:d="M326 53c7-11 7-13 7-28h-189c-95 0-96-11-98-25h-20l-26 160h19c2-12 9-61 20-70 5-6 67-6 75-6h162c-8 13-70 97-88 124-68 104-95 211-95 290 0 9 0 44 35 44 37 0 37-35 37-44v-39c0-42 2-86 7-126 4-18 15-85 50-134z">
            <text:p/>
          </draw:path>
          <draw:path draw:style-name="gr3" draw:text-style-name="P7" draw:layer="layout" svg:width="0.18cm" svg:height="0.773cm" svg:x="14.588cm" svg:y="12.06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4.881cm" svg:y="12.06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5.428cm" svg:y="12.43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6.171cm" svg:y="12.133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24cm" svg:height="0.36cm" svg:x="16.558cm" svg:y="12.06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177cm" svg:height="1.391cm" svg:x="16.885cm" svg:y="11.759cm" svg:viewBox="0 0 178 1392" draw:points="141,1357 0,1357 0,1392 178,1392 178,0 0,0 0,37 141,37">
            <text:p/>
          </draw:polygon>
          <draw:path draw:style-name="gr3" draw:text-style-name="P7" draw:layer="layout" svg:width="0.381cm" svg:height="1.856cm" svg:x="17.526cm" svg:y="11.527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8.096cm" svg:y="11.6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8.028cm" svg:y="12.439cm" svg:viewBox="0 0 389 33" draw:points="194,33 0,33 0,0 389,0 389,33">
            <text:p/>
          </draw:polygon>
          <draw:path draw:style-name="gr3" draw:text-style-name="P7" draw:layer="layout" svg:width="0.309cm" svg:height="0.516cm" svg:x="18.066cm" svg:y="12.66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18.534cm" svg:y="11.527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9.548cm" svg:y="12.19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0.567cm" svg:y="12.307cm" svg:viewBox="0 0 303 352" svg:d="M276 48c-12 0-23 0-35 12-12 10-12 24-12 30 0 17 12 26 28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draw:g xml:id="id298" draw:id="id298">
          <svg:title>TexMaths</svg:title>
          <svg:desc>22§display§= \frac{1}{2} \log \left[ (2x + 7) + \sqrt{4x^2 +28x + 13} \right]  \ + \ c §svg§600§FALSE§</svg:desc>
          <draw:polygon draw:style-name="gr2" draw:text-style-name="P6" draw:layer="layout" svg:width="14.625cm" svg:height="1.491cm" svg:x="5.335cm" svg:y="13.468cm" svg:viewBox="0 0 14626 1492" draw:points="7313,1492 0,1492 0,0 14626,0 14626,1492">
            <text:p/>
          </draw:polygon>
          <draw:path draw:style-name="gr3" draw:text-style-name="P7" draw:layer="layout" svg:width="0.515cm" svg:height="0.182cm" svg:x="5.34cm" svg:y="14.1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275cm" svg:y="13.42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6.204cm" svg:y="14.258cm" svg:viewBox="0 0 389 33" draw:points="194,33 0,33 0,0 389,0 389,33">
            <text:p/>
          </draw:polygon>
          <draw:path draw:style-name="gr3" draw:text-style-name="P7" draw:layer="layout" svg:width="0.309cm" svg:height="0.516cm" svg:x="6.243cm" svg:y="14.48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73cm" svg:height="0.537cm" svg:x="6.84cm" svg:y="13.93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7.049cm" svg:y="14.1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7.437cm" svg:y="14.11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olygon draw:style-name="gr3" draw:text-style-name="P7" draw:layer="layout" svg:width="0.177cm" svg:height="1.391cm" svg:x="8.116cm" svg:y="13.579cm" svg:viewBox="0 0 178 1392" draw:points="0,1392 178,1392 178,1356 37,1356 37,37 178,37 178,0 0,0">
            <text:p/>
          </draw:polygon>
          <draw:path draw:style-name="gr3" draw:text-style-name="P7" draw:layer="layout" svg:width="0.18cm" svg:height="0.773cm" svg:x="8.383cm" svg:y="13.88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8.646cm" svg:y="13.95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9.015cm" svg:y="14.1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9.651cm" svg:y="14.01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32cm" svg:height="0.541cm" svg:x="10.423cm" svg:y="13.944cm" svg:viewBox="0 0 333 542" svg:d="M326 53c7-11 7-13 7-28h-189c-95 0-96-11-98-25h-20l-26 160h19c2-12 9-61 20-70 5-6 67-6 75-6h162c-8 13-70 97-88 124-68 103-95 211-95 290 0 9 0 44 35 44 37 0 37-35 37-44v-39c0-42 2-86 7-127 4-17 15-84 50-133z">
            <text:p/>
          </draw:path>
          <draw:path draw:style-name="gr3" draw:text-style-name="P7" draw:layer="layout" svg:width="0.18cm" svg:height="0.773cm" svg:x="10.811cm" svg:y="13.88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515cm" svg:height="0.516cm" svg:x="11.282cm" svg:y="14.01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705cm" svg:height="0.928cm" svg:x="12.099cm" svg:y="13.677cm" svg:viewBox="0 0 706 929" svg:d="M243 929c25 0 25 0 33-16l425-883c5-11 5-12 5-14 0-9-7-16-16-16-11 0-14 7-18 16l-399 832-166-384-107 83 12 12 55-42z">
            <text:p/>
          </draw:path>
          <draw:polygon draw:style-name="gr3" draw:text-style-name="P7" draw:layer="layout" svg:width="5.054cm" svg:height="0.032cm" svg:x="12.787cm" svg:y="13.677cm" svg:viewBox="0 0 5055 33" draw:points="2527,33 0,33 0,0 5055,0 5055,33">
            <text:p/>
          </draw:polygon>
          <draw:path draw:style-name="gr3" draw:text-style-name="P7" draw:layer="layout" svg:width="0.344cm" svg:height="0.523cm" svg:x="12.808cm" svg:y="13.943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386cm" svg:height="0.351cm" svg:x="13.196cm" svg:y="14.1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3.65cm" svg:y="13.885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4.178cm" svg:y="14.01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14.945cm" svg:y="13.95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21cm" svg:height="0.532cm" svg:x="15.325cm" svg:y="13.951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3 14 58 37 58 84 0 58-58 99-121 99-67 0-123-48-123-113 0-45 24-95 91-130z">
            <text:p/>
          </draw:path>
          <draw:path draw:style-name="gr3" draw:text-style-name="P7" draw:layer="layout" svg:width="0.386cm" svg:height="0.351cm" svg:x="15.702cm" svg:y="14.1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6.337cm" svg:y="14.01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7.136cm" svg:y="13.95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7.487cm" svg:y="13.951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olygon draw:style-name="gr3" draw:text-style-name="P7" draw:layer="layout" svg:width="0.177cm" svg:height="1.391cm" svg:x="17.854cm" svg:y="13.579cm" svg:viewBox="0 0 178 1392" draw:points="141,1356 0,1356 0,1392 178,1392 178,0 0,0 0,37 141,37">
            <text:p/>
          </draw:polygon>
          <draw:path draw:style-name="gr3" draw:text-style-name="P7" draw:layer="layout" svg:width="0.515cm" svg:height="0.516cm" svg:x="18.678cm" svg:y="14.01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9.697cm" svg:y="14.126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81" smil:attributeName="visibility" smil:to="visible"/>
                  <anim:animate smil:dur="0.5s" smil:fill="hold" smil:targetElement="id281" smil:attributeName="x" smil:values="x;x" smil:keyTimes="0;1"/>
                  <anim:animate smil:dur="0.5s" smil:fill="hold" smil:targetElement="id28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2" smil:attributeName="visibility" smil:to="visible"/>
                  <anim:animate smil:dur="0.5s" smil:fill="hold" smil:targetElement="id282" smil:attributeName="x" smil:values="x;x" smil:keyTimes="0;1"/>
                  <anim:animate smil:dur="0.5s" smil:fill="hold" smil:targetElement="id2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3" smil:attributeName="visibility" smil:to="visible"/>
                  <anim:animate smil:dur="0.5s" smil:fill="hold" smil:targetElement="id283" smil:attributeName="x" smil:values="x;x" smil:keyTimes="0;1"/>
                  <anim:animate smil:dur="0.5s" smil:fill="hold" smil:targetElement="id2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4" smil:attributeName="visibility" smil:to="visible"/>
                  <anim:animate smil:dur="0.5s" smil:fill="hold" smil:targetElement="id284" smil:attributeName="x" smil:values="x;x" smil:keyTimes="0;1"/>
                  <anim:animate smil:dur="0.5s" smil:fill="hold" smil:targetElement="id28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85" smil:attributeName="visibility" smil:to="visible"/>
                  <anim:animate smil:dur="0.5s" smil:fill="hold" smil:targetElement="id285" smil:attributeName="x" smil:values="x;x" smil:keyTimes="0;1"/>
                  <anim:animate smil:dur="0.5s" smil:fill="hold" smil:targetElement="id2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6" smil:attributeName="visibility" smil:to="visible"/>
                  <anim:animate smil:dur="0.5s" smil:fill="hold" smil:targetElement="id286" smil:attributeName="x" smil:values="x;x" smil:keyTimes="0;1"/>
                  <anim:animate smil:dur="0.5s" smil:fill="hold" smil:targetElement="id2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87" smil:attributeName="visibility" smil:to="visible"/>
                  <anim:animate smil:dur="0.5s" smil:fill="hold" smil:targetElement="id287" smil:attributeName="width" smil:values="width*0.05;width" smil:keyTimes="0;1"/>
                  <anim:animate smil:dur="0.5s" smil:fill="hold" smil:targetElement="id287" smil:attributeName="height" smil:values="height;height" smil:keyTimes="0;1"/>
                  <anim:animate smil:dur="0.5s" smil:fill="hold" smil:targetElement="id287" smil:attributeName="x" smil:values="x-.2;x" smil:keyTimes="0;1"/>
                  <anim:animate smil:dur="0.5s" smil:fill="hold" smil:targetElement="id287" smil:attributeName="y" smil:values="y;y" smil:keyTimes="0;1"/>
                  <anim:transitionFilter smil:dur="0.5s" smil:targetElement="id28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88" smil:attributeName="visibility" smil:to="visible"/>
                  <anim:animate smil:dur="0.5s" smil:fill="hold" smil:targetElement="id288" smil:attributeName="width" smil:values="width*0.05;width" smil:keyTimes="0;1"/>
                  <anim:animate smil:dur="0.5s" smil:fill="hold" smil:targetElement="id288" smil:attributeName="height" smil:values="height;height" smil:keyTimes="0;1"/>
                  <anim:animate smil:dur="0.5s" smil:fill="hold" smil:targetElement="id288" smil:attributeName="x" smil:values="x-.2;x" smil:keyTimes="0;1"/>
                  <anim:animate smil:dur="0.5s" smil:fill="hold" smil:targetElement="id288" smil:attributeName="y" smil:values="y;y" smil:keyTimes="0;1"/>
                  <anim:transitionFilter smil:dur="0.5s" smil:targetElement="id28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89" smil:attributeName="visibility" smil:to="visible"/>
                  <anim:animate smil:dur="0.5s" smil:fill="hold" smil:targetElement="id289" smil:attributeName="width" smil:values="width*0.05;width" smil:keyTimes="0;1"/>
                  <anim:animate smil:dur="0.5s" smil:fill="hold" smil:targetElement="id289" smil:attributeName="height" smil:values="height;height" smil:keyTimes="0;1"/>
                  <anim:animate smil:dur="0.5s" smil:fill="hold" smil:targetElement="id289" smil:attributeName="x" smil:values="x-.2;x" smil:keyTimes="0;1"/>
                  <anim:animate smil:dur="0.5s" smil:fill="hold" smil:targetElement="id289" smil:attributeName="y" smil:values="y;y" smil:keyTimes="0;1"/>
                  <anim:transitionFilter smil:dur="0.5s" smil:targetElement="id289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0" smil:attributeName="visibility" smil:to="visible"/>
                  <anim:animate smil:dur="0.5s" smil:fill="hold" smil:targetElement="id290" smil:attributeName="x" smil:values="x;x" smil:keyTimes="0;1"/>
                  <anim:animate smil:dur="0.5s" smil:fill="hold" smil:targetElement="id2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1" smil:attributeName="visibility" smil:to="visible"/>
                  <anim:animate smil:dur="0.5s" smil:fill="hold" smil:targetElement="id291" smil:attributeName="x" smil:values="x;x" smil:keyTimes="0;1"/>
                  <anim:animate smil:dur="0.5s" smil:fill="hold" smil:targetElement="id2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92" smil:attributeName="visibility" smil:to="visible"/>
                  <anim:animate smil:dur="5s" smil:fill="hold" smil:targetElement="id292" smil:attributeName="x" smil:values="1+width/2;x" smil:keyTimes="0;1"/>
                  <anim:animate smil:dur="5s" smil:fill="hold" smil:targetElement="id292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93" smil:attributeName="visibility" smil:to="visible"/>
                  <anim:animate smil:dur="5s" smil:fill="hold" smil:targetElement="id293" smil:attributeName="x" smil:values="1+width/2;x" smil:keyTimes="0;1"/>
                  <anim:animate smil:dur="5s" smil:fill="hold" smil:targetElement="id29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4" smil:attributeName="visibility" smil:to="visible"/>
                  <anim:animate smil:dur="0.5s" smil:fill="hold" smil:targetElement="id294" smil:attributeName="x" smil:values="x;x" smil:keyTimes="0;1"/>
                  <anim:animate smil:dur="0.5s" smil:fill="hold" smil:targetElement="id2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5" smil:attributeName="visibility" smil:to="visible"/>
                  <anim:animate smil:dur="0.5s" smil:fill="hold" smil:targetElement="id295" smil:attributeName="x" smil:values="x;x" smil:keyTimes="0;1"/>
                  <anim:animate smil:dur="0.5s" smil:fill="hold" smil:targetElement="id2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6" smil:attributeName="visibility" smil:to="visible"/>
                  <anim:animate smil:dur="0.5s" smil:fill="hold" smil:targetElement="id296" smil:attributeName="x" smil:values="x;x" smil:keyTimes="0;1"/>
                  <anim:animate smil:dur="0.5s" smil:fill="hold" smil:targetElement="id29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97" smil:attributeName="visibility" smil:to="visible"/>
                  <anim:animate smil:dur="0.5s" smil:fill="hold" smil:targetElement="id297" smil:attributeName="x" smil:values="x;x" smil:keyTimes="0;1"/>
                  <anim:animate smil:dur="0.5s" smil:fill="hold" smil:targetElement="id2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8" smil:attributeName="visibility" smil:to="visible"/>
                  <anim:animate smil:dur="0.5s" smil:fill="hold" smil:targetElement="id298" smil:attributeName="x" smil:values="x;x" smil:keyTimes="0;1"/>
                  <anim:animate smil:dur="0.5s" smil:fill="hold" smil:targetElement="id29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9">
        <draw:frame presentation:style-name="pr9" draw:text-style-name="P11" draw:layer="layout" svg:width="26.4cm" svg:height="14.3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99" draw:id="id299">
          <svg:title>TexMaths</svg:title>
          <svg:desc>26§display§(12)§svg§600§FALSE§</svg:desc>
          <draw:polygon draw:style-name="gr2" draw:text-style-name="P6" draw:layer="layout" svg:width="1.443cm" svg:height="0.823cm" svg:x="1.914cm" svg:y="1.446cm" svg:viewBox="0 0 1444 824" draw:points="722,824 0,824 0,0 1444,0 1444,824">
            <text:p/>
          </draw:polygon>
          <draw:path draw:style-name="gr3" draw:text-style-name="P7" draw:layer="layout" svg:width="0.213cm" svg:height="0.914cm" svg:x="1.958cm" svg:y="1.4cm" svg:viewBox="0 0 214 915" svg:d="M214 907c0-2 0-4-16-21-115-114-144-287-144-428 0-159 35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03cm" svg:height="0.61cm" svg:x="2.305cm" svg:y="1.477cm" svg:viewBox="0 0 304 611" svg:d="M189 23c0-21 0-23-20-23-59 58-140 58-169 58v29c19 0 73 0 121-25v477c0 33-2 43-86 43h-29v29c31-4 113-4 148-4 37 0 117 0 150 4v-29h-29c-84 0-86-10-86-43z">
            <text:p/>
          </draw:path>
          <draw:path draw:style-name="gr3" draw:text-style-name="P7" draw:layer="layout" svg:width="0.365cm" svg:height="0.61cm" svg:x="2.726cm" svg:y="1.477cm" svg:viewBox="0 0 366 611" svg:d="M71 541l98-96c143-127 197-175 197-266 0-106-81-179-193-179-104 0-173 85-173 166 0 50 46 50 48 50 17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7" draw:layer="layout" svg:width="0.213cm" svg:height="0.914cm" svg:x="3.19cm" svg:y="1.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00" draw:id="id300">
          <svg:title>TexMaths</svg:title>
          <svg:desc>24§display§\text {Let,}§svg§600§FALSE§</svg:desc>
          <draw:polygon draw:style-name="gr2" draw:text-style-name="P6" draw:layer="layout" svg:width="1.318cm" svg:height="0.655cm" svg:x="3.738cm" svg:y="1.547cm" svg:viewBox="0 0 1319 656" draw:points="659,656 0,656 0,0 1319,0 1319,656">
            <text:p/>
          </draw:polygon>
          <draw:path draw:style-name="gr3" draw:text-style-name="P7" draw:layer="layout" svg:width="0.464cm" svg:height="0.577cm" svg:x="3.723cm" svg:y="1.5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7cm" svg:y="1.7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4cm" svg:y="1.5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8cm" svg:y="1.9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01" draw:id="id301">
          <svg:title>TexMaths</svg:title>
          <svg:desc>24§display§\text {I}§svg§600§FALSE§</svg:desc>
          <draw:polygon draw:style-name="gr2" draw:text-style-name="P6" draw:layer="layout" svg:width="0.197cm" svg:height="0.493cm" svg:x="5.644cm" svg:y="1.547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5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02" draw:id="id302">
          <svg:title>TexMaths</svg:title>
          <svg:desc>22§display§= \int \frac{ 1 }{ \sqrt{2x^2 + 5x - 7} }\ dx§svg§600§FALSE§</svg:desc>
          <draw:polygon draw:style-name="gr2" draw:text-style-name="P6" draw:layer="layout" svg:width="7.82cm" svg:height="1.695cm" svg:x="6.331cm" svg:y="0.955cm" svg:viewBox="0 0 7821 1696" draw:points="3911,1696 0,1696 0,0 7821,0 7821,1696">
            <text:p/>
          </draw:polygon>
          <draw:path draw:style-name="gr3" draw:text-style-name="P7" draw:layer="layout" svg:width="0.515cm" svg:height="0.182cm" svg:x="6.336cm" svg:y="1.6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1cm" svg:y="0.916cm" svg:viewBox="0 0 688 1720" svg:d="M37 1685c25 0 39-18 39-37 0-26-20-39-37-39-20 0-39 13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0.441cm" svg:y="0.9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26cm" svg:height="0.032cm" svg:x="8.104cm" svg:y="1.759cm" svg:viewBox="0 0 4927 33" draw:points="2464,33 0,33 0,0 4927,0 4927,33">
            <text:p/>
          </draw:polygon>
          <draw:path draw:style-name="gr3" draw:text-style-name="P7" draw:layer="layout" svg:width="0.605cm" svg:height="0.774cm" svg:x="8.16cm" svg:y="1.914cm" svg:viewBox="0 0 606 775" svg:d="M245 694l-136-301c-5-13-10-13-12-13 0 0-5 0-13 6l-73 56c-11 7-11 10-11 12 0 4 2 9 7 9s19-11 26-18c6-3 18-12 25-17l153 334c6 13 11 13 18 13 10 0 12-4 19-14l352-729c6-13 6-14 6-16 0-9-8-16-16-16-7 0-13 4-18 16z">
            <text:p/>
          </draw:path>
          <draw:polygon draw:style-name="gr3" draw:text-style-name="P7" draw:layer="layout" svg:width="4.282cm" svg:height="0.032cm" svg:x="8.748cm" svg:y="1.914cm" svg:viewBox="0 0 4283 33" draw:points="2142,33 0,33 0,0 4283,0 4283,33">
            <text:p/>
          </draw:polygon>
          <draw:path draw:style-name="gr3" draw:text-style-name="P7" draw:layer="layout" svg:width="0.309cm" svg:height="0.517cm" svg:x="8.786cm" svg:y="2.07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386cm" svg:height="0.351cm" svg:x="9.156cm" svg:y="2.2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24cm" svg:height="0.36cm" svg:x="9.61cm" svg:y="2.00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0.138cm" svg:y="2.1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10.907cm" svg:y="2.075cm" svg:viewBox="0 0 310 533" svg:d="M310 361c0-92-64-171-148-171-37 0-70 12-99 41v-152c16 6 43 11 67 11 95 0 150-71 150-81 0-5-2-9-7-9-2 0-4 0-7 2-16 7-53 23-106 23-32 0-67-6-104-21-5-4-7-4-8-4-8 0-8 7-8 19v229c0 14 0 21 11 21 5 0 7-1 11-7 7-12 37-54 98-54 41 0 62 35 67 49 12 30 14 60 14 99 0 26 0 74-19 105-18 30-48 51-83 51-56 0-100-40-114-86 1 0 5 0 14 0 24 0 38-19 38-37 0-19-14-39-38-39-13 0-39 6-39 43 0 67 55 140 141 140 90 0 169-73 169-172z">
            <text:p/>
          </draw:path>
          <draw:path draw:style-name="gr3" draw:text-style-name="P7" draw:layer="layout" svg:width="0.386cm" svg:height="0.351cm" svg:x="11.277cm" svg:y="2.24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472cm" svg:height="0.032cm" svg:x="11.934cm" svg:y="2.381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12.685cm" svg:y="2.067cm" svg:viewBox="0 0 333 542" svg:d="M326 53c7-11 7-13 7-28h-189c-95 0-96-11-98-25h-20l-26 160h19c2-12 9-61 20-70 5-5 67-5 75-5h162c-8 12-70 96-88 123-68 104-95 211-95 290 0 9 0 44 35 44 37 0 37-35 37-44v-38c0-43 2-87 9-127 2-18 13-85 48-134z">
            <text:p/>
          </draw:path>
          <draw:path draw:style-name="gr3" draw:text-style-name="P7" draw:layer="layout" svg:width="0.369cm" svg:height="0.547cm" svg:x="13.41cm" svg:y="1.432cm" svg:viewBox="0 0 370 548" svg:d="M370 9c0-2 0-9-11-9-10 0-84 7-98 9-6 0-11 3-11 14 0 10 7 10 19 10 37 0 39 6 39 13l-2 16-47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3.805cm" svg:y="1.6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</draw:g>
        <draw:g xml:id="id303" draw:id="id303">
          <svg:title>TexMaths</svg:title>
          <svg:desc>22§display§= \int \frac{ 1 }{ \sqrt{2 \left( x^2 + \frac{5x}{2} - \frac{7}{2} \right)} }\ dx§svg§600§FALSE§</svg:desc>
          <draw:polygon draw:style-name="gr2" draw:text-style-name="P6" draw:layer="layout" svg:width="8.91cm" svg:height="2.313cm" svg:x="6.333cm" svg:y="3.256cm" svg:viewBox="0 0 8911 2314" draw:points="4455,2314 0,2314 0,0 8911,0 8911,2314">
            <text:p/>
          </draw:polygon>
          <draw:path draw:style-name="gr3" draw:text-style-name="P7" draw:layer="layout" svg:width="0.515cm" svg:height="0.182cm" svg:x="6.338cm" svg:y="3.9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3cm" svg:y="3.217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0.988cm" svg:y="3.23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6.015cm" svg:height="0.032cm" svg:x="8.105cm" svg:y="4.06cm" svg:viewBox="0 0 6016 33" draw:points="3008,33 0,33 0,0 6016,0 6016,33">
            <text:p/>
          </draw:polygon>
          <draw:path draw:style-name="gr3" draw:text-style-name="P7" draw:layer="layout" svg:width="0.705cm" svg:height="1.392cm" svg:x="8.19cm" svg:y="4.215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5.242cm" svg:height="0.032cm" svg:x="8.878cm" svg:y="4.215cm" svg:viewBox="0 0 5243 33" draw:points="2623,33 0,33 0,0 5243,0 5243,33">
            <text:p/>
          </draw:polygon>
          <draw:path draw:style-name="gr3" draw:text-style-name="P7" draw:layer="layout" svg:width="0.309cm" svg:height="0.516cm" svg:x="8.917cm" svg:y="4.625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03cm" svg:height="0.928cm" svg:x="9.512cm" svg:y="4.482cm" svg:viewBox="0 0 204 929" svg:d="M204 920c0-2-2-3-3-7-37-37-90-100-122-227-17-70-24-149-24-222 0-204 47-346 142-446 7-7 7-9 7-11 0-7-7-7-10-7-11 0-53 46-64 58-79 93-130 232-130 406 0 110 19 266 121 396 9 9 59 69 73 69 3 0 10 0 10-9z">
            <text:p/>
          </draw:path>
          <draw:path draw:style-name="gr3" draw:text-style-name="P7" draw:layer="layout" svg:width="0.386cm" svg:height="0.351cm" svg:x="9.77cm" svg:y="4.79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0.225cm" svg:y="4.55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753cm" svg:y="4.68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cm" svg:height="0.37cm" svg:x="11.61cm" svg:y="4.475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ath draw:style-name="gr3" draw:text-style-name="P7" draw:layer="layout" svg:width="0.291cm" svg:height="0.245cm" svg:x="11.909cm" svg:y="4.596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659cm" svg:height="0.032cm" svg:x="11.575cm" svg:y="4.931cm" svg:viewBox="0 0 660 33" draw:points="331,33 0,33 0,0 660,0 660,33">
            <text:p/>
          </draw:polygon>
          <draw:path draw:style-name="gr3" draw:text-style-name="P7" draw:layer="layout" svg:width="0.24cm" svg:height="0.36cm" svg:x="11.784cm" svg:y="5.04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564cm" svg:y="4.931cm" svg:viewBox="0 0 473 33" svg:d="M447 33c12 0 26 0 26-17 0-16-14-16-26-16h-421c-12 0-26 0-26 16 0 17 14 17 26 17z">
            <text:p/>
          </draw:path>
          <draw:path draw:style-name="gr3" draw:text-style-name="P7" draw:layer="layout" svg:width="0.258cm" svg:height="0.377cm" svg:x="13.403cm" svg:y="4.468cm" svg:viewBox="0 0 259 378" svg:d="M253 39c6-6 6-7 6-21h-143c-21 0-28 0-47-2-29-4-30-7-32-16h-18l-19 116h19c0-9 6-44 14-49 6-4 50-4 57-4h119c-17 23-45 57-56 72-72 94-79 180-79 212 0 7 0 31 26 31 27 0 27-24 27-31v-22c0-105 21-154 45-182z">
            <text:p/>
          </draw:path>
          <draw:polygon draw:style-name="gr3" draw:text-style-name="P7" draw:layer="layout" svg:width="0.309cm" svg:height="0.032cm" svg:x="13.365cm" svg:y="4.931cm" svg:viewBox="0 0 310 33" draw:points="155,33 0,33 0,0 310,0 310,33">
            <text:p/>
          </draw:polygon>
          <draw:path draw:style-name="gr3" draw:text-style-name="P7" draw:layer="layout" svg:width="0.24cm" svg:height="0.36cm" svg:x="13.4cm" svg:y="5.04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3.799cm" svg:y="4.482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369cm" svg:height="0.546cm" svg:x="14.502cm" svg:y="3.732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14.896cm" svg:y="3.9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draw:g xml:id="id305" draw:id="id305">
          <svg:title>TexMaths</svg:title>
          <svg:desc>18§display§\left[  \text {Part of Denominator is expressed in}§svg§600§FALSE§</svg:desc>
          <draw:polygon draw:style-name="gr2" draw:text-style-name="P6" draw:layer="layout" svg:width="10.079cm" svg:height="0.57cm" svg:x="16.538cm" svg:y="4.051cm" svg:viewBox="0 0 10080 571" draw:points="5040,571 0,571 0,0 10080,0 10080,571">
            <text:p/>
          </draw:polygon>
          <draw:polygon draw:style-name="gr3" draw:text-style-name="P7" draw:layer="layout" svg:width="0.087cm" svg:height="0.633cm" svg:x="16.581cm" svg:y="4.019cm" svg:viewBox="0 0 88 634" draw:points="88,634 88,610 26,610 26,26 88,26 88,0 0,0 0,634">
            <text:p/>
          </draw:polygon>
          <draw:path draw:style-name="gr3" draw:text-style-name="P7" draw:layer="layout" svg:width="0.373cm" svg:height="0.433cm" svg:x="16.704cm" svg:y="4.061cm" svg:viewBox="0 0 374 434" svg:d="M122 233h107c76 0 145-51 145-115 0-62-63-118-149-118h-225v20h16c49 0 49 7 49 29v336c0 23 0 29-49 29h-16v20c22-2 69-2 94-2 24 0 72 0 93 2v-20h-14c-49 0-51-6-51-29zM120 216v-171c0-21 1-25 31-25h56c101 0 101 66 101 98 0 30 0 98-101 98z">
            <text:p/>
          </draw:path>
          <draw:path draw:style-name="gr3" draw:text-style-name="P7" draw:layer="layout" svg:width="0.286cm" svg:height="0.292cm" svg:x="17.121cm" svg:y="4.2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17.429cm" svg:y="4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7.671cm" svg:y="4.1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18.134cm" svg:y="4.2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5cm" svg:height="0.447cm" svg:x="18.453cm" svg:y="4.048cm" svg:viewBox="0 0 206 448" svg:d="M91 174v-73c0-56 30-87 59-87 1 0 10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425cm" svg:height="0.433cm" svg:x="18.859cm" svg:y="4.061cm" svg:viewBox="0 0 426 434" svg:d="M0 0v20h16c49 0 49 7 49 29v336c0 23 0 29-49 29h-16v20h232c106 0 194-94 194-214 0-121-85-220-194-220zM151 414c-30 0-31-5-31-25v-344c0-21 1-25 31-25h64c38 0 83 13 115 59 27 38 33 92 33 141 0 71-12 109-35 140-13 18-49 54-113 54z">
            <text:p/>
          </draw:path>
          <draw:path draw:style-name="gr3" draw:text-style-name="P7" draw:layer="layout" svg:width="0.245cm" svg:height="0.292cm" svg:x="19.337cm" svg:y="4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19.621cm" svg:y="4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19.97cm" svg:y="4.2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20.289cm" svg:y="4.2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20.816cm" svg:y="4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0.992cm" svg:y="4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21.349cm" svg:y="4.211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98cm" svg:height="0.397cm" svg:x="21.652cm" svg:y="4.1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21.904cm" svg:y="4.2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22.219cm" svg:y="4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22.681cm" svg:y="4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22.857cm" svg:y="4.2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3.315cm" svg:y="4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23.586cm" svg:y="4.221cm" svg:viewBox="0 0 320 274" svg:d="M174 125c20-24 43-56 59-72 20-23 46-33 75-33v-20c-16 1-34 1-52 1s-52-1-60-1v20c13 2 19 9 19 19s-8 19-11 23l-38 49-51-63c-6-8-6-9-6-12 0-10 11-16 23-16v-20c-17 0-59 1-69 1-13 0-43 0-60-1v20c45 0 46 0 75 39l63 82-59 75c-32 38-69 39-82 39v19c16-2 36-2 53-2 18 0 45 2 61 2v-19c-15-3-19-10-19-20 0-15 19-35 56-81l49 64c6 7 13 17 13 21 0 6-6 15-23 16v19c20 0 55-2 69-2 17 0 42 0 61 2v-19c-33 0-45-1-59-20z">
            <text:p/>
          </draw:path>
          <draw:path draw:style-name="gr3" draw:text-style-name="P7" draw:layer="layout" svg:width="0.313cm" svg:height="0.402cm" svg:x="23.93cm" svg:y="4.2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24.281cm" svg:y="4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4.529cm" svg:y="4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24.813cm" svg:y="4.2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25.063cm" svg:y="4.2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5.309cm" svg:y="4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25.594cm" svg:y="4.055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136cm" svg:height="0.424cm" svg:x="26.156cm" svg:y="4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6.33cm" svg:y="4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</draw:g>
        <draw:g xml:id="id306" draw:id="id306">
          <svg:title>TexMaths</svg:title>
          <svg:desc>18§display§\left  \text {the form of } a^2 + 2ab + b^2 = (a + b)^2 \right]§svg§600§FALSE§</svg:desc>
          <draw:polygon draw:style-name="gr2" draw:text-style-name="P6" draw:layer="layout" svg:width="10.018cm" svg:height="0.714cm" svg:x="17.059cm" svg:y="4.751cm" svg:viewBox="0 0 10019 715" draw:points="5010,715 0,715 0,0 10019,0 10019,715">
            <text:p/>
          </draw:polygon>
          <draw:path draw:style-name="gr3" draw:text-style-name="P7" draw:layer="layout" svg:width="0.199cm" svg:height="0.397cm" svg:x="17.039cm" svg:y="4.885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7.294cm" svg:y="4.836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1cm" svg:x="17.642cm" svg:y="4.991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205cm" svg:height="0.447cm" svg:x="18.138cm" svg:y="4.828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81cm" svg:height="0.291cm" svg:x="18.328cm" svg:y="4.991cm" svg:viewBox="0 0 282 292" svg:d="M282 148c0-80-65-148-141-148-79 0-141 69-141 148 0 83 66 144 141 144 76 0 141-63 141-144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18.645cm" svg:y="4.99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494cm" svg:height="0.28cm" svg:x="18.895cm" svg:y="4.99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1cm" svg:height="0.291cm" svg:x="19.629cm" svg:y="4.991cm" svg:viewBox="0 0 282 292" svg:d="M282 148c0-80-65-148-141-148-79 0-141 69-141 148 0 83 66 144 141 144 76 0 141-63 141-144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19.949cm" svg:y="4.828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9cm" svg:height="0.287cm" svg:x="20.358cm" svg:y="4.994cm" svg:viewBox="0 0 291 288" svg:d="M212 40c-12-23-31-40-59-40-74 0-153 94-153 186 0 60 35 102 85 102 13 0 45-3 82-47 6 26 27 47 58 47 23 0 37-14 47-34 10-23 19-62 19-64 0-6-6-6-7-6-6 0-8 2-9 12-11 40-23 78-49 78-17 0-19-16-19-29 0-14 2-19 9-48 7-26 7-33 13-56l23-89c4-19 4-19 4-22 0-11-7-17-17-17-16 0-26 14-27 27zM170 206c-3 12-3 12-12 23-28 35-54 45-72 45-31 0-41-35-41-59 0-32 20-111 36-140 18-38 47-61 73-61 42 0 50 52 50 57 0 2-1 7-2 10z">
            <text:p/>
          </draw:path>
          <draw:path draw:style-name="gr3" draw:text-style-name="P7" draw:layer="layout" svg:width="0.196cm" svg:height="0.294cm" svg:x="20.695cm" svg:y="4.719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423cm" svg:x="21.127cm" svg:y="4.905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52cm" svg:height="0.423cm" svg:x="21.756cm" svg:y="4.853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3" draw:text-style-name="P7" draw:layer="layout" svg:width="0.29cm" svg:height="0.287cm" svg:x="22.066cm" svg:y="4.994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234cm" svg:height="0.447cm" svg:x="22.404cm" svg:y="4.836cm" svg:viewBox="0 0 235 448" svg:d="M122 7c0-1 0-7-8-7-15 0-61 6-78 6-4 1-12 1-12 13 0 8 6 8 15 8 32 0 33 5 33 10s-6 26-10 39l-52 208c-7 32-10 42-10 65 0 59 33 99 81 99 75 0 154-95 154-186 0-59-35-102-85-102-29 0-56 19-75 39zM62 246c4-13 4-14 10-21 32-42 60-51 76-51 23 0 41 19 41 59 0 38-22 111-33 136-21 42-51 65-75 65-22 0-42-18-42-64 0-13 0-24 10-65z">
            <text:p/>
          </draw:path>
          <draw:path draw:style-name="gr3" draw:text-style-name="P7" draw:layer="layout" svg:width="0.421cm" svg:height="0.423cm" svg:x="22.822cm" svg:y="4.905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3.45cm" svg:y="4.836cm" svg:viewBox="0 0 235 448" svg:d="M122 7c0-1 0-7-8-7-15 0-61 6-78 6-4 1-12 1-12 13 0 8 6 8 15 8 32 0 32 5 32 10s-5 26-9 39l-52 208c-7 32-10 42-10 65 0 59 33 99 81 99 75 0 154-95 154-186 0-59-35-102-85-102-29 0-56 19-75 39zM62 246c4-13 4-14 10-21 32-42 59-51 76-51 23 0 41 19 41 59 0 38-22 111-33 136-21 42-51 65-75 65-22 0-44-18-44-64 0-13 0-24 12-65z">
            <text:p/>
          </draw:path>
          <draw:path draw:style-name="gr3" draw:text-style-name="P7" draw:layer="layout" svg:width="0.196cm" svg:height="0.294cm" svg:x="23.719cm" svg:y="4.719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149cm" svg:x="24.185cm" svg:y="5.04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7cm" svg:height="0.633cm" svg:x="24.881cm" svg:y="4.8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29cm" svg:height="0.287cm" svg:x="25.09cm" svg:y="4.994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421cm" svg:height="0.423cm" svg:x="25.575cm" svg:y="4.905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6.201cm" svg:y="4.836cm" svg:viewBox="0 0 235 448" svg:d="M122 7c0-1 0-7-8-7-15 0-61 6-78 6-4 1-12 1-12 13 0 8 6 8 15 8 32 0 33 5 33 10s-6 26-10 39l-52 208c-7 32-10 42-10 65 0 59 33 99 81 99 75 0 154-95 154-186 0-59-35-102-85-102-29 0-56 19-75 39zM62 246c4-13 4-14 10-21 32-42 59-51 76-51 23 0 41 19 41 59 0 38-22 111-33 136-21 42-51 65-75 65-22 0-42-18-42-64 0-13 0-24 10-65z">
            <text:p/>
          </draw:path>
          <draw:path draw:style-name="gr3" draw:text-style-name="P7" draw:layer="layout" svg:width="0.147cm" svg:height="0.633cm" svg:x="26.479cm" svg:y="4.8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196cm" svg:height="0.294cm" svg:x="26.717cm" svg:y="4.719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olygon draw:style-name="gr3" draw:text-style-name="P7" draw:layer="layout" svg:width="0.121cm" svg:height="0.76cm" svg:x="26.988cm" svg:y="4.736cm" svg:viewBox="0 0 122 761" draw:points="122,761 122,0 0,0 0,26 98,26 98,735 0,735 0,761">
            <text:p/>
          </draw:polygon>
        </draw:g>
        <draw:g xml:id="id304" draw:id="id304">
          <svg:title>TexMaths</svg:title>
          <svg:desc>22§display§=  \int \frac{ 1 }{ \sqrt{2} \sqrt{ x^2 + 2(x)\left( \frac{5}{4} \right) + \frac{25}{16} - \frac{7}{2} - \frac{25}{16} } }\ dx§svg§600§FALSE§</svg:desc>
          <draw:polygon draw:style-name="gr2" draw:text-style-name="P6" draw:layer="layout" svg:width="14.126cm" svg:height="2.313cm" svg:x="6.332cm" svg:y="6.157cm" svg:viewBox="0 0 14127 2314" draw:points="7065,2314 0,2314 0,0 14127,0 14127,2314">
            <text:p/>
          </draw:polygon>
          <draw:path draw:style-name="gr3" draw:text-style-name="P7" draw:layer="layout" svg:width="0.515cm" svg:height="0.182cm" svg:x="6.337cm" svg:y="6.8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2cm" svg:y="6.118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3.595cm" svg:y="6.13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1.233cm" svg:height="0.032cm" svg:x="8.104cm" svg:y="6.961cm" svg:viewBox="0 0 11234 33" draw:points="5616,33 0,33 0,0 11234,0 11234,33">
            <text:p/>
          </draw:polygon>
          <draw:path draw:style-name="gr3" draw:text-style-name="P7" draw:layer="layout" svg:width="0.604cm" svg:height="0.773cm" svg:x="8.161cm" svg:y="7.369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8.748cm" svg:y="7.369cm" svg:viewBox="0 0 389 33" draw:points="194,33 0,33 0,0 389,0 389,33">
            <text:p/>
          </draw:polygon>
          <draw:path draw:style-name="gr3" draw:text-style-name="P7" draw:layer="layout" svg:width="0.309cm" svg:height="0.516cm" svg:x="8.787cm" svg:y="7.526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705cm" svg:height="1.392cm" svg:x="9.22cm" svg:y="7.116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9.429cm" svg:height="0.032cm" svg:x="9.908cm" svg:y="7.116cm" svg:viewBox="0 0 9430 33" draw:points="4715,33 0,33 0,0 9430,0 9430,33">
            <text:p/>
          </draw:polygon>
          <draw:path draw:style-name="gr3" draw:text-style-name="P7" draw:layer="layout" svg:width="0.386cm" svg:height="0.351cm" svg:x="9.931cm" svg:y="7.6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0.385cm" svg:y="7.45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911cm" svg:y="7.58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11.681cm" svg:y="7.526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2.105cm" svg:y="7.4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2.351cm" svg:y="7.69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2.816cm" svg:y="7.4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03cm" svg:height="0.928cm" svg:x="13.319cm" svg:y="7.383cm" svg:viewBox="0 0 204 929" svg:d="M204 920c0-2-2-3-3-7-37-37-90-100-122-227-17-70-24-149-24-222 0-204 47-346 142-446 7-7 7-9 7-11 0-7-7-7-10-7-11 0-53 46-64 58-79 93-130 232-130 406 0 110 19 266 121 396 9 9 59 69 73 69 3 0 10 0 10-9z">
            <text:p/>
          </draw:path>
          <draw:path draw:style-name="gr3" draw:text-style-name="P7" draw:layer="layout" svg:width="0.24cm" svg:height="0.37cm" svg:x="13.682cm" svg:y="7.376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olygon draw:style-name="gr3" draw:text-style-name="P7" draw:layer="layout" svg:width="0.309cm" svg:height="0.032cm" svg:x="13.648cm" svg:y="7.832cm" svg:viewBox="0 0 310 33" draw:points="155,33 0,33 0,0 310,0 310,33">
            <text:p/>
          </draw:polygon>
          <draw:path draw:style-name="gr3" draw:text-style-name="P7" draw:layer="layout" svg:width="0.267cm" svg:height="0.365cm" svg:x="13.669cm" svg:y="7.941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203cm" svg:height="0.928cm" svg:x="14.083cm" svg:y="7.383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515cm" svg:height="0.516cm" svg:x="14.618cm" svg:y="7.58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cm" svg:height="0.36cm" svg:x="15.475cm" svg:y="7.37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5.783cm" svg:y="7.376cm" svg:viewBox="0 0 241 371" svg:d="M49 58c28 7 46 7 55 7 70 0 114-49 114-58 0-5-5-7-7-7s-2 0-5 2c-12 5-41 16-81 16-16 0-44-2-81-14-5-4-5-4-7-4-7 0-7 5-7 14v160c0 11 0 16 9 16 5 0 5 0 10-7 25-30 58-33 78-33 31 0 45 24 49 29 11 18 12 39 12 71 0 16 0 47-16 72-14 19-36 32-63 32-35 0-72-20-86-55 21 2 32-12 32-26 0-23-20-28-29-28 0 0-26 0-26 29 0 50 44 97 111 97 69 0 130-51 130-119 0-62-47-118-114-118-25 0-53 5-78 26z">
            <text:p/>
          </draw:path>
          <draw:polygon draw:style-name="gr3" draw:text-style-name="P7" draw:layer="layout" svg:width="0.617cm" svg:height="0.032cm" svg:x="15.442cm" svg:y="7.832cm" svg:viewBox="0 0 618 33" draw:points="310,33 0,33 0,0 618,0 618,33">
            <text:p/>
          </draw:polygon>
          <draw:path draw:style-name="gr3" draw:text-style-name="P7" draw:layer="layout" svg:width="0.198cm" svg:height="0.36cm" svg:x="15.5cm" svg:y="7.94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5.78cm" svg:y="7.948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s0 54-16 75c-12 20-30 29-56 29z">
            <text:p/>
          </draw:path>
          <draw:path draw:style-name="gr3" draw:text-style-name="P7" draw:layer="layout" svg:width="0.472cm" svg:height="0.032cm" svg:x="16.387cm" svg:y="7.832cm" svg:viewBox="0 0 473 33" svg:d="M447 33c12 0 26 0 26-17 0-16-14-16-26-16h-421c-12 0-26 0-26 16 0 17 14 17 26 17z">
            <text:p/>
          </draw:path>
          <draw:path draw:style-name="gr3" draw:text-style-name="P7" draw:layer="layout" svg:width="0.258cm" svg:height="0.377cm" svg:x="17.226cm" svg:y="7.369cm" svg:viewBox="0 0 259 378" svg:d="M253 39c6-6 6-7 6-21h-143c-21 0-28 0-47-2-29-4-30-7-32-16h-18l-19 116h19c0-9 6-44 14-49 6-4 50-4 57-4h119c-17 23-45 57-56 72-72 94-79 180-79 212 0 7 0 31 26 31 27 0 27-24 27-31v-22c0-105 21-154 45-182z">
            <text:p/>
          </draw:path>
          <draw:polygon draw:style-name="gr3" draw:text-style-name="P7" draw:layer="layout" svg:width="0.309cm" svg:height="0.032cm" svg:x="17.187cm" svg:y="7.832cm" svg:viewBox="0 0 310 33" draw:points="155,33 0,33 0,0 310,0 310,33">
            <text:p/>
          </draw:polygon>
          <draw:path draw:style-name="gr3" draw:text-style-name="P7" draw:layer="layout" svg:width="0.24cm" svg:height="0.36cm" svg:x="17.223cm" svg:y="7.94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7.825cm" svg:y="7.832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6cm" svg:x="18.661cm" svg:y="7.37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8.969cm" svg:y="7.376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olygon draw:style-name="gr3" draw:text-style-name="P7" draw:layer="layout" svg:width="0.617cm" svg:height="0.032cm" svg:x="18.627cm" svg:y="7.832cm" svg:viewBox="0 0 618 33" draw:points="310,33 0,33 0,0 618,0 618,33">
            <text:p/>
          </draw:polygon>
          <draw:path draw:style-name="gr3" draw:text-style-name="P7" draw:layer="layout" svg:width="0.198cm" svg:height="0.36cm" svg:x="18.685cm" svg:y="7.94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8.965cm" svg:y="7.948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s0 54-16 75c-12 20-30 29-56 29z">
            <text:p/>
          </draw:path>
          <draw:path draw:style-name="gr3" draw:text-style-name="P7" draw:layer="layout" svg:width="0.369cm" svg:height="0.546cm" svg:x="19.718cm" svg:y="6.63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7" draw:layer="layout" svg:width="0.386cm" svg:height="0.351cm" svg:x="20.111cm" svg:y="6.8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307" draw:id="id307">
          <svg:title>TexMaths</svg:title>
          <svg:desc>22§display§= \frac{1}{\sqrt{2}} \int \frac{ 1 }{ \sqrt{  x^2 + 2(x)\left( \frac{5}{4} \right) + \left( \frac{5}{4} \right)^2 - \frac{56 + 25}{16}  } }\ dx§svg§600§FALSE§</svg:desc>
          <draw:polygon draw:style-name="gr2" draw:text-style-name="P6" draw:layer="layout" svg:width="14.841cm" svg:height="2.313cm" svg:x="6.336cm" svg:y="9.06cm" svg:viewBox="0 0 14842 2314" draw:points="7420,2314 0,2314 0,0 14842,0 14842,2314">
            <text:p/>
          </draw:polygon>
          <draw:path draw:style-name="gr3" draw:text-style-name="P7" draw:layer="layout" svg:width="0.515cm" svg:height="0.182cm" svg:x="6.341cm" svg:y="9.7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598cm" svg:y="9.03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7.205cm" svg:y="9.864cm" svg:viewBox="0 0 1033 33" draw:points="516,33 0,33 0,0 1033,0 1033,33">
            <text:p/>
          </draw:polygon>
          <draw:path draw:style-name="gr3" draw:text-style-name="P7" draw:layer="layout" svg:width="0.604cm" svg:height="0.773cm" svg:x="7.264cm" svg:y="10.019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7.851cm" svg:y="10.019cm" svg:viewBox="0 0 389 33" draw:points="194,33 0,33 0,0 389,0 389,33">
            <text:p/>
          </draw:polygon>
          <draw:path draw:style-name="gr3" draw:text-style-name="P7" draw:layer="layout" svg:width="0.309cm" svg:height="0.516cm" svg:x="7.89cm" svg:y="10.175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687cm" svg:height="1.718cm" svg:x="8.503cm" svg:y="9.021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4.629cm" svg:y="9.03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0.601cm" svg:height="0.032cm" svg:x="9.453cm" svg:y="9.864cm" svg:viewBox="0 0 10602 33" draw:points="5301,33 0,33 0,0 10602,0 10602,33">
            <text:p/>
          </draw:polygon>
          <draw:path draw:style-name="gr3" draw:text-style-name="P7" draw:layer="layout" svg:width="0.705cm" svg:height="1.392cm" svg:x="9.539cm" svg:y="10.019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9.829cm" svg:height="0.032cm" svg:x="10.227cm" svg:y="10.019cm" svg:viewBox="0 0 9830 33" draw:points="4914,33 0,33 0,0 9830,0 9830,33">
            <text:p/>
          </draw:polygon>
          <draw:path draw:style-name="gr3" draw:text-style-name="P7" draw:layer="layout" svg:width="0.386cm" svg:height="0.351cm" svg:x="10.25cm" svg:y="10.6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0.703cm" svg:y="10.43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1.231cm" svg:y="10.57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12cm" svg:y="10.506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18cm" svg:height="0.773cm" svg:x="12.424cm" svg:y="10.44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2.67cm" svg:y="10.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3.135cm" svg:y="10.44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03cm" svg:height="0.928cm" svg:x="13.637cm" svg:y="10.365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24cm" svg:height="0.37cm" svg:x="14.001cm" svg:y="10.358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olygon draw:style-name="gr3" draw:text-style-name="P7" draw:layer="layout" svg:width="0.309cm" svg:height="0.032cm" svg:x="13.967cm" svg:y="10.812cm" svg:viewBox="0 0 310 33" draw:points="155,33 0,33 0,0 310,0 310,33">
            <text:p/>
          </draw:polygon>
          <draw:path draw:style-name="gr3" draw:text-style-name="P7" draw:layer="layout" svg:width="0.267cm" svg:height="0.365cm" svg:x="13.989cm" svg:y="10.923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203cm" svg:height="0.928cm" svg:x="14.402cm" svg:y="10.365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515cm" svg:height="0.516cm" svg:x="14.937cm" svg:y="10.57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03cm" svg:height="0.928cm" svg:x="15.786cm" svg:y="10.365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24cm" svg:height="0.37cm" svg:x="16.148cm" svg:y="10.358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olygon draw:style-name="gr3" draw:text-style-name="P7" draw:layer="layout" svg:width="0.309cm" svg:height="0.032cm" svg:x="16.115cm" svg:y="10.812cm" svg:viewBox="0 0 310 33" draw:points="155,33 0,33 0,0 310,0 310,33">
            <text:p/>
          </draw:polygon>
          <draw:path draw:style-name="gr3" draw:text-style-name="P7" draw:layer="layout" svg:width="0.267cm" svg:height="0.365cm" svg:x="16.136cm" svg:y="10.923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203cm" svg:height="0.928cm" svg:x="16.549cm" svg:y="10.365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24cm" svg:height="0.36cm" svg:x="16.903cm" svg:y="10.19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7.452cm" svg:y="10.812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7cm" svg:x="18.288cm" svg:y="10.358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ath draw:style-name="gr3" draw:text-style-name="P7" draw:layer="layout" svg:width="0.249cm" svg:height="0.37cm" svg:x="18.593cm" svg:y="10.358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s0 54-16 75c-12 20-30 29-56 29z">
            <text:p/>
          </draw:path>
          <draw:path draw:style-name="gr3" draw:text-style-name="P7" draw:layer="layout" svg:width="0.399cm" svg:height="0.4cm" svg:x="18.91cm" svg:y="10.383cm" svg:viewBox="0 0 400 401" svg:d="M213 213h167c7 0 20 0 20-12 0-15-13-15-20-15h-167v-167c0-7 0-19-12-19-14 0-14 12-14 19v167h-168c-7 0-19 0-19 15 0 12 12 12 19 12h168v167c0 7 0 21 14 21 12 0 12-12 12-21z">
            <text:p/>
          </draw:path>
          <draw:path draw:style-name="gr3" draw:text-style-name="P7" draw:layer="layout" svg:width="0.24cm" svg:height="0.36cm" svg:x="19.38cm" svg:y="10.35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9.688cm" svg:y="10.358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olygon draw:style-name="gr3" draw:text-style-name="P7" draw:layer="layout" svg:width="1.708cm" svg:height="0.032cm" svg:x="18.255cm" svg:y="10.812cm" svg:viewBox="0 0 1709 33" draw:points="855,33 0,33 0,0 1709,0 1709,33">
            <text:p/>
          </draw:polygon>
          <draw:path draw:style-name="gr3" draw:text-style-name="P7" draw:layer="layout" svg:width="0.198cm" svg:height="0.36cm" svg:x="18.859cm" svg:y="10.92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9.137cm" svg:y="10.928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s0 54-16 75c-12 20-30 29-56 29z">
            <text:p/>
          </draw:path>
          <draw:path draw:style-name="gr3" draw:text-style-name="P7" draw:layer="layout" svg:width="0.369cm" svg:height="0.546cm" svg:x="20.436cm" svg:y="9.536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7" draw:layer="layout" svg:width="0.386cm" svg:height="0.351cm" svg:x="20.83cm" svg:y="9.7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308" draw:id="id308">
          <svg:title>TexMaths</svg:title>
          <svg:desc>22§display§= \frac{1}{\sqrt{2}} \int \frac{ 1 }{ \sqrt{ \left( x + \frac{5}{4} \right)^2 -  \left( \frac{9}{4} \right)^2  } }\ dx§svg§600§FALSE§</svg:desc>
          <draw:polygon draw:style-name="gr2" draw:text-style-name="P6" draw:layer="layout" svg:width="10.445cm" svg:height="2.313cm" svg:x="6.337cm" svg:y="12.061cm" svg:viewBox="0 0 10446 2314" draw:points="5222,2314 0,2314 0,0 10446,0 10446,2314">
            <text:p/>
          </draw:polygon>
          <draw:path draw:style-name="gr3" draw:text-style-name="P7" draw:layer="layout" svg:width="0.515cm" svg:height="0.182cm" svg:x="6.342cm" svg:y="12.7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599cm" svg:y="12.036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7.206cm" svg:y="12.865cm" svg:viewBox="0 0 1033 33" draw:points="516,33 0,33 0,0 1033,0 1033,33">
            <text:p/>
          </draw:polygon>
          <draw:path draw:style-name="gr3" draw:text-style-name="P7" draw:layer="layout" svg:width="0.604cm" svg:height="0.773cm" svg:x="7.265cm" svg:y="13.02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7.852cm" svg:y="13.02cm" svg:viewBox="0 0 389 33" draw:points="194,33 0,33 0,0 389,0 389,33">
            <text:p/>
          </draw:polygon>
          <draw:path draw:style-name="gr3" draw:text-style-name="P7" draw:layer="layout" svg:width="0.309cm" svg:height="0.516cm" svg:x="7.891cm" svg:y="13.176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687cm" svg:height="1.718cm" svg:x="8.504cm" svg:y="12.022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2.432cm" svg:y="12.03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6.205cm" svg:height="0.032cm" svg:x="9.454cm" svg:y="12.865cm" svg:viewBox="0 0 6206 33" draw:points="3103,33 0,33 0,0 6206,0 6206,33">
            <text:p/>
          </draw:polygon>
          <draw:path draw:style-name="gr3" draw:text-style-name="P7" draw:layer="layout" svg:width="0.705cm" svg:height="1.392cm" svg:x="9.54cm" svg:y="13.02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5.432cm" svg:height="0.032cm" svg:x="10.229cm" svg:y="13.02cm" svg:viewBox="0 0 5433 33" draw:points="2716,33 0,33 0,0 5433,0 5433,33">
            <text:p/>
          </draw:polygon>
          <draw:path draw:style-name="gr3" draw:text-style-name="P7" draw:layer="layout" svg:width="0.203cm" svg:height="0.928cm" svg:x="10.347cm" svg:y="13.366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386cm" svg:height="0.351cm" svg:x="10.605cm" svg:y="13.68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1.239cm" svg:y="13.57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cm" svg:height="0.37cm" svg:x="12.096cm" svg:y="13.359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olygon draw:style-name="gr3" draw:text-style-name="P7" draw:layer="layout" svg:width="0.309cm" svg:height="0.032cm" svg:x="12.063cm" svg:y="13.813cm" svg:viewBox="0 0 310 33" draw:points="155,33 0,33 0,0 310,0 310,33">
            <text:p/>
          </draw:polygon>
          <draw:path draw:style-name="gr3" draw:text-style-name="P7" draw:layer="layout" svg:width="0.267cm" svg:height="0.365cm" svg:x="12.084cm" svg:y="13.924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203cm" svg:height="0.928cm" svg:x="12.497cm" svg:y="13.366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24cm" svg:height="0.36cm" svg:x="12.851cm" svg:y="13.19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3.4cm" svg:y="13.813cm" svg:viewBox="0 0 473 33" svg:d="M447 33c12 0 26 0 26-17 0-16-14-16-26-16h-421c-12 0-26 0-26 16 0 17 14 17 26 17z">
            <text:p/>
          </draw:path>
          <draw:path draw:style-name="gr3" draw:text-style-name="P7" draw:layer="layout" svg:width="0.203cm" svg:height="0.928cm" svg:x="14.228cm" svg:y="13.366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249cm" svg:height="0.37cm" svg:x="14.587cm" svg:y="13.359cm" svg:viewBox="0 0 250 371" svg:d="M199 199c0 135-67 155-100 155-13 0-41 0-57-18 23-2 25-19 25-25 0-14-9-26-25-26-17 0-26 11-26 26 0 37 30 60 83 60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0.309cm" svg:height="0.032cm" svg:x="14.557cm" svg:y="13.813cm" svg:viewBox="0 0 310 33" draw:points="155,33 0,33 0,0 310,0 310,33">
            <text:p/>
          </draw:polygon>
          <draw:path draw:style-name="gr3" draw:text-style-name="P7" draw:layer="layout" svg:width="0.267cm" svg:height="0.365cm" svg:x="14.578cm" svg:y="13.924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203cm" svg:height="0.928cm" svg:x="14.991cm" svg:y="13.366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24cm" svg:height="0.36cm" svg:x="15.347cm" svg:y="13.19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6.041cm" svg:y="12.537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7" draw:layer="layout" svg:width="0.386cm" svg:height="0.351cm" svg:x="16.435cm" svg:y="12.7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99" smil:attributeName="visibility" smil:to="visible"/>
                  <anim:animate smil:dur="0.5s" smil:fill="hold" smil:targetElement="id299" smil:attributeName="width" smil:values="width*0.05;width" smil:keyTimes="0;1"/>
                  <anim:animate smil:dur="0.5s" smil:fill="hold" smil:targetElement="id299" smil:attributeName="height" smil:values="height;height" smil:keyTimes="0;1"/>
                  <anim:animate smil:dur="0.5s" smil:fill="hold" smil:targetElement="id299" smil:attributeName="x" smil:values="x-.2;x" smil:keyTimes="0;1"/>
                  <anim:animate smil:dur="0.5s" smil:fill="hold" smil:targetElement="id299" smil:attributeName="y" smil:values="y;y" smil:keyTimes="0;1"/>
                  <anim:transitionFilter smil:dur="0.5s" smil:targetElement="id29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00" smil:attributeName="visibility" smil:to="visible"/>
                  <anim:animate smil:dur="0.5s" smil:fill="hold" smil:targetElement="id300" smil:attributeName="width" smil:values="width*0.05;width" smil:keyTimes="0;1"/>
                  <anim:animate smil:dur="0.5s" smil:fill="hold" smil:targetElement="id300" smil:attributeName="height" smil:values="height;height" smil:keyTimes="0;1"/>
                  <anim:animate smil:dur="0.5s" smil:fill="hold" smil:targetElement="id300" smil:attributeName="x" smil:values="x-.2;x" smil:keyTimes="0;1"/>
                  <anim:animate smil:dur="0.5s" smil:fill="hold" smil:targetElement="id300" smil:attributeName="y" smil:values="y;y" smil:keyTimes="0;1"/>
                  <anim:transitionFilter smil:dur="0.5s" smil:targetElement="id300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1" smil:attributeName="visibility" smil:to="visible"/>
                  <anim:animate smil:dur="0.5s" smil:fill="hold" smil:targetElement="id301" smil:attributeName="x" smil:values="x;x" smil:keyTimes="0;1"/>
                  <anim:animate smil:dur="0.5s" smil:fill="hold" smil:targetElement="id301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2" smil:attributeName="visibility" smil:to="visible"/>
                  <anim:animate smil:dur="0.5s" smil:fill="hold" smil:targetElement="id302" smil:attributeName="x" smil:values="x;x" smil:keyTimes="0;1"/>
                  <anim:animate smil:dur="0.5s" smil:fill="hold" smil:targetElement="id3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3" smil:attributeName="visibility" smil:to="visible"/>
                  <anim:animate smil:dur="0.5s" smil:fill="hold" smil:targetElement="id303" smil:attributeName="x" smil:values="x;x" smil:keyTimes="0;1"/>
                  <anim:animate smil:dur="0.5s" smil:fill="hold" smil:targetElement="id3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4" smil:attributeName="visibility" smil:to="visible"/>
                  <anim:animate smil:dur="0.5s" smil:fill="hold" smil:targetElement="id304" smil:attributeName="x" smil:values="x;x" smil:keyTimes="0;1"/>
                  <anim:animate smil:dur="0.5s" smil:fill="hold" smil:targetElement="id3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305" smil:attributeName="visibility" smil:to="visible"/>
                  <anim:animate smil:dur="5s" smil:fill="hold" smil:targetElement="id305" smil:attributeName="x" smil:values="1+width/2;x" smil:keyTimes="0;1"/>
                  <anim:animate smil:dur="5s" smil:fill="hold" smil:targetElement="id305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306" smil:attributeName="visibility" smil:to="visible"/>
                  <anim:animate smil:dur="5s" smil:fill="hold" smil:targetElement="id306" smil:attributeName="x" smil:values="1+width/2;x" smil:keyTimes="0;1"/>
                  <anim:animate smil:dur="5s" smil:fill="hold" smil:targetElement="id30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7" smil:attributeName="visibility" smil:to="visible"/>
                  <anim:animate smil:dur="0.5s" smil:fill="hold" smil:targetElement="id307" smil:attributeName="x" smil:values="x;x" smil:keyTimes="0;1"/>
                  <anim:animate smil:dur="0.5s" smil:fill="hold" smil:targetElement="id3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8" smil:attributeName="visibility" smil:to="visible"/>
                  <anim:animate smil:dur="0.5s" smil:fill="hold" smil:targetElement="id308" smil:attributeName="x" smil:values="x;x" smil:keyTimes="0;1"/>
                  <anim:animate smil:dur="0.5s" smil:fill="hold" smil:targetElement="id30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9">
        <draw:frame presentation:style-name="pr11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14" draw:id="id314">
          <svg:title>TexMaths</svg:title>
          <svg:desc>26§display§\text {(13)}§svg§600§FALSE§</svg:desc>
          <draw:polygon draw:style-name="gr2" draw:text-style-name="P6" draw:layer="layout" svg:width="1.443cm" svg:height="0.823cm" svg:x="1.419cm" svg:y="7.753cm" svg:viewBox="0 0 1444 824" draw:points="722,824 0,824 0,0 1444,0 1444,824">
            <text:p/>
          </draw:polygon>
          <draw:path draw:style-name="gr3" draw:text-style-name="P7" draw:layer="layout" svg:width="0.213cm" svg:height="0.914cm" svg:x="1.463cm" svg:y="7.707cm" svg:viewBox="0 0 214 915" svg:d="M214 907c0-2 0-4-16-21-115-114-144-287-144-428 0-159 35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03cm" svg:height="0.61cm" svg:x="1.81cm" svg:y="7.784cm" svg:viewBox="0 0 304 611" svg:d="M189 23c0-21 0-23-20-23-59 58-140 58-169 58v29c19 0 73 0 121-25v477c0 33-2 43-86 43h-29v29c31-4 113-4 148-4 37 0 117 0 150 4v-29h-29c-84 0-86-10-86-43z">
            <text:p/>
          </draw:path>
          <draw:path draw:style-name="gr3" draw:text-style-name="P7" draw:layer="layout" svg:width="0.38cm" svg:height="0.629cm" svg:x="2.224cm" svg:y="7.784cm" svg:viewBox="0 0 381 630" svg:d="M229 287c75-23 127-87 127-160 0-75-79-127-169-127-93 0-162 54-162 125 0 29 21 48 46 48 29 0 48-21 48-48 0-46-44-46-57-46 27-44 88-56 121-56 38 0 90 21 90 102 0 12-2 64-27 106-27 43-59 46-82 48-6 0-29 2-35 2-8 0-15 2-15 10 0 11 7 11 23 11h40c75 0 110 62 110 151 0 125-64 152-104 152-39 0-108-16-141-71 33 7 60-14 60-49 0-34-23-52-50-52-23 0-52 14-52 54 0 83 85 143 185 143 113 0 196-83 196-177 0-75-58-145-152-166z">
            <text:p/>
          </draw:path>
          <draw:path draw:style-name="gr3" draw:text-style-name="P7" draw:layer="layout" svg:width="0.213cm" svg:height="0.914cm" svg:x="2.695cm" svg:y="7.707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15" draw:id="id315">
          <svg:title>TexMaths</svg:title>
          <svg:desc>24§display§\text {Let,}§svg§600§FALSE§</svg:desc>
          <draw:polygon draw:style-name="gr2" draw:text-style-name="P6" draw:layer="layout" svg:width="1.318cm" svg:height="0.655cm" svg:x="3.236cm" svg:y="7.847cm" svg:viewBox="0 0 1319 656" draw:points="659,656 0,656 0,0 1319,0 1319,656">
            <text:p/>
          </draw:polygon>
          <draw:path draw:style-name="gr3" draw:text-style-name="P7" draw:layer="layout" svg:width="0.464cm" svg:height="0.577cm" svg:x="3.221cm" svg:y="7.8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45cm" svg:y="8.0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2cm" svg:y="7.8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496cm" svg:y="8.2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16" draw:id="id316">
          <svg:title>TexMaths</svg:title>
          <svg:desc>24§display§\text {I}§svg§600§FALSE§</svg:desc>
          <draw:polygon draw:style-name="gr2" draw:text-style-name="P6" draw:layer="layout" svg:width="0.197cm" svg:height="0.493cm" svg:x="4.942cm" svg:y="7.847cm" svg:viewBox="0 0 198 494" draw:points="100,494 0,494 0,0 198,0 198,494">
            <text:p/>
          </draw:polygon>
          <draw:path draw:style-name="gr3" draw:text-style-name="P7" draw:layer="layout" svg:width="0.258cm" svg:height="0.577cm" svg:x="4.923cm" svg:y="7.8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09" draw:id="id309">
          <svg:title>TexMaths</svg:title>
          <svg:desc>24§display§\text {I}§svg§600§FALSE§</svg:desc>
          <draw:polygon draw:style-name="gr2" draw:text-style-name="P6" draw:layer="layout" svg:width="0.197cm" svg:height="0.493cm" svg:x="4.844cm" svg:y="2.047cm" svg:viewBox="0 0 198 494" draw:points="100,494 0,494 0,0 198,0 198,494">
            <text:p/>
          </draw:polygon>
          <draw:path draw:style-name="gr3" draw:text-style-name="P7" draw:layer="layout" svg:width="0.258cm" svg:height="0.577cm" svg:x="4.825cm" svg:y="2.0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10" draw:id="id310">
          <svg:title>TexMaths</svg:title>
          <svg:desc>22§display§= \frac{1}{\sqrt{2}} \times \log \left[ x + \frac{5}{4} + \sqrt{ \left( \ x + \frac{5}{4} \right)^2 - \left( \frac{9}{4} \right)^2 } \right]§svg§600§FALSE§</svg:desc>
          <draw:polygon draw:style-name="gr2" draw:text-style-name="P6" draw:layer="layout" svg:width="15.19cm" svg:height="2.706cm" svg:x="5.54cm" svg:y="0.957cm" svg:viewBox="0 0 15191 2707" draw:points="7595,2707 0,2707 0,0 15191,0 15191,2707">
            <text:p/>
          </draw:polygon>
          <draw:path draw:style-name="gr3" draw:text-style-name="P7" draw:layer="layout" svg:width="0.515cm" svg:height="0.182cm" svg:x="5.545cm" svg:y="2.21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6.802cm" svg:y="1.464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1.032cm" svg:height="0.032cm" svg:x="6.409cm" svg:y="2.295cm" svg:viewBox="0 0 1033 33" draw:points="516,33 0,33 0,0 1033,0 1033,33">
            <text:p/>
          </draw:polygon>
          <draw:path draw:style-name="gr3" draw:text-style-name="P7" draw:layer="layout" svg:width="0.604cm" svg:height="0.774cm" svg:x="6.468cm" svg:y="2.448cm" svg:viewBox="0 0 605 775" svg:d="M245 694l-136-301c-5-13-10-13-12-13 0 0-5 0-13 6l-73 56c-11 7-11 10-11 12 0 4 2 9 7 9s19-11 26-18c6-3 18-12 25-17l153 334c5 13 11 13 18 13 10 0 12-4 19-15l352-728c5-13 5-14 5-16 0-9-7-16-15-16-7 0-13 4-18 16z">
            <text:p/>
          </draw:path>
          <draw:polygon draw:style-name="gr3" draw:text-style-name="P7" draw:layer="layout" svg:width="0.388cm" svg:height="0.032cm" svg:x="7.055cm" svg:y="2.448cm" svg:viewBox="0 0 389 33" draw:points="194,33 0,33 0,0 389,0 389,33">
            <text:p/>
          </draw:polygon>
          <draw:path draw:style-name="gr3" draw:text-style-name="P7" draw:layer="layout" svg:width="0.309cm" svg:height="0.517cm" svg:x="7.094cm" svg:y="2.60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74cm" svg:height="0.374cm" svg:x="7.819cm" svg:y="2.122cm" svg:viewBox="0 0 375 375" svg:d="M188 165l-155-154c-10-9-12-11-17-11-9 0-16 7-16 16 0 5 2 7 11 16l154 155-154 156c-9 9-11 11-11 16 0 9 7 16 16 16 5 0 7-2 17-11l154-155 161 161c2 1 8 5 11 5 11 0 16-7 16-16 0-2 0-5-2-9-2-1-125-123-164-163l143-141c4-6 16-16 19-20 0-1 4-5 4-10 0-9-5-16-16-16-5 0-9 4-18 12z">
            <text:p/>
          </draw:path>
          <draw:path draw:style-name="gr3" draw:text-style-name="P7" draw:layer="layout" svg:width="0.173cm" svg:height="0.538cm" svg:x="8.504cm" svg:y="1.96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715cm" svg:y="2.15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9.102cm" svg:y="2.152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58cm" svg:height="1.391cm" svg:x="9.859cm" svg:y="0.918cm" svg:viewBox="0 0 259 1392" draw:points="0,1392 55,1392 55,53 259,53 259,0 0,0">
            <text:p/>
          </draw:polygon>
          <draw:polygon draw:style-name="gr3" draw:text-style-name="P7" draw:layer="layout" svg:width="0.258cm" svg:height="1.391cm" svg:x="9.859cm" svg:y="2.309cm" svg:viewBox="0 0 259 1392" draw:points="0,1392 259,1392 259,1340 55,1340 55,0 0,0">
            <text:p/>
          </draw:polygon>
          <draw:path draw:style-name="gr3" draw:text-style-name="P7" draw:layer="layout" svg:width="0.386cm" svg:height="0.351cm" svg:x="10.144cm" svg:y="2.1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10.78cm" svg:y="2.05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11.64cm" svg:y="1.464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olygon draw:style-name="gr3" draw:text-style-name="P7" draw:layer="layout" svg:width="0.388cm" svg:height="0.032cm" svg:x="11.602cm" svg:y="2.295cm" svg:viewBox="0 0 389 33" draw:points="194,33 0,33 0,0 389,0 389,33">
            <text:p/>
          </draw:polygon>
          <draw:path draw:style-name="gr3" draw:text-style-name="P7" draw:layer="layout" svg:width="0.344cm" svg:height="0.524cm" svg:x="11.625cm" svg:y="2.509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515cm" svg:height="0.517cm" svg:x="12.297cm" svg:y="2.05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3cm" svg:height="2.321cm" svg:x="13.112cm" svg:y="0.997cm" svg:viewBox="0 0 704 2322" svg:d="M107 1160l-102 202c-5 7-5 9-5 11s11 11 11 12l52-102 180 1039c23 0 28 0 32-20l429-2286c0-9-5-16-14-16-12 0-16 11-18 23l-397 2109z">
            <text:p/>
          </draw:path>
          <draw:polygon draw:style-name="gr3" draw:text-style-name="P7" draw:layer="layout" svg:width="6.705cm" svg:height="0.032cm" svg:x="13.8cm" svg:y="0.997cm" svg:viewBox="0 0 6706 33" draw:points="3353,33 0,33 0,0 6706,0 6706,33">
            <text:p/>
          </draw:polygon>
          <draw:path draw:style-name="gr3" draw:text-style-name="P7" draw:layer="layout" svg:width="0.381cm" svg:height="1.856cm" svg:x="13.96cm" svg:y="1.381cm" svg:viewBox="0 0 382 1857" svg:d="M382 1850c0-3-2-5-4-7-28-30-81-81-132-165-125-199-181-451-181-749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4.648cm" svg:y="2.1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5.284cm" svg:y="2.05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16.144cm" svg:y="1.464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olygon draw:style-name="gr3" draw:text-style-name="P7" draw:layer="layout" svg:width="0.388cm" svg:height="0.032cm" svg:x="16.106cm" svg:y="2.295cm" svg:viewBox="0 0 389 33" draw:points="194,33 0,33 0,0 389,0 389,33">
            <text:p/>
          </draw:polygon>
          <draw:path draw:style-name="gr3" draw:text-style-name="P7" draw:layer="layout" svg:width="0.344cm" svg:height="0.524cm" svg:x="16.128cm" svg:y="2.509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1cm" svg:height="1.856cm" svg:x="16.613cm" svg:y="1.381cm" svg:viewBox="0 0 382 1857" svg:d="M382 929c0-304-70-610-268-843-15-17-44-49-75-77-11-9-13-9-23-9-9 0-16 0-16 7 0 4 4 7 5 9 27 28 79 79 131 164 124 198 183 450 183 748 0 209-29 477-157 707-62 111-127 175-158 208-2 2-4 4-4 7 0 7 7 7 16 7 10 0 12 0 24-12 261-236 342-590 342-916z">
            <text:p/>
          </draw:path>
          <draw:path draw:style-name="gr3" draw:text-style-name="P7" draw:layer="layout" svg:width="0.24cm" svg:height="0.36cm" svg:x="17.19cm" svg:y="1.21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7.737cm" svg:y="2.295cm" svg:viewBox="0 0 473 33" svg:d="M447 33c12 0 26 0 26-17 0-16-14-16-26-16h-421c-12 0-26 0-26 16 0 17 14 17 26 17z">
            <text:p/>
          </draw:path>
          <draw:path draw:style-name="gr3" draw:text-style-name="P7" draw:layer="layout" svg:width="0.381cm" svg:height="1.856cm" svg:x="18.608cm" svg:y="1.381cm" svg:viewBox="0 0 382 1857" svg:d="M382 1850c0-3-2-5-4-7-28-30-81-81-132-165-125-199-181-451-181-749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21cm" svg:height="0.532cm" svg:x="19.142cm" svg:y="1.464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olygon draw:style-name="gr3" draw:text-style-name="P7" draw:layer="layout" svg:width="0.388cm" svg:height="0.032cm" svg:x="19.108cm" svg:y="2.295cm" svg:viewBox="0 0 389 33" draw:points="194,33 0,33 0,0 389,0 389,33">
            <text:p/>
          </draw:polygon>
          <draw:path draw:style-name="gr3" draw:text-style-name="P7" draw:layer="layout" svg:width="0.344cm" svg:height="0.524cm" svg:x="19.131cm" svg:y="2.509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1cm" svg:height="1.856cm" svg:x="19.615cm" svg:y="1.381cm" svg:viewBox="0 0 382 1857" svg:d="M382 929c0-304-70-610-268-843-14-17-44-49-75-77-11-9-13-9-23-9-9 0-16 0-16 7 0 4 4 7 5 9 27 28 79 79 131 164 124 198 183 450 183 748 0 209-29 477-157 707-62 111-127 175-158 208-2 2-4 4-4 7 0 7 7 7 16 7 10 0 12 0 24-12 261-236 342-590 342-916z">
            <text:p/>
          </draw:path>
          <draw:path draw:style-name="gr3" draw:text-style-name="P7" draw:layer="layout" svg:width="0.24cm" svg:height="0.36cm" svg:x="20.192cm" svg:y="1.21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258cm" svg:height="1.391cm" svg:x="20.509cm" svg:y="0.918cm" svg:viewBox="0 0 259 1392" draw:points="206,1392 259,1392 259,0 0,0 0,53 206,53">
            <text:p/>
          </draw:polygon>
          <draw:polygon draw:style-name="gr3" draw:text-style-name="P7" draw:layer="layout" svg:width="0.258cm" svg:height="1.391cm" svg:x="20.509cm" svg:y="2.309cm" svg:viewBox="0 0 259 1392" draw:points="206,1340 0,1340 0,1392 259,1392 259,0 206,0">
            <text:p/>
          </draw:polygon>
        </draw:g>
        <draw:g xml:id="id317" draw:id="id317">
          <svg:title>TexMaths</svg:title>
          <svg:desc>24§display§= \int \frac{ 1 }{ \sqrt{16 + 6x -  x^2} }\ dx§svg§600§FALSE§</svg:desc>
          <draw:polygon draw:style-name="gr2" draw:text-style-name="P6" draw:layer="layout" svg:width="8.53cm" svg:height="1.848cm" svg:x="5.638cm" svg:y="7.158cm" svg:viewBox="0 0 8531 1849" draw:points="4266,1849 0,1849 0,0 8531,0 8531,1849">
            <text:p/>
          </draw:polygon>
          <draw:path draw:style-name="gr3" draw:text-style-name="P7" draw:layer="layout" svg:width="0.562cm" svg:height="0.199cm" svg:x="5.644cm" svg:y="7.95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6.533cm" svg:y="7.116cm" svg:viewBox="0 0 751 1876" svg:d="M40 1838c27 0 43-19 43-40 0-29-22-43-41-43-21 0-42 14-42 43 0 44 42 78 94 78 129 0 177-197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7" draw:layer="layout" svg:width="0.279cm" svg:height="0.564cm" svg:x="10.121cm" svg:y="7.131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7" draw:layer="layout" svg:width="5.373cm" svg:height="0.035cm" svg:x="7.572cm" svg:y="8.036cm" svg:viewBox="0 0 5374 36" draw:points="2688,36 0,36 0,0 5374,0 5374,36">
            <text:p/>
          </draw:polygon>
          <draw:path draw:style-name="gr3" draw:text-style-name="P7" draw:layer="layout" svg:width="0.66cm" svg:height="0.844cm" svg:x="7.633cm" svg:y="8.205cm" svg:viewBox="0 0 661 845" svg:d="M267 757l-148-329c-6-13-11-13-13-13 0 0-6 0-14 6l-80 61c-12 8-12 12-12 14 0 3 2 9 8 9 5 0 21-11 28-19 6-4 20-14 27-19l167 365c6 13 12 13 20 13 11 0 13-4 21-15l384-795c6-14 6-16 6-18 0-9-8-17-18-17-7 0-13 4-19 17z">
            <text:p/>
          </draw:path>
          <draw:polygon draw:style-name="gr3" draw:text-style-name="P7" draw:layer="layout" svg:width="4.671cm" svg:height="0.035cm" svg:x="8.274cm" svg:y="8.205cm" svg:viewBox="0 0 4672 36" draw:points="2337,36 0,36 0,0 4672,0 4672,36">
            <text:p/>
          </draw:polygon>
          <draw:path draw:style-name="gr3" draw:text-style-name="P7" draw:layer="layout" svg:width="0.279cm" svg:height="0.564cm" svg:x="8.349cm" svg:y="8.38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35cm" svg:height="0.581cm" svg:x="8.731cm" svg:y="8.38cm" svg:viewBox="0 0 351 582" svg:d="M77 286v-21c0-213 105-244 148-244 21 0 55 6 75 35-14 0-47 0-47 36 0 27 20 41 39 41 13 0 38-8 38-41 0-52-36-92-107-92-108 0-223 109-223 296 0 226 98 286 177 286 94 0 174-79 174-190 0-108-75-190-169-190-57 0-88 44-105 84zM177 559c-52 0-79-52-83-63-15-41-15-108-15-123 0-66 27-152 103-152 14 0 52 0 79 54 15 30 15 75 15 115s0 82-15 113c-25 52-65 56-84 56z">
            <text:p/>
          </draw:path>
          <draw:path draw:style-name="gr3" draw:text-style-name="P7" draw:layer="layout" svg:width="0.562cm" svg:height="0.564cm" svg:x="9.353cm" svg:y="8.45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5cm" svg:height="0.581cm" svg:x="10.185cm" svg:y="8.38cm" svg:viewBox="0 0 351 582" svg:d="M77 286v-21c0-213 105-244 148-244 21 0 55 6 75 35-14 0-47 0-47 36 0 27 20 41 39 41 13 0 38-8 38-41 0-52-36-92-107-92-108 0-223 109-223 296 0 226 98 286 177 286 94 0 174-79 174-190 0-108-75-190-169-190-57 0-88 44-105 84zM177 559c-54 0-79-52-83-63-15-41-15-108-15-123 0-66 27-152 103-152 14 0 52 0 79 54 15 30 15 75 15 115s0 82-15 113c-25 52-65 56-84 56z">
            <text:p/>
          </draw:path>
          <draw:path draw:style-name="gr3" draw:text-style-name="P7" draw:layer="layout" svg:width="0.421cm" svg:height="0.383cm" svg:x="10.596cm" svg:y="8.5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7" draw:layer="layout" svg:width="0.515cm" svg:height="0.035cm" svg:x="11.31cm" svg:y="8.714cm" svg:viewBox="0 0 516 36" svg:d="M488 36c13 0 28 0 28-19 0-17-15-17-28-17h-459c-14 0-29 0-29 17 0 19 15 19 29 19z">
            <text:p/>
          </draw:path>
          <draw:path draw:style-name="gr3" draw:text-style-name="P7" draw:layer="layout" svg:width="0.421cm" svg:height="0.383cm" svg:x="12.109cm" svg:y="8.5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  <draw:path draw:style-name="gr3" draw:text-style-name="P7" draw:layer="layout" svg:width="0.262cm" svg:height="0.393cm" svg:x="12.604cm" svg:y="8.307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02cm" svg:height="0.596cm" svg:x="13.36cm" svg:y="7.679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70 68 75 0 4-2 10-4 14z">
            <text:p/>
          </draw:path>
          <draw:path draw:style-name="gr3" draw:text-style-name="P7" draw:layer="layout" svg:width="0.421cm" svg:height="0.383cm" svg:x="13.791cm" svg:y="7.89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</draw:g>
        <draw:g xml:id="id312" draw:id="id312">
          <svg:title>TexMaths</svg:title>
          <svg:desc>24§display§\text {I}§svg§600§FALSE§</svg:desc>
          <draw:polygon draw:style-name="gr2" draw:text-style-name="P6" draw:layer="layout" svg:width="0.197cm" svg:height="0.493cm" svg:x="4.846cm" svg:y="5.147cm" svg:viewBox="0 0 198 494" draw:points="100,494 0,494 0,0 198,0 198,494">
            <text:p/>
          </draw:polygon>
          <draw:path draw:style-name="gr3" draw:text-style-name="P7" draw:layer="layout" svg:width="0.258cm" svg:height="0.577cm" svg:x="4.827cm" svg:y="5.1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11" draw:id="id311">
          <svg:title>TexMaths</svg:title>
          <svg:desc>26§display§\therefore§svg§600§FALSE§</svg:desc>
          <draw:polygon draw:style-name="gr2" draw:text-style-name="P6" draw:layer="layout" svg:width="0.49cm" svg:height="0.402cm" svg:x="3.608cm" svg:y="5.221cm" svg:viewBox="0 0 491 403" draw:points="246,403 0,403 0,0 491,0 491,403">
            <text:p/>
          </draw:polygon>
          <draw:path draw:style-name="gr3" draw:text-style-name="P7" draw:layer="layout" svg:width="0.555cm" svg:height="0.493cm" svg:x="3.589cm" svg:y="5.175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318" draw:id="id318">
          <svg:title>TexMaths</svg:title>
          <svg:desc>24§display§=  \int \frac{ 1 }{ \sqrt{16 - ( x^2 - 6x ) } }\ dx§svg§600§FALSE§</svg:desc>
          <draw:polygon draw:style-name="gr2" draw:text-style-name="P6" draw:layer="layout" svg:width="9.327cm" svg:height="2.017cm" svg:x="5.639cm" svg:y="9.659cm" svg:viewBox="0 0 9328 2018" draw:points="4664,2018 0,2018 0,0 9328,0 9328,2018">
            <text:p/>
          </draw:polygon>
          <draw:path draw:style-name="gr3" draw:text-style-name="P7" draw:layer="layout" svg:width="0.562cm" svg:height="0.199cm" svg:x="5.645cm" svg:y="10.45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6.534cm" svg:y="9.617cm" svg:viewBox="0 0 751 1875" svg:d="M40 1837c27 0 43-19 43-40 0-29-22-42-41-42-21 0-42 13-42 42 0 44 42 78 94 78 129 0 177-197 236-441 66-267 121-538 167-808 31-179 62-348 91-457 9-42 38-150 73-150 24 0 46 16 49 19-28 2-42 20-42 41 0 28 21 42 41 42 21 0 42-14 42-42 0-46-46-79-92-79-66 0-112 92-160 265-2 8-117 432-209 985-23 128-48 270-75 387-15 62-54 221-123 221-31 0-50-21-52-21z">
            <text:p/>
          </draw:path>
          <draw:path draw:style-name="gr3" draw:text-style-name="P7" draw:layer="layout" svg:width="0.279cm" svg:height="0.563cm" svg:x="10.522cm" svg:y="9.632cm" svg:viewBox="0 0 280 564" svg:d="M175 21c0-19 0-21-21-21-52 54-127 54-154 54v27c17 0 67 0 111-23v439c0 31-2 40-78 40h-27v27c29-3 103-3 136-3 35 0 108 0 138 3v-27h-27c-76 0-78-9-78-40z">
            <text:p/>
          </draw:path>
          <draw:polygon draw:style-name="gr3" draw:text-style-name="P7" draw:layer="layout" svg:width="6.17cm" svg:height="0.035cm" svg:x="7.573cm" svg:y="10.537cm" svg:viewBox="0 0 6171 36" draw:points="3086,36 0,36 0,0 6171,0 6171,36">
            <text:p/>
          </draw:polygon>
          <draw:path draw:style-name="gr3" draw:text-style-name="P7" draw:layer="layout" svg:width="0.769cm" svg:height="1.013cm" svg:x="7.665cm" svg:y="10.705cm" svg:viewBox="0 0 770 1014" svg:d="M265 1014c27 0 27 0 36-18l463-963c6-12 6-14 6-16 0-9-8-17-17-17-12 0-16 8-20 17l-435 908-181-418-117 90 13 13 60-46z">
            <text:p/>
          </draw:path>
          <draw:polygon draw:style-name="gr3" draw:text-style-name="P7" draw:layer="layout" svg:width="5.327cm" svg:height="0.035cm" svg:x="8.415cm" svg:y="10.705cm" svg:viewBox="0 0 5328 36" draw:points="2663,36 0,36 0,0 5328,0 5328,36">
            <text:p/>
          </draw:polygon>
          <draw:path draw:style-name="gr3" draw:text-style-name="P7" draw:layer="layout" svg:width="0.279cm" svg:height="0.563cm" svg:x="8.49cm" svg:y="10.899cm" svg:viewBox="0 0 280 564" svg:d="M175 21c0-19 0-21-19-21-54 54-129 54-156 54v27c17 0 67 0 111-23v439c0 31-2 40-78 40h-27v27c29-3 103-3 136-3 35 0 108 0 138 3v-27h-27c-76 0-78-9-78-40z">
            <text:p/>
          </draw:path>
          <draw:path draw:style-name="gr3" draw:text-style-name="P7" draw:layer="layout" svg:width="0.35cm" svg:height="0.581cm" svg:x="8.872cm" svg:y="10.899cm" svg:viewBox="0 0 351 582" svg:d="M77 286v-21c0-213 105-244 148-244 21 0 55 6 75 35-14 0-47 0-47 36 0 27 20 40 39 40 13 0 38-7 38-40 0-52-36-92-107-92-108 0-223 109-223 296 0 226 98 286 177 286 94 0 174-79 174-190 0-108-75-190-169-190-57 0-88 44-105 84zM177 559c-52 0-79-52-83-64-15-40-15-107-15-123 0-65 27-151 103-151 14 0 52 0 79 54 15 30 15 74 15 115 0 40 0 82-15 113-25 52-63 56-84 56z">
            <text:p/>
          </draw:path>
          <draw:path draw:style-name="gr3" draw:text-style-name="P7" draw:layer="layout" svg:width="0.516cm" svg:height="0.035cm" svg:x="9.518cm" svg:y="11.233cm" svg:viewBox="0 0 517 36" svg:d="M488 36c13 0 29 0 29-19 0-17-16-17-29-17h-459c-14 0-29 0-29 17 0 19 15 19 29 19z">
            <text:p/>
          </draw:path>
          <draw:path draw:style-name="gr3" draw:text-style-name="P7" draw:layer="layout" svg:width="0.197cm" svg:height="0.844cm" svg:x="10.374cm" svg:y="10.828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0.643cm" svg:y="11.08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6 112-113 112-33 0-46-27-46-56 0-19 6-36 15-75z">
            <text:p/>
          </draw:path>
          <draw:path draw:style-name="gr3" draw:text-style-name="P7" draw:layer="layout" svg:width="0.262cm" svg:height="0.393cm" svg:x="11.138cm" svg:y="10.824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7" draw:layer="layout" svg:width="0.516cm" svg:height="0.035cm" svg:x="11.737cm" svg:y="11.233cm" svg:viewBox="0 0 517 36" svg:d="M488 36c13 0 29 0 29-19 0-17-16-17-29-17h-459c-14 0-29 0-29 17 0 19 15 19 29 19z">
            <text:p/>
          </draw:path>
          <draw:path draw:style-name="gr3" draw:text-style-name="P7" draw:layer="layout" svg:width="0.35cm" svg:height="0.581cm" svg:x="12.546cm" svg:y="10.899cm" svg:viewBox="0 0 351 582" svg:d="M77 286v-21c0-213 105-244 148-244 21 0 55 6 75 35-14 0-47 0-47 36 0 27 20 40 39 40 13 0 38-7 38-40 0-52-36-92-107-92-108 0-223 109-223 296 0 226 98 286 177 286 94 0 174-79 174-190 0-108-75-190-169-190-57 0-88 44-105 84zM177 559c-52 0-79-52-83-64-15-40-15-107-15-123 0-65 27-151 103-151 14 0 52 0 79 54 15 30 15 74 15 115 0 40 0 82-15 113-25 52-63 56-84 56z">
            <text:p/>
          </draw:path>
          <draw:path draw:style-name="gr3" draw:text-style-name="P7" draw:layer="layout" svg:width="0.421cm" svg:height="0.383cm" svg:x="12.956cm" svg:y="11.08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6 112-113 112-33 0-46-27-46-56 0-19 6-36 15-75z">
            <text:p/>
          </draw:path>
          <draw:path draw:style-name="gr3" draw:text-style-name="P7" draw:layer="layout" svg:width="0.197cm" svg:height="0.844cm" svg:x="13.461cm" svg:y="10.82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402cm" svg:height="0.596cm" svg:x="14.158cm" svg:y="10.179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8-148 48-186 24-50 63-81 97-81 56 0 68 69 68 75 0 4-2 10-4 14z">
            <text:p/>
          </draw:path>
          <draw:path draw:style-name="gr3" draw:text-style-name="P7" draw:layer="layout" svg:width="0.421cm" svg:height="0.383cm" svg:x="14.589cm" svg:y="10.39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</draw:g>
        <draw:g xml:id="id313" draw:id="id313">
          <svg:title>TexMaths</svg:title>
          <svg:desc>22§display§= \frac{1}{\sqrt{2}} \log \left[\  \frac{4x + 5}{4} + \sqrt{ x^2 + \frac{5x}{2} - \frac{7}{2} }\ \right]§svg§600§FALSE§</svg:desc>
          <draw:polygon draw:style-name="gr2" draw:text-style-name="P6" draw:layer="layout" svg:width="12.744cm" svg:height="2.241cm" svg:x="5.54cm" svg:y="4.26cm" svg:viewBox="0 0 12745 2242" draw:points="6373,2242 0,2242 0,0 12745,0 12745,2242">
            <text:p/>
          </draw:polygon>
          <draw:path draw:style-name="gr3" draw:text-style-name="P7" draw:layer="layout" svg:width="0.515cm" svg:height="0.182cm" svg:x="5.545cm" svg:y="5.2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802cm" svg:y="4.536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6.409cm" svg:y="5.365cm" svg:viewBox="0 0 1033 33" draw:points="516,33 0,33 0,0 1033,0 1033,33">
            <text:p/>
          </draw:polygon>
          <draw:path draw:style-name="gr3" draw:text-style-name="P7" draw:layer="layout" svg:width="0.604cm" svg:height="0.773cm" svg:x="6.467cm" svg:y="5.52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7.055cm" svg:y="5.52cm" svg:viewBox="0 0 389 33" draw:points="194,33 0,33 0,0 389,0 389,33">
            <text:p/>
          </draw:polygon>
          <draw:path draw:style-name="gr3" draw:text-style-name="P7" draw:layer="layout" svg:width="0.309cm" svg:height="0.516cm" svg:x="7.094cm" svg:y="5.67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173cm" svg:height="0.537cm" svg:x="7.689cm" svg:y="5.037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7.9cm" svg:y="5.22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285cm" svg:y="5.22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7" draw:layer="layout" svg:width="0.23cm" svg:height="2.32cm" svg:x="9.004cm" svg:y="4.221cm" svg:viewBox="0 0 231 2321" draw:points="0,2321 231,2321 231,2272 48,2272 48,48 231,48 231,0 0,0">
            <text:p/>
          </draw:polygon>
          <draw:path draw:style-name="gr3" draw:text-style-name="P7" draw:layer="layout" svg:width="0.344cm" svg:height="0.523cm" svg:x="9.614cm" svg:y="4.527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0.001cm" svg:y="4.7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0.635cm" svg:y="4.59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11.404cm" svg:y="4.536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7 53 141 141 141 90 0 169-74 169-172z">
            <text:p/>
          </draw:path>
          <draw:polygon draw:style-name="gr3" draw:text-style-name="P7" draw:layer="layout" svg:width="2.16cm" svg:height="0.032cm" svg:x="9.591cm" svg:y="5.365cm" svg:viewBox="0 0 2161 33" draw:points="1081,33 0,33 0,0 2161,0 2161,33">
            <text:p/>
          </draw:polygon>
          <draw:path draw:style-name="gr3" draw:text-style-name="P7" draw:layer="layout" svg:width="0.344cm" svg:height="0.523cm" svg:x="10.499cm" svg:y="5.581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515cm" svg:height="0.516cm" svg:x="12.06cm" svg:y="5.12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703cm" svg:height="1.855cm" svg:x="12.875cm" svg:y="4.328cm" svg:viewBox="0 0 704 1856" svg:d="M275 1703l-168-774-102 158c-5 8-5 9-5 11s11 11 11 12l52-82 180 828c25 0 28 0 32-19l427-1805c0-6 2-13 2-16 0-9-5-16-14-16-14 0-16 11-18 21z">
            <text:p/>
          </draw:path>
          <draw:polygon draw:style-name="gr3" draw:text-style-name="P7" draw:layer="layout" svg:width="4.265cm" svg:height="0.032cm" svg:x="13.563cm" svg:y="4.328cm" svg:viewBox="0 0 4266 33" draw:points="2133,33 0,33 0,0 4266,0 4266,33">
            <text:p/>
          </draw:polygon>
          <draw:path draw:style-name="gr3" draw:text-style-name="P7" draw:layer="layout" svg:width="0.386cm" svg:height="0.351cm" svg:x="13.585cm" svg:y="5.2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4.039cm" svg:y="4.99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4.567cm" svg:y="5.12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15.427cm" svg:y="4.536cm" svg:viewBox="0 0 310 533" svg:d="M310 361c0-92-64-171-148-171-37 0-70 12-99 41v-152c16 5 43 11 67 11 95 0 150-71 150-81 0-5-2-9-7-9-2 0-4 0-7 2-16 7-53 23-106 23-32 0-67-6-104-21-5-4-7-4-8-4-8 0-8 7-8 19v229c0 14 0 21 11 21 5 0 7-2 9-7 9-12 39-54 100-54 41 0 62 35 67 49 12 30 14 60 14 98 0 27 0 74-19 106-18 30-48 51-83 51-56 0-100-40-114-86 1 0 5 0 14 0 24 0 38-20 38-37 0-19-14-39-38-39-13 0-39 5-39 42 0 67 55 141 141 141 90 0 169-74 169-172z">
            <text:p/>
          </draw:path>
          <draw:path draw:style-name="gr3" draw:text-style-name="P7" draw:layer="layout" svg:width="0.386cm" svg:height="0.351cm" svg:x="15.799cm" svg:y="4.7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0.83cm" svg:height="0.032cm" svg:x="15.388cm" svg:y="5.365cm" svg:viewBox="0 0 831 33" draw:points="415,33 0,33 0,0 831,0 831,33">
            <text:p/>
          </draw:polygon>
          <draw:path draw:style-name="gr3" draw:text-style-name="P7" draw:layer="layout" svg:width="0.309cm" svg:height="0.516cm" svg:x="15.649cm" svg:y="5.5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472cm" svg:height="0.032cm" svg:x="16.546cm" svg:y="5.365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17.391cm" svg:y="4.529cm" svg:viewBox="0 0 333 542" svg:d="M326 53c7-11 7-13 7-28h-189c-95 0-96-11-98-25h-20l-26 160h19c2-12 9-61 20-70 5-6 67-6 75-6h162c-8 13-70 97-88 124-68 103-95 211-95 290 0 9 0 44 35 44 37 0 37-35 37-44v-39c0-42 2-86 9-126 2-18 13-85 48-134z">
            <text:p/>
          </draw:path>
          <draw:polygon draw:style-name="gr3" draw:text-style-name="P7" draw:layer="layout" svg:width="0.388cm" svg:height="0.032cm" svg:x="17.349cm" svg:y="5.365cm" svg:viewBox="0 0 389 33" draw:points="194,33 0,33 0,0 389,0 389,33">
            <text:p/>
          </draw:polygon>
          <draw:path draw:style-name="gr3" draw:text-style-name="P7" draw:layer="layout" svg:width="0.309cm" svg:height="0.516cm" svg:x="17.388cm" svg:y="5.5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olygon draw:style-name="gr3" draw:text-style-name="P7" draw:layer="layout" svg:width="0.23cm" svg:height="2.32cm" svg:x="18.093cm" svg:y="4.221cm" svg:viewBox="0 0 231 2321" draw:points="183,2272 0,2272 0,2321 231,2321 231,0 0,0 0,48 183,48">
            <text:p/>
          </draw:polygon>
        </draw:g>
        <draw:g xml:id="id319" draw:id="id319">
          <svg:title>TexMaths</svg:title>
          <svg:desc>24§display§=  \int \frac{ 1 }{ \sqrt{16 - ( x^2 - 2(x)(3) + 9 - 9 ) } }\ dx§svg§600§FALSE§</svg:desc>
          <draw:polygon draw:style-name="gr2" draw:text-style-name="P6" draw:layer="layout" svg:width="13.968cm" svg:height="2.017cm" svg:x="5.641cm" svg:y="12.159cm" svg:viewBox="0 0 13969 2018" draw:points="6983,2018 0,2018 0,0 13969,0 13969,2018">
            <text:p/>
          </draw:polygon>
          <draw:path draw:style-name="gr3" draw:text-style-name="P7" draw:layer="layout" svg:width="0.562cm" svg:height="0.199cm" svg:x="5.647cm" svg:y="12.95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6.536cm" svg:y="12.117cm" svg:viewBox="0 0 751 1875" svg:d="M40 1837c27 0 43-19 43-40 0-29-22-42-41-42-21 0-42 13-42 42 0 44 42 78 94 78 129 0 177-197 236-441 66-267 121-538 167-808 31-179 62-348 91-457 9-42 38-150 73-150 24 0 46 16 49 19-28 2-42 20-42 41 0 28 21 42 41 42 21 0 42-14 42-42 0-46-46-79-92-79-66 0-112 92-160 265-2 8-117 432-209 985-23 128-48 270-75 387-15 62-54 221-123 221-31 0-50-21-52-21z">
            <text:p/>
          </draw:path>
          <draw:path draw:style-name="gr3" draw:text-style-name="P7" draw:layer="layout" svg:width="0.279cm" svg:height="0.563cm" svg:x="12.843cm" svg:y="12.132cm" svg:viewBox="0 0 280 564" svg:d="M175 21c0-19 0-21-21-21-52 54-127 54-154 54v27c17 0 67 0 111-23v439c0 31-2 40-78 40h-27v27c29-3 103-3 136-3 35 0 108 0 138 3v-27h-27c-76 0-78-9-78-40z">
            <text:p/>
          </draw:path>
          <draw:polygon draw:style-name="gr3" draw:text-style-name="P7" draw:layer="layout" svg:width="10.809cm" svg:height="0.035cm" svg:x="7.575cm" svg:y="13.037cm" svg:viewBox="0 0 10810 36" draw:points="5405,36 0,36 0,0 10810,0 10810,36">
            <text:p/>
          </draw:polygon>
          <draw:path draw:style-name="gr3" draw:text-style-name="P7" draw:layer="layout" svg:width="0.769cm" svg:height="1.013cm" svg:x="7.667cm" svg:y="13.205cm" svg:viewBox="0 0 770 1014" svg:d="M265 1014c27 0 27 0 36-18l463-963c6-12 6-14 6-16 0-9-8-17-17-17-12 0-16 8-20 17l-435 908-181-418-117 90 13 13 60-46z">
            <text:p/>
          </draw:path>
          <draw:polygon draw:style-name="gr3" draw:text-style-name="P7" draw:layer="layout" svg:width="9.966cm" svg:height="0.035cm" svg:x="8.417cm" svg:y="13.205cm" svg:viewBox="0 0 9967 36" draw:points="4985,36 0,36 0,0 9967,0 9967,36">
            <text:p/>
          </draw:polygon>
          <draw:path draw:style-name="gr3" draw:text-style-name="P7" draw:layer="layout" svg:width="0.279cm" svg:height="0.563cm" svg:x="8.492cm" svg:y="13.399cm" svg:viewBox="0 0 280 564" svg:d="M175 21c0-19 0-21-19-21-54 54-129 54-156 54v27c17 0 67 0 111-23v439c0 31-2 40-78 40h-27v27c29-3 103-3 136-3 35 0 108 0 138 3v-27h-27c-76 0-78-9-78-40z">
            <text:p/>
          </draw:path>
          <draw:path draw:style-name="gr3" draw:text-style-name="P7" draw:layer="layout" svg:width="0.35cm" svg:height="0.581cm" svg:x="8.874cm" svg:y="13.399cm" svg:viewBox="0 0 351 582" svg:d="M77 286v-21c0-213 105-244 148-244 21 0 55 6 75 35-14 0-47 0-47 36 0 27 20 40 39 40 13 0 38-7 38-40 0-52-36-92-107-92-108 0-223 109-223 296 0 226 98 286 177 286 94 0 174-79 174-190 0-108-75-190-169-190-57 0-88 44-105 84zM177 559c-52 0-79-52-83-64-15-40-15-107-15-123 0-65 27-151 103-151 14 0 52 0 79 54 15 30 15 74 15 115 0 40 0 82-15 113-25 52-63 56-84 56z">
            <text:p/>
          </draw:path>
          <draw:path draw:style-name="gr3" draw:text-style-name="P7" draw:layer="layout" svg:width="0.516cm" svg:height="0.035cm" svg:x="9.52cm" svg:y="13.733cm" svg:viewBox="0 0 517 36" svg:d="M488 36c13 0 29 0 29-19 0-17-16-17-29-17h-459c-14 0-29 0-29 17 0 19 15 19 29 19z">
            <text:p/>
          </draw:path>
          <draw:path draw:style-name="gr3" draw:text-style-name="P7" draw:layer="layout" svg:width="0.197cm" svg:height="0.844cm" svg:x="10.376cm" svg:y="13.328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0.645cm" svg:y="13.587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6 112-113 112-33 0-46-27-46-56 0-19 6-36 15-75z">
            <text:p/>
          </draw:path>
          <draw:path draw:style-name="gr3" draw:text-style-name="P7" draw:layer="layout" svg:width="0.262cm" svg:height="0.393cm" svg:x="11.14cm" svg:y="13.324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7" draw:layer="layout" svg:width="0.516cm" svg:height="0.035cm" svg:x="11.739cm" svg:y="13.733cm" svg:viewBox="0 0 517 36" svg:d="M488 36c13 0 29 0 29-19 0-17-16-17-29-17h-459c-14 0-29 0-29 17 0 19 15 19 29 19z">
            <text:p/>
          </draw:path>
          <draw:path draw:style-name="gr3" draw:text-style-name="P7" draw:layer="layout" svg:width="0.337cm" svg:height="0.563cm" svg:x="12.555cm" svg:y="13.399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" draw:text-style-name="P7" draw:layer="layout" svg:width="0.197cm" svg:height="0.844cm" svg:x="13.018cm" svg:y="13.328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3.287cm" svg:y="13.587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7" draw:layer="layout" svg:width="0.197cm" svg:height="0.844cm" svg:x="13.792cm" svg:y="13.32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197cm" svg:height="0.844cm" svg:x="14.155cm" svg:y="13.328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5cm" svg:height="0.581cm" svg:x="14.435cm" svg:y="13.39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7" draw:layer="layout" svg:width="0.197cm" svg:height="0.844cm" svg:x="14.871cm" svg:y="13.32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562cm" svg:height="0.563cm" svg:x="15.386cm" svg:y="13.468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5cm" svg:height="0.581cm" svg:x="16.217cm" svg:y="13.399cm" svg:viewBox="0 0 351 582" svg:d="M276 294v27c0 199-88 238-138 238-13 0-59-2-82-31 36 0 44-25 44-38 0-27-21-41-40-41-14 0-39 8-39 42 0 56 46 91 117 91 110 0 213-116 213-296 0-228-96-286-172-286-47 0-89 15-125 54-35 38-54 73-54 136 0 106 75 188 169 188 52 0 86-34 107-84zM171 359c-14 0-54 0-79-52-15-32-15-75-15-115 0-46 0-86 17-117 23-42 56-54 85-54 40 0 67 29 82 67 10 27 14 81 14 119 0 71-29 152-104 152z">
            <text:p/>
          </draw:path>
          <draw:path draw:style-name="gr3" draw:text-style-name="P7" draw:layer="layout" svg:width="0.516cm" svg:height="0.035cm" svg:x="16.86cm" svg:y="13.733cm" svg:viewBox="0 0 517 36" svg:d="M488 36c13 0 29 0 29-19 0-17-16-17-29-17h-459c-14 0-29 0-29 17 0 19 15 19 29 19z">
            <text:p/>
          </draw:path>
          <draw:path draw:style-name="gr3" draw:text-style-name="P7" draw:layer="layout" svg:width="0.35cm" svg:height="0.581cm" svg:x="17.669cm" svg:y="13.399cm" svg:viewBox="0 0 351 582" svg:d="M276 294v27c0 199-88 238-138 238-15 0-59-2-82-31 36 0 44-25 44-38 0-27-21-41-40-41-14 0-39 8-39 42 0 56 46 91 117 91 110 0 213-116 213-296 0-228-96-286-172-286-47 0-89 15-125 54-35 38-54 73-54 136 0 106 75 188 169 188 52 0 86-34 107-84zM171 359c-14 0-54 0-79-52-15-32-15-75-15-115 0-46 0-86 17-117 23-42 56-54 85-54 40 0 67 29 82 67 10 27 14 81 14 119 0 71-29 152-104 152z">
            <text:p/>
          </draw:path>
          <draw:path draw:style-name="gr3" draw:text-style-name="P7" draw:layer="layout" svg:width="0.197cm" svg:height="0.844cm" svg:x="18.104cm" svg:y="13.32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402cm" svg:height="0.596cm" svg:x="18.799cm" svg:y="12.679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7" draw:layer="layout" svg:width="0.421cm" svg:height="0.383cm" svg:x="19.23cm" svg:y="12.893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9" smil:attributeName="visibility" smil:to="visible"/>
                  <anim:animate smil:dur="0.5s" smil:fill="hold" smil:targetElement="id309" smil:attributeName="x" smil:values="x;x" smil:keyTimes="0;1"/>
                  <anim:animate smil:dur="0.5s" smil:fill="hold" smil:targetElement="id30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0" smil:attributeName="visibility" smil:to="visible"/>
                  <anim:animate smil:dur="0.5s" smil:fill="hold" smil:targetElement="id310" smil:attributeName="x" smil:values="x;x" smil:keyTimes="0;1"/>
                  <anim:animate smil:dur="0.5s" smil:fill="hold" smil:targetElement="id3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1" smil:attributeName="visibility" smil:to="visible"/>
                  <anim:animate smil:dur="0.5s" smil:fill="hold" smil:targetElement="id311" smil:attributeName="x" smil:values="x;x" smil:keyTimes="0;1"/>
                  <anim:animate smil:dur="0.5s" smil:fill="hold" smil:targetElement="id31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2" smil:attributeName="visibility" smil:to="visible"/>
                  <anim:animate smil:dur="0.5s" smil:fill="hold" smil:targetElement="id312" smil:attributeName="x" smil:values="x;x" smil:keyTimes="0;1"/>
                  <anim:animate smil:dur="0.5s" smil:fill="hold" smil:targetElement="id3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3" smil:attributeName="visibility" smil:to="visible"/>
                  <anim:animate smil:dur="0.5s" smil:fill="hold" smil:targetElement="id313" smil:attributeName="x" smil:values="x;x" smil:keyTimes="0;1"/>
                  <anim:animate smil:dur="0.5s" smil:fill="hold" smil:targetElement="id3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14" smil:attributeName="visibility" smil:to="visible"/>
                  <anim:animate smil:dur="0.5s" smil:fill="hold" smil:targetElement="id314" smil:attributeName="width" smil:values="width*0.05;width" smil:keyTimes="0;1"/>
                  <anim:animate smil:dur="0.5s" smil:fill="hold" smil:targetElement="id314" smil:attributeName="height" smil:values="height;height" smil:keyTimes="0;1"/>
                  <anim:animate smil:dur="0.5s" smil:fill="hold" smil:targetElement="id314" smil:attributeName="x" smil:values="x-.2;x" smil:keyTimes="0;1"/>
                  <anim:animate smil:dur="0.5s" smil:fill="hold" smil:targetElement="id314" smil:attributeName="y" smil:values="y;y" smil:keyTimes="0;1"/>
                  <anim:transitionFilter smil:dur="0.5s" smil:targetElement="id31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15" smil:attributeName="visibility" smil:to="visible"/>
                  <anim:animate smil:dur="0.5s" smil:fill="hold" smil:targetElement="id315" smil:attributeName="width" smil:values="width*0.05;width" smil:keyTimes="0;1"/>
                  <anim:animate smil:dur="0.5s" smil:fill="hold" smil:targetElement="id315" smil:attributeName="height" smil:values="height;height" smil:keyTimes="0;1"/>
                  <anim:animate smil:dur="0.5s" smil:fill="hold" smil:targetElement="id315" smil:attributeName="x" smil:values="x-.2;x" smil:keyTimes="0;1"/>
                  <anim:animate smil:dur="0.5s" smil:fill="hold" smil:targetElement="id315" smil:attributeName="y" smil:values="y;y" smil:keyTimes="0;1"/>
                  <anim:transitionFilter smil:dur="0.5s" smil:targetElement="id31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16" smil:attributeName="visibility" smil:to="visible"/>
                  <anim:animate smil:dur="0.5s" smil:fill="hold" smil:targetElement="id316" smil:attributeName="width" smil:values="width*0.05;width" smil:keyTimes="0;1"/>
                  <anim:animate smil:dur="0.5s" smil:fill="hold" smil:targetElement="id316" smil:attributeName="height" smil:values="height;height" smil:keyTimes="0;1"/>
                  <anim:animate smil:dur="0.5s" smil:fill="hold" smil:targetElement="id316" smil:attributeName="x" smil:values="x-.2;x" smil:keyTimes="0;1"/>
                  <anim:animate smil:dur="0.5s" smil:fill="hold" smil:targetElement="id316" smil:attributeName="y" smil:values="y;y" smil:keyTimes="0;1"/>
                  <anim:transitionFilter smil:dur="0.5s" smil:targetElement="id316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7" smil:attributeName="visibility" smil:to="visible"/>
                  <anim:animate smil:dur="0.5s" smil:fill="hold" smil:targetElement="id317" smil:attributeName="x" smil:values="x;x" smil:keyTimes="0;1"/>
                  <anim:animate smil:dur="0.5s" smil:fill="hold" smil:targetElement="id3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8" smil:attributeName="visibility" smil:to="visible"/>
                  <anim:animate smil:dur="0.5s" smil:fill="hold" smil:targetElement="id318" smil:attributeName="x" smil:values="x;x" smil:keyTimes="0;1"/>
                  <anim:animate smil:dur="0.5s" smil:fill="hold" smil:targetElement="id3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9" smil:attributeName="visibility" smil:to="visible"/>
                  <anim:animate smil:dur="0.5s" smil:fill="hold" smil:targetElement="id319" smil:attributeName="x" smil:values="x;x" smil:keyTimes="0;1"/>
                  <anim:animate smil:dur="0.5s" smil:fill="hold" smil:targetElement="id31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9">
        <draw:frame presentation:style-name="pr11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20" draw:id="id320">
          <svg:title>TexMaths</svg:title>
          <svg:desc>24§display§\text {I}§svg§600§FALSE§</svg:desc>
          <draw:polygon draw:style-name="gr2" draw:text-style-name="P6" draw:layer="layout" svg:width="0.197cm" svg:height="0.493cm" svg:x="4.946cm" svg:y="1.346cm" svg:viewBox="0 0 198 494" draw:points="100,494 0,494 0,0 198,0 198,494">
            <text:p/>
          </draw:polygon>
          <draw:path draw:style-name="gr3" draw:text-style-name="P7" draw:layer="layout" svg:width="0.258cm" svg:height="0.577cm" svg:x="4.927cm" svg:y="1.3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21" draw:id="id321">
          <svg:title>TexMaths</svg:title>
          <svg:desc>22§display§=  \int \frac{ 1 }{ \sqrt{ 7 -  ( x - 3 )^2 + 9 } }\ dx §svg§600§FALSE§</svg:desc>
          <draw:polygon draw:style-name="gr2" draw:text-style-name="P6" draw:layer="layout" svg:width="9.054cm" svg:height="1.849cm" svg:x="5.643cm" svg:y="0.766cm" svg:viewBox="0 0 9055 1850" draw:points="4527,1850 0,1850 0,0 9055,0 9055,1850">
            <text:p/>
          </draw:polygon>
          <draw:path draw:style-name="gr3" draw:text-style-name="P7" draw:layer="layout" svg:width="0.515cm" svg:height="0.182cm" svg:x="5.648cm" svg:y="1.4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463cm" svg:y="0.727cm" svg:viewBox="0 0 688 1719" svg:d="M37 1684c25 0 39-17 39-37 0-26-20-39-37-39-20 0-39 13-39 39 0 41 39 72 86 72 118 0 162-181 217-404 60-245 111-493 153-741 28-164 56-319 83-419 8-39 35-137 67-137 22 0 42 14 45 17-26 2-38 18-38 37 0 27 19 39 37 39 19 0 38-12 38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0.371cm" svg:y="0.74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6.16cm" svg:height="0.032cm" svg:x="7.416cm" svg:y="1.57cm" svg:viewBox="0 0 6161 33" draw:points="3080,33 0,33 0,0 6161,0 6161,33">
            <text:p/>
          </draw:polygon>
          <draw:path draw:style-name="gr3" draw:text-style-name="P7" draw:layer="layout" svg:width="0.705cm" svg:height="0.928cm" svg:x="7.5cm" svg:y="1.725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5.387cm" svg:height="0.032cm" svg:x="8.188cm" svg:y="1.725cm" svg:viewBox="0 0 5388 33" draw:points="2693,33 0,33 0,0 5388,0 5388,33">
            <text:p/>
          </draw:polygon>
          <draw:path draw:style-name="gr3" draw:text-style-name="P7" draw:layer="layout" svg:width="0.332cm" svg:height="0.541cm" svg:x="8.232cm" svg:y="1.894cm" svg:viewBox="0 0 333 542" svg:d="M326 53c7-11 7-13 7-28h-189c-95 0-96-11-98-25h-20l-26 160h19c2-12 9-61 20-70 5-6 67-6 75-6h162c-8 13-70 97-88 124-68 103-95 211-95 290 0 9 0 44 35 44 37 0 37-35 37-44v-39c0-42 2-86 8-126 3-18 14-85 49-134z">
            <text:p/>
          </draw:path>
          <draw:path draw:style-name="gr3" draw:text-style-name="P7" draw:layer="layout" svg:width="0.472cm" svg:height="0.032cm" svg:x="8.811cm" svg:y="2.20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9.596cm" svg:y="1.837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386cm" svg:height="0.351cm" svg:x="9.845cm" svg:y="2.075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0.499cm" svg:y="2.20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24cm" svg:y="1.903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1.64cm" svg:y="1.837cm" svg:viewBox="0 0 181 774" svg:d="M181 387c0-60-8-153-51-241-47-95-114-146-123-146-3 0-7 4-7 7 0 4 0 5 14 19 78 76 122 199 122 361 0 132-29 269-125 366-11 11-11 13-11 14 0 6 4 7 7 7 9 0 79-52 125-151 41-84 49-171 49-236z">
            <text:p/>
          </draw:path>
          <draw:path draw:style-name="gr3" draw:text-style-name="P7" draw:layer="layout" svg:width="0.24cm" svg:height="0.36cm" svg:x="11.93cm" svg:y="1.83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2.459cm" svg:y="1.96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3.221cm" svg:y="1.903cm" svg:viewBox="0 0 322 533" svg:d="M253 269v25c0 183-80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9cm" svg:height="0.546cm" svg:x="13.956cm" svg:y="1.243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4.351cm" svg:y="1.438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322" draw:id="id322">
          <svg:title>TexMaths</svg:title>
          <svg:desc>22§display§=  \int \frac{ 1 }{ \sqrt{ 16 - ( x - 3 )^2 } }\ dx §svg§600§FALSE§</svg:desc>
          <draw:polygon draw:style-name="gr2" draw:text-style-name="P6" draw:layer="layout" svg:width="8.108cm" svg:height="1.849cm" svg:x="5.644cm" svg:y="2.868cm" svg:viewBox="0 0 8109 1850" draw:points="4055,1850 0,1850 0,0 8109,0 8109,1850">
            <text:p/>
          </draw:polygon>
          <draw:path draw:style-name="gr3" draw:text-style-name="P7" draw:layer="layout" svg:width="0.515cm" svg:height="0.182cm" svg:x="5.649cm" svg:y="3.5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464cm" svg:y="2.829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9.898cm" svg:y="2.84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214cm" svg:height="0.032cm" svg:x="7.416cm" svg:y="3.672cm" svg:viewBox="0 0 5215 33" draw:points="2608,33 0,33 0,0 5215,0 5215,33">
            <text:p/>
          </draw:polygon>
          <draw:path draw:style-name="gr3" draw:text-style-name="P7" draw:layer="layout" svg:width="0.705cm" svg:height="0.928cm" svg:x="7.501cm" svg:y="3.827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441cm" svg:height="0.032cm" svg:x="8.189cm" svg:y="3.827cm" svg:viewBox="0 0 4442 33" draw:points="2221,33 0,33 0,0 4442,0 4442,33">
            <text:p/>
          </draw:polygon>
          <draw:path draw:style-name="gr3" draw:text-style-name="P7" draw:layer="layout" svg:width="0.256cm" svg:height="0.516cm" svg:x="8.258cm" svg:y="4.005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8.608cm" svg:y="4.005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9-14-113 0-59 25-139 95-139 13 0 48 0 72 50 14 28 14 68 14 105s0 76-14 104c-23 48-58 51-77 51z">
            <text:p/>
          </draw:path>
          <draw:path draw:style-name="gr3" draw:text-style-name="P7" draw:layer="layout" svg:width="0.472cm" svg:height="0.032cm" svg:x="9.199cm" svg:y="4.311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9.984cm" svg:y="3.93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0.231cm" svg:y="4.1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0.887cm" svg:y="4.31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628cm" svg:y="4.005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2.026cm" svg:y="3.93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2.316cm" svg:y="3.93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3.012cm" svg:y="3.34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13.406cm" svg:y="3.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323" draw:id="id323">
          <svg:title>TexMaths</svg:title>
          <svg:desc>22§display§=  \int \frac{ 1 }{ \sqrt{ (4)^2 -  ( x - 3 )^2 } }\ dx §svg§600§FALSE§</svg:desc>
          <draw:polygon draw:style-name="gr2" draw:text-style-name="P6" draw:layer="layout" svg:width="8.669cm" svg:height="1.849cm" svg:x="5.644cm" svg:y="5.27cm" svg:viewBox="0 0 8670 1850" draw:points="4335,1850 0,1850 0,0 8670,0 8670,1850">
            <text:p/>
          </draw:polygon>
          <draw:path draw:style-name="gr3" draw:text-style-name="P7" draw:layer="layout" svg:width="0.515cm" svg:height="0.182cm" svg:x="5.649cm" svg:y="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464cm" svg:y="5.231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0.179cm" svg:y="5.24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775cm" svg:height="0.032cm" svg:x="7.416cm" svg:y="6.074cm" svg:viewBox="0 0 5776 33" draw:points="2888,33 0,33 0,0 5776,0 5776,33">
            <text:p/>
          </draw:polygon>
          <draw:path draw:style-name="gr3" draw:text-style-name="P7" draw:layer="layout" svg:width="0.705cm" svg:height="0.928cm" svg:x="7.501cm" svg:y="6.229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5.003cm" svg:height="0.032cm" svg:x="8.189cm" svg:y="6.229cm" svg:viewBox="0 0 5004 33" draw:points="2501,33 0,33 0,0 5004,0 5004,33">
            <text:p/>
          </draw:polygon>
          <draw:path draw:style-name="gr3" draw:text-style-name="P7" draw:layer="layout" svg:width="0.18cm" svg:height="0.773cm" svg:x="8.266cm" svg:y="6.34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44cm" svg:height="0.523cm" svg:x="8.511cm" svg:y="6.398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18cm" svg:height="0.773cm" svg:x="8.921cm" svg:y="6.34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9.211cm" svg:y="6.33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761cm" svg:y="6.713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0.545cm" svg:y="6.34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0.792cm" svg:y="6.5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1.448cm" svg:y="6.71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189cm" svg:y="6.40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2.587cm" svg:y="6.34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2.877cm" svg:y="6.33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3.573cm" svg:y="5.747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3.967cm" svg:y="5.9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326" draw:id="id326">
          <svg:title>TexMaths</svg:title>
          <svg:desc>24§display§= \sin^{-1}\left( \frac{x - 3}{4} \right) \ + \ c§svg§600§FALSE§</svg:desc>
          <draw:polygon draw:style-name="gr2" draw:text-style-name="P6" draw:layer="layout" svg:width="8.225cm" svg:height="1.941cm" svg:x="5.649cm" svg:y="7.675cm" svg:viewBox="0 0 8226 1942" draw:points="4113,1942 0,1942 0,0 8226,0 8226,1942">
            <text:p/>
          </draw:polygon>
          <draw:path draw:style-name="gr3" draw:text-style-name="P7" draw:layer="layout" svg:width="0.562cm" svg:height="0.199cm" svg:x="5.655cm" svg:y="8.54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7cm" svg:height="0.389cm" svg:x="6.525cm" svg:y="8.47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6.859cm" svg:y="8.29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7.091cm" svg:y="8.48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cm" svg:height="0.03cm" svg:x="7.596cm" svg:y="8.34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8.124cm" svg:y="8.109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416cm" svg:height="2.025cm" svg:x="8.754cm" svg:y="7.633cm" svg:viewBox="0 0 417 2026" svg:d="M417 2018c0-4-2-5-4-7-31-33-89-89-144-181-137-217-198-491-198-816 0-229 31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7" draw:layer="layout" svg:width="0.421cm" svg:height="0.383cm" svg:x="9.326cm" svg:y="7.913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7" draw:layer="layout" svg:width="0.516cm" svg:height="0.035cm" svg:x="10.04cm" svg:y="8.057cm" svg:viewBox="0 0 517 36" svg:d="M488 36c13 0 29 0 29-19 0-17-16-17-29-17h-459c-14 0-29 0-29 17 0 19 15 19 29 19z">
            <text:p/>
          </draw:path>
          <draw:path draw:style-name="gr3" draw:text-style-name="P7" draw:layer="layout" svg:width="0.35cm" svg:height="0.581cm" svg:x="10.851cm" svg:y="7.723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olygon draw:style-name="gr3" draw:text-style-name="P7" draw:layer="layout" svg:width="1.936cm" svg:height="0.035cm" svg:x="9.301cm" svg:y="8.628cm" svg:viewBox="0 0 1937 36" draw:points="968,36 0,36 0,0 1937,0 1937,36">
            <text:p/>
          </draw:polygon>
          <draw:path draw:style-name="gr3" draw:text-style-name="P7" draw:layer="layout" svg:width="0.375cm" svg:height="0.571cm" svg:x="10.081cm" svg:y="8.864cm" svg:viewBox="0 0 376 572" svg:d="M225 434v73c0 31 0 40-64 40h-17v25c35-2 79-2 113-2 37 0 81 0 116 2v-25h-18c-63 0-65-9-65-40v-73h86v-27h-86v-386c0-15 0-21-14-21-7 0-9 0-15 10l-261 397v27zM230 407h-207l207-315z">
            <text:p/>
          </draw:path>
          <draw:path draw:style-name="gr3" draw:text-style-name="P7" draw:layer="layout" svg:width="0.416cm" svg:height="2.025cm" svg:x="11.367cm" svg:y="7.633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7" draw:layer="layout" svg:width="0.562cm" svg:height="0.564cm" svg:x="12.475cm" svg:y="8.365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13.587cm" svg:y="8.484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324" draw:id="id324">
          <svg:title>TexMaths</svg:title>
          <svg:desc>26§display§\therefore§svg§600§FALSE§</svg:desc>
          <draw:polygon draw:style-name="gr2" draw:text-style-name="P6" draw:layer="layout" svg:width="0.49cm" svg:height="0.402cm" svg:x="3.408cm" svg:y="8.421cm" svg:viewBox="0 0 491 403" draw:points="246,403 0,403 0,0 491,0 491,403">
            <text:p/>
          </draw:polygon>
          <draw:path draw:style-name="gr3" draw:text-style-name="P7" draw:layer="layout" svg:width="0.555cm" svg:height="0.493cm" svg:x="3.389cm" svg:y="8.375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325" draw:id="id325">
          <svg:title>TexMaths</svg:title>
          <svg:desc>24§display§\text {I}§svg§600§FALSE§</svg:desc>
          <draw:polygon draw:style-name="gr2" draw:text-style-name="P6" draw:layer="layout" svg:width="0.197cm" svg:height="0.493cm" svg:x="4.947cm" svg:y="8.346cm" svg:viewBox="0 0 198 494" draw:points="100,494 0,494 0,0 198,0 198,494">
            <text:p/>
          </draw:polygon>
          <draw:path draw:style-name="gr3" draw:text-style-name="P7" draw:layer="layout" svg:width="0.258cm" svg:height="0.577cm" svg:x="4.928cm" svg:y="8.3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27" draw:id="id327">
          <svg:title>TexMaths</svg:title>
          <svg:desc>26§display§\text {(14)}§svg§600§FALSE§</svg:desc>
          <draw:polygon draw:style-name="gr2" draw:text-style-name="P6" draw:layer="layout" svg:width="1.443cm" svg:height="0.823cm" svg:x="1.42cm" svg:y="10.654cm" svg:viewBox="0 0 1444 824" draw:points="722,824 0,824 0,0 1444,0 1444,824">
            <text:p/>
          </draw:polygon>
          <draw:path draw:style-name="gr3" draw:text-style-name="P7" draw:layer="layout" svg:width="0.213cm" svg:height="0.914cm" svg:x="1.464cm" svg:y="10.608cm" svg:viewBox="0 0 214 915" svg:d="M214 907c0-2 0-4-16-21-115-114-144-287-144-428 0-159 35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03cm" svg:height="0.61cm" svg:x="1.811cm" svg:y="10.685cm" svg:viewBox="0 0 304 611" svg:d="M189 23c0-21 0-23-20-23-59 58-140 58-169 58v29c19 0 73 0 121-25v477c0 33-2 43-86 43h-29v29c31-4 113-4 148-4 37 0 117 0 150 4v-29h-29c-84 0-86-10-86-43z">
            <text:p/>
          </draw:path>
          <draw:path draw:style-name="gr3" draw:text-style-name="P7" draw:layer="layout" svg:width="0.407cm" svg:height="0.619cm" svg:x="2.213cm" svg:y="10.675cm" svg:viewBox="0 0 408 620" svg:d="M243 470v79c0 33 0 44-68 44h-19v27c38-2 85-2 123-2 39 0 87 0 125 2v-27h-19c-69 0-71-11-71-44v-79h94v-29h-94v-418c0-17 0-23-14-23-9 0-11 0-17 10l-283 431v29zM250 441h-225l225-341z">
            <text:p/>
          </draw:path>
          <draw:path draw:style-name="gr3" draw:text-style-name="P7" draw:layer="layout" svg:width="0.213cm" svg:height="0.914cm" svg:x="2.696cm" svg:y="10.60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28" draw:id="id328">
          <svg:title>TexMaths</svg:title>
          <svg:desc>24§display§\text {Let,}§svg§600§FALSE§</svg:desc>
          <draw:polygon draw:style-name="gr2" draw:text-style-name="P6" draw:layer="layout" svg:width="1.318cm" svg:height="0.655cm" svg:x="3.237cm" svg:y="10.747cm" svg:viewBox="0 0 1319 656" draw:points="659,656 0,656 0,0 1319,0 1319,656">
            <text:p/>
          </draw:polygon>
          <draw:path draw:style-name="gr3" draw:text-style-name="P7" draw:layer="layout" svg:width="0.464cm" svg:height="0.577cm" svg:x="3.222cm" svg:y="10.7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46cm" svg:y="10.9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3cm" svg:y="10.7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497cm" svg:y="11.1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29" draw:id="id329">
          <svg:title>TexMaths</svg:title>
          <svg:desc>24§display§\text {I}§svg§600§FALSE§</svg:desc>
          <draw:polygon draw:style-name="gr2" draw:text-style-name="P6" draw:layer="layout" svg:width="0.197cm" svg:height="0.493cm" svg:x="4.943cm" svg:y="10.747cm" svg:viewBox="0 0 198 494" draw:points="100,494 0,494 0,0 198,0 198,494">
            <text:p/>
          </draw:polygon>
          <draw:path draw:style-name="gr3" draw:text-style-name="P7" draw:layer="layout" svg:width="0.258cm" svg:height="0.577cm" svg:x="4.924cm" svg:y="10.7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30" draw:id="id330">
          <svg:title>TexMaths</svg:title>
          <svg:desc>24§display§= \int \frac{ 1 }{ \sqrt{15 + 6x  - 9x^2} }\ dx§svg§600§FALSE§</svg:desc>
          <draw:polygon draw:style-name="gr2" draw:text-style-name="P6" draw:layer="layout" svg:width="8.952cm" svg:height="1.848cm" svg:x="5.64cm" svg:y="10.058cm" svg:viewBox="0 0 8953 1849" draw:points="4477,1849 0,1849 0,0 8953,0 8953,1849">
            <text:p/>
          </draw:polygon>
          <draw:path draw:style-name="gr3" draw:text-style-name="P7" draw:layer="layout" svg:width="0.562cm" svg:height="0.199cm" svg:x="5.646cm" svg:y="10.85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6.535cm" svg:y="10.016cm" svg:viewBox="0 0 751 1876" svg:d="M40 1838c27 0 43-19 43-40 0-29-22-43-41-43-21 0-42 14-42 43 0 44 42 78 94 78 129 0 177-197 236-441 66-267 121-538 167-809 31-179 62-348 91-457 9-42 38-150 72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7" draw:layer="layout" svg:width="0.279cm" svg:height="0.564cm" svg:x="10.334cm" svg:y="10.031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7" draw:layer="layout" svg:width="5.795cm" svg:height="0.035cm" svg:x="7.573cm" svg:y="10.936cm" svg:viewBox="0 0 5796 36" draw:points="2897,36 0,36 0,0 5796,0 5796,36">
            <text:p/>
          </draw:polygon>
          <draw:path draw:style-name="gr3" draw:text-style-name="P7" draw:layer="layout" svg:width="0.659cm" svg:height="0.844cm" svg:x="7.635cm" svg:y="11.105cm" svg:viewBox="0 0 660 845" svg:d="M267 757l-148-329c-6-13-11-13-13-13 0 0-6 0-14 6l-80 61c-12 8-12 12-12 14 0 3 2 9 8 9 5 0 21-11 28-19 6-4 20-14 27-19l167 365c6 13 12 13 20 13 11 0 13-4 21-15l384-795c5-14 5-16 5-18 0-9-7-17-17-17-7 0-13 4-19 17z">
            <text:p/>
          </draw:path>
          <draw:polygon draw:style-name="gr3" draw:text-style-name="P7" draw:layer="layout" svg:width="5.093cm" svg:height="0.035cm" svg:x="8.276cm" svg:y="11.105cm" svg:viewBox="0 0 5094 36" draw:points="2546,36 0,36 0,0 5094,0 5094,36">
            <text:p/>
          </draw:polygon>
          <draw:path draw:style-name="gr3" draw:text-style-name="P7" draw:layer="layout" svg:width="0.279cm" svg:height="0.564cm" svg:x="8.351cm" svg:y="11.28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337cm" svg:height="0.581cm" svg:x="8.741cm" svg:y="11.28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3 58 154 154 154 98 0 184-81 184-188z">
            <text:p/>
          </draw:path>
          <draw:path draw:style-name="gr3" draw:text-style-name="P7" draw:layer="layout" svg:width="0.562cm" svg:height="0.564cm" svg:x="9.355cm" svg:y="11.35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5cm" svg:height="0.581cm" svg:x="10.186cm" svg:y="11.28cm" svg:viewBox="0 0 351 582" svg:d="M77 286v-21c0-213 105-244 148-244 21 0 55 6 75 35-14 0-47 0-47 36 0 27 20 41 39 41 13 0 38-8 38-41 0-52-36-92-107-92-108 0-223 109-223 296 0 226 98 286 177 286 94 0 174-79 174-190 0-108-75-190-169-190-57 0-88 44-105 84zM177 559c-54 0-79-52-83-63-15-41-15-108-15-123 0-66 27-152 103-152 14 0 52 0 79 54 15 30 15 75 15 115s0 82-15 113c-25 52-65 56-84 56z">
            <text:p/>
          </draw:path>
          <draw:path draw:style-name="gr3" draw:text-style-name="P7" draw:layer="layout" svg:width="0.421cm" svg:height="0.383cm" svg:x="10.597cm" svg:y="11.4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7" draw:layer="layout" svg:width="0.515cm" svg:height="0.035cm" svg:x="11.312cm" svg:y="11.614cm" svg:viewBox="0 0 516 36" svg:d="M488 36c13 0 28 0 28-19 0-17-15-17-28-17h-459c-14 0-29 0-29 17 0 19 15 19 29 19z">
            <text:p/>
          </draw:path>
          <draw:path draw:style-name="gr3" draw:text-style-name="P7" draw:layer="layout" svg:width="0.35cm" svg:height="0.581cm" svg:x="12.122cm" svg:y="11.28cm" svg:viewBox="0 0 351 582" svg:d="M276 294v27c0 199-88 238-138 238-15 0-59-2-82-31 36 0 44-25 44-38 0-27-21-41-40-41-14 0-39 8-39 43 0 55 46 90 117 90 110 0 213-115 213-296 0-228-98-286-172-286-47 0-89 15-125 54-35 38-54 73-54 136 0 106 75 188 169 188 52 0 86-34 107-84zM171 359c-14 0-54 0-79-52-15-32-15-75-15-115 0-46 0-86 17-117 23-42 56-54 85-54 40 0 67 29 82 67 10 27 14 81 14 119 0 71-29 152-104 152z">
            <text:p/>
          </draw:path>
          <draw:path draw:style-name="gr3" draw:text-style-name="P7" draw:layer="layout" svg:width="0.421cm" svg:height="0.383cm" svg:x="12.531cm" svg:y="11.4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7" draw:layer="layout" svg:width="0.262cm" svg:height="0.393cm" svg:x="13.026cm" svg:y="11.207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02cm" svg:height="0.596cm" svg:x="13.784cm" svg:y="10.579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4 0-55-46-55-79 0-42 26-148 48-186 24-50 63-81 97-81 54 0 68 70 68 75 0 4-2 10-4 14z">
            <text:p/>
          </draw:path>
          <draw:path draw:style-name="gr3" draw:text-style-name="P7" draw:layer="layout" svg:width="0.421cm" svg:height="0.383cm" svg:x="14.213cm" svg:y="10.79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</draw:g>
        <draw:g xml:id="id331" draw:id="id331">
          <svg:title>TexMaths</svg:title>
          <svg:desc>24§display§= \int \frac{ 1 }{ \sqrt{15 - ( 9x^2 - 6x ) } }\ dx§svg§600§FALSE§</svg:desc>
          <draw:polygon draw:style-name="gr2" draw:text-style-name="P6" draw:layer="layout" svg:width="9.749cm" svg:height="2.017cm" svg:x="5.641cm" svg:y="12.458cm" svg:viewBox="0 0 9750 2018" draw:points="4875,2018 0,2018 0,0 9750,0 9750,2018">
            <text:p/>
          </draw:polygon>
          <draw:path draw:style-name="gr3" draw:text-style-name="P7" draw:layer="layout" svg:width="0.562cm" svg:height="0.199cm" svg:x="5.647cm" svg:y="13.25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6.536cm" svg:y="12.416cm" svg:viewBox="0 0 751 1875" svg:d="M40 1837c27 0 43-19 43-40 0-29-22-42-41-42-21 0-42 13-42 42 0 44 42 78 94 78 129 0 177-197 236-441 66-267 121-538 167-808 31-179 62-348 91-457 9-42 38-150 72-150 25 0 47 16 50 19-28 2-42 20-42 41 0 28 21 42 40 42 22 0 43-14 43-42 0-46-46-79-92-79-66 0-112 92-160 265-2 8-117 432-209 985-23 128-48 270-75 387-15 62-54 221-123 221-31 0-50-21-52-21z">
            <text:p/>
          </draw:path>
          <draw:path draw:style-name="gr3" draw:text-style-name="P7" draw:layer="layout" svg:width="0.279cm" svg:height="0.563cm" svg:x="10.735cm" svg:y="12.431cm" svg:viewBox="0 0 280 564" svg:d="M175 21c0-19 0-21-19-21-54 54-129 54-156 54v27c17 0 67 0 111-23v439c0 31-2 40-78 40h-27v27c29-3 103-3 136-3 35 0 108 0 138 3v-27h-27c-76 0-78-9-78-40z">
            <text:p/>
          </draw:path>
          <draw:polygon draw:style-name="gr3" draw:text-style-name="P7" draw:layer="layout" svg:width="6.592cm" svg:height="0.035cm" svg:x="7.574cm" svg:y="13.336cm" svg:viewBox="0 0 6593 36" draw:points="3297,36 0,36 0,0 6593,0 6593,36">
            <text:p/>
          </draw:polygon>
          <draw:path draw:style-name="gr3" draw:text-style-name="P7" draw:layer="layout" svg:width="0.769cm" svg:height="1.013cm" svg:x="7.667cm" svg:y="13.504cm" svg:viewBox="0 0 770 1014" svg:d="M265 1014c27 0 27 0 36-18l463-963c6-12 6-14 6-16 0-9-8-17-17-17-12 0-16 8-20 17l-435 908-181-418-117 90 13 13 60-46z">
            <text:p/>
          </draw:path>
          <draw:polygon draw:style-name="gr3" draw:text-style-name="P7" draw:layer="layout" svg:width="5.749cm" svg:height="0.035cm" svg:x="8.417cm" svg:y="13.504cm" svg:viewBox="0 0 5750 36" draw:points="2874,36 0,36 0,0 5750,0 5750,36">
            <text:p/>
          </draw:polygon>
          <draw:path draw:style-name="gr3" draw:text-style-name="P7" draw:layer="layout" svg:width="0.279cm" svg:height="0.563cm" svg:x="8.492cm" svg:y="13.698cm" svg:viewBox="0 0 280 564" svg:d="M175 21c0-19 0-21-19-21-54 54-129 54-156 54v27c17 0 67 0 111-23v439c0 31-2 40-78 40h-27v27c29-3 103-3 136-3 35 0 108 0 138 3v-27h-27c-76 0-78-9-78-40z">
            <text:p/>
          </draw:path>
          <draw:path draw:style-name="gr3" draw:text-style-name="P7" draw:layer="layout" svg:width="0.337cm" svg:height="0.581cm" svg:x="8.882cm" svg:y="13.698cm" svg:viewBox="0 0 338 582" svg:d="M338 394c0-100-69-187-161-187-41 0-77 14-108 44v-165c17 6 46 12 73 12 104 0 163-77 163-88 0-6-2-10-7-10-2 0-4 0-8 2-17 8-58 25-115 25-35 0-73-6-114-23-5-4-7-4-9-4-8 0-8 8-8 21v250c0 15 0 23 12 23 5 0 7-2 9-8 10-13 43-59 110-59 44 0 65 38 73 53 13 33 15 66 15 108 0 29 0 80-21 115-19 33-52 56-90 56-62 0-110-45-125-94 2 0 6 0 15 0 27 0 42-22 42-41 0-21-15-42-42-42-13 0-42 6-42 46 0 73 60 154 154 154 98 0 184-81 184-188z">
            <text:p/>
          </draw:path>
          <draw:path draw:style-name="gr3" draw:text-style-name="P7" draw:layer="layout" svg:width="0.515cm" svg:height="0.035cm" svg:x="9.519cm" svg:y="14.032cm" svg:viewBox="0 0 516 36" svg:d="M488 36c13 0 28 0 28-19 0-17-15-17-28-17h-459c-14 0-29 0-29 17 0 19 15 19 29 19z">
            <text:p/>
          </draw:path>
          <draw:path draw:style-name="gr3" draw:text-style-name="P7" draw:layer="layout" svg:width="0.197cm" svg:height="0.844cm" svg:x="10.376cm" svg:y="13.627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5cm" svg:height="0.581cm" svg:x="10.656cm" svg:y="13.698cm" svg:viewBox="0 0 351 582" svg:d="M276 294v27c0 199-88 238-138 238-15 0-59-2-82-31 36 0 44-25 44-38 0-27-21-41-40-41-14 0-39 8-39 42 0 56 46 91 117 91 110 0 213-116 213-296 0-228-98-286-172-286-47 0-89 15-125 54-35 38-54 73-54 136 0 106 75 188 169 188 52 0 86-34 107-84zM171 359c-14 0-54 0-79-52-15-32-15-75-15-115 0-46 0-86 17-117 23-42 56-54 85-54 40 0 67 29 82 67 10 27 14 81 14 119 0 71-29 152-104 152z">
            <text:p/>
          </draw:path>
          <draw:path draw:style-name="gr3" draw:text-style-name="P7" draw:layer="layout" svg:width="0.421cm" svg:height="0.383cm" svg:x="11.067cm" svg:y="13.88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  <draw:path draw:style-name="gr3" draw:text-style-name="P7" draw:layer="layout" svg:width="0.262cm" svg:height="0.393cm" svg:x="11.562cm" svg:y="13.623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7" draw:layer="layout" svg:width="0.515cm" svg:height="0.035cm" svg:x="12.159cm" svg:y="14.032cm" svg:viewBox="0 0 516 36" svg:d="M488 36c13 0 28 0 28-19 0-17-15-17-28-17h-459c-14 0-29 0-29 17 0 19 15 19 29 19z">
            <text:p/>
          </draw:path>
          <draw:path draw:style-name="gr3" draw:text-style-name="P7" draw:layer="layout" svg:width="0.35cm" svg:height="0.581cm" svg:x="12.97cm" svg:y="13.698cm" svg:viewBox="0 0 351 582" svg:d="M77 286v-21c0-213 105-244 148-244 21 0 55 6 75 35-14 0-47 0-47 36 0 27 20 40 39 40 13 0 38-7 38-40 0-52-36-92-107-92-108 0-223 109-223 296 0 226 98 286 177 286 94 0 174-79 174-190 0-108-75-190-169-190-57 0-88 44-105 84zM177 559c-54 0-79-52-83-64-15-40-15-107-15-123 0-65 27-151 103-151 14 0 52 0 79 54 15 30 15 74 15 115 0 40 0 82-15 113-25 52-65 56-84 56z">
            <text:p/>
          </draw:path>
          <draw:path draw:style-name="gr3" draw:text-style-name="P7" draw:layer="layout" svg:width="0.421cm" svg:height="0.383cm" svg:x="13.381cm" svg:y="13.88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7" draw:layer="layout" svg:width="0.197cm" svg:height="0.844cm" svg:x="13.885cm" svg:y="13.627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402cm" svg:height="0.596cm" svg:x="14.582cm" svg:y="12.978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7" draw:layer="layout" svg:width="0.421cm" svg:height="0.383cm" svg:x="15.011cm" svg:y="13.192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0" smil:attributeName="visibility" smil:to="visible"/>
                  <anim:animate smil:dur="0.5s" smil:fill="hold" smil:targetElement="id320" smil:attributeName="x" smil:values="x;x" smil:keyTimes="0;1"/>
                  <anim:animate smil:dur="0.5s" smil:fill="hold" smil:targetElement="id32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21" smil:attributeName="visibility" smil:to="visible"/>
                  <anim:animate smil:dur="0.5s" smil:fill="hold" smil:targetElement="id321" smil:attributeName="x" smil:values="x;x" smil:keyTimes="0;1"/>
                  <anim:animate smil:dur="0.5s" smil:fill="hold" smil:targetElement="id3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2" smil:attributeName="visibility" smil:to="visible"/>
                  <anim:animate smil:dur="0.5s" smil:fill="hold" smil:targetElement="id322" smil:attributeName="x" smil:values="x;x" smil:keyTimes="0;1"/>
                  <anim:animate smil:dur="0.5s" smil:fill="hold" smil:targetElement="id3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3" smil:attributeName="visibility" smil:to="visible"/>
                  <anim:animate smil:dur="0.5s" smil:fill="hold" smil:targetElement="id323" smil:attributeName="x" smil:values="x;x" smil:keyTimes="0;1"/>
                  <anim:animate smil:dur="0.5s" smil:fill="hold" smil:targetElement="id3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4" smil:attributeName="visibility" smil:to="visible"/>
                  <anim:animate smil:dur="0.5s" smil:fill="hold" smil:targetElement="id324" smil:attributeName="x" smil:values="x;x" smil:keyTimes="0;1"/>
                  <anim:animate smil:dur="0.5s" smil:fill="hold" smil:targetElement="id32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5" smil:attributeName="visibility" smil:to="visible"/>
                  <anim:animate smil:dur="0.5s" smil:fill="hold" smil:targetElement="id325" smil:attributeName="x" smil:values="x;x" smil:keyTimes="0;1"/>
                  <anim:animate smil:dur="0.5s" smil:fill="hold" smil:targetElement="id3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6" smil:attributeName="visibility" smil:to="visible"/>
                  <anim:animate smil:dur="0.5s" smil:fill="hold" smil:targetElement="id326" smil:attributeName="x" smil:values="x;x" smil:keyTimes="0;1"/>
                  <anim:animate smil:dur="0.5s" smil:fill="hold" smil:targetElement="id3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27" smil:attributeName="visibility" smil:to="visible"/>
                  <anim:animate smil:dur="0.5s" smil:fill="hold" smil:targetElement="id327" smil:attributeName="width" smil:values="width*0.05;width" smil:keyTimes="0;1"/>
                  <anim:animate smil:dur="0.5s" smil:fill="hold" smil:targetElement="id327" smil:attributeName="height" smil:values="height;height" smil:keyTimes="0;1"/>
                  <anim:animate smil:dur="0.5s" smil:fill="hold" smil:targetElement="id327" smil:attributeName="x" smil:values="x-.2;x" smil:keyTimes="0;1"/>
                  <anim:animate smil:dur="0.5s" smil:fill="hold" smil:targetElement="id327" smil:attributeName="y" smil:values="y;y" smil:keyTimes="0;1"/>
                  <anim:transitionFilter smil:dur="0.5s" smil:targetElement="id32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8" smil:attributeName="visibility" smil:to="visible"/>
                  <anim:animate smil:dur="0.5s" smil:fill="hold" smil:targetElement="id328" smil:attributeName="width" smil:values="width*0.05;width" smil:keyTimes="0;1"/>
                  <anim:animate smil:dur="0.5s" smil:fill="hold" smil:targetElement="id328" smil:attributeName="height" smil:values="height;height" smil:keyTimes="0;1"/>
                  <anim:animate smil:dur="0.5s" smil:fill="hold" smil:targetElement="id328" smil:attributeName="x" smil:values="x-.2;x" smil:keyTimes="0;1"/>
                  <anim:animate smil:dur="0.5s" smil:fill="hold" smil:targetElement="id328" smil:attributeName="y" smil:values="y;y" smil:keyTimes="0;1"/>
                  <anim:transitionFilter smil:dur="0.5s" smil:targetElement="id32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9" smil:attributeName="visibility" smil:to="visible"/>
                  <anim:animate smil:dur="0.5s" smil:fill="hold" smil:targetElement="id329" smil:attributeName="width" smil:values="width*0.05;width" smil:keyTimes="0;1"/>
                  <anim:animate smil:dur="0.5s" smil:fill="hold" smil:targetElement="id329" smil:attributeName="height" smil:values="height;height" smil:keyTimes="0;1"/>
                  <anim:animate smil:dur="0.5s" smil:fill="hold" smil:targetElement="id329" smil:attributeName="x" smil:values="x-.2;x" smil:keyTimes="0;1"/>
                  <anim:animate smil:dur="0.5s" smil:fill="hold" smil:targetElement="id329" smil:attributeName="y" smil:values="y;y" smil:keyTimes="0;1"/>
                  <anim:transitionFilter smil:dur="0.5s" smil:targetElement="id329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0" smil:attributeName="visibility" smil:to="visible"/>
                  <anim:animate smil:dur="0.5s" smil:fill="hold" smil:targetElement="id330" smil:attributeName="x" smil:values="x;x" smil:keyTimes="0;1"/>
                  <anim:animate smil:dur="0.5s" smil:fill="hold" smil:targetElement="id3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1" smil:attributeName="visibility" smil:to="visible"/>
                  <anim:animate smil:dur="0.5s" smil:fill="hold" smil:targetElement="id331" smil:attributeName="x" smil:values="x;x" smil:keyTimes="0;1"/>
                  <anim:animate smil:dur="0.5s" smil:fill="hold" smil:targetElement="id33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9">
        <draw:frame presentation:style-name="pr11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38" draw:id="id338">
          <svg:title>TexMaths</svg:title>
          <svg:desc>26§display§\therefore§svg§600§FALSE§</svg:desc>
          <draw:polygon draw:style-name="gr2" draw:text-style-name="P6" draw:layer="layout" svg:width="0.49cm" svg:height="0.402cm" svg:x="4.208cm" svg:y="10.722cm" svg:viewBox="0 0 491 403" draw:points="246,403 0,403 0,0 491,0 491,403">
            <text:p/>
          </draw:polygon>
          <draw:path draw:style-name="gr3" draw:text-style-name="P7" draw:layer="layout" svg:width="0.555cm" svg:height="0.493cm" svg:x="4.189cm" svg:y="10.6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339" draw:id="id339">
          <svg:title>TexMaths</svg:title>
          <svg:desc>24§display§\text {I}§svg§600§FALSE§</svg:desc>
          <draw:polygon draw:style-name="gr2" draw:text-style-name="P6" draw:layer="layout" svg:width="0.197cm" svg:height="0.493cm" svg:x="5.547cm" svg:y="10.647cm" svg:viewBox="0 0 198 494" draw:points="100,494 0,494 0,0 198,0 198,494">
            <text:p/>
          </draw:polygon>
          <draw:path draw:style-name="gr3" draw:text-style-name="P7" draw:layer="layout" svg:width="0.258cm" svg:height="0.577cm" svg:x="5.528cm" svg:y="10.6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32" draw:id="id332">
          <svg:title>TexMaths</svg:title>
          <svg:desc>24§display§\text {I}§svg§600§FALSE§</svg:desc>
          <draw:polygon draw:style-name="gr2" draw:text-style-name="P6" draw:layer="layout" svg:width="0.197cm" svg:height="0.493cm" svg:x="5.644cm" svg:y="1.247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33" draw:id="id333">
          <svg:title>TexMaths</svg:title>
          <svg:desc>22§display§= \int \frac{ 1 }{ \sqrt{15 - [\  (3x)^2 - 2(3x)(1) + 1 - 1 \  ]  } }\ dx§svg§600§FALSE§</svg:desc>
          <draw:polygon draw:style-name="gr2" draw:text-style-name="P6" draw:layer="layout" svg:width="14.52cm" svg:height="1.849cm" svg:x="6.332cm" svg:y="0.657cm" svg:viewBox="0 0 14521 1850" draw:points="7260,1850 0,1850 0,0 14521,0 14521,1850">
            <text:p/>
          </draw:polygon>
          <draw:path draw:style-name="gr3" draw:text-style-name="P7" draw:layer="layout" svg:width="0.515cm" svg:height="0.182cm" svg:x="6.337cm" svg:y="1.3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2cm" svg:y="0.618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3.792cm" svg:y="0.63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1.627cm" svg:height="0.032cm" svg:x="8.104cm" svg:y="1.461cm" svg:viewBox="0 0 11628 33" draw:points="5813,33 0,33 0,0 11628,0 11628,33">
            <text:p/>
          </draw:polygon>
          <draw:path draw:style-name="gr3" draw:text-style-name="P7" draw:layer="layout" svg:width="0.705cm" svg:height="0.928cm" svg:x="8.189cm" svg:y="1.616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10.853cm" svg:height="0.032cm" svg:x="8.877cm" svg:y="1.616cm" svg:viewBox="0 0 10854 33" draw:points="5428,33 0,33 0,0 10854,0 10854,33">
            <text:p/>
          </draw:polygon>
          <draw:path draw:style-name="gr3" draw:text-style-name="P7" draw:layer="layout" svg:width="0.256cm" svg:height="0.516cm" svg:x="8.946cm" svg:y="1.79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32cm" svg:x="9.303cm" svg:y="1.794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19 38-37 0-19-14-39-38-39-13 0-39 5-39 42 0 67 55 141 141 141 90 0 169-74 169-172z">
            <text:p/>
          </draw:path>
          <draw:path draw:style-name="gr3" draw:text-style-name="P7" draw:layer="layout" svg:width="0.472cm" svg:height="0.032cm" svg:x="9.887cm" svg:y="2.1cm" svg:viewBox="0 0 473 33" svg:d="M447 33c12 0 26 0 26-17 0-16-14-16-26-16h-421c-12 0-26 0-26 16 0 17 14 17 26 17z">
            <text:p/>
          </draw:path>
          <draw:polygon draw:style-name="gr3" draw:text-style-name="P7" draw:layer="layout" svg:width="0.106cm" svg:height="0.773cm" svg:x="10.686cm" svg:y="1.728cm" svg:viewBox="0 0 107 774" draw:points="107,774 107,744 32,744 32,32 107,32 107,0 0,0 0,774">
            <text:p/>
          </draw:polygon>
          <draw:path draw:style-name="gr3" draw:text-style-name="P7" draw:layer="layout" svg:width="0.18cm" svg:height="0.773cm" svg:x="11.145cm" svg:y="1.72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1.401cm" svg:y="1.794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1.777cm" svg:y="1.96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2.242cm" svg:y="1.72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2.532cm" svg:y="1.72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3.081cm" svg:y="2.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3.829cm" svg:y="1.79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18cm" svg:height="0.773cm" svg:x="14.253cm" svg:y="1.72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4.51cm" svg:y="1.794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4.885cm" svg:y="1.9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5.35cm" svg:y="1.72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18cm" svg:height="0.773cm" svg:x="15.683cm" svg:y="1.72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15.976cm" svg:y="1.79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6.337cm" svg:y="1.72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515cm" svg:height="0.516cm" svg:x="16.809cm" svg:y="1.85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7.608cm" svg:y="1.79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8.162cm" svg:y="2.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8.94cm" svg:y="1.79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106cm" svg:height="0.773cm" svg:x="19.532cm" svg:y="1.728cm" svg:viewBox="0 0 107 774" draw:points="107,0 0,0 0,32 76,32 76,744 0,744 0,774 107,774">
            <text:p/>
          </draw:polygon>
          <draw:path draw:style-name="gr3" draw:text-style-name="P7" draw:layer="layout" svg:width="0.369cm" svg:height="0.546cm" svg:x="20.111cm" svg:y="1.13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20.505cm" svg:y="1.3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334" draw:id="id334">
          <svg:title>TexMaths</svg:title>
          <svg:desc>22§display§= \int \frac{ 1 }{ \sqrt{15 - ( 3x - 1 )^2+ 1  } }\ dx§svg§600§FALSE§</svg:desc>
          <draw:polygon draw:style-name="gr2" draw:text-style-name="P6" draw:layer="layout" svg:width="9.827cm" svg:height="1.849cm" svg:x="6.334cm" svg:y="2.956cm" svg:viewBox="0 0 9828 1850" draw:points="4914,1850 0,1850 0,0 9828,0 9828,1850">
            <text:p/>
          </draw:polygon>
          <draw:path draw:style-name="gr3" draw:text-style-name="P7" draw:layer="layout" svg:width="0.515cm" svg:height="0.182cm" svg:x="6.339cm" svg:y="3.6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4cm" svg:y="2.917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1.447cm" svg:y="2.93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6.932cm" svg:height="0.032cm" svg:x="8.106cm" svg:y="3.76cm" svg:viewBox="0 0 6933 33" draw:points="3467,33 0,33 0,0 6933,0 6933,33">
            <text:p/>
          </draw:polygon>
          <draw:path draw:style-name="gr3" draw:text-style-name="P7" draw:layer="layout" svg:width="0.705cm" svg:height="0.928cm" svg:x="8.191cm" svg:y="3.915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6.159cm" svg:height="0.032cm" svg:x="8.879cm" svg:y="3.915cm" svg:viewBox="0 0 6160 33" draw:points="3080,33 0,33 0,0 6160,0 6160,33">
            <text:p/>
          </draw:polygon>
          <draw:path draw:style-name="gr3" draw:text-style-name="P7" draw:layer="layout" svg:width="0.256cm" svg:height="0.516cm" svg:x="8.948cm" svg:y="4.09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32cm" svg:x="9.305cm" svg:y="4.093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19 38-37 0-19-14-39-38-39-13 0-39 5-39 42 0 67 55 141 141 141 90 0 169-74 169-172z">
            <text:p/>
          </draw:path>
          <draw:path draw:style-name="gr3" draw:text-style-name="P7" draw:layer="layout" svg:width="0.472cm" svg:height="0.032cm" svg:x="9.889cm" svg:y="4.39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0.674cm" svg:y="4.02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0.931cm" svg:y="4.093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1.308cm" svg:y="4.2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1.963cm" svg:y="4.39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2.741cm" svg:y="4.09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3.103cm" svg:y="4.02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3.394cm" svg:y="4.02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3.922cm" svg:y="4.15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721cm" svg:y="4.09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69cm" svg:height="0.546cm" svg:x="15.42cm" svg:y="3.43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15.814cm" svg:y="3.62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336" draw:id="id336">
          <svg:title>TexMaths</svg:title>
          <svg:desc>22§display§= \int \frac{ 1 }{ \sqrt{ (4)^2 - (3x - 1)^2 } }\ dx§svg§600§FALSE§</svg:desc>
          <draw:polygon draw:style-name="gr2" draw:text-style-name="P6" draw:layer="layout" svg:width="9.055cm" svg:height="1.849cm" svg:x="6.337cm" svg:y="5.356cm" svg:viewBox="0 0 9056 1850" draw:points="4528,1850 0,1850 0,0 9056,0 9056,1850">
            <text:p/>
          </draw:polygon>
          <draw:path draw:style-name="gr3" draw:text-style-name="P7" draw:layer="layout" svg:width="0.515cm" svg:height="0.182cm" svg:x="6.342cm" svg:y="6.0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7cm" svg:y="5.317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1.066cm" svg:y="5.33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6.162cm" svg:height="0.032cm" svg:x="8.109cm" svg:y="6.16cm" svg:viewBox="0 0 6163 33" draw:points="3082,33 0,33 0,0 6163,0 6163,33">
            <text:p/>
          </draw:polygon>
          <draw:path draw:style-name="gr3" draw:text-style-name="P7" draw:layer="layout" svg:width="0.705cm" svg:height="0.928cm" svg:x="8.194cm" svg:y="6.315cm" svg:viewBox="0 0 706 929" svg:d="M243 929c24 0 24 0 33-16l424-883c6-11 6-12 6-14 0-9-7-16-16-16-11 0-14 7-18 16l-399 832-166-383-107 82 12 13 55-43z">
            <text:p/>
          </draw:path>
          <draw:polygon draw:style-name="gr3" draw:text-style-name="P7" draw:layer="layout" svg:width="5.389cm" svg:height="0.032cm" svg:x="8.882cm" svg:y="6.315cm" svg:viewBox="0 0 5390 33" draw:points="2694,33 0,33 0,0 5390,0 5390,33">
            <text:p/>
          </draw:polygon>
          <draw:path draw:style-name="gr3" draw:text-style-name="P7" draw:layer="layout" svg:width="0.18cm" svg:height="0.773cm" svg:x="8.959cm" svg:y="6.42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44cm" svg:height="0.523cm" svg:x="9.204cm" svg:y="6.484cm" svg:viewBox="0 0 345 524" svg:d="M206 398v67c0 28 0 37-58 37h-16v22c32-1 72-1 104-1 33 0 74 0 105 1v-22h-15c-59 0-60-9-60-37v-67h79v-25h-79v-354c0-14 0-19-13-19-7 0-8 0-14 9l-239 364v25zM211 373h-190l190-289z">
            <text:p/>
          </draw:path>
          <draw:path draw:style-name="gr3" draw:text-style-name="P7" draw:layer="layout" svg:width="0.18cm" svg:height="0.773cm" svg:x="9.614cm" svg:y="6.42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9.904cm" svg:y="6.42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453cm" svg:y="6.79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1.238cm" svg:y="6.42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1.495cm" svg:y="6.493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1.872cm" svg:y="6.6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472cm" svg:height="0.032cm" svg:x="12.526cm" svg:y="6.79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3.304cm" svg:y="6.49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3.667cm" svg:y="6.42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3.957cm" svg:y="6.42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4.652cm" svg:y="5.833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15.045cm" svg:y="6.0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</draw:g>
        <draw:g xml:id="id340" draw:id="id340">
          <svg:title>TexMaths</svg:title>
          <svg:desc>22§display§= \frac{1}{3} \sin^{-1}\left( \frac{3x - 1}{4} \right) \ + \ c§svg§600§FALSE§</svg:desc>
          <draw:polygon draw:style-name="gr2" draw:text-style-name="P6" draw:layer="layout" svg:width="8.626cm" svg:height="1.779cm" svg:x="6.137cm" svg:y="10.059cm" svg:viewBox="0 0 8627 1780" draw:points="4314,1780 0,1780 0,0 8627,0 8627,1780">
            <text:p/>
          </draw:polygon>
          <draw:path draw:style-name="gr3" draw:text-style-name="P7" draw:layer="layout" svg:width="0.515cm" svg:height="0.182cm" svg:x="6.142cm" svg:y="10.85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077cm" svg:y="10.10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006cm" svg:y="10.932cm" svg:viewBox="0 0 389 33" draw:points="194,33 0,33 0,0 389,0 389,33">
            <text:p/>
          </draw:polygon>
          <draw:path draw:style-name="gr3" draw:text-style-name="P7" draw:layer="layout" svg:width="0.321cm" svg:height="0.532cm" svg:x="7.04cm" svg:y="11.15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54cm" svg:height="0.356cm" svg:x="7.642cm" svg:y="10.794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7.946cm" svg:y="10.62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8.159cm" svg:y="10.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624cm" svg:y="10.66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108cm" svg:y="10.45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9.685cm" svg:y="10.02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21cm" svg:height="0.532cm" svg:x="10.218cm" svg:y="10.10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10.595cm" svg:y="10.2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1.25cm" svg:y="10.40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2.028cm" svg:y="10.10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2.16cm" svg:height="0.032cm" svg:x="10.185cm" svg:y="10.932cm" svg:viewBox="0 0 2161 33" draw:points="1081,33 0,33 0,0 2161,0 2161,33">
            <text:p/>
          </draw:polygon>
          <draw:path draw:style-name="gr3" draw:text-style-name="P7" draw:layer="layout" svg:width="0.344cm" svg:height="0.524cm" svg:x="11.095cm" svg:y="11.14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1cm" svg:height="1.856cm" svg:x="12.466cm" svg:y="10.02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3.481cm" svg:y="10.6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4.5cm" svg:y="10.8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335" draw:id="id335">
          <svg:title>TexMaths</svg:title>
          <svg:desc>22§display§= \int \frac{ 1 }{ \sqrt{16 - ( 3x - 1 )^2 } }\ dx§svg§600§FALSE§</svg:desc>
          <draw:polygon draw:style-name="gr2" draw:text-style-name="P6" draw:layer="layout" svg:width="8.494cm" svg:height="1.849cm" svg:x="16.635cm" svg:y="2.958cm" svg:viewBox="0 0 8495 1850" draw:points="4249,1850 0,1850 0,0 8495,0 8495,1850">
            <text:p/>
          </draw:polygon>
          <draw:path draw:style-name="gr3" draw:text-style-name="P7" draw:layer="layout" svg:width="0.515cm" svg:height="0.182cm" svg:x="16.64cm" svg:y="3.6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7.455cm" svg:y="2.919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21.082cm" svg:y="2.93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5.601cm" svg:height="0.032cm" svg:x="18.407cm" svg:y="3.762cm" svg:viewBox="0 0 5602 33" draw:points="2800,33 0,33 0,0 5602,0 5602,33">
            <text:p/>
          </draw:polygon>
          <draw:path draw:style-name="gr3" draw:text-style-name="P7" draw:layer="layout" svg:width="0.705cm" svg:height="0.928cm" svg:x="18.492cm" svg:y="3.917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827cm" svg:height="0.032cm" svg:x="19.18cm" svg:y="3.917cm" svg:viewBox="0 0 4828 33" draw:points="2415,33 0,33 0,0 4828,0 4828,33">
            <text:p/>
          </draw:polygon>
          <draw:path draw:style-name="gr3" draw:text-style-name="P7" draw:layer="layout" svg:width="0.256cm" svg:height="0.516cm" svg:x="19.249cm" svg:y="4.095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9.599cm" svg:y="4.095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9-14-113 0-59 25-139 95-139 13 0 48 0 72 50 14 28 14 68 14 105s0 76-14 104c-23 48-58 51-77 51z">
            <text:p/>
          </draw:path>
          <draw:path draw:style-name="gr3" draw:text-style-name="P7" draw:layer="layout" svg:width="0.472cm" svg:height="0.032cm" svg:x="20.19cm" svg:y="4.401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20.975cm" svg:y="4.02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21.232cm" svg:y="4.095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21.609cm" svg:y="4.2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22.263cm" svg:y="4.40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3.041cm" svg:y="4.09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3.404cm" svg:y="4.02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23.694cm" svg:y="4.02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4.388cm" svg:y="3.43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24.782cm" svg:y="3.6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337" draw:id="id337">
          <svg:title>TexMaths</svg:title>
          <svg:desc>24§display§= \sin^{-1}\left( \frac{3x - 1}{4} \right) \left( \frac{1}{3} \right) \ + \ c§svg§600§FALSE§</svg:desc>
          <draw:polygon draw:style-name="gr2" draw:text-style-name="P6" draw:layer="layout" svg:width="10.652cm" svg:height="1.941cm" svg:x="6.25cm" svg:y="7.675cm" svg:viewBox="0 0 10653 1942" draw:points="5326,1942 0,1942 0,0 10653,0 10653,1942">
            <text:p/>
          </draw:polygon>
          <draw:path draw:style-name="gr3" draw:text-style-name="P7" draw:layer="layout" svg:width="0.562cm" svg:height="0.199cm" svg:x="6.256cm" svg:y="8.54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7cm" svg:height="0.389cm" svg:x="7.126cm" svg:y="8.47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7.46cm" svg:y="8.29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7.692cm" svg:y="8.48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cm" svg:height="0.03cm" svg:x="8.197cm" svg:y="8.34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8.725cm" svg:y="8.109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416cm" svg:height="2.025cm" svg:x="9.355cm" svg:y="7.633cm" svg:viewBox="0 0 417 2026" svg:d="M417 2018c0-4-2-5-4-7-31-33-88-89-144-181-137-217-198-491-198-816 0-229 31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7" draw:layer="layout" svg:width="0.35cm" svg:height="0.581cm" svg:x="9.939cm" svg:y="7.723cm" svg:viewBox="0 0 351 582" svg:d="M211 265c69-21 117-81 117-148 0-69-73-117-155-117-85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421cm" svg:height="0.383cm" svg:x="10.349cm" svg:y="7.913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7" draw:layer="layout" svg:width="0.516cm" svg:height="0.035cm" svg:x="11.064cm" svg:y="8.057cm" svg:viewBox="0 0 517 36" svg:d="M488 36c13 0 29 0 29-19 0-17-16-17-29-17h-459c-14 0-29 0-29 17 0 19 15 19 29 19z">
            <text:p/>
          </draw:path>
          <draw:path draw:style-name="gr3" draw:text-style-name="P7" draw:layer="layout" svg:width="0.279cm" svg:height="0.564cm" svg:x="11.912cm" svg:y="7.723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2.357cm" svg:height="0.035cm" svg:x="9.902cm" svg:y="8.628cm" svg:viewBox="0 0 2358 36" draw:points="1179,36 0,36 0,0 2358,0 2358,36">
            <text:p/>
          </draw:polygon>
          <draw:path draw:style-name="gr3" draw:text-style-name="P7" draw:layer="layout" svg:width="0.375cm" svg:height="0.571cm" svg:x="10.893cm" svg:y="8.864cm" svg:viewBox="0 0 376 572" svg:d="M225 434v73c0 31 0 40-64 40h-17v25c35-2 79-2 113-2 37 0 81 0 116 2v-25h-18c-63 0-65-9-65-40v-73h86v-27h-86v-386c0-15 0-21-14-21-7 0-9 0-15 10l-261 397v27zM230 407h-207l207-315z">
            <text:p/>
          </draw:path>
          <draw:path draw:style-name="gr3" draw:text-style-name="P7" draw:layer="layout" svg:width="0.416cm" svg:height="2.025cm" svg:x="12.391cm" svg:y="7.633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7" draw:layer="layout" svg:width="0.416cm" svg:height="2.025cm" svg:x="13.297cm" svg:y="7.633cm" svg:viewBox="0 0 417 2026" svg:d="M417 2018c0-4-2-5-4-7-31-33-88-89-144-181-137-217-198-491-198-816 0-229 29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7" draw:layer="layout" svg:width="0.279cm" svg:height="0.564cm" svg:x="13.919cm" svg:y="7.723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0.423cm" svg:height="0.035cm" svg:x="13.844cm" svg:y="8.628cm" svg:viewBox="0 0 424 36" draw:points="211,36 0,36 0,0 424,0 424,36">
            <text:p/>
          </draw:polygon>
          <draw:path draw:style-name="gr3" draw:text-style-name="P7" draw:layer="layout" svg:width="0.35cm" svg:height="0.581cm" svg:x="13.879cm" svg:y="8.874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416cm" svg:height="2.025cm" svg:x="14.397cm" svg:y="7.633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7" draw:layer="layout" svg:width="0.562cm" svg:height="0.564cm" svg:x="15.503cm" svg:y="8.365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16.617cm" svg:y="8.484cm" svg:viewBox="0 0 330 384" svg:d="M301 52c-13 0-25 0-38 13-13 12-15 27-15 33 0 19 15 29 32 29 25 0 48-19 48-54 0-42-40-73-101-73-114 0-227 121-227 240 0 77 50 144 138 144 121 0 192-90 192-100 0-6-5-11-9-11-6 0-8 2-12 9-67 83-159 83-171 83-52 0-75-40-75-92 0-35 18-117 46-169 25-48 73-85 119-85 29 0 62 10 73 33z">
            <text:p/>
          </draw:path>
        </draw:g>
        <draw:g xml:id="id341" draw:id="id341">
          <svg:title>TexMaths</svg:title>
          <svg:desc>26§display§\text {(15)}§svg§600§FALSE§</svg:desc>
          <draw:polygon draw:style-name="gr2" draw:text-style-name="P6" draw:layer="layout" svg:width="1.443cm" svg:height="0.823cm" svg:x="1.421cm" svg:y="13.055cm" svg:viewBox="0 0 1444 824" draw:points="722,824 0,824 0,0 1444,0 1444,824">
            <text:p/>
          </draw:polygon>
          <draw:path draw:style-name="gr3" draw:text-style-name="P7" draw:layer="layout" svg:width="0.213cm" svg:height="0.914cm" svg:x="1.465cm" svg:y="13.009cm" svg:viewBox="0 0 214 915" svg:d="M214 907c0-2 0-4-16-21-115-114-144-287-144-428 0-159 35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03cm" svg:height="0.61cm" svg:x="1.812cm" svg:y="13.086cm" svg:viewBox="0 0 304 611" svg:d="M189 23c0-21 0-23-20-23-59 58-140 58-169 58v29c19 0 73 0 121-25v477c0 33-2 43-86 43h-29v29c31-4 113-4 148-4 37 0 117 0 150 4v-29h-29c-84 0-86-10-86-43z">
            <text:p/>
          </draw:path>
          <draw:path draw:style-name="gr3" draw:text-style-name="P7" draw:layer="layout" svg:width="0.365cm" svg:height="0.629cm" svg:x="2.233cm" svg:y="13.086cm" svg:viewBox="0 0 366 630" svg:d="M366 426c0-108-75-201-175-201-43 0-83 14-116 47v-178c19 6 50 12 79 12 112 0 177-83 177-96 0-6-2-10-8-10-3 0-5 0-9 2-18 8-62 27-125 27-37 0-79-6-122-25-7-4-9-4-11-4-8 0-8 8-8 23v270c0 17 0 25 12 25 7 0 9-2 11-8 10-15 46-65 118-65 48 0 71 42 79 59 15 35 17 70 17 116 0 31 0 87-23 125-21 35-56 60-98 60-66 0-118-48-135-102 2 0 6 0 17 0 29 0 46-23 46-43 0-23-17-46-46-46-15 0-46 6-46 50 0 77 62 166 166 166 107 0 200-87 200-204z">
            <text:p/>
          </draw:path>
          <draw:path draw:style-name="gr3" draw:text-style-name="P7" draw:layer="layout" svg:width="0.213cm" svg:height="0.914cm" svg:x="2.697cm" svg:y="13.00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42" draw:id="id342">
          <svg:title>TexMaths</svg:title>
          <svg:desc>24§display§\text {Let,}§svg§600§FALSE§</svg:desc>
          <draw:polygon draw:style-name="gr2" draw:text-style-name="P6" draw:layer="layout" svg:width="1.318cm" svg:height="0.655cm" svg:x="3.238cm" svg:y="13.147cm" svg:viewBox="0 0 1319 656" draw:points="659,656 0,656 0,0 1319,0 1319,656">
            <text:p/>
          </draw:polygon>
          <draw:path draw:style-name="gr3" draw:text-style-name="P7" draw:layer="layout" svg:width="0.464cm" svg:height="0.577cm" svg:x="3.223cm" svg:y="13.1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47cm" svg:y="13.3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4cm" svg:y="13.1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498cm" svg:y="13.5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43" draw:id="id343">
          <svg:title>TexMaths</svg:title>
          <svg:desc>24§display§\text {I}§svg§600§FALSE§</svg:desc>
          <draw:polygon draw:style-name="gr2" draw:text-style-name="P6" draw:layer="layout" svg:width="0.197cm" svg:height="0.493cm" svg:x="4.944cm" svg:y="13.147cm" svg:viewBox="0 0 198 494" draw:points="100,494 0,494 0,0 198,0 198,494">
            <text:p/>
          </draw:polygon>
          <draw:path draw:style-name="gr3" draw:text-style-name="P7" draw:layer="layout" svg:width="0.258cm" svg:height="0.577cm" svg:x="4.925cm" svg:y="13.1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44" draw:id="id344">
          <svg:title>TexMaths</svg:title>
          <svg:desc>24§display§= \int \frac{ 1 }{ \sqrt{2 + 3x - 2x^2} }\ dx§svg§600§FALSE§</svg:desc>
          <draw:polygon draw:style-name="gr2" draw:text-style-name="P6" draw:layer="layout" svg:width="8.53cm" svg:height="1.848cm" svg:x="5.642cm" svg:y="12.458cm" svg:viewBox="0 0 8531 1849" draw:points="4266,1849 0,1849 0,0 8531,0 8531,1849">
            <text:p/>
          </draw:polygon>
          <draw:path draw:style-name="gr3" draw:text-style-name="P7" draw:layer="layout" svg:width="0.562cm" svg:height="0.199cm" svg:x="5.648cm" svg:y="13.25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6.537cm" svg:y="12.416cm" svg:viewBox="0 0 751 1876" svg:d="M40 1838c27 0 43-19 43-40 0-29-22-43-41-43-21 0-42 14-42 43 0 44 42 78 94 78 129 0 177-197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7" draw:layer="layout" svg:width="0.279cm" svg:height="0.564cm" svg:x="10.125cm" svg:y="12.431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7" draw:layer="layout" svg:width="5.373cm" svg:height="0.035cm" svg:x="7.576cm" svg:y="13.336cm" svg:viewBox="0 0 5374 36" draw:points="2688,36 0,36 0,0 5374,0 5374,36">
            <text:p/>
          </draw:polygon>
          <draw:path draw:style-name="gr3" draw:text-style-name="P7" draw:layer="layout" svg:width="0.66cm" svg:height="0.844cm" svg:x="7.637cm" svg:y="13.505cm" svg:viewBox="0 0 661 845" svg:d="M267 757l-148-329c-6-13-11-13-13-13 0 0-6 0-14 6l-80 61c-12 8-12 12-12 14 0 3 2 9 8 9 5 0 21-11 28-19 6-4 20-14 27-19l167 365c6 13 12 13 20 13 11 0 13-4 21-15l384-795c6-14 6-16 6-18 0-9-8-17-18-17-7 0-13 4-19 17z">
            <text:p/>
          </draw:path>
          <draw:polygon draw:style-name="gr3" draw:text-style-name="P7" draw:layer="layout" svg:width="4.671cm" svg:height="0.035cm" svg:x="8.278cm" svg:y="13.505cm" svg:viewBox="0 0 4672 36" draw:points="2337,36 0,36 0,0 4672,0 4672,36">
            <text:p/>
          </draw:polygon>
          <draw:path draw:style-name="gr3" draw:text-style-name="P7" draw:layer="layout" svg:width="0.337cm" svg:height="0.564cm" svg:x="8.32cm" svg:y="13.68cm" svg:viewBox="0 0 338 565" svg:d="M65 499l91-88c132-117 182-161 182-246 0-98-75-165-179-165-96 0-159 79-159 154 0 46 42 46 44 46 16 0 44-10 44-44 0-22-15-45-44-45-8 0-8 0-11 2 19-55 65-86 115-86 77 0 113 67 113 138 0 67-42 135-88 186l-163 181c-10 10-10 12-10 33h315l23-148h-21c-4 25-10 63-17 75-8 7-64 7-81 7z">
            <text:p/>
          </draw:path>
          <draw:path draw:style-name="gr3" draw:text-style-name="P7" draw:layer="layout" svg:width="0.562cm" svg:height="0.564cm" svg:x="8.935cm" svg:y="13.75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5cm" svg:height="0.581cm" svg:x="9.766cm" svg:y="13.68cm" svg:viewBox="0 0 351 582" svg:d="M211 265c69-21 117-81 117-148 0-69-73-117-155-117-85 0-150 50-150 115 0 27 19 44 42 44 27 0 44-19 44-44 0-42-40-42-51-42 25-40 80-52 111-52 35 0 83 19 83 94 0 12-2 60-25 98-25 41-54 42-75 44-6 0-27 2-33 2-8 0-13 2-13 10 0 9 5 9 21 9h36c69 0 102 58 102 141 0 115-60 140-96 140-37 0-100-15-131-65 31 5 56-14 56-47 0-30-21-48-46-48-21 0-48 14-48 50 0 77 79 133 171 133 104 0 180-77 180-163 0-69-53-135-140-154z">
            <text:p/>
          </draw:path>
          <draw:path draw:style-name="gr3" draw:text-style-name="P7" draw:layer="layout" svg:width="0.421cm" svg:height="0.383cm" svg:x="10.177cm" svg:y="13.8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7" draw:layer="layout" svg:width="0.515cm" svg:height="0.035cm" svg:x="10.893cm" svg:y="14.014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64cm" svg:x="11.707cm" svg:y="13.68cm" svg:viewBox="0 0 338 565" svg:d="M65 499l91-88c132-117 182-161 182-246 0-98-75-165-179-165-96 0-159 79-159 154 0 46 42 46 44 46 16 0 44-10 44-44 0-22-15-45-44-45-8 0-8 0-11 2 19-55 65-86 115-86 77 0 113 67 113 138 0 67-42 135-88 186l-163 181c-10 10-10 12-10 33h315l23-148h-21c-4 25-10 63-17 75-8 7-64 7-81 7z">
            <text:p/>
          </draw:path>
          <draw:path draw:style-name="gr3" draw:text-style-name="P7" draw:layer="layout" svg:width="0.421cm" svg:height="0.383cm" svg:x="12.113cm" svg:y="13.8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  <draw:path draw:style-name="gr3" draw:text-style-name="P7" draw:layer="layout" svg:width="0.262cm" svg:height="0.393cm" svg:x="12.608cm" svg:y="13.607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02cm" svg:height="0.596cm" svg:x="13.364cm" svg:y="12.979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70 68 75 0 4-2 10-4 14z">
            <text:p/>
          </draw:path>
          <draw:path draw:style-name="gr3" draw:text-style-name="P7" draw:layer="layout" svg:width="0.421cm" svg:height="0.383cm" svg:x="13.795cm" svg:y="13.19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</draw:g>
        <draw:g xml:id="id345" draw:id="id345">
          <svg:title>TexMaths</svg:title>
          <svg:desc>24§display§= \int \frac{ 1 }{ \sqrt{ 2 \left( 1 + \frac{3x}{2} - x^2  \right) } }\ dx§svg§600§FALSE§</svg:desc>
          <draw:polygon draw:style-name="gr2" draw:text-style-name="P6" draw:layer="layout" svg:width="9.603cm" svg:height="2.524cm" svg:x="14.743cm" svg:y="12.559cm" svg:viewBox="0 0 9604 2525" draw:points="4802,2525 0,2525 0,0 9604,0 9604,2525">
            <text:p/>
          </draw:polygon>
          <draw:path draw:style-name="gr3" draw:text-style-name="P7" draw:layer="layout" svg:width="0.562cm" svg:height="0.199cm" svg:x="14.749cm" svg:y="13.35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15.638cm" svg:y="12.517cm" svg:viewBox="0 0 751 1876" svg:d="M40 1837c27 0 43-19 43-40 0-29-22-42-41-42-21 0-42 13-42 42 0 44 42 79 94 79 129 0 177-198 236-442 66-267 121-537 167-808 31-179 62-348 91-457 9-42 38-150 72-150 25 0 47 16 50 19-28 2-42 20-42 41 0 29 21 42 40 42 22 0 43-13 43-42 0-46-46-79-92-79-66 0-112 92-160 265-2 8-117 432-209 985-23 128-48 270-75 388-15 61-54 220-123 220-31 0-50-21-52-21z">
            <text:p/>
          </draw:path>
          <draw:path draw:style-name="gr3" draw:text-style-name="P7" draw:layer="layout" svg:width="0.279cm" svg:height="0.563cm" svg:x="19.762cm" svg:y="12.532cm" svg:viewBox="0 0 280 564" svg:d="M175 21c0-19 0-21-21-21-52 54-127 54-154 54v27c17 0 67 0 111-23v439c0 31-2 41-78 41h-27v26c29-3 103-3 136-3 35 0 108 0 138 3v-26h-27c-76 0-78-10-78-41z">
            <text:p/>
          </draw:path>
          <draw:polygon draw:style-name="gr3" draw:text-style-name="P7" draw:layer="layout" svg:width="6.444cm" svg:height="0.035cm" svg:x="16.676cm" svg:y="13.437cm" svg:viewBox="0 0 6445 36" draw:points="3224,36 0,36 0,0 6445,0 6445,36">
            <text:p/>
          </draw:polygon>
          <draw:path draw:style-name="gr3" draw:text-style-name="P7" draw:layer="layout" svg:width="0.769cm" svg:height="1.519cm" svg:x="16.769cm" svg:y="13.606cm" svg:viewBox="0 0 770 1520" svg:d="M300 1394l-183-634-117 138 13 12 58-67 194 677c29 0 29 0 36-21l465-1464c4-14 4-18 4-18 0-9-8-17-17-17-14 0-16 12-20 21z">
            <text:p/>
          </draw:path>
          <draw:polygon draw:style-name="gr3" draw:text-style-name="P7" draw:layer="layout" svg:width="5.602cm" svg:height="0.035cm" svg:x="17.519cm" svg:y="13.606cm" svg:viewBox="0 0 5603 36" draw:points="2801,36 0,36 0,0 5603,0 5603,36">
            <text:p/>
          </draw:polygon>
          <draw:path draw:style-name="gr3" draw:text-style-name="P7" draw:layer="layout" svg:width="0.337cm" svg:height="0.563cm" svg:x="17.562cm" svg:y="14.053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7 74-8 8-64 8-81 8z">
            <text:p/>
          </draw:path>
          <draw:path draw:style-name="gr3" draw:text-style-name="P7" draw:layer="layout" svg:width="0.222cm" svg:height="1.013cm" svg:x="18.21cm" svg:y="13.897cm" svg:viewBox="0 0 223 1014" svg:d="M223 1004c0-2-2-4-4-8-40-40-98-109-133-247-19-77-26-163-26-242 0-223 51-378 155-488 8-7 8-9 8-11 0-8-8-8-12-8-11 0-57 50-69 63-86 102-142 254-142 444 0 119 21 290 132 432 10 9 64 75 79 75 4 0 12 0 12-10z">
            <text:p/>
          </draw:path>
          <draw:path draw:style-name="gr3" draw:text-style-name="P7" draw:layer="layout" svg:width="0.279cm" svg:height="0.563cm" svg:x="18.545cm" svg:y="14.053cm" svg:viewBox="0 0 280 564" svg:d="M175 21c0-19 0-21-21-21-52 54-127 54-154 54v27c17 0 67 0 111-23v439c0 31-2 41-78 41h-27v26c29-3 103-3 136-3 35 0 108 0 138 3v-26h-27c-76 0-78-10-78-41z">
            <text:p/>
          </draw:path>
          <draw:path draw:style-name="gr3" draw:text-style-name="P7" draw:layer="layout" svg:width="0.562cm" svg:height="0.563cm" svg:x="19.124cm" svg:y="14.122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272cm" svg:height="0.404cm" svg:x="20.056cm" svg:y="13.89cm" svg:viewBox="0 0 273 405" svg:d="M131 196c46 0 78 32 78 96 0 73-42 94-77 94-23 0-76-6-101-40 29-2 34-22 34-33 0-19-13-33-32-33-16 0-33 10-33 33 0 58 61 92 134 92 83 0 139-54 139-113 0-46-37-92-102-108 61-21 84-67 84-101 0-48-53-83-121-83-65 0-115 33-115 79 0 21 12 32 31 32 17 0 29-13 29-30 0-18-12-29-29-31 21-27 61-33 82-33 27 0 66 14 66 66 0 25-10 51-25 69-19 23-35 25-65 27-16 0-16 0-20 1 0 0-5 0-5 8s5 8 15 8z">
            <text:p/>
          </draw:path>
          <draw:path draw:style-name="gr3" draw:text-style-name="P7" draw:layer="layout" svg:width="0.318cm" svg:height="0.268cm" svg:x="20.388cm" svg:y="14.022cm" svg:viewBox="0 0 319 269" svg:d="M119 200c-6 19-25 51-56 51-2 0-19 0-32-7 25-8 27-29 27-33 0-13-10-23-23-23-18 0-35 15-35 37 0 30 33 44 61 44 29 0 52-18 68-42 15 30 48 42 71 42 69 0 103-75 103-92 0-8-7-8-9-8-8 0-8 4-10 11-13 41-48 71-82 71-23 0-37-15-37-38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olygon draw:style-name="gr3" draw:text-style-name="P7" draw:layer="layout" svg:width="0.719cm" svg:height="0.035cm" svg:x="20.023cm" svg:y="14.387cm" svg:viewBox="0 0 720 36" draw:points="361,36 0,36 0,0 720,0 720,36">
            <text:p/>
          </draw:polygon>
          <draw:path draw:style-name="gr3" draw:text-style-name="P7" draw:layer="layout" svg:width="0.262cm" svg:height="0.393cm" svg:x="20.251cm" svg:y="14.514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15cm" svg:height="0.035cm" svg:x="21.1cm" svg:y="14.387cm" svg:viewBox="0 0 516 36" svg:d="M488 36c13 0 28 0 28-19 0-17-15-17-28-17h-459c-14 0-29 0-29 17 0 19 15 19 29 19z">
            <text:p/>
          </draw:path>
          <draw:path draw:style-name="gr3" draw:text-style-name="P7" draw:layer="layout" svg:width="0.421cm" svg:height="0.383cm" svg:x="21.899cm" svg:y="14.24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3 0-46-27-46-56 0-19 6-36 15-75z">
            <text:p/>
          </draw:path>
          <draw:path draw:style-name="gr3" draw:text-style-name="P7" draw:layer="layout" svg:width="0.262cm" svg:height="0.393cm" svg:x="22.392cm" svg:y="13.978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222cm" svg:height="1.013cm" svg:x="22.77cm" svg:y="13.897cm" svg:viewBox="0 0 223 1014" svg:d="M223 507c0-119-21-290-133-432-9-12-65-75-80-75-4 0-10 2-10 8 0 4 2 5 6 9 40 44 96 112 130 246 20 77 27 165 27 244 0 84-7 171-29 253-32 119-82 186-126 234-8 8-8 8-8 10 0 8 6 10 10 10 13 0 59-52 71-64 86-103 142-255 142-443z">
            <text:p/>
          </draw:path>
          <draw:path draw:style-name="gr3" draw:text-style-name="P7" draw:layer="layout" svg:width="0.402cm" svg:height="0.596cm" svg:x="23.537cm" svg:y="13.079cm" svg:viewBox="0 0 403 597" svg:d="M403 10c0-2 0-10-11-10-12 0-92 8-108 10-6 0-11 3-11 15 0 11 7 11 21 11 40 0 42 6 42 14l-2 17-52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8-148 48-186 24-50 63-81 97-81 56 0 68 69 68 75 0 4-2 10-4 14z">
            <text:p/>
          </draw:path>
          <draw:path draw:style-name="gr3" draw:text-style-name="P7" draw:layer="layout" svg:width="0.421cm" svg:height="0.383cm" svg:x="23.967cm" svg:y="13.29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6 112-113 112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32" smil:attributeName="visibility" smil:to="visible"/>
                  <anim:animate smil:dur="0.5s" smil:fill="hold" smil:targetElement="id332" smil:attributeName="width" smil:values="width*0.05;width" smil:keyTimes="0;1"/>
                  <anim:animate smil:dur="0.5s" smil:fill="hold" smil:targetElement="id332" smil:attributeName="height" smil:values="height;height" smil:keyTimes="0;1"/>
                  <anim:animate smil:dur="0.5s" smil:fill="hold" smil:targetElement="id332" smil:attributeName="x" smil:values="x-.2;x" smil:keyTimes="0;1"/>
                  <anim:animate smil:dur="0.5s" smil:fill="hold" smil:targetElement="id332" smil:attributeName="y" smil:values="y;y" smil:keyTimes="0;1"/>
                  <anim:transitionFilter smil:dur="0.5s" smil:targetElement="id33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3" smil:attributeName="visibility" smil:to="visible"/>
                  <anim:animate smil:dur="0.5s" smil:fill="hold" smil:targetElement="id333" smil:attributeName="x" smil:values="x;x" smil:keyTimes="0;1"/>
                  <anim:animate smil:dur="0.5s" smil:fill="hold" smil:targetElement="id3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4" smil:attributeName="visibility" smil:to="visible"/>
                  <anim:animate smil:dur="0.5s" smil:fill="hold" smil:targetElement="id334" smil:attributeName="x" smil:values="x;x" smil:keyTimes="0;1"/>
                  <anim:animate smil:dur="0.5s" smil:fill="hold" smil:targetElement="id3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5" smil:attributeName="visibility" smil:to="visible"/>
                  <anim:animate smil:dur="0.5s" smil:fill="hold" smil:targetElement="id335" smil:attributeName="x" smil:values="x;x" smil:keyTimes="0;1"/>
                  <anim:animate smil:dur="0.5s" smil:fill="hold" smil:targetElement="id3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6" smil:attributeName="visibility" smil:to="visible"/>
                  <anim:animate smil:dur="0.5s" smil:fill="hold" smil:targetElement="id336" smil:attributeName="x" smil:values="x;x" smil:keyTimes="0;1"/>
                  <anim:animate smil:dur="0.5s" smil:fill="hold" smil:targetElement="id3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7" smil:attributeName="visibility" smil:to="visible"/>
                  <anim:animate smil:dur="0.5s" smil:fill="hold" smil:targetElement="id337" smil:attributeName="x" smil:values="x;x" smil:keyTimes="0;1"/>
                  <anim:animate smil:dur="0.5s" smil:fill="hold" smil:targetElement="id3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8" smil:attributeName="visibility" smil:to="visible"/>
                  <anim:animate smil:dur="0.5s" smil:fill="hold" smil:targetElement="id338" smil:attributeName="x" smil:values="x;x" smil:keyTimes="0;1"/>
                  <anim:animate smil:dur="0.5s" smil:fill="hold" smil:targetElement="id33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39" smil:attributeName="visibility" smil:to="visible"/>
                  <anim:animate smil:dur="0.5s" smil:fill="hold" smil:targetElement="id339" smil:attributeName="x" smil:values="x;x" smil:keyTimes="0;1"/>
                  <anim:animate smil:dur="0.5s" smil:fill="hold" smil:targetElement="id3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0" smil:attributeName="visibility" smil:to="visible"/>
                  <anim:animate smil:dur="0.5s" smil:fill="hold" smil:targetElement="id340" smil:attributeName="x" smil:values="x;x" smil:keyTimes="0;1"/>
                  <anim:animate smil:dur="0.5s" smil:fill="hold" smil:targetElement="id3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1" smil:attributeName="visibility" smil:to="visible"/>
                  <anim:animate smil:dur="0.5s" smil:fill="hold" smil:targetElement="id341" smil:attributeName="width" smil:values="width*0.05;width" smil:keyTimes="0;1"/>
                  <anim:animate smil:dur="0.5s" smil:fill="hold" smil:targetElement="id341" smil:attributeName="height" smil:values="height;height" smil:keyTimes="0;1"/>
                  <anim:animate smil:dur="0.5s" smil:fill="hold" smil:targetElement="id341" smil:attributeName="x" smil:values="x-.2;x" smil:keyTimes="0;1"/>
                  <anim:animate smil:dur="0.5s" smil:fill="hold" smil:targetElement="id341" smil:attributeName="y" smil:values="y;y" smil:keyTimes="0;1"/>
                  <anim:transitionFilter smil:dur="0.5s" smil:targetElement="id34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42" smil:attributeName="visibility" smil:to="visible"/>
                  <anim:animate smil:dur="0.5s" smil:fill="hold" smil:targetElement="id342" smil:attributeName="width" smil:values="width*0.05;width" smil:keyTimes="0;1"/>
                  <anim:animate smil:dur="0.5s" smil:fill="hold" smil:targetElement="id342" smil:attributeName="height" smil:values="height;height" smil:keyTimes="0;1"/>
                  <anim:animate smil:dur="0.5s" smil:fill="hold" smil:targetElement="id342" smil:attributeName="x" smil:values="x-.2;x" smil:keyTimes="0;1"/>
                  <anim:animate smil:dur="0.5s" smil:fill="hold" smil:targetElement="id342" smil:attributeName="y" smil:values="y;y" smil:keyTimes="0;1"/>
                  <anim:transitionFilter smil:dur="0.5s" smil:targetElement="id342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43" smil:attributeName="visibility" smil:to="visible"/>
                  <anim:animate smil:dur="0.5s" smil:fill="hold" smil:targetElement="id343" smil:attributeName="width" smil:values="width*0.05;width" smil:keyTimes="0;1"/>
                  <anim:animate smil:dur="0.5s" smil:fill="hold" smil:targetElement="id343" smil:attributeName="height" smil:values="height;height" smil:keyTimes="0;1"/>
                  <anim:animate smil:dur="0.5s" smil:fill="hold" smil:targetElement="id343" smil:attributeName="x" smil:values="x-.2;x" smil:keyTimes="0;1"/>
                  <anim:animate smil:dur="0.5s" smil:fill="hold" smil:targetElement="id343" smil:attributeName="y" smil:values="y;y" smil:keyTimes="0;1"/>
                  <anim:transitionFilter smil:dur="0.5s" smil:targetElement="id343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4" smil:attributeName="visibility" smil:to="visible"/>
                  <anim:animate smil:dur="0.5s" smil:fill="hold" smil:targetElement="id344" smil:attributeName="x" smil:values="x;x" smil:keyTimes="0;1"/>
                  <anim:animate smil:dur="0.5s" smil:fill="hold" smil:targetElement="id3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5" smil:attributeName="visibility" smil:to="visible"/>
                  <anim:animate smil:dur="0.5s" smil:fill="hold" smil:targetElement="id345" smil:attributeName="x" smil:values="x;x" smil:keyTimes="0;1"/>
                  <anim:animate smil:dur="0.5s" smil:fill="hold" smil:targetElement="id34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9">
        <draw:frame presentation:style-name="pr11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46" draw:id="id346">
          <svg:title>TexMaths</svg:title>
          <svg:desc>24§display§\text {I}§svg§600§FALSE§</svg:desc>
          <draw:polygon draw:style-name="gr2" draw:text-style-name="P6" draw:layer="layout" svg:width="0.197cm" svg:height="0.493cm" svg:x="5.644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47" draw:id="id347">
          <svg:title>TexMaths</svg:title>
          <svg:desc>22§display§= \int \frac{ 1 }{ \sqrt{2} \sqrt{ 1 + \frac{3x}{2} - x^2 } }\ dx§svg§600§FALSE§</svg:desc>
          <draw:polygon draw:style-name="gr2" draw:text-style-name="P6" draw:layer="layout" svg:width="8.608cm" svg:height="2.313cm" svg:x="6.331cm" svg:y="0.656cm" svg:viewBox="0 0 8609 2314" draw:points="4305,2314 0,2314 0,0 8609,0 8609,2314">
            <text:p/>
          </draw:polygon>
          <draw:path draw:style-name="gr3" draw:text-style-name="P7" draw:layer="layout" svg:width="0.515cm" svg:height="0.182cm" svg:x="6.336cm" svg:y="1.3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1cm" svg:y="0.617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0.836cm" svg:y="0.63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715cm" svg:height="0.032cm" svg:x="8.103cm" svg:y="1.46cm" svg:viewBox="0 0 5716 33" draw:points="2858,33 0,33 0,0 5716,0 5716,33">
            <text:p/>
          </draw:polygon>
          <draw:path draw:style-name="gr3" draw:text-style-name="P7" draw:layer="layout" svg:width="0.604cm" svg:height="0.773cm" svg:x="8.16cm" svg:y="1.868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8.747cm" svg:y="1.868cm" svg:viewBox="0 0 389 33" draw:points="194,33 0,33 0,0 389,0 389,33">
            <text:p/>
          </draw:polygon>
          <draw:path draw:style-name="gr3" draw:text-style-name="P7" draw:layer="layout" svg:width="0.309cm" svg:height="0.516cm" svg:x="8.786cm" svg:y="2.025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705cm" svg:height="1.392cm" svg:x="9.219cm" svg:y="1.615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3.911cm" svg:height="0.032cm" svg:x="9.907cm" svg:y="1.615cm" svg:viewBox="0 0 3912 33" draw:points="1955,33 0,33 0,0 3912,0 3912,33">
            <text:p/>
          </draw:polygon>
          <draw:path draw:style-name="gr3" draw:text-style-name="P7" draw:layer="layout" svg:width="0.256cm" svg:height="0.516cm" svg:x="9.976cm" svg:y="2.02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0.509cm" svg:y="2.08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9cm" svg:height="0.37cm" svg:x="11.361cm" svg:y="1.875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ath draw:style-name="gr3" draw:text-style-name="P7" draw:layer="layout" svg:width="0.291cm" svg:height="0.245cm" svg:x="11.665cm" svg:y="1.996cm" svg:viewBox="0 0 292 246" svg:d="M109 183c-5 18-23 47-51 47-2 0-18 0-30-7 23-7 25-26 25-29 0-13-9-22-21-22-16 0-32 14-32 34 0 28 30 40 56 40 27 0 48-16 62-38 14 28 44 38 65 38 63 0 95-68 95-84 0-7-7-7-9-7-7 0-7 3-9 10-12 37-45 65-75 65-21 0-34-14-34-35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olygon draw:style-name="gr3" draw:text-style-name="P7" draw:layer="layout" svg:width="0.659cm" svg:height="0.032cm" svg:x="11.331cm" svg:y="2.331cm" svg:viewBox="0 0 660 33" draw:points="331,33 0,33 0,0 660,0 660,33">
            <text:p/>
          </draw:polygon>
          <draw:path draw:style-name="gr3" draw:text-style-name="P7" draw:layer="layout" svg:width="0.24cm" svg:height="0.36cm" svg:x="11.54cm" svg:y="2.44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32cm" svg:y="2.331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3.05cm" svg:y="2.19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24cm" svg:height="0.36cm" svg:x="13.504cm" svg:y="1.95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4.198cm" svg:y="1.132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7" draw:layer="layout" svg:width="0.386cm" svg:height="0.351cm" svg:x="14.592cm" svg:y="1.32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</draw:g>
        <draw:g xml:id="id348" draw:id="id348">
          <svg:title>TexMaths</svg:title>
          <svg:desc>22§display§= \frac{1}{\sqrt{2}} \int \frac{ 1 }{ \sqrt{ 1 - \left( x^2 -  \frac{3x}{2}  \right) } }\ dx§svg§600§FALSE§</svg:desc>
          <draw:polygon draw:style-name="gr2" draw:text-style-name="P6" draw:layer="layout" svg:width="9.632cm" svg:height="2.313cm" svg:x="6.333cm" svg:y="3.357cm" svg:viewBox="0 0 9633 2314" draw:points="4817,2314 0,2314 0,0 9633,0 9633,2314">
            <text:p/>
          </draw:polygon>
          <draw:path draw:style-name="gr3" draw:text-style-name="P7" draw:layer="layout" svg:width="0.515cm" svg:height="0.182cm" svg:x="6.338cm" svg:y="4.0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595cm" svg:y="3.33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7.202cm" svg:y="4.161cm" svg:viewBox="0 0 1033 33" draw:points="516,33 0,33 0,0 1033,0 1033,33">
            <text:p/>
          </draw:polygon>
          <draw:path draw:style-name="gr3" draw:text-style-name="P7" draw:layer="layout" svg:width="0.604cm" svg:height="0.773cm" svg:x="7.261cm" svg:y="4.316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7.848cm" svg:y="4.316cm" svg:viewBox="0 0 389 33" draw:points="194,33 0,33 0,0 389,0 389,33">
            <text:p/>
          </draw:polygon>
          <draw:path draw:style-name="gr3" draw:text-style-name="P7" draw:layer="layout" svg:width="0.309cm" svg:height="0.516cm" svg:x="7.887cm" svg:y="4.472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687cm" svg:height="1.718cm" svg:x="8.5cm" svg:y="3.318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2.021cm" svg:y="3.33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5.393cm" svg:height="0.032cm" svg:x="9.45cm" svg:y="4.161cm" svg:viewBox="0 0 5394 33" draw:points="2696,33 0,33 0,0 5394,0 5394,33">
            <text:p/>
          </draw:polygon>
          <draw:path draw:style-name="gr3" draw:text-style-name="P7" draw:layer="layout" svg:width="0.705cm" svg:height="1.392cm" svg:x="9.536cm" svg:y="4.316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4.619cm" svg:height="0.032cm" svg:x="10.224cm" svg:y="4.316cm" svg:viewBox="0 0 4620 33" draw:points="2311,33 0,33 0,0 4620,0 4620,33">
            <text:p/>
          </draw:polygon>
          <draw:path draw:style-name="gr3" draw:text-style-name="P7" draw:layer="layout" svg:width="0.256cm" svg:height="0.516cm" svg:x="10.293cm" svg:y="4.72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0.847cm" svg:y="5.032cm" svg:viewBox="0 0 473 33" svg:d="M447 33c12 0 26 0 26-17 0-16-14-16-26-16h-421c-12 0-26 0-26 16 0 17 14 17 26 17z">
            <text:p/>
          </draw:path>
          <draw:path draw:style-name="gr3" draw:text-style-name="P7" draw:layer="layout" svg:width="0.203cm" svg:height="0.928cm" svg:x="11.673cm" svg:y="4.583cm" svg:viewBox="0 0 204 929" svg:d="M204 920c0-2-2-3-3-7-37-37-90-100-122-227-17-70-24-149-24-222 0-204 47-346 142-446 7-7 7-9 7-11 0-7-7-7-10-7-11 0-53 46-64 58-79 93-130 232-130 406 0 110 19 266 121 396 9 9 59 69 73 69 3 0 10 0 10-9z">
            <text:p/>
          </draw:path>
          <draw:path draw:style-name="gr3" draw:text-style-name="P7" draw:layer="layout" svg:width="0.386cm" svg:height="0.351cm" svg:x="11.932cm" svg:y="4.89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2.386cm" svg:y="4.65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935cm" svg:y="5.032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3.766cm" svg:y="4.576cm" svg:viewBox="0 0 250 371" svg:d="M120 179c42 0 72 30 72 88 0 67-39 87-71 87-21 0-70-6-93-37 27-2 32-20 32-30 0-18-12-30-30-30-14 0-30 9-30 30 0 53 56 84 123 84 76 0 127-49 127-104 0-42-34-84-93-98 56-19 77-62 77-93 0-44-49-76-111-76-60 0-105 30-105 72 0 19 10 30 28 30 16 0 26-12 26-28s-10-26-26-28c19-25 56-30 75-30 25 0 60 12 60 60 0 23-9 47-23 63-17 21-31 23-59 25-15 0-15 0-18 1 0 0-5 0-5 7s5 7 14 7z">
            <text:p/>
          </draw:path>
          <draw:path draw:style-name="gr3" draw:text-style-name="P7" draw:layer="layout" svg:width="0.291cm" svg:height="0.245cm" svg:x="14.07cm" svg:y="4.697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659cm" svg:height="0.032cm" svg:x="13.737cm" svg:y="5.032cm" svg:viewBox="0 0 660 33" draw:points="331,33 0,33 0,0 660,0 660,33">
            <text:p/>
          </draw:polygon>
          <draw:path draw:style-name="gr3" draw:text-style-name="P7" draw:layer="layout" svg:width="0.24cm" svg:height="0.36cm" svg:x="13.947cm" svg:y="5.14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4.522cm" svg:y="4.583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369cm" svg:height="0.546cm" svg:x="15.225cm" svg:y="3.83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7" draw:layer="layout" svg:width="0.386cm" svg:height="0.351cm" svg:x="15.619cm" svg:y="4.0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349" draw:id="id349">
          <svg:title>TexMaths</svg:title>
          <svg:desc>22§display§= \frac{1}{\sqrt{2}} \int \frac{ 1 }{ \sqrt{ 1 - \left[\ x^2 - 2(x) \left( \frac{3}{4} \right) + \frac{9}{16} - \frac{9}{16}  \ \right] } }\ dx§svg§600§FALSE§</svg:desc>
          <draw:polygon draw:style-name="gr2" draw:text-style-name="P6" draw:layer="layout" svg:width="15.494cm" svg:height="2.313cm" svg:x="6.334cm" svg:y="6.259cm" svg:viewBox="0 0 15495 2314" draw:points="7748,2314 0,2314 0,0 15495,0 15495,2314">
            <text:p/>
          </draw:polygon>
          <draw:path draw:style-name="gr3" draw:text-style-name="P7" draw:layer="layout" svg:width="0.515cm" svg:height="0.182cm" svg:x="6.339cm" svg:y="6.9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596cm" svg:y="6.23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7.203cm" svg:y="7.063cm" svg:viewBox="0 0 1033 33" draw:points="516,33 0,33 0,0 1033,0 1033,33">
            <text:p/>
          </draw:polygon>
          <draw:path draw:style-name="gr3" draw:text-style-name="P7" draw:layer="layout" svg:width="0.604cm" svg:height="0.773cm" svg:x="7.262cm" svg:y="7.218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7.849cm" svg:y="7.218cm" svg:viewBox="0 0 389 33" draw:points="194,33 0,33 0,0 389,0 389,33">
            <text:p/>
          </draw:polygon>
          <draw:path draw:style-name="gr3" draw:text-style-name="P7" draw:layer="layout" svg:width="0.309cm" svg:height="0.516cm" svg:x="7.888cm" svg:y="7.374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687cm" svg:height="1.718cm" svg:x="8.501cm" svg:y="6.22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4.955cm" svg:y="6.23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1.254cm" svg:height="0.032cm" svg:x="9.451cm" svg:y="7.063cm" svg:viewBox="0 0 11255 33" draw:points="5629,33 0,33 0,0 11255,0 11255,33">
            <text:p/>
          </draw:polygon>
          <draw:path draw:style-name="gr3" draw:text-style-name="P7" draw:layer="layout" svg:width="0.705cm" svg:height="1.392cm" svg:x="9.537cm" svg:y="7.218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10.482cm" svg:height="0.032cm" svg:x="10.225cm" svg:y="7.218cm" svg:viewBox="0 0 10483 33" draw:points="5241,33 0,33 0,0 10483,0 10483,33">
            <text:p/>
          </draw:polygon>
          <draw:path draw:style-name="gr3" draw:text-style-name="P7" draw:layer="layout" svg:width="0.256cm" svg:height="0.516cm" svg:x="10.294cm" svg:y="7.62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0.848cm" svg:y="7.934cm" svg:viewBox="0 0 473 33" svg:d="M447 33c12 0 26 0 26-17 0-16-14-16-26-16h-421c-12 0-26 0-26 16 0 17 14 17 26 17z">
            <text:p/>
          </draw:path>
          <draw:polygon draw:style-name="gr3" draw:text-style-name="P7" draw:layer="layout" svg:width="0.149cm" svg:height="0.928cm" svg:x="11.713cm" svg:y="7.485cm" svg:viewBox="0 0 150 929" draw:points="0,929 150,929 150,897 32,897 32,32 150,32 150,0 0,0">
            <text:p/>
          </draw:polygon>
          <draw:path draw:style-name="gr3" draw:text-style-name="P7" draw:layer="layout" svg:width="0.386cm" svg:height="0.351cm" svg:x="12.16cm" svg:y="7.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2.612cm" svg:y="7.55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3.161cm" svg:y="7.93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3.909cm" svg:y="7.62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4.333cm" svg:y="7.562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4.58cm" svg:y="7.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5.044cm" svg:y="7.562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03cm" svg:height="0.928cm" svg:x="15.546cm" svg:y="7.485cm" svg:viewBox="0 0 204 929" svg:d="M204 920c0-2-2-3-3-7-37-37-90-100-122-227-17-70-24-149-24-222 0-204 47-346 142-446 7-7 7-9 7-11 0-7-7-7-10-7-11 0-53 46-64 58-79 93-130 232-130 406 0 110 19 266 121 396 9 9 59 69 73 69 3 0 10 0 10-9z">
            <text:p/>
          </draw:path>
          <draw:path draw:style-name="gr3" draw:text-style-name="P7" draw:layer="layout" svg:width="0.249cm" svg:height="0.37cm" svg:x="15.905cm" svg:y="7.478cm" svg:viewBox="0 0 250 371" svg:d="M120 179c42 0 72 30 72 88 0 67-39 87-71 87-21 0-70-6-93-37 27-2 32-20 32-30 0-18-12-30-30-30-14 0-30 9-30 30 0 53 56 84 123 84 76 0 127-49 127-104 0-42-34-84-93-98 56-19 77-62 77-93 0-44-49-76-111-76-60 0-105 30-105 72 0 19 10 30 28 30 16 0 26-12 26-28s-10-26-26-28c19-25 56-30 75-30 25 0 60 12 60 60 0 23-7 47-23 63-17 21-31 23-59 25-15 0-15 0-18 1 0 0-5 0-5 7s5 7 14 7z">
            <text:p/>
          </draw:path>
          <draw:polygon draw:style-name="gr3" draw:text-style-name="P7" draw:layer="layout" svg:width="0.309cm" svg:height="0.032cm" svg:x="15.877cm" svg:y="7.934cm" svg:viewBox="0 0 310 33" draw:points="155,33 0,33 0,0 310,0 310,33">
            <text:p/>
          </draw:polygon>
          <draw:path draw:style-name="gr3" draw:text-style-name="P7" draw:layer="layout" svg:width="0.267cm" svg:height="0.365cm" svg:x="15.898cm" svg:y="8.043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203cm" svg:height="0.928cm" svg:x="16.312cm" svg:y="7.485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515cm" svg:height="0.516cm" svg:x="16.847cm" svg:y="7.69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9cm" svg:height="0.37cm" svg:x="17.853cm" svg:y="7.478cm" svg:viewBox="0 0 250 371" svg:d="M199 199c0 135-67 155-100 155-13 0-41 0-57-18 23-2 25-19 25-25 0-14-9-26-25-26-17 0-26 11-26 26 0 37 30 60 83 60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0.617cm" svg:height="0.032cm" svg:x="17.67cm" svg:y="7.934cm" svg:viewBox="0 0 618 33" draw:points="310,33 0,33 0,0 618,0 618,33">
            <text:p/>
          </draw:polygon>
          <draw:path draw:style-name="gr3" draw:text-style-name="P7" draw:layer="layout" svg:width="0.198cm" svg:height="0.36cm" svg:x="17.728cm" svg:y="8.0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8.007cm" svg:y="8.05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s0 54-16 75c-12 20-30 29-56 29z">
            <text:p/>
          </draw:path>
          <draw:path draw:style-name="gr3" draw:text-style-name="P7" draw:layer="layout" svg:width="0.472cm" svg:height="0.032cm" svg:x="18.615cm" svg:y="7.934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9.599cm" svg:y="7.478cm" svg:viewBox="0 0 250 371" svg:d="M199 199c0 135-67 155-100 155-13 0-41 0-57-18 23-2 25-19 25-25 0-14-9-26-25-26-17 0-26 11-26 26 0 37 30 60 83 60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0.617cm" svg:height="0.032cm" svg:x="19.416cm" svg:y="7.934cm" svg:viewBox="0 0 618 33" draw:points="310,33 0,33 0,0 618,0 618,33">
            <text:p/>
          </draw:polygon>
          <draw:path draw:style-name="gr3" draw:text-style-name="P7" draw:layer="layout" svg:width="0.198cm" svg:height="0.36cm" svg:x="19.476cm" svg:y="8.05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9.754cm" svg:y="8.05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s0 54-16 75c-12 20-30 29-56 29z">
            <text:p/>
          </draw:path>
          <draw:polygon draw:style-name="gr3" draw:text-style-name="P7" draw:layer="layout" svg:width="0.149cm" svg:height="0.928cm" svg:x="20.4cm" svg:y="7.485cm" svg:viewBox="0 0 150 929" draw:points="150,929 150,0 0,0 0,32 120,32 120,897 0,897 0,929">
            <text:p/>
          </draw:polygon>
          <draw:path draw:style-name="gr3" draw:text-style-name="P7" draw:layer="layout" svg:width="0.369cm" svg:height="0.546cm" svg:x="21.087cm" svg:y="6.73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21.481cm" svg:y="6.9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draw:g xml:id="id350" draw:id="id350">
          <svg:title>TexMaths</svg:title>
          <svg:desc>22§display§= \frac{1}{\sqrt{2}} \int \frac{ 1 }{ \sqrt{ 1 -  \left( x - \frac{3}{4} \right)^2 + \frac{9}{16} } }\ dx§svg§600§FALSE§</svg:desc>
          <draw:polygon draw:style-name="gr2" draw:text-style-name="P6" draw:layer="layout" svg:width="11.028cm" svg:height="2.313cm" svg:x="6.333cm" svg:y="9.257cm" svg:viewBox="0 0 11029 2314" draw:points="5514,2314 0,2314 0,0 11029,0 11029,2314">
            <text:p/>
          </draw:polygon>
          <draw:path draw:style-name="gr3" draw:text-style-name="P7" draw:layer="layout" svg:width="0.515cm" svg:height="0.182cm" svg:x="6.338cm" svg:y="9.9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595cm" svg:y="9.23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7.202cm" svg:y="10.061cm" svg:viewBox="0 0 1033 33" draw:points="516,33 0,33 0,0 1033,0 1033,33">
            <text:p/>
          </draw:polygon>
          <draw:path draw:style-name="gr3" draw:text-style-name="P7" draw:layer="layout" svg:width="0.604cm" svg:height="0.773cm" svg:x="7.26cm" svg:y="10.216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7.848cm" svg:y="10.216cm" svg:viewBox="0 0 389 33" draw:points="194,33 0,33 0,0 389,0 389,33">
            <text:p/>
          </draw:polygon>
          <draw:path draw:style-name="gr3" draw:text-style-name="P7" draw:layer="layout" svg:width="0.309cm" svg:height="0.516cm" svg:x="7.887cm" svg:y="10.372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687cm" svg:height="1.718cm" svg:x="8.499cm" svg:y="9.218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2.72cm" svg:y="9.23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6.789cm" svg:height="0.032cm" svg:x="9.45cm" svg:y="10.061cm" svg:viewBox="0 0 6790 33" draw:points="3395,33 0,33 0,0 6790,0 6790,33">
            <text:p/>
          </draw:polygon>
          <draw:path draw:style-name="gr3" draw:text-style-name="P7" draw:layer="layout" svg:width="0.705cm" svg:height="1.392cm" svg:x="9.536cm" svg:y="10.216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6.016cm" svg:height="0.032cm" svg:x="10.224cm" svg:y="10.216cm" svg:viewBox="0 0 6017 33" draw:points="3008,33 0,33 0,0 6017,0 6017,33">
            <text:p/>
          </draw:polygon>
          <draw:path draw:style-name="gr3" draw:text-style-name="P7" draw:layer="layout" svg:width="0.256cm" svg:height="0.516cm" svg:x="10.293cm" svg:y="10.70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0.847cm" svg:y="11.009cm" svg:viewBox="0 0 473 33" svg:d="M447 33c12 0 26 0 26-17 0-16-14-16-26-16h-421c-12 0-26 0-26 16 0 17 14 17 26 17z">
            <text:p/>
          </draw:path>
          <draw:path draw:style-name="gr3" draw:text-style-name="P7" draw:layer="layout" svg:width="0.203cm" svg:height="0.928cm" svg:x="11.673cm" svg:y="10.562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386cm" svg:height="0.351cm" svg:x="11.931cm" svg:y="10.87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12.588cm" svg:y="11.009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3.418cm" svg:y="10.555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0.309cm" svg:height="0.032cm" svg:x="13.388cm" svg:y="11.009cm" svg:viewBox="0 0 310 33" draw:points="155,33 0,33 0,0 310,0 310,33">
            <text:p/>
          </draw:polygon>
          <draw:path draw:style-name="gr3" draw:text-style-name="P7" draw:layer="layout" svg:width="0.267cm" svg:height="0.365cm" svg:x="13.41cm" svg:y="11.12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203cm" svg:height="0.928cm" svg:x="13.825cm" svg:y="10.562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24cm" svg:height="0.36cm" svg:x="14.179cm" svg:y="10.39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4.707cm" svg:y="10.76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9cm" svg:height="0.37cm" svg:x="15.713cm" svg:y="10.555cm" svg:viewBox="0 0 250 371" svg:d="M199 199c0 135-67 155-100 155-13 0-41 0-57-18 23-2 25-19 25-25 0-14-9-26-25-26-17 0-26 11-26 26 0 37 30 60 83 60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0.617cm" svg:height="0.032cm" svg:x="15.528cm" svg:y="11.009cm" svg:viewBox="0 0 618 33" draw:points="310,33 0,33 0,0 618,0 618,33">
            <text:p/>
          </draw:polygon>
          <draw:path draw:style-name="gr3" draw:text-style-name="P7" draw:layer="layout" svg:width="0.198cm" svg:height="0.36cm" svg:x="15.588cm" svg:y="11.12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5.866cm" svg:y="11.125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s0 54-16 75c-12 20-30 29-56 29z">
            <text:p/>
          </draw:path>
          <draw:path draw:style-name="gr3" draw:text-style-name="P7" draw:layer="layout" svg:width="0.369cm" svg:height="0.546cm" svg:x="16.62cm" svg:y="9.733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7" draw:layer="layout" svg:width="0.386cm" svg:height="0.351cm" svg:x="17.014cm" svg:y="9.9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</draw:g>
        <draw:g xml:id="id351" draw:id="id351">
          <svg:title>TexMaths</svg:title>
          <svg:desc>22§display§= \frac{1}{\sqrt{2}} \int \frac{ 1 }{ \sqrt{ \frac{25}{16} -  \left( x - \frac{3}{4} \right)^2 } }\ dx§svg§600§FALSE§</svg:desc>
          <draw:polygon draw:style-name="gr2" draw:text-style-name="P6" draw:layer="layout" svg:width="9.697cm" svg:height="2.313cm" svg:x="6.339cm" svg:y="12.156cm" svg:viewBox="0 0 9698 2314" draw:points="4849,2314 0,2314 0,0 9698,0 9698,2314">
            <text:p/>
          </draw:polygon>
          <draw:path draw:style-name="gr3" draw:text-style-name="P7" draw:layer="layout" svg:width="0.515cm" svg:height="0.182cm" svg:x="6.344cm" svg:y="12.8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601cm" svg:y="12.13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7.209cm" svg:y="12.96cm" svg:viewBox="0 0 1033 33" draw:points="516,33 0,33 0,0 1033,0 1033,33">
            <text:p/>
          </draw:polygon>
          <draw:path draw:style-name="gr3" draw:text-style-name="P7" draw:layer="layout" svg:width="0.604cm" svg:height="0.773cm" svg:x="7.267cm" svg:y="13.115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7.854cm" svg:y="13.115cm" svg:viewBox="0 0 389 33" draw:points="194,33 0,33 0,0 389,0 389,33">
            <text:p/>
          </draw:polygon>
          <draw:path draw:style-name="gr3" draw:text-style-name="P7" draw:layer="layout" svg:width="0.309cm" svg:height="0.516cm" svg:x="7.893cm" svg:y="13.271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687cm" svg:height="1.718cm" svg:x="8.506cm" svg:y="12.117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2.061cm" svg:y="12.13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457cm" svg:height="0.032cm" svg:x="9.456cm" svg:y="12.96cm" svg:viewBox="0 0 5458 33" draw:points="2730,33 0,33 0,0 5458,0 5458,33">
            <text:p/>
          </draw:polygon>
          <draw:path draw:style-name="gr3" draw:text-style-name="P7" draw:layer="layout" svg:width="0.705cm" svg:height="1.392cm" svg:x="9.542cm" svg:y="13.115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4.684cm" svg:height="0.032cm" svg:x="10.231cm" svg:y="13.115cm" svg:viewBox="0 0 4685 33" draw:points="2343,33 0,33 0,0 4685,0 4685,33">
            <text:p/>
          </draw:polygon>
          <draw:path draw:style-name="gr3" draw:text-style-name="P7" draw:layer="layout" svg:width="0.24cm" svg:height="0.36cm" svg:x="10.357cm" svg:y="13.45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0.665cm" svg:y="13.454cm" svg:viewBox="0 0 241 371" svg:d="M49 58c28 7 46 7 55 7 70 0 114-49 114-58 0-5-5-7-7-7s-2 0-5 2c-12 5-41 16-81 16-16 0-44-2-81-14-5-4-5-4-7-4-7 0-7 5-7 14v160c0 11 0 16 9 16 5 0 5 0 10-7 25-30 58-33 78-33 31 0 45 24 49 29 11 18 12 39 12 71 0 16 0 47-16 72-14 19-36 32-63 32-35 0-72-20-86-55 21 2 32-12 32-26 0-23-20-28-29-28 0 0-26 0-26 29 0 50 44 97 111 97 69 0 130-51 130-119 0-62-47-118-114-118-25 0-53 5-78 26z">
            <text:p/>
          </draw:path>
          <draw:polygon draw:style-name="gr3" draw:text-style-name="P7" draw:layer="layout" svg:width="0.617cm" svg:height="0.032cm" svg:x="10.322cm" svg:y="13.908cm" svg:viewBox="0 0 618 33" draw:points="310,33 0,33 0,0 618,0 618,33">
            <text:p/>
          </draw:polygon>
          <draw:path draw:style-name="gr3" draw:text-style-name="P7" draw:layer="layout" svg:width="0.198cm" svg:height="0.36cm" svg:x="10.382cm" svg:y="14.02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0.66cm" svg:y="14.024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s0 54-16 75c-12 20-30 29-56 29z">
            <text:p/>
          </draw:path>
          <draw:path draw:style-name="gr3" draw:text-style-name="P7" draw:layer="layout" svg:width="0.472cm" svg:height="0.032cm" svg:x="11.269cm" svg:y="13.908cm" svg:viewBox="0 0 473 33" svg:d="M447 33c12 0 26 0 26-17 0-16-14-16-26-16h-421c-12 0-26 0-26 16 0 17 14 17 26 17z">
            <text:p/>
          </draw:path>
          <draw:path draw:style-name="gr3" draw:text-style-name="P7" draw:layer="layout" svg:width="0.203cm" svg:height="0.928cm" svg:x="12.095cm" svg:y="13.461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386cm" svg:height="0.351cm" svg:x="12.353cm" svg:y="13.77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3.01cm" svg:y="13.908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3.841cm" svg:y="13.454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0.309cm" svg:height="0.032cm" svg:x="13.811cm" svg:y="13.908cm" svg:viewBox="0 0 310 33" draw:points="155,33 0,33 0,0 310,0 310,33">
            <text:p/>
          </draw:polygon>
          <draw:path draw:style-name="gr3" draw:text-style-name="P7" draw:layer="layout" svg:width="0.267cm" svg:height="0.365cm" svg:x="13.832cm" svg:y="14.019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203cm" svg:height="0.928cm" svg:x="14.247cm" svg:y="13.461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24cm" svg:height="0.36cm" svg:x="14.601cm" svg:y="13.29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5.296cm" svg:y="12.632cm" svg:viewBox="0 0 370 547" svg:d="M370 9c0-2 0-9-11-9-10 0-84 7-99 9-5 0-10 3-10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15.689cm" svg:y="12.8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46" smil:attributeName="visibility" smil:to="visible"/>
                  <anim:animate smil:dur="0.5s" smil:fill="hold" smil:targetElement="id346" smil:attributeName="width" smil:values="width*0.05;width" smil:keyTimes="0;1"/>
                  <anim:animate smil:dur="0.5s" smil:fill="hold" smil:targetElement="id346" smil:attributeName="height" smil:values="height;height" smil:keyTimes="0;1"/>
                  <anim:animate smil:dur="0.5s" smil:fill="hold" smil:targetElement="id346" smil:attributeName="x" smil:values="x-.2;x" smil:keyTimes="0;1"/>
                  <anim:animate smil:dur="0.5s" smil:fill="hold" smil:targetElement="id346" smil:attributeName="y" smil:values="y;y" smil:keyTimes="0;1"/>
                  <anim:transitionFilter smil:dur="0.5s" smil:targetElement="id34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7" smil:attributeName="visibility" smil:to="visible"/>
                  <anim:animate smil:dur="0.5s" smil:fill="hold" smil:targetElement="id347" smil:attributeName="x" smil:values="x;x" smil:keyTimes="0;1"/>
                  <anim:animate smil:dur="0.5s" smil:fill="hold" smil:targetElement="id3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8" smil:attributeName="visibility" smil:to="visible"/>
                  <anim:animate smil:dur="0.5s" smil:fill="hold" smil:targetElement="id348" smil:attributeName="x" smil:values="x;x" smil:keyTimes="0;1"/>
                  <anim:animate smil:dur="0.5s" smil:fill="hold" smil:targetElement="id3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9" smil:attributeName="visibility" smil:to="visible"/>
                  <anim:animate smil:dur="0.5s" smil:fill="hold" smil:targetElement="id349" smil:attributeName="x" smil:values="x;x" smil:keyTimes="0;1"/>
                  <anim:animate smil:dur="0.5s" smil:fill="hold" smil:targetElement="id3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0" smil:attributeName="visibility" smil:to="visible"/>
                  <anim:animate smil:dur="0.5s" smil:fill="hold" smil:targetElement="id350" smil:attributeName="x" smil:values="x;x" smil:keyTimes="0;1"/>
                  <anim:animate smil:dur="0.5s" smil:fill="hold" smil:targetElement="id3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1" smil:attributeName="visibility" smil:to="visible"/>
                  <anim:animate smil:dur="0.5s" smil:fill="hold" smil:targetElement="id351" smil:attributeName="x" smil:values="x;x" smil:keyTimes="0;1"/>
                  <anim:animate smil:dur="0.5s" smil:fill="hold" smil:targetElement="id35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9">
        <draw:frame presentation:style-name="pr11" draw:text-style-name="P11" draw:layer="layout" svg:width="26.4cm" svg:height="14.572cm" svg:x="0.8cm" svg:y="0.626cm" presentation:class="title" presentation:user-transformed="true">
          <draw:text-box>
            <text:p xml:id="id358" text:id="id358"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48"/></text:span><text:span text:style-name="T15"><text:line-break/></text:span><text:span text:style-name="T15"> <text:s text:c="4"/></text:span><text:span text:style-name="T16">(II) <text:s/>Method of Substitution <text:s text:c="19"/></text:span><text:span text:style-name="T16"><text:line-break/></text:span><text:span text:style-name="T16"> <text:s text:c="30"/></text:span><text:span text:style-name="T16"><text:line-break/></text:span><text:span text:style-name="T16"> <text:s text:c="24"/></text:span><text:span text:style-name="T15"><text:s text:c="18"/></text:span><text:span text:style-name="T15"><text:line-break/></text:span><text:span text:style-name="T15"><text:tab/></text:span><text:span text:style-name="T15"><text:tab/></text:span></text:p>
          </draw:text-box>
        </draw:frame>
        <draw:g xml:id="id352" draw:id="id352">
          <svg:title>TexMaths</svg:title>
          <svg:desc>24§display§\text {I}§svg§600§FALSE§</svg:desc>
          <draw:polygon draw:style-name="gr2" draw:text-style-name="P6" draw:layer="layout" svg:width="0.197cm" svg:height="0.493cm" svg:x="5.644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53" draw:id="id353">
          <svg:title>TexMaths</svg:title>
          <svg:desc>22§display§= \frac{1}{\sqrt{2}} \int \frac{ 1 }{ \sqrt{ \left( \frac{5}{4} \right)^2 -  \left( x - \frac{3}{4} \right)^2 } }\ dx§svg§600§FALSE§</svg:desc>
          <draw:polygon draw:style-name="gr2" draw:text-style-name="P6" draw:layer="layout" svg:width="10.445cm" svg:height="2.313cm" svg:x="6.331cm" svg:y="0.657cm" svg:viewBox="0 0 10446 2314" draw:points="5222,2314 0,2314 0,0 10446,0 10446,2314">
            <text:p/>
          </draw:polygon>
          <draw:path draw:style-name="gr3" draw:text-style-name="P7" draw:layer="layout" svg:width="0.515cm" svg:height="0.182cm" svg:x="6.336cm" svg:y="1.3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593cm" svg:y="0.63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7.2cm" svg:y="1.461cm" svg:viewBox="0 0 1033 33" draw:points="516,33 0,33 0,0 1033,0 1033,33">
            <text:p/>
          </draw:polygon>
          <draw:path draw:style-name="gr3" draw:text-style-name="P7" draw:layer="layout" svg:width="0.604cm" svg:height="0.773cm" svg:x="7.259cm" svg:y="1.616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7.846cm" svg:y="1.616cm" svg:viewBox="0 0 389 33" draw:points="194,33 0,33 0,0 389,0 389,33">
            <text:p/>
          </draw:polygon>
          <draw:path draw:style-name="gr3" draw:text-style-name="P7" draw:layer="layout" svg:width="0.309cm" svg:height="0.516cm" svg:x="7.885cm" svg:y="1.772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687cm" svg:height="1.718cm" svg:x="8.498cm" svg:y="0.618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2.426cm" svg:y="0.63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6.205cm" svg:height="0.032cm" svg:x="9.448cm" svg:y="1.461cm" svg:viewBox="0 0 6206 33" draw:points="3103,33 0,33 0,0 6206,0 6206,33">
            <text:p/>
          </draw:polygon>
          <draw:path draw:style-name="gr3" draw:text-style-name="P7" draw:layer="layout" svg:width="0.705cm" svg:height="1.392cm" svg:x="9.534cm" svg:y="1.616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5.432cm" svg:height="0.032cm" svg:x="10.223cm" svg:y="1.616cm" svg:viewBox="0 0 5433 33" draw:points="2716,33 0,33 0,0 5433,0 5433,33">
            <text:p/>
          </draw:polygon>
          <draw:path draw:style-name="gr3" draw:text-style-name="P7" draw:layer="layout" svg:width="0.203cm" svg:height="0.928cm" svg:x="10.341cm" svg:y="1.962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24cm" svg:height="0.37cm" svg:x="10.703cm" svg:y="1.955cm" svg:viewBox="0 0 241 371" svg:d="M49 58c28 7 46 7 55 7 70 0 114-49 114-58 0-5-5-7-7-7s-2 0-5 2c-12 5-41 16-81 16-16 0-44-2-81-14-5-4-5-4-7-4-7 0-7 5-7 14v160c0 11 0 16 9 16 5 0 5 0 10-7 25-30 58-33 78-33 31 0 45 24 49 29 11 18 12 39 12 71 0 16 0 47-16 72-14 19-36 32-63 32-35 0-72-20-86-55 21 2 32-12 32-26 0-23-20-28-29-28 0 0-26 0-26 29 0 50 44 97 111 97 69 0 130-51 130-119 0-62-47-118-114-118-25 0-53 5-78 26z">
            <text:p/>
          </draw:path>
          <draw:polygon draw:style-name="gr3" draw:text-style-name="P7" draw:layer="layout" svg:width="0.309cm" svg:height="0.032cm" svg:x="10.67cm" svg:y="2.409cm" svg:viewBox="0 0 310 33" draw:points="155,33 0,33 0,0 310,0 310,33">
            <text:p/>
          </draw:polygon>
          <draw:path draw:style-name="gr3" draw:text-style-name="P7" draw:layer="layout" svg:width="0.267cm" svg:height="0.365cm" svg:x="10.691cm" svg:y="2.52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203cm" svg:height="0.928cm" svg:x="11.104cm" svg:y="1.962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24cm" svg:height="0.36cm" svg:x="11.458cm" svg:y="1.79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007cm" svg:y="2.409cm" svg:viewBox="0 0 473 33" svg:d="M447 33c12 0 26 0 26-17 0-16-14-16-26-16h-421c-12 0-26 0-26 16 0 17 14 17 26 17z">
            <text:p/>
          </draw:path>
          <draw:path draw:style-name="gr3" draw:text-style-name="P7" draw:layer="layout" svg:width="0.203cm" svg:height="0.928cm" svg:x="12.835cm" svg:y="1.962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386cm" svg:height="0.351cm" svg:x="13.093cm" svg:y="2.2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3.75cm" svg:y="2.409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4.581cm" svg:y="1.955cm" svg:viewBox="0 0 250 371" svg:d="M120 179c42 0 72 30 72 88 0 67-39 87-71 87-21 0-70-6-93-37 27-2 32-20 32-30 0-18-12-30-30-30-14 0-30 9-30 30 0 53 56 84 123 84 76 0 127-49 127-104 0-42-34-84-93-98 56-19 77-62 77-93 0-44-49-76-111-76-60 0-105 30-105 72 0 19 10 30 28 30 16 0 26-12 26-28s-10-26-26-28c19-25 56-30 75-30 25 0 60 12 60 60 0 23-7 47-23 63-17 21-31 23-59 25-15 0-15 0-18 1 0 0-5 0-5 7s5 7 14 7z">
            <text:p/>
          </draw:path>
          <draw:polygon draw:style-name="gr3" draw:text-style-name="P7" draw:layer="layout" svg:width="0.309cm" svg:height="0.032cm" svg:x="14.551cm" svg:y="2.409cm" svg:viewBox="0 0 310 33" draw:points="155,33 0,33 0,0 310,0 310,33">
            <text:p/>
          </draw:polygon>
          <draw:path draw:style-name="gr3" draw:text-style-name="P7" draw:layer="layout" svg:width="0.267cm" svg:height="0.365cm" svg:x="14.572cm" svg:y="2.52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203cm" svg:height="0.928cm" svg:x="14.985cm" svg:y="1.962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24cm" svg:height="0.36cm" svg:x="15.341cm" svg:y="1.79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6.035cm" svg:y="1.133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7" draw:layer="layout" svg:width="0.386cm" svg:height="0.351cm" svg:x="16.429cm" svg:y="1.3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354" draw:id="id354">
          <svg:title>TexMaths</svg:title>
          <svg:desc>22§display§= \frac{1}{\sqrt{2}} \times \sin^{-1} \left( \frac{ x - \frac{3}{4}}{ \frac{5}{4} } \right)§svg§600§FALSE§</svg:desc>
          <draw:polygon draw:style-name="gr2" draw:text-style-name="P6" draw:layer="layout" svg:width="7.851cm" svg:height="1.99cm" svg:x="6.338cm" svg:y="3.163cm" svg:viewBox="0 0 7852 1991" draw:points="3926,1991 0,1991 0,0 7852,0 7852,1991">
            <text:p/>
          </draw:polygon>
          <draw:path draw:style-name="gr3" draw:text-style-name="P7" draw:layer="layout" svg:width="0.515cm" svg:height="0.182cm" svg:x="6.343cm" svg:y="4.0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6cm" svg:y="3.31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7.207cm" svg:y="4.147cm" svg:viewBox="0 0 1033 33" draw:points="516,33 0,33 0,0 1033,0 1033,33">
            <text:p/>
          </draw:polygon>
          <draw:path draw:style-name="gr3" draw:text-style-name="P7" draw:layer="layout" svg:width="0.604cm" svg:height="0.773cm" svg:x="7.265cm" svg:y="4.301cm" svg:viewBox="0 0 605 774" svg:d="M245 693l-136-301c-5-12-10-12-12-12 0 0-5 0-13 5l-73 57c-11 7-11 10-11 12 0 4 2 9 7 9s19-11 26-18c6-3 18-12 25-17l153 334c5 12 11 12 18 12 10 0 12-3 19-14l352-728c5-13 5-14 5-16 0-9-7-16-15-16s-13 4-18 16z">
            <text:p/>
          </draw:path>
          <draw:polygon draw:style-name="gr3" draw:text-style-name="P7" draw:layer="layout" svg:width="0.388cm" svg:height="0.032cm" svg:x="7.853cm" svg:y="4.301cm" svg:viewBox="0 0 389 33" draw:points="194,33 0,33 0,0 389,0 389,33">
            <text:p/>
          </draw:polygon>
          <draw:path draw:style-name="gr3" draw:text-style-name="P7" draw:layer="layout" svg:width="0.309cm" svg:height="0.516cm" svg:x="7.892cm" svg:y="4.45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374cm" svg:height="0.374cm" svg:x="8.617cm" svg:y="3.976cm" svg:viewBox="0 0 375 375" svg:d="M188 165l-155-154c-10-9-12-11-17-11-9 0-16 7-16 16 0 5 2 7 11 16l154 155-154 156c-9 9-11 11-11 16 0 9 7 16 16 16 5 0 7-2 17-11l154-155 161 161c2 1 7 5 11 5 11 0 16-7 16-16 0-2 0-5-2-9-2-2-125-123-164-163l143-141c3-6 16-16 19-20 0-1 4-5 4-10 0-9-5-16-16-16-5 0-9 4-18 12z">
            <text:p/>
          </draw:path>
          <draw:path draw:style-name="gr3" draw:text-style-name="P7" draw:layer="layout" svg:width="0.254cm" svg:height="0.356cm" svg:x="9.302cm" svg:y="4.00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9.608cm" svg:y="3.83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9.821cm" svg:y="4.015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0.285cm" svg:y="3.883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0.767cm" svg:y="3.67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1.346cm" svg:y="3.235cm" svg:viewBox="0 0 382 1857" svg:d="M382 1850c0-4-2-6-4-7-28-30-81-81-132-166-125-199-181-450-181-748 0-209 28-477 155-707 62-111 125-174 160-208 2-2 2-3 2-7 0-7-5-7-16-7s-12 0-25 12c-260 236-341 590-341 916 0 304 70 610 267 843 16 17 44 49 78 77 9 9 10 9 21 9s16 0 16-7z">
            <text:p/>
          </draw:path>
          <draw:path draw:style-name="gr3" draw:text-style-name="P7" draw:layer="layout" svg:width="0.386cm" svg:height="0.351cm" svg:x="11.869cm" svg:y="3.4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12.524cm" svg:y="3.58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3.356cm" svg:y="3.124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olygon draw:style-name="gr3" draw:text-style-name="P7" draw:layer="layout" svg:width="0.309cm" svg:height="0.032cm" svg:x="13.326cm" svg:y="3.58cm" svg:viewBox="0 0 310 33" draw:points="155,33 0,33 0,0 310,0 310,33">
            <text:p/>
          </draw:polygon>
          <draw:path draw:style-name="gr3" draw:text-style-name="P7" draw:layer="layout" svg:width="0.266cm" svg:height="0.365cm" svg:x="13.347cm" svg:y="3.689cm" svg:viewBox="0 0 267 366" svg:d="M267 278v-21h-61v-241c0-12 0-16-11-16-7 0-8 0-15 7l-180 250v21h160v44c0 18 0 25-44 25h-14v19c26 0 62-2 81-2s55 2 83 2v-19h-16c-44 0-44-7-44-25v-44zM164 58v199h-145z">
            <text:p/>
          </draw:path>
          <draw:polygon draw:style-name="gr3" draw:text-style-name="P7" draw:layer="layout" svg:width="1.882cm" svg:height="0.032cm" svg:x="11.846cm" svg:y="4.147cm" svg:viewBox="0 0 1883 33" draw:points="941,33 0,33 0,0 1883,0 1883,33">
            <text:p/>
          </draw:polygon>
          <draw:path draw:style-name="gr3" draw:text-style-name="P7" draw:layer="layout" svg:width="0.24cm" svg:height="0.37cm" svg:x="12.666cm" svg:y="4.261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7-28-2 0-28 0-28 30 0 49 44 96 111 96 69 0 130-51 130-119 0-62-47-118-114-118-25 0-53 5-76 26z">
            <text:p/>
          </draw:path>
          <draw:polygon draw:style-name="gr3" draw:text-style-name="P7" draw:layer="layout" svg:width="0.309cm" svg:height="0.032cm" svg:x="12.633cm" svg:y="4.715cm" svg:viewBox="0 0 310 33" draw:points="155,33 0,33 0,0 310,0 310,33">
            <text:p/>
          </draw:polygon>
          <draw:path draw:style-name="gr3" draw:text-style-name="P7" draw:layer="layout" svg:width="0.266cm" svg:height="0.365cm" svg:x="12.654cm" svg:y="4.826cm" svg:viewBox="0 0 267 366" svg:d="M267 278v-21h-61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381cm" svg:height="1.856cm" svg:x="13.847cm" svg:y="3.235cm" svg:viewBox="0 0 382 1857" svg:d="M382 929c0-304-71-610-268-843-15-17-44-49-75-77-11-9-13-9-23-9-9 0-16 0-16 7 0 4 4 7 5 9 27 28 79 79 131 164 124 198 183 450 183 748 0 209-29 476-157 707-62 111-127 174-158 208-2 1-4 3-4 7 0 7 7 7 16 7 10 0 12 0 24-13 261-235 342-589 342-915z">
            <text:p/>
          </draw:path>
        </draw:g>
        <draw:g xml:id="id357" draw:id="id357">
          <svg:title>TexMaths</svg:title>
          <svg:desc>22§display§= \frac{1}{\sqrt{2}}  \sin^{-1} \left( \frac{ 4x - 3}{ 5 } \right)§svg§600§FALSE§</svg:desc>
          <draw:polygon draw:style-name="gr2" draw:text-style-name="P6" draw:layer="layout" svg:width="7.315cm" svg:height="1.779cm" svg:x="6.342cm" svg:y="5.566cm" svg:viewBox="0 0 7316 1780" draw:points="3659,1780 0,1780 0,0 7316,0 7316,1780">
            <text:p/>
          </draw:polygon>
          <draw:path draw:style-name="gr3" draw:text-style-name="P7" draw:layer="layout" svg:width="0.515cm" svg:height="0.182cm" svg:x="6.347cm" svg:y="6.3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604cm" svg:y="5.6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7.211cm" svg:y="6.439cm" svg:viewBox="0 0 1033 33" draw:points="516,33 0,33 0,0 1033,0 1033,33">
            <text:p/>
          </draw:polygon>
          <draw:path draw:style-name="gr3" draw:text-style-name="P7" draw:layer="layout" svg:width="0.604cm" svg:height="0.773cm" svg:x="7.27cm" svg:y="6.594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7.857cm" svg:y="6.594cm" svg:viewBox="0 0 389 33" draw:points="194,33 0,33 0,0 389,0 389,33">
            <text:p/>
          </draw:polygon>
          <draw:path draw:style-name="gr3" draw:text-style-name="P7" draw:layer="layout" svg:width="0.309cm" svg:height="0.516cm" svg:x="7.896cm" svg:y="6.7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54cm" svg:height="0.356cm" svg:x="8.491cm" svg:y="6.301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8.795cm" svg:y="6.13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9.01cm" svg:y="6.30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9.473cm" svg:y="6.175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957cm" svg:y="5.96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0.534cm" svg:y="5.527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44cm" svg:height="0.524cm" svg:x="11.057cm" svg:y="5.601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1.444cm" svg:y="5.7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2.099cm" svg:y="5.91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842cm" svg:y="5.6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2.16cm" svg:height="0.032cm" svg:x="11.036cm" svg:y="6.439cm" svg:viewBox="0 0 2161 33" draw:points="1081,33 0,33 0,0 2161,0 2161,33">
            <text:p/>
          </draw:polygon>
          <draw:path draw:style-name="gr3" draw:text-style-name="P7" draw:layer="layout" svg:width="0.309cm" svg:height="0.532cm" svg:x="11.96cm" svg:y="6.664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81cm" svg:height="1.856cm" svg:x="13.315cm" svg:y="5.527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</draw:g>
        <draw:g xml:id="id359" draw:id="id359">
          <svg:title>TexMaths</svg:title>
          <svg:desc>26§display§\text {Evaluate the following.}§svg§600§FALSE§</svg:desc>
          <draw:polygon draw:style-name="gr2" draw:text-style-name="P6" draw:layer="layout" svg:width="9.008cm" svg:height="0.742cm" svg:x="2.035cm" svg:y="9.445cm" svg:viewBox="0 0 9009 743" draw:points="4503,743 0,743 0,0 9009,0 9009,743">
            <text:p/>
          </draw:polygon>
          <draw:path draw:style-name="gr3" draw:text-style-name="P7" draw:layer="layout" svg:width="0.567cm" svg:height="0.624cm" svg:x="2.018cm" svg:y="9.422cm" svg:viewBox="0 0 568 625" svg:d="M94 552c0 33 0 43-71 43h-23v30h528l40-238h-23c-23 142-44 208-202 208h-123c-41 0-43-6-43-37v-244h81c89 0 100 30 100 107h23v-242h-23c0 77-11 106-100 106h-81v-220c0-30 2-36 43-36h119c141 0 166 50 181 177h23l-27-206h-516v29h23c71 0 71 11 71 42z">
            <text:p/>
          </draw:path>
          <draw:path draw:style-name="gr3" draw:text-style-name="P7" draw:layer="layout" svg:width="0.448cm" svg:height="0.405cm" svg:x="2.627cm" svg:y="9.649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7" draw:layer="layout" svg:width="0.413cm" svg:height="0.422cm" svg:x="3.081cm" svg:y="9.634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05cm" svg:height="0.636cm" svg:x="3.53cm" svg:y="9.409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461cm" svg:height="0.415cm" svg:x="3.782cm" svg:y="9.641cm" svg:viewBox="0 0 462 416" svg:d="M329 333v83l133-10v-29c-65 0-71-6-71-50v-327l-135 10v30c64 0 71 6 71 50v164c0 79-44 142-111 142-77 0-81-42-81-90v-306l-135 10v30c71 0 71 2 71 83v137c0 73 0 156 141 156 50 0 92-25 117-83z">
            <text:p/>
          </draw:path>
          <draw:path draw:style-name="gr3" draw:text-style-name="P7" draw:layer="layout" svg:width="0.413cm" svg:height="0.422cm" svg:x="4.3cm" svg:y="9.634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4.735cm" svg:y="9.482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5.099cm" svg:y="9.634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288cm" svg:height="0.574cm" svg:x="5.802cm" svg:y="9.482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461cm" svg:height="0.636cm" svg:x="6.168cm" svg:y="9.409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7" draw:layer="layout" svg:width="0.355cm" svg:height="0.422cm" svg:x="6.673cm" svg:y="9.634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296cm" svg:height="0.647cm" svg:x="7.389cm" svg:y="9.399cm" svg:viewBox="0 0 297 648" svg:d="M131 252v-106c0-81 44-125 85-125 2 0 15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7" draw:layer="layout" svg:width="0.407cm" svg:height="0.422cm" svg:x="7.663cm" svg:y="9.634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05cm" svg:height="0.636cm" svg:x="8.123cm" svg:y="9.409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205cm" svg:height="0.636cm" svg:x="8.377cm" svg:y="9.409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407cm" svg:height="0.422cm" svg:x="8.626cm" svg:y="9.634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627cm" svg:height="0.405cm" svg:x="9.048cm" svg:y="9.649cm" svg:viewBox="0 0 628 406" svg:d="M551 87c17-45 46-58 77-58v-29c-21 2-48 2-66 2-27 0-69-2-86-2v29c34 0 52 17 52 44 0 6 0 6-4 19l-83 235-92-256c-2-11-4-13-4-17 0-25 36-25 54-25v-29c-27 0-72 2-95 2-27 0-54 0-81-2v29c33 0 47 2 58 13 4 6 14 33 21 52l-79 220-88-243c-4-13-4-15-4-17 0-25 35-25 54-25v-29c-27 0-79 2-100 2-4 0-52 0-85-2v29c46 0 56 2 69 31l114 325c4 15 8 21 19 21 12 0 14-4 18-19l94-260 94 262c2 11 6 17 18 17 11 0 15-8 17-17z">
            <text:p/>
          </draw:path>
          <draw:path draw:style-name="gr3" draw:text-style-name="P7" draw:layer="layout" svg:width="0.197cm" svg:height="0.613cm" svg:x="9.722cm" svg:y="9.432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9.976cm" svg:y="9.641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9cm" svg:height="0.605cm" svg:x="10.48cm" svg:y="9.63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099cm" svg:height="0.099cm" svg:x="10.989cm" svg:y="9.947cm" svg:viewBox="0 0 100 100" svg:d="M100 50c0-27-23-50-50-50s-50 23-50 50 23 50 50 50 50-23 50-50z">
            <text:p/>
          </draw:path>
        </draw:g>
        <draw:g xml:id="id360" draw:id="id360">
          <svg:title>TexMaths</svg:title>
          <svg:desc>24§display§\text {(1)}§svg§600§FALSE§</svg:desc>
          <draw:polygon draw:style-name="gr2" draw:text-style-name="P6" draw:layer="layout" svg:width="0.91cm" svg:height="0.76cm" svg:x="1.815cm" svg:y="11.143cm" svg:viewBox="0 0 911 761" draw:points="455,761 0,761 0,0 911,0 911,761">
            <text:p/>
          </draw:polygon>
          <draw:path draw:style-name="gr3" draw:text-style-name="P7" draw:layer="layout" svg:width="0.197cm" svg:height="0.844cm" svg:x="1.855cm" svg:y="11.101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8cm" svg:height="0.564cm" svg:x="2.176cm" svg:y="11.172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7" draw:layer="layout" svg:width="0.197cm" svg:height="0.844cm" svg:x="2.572cm" svg:y="11.10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61" draw:id="id361">
          <svg:title>TexMaths</svg:title>
          <svg:desc>22§display§\int \frac{ e^{ \frac{x}{2} } }{ \sqrt{ 9e^{-x} - 4e^x } }\ dx§svg§600§FALSE§</svg:desc>
          <draw:polygon draw:style-name="gr2" draw:text-style-name="P6" draw:layer="layout" svg:width="6.424cm" svg:height="1.825cm" svg:x="2.82cm" svg:y="10.545cm" svg:viewBox="0 0 6425 1826" draw:points="3213,1826 0,1826 0,0 6425,0 6425,1826">
            <text:p/>
          </draw:polygon>
          <draw:path draw:style-name="gr3" draw:text-style-name="P7" draw:layer="layout" svg:width="0.687cm" svg:height="1.719cm" svg:x="2.825cm" svg:y="10.636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4-146 243-2 7-108 396-192 903-21 118-44 248-69 356-14 56-49 202-113 202-28 0-45-19-47-19z">
            <text:p/>
          </draw:path>
          <draw:path draw:style-name="gr3" draw:text-style-name="P7" draw:layer="layout" svg:width="0.298cm" svg:height="0.351cm" svg:x="5.54cm" svg:y="10.823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28cm" svg:height="0.177cm" svg:x="5.992cm" svg:y="10.506cm" svg:viewBox="0 0 229 178" svg:d="M206 19c-18 6-18 23-18 23 0 7 4 16 18 16 11 0 23-9 23-26 0-23-25-32-46-32-25 0-42 16-49 26-13-22-39-26-53-26-48 0-76 46-76 60 0 5 7 5 9 5 4 0 7 0 7-3 12-39 44-48 60-48 12 0 26 5 26 25 0 10-7 37-19 90-7 21-25 35-40 35-4 0-15 0-25-7 17-6 17-21 17-21 0-13-7-18-15-18-11 0-25 9-25 26 0 25 26 34 46 34 21 0 38-14 49-28 16 24 41 28 53 28 49 0 76-48 76-62 0-5-7-5-7-5-8 0-9 2-9 5-13 35-43 48-58 48-13 0-29-4-29-27 0-5 0-7 4-21 5-26 16-70 19-77 6-11 18-25 39-25 0 0 14 0 23 5z">
            <text:p/>
          </draw:path>
          <draw:polygon draw:style-name="gr3" draw:text-style-name="P7" draw:layer="layout" svg:width="0.307cm" svg:height="0.027cm" svg:x="5.957cm" svg:y="10.737cm" svg:viewBox="0 0 308 28" draw:points="153,28 0,28 0,0 308,0 308,28">
            <text:p/>
          </draw:polygon>
          <draw:path draw:style-name="gr3" draw:text-style-name="P7" draw:layer="layout" svg:width="0.193cm" svg:height="0.258cm" svg:x="6.013cm" svg:y="10.814cm" svg:viewBox="0 0 194 259" svg:d="M194 185h-16c-2 7-5 32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olygon draw:style-name="gr3" draw:text-style-name="P7" draw:layer="layout" svg:width="4.345cm" svg:height="0.032cm" svg:x="3.776cm" svg:y="11.48cm" svg:viewBox="0 0 4346 33" draw:points="2174,33 0,33 0,0 4346,0 4346,33">
            <text:p/>
          </draw:polygon>
          <draw:path draw:style-name="gr3" draw:text-style-name="P7" draw:layer="layout" svg:width="0.605cm" svg:height="0.774cm" svg:x="3.832cm" svg:y="11.634cm" svg:viewBox="0 0 606 775" svg:d="M245 694l-136-301c-5-13-10-13-12-13 0 0-5 0-13 6l-73 56c-11 7-11 10-11 12 0 4 2 9 7 9s19-11 26-18c6-3 18-12 25-17l153 334c6 13 11 13 18 13 10 0 12-4 19-15l352-728c6-13 6-14 6-16 0-9-7-16-16-16-7 0-13 4-18 16z">
            <text:p/>
          </draw:path>
          <draw:polygon draw:style-name="gr3" draw:text-style-name="P7" draw:layer="layout" svg:width="3.701cm" svg:height="0.032cm" svg:x="4.42cm" svg:y="11.634cm" svg:viewBox="0 0 3702 33" draw:points="1852,33 0,33 0,0 3702,0 3702,33">
            <text:p/>
          </draw:polygon>
          <draw:path draw:style-name="gr3" draw:text-style-name="P7" draw:layer="layout" svg:width="0.321cm" svg:height="0.532cm" svg:x="4.454cm" svg:y="11.788cm" svg:viewBox="0 0 322 533" svg:d="M253 269v25c0 183-80 218-126 218-14 0-55-1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98cm" svg:height="0.351cm" svg:x="4.843cm" svg:y="11.962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367cm" svg:height="0.027cm" svg:x="5.226cm" svg:y="11.93cm" svg:viewBox="0 0 368 28" svg:d="M347 28c7 0 21 0 21-14s-12-14-21-14h-326c-9 0-21 0-21 14s12 14 21 14z">
            <text:p/>
          </draw:path>
          <draw:path draw:style-name="gr3" draw:text-style-name="P7" draw:layer="layout" svg:width="0.291cm" svg:height="0.245cm" svg:x="5.677cm" svg:y="11.84cm" svg:viewBox="0 0 292 246" svg:d="M109 183c-5 18-23 48-51 48-2 0-18 0-30-7 23-7 25-27 25-30 0-13-9-21-21-21-16 0-32 14-32 33 0 28 30 40 56 40 27 0 48-15 62-38 14 28 44 38 65 38 63 0 95-68 95-84 0-7-7-7-9-7-7 0-7 3-8 10-13 37-46 66-76 66-21 0-34-14-34-36 0-14 14-63 29-125 12-42 35-54 54-54 0 0 18 0 28 7-16 5-23 19-23 30 0 12 9 21 22 21 12 0 31-11 31-34 0-31-35-40-58-40-26 0-49 18-60 39-10-23-35-39-65-39-61 0-97 67-97 83 0 7 7 7 9 7 7 0 9-2 11-9 14-42 47-65 75-65 18 0 32 9 32 35 0 11-7 39-10 56z">
            <text:p/>
          </draw:path>
          <draw:path draw:style-name="gr3" draw:text-style-name="P7" draw:layer="layout" svg:width="0.473cm" svg:height="0.032cm" svg:x="6.276cm" svg:y="12.094cm" svg:viewBox="0 0 474 33" svg:d="M447 33c12 0 27 0 27-17 0-16-15-16-27-16h-421c-12 0-26 0-26 16 0 17 14 17 26 17z">
            <text:p/>
          </draw:path>
          <draw:path draw:style-name="gr3" draw:text-style-name="P7" draw:layer="layout" svg:width="0.344cm" svg:height="0.524cm" svg:x="7.008cm" svg:y="11.779cm" svg:viewBox="0 0 345 525" svg:d="M206 398v67c0 28 0 37-58 37h-16v23c32-2 72-2 104-2 33 0 74 0 106 2v-23h-16c-58 0-60-9-60-37v-67h79v-25h-79v-354c0-14 0-19-13-19-7 0-8 0-14 9l-239 364v25zM211 373h-190l190-289z">
            <text:p/>
          </draw:path>
          <draw:path draw:style-name="gr3" draw:text-style-name="P7" draw:layer="layout" svg:width="0.298cm" svg:height="0.351cm" svg:x="7.407cm" svg:y="11.962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91cm" svg:height="0.245cm" svg:x="7.758cm" svg:y="11.84cm" svg:viewBox="0 0 292 246" svg:d="M109 183c-5 18-23 48-51 48-2 0-18 0-30-7 23-7 25-27 25-30 0-13-9-21-21-21-16 0-32 14-32 33 0 28 30 40 58 40 25 0 46-15 60-38 14 28 44 38 65 38 63 0 95-68 95-84 0-7-7-7-9-7-7 0-7 3-8 10-13 37-44 66-76 66-21 0-34-14-34-36 0-14 14-63 29-125 12-42 37-54 54-54 0 0 18 0 28 7-16 5-23 19-23 30 0 12 9 21 22 21 12 0 31-11 31-34 0-31-35-40-58-40-26 0-49 18-60 39-10-23-35-39-65-39-61 0-97 67-97 83 0 7 7 7 9 7 7 0 9-2 11-9 14-42 49-65 75-65 18 0 32 9 32 35 0 11-5 39-10 56z">
            <text:p/>
          </draw:path>
          <draw:path draw:style-name="gr3" draw:text-style-name="P7" draw:layer="layout" svg:width="0.369cm" svg:height="0.546cm" svg:x="8.502cm" svg:y="11.152cm" svg:viewBox="0 0 370 547" svg:d="M370 9c0-2 0-9-11-9-10 0-84 7-98 9-6 0-11 3-11 14 0 10 7 10 19 10 37 0 39 6 39 13l-2 16-47 183c-14-28-37-50-72-50-90 0-187 115-187 227 0 74 42 125 104 125 16 0 54-3 100-58 7 32 34 58 71 58 28 0 45-17 58-44 12-26 23-73 23-75 0-9-7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8.897cm" svg:y="11.347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362" draw:id="id362">
          <svg:title>TexMaths</svg:title>
          <svg:desc>24§display§\text {(2)}§svg§600§FALSE§</svg:desc>
          <draw:polygon draw:style-name="gr2" draw:text-style-name="P6" draw:layer="layout" svg:width="0.91cm" svg:height="0.76cm" svg:x="9.615cm" svg:y="11.144cm" svg:viewBox="0 0 911 761" draw:points="455,761 0,761 0,0 911,0 911,761">
            <text:p/>
          </draw:polygon>
          <draw:path draw:style-name="gr3" draw:text-style-name="P7" draw:layer="layout" svg:width="0.197cm" svg:height="0.844cm" svg:x="9.655cm" svg:y="11.102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64cm" svg:x="9.944cm" svg:y="11.173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10.372cm" svg:y="11.10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63" draw:id="id363">
          <svg:title>TexMaths</svg:title>
          <svg:desc>22§display§\int \frac{ \sec x \tan x }{ \sqrt{7 - 9 \tan^2 x} }\ dx§svg§600§FALSE§</svg:desc>
          <draw:polygon draw:style-name="gr2" draw:text-style-name="P6" draw:layer="layout" svg:width="6.604cm" svg:height="1.695cm" svg:x="10.718cm" svg:y="10.641cm" svg:viewBox="0 0 6605 1696" draw:points="3304,1696 0,1696 0,0 6605,0 6605,1696">
            <text:p/>
          </draw:polygon>
          <draw:path draw:style-name="gr3" draw:text-style-name="P7" draw:layer="layout" svg:width="0.687cm" svg:height="1.719cm" svg:x="10.723cm" svg:y="10.602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4cm" svg:height="0.356cm" svg:x="12.272cm" svg:y="10.78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2.575cm" svg:y="10.78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2.922cm" svg:y="10.785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86cm" svg:height="0.351cm" svg:x="13.391cm" svg:y="10.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242cm" svg:height="0.485cm" svg:x="13.955cm" svg:y="10.657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6cm" svg:x="14.273cm" svg:y="10.785cm" svg:viewBox="0 0 350 357" svg:d="M225 289c4 31 25 63 62 63 16 0 63-10 63-74v-42h-19v42c0 46-19 51-28 51-25 0-28-35-28-38v-157c0-32 0-62-29-92-30-30-68-42-105-42-65 0-118 37-118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14.652cm" svg:y="10.7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5.208cm" svg:y="10.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olygon draw:style-name="gr3" draw:text-style-name="P7" draw:layer="layout" svg:width="4.527cm" svg:height="0.032cm" svg:x="11.674cm" svg:y="11.445cm" svg:viewBox="0 0 4528 33" draw:points="2263,33 0,33 0,0 4528,0 4528,33">
            <text:p/>
          </draw:polygon>
          <draw:path draw:style-name="gr3" draw:text-style-name="P7" draw:layer="layout" svg:width="0.604cm" svg:height="0.774cm" svg:x="11.73cm" svg:y="11.6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3.882cm" svg:height="0.032cm" svg:x="12.318cm" svg:y="11.6cm" svg:viewBox="0 0 3883 33" draw:points="1941,33 0,33 0,0 3883,0 3883,33">
            <text:p/>
          </draw:polygon>
          <draw:path draw:style-name="gr3" draw:text-style-name="P7" draw:layer="layout" svg:width="0.332cm" svg:height="0.541cm" svg:x="12.362cm" svg:y="11.783cm" svg:viewBox="0 0 333 542" svg:d="M326 53c7-11 7-13 7-28h-189c-95 0-96-11-98-25h-20l-26 160h19c2-12 9-61 20-70 5-5 67-5 75-5h162c-8 12-70 96-88 123-68 104-95 211-95 290 0 9 0 44 35 44 37 0 37-35 37-44v-38c0-43 2-87 9-127 2-18 13-85 48-134z">
            <text:p/>
          </draw:path>
          <draw:path draw:style-name="gr3" draw:text-style-name="P7" draw:layer="layout" svg:width="0.472cm" svg:height="0.032cm" svg:x="12.941cm" svg:y="12.09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3.682cm" svg:y="11.792cm" svg:viewBox="0 0 322 533" svg:d="M253 269v25c0 183-81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42cm" svg:height="0.485cm" svg:x="14.18cm" svg:y="11.831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6cm" svg:x="14.498cm" svg:y="11.959cm" svg:viewBox="0 0 350 357" svg:d="M227 289c2 31 23 63 60 63 16 0 63-10 63-74v-42h-19v42c0 46-19 51-28 51-25 0-28-35-28-38v-157c0-32 0-62-29-92-30-30-68-42-105-42-65 0-118 37-118 88 0 23 16 37 35 37 23 0 35-16 35-37 0-9-3-35-38-35 21-27 58-35 84-35 37 0 81 30 81 98v30c-39 2-93 4-143 27-58 26-77 66-77 102 0 63 76 82 125 82 51 0 86-31 102-68zM220 162v77c0 74-55 101-90 101-38 0-70-28-70-67 0-42 33-107 160-111z">
            <text:p/>
          </draw:path>
          <draw:path draw:style-name="gr3" draw:text-style-name="P7" draw:layer="layout" svg:width="0.39cm" svg:height="0.342cm" svg:x="14.877cm" svg:y="11.96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15.317cm" svg:y="11.66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5.78cm" svg:y="11.9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369cm" svg:height="0.547cm" svg:x="16.582cm" svg:y="11.118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16.975cm" svg:y="11.313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</draw:g>
        <draw:g xml:id="id364" draw:id="id364">
          <svg:title>TexMaths</svg:title>
          <svg:desc>24§display§\text {(3)}§svg§600§FALSE§</svg:desc>
          <draw:polygon draw:style-name="gr2" draw:text-style-name="P6" draw:layer="layout" svg:width="0.91cm" svg:height="0.76cm" svg:x="18.116cm" svg:y="11.145cm" svg:viewBox="0 0 911 761" draw:points="455,761 0,761 0,0 911,0 911,761">
            <text:p/>
          </draw:polygon>
          <draw:path draw:style-name="gr3" draw:text-style-name="P7" draw:layer="layout" svg:width="0.197cm" svg:height="0.844cm" svg:x="18.156cm" svg:y="11.103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8.437cm" svg:y="11.174cm" svg:viewBox="0 0 352 582" svg:d="M211 265c70-21 118-81 118-148 0-69-73-117-156-117-85 0-150 50-150 115 0 27 19 44 42 44 27 0 45-19 45-44 0-42-41-42-52-42 25-40 80-52 111-52 35 0 83 19 83 94 0 12-2 60-25 98-25 41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18.873cm" svg:y="11.10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65" draw:id="id365">
          <svg:title>TexMaths</svg:title>
          <svg:desc>22§display§\int \frac{ \text {cosec}^2 x }{ \sqrt{4\cot^2 x - 3} }\ dx§svg§600§FALSE§</svg:desc>
          <draw:polygon draw:style-name="gr2" draw:text-style-name="P6" draw:layer="layout" svg:width="6.519cm" svg:height="1.805cm" svg:x="19.22cm" svg:y="10.641cm" svg:viewBox="0 0 6520 1806" draw:points="3260,1806 0,1806 0,0 6520,0 6520,1806">
            <text:p/>
          </draw:polygon>
          <draw:path draw:style-name="gr3" draw:text-style-name="P7" draw:layer="layout" svg:width="0.687cm" svg:height="1.718cm" svg:x="19.225cm" svg:y="10.713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2-113 202-28 0-45-19-47-19z">
            <text:p/>
          </draw:path>
          <draw:path draw:style-name="gr3" draw:text-style-name="P7" draw:layer="layout" svg:width="0.295cm" svg:height="0.356cm" svg:x="21.167cm" svg:y="10.896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21.506cm" svg:y="10.89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21.897cm" svg:y="10.89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22.198cm" svg:y="10.89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22.547cm" svg:y="10.896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22.897cm" svg:y="10.60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3.233cm" svg:y="10.8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4.442cm" svg:height="0.032cm" svg:x="20.176cm" svg:y="11.556cm" svg:viewBox="0 0 4443 33" draw:points="2221,33 0,33 0,0 4443,0 4443,33">
            <text:p/>
          </draw:polygon>
          <draw:path draw:style-name="gr3" draw:text-style-name="P7" draw:layer="layout" svg:width="0.604cm" svg:height="0.773cm" svg:x="20.232cm" svg:y="11.711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3.797cm" svg:height="0.032cm" svg:x="20.82cm" svg:y="11.711cm" svg:viewBox="0 0 3798 33" draw:points="1899,33 0,33 0,0 3798,0 3798,33">
            <text:p/>
          </draw:polygon>
          <draw:path draw:style-name="gr3" draw:text-style-name="P7" draw:layer="layout" svg:width="0.344cm" svg:height="0.523cm" svg:x="20.843cm" svg:y="11.894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295cm" svg:height="0.356cm" svg:x="21.362cm" svg:y="12.07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21.702cm" svg:y="12.0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5cm" svg:x="22.082cm" svg:y="11.941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24cm" svg:height="0.36cm" svg:x="22.401cm" svg:y="11.77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2.865cm" svg:y="12.0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23.522cm" svg:y="12.20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4.263cm" svg:y="11.90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24.999cm" svg:y="11.228cm" svg:viewBox="0 0 370 547" svg:d="M370 9c0-2 0-9-11-9-10 0-84 7-99 9-5 0-10 3-10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25.393cm" svg:y="11.42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355" draw:id="id355">
          <svg:title>TexMaths</svg:title>
          <svg:desc>26§display§\therefore§svg§600§FALSE§</svg:desc>
          <draw:polygon draw:style-name="gr2" draw:text-style-name="P6" draw:layer="layout" svg:width="0.49cm" svg:height="0.402cm" svg:x="4.208cm" svg:y="6.322cm" svg:viewBox="0 0 491 403" draw:points="246,403 0,403 0,0 491,0 491,403">
            <text:p/>
          </draw:polygon>
          <draw:path draw:style-name="gr3" draw:text-style-name="P7" draw:layer="layout" svg:width="0.555cm" svg:height="0.493cm" svg:x="4.189cm" svg:y="6.2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356" draw:id="id356">
          <svg:title>TexMaths</svg:title>
          <svg:desc>24§display§\text {I}§svg§600§FALSE§</svg:desc>
          <draw:polygon draw:style-name="gr2" draw:text-style-name="P6" draw:layer="layout" svg:width="0.197cm" svg:height="0.493cm" svg:x="5.645cm" svg:y="6.2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6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66" draw:id="id366">
          <svg:title>TexMaths</svg:title>
          <svg:desc>24§display§\text {(4)}§svg§600§FALSE§</svg:desc>
          <draw:polygon draw:style-name="gr2" draw:text-style-name="P6" draw:layer="layout" svg:width="0.91cm" svg:height="0.76cm" svg:x="1.817cm" svg:y="13.845cm" svg:viewBox="0 0 911 761" draw:points="455,761 0,761 0,0 911,0 911,761">
            <text:p/>
          </draw:polygon>
          <draw:path draw:style-name="gr3" draw:text-style-name="P7" draw:layer="layout" svg:width="0.197cm" svg:height="0.844cm" svg:x="1.857cm" svg:y="13.803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76cm" svg:height="0.571cm" svg:x="2.126cm" svg:y="13.864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2.574cm" svg:y="13.80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67" draw:id="id367">
          <svg:title>TexMaths</svg:title>
          <svg:desc>22§display§\int \frac{ x^2 }{ \sqrt{2x^6 + 5} }\ dx§svg§600§FALSE§</svg:desc>
          <draw:polygon draw:style-name="gr2" draw:text-style-name="P6" draw:layer="layout" svg:width="5.229cm" svg:height="1.805cm" svg:x="3.022cm" svg:y="13.246cm" svg:viewBox="0 0 5230 1806" draw:points="2615,1806 0,1806 0,0 5230,0 5230,1806">
            <text:p/>
          </draw:polygon>
          <draw:path draw:style-name="gr3" draw:text-style-name="P7" draw:layer="layout" svg:width="0.687cm" svg:height="1.718cm" svg:x="3.027cm" svg:y="13.318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2-113 202-28 0-45-19-47-19z">
            <text:p/>
          </draw:path>
          <draw:path draw:style-name="gr3" draw:text-style-name="P7" draw:layer="layout" svg:width="0.386cm" svg:height="0.351cm" svg:x="5.181cm" svg:y="13.50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24cm" svg:height="0.36cm" svg:x="5.635cm" svg:y="13.20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3.153cm" svg:height="0.032cm" svg:x="3.978cm" svg:y="14.161cm" svg:viewBox="0 0 3154 33" draw:points="1577,33 0,33 0,0 3154,0 3154,33">
            <text:p/>
          </draw:polygon>
          <draw:path draw:style-name="gr3" draw:text-style-name="P7" draw:layer="layout" svg:width="0.604cm" svg:height="0.773cm" svg:x="4.034cm" svg:y="14.316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2.507cm" svg:height="0.032cm" svg:x="4.622cm" svg:y="14.316cm" svg:viewBox="0 0 2508 33" draw:points="1255,33 0,33 0,0 2508,0 2508,33">
            <text:p/>
          </draw:polygon>
          <draw:path draw:style-name="gr3" draw:text-style-name="P7" draw:layer="layout" svg:width="0.309cm" svg:height="0.516cm" svg:x="4.66cm" svg:y="14.476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8 7-59 7-74 7z">
            <text:p/>
          </draw:path>
          <draw:path draw:style-name="gr3" draw:text-style-name="P7" draw:layer="layout" svg:width="0.386cm" svg:height="0.351cm" svg:x="5.032cm" svg:y="14.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249cm" svg:height="0.37cm" svg:x="5.481cm" svg:y="14.40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515cm" svg:height="0.516cm" svg:x="6.012cm" svg:y="14.54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6.781cm" svg:y="14.476cm" svg:viewBox="0 0 310 533" svg:d="M310 361c0-92-64-171-148-171-37 0-70 12-99 41v-152c16 5 43 11 67 11 95 0 150-71 150-81 0-5-2-9-7-9-2 0-4 0-7 2-16 7-53 23-106 23-32 0-67-6-104-21-5-4-7-4-8-4-8 0-8 7-8 19v229c0 14 0 21 11 21 5 0 7-2 9-7 9-12 39-54 100-54 41 0 62 35 67 49 12 30 14 60 14 98 0 27 0 74-19 106-18 30-48 51-83 51-56 0-100-40-114-86 1 0 5 0 14 0 24 0 38-19 38-37 0-19-14-39-38-39-13 0-39 5-39 42 0 66 55 141 141 141 90 0 169-74 169-172z">
            <text:p/>
          </draw:path>
          <draw:path draw:style-name="gr3" draw:text-style-name="P7" draw:layer="layout" svg:width="0.369cm" svg:height="0.546cm" svg:x="7.511cm" svg:y="13.833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7.904cm" svg:y="14.0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</draw:g>
        <draw:g xml:id="id368" draw:id="id368">
          <svg:title>TexMaths</svg:title>
          <svg:desc>24§display§\text {(5)}§svg§600§FALSE§</svg:desc>
          <draw:polygon draw:style-name="gr2" draw:text-style-name="P6" draw:layer="layout" svg:width="0.91cm" svg:height="0.76cm" svg:x="9.617cm" svg:y="13.846cm" svg:viewBox="0 0 911 761" draw:points="455,761 0,761 0,0 911,0 911,761">
            <text:p/>
          </draw:polygon>
          <draw:path draw:style-name="gr3" draw:text-style-name="P7" draw:layer="layout" svg:width="0.197cm" svg:height="0.844cm" svg:x="9.657cm" svg:y="13.804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81cm" svg:x="9.946cm" svg:y="13.875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7" draw:layer="layout" svg:width="0.197cm" svg:height="0.844cm" svg:x="10.374cm" svg:y="13.80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69" draw:id="id369">
          <svg:title>TexMaths</svg:title>
          <svg:desc>22§display§\int \frac{ \cos x}{ \sqrt{ ( \sin x - 3 )( \sin x + 7 ) } }\ dx§svg§600§FALSE§</svg:desc>
          <draw:polygon draw:style-name="gr2" draw:text-style-name="P6" draw:layer="layout" svg:width="9.759cm" svg:height="1.849cm" svg:x="10.72cm" svg:y="13.345cm" svg:viewBox="0 0 9760 1850" draw:points="4879,1850 0,1850 0,0 9760,0 9760,1850">
            <text:p/>
          </draw:polygon>
          <draw:path draw:style-name="gr3" draw:text-style-name="P7" draw:layer="layout" svg:width="0.687cm" svg:height="1.718cm" svg:x="10.725cm" svg:y="13.306cm" svg:viewBox="0 0 688 1719" svg:d="M37 1684c25 0 39-17 39-37 0-26-20-39-37-39-20 0-39 13-39 39 0 41 39 72 86 72 118 0 162-181 217-404 60-245 111-493 153-741 28-164 56-319 83-419 8-39 35-137 67-137 22 0 42 14 45 17-26 2-38 18-38 37 0 27 19 39 37 39 19 0 38-12 38-39 0-42-42-72-84-72-60 0-102 84-146 243-2 7-108 396-192 903-21 118-44 248-69 355-14 56-49 203-113 203-28 0-45-20-47-20z">
            <text:p/>
          </draw:path>
          <draw:path draw:style-name="gr3" draw:text-style-name="P7" draw:layer="layout" svg:width="0.295cm" svg:height="0.356cm" svg:x="14.74cm" svg:y="13.489cm" svg:viewBox="0 0 296 357" svg:d="M65 180c0-127 63-161 104-161 7 0 56 0 84 29-31 3-36 26-36 36 0 20 14 36 35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5.078cm" svg:y="13.489cm" svg:viewBox="0 0 345 357" svg:d="M345 181c0-98-79-181-173-181-96 0-172 84-172 181 0 101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7" draw:layer="layout" svg:width="0.254cm" svg:height="0.356cm" svg:x="15.469cm" svg:y="13.489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5.9cm" svg:y="13.49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7.68cm" svg:height="0.032cm" svg:x="11.676cm" svg:y="14.149cm" svg:viewBox="0 0 7681 33" draw:points="3841,33 0,33 0,0 7681,0 7681,33">
            <text:p/>
          </draw:polygon>
          <draw:path draw:style-name="gr3" draw:text-style-name="P7" draw:layer="layout" svg:width="0.705cm" svg:height="0.928cm" svg:x="11.762cm" svg:y="14.304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6.908cm" svg:height="0.032cm" svg:x="12.45cm" svg:y="14.304cm" svg:viewBox="0 0 6909 33" draw:points="3455,33 0,33 0,0 6909,0 6909,33">
            <text:p/>
          </draw:polygon>
          <draw:path draw:style-name="gr3" draw:text-style-name="P7" draw:layer="layout" svg:width="0.18cm" svg:height="0.773cm" svg:x="12.526cm" svg:y="14.41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4cm" svg:height="0.356cm" svg:x="12.776cm" svg:y="14.651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3.08cm" svg:y="14.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3.295cm" svg:y="14.654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3.851cm" svg:y="14.6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4.506cm" svg:y="14.78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5.249cm" svg:y="14.482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5.647cm" svg:y="14.416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18cm" svg:height="0.773cm" svg:x="15.979cm" svg:y="14.41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4cm" svg:height="0.356cm" svg:x="16.229cm" svg:y="14.651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6.534cm" svg:y="14.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6.749cm" svg:y="14.654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7.305cm" svg:y="14.6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7.939cm" svg:y="14.54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32cm" svg:height="0.541cm" svg:x="18.713cm" svg:y="14.473cm" svg:viewBox="0 0 333 542" svg:d="M327 53c6-11 6-13 6-28h-189c-95 0-96-11-98-25h-20l-26 160h19c2-12 9-61 20-70 5-6 67-6 75-6h162c-8 13-70 97-88 124-68 103-95 211-95 290 0 9 0 44 35 44 37 0 37-35 37-44v-39c0-42 2-86 9-126 2-18 13-85 48-134z">
            <text:p/>
          </draw:path>
          <draw:path draw:style-name="gr3" draw:text-style-name="P7" draw:layer="layout" svg:width="0.18cm" svg:height="0.773cm" svg:x="19.1cm" svg:y="14.416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369cm" svg:height="0.546cm" svg:x="19.737cm" svg:y="13.822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20.132cm" svg:y="14.0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52" smil:attributeName="visibility" smil:to="visible"/>
                  <anim:animate smil:dur="0.5s" smil:fill="hold" smil:targetElement="id352" smil:attributeName="x" smil:values="x;x" smil:keyTimes="0;1"/>
                  <anim:animate smil:dur="0.5s" smil:fill="hold" smil:targetElement="id35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53" smil:attributeName="visibility" smil:to="visible"/>
                  <anim:animate smil:dur="0.5s" smil:fill="hold" smil:targetElement="id353" smil:attributeName="x" smil:values="x;x" smil:keyTimes="0;1"/>
                  <anim:animate smil:dur="0.5s" smil:fill="hold" smil:targetElement="id3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4" smil:attributeName="visibility" smil:to="visible"/>
                  <anim:animate smil:dur="0.5s" smil:fill="hold" smil:targetElement="id354" smil:attributeName="x" smil:values="x;x" smil:keyTimes="0;1"/>
                  <anim:animate smil:dur="0.5s" smil:fill="hold" smil:targetElement="id3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5" smil:attributeName="visibility" smil:to="visible"/>
                  <anim:animate smil:dur="0.5s" smil:fill="hold" smil:targetElement="id355" smil:attributeName="x" smil:values="x;x" smil:keyTimes="0;1"/>
                  <anim:animate smil:dur="0.5s" smil:fill="hold" smil:targetElement="id35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56" smil:attributeName="visibility" smil:to="visible"/>
                  <anim:animate smil:dur="0.5s" smil:fill="hold" smil:targetElement="id356" smil:attributeName="x" smil:values="x;x" smil:keyTimes="0;1"/>
                  <anim:animate smil:dur="0.5s" smil:fill="hold" smil:targetElement="id3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7" smil:attributeName="visibility" smil:to="visible"/>
                  <anim:animate smil:dur="0.5s" smil:fill="hold" smil:targetElement="id357" smil:attributeName="x" smil:values="x;x" smil:keyTimes="0;1"/>
                  <anim:animate smil:dur="0.5s" smil:fill="hold" smil:targetElement="id3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58" anim:sub-item="text" smil:attributeName="visibility" smil:to="visible"/>
                  <anim:animate smil:dur="0.5s" smil:fill="hold" smil:targetElement="id358" anim:sub-item="text" smil:attributeName="width" smil:values="width*0.05;width" smil:keyTimes="0;1"/>
                  <anim:animate smil:dur="0.5s" smil:fill="hold" smil:targetElement="id358" anim:sub-item="text" smil:attributeName="height" smil:values="height;height" smil:keyTimes="0;1"/>
                  <anim:animate smil:dur="0.5s" smil:fill="hold" smil:targetElement="id358" anim:sub-item="text" smil:attributeName="x" smil:values="x-.2;x" smil:keyTimes="0;1"/>
                  <anim:animate smil:dur="0.5s" smil:fill="hold" smil:targetElement="id358" anim:sub-item="text" smil:attributeName="y" smil:values="y;y" smil:keyTimes="0;1"/>
                  <anim:transitionFilter smil:dur="0.5s" smil:targetElement="id35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59" smil:attributeName="visibility" smil:to="visible"/>
                  <anim:animate smil:dur="0.5s" smil:fill="hold" smil:targetElement="id359" smil:attributeName="width" smil:values="width*0.05;width" smil:keyTimes="0;1"/>
                  <anim:animate smil:dur="0.5s" smil:fill="hold" smil:targetElement="id359" smil:attributeName="height" smil:values="height;height" smil:keyTimes="0;1"/>
                  <anim:animate smil:dur="0.5s" smil:fill="hold" smil:targetElement="id359" smil:attributeName="x" smil:values="x-.2;x" smil:keyTimes="0;1"/>
                  <anim:animate smil:dur="0.5s" smil:fill="hold" smil:targetElement="id359" smil:attributeName="y" smil:values="y;y" smil:keyTimes="0;1"/>
                  <anim:transitionFilter smil:dur="0.5s" smil:targetElement="id35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360" smil:attributeName="visibility" smil:to="visible"/>
                  <anim:animate smil:dur="0.25s" smil:fill="hold" smil:targetElement="id360" smil:attributeName="width" smil:values="width*0.05;width" smil:keyTimes="0;1"/>
                  <anim:animate smil:dur="0.25s" smil:fill="hold" smil:targetElement="id360" smil:attributeName="height" smil:values="height;height" smil:keyTimes="0;1"/>
                  <anim:animate smil:dur="0.25s" smil:fill="hold" smil:targetElement="id360" smil:attributeName="x" smil:values="x-.2;x" smil:keyTimes="0;1"/>
                  <anim:animate smil:dur="0.25s" smil:fill="hold" smil:targetElement="id360" smil:attributeName="y" smil:values="y;y" smil:keyTimes="0;1"/>
                  <anim:transitionFilter smil:dur="0.25s" smil:targetElement="id360" smil:type="fade" smil:subtype="crossfade"/>
                </anim:par>
              </anim:par>
              <anim:par smil:begin="0.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1" smil:attributeName="visibility" smil:to="visible"/>
                  <anim:animate smil:dur="0.5s" smil:fill="hold" smil:targetElement="id361" smil:attributeName="x" smil:values="x;x" smil:keyTimes="0;1"/>
                  <anim:animate smil:dur="0.5s" smil:fill="hold" smil:targetElement="id361" smil:attributeName="y" smil:values="1+height/2;y" smil:keyTimes="0;1"/>
                </anim:par>
              </anim:par>
              <anim:par smil:begin="0.7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62" smil:attributeName="visibility" smil:to="visible"/>
                  <anim:animate smil:dur="0.5s" smil:fill="hold" smil:targetElement="id362" smil:attributeName="width" smil:values="width*0.05;width" smil:keyTimes="0;1"/>
                  <anim:animate smil:dur="0.5s" smil:fill="hold" smil:targetElement="id362" smil:attributeName="height" smil:values="height;height" smil:keyTimes="0;1"/>
                  <anim:animate smil:dur="0.5s" smil:fill="hold" smil:targetElement="id362" smil:attributeName="x" smil:values="x-.2;x" smil:keyTimes="0;1"/>
                  <anim:animate smil:dur="0.5s" smil:fill="hold" smil:targetElement="id362" smil:attributeName="y" smil:values="y;y" smil:keyTimes="0;1"/>
                  <anim:transitionFilter smil:dur="0.5s" smil:targetElement="id362" smil:type="fade" smil:subtype="crossfade"/>
                </anim:par>
              </anim:par>
              <anim:par smil:begin="1.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3" smil:attributeName="visibility" smil:to="visible"/>
                  <anim:animate smil:dur="0.5s" smil:fill="hold" smil:targetElement="id363" smil:attributeName="x" smil:values="x;x" smil:keyTimes="0;1"/>
                  <anim:animate smil:dur="0.5s" smil:fill="hold" smil:targetElement="id363" smil:attributeName="y" smil:values="1+height/2;y" smil:keyTimes="0;1"/>
                </anim:par>
              </anim:par>
              <anim:par smil:begin="1.7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64" smil:attributeName="visibility" smil:to="visible"/>
                  <anim:animate smil:dur="0.5s" smil:fill="hold" smil:targetElement="id364" smil:attributeName="width" smil:values="width*0.05;width" smil:keyTimes="0;1"/>
                  <anim:animate smil:dur="0.5s" smil:fill="hold" smil:targetElement="id364" smil:attributeName="height" smil:values="height;height" smil:keyTimes="0;1"/>
                  <anim:animate smil:dur="0.5s" smil:fill="hold" smil:targetElement="id364" smil:attributeName="x" smil:values="x-.2;x" smil:keyTimes="0;1"/>
                  <anim:animate smil:dur="0.5s" smil:fill="hold" smil:targetElement="id364" smil:attributeName="y" smil:values="y;y" smil:keyTimes="0;1"/>
                  <anim:transitionFilter smil:dur="0.5s" smil:targetElement="id364" smil:type="fade" smil:subtype="crossfade"/>
                </anim:par>
              </anim:par>
              <anim:par smil:begin="2.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5" smil:attributeName="visibility" smil:to="visible"/>
                  <anim:animate smil:dur="0.5s" smil:fill="hold" smil:targetElement="id365" smil:attributeName="x" smil:values="x;x" smil:keyTimes="0;1"/>
                  <anim:animate smil:dur="0.5s" smil:fill="hold" smil:targetElement="id365" smil:attributeName="y" smil:values="1+height/2;y" smil:keyTimes="0;1"/>
                </anim:par>
              </anim:par>
              <anim:par smil:begin="2.7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66" smil:attributeName="visibility" smil:to="visible"/>
                  <anim:animate smil:dur="0.5s" smil:fill="hold" smil:targetElement="id366" smil:attributeName="width" smil:values="width*0.05;width" smil:keyTimes="0;1"/>
                  <anim:animate smil:dur="0.5s" smil:fill="hold" smil:targetElement="id366" smil:attributeName="height" smil:values="height;height" smil:keyTimes="0;1"/>
                  <anim:animate smil:dur="0.5s" smil:fill="hold" smil:targetElement="id366" smil:attributeName="x" smil:values="x-.2;x" smil:keyTimes="0;1"/>
                  <anim:animate smil:dur="0.5s" smil:fill="hold" smil:targetElement="id366" smil:attributeName="y" smil:values="y;y" smil:keyTimes="0;1"/>
                  <anim:transitionFilter smil:dur="0.5s" smil:targetElement="id366" smil:type="fade" smil:subtype="crossfade"/>
                </anim:par>
              </anim:par>
              <anim:par smil:begin="3.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7" smil:attributeName="visibility" smil:to="visible"/>
                  <anim:animate smil:dur="0.5s" smil:fill="hold" smil:targetElement="id367" smil:attributeName="x" smil:values="x;x" smil:keyTimes="0;1"/>
                  <anim:animate smil:dur="0.5s" smil:fill="hold" smil:targetElement="id367" smil:attributeName="y" smil:values="1+height/2;y" smil:keyTimes="0;1"/>
                </anim:par>
              </anim:par>
              <anim:par smil:begin="3.7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68" smil:attributeName="visibility" smil:to="visible"/>
                  <anim:animate smil:dur="0.5s" smil:fill="hold" smil:targetElement="id368" smil:attributeName="width" smil:values="width*0.05;width" smil:keyTimes="0;1"/>
                  <anim:animate smil:dur="0.5s" smil:fill="hold" smil:targetElement="id368" smil:attributeName="height" smil:values="height;height" smil:keyTimes="0;1"/>
                  <anim:animate smil:dur="0.5s" smil:fill="hold" smil:targetElement="id368" smil:attributeName="x" smil:values="x-.2;x" smil:keyTimes="0;1"/>
                  <anim:animate smil:dur="0.5s" smil:fill="hold" smil:targetElement="id368" smil:attributeName="y" smil:values="y;y" smil:keyTimes="0;1"/>
                  <anim:transitionFilter smil:dur="0.5s" smil:targetElement="id368" smil:type="fade" smil:subtype="crossfade"/>
                </anim:par>
              </anim:par>
              <anim:par smil:begin="4.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9" smil:attributeName="visibility" smil:to="visible"/>
                  <anim:animate smil:dur="0.5s" smil:fill="hold" smil:targetElement="id369" smil:attributeName="x" smil:values="x;x" smil:keyTimes="0;1"/>
                  <anim:animate smil:dur="0.5s" smil:fill="hold" smil:targetElement="id36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9">
        <draw:frame presentation:style-name="pr11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70" draw:id="id370">
          <svg:title>TexMaths</svg:title>
          <svg:desc>24§display§\text {(6)}§svg§600§FALSE§</svg:desc>
          <draw:polygon draw:style-name="gr2" draw:text-style-name="P6" draw:layer="layout" svg:width="0.91cm" svg:height="0.76cm" svg:x="1.417cm" svg:y="1.147cm" svg:viewBox="0 0 911 761" draw:points="455,761 0,761 0,0 911,0 911,761">
            <text:p/>
          </draw:polygon>
          <draw:path draw:style-name="gr3" draw:text-style-name="P7" draw:layer="layout" svg:width="0.197cm" svg:height="0.844cm" svg:x="1.457cm" svg:y="1.105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.738cm" svg:y="1.176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7" draw:layer="layout" svg:width="0.197cm" svg:height="0.844cm" svg:x="2.174cm" svg:y="1.10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72" draw:id="id372">
          <svg:title>TexMaths</svg:title>
          <svg:desc>24§display§\text {(7)}§svg§600§FALSE§</svg:desc>
          <draw:polygon draw:style-name="gr2" draw:text-style-name="P6" draw:layer="layout" svg:width="0.91cm" svg:height="0.76cm" svg:x="11.717cm" svg:y="1.148cm" svg:viewBox="0 0 911 761" draw:points="455,761 0,761 0,0 911,0 911,761">
            <text:p/>
          </draw:polygon>
          <draw:path draw:style-name="gr3" draw:text-style-name="P7" draw:layer="layout" svg:width="0.197cm" svg:height="0.844cm" svg:x="11.757cm" svg:y="1.106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62cm" svg:height="0.59cm" svg:x="12.049cm" svg:y="1.169cm" svg:viewBox="0 0 363 591" svg:d="M355 58c8-12 8-14 8-31h-205c-104 0-106-12-108-27h-21l-29 175h21c2-14 10-67 21-77 6-6 73-6 83-6h177c-10 14-77 106-96 135-75 113-104 230-104 316 0 10 0 48 38 48 41 0 41-38 41-48v-42c0-46 2-94 7-138 4-19 16-92 54-146z">
            <text:p/>
          </draw:path>
          <draw:path draw:style-name="gr3" draw:text-style-name="P7" draw:layer="layout" svg:width="0.197cm" svg:height="0.844cm" svg:x="12.474cm" svg:y="1.10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71" draw:id="id371">
          <svg:title>TexMaths</svg:title>
          <svg:desc>20§display§\int \frac{ e^x }{ \sqrt{e^{2x} - 6e^x + 34} }\ dx§svg§600§FALSE§</svg:desc>
          <draw:polygon draw:style-name="gr2" draw:text-style-name="P6" draw:layer="layout" svg:width="6.89cm" svg:height="1.541cm" svg:x="2.418cm" svg:y="0.737cm" svg:viewBox="0 0 6891 1542" draw:points="3446,1542 0,1542 0,0 6891,0 6891,1542">
            <text:p/>
          </draw:polygon>
          <draw:path draw:style-name="gr3" draw:text-style-name="P7" draw:layer="layout" svg:width="0.625cm" svg:height="1.563cm" svg:x="2.423cm" svg:y="0.702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71cm" svg:height="0.319cm" svg:x="5.479cm" svg:y="0.873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7" draw:layer="layout" svg:width="0.265cm" svg:height="0.223cm" svg:x="5.799cm" svg:y="0.712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5 16-55 35-9-21-32-35-59-35-56 0-88 61-88 75 0 7 7 7 8 7 7 0 8-2 10-8 13-39 43-60 69-60 16 0 28 8 28 32 0 10-4 36-9 52z">
            <text:p/>
          </draw:path>
          <draw:polygon draw:style-name="gr3" draw:text-style-name="P7" draw:layer="layout" svg:width="5.002cm" svg:height="0.029cm" svg:x="3.287cm" svg:y="1.469cm" svg:viewBox="0 0 5003 30" draw:points="2501,30 0,30 0,0 5003,0 5003,30">
            <text:p/>
          </draw:polygon>
          <draw:path draw:style-name="gr3" draw:text-style-name="P7" draw:layer="layout" svg:width="0.549cm" svg:height="0.703cm" svg:x="3.338cm" svg:y="1.61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4.416cm" svg:height="0.029cm" svg:x="3.872cm" svg:y="1.61cm" svg:viewBox="0 0 4417 30" draw:points="2208,30 0,30 0,0 4417,0 4417,30">
            <text:p/>
          </draw:polygon>
          <draw:path draw:style-name="gr3" draw:text-style-name="P7" draw:layer="layout" svg:width="0.271cm" svg:height="0.319cm" svg:x="3.906cm" svg:y="1.914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7" draw:layer="layout" svg:width="0.218cm" svg:height="0.327cm" svg:x="4.231cm" svg:y="1.694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265cm" svg:height="0.223cm" svg:x="4.504cm" svg:y="1.803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5 16-55 35-9-21-32-35-59-35-56 0-88 61-88 75 0 7 7 7 8 7 7 0 8-2 10-8 13-39 43-60 69-60 16 0 28 8 28 32 0 10-4 36-9 52z">
            <text:p/>
          </draw:path>
          <draw:path draw:style-name="gr3" draw:text-style-name="P7" draw:layer="layout" svg:width="0.429cm" svg:height="0.029cm" svg:x="5.048cm" svg:y="2.034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5.723cm" svg:y="1.755cm" svg:viewBox="0 0 293 485" svg:d="M64 239v-18c0-178 88-203 123-203 18 0 47 4 63 28-12 0-39 0-39 31 0 22 16 33 32 33 11 0 32-6 32-33 0-43-30-77-89-77-90 0-186 91-186 247 0 188 82 238 147 238 79 0 146-66 146-158 0-90-63-159-141-159-48 0-74 37-88 71zM147 466c-43 0-65-43-69-53-12-34-12-90-12-102 0-55 22-127 86-127 11 0 43 0 66 45 12 26 12 62 12 96s0 69-12 94c-21 44-55 47-71 47z">
            <text:p/>
          </draw:path>
          <draw:path draw:style-name="gr3" draw:text-style-name="P7" draw:layer="layout" svg:width="0.271cm" svg:height="0.319cm" svg:x="6.077cm" svg:y="1.914cm" svg:viewBox="0 0 272 320" svg:d="M99 149c21 0 74-2 109-16 50-21 53-63 53-72 0-32-27-61-75-61-79 0-186 69-186 192 0 72 42 128 110 128 103 0 162-75 162-83 0-5-5-10-10-10-3 0-4 2-8 8-56 69-132 69-142 69-54 0-61-59-61-81 0-8 0-31 11-74zM67 133c27-107 99-117 119-117 33 0 52 21 52 45 0 72-113 72-142 72z">
            <text:p/>
          </draw:path>
          <draw:path draw:style-name="gr3" draw:text-style-name="P7" draw:layer="layout" svg:width="0.265cm" svg:height="0.223cm" svg:x="6.395cm" svg:y="1.803cm" svg:viewBox="0 0 266 224" svg:d="M99 166c-5 16-21 44-46 44-2 0-16 0-27-7 20-6 22-24 22-27 0-11-8-19-19-19-15 0-29 13-29 30 0 26 27 37 51 37s43-14 56-35c13 26 40 35 59 35 58 0 87-62 87-77 0-6-7-6-8-6-7 0-7 3-8 9-11 34-42 60-69 60-19 0-30-13-30-32 0-13 12-58 25-114 11-38 32-50 50-50 0 0 16 0 25 7-14 5-20 17-20 27 0 11 8 19 19 19s29-9 29-30c0-29-32-37-53-37-24 0-45 16-55 35-9-21-32-35-59-35-56 0-88 61-88 75 0 7 7 7 8 7 7 0 8-2 10-8 13-39 43-60 69-60 16 0 28 8 28 32 0 10-6 36-9 52z">
            <text:p/>
          </draw:path>
          <draw:path draw:style-name="gr3" draw:text-style-name="P7" draw:layer="layout" svg:width="0.468cm" svg:height="0.47cm" svg:x="6.922cm" svg:y="1.81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7.614cm" svg:y="1.755cm" svg:viewBox="0 0 293 485" svg:d="M176 221c58-18 98-67 98-123 0-58-63-98-130-98-72 0-125 42-125 96 0 22 16 37 35 37 23 0 37-16 37-37 0-35-33-35-43-35 21-34 67-43 93-43 29 0 69 16 69 78 0 10-2 50-21 82-21 33-45 35-63 37-4 0-22 1-27 1-6 0-11 2-11 8 0 8 5 8 18 8h30c58 0 85 48 85 117 0 96-50 117-80 117-31 0-83-13-109-55 26 5 46-11 46-38 0-26-17-40-38-40-18 0-40 11-40 42 0 64 66 110 142 110 87 0 151-64 151-136 0-58-45-112-117-128z">
            <text:p/>
          </draw:path>
          <draw:path draw:style-name="gr3" draw:text-style-name="P7" draw:layer="layout" svg:width="0.313cm" svg:height="0.476cm" svg:x="7.957cm" svg:y="1.747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335cm" svg:height="0.497cm" svg:x="8.635cm" svg:y="1.171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8.992cm" svg:y="1.349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4 77-72 93-94 93-28 0-39-22-39-46 0-16 5-31 13-63z">
            <text:p/>
          </draw:path>
        </draw:g>
        <draw:g xml:id="id373" draw:id="id373">
          <svg:title>TexMaths</svg:title>
          <svg:desc>20§display§\int \frac{ 1 }{ \sqrt{ 5x^2 + 3\log x^{x^2} - 2( \log x^x )^2  } }\ dx§svg§600§FALSE§</svg:desc>
          <draw:polygon draw:style-name="gr2" draw:text-style-name="P6" draw:layer="layout" svg:width="10.896cm" svg:height="1.681cm" svg:x="13.12cm" svg:y="0.737cm" svg:viewBox="0 0 10897 1682" draw:points="5449,1682 0,1682 0,0 10897,0 10897,1682">
            <text:p/>
          </draw:polygon>
          <draw:path draw:style-name="gr3" draw:text-style-name="P7" draw:layer="layout" svg:width="0.625cm" svg:height="1.562cm" svg:x="13.125cm" svg:y="0.702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ath draw:style-name="gr3" draw:text-style-name="P7" draw:layer="layout" svg:width="0.233cm" svg:height="0.469cm" svg:x="18.379cm" svg:y="0.715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9.008cm" svg:height="0.029cm" svg:x="13.989cm" svg:y="1.468cm" svg:viewBox="0 0 9009 30" draw:points="4504,30 0,30 0,0 9009,0 9009,30">
            <text:p/>
          </draw:polygon>
          <draw:path draw:style-name="gr3" draw:text-style-name="P7" draw:layer="layout" svg:width="0.641cm" svg:height="0.844cm" svg:x="14.067cm" svg:y="1.609cm" svg:viewBox="0 0 642 845" svg:d="M221 845c22 0 22 0 30-15l386-803c5-9 5-11 5-13 0-8-7-14-15-14-9 0-13 6-16 14l-363 757-150-349-98 76 11 11 50-39z">
            <text:p/>
          </draw:path>
          <draw:polygon draw:style-name="gr3" draw:text-style-name="P7" draw:layer="layout" svg:width="8.304cm" svg:height="0.029cm" svg:x="14.693cm" svg:y="1.609cm" svg:viewBox="0 0 8305 30" draw:points="4153,30 0,30 0,0 8305,0 8305,30">
            <text:p/>
          </draw:polygon>
          <draw:path draw:style-name="gr3" draw:text-style-name="P7" draw:layer="layout" svg:width="0.281cm" svg:height="0.484cm" svg:x="14.728cm" svg:y="1.792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61 48 128 128 128 82 0 154-67 154-157z">
            <text:p/>
          </draw:path>
          <draw:path draw:style-name="gr3" draw:text-style-name="P7" draw:layer="layout" svg:width="0.351cm" svg:height="0.319cm" svg:x="15.064cm" svg:y="1.9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218cm" svg:height="0.327cm" svg:x="15.477cm" svg:y="1.73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15.957cm" svg:y="1.85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16.649cm" svg:y="1.792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157cm" svg:height="0.489cm" svg:x="17.112cm" svg:y="1.772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7.304cm" svg:y="1.945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17.654cm" svg:y="1.942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51cm" svg:height="0.319cm" svg:x="18.134cm" svg:y="1.9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265cm" svg:height="0.223cm" svg:x="18.539cm" svg:y="1.84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5 16-55 35-9-21-32-35-59-35-56 0-88 61-88 75 0 7 7 7 8 7 7 0 8-2 10-8 13-39 43-60 69-60 16 0 28 8 28 32 0 10-4 36-9 52z">
            <text:p/>
          </draw:path>
          <draw:path draw:style-name="gr3" draw:text-style-name="P7" draw:layer="layout" svg:width="0.175cm" svg:height="0.234cm" svg:x="18.865cm" svg:y="1.683cm" svg:viewBox="0 0 176 235" svg:d="M176 168h-14c-2 6-5 29-10 32-3 2-34 2-38 2h-69c22-18 49-37 70-52 32-22 61-43 61-80 0-44-42-70-93-70-48 0-83 27-83 62 0 18 16 21 21 21 9 0 21-6 21-21 0-12-10-19-21-20 11-16 30-26 54-26 35 0 64 21 64 54 0 31-21 53-48 76l-86 73c-5 3-5 3-5 7v9h165z">
            <text:p/>
          </draw:path>
          <draw:path draw:style-name="gr3" draw:text-style-name="P7" draw:layer="layout" svg:width="0.429cm" svg:height="0.029cm" svg:x="19.358cm" svg:y="2.07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20.038cm" svg:y="1.79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20.424cm" svg:y="1.732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157cm" svg:height="0.489cm" svg:x="20.651cm" svg:y="1.772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20.841cm" svg:y="1.945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21.193cm" svg:y="1.942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51cm" svg:height="0.319cm" svg:x="21.673cm" svg:y="1.9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265cm" svg:height="0.223cm" svg:x="22.078cm" svg:y="1.84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5 16-55 35-9-21-32-35-59-35-56 0-88 61-88 75 0 7 7 7 8 7 7 0 8-2 10-8 13-39 43-60 69-60 16 0 28 8 28 32 0 10-4 36-9 52z">
            <text:p/>
          </draw:path>
          <draw:path draw:style-name="gr3" draw:text-style-name="P7" draw:layer="layout" svg:width="0.164cm" svg:height="0.703cm" svg:x="22.448cm" svg:y="1.732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218cm" svg:height="0.327cm" svg:x="22.712cm" svg:y="1.73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23.344cm" svg:y="1.171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23.702cm" svg:y="1.34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374" draw:id="id374">
          <svg:title>TexMaths</svg:title>
          <svg:desc>28§display§\text {Solutions :}§svg§600§FALSE§</svg:desc>
          <draw:polygon draw:style-name="gr2" draw:text-style-name="P6" draw:layer="layout" svg:width="4.36cm" svg:height="0.617cm" svg:x="1.513cm" svg:y="2.945cm" svg:viewBox="0 0 4361 618" draw:points="2182,618 0,618 0,0 4361,0 4361,618">
            <text:p/>
          </draw:polygon>
          <draw:path draw:style-name="gr3" draw:text-style-name="P7" draw:layer="layout" svg:width="0.438cm" svg:height="0.716cm" svg:x="1.52cm" svg:y="2.896cm" svg:viewBox="0 0 439 717" svg:d="M289 314l-125-32c-63-15-101-67-101-125 0-70 53-130 132-130 163 0 186 163 193 206 0 7 0 13 11 13 13 0 13-4 13-24v-197c0-18 0-25-11-25-7 0-9 0-16 13l-33 56c-29-29-72-69-159-69-110 0-193 87-193 190 0 83 52 155 130 182 11 4 60 16 130 34 27 6 56 13 85 49 20 27 29 58 29 92 0 69-49 141-132 141-29 0-103-5-157-54-56-54-60-116-60-152 0-9-9-9-12-9-13 0-13 6-13 24v198c0 15 0 22 11 22 7 0 7 0 14-11 0-2 4-5 35-56 32 33 95 67 184 67 114 0 195-96 195-204 0-98-67-179-150-199z">
            <text:p/>
          </draw:path>
          <draw:path draw:style-name="gr3" draw:text-style-name="P7" draw:layer="layout" svg:width="0.438cm" svg:height="0.454cm" svg:x="2.037cm" svg:y="3.14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221cm" svg:height="0.685cm" svg:x="2.534cm" svg:y="2.907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96cm" svg:height="0.447cm" svg:x="2.808cm" svg:y="3.156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7" draw:layer="layout" svg:width="0.31cm" svg:height="0.617cm" svg:x="3.341cm" svg:y="2.986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212cm" svg:height="0.66cm" svg:x="3.737cm" svg:y="2.93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38cm" svg:height="0.454cm" svg:x="4.006cm" svg:y="3.149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96cm" svg:height="0.436cm" svg:x="4.501cm" svg:y="3.15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24cm" svg:height="0.454cm" svg:x="5.05cm" svg:y="3.14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107cm" svg:height="0.425cm" svg:x="5.818cm" svg:y="3.165cm" svg:viewBox="0 0 108 426" svg:d="M108 52c0-27-25-52-54-52s-54 25-54 52c0 29 25 53 54 53s54-24 54-53zM108 374c0-29-25-51-54-51s-54 22-54 51 25 52 54 52 54-23 54-52z">
            <text:p/>
          </draw:path>
        </draw:g>
        <draw:g xml:id="id375" draw:id="id375">
          <svg:title>TexMaths</svg:title>
          <svg:desc>26§display§\text {(1)}§svg§600§FALSE§</svg:desc>
          <draw:polygon draw:style-name="gr2" draw:text-style-name="P6" draw:layer="layout" svg:width="0.986cm" svg:height="0.822cm" svg:x="1.321cm" svg:y="4.455cm" svg:viewBox="0 0 987 823" draw:points="494,823 0,823 0,0 987,0 987,823">
            <text:p/>
          </draw:polygon>
          <draw:path draw:style-name="gr3" draw:text-style-name="P7" draw:layer="layout" svg:width="0.213cm" svg:height="0.914cm" svg:x="1.365cm" svg:y="4.409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03cm" svg:height="0.61cm" svg:x="1.713cm" svg:y="4.486cm" svg:viewBox="0 0 304 611" svg:d="M190 23c0-21 0-23-21-23-59 58-140 58-169 58v29c19 0 73 0 121-25v477c0 33-2 43-86 43h-29v29c31-4 113-4 148-4 38 0 117 0 150 4v-29h-29c-83 0-85-10-85-43z">
            <text:p/>
          </draw:path>
          <draw:path draw:style-name="gr3" draw:text-style-name="P7" draw:layer="layout" svg:width="0.213cm" svg:height="0.914cm" svg:x="2.142cm" svg:y="4.40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76" draw:id="id376">
          <svg:title>TexMaths</svg:title>
          <svg:desc>24§display§\text {Let,}§svg§600§FALSE§</svg:desc>
          <draw:polygon draw:style-name="gr2" draw:text-style-name="P6" draw:layer="layout" svg:width="1.318cm" svg:height="0.655cm" svg:x="3.037cm" svg:y="4.547cm" svg:viewBox="0 0 1319 656" draw:points="659,656 0,656 0,0 1319,0 1319,656">
            <text:p/>
          </draw:polygon>
          <draw:path draw:style-name="gr3" draw:text-style-name="P7" draw:layer="layout" svg:width="0.464cm" svg:height="0.577cm" svg:x="3.022cm" svg:y="4.5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546cm" svg:y="4.7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913cm" svg:y="4.5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297cm" svg:y="4.9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77" draw:id="id377">
          <svg:title>TexMaths</svg:title>
          <svg:desc>24§display§\text {I}§svg§600§FALSE§</svg:desc>
          <draw:polygon draw:style-name="gr2" draw:text-style-name="P6" draw:layer="layout" svg:width="0.197cm" svg:height="0.493cm" svg:x="4.843cm" svg:y="4.547cm" svg:viewBox="0 0 198 494" draw:points="100,494 0,494 0,0 198,0 198,494">
            <text:p/>
          </draw:polygon>
          <draw:path draw:style-name="gr3" draw:text-style-name="P7" draw:layer="layout" svg:width="0.258cm" svg:height="0.577cm" svg:x="4.824cm" svg:y="4.5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78" draw:id="id378">
          <svg:title>TexMaths</svg:title>
          <svg:desc>22§display§= \int \frac{ e^{ \frac{x}{2} } }{ \sqrt{ 9e^{-x} - 4e^x } }\ dx§svg§600§FALSE§</svg:desc>
          <draw:polygon draw:style-name="gr2" draw:text-style-name="P6" draw:layer="layout" svg:width="7.24cm" svg:height="1.825cm" svg:x="5.43cm" svg:y="3.857cm" svg:viewBox="0 0 7241 1826" draw:points="3621,1826 0,1826 0,0 7241,0 7241,1826">
            <text:p/>
          </draw:polygon>
          <draw:path draw:style-name="gr3" draw:text-style-name="P7" draw:layer="layout" svg:width="0.515cm" svg:height="0.182cm" svg:x="5.435cm" svg:y="4.71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25cm" svg:y="3.948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98cm" svg:height="0.351cm" svg:x="8.964cm" svg:y="4.135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28cm" svg:height="0.177cm" svg:x="9.419cm" svg:y="3.818cm" svg:viewBox="0 0 229 178" svg:d="M206 19c-18 6-18 23-18 23 0 7 4 16 18 16 10 0 23-9 23-26 0-23-25-32-46-32-25 0-42 16-49 26-13-22-39-26-53-26-48 0-76 46-76 60 0 5 7 5 9 5 4 0 7 0 7-3 12-39 44-48 60-48 12 0 26 5 26 25 0 10-7 37-19 90-7 21-25 35-40 35-4 0-15 0-25-7 17-6 17-21 17-21 0-13-7-18-15-18-11 0-25 9-25 26 0 25 26 34 46 34 21 0 38-14 49-28 16 24 41 28 53 28 49 0 76-48 76-62 0-5-8-5-8-5-7 0-8 2-8 5-13 35-43 48-58 48-13 0-29-4-29-27 0-5 0-7 4-21 5-26 16-70 19-77 6-11 18-25 39-25 0 0 14 0 23 5z">
            <text:p/>
          </draw:path>
          <draw:polygon draw:style-name="gr3" draw:text-style-name="P7" draw:layer="layout" svg:width="0.307cm" svg:height="0.027cm" svg:x="9.383cm" svg:y="4.049cm" svg:viewBox="0 0 308 28" draw:points="153,28 0,28 0,0 308,0 308,28">
            <text:p/>
          </draw:polygon>
          <draw:path draw:style-name="gr3" draw:text-style-name="P7" draw:layer="layout" svg:width="0.193cm" svg:height="0.258cm" svg:x="9.44cm" svg:y="4.126cm" svg:viewBox="0 0 194 259" svg:d="M194 185h-16c-2 7-6 32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olygon draw:style-name="gr3" draw:text-style-name="P7" draw:layer="layout" svg:width="4.345cm" svg:height="0.032cm" svg:x="7.202cm" svg:y="4.792cm" svg:viewBox="0 0 4346 33" draw:points="2174,33 0,33 0,0 4346,0 4346,33">
            <text:p/>
          </draw:polygon>
          <draw:path draw:style-name="gr3" draw:text-style-name="P7" draw:layer="layout" svg:width="0.604cm" svg:height="0.774cm" svg:x="7.259cm" svg:y="4.946cm" svg:viewBox="0 0 605 775" svg:d="M245 694l-136-301c-5-13-10-13-12-13 0 0-5 0-13 6l-73 56c-11 7-11 10-11 12 0 4 2 9 7 9s19-11 26-18c6-3 18-12 25-17l153 334c5 13 11 13 18 13 10 0 12-4 19-15l352-728c5-13 5-14 5-16 0-9-7-16-15-16-7 0-13 4-18 16z">
            <text:p/>
          </draw:path>
          <draw:polygon draw:style-name="gr3" draw:text-style-name="P7" draw:layer="layout" svg:width="3.701cm" svg:height="0.032cm" svg:x="7.847cm" svg:y="4.946cm" svg:viewBox="0 0 3702 33" draw:points="1852,33 0,33 0,0 3702,0 3702,33">
            <text:p/>
          </draw:polygon>
          <draw:path draw:style-name="gr3" draw:text-style-name="P7" draw:layer="layout" svg:width="0.321cm" svg:height="0.532cm" svg:x="7.88cm" svg:y="5.1cm" svg:viewBox="0 0 322 533" svg:d="M253 269v25c0 183-81 218-126 218-14 0-55-1-76-28 33 0 41-23 41-35 0-25-20-37-37-37-13 0-36 7-36 39 0 51 43 82 108 82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98cm" svg:height="0.351cm" svg:x="8.269cm" svg:y="5.274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367cm" svg:height="0.027cm" svg:x="8.653cm" svg:y="5.242cm" svg:viewBox="0 0 368 28" svg:d="M347 28c7 0 21 0 21-14s-12-14-21-14h-326c-9 0-21 0-21 14s12 14 21 14z">
            <text:p/>
          </draw:path>
          <draw:path draw:style-name="gr3" draw:text-style-name="P7" draw:layer="layout" svg:width="0.291cm" svg:height="0.245cm" svg:x="9.103cm" svg:y="5.152cm" svg:viewBox="0 0 292 246" svg:d="M109 183c-5 18-23 48-51 48-2 0-18 0-30-7 23-7 25-27 25-30 0-13-9-21-21-21-16 0-32 14-32 33 0 28 30 40 56 40 27 0 48-15 62-38 14 28 44 38 65 38 63 0 95-68 95-84 0-7-7-7-9-7-7 0-7 3-8 10-13 37-46 66-76 66-21 0-34-14-34-36 0-14 14-63 29-125 12-42 35-54 54-54 0 0 18 0 28 7-16 5-23 19-23 30 0 12 9 21 22 21 12 0 31-11 31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9.702cm" svg:y="5.406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0.432cm" svg:y="5.091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98cm" svg:height="0.351cm" svg:x="10.834cm" svg:y="5.274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91cm" svg:height="0.245cm" svg:x="11.184cm" svg:y="5.152cm" svg:viewBox="0 0 292 246" svg:d="M109 183c-5 18-23 48-51 48-2 0-18 0-30-7 23-7 25-27 25-30 0-13-9-21-21-21-16 0-32 14-32 33 0 28 30 40 58 40 25 0 46-15 60-38 14 28 44 38 65 38 63 0 95-68 95-84 0-7-7-7-9-7-7 0-7 3-8 10-13 37-45 66-76 66-21 0-34-14-34-36 0-14 14-63 29-125 12-42 36-54 54-54 0 0 18 0 28 7-16 5-23 19-23 30 0 12 9 21 22 21 12 0 31-11 31-34 0-31-35-40-58-40-26 0-47 18-60 39-10-23-35-39-65-39-61 0-97 67-97 83 0 7 7 7 9 7 7 0 9-2 11-9 14-42 49-65 75-65 18 0 32 9 32 35 0 11-5 39-11 56z">
            <text:p/>
          </draw:path>
          <draw:path draw:style-name="gr3" draw:text-style-name="P7" draw:layer="layout" svg:width="0.369cm" svg:height="0.546cm" svg:x="11.928cm" svg:y="4.464cm" svg:viewBox="0 0 370 547" svg:d="M370 9c0-2 0-9-11-9-10 0-84 7-98 9-6 0-11 3-11 14 0 10 7 10 19 10 37 0 39 6 39 13l-2 16-47 183c-14-28-37-50-72-50-90 0-187 115-187 227 0 74 42 125 104 125 16 0 54-3 100-58 7 32 34 58 71 58 28 0 45-17 58-44 12-26 23-73 23-75 0-9-7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2.323cm" svg:y="4.6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379" draw:id="id379">
          <svg:title>TexMaths</svg:title>
          <svg:desc>22§display§= \int \frac{ e^{ \frac{x}{2} } }{ \sqrt{ \frac{ e^x ( 9e^{-x} - 4e^x  ) }{e^x} } }\ dx§svg§600§FALSE§</svg:desc>
          <draw:polygon draw:style-name="gr2" draw:text-style-name="P6" draw:layer="layout" svg:width="7.77cm" svg:height="2.443cm" svg:x="13.732cm" svg:y="3.858cm" svg:viewBox="0 0 7771 2444" draw:points="3887,2444 0,2444 0,0 7771,0 7771,2444">
            <text:p/>
          </draw:polygon>
          <draw:path draw:style-name="gr3" draw:text-style-name="P7" draw:layer="layout" svg:width="0.515cm" svg:height="0.182cm" svg:x="13.737cm" svg:y="4.71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4.552cm" svg:y="3.949cm" svg:viewBox="0 0 688 1719" svg:d="M37 1684c25 0 39-18 39-37 0-27-20-39-37-39-20 0-39 12-39 39 0 40 39 72 86 72 118 0 162-181 217-405 60-244 111-492 153-740 28-164 56-319 83-419 8-39 35-137 67-137 22 0 42 14 45 17-26 2-38 18-38 37 0 27 19 39 37 39 19 0 38-12 38-39 0-42-42-72-84-72-60 0-102 84-146 243-2 7-108 396-192 902-21 118-44 248-69 356-14 56-49 202-113 202-28 0-45-19-47-19z">
            <text:p/>
          </draw:path>
          <draw:path draw:style-name="gr3" draw:text-style-name="P7" draw:layer="layout" svg:width="0.298cm" svg:height="0.351cm" svg:x="17.532cm" svg:y="4.136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28cm" svg:height="0.177cm" svg:x="17.986cm" svg:y="3.819cm" svg:viewBox="0 0 229 178" svg:d="M206 19c-18 6-18 23-18 23 0 7 4 16 18 16 11 0 23-9 23-26 0-23-25-32-46-32-25 0-42 16-49 26-13-22-39-26-53-26-48 0-76 46-76 60 0 5 7 5 9 5 4 0 7 0 7-3 12-39 44-48 60-48 12 0 26 5 26 25 0 10-7 37-19 89-7 22-25 36-40 36-4 0-15 0-23-7 15-6 15-22 15-22 0-12-7-17-15-17-11 0-25 9-25 26 0 25 26 34 46 34 23 0 38-14 49-28 16 24 41 28 53 28 49 0 76-48 76-62 0-5-6-5-7-5-8 0-9 2-9 5-13 35-43 48-58 48-13 0-29-4-29-27 0-5 0-7 4-21 5-26 16-70 19-77 6-11 18-25 39-25 0 0 14 0 23 5z">
            <text:p/>
          </draw:path>
          <draw:polygon draw:style-name="gr3" draw:text-style-name="P7" draw:layer="layout" svg:width="0.307cm" svg:height="0.027cm" svg:x="17.949cm" svg:y="4.049cm" svg:viewBox="0 0 308 28" draw:points="153,28 0,28 0,0 308,0 308,28">
            <text:p/>
          </draw:polygon>
          <draw:path draw:style-name="gr3" draw:text-style-name="P7" draw:layer="layout" svg:width="0.193cm" svg:height="0.258cm" svg:x="18.006cm" svg:y="4.127cm" svg:viewBox="0 0 194 259" svg:d="M194 185h-16c-2 7-6 31-11 35-3 2-37 2-42 2h-76c25-20 55-41 78-57 35-24 67-47 67-88 0-49-46-77-102-77-53 0-92 30-92 69 0 19 18 22 23 22 10 0 23-7 23-22 0-14-11-22-23-23 10-18 33-28 60-28 38 0 70 22 70 59 0 34-23 58-53 83l-95 81c-5 4-5 4-5 7v11h181z">
            <text:p/>
          </draw:path>
          <draw:polygon draw:style-name="gr3" draw:text-style-name="P7" draw:layer="layout" svg:width="4.877cm" svg:height="0.032cm" svg:x="15.505cm" svg:y="4.792cm" svg:viewBox="0 0 4878 33" draw:points="2438,33 0,33 0,0 4878,0 4878,33">
            <text:p/>
          </draw:polygon>
          <draw:path draw:style-name="gr3" draw:text-style-name="P7" draw:layer="layout" svg:width="0.705cm" svg:height="1.392cm" svg:x="15.589cm" svg:y="4.947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4.102cm" svg:height="0.032cm" svg:x="16.277cm" svg:y="4.947cm" svg:viewBox="0 0 4103 33" draw:points="2052,33 0,33 0,0 4103,0 4103,33">
            <text:p/>
          </draw:polygon>
          <draw:path draw:style-name="gr3" draw:text-style-name="P7" draw:layer="layout" svg:width="0.233cm" svg:height="0.245cm" svg:x="16.408cm" svg:y="5.323cm" svg:viewBox="0 0 234 246" svg:d="M86 116c14 0 58-2 88-12 39-14 48-39 48-57 0-29-30-47-69-47-65 0-153 49-153 142 0 57 35 104 99 104 91 0 135-54 135-61 0-4-5-11-10-11-2 0-4 2-9 7-43 49-106 49-116 49-32 0-55-21-55-65 0-8 0-19 7-49zM56 100c21-79 83-84 97-84 25 0 46 10 46 31 0 53-93 53-116 53z">
            <text:p/>
          </draw:path>
          <draw:path draw:style-name="gr3" draw:text-style-name="P7" draw:layer="layout" svg:width="0.228cm" svg:height="0.177cm" svg:x="16.7cm" svg:y="5.237cm" svg:viewBox="0 0 229 178" svg:d="M206 19c-18 6-18 23-18 23 0 7 4 16 18 16 11 0 23-9 23-26 0-23-25-32-46-32-25 0-42 16-49 26-13-22-39-26-53-26-48 0-76 46-76 60 0 5 7 5 9 5 4 0 7 0 7-3 12-39 44-48 60-48 12 0 26 5 26 25 0 10-7 37-19 89-7 22-25 36-40 36-4 0-15 0-23-7 15-6 15-22 15-22 0-12-7-17-15-17-11 0-25 9-25 26 0 25 26 34 46 34 23 0 38-14 49-28 16 24 41 28 53 28 49 0 76-48 76-62 0-5-6-5-7-5-8 0-9 2-9 5-13 35-43 48-58 48-13 0-29-4-29-27 0-5 0-7 4-21 5-26 16-70 19-77 6-11 18-25 39-25 0 0 14 0 23 5z">
            <text:p/>
          </draw:path>
          <draw:path draw:style-name="gr3" draw:text-style-name="P7" draw:layer="layout" svg:width="0.142cm" svg:height="0.541cm" svg:x="17.071cm" svg:y="5.156cm" svg:viewBox="0 0 143 542" svg:d="M132 0c-104 72-132 188-132 271 0 76 23 195 132 271 4 0 11 0 11-5 0-4-2-6-6-9-74-65-100-159-100-257 0-146 56-218 102-259 2-1 4-3 4-5 0-7-7-7-11-7z">
            <text:p/>
          </draw:path>
          <draw:path draw:style-name="gr3" draw:text-style-name="P7" draw:layer="layout" svg:width="0.249cm" svg:height="0.37cm" svg:x="17.279cm" svg:y="5.204cm" svg:viewBox="0 0 250 371" svg:d="M199 199c0 135-67 155-100 155-13 0-41 0-57-18 23-2 25-19 25-25 0-14-9-26-25-26-17 0-26 11-26 26 0 37 30 60 83 60 79 0 151-72 151-188 0-136-60-183-123-183-18 0-55 4-87 33-19 18-40 39-40 88 0 69 55 120 120 120 42 0 67-28 79-53zM121 227c-21 0-40-7-56-33-12-20-12-43-12-73 0-31 0-52 16-75 12-20 30-30 58-30s45 17 53 31c15 23 17 60 17 80 0 70-40 100-76 100z">
            <text:p/>
          </draw:path>
          <draw:path draw:style-name="gr3" draw:text-style-name="P7" draw:layer="layout" svg:width="0.233cm" svg:height="0.245cm" svg:x="17.596cm" svg:y="5.323cm" svg:viewBox="0 0 234 246" svg:d="M86 116c14 0 58-2 88-12 39-14 48-39 48-57 0-29-30-47-69-47-65 0-153 49-153 142 0 57 35 104 99 104 91 0 135-54 135-61 0-4-5-11-10-11-4 0-4 2-9 7-43 49-106 49-116 49-32 0-55-21-55-65 0-8 0-19 7-49zM56 100c21-79 83-84 97-84 25 0 44 10 44 31 0 53-91 53-114 53z">
            <text:p/>
          </draw:path>
          <draw:path draw:style-name="gr3" draw:text-style-name="P7" draw:layer="layout" svg:width="0.296cm" svg:height="0.022cm" svg:x="17.914cm" svg:y="5.3cm" svg:viewBox="0 0 297 23" svg:d="M280 23c7 0 17 0 17-11 0-12-10-12-17-12h-262c-7 0-18 0-18 12 0 11 11 11 18 11z">
            <text:p/>
          </draw:path>
          <draw:path draw:style-name="gr3" draw:text-style-name="P7" draw:layer="layout" svg:width="0.228cm" svg:height="0.177cm" svg:x="18.307cm" svg:y="5.237cm" svg:viewBox="0 0 229 178" svg:d="M206 19c-18 6-18 23-18 23 0 7 4 16 18 16 11 0 23-9 23-26 0-23-25-32-46-32-25 0-42 16-49 26-13-22-39-26-53-26-48 0-76 46-76 60 0 5 7 5 9 5 4 0 7 0 7-3 12-39 44-48 60-48 12 0 26 5 26 25 0 10-7 37-19 89-7 22-25 36-40 36-4 0-15 0-23-7 15-6 15-22 15-22 0-12-7-17-15-17-11 0-25 9-25 26 0 25 26 34 46 34 23 0 38-14 49-28 16 24 41 28 53 28 49 0 76-48 76-62 0-5-6-5-7-5-8 0-9 2-9 5-13 35-43 48-58 48-13 0-29-4-29-27 0-5 0-7 4-21 5-26 16-70 19-77 6-11 18-25 39-25 0 0 14 0 23 5z">
            <text:p/>
          </draw:path>
          <draw:path draw:style-name="gr3" draw:text-style-name="P7" draw:layer="layout" svg:width="0.367cm" svg:height="0.027cm" svg:x="18.675cm" svg:y="5.413cm" svg:viewBox="0 0 368 28" svg:d="M347 28c7 0 21 0 21-14s-12-14-21-14h-326c-9 0-21 0-21 14s12 14 21 14z">
            <text:p/>
          </draw:path>
          <draw:path draw:style-name="gr3" draw:text-style-name="P7" draw:layer="layout" svg:width="0.267cm" svg:height="0.365cm" svg:x="19.12cm" svg:y="5.198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233cm" svg:height="0.245cm" svg:x="19.444cm" svg:y="5.323cm" svg:viewBox="0 0 234 246" svg:d="M86 116c14 0 58-2 88-12 39-14 48-39 48-57 0-29-30-47-69-47-65 0-153 49-153 142 0 57 35 104 99 104 91 0 135-54 135-61 0-4-5-11-10-11-4 0-4 2-9 7-43 49-106 49-116 49-32 0-55-21-55-65 0-8 0-19 7-49zM56 100c21-79 83-84 97-84 25 0 44 10 44 31 0 53-91 53-114 53z">
            <text:p/>
          </draw:path>
          <draw:path draw:style-name="gr3" draw:text-style-name="P7" draw:layer="layout" svg:width="0.228cm" svg:height="0.177cm" svg:x="19.736cm" svg:y="5.237cm" svg:viewBox="0 0 229 178" svg:d="M206 19c-18 6-18 23-18 23 0 7 4 16 18 16 11 0 23-9 23-26 0-23-25-32-46-32-25 0-42 16-49 26-13-22-39-26-53-26-48 0-76 46-76 60 0 5 7 5 9 5 4 0 7 0 7-3 12-39 44-48 60-48 12 0 26 5 26 25 0 10-7 37-19 89-7 22-25 36-40 36-4 0-15 0-23-7 15-6 15-22 15-22 0-12-7-17-15-17-11 0-25 9-25 26 0 25 26 34 46 34 21 0 38-14 49-28 16 24 41 28 53 28 49 0 76-48 76-62 0-5-7-5-7-5-8 0-9 2-9 5-13 35-43 48-58 48-13 0-29-4-29-27 0-5 0-7 4-21 5-26 16-70 19-77 6-11 18-25 39-25 0 0 14 0 23 5z">
            <text:p/>
          </draw:path>
          <draw:path draw:style-name="gr3" draw:text-style-name="P7" draw:layer="layout" svg:width="0.142cm" svg:height="0.541cm" svg:x="20.085cm" svg:y="5.156cm" svg:viewBox="0 0 143 542" svg:d="M11 0c-4 0-11 0-11 7 0 2 2 4 5 7 48 44 99 116 99 257 0 113-35 199-93 251-11 11-11 11-11 15 0 1 2 5 7 5 7 0 58-35 95-104 25-44 41-104 41-167 0-76-23-195-132-271z">
            <text:p/>
          </draw:path>
          <draw:polygon draw:style-name="gr3" draw:text-style-name="P7" draw:layer="layout" svg:width="3.917cm" svg:height="0.032cm" svg:x="16.371cm" svg:y="5.73cm" svg:viewBox="0 0 3918 33" draw:points="1959,33 0,33 0,0 3918,0 3918,33">
            <text:p/>
          </draw:polygon>
          <draw:path draw:style-name="gr3" draw:text-style-name="P7" draw:layer="layout" svg:width="0.233cm" svg:height="0.245cm" svg:x="18.046cm" svg:y="5.965cm" svg:viewBox="0 0 234 246" svg:d="M86 116c14 0 58-2 88-12 39-14 48-39 48-57 0-29-30-47-69-47-65 0-153 49-153 142 0 57 35 104 99 104 91 0 135-54 135-61 0-4-5-11-10-11-2 0-4 2-9 7-43 49-106 49-116 49-32 0-55-21-55-65 0-8 0-19 7-49zM56 100c21-79 83-84 97-84 25 0 46 10 46 31 0 53-93 53-116 53z">
            <text:p/>
          </draw:path>
          <draw:path draw:style-name="gr3" draw:text-style-name="P7" draw:layer="layout" svg:width="0.228cm" svg:height="0.177cm" svg:x="18.338cm" svg:y="5.879cm" svg:viewBox="0 0 229 178" svg:d="M206 19c-18 6-18 23-18 23 0 7 4 16 18 16 11 0 23-9 23-26 0-23-25-32-46-32-25 0-42 16-49 26-13-22-39-26-53-26-48 0-76 46-76 60 0 5 7 5 9 5 4 0 7 0 7-3 12-39 44-48 60-48 12 0 26 5 26 25 0 10-7 37-19 89-7 22-25 36-40 36-4 0-15 0-23-7 15-6 15-22 15-22 0-12-7-17-15-17-11 0-25 9-25 26 0 25 26 34 46 34 23 0 38-14 49-28 16 24 41 28 53 28 49 0 76-48 76-62 0-5-6-5-7-5-8 0-9 2-9 5-13 35-43 48-58 48-13 0-29-4-29-27 0-5 0-7 4-21 5-26 16-70 19-77 6-11 18-25 39-25 0 0 14 0 23 5z">
            <text:p/>
          </draw:path>
          <draw:path draw:style-name="gr3" draw:text-style-name="P7" draw:layer="layout" svg:width="0.369cm" svg:height="0.546cm" svg:x="20.762cm" svg:y="4.465cm" svg:viewBox="0 0 370 547" svg:d="M370 9c0-2 0-9-11-9-10 0-84 7-98 9-6 0-11 3-11 14 0 10 7 10 19 10 37 0 39 6 39 13l-3 16-46 183c-14-29-37-50-72-50-90 0-187 115-187 227 0 74 42 125 104 125 16 0 54-3 100-58 7 32 34 58 71 58 28 0 45-17 58-44 12-26 23-74 23-76 0-8-7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21.155cm" svg:y="4.6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383" draw:id="id383">
          <svg:title>TexMaths</svg:title>
          <svg:desc>24§display§\text {Put,} e^x = t, \ \text {Diff } w.\ r.\ t.\ x.\ \ e^xdx = dt §svg§600§FALSE§</svg:desc>
          <draw:polygon draw:style-name="gr2" draw:text-style-name="P6" draw:layer="layout" svg:width="13.77cm" svg:height="0.689cm" svg:x="3.037cm" svg:y="11.349cm" svg:viewBox="0 0 13771 690" draw:points="6886,690 0,690 0,0 13771,0 13771,690">
            <text:p/>
          </draw:polygon>
          <draw:path draw:style-name="gr3" draw:text-style-name="P7" draw:layer="layout" svg:width="0.498cm" svg:height="0.578cm" svg:x="3.024cm" svg:y="11.34cm" svg:viewBox="0 0 499 579" svg:d="M163 312h142c102 0 194-70 194-154 0-83-84-158-199-158h-300v27h21c65 0 65 10 65 38v448c0 31 0 39-65 39h-21v27c29-2 92-2 125-2 32 0 96 0 125 2v-27h-20c-65 0-67-8-67-39zM159 288v-228c0-27 2-33 43-33h75c134 0 134 88 134 131 0 40 0 130-134 130z">
            <text:p/>
          </draw:path>
          <draw:path draw:style-name="gr3" draw:text-style-name="P7" draw:layer="layout" svg:width="0.425cm" svg:height="0.384cm" svg:x="3.596cm" svg:y="11.544cm" svg:viewBox="0 0 426 385" svg:d="M303 308v77l123-10v-27c-59 0-65-6-65-46v-302l-125 10v27c60 0 65 5 65 46v152c0 73-40 130-101 130-71 0-75-38-75-82v-283l-125 10v27c65 0 65 1 65 76v127c0 68 0 145 131 145 46 0 84-23 107-77z">
            <text:p/>
          </draw:path>
          <draw:path draw:style-name="gr3" draw:text-style-name="P7" draw:layer="layout" svg:width="0.266cm" svg:height="0.53cm" svg:x="4.053cm" svg:y="11.397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7" draw:layer="layout" svg:width="0.099cm" svg:height="0.253cm" svg:x="4.439cm" svg:y="11.826cm" svg:viewBox="0 0 100 254" svg:d="M100 88c0-53-19-88-54-88-31 0-46 23-46 44 0 23 15 46 46 46 14 0 23-5 33-11l2-2c0 0 2 0 2 11 0 56-25 108-64 149-4 3-6 5-6 7 0 8 4 10 10 10 10 0 77-67 77-166z">
            <text:p/>
          </draw:path>
          <draw:path draw:style-name="gr3" draw:text-style-name="P7" draw:layer="layout" svg:width="0.325cm" svg:height="0.384cm" svg:x="4.639cm" svg:y="11.544cm" svg:viewBox="0 0 326 385" svg:d="M119 179c25 0 88-2 131-19 59-25 63-75 63-87 0-38-33-73-90-73-94 0-223 83-223 231 0 86 50 154 132 154 123 0 194-91 194-100 0-6-5-12-11-12-4 0-6 2-10 10-67 82-159 82-171 82-65 0-73-71-73-98 0-9 0-36 14-88zM81 160c32-129 119-141 142-141 40 0 61 25 61 54 0 87-134 87-169 87z">
            <text:p/>
          </draw:path>
          <draw:path draw:style-name="gr3" draw:text-style-name="P7" draw:layer="layout" svg:width="0.318cm" svg:height="0.268cm" svg:x="5.021cm" svg:y="11.307cm" svg:viewBox="0 0 319 269" svg:d="M119 200c-6 19-25 52-56 52-2 0-19 0-32-8 25-7 27-29 27-32 0-14-10-24-23-24-18 0-35 16-35 37 0 31 33 44 61 44 29 0 52-17 68-42 15 31 48 42 71 42 69 0 103-75 103-92 0-8-7-8-9-8-8 0-8 4-10 12-13 40-50 71-82 71-23 0-37-15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562cm" svg:height="0.199cm" svg:x="5.699cm" svg:y="11.60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6cm" svg:height="0.539cm" svg:x="6.563cm" svg:y="11.388cm" svg:viewBox="0 0 261 540" svg:d="M156 192h80c16 0 25 0 25-17 0-10-9-10-25-10h-73c29-121 35-136 35-142 0-15-12-23-25-23-2 0-27 0-35 31l-32 134h-81c-17 0-25 0-25 16 0 11 8 11 23 11h75c-60 241-63 254-63 269 0 47 32 79 76 79 89 0 137-125 137-130 0-8-8-8-12-8-6 0-8 2-11 11-37 89-83 108-112 108-17 0-25-11-25-38 0-22 0-27 4-41z">
            <text:p/>
          </draw:path>
          <draw:path draw:style-name="gr3" draw:text-style-name="P7" draw:layer="layout" svg:width="0.099cm" svg:height="0.253cm" svg:x="6.92cm" svg:y="11.826cm" svg:viewBox="0 0 100 254" svg:d="M100 88c0-55-21-88-54-88-29 0-46 21-46 44s17 46 46 46c10 0 21-3 29-11 4-2 4-2 6-2 0 0 2 0 2 11 0 64-31 116-60 143-10 9-10 11-10 13 0 8 4 10 10 10 10 0 77-66 77-166z">
            <text:p/>
          </draw:path>
          <draw:path draw:style-name="gr3" draw:text-style-name="P7" draw:layer="layout" svg:width="0.567cm" svg:height="0.578cm" svg:x="7.533cm" svg:y="11.34cm" svg:viewBox="0 0 568 579" svg:d="M0 0v27h21c65 0 65 10 65 38v448c0 31 0 39-65 39h-21v27h309c142 0 259-125 259-285 0-161-113-294-259-294zM202 552c-41 0-43-6-43-33v-459c0-27 2-33 43-33h84c52 0 111 17 154 79 36 50 44 123 44 188 0 94-15 144-46 187-17 23-65 71-152 71z">
            <text:p/>
          </draw:path>
          <draw:path draw:style-name="gr3" draw:text-style-name="P7" draw:layer="layout" svg:width="0.181cm" svg:height="0.566cm" svg:x="8.176cm" svg:y="11.351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508cm" svg:height="0.597cm" svg:x="8.404cm" svg:y="11.32cm" svg:viewBox="0 0 509 598" svg:d="M357 258h96v-25h-100v-98c0-77 43-116 79-116 4 0 15 0 29 6-10 4-25 13-25 35 0 19 13 36 36 36s37-17 37-36c0-31-29-60-77-60-50 0-88 33-92 37-25-33-71-37-94-37-81 0-179 44-179 137v96h-67v25h67v275c0 38-9 38-67 38v27c29-2 73-4 94-4s63 2 94 4v-27c-56 0-65 0-65-38v-275h178v275c0 38-9 38-67 38v27c33-2 73-4 96-4 35 0 75 0 108 4v-27h-17c-62 0-64-10-64-40zM121 233v-96c0-83 69-118 123-118 42 0 65 16 67 16v2c-15 0-31 11-31 34 0 6 0 27 23 35-2 11-2 19-2 29v98z">
            <text:p/>
          </draw:path>
          <draw:path draw:style-name="gr3" draw:text-style-name="P7" draw:layer="layout" svg:width="0.56cm" svg:height="0.384cm" svg:x="9.18cm" svg:y="11.544cm" svg:viewBox="0 0 561 385" svg:d="M367 87c4-18 11-50 11-54 0-16-11-23-23-23-11 0-27 5-32 23-2 5-43 169-48 190-6 25-8 40-8 56 0 9 0 11 2 15-19 46-46 71-79 71-67 0-67-61-67-77 0-26 4-59 44-165 10-25 13-36 13-54 0-38-26-69-69-69-80 0-111 123-111 131 0 7 8 7 10 7 9 0 9 0 13-15 23-79 56-104 86-104 8 0 22 0 22 27 0 21-10 46-16 60-36 100-48 140-48 171 0 79 58 108 121 108 14 0 54 0 89-60 21 54 80 60 105 60 63 0 100-54 123-104 29-68 56-181 56-221 0-47-23-60-39-60-21 0-42 21-42 40 0 12 6 18 13 23 10 10 31 31 31 74 0 28-25 111-46 153-23 47-52 75-94 75-40 0-61-25-61-73 0-23 5-50 7-61z">
            <text:p/>
          </draw:path>
          <draw:path draw:style-name="gr3" draw:text-style-name="P7" draw:layer="layout" svg:width="0.091cm" svg:height="0.091cm" svg:x="9.854cm" svg:y="11.826cm" svg:viewBox="0 0 92 92" svg:d="M92 46c0-25-21-46-46-46s-46 21-46 46 21 46 46 46 46-21 46-46z">
            <text:p/>
          </draw:path>
          <draw:path draw:style-name="gr3" draw:text-style-name="P7" draw:layer="layout" svg:width="0.345cm" svg:height="0.384cm" svg:x="10.323cm" svg:y="11.544cm" svg:viewBox="0 0 346 385" svg:d="M50 325c-2 13-8 33-8 37 0 15 12 23 25 23 10 0 25-8 31-23 2-4 31-120 34-135 6-29 22-89 27-112 4-9 27-50 48-69 6-6 31-27 68-27 23 0 34 10 36 10-27 4-44 25-44 46 0 13 10 31 31 31 23 0 48-19 48-50s-27-56-71-56c-56 0-93 42-108 65-8-38-38-65-79-65-38 0-53 33-61 48-15 29-27 81-27 83 0 7 8 7 10 7 9 0 9 0 15-19 13-59 31-100 61-100 16 0 27 6 27 39 0 17-4 27-13 71z">
            <text:p/>
          </draw:path>
          <draw:path draw:style-name="gr3" draw:text-style-name="P7" draw:layer="layout" svg:width="0.091cm" svg:height="0.091cm" svg:x="10.728cm" svg:y="11.826cm" svg:viewBox="0 0 92 92" svg:d="M92 46c0-25-21-46-46-46s-46 21-46 46 21 46 46 46 46-21 46-46z">
            <text:p/>
          </draw:path>
          <draw:path draw:style-name="gr3" draw:text-style-name="P7" draw:layer="layout" svg:width="0.26cm" svg:height="0.539cm" svg:x="11.19cm" svg:y="11.388cm" svg:viewBox="0 0 261 540" svg:d="M156 192h80c16 0 25 0 25-17 0-10-9-10-25-10h-73c29-121 35-136 35-142 0-15-12-23-25-23-2 0-27 0-35 31l-32 134h-81c-17 0-25 0-25 16 0 11 8 11 23 11h75c-62 241-63 254-63 269 0 47 32 79 76 79 89 0 137-125 137-130 0-8-8-8-12-8-6 0-8 2-11 11-37 89-83 108-112 108-17 0-25-11-25-38 0-22 0-27 4-41z">
            <text:p/>
          </draw:path>
          <draw:path draw:style-name="gr3" draw:text-style-name="P7" draw:layer="layout" svg:width="0.091cm" svg:height="0.091cm" svg:x="11.548cm" svg:y="11.826cm" svg:viewBox="0 0 92 92" svg:d="M92 46c0-25-21-46-46-46s-46 21-46 46 21 46 46 46 46-21 46-46z">
            <text:p/>
          </draw:path>
          <draw:path draw:style-name="gr3" draw:text-style-name="P7" draw:layer="layout" svg:width="0.421cm" svg:height="0.384cm" svg:x="12.014cm" svg:y="11.544cm" svg:viewBox="0 0 422 385" svg:d="M259 119c4-23 23-100 83-100 4 0 25 0 42 10-23 6-40 27-40 46 0 13 9 31 32 31 20 0 46-16 46-50 0-44-49-56-78-56-50 0-79 44-91 65-21-57-65-65-90-65-88 0-136 110-136 131 0 7 8 7 9 7 8 0 10 0 12-7 29-91 84-112 113-112 16 0 46 8 46 56 0 27-15 85-46 202-13 54-44 88-80 88-6 0-25 0-43-9 22-6 41-23 41-46s-19-31-33-31c-25 0-46 23-46 50 0 38 42 56 79 56 57 0 86-60 90-66 10 33 40 66 90 66 89 0 137-110 137-131 0-8-8-8-10-8-8 0-10 2-12 8-28 92-86 111-113 111-33 0-46-27-46-55 0-20 6-37 15-75z">
            <text:p/>
          </draw:path>
          <draw:path draw:style-name="gr3" draw:text-style-name="P7" draw:layer="layout" svg:width="0.091cm" svg:height="0.091cm" svg:x="12.544cm" svg:y="11.826cm" svg:viewBox="0 0 92 92" svg:d="M92 46c0-25-21-46-46-46s-46 21-46 46 21 46 46 46 46-21 46-46z">
            <text:p/>
          </draw:path>
          <draw:path draw:style-name="gr3" draw:text-style-name="P7" draw:layer="layout" svg:width="0.325cm" svg:height="0.384cm" svg:x="13.308cm" svg:y="11.544cm" svg:viewBox="0 0 326 385" svg:d="M119 179c25 0 88-2 131-19 59-25 63-75 63-87 0-38-33-73-90-73-94 0-223 83-223 231 0 86 50 154 132 154 123 0 194-91 194-100 0-6-5-12-11-12-4 0-6 2-10 10-67 82-159 82-171 82-65 0-73-71-73-98 0-9 0-36 14-88zM81 160c32-129 119-141 142-141 40 0 63 25 63 54 0 87-136 87-171 87z">
            <text:p/>
          </draw:path>
          <draw:path draw:style-name="gr3" draw:text-style-name="P7" draw:layer="layout" svg:width="0.318cm" svg:height="0.268cm" svg:x="13.69cm" svg:y="11.307cm" svg:viewBox="0 0 319 269" svg:d="M119 200c-6 19-25 52-56 52-2 0-19 0-32-8 25-7 27-29 27-32 0-14-10-24-23-24-18 0-35 16-35 37 0 31 33 44 61 44 29 0 52-17 68-42 15 31 48 42 71 42 69 0 103-75 103-92 0-8-7-8-9-8-8 0-8 4-10 12-13 40-50 71-82 71-23 0-37-15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7cm" svg:x="14.121cm" svg:y="11.33cm" svg:viewBox="0 0 403 598" svg:d="M403 10c0-2 0-10-11-10-12 0-92 8-108 10-6 0-11 3-11 15s7 12 21 12c40 0 42 5 42 13l-2 17-52 200c-15-30-40-54-78-54-98 0-204 125-204 248 0 81 46 137 113 137 18 0 60-4 110-63 7 34 36 63 77 63 30 0 49-19 63-48 13-29 25-81 25-83 0-9-8-9-10-9-9 0-9 3-11 15-16 56-31 106-66 106-23 0-24-21-24-39 0-21 1-27 5-40zM227 486c-4 16-4 18-18 33-36 46-71 60-94 60-42 0-55-46-55-79 0-42 26-148 48-187 24-50 63-80 97-80 56 0 68 69 68 75 0 4-2 9-4 13z">
            <text:p/>
          </draw:path>
          <draw:path draw:style-name="gr3" draw:text-style-name="P7" draw:layer="layout" svg:width="0.421cm" svg:height="0.384cm" svg:x="14.551cm" svg:y="11.544cm" svg:viewBox="0 0 422 385" svg:d="M259 119c4-23 23-100 83-100 6 0 25 0 42 10-23 6-40 27-40 46 0 13 9 31 32 31 20 0 46-16 46-50 0-44-49-56-78-56-50 0-79 44-91 65-21-57-65-65-90-65-88 0-136 110-136 131 0 7 8 7 9 7 8 0 10 0 12-7 29-91 84-112 113-112 16 0 46 8 46 56 0 27-15 85-46 202-13 54-44 88-80 88-6 0-25 0-43-9 22-6 41-23 41-46s-19-31-33-31c-25 0-46 23-46 50 0 38 42 56 81 56 55 0 86-60 88-66 10 33 40 66 92 66 87 0 135-110 135-131 0-8-8-8-10-8-8 0-10 2-12 8-26 92-86 111-113 111-33 0-46-27-46-55 0-20 6-37 15-75z">
            <text:p/>
          </draw:path>
          <draw:path draw:style-name="gr3" draw:text-style-name="P7" draw:layer="layout" svg:width="0.562cm" svg:height="0.199cm" svg:x="15.29cm" svg:y="11.60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402cm" svg:height="0.597cm" svg:x="16.166cm" svg:y="11.33cm" svg:viewBox="0 0 403 598" svg:d="M403 10c0-2 0-10-11-10-12 0-92 8-108 10-6 0-11 3-11 15s7 12 21 12c40 0 42 5 42 13l-4 17-50 200c-15-30-40-54-78-54-98 0-204 125-204 248 0 81 46 137 113 137 18 0 60-4 110-63 7 34 36 63 77 63 30 0 49-19 63-48 13-29 25-81 25-83 0-9-8-9-10-9-9 0-9 3-11 15-16 56-31 106-66 106-23 0-24-21-24-39 0-21 1-27 5-40zM227 486c-4 16-4 18-18 33-36 46-71 60-94 60-42 0-55-46-55-79 0-42 26-148 48-187 24-50 63-80 97-80 56 0 68 69 68 75 0 4-2 9-4 13z">
            <text:p/>
          </draw:path>
          <draw:path draw:style-name="gr3" draw:text-style-name="P7" draw:layer="layout" svg:width="0.26cm" svg:height="0.539cm" svg:x="16.592cm" svg:y="11.388cm" svg:viewBox="0 0 261 540" svg:d="M156 192h80c16 0 25 0 25-17 0-10-9-10-25-10h-73c29-121 35-136 35-142 0-15-12-23-25-23-2 0-27 0-35 31l-32 134h-81c-17 0-25 0-25 16 0 11 8 11 23 11h75c-62 241-63 254-63 269 0 47 32 79 76 79 89 0 137-125 137-130 0-8-8-8-12-8-6 0-8 2-11 11-37 89-83 108-112 108-17 0-25-11-25-38 0-22 0-27 4-41z">
            <text:p/>
          </draw:path>
        </draw:g>
        <draw:g xml:id="id385" draw:id="id385">
          <svg:title>TexMaths</svg:title>
          <svg:desc>24§display§\text {I}§svg§600§FALSE§</svg:desc>
          <draw:polygon draw:style-name="gr2" draw:text-style-name="P6" draw:layer="layout" svg:width="0.197cm" svg:height="0.493cm" svg:x="4.844cm" svg:y="13.247cm" svg:viewBox="0 0 198 494" draw:points="100,494 0,494 0,0 198,0 198,494">
            <text:p/>
          </draw:polygon>
          <draw:path draw:style-name="gr3" draw:text-style-name="P7" draw:layer="layout" svg:width="0.258cm" svg:height="0.577cm" svg:x="4.825cm" svg:y="13.2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86" draw:id="id386">
          <svg:title>TexMaths</svg:title>
          <svg:desc>22§display§= \int \frac{ 1 }{ \sqrt{ 9 - 4t^2} }dt§svg§600§FALSE§</svg:desc>
          <draw:polygon draw:style-name="gr2" draw:text-style-name="P6" draw:layer="layout" svg:width="5.472cm" svg:height="1.695cm" svg:x="5.433cm" svg:y="12.657cm" svg:viewBox="0 0 5473 1696" draw:points="2736,1696 0,1696 0,0 5473,0 5473,1696">
            <text:p/>
          </draw:polygon>
          <draw:path draw:style-name="gr3" draw:text-style-name="P7" draw:layer="layout" svg:width="0.515cm" svg:height="0.182cm" svg:x="5.438cm" svg:y="13.3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253cm" svg:y="12.618cm" svg:viewBox="0 0 688 1720" svg:d="M37 1685c25 0 39-18 39-37 0-26-20-39-37-39-20 0-39 13-39 39 0 40 39 72 86 72 118 0 162-181 217-405 59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574cm" svg:y="12.63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989cm" svg:height="0.032cm" svg:x="7.205cm" svg:y="13.461cm" svg:viewBox="0 0 2990 33" draw:points="1496,33 0,33 0,0 2990,0 2990,33">
            <text:p/>
          </draw:polygon>
          <draw:path draw:style-name="gr3" draw:text-style-name="P7" draw:layer="layout" svg:width="0.604cm" svg:height="0.774cm" svg:x="7.261cm" svg:y="13.616cm" svg:viewBox="0 0 605 775" svg:d="M245 694l-136-301c-5-13-10-13-12-13 0 0-5 0-13 6l-73 56c-11 7-11 10-11 12 0 4 2 9 7 9s19-11 26-18c6-3 18-12 25-17l153 334c5 13 11 13 18 13 10 0 12-4 19-14l352-729c5-13 5-14 5-16 0-9-7-16-16-16-7 0-12 4-17 16z">
            <text:p/>
          </draw:path>
          <draw:polygon draw:style-name="gr3" draw:text-style-name="P7" draw:layer="layout" svg:width="2.345cm" svg:height="0.032cm" svg:x="7.849cm" svg:y="13.616cm" svg:viewBox="0 0 2346 33" draw:points="1174,33 0,33 0,0 2346,0 2346,33">
            <text:p/>
          </draw:polygon>
          <draw:path draw:style-name="gr3" draw:text-style-name="P7" draw:layer="layout" svg:width="0.321cm" svg:height="0.532cm" svg:x="7.882cm" svg:y="13.777cm" svg:viewBox="0 0 322 533" svg:d="M253 269v25c0 183-81 218-126 218-14 0-55-1-76-28 33 0 41-23 41-35 0-25-20-37-37-37-13 0-36 7-36 39 0 51 43 82 108 82 100 0 195-105 195-271 0-209-90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8.472cm" svg:y="14.083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9.202cm" svg:y="13.768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238cm" svg:height="0.494cm" svg:x="9.586cm" svg:y="13.808cm" svg:viewBox="0 0 239 495" svg:d="M143 176h73c15 0 23 0 23-16 0-9-8-9-23-9h-68c28-111 33-125 33-130 0-14-10-21-23-21-3 0-24 0-31 28l-30 123h-74c-16 0-23 0-23 15 0 10 7 10 21 10h69c-57 220-58 232-58 247 0 42 30 72 70 72 81 0 125-115 125-120 0-7-7-7-11-7-7 0-7 2-10 11-34 81-76 98-102 98-16 0-23-10-23-35 0-19 0-25 3-37z">
            <text:p/>
          </draw:path>
          <draw:path draw:style-name="gr3" draw:text-style-name="P7" draw:layer="layout" svg:width="0.24cm" svg:height="0.36cm" svg:x="9.88cm" svg:y="13.7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316cm" svg:y="13.134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7" draw:layer="layout" svg:width="0.238cm" svg:height="0.494cm" svg:x="10.707cm" svg:y="13.187cm" svg:viewBox="0 0 239 495" svg:d="M143 176h73c15 0 23 0 23-16 0-9-8-9-23-9h-66c26-111 31-125 31-130 0-14-10-21-23-21-1 0-24 0-31 28l-30 123h-74c-16 0-23 0-23 15 0 10 7 10 21 10h69c-55 220-58 232-58 247 0 42 30 72 70 72 81 0 125-115 125-120 0-7-7-7-11-7-5 0-7 2-10 11-34 81-76 98-102 98-16 0-23-10-23-35 0-19 2-25 3-37z">
            <text:p/>
          </draw:path>
        </draw:g>
        <draw:g xml:id="id384" draw:id="id384">
          <svg:title>TexMaths</svg:title>
          <svg:desc>24§display§\therefore§svg§600§FALSE§</svg:desc>
          <draw:polygon draw:style-name="gr2" draw:text-style-name="P6" draw:layer="layout" svg:width="0.453cm" svg:height="0.371cm" svg:x="3.44cm" svg:y="13.348cm" svg:viewBox="0 0 454 372" draw:points="227,372 0,372 0,0 454,0 454,372">
            <text:p/>
          </draw:polygon>
          <draw:path draw:style-name="gr3" draw:text-style-name="P7" draw:layer="layout" svg:width="0.513cm" svg:height="0.455cm" svg:x="3.423cm" svg:y="13.3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380" draw:id="id380">
          <svg:title>TexMaths</svg:title>
          <svg:desc>22§display§= \int \frac{ e^{ \frac{x}{2} } }{  \frac{ \sqrt{ 9 - 4e^{2x} }}{e^{ \frac{x}{2} }  }\ dx§svg§600§FALSE§</svg:desc>
          <draw:polygon draw:style-name="gr2" draw:text-style-name="P6" draw:layer="layout" svg:width="5.53cm" svg:height="2.265cm" svg:x="5.432cm" svg:y="6.462cm" svg:viewBox="0 0 5531 2266" draw:points="2767,2266 0,2266 0,0 5531,0 5531,2266">
            <text:p/>
          </draw:polygon>
          <draw:path draw:style-name="gr3" draw:text-style-name="P7" draw:layer="layout" svg:width="0.515cm" svg:height="0.182cm" svg:x="5.437cm" svg:y="7.32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252cm" svg:y="6.553cm" svg:viewBox="0 0 688 1719" svg:d="M37 1684c25 0 39-18 39-37 0-27-20-39-37-39-20 0-39 12-39 39 0 40 39 72 86 72 118 0 162-181 217-405 60-244 111-492 153-741 28-163 56-318 83-418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98cm" svg:height="0.351cm" svg:x="8.693cm" svg:y="6.74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28cm" svg:height="0.177cm" svg:x="9.145cm" svg:y="6.423cm" svg:viewBox="0 0 229 178" svg:d="M206 19c-18 6-18 23-18 23 0 7 4 16 18 16 10 0 23-9 23-26 0-23-25-32-46-32-25 0-42 16-49 26-13-22-39-26-53-26-48 0-76 46-76 60 0 5 7 5 9 5 4 0 7 0 7-3 12-39 44-48 60-48 12 0 26 5 26 25 0 10-7 37-19 89-7 22-25 36-40 36-4 0-15 0-23-7 15-6 15-22 15-22 0-12-7-17-15-17-11 0-25 9-25 26 0 25 26 34 46 34 23 0 38-14 49-28 16 24 41 28 53 28 49 0 76-48 76-62 0-5-6-5-8-5-7 0-8 2-8 5-13 35-43 48-58 48-13 0-29-4-29-27 0-5 0-7 4-21 5-26 16-70 19-77 6-11 18-25 39-25 0 0 14 0 23 5z">
            <text:p/>
          </draw:path>
          <draw:polygon draw:style-name="gr3" draw:text-style-name="P7" draw:layer="layout" svg:width="0.307cm" svg:height="0.027cm" svg:x="9.11cm" svg:y="6.653cm" svg:viewBox="0 0 308 28" draw:points="153,28 0,28 0,0 308,0 308,28">
            <text:p/>
          </draw:polygon>
          <draw:path draw:style-name="gr3" draw:text-style-name="P7" draw:layer="layout" svg:width="0.193cm" svg:height="0.258cm" svg:x="9.166cm" svg:y="6.731cm" svg:viewBox="0 0 194 259" svg:d="M194 185h-16c-2 7-6 31-11 35-3 2-37 2-42 2h-76c25-20 55-41 78-57 35-24 67-47 67-88 0-49-46-77-102-77-53 0-92 30-92 69 0 19 18 22 23 22 10 0 23-7 23-22 0-14-11-22-23-23 10-18 33-28 60-28 38 0 70 22 70 59 0 34-23 58-53 83l-95 81c-5 4-5 4-5 7v11h181z">
            <text:p/>
          </draw:path>
          <draw:polygon draw:style-name="gr3" draw:text-style-name="P7" draw:layer="layout" svg:width="3.797cm" svg:height="0.032cm" svg:x="7.204cm" svg:y="7.396cm" svg:viewBox="0 0 3798 33" draw:points="1899,33 0,33 0,0 3798,0 3798,33">
            <text:p/>
          </draw:polygon>
          <draw:path draw:style-name="gr3" draw:text-style-name="P7" draw:layer="layout" svg:width="0.471cm" svg:height="0.543cm" svg:x="7.349cm" svg:y="7.545cm" svg:viewBox="0 0 472 544" svg:d="M190 484l-107-211c-2-6-4-9-9-9-2 0-4 0-9 3l-58 39c-7 5-7 9-7 11 0 1 4 7 7 7 4 0 4 0 11-6 7-3 22-15 28-19l119 234c4 9 6 11 13 11 5 0 10 0 16-11l272-508c6-7 6-9 6-11 0-9-7-14-13-14-8 0-12 5-14 11z">
            <text:p/>
          </draw:path>
          <draw:polygon draw:style-name="gr3" draw:text-style-name="P7" draw:layer="layout" svg:width="2.002cm" svg:height="0.027cm" svg:x="7.804cm" svg:y="7.545cm" svg:viewBox="0 0 2003 28" draw:points="1001,28 0,28 0,0 2003,0 2003,28">
            <text:p/>
          </draw:polygon>
          <draw:path draw:style-name="gr3" draw:text-style-name="P7" draw:layer="layout" svg:width="0.249cm" svg:height="0.37cm" svg:x="7.834cm" svg:y="7.656cm" svg:viewBox="0 0 250 371" svg:d="M199 199c0 135-67 155-100 155-13 0-41 0-57-18 23-2 25-19 25-25 0-14-9-26-25-26-17 0-26 11-26 26 0 37 30 60 83 60 79 0 151-72 151-188 0-136-60-183-123-183-18 0-55 4-87 33-19 18-40 39-40 88 0 69 55 120 120 120 42 0 67-28 79-53zM121 227c-21 0-40-7-56-33-12-20-12-43-12-73 0-31 0-52 16-75 12-20 30-30 58-30s45 17 53 31c15 23 17 60 17 80 0 70-40 100-76 100z">
            <text:p/>
          </draw:path>
          <draw:path draw:style-name="gr3" draw:text-style-name="P7" draw:layer="layout" svg:width="0.367cm" svg:height="0.027cm" svg:x="8.172cm" svg:y="7.867cm" svg:viewBox="0 0 368 28" svg:d="M347 28c7 0 21 0 21-14s-13-14-21-14h-326c-9 0-21 0-21 14s12 14 21 14z">
            <text:p/>
          </draw:path>
          <draw:path draw:style-name="gr3" draw:text-style-name="P7" draw:layer="layout" svg:width="0.267cm" svg:height="0.365cm" svg:x="8.617cm" svg:y="7.651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233cm" svg:height="0.245cm" svg:x="8.941cm" svg:y="7.778cm" svg:viewBox="0 0 234 246" svg:d="M86 116c14 0 58-2 88-12 39-14 48-39 48-57 0-29-30-47-69-47-65 0-153 49-153 142 0 57 35 104 99 104 91 0 135-54 135-61 0-4-5-11-10-11-4 0-4 2-9 7-43 49-106 49-116 49-32 0-55-21-55-65 0-8 0-19 7-49zM56 100c21-79 83-84 97-84 25 0 44 10 44 31 0 53-91 53-114 53z">
            <text:p/>
          </draw:path>
          <draw:path draw:style-name="gr3" draw:text-style-name="P7" draw:layer="layout" svg:width="0.193cm" svg:height="0.258cm" svg:x="9.233cm" svg:y="7.603cm" svg:viewBox="0 0 194 259" svg:d="M194 185h-16c-2 7-6 31-11 35-3 2-37 2-42 2h-76c25-20 55-41 78-57 35-24 67-47 67-88 0-49-46-77-102-77-53 0-92 30-92 69 0 19 18 22 23 22 10 0 23-7 23-22 0-14-11-22-23-23 10-18 33-28 60-28 38 0 70 22 70 59 0 34-23 58-53 83l-95 81c-5 4-5 4-5 7v11h181z">
            <text:p/>
          </draw:path>
          <draw:path draw:style-name="gr3" draw:text-style-name="P7" draw:layer="layout" svg:width="0.228cm" svg:height="0.177cm" svg:x="9.497cm" svg:y="7.69cm" svg:viewBox="0 0 229 178" svg:d="M206 19c-18 6-18 23-18 23 0 7 4 16 18 16 10 0 23-9 23-26 0-23-25-32-46-32-25 0-42 16-49 26-13-22-39-26-53-26-48 0-76 46-76 60 0 5 7 5 9 5 4 0 7 0 7-3 12-39 44-48 60-48 12 0 26 5 26 25 0 10-7 37-19 89-7 22-25 36-40 36-4 0-15 0-23-7 15-6 15-22 15-22 0-12-7-17-15-17-11 0-25 9-25 26 0 25 26 34 46 34 23 0 38-14 49-28 16 24 41 28 53 28 49 0 76-48 76-62 0-5-8-5-8-5-7 0-8 2-8 5-13 35-43 48-58 48-13 0-29-4-29-27 0-5 0-7 4-21 5-26 16-70 19-77 6-11 18-25 39-25 0 0 14 0 23 5z">
            <text:p/>
          </draw:path>
          <draw:polygon draw:style-name="gr3" draw:text-style-name="P7" draw:layer="layout" svg:width="2.509cm" svg:height="0.032cm" svg:x="7.297cm" svg:y="8.117cm" svg:viewBox="0 0 2510 33" draw:points="1255,33 0,33 0,0 2510,0 2510,33">
            <text:p/>
          </draw:polygon>
          <draw:path draw:style-name="gr3" draw:text-style-name="P7" draw:layer="layout" svg:width="0.233cm" svg:height="0.245cm" svg:x="8.176cm" svg:y="8.522cm" svg:viewBox="0 0 234 246" svg:d="M86 116c14 0 58-2 88-12 39-14 48-39 48-57 0-29-30-47-69-47-65 0-153 49-153 142 0 57 35 104 99 104 91 0 135-54 135-61 0-4-5-11-10-11-2 0-4 2-9 7-43 49-106 49-116 49-32 0-55-21-55-65 0-8 0-19 7-49zM56 100c21-79 83-84 97-84 25 0 46 10 46 31 0 53-93 53-116 53z">
            <text:p/>
          </draw:path>
          <draw:path draw:style-name="gr3" draw:text-style-name="P7" draw:layer="layout" svg:width="0.228cm" svg:height="0.177cm" svg:x="8.561cm" svg:y="8.175cm" svg:viewBox="0 0 229 178" svg:d="M206 19c-18 6-18 23-18 23 0 7 4 16 18 16 10 0 23-9 23-26 0-23-25-32-46-32-25 0-42 16-49 26-13-22-39-26-53-26-48 0-76 46-76 60 0 5 7 5 9 5 4 0 7 0 7-3 12-39 44-48 60-48 12 0 26 5 26 25 0 10-7 37-19 89-7 22-25 36-40 36-4 0-15 0-23-7 15-6 15-22 15-22 0-12-7-17-15-17-11 0-25 9-25 26 0 25 26 34 46 34 23 0 38-14 49-28 16 24 41 28 53 28 49 0 76-48 76-62 0-5-8-5-8-5-7 0-8 2-8 5-13 35-43 48-58 48-13 0-29-4-29-27 0-5 0-7 4-21 5-26 16-70 19-77 6-11 18-25 39-25 0 0 14 0 23 5z">
            <text:p/>
          </draw:path>
          <draw:polygon draw:style-name="gr3" draw:text-style-name="P7" draw:layer="layout" svg:width="0.307cm" svg:height="0.02cm" svg:x="8.526cm" svg:y="8.39cm" svg:viewBox="0 0 308 21" draw:points="153,21 0,21 0,0 308,0 308,21">
            <text:p/>
          </draw:polygon>
          <draw:path draw:style-name="gr3" draw:text-style-name="P7" draw:layer="layout" svg:width="0.193cm" svg:height="0.258cm" svg:x="8.582cm" svg:y="8.444cm" svg:viewBox="0 0 194 259" svg:d="M194 185h-16c-2 7-6 31-11 35-3 2-37 2-42 2h-77c26-20 56-41 79-57 35-24 67-47 67-88 0-49-46-77-102-77-53 0-92 30-92 69 0 19 18 22 23 22 10 0 23-7 23-22 0-14-11-22-23-23 10-18 33-28 60-28 38 0 70 22 70 59 0 34-23 58-53 83l-95 81c-5 4-5 4-5 7v11h181z">
            <text:p/>
          </draw:path>
          <draw:path draw:style-name="gr3" draw:text-style-name="P7" draw:layer="layout" svg:width="0.369cm" svg:height="0.546cm" svg:x="10.187cm" svg:y="7.79cm" svg:viewBox="0 0 370 547" svg:d="M370 9c0-2 0-9-11-9s-84 7-99 9c-5 0-10 3-10 14 0 10 7 10 19 10 37 0 39 6 39 13l-2 16-47 183c-14-29-37-50-72-50-90 0-187 115-187 227 0 74 42 125 104 125 16 0 54-3 100-58 7 32 34 58 71 58 28 0 45-17 58-44 12-26 22-74 22-76 0-8-7-8-8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86cm" svg:height="0.351cm" svg:x="10.581cm" svg:y="7.98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</draw:g>
        <draw:g xml:id="id381" draw:id="id381">
          <svg:title>TexMaths</svg:title>
          <svg:desc>22§display§= \int \frac{ e^{ \frac{x}{2} }. e^{ \frac{x}{2} } }{  \sqrt{ 9 - 4e^{2x} } } \ dx§svg§600§FALSE§</svg:desc>
          <draw:polygon draw:style-name="gr2" draw:text-style-name="P6" draw:layer="layout" svg:width="6.315cm" svg:height="1.825cm" svg:x="13.73cm" svg:y="6.464cm" svg:viewBox="0 0 6316 1826" draw:points="3158,1826 0,1826 0,0 6316,0 6316,1826">
            <text:p/>
          </draw:polygon>
          <draw:path draw:style-name="gr3" draw:text-style-name="P7" draw:layer="layout" svg:width="0.515cm" svg:height="0.182cm" svg:x="13.735cm" svg:y="7.32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4.55cm" svg:y="6.555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4-146 243-2 7-108 396-192 903-21 118-44 248-69 356-14 56-49 202-113 202-28 0-45-19-47-19z">
            <text:p/>
          </draw:path>
          <draw:path draw:style-name="gr3" draw:text-style-name="P7" draw:layer="layout" svg:width="0.298cm" svg:height="0.351cm" svg:x="16.251cm" svg:y="6.742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28cm" svg:height="0.177cm" svg:x="16.703cm" svg:y="6.425cm" svg:viewBox="0 0 229 178" svg:d="M206 19c-18 6-18 23-18 23 0 7 4 16 18 16 11 0 23-9 23-26 0-23-25-32-46-32-25 0-42 16-49 26-13-22-39-26-53-26-48 0-76 46-76 60 0 5 7 5 9 5 4 0 7 0 7-3 12-39 44-48 60-48 12 0 26 5 26 25 0 10-7 37-19 90-7 21-25 35-40 35-4 0-15 0-23-7 15-6 15-21 15-21 0-13-7-18-15-18-11 0-25 9-25 26 0 25 26 34 46 34 23 0 38-14 49-28 16 24 41 28 53 28 49 0 76-48 76-62 0-5-6-5-7-5-8 0-9 2-9 5-13 35-43 48-58 48-13 0-29-4-29-27 0-5 0-7 4-21 5-26 16-70 19-77 6-11 18-25 39-25 0 0 14 0 23 5z">
            <text:p/>
          </draw:path>
          <draw:polygon draw:style-name="gr3" draw:text-style-name="P7" draw:layer="layout" svg:width="0.307cm" svg:height="0.027cm" svg:x="16.668cm" svg:y="6.656cm" svg:viewBox="0 0 308 28" draw:points="153,28 0,28 0,0 308,0 308,28">
            <text:p/>
          </draw:polygon>
          <draw:path draw:style-name="gr3" draw:text-style-name="P7" draw:layer="layout" svg:width="0.193cm" svg:height="0.258cm" svg:x="16.724cm" svg:y="6.733cm" svg:viewBox="0 0 194 259" svg:d="M194 185h-16c-2 7-6 32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083cm" svg:height="0.083cm" svg:x="17.171cm" svg:y="7.002cm" svg:viewBox="0 0 84 84" svg:d="M84 42c0-23-19-42-42-42s-42 19-42 42 19 42 42 42 42-19 42-42z">
            <text:p/>
          </draw:path>
          <draw:path draw:style-name="gr3" draw:text-style-name="P7" draw:layer="layout" svg:width="0.298cm" svg:height="0.351cm" svg:x="17.356cm" svg:y="6.742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28cm" svg:height="0.177cm" svg:x="17.808cm" svg:y="6.425cm" svg:viewBox="0 0 229 178" svg:d="M206 19c-18 6-18 23-18 23 0 7 4 16 18 16 11 0 23-9 23-26 0-23-25-32-46-32-25 0-42 16-49 26-13-22-39-26-53-26-48 0-76 46-76 60 0 5 7 5 9 5 4 0 7 0 7-3 12-39 44-48 60-48 12 0 26 5 26 25 0 10-7 37-19 90-7 21-25 35-40 35-4 0-15 0-23-7 15-6 15-21 15-21 0-13-7-18-15-18-11 0-25 9-25 26 0 25 26 34 46 34 23 0 38-14 49-28 16 24 41 28 53 28 49 0 76-48 76-62 0-5-6-5-7-5-8 0-9 2-9 5-13 35-43 48-58 48-13 0-29-4-29-27 0-5 0-7 4-21 5-26 16-70 19-77 6-11 18-25 39-25 0 0 14 0 23 5z">
            <text:p/>
          </draw:path>
          <draw:polygon draw:style-name="gr3" draw:text-style-name="P7" draw:layer="layout" svg:width="0.307cm" svg:height="0.027cm" svg:x="17.773cm" svg:y="6.656cm" svg:viewBox="0 0 308 28" draw:points="153,28 0,28 0,0 308,0 308,28">
            <text:p/>
          </draw:polygon>
          <draw:path draw:style-name="gr3" draw:text-style-name="P7" draw:layer="layout" svg:width="0.193cm" svg:height="0.258cm" svg:x="17.829cm" svg:y="6.733cm" svg:viewBox="0 0 194 259" svg:d="M194 185h-16c-2 7-6 32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olygon draw:style-name="gr3" draw:text-style-name="P7" draw:layer="layout" svg:width="3.421cm" svg:height="0.032cm" svg:x="15.502cm" svg:y="7.399cm" svg:viewBox="0 0 3422 33" draw:points="1711,33 0,33 0,0 3422,0 3422,33">
            <text:p/>
          </draw:polygon>
          <draw:path draw:style-name="gr3" draw:text-style-name="P7" draw:layer="layout" svg:width="0.605cm" svg:height="0.774cm" svg:x="15.559cm" svg:y="7.553cm" svg:viewBox="0 0 606 775" svg:d="M245 694l-136-301c-5-13-10-13-12-13 0 0-5 0-13 6l-73 56c-11 7-11 10-11 12 0 4 2 9 7 9s19-11 26-18c6-3 18-12 25-17l153 334c6 13 11 13 18 13 10 0 12-4 19-15l352-728c6-13 6-14 6-16 0-9-8-16-16-16-7 0-13 4-18 16z">
            <text:p/>
          </draw:path>
          <draw:polygon draw:style-name="gr3" draw:text-style-name="P7" draw:layer="layout" svg:width="2.777cm" svg:height="0.032cm" svg:x="16.147cm" svg:y="7.553cm" svg:viewBox="0 0 2778 33" draw:points="1389,33 0,33 0,0 2778,0 2778,33">
            <text:p/>
          </draw:polygon>
          <draw:path draw:style-name="gr3" draw:text-style-name="P7" draw:layer="layout" svg:width="0.321cm" svg:height="0.532cm" svg:x="16.18cm" svg:y="7.714cm" svg:viewBox="0 0 322 533" svg:d="M253 269v25c0 183-81 218-126 218-14 0-55-1-76-28 33 0 41-23 41-35 0-25-20-37-37-37-13 0-36 7-36 39 0 51 43 82 108 82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16.77cm" svg:y="8.02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7.5cm" svg:y="7.705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98cm" svg:height="0.351cm" svg:x="17.902cm" svg:y="7.888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4cm" svg:height="0.36cm" svg:x="18.259cm" svg:y="7.64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18.56cm" svg:y="7.766cm" svg:viewBox="0 0 292 246" svg:d="M109 183c-5 18-23 48-51 48-2 0-18 0-30-7 23-7 25-27 25-30 0-13-9-21-21-21-16 0-32 14-32 33 0 28 30 40 56 40 27 0 48-15 62-38 14 28 44 38 65 38 63 0 95-68 95-84 0-7-7-7-9-7-7 0-7 3-8 10-13 37-44 66-76 66-21 0-34-14-34-36 0-14 14-63 29-125 12-42 37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369cm" svg:height="0.546cm" svg:x="19.304cm" svg:y="7.071cm" svg:viewBox="0 0 370 547" svg:d="M370 9c0-2 0-9-11-9-10 0-84 7-98 9-6 0-11 3-11 14 0 10 7 10 19 10 37 0 39 6 39 13l-2 16-47 183c-14-28-37-50-72-50-90 0-187 115-187 227 0 74 42 125 104 125 16 0 54-3 100-58 7 32 34 58 71 58 28 0 45-17 58-44 12-26 23-73 23-75 0-9-7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9.699cm" svg:y="7.2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382" draw:id="id382">
          <svg:title>TexMaths</svg:title>
          <svg:desc>22§display§= \int \frac{ e^x }{ \sqrt{ 9 - 4e^{2x} }}\ dx§svg§600§FALSE§</svg:desc>
          <draw:polygon draw:style-name="gr2" draw:text-style-name="P6" draw:layer="layout" svg:width="6.315cm" svg:height="1.695cm" svg:x="5.432cm" svg:y="9.063cm" svg:viewBox="0 0 6316 1696" draw:points="3158,1696 0,1696 0,0 6316,0 6316,1696">
            <text:p/>
          </draw:polygon>
          <draw:path draw:style-name="gr3" draw:text-style-name="P7" draw:layer="layout" svg:width="0.515cm" svg:height="0.182cm" svg:x="5.437cm" svg:y="9.7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252cm" svg:y="9.024cm" svg:viewBox="0 0 688 1720" svg:d="M37 1685c25 0 39-18 39-37 0-26-20-39-37-39-20 0-39 13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98cm" svg:height="0.351cm" svg:x="8.576cm" svg:y="9.212cm" svg:viewBox="0 0 299 352" svg:d="M109 164c23 0 81-2 120-18 54-23 58-69 58-79 0-35-30-67-83-67-86 0-204 76-204 211 0 80 46 141 121 141 113 0 178-83 178-91 0-6-5-11-10-11-4 0-6 2-9 9-62 76-146 76-157 76-60 0-67-66-67-90 0-9 0-34 13-81zM74 146c30-118 109-128 130-128 37 0 57 22 57 49 0 79-124 79-155 79z">
            <text:p/>
          </draw:path>
          <draw:path draw:style-name="gr3" draw:text-style-name="P7" draw:layer="layout" svg:width="0.291cm" svg:height="0.245cm" svg:x="8.926cm" svg:y="9.035cm" svg:viewBox="0 0 292 246" svg:d="M109 183c-5 18-23 48-51 48-2 0-18 0-30-7 23-7 25-27 25-30 0-13-9-21-21-21-16 0-32 14-32 33 0 28 30 40 56 40 27 0 48-15 62-38 14 28 44 38 65 38 63 0 95-68 95-84 0-7-7-7-9-7-7 0-7 3-8 11-13 36-44 65-76 65-21 0-34-14-34-36 0-14 14-63 29-125 12-42 37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3.421cm" svg:height="0.032cm" svg:x="7.204cm" svg:y="9.867cm" svg:viewBox="0 0 3422 33" draw:points="1711,33 0,33 0,0 3422,0 3422,33">
            <text:p/>
          </draw:polygon>
          <draw:path draw:style-name="gr3" draw:text-style-name="P7" draw:layer="layout" svg:width="0.605cm" svg:height="0.774cm" svg:x="7.261cm" svg:y="10.022cm" svg:viewBox="0 0 606 775" svg:d="M245 694l-136-301c-5-13-10-13-12-13 0 0-5 0-13 6l-73 56c-11 7-11 10-11 12 0 4 2 9 7 9s19-11 26-18c6-3 18-12 25-17l153 334c6 13 11 13 18 13 10 0 12-4 19-14l352-729c6-13 6-14 6-16 0-9-8-16-16-16-7 0-13 4-18 16z">
            <text:p/>
          </draw:path>
          <draw:polygon draw:style-name="gr3" draw:text-style-name="P7" draw:layer="layout" svg:width="2.777cm" svg:height="0.032cm" svg:x="7.849cm" svg:y="10.022cm" svg:viewBox="0 0 2778 33" draw:points="1389,33 0,33 0,0 2778,0 2778,33">
            <text:p/>
          </draw:polygon>
          <draw:path draw:style-name="gr3" draw:text-style-name="P7" draw:layer="layout" svg:width="0.321cm" svg:height="0.532cm" svg:x="7.882cm" svg:y="10.183cm" svg:viewBox="0 0 322 533" svg:d="M253 269v25c0 183-81 218-126 218-14 0-55-1-76-28 33 0 41-23 41-35 0-25-20-37-37-37-13 0-36 7-36 39 0 51 43 82 108 82 100 0 195-105 195-271 0-209-90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8.472cm" svg:y="10.489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9.202cm" svg:y="10.174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98cm" svg:height="0.351cm" svg:x="9.604cm" svg:y="10.357cm" svg:viewBox="0 0 299 352" svg:d="M109 164c23 0 81-2 120-18 54-23 58-69 58-79 0-35-30-67-83-67-86 0-204 76-204 211 0 80 46 141 121 141 113 0 178-83 178-91 0-6-5-11-10-11-4 0-6 2-9 9-62 76-146 76-157 76-60 0-67-66-67-90 0-9 0-34 13-81zM74 146c30-118 109-128 130-128 37 0 57 22 57 49 0 79-124 79-155 79z">
            <text:p/>
          </draw:path>
          <draw:path draw:style-name="gr3" draw:text-style-name="P7" draw:layer="layout" svg:width="0.24cm" svg:height="0.36cm" svg:x="9.961cm" svg:y="10.1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10.262cm" svg:y="10.235cm" svg:viewBox="0 0 292 246" svg:d="M109 183c-5 18-23 48-51 48-2 0-18 0-30-7 23-7 25-27 25-30 0-13-9-21-21-21-16 0-32 14-32 33 0 28 30 40 56 40 27 0 48-15 62-38 14 28 44 38 65 38 63 0 95-68 95-84 0-7-7-7-9-7-7 0-7 3-8 11-13 36-44 65-76 65-21 0-34-14-34-36 0-14 14-63 29-125 12-42 37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369cm" svg:height="0.547cm" svg:x="11.006cm" svg:y="9.54cm" svg:viewBox="0 0 370 548" svg:d="M370 9c0-2 0-9-11-9-10 0-84 7-98 9-6 0-11 3-11 14 0 10 7 10 19 10 37 0 39 6 39 13l-2 16-47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1.401cm" svg:y="9.7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</draw:g>
        <draw:g xml:id="id387" draw:id="id387">
          <svg:title>TexMaths</svg:title>
          <svg:desc>22§display§= \int \frac{ 1 }{ \sqrt{ (3)^2 - (2t)^2} }dt§svg§600§FALSE§</svg:desc>
          <draw:polygon draw:style-name="gr2" draw:text-style-name="P6" draw:layer="layout" svg:width="7.152cm" svg:height="1.849cm" svg:x="11.434cm" svg:y="12.658cm" svg:viewBox="0 0 7153 1850" draw:points="3577,1850 0,1850 0,0 7153,0 7153,1850">
            <text:p/>
          </draw:polygon>
          <draw:path draw:style-name="gr3" draw:text-style-name="P7" draw:layer="layout" svg:width="0.515cm" svg:height="0.182cm" svg:x="11.439cm" svg:y="13.3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2.254cm" svg:y="12.619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5.415cm" svg:y="12.63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669cm" svg:height="0.032cm" svg:x="13.206cm" svg:y="13.462cm" svg:viewBox="0 0 4670 33" draw:points="2334,33 0,33 0,0 4670,0 4670,33">
            <text:p/>
          </draw:polygon>
          <draw:path draw:style-name="gr3" draw:text-style-name="P7" draw:layer="layout" svg:width="0.705cm" svg:height="0.928cm" svg:x="13.291cm" svg:y="13.617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3.894cm" svg:height="0.032cm" svg:x="13.979cm" svg:y="13.617cm" svg:viewBox="0 0 3895 33" draw:points="1948,33 0,33 0,0 3895,0 3895,33">
            <text:p/>
          </draw:polygon>
          <draw:path draw:style-name="gr3" draw:text-style-name="P7" draw:layer="layout" svg:width="0.18cm" svg:height="0.773cm" svg:x="14.057cm" svg:y="13.72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4.314cm" svg:y="13.795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4.711cm" svg:y="13.72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5.002cm" svg:y="13.72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5.551cm" svg:y="14.101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6.336cm" svg:y="13.72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6.6cm" svg:y="13.79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238cm" svg:height="0.494cm" svg:x="16.964cm" svg:y="13.824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18cm" svg:height="0.773cm" svg:x="17.271cm" svg:y="13.72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7.561cm" svg:y="13.72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7.998cm" svg:y="13.135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238cm" svg:height="0.494cm" svg:x="18.387cm" svg:y="13.187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70" smil:attributeName="visibility" smil:to="visible"/>
                  <anim:animate smil:dur="0.5s" smil:fill="hold" smil:targetElement="id370" smil:attributeName="width" smil:values="width*0.05;width" smil:keyTimes="0;1"/>
                  <anim:animate smil:dur="0.5s" smil:fill="hold" smil:targetElement="id370" smil:attributeName="height" smil:values="height;height" smil:keyTimes="0;1"/>
                  <anim:animate smil:dur="0.5s" smil:fill="hold" smil:targetElement="id370" smil:attributeName="x" smil:values="x-.2;x" smil:keyTimes="0;1"/>
                  <anim:animate smil:dur="0.5s" smil:fill="hold" smil:targetElement="id370" smil:attributeName="y" smil:values="y;y" smil:keyTimes="0;1"/>
                  <anim:transitionFilter smil:dur="0.5s" smil:targetElement="id37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1" smil:attributeName="visibility" smil:to="visible"/>
                  <anim:animate smil:dur="0.5s" smil:fill="hold" smil:targetElement="id371" smil:attributeName="x" smil:values="x;x" smil:keyTimes="0;1"/>
                  <anim:animate smil:dur="0.5s" smil:fill="hold" smil:targetElement="id371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72" smil:attributeName="visibility" smil:to="visible"/>
                  <anim:animate smil:dur="0.5s" smil:fill="hold" smil:targetElement="id372" smil:attributeName="width" smil:values="width*0.05;width" smil:keyTimes="0;1"/>
                  <anim:animate smil:dur="0.5s" smil:fill="hold" smil:targetElement="id372" smil:attributeName="height" smil:values="height;height" smil:keyTimes="0;1"/>
                  <anim:animate smil:dur="0.5s" smil:fill="hold" smil:targetElement="id372" smil:attributeName="x" smil:values="x-.2;x" smil:keyTimes="0;1"/>
                  <anim:animate smil:dur="0.5s" smil:fill="hold" smil:targetElement="id372" smil:attributeName="y" smil:values="y;y" smil:keyTimes="0;1"/>
                  <anim:transitionFilter smil:dur="0.5s" smil:targetElement="id372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3" smil:attributeName="visibility" smil:to="visible"/>
                  <anim:animate smil:dur="0.5s" smil:fill="hold" smil:targetElement="id373" smil:attributeName="x" smil:values="x;x" smil:keyTimes="0;1"/>
                  <anim:animate smil:dur="0.5s" smil:fill="hold" smil:targetElement="id3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74" smil:attributeName="visibility" smil:to="visible"/>
                  <anim:animate smil:dur="0.5s" smil:fill="hold" smil:targetElement="id374" smil:attributeName="width" smil:values="width*0.05;width" smil:keyTimes="0;1"/>
                  <anim:animate smil:dur="0.5s" smil:fill="hold" smil:targetElement="id374" smil:attributeName="height" smil:values="height;height" smil:keyTimes="0;1"/>
                  <anim:animate smil:dur="0.5s" smil:fill="hold" smil:targetElement="id374" smil:attributeName="x" smil:values="x-.2;x" smil:keyTimes="0;1"/>
                  <anim:animate smil:dur="0.5s" smil:fill="hold" smil:targetElement="id374" smil:attributeName="y" smil:values="y;y" smil:keyTimes="0;1"/>
                  <anim:transitionFilter smil:dur="0.5s" smil:targetElement="id37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75" smil:attributeName="visibility" smil:to="visible"/>
                  <anim:animate smil:dur="0.5s" smil:fill="hold" smil:targetElement="id375" smil:attributeName="width" smil:values="width*0.05;width" smil:keyTimes="0;1"/>
                  <anim:animate smil:dur="0.5s" smil:fill="hold" smil:targetElement="id375" smil:attributeName="height" smil:values="height;height" smil:keyTimes="0;1"/>
                  <anim:animate smil:dur="0.5s" smil:fill="hold" smil:targetElement="id375" smil:attributeName="x" smil:values="x-.2;x" smil:keyTimes="0;1"/>
                  <anim:animate smil:dur="0.5s" smil:fill="hold" smil:targetElement="id375" smil:attributeName="y" smil:values="y;y" smil:keyTimes="0;1"/>
                  <anim:transitionFilter smil:dur="0.5s" smil:targetElement="id37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76" smil:attributeName="visibility" smil:to="visible"/>
                  <anim:animate smil:dur="0.5s" smil:fill="hold" smil:targetElement="id376" smil:attributeName="width" smil:values="width*0.05;width" smil:keyTimes="0;1"/>
                  <anim:animate smil:dur="0.5s" smil:fill="hold" smil:targetElement="id376" smil:attributeName="height" smil:values="height;height" smil:keyTimes="0;1"/>
                  <anim:animate smil:dur="0.5s" smil:fill="hold" smil:targetElement="id376" smil:attributeName="x" smil:values="x-.2;x" smil:keyTimes="0;1"/>
                  <anim:animate smil:dur="0.5s" smil:fill="hold" smil:targetElement="id376" smil:attributeName="y" smil:values="y;y" smil:keyTimes="0;1"/>
                  <anim:transitionFilter smil:dur="0.5s" smil:targetElement="id376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77" smil:attributeName="visibility" smil:to="visible"/>
                  <anim:animate smil:dur="0.5s" smil:fill="hold" smil:targetElement="id377" smil:attributeName="width" smil:values="width*0.05;width" smil:keyTimes="0;1"/>
                  <anim:animate smil:dur="0.5s" smil:fill="hold" smil:targetElement="id377" smil:attributeName="height" smil:values="height;height" smil:keyTimes="0;1"/>
                  <anim:animate smil:dur="0.5s" smil:fill="hold" smil:targetElement="id377" smil:attributeName="x" smil:values="x-.2;x" smil:keyTimes="0;1"/>
                  <anim:animate smil:dur="0.5s" smil:fill="hold" smil:targetElement="id377" smil:attributeName="y" smil:values="y;y" smil:keyTimes="0;1"/>
                  <anim:transitionFilter smil:dur="0.5s" smil:targetElement="id377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8" smil:attributeName="visibility" smil:to="visible"/>
                  <anim:animate smil:dur="0.5s" smil:fill="hold" smil:targetElement="id378" smil:attributeName="x" smil:values="x;x" smil:keyTimes="0;1"/>
                  <anim:animate smil:dur="0.5s" smil:fill="hold" smil:targetElement="id3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9" smil:attributeName="visibility" smil:to="visible"/>
                  <anim:animate smil:dur="0.5s" smil:fill="hold" smil:targetElement="id379" smil:attributeName="x" smil:values="x;x" smil:keyTimes="0;1"/>
                  <anim:animate smil:dur="0.5s" smil:fill="hold" smil:targetElement="id3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0" smil:attributeName="visibility" smil:to="visible"/>
                  <anim:animate smil:dur="0.5s" smil:fill="hold" smil:targetElement="id380" smil:attributeName="x" smil:values="x;x" smil:keyTimes="0;1"/>
                  <anim:animate smil:dur="0.5s" smil:fill="hold" smil:targetElement="id3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1" smil:attributeName="visibility" smil:to="visible"/>
                  <anim:animate smil:dur="0.5s" smil:fill="hold" smil:targetElement="id381" smil:attributeName="x" smil:values="x;x" smil:keyTimes="0;1"/>
                  <anim:animate smil:dur="0.5s" smil:fill="hold" smil:targetElement="id3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2" smil:attributeName="visibility" smil:to="visible"/>
                  <anim:animate smil:dur="0.5s" smil:fill="hold" smil:targetElement="id382" smil:attributeName="x" smil:values="x;x" smil:keyTimes="0;1"/>
                  <anim:animate smil:dur="0.5s" smil:fill="hold" smil:targetElement="id3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83" smil:attributeName="visibility" smil:to="visible"/>
                  <anim:animate smil:dur="0.5s" smil:fill="hold" smil:targetElement="id383" smil:attributeName="width" smil:values="width*0.05;width" smil:keyTimes="0;1"/>
                  <anim:animate smil:dur="0.5s" smil:fill="hold" smil:targetElement="id383" smil:attributeName="height" smil:values="height;height" smil:keyTimes="0;1"/>
                  <anim:animate smil:dur="0.5s" smil:fill="hold" smil:targetElement="id383" smil:attributeName="x" smil:values="x-.2;x" smil:keyTimes="0;1"/>
                  <anim:animate smil:dur="0.5s" smil:fill="hold" smil:targetElement="id383" smil:attributeName="y" smil:values="y;y" smil:keyTimes="0;1"/>
                  <anim:transitionFilter smil:dur="0.5s" smil:targetElement="id38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4" smil:attributeName="visibility" smil:to="visible"/>
                  <anim:animate smil:dur="0.5s" smil:fill="hold" smil:targetElement="id384" smil:attributeName="x" smil:values="x;x" smil:keyTimes="0;1"/>
                  <anim:animate smil:dur="0.5s" smil:fill="hold" smil:targetElement="id38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85" smil:attributeName="visibility" smil:to="visible"/>
                  <anim:animate smil:dur="0.5s" smil:fill="hold" smil:targetElement="id385" smil:attributeName="x" smil:values="x;x" smil:keyTimes="0;1"/>
                  <anim:animate smil:dur="0.5s" smil:fill="hold" smil:targetElement="id3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6" smil:attributeName="visibility" smil:to="visible"/>
                  <anim:animate smil:dur="0.5s" smil:fill="hold" smil:targetElement="id386" smil:attributeName="x" smil:values="x;x" smil:keyTimes="0;1"/>
                  <anim:animate smil:dur="0.5s" smil:fill="hold" smil:targetElement="id3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7" smil:attributeName="visibility" smil:to="visible"/>
                  <anim:animate smil:dur="0.5s" smil:fill="hold" smil:targetElement="id387" smil:attributeName="x" smil:values="x;x" smil:keyTimes="0;1"/>
                  <anim:animate smil:dur="0.5s" smil:fill="hold" smil:targetElement="id38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9">
        <draw:frame presentation:style-name="pr11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394" draw:id="id394">
          <svg:title>TexMaths</svg:title>
          <svg:desc>26§display§(2)§svg§600§FALSE§</svg:desc>
          <draw:polygon draw:style-name="gr2" draw:text-style-name="P6" draw:layer="layout" svg:width="0.986cm" svg:height="0.823cm" svg:x="2.115cm" svg:y="6.049cm" svg:viewBox="0 0 987 824" draw:points="494,824 0,824 0,0 987,0 987,824">
            <text:p/>
          </draw:polygon>
          <draw:path draw:style-name="gr3" draw:text-style-name="P7" draw:layer="layout" svg:width="0.213cm" svg:height="0.914cm" svg:x="2.159cm" svg:y="6.003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66cm" svg:height="0.61cm" svg:x="2.471cm" svg:y="6.08cm" svg:viewBox="0 0 367 611" svg:d="M71 541l98-96c143-127 198-175 198-266 0-106-82-179-194-179-104 0-173 85-173 166 0 50 46 50 48 50 17 0 48-10 48-48 0-22-17-47-48-47-8 0-8 0-13 2 21-61 71-94 125-94 84 0 123 73 123 150 0 73-46 145-96 202l-177 195c-10 10-10 13-10 35h342l25-160h-23c-5 27-11 69-19 81-8 9-69 9-88 9z">
            <text:p/>
          </draw:path>
          <draw:path draw:style-name="gr3" draw:text-style-name="P7" draw:layer="layout" svg:width="0.213cm" svg:height="0.914cm" svg:x="2.936cm" svg:y="6.00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95" draw:id="id395">
          <svg:title>TexMaths</svg:title>
          <svg:desc>24§display§\text {Let,}§svg§600§FALSE§</svg:desc>
          <draw:polygon draw:style-name="gr2" draw:text-style-name="P6" draw:layer="layout" svg:width="1.318cm" svg:height="0.655cm" svg:x="3.738cm" svg:y="6.148cm" svg:viewBox="0 0 1319 656" draw:points="659,656 0,656 0,0 1319,0 1319,656">
            <text:p/>
          </draw:polygon>
          <draw:path draw:style-name="gr3" draw:text-style-name="P7" draw:layer="layout" svg:width="0.464cm" svg:height="0.577cm" svg:x="3.723cm" svg:y="6.1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7cm" svg:y="6.3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4cm" svg:y="6.1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8cm" svg:y="6.5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96" draw:id="id396">
          <svg:title>TexMaths</svg:title>
          <svg:desc>24§display§\text {I}§svg§600§FALSE§</svg:desc>
          <draw:polygon draw:style-name="gr2" draw:text-style-name="P6" draw:layer="layout" svg:width="0.197cm" svg:height="0.493cm" svg:x="5.644cm" svg:y="6.1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6.1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97" draw:id="id397">
          <svg:title>TexMaths</svg:title>
          <svg:desc>22§display§= \int \frac{ \sec x \tan x }{ \sqrt{7 - 9 \tan^2 x} }\ dx§svg§600§FALSE§</svg:desc>
          <draw:polygon draw:style-name="gr2" draw:text-style-name="P6" draw:layer="layout" svg:width="7.42cm" svg:height="1.695cm" svg:x="6.332cm" svg:y="5.556cm" svg:viewBox="0 0 7421 1696" draw:points="3710,1696 0,1696 0,0 7421,0 7421,1696">
            <text:p/>
          </draw:polygon>
          <draw:path draw:style-name="gr3" draw:text-style-name="P7" draw:layer="layout" svg:width="0.515cm" svg:height="0.182cm" svg:x="6.337cm" svg:y="6.2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2cm" svg:y="5.517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4cm" svg:height="0.356cm" svg:x="8.703cm" svg:y="5.7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9.003cm" svg:y="5.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352cm" svg:y="5.7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86cm" svg:height="0.351cm" svg:x="9.82cm" svg:y="5.7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7" draw:layer="layout" svg:width="0.242cm" svg:height="0.485cm" svg:x="10.383cm" svg:y="5.572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6cm" svg:x="10.702cm" svg:y="5.7cm" svg:viewBox="0 0 350 357" svg:d="M227 289c2 31 23 63 60 63 16 0 63-10 63-74v-42h-19v42c0 46-20 51-28 51-25 0-28-35-28-38v-157c0-32 0-62-29-92-30-30-68-42-105-42-65 0-118 37-118 88 0 23 16 37 35 37 23 0 35-16 35-37 0-9-3-35-38-35 21-27 58-35 84-35 37 0 81 30 81 98v30c-39 2-93 4-143 27-58 26-77 66-77 102 0 63 76 82 125 82 51 0 86-31 102-68zM220 162v77c0 74-55 101-90 101-38 0-70-28-70-67 0-42 33-107 160-111z">
            <text:p/>
          </draw:path>
          <draw:path draw:style-name="gr3" draw:text-style-name="P7" draw:layer="layout" svg:width="0.39cm" svg:height="0.342cm" svg:x="11.082cm" svg:y="5.705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1.638cm" svg:y="5.7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  <draw:polygon draw:style-name="gr3" draw:text-style-name="P7" draw:layer="layout" svg:width="4.527cm" svg:height="0.032cm" svg:x="8.104cm" svg:y="6.36cm" svg:viewBox="0 0 4528 33" draw:points="2263,33 0,33 0,0 4528,0 4528,33">
            <text:p/>
          </draw:polygon>
          <draw:path draw:style-name="gr3" draw:text-style-name="P7" draw:layer="layout" svg:width="0.604cm" svg:height="0.774cm" svg:x="8.16cm" svg:y="6.515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3.881cm" svg:height="0.032cm" svg:x="8.748cm" svg:y="6.515cm" svg:viewBox="0 0 3882 33" draw:points="1941,33 0,33 0,0 3882,0 3882,33">
            <text:p/>
          </draw:polygon>
          <draw:path draw:style-name="gr3" draw:text-style-name="P7" draw:layer="layout" svg:width="0.332cm" svg:height="0.541cm" svg:x="8.792cm" svg:y="6.698cm" svg:viewBox="0 0 333 542" svg:d="M326 53c7-11 7-13 7-28h-189c-95 0-96-11-98-25h-20l-26 160h19c2-12 9-61 20-70 5-5 67-5 75-5h162c-9 12-70 96-88 123-68 104-95 211-95 290 0 9 0 44 35 44 37 0 37-35 37-44v-38c0-43 2-87 9-127 2-18 13-85 48-134z">
            <text:p/>
          </draw:path>
          <draw:path draw:style-name="gr3" draw:text-style-name="P7" draw:layer="layout" svg:width="0.472cm" svg:height="0.032cm" svg:x="9.371cm" svg:y="7.01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112cm" svg:y="6.707cm" svg:viewBox="0 0 322 533" svg:d="M253 269v25c0 183-81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42cm" svg:height="0.485cm" svg:x="10.61cm" svg:y="6.746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6cm" svg:x="10.929cm" svg:y="6.874cm" svg:viewBox="0 0 350 357" svg:d="M225 289c4 31 25 63 62 63 16 0 63-10 63-74v-42h-19v42c0 46-20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11.307cm" svg:y="6.88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11.747cm" svg:y="6.57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2.21cm" svg:y="6.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4 60 80 0 124-100 124-120 0-7-8-7-9-7-7 0-9 2-11 7-24 85-79 103-104 103-30 0-42-25-42-52 0-17 5-33 14-68z">
            <text:p/>
          </draw:path>
          <draw:path draw:style-name="gr3" draw:text-style-name="P7" draw:layer="layout" svg:width="0.369cm" svg:height="0.547cm" svg:x="13.011cm" svg:y="6.033cm" svg:viewBox="0 0 370 548" svg:d="M370 9c0-2 0-9-11-9s-84 7-99 9c-5 0-10 3-10 14 0 10 7 10 19 10 37 0 39 6 39 13l-4 16-45 183c-14-28-37-50-72-50-90 0-187 115-187 228 0 74 42 125 104 125 16 0 54-4 100-59 7 32 34 59 71 59 28 0 45-18 58-44 12-27 22-74 22-76 0-9-7-9-8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13.405cm" svg:y="6.228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</draw:g>
        <draw:g xml:id="id398" draw:id="id398">
          <svg:title>TexMaths</svg:title>
          <svg:desc>22§display§=  \int \frac{ \sec x \tan x }{ \sqrt{7 - 9 (\sec^2 x - 1) } }\ dx§svg§600§FALSE§</svg:desc>
          <draw:polygon draw:style-name="gr2" draw:text-style-name="P6" draw:layer="layout" svg:width="9.23cm" svg:height="1.849cm" svg:x="14.334cm" svg:y="5.557cm" svg:viewBox="0 0 9231 1850" draw:points="4615,1850 0,1850 0,0 9231,0 9231,1850">
            <text:p/>
          </draw:polygon>
          <draw:path draw:style-name="gr3" draw:text-style-name="P7" draw:layer="layout" svg:width="0.515cm" svg:height="0.182cm" svg:x="14.339cm" svg:y="6.2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5.154cm" svg:y="5.518cm" svg:viewBox="0 0 688 1719" svg:d="M37 1684c25 0 39-17 39-37 0-26-20-39-37-39-20 0-39 13-39 39 0 41 39 72 86 72 118 0 162-181 217-404 60-245 111-493 153-741 28-164 56-319 83-419 8-39 35-137 67-137 22 0 42 14 45 17-26 2-38 18-38 37 0 27 19 39 37 39 19 0 38-12 38-39 0-42-42-72-84-72-60 0-102 84-146 243-2 7-108 396-192 903-21 118-44 248-69 355-14 56-49 203-113 203-28 0-45-20-47-20z">
            <text:p/>
          </draw:path>
          <draw:path draw:style-name="gr3" draw:text-style-name="P7" draw:layer="layout" svg:width="0.254cm" svg:height="0.356cm" svg:x="17.61cm" svg:y="5.701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7.911cm" svg:y="5.70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8.259cm" svg:y="5.701cm" svg:viewBox="0 0 296 357" svg:d="M65 180c0-127 63-161 104-161 7 0 56 0 84 29-33 3-36 26-36 36 0 20 14 36 35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86cm" svg:height="0.351cm" svg:x="18.727cm" svg:y="5.70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2cm" svg:height="0.485cm" svg:x="19.291cm" svg:y="5.573cm" svg:viewBox="0 0 243 486" svg:d="M120 167h111v-24h-111v-143h-20c0 63-24 146-100 150v17h67v213c0 97 72 106 100 106 55 0 76-55 76-106v-44h-19v44c0 56-23 86-51 86-53 0-53-70-53-84z">
            <text:p/>
          </draw:path>
          <draw:path draw:style-name="gr3" draw:text-style-name="P7" draw:layer="layout" svg:width="0.349cm" svg:height="0.356cm" svg:x="19.609cm" svg:y="5.701cm" svg:viewBox="0 0 350 357" svg:d="M225 289c4 31 25 63 62 63 16 0 63-11 63-74v-42h-19v42c0 46-19 51-28 51-25 0-28-35-28-39v-156c0-32 0-62-29-92s-68-42-107-42c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19.988cm" svg:y="5.706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20.544cm" svg:y="5.70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6.336cm" svg:height="0.032cm" svg:x="16.107cm" svg:y="6.361cm" svg:viewBox="0 0 6337 33" draw:points="3168,33 0,33 0,0 6337,0 6337,33">
            <text:p/>
          </draw:polygon>
          <draw:path draw:style-name="gr3" draw:text-style-name="P7" draw:layer="layout" svg:width="0.705cm" svg:height="0.928cm" svg:x="16.191cm" svg:y="6.516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5.563cm" svg:height="0.032cm" svg:x="16.879cm" svg:y="6.516cm" svg:viewBox="0 0 5564 33" draw:points="2781,33 0,33 0,0 5564,0 5564,33">
            <text:p/>
          </draw:polygon>
          <draw:path draw:style-name="gr3" draw:text-style-name="P7" draw:layer="layout" svg:width="0.332cm" svg:height="0.541cm" svg:x="16.923cm" svg:y="6.685cm" svg:viewBox="0 0 333 542" svg:d="M326 53c7-11 7-13 7-28h-189c-95 0-96-11-98-25h-20l-26 160h19c2-12 9-61 20-70 5-6 67-6 75-6h162c-8 13-70 97-88 124-68 103-95 211-95 290 0 9 0 44 35 44 37 0 37-35 37-44v-39c0-42 2-86 8-126 3-18 14-85 49-134z">
            <text:p/>
          </draw:path>
          <draw:path draw:style-name="gr3" draw:text-style-name="P7" draw:layer="layout" svg:width="0.472cm" svg:height="0.032cm" svg:x="17.502cm" svg:y="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8.243cm" svg:y="6.694cm" svg:viewBox="0 0 322 533" svg:d="M253 269v25c0 183-80 218-126 218-14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18cm" svg:height="0.773cm" svg:x="18.675cm" svg:y="6.628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254cm" svg:height="0.356cm" svg:x="18.925cm" svg:y="6.863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9.226cm" svg:y="6.86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9.574cm" svg:y="6.863cm" svg:viewBox="0 0 296 357" svg:d="M65 180c0-127 63-161 104-161 7 0 56 0 84 29-31 3-36 26-36 36 0 20 14 36 35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19.926cm" svg:y="6.62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0.389cm" svg:y="6.86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21.046cm" svg:y="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1.824cm" svg:y="6.69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2.185cm" svg:y="6.628cm" svg:viewBox="0 0 181 774" svg:d="M181 387c0-60-8-153-51-241-47-95-114-146-123-146-3 0-7 4-7 7 0 4 0 5 14 19 78 76 122 199 122 361 0 132-29 269-125 366-11 11-11 13-11 14 0 6 4 7 7 7 9 0 79-52 125-151 41-84 49-171 49-236z">
            <text:p/>
          </draw:path>
          <draw:path draw:style-name="gr3" draw:text-style-name="P7" draw:layer="layout" svg:width="0.369cm" svg:height="0.546cm" svg:x="22.823cm" svg:y="6.034cm" svg:viewBox="0 0 370 547" svg:d="M370 9c0-2 0-9-11-9-10 0-84 7-98 9-6 0-11 3-11 14 0 10 7 10 19 10 37 0 39 6 39 13l-2 16-47 183c-14-29-37-50-72-50-90 0-187 115-187 227 0 74 42 125 104 125 16 0 54-3 100-58 7 32 34 58 71 58 28 0 45-17 58-44 12-26 23-74 23-75 0-9-7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23.218cm" svg:y="6.229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399" draw:id="id399">
          <svg:title>TexMaths</svg:title>
          <svg:desc>22§display§=  \int \frac{ \sec x \tan x }{ \sqrt{7 - 9 \sec^2 x + 9 } }\ dx§svg§600§FALSE§</svg:desc>
          <draw:polygon draw:style-name="gr2" draw:text-style-name="P6" draw:layer="layout" svg:width="8.628cm" svg:height="1.695cm" svg:x="6.334cm" svg:y="7.657cm" svg:viewBox="0 0 8629 1696" draw:points="4314,1696 0,1696 0,0 8629,0 8629,1696">
            <text:p/>
          </draw:polygon>
          <draw:path draw:style-name="gr3" draw:text-style-name="P7" draw:layer="layout" svg:width="0.515cm" svg:height="0.182cm" svg:x="6.339cm" svg:y="8.3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4cm" svg:y="7.618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4cm" svg:height="0.356cm" svg:x="9.308cm" svg:y="7.80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9.609cm" svg:y="7.80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958cm" svg:y="7.801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86cm" svg:height="0.351cm" svg:x="10.426cm" svg:y="7.80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244cm" svg:height="0.485cm" svg:x="10.989cm" svg:y="7.673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49cm" svg:height="0.356cm" svg:x="11.308cm" svg:y="7.801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11.686cm" svg:y="7.80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2.242cm" svg:y="7.8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4 85-79 103-104 103-30 0-42-25-42-52 0-17 5-33 14-68z">
            <text:p/>
          </draw:path>
          <draw:polygon draw:style-name="gr3" draw:text-style-name="P7" draw:layer="layout" svg:width="5.733cm" svg:height="0.032cm" svg:x="8.106cm" svg:y="8.461cm" svg:viewBox="0 0 5734 33" draw:points="2867,33 0,33 0,0 5734,0 5734,33">
            <text:p/>
          </draw:polygon>
          <draw:path draw:style-name="gr3" draw:text-style-name="P7" draw:layer="layout" svg:width="0.604cm" svg:height="0.774cm" svg:x="8.163cm" svg:y="8.616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5.089cm" svg:height="0.032cm" svg:x="8.75cm" svg:y="8.616cm" svg:viewBox="0 0 5090 33" draw:points="2545,33 0,33 0,0 5090,0 5090,33">
            <text:p/>
          </draw:polygon>
          <draw:path draw:style-name="gr3" draw:text-style-name="P7" draw:layer="layout" svg:width="0.332cm" svg:height="0.541cm" svg:x="8.794cm" svg:y="8.769cm" svg:viewBox="0 0 333 542" svg:d="M326 53c7-11 7-13 7-28h-189c-95 0-96-11-98-25h-20l-26 160h19c2-12 9-61 20-70 5-5 67-5 75-5h162c-8 12-70 96-88 123-68 104-95 211-95 290 0 9 0 44 35 44 37 0 37-35 37-44v-38c0-43 2-87 9-127 2-18 13-85 48-134z">
            <text:p/>
          </draw:path>
          <draw:path draw:style-name="gr3" draw:text-style-name="P7" draw:layer="layout" svg:width="0.472cm" svg:height="0.032cm" svg:x="9.374cm" svg:y="9.08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114cm" svg:y="8.777cm" svg:viewBox="0 0 322 533" svg:d="M253 269v25c0 183-81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54cm" svg:height="0.356cm" svg:x="10.623cm" svg:y="8.94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0.924cm" svg:y="8.94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1.273cm" svg:y="8.946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24cm" svg:height="0.36cm" svg:x="11.625cm" svg:y="8.7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2.087cm" svg:y="8.9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515cm" svg:height="0.517cm" svg:x="12.723cm" svg:y="8.84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3.485cm" svg:y="8.777cm" svg:viewBox="0 0 322 533" svg:d="M253 269v25c0 183-81 218-126 218-14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9cm" svg:height="0.547cm" svg:x="14.221cm" svg:y="8.134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7" draw:layer="layout" svg:width="0.386cm" svg:height="0.351cm" svg:x="14.615cm" svg:y="8.3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</draw:g>
        <draw:g xml:id="id400" draw:id="id400">
          <svg:title>TexMaths</svg:title>
          <svg:desc>22§display§=  \int \frac{ \sec x \tan x }{ \sqrt{ 16 - 9 \sec^2 x } }\ dx§svg§600§FALSE§</svg:desc>
          <draw:polygon draw:style-name="gr2" draw:text-style-name="P6" draw:layer="layout" svg:width="7.682cm" svg:height="1.695cm" svg:x="6.334cm" svg:y="9.856cm" svg:viewBox="0 0 7683 1696" draw:points="3842,1696 0,1696 0,0 7683,0 7683,1696">
            <text:p/>
          </draw:polygon>
          <draw:path draw:style-name="gr3" draw:text-style-name="P7" draw:layer="layout" svg:width="0.515cm" svg:height="0.182cm" svg:x="6.339cm" svg:y="10.5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4cm" svg:y="9.817cm" svg:viewBox="0 0 688 1720" svg:d="M37 1685c25 0 39-18 39-37 0-26-20-39-37-39-20 0-39 13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4cm" svg:height="0.356cm" svg:x="8.836cm" svg:y="10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9.137cm" svg:y="10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486cm" svg:y="10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86cm" svg:height="0.351cm" svg:x="9.954cm" svg:y="10.0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  <draw:path draw:style-name="gr3" draw:text-style-name="P7" draw:layer="layout" svg:width="0.242cm" svg:height="0.485cm" svg:x="10.517cm" svg:y="9.872cm" svg:viewBox="0 0 243 486" svg:d="M120 167h111v-24h-111v-143h-20c0 63-24 146-100 150v17h67v213c0 97 72 106 100 106 55 0 76-55 76-106v-44h-20v44c0 57-22 87-51 87-52 0-52-71-52-85z">
            <text:p/>
          </draw:path>
          <draw:path draw:style-name="gr3" draw:text-style-name="P7" draw:layer="layout" svg:width="0.349cm" svg:height="0.356cm" svg:x="10.836cm" svg:y="10cm" svg:viewBox="0 0 350 357" svg:d="M225 289c4 31 25 63 62 63 16 0 63-10 63-74v-42h-19v42c0 46-20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11.214cm" svg:y="10.005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1.77cm" svg:y="10.005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  <draw:polygon draw:style-name="gr3" draw:text-style-name="P7" draw:layer="layout" svg:width="4.787cm" svg:height="0.032cm" svg:x="8.106cm" svg:y="10.66cm" svg:viewBox="0 0 4788 33" draw:points="2395,33 0,33 0,0 4788,0 4788,33">
            <text:p/>
          </draw:polygon>
          <draw:path draw:style-name="gr3" draw:text-style-name="P7" draw:layer="layout" svg:width="0.604cm" svg:height="0.774cm" svg:x="8.162cm" svg:y="10.815cm" svg:viewBox="0 0 605 775" svg:d="M245 694l-136-301c-5-13-10-13-12-13 0 0-5 0-13 6l-73 56c-11 7-11 10-11 12 0 4 2 9 7 9s19-11 26-18c6-3 18-12 25-17l153 334c5 13 11 13 18 13 10 0 12-4 19-14l352-729c5-13 5-14 5-16 0-9-7-16-15-16s-13 4-18 16z">
            <text:p/>
          </draw:path>
          <draw:polygon draw:style-name="gr3" draw:text-style-name="P7" draw:layer="layout" svg:width="4.143cm" svg:height="0.032cm" svg:x="8.75cm" svg:y="10.815cm" svg:viewBox="0 0 4144 33" draw:points="2073,33 0,33 0,0 4144,0 4144,33">
            <text:p/>
          </draw:polygon>
          <draw:path draw:style-name="gr3" draw:text-style-name="P7" draw:layer="layout" svg:width="0.256cm" svg:height="0.517cm" svg:x="8.819cm" svg:y="10.97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9.169cm" svg:y="10.976cm" svg:viewBox="0 0 322 533" svg:d="M70 262v-19c0-195 97-224 136-224 19 0 51 6 69 32-13 0-43 0-43 34 0 24 18 36 35 36 13 0 36-7 36-36 0-48-34-85-99-85-98 0-204 100-204 271 0 208 90 262 162 262 86 0 160-72 160-174 0-98-69-174-155-174-53 0-81 40-97 77zM162 512c-48 0-72-47-76-58-14-37-14-98-14-112 0-60 25-140 95-140 12 0 48 0 72 50 14 28 14 68 14 105s0 76-14 104c-23 48-60 51-77 51z">
            <text:p/>
          </draw:path>
          <draw:path draw:style-name="gr3" draw:text-style-name="P7" draw:layer="layout" svg:width="0.472cm" svg:height="0.032cm" svg:x="9.76cm" svg:y="11.28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501cm" svg:y="10.976cm" svg:viewBox="0 0 322 533" svg:d="M253 269v25c0 183-81 218-126 218-14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54cm" svg:height="0.356cm" svg:x="11.01cm" svg:y="11.14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1.311cm" svg:y="11.14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1.659cm" svg:y="11.145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24cm" svg:height="0.36cm" svg:x="12.009cm" svg:y="10.90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2.474cm" svg:y="11.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7" draw:layer="layout" svg:width="0.369cm" svg:height="0.547cm" svg:x="13.275cm" svg:y="10.333cm" svg:viewBox="0 0 370 548" svg:d="M370 9c0-2 0-9-11-9s-84 7-99 9c-5 0-10 3-10 14 0 10 7 10 19 10 37 0 39 6 39 13l-4 16-45 183c-14-28-37-50-72-50-90 0-187 115-187 228 0 74 42 125 104 125 16 0 54-4 100-59 7 32 34 59 71 59 28 0 45-18 58-44 12-27 22-74 22-76 0-9-7-9-8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3.669cm" svg:y="10.5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8-7-9-7-7 0-9 2-11 7-24 85-79 103-104 103-30 0-42-25-42-52 0-17 5-33 14-68z">
            <text:p/>
          </draw:path>
        </draw:g>
        <draw:g xml:id="id401" draw:id="id401">
          <svg:title>TexMaths</svg:title>
          <svg:desc>24§display§\text {Put,} \sec x = t, \ \text {Diff } w.\ r.\ t.\ x.\ \ \sec x \tan x \ dx = dt §svg§600§FALSE§</svg:desc>
          <draw:polygon draw:style-name="gr2" draw:text-style-name="P6" draw:layer="layout" svg:width="18.089cm" svg:height="0.673cm" svg:x="3.036cm" svg:y="12.048cm" svg:viewBox="0 0 18090 674" draw:points="9045,674 0,674 0,0 18090,0 18090,674">
            <text:p/>
          </draw:polygon>
          <draw:path draw:style-name="gr3" draw:text-style-name="P7" draw:layer="layout" svg:width="0.498cm" svg:height="0.577cm" svg:x="3.023cm" svg:y="12.025cm" svg:viewBox="0 0 499 578" svg:d="M163 311h142c102 0 194-69 194-154 0-82-84-157-199-157h-300v27h21c65 0 65 9 65 38v447c0 31 0 39-65 39h-21v27c29-2 92-2 125-2 32 0 96 0 125 2v-27h-20c-65 0-67-8-67-39zM159 288v-229c0-26 2-32 43-32h74c135 0 135 88 135 130 0 41 0 131-135 131z">
            <text:p/>
          </draw:path>
          <draw:path draw:style-name="gr3" draw:text-style-name="P7" draw:layer="layout" svg:width="0.425cm" svg:height="0.383cm" svg:x="3.595cm" svg:y="12.229cm" svg:viewBox="0 0 426 384" svg:d="M303 307v77l123-10v-27c-59 0-65-5-65-46v-301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266cm" svg:height="0.529cm" svg:x="4.052cm" svg:y="12.083cm" svg:viewBox="0 0 267 530" svg:d="M131 182h121v-27h-121v-155h-22c0 69-26 159-109 163v19h73v233c0 105 79 115 109 115 60 0 85-60 85-115v-48h-23v48c0 61-25 94-56 94-57 0-57-77-57-93z">
            <text:p/>
          </draw:path>
          <draw:path draw:style-name="gr3" draw:text-style-name="P7" draw:layer="layout" svg:width="0.099cm" svg:height="0.252cm" svg:x="4.438cm" svg:y="12.511cm" svg:viewBox="0 0 100 253" svg:d="M100 88c0-53-19-88-54-88-31 0-46 23-46 44 0 23 15 46 46 46 14 0 23-6 33-11l2-2c0 0 2 0 2 11 0 56-25 108-64 148-4 4-6 6-6 8 0 7 4 9 10 9 10 0 77-67 77-165z">
            <text:p/>
          </draw:path>
          <draw:path draw:style-name="gr3" draw:text-style-name="P7" draw:layer="layout" svg:width="0.277cm" svg:height="0.389cm" svg:x="4.768cm" svg:y="12.223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5.097cm" svg:y="12.223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322cm" svg:height="0.389cm" svg:x="5.477cm" svg:y="12.223cm" svg:viewBox="0 0 323 390" svg:d="M71 196c0-138 69-175 113-175 8 0 62 0 92 31-36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421cm" svg:height="0.383cm" svg:x="5.987cm" svg:y="12.229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6 112-113 112-33 0-46-27-46-56 0-19 6-37 15-75z">
            <text:p/>
          </draw:path>
          <draw:path draw:style-name="gr3" draw:text-style-name="P7" draw:layer="layout" svg:width="0.562cm" svg:height="0.199cm" svg:x="6.727cm" svg:y="12.2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6cm" svg:height="0.538cm" svg:x="7.589cm" svg:y="12.073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099cm" svg:height="0.252cm" svg:x="7.946cm" svg:y="12.511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" draw:text-style-name="P7" draw:layer="layout" svg:width="0.567cm" svg:height="0.577cm" svg:x="8.56cm" svg:y="12.025cm" svg:viewBox="0 0 568 578" svg:d="M0 0v27h21c65 0 65 9 65 38v447c0 31 0 39-65 39h-21v27h309c142 0 259-125 259-284 0-162-113-294-259-294zM202 551c-41 0-43-6-43-33v-459c0-26 2-32 43-32h84c52 0 111 17 154 79 36 49 44 122 44 188 0 94-16 144-46 186-18 23-66 71-152 71z">
            <text:p/>
          </draw:path>
          <draw:path draw:style-name="gr3" draw:text-style-name="P7" draw:layer="layout" svg:width="0.181cm" svg:height="0.565cm" svg:x="9.202cm" svg:y="12.037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508cm" svg:height="0.596cm" svg:x="9.432cm" svg:y="12.006cm" svg:viewBox="0 0 509 597" svg:d="M357 257h96v-25h-100v-98c0-76 41-115 79-115 4 0 15 0 29 6-10 4-25 13-25 34 0 20 13 37 36 37s37-17 37-37c0-30-29-59-77-59-50 0-88 33-92 36-25-32-71-36-94-36-81 0-179 44-179 136v96h-67v25h67v275c0 38-9 38-67 38v27c29-2 73-4 94-4s63 2 94 4v-27c-56 0-65 0-65-38v-275h178v275c0 38-9 38-67 38v27c33-2 73-4 96-4 35 0 75 0 108 4v-27h-18c-61 0-63-10-63-40zM121 232v-96c0-82 69-117 123-117 42 0 65 16 67 16v1c-15 0-33 12-33 35 0 6 2 27 25 35-2 11-2 19-2 28v98z">
            <text:p/>
          </draw:path>
          <draw:path draw:style-name="gr3" draw:text-style-name="P7" draw:layer="layout" svg:width="0.56cm" svg:height="0.383cm" svg:x="10.206cm" svg:y="12.229cm" svg:viewBox="0 0 561 384" svg:d="M367 86c4-17 11-50 11-53 0-16-11-23-23-23-11 0-25 5-32 23-2 5-43 168-48 190-6 25-8 40-8 55 0 10 0 12 2 16-19 46-46 71-79 71-67 0-67-62-67-77 0-27 4-60 44-165 10-25 13-37 13-54 0-38-26-69-69-69-80 0-111 123-111 130 0 8 8 8 10 8 9 0 9 0 13-15 23-79 56-104 86-104 8 0 22 0 22 27 0 21-10 46-16 60-36 99-48 140-48 170 0 79 58 108 121 108 14 0 54 0 88-60 22 54 81 60 106 60 63 0 100-54 123-104 29-67 56-180 56-221 0-46-23-59-39-59-21 0-42 21-42 40 0 12 6 18 13 23 10 10 31 31 31 73 0 29-25 112-46 154-23 46-52 75-94 75-40 0-61-25-61-73 0-23 5-50 7-62z">
            <text:p/>
          </draw:path>
          <draw:path draw:style-name="gr3" draw:text-style-name="P7" draw:layer="layout" svg:width="0.091cm" svg:height="0.091cm" svg:x="10.882cm" svg:y="12.511cm" svg:viewBox="0 0 92 92" svg:d="M92 46c0-25-21-46-46-46s-46 21-46 46 21 46 46 46 46-21 46-46z">
            <text:p/>
          </draw:path>
          <draw:path draw:style-name="gr3" draw:text-style-name="P7" draw:layer="layout" svg:width="0.345cm" svg:height="0.383cm" svg:x="11.348cm" svg:y="12.229cm" svg:viewBox="0 0 346 384" svg:d="M50 324c-2 14-8 33-8 37 0 15 12 23 25 23 10 0 25-8 31-23 2-4 31-119 34-135 6-28 22-88 27-111 4-9 27-50 48-69 6-6 31-27 68-27 23 0 34 10 36 10-27 4-44 25-44 46 0 13 9 31 33 31 21 0 46-20 46-50 0-31-27-56-71-56-56 0-93 42-108 65-8-38-38-65-79-65-38 0-53 33-61 48-15 29-27 81-27 82 0 8 8 8 10 8 9 0 9 0 15-19 13-60 31-100 61-100 16 0 27 6 27 39 0 17-4 26-13 71z">
            <text:p/>
          </draw:path>
          <draw:path draw:style-name="gr3" draw:text-style-name="P7" draw:layer="layout" svg:width="0.091cm" svg:height="0.091cm" svg:x="11.753cm" svg:y="12.511cm" svg:viewBox="0 0 92 92" svg:d="M92 46c0-25-21-46-46-46s-46 21-46 46 21 46 46 46 46-21 46-46z">
            <text:p/>
          </draw:path>
          <draw:path draw:style-name="gr3" draw:text-style-name="P7" draw:layer="layout" svg:width="0.26cm" svg:height="0.538cm" svg:x="12.216cm" svg:y="12.073cm" svg:viewBox="0 0 261 539" svg:d="M156 192h80c16 0 25 0 25-17 0-10-9-10-25-10h-73c29-121 35-136 35-142 0-15-12-23-25-23-2 0-27 0-35 31l-32 134h-81c-17 0-25 0-25 15 0 12 8 12 23 12h75c-60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091cm" svg:height="0.091cm" svg:x="12.573cm" svg:y="12.511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3.042cm" svg:y="12.229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6 112-113 112-33 0-46-27-46-56 0-19 6-37 15-75z">
            <text:p/>
          </draw:path>
          <draw:path draw:style-name="gr3" draw:text-style-name="P7" draw:layer="layout" svg:width="0.091cm" svg:height="0.091cm" svg:x="13.572cm" svg:y="12.511cm" svg:viewBox="0 0 92 92" svg:d="M92 46c0-25-21-46-46-46s-46 21-46 46 21 46 46 46 46-21 46-46z">
            <text:p/>
          </draw:path>
          <draw:path draw:style-name="gr3" draw:text-style-name="P7" draw:layer="layout" svg:width="0.277cm" svg:height="0.389cm" svg:x="14.464cm" svg:y="12.223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14.793cm" svg:y="12.223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322cm" svg:height="0.389cm" svg:x="15.173cm" svg:y="12.223cm" svg:viewBox="0 0 323 390" svg:d="M71 196c0-138 69-175 113-175 8 0 62 0 92 31-36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421cm" svg:height="0.383cm" svg:x="15.684cm" svg:y="12.229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4 112-113 112-33 0-46-27-46-56 0-19 6-37 15-75z">
            <text:p/>
          </draw:path>
          <draw:path draw:style-name="gr3" draw:text-style-name="P7" draw:layer="layout" svg:width="0.264cm" svg:height="0.529cm" svg:x="16.298cm" svg:y="12.083cm" svg:viewBox="0 0 265 530" svg:d="M131 182h121v-27h-121v-155h-22c0 69-26 159-109 163v19h73v233c0 105 79 115 109 115 60 0 83-60 83-115v-48h-21v48c0 61-25 94-56 94-57 0-57-77-57-93z">
            <text:p/>
          </draw:path>
          <draw:path draw:style-name="gr3" draw:text-style-name="P7" draw:layer="layout" svg:width="0.381cm" svg:height="0.389cm" svg:x="16.645cm" svg:y="12.223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425cm" svg:height="0.373cm" svg:x="17.058cm" svg:y="12.229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21cm" svg:height="0.383cm" svg:x="17.665cm" svg:y="12.229cm" svg:viewBox="0 0 422 384" svg:d="M259 119c4-23 23-100 83-100 4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79 56 57 0 86-60 90-65 10 32 40 65 90 65 89 0 137-110 137-131 0-7-8-7-10-7-8 0-10 2-12 7-28 92-86 112-113 112-33 0-46-27-46-56 0-19 6-37 15-75z">
            <text:p/>
          </draw:path>
          <draw:path draw:style-name="gr3" draw:text-style-name="P7" draw:layer="layout" svg:width="0.402cm" svg:height="0.596cm" svg:x="18.439cm" svg:y="12.016cm" svg:viewBox="0 0 403 597" svg:d="M403 10c0-2 0-10-11-10-12 0-92 8-108 10-6 0-11 3-11 15 0 11 7 11 21 11 40 0 42 6 42 14l-4 17-50 200c-15-31-40-54-78-54-98 0-204 125-204 248 0 80 46 136 113 136 18 0 60-4 110-64 7 35 36 64 77 64 30 0 49-19 63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7" draw:layer="layout" svg:width="0.421cm" svg:height="0.383cm" svg:x="18.867cm" svg:y="12.229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79 56 57 0 86-60 90-65 10 32 40 65 90 65 89 0 137-110 137-131 0-7-8-7-10-7-8 0-10 2-12 7-26 92-86 112-113 112-33 0-46-27-46-56 0-19 6-37 15-75z">
            <text:p/>
          </draw:path>
          <draw:path draw:style-name="gr3" draw:text-style-name="P7" draw:layer="layout" svg:width="0.562cm" svg:height="0.199cm" svg:x="19.606cm" svg:y="12.2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402cm" svg:height="0.596cm" svg:x="20.484cm" svg:y="12.016cm" svg:viewBox="0 0 403 597" svg:d="M403 10c0-2 0-10-11-10-12 0-92 8-108 10-6 0-11 3-11 15 0 11 7 11 21 11 40 0 42 6 42 14l-4 17-50 200c-15-31-40-54-78-54-98 0-204 125-204 248 0 80 46 136 113 136 18 0 60-4 110-64 7 35 36 64 77 64 30 0 49-19 63-48 13-29 25-81 25-83 0-9-8-9-10-9-9 0-9 4-11 15-16 56-31 106-66 106-23 0-25-21-25-39 0-21 2-27 6-40zM227 486c-4 15-4 17-18 32-36 46-71 60-94 60-42 0-55-46-55-79 0-42 26-148 48-186 24-50 63-81 97-81 54 0 68 69 68 75 0 4-2 10-4 13z">
            <text:p/>
          </draw:path>
          <draw:path draw:style-name="gr3" draw:text-style-name="P7" draw:layer="layout" svg:width="0.26cm" svg:height="0.538cm" svg:x="20.908cm" svg:y="12.073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1z">
            <text:p/>
          </draw:path>
        </draw:g>
        <draw:g xml:id="id402" draw:id="id402">
          <svg:title>TexMaths</svg:title>
          <svg:desc>24§display§\text {I}§svg§600§FALSE§</svg:desc>
          <draw:polygon draw:style-name="gr2" draw:text-style-name="P6" draw:layer="layout" svg:width="0.197cm" svg:height="0.493cm" svg:x="5.645cm" svg:y="13.8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13.8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03" draw:id="id403">
          <svg:title>TexMaths</svg:title>
          <svg:desc>22§display§=  \int \frac{ 1 }{ \sqrt{16 - 9 t^2} }\ dt§svg§600§FALSE§</svg:desc>
          <draw:polygon draw:style-name="gr2" draw:text-style-name="P6" draw:layer="layout" svg:width="6.117cm" svg:height="1.695cm" svg:x="6.334cm" svg:y="13.255cm" svg:viewBox="0 0 6118 1696" draw:points="3059,1696 0,1696 0,0 6118,0 6118,1696">
            <text:p/>
          </draw:polygon>
          <draw:path draw:style-name="gr3" draw:text-style-name="P7" draw:layer="layout" svg:width="0.515cm" svg:height="0.182cm" svg:x="6.339cm" svg:y="13.9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4cm" svg:y="13.216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669cm" svg:y="13.2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376cm" svg:height="0.032cm" svg:x="8.106cm" svg:y="14.059cm" svg:viewBox="0 0 3377 33" draw:points="1688,33 0,33 0,0 3377,0 3377,33">
            <text:p/>
          </draw:polygon>
          <draw:path draw:style-name="gr3" draw:text-style-name="P7" draw:layer="layout" svg:width="0.604cm" svg:height="0.774cm" svg:x="8.163cm" svg:y="14.214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2.732cm" svg:height="0.032cm" svg:x="8.75cm" svg:y="14.214cm" svg:viewBox="0 0 2733 33" draw:points="1366,33 0,33 0,0 2733,0 2733,33">
            <text:p/>
          </draw:polygon>
          <draw:path draw:style-name="gr3" draw:text-style-name="P7" draw:layer="layout" svg:width="0.256cm" svg:height="0.517cm" svg:x="8.819cm" svg:y="14.37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9.169cm" svg:y="14.375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ath draw:style-name="gr3" draw:text-style-name="P7" draw:layer="layout" svg:width="0.472cm" svg:height="0.032cm" svg:x="9.761cm" svg:y="14.68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502cm" svg:y="14.375cm" svg:viewBox="0 0 322 533" svg:d="M253 269v25c0 183-81 218-126 218-14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38cm" svg:height="0.494cm" svg:x="10.873cm" svg:y="14.406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11.169cm" svg:y="14.30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1.864cm" svg:y="13.732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7" draw:layer="layout" svg:width="0.238cm" svg:height="0.494cm" svg:x="12.253cm" svg:y="13.785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</draw:g>
        <draw:g xml:id="id391" draw:id="id391">
          <svg:title>TexMaths</svg:title>
          <svg:desc>24§display§\therefore§svg§600§FALSE§</svg:desc>
          <draw:polygon draw:style-name="gr2" draw:text-style-name="P6" draw:layer="layout" svg:width="0.453cm" svg:height="0.371cm" svg:x="4.042cm" svg:y="3.548cm" svg:viewBox="0 0 454 372" draw:points="227,372 0,372 0,0 454,0 454,372">
            <text:p/>
          </draw:polygon>
          <draw:path draw:style-name="gr3" draw:text-style-name="P7" draw:layer="layout" svg:width="0.513cm" svg:height="0.455cm" svg:x="4.025cm" svg:y="3.5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388" draw:id="id388">
          <svg:title>TexMaths</svg:title>
          <svg:desc>24§display§\text {I}§svg§600§FALSE§</svg:desc>
          <draw:polygon draw:style-name="gr2" draw:text-style-name="P6" draw:layer="layout" svg:width="0.197cm" svg:height="0.493cm" svg:x="5.645cm" svg:y="1.1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1.1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89" draw:id="id389">
          <svg:title>TexMaths</svg:title>
          <svg:desc>22§display§= \int \frac{ 1 }{ \sqrt{ (3)^2 - (2t)^2} }dt§svg§600§FALSE§</svg:desc>
          <draw:polygon draw:style-name="gr2" draw:text-style-name="P6" draw:layer="layout" svg:width="7.152cm" svg:height="1.849cm" svg:x="6.332cm" svg:y="0.556cm" svg:viewBox="0 0 7153 1850" draw:points="3577,1850 0,1850 0,0 7153,0 7153,1850">
            <text:p/>
          </draw:polygon>
          <draw:path draw:style-name="gr3" draw:text-style-name="P7" draw:layer="layout" svg:width="0.515cm" svg:height="0.182cm" svg:x="6.337cm" svg:y="1.2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2cm" svg:y="0.517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0.313cm" svg:y="0.53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669cm" svg:height="0.032cm" svg:x="8.104cm" svg:y="1.36cm" svg:viewBox="0 0 4670 33" draw:points="2334,33 0,33 0,0 4670,0 4670,33">
            <text:p/>
          </draw:polygon>
          <draw:path draw:style-name="gr3" draw:text-style-name="P7" draw:layer="layout" svg:width="0.705cm" svg:height="0.928cm" svg:x="8.189cm" svg:y="1.515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3.894cm" svg:height="0.032cm" svg:x="8.877cm" svg:y="1.515cm" svg:viewBox="0 0 3895 33" draw:points="1948,33 0,33 0,0 3895,0 3895,33">
            <text:p/>
          </draw:polygon>
          <draw:path draw:style-name="gr3" draw:text-style-name="P7" draw:layer="layout" svg:width="0.18cm" svg:height="0.773cm" svg:x="8.955cm" svg:y="1.62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9.212cm" svg:y="1.693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9.609cm" svg:y="1.62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9.9cm" svg:y="1.62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449cm" svg:y="1.99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1.234cm" svg:y="1.62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1.498cm" svg:y="1.69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238cm" svg:height="0.494cm" svg:x="11.862cm" svg:y="1.722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18cm" svg:height="0.773cm" svg:x="12.169cm" svg:y="1.62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2.459cm" svg:y="1.62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896cm" svg:y="1.033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238cm" svg:height="0.494cm" svg:x="13.285cm" svg:y="1.085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393" draw:id="id393">
          <svg:title>TexMaths</svg:title>
          <svg:desc>22§display§= \frac{1}{2} \sin^{-1}\left( \frac{2e^x}{3} \right)  \ + \ c§svg§600§FALSE§</svg:desc>
          <draw:polygon draw:style-name="gr2" draw:text-style-name="P6" draw:layer="layout" svg:width="7.603cm" svg:height="1.779cm" svg:x="6.342cm" svg:y="2.967cm" svg:viewBox="0 0 7604 1780" draw:points="3802,1780 0,1780 0,0 7604,0 7604,1780">
            <text:p/>
          </draw:polygon>
          <draw:path draw:style-name="gr3" draw:text-style-name="P7" draw:layer="layout" svg:width="0.515cm" svg:height="0.182cm" svg:x="6.347cm" svg:y="3.7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82cm" svg:y="3.01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12cm" svg:y="3.84cm" svg:viewBox="0 0 389 33" draw:points="194,33 0,33 0,0 389,0 389,33">
            <text:p/>
          </draw:polygon>
          <draw:path draw:style-name="gr3" draw:text-style-name="P7" draw:layer="layout" svg:width="0.309cm" svg:height="0.516cm" svg:x="7.25cm" svg:y="4.06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254cm" svg:height="0.356cm" svg:x="7.847cm" svg:y="3.702cm" svg:viewBox="0 0 255 357" svg:d="M136 197c17 4 81 16 81 72 0 39-27 71-89 71-65 0-93-44-107-111-2-9-3-12-10-12-11 0-11 5-11 19v102c0 14 0 19 9 19 3 0 5-1 19-16 2-1 2-3 16-17 33 32 69 33 84 33 90 0 127-52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8.152cm" svg:y="3.53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8.365cm" svg:y="3.708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829cm" svg:y="3.57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313cm" svg:y="3.36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9.891cm" svg:y="2.928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16cm" svg:x="10.429cm" svg:y="3.01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298cm" svg:height="0.351cm" svg:x="10.813cm" svg:y="3.185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91cm" svg:height="0.245cm" svg:x="11.163cm" svg:y="3.007cm" svg:viewBox="0 0 292 246" svg:d="M109 183c-5 18-23 48-51 48-2 0-18 0-30-7 23-7 25-27 25-30 0-13-9-22-21-22-16 0-32 15-32 34 0 28 30 40 56 40 27 0 48-15 62-38 14 28 44 38 65 38 63 0 95-68 95-84 0-7-7-7-9-7-7 0-7 3-8 10-13 37-46 66-76 66-21 0-34-14-34-36 0-14 14-63 29-125 12-42 35-54 54-54 0 0 18 0 28 7-16 5-23 19-23 30 0 12 9 21 22 21 12 0 31-11 31-34 0-31-35-40-58-40-26 0-49 18-60 39-10-23-35-39-65-39-61 0-97 67-97 83 0 7 7 7 9 7 7 0 9-2 11-9 14-42 47-65 75-65 18 0 32 9 32 35 0 11-7 39-11 56z">
            <text:p/>
          </draw:path>
          <draw:polygon draw:style-name="gr3" draw:text-style-name="P7" draw:layer="layout" svg:width="1.136cm" svg:height="0.032cm" svg:x="10.391cm" svg:y="3.84cm" svg:viewBox="0 0 1137 33" draw:points="569,33 0,33 0,0 1137,0 1137,33">
            <text:p/>
          </draw:polygon>
          <draw:path draw:style-name="gr3" draw:text-style-name="P7" draw:layer="layout" svg:width="0.321cm" svg:height="0.532cm" svg:x="10.799cm" svg:y="4.065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11.647cm" svg:y="2.928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2.663cm" svg:y="3.59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3.682cm" svg:y="3.708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390" draw:id="id390">
          <svg:title>TexMaths</svg:title>
          <svg:desc>22§display§= \sin^{-1}\left( \frac{2t}{3} \right) \left( \frac{1}{2} \right) \ + \ c§svg§600§FALSE§</svg:desc>
          <draw:polygon draw:style-name="gr2" draw:text-style-name="P6" draw:layer="layout" svg:width="8.271cm" svg:height="1.779cm" svg:x="14.343cm" svg:y="0.567cm" svg:viewBox="0 0 8272 1780" draw:points="4137,1780 0,1780 0,0 8272,0 8272,1780">
            <text:p/>
          </draw:polygon>
          <draw:path draw:style-name="gr3" draw:text-style-name="P7" draw:layer="layout" svg:width="0.515cm" svg:height="0.182cm" svg:x="14.348cm" svg:y="1.3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4cm" svg:height="0.356cm" svg:x="15.146cm" svg:y="1.302cm" svg:viewBox="0 0 255 357" svg:d="M136 197c17 4 81 16 81 72 0 39-27 71-89 71-65 0-93-44-107-111-2-9-3-12-10-12-11 0-11 5-11 19v102c0 14 0 19 9 19 3 0 5-1 19-16 2-1 2-3 16-17 33 32 69 33 84 33 90 0 127-52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5.452cm" svg:y="1.13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5.665cm" svg:y="1.308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6.128cm" svg:y="1.17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6.612cm" svg:y="0.96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7.189cm" svg:y="0.528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16cm" svg:x="17.73cm" svg:y="0.61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238cm" svg:height="0.494cm" svg:x="18.096cm" svg:y="0.642cm" svg:viewBox="0 0 239 495" svg:d="M143 176h74c14 0 22 0 22-16 0-9-8-9-22-9h-67c26-111 31-125 31-130 0-14-10-21-23-21-1 0-24 0-31 28l-30 123h-74c-16 0-23 0-23 14 0 11 7 11 21 11h69c-55 220-58 232-58 246 0 43 30 73 70 73 81 0 125-115 125-120 0-7-7-7-10-7-6 0-8 2-11 10-33 81-76 99-102 99-16 0-23-11-23-35 0-20 0-25 3-37z">
            <text:p/>
          </draw:path>
          <draw:polygon draw:style-name="gr3" draw:text-style-name="P7" draw:layer="layout" svg:width="0.666cm" svg:height="0.032cm" svg:x="17.691cm" svg:y="1.44cm" svg:viewBox="0 0 667 33" draw:points="334,33 0,33 0,0 667,0 667,33">
            <text:p/>
          </draw:polygon>
          <draw:path draw:style-name="gr3" draw:text-style-name="P7" draw:layer="layout" svg:width="0.321cm" svg:height="0.532cm" svg:x="17.864cm" svg:y="1.66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18.478cm" svg:y="0.528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381cm" svg:height="1.856cm" svg:x="19.309cm" svg:y="0.528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9.879cm" svg:y="0.61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9.81cm" svg:y="1.44cm" svg:viewBox="0 0 389 33" draw:points="194,33 0,33 0,0 389,0 389,33">
            <text:p/>
          </draw:polygon>
          <draw:path draw:style-name="gr3" draw:text-style-name="P7" draw:layer="layout" svg:width="0.309cm" svg:height="0.516cm" svg:x="19.849cm" svg:y="1.66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381cm" svg:height="1.856cm" svg:x="20.317cm" svg:y="0.528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1.331cm" svg:y="1.19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2.352cm" svg:y="1.308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392" draw:id="id392">
          <svg:title>TexMaths</svg:title>
          <svg:desc>24§display§\text {I}§svg§600§FALSE§</svg:desc>
          <draw:polygon draw:style-name="gr2" draw:text-style-name="P6" draw:layer="layout" svg:width="0.197cm" svg:height="0.493cm" svg:x="5.646cm" svg:y="3.548cm" svg:viewBox="0 0 198 494" draw:points="100,494 0,494 0,0 198,0 198,494">
            <text:p/>
          </draw:polygon>
          <draw:path draw:style-name="gr3" draw:text-style-name="P7" draw:layer="layout" svg:width="0.258cm" svg:height="0.577cm" svg:x="5.627cm" svg:y="3.5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88" smil:attributeName="visibility" smil:to="visible"/>
                  <anim:animate smil:dur="0.5s" smil:fill="hold" smil:targetElement="id388" smil:attributeName="x" smil:values="x;x" smil:keyTimes="0;1"/>
                  <anim:animate smil:dur="0.5s" smil:fill="hold" smil:targetElement="id388" smil:attributeName="y" smil:values="1+height/2;y" smil:keyTimes="0;1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9" smil:attributeName="visibility" smil:to="visible"/>
                  <anim:animate smil:dur="0.5s" smil:fill="hold" smil:targetElement="id389" smil:attributeName="x" smil:values="x;x" smil:keyTimes="0;1"/>
                  <anim:animate smil:dur="0.5s" smil:fill="hold" smil:targetElement="id3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0" smil:attributeName="visibility" smil:to="visible"/>
                  <anim:animate smil:dur="0.5s" smil:fill="hold" smil:targetElement="id390" smil:attributeName="x" smil:values="x;x" smil:keyTimes="0;1"/>
                  <anim:animate smil:dur="0.5s" smil:fill="hold" smil:targetElement="id3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1" smil:attributeName="visibility" smil:to="visible"/>
                  <anim:animate smil:dur="0.5s" smil:fill="hold" smil:targetElement="id391" smil:attributeName="x" smil:values="x;x" smil:keyTimes="0;1"/>
                  <anim:animate smil:dur="0.5s" smil:fill="hold" smil:targetElement="id39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92" smil:attributeName="visibility" smil:to="visible"/>
                  <anim:animate smil:dur="0.5s" smil:fill="hold" smil:targetElement="id392" smil:attributeName="x" smil:values="x;x" smil:keyTimes="0;1"/>
                  <anim:animate smil:dur="0.5s" smil:fill="hold" smil:targetElement="id3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3" smil:attributeName="visibility" smil:to="visible"/>
                  <anim:animate smil:dur="0.5s" smil:fill="hold" smil:targetElement="id393" smil:attributeName="x" smil:values="x;x" smil:keyTimes="0;1"/>
                  <anim:animate smil:dur="0.5s" smil:fill="hold" smil:targetElement="id3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94" smil:attributeName="visibility" smil:to="visible"/>
                  <anim:animate smil:dur="0.5s" smil:fill="hold" smil:targetElement="id394" smil:attributeName="width" smil:values="width*0.05;width" smil:keyTimes="0;1"/>
                  <anim:animate smil:dur="0.5s" smil:fill="hold" smil:targetElement="id394" smil:attributeName="height" smil:values="height;height" smil:keyTimes="0;1"/>
                  <anim:animate smil:dur="0.5s" smil:fill="hold" smil:targetElement="id394" smil:attributeName="x" smil:values="x-.2;x" smil:keyTimes="0;1"/>
                  <anim:animate smil:dur="0.5s" smil:fill="hold" smil:targetElement="id394" smil:attributeName="y" smil:values="y;y" smil:keyTimes="0;1"/>
                  <anim:transitionFilter smil:dur="0.5s" smil:targetElement="id39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95" smil:attributeName="visibility" smil:to="visible"/>
                  <anim:animate smil:dur="0.5s" smil:fill="hold" smil:targetElement="id395" smil:attributeName="width" smil:values="width*0.05;width" smil:keyTimes="0;1"/>
                  <anim:animate smil:dur="0.5s" smil:fill="hold" smil:targetElement="id395" smil:attributeName="height" smil:values="height;height" smil:keyTimes="0;1"/>
                  <anim:animate smil:dur="0.5s" smil:fill="hold" smil:targetElement="id395" smil:attributeName="x" smil:values="x-.2;x" smil:keyTimes="0;1"/>
                  <anim:animate smil:dur="0.5s" smil:fill="hold" smil:targetElement="id395" smil:attributeName="y" smil:values="y;y" smil:keyTimes="0;1"/>
                  <anim:transitionFilter smil:dur="0.5s" smil:targetElement="id39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96" smil:attributeName="visibility" smil:to="visible"/>
                  <anim:animate smil:dur="0.5s" smil:fill="hold" smil:targetElement="id396" smil:attributeName="width" smil:values="width*0.05;width" smil:keyTimes="0;1"/>
                  <anim:animate smil:dur="0.5s" smil:fill="hold" smil:targetElement="id396" smil:attributeName="height" smil:values="height;height" smil:keyTimes="0;1"/>
                  <anim:animate smil:dur="0.5s" smil:fill="hold" smil:targetElement="id396" smil:attributeName="x" smil:values="x-.2;x" smil:keyTimes="0;1"/>
                  <anim:animate smil:dur="0.5s" smil:fill="hold" smil:targetElement="id396" smil:attributeName="y" smil:values="y;y" smil:keyTimes="0;1"/>
                  <anim:transitionFilter smil:dur="0.5s" smil:targetElement="id396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7" smil:attributeName="visibility" smil:to="visible"/>
                  <anim:animate smil:dur="0.5s" smil:fill="hold" smil:targetElement="id397" smil:attributeName="x" smil:values="x;x" smil:keyTimes="0;1"/>
                  <anim:animate smil:dur="0.5s" smil:fill="hold" smil:targetElement="id3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8" smil:attributeName="visibility" smil:to="visible"/>
                  <anim:animate smil:dur="0.5s" smil:fill="hold" smil:targetElement="id398" smil:attributeName="x" smil:values="x;x" smil:keyTimes="0;1"/>
                  <anim:animate smil:dur="0.5s" smil:fill="hold" smil:targetElement="id3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9" smil:attributeName="visibility" smil:to="visible"/>
                  <anim:animate smil:dur="0.5s" smil:fill="hold" smil:targetElement="id399" smil:attributeName="x" smil:values="x;x" smil:keyTimes="0;1"/>
                  <anim:animate smil:dur="0.5s" smil:fill="hold" smil:targetElement="id3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0" smil:attributeName="visibility" smil:to="visible"/>
                  <anim:animate smil:dur="0.5s" smil:fill="hold" smil:targetElement="id400" smil:attributeName="x" smil:values="x;x" smil:keyTimes="0;1"/>
                  <anim:animate smil:dur="0.5s" smil:fill="hold" smil:targetElement="id4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01" smil:attributeName="visibility" smil:to="visible"/>
                  <anim:animate smil:dur="0.5s" smil:fill="hold" smil:targetElement="id401" smil:attributeName="width" smil:values="width*0.05;width" smil:keyTimes="0;1"/>
                  <anim:animate smil:dur="0.5s" smil:fill="hold" smil:targetElement="id401" smil:attributeName="height" smil:values="height;height" smil:keyTimes="0;1"/>
                  <anim:animate smil:dur="0.5s" smil:fill="hold" smil:targetElement="id401" smil:attributeName="x" smil:values="x-.2;x" smil:keyTimes="0;1"/>
                  <anim:animate smil:dur="0.5s" smil:fill="hold" smil:targetElement="id401" smil:attributeName="y" smil:values="y;y" smil:keyTimes="0;1"/>
                  <anim:transitionFilter smil:dur="0.5s" smil:targetElement="id40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2" smil:attributeName="visibility" smil:to="visible"/>
                  <anim:animate smil:dur="0.5s" smil:fill="hold" smil:targetElement="id402" smil:attributeName="x" smil:values="x;x" smil:keyTimes="0;1"/>
                  <anim:animate smil:dur="0.5s" smil:fill="hold" smil:targetElement="id40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03" smil:attributeName="visibility" smil:to="visible"/>
                  <anim:animate smil:dur="0.5s" smil:fill="hold" smil:targetElement="id403" smil:attributeName="x" smil:values="x;x" smil:keyTimes="0;1"/>
                  <anim:animate smil:dur="0.5s" smil:fill="hold" smil:targetElement="id40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9">
        <draw:frame presentation:style-name="pr11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410" draw:id="id410">
          <svg:title>TexMaths</svg:title>
          <svg:desc>26§display§(3)§svg§600§FALSE§</svg:desc>
          <draw:polygon draw:style-name="gr2" draw:text-style-name="P6" draw:layer="layout" svg:width="0.986cm" svg:height="0.823cm" svg:x="2.116cm" svg:y="5.45cm" svg:viewBox="0 0 987 824" draw:points="494,824 0,824 0,0 987,0 987,824">
            <text:p/>
          </draw:polygon>
          <draw:path draw:style-name="gr3" draw:text-style-name="P7" draw:layer="layout" svg:width="0.213cm" svg:height="0.914cm" svg:x="2.16cm" svg:y="5.404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8cm" svg:height="0.629cm" svg:x="2.464cm" svg:y="5.481cm" svg:viewBox="0 0 381 630" svg:d="M229 287c75-23 127-87 127-160 0-75-79-127-169-127-91 0-162 54-162 125 0 29 21 48 46 48 29 0 48-21 48-48 0-46-44-46-57-46 28-44 88-56 121-56 38 0 90 21 90 102 0 12-2 64-27 106-27 44-59 46-81 48-7 0-30 2-36 2-8 0-14 2-14 10 0 11 6 11 22 11h40c75 0 110 62 110 151 0 125-64 152-104 152-39 0-108-16-141-71 33 7 60-14 60-49 0-34-23-52-50-52-23 0-52 14-52 54 0 83 85 143 185 143 113 0 196-83 196-177 0-75-58-145-152-166z">
            <text:p/>
          </draw:path>
          <draw:path draw:style-name="gr3" draw:text-style-name="P7" draw:layer="layout" svg:width="0.213cm" svg:height="0.914cm" svg:x="2.937cm" svg:y="5.40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411" draw:id="id411">
          <svg:title>TexMaths</svg:title>
          <svg:desc>24§display§\text {Let,}§svg§600§FALSE§</svg:desc>
          <draw:polygon draw:style-name="gr2" draw:text-style-name="P6" draw:layer="layout" svg:width="1.318cm" svg:height="0.655cm" svg:x="3.738cm" svg:y="5.548cm" svg:viewBox="0 0 1319 656" draw:points="659,656 0,656 0,0 1319,0 1319,656">
            <text:p/>
          </draw:polygon>
          <draw:path draw:style-name="gr3" draw:text-style-name="P7" draw:layer="layout" svg:width="0.464cm" svg:height="0.577cm" svg:x="3.723cm" svg:y="5.5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7cm" svg:y="5.7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4cm" svg:y="5.5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8cm" svg:y="5.9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412" draw:id="id412">
          <svg:title>TexMaths</svg:title>
          <svg:desc>24§display§\text {I}§svg§600§FALSE§</svg:desc>
          <draw:polygon draw:style-name="gr2" draw:text-style-name="P6" draw:layer="layout" svg:width="0.197cm" svg:height="0.493cm" svg:x="5.644cm" svg:y="5.5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5.5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13" draw:id="id413">
          <svg:title>TexMaths</svg:title>
          <svg:desc>22§display§= \int \frac{ \text {cosec}^2 x }{ \sqrt{4\cot^2 x - 3} }\ dx§svg§600§FALSE§</svg:desc>
          <draw:polygon draw:style-name="gr2" draw:text-style-name="P6" draw:layer="layout" svg:width="7.334cm" svg:height="1.805cm" svg:x="6.331cm" svg:y="4.956cm" svg:viewBox="0 0 7335 1806" draw:points="3668,1806 0,1806 0,0 7335,0 7335,1806">
            <text:p/>
          </draw:polygon>
          <draw:path draw:style-name="gr3" draw:text-style-name="P7" draw:layer="layout" svg:width="0.515cm" svg:height="0.182cm" svg:x="6.336cm" svg:y="5.7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1cm" svg:y="5.028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2-113 202-28 0-45-19-47-19z">
            <text:p/>
          </draw:path>
          <draw:path draw:style-name="gr3" draw:text-style-name="P7" draw:layer="layout" svg:width="0.295cm" svg:height="0.356cm" svg:x="9.094cm" svg:y="5.211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9.432cm" svg:y="5.21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9.823cm" svg:y="5.21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0.124cm" svg:y="5.21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0.472cm" svg:y="5.211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10.824cm" svg:y="4.91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1.158cm" svg:y="5.2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4.441cm" svg:height="0.032cm" svg:x="8.103cm" svg:y="5.871cm" svg:viewBox="0 0 4442 33" draw:points="2221,33 0,33 0,0 4442,0 4442,33">
            <text:p/>
          </draw:polygon>
          <draw:path draw:style-name="gr3" draw:text-style-name="P7" draw:layer="layout" svg:width="0.604cm" svg:height="0.773cm" svg:x="8.16cm" svg:y="6.026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3.797cm" svg:height="0.032cm" svg:x="8.747cm" svg:y="6.026cm" svg:viewBox="0 0 3798 33" draw:points="1899,33 0,33 0,0 3798,0 3798,33">
            <text:p/>
          </draw:polygon>
          <draw:path draw:style-name="gr3" draw:text-style-name="P7" draw:layer="layout" svg:width="0.344cm" svg:height="0.523cm" svg:x="8.768cm" svg:y="6.209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295cm" svg:height="0.356cm" svg:x="9.289cm" svg:y="6.385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9.629cm" svg:y="6.38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5cm" svg:x="10.007cm" svg:y="6.256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24cm" svg:height="0.36cm" svg:x="10.328cm" svg:y="6.08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792cm" svg:y="6.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1.447cm" svg:y="6.52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19cm" svg:y="6.21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12.924cm" svg:y="5.54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3.318cm" svg:y="5.73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414" draw:id="id414">
          <svg:title>TexMaths</svg:title>
          <svg:desc>24§display§\text {Put,} \cot x = t, \ \text {Diff } w.\ r.\ t.\ x.\  - \text {cosec}^2 x \ dx = dt §svg§600§FALSE§</svg:desc>
          <draw:polygon draw:style-name="gr2" draw:text-style-name="P6" draw:layer="layout" svg:width="17.794cm" svg:height="0.819cm" svg:x="3.637cm" svg:y="7.348cm" svg:viewBox="0 0 17795 820" draw:points="8898,820 0,820 0,0 17795,0 17795,820">
            <text:p/>
          </draw:polygon>
          <draw:path draw:style-name="gr3" draw:text-style-name="P7" draw:layer="layout" svg:width="0.498cm" svg:height="0.577cm" svg:x="3.624cm" svg:y="7.471cm" svg:viewBox="0 0 499 578" svg:d="M163 311h142c102 0 194-69 194-153 0-83-84-158-199-158h-300v27h21c65 0 65 10 65 38v448c0 31 0 38-65 38h-21v27c29-2 92-2 125-2 32 0 96 0 125 2v-27h-20c-65 0-67-7-67-38zM159 288v-228c0-27 2-33 43-33h74c135 0 135 88 135 131 0 40 0 130-135 130z">
            <text:p/>
          </draw:path>
          <draw:path draw:style-name="gr3" draw:text-style-name="P7" draw:layer="layout" svg:width="0.425cm" svg:height="0.383cm" svg:x="4.196cm" svg:y="7.673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266cm" svg:height="0.529cm" svg:x="4.653cm" svg:y="7.527cm" svg:viewBox="0 0 267 530" svg:d="M131 183h121v-27h-121v-156h-22c0 69-26 159-109 163v20h73v232c0 106 79 115 109 115 60 0 85-59 85-115v-48h-23v48c0 62-25 94-56 94-57 0-57-77-57-92z">
            <text:p/>
          </draw:path>
          <draw:path draw:style-name="gr3" draw:text-style-name="P7" draw:layer="layout" svg:width="0.099cm" svg:height="0.253cm" svg:x="5.039cm" svg:y="7.957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322cm" svg:height="0.389cm" svg:x="5.369cm" svg:y="7.669cm" svg:viewBox="0 0 323 390" svg:d="M71 196c0-138 69-175 113-175 8 0 62 0 92 31-34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5.74cm" svg:y="7.669cm" svg:viewBox="0 0 376 390" svg:d="M376 198c0-108-86-198-188-198-105 0-188 92-188 198 0 109 88 192 188 192 102 0 188-84 188-192zM188 369c-36 0-73-19-96-58-21-36-21-88-21-119 0-33 0-79 19-117 23-38 64-56 98-56 37 0 73 18 96 54 21 37 21 86 21 119 0 31 0 77-19 114-17 38-56 63-98 63z">
            <text:p/>
          </draw:path>
          <draw:path draw:style-name="gr3" draw:text-style-name="P7" draw:layer="layout" svg:width="0.264cm" svg:height="0.529cm" svg:x="6.153cm" svg:y="7.527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7" draw:layer="layout" svg:width="0.421cm" svg:height="0.383cm" svg:x="6.631cm" svg:y="7.67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7" draw:layer="layout" svg:width="0.562cm" svg:height="0.199cm" svg:x="7.37cm" svg:y="7.736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6cm" svg:height="0.539cm" svg:x="8.232cm" svg:y="7.519cm" svg:viewBox="0 0 261 540" svg:d="M156 192h80c16 0 25 0 25-17 0-10-9-10-25-10h-73c29-121 35-136 35-142 0-15-12-23-25-23-4 0-27 0-35 31l-32 134h-81c-17 0-25 0-25 16 0 11 8 11 23 11h75c-62 240-63 254-63 269 0 46 32 79 76 79 89 0 137-125 137-131 0-7-8-7-12-7-6 0-8 2-11 11-37 88-83 108-112 108-17 0-25-12-25-39 0-21 0-27 4-40z">
            <text:p/>
          </draw:path>
          <draw:path draw:style-name="gr3" draw:text-style-name="P7" draw:layer="layout" svg:width="0.099cm" svg:height="0.253cm" svg:x="8.589cm" svg:y="7.957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567cm" svg:height="0.577cm" svg:x="9.204cm" svg:y="7.471cm" svg:viewBox="0 0 568 578" svg:d="M0 0v27h21c65 0 65 10 65 38v448c0 31 0 38-65 38h-21v27h309c142 0 259-125 259-284 0-161-113-294-259-294zM202 551c-41 0-43-5-43-32v-459c0-27 2-33 43-33h84c52 0 111 17 154 79 36 50 44 123 44 188 0 94-16 144-46 186-18 23-66 71-152 71z">
            <text:p/>
          </draw:path>
          <draw:path draw:style-name="gr3" draw:text-style-name="P7" draw:layer="layout" svg:width="0.181cm" svg:height="0.566cm" svg:x="9.845cm" svg:y="7.48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508cm" svg:height="0.597cm" svg:x="10.075cm" svg:y="7.452cm" svg:viewBox="0 0 509 598" svg:d="M357 257h96v-25h-100v-97c0-77 41-116 79-116 4 0 15 0 29 6-10 4-25 13-25 35 0 19 13 36 36 36s37-17 37-36c0-31-29-60-77-60-50 0-88 33-92 37-25-33-71-37-94-37-81 0-179 44-179 136v96h-67v25h67v275c0 39-9 39-67 39v27c29-2 73-4 94-4s63 2 94 4v-27c-56 0-65 0-65-39v-275h178v275c0 39-9 39-67 39v27c33-2 73-4 96-4 35 0 75 0 108 4v-27h-18c-61 0-63-10-63-41zM121 232v-96c0-82 69-117 123-117 42 0 65 16 67 16v2c-15 0-31 11-31 34 0 6 0 27 23 35-2 11-2 19-2 29v97z">
            <text:p/>
          </draw:path>
          <draw:path draw:style-name="gr3" draw:text-style-name="P7" draw:layer="layout" svg:width="0.56cm" svg:height="0.383cm" svg:x="10.849cm" svg:y="7.673cm" svg:viewBox="0 0 561 384" svg:d="M367 86c4-17 11-49 11-53 0-16-11-23-23-23-11 0-25 5-32 23-2 5-43 169-48 190-6 25-8 40-8 56 0 9 0 11 2 15-19 46-46 71-79 71-67 0-67-61-67-77 0-27 4-59 44-165 10-25 13-37 13-54 0-38-26-69-69-69-80 0-111 123-111 131 0 7 8 7 10 7 9 0 9 0 13-15 23-79 56-104 86-104 8 0 22 0 22 27 0 21-10 46-16 60-36 100-48 140-48 171 0 78 58 107 121 107 14 0 54 0 88-59 22 54 81 59 106 59 63 0 100-54 123-103 29-68 56-181 56-221 0-47-23-60-39-60-21 0-42 21-42 40 0 12 6 18 13 23 10 10 31 31 31 73 0 29-25 112-46 154-23 46-52 75-94 75-40 0-61-25-61-73 0-23 5-50 7-61z">
            <text:p/>
          </draw:path>
          <draw:path draw:style-name="gr3" draw:text-style-name="P7" draw:layer="layout" svg:width="0.091cm" svg:height="0.091cm" svg:x="11.525cm" svg:y="7.957cm" svg:viewBox="0 0 92 92" svg:d="M92 46c0-25-21-46-46-46s-46 21-46 46 21 46 46 46 46-21 46-46z">
            <text:p/>
          </draw:path>
          <draw:path draw:style-name="gr3" draw:text-style-name="P7" draw:layer="layout" svg:width="0.345cm" svg:height="0.383cm" svg:x="11.992cm" svg:y="7.673cm" svg:viewBox="0 0 346 384" svg:d="M50 325c-2 13-8 32-8 36 0 16 12 23 25 23 10 0 25-7 31-23 2-4 31-119 34-134 6-29 22-89 27-112 4-9 27-50 48-69 6-6 31-27 68-27 23 0 34 10 36 10-27 4-44 25-44 46 0 13 9 31 33 31 21 0 46-20 46-50 0-31-27-56-71-56-56 0-93 42-108 65-8-38-38-65-79-65-38 0-53 33-61 48-15 29-27 81-27 83 0 7 8 7 10 7 9 0 9 0 15-19 13-59 31-100 61-100 16 0 27 6 27 39 0 17-4 27-13 71z">
            <text:p/>
          </draw:path>
          <draw:path draw:style-name="gr3" draw:text-style-name="P7" draw:layer="layout" svg:width="0.091cm" svg:height="0.091cm" svg:x="12.397cm" svg:y="7.957cm" svg:viewBox="0 0 92 92" svg:d="M92 46c0-25-21-46-46-46s-46 21-46 46 21 46 46 46 46-21 46-46z">
            <text:p/>
          </draw:path>
          <draw:path draw:style-name="gr3" draw:text-style-name="P7" draw:layer="layout" svg:width="0.26cm" svg:height="0.539cm" svg:x="12.86cm" svg:y="7.519cm" svg:viewBox="0 0 261 540" svg:d="M156 192h80c16 0 25 0 25-17 0-10-9-10-25-10h-75c31-121 37-136 37-142 0-15-12-23-25-23-4 0-27 0-35 31l-32 134h-81c-17 0-25 0-25 16 0 11 8 11 23 11h75c-62 240-63 254-63 269 0 46 32 79 76 79 89 0 137-125 137-131 0-7-8-7-12-7-8 0-8 2-11 11-37 88-83 108-112 108-17 0-25-12-25-39 0-21 0-27 4-40z">
            <text:p/>
          </draw:path>
          <draw:path draw:style-name="gr3" draw:text-style-name="P7" draw:layer="layout" svg:width="0.091cm" svg:height="0.091cm" svg:x="13.217cm" svg:y="7.957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3.685cm" svg:y="7.67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091cm" svg:height="0.091cm" svg:x="14.215cm" svg:y="7.957cm" svg:viewBox="0 0 92 92" svg:d="M92 46c0-25-21-46-46-46s-46 21-46 46 21 46 46 46 46-21 46-46z">
            <text:p/>
          </draw:path>
          <draw:path draw:style-name="gr3" draw:text-style-name="P7" draw:layer="layout" svg:width="0.516cm" svg:height="0.036cm" svg:x="14.916cm" svg:y="7.819cm" svg:viewBox="0 0 517 37" svg:d="M488 37c13 0 29 0 29-20 0-17-16-17-29-17h-459c-14 0-29 0-29 17 0 20 15 20 29 20z">
            <text:p/>
          </draw:path>
          <draw:path draw:style-name="gr3" draw:text-style-name="P7" draw:layer="layout" svg:width="0.322cm" svg:height="0.389cm" svg:x="15.719cm" svg:y="7.669cm" svg:viewBox="0 0 323 390" svg:d="M71 196c0-138 69-175 113-175 8 0 62 0 92 31-36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6.087cm" svg:y="7.669cm" svg:viewBox="0 0 376 390" svg:d="M376 198c0-108-86-198-188-198-105 0-188 92-188 198 0 109 88 192 188 192 102 0 188-84 188-192zM188 369c-36 0-73-19-96-58-21-36-21-88-21-119 0-33 0-79 19-117 23-38 64-56 98-56 37 0 73 18 94 54 23 37 23 86 23 119 0 31 0 77-19 114-17 38-56 63-98 63z">
            <text:p/>
          </draw:path>
          <draw:path draw:style-name="gr3" draw:text-style-name="P7" draw:layer="layout" svg:width="0.277cm" svg:height="0.389cm" svg:x="16.514cm" svg:y="7.669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27cm" svg:height="0.389cm" svg:x="16.842cm" svg:y="7.669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22cm" svg:height="0.389cm" svg:x="17.222cm" svg:y="7.669cm" svg:viewBox="0 0 323 390" svg:d="M71 196c0-138 69-175 113-175 8 0 62 0 92 31-34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262cm" svg:height="0.393cm" svg:x="17.606cm" svg:y="7.306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7" draw:layer="layout" svg:width="0.421cm" svg:height="0.383cm" svg:x="17.971cm" svg:y="7.67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402cm" svg:height="0.597cm" svg:x="18.745cm" svg:y="7.462cm" svg:viewBox="0 0 403 598" svg:d="M403 10c0-2 0-10-11-10-12 0-92 8-108 10-6 0-11 3-11 15s7 12 21 12c40 0 42 5 42 13l-2 17-52 200c-15-31-40-54-78-54-98 0-204 125-204 248 0 81 46 137 113 137 18 0 60-4 110-64 7 35 36 64 77 64 30 0 49-20 63-48 13-29 25-81 25-83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9.173cm" svg:y="7.67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562cm" svg:height="0.199cm" svg:x="19.912cm" svg:y="7.736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402cm" svg:height="0.597cm" svg:x="20.79cm" svg:y="7.462cm" svg:viewBox="0 0 403 598" svg:d="M403 10c0-2 0-10-11-10-12 0-92 8-108 10-6 0-11 3-11 15s7 12 21 12c40 0 42 5 42 13l-4 17-50 200c-15-31-40-54-78-54-98 0-204 125-204 248 0 81 46 137 113 137 18 0 60-4 110-64 7 35 36 64 77 64 30 0 49-20 63-48 13-29 25-81 25-83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26cm" svg:height="0.539cm" svg:x="21.214cm" svg:y="7.519cm" svg:viewBox="0 0 261 540" svg:d="M156 192h80c16 0 25 0 25-17 0-10-9-10-25-10h-73c29-121 35-136 35-142 0-15-12-23-25-23-2 0-27 0-35 31l-32 134h-81c-17 0-25 0-25 16 0 11 8 11 23 11h75c-62 240-63 254-63 269 0 46 32 79 76 79 89 0 137-125 137-131 0-7-8-7-12-7-6 0-8 2-11 11-37 88-83 108-112 108-17 0-25-12-25-39 0-21 0-27 4-40z">
            <text:p/>
          </draw:path>
        </draw:g>
        <draw:g xml:id="id417" draw:id="id417">
          <svg:title>TexMaths</svg:title>
          <svg:desc>24§display§\text {I}§svg§600§FALSE§</svg:desc>
          <draw:polygon draw:style-name="gr2" draw:text-style-name="P6" draw:layer="layout" svg:width="0.197cm" svg:height="0.493cm" svg:x="5.446cm" svg:y="10.347cm" svg:viewBox="0 0 198 494" draw:points="100,494 0,494 0,0 198,0 198,494">
            <text:p/>
          </draw:polygon>
          <draw:path draw:style-name="gr3" draw:text-style-name="P7" draw:layer="layout" svg:width="0.258cm" svg:height="0.577cm" svg:x="5.427cm" svg:y="10.3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16" draw:id="id416">
          <svg:title>TexMaths</svg:title>
          <svg:desc>24§display§\therefore§svg§600§FALSE§</svg:desc>
          <draw:polygon draw:style-name="gr2" draw:text-style-name="P6" draw:layer="layout" svg:width="0.453cm" svg:height="0.371cm" svg:x="4.042cm" svg:y="10.448cm" svg:viewBox="0 0 454 372" draw:points="227,372 0,372 0,0 454,0 454,372">
            <text:p/>
          </draw:polygon>
          <draw:path draw:style-name="gr3" draw:text-style-name="P7" draw:layer="layout" svg:width="0.513cm" svg:height="0.455cm" svg:x="4.025cm" svg:y="10.4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415" draw:id="id415">
          <svg:title>TexMaths</svg:title>
          <svg:desc>24§display§\therefore \ \  \text {cosec}^2 x \ dx = - dt §svg§600§FALSE§</svg:desc>
          <draw:polygon draw:style-name="gr2" draw:text-style-name="P6" draw:layer="layout" svg:width="7.715cm" svg:height="0.719cm" svg:x="3.642cm" svg:y="8.448cm" svg:viewBox="0 0 7716 720" draw:points="3857,720 0,720 0,0 7716,0 7716,720">
            <text:p/>
          </draw:polygon>
          <draw:path draw:style-name="gr3" draw:text-style-name="P7" draw:layer="layout" svg:width="0.512cm" svg:height="0.456cm" svg:x="3.625cm" svg:y="8.755cm" svg:viewBox="0 0 513 457" svg:d="M301 44c0-23-21-44-44-44-25 0-46 21-46 44 0 25 21 46 46 46 23 0 44-19 44-46zM513 411c0-23-20-44-45-44-24 0-46 21-46 44 0 25 22 46 46 46 25 0 45-21 45-46zM90 411c0-23-21-44-46-44-23 0-44 21-44 44 0 25 21 46 44 46 25 0 46-21 46-46z">
            <text:p/>
          </draw:path>
          <draw:path draw:style-name="gr3" draw:text-style-name="P7" draw:layer="layout" svg:width="0.322cm" svg:height="0.389cm" svg:x="4.988cm" svg:y="8.769cm" svg:viewBox="0 0 323 390" svg:d="M71 196c0-138 69-175 113-175 8 0 62 0 92 31-34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5.357cm" svg:y="8.769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3" draw:text-style-name="P7" draw:layer="layout" svg:width="0.277cm" svg:height="0.389cm" svg:x="5.783cm" svg:y="8.769cm" svg:viewBox="0 0 278 390" svg:d="M148 215c19 4 88 17 88 79 0 42-29 76-96 76-71 0-102-48-117-121-2-9-4-13-11-13-12 0-12 6-12 21v111c0 16 0 22 10 22 3 0 5-2 21-18 2-2 2-4 17-19 36 35 75 37 92 37 98 0 138-58 138-119 0-45-26-69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6.111cm" svg:y="8.769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322cm" svg:height="0.389cm" svg:x="6.492cm" svg:y="8.769cm" svg:viewBox="0 0 323 390" svg:d="M71 196c0-138 69-175 113-175 8 0 62 0 92 31-36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262cm" svg:height="0.392cm" svg:x="6.876cm" svg:y="8.406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421cm" svg:height="0.383cm" svg:x="7.24cm" svg:y="8.773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7" draw:layer="layout" svg:width="0.402cm" svg:height="0.596cm" svg:x="8.014cm" svg:y="8.561cm" svg:viewBox="0 0 403 597" svg:d="M403 10c0-2 0-10-11-10-12 0-92 8-108 10-6 0-11 3-11 15 0 11 7 11 21 11 40 0 42 6 42 14l-2 17-52 200c-15-31-40-54-78-54-98 0-204 125-204 248 0 80 46 136 113 136 18 0 60-4 110-64 7 35 36 64 77 64 30 0 49-19 63-48 13-29 25-81 25-83 0-9-8-9-10-9-9 0-9 4-11 15-16 56-31 106-66 106-23 0-25-21-25-39 0-21 2-27 6-40zM227 486c-4 15-4 17-18 32-36 46-71 60-94 60-42 0-55-46-55-79 0-42 28-148 48-186 24-50 63-81 97-81 56 0 68 69 68 75 0 4-2 10-4 13z">
            <text:p/>
          </draw:path>
          <draw:path draw:style-name="gr3" draw:text-style-name="P7" draw:layer="layout" svg:width="0.421cm" svg:height="0.383cm" svg:x="8.444cm" svg:y="8.773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7" draw:layer="layout" svg:width="0.562cm" svg:height="0.199cm" svg:x="9.183cm" svg:y="8.83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515cm" svg:height="0.035cm" svg:x="10.095cm" svg:y="8.918cm" svg:viewBox="0 0 516 36" svg:d="M488 36c13 0 28 0 28-19 0-17-15-17-28-17h-459c-14 0-29 0-29 17 0 19 15 19 29 19z">
            <text:p/>
          </draw:path>
          <draw:path draw:style-name="gr3" draw:text-style-name="P7" draw:layer="layout" svg:width="0.402cm" svg:height="0.596cm" svg:x="10.716cm" svg:y="8.561cm" svg:viewBox="0 0 403 597" svg:d="M403 10c0-2 0-10-11-10-12 0-92 8-108 10-6 0-11 3-11 15 0 11 7 11 21 11 40 0 42 6 42 14l-4 17-50 200c-15-31-40-54-78-54-98 0-204 125-204 248 0 80 46 136 113 136 18 0 60-4 110-64 7 35 36 64 77 64 30 0 49-19 63-48 13-29 25-81 25-83 0-9-8-9-10-9-9 0-9 4-11 15-16 56-31 106-66 106-23 0-25-21-25-39 0-21 2-27 6-40zM227 486c-4 15-4 17-18 32-36 46-71 60-94 60-42 0-55-46-55-79 0-42 26-148 48-186 24-50 63-81 97-81 54 0 68 69 68 75 0 4-2 10-4 13z">
            <text:p/>
          </draw:path>
          <draw:path draw:style-name="gr3" draw:text-style-name="P7" draw:layer="layout" svg:width="0.26cm" svg:height="0.538cm" svg:x="11.14cm" svg:y="8.619cm" svg:viewBox="0 0 261 539" svg:d="M156 192h80c16 0 25 0 25-17 0-10-9-10-25-10h-73c29-121 35-136 35-142 0-15-12-23-25-23-2 0-27 0-35 31l-32 134h-81c-17 0-25 0-25 15 0 12 8 12 23 12h75c-62 240-63 253-63 269 0 46 32 78 76 78 89 0 137-124 137-130 0-8-8-8-12-8-6 0-8 2-11 12-37 88-83 107-112 107-17 0-25-11-25-38 0-21 0-27 4-41z">
            <text:p/>
          </draw:path>
        </draw:g>
        <draw:g xml:id="id418" draw:id="id418">
          <svg:title>TexMaths</svg:title>
          <svg:desc>22§display§= \int \frac{ 1 }{ \sqrt{4 t^2 - 3} }\ ( - dt )§svg§600§FALSE§</svg:desc>
          <draw:polygon draw:style-name="gr2" draw:text-style-name="P6" draw:layer="layout" svg:width="6.881cm" svg:height="1.695cm" svg:x="6.334cm" svg:y="9.656cm" svg:viewBox="0 0 6882 1696" draw:points="3441,1696 0,1696 0,0 6882,0 6882,1696">
            <text:p/>
          </draw:polygon>
          <draw:path draw:style-name="gr3" draw:text-style-name="P7" draw:layer="layout" svg:width="0.515cm" svg:height="0.182cm" svg:x="6.339cm" svg:y="10.3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4cm" svg:y="9.617cm" svg:viewBox="0 0 688 1720" svg:d="M37 1685c25 0 39-18 39-37 0-26-20-39-37-39-20 0-39 13-39 39 0 40 39 72 86 72 118 0 162-181 217-405 60-245 111-493 153-741 28-164 56-319 83-419 8-39 35-137 66-137 23 0 43 14 46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476cm" svg:y="9.6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99cm" svg:height="0.032cm" svg:x="8.106cm" svg:y="10.46cm" svg:viewBox="0 0 2991 33" draw:points="1496,33 0,33 0,0 2991,0 2991,33">
            <text:p/>
          </draw:polygon>
          <draw:path draw:style-name="gr3" draw:text-style-name="P7" draw:layer="layout" svg:width="0.604cm" svg:height="0.774cm" svg:x="8.163cm" svg:y="10.615cm" svg:viewBox="0 0 605 775" svg:d="M245 694l-136-301c-5-13-10-13-12-13 0 0-5 0-13 6l-73 56c-11 7-11 10-11 12 0 4 2 9 7 9s19-11 26-18c6-3 18-12 25-17l153 334c6 13 11 13 18 13 10 0 12-4 19-14l352-729c5-13 5-14 5-16 0-9-7-16-15-16-7 0-13 4-18 16z">
            <text:p/>
          </draw:path>
          <draw:polygon draw:style-name="gr3" draw:text-style-name="P7" draw:layer="layout" svg:width="2.345cm" svg:height="0.032cm" svg:x="8.751cm" svg:y="10.615cm" svg:viewBox="0 0 2346 33" draw:points="1174,33 0,33 0,0 2346,0 2346,33">
            <text:p/>
          </draw:polygon>
          <draw:path draw:style-name="gr3" draw:text-style-name="P7" draw:layer="layout" svg:width="0.344cm" svg:height="0.524cm" svg:x="8.772cm" svg:y="10.767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38cm" svg:height="0.494cm" svg:x="9.156cm" svg:y="10.807cm" svg:viewBox="0 0 239 495" svg:d="M143 176h74c14 0 22 0 22-16 0-9-8-9-22-9h-67c26-111 31-125 31-130 0-14-10-21-23-21-3 0-24 0-31 28l-30 123h-74c-16 0-23 0-23 15 0 10 7 10 21 10h69c-57 220-58 232-58 247 0 42 30 72 70 72 81 0 125-115 125-120 0-7-7-7-10-7-6 0-8 2-11 11-34 81-76 98-102 98-16 0-23-10-23-35 0-19 0-25 3-37z">
            <text:p/>
          </draw:path>
          <draw:path draw:style-name="gr3" draw:text-style-name="P7" draw:layer="layout" svg:width="0.24cm" svg:height="0.36cm" svg:x="9.451cm" svg:y="10.70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cm" svg:y="11.08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741cm" svg:y="10.776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18cm" svg:height="0.774cm" svg:x="11.523cm" svg:y="10.08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72cm" svg:height="0.032cm" svg:x="11.812cm" svg:y="10.46cm" svg:viewBox="0 0 473 33" svg:d="M447 33c12 0 26 0 26-17 0-16-14-16-26-16h-421c-12 0-26 0-26 16 0 17 14 17 26 17z">
            <text:p/>
          </draw:path>
          <draw:path draw:style-name="gr3" draw:text-style-name="P7" draw:layer="layout" svg:width="0.369cm" svg:height="0.547cm" svg:x="12.378cm" svg:y="10.133cm" svg:viewBox="0 0 370 548" svg:d="M370 9c0-2 0-9-11-9-10 0-84 7-98 9-6 0-11 3-11 14 0 10 7 10 19 10 37 0 39 6 39 13l-2 16-47 183c-14-28-37-50-72-50-90 0-187 115-187 228 0 74 42 125 104 125 16 0 54-4 100-59 7 32 34 59 71 59 28 0 45-18 58-44 12-27 23-74 23-76 0-9-7-9-9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7" draw:layer="layout" svg:width="0.238cm" svg:height="0.494cm" svg:x="12.769cm" svg:y="10.186cm" svg:viewBox="0 0 239 495" svg:d="M143 176h74c14 0 22 0 22-16 0-9-8-9-22-9h-67c26-111 31-125 31-130 0-14-10-21-23-21-1 0-24 0-31 28l-30 123h-74c-16 0-23 0-23 15 0 10 7 10 21 10h69c-55 220-58 232-58 247 0 42 30 72 70 72 81 0 125-115 125-120 0-7-7-7-10-7-6 0-8 2-11 11-34 81-76 98-102 98-16 0-23-10-23-35 0-19 2-25 3-37z">
            <text:p/>
          </draw:path>
          <draw:path draw:style-name="gr3" draw:text-style-name="P7" draw:layer="layout" svg:width="0.18cm" svg:height="0.774cm" svg:x="13.074cm" svg:y="10.089cm" svg:viewBox="0 0 181 775" svg:d="M181 387c0-60-9-153-51-241-47-95-114-146-123-146-3 0-7 4-7 7 0 4 0 5 14 19 78 76 122 199 122 361 0 132-29 270-125 367-11 10-11 12-11 14 0 5 4 7 7 7 9 0 79-53 125-152 40-84 49-171 49-236z">
            <text:p/>
          </draw:path>
        </draw:g>
        <draw:g xml:id="id419" draw:id="id419">
          <svg:title>TexMaths</svg:title>
          <svg:desc>22§display§= - \int \frac{ 1 }{ \sqrt{(2t)^2 - ( \sqrt{3} )^2} }\  dt§svg§600§FALSE§</svg:desc>
          <draw:polygon draw:style-name="gr2" draw:text-style-name="P6" draw:layer="layout" svg:width="8.784cm" svg:height="2.313cm" svg:x="14.134cm" svg:y="9.656cm" svg:viewBox="0 0 8785 2314" draw:points="4393,2314 0,2314 0,0 8785,0 8785,2314">
            <text:p/>
          </draw:polygon>
          <draw:path draw:style-name="gr3" draw:text-style-name="P7" draw:layer="layout" svg:width="0.515cm" svg:height="0.182cm" svg:x="14.139cm" svg:y="10.3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4.975cm" svg:y="10.46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8cm" svg:x="15.684cm" svg:y="9.617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9.167cm" svg:y="9.63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312cm" svg:height="0.032cm" svg:x="16.637cm" svg:y="10.46cm" svg:viewBox="0 0 5313 33" draw:points="2656,33 0,33 0,0 5313,0 5313,33">
            <text:p/>
          </draw:polygon>
          <draw:path draw:style-name="gr3" draw:text-style-name="P7" draw:layer="layout" svg:width="0.705cm" svg:height="1.392cm" svg:x="16.721cm" svg:y="10.615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4.539cm" svg:height="0.032cm" svg:x="17.409cm" svg:y="10.615cm" svg:viewBox="0 0 4540 33" draw:points="2270,33 0,33 0,0 4540,0 4540,33">
            <text:p/>
          </draw:polygon>
          <draw:path draw:style-name="gr3" draw:text-style-name="P7" draw:layer="layout" svg:width="0.18cm" svg:height="0.773cm" svg:x="17.487cm" svg:y="11.019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7.749cm" svg:y="11.084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38cm" svg:height="0.493cm" svg:x="18.115cm" svg:y="11.116cm" svg:viewBox="0 0 239 494" svg:d="M143 176h73c15 0 23 0 23-16 0-9-8-9-23-9h-68c28-111 33-125 33-130 0-14-10-21-23-21-3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18cm" svg:height="0.773cm" svg:x="18.419cm" svg:y="11.019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cm" svg:height="0.36cm" svg:x="18.711cm" svg:y="11.01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9.259cm" svg:y="11.3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20.045cm" svg:y="11.019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604cm" svg:height="0.773cm" svg:x="20.325cm" svg:y="10.929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20.913cm" svg:y="10.929cm" svg:viewBox="0 0 389 33" draw:points="194,33 0,33 0,0 389,0 389,33">
            <text:p/>
          </draw:polygon>
          <draw:path draw:style-name="gr3" draw:text-style-name="P7" draw:layer="layout" svg:width="0.321cm" svg:height="0.532cm" svg:x="20.946cm" svg:y="11.084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21.344cm" svg:y="11.019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cm" svg:height="0.36cm" svg:x="21.635cm" svg:y="11.01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2.33cm" svg:y="10.132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7" draw:layer="layout" svg:width="0.238cm" svg:height="0.493cm" svg:x="22.719cm" svg:y="10.185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</draw:g>
        <draw:g xml:id="id420" draw:id="id420">
          <svg:title>TexMaths</svg:title>
          <svg:desc>22§display§= - \log \left[ 2t + \sqrt{(2t)^2 - ( \sqrt{3} )^2} \right] \left( \frac{1}{2} \right) \ + \ c§svg§600§FALSE§</svg:desc>
          <draw:polygon draw:style-name="gr2" draw:text-style-name="P6" draw:layer="layout" svg:width="13.967cm" svg:height="1.779cm" svg:x="6.339cm" svg:y="12.66cm" svg:viewBox="0 0 13968 1780" draw:points="6985,1780 0,1780 0,0 13968,0 13968,1780">
            <text:p/>
          </draw:polygon>
          <draw:path draw:style-name="gr3" draw:text-style-name="P7" draw:layer="layout" svg:width="0.515cm" svg:height="0.182cm" svg:x="6.344cm" svg:y="13.4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7.18cm" svg:y="13.533cm" svg:viewBox="0 0 473 33" svg:d="M447 33c12 0 26 0 26-17 0-16-14-16-26-16h-421c-12 0-26 0-26 16 0 17 14 17 26 17z">
            <text:p/>
          </draw:path>
          <draw:path draw:style-name="gr3" draw:text-style-name="P7" draw:layer="layout" svg:width="0.173cm" svg:height="0.538cm" svg:x="7.872cm" svg:y="13.20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083cm" svg:y="13.39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4cm" svg:height="0.511cm" svg:x="8.47cm" svg:y="13.392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9.167cm" svg:y="12.621cm" svg:viewBox="0 0 206 1857" draw:points="0,1857 206,1857 206,1815 42,1815 42,42 206,42 206,0 0,0">
            <text:p/>
          </draw:polygon>
          <draw:path draw:style-name="gr3" draw:text-style-name="P7" draw:layer="layout" svg:width="0.309cm" svg:height="0.516cm" svg:x="9.421cm" svg:y="13.22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238cm" svg:height="0.494cm" svg:x="9.787cm" svg:y="13.258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10.264cm" svg:y="13.29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705cm" svg:height="1.393cm" svg:x="11.078cm" svg:y="12.7cm" svg:viewBox="0 0 706 1394" svg:d="M275 1278l-168-581-107 127 12 10 53-61 178 621c26 0 26 0 33-19l426-1343c4-13 4-16 4-16 0-9-7-16-16-16-12 0-14 11-18 19z">
            <text:p/>
          </draw:path>
          <draw:polygon draw:style-name="gr3" draw:text-style-name="P7" draw:layer="layout" svg:width="4.54cm" svg:height="0.032cm" svg:x="11.767cm" svg:y="12.7cm" svg:viewBox="0 0 4541 33" draw:points="2270,33 0,33 0,0 4541,0 4541,33">
            <text:p/>
          </draw:polygon>
          <draw:path draw:style-name="gr3" draw:text-style-name="P7" draw:layer="layout" svg:width="0.18cm" svg:height="0.773cm" svg:x="11.842cm" svg:y="13.16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2.106cm" svg:y="13.22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38cm" svg:height="0.494cm" svg:x="12.47cm" svg:y="13.258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  <draw:path draw:style-name="gr3" draw:text-style-name="P7" draw:layer="layout" svg:width="0.18cm" svg:height="0.773cm" svg:x="12.777cm" svg:y="13.16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3.067cm" svg:y="13.1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3.616cm" svg:y="13.533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4.401cm" svg:y="13.16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604cm" svg:height="0.773cm" svg:x="14.683cm" svg:y="13.035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5.27cm" svg:y="13.035cm" svg:viewBox="0 0 389 33" draw:points="194,33 0,33 0,0 389,0 389,33">
            <text:p/>
          </draw:polygon>
          <draw:path draw:style-name="gr3" draw:text-style-name="P7" draw:layer="layout" svg:width="0.321cm" svg:height="0.532cm" svg:x="15.302cm" svg:y="13.22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3cm" svg:x="15.7cm" svg:y="13.16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5.992cm" svg:y="13.1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16.316cm" svg:y="12.621cm" svg:viewBox="0 0 206 1857" draw:points="162,1815 0,1815 0,1857 206,1857 206,0 0,0 0,42 162,42">
            <text:p/>
          </draw:polygon>
          <draw:path draw:style-name="gr3" draw:text-style-name="P7" draw:layer="layout" svg:width="0.381cm" svg:height="1.856cm" svg:x="17.002cm" svg:y="12.621cm" svg:viewBox="0 0 382 1857" svg:d="M382 1850c0-4-2-5-4-7-28-30-81-81-132-166-125-198-181-450-181-748 0-209 28-477 155-707 62-111 125-174 160-208 2-2 2-3 2-7 0-7-5-7-16-7s-12 0-25 12c-260 236-341 590-341 916 0 304 70 610 268 843 15 17 44 49 77 77 9 9 10 9 21 9s16 0 16-7z">
            <text:p/>
          </draw:path>
          <draw:path draw:style-name="gr3" draw:text-style-name="P7" draw:layer="layout" svg:width="0.256cm" svg:height="0.516cm" svg:x="17.572cm" svg:y="12.70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7.504cm" svg:y="13.533cm" svg:viewBox="0 0 389 33" draw:points="194,33 0,33 0,0 389,0 389,33">
            <text:p/>
          </draw:polygon>
          <draw:path draw:style-name="gr3" draw:text-style-name="P7" draw:layer="layout" svg:width="0.309cm" svg:height="0.516cm" svg:x="17.542cm" svg:y="13.75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381cm" svg:height="1.856cm" svg:x="18.009cm" svg:y="12.621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9.024cm" svg:y="13.29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0.043cm" svg:y="13.401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404" draw:id="id404">
          <svg:title>TexMaths</svg:title>
          <svg:desc>24§display§\text {I}§svg§600§FALSE§</svg:desc>
          <draw:polygon draw:style-name="gr2" draw:text-style-name="P6" draw:layer="layout" svg:width="0.197cm" svg:height="0.493cm" svg:x="5.644cm" svg:y="1.0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0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05" draw:id="id405">
          <svg:title>TexMaths</svg:title>
          <svg:desc>22§display§=  \int \frac{ 1 }{ \sqrt{ (4)^2 - (3t)^2} }\ dt§svg§600§FALSE§</svg:desc>
          <draw:polygon draw:style-name="gr2" draw:text-style-name="P6" draw:layer="layout" svg:width="7.409cm" svg:height="1.849cm" svg:x="6.333cm" svg:y="0.457cm" svg:viewBox="0 0 7410 1850" draw:points="3704,1850 0,1850 0,0 7410,0 7410,1850">
            <text:p/>
          </draw:polygon>
          <draw:path draw:style-name="gr3" draw:text-style-name="P7" draw:layer="layout" svg:width="0.515cm" svg:height="0.182cm" svg:x="6.338cm" svg:y="1.1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3cm" svg:y="0.418cm" svg:viewBox="0 0 688 1719" svg:d="M37 1684c25 0 39-17 39-37 0-26-20-39-37-39-20 0-39 13-39 39 0 41 39 72 86 72 118 0 162-181 217-404 60-245 111-493 153-741 28-164 56-319 82-419 9-39 36-137 67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0.314cm" svg:y="0.43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668cm" svg:height="0.032cm" svg:x="8.105cm" svg:y="1.261cm" svg:viewBox="0 0 4669 33" draw:points="2333,33 0,33 0,0 4669,0 4669,33">
            <text:p/>
          </draw:polygon>
          <draw:path draw:style-name="gr3" draw:text-style-name="P7" draw:layer="layout" svg:width="0.705cm" svg:height="0.928cm" svg:x="8.19cm" svg:y="1.416cm" svg:viewBox="0 0 706 929" svg:d="M243 929c24 0 24 0 33-16l424-883c6-11 6-12 6-14 0-9-7-16-16-16-11 0-14 7-18 16l-399 832-166-383-107 82 12 13 55-43z">
            <text:p/>
          </draw:path>
          <draw:polygon draw:style-name="gr3" draw:text-style-name="P7" draw:layer="layout" svg:width="3.893cm" svg:height="0.032cm" svg:x="8.878cm" svg:y="1.416cm" svg:viewBox="0 0 3894 33" draw:points="1948,33 0,33 0,0 3894,0 3894,33">
            <text:p/>
          </draw:polygon>
          <draw:path draw:style-name="gr3" draw:text-style-name="P7" draw:layer="layout" svg:width="0.18cm" svg:height="0.773cm" svg:x="8.955cm" svg:y="1.52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44cm" svg:height="0.523cm" svg:x="9.2cm" svg:y="1.585cm" svg:viewBox="0 0 345 524" svg:d="M206 398v67c0 28 0 37-58 37h-16v22c32-1 72-1 104-1 33 0 74 0 105 1v-22h-15c-59 0-60-9-60-37v-67h79v-25h-79v-354c0-14 0-19-13-19-7 0-8 0-14 9l-239 364v25zM211 373h-190l190-289z">
            <text:p/>
          </draw:path>
          <draw:path draw:style-name="gr3" draw:text-style-name="P7" draw:layer="layout" svg:width="0.18cm" svg:height="0.773cm" svg:x="9.61cm" svg:y="1.52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9.9cm" svg:y="1.52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449cm" svg:y="1.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1.234cm" svg:y="1.52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1.491cm" svg:y="1.594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38cm" svg:height="0.494cm" svg:x="11.862cm" svg:y="1.623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18cm" svg:height="0.773cm" svg:x="12.168cm" svg:y="1.52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2.459cm" svg:y="1.52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3.154cm" svg:y="0.934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238cm" svg:height="0.494cm" svg:x="13.543cm" svg:y="0.986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409" draw:id="id409">
          <svg:title>TexMaths</svg:title>
          <svg:desc>22§display§= \frac{ 1 }{ 3 }\sin^{-1}\left( \frac{3 \sec x }{4} \right) \ + \ c§svg§600§FALSE§</svg:desc>
          <draw:polygon draw:style-name="gr2" draw:text-style-name="P6" draw:layer="layout" svg:width="8.544cm" svg:height="1.779cm" svg:x="6.339cm" svg:y="2.862cm" svg:viewBox="0 0 8545 1780" draw:points="4274,1780 0,1780 0,0 8545,0 8545,1780">
            <text:p/>
          </draw:polygon>
          <draw:path draw:style-name="gr3" draw:text-style-name="P7" draw:layer="layout" svg:width="0.515cm" svg:height="0.182cm" svg:x="6.344cm" svg:y="3.6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9cm" svg:y="2.906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8cm" svg:y="3.735cm" svg:viewBox="0 0 389 33" draw:points="194,33 0,33 0,0 389,0 389,33">
            <text:p/>
          </draw:polygon>
          <draw:path draw:style-name="gr3" draw:text-style-name="P7" draw:layer="layout" svg:width="0.321cm" svg:height="0.532cm" svg:x="7.242cm" svg:y="3.9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54cm" svg:height="0.356cm" svg:x="7.844cm" svg:y="3.597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8.148cm" svg:y="3.42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8.361cm" svg:y="3.60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826cm" svg:y="3.471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31cm" svg:y="3.2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9.887cm" svg:y="2.823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21cm" svg:height="0.532cm" svg:x="10.421cm" svg:y="2.90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54cm" svg:height="0.356cm" svg:x="10.929cm" svg:y="3.075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1.23cm" svg:y="3.07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1.579cm" svg:y="3.075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86cm" svg:height="0.351cm" svg:x="12.047cm" svg:y="3.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2.079cm" svg:height="0.032cm" svg:x="10.387cm" svg:y="3.735cm" svg:viewBox="0 0 2080 33" draw:points="1040,33 0,33 0,0 2080,0 2080,33">
            <text:p/>
          </draw:polygon>
          <draw:path draw:style-name="gr3" draw:text-style-name="P7" draw:layer="layout" svg:width="0.344cm" svg:height="0.524cm" svg:x="11.255cm" svg:y="3.951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1cm" svg:height="1.856cm" svg:x="12.587cm" svg:y="2.823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3.601cm" svg:y="3.49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4.62cm" svg:y="3.603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406" draw:id="id406">
          <svg:title>TexMaths</svg:title>
          <svg:desc>22§display§= \sin^{-1}\left( \frac{3t}{4} \right) \left( \frac{ 1 }{ 3 } \right) \ + \ c§svg§600§FALSE§</svg:desc>
          <draw:polygon draw:style-name="gr2" draw:text-style-name="P6" draw:layer="layout" svg:width="8.271cm" svg:height="1.779cm" svg:x="14.338cm" svg:y="0.463cm" svg:viewBox="0 0 8272 1780" draw:points="4137,1780 0,1780 0,0 8272,0 8272,1780">
            <text:p/>
          </draw:polygon>
          <draw:path draw:style-name="gr3" draw:text-style-name="P7" draw:layer="layout" svg:width="0.515cm" svg:height="0.182cm" svg:x="14.343cm" svg:y="1.2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4cm" svg:height="0.356cm" svg:x="15.141cm" svg:y="1.198cm" svg:viewBox="0 0 255 357" svg:d="M136 197c17 4 81 16 81 72 0 39-27 71-89 71-65 0-93-44-107-111-2-9-3-12-10-12-11 0-11 5-11 19v102c0 14 0 19 9 19 3 0 5-1 19-16 2-1 2-3 16-17 33 32 69 33 84 33 90 0 127-52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5.447cm" svg:y="1.02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5.66cm" svg:y="1.204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6.123cm" svg:y="1.072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6.607cm" svg:y="0.86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7.184cm" svg:y="0.424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21cm" svg:height="0.532cm" svg:x="17.719cm" svg:y="0.507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18.091cm" svg:y="0.538cm" svg:viewBox="0 0 239 495" svg:d="M143 176h74c14 0 22 0 22-16 0-9-8-9-22-9h-67c26-111 31-125 31-130 0-14-10-21-23-21-1 0-24 0-31 28l-30 123h-74c-16 0-23 0-23 14 0 11 7 11 21 11h69c-55 220-58 232-58 246 0 43 30 73 70 73 81 0 125-115 125-120 0-7-7-7-10-7-6 0-8 2-11 10-33 81-76 99-102 99-16 0-23-11-23-35 0-20 0-25 3-37z">
            <text:p/>
          </draw:path>
          <draw:polygon draw:style-name="gr3" draw:text-style-name="P7" draw:layer="layout" svg:width="0.666cm" svg:height="0.032cm" svg:x="17.686cm" svg:y="1.336cm" svg:viewBox="0 0 667 33" draw:points="334,33 0,33 0,0 667,0 667,33">
            <text:p/>
          </draw:polygon>
          <draw:path draw:style-name="gr3" draw:text-style-name="P7" draw:layer="layout" svg:width="0.344cm" svg:height="0.524cm" svg:x="17.848cm" svg:y="1.552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1cm" svg:height="1.856cm" svg:x="18.473cm" svg:y="0.424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381cm" svg:height="1.856cm" svg:x="19.304cm" svg:y="0.424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9.874cm" svg:y="0.50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9.805cm" svg:y="1.336cm" svg:viewBox="0 0 389 33" draw:points="194,33 0,33 0,0 389,0 389,33">
            <text:p/>
          </draw:polygon>
          <draw:path draw:style-name="gr3" draw:text-style-name="P7" draw:layer="layout" svg:width="0.321cm" svg:height="0.532cm" svg:x="19.837cm" svg:y="1.56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20.312cm" svg:y="0.424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1.326cm" svg:y="1.0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2.347cm" svg:y="1.204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408" draw:id="id408">
          <svg:title>TexMaths</svg:title>
          <svg:desc>24§display§\text {I}§svg§600§FALSE§</svg:desc>
          <draw:polygon draw:style-name="gr2" draw:text-style-name="P6" draw:layer="layout" svg:width="0.197cm" svg:height="0.493cm" svg:x="5.447cm" svg:y="3.547cm" svg:viewBox="0 0 198 494" draw:points="100,494 0,494 0,0 198,0 198,494">
            <text:p/>
          </draw:polygon>
          <draw:path draw:style-name="gr3" draw:text-style-name="P7" draw:layer="layout" svg:width="0.258cm" svg:height="0.577cm" svg:x="5.428cm" svg:y="3.5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07" draw:id="id407">
          <svg:title>TexMaths</svg:title>
          <svg:desc>24§display§\therefore§svg§600§FALSE§</svg:desc>
          <draw:polygon draw:style-name="gr2" draw:text-style-name="P6" draw:layer="layout" svg:width="0.453cm" svg:height="0.371cm" svg:x="4.043cm" svg:y="3.648cm" svg:viewBox="0 0 454 372" draw:points="227,372 0,372 0,0 454,0 454,372">
            <text:p/>
          </draw:polygon>
          <draw:path draw:style-name="gr3" draw:text-style-name="P7" draw:layer="layout" svg:width="0.513cm" svg:height="0.455cm" svg:x="4.026cm" svg:y="3.6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04" smil:attributeName="visibility" smil:to="visible"/>
                  <anim:animate smil:dur="0.5s" smil:fill="hold" smil:targetElement="id404" smil:attributeName="x" smil:values="x;x" smil:keyTimes="0;1"/>
                  <anim:animate smil:dur="0.5s" smil:fill="hold" smil:targetElement="id40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05" smil:attributeName="visibility" smil:to="visible"/>
                  <anim:animate smil:dur="0.5s" smil:fill="hold" smil:targetElement="id405" smil:attributeName="x" smil:values="x;x" smil:keyTimes="0;1"/>
                  <anim:animate smil:dur="0.5s" smil:fill="hold" smil:targetElement="id4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6" smil:attributeName="visibility" smil:to="visible"/>
                  <anim:animate smil:dur="0.5s" smil:fill="hold" smil:targetElement="id406" smil:attributeName="x" smil:values="x;x" smil:keyTimes="0;1"/>
                  <anim:animate smil:dur="0.5s" smil:fill="hold" smil:targetElement="id4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7" smil:attributeName="visibility" smil:to="visible"/>
                  <anim:animate smil:dur="0.5s" smil:fill="hold" smil:targetElement="id407" smil:attributeName="x" smil:values="x;x" smil:keyTimes="0;1"/>
                  <anim:animate smil:dur="0.5s" smil:fill="hold" smil:targetElement="id40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08" smil:attributeName="visibility" smil:to="visible"/>
                  <anim:animate smil:dur="0.5s" smil:fill="hold" smil:targetElement="id408" smil:attributeName="x" smil:values="x;x" smil:keyTimes="0;1"/>
                  <anim:animate smil:dur="0.5s" smil:fill="hold" smil:targetElement="id4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9" smil:attributeName="visibility" smil:to="visible"/>
                  <anim:animate smil:dur="0.5s" smil:fill="hold" smil:targetElement="id409" smil:attributeName="x" smil:values="x;x" smil:keyTimes="0;1"/>
                  <anim:animate smil:dur="0.5s" smil:fill="hold" smil:targetElement="id4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10" smil:attributeName="visibility" smil:to="visible"/>
                  <anim:animate smil:dur="0.5s" smil:fill="hold" smil:targetElement="id410" smil:attributeName="width" smil:values="width*0.05;width" smil:keyTimes="0;1"/>
                  <anim:animate smil:dur="0.5s" smil:fill="hold" smil:targetElement="id410" smil:attributeName="height" smil:values="height;height" smil:keyTimes="0;1"/>
                  <anim:animate smil:dur="0.5s" smil:fill="hold" smil:targetElement="id410" smil:attributeName="x" smil:values="x-.2;x" smil:keyTimes="0;1"/>
                  <anim:animate smil:dur="0.5s" smil:fill="hold" smil:targetElement="id410" smil:attributeName="y" smil:values="y;y" smil:keyTimes="0;1"/>
                  <anim:transitionFilter smil:dur="0.5s" smil:targetElement="id41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11" smil:attributeName="visibility" smil:to="visible"/>
                  <anim:animate smil:dur="0.5s" smil:fill="hold" smil:targetElement="id411" smil:attributeName="width" smil:values="width*0.05;width" smil:keyTimes="0;1"/>
                  <anim:animate smil:dur="0.5s" smil:fill="hold" smil:targetElement="id411" smil:attributeName="height" smil:values="height;height" smil:keyTimes="0;1"/>
                  <anim:animate smil:dur="0.5s" smil:fill="hold" smil:targetElement="id411" smil:attributeName="x" smil:values="x-.2;x" smil:keyTimes="0;1"/>
                  <anim:animate smil:dur="0.5s" smil:fill="hold" smil:targetElement="id411" smil:attributeName="y" smil:values="y;y" smil:keyTimes="0;1"/>
                  <anim:transitionFilter smil:dur="0.5s" smil:targetElement="id41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12" smil:attributeName="visibility" smil:to="visible"/>
                  <anim:animate smil:dur="0.5s" smil:fill="hold" smil:targetElement="id412" smil:attributeName="width" smil:values="width*0.05;width" smil:keyTimes="0;1"/>
                  <anim:animate smil:dur="0.5s" smil:fill="hold" smil:targetElement="id412" smil:attributeName="height" smil:values="height;height" smil:keyTimes="0;1"/>
                  <anim:animate smil:dur="0.5s" smil:fill="hold" smil:targetElement="id412" smil:attributeName="x" smil:values="x-.2;x" smil:keyTimes="0;1"/>
                  <anim:animate smil:dur="0.5s" smil:fill="hold" smil:targetElement="id412" smil:attributeName="y" smil:values="y;y" smil:keyTimes="0;1"/>
                  <anim:transitionFilter smil:dur="0.5s" smil:targetElement="id412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13" smil:attributeName="visibility" smil:to="visible"/>
                  <anim:animate smil:dur="0.5s" smil:fill="hold" smil:targetElement="id413" smil:attributeName="x" smil:values="x;x" smil:keyTimes="0;1"/>
                  <anim:animate smil:dur="0.5s" smil:fill="hold" smil:targetElement="id4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14" smil:attributeName="visibility" smil:to="visible"/>
                  <anim:animate smil:dur="0.5s" smil:fill="hold" smil:targetElement="id414" smil:attributeName="width" smil:values="width*0.05;width" smil:keyTimes="0;1"/>
                  <anim:animate smil:dur="0.5s" smil:fill="hold" smil:targetElement="id414" smil:attributeName="height" smil:values="height;height" smil:keyTimes="0;1"/>
                  <anim:animate smil:dur="0.5s" smil:fill="hold" smil:targetElement="id414" smil:attributeName="x" smil:values="x-.2;x" smil:keyTimes="0;1"/>
                  <anim:animate smil:dur="0.5s" smil:fill="hold" smil:targetElement="id414" smil:attributeName="y" smil:values="y;y" smil:keyTimes="0;1"/>
                  <anim:transitionFilter smil:dur="0.5s" smil:targetElement="id41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15" smil:attributeName="visibility" smil:to="visible"/>
                  <anim:animate smil:dur="0.5s" smil:fill="hold" smil:targetElement="id415" smil:attributeName="width" smil:values="width*0.05;width" smil:keyTimes="0;1"/>
                  <anim:animate smil:dur="0.5s" smil:fill="hold" smil:targetElement="id415" smil:attributeName="height" smil:values="height;height" smil:keyTimes="0;1"/>
                  <anim:animate smil:dur="0.5s" smil:fill="hold" smil:targetElement="id415" smil:attributeName="x" smil:values="x-.2;x" smil:keyTimes="0;1"/>
                  <anim:animate smil:dur="0.5s" smil:fill="hold" smil:targetElement="id415" smil:attributeName="y" smil:values="y;y" smil:keyTimes="0;1"/>
                  <anim:transitionFilter smil:dur="0.5s" smil:targetElement="id4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6" smil:attributeName="visibility" smil:to="visible"/>
                  <anim:animate smil:dur="0.5s" smil:fill="hold" smil:targetElement="id416" smil:attributeName="x" smil:values="x;x" smil:keyTimes="0;1"/>
                  <anim:animate smil:dur="0.5s" smil:fill="hold" smil:targetElement="id41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17" smil:attributeName="visibility" smil:to="visible"/>
                  <anim:animate smil:dur="0.5s" smil:fill="hold" smil:targetElement="id417" smil:attributeName="x" smil:values="x;x" smil:keyTimes="0;1"/>
                  <anim:animate smil:dur="0.5s" smil:fill="hold" smil:targetElement="id41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18" smil:attributeName="visibility" smil:to="visible"/>
                  <anim:animate smil:dur="0.5s" smil:fill="hold" smil:targetElement="id418" smil:attributeName="x" smil:values="x;x" smil:keyTimes="0;1"/>
                  <anim:animate smil:dur="0.5s" smil:fill="hold" smil:targetElement="id4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9" smil:attributeName="visibility" smil:to="visible"/>
                  <anim:animate smil:dur="0.5s" smil:fill="hold" smil:targetElement="id419" smil:attributeName="x" smil:values="x;x" smil:keyTimes="0;1"/>
                  <anim:animate smil:dur="0.5s" smil:fill="hold" smil:targetElement="id4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0" smil:attributeName="visibility" smil:to="visible"/>
                  <anim:animate smil:dur="0.5s" smil:fill="hold" smil:targetElement="id420" smil:attributeName="x" smil:values="x;x" smil:keyTimes="0;1"/>
                  <anim:animate smil:dur="0.5s" smil:fill="hold" smil:targetElement="id42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9">
        <draw:frame presentation:style-name="pr11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422" draw:id="id422">
          <svg:title>TexMaths</svg:title>
          <svg:desc>24§display§\text {I}§svg§600§FALSE§</svg:desc>
          <draw:polygon draw:style-name="gr2" draw:text-style-name="P6" draw:layer="layout" svg:width="0.197cm" svg:height="0.493cm" svg:x="5.644cm" svg:y="1.4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4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23" draw:id="id423">
          <svg:title>TexMaths</svg:title>
          <svg:desc>22§display§= - \frac{1}{2} \log \left[ 2 \cot x + \sqrt{ 4 \cot^2 x - 3 } \right]  \ + \ c§svg§600§FALSE§</svg:desc>
          <draw:polygon draw:style-name="gr2" draw:text-style-name="P6" draw:layer="layout" svg:width="13.323cm" svg:height="1.491cm" svg:x="6.334cm" svg:y="0.857cm" svg:viewBox="0 0 13324 1492" draw:points="6661,1492 0,1492 0,0 13324,0 13324,1492">
            <text:p/>
          </draw:polygon>
          <draw:path draw:style-name="gr3" draw:text-style-name="P7" draw:layer="layout" svg:width="0.515cm" svg:height="0.182cm" svg:x="6.339cm" svg:y="1.5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7.175cm" svg:y="1.64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7.874cm" svg:y="0.81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805cm" svg:y="1.647cm" svg:viewBox="0 0 389 33" draw:points="194,33 0,33 0,0 389,0 389,33">
            <text:p/>
          </draw:polygon>
          <draw:path draw:style-name="gr3" draw:text-style-name="P7" draw:layer="layout" svg:width="0.309cm" svg:height="0.516cm" svg:x="7.844cm" svg:y="1.87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73cm" svg:height="0.537cm" svg:x="8.439cm" svg:y="1.319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8.65cm" svg:y="1.50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9.037cm" svg:y="1.506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olygon draw:style-name="gr3" draw:text-style-name="P7" draw:layer="layout" svg:width="0.177cm" svg:height="1.391cm" svg:x="9.717cm" svg:y="0.968cm" svg:viewBox="0 0 178 1392" draw:points="0,1392 178,1392 178,1356 37,1356 37,37 178,37 178,0 0,0">
            <text:p/>
          </draw:polygon>
          <draw:path draw:style-name="gr3" draw:text-style-name="P7" draw:layer="layout" svg:width="0.309cm" svg:height="0.516cm" svg:x="9.945cm" svg:y="1.3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95cm" svg:height="0.356cm" svg:x="10.449cm" svg:y="1.509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0.787cm" svg:y="1.50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2cm" svg:height="0.485cm" svg:x="11.167cm" svg:y="1.38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86cm" svg:height="0.351cm" svg:x="11.605cm" svg:y="1.5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2.238cm" svg:y="1.40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705cm" svg:height="0.928cm" svg:x="13.053cm" svg:y="1.034cm" svg:viewBox="0 0 706 929" svg:d="M243 929c25 0 25 0 33-16l424-883c6-11 6-12 6-14 0-9-7-16-16-16-11 0-12 7-18 16l-399 832-166-384-107 83 12 12 55-42z">
            <text:p/>
          </draw:path>
          <draw:polygon draw:style-name="gr3" draw:text-style-name="P7" draw:layer="layout" svg:width="3.797cm" svg:height="0.032cm" svg:x="13.741cm" svg:y="1.034cm" svg:viewBox="0 0 3798 33" draw:points="1899,33 0,33 0,0 3798,0 3798,33">
            <text:p/>
          </draw:polygon>
          <draw:path draw:style-name="gr3" draw:text-style-name="P7" draw:layer="layout" svg:width="0.344cm" svg:height="0.523cm" svg:x="13.763cm" svg:y="1.332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295cm" svg:height="0.356cm" svg:x="14.284cm" svg:y="1.509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4.623cm" svg:y="1.50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5cm" svg:x="15.002cm" svg:y="1.38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24cm" svg:height="0.36cm" svg:x="15.322cm" svg:y="1.212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5.786cm" svg:y="1.5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6.441cm" svg:y="1.64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7.184cm" svg:y="1.34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olygon draw:style-name="gr3" draw:text-style-name="P7" draw:layer="layout" svg:width="0.177cm" svg:height="1.391cm" svg:x="17.552cm" svg:y="0.968cm" svg:viewBox="0 0 178 1392" draw:points="141,1356 0,1356 0,1392 178,1392 178,0 0,0 0,37 141,37">
            <text:p/>
          </draw:polygon>
          <draw:path draw:style-name="gr3" draw:text-style-name="P7" draw:layer="layout" svg:width="0.515cm" svg:height="0.516cm" svg:x="18.375cm" svg:y="1.40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9.394cm" svg:y="1.515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424" draw:id="id424">
          <svg:title>TexMaths</svg:title>
          <svg:desc>26§display§(4)§svg§600§FALSE§</svg:desc>
          <draw:polygon draw:style-name="gr2" draw:text-style-name="P6" draw:layer="layout" svg:width="0.986cm" svg:height="0.822cm" svg:x="2.119cm" svg:y="3.552cm" svg:viewBox="0 0 987 823" draw:points="494,823 0,823 0,0 987,0 987,823">
            <text:p/>
          </draw:polygon>
          <draw:path draw:style-name="gr3" draw:text-style-name="P7" draw:layer="layout" svg:width="0.213cm" svg:height="0.914cm" svg:x="2.163cm" svg:y="3.506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407cm" svg:height="0.619cm" svg:x="2.454cm" svg:y="3.573cm" svg:viewBox="0 0 408 620" svg:d="M244 470v79c0 33 0 44-69 44h-19v27c38-2 86-2 123-2 40 0 88 0 125 2v-27h-19c-68 0-71-11-71-44v-79h94v-29h-94v-418c0-17 0-23-14-23-8 0-11 0-17 10l-283 431v29zM250 441h-225l225-341z">
            <text:p/>
          </draw:path>
          <draw:path draw:style-name="gr3" draw:text-style-name="P7" draw:layer="layout" svg:width="0.213cm" svg:height="0.914cm" svg:x="2.94cm" svg:y="3.50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425" draw:id="id425">
          <svg:title>TexMaths</svg:title>
          <svg:desc>24§display§\text {Let,}§svg§600§FALSE§</svg:desc>
          <draw:polygon draw:style-name="gr2" draw:text-style-name="P6" draw:layer="layout" svg:width="1.318cm" svg:height="0.655cm" svg:x="3.739cm" svg:y="3.648cm" svg:viewBox="0 0 1319 656" draw:points="659,656 0,656 0,0 1319,0 1319,656">
            <text:p/>
          </draw:polygon>
          <draw:path draw:style-name="gr3" draw:text-style-name="P7" draw:layer="layout" svg:width="0.464cm" svg:height="0.577cm" svg:x="3.724cm" svg:y="3.6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8cm" svg:y="3.8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5cm" svg:y="3.6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9cm" svg:y="4.0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426" draw:id="id426">
          <svg:title>TexMaths</svg:title>
          <svg:desc>24§display§\text {I}§svg§600§FALSE§</svg:desc>
          <draw:polygon draw:style-name="gr2" draw:text-style-name="P6" draw:layer="layout" svg:width="0.197cm" svg:height="0.493cm" svg:x="5.645cm" svg:y="3.6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3.6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27" draw:id="id427">
          <svg:title>TexMaths</svg:title>
          <svg:desc>22§display§= \int \frac{ x^2 }{ \sqrt{2x^6 + 5} }\ dx§svg§600§FALSE§</svg:desc>
          <draw:polygon draw:style-name="gr2" draw:text-style-name="P6" draw:layer="layout" svg:width="6.045cm" svg:height="1.805cm" svg:x="6.334cm" svg:y="2.956cm" svg:viewBox="0 0 6046 1806" draw:points="3023,1806 0,1806 0,0 6046,0 6046,1806">
            <text:p/>
          </draw:polygon>
          <draw:path draw:style-name="gr3" draw:text-style-name="P7" draw:layer="layout" svg:width="0.515cm" svg:height="0.182cm" svg:x="6.339cm" svg:y="3.7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4cm" svg:y="3.028cm" svg:viewBox="0 0 688 1719" svg:d="M37 1684c25 0 39-17 39-37 0-26-20-39-37-39-20 0-39 13-39 39 0 41 39 72 86 72 118 0 162-181 217-404 59-245 111-493 153-741 28-164 56-319 82-419 9-39 36-137 67-137 23 0 43 14 46 17-26 2-39 18-39 37 0 27 20 39 37 39 20 0 39-12 39-39 0-42-42-72-84-72-60 0-102 84-146 243-2 7-108 396-192 903-21 118-44 248-69 355-14 56-49 202-113 202-28 0-45-19-47-19z">
            <text:p/>
          </draw:path>
          <draw:path draw:style-name="gr3" draw:text-style-name="P7" draw:layer="layout" svg:width="0.386cm" svg:height="0.351cm" svg:x="9.31cm" svg:y="3.214cm" svg:viewBox="0 0 387 352" svg:d="M238 109c3-21 21-91 75-91 4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2 51 53 0 79-55 83-60 9 30 37 60 83 60 81 0 124-100 124-120 0-7-7-7-8-7-7 0-9 2-11 7-26 85-79 102-104 102-30 0-42-24-42-51 0-17 5-33 14-68z">
            <text:p/>
          </draw:path>
          <draw:path draw:style-name="gr3" draw:text-style-name="P7" draw:layer="layout" svg:width="0.24cm" svg:height="0.36cm" svg:x="9.764cm" svg:y="2.91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3.152cm" svg:height="0.032cm" svg:x="8.106cm" svg:y="3.871cm" svg:viewBox="0 0 3153 33" draw:points="1577,33 0,33 0,0 3153,0 3153,33">
            <text:p/>
          </draw:polygon>
          <draw:path draw:style-name="gr3" draw:text-style-name="P7" draw:layer="layout" svg:width="0.604cm" svg:height="0.773cm" svg:x="8.162cm" svg:y="4.026cm" svg:viewBox="0 0 605 774" svg:d="M245 693l-136-301c-5-12-10-12-12-12 0 0-5 0-13 5l-73 57c-11 7-11 10-11 12 0 4 2 9 7 9s19-11 26-18c6-3 18-12 25-17l153 334c5 12 11 12 18 12 10 0 12-3 19-14l352-728c5-13 5-14 5-16 0-9-7-16-16-16-7 0-12 4-17 16z">
            <text:p/>
          </draw:path>
          <draw:polygon draw:style-name="gr3" draw:text-style-name="P7" draw:layer="layout" svg:width="2.507cm" svg:height="0.032cm" svg:x="8.75cm" svg:y="4.026cm" svg:viewBox="0 0 2508 33" draw:points="1255,33 0,33 0,0 2508,0 2508,33">
            <text:p/>
          </draw:polygon>
          <draw:path draw:style-name="gr3" draw:text-style-name="P7" draw:layer="layout" svg:width="0.309cm" svg:height="0.516cm" svg:x="8.789cm" svg:y="4.186cm" svg:viewBox="0 0 310 517" svg:d="M60 458l83-81c121-108 167-148 167-226 0-89-69-151-164-151-88 0-146 72-146 141 0 42 39 42 40 42 15 0 41-9 41-40 0-20-14-41-41-41-7 0-7 0-10 2 18-51 60-79 105-79 71 0 104 61 104 126 0 62-38 124-81 171l-149 165c-9 9-9 11-9 30h289l21-135h-20c-3 23-8 58-15 69-8 7-59 7-74 7z">
            <text:p/>
          </draw:path>
          <draw:path draw:style-name="gr3" draw:text-style-name="P7" draw:layer="layout" svg:width="0.386cm" svg:height="0.351cm" svg:x="9.158cm" svg:y="4.36cm" svg:viewBox="0 0 387 352" svg:d="M238 109c3-21 21-91 75-91 6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4 51 51 0 79-55 81-60 9 30 37 60 84 60 80 0 123-100 123-120 0-7-7-7-8-7-7 0-9 2-11 7-24 85-77 102-104 102-30 0-42-24-42-51 0-17 5-33 14-68z">
            <text:p/>
          </draw:path>
          <draw:path draw:style-name="gr3" draw:text-style-name="P7" draw:layer="layout" svg:width="0.249cm" svg:height="0.37cm" svg:x="9.607cm" svg:y="4.11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515cm" svg:height="0.516cm" svg:x="10.14cm" svg:y="4.25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10.909cm" svg:y="4.186cm" svg:viewBox="0 0 310 533" svg:d="M310 361c0-92-64-171-148-171-37 0-70 12-99 41v-152c16 5 43 11 67 11 95 0 150-71 150-81 0-5-2-9-7-9-2 0-4 0-7 2-16 7-53 23-106 23-32 0-67-6-104-21-5-4-7-4-8-4-8 0-8 7-8 19v229c0 14 0 21 11 21 5 0 7-2 11-7 7-12 37-54 98-54 41 0 62 35 67 49 12 30 14 60 14 98 0 27 0 74-19 106-18 30-48 51-83 51-56 0-100-40-114-86 1 0 5 0 14 0 24 0 38-19 38-37 0-19-14-39-38-39-13 0-39 5-39 42 0 66 55 141 141 141 90 0 169-74 169-172z">
            <text:p/>
          </draw:path>
          <draw:path draw:style-name="gr3" draw:text-style-name="P7" draw:layer="layout" svg:width="0.369cm" svg:height="0.546cm" svg:x="11.638cm" svg:y="3.543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12.032cm" svg:y="3.739cm" svg:viewBox="0 0 387 352" svg:d="M238 109c3-21 21-91 75-91 6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4 51 51 0 79-55 81-60 9 30 37 60 84 60 80 0 123-100 123-120 0-7-7-7-8-7-7 0-9 2-11 7-24 85-77 102-104 102-30 0-42-24-42-51 0-17 5-33 14-68z">
            <text:p/>
          </draw:path>
        </draw:g>
        <draw:g xml:id="id429" draw:id="id429">
          <svg:title>TexMaths</svg:title>
          <svg:desc>24§display§\text {Put,} \ x^3 = t, \ \text {Diff } w.\ r.\ t.\ x.\ \ 3x^2 \ dx = dt \  \therefore \ x^2 \ dx = \frac{1}{3} dt§svg§600§FALSE§</svg:desc>
          <draw:polygon draw:style-name="gr2" draw:text-style-name="P6" draw:layer="layout" svg:width="20.989cm" svg:height="1.647cm" svg:x="3.841cm" svg:y="5.151cm" svg:viewBox="0 0 20990 1648" draw:points="10495,1648 0,1648 0,0 20990,0 20990,1648">
            <text:p/>
          </draw:polygon>
          <draw:path draw:style-name="gr3" draw:text-style-name="P7" draw:layer="layout" svg:width="0.498cm" svg:height="0.577cm" svg:x="3.828cm" svg:y="5.666cm" svg:viewBox="0 0 499 578" svg:d="M163 311h142c102 0 194-69 194-153 0-83-84-158-199-158h-300v27h21c65 0 65 10 65 38v448c0 31 0 38-65 38h-21v27c29-2 92-2 125-2 32 0 96 0 125 2v-27h-20c-65 0-67-7-67-38zM159 288v-228c0-27 2-33 43-33h74c135 0 135 88 135 131 0 40 0 130-135 130z">
            <text:p/>
          </draw:path>
          <draw:path draw:style-name="gr3" draw:text-style-name="P7" draw:layer="layout" svg:width="0.425cm" svg:height="0.383cm" svg:x="4.4cm" svg:y="5.87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266cm" svg:height="0.529cm" svg:x="4.857cm" svg:y="5.724cm" svg:viewBox="0 0 267 530" svg:d="M131 183h121v-27h-121v-156h-22c0 69-26 159-109 163v20h73v232c0 106 79 115 109 115 60 0 85-59 85-115v-48h-23v48c0 61-25 94-56 94-57 0-57-77-57-92z">
            <text:p/>
          </draw:path>
          <draw:path draw:style-name="gr3" draw:text-style-name="P7" draw:layer="layout" svg:width="0.099cm" svg:height="0.253cm" svg:x="5.243cm" svg:y="6.152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421cm" svg:height="0.383cm" svg:x="5.71cm" svg:y="5.87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272cm" svg:height="0.404cm" svg:x="6.199cm" svg:y="5.501cm" svg:viewBox="0 0 273 405" svg:d="M131 196c46 0 78 33 78 96 0 73-42 94-77 94-23 0-76-6-101-40 29-2 34-21 34-33 0-19-13-32-32-32-16 0-33 9-33 32 0 58 61 92 134 92 83 0 139-53 139-113 0-46-37-92-102-108 61-21 84-67 84-101 0-48-53-83-121-83-65 0-115 33-115 79 0 21 12 32 31 32 17 0 31-13 31-30 0-18-14-29-31-31 21-27 61-33 82-33 27 0 66 14 66 66 0 25-8 51-25 69-19 23-35 25-65 27-16 0-16 0-20 2 0 0-5 0-5 7 0 8 5 8 15 8z">
            <text:p/>
          </draw:path>
          <draw:path draw:style-name="gr3" draw:text-style-name="P7" draw:layer="layout" svg:width="0.562cm" svg:height="0.199cm" svg:x="6.827cm" svg:y="5.933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6cm" svg:height="0.539cm" svg:x="7.689cm" svg:y="5.714cm" svg:viewBox="0 0 261 540" svg:d="M156 192h80c16 0 25 0 25-17 0-10-9-10-25-10h-73c29-121 35-136 35-142 0-15-12-23-25-23-4 0-27 0-35 31l-32 134h-81c-17 0-25 0-25 16 0 11 8 11 23 11h75c-62 240-63 254-63 269 0 46 32 79 76 79 89 0 137-125 137-131 0-7-8-7-12-7-6 0-8 1-11 11-37 88-83 108-112 108-17 0-25-12-25-39 0-21 0-27 4-40z">
            <text:p/>
          </draw:path>
          <draw:path draw:style-name="gr3" draw:text-style-name="P7" draw:layer="layout" svg:width="0.099cm" svg:height="0.253cm" svg:x="8.048cm" svg:y="6.152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567cm" svg:height="0.577cm" svg:x="8.661cm" svg:y="5.666cm" svg:viewBox="0 0 568 578" svg:d="M0 0v27h21c65 0 65 10 65 38v448c0 31 0 38-65 38h-21v27h309c142 0 259-125 259-284 0-161-113-294-259-294zM202 551c-41 0-43-5-43-32v-459c0-27 2-33 43-33h84c52 0 111 17 154 79 36 50 44 123 44 188 0 94-16 144-46 186-18 23-66 71-152 71z">
            <text:p/>
          </draw:path>
          <draw:path draw:style-name="gr3" draw:text-style-name="P7" draw:layer="layout" svg:width="0.181cm" svg:height="0.566cm" svg:x="9.304cm" svg:y="5.67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508cm" svg:height="0.597cm" svg:x="9.533cm" svg:y="5.647cm" svg:viewBox="0 0 509 598" svg:d="M357 257h96v-25h-100v-98c0-76 41-115 79-115 4 0 15 0 29 6-10 4-25 13-25 35 0 19 13 36 36 36s37-17 37-36c0-31-29-60-77-60-50 0-88 33-92 37-25-33-71-37-94-37-81 0-179 44-179 136v96h-67v25h67v275c0 39-9 39-67 39v27c29-2 73-4 94-4s63 2 94 4v-27c-56 0-65 0-65-39v-275h178v275c0 39-9 39-67 39v27c33-2 73-4 96-4 35 0 75 0 108 4v-27h-18c-61 0-63-10-63-41zM121 232v-96c0-82 69-117 123-117 42 0 65 16 67 16v2c-15 0-33 11-33 34 0 6 2 27 25 35-2 11-2 19-2 28v98z">
            <text:p/>
          </draw:path>
          <draw:path draw:style-name="gr3" draw:text-style-name="P7" draw:layer="layout" svg:width="0.56cm" svg:height="0.383cm" svg:x="10.308cm" svg:y="5.87cm" svg:viewBox="0 0 561 384" svg:d="M367 86c4-17 11-49 11-53 0-16-11-23-23-23-11 0-25 5-32 23-2 5-43 169-48 190-6 25-8 40-8 56 0 9 0 11 2 15-19 46-46 71-79 71-67 0-67-61-67-77 0-27 4-59 44-165 10-25 13-37 13-54 0-38-26-69-69-69-80 0-111 123-111 131 0 7 8 7 10 7 9 0 9 0 13-15 23-79 56-104 86-104 8 0 22 0 22 27 0 21-10 46-16 60-36 100-48 140-48 171 0 78 58 107 121 107 14 0 54 0 88-59 22 53 81 59 106 59 63 0 100-54 123-103 29-68 56-181 56-221 0-47-23-60-39-60-21 0-42 21-42 40 0 12 6 18 13 23 10 10 31 31 31 73 0 29-25 112-46 154-23 46-52 75-94 75-40 0-61-25-61-73 0-23 5-50 7-61z">
            <text:p/>
          </draw:path>
          <draw:path draw:style-name="gr3" draw:text-style-name="P7" draw:layer="layout" svg:width="0.091cm" svg:height="0.091cm" svg:x="10.982cm" svg:y="6.152cm" svg:viewBox="0 0 92 92" svg:d="M92 46c0-25-21-46-46-46s-46 21-46 46 21 46 46 46 46-21 46-46z">
            <text:p/>
          </draw:path>
          <draw:path draw:style-name="gr3" draw:text-style-name="P7" draw:layer="layout" svg:width="0.345cm" svg:height="0.383cm" svg:x="11.451cm" svg:y="5.87cm" svg:viewBox="0 0 346 384" svg:d="M50 325c-2 13-8 32-8 36 0 16 12 23 25 23 10 0 25-7 31-23 2-4 31-119 34-134 6-29 22-89 27-112 4-9 27-50 48-69 6-6 31-27 68-27 23 0 34 10 36 10-27 4-44 25-44 46 0 13 9 31 33 31 21 0 46-20 46-50 0-31-27-56-71-56-56 0-93 42-108 65-8-38-38-65-79-65-38 0-53 33-61 48-15 29-27 81-27 83 0 7 8 7 10 7 9 0 9 0 15-19 13-59 31-100 61-100 16 0 27 6 27 39 0 17-4 27-13 71z">
            <text:p/>
          </draw:path>
          <draw:path draw:style-name="gr3" draw:text-style-name="P7" draw:layer="layout" svg:width="0.091cm" svg:height="0.091cm" svg:x="11.856cm" svg:y="6.152cm" svg:viewBox="0 0 92 92" svg:d="M92 46c0-25-21-46-46-46s-46 21-46 46 21 46 46 46 46-21 46-46z">
            <text:p/>
          </draw:path>
          <draw:path draw:style-name="gr3" draw:text-style-name="P7" draw:layer="layout" svg:width="0.26cm" svg:height="0.539cm" svg:x="12.317cm" svg:y="5.714cm" svg:viewBox="0 0 261 540" svg:d="M156 192h80c16 0 25 0 25-17 0-10-9-10-25-10h-73c29-121 35-136 35-142 0-15-12-23-25-23-2 0-27 0-35 31l-32 134h-81c-17 0-25 0-25 16 0 11 8 11 23 11h75c-60 240-63 254-63 269 0 46 32 79 76 79 89 0 137-125 137-131 0-7-8-7-12-7-6 0-8 1-11 11-37 88-83 108-112 108-17 0-25-12-25-39 0-21 0-27 4-40z">
            <text:p/>
          </draw:path>
          <draw:path draw:style-name="gr3" draw:text-style-name="P7" draw:layer="layout" svg:width="0.091cm" svg:height="0.091cm" svg:x="12.676cm" svg:y="6.152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3.142cm" svg:y="5.87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091cm" svg:height="0.091cm" svg:x="13.672cm" svg:y="6.152cm" svg:viewBox="0 0 92 92" svg:d="M92 46c0-25-21-46-46-46s-46 21-46 46 21 46 46 46 46-21 46-46z">
            <text:p/>
          </draw:path>
          <draw:path draw:style-name="gr3" draw:text-style-name="P7" draw:layer="layout" svg:width="0.35cm" svg:height="0.581cm" svg:x="14.433cm" svg:y="5.68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421cm" svg:height="0.383cm" svg:x="14.844cm" svg:y="5.87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ath draw:style-name="gr3" draw:text-style-name="P7" draw:layer="layout" svg:width="0.262cm" svg:height="0.393cm" svg:x="15.339cm" svg:y="5.501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402cm" svg:height="0.597cm" svg:x="15.994cm" svg:y="5.657cm" svg:viewBox="0 0 403 598" svg:d="M403 10c0-2 0-10-11-10-12 0-92 8-108 10-6 0-11 3-11 15s7 12 21 12c40 0 42 5 42 13l-2 17-52 200c-15-31-40-54-78-54-98 0-204 125-204 248 0 81 46 137 113 137 18 0 60-4 110-64 7 35 36 64 77 64 30 0 49-20 63-49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6.424cm" svg:y="5.87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562cm" svg:height="0.199cm" svg:x="17.163cm" svg:y="5.933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402cm" svg:height="0.597cm" svg:x="18.04cm" svg:y="5.657cm" svg:viewBox="0 0 403 598" svg:d="M403 10c0-2 0-10-11-10-12 0-92 8-108 10-6 0-11 3-11 15s7 12 21 12c40 0 42 5 42 13l-4 17-50 200c-15-31-40-54-78-54-98 0-204 125-204 248 0 81 46 137 113 137 18 0 60-4 110-64 7 35 36 64 77 64 30 0 49-20 63-49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26cm" svg:height="0.539cm" svg:x="18.465cm" svg:y="5.714cm" svg:viewBox="0 0 261 540" svg:d="M156 192h80c16 0 25 0 25-17 0-10-9-10-25-10h-73c29-121 35-136 35-142 0-15-12-23-25-23-2 0-27 0-35 31l-32 134h-81c-17 0-25 0-25 16 0 11 8 11 23 11h75c-60 240-63 254-63 269 0 46 32 79 76 79 89 0 137-125 137-131 0-7-8-7-12-7-6 0-8 1-11 11-37 88-83 108-112 108-17 0-25-12-25-39 0-21 0-27 4-40z">
            <text:p/>
          </draw:path>
          <draw:path draw:style-name="gr3" draw:text-style-name="P7" draw:layer="layout" svg:width="0.512cm" svg:height="0.456cm" svg:x="19.29cm" svg:y="5.851cm" svg:viewBox="0 0 513 457" svg:d="M301 44c0-23-21-44-44-44-25 0-46 21-46 44 0 25 21 46 46 46 23 0 44-19 44-46zM513 411c0-23-20-44-45-44-24 0-46 21-46 44 0 25 22 46 46 46 25 0 45-21 45-46zM90 411c0-23-21-44-46-44-23 0-44 21-44 44 0 25 21 46 44 46 25 0 46-21 46-46z">
            <text:p/>
          </draw:path>
          <draw:path draw:style-name="gr3" draw:text-style-name="P7" draw:layer="layout" svg:width="0.421cm" svg:height="0.383cm" svg:x="20.368cm" svg:y="5.87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ath draw:style-name="gr3" draw:text-style-name="P7" draw:layer="layout" svg:width="0.262cm" svg:height="0.393cm" svg:x="20.863cm" svg:y="5.501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402cm" svg:height="0.597cm" svg:x="21.52cm" svg:y="5.657cm" svg:viewBox="0 0 403 598" svg:d="M403 10c0-2 0-10-11-10-12 0-92 8-108 10-6 0-11 3-11 15s7 12 21 12c40 0 42 5 42 13l-4 17-50 200c-15-31-40-54-78-54-98 0-204 125-204 248 0 81 46 137 113 137 18 0 60-4 110-64 7 35 36 64 77 64 30 0 49-20 63-49 13-28 25-80 25-82 0-10-8-10-10-10-9 0-9 4-11 16-16 55-31 105-66 105-23 0-25-21-25-38 0-21 2-27 6-40zM227 486c-4 15-4 17-18 33-36 46-71 59-94 59-44 0-55-46-55-78 0-43 26-148 48-187 24-50 63-81 97-81 54 0 68 70 68 75 0 4-2 10-4 14z">
            <text:p/>
          </draw:path>
          <draw:path draw:style-name="gr3" draw:text-style-name="P7" draw:layer="layout" svg:width="0.421cm" svg:height="0.383cm" svg:x="21.948cm" svg:y="5.87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7" draw:layer="layout" svg:width="0.562cm" svg:height="0.199cm" svg:x="22.687cm" svg:y="5.933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79cm" svg:height="0.564cm" svg:x="23.707cm" svg:y="5.109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7" draw:layer="layout" svg:width="0.423cm" svg:height="0.036cm" svg:x="23.632cm" svg:y="6.014cm" svg:viewBox="0 0 424 37" draw:points="211,37 0,37 0,0 424,0 424,37">
            <text:p/>
          </draw:polygon>
          <draw:path draw:style-name="gr3" draw:text-style-name="P7" draw:layer="layout" svg:width="0.35cm" svg:height="0.581cm" svg:x="23.668cm" svg:y="6.26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402cm" svg:height="0.597cm" svg:x="24.189cm" svg:y="5.657cm" svg:viewBox="0 0 403 598" svg:d="M403 10c0-2 0-10-11-10-12 0-92 8-108 10-6 0-11 3-11 15s7 12 21 12c40 0 42 5 42 13l-4 17-50 200c-15-31-40-54-78-54-98 0-204 125-204 248 0 81 46 137 113 137 18 0 60-4 110-64 7 35 36 64 77 64 30 0 49-20 63-49 13-28 25-80 25-82 0-10-8-10-10-10-9 0-9 4-11 16-16 55-31 105-66 105-23 0-25-21-25-38 0-21 2-27 6-40zM227 486c-4 15-4 17-18 33-36 46-71 59-94 59-44 0-55-46-55-78 0-43 26-148 48-187 24-50 63-81 97-81 54 0 68 70 68 75 0 4-2 10-4 14z">
            <text:p/>
          </draw:path>
          <draw:path draw:style-name="gr3" draw:text-style-name="P7" draw:layer="layout" svg:width="0.26cm" svg:height="0.539cm" svg:x="24.613cm" svg:y="5.714cm" svg:viewBox="0 0 261 540" svg:d="M156 192h80c16 0 25 0 25-17 0-10-9-10-25-10h-73c29-121 35-136 35-142 0-15-12-23-25-23-4 0-27 0-35 31l-32 134h-81c-17 0-25 0-25 16 0 11 8 11 23 11h75c-62 240-63 254-63 269 0 46 32 79 76 79 89 0 137-125 137-131 0-7-8-7-12-7-6 0-8 1-11 11-37 88-83 108-112 108-17 0-25-12-25-39 0-21 0-27 4-40z">
            <text:p/>
          </draw:path>
        </draw:g>
        <draw:g xml:id="id430" draw:id="id430">
          <svg:title>TexMaths</svg:title>
          <svg:desc>22§display§= \int \frac{ 1 }{ \sqrt{2t^2 + 5} }\left( \frac{1}{3} \right)\ dt§svg§600§FALSE§</svg:desc>
          <draw:polygon draw:style-name="gr2" draw:text-style-name="P6" draw:layer="layout" svg:width="7.7cm" svg:height="1.779cm" svg:x="6.436cm" svg:y="7.259cm" svg:viewBox="0 0 7701 1780" draw:points="3852,1780 0,1780 0,0 7701,0 7701,1780">
            <text:p/>
          </draw:polygon>
          <draw:path draw:style-name="gr3" draw:text-style-name="P7" draw:layer="layout" svg:width="0.515cm" svg:height="0.182cm" svg:x="6.441cm" svg:y="8.05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256cm" svg:y="7.289cm" svg:viewBox="0 0 688 1720" svg:d="M37 1685c25 0 39-18 39-37 0-27-20-39-37-39-20 0-39 12-39 39 0 40 39 72 86 72 118 0 162-182 217-405 60-245 111-493 153-741 28-164 56-319 83-419 8-39 35-137 67-137 22 0 42 14 45 17-26 2-38 18-38 37 0 27 19 39 37 39 19 0 38-12 38-39 0-42-42-72-84-72-60 0-102 84-146 243-2 7-108 396-192 903-21 118-44 248-69 355-14 57-49 203-113 203-28 0-45-19-47-19z">
            <text:p/>
          </draw:path>
          <draw:path draw:style-name="gr3" draw:text-style-name="P7" draw:layer="layout" svg:width="0.256cm" svg:height="0.516cm" svg:x="9.578cm" svg:y="7.30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2.99cm" svg:height="0.032cm" svg:x="8.209cm" svg:y="8.132cm" svg:viewBox="0 0 2991 33" draw:points="1496,33 0,33 0,0 2991,0 2991,33">
            <text:p/>
          </draw:polygon>
          <draw:path draw:style-name="gr3" draw:text-style-name="P7" draw:layer="layout" svg:width="0.605cm" svg:height="0.773cm" svg:x="8.265cm" svg:y="8.287cm" svg:viewBox="0 0 606 774" svg:d="M245 694l-136-301c-5-13-10-13-12-13 0 0-5 0-13 5l-73 57c-11 7-11 10-11 12 0 4 2 9 7 9s19-11 26-18c6-3 18-12 25-17l153 334c6 12 11 12 18 12 10 0 12-3 19-14l352-728c6-13 6-14 6-16 0-9-8-16-16-16-7 0-13 4-18 16z">
            <text:p/>
          </draw:path>
          <draw:polygon draw:style-name="gr3" draw:text-style-name="P7" draw:layer="layout" svg:width="2.345cm" svg:height="0.032cm" svg:x="8.853cm" svg:y="8.287cm" svg:viewBox="0 0 2346 33" draw:points="1174,33 0,33 0,0 2346,0 2346,33">
            <text:p/>
          </draw:polygon>
          <draw:path draw:style-name="gr3" draw:text-style-name="P7" draw:layer="layout" svg:width="0.309cm" svg:height="0.516cm" svg:x="8.892cm" svg:y="8.44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238cm" svg:height="0.494cm" svg:x="9.258cm" svg:y="8.479cm" svg:viewBox="0 0 239 495" svg:d="M143 176h74c14 0 22 0 22-16 0-9-8-9-22-9h-67c26-111 31-125 31-130 0-14-10-21-23-21-3 0-24 0-31 28l-30 123h-74c-16 0-23 0-23 14 0 11 7 11 21 11h69c-57 220-58 232-58 246 0 43 30 73 70 73 81 0 125-115 125-120 0-7-7-7-10-7-6 0-8 2-11 10-33 81-76 99-102 99-16 0-23-11-23-35 0-20 0-25 3-37z">
            <text:p/>
          </draw:path>
          <draw:path draw:style-name="gr3" draw:text-style-name="P7" draw:layer="layout" svg:width="0.24cm" svg:height="0.36cm" svg:x="9.553cm" svg:y="8.3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082cm" svg:y="8.51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10.849cm" svg:y="8.447cm" svg:viewBox="0 0 310 533" svg:d="M310 361c0-92-64-171-148-171-37 0-70 12-99 41v-152c16 5 43 11 67 11 95 0 150-71 150-81 0-5-2-9-7-9-2 0-4 0-7 2-16 7-53 23-106 23-31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81cm" svg:height="1.856cm" svg:x="11.58cm" svg:y="7.22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2.15cm" svg:y="7.30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2.081cm" svg:y="8.132cm" svg:viewBox="0 0 389 33" draw:points="194,33 0,33 0,0 389,0 389,33">
            <text:p/>
          </draw:polygon>
          <draw:path draw:style-name="gr3" draw:text-style-name="P7" draw:layer="layout" svg:width="0.321cm" svg:height="0.532cm" svg:x="12.115cm" svg:y="8.35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12.588cm" svg:y="7.22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369cm" svg:height="0.546cm" svg:x="13.548cm" svg:y="7.804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3.937cm" svg:y="7.857cm" svg:viewBox="0 0 239 495" svg:d="M143 176h74c14 0 22 0 22-16 0-9-8-9-22-9h-67c26-111 31-125 31-130 0-14-10-21-23-21-3 0-24 0-31 28l-30 123h-74c-16 0-23 0-23 14 0 11 7 11 21 11h69c-57 220-58 232-58 246 0 43 30 73 70 73 81 0 125-115 125-120 0-7-7-7-10-7-6 0-8 2-11 10-33 81-76 99-102 99-16 0-23-11-23-35 0-20 0-25 3-37z">
            <text:p/>
          </draw:path>
        </draw:g>
        <draw:g xml:id="id428" draw:id="id428">
          <svg:title>TexMaths</svg:title>
          <svg:desc>22§display§= \int \frac{ x^2 }{ \sqrt{2 (x^3)^2 + 5} }\ dx§svg§600§FALSE§</svg:desc>
          <draw:polygon draw:style-name="gr2" draw:text-style-name="P6" draw:layer="layout" svg:width="7.123cm" svg:height="1.959cm" svg:x="12.936cm" svg:y="2.958cm" svg:viewBox="0 0 7124 1960" draw:points="3562,1960 0,1960 0,0 7124,0 7124,1960">
            <text:p/>
          </draw:polygon>
          <draw:path draw:style-name="gr3" draw:text-style-name="P7" draw:layer="layout" svg:width="0.515cm" svg:height="0.182cm" svg:x="12.941cm" svg:y="3.7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3.756cm" svg:y="3.03cm" svg:viewBox="0 0 688 1719" svg:d="M37 1683c25 0 39-17 39-37 0-26-20-38-37-38-20 0-39 12-39 38 0 41 39 73 86 73 118 0 162-182 217-405 60-244 111-493 153-741 28-163 56-318 83-418 8-39 35-137 66-137 23 0 43 14 46 17-26 2-39 18-39 37 0 27 20 39 37 39 20 0 39-12 39-39 0-42-42-72-84-72-60 0-102 84-146 243-2 7-108 396-192 902-21 118-44 248-69 355-14 57-49 203-113 203-28 0-45-20-47-20z">
            <text:p/>
          </draw:path>
          <draw:path draw:style-name="gr3" draw:text-style-name="P7" draw:layer="layout" svg:width="0.386cm" svg:height="0.351cm" svg:x="16.451cm" svg:y="3.2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6.905cm" svg:y="2.919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4.23cm" svg:height="0.032cm" svg:x="14.708cm" svg:y="3.872cm" svg:viewBox="0 0 4231 33" draw:points="2115,33 0,33 0,0 4231,0 4231,33">
            <text:p/>
          </draw:polygon>
          <draw:path draw:style-name="gr3" draw:text-style-name="P7" draw:layer="layout" svg:width="0.705cm" svg:height="0.928cm" svg:x="14.793cm" svg:y="4.027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3.456cm" svg:height="0.032cm" svg:x="15.481cm" svg:y="4.027cm" svg:viewBox="0 0 3457 33" draw:points="1728,33 0,33 0,0 3457,0 3457,33">
            <text:p/>
          </draw:polygon>
          <draw:path draw:style-name="gr3" draw:text-style-name="P7" draw:layer="layout" svg:width="0.309cm" svg:height="0.516cm" svg:x="15.52cm" svg:y="4.20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5.944cm" svg:y="4.1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6.192cm" svg:y="4.3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9cm" svg:height="0.37cm" svg:x="16.641cm" svg:y="4.136cm" svg:viewBox="0 0 250 371" svg:d="M120 179c42 0 72 30 72 88 0 67-39 87-71 87-21 0-70-6-93-37 27-2 32-20 32-30 0-18-12-30-30-30-14 0-30 9-30 30 0 52 56 84 123 84 76 0 127-49 127-104 0-42-34-84-93-98 56-19 77-62 77-93 0-44-49-76-111-76-60 0-105 30-105 72 0 19 10 30 28 30 16 0 26-12 26-28s-10-27-26-28c19-25 56-30 75-30 25 0 60 12 60 60 0 23-7 47-23 63-17 21-31 23-59 25-15 0-15 0-18 1 0 0-5 0-5 7s5 7 14 7z">
            <text:p/>
          </draw:path>
          <draw:path draw:style-name="gr3" draw:text-style-name="P7" draw:layer="layout" svg:width="0.18cm" svg:height="0.773cm" svg:x="17.001cm" svg:y="4.1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6cm" svg:x="17.292cm" svg:y="4.136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7" draw:layer="layout" svg:width="0.515cm" svg:height="0.516cm" svg:x="17.82cm" svg:y="4.26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32cm" svg:x="18.589cm" svg:y="4.205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369cm" svg:height="0.546cm" svg:x="19.318cm" svg:y="3.545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19.712cm" svg:y="3.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431" draw:id="id431">
          <svg:title>TexMaths</svg:title>
          <svg:desc>22§display§= \frac{1}{3} \int \frac{ 1 }{ \sqrt{  \left( \sqrt{2}t \right)^2 + \left( \sqrt{5} \right)^2 } } \ dt§svg§600§FALSE§</svg:desc>
          <draw:polygon draw:style-name="gr2" draw:text-style-name="P6" draw:layer="layout" svg:width="9.614cm" svg:height="2.313cm" svg:x="14.435cm" svg:y="7.359cm" svg:viewBox="0 0 9615 2314" draw:points="4809,2314 0,2314 0,0 9615,0 9615,2314">
            <text:p/>
          </draw:polygon>
          <draw:path draw:style-name="gr3" draw:text-style-name="P7" draw:layer="layout" svg:width="0.515cm" svg:height="0.182cm" svg:x="14.44cm" svg:y="8.0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5.375cm" svg:y="7.33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5.304cm" svg:y="8.163cm" svg:viewBox="0 0 389 33" draw:points="194,33 0,33 0,0 389,0 389,33">
            <text:p/>
          </draw:polygon>
          <draw:path draw:style-name="gr3" draw:text-style-name="P7" draw:layer="layout" svg:width="0.321cm" svg:height="0.532cm" svg:x="15.338cm" svg:y="8.38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687cm" svg:height="1.718cm" svg:x="15.957cm" svg:y="7.32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9.87cm" svg:y="7.33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6.172cm" svg:height="0.032cm" svg:x="16.908cm" svg:y="8.163cm" svg:viewBox="0 0 6173 33" draw:points="3087,33 0,33 0,0 6173,0 6173,33">
            <text:p/>
          </draw:polygon>
          <draw:path draw:style-name="gr3" draw:text-style-name="P7" draw:layer="layout" svg:width="0.705cm" svg:height="1.392cm" svg:x="16.994cm" svg:y="8.318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5.399cm" svg:height="0.032cm" svg:x="17.682cm" svg:y="8.318cm" svg:viewBox="0 0 5400 33" draw:points="2700,33 0,33 0,0 5400,0 5400,33">
            <text:p/>
          </draw:polygon>
          <draw:path draw:style-name="gr3" draw:text-style-name="P7" draw:layer="layout" svg:width="0.203cm" svg:height="0.928cm" svg:x="17.798cm" svg:y="8.685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604cm" svg:height="0.773cm" svg:x="18.092cm" svg:y="8.673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8.68cm" svg:y="8.673cm" svg:viewBox="0 0 389 33" draw:points="194,33 0,33 0,0 389,0 389,33">
            <text:p/>
          </draw:polygon>
          <draw:path draw:style-name="gr3" draw:text-style-name="P7" draw:layer="layout" svg:width="0.309cm" svg:height="0.516cm" svg:x="18.719cm" svg:y="8.82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38cm" svg:height="0.493cm" svg:x="19.085cm" svg:y="8.859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203cm" svg:height="0.928cm" svg:x="19.381cm" svg:y="8.685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24cm" svg:height="0.36cm" svg:x="19.735cm" svg:y="8.47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20.263cm" svg:y="8.89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03cm" svg:height="0.928cm" svg:x="21.111cm" svg:y="8.685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604cm" svg:height="0.773cm" svg:x="21.403cm" svg:y="8.673cm" svg:viewBox="0 0 605 774" svg:d="M245 693l-136-301c-5-12-10-12-12-12 0 0-5 0-13 5l-73 57c-11 7-11 10-11 12 0 3 2 9 7 9s19-11 26-18c6-3 18-12 27-17l151 334c5 12 11 12 18 12 10 0 12-3 19-14l352-728c5-13 5-14 5-16 0-9-7-16-15-16-7 0-13 4-18 16z">
            <text:p/>
          </draw:path>
          <draw:polygon draw:style-name="gr3" draw:text-style-name="P7" draw:layer="layout" svg:width="0.388cm" svg:height="0.032cm" svg:x="21.991cm" svg:y="8.673cm" svg:viewBox="0 0 389 33" draw:points="194,33 0,33 0,0 389,0 389,33">
            <text:p/>
          </draw:polygon>
          <draw:path draw:style-name="gr3" draw:text-style-name="P7" draw:layer="layout" svg:width="0.309cm" svg:height="0.532cm" svg:x="22.03cm" svg:y="8.828cm" svg:viewBox="0 0 310 533" svg:d="M310 361c0-92-64-171-148-171-37 0-70 12-99 40v-151c16 5 43 11 67 11 95 0 150-71 150-81 0-5-2-9-7-9-2 0-4 0-7 2-16 7-53 23-106 23-32 0-67-6-104-21-5-4-7-4-8-4-8 0-8 7-8 19v229c0 14 0 21 11 21 5 0 7-2 11-7 7-12 37-54 98-54 41 0 62 35 67 49 12 30 14 60 14 98 0 27 0 74-19 106-18 30-48 51-83 51-56 0-100-40-114-86 1 0 5 0 14 0 24 0 38-20 38-37 0-20-14-39-38-39-13 0-39 5-39 42 0 65 55 141 141 141 90 0 169-74 169-172z">
            <text:p/>
          </draw:path>
          <draw:path draw:style-name="gr3" draw:text-style-name="P7" draw:layer="layout" svg:width="0.203cm" svg:height="0.928cm" svg:x="22.412cm" svg:y="8.685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24cm" svg:height="0.36cm" svg:x="22.767cm" svg:y="8.47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3.461cm" svg:y="7.83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238cm" svg:height="0.493cm" svg:x="23.85cm" svg:y="7.888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</draw:g>
        <draw:g xml:id="id432" draw:id="id432">
          <svg:title>TexMaths</svg:title>
          <svg:desc>22§display§= \frac{1}{3} \log \left[\ 2t + \sqrt{(2t)^2 - ( \sqrt{3} )^2} \ \right] \left( \frac{1}{ \sqrt{2} } \right) \ + \ c§svg§600§FALSE§</svg:desc>
          <draw:polygon draw:style-name="gr2" draw:text-style-name="P6" draw:layer="layout" svg:width="15.099cm" svg:height="1.779cm" svg:x="6.341cm" svg:y="10.364cm" svg:viewBox="0 0 15100 1780" draw:points="7551,1780 0,1780 0,0 15100,0 15100,1780">
            <text:p/>
          </draw:polygon>
          <draw:path draw:style-name="gr3" draw:text-style-name="P7" draw:layer="layout" svg:width="0.515cm" svg:height="0.182cm" svg:x="6.346cm" svg:y="11.1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81cm" svg:y="10.40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1cm" svg:y="11.237cm" svg:viewBox="0 0 389 33" draw:points="194,33 0,33 0,0 389,0 389,33">
            <text:p/>
          </draw:polygon>
          <draw:path draw:style-name="gr3" draw:text-style-name="P7" draw:layer="layout" svg:width="0.321cm" svg:height="0.532cm" svg:x="7.244cm" svg:y="11.46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73cm" svg:height="0.538cm" svg:x="7.846cm" svg:y="10.90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055cm" svg:y="11.09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443cm" svg:y="11.09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9.141cm" svg:y="10.325cm" svg:viewBox="0 0 206 1857" draw:points="0,1857 206,1857 206,1815 42,1815 42,42 206,42 206,0 0,0">
            <text:p/>
          </draw:polygon>
          <draw:path draw:style-name="gr3" draw:text-style-name="P7" draw:layer="layout" svg:width="0.309cm" svg:height="0.516cm" svg:x="9.652cm" svg:y="10.93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38cm" svg:height="0.494cm" svg:x="10.018cm" svg:y="10.962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  <draw:path draw:style-name="gr3" draw:text-style-name="P7" draw:layer="layout" svg:width="0.515cm" svg:height="0.516cm" svg:x="10.495cm" svg:y="10.9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705cm" svg:height="1.393cm" svg:x="11.31cm" svg:y="10.404cm" svg:viewBox="0 0 706 1394" svg:d="M275 1278l-168-581-107 127 12 10 53-61 178 621c26 0 26 0 33-19l426-1343c4-13 4-16 4-16 0-9-7-16-16-16-12 0-14 11-18 19z">
            <text:p/>
          </draw:path>
          <draw:polygon draw:style-name="gr3" draw:text-style-name="P7" draw:layer="layout" svg:width="4.54cm" svg:height="0.032cm" svg:x="11.998cm" svg:y="10.404cm" svg:viewBox="0 0 4541 33" draw:points="2270,33 0,33 0,0 4541,0 4541,33">
            <text:p/>
          </draw:polygon>
          <draw:path draw:style-name="gr3" draw:text-style-name="P7" draw:layer="layout" svg:width="0.18cm" svg:height="0.773cm" svg:x="12.074cm" svg:y="10.86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2.336cm" svg:y="10.93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238cm" svg:height="0.494cm" svg:x="12.702cm" svg:y="10.962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18cm" svg:height="0.773cm" svg:x="13.008cm" svg:y="10.86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3.299cm" svg:y="10.86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3.848cm" svg:y="11.237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4.633cm" svg:y="10.86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604cm" svg:height="0.773cm" svg:x="14.914cm" svg:y="10.739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5.502cm" svg:y="10.739cm" svg:viewBox="0 0 389 33" draw:points="194,33 0,33 0,0 389,0 389,33">
            <text:p/>
          </draw:polygon>
          <draw:path draw:style-name="gr3" draw:text-style-name="P7" draw:layer="layout" svg:width="0.321cm" svg:height="0.532cm" svg:x="15.534cm" svg:y="10.931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3cm" svg:x="15.932cm" svg:y="10.86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6.222cm" svg:y="10.86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16.805cm" svg:y="10.325cm" svg:viewBox="0 0 206 1857" draw:points="162,1815 0,1815 0,1857 206,1857 206,0 0,0 0,42 162,42">
            <text:p/>
          </draw:polygon>
          <draw:path draw:style-name="gr3" draw:text-style-name="P7" draw:layer="layout" svg:width="0.381cm" svg:height="1.856cm" svg:x="17.491cm" svg:y="10.325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8.383cm" svg:y="10.40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17.993cm" svg:y="11.237cm" svg:viewBox="0 0 1033 33" draw:points="516,33 0,33 0,0 1033,0 1033,33">
            <text:p/>
          </draw:polygon>
          <draw:path draw:style-name="gr3" draw:text-style-name="P7" draw:layer="layout" svg:width="0.604cm" svg:height="0.773cm" svg:x="18.049cm" svg:y="11.392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8.637cm" svg:y="11.392cm" svg:viewBox="0 0 389 33" draw:points="194,33 0,33 0,0 389,0 389,33">
            <text:p/>
          </draw:polygon>
          <draw:path draw:style-name="gr3" draw:text-style-name="P7" draw:layer="layout" svg:width="0.309cm" svg:height="0.516cm" svg:x="18.675cm" svg:y="11.54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19.144cm" svg:y="10.325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20.157cm" svg:y="10.9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1.178cm" svg:y="11.105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435" draw:id="id435">
          <svg:title>TexMaths</svg:title>
          <svg:desc>22§display§= \frac{1}{3 \sqrt{2}} \log \left[\ 2 x^3 + \sqrt{ 2x^6 + 5 } }\  \right]  \ + \ c§svg§600§FALSE§</svg:desc>
          <draw:polygon draw:style-name="gr2" draw:text-style-name="P6" draw:layer="layout" svg:width="12.038cm" svg:height="1.68cm" svg:x="6.343cm" svg:y="12.863cm" svg:viewBox="0 0 12039 1681" draw:points="6019,1681 0,1681 0,0 12039,0 12039,1681">
            <text:p/>
          </draw:polygon>
          <draw:path draw:style-name="gr3" draw:text-style-name="P7" draw:layer="layout" svg:width="0.515cm" svg:height="0.182cm" svg:x="6.348cm" svg:y="13.57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797cm" svg:y="12.82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417cm" svg:height="0.032cm" svg:x="7.212cm" svg:y="13.653cm" svg:viewBox="0 0 1418 33" draw:points="709,33 0,33 0,0 1418,0 1418,33">
            <text:p/>
          </draw:polygon>
          <draw:path draw:style-name="gr3" draw:text-style-name="P7" draw:layer="layout" svg:width="0.321cm" svg:height="0.532cm" svg:x="7.246cm" svg:y="13.96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604cm" svg:height="0.773cm" svg:x="7.656cm" svg:y="13.808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8.244cm" svg:y="13.808cm" svg:viewBox="0 0 389 33" draw:points="194,33 0,33 0,0 389,0 389,33">
            <text:p/>
          </draw:polygon>
          <draw:path draw:style-name="gr3" draw:text-style-name="P7" draw:layer="layout" svg:width="0.309cm" svg:height="0.516cm" svg:x="8.282cm" svg:y="13.96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8-5 8-57 8-72 8z">
            <text:p/>
          </draw:path>
          <draw:path draw:style-name="gr3" draw:text-style-name="P7" draw:layer="layout" svg:width="0.173cm" svg:height="0.537cm" svg:x="8.877cm" svg:y="13.326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9.088cm" svg:y="13.51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4cm" svg:height="0.511cm" svg:x="9.476cm" svg:y="13.512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7" draw:layer="layout" svg:width="0.177cm" svg:height="1.391cm" svg:x="10.155cm" svg:y="12.974cm" svg:viewBox="0 0 178 1392" draw:points="0,1392 178,1392 178,1357 37,1357 37,37 178,37 178,0 0,0">
            <text:p/>
          </draw:polygon>
          <draw:path draw:style-name="gr3" draw:text-style-name="P7" draw:layer="layout" svg:width="0.309cm" svg:height="0.516cm" svg:x="10.641cm" svg:y="13.34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386cm" svg:height="0.351cm" svg:x="11.012cm" svg:y="13.5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249cm" svg:height="0.37cm" svg:x="11.461cm" svg:y="13.183cm" svg:viewBox="0 0 250 371" svg:d="M120 179c42 0 72 30 72 88 0 67-39 87-71 87-21 0-70-6-93-37 27-2 32-20 32-30 0-18-12-30-30-30-14 0-30 9-30 30 0 53 56 84 123 84 76 0 127-49 127-104 0-42-34-84-93-98 56-19 77-62 77-93 0-44-49-76-111-76-60 0-105 30-105 72 0 20 10 30 28 30 16 0 26-12 26-28s-10-26-26-28c19-25 56-30 75-30 25 0 60 12 60 60 0 23-7 47-23 63-17 21-31 23-59 25-15 0-15 0-18 1 0 0-5 0-5 7s5 7 14 7z">
            <text:p/>
          </draw:path>
          <draw:path draw:style-name="gr3" draw:text-style-name="P7" draw:layer="layout" svg:width="0.515cm" svg:height="0.516cm" svg:x="11.992cm" svg:y="13.41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705cm" svg:height="0.928cm" svg:x="12.809cm" svg:y="13.072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2.507cm" svg:height="0.032cm" svg:x="13.497cm" svg:y="13.072cm" svg:viewBox="0 0 2508 33" draw:points="1255,33 0,33 0,0 2508,0 2508,33">
            <text:p/>
          </draw:polygon>
          <draw:path draw:style-name="gr3" draw:text-style-name="P7" draw:layer="layout" svg:width="0.309cm" svg:height="0.516cm" svg:x="13.534cm" svg:y="13.34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386cm" svg:height="0.351cm" svg:x="13.905cm" svg:y="13.5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249cm" svg:height="0.37cm" svg:x="14.354cm" svg:y="13.28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515cm" svg:height="0.516cm" svg:x="14.887cm" svg:y="13.41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15.654cm" svg:y="13.347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19 38-37 0-19-14-39-38-39-13 0-39 5-39 42 0 67 53 141 141 141 90 0 169-74 169-172z">
            <text:p/>
          </draw:path>
          <draw:polygon draw:style-name="gr3" draw:text-style-name="P7" draw:layer="layout" svg:width="0.177cm" svg:height="1.391cm" svg:x="16.274cm" svg:y="12.974cm" svg:viewBox="0 0 178 1392" draw:points="141,1357 0,1357 0,1392 178,1392 178,0 0,0 0,37 141,37">
            <text:p/>
          </draw:polygon>
          <draw:path draw:style-name="gr3" draw:text-style-name="P7" draw:layer="layout" svg:width="0.515cm" svg:height="0.516cm" svg:x="17.099cm" svg:y="13.41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8.118cm" svg:y="13.521cm" svg:viewBox="0 0 303 352" svg:d="M276 48c-12 0-23 0-35 12-12 10-14 24-14 30 0 17 14 26 30 26 23 0 44-17 44-49 0-39-37-67-93-67-104 0-208 111-208 220 0 70 46 132 127 132 111 0 176-83 176-92 0-5-6-10-9-10-5 0-5 2-11 9-61 75-146 75-156 75-48 0-69-37-69-84 0-32 16-107 42-155 23-44 67-77 109-77 27 0 57 8 67 30z">
            <text:p/>
          </draw:path>
        </draw:g>
        <draw:g xml:id="id434" draw:id="id434">
          <svg:title>TexMaths</svg:title>
          <svg:desc>24§display§\text {I}§svg§600§FALSE§</svg:desc>
          <draw:polygon draw:style-name="gr2" draw:text-style-name="P6" draw:layer="layout" svg:width="0.197cm" svg:height="0.493cm" svg:x="5.447cm" svg:y="13.447cm" svg:viewBox="0 0 198 494" draw:points="100,494 0,494 0,0 198,0 198,494">
            <text:p/>
          </draw:polygon>
          <draw:path draw:style-name="gr3" draw:text-style-name="P7" draw:layer="layout" svg:width="0.258cm" svg:height="0.577cm" svg:x="5.428cm" svg:y="13.4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33" draw:id="id433">
          <svg:title>TexMaths</svg:title>
          <svg:desc>24§display§\therefore§svg§600§FALSE§</svg:desc>
          <draw:polygon draw:style-name="gr2" draw:text-style-name="P6" draw:layer="layout" svg:width="0.453cm" svg:height="0.371cm" svg:x="4.043cm" svg:y="13.548cm" svg:viewBox="0 0 454 372" draw:points="227,372 0,372 0,0 454,0 454,372">
            <text:p/>
          </draw:polygon>
          <draw:path draw:style-name="gr3" draw:text-style-name="P7" draw:layer="layout" svg:width="0.513cm" svg:height="0.455cm" svg:x="4.026cm" svg:y="13.5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421" draw:id="id421">
          <svg:title>TexMaths</svg:title>
          <svg:desc>24§display§\therefore§svg§600§FALSE§</svg:desc>
          <draw:polygon draw:style-name="gr2" draw:text-style-name="P6" draw:layer="layout" svg:width="0.453cm" svg:height="0.371cm" svg:x="4.043cm" svg:y="1.548cm" svg:viewBox="0 0 454 372" draw:points="227,372 0,372 0,0 454,0 454,372">
            <text:p/>
          </draw:polygon>
          <draw:path draw:style-name="gr3" draw:text-style-name="P7" draw:layer="layout" svg:width="0.513cm" svg:height="0.455cm" svg:x="4.026cm" svg:y="1.5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21" smil:attributeName="visibility" smil:to="visible"/>
                  <anim:animate smil:dur="0.5s" smil:fill="hold" smil:targetElement="id421" smil:attributeName="x" smil:values="x;x" smil:keyTimes="0;1"/>
                  <anim:animate smil:dur="0.5s" smil:fill="hold" smil:targetElement="id42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2" smil:attributeName="visibility" smil:to="visible"/>
                  <anim:animate smil:dur="0.5s" smil:fill="hold" smil:targetElement="id422" smil:attributeName="x" smil:values="x;x" smil:keyTimes="0;1"/>
                  <anim:animate smil:dur="0.5s" smil:fill="hold" smil:targetElement="id422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3" smil:attributeName="visibility" smil:to="visible"/>
                  <anim:animate smil:dur="0.5s" smil:fill="hold" smil:targetElement="id423" smil:attributeName="x" smil:values="x;x" smil:keyTimes="0;1"/>
                  <anim:animate smil:dur="0.5s" smil:fill="hold" smil:targetElement="id4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24" smil:attributeName="visibility" smil:to="visible"/>
                  <anim:animate smil:dur="0.5s" smil:fill="hold" smil:targetElement="id424" smil:attributeName="width" smil:values="width*0.05;width" smil:keyTimes="0;1"/>
                  <anim:animate smil:dur="0.5s" smil:fill="hold" smil:targetElement="id424" smil:attributeName="height" smil:values="height;height" smil:keyTimes="0;1"/>
                  <anim:animate smil:dur="0.5s" smil:fill="hold" smil:targetElement="id424" smil:attributeName="x" smil:values="x-.2;x" smil:keyTimes="0;1"/>
                  <anim:animate smil:dur="0.5s" smil:fill="hold" smil:targetElement="id424" smil:attributeName="y" smil:values="y;y" smil:keyTimes="0;1"/>
                  <anim:transitionFilter smil:dur="0.5s" smil:targetElement="id42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25" smil:attributeName="visibility" smil:to="visible"/>
                  <anim:animate smil:dur="0.5s" smil:fill="hold" smil:targetElement="id425" smil:attributeName="width" smil:values="width*0.05;width" smil:keyTimes="0;1"/>
                  <anim:animate smil:dur="0.5s" smil:fill="hold" smil:targetElement="id425" smil:attributeName="height" smil:values="height;height" smil:keyTimes="0;1"/>
                  <anim:animate smil:dur="0.5s" smil:fill="hold" smil:targetElement="id425" smil:attributeName="x" smil:values="x-.2;x" smil:keyTimes="0;1"/>
                  <anim:animate smil:dur="0.5s" smil:fill="hold" smil:targetElement="id425" smil:attributeName="y" smil:values="y;y" smil:keyTimes="0;1"/>
                  <anim:transitionFilter smil:dur="0.5s" smil:targetElement="id42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26" smil:attributeName="visibility" smil:to="visible"/>
                  <anim:animate smil:dur="0.5s" smil:fill="hold" smil:targetElement="id426" smil:attributeName="width" smil:values="width*0.05;width" smil:keyTimes="0;1"/>
                  <anim:animate smil:dur="0.5s" smil:fill="hold" smil:targetElement="id426" smil:attributeName="height" smil:values="height;height" smil:keyTimes="0;1"/>
                  <anim:animate smil:dur="0.5s" smil:fill="hold" smil:targetElement="id426" smil:attributeName="x" smil:values="x-.2;x" smil:keyTimes="0;1"/>
                  <anim:animate smil:dur="0.5s" smil:fill="hold" smil:targetElement="id426" smil:attributeName="y" smil:values="y;y" smil:keyTimes="0;1"/>
                  <anim:transitionFilter smil:dur="0.5s" smil:targetElement="id426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7" smil:attributeName="visibility" smil:to="visible"/>
                  <anim:animate smil:dur="0.5s" smil:fill="hold" smil:targetElement="id427" smil:attributeName="x" smil:values="x;x" smil:keyTimes="0;1"/>
                  <anim:animate smil:dur="0.5s" smil:fill="hold" smil:targetElement="id4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8" smil:attributeName="visibility" smil:to="visible"/>
                  <anim:animate smil:dur="0.5s" smil:fill="hold" smil:targetElement="id428" smil:attributeName="x" smil:values="x;x" smil:keyTimes="0;1"/>
                  <anim:animate smil:dur="0.5s" smil:fill="hold" smil:targetElement="id4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29" smil:attributeName="visibility" smil:to="visible"/>
                  <anim:animate smil:dur="0.5s" smil:fill="hold" smil:targetElement="id429" smil:attributeName="width" smil:values="width*0.05;width" smil:keyTimes="0;1"/>
                  <anim:animate smil:dur="0.5s" smil:fill="hold" smil:targetElement="id429" smil:attributeName="height" smil:values="height;height" smil:keyTimes="0;1"/>
                  <anim:animate smil:dur="0.5s" smil:fill="hold" smil:targetElement="id429" smil:attributeName="x" smil:values="x-.2;x" smil:keyTimes="0;1"/>
                  <anim:animate smil:dur="0.5s" smil:fill="hold" smil:targetElement="id429" smil:attributeName="y" smil:values="y;y" smil:keyTimes="0;1"/>
                  <anim:transitionFilter smil:dur="0.5s" smil:targetElement="id4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0" smil:attributeName="visibility" smil:to="visible"/>
                  <anim:animate smil:dur="0.5s" smil:fill="hold" smil:targetElement="id430" smil:attributeName="x" smil:values="x;x" smil:keyTimes="0;1"/>
                  <anim:animate smil:dur="0.5s" smil:fill="hold" smil:targetElement="id4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1" smil:attributeName="visibility" smil:to="visible"/>
                  <anim:animate smil:dur="0.5s" smil:fill="hold" smil:targetElement="id431" smil:attributeName="x" smil:values="x;x" smil:keyTimes="0;1"/>
                  <anim:animate smil:dur="0.5s" smil:fill="hold" smil:targetElement="id4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2" smil:attributeName="visibility" smil:to="visible"/>
                  <anim:animate smil:dur="0.5s" smil:fill="hold" smil:targetElement="id432" smil:attributeName="x" smil:values="x;x" smil:keyTimes="0;1"/>
                  <anim:animate smil:dur="0.5s" smil:fill="hold" smil:targetElement="id4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3" smil:attributeName="visibility" smil:to="visible"/>
                  <anim:animate smil:dur="0.5s" smil:fill="hold" smil:targetElement="id433" smil:attributeName="x" smil:values="x;x" smil:keyTimes="0;1"/>
                  <anim:animate smil:dur="0.5s" smil:fill="hold" smil:targetElement="id43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34" smil:attributeName="visibility" smil:to="visible"/>
                  <anim:animate smil:dur="0.5s" smil:fill="hold" smil:targetElement="id434" smil:attributeName="x" smil:values="x;x" smil:keyTimes="0;1"/>
                  <anim:animate smil:dur="0.5s" smil:fill="hold" smil:targetElement="id4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5" smil:attributeName="visibility" smil:to="visible"/>
                  <anim:animate smil:dur="0.5s" smil:fill="hold" smil:targetElement="id435" smil:attributeName="x" smil:values="x;x" smil:keyTimes="0;1"/>
                  <anim:animate smil:dur="0.5s" smil:fill="hold" smil:targetElement="id43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9">
        <draw:frame presentation:style-name="pr11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438" draw:id="id438">
          <svg:title>TexMaths</svg:title>
          <svg:desc>24§display§\text {I}§svg§600§FALSE§</svg:desc>
          <draw:polygon draw:style-name="gr2" draw:text-style-name="P6" draw:layer="layout" svg:width="0.197cm" svg:height="0.493cm" svg:x="5.644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39" draw:id="id439">
          <svg:title>TexMaths</svg:title>
          <svg:desc>22§display§= \int \frac{ \cos x}{ \sqrt{ ( \sin x - 3 )( \sin x + 7 ) } }\ dx§svg§600§FALSE§</svg:desc>
          <draw:polygon draw:style-name="gr2" draw:text-style-name="P6" draw:layer="layout" svg:width="10.575cm" svg:height="1.849cm" svg:x="6.333cm" svg:y="0.656cm" svg:viewBox="0 0 10576 1850" draw:points="5287,1850 0,1850 0,0 10576,0 10576,1850">
            <text:p/>
          </draw:polygon>
          <draw:path draw:style-name="gr3" draw:text-style-name="P7" draw:layer="layout" svg:width="0.515cm" svg:height="0.182cm" svg:x="6.338cm" svg:y="1.3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3cm" svg:y="0.617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95cm" svg:height="0.356cm" svg:x="11.168cm" svg:y="0.8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1.508cm" svg:y="0.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1.898cm" svg:y="0.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2.33cm" svg:y="0.80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7.68cm" svg:height="0.032cm" svg:x="8.105cm" svg:y="1.46cm" svg:viewBox="0 0 7681 33" draw:points="3840,33 0,33 0,0 7681,0 7681,33">
            <text:p/>
          </draw:polygon>
          <draw:path draw:style-name="gr3" draw:text-style-name="P7" draw:layer="layout" svg:width="0.705cm" svg:height="0.928cm" svg:x="8.19cm" svg:y="1.615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6.907cm" svg:height="0.032cm" svg:x="8.878cm" svg:y="1.615cm" svg:viewBox="0 0 6908 33" draw:points="3455,33 0,33 0,0 6908,0 6908,33">
            <text:p/>
          </draw:polygon>
          <draw:path draw:style-name="gr3" draw:text-style-name="P7" draw:layer="layout" svg:width="0.18cm" svg:height="0.773cm" svg:x="8.956cm" svg:y="1.72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4cm" svg:height="0.356cm" svg:x="9.205cm" svg:y="1.96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9.51cm" svg:y="1.79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9.725cm" svg:y="1.96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0.281cm" svg:y="1.9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0.936cm" svg:y="2.09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677cm" svg:y="1.79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2.076cm" svg:y="1.72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18cm" svg:height="0.773cm" svg:x="12.409cm" svg:y="1.72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4cm" svg:height="0.356cm" svg:x="12.659cm" svg:y="1.96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2.963cm" svg:y="1.79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3.178cm" svg:y="1.96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3.734cm" svg:y="1.9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4.368cm" svg:y="1.85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32cm" svg:height="0.541cm" svg:x="15.14cm" svg:y="1.784cm" svg:viewBox="0 0 333 542" svg:d="M327 53c6-11 6-13 6-28h-189c-95 0-96-11-98-25h-20l-26 160h19c2-12 9-61 20-70 5-6 67-6 75-6h162c-8 13-70 97-88 124-68 103-95 211-95 290 0 9 0 44 35 44 37 0 37-35 37-44v-39c0-42 2-86 9-126 2-18 13-85 48-134z">
            <text:p/>
          </draw:path>
          <draw:path draw:style-name="gr3" draw:text-style-name="P7" draw:layer="layout" svg:width="0.18cm" svg:height="0.773cm" svg:x="15.529cm" svg:y="1.72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369cm" svg:height="0.546cm" svg:x="16.167cm" svg:y="1.13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6.561cm" svg:y="1.3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</draw:g>
        <draw:g xml:id="id436" draw:id="id436">
          <svg:title>TexMaths</svg:title>
          <svg:desc>26§display§(5)§svg§600§FALSE§</svg:desc>
          <draw:polygon draw:style-name="gr2" draw:text-style-name="P6" draw:layer="layout" svg:width="0.986cm" svg:height="0.823cm" svg:x="2.119cm" svg:y="1.153cm" svg:viewBox="0 0 987 824" draw:points="494,824 0,824 0,0 987,0 987,824">
            <text:p/>
          </draw:polygon>
          <draw:path draw:style-name="gr3" draw:text-style-name="P7" draw:layer="layout" svg:width="0.213cm" svg:height="0.914cm" svg:x="2.163cm" svg:y="1.107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66cm" svg:height="0.629cm" svg:x="2.475cm" svg:y="1.184cm" svg:viewBox="0 0 367 630" svg:d="M367 426c0-108-75-201-175-201-44 0-84 14-117 47v-178c19 6 50 12 79 12 113 0 177-83 177-96 0-6-2-10-8-10-2 0-4 0-9 2-18 8-62 27-124 27-38 0-80-6-123-25-7-4-9-4-11-4-8 0-8 8-8 23v270c0 17 0 25 12 25 7 0 9-2 11-8 10-15 46-65 119-65 47 0 70 42 79 59 14 35 16 70 16 116 0 31 0 87-23 125-20 35-56 60-97 60-67 0-119-48-136-102 2 0 6 0 17 0 29 0 46-23 46-43 0-23-17-46-46-46-15 0-46 6-46 50 0 77 62 166 167 166 106 0 200-87 200-204z">
            <text:p/>
          </draw:path>
          <draw:path draw:style-name="gr3" draw:text-style-name="P7" draw:layer="layout" svg:width="0.213cm" svg:height="0.914cm" svg:x="2.94cm" svg:y="1.107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437" draw:id="id437">
          <svg:title>TexMaths</svg:title>
          <svg:desc>24§display§\text {Let,}§svg§600§FALSE§</svg:desc>
          <draw:polygon draw:style-name="gr2" draw:text-style-name="P6" draw:layer="layout" svg:width="1.318cm" svg:height="0.655cm" svg:x="3.739cm" svg:y="1.248cm" svg:viewBox="0 0 1319 656" draw:points="659,656 0,656 0,0 1319,0 1319,656">
            <text:p/>
          </draw:polygon>
          <draw:path draw:style-name="gr3" draw:text-style-name="P7" draw:layer="layout" svg:width="0.464cm" svg:height="0.577cm" svg:x="3.724cm" svg:y="1.2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8cm" svg:y="1.4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5cm" svg:y="1.2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9cm" svg:y="1.6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440" draw:id="id440">
          <svg:title>TexMaths</svg:title>
          <svg:desc>22§display§\text {Put, } \sin x = t, \ \text {Diff } w.\ r.\ t.\ x.\  \cos x \ dx = dt §svg§600§FALSE§</svg:desc>
          <draw:polygon draw:style-name="gr2" draw:text-style-name="P6" draw:layer="layout" svg:width="14.765cm" svg:height="0.617cm" svg:x="3.643cm" svg:y="3.146cm" svg:viewBox="0 0 14766 618" draw:points="7383,618 0,618 0,0 14766,0 14766,618">
            <text:p/>
          </draw:polygon>
          <draw:path draw:style-name="gr3" draw:text-style-name="P7" draw:layer="layout" svg:width="0.457cm" svg:height="0.529cm" svg:x="3.631cm" svg:y="3.125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4.155cm" svg:y="3.311cm" svg:viewBox="0 0 391 352" svg:d="M278 282v70l113-9v-25c-55 0-60-5-60-42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44cm" svg:height="0.485cm" svg:x="4.574cm" svg:y="3.177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091cm" svg:height="0.231cm" svg:x="4.928cm" svg:y="3.57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254cm" svg:height="0.356cm" svg:x="5.488cm" svg:y="3.30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5.792cm" svg:y="3.13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6.007cm" svg:y="3.31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6.563cm" svg:y="3.3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182cm" svg:x="7.241cm" svg:y="3.3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3cm" svg:x="8.031cm" svg:y="3.169cm" svg:viewBox="0 0 239 494" svg:d="M143 176h73c15 0 23 0 23-16 0-9-8-9-23-9h-66c26-111 31-125 31-130 0-14-10-21-23-21-1 0-24 0-31 28l-30 123h-74c-16 0-23 0-23 14 0 11 7 11 21 11h69c-55 220-58 232-58 246 0 43 30 72 70 72 81 0 125-114 125-119 0-7-7-7-11-7-5 0-7 1-10 10-34 81-76 99-102 99-16 0-23-11-23-35 0-20 0-25 3-37z">
            <text:p/>
          </draw:path>
          <draw:path draw:style-name="gr3" draw:text-style-name="P7" draw:layer="layout" svg:width="0.091cm" svg:height="0.231cm" svg:x="8.358cm" svg:y="3.57cm" svg:viewBox="0 0 92 232" svg:d="M92 81c0-51-20-81-50-81-26 0-42 19-42 40 0 22 16 43 42 43 9 0 20-4 27-11 3-2 3-2 5-2 0 0 2 0 2 11 0 58-28 106-55 130-9 9-9 11-9 12 0 7 4 9 9 9 9 0 71-60 71-151z">
            <text:p/>
          </draw:path>
          <draw:path draw:style-name="gr3" draw:text-style-name="P7" draw:layer="layout" svg:width="0.52cm" svg:height="0.529cm" svg:x="8.921cm" svg:y="3.125cm" svg:viewBox="0 0 521 530" svg:d="M0 0v25h19c60 0 60 8 60 35v410c0 28 0 35-60 35h-19v25h283c131 0 238-115 238-261 0-148-104-269-238-269zM185 505c-37 0-39-5-39-30v-420c0-25 2-30 39-30h77c48 0 102 15 141 72 33 46 41 112 41 172 0 86-15 132-43 171-16 21-60 65-139 65z">
            <text:p/>
          </draw:path>
          <draw:path draw:style-name="gr3" draw:text-style-name="P7" draw:layer="layout" svg:width="0.166cm" svg:height="0.518cm" svg:x="9.509cm" svg:y="3.13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465cm" svg:height="0.546cm" svg:x="9.72cm" svg:y="3.107cm" svg:viewBox="0 0 466 547" svg:d="M327 236h88v-23h-91v-90c0-70 39-105 72-105 4 0 14 0 26 5-8 3-22 12-22 32 0 17 12 33 33 33s33-16 33-33c0-29-26-55-70-55-46 0-81 30-84 33-23-29-66-33-87-33-74 0-163 40-163 125v88h-62v23h62v251c0 36-9 36-62 36v24c26-2 67-3 86-3 20 0 58 1 86 3v-24c-51 0-59 0-59-36v-251h163v251c0 36-8 36-61 36v24c30-2 67-3 88-3 31 0 68 0 98 3v-24h-16c-56 0-58-9-58-37zM111 213v-88c0-76 63-107 113-107 38 0 59 14 61 14v1c-14 0-28 11-28 32 0 5 0 25 21 32-2 10-2 17-2 26v90z">
            <text:p/>
          </draw:path>
          <draw:path draw:style-name="gr3" draw:text-style-name="P7" draw:layer="layout" svg:width="0.513cm" svg:height="0.351cm" svg:x="10.43cm" svg:y="3.311cm" svg:viewBox="0 0 514 352" svg:d="M336 79c4-16 12-46 12-49 0-14-12-21-22-21-11 0-23 5-30 21-2 5-39 155-44 174-6 23-7 37-7 51 0 9 0 11 1 14-17 42-42 65-72 65-61 0-61-56-61-70 0-25 3-55 40-151 9-23 12-34 12-50 0-35-24-63-63-63-74 0-102 113-102 120s7 7 9 7c9 0 9 0 12-14 21-73 51-95 79-95 7 0 20 0 20 24 0 20-9 42-14 55-34 91-44 128-44 156 0 73 52 99 110 99 13 0 50 0 81-55 20 50 74 55 97 55 58 0 92-49 113-95 26-62 51-166 51-202 0-43-21-55-35-55-20 0-39 19-39 37 0 11 5 16 12 21 9 9 28 28 28 67 0 26-22 102-42 141-21 42-47 68-86 68-37 0-56-23-56-67 0-21 5-45 7-56z">
            <text:p/>
          </draw:path>
          <draw:path draw:style-name="gr3" draw:text-style-name="P7" draw:layer="layout" svg:width="0.083cm" svg:height="0.083cm" svg:x="11.049cm" svg:y="3.57cm" svg:viewBox="0 0 84 84" svg:d="M84 42c0-23-19-42-42-42s-42 19-42 42 19 42 42 42 42-19 42-42z">
            <text:p/>
          </draw:path>
          <draw:path draw:style-name="gr3" draw:text-style-name="P7" draw:layer="layout" svg:width="0.316cm" svg:height="0.351cm" svg:x="11.477cm" svg:y="3.311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3cm" svg:x="11.848cm" svg:y="3.57cm" svg:viewBox="0 0 84 84" svg:d="M84 42c0-23-19-42-42-42s-42 19-42 42 19 42 42 42 42-19 42-42z">
            <text:p/>
          </draw:path>
          <draw:path draw:style-name="gr3" draw:text-style-name="P7" draw:layer="layout" svg:width="0.238cm" svg:height="0.493cm" svg:x="12.272cm" svg:y="3.169cm" svg:viewBox="0 0 239 494" svg:d="M143 176h73c15 0 23 0 23-16 0-9-8-9-23-9h-66c26-111 31-125 31-130 0-14-10-21-23-21-3 0-24 0-31 28l-30 123h-74c-16 0-23 0-23 14 0 11 7 11 21 11h69c-57 220-58 232-58 246 0 43 30 72 70 72 81 0 125-114 125-119 0-7-7-7-11-7-5 0-7 1-10 10-34 81-76 99-102 99-16 0-23-11-23-35 0-20 0-25 3-37z">
            <text:p/>
          </draw:path>
          <draw:path draw:style-name="gr3" draw:text-style-name="P7" draw:layer="layout" svg:width="0.083cm" svg:height="0.083cm" svg:x="12.6cm" svg:y="3.57cm" svg:viewBox="0 0 84 84" svg:d="M84 42c0-23-19-42-42-42s-42 19-42 42 19 42 42 42 42-19 42-42z">
            <text:p/>
          </draw:path>
          <draw:path draw:style-name="gr3" draw:text-style-name="P7" draw:layer="layout" svg:width="0.386cm" svg:height="0.351cm" svg:x="13.029cm" svg:y="3.3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083cm" svg:height="0.083cm" svg:x="13.515cm" svg:y="3.57cm" svg:viewBox="0 0 84 84" svg:d="M84 42c0-23-19-42-42-42s-42 19-42 42 19 42 42 42 42-19 42-42z">
            <text:p/>
          </draw:path>
          <draw:path draw:style-name="gr3" draw:text-style-name="P7" draw:layer="layout" svg:width="0.295cm" svg:height="0.356cm" svg:x="14.076cm" svg:y="3.306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4.416cm" svg:y="3.30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4.805cm" svg:y="3.30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5.236cm" svg:y="3.3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369cm" svg:height="0.546cm" svg:x="15.944cm" svg:y="3.11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7" draw:layer="layout" svg:width="0.386cm" svg:height="0.351cm" svg:x="16.338cm" svg:y="3.3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182cm" svg:x="17.015cm" svg:y="3.3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17.82cm" svg:y="3.11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7" draw:layer="layout" svg:width="0.238cm" svg:height="0.493cm" svg:x="18.209cm" svg:y="3.169cm" svg:viewBox="0 0 239 494" svg:d="M143 176h73c15 0 23 0 23-16 0-9-8-9-23-9h-68c28-111 33-125 33-130 0-14-10-21-23-21-3 0-24 0-31 28l-30 123h-74c-16 0-23 0-23 14 0 11 7 11 21 11h69c-57 220-58 232-58 246 0 43 30 72 70 72 81 0 125-114 125-119 0-7-7-7-11-7-5 0-7 1-10 10-34 81-76 99-102 99-16 0-23-11-23-35 0-20 0-25 3-37z">
            <text:p/>
          </draw:path>
        </draw:g>
        <draw:g xml:id="id450" draw:id="id450">
          <svg:title>TexMaths</svg:title>
          <svg:desc>24§display§\text {I}§svg§600§FALSE§</svg:desc>
          <draw:polygon draw:style-name="gr2" draw:text-style-name="P6" draw:layer="layout" svg:width="0.197cm" svg:height="0.493cm" svg:x="5.446cm" svg:y="14.348cm" svg:viewBox="0 0 198 494" draw:points="100,494 0,494 0,0 198,0 198,494">
            <text:p/>
          </draw:polygon>
          <draw:path draw:style-name="gr3" draw:text-style-name="P7" draw:layer="layout" svg:width="0.258cm" svg:height="0.577cm" svg:x="5.427cm" svg:y="14.3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41" draw:id="id441">
          <svg:title>TexMaths</svg:title>
          <svg:desc>24§display§\text {I}§svg§600§FALSE§</svg:desc>
          <draw:polygon draw:style-name="gr2" draw:text-style-name="P6" draw:layer="layout" svg:width="0.197cm" svg:height="0.493cm" svg:x="5.645cm" svg:y="4.749cm" svg:viewBox="0 0 198 494" draw:points="100,494 0,494 0,0 198,0 198,494">
            <text:p/>
          </draw:polygon>
          <draw:path draw:style-name="gr3" draw:text-style-name="P7" draw:layer="layout" svg:width="0.258cm" svg:height="0.577cm" svg:x="5.626cm" svg:y="4.7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42" draw:id="id442">
          <svg:title>TexMaths</svg:title>
          <svg:desc>22§display§= \int \frac{1}{ \sqrt{ ( t - 3 )( t + 7 ) } }\ dt§svg§600§FALSE§</svg:desc>
          <draw:polygon draw:style-name="gr2" draw:text-style-name="P6" draw:layer="layout" svg:width="7.939cm" svg:height="1.849cm" svg:x="6.335cm" svg:y="4.158cm" svg:viewBox="0 0 7940 1850" draw:points="3970,1850 0,1850 0,0 7940,0 7940,1850">
            <text:p/>
          </draw:polygon>
          <draw:path draw:style-name="gr3" draw:text-style-name="P7" draw:layer="layout" svg:width="0.515cm" svg:height="0.182cm" svg:x="6.34cm" svg:y="4.8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5cm" svg:y="4.119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0.581cm" svg:y="4.13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5.197cm" svg:height="0.032cm" svg:x="8.107cm" svg:y="4.962cm" svg:viewBox="0 0 5198 33" draw:points="2599,33 0,33 0,0 5198,0 5198,33">
            <text:p/>
          </draw:polygon>
          <draw:path draw:style-name="gr3" draw:text-style-name="P7" draw:layer="layout" svg:width="0.705cm" svg:height="0.928cm" svg:x="8.192cm" svg:y="5.117cm" svg:viewBox="0 0 706 929" svg:d="M243 929c24 0 24 0 33-16l424-883c6-11 6-12 6-14 0-9-7-16-16-16-11 0-14 7-18 16l-399 832-166-383-107 82 12 13 55-43z">
            <text:p/>
          </draw:path>
          <draw:polygon draw:style-name="gr3" draw:text-style-name="P7" draw:layer="layout" svg:width="4.425cm" svg:height="0.032cm" svg:x="8.88cm" svg:y="5.117cm" svg:viewBox="0 0 4426 33" draw:points="2212,33 0,33 0,0 4426,0 4426,33">
            <text:p/>
          </draw:polygon>
          <draw:path draw:style-name="gr3" draw:text-style-name="P7" draw:layer="layout" svg:width="0.18cm" svg:height="0.773cm" svg:x="8.957cm" svg:y="5.22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38cm" svg:height="0.494cm" svg:x="9.198cm" svg:y="5.324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472cm" svg:height="0.032cm" svg:x="9.696cm" svg:y="5.60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437cm" svg:y="5.295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0.835cm" svg:y="5.22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18cm" svg:height="0.773cm" svg:x="11.169cm" svg:y="5.22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38cm" svg:height="0.494cm" svg:x="11.41cm" svg:y="5.324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11.887cm" svg:y="5.35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32cm" svg:height="0.541cm" svg:x="12.66cm" svg:y="5.286cm" svg:viewBox="0 0 333 542" svg:d="M327 53c6-11 6-13 6-28h-189c-95 0-96-11-98-25h-20l-26 160h19c2-12 9-61 20-70 5-6 67-6 75-6h162c-9 13-70 97-88 124-68 103-95 211-95 290 0 9 0 44 35 44 37 0 37-35 37-44v-39c0-42 2-86 9-126 2-18 13-85 48-134z">
            <text:p/>
          </draw:path>
          <draw:path draw:style-name="gr3" draw:text-style-name="P7" draw:layer="layout" svg:width="0.18cm" svg:height="0.773cm" svg:x="13.047cm" svg:y="5.22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369cm" svg:height="0.546cm" svg:x="13.686cm" svg:y="4.635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7" draw:layer="layout" svg:width="0.238cm" svg:height="0.494cm" svg:x="14.075cm" svg:y="4.687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444" draw:id="id444">
          <svg:title>TexMaths</svg:title>
          <svg:desc>22§display§= \int \frac{1}{ \sqrt{ t^2 + 4t - 21 } }\ dt§svg§600§FALSE§</svg:desc>
          <draw:polygon draw:style-name="gr2" draw:text-style-name="P6" draw:layer="layout" svg:width="7.341cm" svg:height="1.695cm" svg:x="6.337cm" svg:y="6.36cm" svg:viewBox="0 0 7342 1696" draw:points="3671,1696 0,1696 0,0 7342,0 7342,1696">
            <text:p/>
          </draw:polygon>
          <draw:path draw:style-name="gr3" draw:text-style-name="P7" draw:layer="layout" svg:width="0.515cm" svg:height="0.182cm" svg:x="6.342cm" svg:y="7.0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7cm" svg:y="6.321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0.284cm" svg:y="6.33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599cm" svg:height="0.032cm" svg:x="8.109cm" svg:y="7.164cm" svg:viewBox="0 0 4600 33" draw:points="2300,33 0,33 0,0 4600,0 4600,33">
            <text:p/>
          </draw:polygon>
          <draw:path draw:style-name="gr3" draw:text-style-name="P7" draw:layer="layout" svg:width="0.604cm" svg:height="0.774cm" svg:x="8.166cm" svg:y="7.319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3.955cm" svg:height="0.032cm" svg:x="8.753cm" svg:y="7.319cm" svg:viewBox="0 0 3956 33" draw:points="1978,33 0,33 0,0 3956,0 3956,33">
            <text:p/>
          </draw:polygon>
          <draw:path draw:style-name="gr3" draw:text-style-name="P7" draw:layer="layout" svg:width="0.238cm" svg:height="0.494cm" svg:x="8.771cm" svg:y="7.511cm" svg:viewBox="0 0 239 495" svg:d="M143 176h73c15 0 23 0 23-16 0-9-8-9-23-9h-66c26-111 31-125 31-130 0-14-10-21-23-21-1 0-24 0-31 28l-30 123h-74c-16 0-23 0-23 15 0 10 7 10 21 10h69c-55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9.067cm" svg:y="7.41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595cm" svg:y="7.54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0.346cm" svg:y="7.471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38cm" svg:height="0.494cm" svg:x="10.73cm" svg:y="7.511cm" svg:viewBox="0 0 239 495" svg:d="M143 176h73c15 0 23 0 23-16 0-9-8-9-23-9h-66c26-111 31-125 31-130 0-14-10-21-23-21-1 0-24 0-31 28l-30 123h-74c-16 0-23 0-23 15 0 10 7 10 21 10h69c-55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472cm" svg:height="0.032cm" svg:x="11.226cm" svg:y="7.78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1.974cm" svg:y="7.4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256cm" svg:height="0.517cm" svg:x="12.391cm" svg:y="7.4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69cm" svg:height="0.547cm" svg:x="13.09cm" svg:y="6.837cm" svg:viewBox="0 0 370 548" svg:d="M370 9c0-2 0-9-11-9s-84 7-99 9c-5 0-10 3-10 14 0 10 7 10 19 10 37 0 39 6 39 13l-4 16-45 183c-14-28-37-50-72-50-90 0-187 115-187 228 0 74 42 125 104 125 16 0 54-4 100-59 7 32 34 59 71 59 28 0 45-18 58-44 12-27 22-74 22-76 0-9-7-9-8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7" draw:layer="layout" svg:width="0.238cm" svg:height="0.494cm" svg:x="13.479cm" svg:y="6.89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</draw:g>
        <draw:g xml:id="id443" draw:id="id443">
          <svg:title>TexMaths</svg:title>
          <svg:desc>22§display§= \int \frac{1}{ \sqrt{ t^2 + 7t - 3t - 21 } }\ dt§svg§600§FALSE§</svg:desc>
          <draw:polygon draw:style-name="gr2" draw:text-style-name="P6" draw:layer="layout" svg:width="8.953cm" svg:height="1.695cm" svg:x="14.737cm" svg:y="4.16cm" svg:viewBox="0 0 8954 1696" draw:points="4478,1696 0,1696 0,0 8954,0 8954,1696">
            <text:p/>
          </draw:polygon>
          <draw:path draw:style-name="gr3" draw:text-style-name="P7" draw:layer="layout" svg:width="0.515cm" svg:height="0.182cm" svg:x="14.742cm" svg:y="4.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5.557cm" svg:y="4.121cm" svg:viewBox="0 0 688 1720" svg:d="M37 1685c25 0 39-18 39-37 0-26-20-39-37-39-20 0-39 13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9.491cm" svg:y="4.13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212cm" svg:height="0.032cm" svg:x="16.509cm" svg:y="4.964cm" svg:viewBox="0 0 6213 33" draw:points="3107,33 0,33 0,0 6213,0 6213,33">
            <text:p/>
          </draw:polygon>
          <draw:path draw:style-name="gr3" draw:text-style-name="P7" draw:layer="layout" svg:width="0.604cm" svg:height="0.774cm" svg:x="16.566cm" svg:y="5.119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5.568cm" svg:height="0.032cm" svg:x="17.154cm" svg:y="5.119cm" svg:viewBox="0 0 5569 33" draw:points="2784,33 0,33 0,0 5569,0 5569,33">
            <text:p/>
          </draw:polygon>
          <draw:path draw:style-name="gr3" draw:text-style-name="P7" draw:layer="layout" svg:width="0.238cm" svg:height="0.494cm" svg:x="17.171cm" svg:y="5.311cm" svg:viewBox="0 0 239 495" svg:d="M143 176h73c15 0 23 0 23-16 0-9-8-9-23-9h-66c26-111 31-125 31-130 0-14-10-21-23-21-1 0-24 0-31 28l-30 123h-74c-16 0-23 0-23 15 0 10 7 10 21 10h69c-55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17.467cm" svg:y="5.21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7.995cm" svg:y="5.34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32cm" svg:height="0.541cm" svg:x="18.768cm" svg:y="5.272cm" svg:viewBox="0 0 333 542" svg:d="M326 53c7-11 7-13 7-28h-189c-95 0-96-11-98-25h-20l-26 160h19c2-12 9-61 20-70 5-5 67-5 75-5h162c-8 12-70 96-88 123-68 104-95 211-95 290 0 9 0 44 35 44 37 0 37-35 37-44v-38c0-43 2-87 7-127 4-18 15-85 50-134z">
            <text:p/>
          </draw:path>
          <draw:path draw:style-name="gr3" draw:text-style-name="P7" draw:layer="layout" svg:width="0.238cm" svg:height="0.494cm" svg:x="19.13cm" svg:y="5.311cm" svg:viewBox="0 0 239 495" svg:d="M143 176h73c15 0 23 0 23-16 0-9-8-9-23-9h-66c26-111 31-125 31-130 0-14-10-21-23-21-1 0-24 0-31 28l-30 123h-74c-16 0-23 0-23 15 0 10 7 10 21 10h69c-55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472cm" svg:height="0.032cm" svg:x="19.626cm" svg:y="5.58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0.369cm" svg:y="5.28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38cm" svg:height="0.494cm" svg:x="20.741cm" svg:y="5.311cm" svg:viewBox="0 0 239 495" svg:d="M143 176h73c15 0 23 0 23-16 0-9-8-9-23-9h-68c28-111 33-125 33-130 0-14-10-21-23-21-3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472cm" svg:height="0.032cm" svg:x="21.237cm" svg:y="5.58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21.985cm" svg:y="5.2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256cm" svg:height="0.517cm" svg:x="22.402cm" svg:y="5.2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69cm" svg:height="0.547cm" svg:x="23.101cm" svg:y="4.637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238cm" svg:height="0.494cm" svg:x="23.492cm" svg:y="4.69cm" svg:viewBox="0 0 239 495" svg:d="M143 176h73c15 0 23 0 23-16 0-9-8-9-23-9h-66c26-111 31-125 31-130 0-14-10-21-23-21-1 0-24 0-31 28l-30 123h-74c-16 0-23 0-23 15 0 10 7 10 21 10h69c-55 220-58 232-58 247 0 42 30 72 70 72 81 0 125-115 125-120 0-7-7-7-11-7-5 0-7 2-10 11-34 81-76 98-102 98-16 0-23-10-23-35 0-19 0-25 3-37z">
            <text:p/>
          </draw:path>
        </draw:g>
        <draw:g xml:id="id445" draw:id="id445">
          <svg:title>TexMaths</svg:title>
          <svg:desc>22§display§= \int \frac{1}{ \sqrt{ t^2 + 2(t)(2) + 4 - 21 - 4 } }\ dt§svg§600§FALSE§</svg:desc>
          <draw:polygon draw:style-name="gr2" draw:text-style-name="P6" draw:layer="layout" svg:width="11.723cm" svg:height="1.849cm" svg:x="14.639cm" svg:y="6.362cm" svg:viewBox="0 0 11724 1850" draw:points="5862,1850 0,1850 0,0 11724,0 11724,1850">
            <text:p/>
          </draw:polygon>
          <draw:path draw:style-name="gr3" draw:text-style-name="P7" draw:layer="layout" svg:width="0.515cm" svg:height="0.182cm" svg:x="14.644cm" svg:y="7.0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5.459cm" svg:y="6.323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20.777cm" svg:y="6.33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8.981cm" svg:height="0.032cm" svg:x="16.411cm" svg:y="7.166cm" svg:viewBox="0 0 8982 33" draw:points="4491,33 0,33 0,0 8982,0 8982,33">
            <text:p/>
          </draw:polygon>
          <draw:path draw:style-name="gr3" draw:text-style-name="P7" draw:layer="layout" svg:width="0.705cm" svg:height="0.928cm" svg:x="16.496cm" svg:y="7.321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8.209cm" svg:height="0.032cm" svg:x="17.184cm" svg:y="7.321cm" svg:viewBox="0 0 8210 33" draw:points="4104,33 0,33 0,0 8210,0 8210,33">
            <text:p/>
          </draw:polygon>
          <draw:path draw:style-name="gr3" draw:text-style-name="P7" draw:layer="layout" svg:width="0.238cm" svg:height="0.494cm" svg:x="17.201cm" svg:y="7.528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7.497cm" svg:y="7.4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8.025cm" svg:y="7.56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8.794cm" svg:y="7.49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18cm" svg:height="0.773cm" svg:x="19.218cm" svg:y="7.43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38cm" svg:height="0.494cm" svg:x="19.461cm" svg:y="7.528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18cm" svg:height="0.773cm" svg:x="19.766cm" svg:y="7.433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18cm" svg:height="0.773cm" svg:x="20.098cm" svg:y="7.43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20.362cm" svg:y="7.49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18cm" svg:height="0.773cm" svg:x="20.755cm" svg:y="7.433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515cm" svg:height="0.516cm" svg:x="21.226cm" svg:y="7.56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3cm" svg:x="21.978cm" svg:y="7.49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472cm" svg:height="0.032cm" svg:x="22.578cm" svg:y="7.80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23.326cm" svg:y="7.49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256cm" svg:height="0.516cm" svg:x="23.743cm" svg:y="7.49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24.295cm" svg:y="7.805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25.026cm" svg:y="7.49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369cm" svg:height="0.546cm" svg:x="25.774cm" svg:y="6.839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238cm" svg:height="0.494cm" svg:x="26.163cm" svg:y="6.891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446" draw:id="id446">
          <svg:title>TexMaths</svg:title>
          <svg:desc>22§display§= \int \frac{1}{ \sqrt{ ( t + 2 )^2 - (5)^2 } }\ dt§svg§600§FALSE§</svg:desc>
          <draw:polygon draw:style-name="gr2" draw:text-style-name="P6" draw:layer="layout" svg:width="8.354cm" svg:height="1.849cm" svg:x="6.339cm" svg:y="8.561cm" svg:viewBox="0 0 8355 1850" draw:points="4178,1850 0,1850 0,0 8355,0 8355,1850">
            <text:p/>
          </draw:polygon>
          <draw:path draw:style-name="gr3" draw:text-style-name="P7" draw:layer="layout" svg:width="0.515cm" svg:height="0.182cm" svg:x="6.344cm" svg:y="9.2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9cm" svg:y="8.522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0.793cm" svg:y="8.53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613cm" svg:height="0.032cm" svg:x="8.111cm" svg:y="9.365cm" svg:viewBox="0 0 5614 33" draw:points="2807,33 0,33 0,0 5614,0 5614,33">
            <text:p/>
          </draw:polygon>
          <draw:path draw:style-name="gr3" draw:text-style-name="P7" draw:layer="layout" svg:width="0.705cm" svg:height="0.928cm" svg:x="8.196cm" svg:y="9.52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839cm" svg:height="0.032cm" svg:x="8.884cm" svg:y="9.52cm" svg:viewBox="0 0 4840 33" draw:points="2420,33 0,33 0,0 4840,0 4840,33">
            <text:p/>
          </draw:polygon>
          <draw:path draw:style-name="gr3" draw:text-style-name="P7" draw:layer="layout" svg:width="0.18cm" svg:height="0.773cm" svg:x="8.961cm" svg:y="9.63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38cm" svg:height="0.494cm" svg:x="9.202cm" svg:y="9.727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9.679cm" svg:y="9.76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0.449cm" svg:y="9.69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18cm" svg:height="0.773cm" svg:x="10.839cm" svg:y="9.63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1.131cm" svg:y="9.62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679cm" svg:y="10.004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2.465cm" svg:y="9.63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32cm" svg:x="12.728cm" svg:y="9.698cm" svg:viewBox="0 0 310 533" svg:d="M310 361c0-92-64-171-148-171-37 0-70 12-99 41v-152c16 5 43 11 67 11 95 0 150-71 150-81 0-5-2-9-7-9-2 0-4 0-7 2-16 7-53 23-106 23-32 0-67-6-104-21-5-4-7-4-8-4-8 0-8 7-8 19v229c0 14 0 21 11 21 5 0 7-2 9-7 9-12 39-54 100-54 41 0 62 35 67 49 12 30 14 60 14 98 0 27 0 74-19 106-18 30-48 51-83 51-56 0-100-40-114-86 1 0 5 0 14 0 24 0 38-19 38-37 0-19-14-39-38-39-13 0-39 5-39 42 0 67 55 141 141 141 90 0 169-74 169-172z">
            <text:p/>
          </draw:path>
          <draw:path draw:style-name="gr3" draw:text-style-name="P7" draw:layer="layout" svg:width="0.18cm" svg:height="0.773cm" svg:x="13.12cm" svg:y="9.63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3.411cm" svg:y="9.62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4.104cm" svg:y="9.038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4.495cm" svg:y="9.09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447" draw:id="id447">
          <svg:title>TexMaths</svg:title>
          <svg:desc>22§display§= \log \left[\ (t + 2) + \sqrt{ ( t + 2 )^2 - (5)^2 } \ \right]  \ + \ c§svg§600§FALSE§</svg:desc>
          <draw:polygon draw:style-name="gr2" draw:text-style-name="P6" draw:layer="layout" svg:width="13.675cm" svg:height="1.315cm" svg:x="6.341cm" svg:y="10.766cm" svg:viewBox="0 0 13676 1316" draw:points="6837,1316 0,1316 0,0 13676,0 13676,1316">
            <text:p/>
          </draw:polygon>
          <draw:path draw:style-name="gr3" draw:text-style-name="P7" draw:layer="layout" svg:width="0.515cm" svg:height="0.182cm" svg:x="6.346cm" svg:y="11.33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7.144cm" svg:y="11.07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7.355cm" svg:y="11.269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5cm" svg:height="0.511cm" svg:x="7.742cm" svg:y="11.266cm" svg:viewBox="0 0 356 512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8.421cm" svg:y="10.727cm" svg:viewBox="0 0 178 1393" draw:points="0,1393 178,1393 178,1358 37,1358 37,37 178,37 178,0 0,0">
            <text:p/>
          </draw:polygon>
          <draw:path draw:style-name="gr3" draw:text-style-name="P7" draw:layer="layout" svg:width="0.18cm" svg:height="0.774cm" svg:x="8.946cm" svg:y="11.037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238cm" svg:height="0.494cm" svg:x="9.187cm" svg:y="11.132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9.664cm" svg:y="11.16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0.433cm" svg:y="11.10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18cm" svg:height="0.774cm" svg:x="10.823cm" svg:y="11.037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515cm" svg:height="0.517cm" svg:x="11.297cm" svg:y="11.16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2.112cm" svg:y="10.887cm" svg:viewBox="0 0 706 930" svg:d="M243 930c25 0 25 0 33-16l424-884c6-11 6-12 6-14 0-9-7-16-16-16-11 0-12 7-18 16l-399 833-166-384-107 83 12 12 55-42z">
            <text:p/>
          </draw:path>
          <draw:polygon draw:style-name="gr3" draw:text-style-name="P7" draw:layer="layout" svg:width="4.839cm" svg:height="0.032cm" svg:x="12.8cm" svg:y="10.887cm" svg:viewBox="0 0 4840 33" draw:points="2420,33 0,33 0,0 4840,0 4840,33">
            <text:p/>
          </draw:polygon>
          <draw:path draw:style-name="gr3" draw:text-style-name="P7" draw:layer="layout" svg:width="0.18cm" svg:height="0.774cm" svg:x="12.876cm" svg:y="11.037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238cm" svg:height="0.494cm" svg:x="13.118cm" svg:y="11.132cm" svg:viewBox="0 0 239 495" svg:d="M143 176h73c15 0 23 0 23-16 0-9-8-9-23-9h-68c28-110 33-125 33-130 0-14-10-21-23-21-3 0-24 0-31 28l-30 123h-74c-16 0-23 0-23 15 0 10 7 10 21 10h69c-57 220-58 233-58 247 0 42 30 72 70 72 81 0 125-115 125-120 0-7-7-7-11-7-7 0-7 2-10 11-34 81-76 98-102 98-16 0-23-10-23-35 0-19 0-25 3-37z">
            <text:p/>
          </draw:path>
          <draw:path draw:style-name="gr3" draw:text-style-name="P7" draw:layer="layout" svg:width="0.515cm" svg:height="0.517cm" svg:x="13.594cm" svg:y="11.16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4.363cm" svg:y="11.10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18cm" svg:height="0.774cm" svg:x="14.755cm" svg:y="11.037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24cm" svg:height="0.36cm" svg:x="15.046cm" svg:y="11.033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5.595cm" svg:y="11.40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16.38cm" svg:y="11.037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09cm" svg:height="0.533cm" svg:x="16.642cm" svg:y="11.102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1 141 141 90 0 169-74 169-173z">
            <text:p/>
          </draw:path>
          <draw:path draw:style-name="gr3" draw:text-style-name="P7" draw:layer="layout" svg:width="0.18cm" svg:height="0.774cm" svg:x="17.034cm" svg:y="11.037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24cm" svg:height="0.36cm" svg:x="17.325cm" svg:y="11.033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17.909cm" svg:y="10.727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18.734cm" svg:y="11.16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9.753cm" svg:y="11.275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448" draw:id="id448">
          <svg:title>TexMaths</svg:title>
          <svg:desc>22§display§= \log \left[\ (t + 2) + \sqrt{ t^2 + 4t - 21 } \ \right]  \ + \ c§svg§600§FALSE§</svg:desc>
          <draw:polygon draw:style-name="gr2" draw:text-style-name="P6" draw:layer="layout" svg:width="12.792cm" svg:height="1.315cm" svg:x="6.342cm" svg:y="12.368cm" svg:viewBox="0 0 12793 1316" draw:points="6396,1316 0,1316 0,0 12793,0 12793,1316">
            <text:p/>
          </draw:polygon>
          <draw:path draw:style-name="gr3" draw:text-style-name="P7" draw:layer="layout" svg:width="0.515cm" svg:height="0.182cm" svg:x="6.347cm" svg:y="12.93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7.145cm" svg:y="12.68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7.356cm" svg:y="12.871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5cm" svg:height="0.511cm" svg:x="7.743cm" svg:y="12.868cm" svg:viewBox="0 0 356 512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8.422cm" svg:y="12.329cm" svg:viewBox="0 0 178 1393" draw:points="0,1393 178,1393 178,1358 37,1358 37,37 178,37 178,0 0,0">
            <text:p/>
          </draw:polygon>
          <draw:path draw:style-name="gr3" draw:text-style-name="P7" draw:layer="layout" svg:width="0.18cm" svg:height="0.774cm" svg:x="8.947cm" svg:y="12.639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238cm" svg:height="0.494cm" svg:x="9.188cm" svg:y="12.734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9.665cm" svg:y="12.76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0.434cm" svg:y="12.704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18cm" svg:height="0.774cm" svg:x="10.825cm" svg:y="12.639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515cm" svg:height="0.517cm" svg:x="11.298cm" svg:y="12.76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2.113cm" svg:y="12.428cm" svg:viewBox="0 0 706 930" svg:d="M243 930c25 0 25 0 33-16l425-884c5-11 5-12 5-14 0-9-7-16-16-16-11 0-12 7-18 16l-399 833-166-384-107 83 12 12 55-42z">
            <text:p/>
          </draw:path>
          <draw:polygon draw:style-name="gr3" draw:text-style-name="P7" draw:layer="layout" svg:width="3.956cm" svg:height="0.032cm" svg:x="12.802cm" svg:y="12.428cm" svg:viewBox="0 0 3957 33" draw:points="1978,33 0,33 0,0 3957,0 3957,33">
            <text:p/>
          </draw:polygon>
          <draw:path draw:style-name="gr3" draw:text-style-name="P7" draw:layer="layout" svg:width="0.238cm" svg:height="0.494cm" svg:x="12.819cm" svg:y="12.734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13.115cm" svg:y="12.63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3.643cm" svg:y="12.76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4.395cm" svg:y="12.695cm" svg:viewBox="0 0 345 525" svg:d="M208 398v67c0 28-2 37-60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38cm" svg:height="0.494cm" svg:x="14.776cm" svg:y="12.734cm" svg:viewBox="0 0 239 495" svg:d="M143 176h73c15 0 23 0 23-16 0-9-8-9-23-9h-66c26-110 31-125 31-130 0-14-10-21-23-21-1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472cm" svg:height="0.032cm" svg:x="15.275cm" svg:y="13.01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6.021cm" svg:y="12.704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256cm" svg:height="0.517cm" svg:x="16.438cm" svg:y="12.70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177cm" svg:height="1.392cm" svg:x="17.028cm" svg:y="12.329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17.851cm" svg:y="12.76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8.872cm" svg:y="12.877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451" draw:id="id451">
          <svg:title>TexMaths</svg:title>
          <svg:desc>22§display§= \log \left[\ (\sin x + 2) + \sqrt{ \sin^2 x + 4 \sin x - 21 } \ \right]  \ + \ c§svg§600§FALSE§</svg:desc>
          <draw:polygon draw:style-name="gr2" draw:text-style-name="P6" draw:layer="layout" svg:width="16.643cm" svg:height="1.315cm" svg:x="6.342cm" svg:y="13.969cm" svg:viewBox="0 0 16644 1316" draw:points="8321,1316 0,1316 0,0 16644,0 16644,1316">
            <text:p/>
          </draw:polygon>
          <draw:path draw:style-name="gr3" draw:text-style-name="P7" draw:layer="layout" svg:width="0.515cm" svg:height="0.182cm" svg:x="6.347cm" svg:y="14.53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7.145cm" svg:y="14.28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7.356cm" svg:y="14.472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5cm" svg:height="0.511cm" svg:x="7.743cm" svg:y="14.469cm" svg:viewBox="0 0 356 512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8.422cm" svg:y="13.93cm" svg:viewBox="0 0 178 1393" draw:points="0,1393 178,1393 178,1358 37,1358 37,37 178,37 178,0 0,0">
            <text:p/>
          </draw:polygon>
          <draw:path draw:style-name="gr3" draw:text-style-name="P7" draw:layer="layout" svg:width="0.18cm" svg:height="0.774cm" svg:x="8.947cm" svg:y="14.24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254cm" svg:height="0.356cm" svg:x="9.197cm" svg:y="14.47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9.501cm" svg:y="14.302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9.716cm" svg:y="14.47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0.272cm" svg:y="14.478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515cm" svg:height="0.517cm" svg:x="10.906cm" svg:y="14.36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1.675cm" svg:y="14.30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18cm" svg:height="0.774cm" svg:x="12.067cm" svg:y="14.24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515cm" svg:height="0.517cm" svg:x="12.539cm" svg:y="14.36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3.354cm" svg:y="13.978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6.567cm" svg:height="0.032cm" svg:x="14.042cm" svg:y="13.978cm" svg:viewBox="0 0 6568 33" draw:points="3284,33 0,33 0,0 6568,0 6568,33">
            <text:p/>
          </draw:polygon>
          <draw:path draw:style-name="gr3" draw:text-style-name="P7" draw:layer="layout" svg:width="0.254cm" svg:height="0.356cm" svg:x="14.067cm" svg:y="14.47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14.371cm" svg:y="14.302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4.586cm" svg:y="14.47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15.024cm" svg:y="14.134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5.489cm" svg:y="14.478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515cm" svg:height="0.517cm" svg:x="16.124cm" svg:y="14.36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6.876cm" svg:y="14.296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54cm" svg:height="0.356cm" svg:x="17.395cm" svg:y="14.47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17.699cm" svg:y="14.302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7.914cm" svg:y="14.47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8.47cm" svg:y="14.478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472cm" svg:height="0.032cm" svg:x="19.125cm" svg:y="14.61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9.873cm" svg:y="14.30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256cm" svg:height="0.517cm" svg:x="20.29cm" svg:y="14.30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177cm" svg:height="1.392cm" svg:x="20.88cm" svg:y="13.93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21.703cm" svg:y="14.36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2.722cm" svg:y="14.478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449" draw:id="id449">
          <svg:title>TexMaths</svg:title>
          <svg:desc>24§display§\therefore§svg§600§FALSE§</svg:desc>
          <draw:polygon draw:style-name="gr2" draw:text-style-name="P6" draw:layer="layout" svg:width="0.453cm" svg:height="0.371cm" svg:x="4.043cm" svg:y="14.448cm" svg:viewBox="0 0 454 372" draw:points="227,372 0,372 0,0 454,0 454,372">
            <text:p/>
          </draw:polygon>
          <draw:path draw:style-name="gr3" draw:text-style-name="P7" draw:layer="layout" svg:width="0.513cm" svg:height="0.455cm" svg:x="4.026cm" svg:y="14.4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436" smil:attributeName="visibility" smil:to="visible"/>
                  <anim:animate smil:dur="0.5s" smil:fill="hold" smil:targetElement="id436" smil:attributeName="width" smil:values="width*0.05;width" smil:keyTimes="0;1"/>
                  <anim:animate smil:dur="0.5s" smil:fill="hold" smil:targetElement="id436" smil:attributeName="height" smil:values="height;height" smil:keyTimes="0;1"/>
                  <anim:animate smil:dur="0.5s" smil:fill="hold" smil:targetElement="id436" smil:attributeName="x" smil:values="x-.2;x" smil:keyTimes="0;1"/>
                  <anim:animate smil:dur="0.5s" smil:fill="hold" smil:targetElement="id436" smil:attributeName="y" smil:values="y;y" smil:keyTimes="0;1"/>
                  <anim:transitionFilter smil:dur="0.5s" smil:targetElement="id43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37" smil:attributeName="visibility" smil:to="visible"/>
                  <anim:animate smil:dur="0.5s" smil:fill="hold" smil:targetElement="id437" smil:attributeName="width" smil:values="width*0.05;width" smil:keyTimes="0;1"/>
                  <anim:animate smil:dur="0.5s" smil:fill="hold" smil:targetElement="id437" smil:attributeName="height" smil:values="height;height" smil:keyTimes="0;1"/>
                  <anim:animate smil:dur="0.5s" smil:fill="hold" smil:targetElement="id437" smil:attributeName="x" smil:values="x-.2;x" smil:keyTimes="0;1"/>
                  <anim:animate smil:dur="0.5s" smil:fill="hold" smil:targetElement="id437" smil:attributeName="y" smil:values="y;y" smil:keyTimes="0;1"/>
                  <anim:transitionFilter smil:dur="0.5s" smil:targetElement="id43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38" smil:attributeName="visibility" smil:to="visible"/>
                  <anim:animate smil:dur="0.5s" smil:fill="hold" smil:targetElement="id438" smil:attributeName="width" smil:values="width*0.05;width" smil:keyTimes="0;1"/>
                  <anim:animate smil:dur="0.5s" smil:fill="hold" smil:targetElement="id438" smil:attributeName="height" smil:values="height;height" smil:keyTimes="0;1"/>
                  <anim:animate smil:dur="0.5s" smil:fill="hold" smil:targetElement="id438" smil:attributeName="x" smil:values="x-.2;x" smil:keyTimes="0;1"/>
                  <anim:animate smil:dur="0.5s" smil:fill="hold" smil:targetElement="id438" smil:attributeName="y" smil:values="y;y" smil:keyTimes="0;1"/>
                  <anim:transitionFilter smil:dur="0.5s" smil:targetElement="id438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39" smil:attributeName="visibility" smil:to="visible"/>
                  <anim:animate smil:dur="0.5s" smil:fill="hold" smil:targetElement="id439" smil:attributeName="x" smil:values="x;x" smil:keyTimes="0;1"/>
                  <anim:animate smil:dur="0.5s" smil:fill="hold" smil:targetElement="id4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40" smil:attributeName="visibility" smil:to="visible"/>
                  <anim:animate smil:dur="0.5s" smil:fill="hold" smil:targetElement="id440" smil:attributeName="width" smil:values="width*0.05;width" smil:keyTimes="0;1"/>
                  <anim:animate smil:dur="0.5s" smil:fill="hold" smil:targetElement="id440" smil:attributeName="height" smil:values="height;height" smil:keyTimes="0;1"/>
                  <anim:animate smil:dur="0.5s" smil:fill="hold" smil:targetElement="id440" smil:attributeName="x" smil:values="x-.2;x" smil:keyTimes="0;1"/>
                  <anim:animate smil:dur="0.5s" smil:fill="hold" smil:targetElement="id440" smil:attributeName="y" smil:values="y;y" smil:keyTimes="0;1"/>
                  <anim:transitionFilter smil:dur="0.5s" smil:targetElement="id4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1" smil:attributeName="visibility" smil:to="visible"/>
                  <anim:animate smil:dur="0.5s" smil:fill="hold" smil:targetElement="id441" smil:attributeName="x" smil:values="x;x" smil:keyTimes="0;1"/>
                  <anim:animate smil:dur="0.5s" smil:fill="hold" smil:targetElement="id4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2" smil:attributeName="visibility" smil:to="visible"/>
                  <anim:animate smil:dur="0.5s" smil:fill="hold" smil:targetElement="id442" smil:attributeName="x" smil:values="x;x" smil:keyTimes="0;1"/>
                  <anim:animate smil:dur="0.5s" smil:fill="hold" smil:targetElement="id4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3" smil:attributeName="visibility" smil:to="visible"/>
                  <anim:animate smil:dur="0.5s" smil:fill="hold" smil:targetElement="id443" smil:attributeName="x" smil:values="x;x" smil:keyTimes="0;1"/>
                  <anim:animate smil:dur="0.5s" smil:fill="hold" smil:targetElement="id4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4" smil:attributeName="visibility" smil:to="visible"/>
                  <anim:animate smil:dur="0.5s" smil:fill="hold" smil:targetElement="id444" smil:attributeName="x" smil:values="x;x" smil:keyTimes="0;1"/>
                  <anim:animate smil:dur="0.5s" smil:fill="hold" smil:targetElement="id4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5" smil:attributeName="visibility" smil:to="visible"/>
                  <anim:animate smil:dur="0.5s" smil:fill="hold" smil:targetElement="id445" smil:attributeName="x" smil:values="x;x" smil:keyTimes="0;1"/>
                  <anim:animate smil:dur="0.5s" smil:fill="hold" smil:targetElement="id4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6" smil:attributeName="visibility" smil:to="visible"/>
                  <anim:animate smil:dur="0.5s" smil:fill="hold" smil:targetElement="id446" smil:attributeName="x" smil:values="x;x" smil:keyTimes="0;1"/>
                  <anim:animate smil:dur="0.5s" smil:fill="hold" smil:targetElement="id4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7" smil:attributeName="visibility" smil:to="visible"/>
                  <anim:animate smil:dur="0.5s" smil:fill="hold" smil:targetElement="id447" smil:attributeName="x" smil:values="x;x" smil:keyTimes="0;1"/>
                  <anim:animate smil:dur="0.5s" smil:fill="hold" smil:targetElement="id4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8" smil:attributeName="visibility" smil:to="visible"/>
                  <anim:animate smil:dur="0.5s" smil:fill="hold" smil:targetElement="id448" smil:attributeName="x" smil:values="x;x" smil:keyTimes="0;1"/>
                  <anim:animate smil:dur="0.5s" smil:fill="hold" smil:targetElement="id4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9" smil:attributeName="visibility" smil:to="visible"/>
                  <anim:animate smil:dur="0.5s" smil:fill="hold" smil:targetElement="id449" smil:attributeName="x" smil:values="x;x" smil:keyTimes="0;1"/>
                  <anim:animate smil:dur="0.5s" smil:fill="hold" smil:targetElement="id44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50" smil:attributeName="visibility" smil:to="visible"/>
                  <anim:animate smil:dur="0.5s" smil:fill="hold" smil:targetElement="id450" smil:attributeName="x" smil:values="x;x" smil:keyTimes="0;1"/>
                  <anim:animate smil:dur="0.5s" smil:fill="hold" smil:targetElement="id4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51" smil:attributeName="visibility" smil:to="visible"/>
                  <anim:animate smil:dur="0.5s" smil:fill="hold" smil:targetElement="id451" smil:attributeName="x" smil:values="x;x" smil:keyTimes="0;1"/>
                  <anim:animate smil:dur="0.5s" smil:fill="hold" smil:targetElement="id45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9">
        <draw:frame presentation:style-name="pr11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464" draw:id="id464">
          <svg:title>TexMaths</svg:title>
          <svg:desc>24§display§\text {I}§svg§600§FALSE§</svg:desc>
          <draw:polygon draw:style-name="gr2" draw:text-style-name="P6" draw:layer="layout" svg:width="0.197cm" svg:height="0.493cm" svg:x="5.447cm" svg:y="13.447cm" svg:viewBox="0 0 198 494" draw:points="100,494 0,494 0,0 198,0 198,494">
            <text:p/>
          </draw:polygon>
          <draw:path draw:style-name="gr3" draw:text-style-name="P7" draw:layer="layout" svg:width="0.258cm" svg:height="0.577cm" svg:x="5.428cm" svg:y="13.4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63" draw:id="id463">
          <svg:title>TexMaths</svg:title>
          <svg:desc>24§display§\therefore§svg§600§FALSE§</svg:desc>
          <draw:polygon draw:style-name="gr2" draw:text-style-name="P6" draw:layer="layout" svg:width="0.453cm" svg:height="0.371cm" svg:x="4.043cm" svg:y="13.548cm" svg:viewBox="0 0 454 372" draw:points="227,372 0,372 0,0 454,0 454,372">
            <text:p/>
          </draw:polygon>
          <draw:path draw:style-name="gr3" draw:text-style-name="P7" draw:layer="layout" svg:width="0.513cm" svg:height="0.455cm" svg:x="4.026cm" svg:y="13.5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452" draw:id="id452">
          <svg:title>TexMaths</svg:title>
          <svg:desc>26§display§(6)§svg§600§FALSE§</svg:desc>
          <draw:polygon draw:style-name="gr2" draw:text-style-name="P6" draw:layer="layout" svg:width="0.986cm" svg:height="0.823cm" svg:x="2.119cm" svg:y="1.156cm" svg:viewBox="0 0 987 824" draw:points="494,824 0,824 0,0 987,0 987,824">
            <text:p/>
          </draw:polygon>
          <draw:path draw:style-name="gr3" draw:text-style-name="P7" draw:layer="layout" svg:width="0.213cm" svg:height="0.914cm" svg:x="2.163cm" svg:y="1.11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8cm" svg:height="0.629cm" svg:x="2.467cm" svg:y="1.187cm" svg:viewBox="0 0 381 630" svg:d="M83 310v-23c0-231 115-264 161-264 23 0 60 6 81 37-15 0-50 0-50 40 0 29 21 43 42 43 14 0 41-8 41-43 0-56-39-100-116-100-117 0-242 119-242 320 0 246 106 310 192 310 102 0 189-85 189-206 0-116-81-206-183-206-63 0-96 48-115 92zM192 605c-59 0-86-56-90-68-17-44-17-117-17-134 0-70 30-164 113-164 14 0 56 0 85 58 17 34 17 81 17 125s0 90-17 123c-27 56-71 60-91 60z">
            <text:p/>
          </draw:path>
          <draw:path draw:style-name="gr3" draw:text-style-name="P7" draw:layer="layout" svg:width="0.213cm" svg:height="0.914cm" svg:x="2.94cm" svg:y="1.1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453" draw:id="id453">
          <svg:title>TexMaths</svg:title>
          <svg:desc>24§display§\text {Let,}§svg§600§FALSE§</svg:desc>
          <draw:polygon draw:style-name="gr2" draw:text-style-name="P6" draw:layer="layout" svg:width="1.318cm" svg:height="0.655cm" svg:x="3.739cm" svg:y="1.248cm" svg:viewBox="0 0 1319 656" draw:points="659,656 0,656 0,0 1319,0 1319,656">
            <text:p/>
          </draw:polygon>
          <draw:path draw:style-name="gr3" draw:text-style-name="P7" draw:layer="layout" svg:width="0.464cm" svg:height="0.577cm" svg:x="3.724cm" svg:y="1.2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8cm" svg:y="1.4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5cm" svg:y="1.2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9cm" svg:y="1.6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454" draw:id="id454">
          <svg:title>TexMaths</svg:title>
          <svg:desc>24§display§\text {I}§svg§600§FALSE§</svg:desc>
          <draw:polygon draw:style-name="gr2" draw:text-style-name="P6" draw:layer="layout" svg:width="0.197cm" svg:height="0.493cm" svg:x="5.645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55" draw:id="id455">
          <svg:title>TexMaths</svg:title>
          <svg:desc>22§display§= \int \frac{ e^x }{ \sqrt{e^{2x} - 6e^x + 34} }\ dx§svg§600§FALSE§</svg:desc>
          <draw:polygon draw:style-name="gr2" draw:text-style-name="P6" draw:layer="layout" svg:width="8.395cm" svg:height="1.695cm" svg:x="6.136cm" svg:y="0.656cm" svg:viewBox="0 0 8396 1696" draw:points="4197,1696 0,1696 0,0 8396,0 8396,1696">
            <text:p/>
          </draw:polygon>
          <draw:path draw:style-name="gr3" draw:text-style-name="P7" draw:layer="layout" svg:width="0.515cm" svg:height="0.182cm" svg:x="6.141cm" svg:y="1.3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956cm" svg:y="0.617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98cm" svg:height="0.351cm" svg:x="10.319cm" svg:y="0.805cm" svg:viewBox="0 0 299 352" svg:d="M109 164c23 0 81-2 120-18 54-23 58-69 58-79 0-35-30-67-83-67-86 0-204 76-204 211 0 80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7" draw:layer="layout" svg:width="0.291cm" svg:height="0.245cm" svg:x="10.669cm" svg:y="0.628cm" svg:viewBox="0 0 292 246" svg:d="M109 183c-5 18-23 48-51 48-2 0-18 0-30-7 23-7 25-27 25-30 0-13-9-21-21-21-16 0-32 14-32 33 0 28 30 40 56 40 27 0 48-15 62-38 14 28 44 38 65 38 63 0 95-68 95-84 0-7-7-7-9-7-7 0-7 3-9 11-12 36-44 65-75 65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5.502cm" svg:height="0.032cm" svg:x="7.908cm" svg:y="1.46cm" svg:viewBox="0 0 5503 33" draw:points="2751,33 0,33 0,0 5503,0 5503,33">
            <text:p/>
          </draw:polygon>
          <draw:path draw:style-name="gr3" draw:text-style-name="P7" draw:layer="layout" svg:width="0.604cm" svg:height="0.774cm" svg:x="7.964cm" svg:y="1.615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4.858cm" svg:height="0.032cm" svg:x="8.552cm" svg:y="1.615cm" svg:viewBox="0 0 4859 33" draw:points="2429,33 0,33 0,0 4859,0 4859,33">
            <text:p/>
          </draw:polygon>
          <draw:path draw:style-name="gr3" draw:text-style-name="P7" draw:layer="layout" svg:width="0.298cm" svg:height="0.351cm" svg:x="8.587cm" svg:y="1.95cm" svg:viewBox="0 0 299 352" svg:d="M109 164c23 0 81-2 120-18 54-23 58-69 58-79 0-35-30-67-83-67-86 0-204 76-204 211 0 80 46 141 121 141 113 0 178-83 178-91 0-6-5-11-10-11-4 0-6 2-9 9-62 76-146 76-157 76-60 0-67-66-67-90 0-9 0-34 13-81zM74 146c30-118 109-128 130-128 37 0 58 22 58 49 0 79-125 79-156 79z">
            <text:p/>
          </draw:path>
          <draw:path draw:style-name="gr3" draw:text-style-name="P7" draw:layer="layout" svg:width="0.24cm" svg:height="0.36cm" svg:x="8.946cm" svg:y="1.70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9.247cm" svg:y="1.828cm" svg:viewBox="0 0 292 246" svg:d="M109 183c-5 18-23 48-51 48-2 0-18 0-30-7 23-7 25-27 25-30 0-13-9-21-21-21-16 0-32 14-32 33 0 28 30 40 56 40 27 0 48-15 62-38 14 28 44 38 65 38 63 0 95-68 95-84 0-7-7-7-9-7-7 0-7 3-9 11-12 36-44 65-75 65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472cm" svg:height="0.032cm" svg:x="9.846cm" svg:y="2.08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587cm" svg:y="1.776cm" svg:viewBox="0 0 322 533" svg:d="M70 262v-19c0-195 97-224 136-224 19 0 51 6 69 32-13 0-43 0-43 34 0 24 18 36 35 36 13 0 36-7 36-36 0-48-34-85-99-85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ath draw:style-name="gr3" draw:text-style-name="P7" draw:layer="layout" svg:width="0.298cm" svg:height="0.351cm" svg:x="10.977cm" svg:y="1.95cm" svg:viewBox="0 0 299 352" svg:d="M109 164c23 0 81-2 120-18 54-23 58-69 58-79 0-35-30-67-83-67-86 0-204 76-204 211 0 80 46 141 121 141 113 0 178-83 178-91 0-6-5-11-10-11-4 0-6 2-9 9-62 76-146 76-157 76-60 0-67-66-67-90 0-9 0-34 13-81zM74 146c30-118 109-128 130-128 37 0 58 22 58 49 0 79-125 79-156 79z">
            <text:p/>
          </draw:path>
          <draw:path draw:style-name="gr3" draw:text-style-name="P7" draw:layer="layout" svg:width="0.291cm" svg:height="0.245cm" svg:x="11.328cm" svg:y="1.828cm" svg:viewBox="0 0 292 246" svg:d="M109 183c-5 18-23 48-51 48-2 0-18 0-30-7 23-7 25-27 25-30 0-13-9-21-21-21-16 0-32 14-32 33 0 28 30 40 56 40 27 0 48-15 62-38 14 28 44 38 65 38 63 0 95-68 95-84 0-7-7-7-9-7-7 0-7 3-9 11-12 36-45 65-75 65-21 0-34-14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515cm" svg:height="0.517cm" svg:x="11.907cm" svg:y="1.84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2.669cm" svg:y="1.77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44cm" svg:height="0.524cm" svg:x="13.043cm" svg:y="1.767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69cm" svg:height="0.547cm" svg:x="13.79cm" svg:y="1.133cm" svg:viewBox="0 0 370 548" svg:d="M370 9c0-2 0-9-11-9s-84 7-99 9c-5 0-10 3-10 14 0 10 7 10 19 10 37 0 39 6 39 13l-4 16-45 183c-14-28-37-50-72-50-90 0-187 115-187 228 0 74 42 125 104 125 16 0 54-4 100-59 7 32 34 59 71 59 28 0 45-18 58-44 12-27 22-74 22-76 0-9-7-9-8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14.184cm" svg:y="1.328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</draw:g>
        <draw:g xml:id="id456" draw:id="id456">
          <svg:title>TexMaths</svg:title>
          <svg:desc>24§display§\text {Put,} \ e^x = t, \ \text {Diff } w.\ r.\ t.\ x.\  \ e^x \ dx = dt §svg§600§FALSE§</svg:desc>
          <draw:polygon draw:style-name="gr2" draw:text-style-name="P6" draw:layer="layout" svg:width="14.331cm" svg:height="0.689cm" svg:x="3.742cm" svg:y="2.851cm" svg:viewBox="0 0 14332 690" draw:points="7167,690 0,690 0,0 14332,0 14332,690">
            <text:p/>
          </draw:polygon>
          <draw:path draw:style-name="gr3" draw:text-style-name="P7" draw:layer="layout" svg:width="0.498cm" svg:height="0.578cm" svg:x="3.729cm" svg:y="2.842cm" svg:viewBox="0 0 499 579" svg:d="M163 312h142c102 0 194-70 194-154 0-83-84-158-199-158h-300v27h21c65 0 65 10 65 38v448c0 31 0 39-65 39h-21v27c29-2 92-2 125-2 32 0 96 0 125 2v-27h-20c-65 0-67-8-67-39zM159 288v-228c0-27 2-33 43-33h74c135 0 135 88 135 131 0 40 0 130-135 130z">
            <text:p/>
          </draw:path>
          <draw:path draw:style-name="gr3" draw:text-style-name="P7" draw:layer="layout" svg:width="0.425cm" svg:height="0.384cm" svg:x="4.301cm" svg:y="3.046cm" svg:viewBox="0 0 426 385" svg:d="M303 308v77l123-10v-27c-59 0-65-6-65-46v-302l-125 10v27c60 0 65 5 65 46v152c0 73-40 130-101 130-71 0-75-38-75-82v-283l-125 10v27c65 0 65 1 65 76v127c0 68 0 145 131 145 46 0 84-23 107-77z">
            <text:p/>
          </draw:path>
          <draw:path draw:style-name="gr3" draw:text-style-name="P7" draw:layer="layout" svg:width="0.266cm" svg:height="0.53cm" svg:x="4.758cm" svg:y="2.899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7" draw:layer="layout" svg:width="0.099cm" svg:height="0.253cm" svg:x="5.144cm" svg:y="3.328cm" svg:viewBox="0 0 100 254" svg:d="M100 88c0-53-19-88-54-88-31 0-46 23-46 44 0 23 15 46 46 46 14 0 23-5 33-11l2-2c0 0 2 0 2 11 0 56-25 108-64 149-4 3-6 5-6 7 0 8 4 10 10 10 10 0 77-67 77-166z">
            <text:p/>
          </draw:path>
          <draw:path draw:style-name="gr3" draw:text-style-name="P7" draw:layer="layout" svg:width="0.325cm" svg:height="0.384cm" svg:x="5.626cm" svg:y="3.046cm" svg:viewBox="0 0 326 385" svg:d="M119 179c25 0 88-2 131-19 59-25 63-75 63-87 0-38-33-73-90-73-94 0-223 83-223 231 0 86 50 154 132 154 123 0 194-91 194-100 0-6-5-12-11-12-4 0-6 2-10 10-67 82-159 82-171 82-65 0-73-71-73-98 0-9 0-36 14-88zM81 160c32-129 119-141 142-141 40 0 63 25 63 54 0 87-136 87-171 87z">
            <text:p/>
          </draw:path>
          <draw:path draw:style-name="gr3" draw:text-style-name="P7" draw:layer="layout" svg:width="0.318cm" svg:height="0.268cm" svg:x="6.008cm" svg:y="2.809cm" svg:viewBox="0 0 319 269" svg:d="M119 200c-6 19-25 52-56 52-2 0-19 0-32-8 25-7 27-29 27-32 0-14-10-24-23-24-18 0-35 16-35 37 0 31 33 44 61 44 29 0 52-17 68-42 15 31 48 42 71 42 69 0 103-75 103-92 0-8-7-8-9-8-8 0-8 4-10 12-13 40-50 71-82 71-23 0-37-15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562cm" svg:height="0.199cm" svg:x="6.686cm" svg:y="3.109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6cm" svg:height="0.539cm" svg:x="7.548cm" svg:y="2.89cm" svg:viewBox="0 0 261 540" svg:d="M156 192h80c16 0 25 0 25-17 0-10-9-10-25-10h-73c29-121 35-136 35-142 0-15-12-23-25-23-2 0-27 0-35 31l-32 134h-81c-17 0-25 0-25 16 0 11 8 11 23 11h75c-60 241-63 254-63 269 0 47 32 79 76 79 89 0 137-125 137-130 0-8-8-8-12-8-6 0-8 2-11 11-37 89-83 108-112 108-17 0-25-11-25-38 0-22 0-27 4-41z">
            <text:p/>
          </draw:path>
          <draw:path draw:style-name="gr3" draw:text-style-name="P7" draw:layer="layout" svg:width="0.099cm" svg:height="0.253cm" svg:x="7.905cm" svg:y="3.328cm" svg:viewBox="0 0 100 254" svg:d="M100 88c0-55-21-88-54-88-29 0-46 21-46 44s17 46 46 46c10 0 21-3 29-11 4-2 4-2 6-2 0 0 2 0 2 11 0 64-31 116-60 143-10 9-10 11-10 13 0 8 4 10 10 10 10 0 77-66 77-166z">
            <text:p/>
          </draw:path>
          <draw:path draw:style-name="gr3" draw:text-style-name="P7" draw:layer="layout" svg:width="0.567cm" svg:height="0.578cm" svg:x="8.519cm" svg:y="2.842cm" svg:viewBox="0 0 568 579" svg:d="M0 0v27h21c65 0 65 10 65 38v448c0 31 0 39-65 39h-21v27h309c142 0 259-125 259-285 0-161-113-294-259-294zM202 552c-41 0-43-6-43-33v-459c0-27 2-33 43-33h84c52 0 111 17 154 79 36 50 44 123 44 188 0 94-16 144-46 187-18 23-66 71-152 71z">
            <text:p/>
          </draw:path>
          <draw:path draw:style-name="gr3" draw:text-style-name="P7" draw:layer="layout" svg:width="0.181cm" svg:height="0.566cm" svg:x="9.16cm" svg:y="2.853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508cm" svg:height="0.597cm" svg:x="9.391cm" svg:y="2.822cm" svg:viewBox="0 0 509 598" svg:d="M357 258h96v-25h-100v-98c0-77 43-116 79-116 4 0 15 0 29 6-10 4-25 13-25 35 0 19 13 36 36 36s37-17 37-36c0-31-29-60-77-60-50 0-88 33-92 37-25-33-71-37-94-37-81 0-179 44-179 137v96h-67v25h67v275c0 38-9 38-67 38v27c29-2 73-4 94-4s63 2 94 4v-27c-56 0-65 0-65-38v-275h178v275c0 38-9 38-67 38v27c33-2 73-4 96-4 35 0 75 0 108 4v-27h-18c-61 0-63-10-63-40zM121 233v-96c0-83 69-118 123-118 42 0 65 16 67 16v2c-15 0-31 11-31 34 0 6 0 27 23 35-2 11-2 19-2 29v98z">
            <text:p/>
          </draw:path>
          <draw:path draw:style-name="gr3" draw:text-style-name="P7" draw:layer="layout" svg:width="0.56cm" svg:height="0.384cm" svg:x="10.165cm" svg:y="3.046cm" svg:viewBox="0 0 561 385" svg:d="M367 87c4-18 11-50 11-54 0-16-11-23-23-23-11 0-27 5-32 23-2 5-43 169-48 190-6 25-8 40-8 56 0 9 0 11 2 15-19 46-46 71-79 71-67 0-67-61-67-77 0-26 4-59 44-165 10-25 13-36 13-54 0-38-26-69-69-69-80 0-111 123-111 131 0 7 8 7 10 7 9 0 9 0 13-15 23-79 56-104 86-104 8 0 22 0 22 27 0 21-10 46-16 60-36 100-48 140-48 171 0 79 58 108 121 108 14 0 54 0 88-60 22 54 81 60 106 60 63 0 100-54 123-104 29-68 56-181 56-221 0-47-23-60-39-60-21 0-42 21-42 40 0 12 6 18 13 23 10 10 31 31 31 74 0 28-25 111-46 153-23 47-52 75-94 75-40 0-63-25-63-73 0-23 7-50 9-61z">
            <text:p/>
          </draw:path>
          <draw:path draw:style-name="gr3" draw:text-style-name="P7" draw:layer="layout" svg:width="0.091cm" svg:height="0.091cm" svg:x="10.84cm" svg:y="3.328cm" svg:viewBox="0 0 92 92" svg:d="M92 46c0-25-21-46-46-46s-46 21-46 46 21 46 46 46 46-21 46-46z">
            <text:p/>
          </draw:path>
          <draw:path draw:style-name="gr3" draw:text-style-name="P7" draw:layer="layout" svg:width="0.345cm" svg:height="0.384cm" svg:x="11.307cm" svg:y="3.046cm" svg:viewBox="0 0 346 385" svg:d="M50 325c-2 13-8 33-8 37 0 15 12 23 25 23 10 0 25-8 31-23 2-4 31-120 34-135 6-29 22-89 27-112 4-9 27-50 48-69 6-6 31-27 68-27 23 0 34 10 36 10-27 4-44 25-44 46 0 13 9 31 33 31 21 0 46-19 46-50s-27-56-71-56c-56 0-93 42-108 65-8-38-38-65-79-65-38 0-53 33-61 48-15 29-27 81-27 83 0 7 8 7 10 7 9 0 9 0 15-19 13-59 31-100 61-100 16 0 27 6 27 39 0 17-4 27-13 71z">
            <text:p/>
          </draw:path>
          <draw:path draw:style-name="gr3" draw:text-style-name="P7" draw:layer="layout" svg:width="0.091cm" svg:height="0.091cm" svg:x="11.712cm" svg:y="3.328cm" svg:viewBox="0 0 92 92" svg:d="M92 46c0-25-21-46-46-46s-46 21-46 46 21 46 46 46 46-21 46-46z">
            <text:p/>
          </draw:path>
          <draw:path draw:style-name="gr3" draw:text-style-name="P7" draw:layer="layout" svg:width="0.26cm" svg:height="0.539cm" svg:x="12.175cm" svg:y="2.89cm" svg:viewBox="0 0 261 540" svg:d="M156 192h80c16 0 25 0 25-17 0-10-9-10-25-10h-73c29-121 35-136 35-142 0-15-12-23-25-23-4 0-27 0-35 31l-32 134h-81c-17 0-25 0-25 16 0 11 8 11 23 11h75c-62 241-63 254-63 269 0 47 32 79 76 79 89 0 137-125 137-130 0-8-8-8-12-8-6 0-8 2-11 11-37 89-83 108-112 108-17 0-25-11-25-38 0-22 0-27 4-41z">
            <text:p/>
          </draw:path>
          <draw:path draw:style-name="gr3" draw:text-style-name="P7" draw:layer="layout" svg:width="0.091cm" svg:height="0.091cm" svg:x="12.532cm" svg:y="3.328cm" svg:viewBox="0 0 92 92" svg:d="M92 46c0-25-21-46-46-46s-46 21-46 46 21 46 46 46 46-21 46-46z">
            <text:p/>
          </draw:path>
          <draw:path draw:style-name="gr3" draw:text-style-name="P7" draw:layer="layout" svg:width="0.421cm" svg:height="0.384cm" svg:x="13cm" svg:y="3.046cm" svg:viewBox="0 0 422 385" svg:d="M259 119c4-23 23-100 83-100 4 0 25 0 42 10-23 6-40 27-40 46 0 13 9 31 32 31 20 0 46-16 46-50 0-44-50-56-78-56-50 0-79 44-91 65-21-57-65-65-90-65-88 0-136 110-136 131 0 7 8 7 9 7 8 0 10 0 12-7 29-91 84-112 113-112 16 0 46 8 46 56 0 27-15 85-46 202-13 54-44 88-80 88-6 0-25 0-43-9 22-6 41-23 41-46s-19-31-33-31c-25 0-46 23-46 50 0 38 42 56 79 56 57 0 86-60 90-66 10 33 40 66 90 66 89 0 137-110 137-131 0-8-8-8-10-8-8 0-10 2-12 8-28 92-86 111-113 111-33 0-46-27-46-55 0-20 6-37 15-75z">
            <text:p/>
          </draw:path>
          <draw:path draw:style-name="gr3" draw:text-style-name="P7" draw:layer="layout" svg:width="0.091cm" svg:height="0.091cm" svg:x="13.53cm" svg:y="3.328cm" svg:viewBox="0 0 92 92" svg:d="M92 46c0-25-21-46-46-46s-46 21-46 46 21 46 46 46 46-21 46-46z">
            <text:p/>
          </draw:path>
          <draw:path draw:style-name="gr3" draw:text-style-name="P7" draw:layer="layout" svg:width="0.325cm" svg:height="0.384cm" svg:x="14.292cm" svg:y="3.046cm" svg:viewBox="0 0 326 385" svg:d="M119 179c25 0 88-2 131-19 59-25 63-75 63-87 0-38-33-73-90-73-94 0-223 83-223 231 0 86 50 154 132 154 123 0 194-91 194-100 0-6-5-12-11-12-4 0-6 2-10 10-67 82-159 82-171 82-65 0-73-71-73-98 0-9 0-36 14-88zM81 160c32-129 119-141 142-141 40 0 63 25 63 54 0 87-136 87-171 87z">
            <text:p/>
          </draw:path>
          <draw:path draw:style-name="gr3" draw:text-style-name="P7" draw:layer="layout" svg:width="0.318cm" svg:height="0.268cm" svg:x="14.675cm" svg:y="2.809cm" svg:viewBox="0 0 319 269" svg:d="M119 200c-6 19-25 52-56 52-2 0-19 0-32-8 25-7 27-29 27-32 0-14-10-24-23-24-18 0-35 16-35 37 0 31 33 44 63 44 27 0 50-17 66-42 15 31 48 42 71 42 69 0 103-75 103-92 0-8-7-8-9-8-8 0-8 4-10 12-13 40-48 71-82 71-23 0-37-15-37-39 0-15 15-69 31-136 13-46 40-60 59-60 0 0 20 0 31 8-17 6-25 21-25 33 0 13 10 23 23 23 14 0 35-12 35-37 0-34-39-44-64-44-28 0-53 19-65 42-11-25-38-42-71-42-67 0-106 73-106 90 0 8 8 8 10 8 8 0 10-2 12-10 15-46 53-71 82-71 19 0 35 10 35 39 0 11-6 42-12 61z">
            <text:p/>
          </draw:path>
          <draw:path draw:style-name="gr3" draw:text-style-name="P7" draw:layer="layout" svg:width="0.402cm" svg:height="0.597cm" svg:x="15.387cm" svg:y="2.832cm" svg:viewBox="0 0 403 598" svg:d="M403 10c0-2 0-10-11-10-12 0-92 8-108 10-6 0-11 3-11 15s7 12 21 12c40 0 42 5 42 13l-4 17-50 200c-15-30-40-54-78-54-98 0-204 125-204 248 0 81 46 137 113 137 18 0 60-4 110-63 7 34 36 63 77 63 30 0 49-19 63-48 13-29 25-81 25-83 0-9-8-9-10-9-9 0-9 3-11 15-16 56-31 106-66 106-23 0-25-21-25-39 0-21 2-27 6-40zM227 486c-4 16-4 18-18 33-36 46-71 60-94 60-42 0-55-46-55-79 0-42 26-148 48-187 24-50 63-80 97-80 54 0 68 69 68 75 0 4-2 9-4 13z">
            <text:p/>
          </draw:path>
          <draw:path draw:style-name="gr3" draw:text-style-name="P7" draw:layer="layout" svg:width="0.421cm" svg:height="0.384cm" svg:x="15.817cm" svg:y="3.046cm" svg:viewBox="0 0 422 385" svg:d="M259 119c4-23 23-100 83-100 6 0 25 0 42 10-23 6-40 27-40 46 0 13 9 31 32 31 20 0 46-16 46-50 0-44-50-56-78-56-50 0-79 44-91 65-21-57-65-65-90-65-88 0-136 110-136 131 0 7 8 7 9 7 8 0 10 0 12-7 29-91 84-112 113-112 16 0 46 8 46 56 0 27-15 85-46 202-13 54-44 88-80 88-6 0-25 0-43-9 22-6 41-23 41-46s-19-31-33-31c-25 0-46 23-46 50 0 38 42 56 79 56 57 0 86-60 90-66 10 33 40 66 90 66 89 0 137-110 137-131 0-8-8-8-10-8-8 0-10 2-12 8-26 92-86 111-113 111-33 0-46-27-46-55 0-20 6-37 15-75z">
            <text:p/>
          </draw:path>
          <draw:path draw:style-name="gr3" draw:text-style-name="P7" draw:layer="layout" svg:width="0.562cm" svg:height="0.199cm" svg:x="16.556cm" svg:y="3.109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402cm" svg:height="0.597cm" svg:x="17.432cm" svg:y="2.832cm" svg:viewBox="0 0 403 598" svg:d="M403 10c0-2 0-10-11-10-12 0-92 8-108 10-6 0-11 3-11 15s7 12 21 12c40 0 42 5 42 13l-4 17-50 200c-15-30-40-54-78-54-98 0-204 125-204 248 0 81 46 137 113 137 18 0 60-4 110-63 7 34 36 63 77 63 30 0 49-19 63-48 13-29 25-81 25-83 0-9-8-9-10-9-9 0-9 3-11 15-16 56-31 106-66 106-23 0-25-21-25-39 0-21 2-27 6-40zM227 486c-4 16-4 18-18 33-36 46-71 60-94 60-42 0-55-46-55-79 0-42 26-148 48-187 24-50 63-80 97-80 54 0 68 69 68 75 0 4-2 9-4 13z">
            <text:p/>
          </draw:path>
          <draw:path draw:style-name="gr3" draw:text-style-name="P7" draw:layer="layout" svg:width="0.26cm" svg:height="0.539cm" svg:x="17.856cm" svg:y="2.89cm" svg:viewBox="0 0 261 540" svg:d="M156 192h80c16 0 25 0 25-17 0-10-9-10-25-10h-73c29-121 35-136 35-142 0-15-12-23-25-23-4 0-27 0-35 31l-32 134h-81c-17 0-25 0-25 16 0 11 8 11 23 11h75c-62 241-63 254-63 269 0 47 32 79 76 79 89 0 137-125 137-130 0-8-8-8-12-8-6 0-8 2-11 11-37 89-83 108-112 108-17 0-25-11-25-38 0-22 0-27 4-41z">
            <text:p/>
          </draw:path>
        </draw:g>
        <draw:g xml:id="id460" draw:id="id460">
          <svg:title>TexMaths</svg:title>
          <svg:desc>22§display§= \int \frac{ 1 }{ \sqrt{ (t - 3)^2 + (5)^2 } }\  dt§svg§600§FALSE§</svg:desc>
          <draw:polygon draw:style-name="gr2" draw:text-style-name="P6" draw:layer="layout" svg:width="8.354cm" svg:height="1.849cm" svg:x="6.137cm" svg:y="6.559cm" svg:viewBox="0 0 8355 1850" draw:points="4178,1850 0,1850 0,0 8355,0 8355,1850">
            <text:p/>
          </draw:polygon>
          <draw:path draw:style-name="gr3" draw:text-style-name="P7" draw:layer="layout" svg:width="0.515cm" svg:height="0.182cm" svg:x="6.142cm" svg:y="7.2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957cm" svg:y="6.52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0.591cm" svg:y="6.53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613cm" svg:height="0.032cm" svg:x="7.909cm" svg:y="7.363cm" svg:viewBox="0 0 5614 33" draw:points="2807,33 0,33 0,0 5614,0 5614,33">
            <text:p/>
          </draw:polygon>
          <draw:path draw:style-name="gr3" draw:text-style-name="P7" draw:layer="layout" svg:width="0.705cm" svg:height="0.928cm" svg:x="7.994cm" svg:y="7.518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839cm" svg:height="0.032cm" svg:x="8.682cm" svg:y="7.518cm" svg:viewBox="0 0 4840 33" draw:points="2420,33 0,33 0,0 4840,0 4840,33">
            <text:p/>
          </draw:polygon>
          <draw:path draw:style-name="gr3" draw:text-style-name="P7" draw:layer="layout" svg:width="0.18cm" svg:height="0.773cm" svg:x="8.759cm" svg:y="7.6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38cm" svg:height="0.494cm" svg:x="9cm" svg:y="7.725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472cm" svg:height="0.032cm" svg:x="9.499cm" svg:y="8.00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239cm" svg:y="7.696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0.637cm" svg:y="7.63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0.929cm" svg:y="7.62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1.457cm" svg:y="7.75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8cm" svg:height="0.773cm" svg:x="12.263cm" svg:y="7.6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32cm" svg:x="12.526cm" svg:y="7.696cm" svg:viewBox="0 0 310 533" svg:d="M310 361c0-92-64-171-148-171-37 0-70 12-99 41v-152c16 5 43 11 67 11 95 0 150-71 150-81 0-5-2-9-7-9-2 0-4 0-7 2-16 7-53 23-106 23-32 0-67-6-104-21-5-4-7-4-8-4-8 0-8 7-8 19v229c0 14 0 21 11 21 5 0 7-2 9-7 9-12 39-54 100-54 41 0 62 35 67 49 12 30 14 60 14 98 0 27 0 74-19 106-18 30-48 51-83 51-56 0-100-40-114-86 1 0 5 0 14 0 24 0 38-19 38-37 0-19-14-39-38-39-13 0-39 5-39 42 0 67 55 141 141 141 90 0 169-74 169-172z">
            <text:p/>
          </draw:path>
          <draw:path draw:style-name="gr3" draw:text-style-name="P7" draw:layer="layout" svg:width="0.18cm" svg:height="0.773cm" svg:x="12.918cm" svg:y="7.63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3.209cm" svg:y="7.62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3.902cm" svg:y="7.03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4.293cm" svg:y="7.088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457" draw:id="id457">
          <svg:title>TexMaths</svg:title>
          <svg:desc>24§display§\text {I}§svg§600§FALSE§</svg:desc>
          <draw:polygon draw:style-name="gr2" draw:text-style-name="P6" draw:layer="layout" svg:width="0.197cm" svg:height="0.493cm" svg:x="5.646cm" svg:y="4.748cm" svg:viewBox="0 0 198 494" draw:points="100,494 0,494 0,0 198,0 198,494">
            <text:p/>
          </draw:polygon>
          <draw:path draw:style-name="gr3" draw:text-style-name="P7" draw:layer="layout" svg:width="0.258cm" svg:height="0.577cm" svg:x="5.627cm" svg:y="4.7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58" draw:id="id458">
          <svg:title>TexMaths</svg:title>
          <svg:desc>22§display§= \int \frac{1}{ \sqrt{t^2 - 6t + 34} }\ dt§svg§600§FALSE§</svg:desc>
          <draw:polygon draw:style-name="gr2" draw:text-style-name="P6" draw:layer="layout" svg:width="7.341cm" svg:height="1.695cm" svg:x="6.138cm" svg:y="4.156cm" svg:viewBox="0 0 7342 1696" draw:points="3671,1696 0,1696 0,0 7342,0 7342,1696">
            <text:p/>
          </draw:polygon>
          <draw:path draw:style-name="gr3" draw:text-style-name="P7" draw:layer="layout" svg:width="0.515cm" svg:height="0.182cm" svg:x="6.143cm" svg:y="4.8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958cm" svg:y="4.117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0.085cm" svg:y="4.1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599cm" svg:height="0.032cm" svg:x="7.91cm" svg:y="4.96cm" svg:viewBox="0 0 4600 33" draw:points="2300,33 0,33 0,0 4600,0 4600,33">
            <text:p/>
          </draw:polygon>
          <draw:path draw:style-name="gr3" draw:text-style-name="P7" draw:layer="layout" svg:width="0.604cm" svg:height="0.774cm" svg:x="7.967cm" svg:y="5.115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3.955cm" svg:height="0.032cm" svg:x="8.554cm" svg:y="5.115cm" svg:viewBox="0 0 3956 33" draw:points="1978,33 0,33 0,0 3956,0 3956,33">
            <text:p/>
          </draw:polygon>
          <draw:path draw:style-name="gr3" draw:text-style-name="P7" draw:layer="layout" svg:width="0.238cm" svg:height="0.494cm" svg:x="8.572cm" svg:y="5.307cm" svg:viewBox="0 0 239 495" svg:d="M143 176h73c15 0 23 0 23-16 0-9-8-9-23-9h-66c26-111 31-125 31-130 0-14-10-21-23-21-1 0-24 0-31 28l-30 123h-74c-16 0-23 0-23 15 0 10 7 10 21 10h69c-55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8.868cm" svg:y="5.20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417cm" svg:y="5.58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158cm" svg:y="5.276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ath draw:style-name="gr3" draw:text-style-name="P7" draw:layer="layout" svg:width="0.238cm" svg:height="0.494cm" svg:x="10.531cm" svg:y="5.307cm" svg:viewBox="0 0 239 495" svg:d="M143 176h73c15 0 23 0 23-16 0-9-8-9-23-9h-66c26-111 31-125 31-130 0-14-10-21-23-21-1 0-24 0-31 28l-30 123h-74c-16 0-23 0-23 15 0 10 7 10 21 10h69c-55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11.006cm" svg:y="5.34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1.77cm" svg:y="5.276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44cm" svg:height="0.524cm" svg:x="12.145cm" svg:y="5.267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69cm" svg:height="0.547cm" svg:x="12.891cm" svg:y="4.633cm" svg:viewBox="0 0 370 548" svg:d="M370 9c0-2 0-9-11-9s-84 7-99 9c-5 0-10 3-10 14 0 10 7 10 19 10 37 0 39 6 39 13l-4 16-45 183c-14-28-37-50-72-50-90 0-187 115-187 228 0 74 42 125 104 125 16 0 54-4 100-59 7 32 34 59 71 59 28 0 45-18 58-44 12-27 22-74 22-76 0-9-7-9-8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7" draw:layer="layout" svg:width="0.238cm" svg:height="0.494cm" svg:x="13.28cm" svg:y="4.686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</draw:g>
        <draw:g xml:id="id459" draw:id="id459">
          <svg:title>TexMaths</svg:title>
          <svg:desc>22§display§= \int \frac{ 1 }{ \sqrt{t^2 -  2(t)(3)  + 9 + 34 - 9} }\ dt§svg§600§FALSE§</svg:desc>
          <draw:polygon draw:style-name="gr2" draw:text-style-name="P6" draw:layer="layout" svg:width="11.723cm" svg:height="1.849cm" svg:x="14.04cm" svg:y="4.158cm" svg:viewBox="0 0 11724 1850" draw:points="5862,1850 0,1850 0,0 11724,0 11724,1850">
            <text:p/>
          </draw:polygon>
          <draw:path draw:style-name="gr3" draw:text-style-name="P7" draw:layer="layout" svg:width="0.515cm" svg:height="0.182cm" svg:x="14.045cm" svg:y="4.8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4.86cm" svg:y="4.119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20.178cm" svg:y="4.13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8.981cm" svg:height="0.032cm" svg:x="15.812cm" svg:y="4.962cm" svg:viewBox="0 0 8982 33" draw:points="4491,33 0,33 0,0 8982,0 8982,33">
            <text:p/>
          </draw:polygon>
          <draw:path draw:style-name="gr3" draw:text-style-name="P7" draw:layer="layout" svg:width="0.705cm" svg:height="0.928cm" svg:x="15.897cm" svg:y="5.117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8.209cm" svg:height="0.032cm" svg:x="16.585cm" svg:y="5.117cm" svg:viewBox="0 0 8210 33" draw:points="4104,33 0,33 0,0 8210,0 8210,33">
            <text:p/>
          </draw:polygon>
          <draw:path draw:style-name="gr3" draw:text-style-name="P7" draw:layer="layout" svg:width="0.238cm" svg:height="0.494cm" svg:x="16.602cm" svg:y="5.324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6.898cm" svg:y="5.22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7.447cm" svg:y="5.60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8.195cm" svg:y="5.29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18cm" svg:height="0.773cm" svg:x="18.619cm" svg:y="5.22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38cm" svg:height="0.494cm" svg:x="18.862cm" svg:y="5.324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18cm" svg:height="0.773cm" svg:x="19.167cm" svg:y="5.22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18cm" svg:height="0.773cm" svg:x="19.499cm" svg:y="5.22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9.756cm" svg:y="5.295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20.156cm" svg:y="5.22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515cm" svg:height="0.516cm" svg:x="20.627cm" svg:y="5.35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21.389cm" svg:y="5.295cm" svg:viewBox="0 0 322 533" svg:d="M253 269v25c0 183-81 218-126 218-14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515cm" svg:height="0.516cm" svg:x="21.958cm" svg:y="5.35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22.72cm" svg:y="5.295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44cm" svg:height="0.523cm" svg:x="23.096cm" svg:y="5.286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472cm" svg:height="0.032cm" svg:x="23.696cm" svg:y="5.60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4.439cm" svg:y="5.295cm" svg:viewBox="0 0 322 533" svg:d="M253 269v25c0 183-81 218-126 218-14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9cm" svg:height="0.546cm" svg:x="25.175cm" svg:y="4.635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238cm" svg:height="0.494cm" svg:x="25.564cm" svg:y="4.687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461" draw:id="id461">
          <svg:title>TexMaths</svg:title>
          <svg:desc>22§display§= \log \left[\ (t - 3) + \sqrt{ ( t - 3 )^2 + (5)^2 } \ \right]  \ + \ c§svg§600§FALSE§</svg:desc>
          <draw:polygon draw:style-name="gr2" draw:text-style-name="P6" draw:layer="layout" svg:width="13.675cm" svg:height="1.315cm" svg:x="6.141cm" svg:y="9.069cm" svg:viewBox="0 0 13676 1316" draw:points="6837,1316 0,1316 0,0 13676,0 13676,1316">
            <text:p/>
          </draw:polygon>
          <draw:path draw:style-name="gr3" draw:text-style-name="P7" draw:layer="layout" svg:width="0.515cm" svg:height="0.182cm" svg:x="6.146cm" svg:y="9.63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6.944cm" svg:y="9.38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7.155cm" svg:y="9.572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5cm" svg:height="0.511cm" svg:x="7.542cm" svg:y="9.569cm" svg:viewBox="0 0 356 512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8.221cm" svg:y="9.03cm" svg:viewBox="0 0 178 1393" draw:points="0,1393 178,1393 178,1358 37,1358 37,37 178,37 178,0 0,0">
            <text:p/>
          </draw:polygon>
          <draw:path draw:style-name="gr3" draw:text-style-name="P7" draw:layer="layout" svg:width="0.18cm" svg:height="0.774cm" svg:x="8.746cm" svg:y="9.34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238cm" svg:height="0.494cm" svg:x="8.987cm" svg:y="9.435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472cm" svg:height="0.032cm" svg:x="9.485cm" svg:y="9.71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0.226cm" svg:y="9.405cm" svg:viewBox="0 0 322 534" svg:d="M194 243c63-19 107-74 107-136 0-63-69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18cm" svg:height="0.774cm" svg:x="10.623cm" svg:y="9.34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515cm" svg:height="0.517cm" svg:x="11.097cm" svg:y="9.46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1.912cm" svg:y="9.19cm" svg:viewBox="0 0 706 930" svg:d="M243 930c25 0 25 0 33-16l424-884c6-11 6-12 6-14 0-9-7-16-16-16-11 0-12 7-18 16l-399 833-166-384-107 83 12 12 55-42z">
            <text:p/>
          </draw:path>
          <draw:polygon draw:style-name="gr3" draw:text-style-name="P7" draw:layer="layout" svg:width="4.839cm" svg:height="0.032cm" svg:x="12.6cm" svg:y="9.19cm" svg:viewBox="0 0 4840 33" draw:points="2420,33 0,33 0,0 4840,0 4840,33">
            <text:p/>
          </draw:polygon>
          <draw:path draw:style-name="gr3" draw:text-style-name="P7" draw:layer="layout" svg:width="0.18cm" svg:height="0.774cm" svg:x="12.676cm" svg:y="9.34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238cm" svg:height="0.494cm" svg:x="12.918cm" svg:y="9.435cm" svg:viewBox="0 0 239 495" svg:d="M143 176h73c15 0 23 0 23-16 0-9-8-9-23-9h-68c28-110 33-125 33-130 0-14-10-21-23-21-3 0-24 0-31 28l-30 123h-74c-16 0-23 0-23 15 0 10 7 10 21 10h69c-57 220-58 233-58 247 0 42 30 72 70 72 81 0 125-115 125-120 0-7-7-7-11-7-7 0-7 2-10 11-34 81-76 98-102 98-16 0-23-10-23-35 0-19 0-25 3-37z">
            <text:p/>
          </draw:path>
          <draw:path draw:style-name="gr3" draw:text-style-name="P7" draw:layer="layout" svg:width="0.472cm" svg:height="0.032cm" svg:x="13.415cm" svg:y="9.71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4.156cm" svg:y="9.405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18cm" svg:height="0.774cm" svg:x="14.555cm" svg:y="9.34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24cm" svg:height="0.36cm" svg:x="14.846cm" svg:y="9.336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5.374cm" svg:y="9.46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8cm" svg:height="0.774cm" svg:x="16.18cm" svg:y="9.34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09cm" svg:height="0.533cm" svg:x="16.442cm" svg:y="9.405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1 141 141 90 0 169-74 169-173z">
            <text:p/>
          </draw:path>
          <draw:path draw:style-name="gr3" draw:text-style-name="P7" draw:layer="layout" svg:width="0.18cm" svg:height="0.774cm" svg:x="16.834cm" svg:y="9.34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24cm" svg:height="0.36cm" svg:x="17.125cm" svg:y="9.336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17.709cm" svg:y="9.03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18.534cm" svg:y="9.46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9.553cm" svg:y="9.578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462" draw:id="id462">
          <svg:title>TexMaths</svg:title>
          <svg:desc>22§display§= \log \left[\ (t - 3) + \sqrt{ t^2 - 6t + 34 } \ \right]  \ + \ c§svg§600§FALSE§</svg:desc>
          <draw:polygon draw:style-name="gr2" draw:text-style-name="P6" draw:layer="layout" svg:width="12.792cm" svg:height="1.315cm" svg:x="6.142cm" svg:y="11.07cm" svg:viewBox="0 0 12793 1316" draw:points="6396,1316 0,1316 0,0 12793,0 12793,1316">
            <text:p/>
          </draw:polygon>
          <draw:path draw:style-name="gr3" draw:text-style-name="P7" draw:layer="layout" svg:width="0.515cm" svg:height="0.182cm" svg:x="6.147cm" svg:y="11.63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6.945cm" svg:y="11.38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7.156cm" svg:y="11.573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5cm" svg:height="0.511cm" svg:x="7.543cm" svg:y="11.57cm" svg:viewBox="0 0 356 512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8.222cm" svg:y="11.031cm" svg:viewBox="0 0 178 1393" draw:points="0,1393 178,1393 178,1358 37,1358 37,37 178,37 178,0 0,0">
            <text:p/>
          </draw:polygon>
          <draw:path draw:style-name="gr3" draw:text-style-name="P7" draw:layer="layout" svg:width="0.18cm" svg:height="0.774cm" svg:x="8.747cm" svg:y="11.341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238cm" svg:height="0.494cm" svg:x="8.988cm" svg:y="11.436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472cm" svg:height="0.032cm" svg:x="9.486cm" svg:y="11.71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0.227cm" svg:y="11.406cm" svg:viewBox="0 0 322 534" svg:d="M194 243c63-19 107-74 107-136 0-63-69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18cm" svg:height="0.774cm" svg:x="10.625cm" svg:y="11.341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515cm" svg:height="0.517cm" svg:x="11.098cm" svg:y="11.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1.913cm" svg:y="11.13cm" svg:viewBox="0 0 706 930" svg:d="M243 930c25 0 25 0 33-16l425-884c5-11 5-12 5-14 0-9-7-16-16-16-11 0-12 7-18 16l-399 833-166-384-107 83 12 12 55-42z">
            <text:p/>
          </draw:path>
          <draw:polygon draw:style-name="gr3" draw:text-style-name="P7" draw:layer="layout" svg:width="3.956cm" svg:height="0.032cm" svg:x="12.602cm" svg:y="11.13cm" svg:viewBox="0 0 3957 33" draw:points="1978,33 0,33 0,0 3957,0 3957,33">
            <text:p/>
          </draw:polygon>
          <draw:path draw:style-name="gr3" draw:text-style-name="P7" draw:layer="layout" svg:width="0.238cm" svg:height="0.494cm" svg:x="12.619cm" svg:y="11.436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12.915cm" svg:y="11.337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3.462cm" svg:y="11.71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4.205cm" svg:y="11.406cm" svg:viewBox="0 0 322 534" svg:d="M70 262v-19c0-195 97-224 136-224 19 0 51 6 69 32-13 0-43 0-43 34 0 24 18 37 36 37 12 0 35-8 35-37 0-48-34-85-99-85-98 0-204 100-204 271 0 208 90 263 162 263 86 0 160-73 160-175 0-98-69-174-155-174-53 0-81 40-97 77zM162 512c-49 0-72-47-76-58-14-37-14-98-14-112 0-60 25-139 95-139 13 0 48 0 72 49 14 28 14 69 14 105 0 37 0 76-14 104-23 48-59 51-77 51z">
            <text:p/>
          </draw:path>
          <draw:path draw:style-name="gr3" draw:text-style-name="P7" draw:layer="layout" svg:width="0.238cm" svg:height="0.494cm" svg:x="14.576cm" svg:y="11.436cm" svg:viewBox="0 0 239 495" svg:d="M143 176h73c15 0 23 0 23-16 0-9-8-9-23-9h-66c26-110 31-125 31-130 0-14-10-21-23-21-1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15.053cm" svg:y="11.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3cm" svg:x="15.816cm" svg:y="11.406cm" svg:viewBox="0 0 322 534" svg:d="M194 243c63-19 107-74 107-136 0-63-67-107-143-107-77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344cm" svg:height="0.524cm" svg:x="16.19cm" svg:y="11.397cm" svg:viewBox="0 0 345 525" svg:d="M206 398v67c0 28 0 37-58 37h-16v23c32-2 72-2 104-2 33 0 74 0 105 2v-23h-15c-58 0-60-9-60-37v-67h79v-25h-79v-354c0-14 0-19-13-19-7 0-8 0-14 9l-239 364v25zM211 373h-190l190-288z">
            <text:p/>
          </draw:path>
          <draw:polygon draw:style-name="gr3" draw:text-style-name="P7" draw:layer="layout" svg:width="0.177cm" svg:height="1.392cm" svg:x="16.828cm" svg:y="11.031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17.651cm" svg:y="11.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8.672cm" svg:y="11.579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465" draw:id="id465">
          <svg:title>TexMaths</svg:title>
          <svg:desc>22§display§= \log \left[\ (e^x - 3) + \sqrt{ e^{2x} - 6e^x + 34 } \ \right]  \ + \ c§svg§600§FALSE§</svg:desc>
          <draw:polygon draw:style-name="gr2" draw:text-style-name="P6" draw:layer="layout" svg:width="14.163cm" svg:height="1.315cm" svg:x="6.142cm" svg:y="13.071cm" svg:viewBox="0 0 14164 1316" draw:points="7082,1316 0,1316 0,0 14164,0 14164,1316">
            <text:p/>
          </draw:polygon>
          <draw:path draw:style-name="gr3" draw:text-style-name="P7" draw:layer="layout" svg:width="0.515cm" svg:height="0.182cm" svg:x="6.147cm" svg:y="13.63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6.945cm" svg:y="13.38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7.156cm" svg:y="13.574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5cm" svg:height="0.511cm" svg:x="7.543cm" svg:y="13.571cm" svg:viewBox="0 0 356 512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8.222cm" svg:y="13.032cm" svg:viewBox="0 0 178 1393" draw:points="0,1393 178,1393 178,1358 37,1358 37,37 178,37 178,0 0,0">
            <text:p/>
          </draw:polygon>
          <draw:path draw:style-name="gr3" draw:text-style-name="P7" draw:layer="layout" svg:width="0.18cm" svg:height="0.774cm" svg:x="8.747cm" svg:y="13.342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298cm" svg:height="0.351cm" svg:x="9.005cm" svg:y="13.58cm" svg:viewBox="0 0 299 352" svg:d="M109 164c23 0 81-2 120-18 54-23 58-69 58-79 0-35-30-67-83-67-86 0-204 76-204 211 0 80 46 141 121 141 113 0 178-83 178-91 0-6-5-11-10-11-4 0-6 2-9 9-62 76-146 76-157 76-60 0-67-66-67-90 0-9 0-34 13-81zM74 146c30-118 109-128 130-128 37 0 58 23 58 49 0 79-125 79-156 79z">
            <text:p/>
          </draw:path>
          <draw:path draw:style-name="gr3" draw:text-style-name="P7" draw:layer="layout" svg:width="0.291cm" svg:height="0.246cm" svg:x="9.356cm" svg:y="13.363cm" svg:viewBox="0 0 292 247" svg:d="M109 183c-5 18-23 48-51 48-2 0-18 0-30-7 23-7 25-27 25-30 0-13-9-21-21-21-16 0-32 14-32 33 0 28 30 41 56 41 27 0 48-16 62-39 14 28 44 39 65 39 63 0 95-69 95-85 0-7-7-7-9-7-7 0-7 3-9 11-12 37-45 65-75 65-21 0-34-14-34-36 0-14 14-63 29-125 12-42 35-54 54-54 0 0 18 0 28 7-16 5-23 19-23 30 0 12 9 21 21 21 13 0 32-11 32-33 0-32-35-41-58-41-26 0-49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9.956cm" svg:y="13.71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0.697cm" svg:y="13.407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18cm" svg:height="0.774cm" svg:x="11.096cm" svg:y="13.342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515cm" svg:height="0.517cm" svg:x="11.568cm" svg:y="13.47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2.383cm" svg:y="13.131cm" svg:viewBox="0 0 706 930" svg:d="M243 930c25 0 25 0 33-16l424-884c6-11 6-12 6-14 0-9-7-16-16-16-11 0-12 7-18 16l-399 833-166-384-107 83 12 12 55-42z">
            <text:p/>
          </draw:path>
          <draw:polygon draw:style-name="gr3" draw:text-style-name="P7" draw:layer="layout" svg:width="4.858cm" svg:height="0.032cm" svg:x="13.071cm" svg:y="13.131cm" svg:viewBox="0 0 4859 33" draw:points="2429,33 0,33 0,0 4859,0 4859,33">
            <text:p/>
          </draw:polygon>
          <draw:path draw:style-name="gr3" draw:text-style-name="P7" draw:layer="layout" svg:width="0.298cm" svg:height="0.351cm" svg:x="13.106cm" svg:y="13.58cm" svg:viewBox="0 0 299 352" svg:d="M109 164c23 0 81-2 120-18 54-23 58-69 58-79 0-35-30-67-83-67-86 0-204 76-204 211 0 80 46 141 121 141 113 0 178-83 178-91 0-6-5-11-10-11-4 0-6 2-9 9-62 76-146 76-157 76-60 0-67-66-67-90 0-9 0-34 13-81zM74 146c30-118 109-128 130-128 37 0 58 23 58 49 0 79-125 79-156 79z">
            <text:p/>
          </draw:path>
          <draw:path draw:style-name="gr3" draw:text-style-name="P7" draw:layer="layout" svg:width="0.24cm" svg:height="0.36cm" svg:x="13.465cm" svg:y="13.338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1cm" svg:height="0.246cm" svg:x="13.764cm" svg:y="13.46cm" svg:viewBox="0 0 292 247" svg:d="M109 183c-5 18-23 48-51 48-2 0-18 0-30-7 23-7 25-27 25-30 0-13-9-21-21-21-16 0-32 14-32 33 0 28 30 41 56 41 27 0 48-16 62-39 14 28 44 39 65 39 63 0 95-69 95-85 0-7-7-7-9-7-7 0-7 3-9 11-12 37-44 65-75 65-21 0-34-14-34-36 0-14 14-63 29-125 12-42 36-54 54-54 0 0 18 0 28 7-16 5-23 19-23 30 0 12 9 21 21 21 13 0 32-11 32-33 0-32-35-41-58-41-26 0-49 18-60 39-10-23-35-39-65-39-61 0-97 67-97 83 0 7 7 7 9 7 7 0 9-2 11-9 14-42 47-65 75-65 18 0 32 9 32 35 0 11-5 39-11 56z">
            <text:p/>
          </draw:path>
          <draw:path draw:style-name="gr3" draw:text-style-name="P7" draw:layer="layout" svg:width="0.472cm" svg:height="0.032cm" svg:x="14.365cm" svg:y="13.71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5.106cm" svg:y="13.407cm" svg:viewBox="0 0 322 534" svg:d="M70 262v-19c0-195 97-224 136-224 19 0 51 6 69 32-13 0-43 0-43 34 0 24 18 37 36 37 12 0 35-8 35-37 0-48-34-85-99-85-98 0-204 100-204 271 0 208 90 263 162 263 86 0 160-73 160-175 0-98-69-174-155-174-53 0-81 40-97 77zM162 512c-48 0-72-47-76-58-14-37-14-98-14-112 0-60 25-139 95-139 13 0 48 0 72 49 14 28 14 69 14 105 0 37 0 76-14 104-23 48-59 51-77 51z">
            <text:p/>
          </draw:path>
          <draw:path draw:style-name="gr3" draw:text-style-name="P7" draw:layer="layout" svg:width="0.298cm" svg:height="0.351cm" svg:x="15.495cm" svg:y="13.58cm" svg:viewBox="0 0 299 352" svg:d="M109 164c23 0 81-2 120-18 54-23 58-69 58-79 0-35-30-67-83-67-86 0-204 76-204 211 0 80 46 141 121 141 113 0 178-83 178-91 0-6-5-11-10-11-4 0-6 2-9 9-62 76-146 76-157 76-60 0-67-66-67-90 0-9 0-34 13-81zM74 146c30-118 109-128 130-128 37 0 58 23 58 49 0 79-125 79-156 79z">
            <text:p/>
          </draw:path>
          <draw:path draw:style-name="gr3" draw:text-style-name="P7" draw:layer="layout" svg:width="0.291cm" svg:height="0.246cm" svg:x="15.845cm" svg:y="13.46cm" svg:viewBox="0 0 292 247" svg:d="M109 183c-5 18-23 48-51 48-2 0-18 0-30-7 23-7 25-27 25-30 0-13-9-21-21-21-16 0-32 14-32 33 0 28 30 41 56 41 27 0 48-16 62-39 14 28 44 39 65 39 63 0 95-69 95-85 0-7-7-7-9-7-7 0-7 3-9 11-12 37-45 65-75 65-21 0-34-14-34-36 0-14 14-63 29-125 12-42 35-54 54-54 0 0 18 0 28 7-16 5-23 19-23 30 0 12 9 21 21 21 13 0 32-11 32-33 0-32-35-41-58-41-26 0-49 18-60 39-10-23-35-39-65-39-61 0-97 67-97 83 0 7 7 7 9 7 7 0 9-2 11-9 14-42 47-65 75-65 18 0 32 9 32 35 0 11-7 39-11 56z">
            <text:p/>
          </draw:path>
          <draw:path draw:style-name="gr3" draw:text-style-name="P7" draw:layer="layout" svg:width="0.515cm" svg:height="0.517cm" svg:x="16.424cm" svg:y="13.47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3cm" svg:x="17.186cm" svg:y="13.407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344cm" svg:height="0.524cm" svg:x="17.562cm" svg:y="13.398cm" svg:viewBox="0 0 345 525" svg:d="M206 398v67c0 28 0 37-58 37h-16v23c32-2 72-2 104-2 33 0 74 0 105 2v-23h-15c-58 0-60-9-60-37v-67h79v-25h-79v-354c0-14 0-19-13-19-7 0-8 0-14 9l-239 364v25zM211 373h-190l190-288z">
            <text:p/>
          </draw:path>
          <draw:polygon draw:style-name="gr3" draw:text-style-name="P7" draw:layer="layout" svg:width="0.177cm" svg:height="1.392cm" svg:x="18.198cm" svg:y="13.032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19.023cm" svg:y="13.47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0.042cm" svg:y="13.58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452" smil:attributeName="visibility" smil:to="visible"/>
                  <anim:animate smil:dur="0.5s" smil:fill="hold" smil:targetElement="id452" smil:attributeName="width" smil:values="width*0.05;width" smil:keyTimes="0;1"/>
                  <anim:animate smil:dur="0.5s" smil:fill="hold" smil:targetElement="id452" smil:attributeName="height" smil:values="height;height" smil:keyTimes="0;1"/>
                  <anim:animate smil:dur="0.5s" smil:fill="hold" smil:targetElement="id452" smil:attributeName="x" smil:values="x-.2;x" smil:keyTimes="0;1"/>
                  <anim:animate smil:dur="0.5s" smil:fill="hold" smil:targetElement="id452" smil:attributeName="y" smil:values="y;y" smil:keyTimes="0;1"/>
                  <anim:transitionFilter smil:dur="0.5s" smil:targetElement="id45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05s" smil:fill="hold" smil:targetElement="id453" smil:attributeName="visibility" smil:to="visible"/>
                  <anim:animate smil:dur="0.25s" smil:fill="hold" smil:targetElement="id453" smil:attributeName="width" smil:values="width*0.05;width" smil:keyTimes="0;1"/>
                  <anim:animate smil:dur="0.25s" smil:fill="hold" smil:targetElement="id453" smil:attributeName="height" smil:values="height;height" smil:keyTimes="0;1"/>
                  <anim:animate smil:dur="0.25s" smil:fill="hold" smil:targetElement="id453" smil:attributeName="x" smil:values="x-.2;x" smil:keyTimes="0;1"/>
                  <anim:animate smil:dur="0.25s" smil:fill="hold" smil:targetElement="id453" smil:attributeName="y" smil:values="y;y" smil:keyTimes="0;1"/>
                  <anim:transitionFilter smil:dur="0.25s" smil:targetElement="id453" smil:type="fade" smil:subtype="crossfade"/>
                </anim:par>
              </anim:par>
              <anim:par smil:begin="0.7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54" smil:attributeName="visibility" smil:to="visible"/>
                  <anim:animate smil:dur="0.5s" smil:fill="hold" smil:targetElement="id454" smil:attributeName="width" smil:values="width*0.05;width" smil:keyTimes="0;1"/>
                  <anim:animate smil:dur="0.5s" smil:fill="hold" smil:targetElement="id454" smil:attributeName="height" smil:values="height;height" smil:keyTimes="0;1"/>
                  <anim:animate smil:dur="0.5s" smil:fill="hold" smil:targetElement="id454" smil:attributeName="x" smil:values="x-.2;x" smil:keyTimes="0;1"/>
                  <anim:animate smil:dur="0.5s" smil:fill="hold" smil:targetElement="id454" smil:attributeName="y" smil:values="y;y" smil:keyTimes="0;1"/>
                  <anim:transitionFilter smil:dur="0.5s" smil:targetElement="id454" smil:type="fade" smil:subtype="crossfade"/>
                </anim:par>
              </anim:par>
              <anim:par smil:begin="1.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5" smil:attributeName="visibility" smil:to="visible"/>
                  <anim:animate smil:dur="0.5s" smil:fill="hold" smil:targetElement="id455" smil:attributeName="x" smil:values="x;x" smil:keyTimes="0;1"/>
                  <anim:animate smil:dur="0.5s" smil:fill="hold" smil:targetElement="id4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56" smil:attributeName="visibility" smil:to="visible"/>
                  <anim:animate smil:dur="0.5s" smil:fill="hold" smil:targetElement="id456" smil:attributeName="width" smil:values="width*0.05;width" smil:keyTimes="0;1"/>
                  <anim:animate smil:dur="0.5s" smil:fill="hold" smil:targetElement="id456" smil:attributeName="height" smil:values="height;height" smil:keyTimes="0;1"/>
                  <anim:animate smil:dur="0.5s" smil:fill="hold" smil:targetElement="id456" smil:attributeName="x" smil:values="x-.2;x" smil:keyTimes="0;1"/>
                  <anim:animate smil:dur="0.5s" smil:fill="hold" smil:targetElement="id456" smil:attributeName="y" smil:values="y;y" smil:keyTimes="0;1"/>
                  <anim:transitionFilter smil:dur="0.5s" smil:targetElement="id45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57" smil:attributeName="visibility" smil:to="visible"/>
                  <anim:animate smil:dur="0.5s" smil:fill="hold" smil:targetElement="id457" smil:attributeName="x" smil:values="x;x" smil:keyTimes="0;1"/>
                  <anim:animate smil:dur="0.5s" smil:fill="hold" smil:targetElement="id45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8" smil:attributeName="visibility" smil:to="visible"/>
                  <anim:animate smil:dur="0.5s" smil:fill="hold" smil:targetElement="id458" smil:attributeName="x" smil:values="x;x" smil:keyTimes="0;1"/>
                  <anim:animate smil:dur="0.5s" smil:fill="hold" smil:targetElement="id4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59" smil:attributeName="visibility" smil:to="visible"/>
                  <anim:animate smil:dur="0.5s" smil:fill="hold" smil:targetElement="id459" smil:attributeName="x" smil:values="x;x" smil:keyTimes="0;1"/>
                  <anim:animate smil:dur="0.5s" smil:fill="hold" smil:targetElement="id4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0" smil:attributeName="visibility" smil:to="visible"/>
                  <anim:animate smil:dur="0.5s" smil:fill="hold" smil:targetElement="id460" smil:attributeName="x" smil:values="x;x" smil:keyTimes="0;1"/>
                  <anim:animate smil:dur="0.5s" smil:fill="hold" smil:targetElement="id4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1" smil:attributeName="visibility" smil:to="visible"/>
                  <anim:animate smil:dur="0.5s" smil:fill="hold" smil:targetElement="id461" smil:attributeName="x" smil:values="x;x" smil:keyTimes="0;1"/>
                  <anim:animate smil:dur="0.5s" smil:fill="hold" smil:targetElement="id4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2" smil:attributeName="visibility" smil:to="visible"/>
                  <anim:animate smil:dur="0.5s" smil:fill="hold" smil:targetElement="id462" smil:attributeName="x" smil:values="x;x" smil:keyTimes="0;1"/>
                  <anim:animate smil:dur="0.5s" smil:fill="hold" smil:targetElement="id4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3" smil:attributeName="visibility" smil:to="visible"/>
                  <anim:animate smil:dur="0.5s" smil:fill="hold" smil:targetElement="id463" smil:attributeName="x" smil:values="x;x" smil:keyTimes="0;1"/>
                  <anim:animate smil:dur="0.5s" smil:fill="hold" smil:targetElement="id46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64" smil:attributeName="visibility" smil:to="visible"/>
                  <anim:animate smil:dur="0.5s" smil:fill="hold" smil:targetElement="id464" smil:attributeName="x" smil:values="x;x" smil:keyTimes="0;1"/>
                  <anim:animate smil:dur="0.5s" smil:fill="hold" smil:targetElement="id4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5" smil:attributeName="visibility" smil:to="visible"/>
                  <anim:animate smil:dur="0.5s" smil:fill="hold" smil:targetElement="id465" smil:attributeName="x" smil:values="x;x" smil:keyTimes="0;1"/>
                  <anim:animate smil:dur="0.5s" smil:fill="hold" smil:targetElement="id46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9">
        <draw:frame presentation:style-name="pr11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474" draw:id="id474">
          <svg:title>TexMaths</svg:title>
          <svg:desc>24§display§\text {I}§svg§600§FALSE§</svg:desc>
          <draw:polygon draw:style-name="gr2" draw:text-style-name="P6" draw:layer="layout" svg:width="0.197cm" svg:height="0.493cm" svg:x="5.447cm" svg:y="13.347cm" svg:viewBox="0 0 198 494" draw:points="100,494 0,494 0,0 198,0 198,494">
            <text:p/>
          </draw:polygon>
          <draw:path draw:style-name="gr3" draw:text-style-name="P7" draw:layer="layout" svg:width="0.258cm" svg:height="0.577cm" svg:x="5.428cm" svg:y="13.3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70" draw:id="id470">
          <svg:title>TexMaths</svg:title>
          <svg:desc>22§display§= \int \frac{ 1 }{ \sqrt{ 5x^2 + 3 x^2 \log x - 2 x^2 ( \log x )^2  } }\ dx§svg§600§FALSE§</svg:desc>
          <draw:polygon draw:style-name="gr2" draw:text-style-name="P6" draw:layer="layout" svg:width="13.303cm" svg:height="1.849cm" svg:x="6.137cm" svg:y="3.158cm" svg:viewBox="0 0 13304 1850" draw:points="6651,1850 0,1850 0,0 13304,0 13304,1850">
            <text:p/>
          </draw:polygon>
          <draw:path draw:style-name="gr3" draw:text-style-name="P7" draw:layer="layout" svg:width="0.515cm" svg:height="0.182cm" svg:x="6.142cm" svg:y="3.8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957cm" svg:y="3.119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2.987cm" svg:y="3.13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0.406cm" svg:height="0.032cm" svg:x="7.909cm" svg:y="3.962cm" svg:viewBox="0 0 10407 33" draw:points="5204,33 0,33 0,0 10407,0 10407,33">
            <text:p/>
          </draw:polygon>
          <draw:path draw:style-name="gr3" draw:text-style-name="P7" draw:layer="layout" svg:width="0.705cm" svg:height="0.928cm" svg:x="7.994cm" svg:y="4.117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9.633cm" svg:height="0.032cm" svg:x="8.682cm" svg:y="4.117cm" svg:viewBox="0 0 9634 33" draw:points="4817,33 0,33 0,0 9634,0 9634,33">
            <text:p/>
          </draw:polygon>
          <draw:path draw:style-name="gr3" draw:text-style-name="P7" draw:layer="layout" svg:width="0.309cm" svg:height="0.532cm" svg:x="8.721cm" svg:y="4.295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19 38-37 0-19-14-39-38-39-13 0-39 5-39 42 0 67 53 141 141 141 90 0 169-74 169-172z">
            <text:p/>
          </draw:path>
          <draw:path draw:style-name="gr3" draw:text-style-name="P7" draw:layer="layout" svg:width="0.386cm" svg:height="0.351cm" svg:x="9.092cm" svg:y="4.4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544cm" svg:y="4.22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072cm" svg:y="4.35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0.836cm" svg:y="4.295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1.213cm" svg:y="4.4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1.665cm" svg:y="4.22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73cm" svg:height="0.538cm" svg:x="12.133cm" svg:y="4.27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2.343cm" svg:y="4.46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2.73cm" svg:y="4.45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386cm" svg:height="0.351cm" svg:x="13.258cm" svg:y="4.46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3.913cm" svg:y="4.60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4.661cm" svg:y="4.29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15.03cm" svg:y="4.4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5.485cm" svg:y="4.22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5.873cm" svg:y="4.22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173cm" svg:height="0.538cm" svg:x="16.123cm" svg:y="4.27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6.335cm" svg:y="4.46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6.722cm" svg:y="4.45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386cm" svg:height="0.351cm" svg:x="17.248cm" svg:y="4.4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7.711cm" svg:y="4.22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8.003cm" svg:y="4.22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8.697cm" svg:y="3.63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9.091cm" svg:y="3.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473" draw:id="id473">
          <svg:title>TexMaths</svg:title>
          <svg:desc>24§display§\text {Put,} \ \ \log x = t, \ \text {Diff } w.\ r.\ t.\ x.\  \frac{1}{x} \ dx = dt §svg§600§FALSE§</svg:desc>
          <draw:polygon draw:style-name="gr2" draw:text-style-name="P6" draw:layer="layout" svg:width="15.233cm" svg:height="1.637cm" svg:x="3.742cm" svg:y="10.749cm" svg:viewBox="0 0 15234 1638" draw:points="7618,1638 0,1638 0,0 15234,0 15234,1638">
            <text:p/>
          </draw:polygon>
          <draw:path draw:style-name="gr3" draw:text-style-name="P7" draw:layer="layout" svg:width="0.498cm" svg:height="0.577cm" svg:x="3.729cm" svg:y="11.264cm" svg:viewBox="0 0 499 578" svg:d="M163 311h142c102 0 194-69 194-153 0-83-84-158-199-158h-300v27h21c65 0 65 9 65 38v448c0 31 0 38-65 38h-21v27c29-2 92-2 125-2 32 0 96 0 125 2v-27h-20c-65 0-67-7-67-38zM159 288v-228c0-27 2-33 43-33h74c135 0 135 88 135 131 0 40 0 130-135 130z">
            <text:p/>
          </draw:path>
          <draw:path draw:style-name="gr3" draw:text-style-name="P7" draw:layer="layout" svg:width="0.425cm" svg:height="0.383cm" svg:x="4.301cm" svg:y="11.468cm" svg:viewBox="0 0 426 384" svg:d="M303 307v77l123-9v-27c-59 0-65-6-65-46v-302l-125 10v26c60 0 65 6 65 47v151c0 73-40 131-101 131-71 0-75-38-75-83v-282l-125 10v26c65 0 65 2 65 77v127c0 67 0 144 131 144 46 0 84-23 107-77z">
            <text:p/>
          </draw:path>
          <draw:path draw:style-name="gr3" draw:text-style-name="P7" draw:layer="layout" svg:width="0.266cm" svg:height="0.529cm" svg:x="4.758cm" svg:y="11.322cm" svg:viewBox="0 0 267 530" svg:d="M131 182h121v-26h-121v-156h-22c0 69-26 159-109 163v19h73v233c0 106 79 115 109 115 60 0 85-59 85-115v-48h-23v48c0 61-25 94-56 94-57 0-57-77-57-92z">
            <text:p/>
          </draw:path>
          <draw:path draw:style-name="gr3" draw:text-style-name="P7" draw:layer="layout" svg:width="0.099cm" svg:height="0.253cm" svg:x="5.144cm" svg:y="11.75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189cm" svg:height="0.587cm" svg:x="6.037cm" svg:y="11.254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6.265cm" svg:y="11.46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6.688cm" svg:y="11.458cm" svg:viewBox="0 0 388 559" svg:d="M165 238c-75 0-75-84-75-104 0-23 2-49 14-71 7-11 27-34 61-34 73 0 73 84 73 104 0 23 0 49-13 71-8 11-27 34-60 34zM65 271c0-4 0-23 16-40 32 24 67 26 84 26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7-46-24-94-24-146-24-21 0-58 0-64 0-27-3-46-30-46-57zM188 538c-86 0-144-42-144-87 0-40 33-71 69-73h50c73 0 169 0 169 73 0 45-61 87-144 87z">
            <text:p/>
          </draw:path>
          <draw:path draw:style-name="gr3" draw:text-style-name="P7" draw:layer="layout" svg:width="0.421cm" svg:height="0.383cm" svg:x="7.262cm" svg:y="11.468cm" svg:viewBox="0 0 422 384" svg:d="M259 119c4-23 23-100 83-100 6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8-59 90-65 10 33 40 65 90 65 89 0 136-109 136-130 0-8-7-8-9-8-8 0-10 2-12 8-26 92-86 111-113 111-33 0-46-27-46-56 0-19 6-36 15-75z">
            <text:p/>
          </draw:path>
          <draw:path draw:style-name="gr3" draw:text-style-name="P7" draw:layer="layout" svg:width="0.562cm" svg:height="0.199cm" svg:x="8.001cm" svg:y="11.53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6cm" svg:height="0.539cm" svg:x="8.865cm" svg:y="11.312cm" svg:viewBox="0 0 261 540" svg:d="M156 192h80c16 0 25 0 25-17 0-10-9-10-25-10h-75c31-121 37-136 37-142 0-15-12-23-25-23-4 0-27 0-35 31l-32 134h-81c-17 0-25 0-25 16 0 11 8 11 23 11h75c-62 240-63 254-63 269 0 46 32 79 76 79 89 0 137-125 137-131 0-8-8-8-12-8-8 0-8 2-11 12-37 88-83 108-112 108-17 0-25-12-25-39 0-21 0-27 4-40z">
            <text:p/>
          </draw:path>
          <draw:path draw:style-name="gr3" draw:text-style-name="P7" draw:layer="layout" svg:width="0.099cm" svg:height="0.253cm" svg:x="9.222cm" svg:y="11.75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567cm" svg:height="0.577cm" svg:x="9.834cm" svg:y="11.264cm" svg:viewBox="0 0 568 578" svg:d="M0 0v27h21c65 0 65 9 65 38v448c0 31 0 38-65 38h-21v27h309c142 0 259-125 259-284 0-161-113-294-259-294zM202 551c-41 0-43-5-43-32v-459c0-27 2-33 43-33h84c52 0 111 17 154 79 36 50 44 123 44 188 0 94-16 144-46 186-18 23-66 71-152 71z">
            <text:p/>
          </draw:path>
          <draw:path draw:style-name="gr3" draw:text-style-name="P7" draw:layer="layout" svg:width="0.181cm" svg:height="0.566cm" svg:x="10.477cm" svg:y="11.27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508cm" svg:height="0.596cm" svg:x="10.706cm" svg:y="11.245cm" svg:viewBox="0 0 509 597" svg:d="M357 257h96v-25h-100v-98c0-76 42-115 79-115 4 0 15 0 29 6-10 4-25 13-25 35 0 19 13 36 36 36s37-17 37-36c0-31-29-60-77-60-50 0-88 33-92 36-23-32-71-36-94-36-81 0-179 44-179 136v96h-67v25h67v275c0 38-9 38-67 38v27c29-2 73-3 94-3s63 1 94 3v-27c-56 0-65 0-65-38v-275h178v275c0 38-9 38-67 38v27c33-2 73-3 96-3 35 0 75 0 108 3v-27h-18c-61 0-63-9-63-40zM121 232v-96c0-82 69-117 123-117 42 0 65 16 67 16v1c-15 0-31 12-31 35 0 6 0 27 23 35-2 11-2 19-2 28v98z">
            <text:p/>
          </draw:path>
          <draw:path draw:style-name="gr3" draw:text-style-name="P7" draw:layer="layout" svg:width="0.56cm" svg:height="0.383cm" svg:x="11.482cm" svg:y="11.468cm" svg:viewBox="0 0 561 384" svg:d="M367 86c4-17 11-50 11-53 0-16-11-23-23-23-11 0-27 5-32 23-2 5-43 169-48 190-6 25-8 40-8 56 0 9 0 11 2 15-19 46-46 71-79 71-67 0-67-62-67-77 0-27 4-59 44-165 10-25 13-37 13-54 0-38-26-69-69-69-80 0-111 123-111 131 0 7 8 7 10 7 9 0 9 0 13-15 23-79 56-104 86-104 8 0 22 0 22 27 0 21-10 46-16 60-36 100-48 140-48 171 0 78 58 107 121 107 14 0 54 0 88-59 22 53 81 59 106 59 63 0 100-54 123-104 29-67 56-180 56-220 0-47-23-60-39-60-21 0-42 21-42 40 0 12 6 18 13 23 10 10 31 31 31 73 0 29-25 112-46 154-23 46-52 75-94 75-40 0-61-25-61-73 0-23 5-50 7-61z">
            <text:p/>
          </draw:path>
          <draw:path draw:style-name="gr3" draw:text-style-name="P7" draw:layer="layout" svg:width="0.091cm" svg:height="0.091cm" svg:x="12.155cm" svg:y="11.75cm" svg:viewBox="0 0 92 92" svg:d="M92 46c0-25-21-46-46-46s-46 21-46 46 21 46 46 46 46-21 46-46z">
            <text:p/>
          </draw:path>
          <draw:path draw:style-name="gr3" draw:text-style-name="P7" draw:layer="layout" svg:width="0.345cm" svg:height="0.383cm" svg:x="12.624cm" svg:y="11.468cm" svg:viewBox="0 0 346 384" svg:d="M50 325c-2 13-8 32-8 36 0 15 12 23 25 23 10 0 25-8 31-23 2-4 31-119 34-134 6-29 22-89 27-112 4-9 27-50 48-69 6-6 31-27 68-27 23 0 34 10 36 10-27 4-44 25-44 46 0 13 9 31 31 31 23 0 48-20 48-50 0-31-27-56-71-56-56 0-93 42-108 65-8-38-38-65-79-65-38 0-53 33-61 48-15 29-27 81-27 83 0 7 8 7 10 7 9 0 9 0 15-19 13-59 31-100 61-100 16 0 27 6 27 39 0 17-4 27-13 71z">
            <text:p/>
          </draw:path>
          <draw:path draw:style-name="gr3" draw:text-style-name="P7" draw:layer="layout" svg:width="0.091cm" svg:height="0.091cm" svg:x="13.029cm" svg:y="11.75cm" svg:viewBox="0 0 92 92" svg:d="M92 46c0-25-21-46-46-46s-46 21-46 46 21 46 46 46 46-21 46-46z">
            <text:p/>
          </draw:path>
          <draw:path draw:style-name="gr3" draw:text-style-name="P7" draw:layer="layout" svg:width="0.26cm" svg:height="0.539cm" svg:x="13.492cm" svg:y="11.312cm" svg:viewBox="0 0 261 540" svg:d="M156 192h80c16 0 25 0 25-17 0-10-9-10-25-10h-73c29-121 35-136 35-142 0-15-12-23-25-23-2 0-27 0-35 31l-32 134h-81c-17 0-25 0-25 16 0 11 8 11 23 11h75c-60 240-63 254-63 269 0 46 32 79 76 79 89 0 137-125 137-131 0-8-8-8-12-8-6 0-8 2-11 12-37 88-83 108-112 108-17 0-25-12-25-39 0-21 0-27 4-40z">
            <text:p/>
          </draw:path>
          <draw:path draw:style-name="gr3" draw:text-style-name="P7" draw:layer="layout" svg:width="0.091cm" svg:height="0.091cm" svg:x="13.849cm" svg:y="11.75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4.315cm" svg:y="11.468cm" svg:viewBox="0 0 422 384" svg:d="M259 119c4-23 23-100 83-100 6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8-59 90-65 10 33 40 65 90 65 89 0 136-109 136-130 0-8-7-8-9-8-8 0-10 2-12 8-27 92-86 111-113 111-33 0-46-27-46-56 0-19 6-36 15-75z">
            <text:p/>
          </draw:path>
          <draw:path draw:style-name="gr3" draw:text-style-name="P7" draw:layer="layout" svg:width="0.091cm" svg:height="0.091cm" svg:x="14.847cm" svg:y="11.75cm" svg:viewBox="0 0 92 92" svg:d="M92 46c0-25-21-46-46-46s-46 21-46 46 21 46 46 46 46-21 46-46z">
            <text:p/>
          </draw:path>
          <draw:path draw:style-name="gr3" draw:text-style-name="P7" draw:layer="layout" svg:width="0.279cm" svg:height="0.564cm" svg:x="15.496cm" svg:y="10.707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7" draw:layer="layout" svg:width="0.483cm" svg:height="0.035cm" svg:x="15.39cm" svg:y="11.612cm" svg:viewBox="0 0 484 36" draw:points="242,36 0,36 0,0 484,0 484,36">
            <text:p/>
          </draw:polygon>
          <draw:path draw:style-name="gr3" draw:text-style-name="P7" draw:layer="layout" svg:width="0.421cm" svg:height="0.383cm" svg:x="15.415cm" svg:y="12.046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6-59 90-65 10 33 40 65 90 65 89 0 136-109 136-130 0-8-7-8-9-8-8 0-10 2-12 8-28 92-86 111-113 111-33 0-46-27-46-56 0-19 6-36 15-75z">
            <text:p/>
          </draw:path>
          <draw:path draw:style-name="gr3" draw:text-style-name="P7" draw:layer="layout" svg:width="0.402cm" svg:height="0.596cm" svg:x="16.289cm" svg:y="11.254cm" svg:viewBox="0 0 403 597" svg:d="M403 10c0-2 0-10-11-10-12 0-92 8-108 10-6 0-11 3-11 15 0 11 7 11 21 11 40 0 42 6 42 14l-2 17-52 200c-15-31-40-54-78-54-98 0-204 125-204 248 0 81 46 136 113 136 18 0 60-3 110-63 7 35 36 63 77 63 30 0 49-19 63-48 13-28 25-80 25-82 0-10-8-10-10-10-9 0-9 4-11 16-16 55-31 105-66 105-23 0-25-21-25-38 0-21 2-27 6-41zM227 486c-4 15-4 17-18 33-36 46-71 59-94 59-42 0-55-46-55-79 0-42 28-147 48-186 24-50 63-81 97-81 56 0 68 70 68 75 0 4-2 10-4 14z">
            <text:p/>
          </draw:path>
          <draw:path draw:style-name="gr3" draw:text-style-name="P7" draw:layer="layout" svg:width="0.421cm" svg:height="0.383cm" svg:x="16.719cm" svg:y="11.46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81 56 55 0 86-59 88-65 10 33 40 65 92 65 86 0 134-109 134-130 0-8-7-8-9-8-8 0-10 2-12 8-27 92-84 111-113 111-33 0-46-27-46-56 0-19 6-36 15-75z">
            <text:p/>
          </draw:path>
          <draw:path draw:style-name="gr3" draw:text-style-name="P7" draw:layer="layout" svg:width="0.562cm" svg:height="0.199cm" svg:x="17.458cm" svg:y="11.53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402cm" svg:height="0.596cm" svg:x="18.334cm" svg:y="11.254cm" svg:viewBox="0 0 403 597" svg:d="M403 10c0-2 0-10-11-10-12 0-92 8-108 10-6 0-11 3-11 15 0 11 7 11 21 11 40 0 42 6 42 14l-2 17-52 200c-15-31-40-54-78-54-98 0-204 125-204 248 0 81 46 136 113 136 18 0 60-3 110-63 7 35 36 63 77 63 30 0 49-19 63-48 13-28 25-80 25-82 0-10-8-10-10-10-9 0-9 4-11 16-16 55-31 105-66 105-23 0-25-21-25-38 0-21 2-27 6-41zM227 486c-4 15-4 17-18 33-36 46-71 59-94 59-42 0-55-46-55-79 0-42 26-147 48-186 24-50 63-81 97-81 56 0 68 70 68 75 0 4-2 10-4 14z">
            <text:p/>
          </draw:path>
          <draw:path draw:style-name="gr3" draw:text-style-name="P7" draw:layer="layout" svg:width="0.26cm" svg:height="0.539cm" svg:x="18.758cm" svg:y="11.312cm" svg:viewBox="0 0 261 540" svg:d="M156 192h80c16 0 25 0 25-17 0-10-9-10-25-10h-73c29-121 35-136 35-142 0-15-12-23-25-23-2 0-27 0-35 31l-32 134h-81c-17 0-25 0-25 16 0 11 8 11 23 11h75c-60 240-63 254-63 269 0 46 32 79 76 79 89 0 137-125 137-131 0-8-8-8-12-8-6 0-8 2-11 12-37 88-83 108-112 108-17 0-25-12-25-39 0-21 0-27 4-40z">
            <text:p/>
          </draw:path>
        </draw:g>
        <draw:g xml:id="id475" draw:id="id475">
          <svg:title>TexMaths</svg:title>
          <svg:desc>22§display§= \int \frac{ 1 }{ \sqrt{ 5 + 3t - 2t^2 } }\ dt§svg§600§FALSE§</svg:desc>
          <draw:polygon draw:style-name="gr2" draw:text-style-name="P6" draw:layer="layout" svg:width="7.341cm" svg:height="1.695cm" svg:x="6.135cm" svg:y="12.757cm" svg:viewBox="0 0 7342 1696" draw:points="3671,1696 0,1696 0,0 7342,0 7342,1696">
            <text:p/>
          </draw:polygon>
          <draw:path draw:style-name="gr3" draw:text-style-name="P7" draw:layer="layout" svg:width="0.515cm" svg:height="0.182cm" svg:x="6.14cm" svg:y="13.4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955cm" svg:y="12.718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0.082cm" svg:y="12.73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599cm" svg:height="0.032cm" svg:x="7.907cm" svg:y="13.561cm" svg:viewBox="0 0 4600 33" draw:points="2300,33 0,33 0,0 4600,0 4600,33">
            <text:p/>
          </draw:polygon>
          <draw:path draw:style-name="gr3" draw:text-style-name="P7" draw:layer="layout" svg:width="0.604cm" svg:height="0.774cm" svg:x="7.964cm" svg:y="13.716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3.955cm" svg:height="0.032cm" svg:x="8.551cm" svg:y="13.716cm" svg:viewBox="0 0 3956 33" draw:points="1978,33 0,33 0,0 3956,0 3956,33">
            <text:p/>
          </draw:polygon>
          <draw:path draw:style-name="gr3" draw:text-style-name="P7" draw:layer="layout" svg:width="0.309cm" svg:height="0.532cm" svg:x="8.59cm" svg:y="13.877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7 55 140 141 140 90 0 169-73 169-172z">
            <text:p/>
          </draw:path>
          <draw:path draw:style-name="gr3" draw:text-style-name="P7" draw:layer="layout" svg:width="0.515cm" svg:height="0.517cm" svg:x="9.153cm" svg:y="13.94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9.915cm" svg:y="13.877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38cm" svg:height="0.494cm" svg:x="10.288cm" svg:y="13.908cm" svg:viewBox="0 0 239 495" svg:d="M143 176h73c15 0 23 0 23-16 0-9-8-9-23-9h-68c28-111 33-125 33-130 0-14-10-21-23-21-3 0-24 0-31 28l-30 123h-74c-16 0-23 0-23 15 0 10 7 10 21 10h69c-57 220-58 232-58 247 0 42 30 72 70 72 81 0 125-115 125-120 0-7-7-7-11-7-7 0-7 2-10 11-34 81-76 98-102 98-16 0-23-10-23-35 0-19 0-25 3-37z">
            <text:p/>
          </draw:path>
          <draw:path draw:style-name="gr3" draw:text-style-name="P7" draw:layer="layout" svg:width="0.472cm" svg:height="0.032cm" svg:x="10.785cm" svg:y="14.18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1.533cm" svg:y="13.87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238cm" svg:height="0.494cm" svg:x="11.899cm" svg:y="13.908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12.194cm" svg:y="13.8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2.888cm" svg:y="13.234cm" svg:viewBox="0 0 370 548" svg:d="M370 9c0-2 0-9-11-9s-84 7-99 9c-5 0-10 3-10 14 0 10 7 10 19 10 37 0 39 6 39 13l-4 16-45 183c-14-28-37-50-72-50-90 0-187 115-187 228 0 74 42 125 104 125 16 0 54-4 100-59 7 32 34 59 71 59 28 0 45-18 58-44 12-27 22-74 22-76 0-9-7-9-8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7" draw:layer="layout" svg:width="0.238cm" svg:height="0.494cm" svg:x="13.277cm" svg:y="13.287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</draw:g>
        <draw:g xml:id="id476" draw:id="id476">
          <svg:title>TexMaths</svg:title>
          <svg:desc>22§display§= \int \frac{ 1 }{ \sqrt{ 2 \left( \frac{5}{2} + \frac{3t}{2} - t^2 \right) } }\ dt§svg§600§FALSE§</svg:desc>
          <draw:polygon draw:style-name="gr2" draw:text-style-name="P6" draw:layer="layout" svg:width="8.476cm" svg:height="2.313cm" svg:x="14.034cm" svg:y="12.758cm" svg:viewBox="0 0 8477 2314" draw:points="4240,2314 0,2314 0,0 8477,0 8477,2314">
            <text:p/>
          </draw:polygon>
          <draw:path draw:style-name="gr3" draw:text-style-name="P7" draw:layer="layout" svg:width="0.515cm" svg:height="0.182cm" svg:x="14.039cm" svg:y="13.4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4.854cm" svg:y="12.719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8.548cm" svg:y="12.73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5.734cm" svg:height="0.032cm" svg:x="15.806cm" svg:y="13.562cm" svg:viewBox="0 0 5735 33" draw:points="2869,33 0,33 0,0 5735,0 5735,33">
            <text:p/>
          </draw:polygon>
          <draw:path draw:style-name="gr3" draw:text-style-name="P7" draw:layer="layout" svg:width="0.705cm" svg:height="1.392cm" svg:x="15.891cm" svg:y="13.717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4.962cm" svg:height="0.032cm" svg:x="16.579cm" svg:y="13.717cm" svg:viewBox="0 0 4963 33" draw:points="2481,33 0,33 0,0 4963,0 4963,33">
            <text:p/>
          </draw:polygon>
          <draw:path draw:style-name="gr3" draw:text-style-name="P7" draw:layer="layout" svg:width="0.309cm" svg:height="0.516cm" svg:x="16.617cm" svg:y="14.127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203cm" svg:height="0.928cm" svg:x="17.212cm" svg:y="13.984cm" svg:viewBox="0 0 204 929" svg:d="M204 920c0-2-2-3-3-7-37-37-90-100-122-227-17-70-24-149-24-222 0-204 47-346 142-446 7-7 7-9 7-11 0-7-7-7-10-7-11 0-53 46-64 58-79 93-130 232-130 406 0 110 19 266 121 396 9 9 59 69 73 69 3 0 10 0 10-9z">
            <text:p/>
          </draw:path>
          <draw:path draw:style-name="gr3" draw:text-style-name="P7" draw:layer="layout" svg:width="0.24cm" svg:height="0.37cm" svg:x="17.577cm" svg:y="13.977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olygon draw:style-name="gr3" draw:text-style-name="P7" draw:layer="layout" svg:width="0.309cm" svg:height="0.032cm" svg:x="17.541cm" svg:y="14.433cm" svg:viewBox="0 0 310 33" draw:points="155,33 0,33 0,0 310,0 310,33">
            <text:p/>
          </draw:polygon>
          <draw:path draw:style-name="gr3" draw:text-style-name="P7" draw:layer="layout" svg:width="0.24cm" svg:height="0.36cm" svg:x="17.577cm" svg:y="14.54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8.157cm" svg:y="14.1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9cm" svg:height="0.37cm" svg:x="19.009cm" svg:y="13.977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ath draw:style-name="gr3" draw:text-style-name="P7" draw:layer="layout" svg:width="0.184cm" svg:height="0.344cm" svg:x="19.312cm" svg:y="13.998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1z">
            <text:p/>
          </draw:path>
          <draw:polygon draw:style-name="gr3" draw:text-style-name="P7" draw:layer="layout" svg:width="0.543cm" svg:height="0.032cm" svg:x="18.981cm" svg:y="14.433cm" svg:viewBox="0 0 544 33" draw:points="271,33 0,33 0,0 544,0 544,33">
            <text:p/>
          </draw:polygon>
          <draw:path draw:style-name="gr3" draw:text-style-name="P7" draw:layer="layout" svg:width="0.24cm" svg:height="0.36cm" svg:x="19.132cm" svg:y="14.54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9.85cm" svg:y="14.433cm" svg:viewBox="0 0 473 33" svg:d="M447 33c12 0 26 0 26-17 0-16-14-16-26-16h-421c-12 0-26 0-26 16 0 17 14 17 26 17z">
            <text:p/>
          </draw:path>
          <draw:path draw:style-name="gr3" draw:text-style-name="P7" draw:layer="layout" svg:width="0.238cm" svg:height="0.493cm" svg:x="20.577cm" svg:y="14.156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24cm" svg:height="0.36cm" svg:x="20.873cm" svg:y="14.05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21.22cm" svg:y="13.984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369cm" svg:height="0.546cm" svg:x="21.922cm" svg:y="13.234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7" draw:layer="layout" svg:width="0.238cm" svg:height="0.493cm" svg:x="22.311cm" svg:y="13.287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</draw:g>
        <draw:g xml:id="id466" draw:id="id466">
          <svg:title>TexMaths</svg:title>
          <svg:desc>26§display§(7)§svg§600§FALSE§</svg:desc>
          <draw:polygon draw:style-name="gr2" draw:text-style-name="P6" draw:layer="layout" svg:width="0.986cm" svg:height="0.823cm" svg:x="2.119cm" svg:y="1.157cm" svg:viewBox="0 0 987 824" draw:points="494,824 0,824 0,0 987,0 987,824">
            <text:p/>
          </draw:polygon>
          <draw:path draw:style-name="gr3" draw:text-style-name="P7" draw:layer="layout" svg:width="0.213cm" svg:height="0.914cm" svg:x="2.163cm" svg:y="1.111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93cm" svg:height="0.64cm" svg:x="2.479cm" svg:y="1.18cm" svg:viewBox="0 0 394 641" svg:d="M385 62c9-12 9-14 9-33h-223c-113 0-115-12-117-29h-23l-31 189h23c2-14 10-73 23-83 6-6 79-6 89-6h192c-10 14-83 114-104 145-81 123-113 250-113 344 0 10 0 52 42 52 44 0 44-42 44-52v-46c0-50 2-102 8-150 4-21 17-100 58-158z">
            <text:p/>
          </draw:path>
          <draw:path draw:style-name="gr3" draw:text-style-name="P7" draw:layer="layout" svg:width="0.213cm" svg:height="0.914cm" svg:x="2.94cm" svg:y="1.11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467" draw:id="id467">
          <svg:title>TexMaths</svg:title>
          <svg:desc>24§display§\text {Let,}§svg§600§FALSE§</svg:desc>
          <draw:polygon draw:style-name="gr2" draw:text-style-name="P6" draw:layer="layout" svg:width="1.318cm" svg:height="0.655cm" svg:x="3.739cm" svg:y="1.248cm" svg:viewBox="0 0 1319 656" draw:points="659,656 0,656 0,0 1319,0 1319,656">
            <text:p/>
          </draw:polygon>
          <draw:path draw:style-name="gr3" draw:text-style-name="P7" draw:layer="layout" svg:width="0.464cm" svg:height="0.577cm" svg:x="3.724cm" svg:y="1.2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8cm" svg:y="1.4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5cm" svg:y="1.2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9cm" svg:y="1.6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468" draw:id="id468">
          <svg:title>TexMaths</svg:title>
          <svg:desc>24§display§\text {I}§svg§600§FALSE§</svg:desc>
          <draw:polygon draw:style-name="gr2" draw:text-style-name="P6" draw:layer="layout" svg:width="0.197cm" svg:height="0.493cm" svg:x="5.645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69" draw:id="id469">
          <svg:title>TexMaths</svg:title>
          <svg:desc>22§display§= \int \frac{ 1 }{ \sqrt{ 5x^2 + 3\log x^{x^2} - 2( \log x^x )^2  } }\ dx§svg§600§FALSE§</svg:desc>
          <draw:polygon draw:style-name="gr2" draw:text-style-name="P6" draw:layer="layout" svg:width="12.804cm" svg:height="1.849cm" svg:x="6.135cm" svg:y="0.656cm" svg:viewBox="0 0 12805 1850" draw:points="6404,1850 0,1850 0,0 12805,0 12805,1850">
            <text:p/>
          </draw:polygon>
          <draw:path draw:style-name="gr3" draw:text-style-name="P7" draw:layer="layout" svg:width="0.515cm" svg:height="0.182cm" svg:x="6.14cm" svg:y="1.3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955cm" svg:y="0.617cm" svg:viewBox="0 0 688 1719" svg:d="M37 1684c25 0 39-17 39-37 0-26-20-39-37-39-20 0-39 13-39 39 0 41 39 72 86 72 118 0 162-181 217-404 60-245 111-493 153-741 28-164 56-319 83-419 8-39 35-137 67-137 22 0 42 14 45 17-26 2-38 18-38 37 0 27 19 39 37 39 19 0 38-12 38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2.737cm" svg:y="0.63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9.911cm" svg:height="0.032cm" svg:x="7.907cm" svg:y="1.46cm" svg:viewBox="0 0 9912 33" draw:points="4955,33 0,33 0,0 9912,0 9912,33">
            <text:p/>
          </draw:polygon>
          <draw:path draw:style-name="gr3" draw:text-style-name="P7" draw:layer="layout" svg:width="0.705cm" svg:height="0.928cm" svg:x="7.992cm" svg:y="1.615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9.136cm" svg:height="0.032cm" svg:x="8.68cm" svg:y="1.615cm" svg:viewBox="0 0 9137 33" draw:points="4569,33 0,33 0,0 9137,0 9137,33">
            <text:p/>
          </draw:polygon>
          <draw:path draw:style-name="gr3" draw:text-style-name="P7" draw:layer="layout" svg:width="0.309cm" svg:height="0.532cm" svg:x="8.719cm" svg:y="1.815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19 38-37 0-19-14-39-38-39-13 0-39 5-39 42 0 67 53 141 141 141 90 0 169-74 169-172z">
            <text:p/>
          </draw:path>
          <draw:path draw:style-name="gr3" draw:text-style-name="P7" draw:layer="layout" svg:width="0.386cm" svg:height="0.351cm" svg:x="9.09cm" svg:y="1.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543cm" svg:y="1.74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071cm" svg:y="1.88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0.835cm" svg:y="1.815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73cm" svg:height="0.538cm" svg:x="11.342cm" svg:y="1.79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1.553cm" svg:y="1.98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1.94cm" svg:y="1.981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7 0 155 0 155 67 0 40-57 79-133 79z">
            <text:p/>
          </draw:path>
          <draw:path draw:style-name="gr3" draw:text-style-name="P7" draw:layer="layout" svg:width="0.386cm" svg:height="0.351cm" svg:x="12.466cm" svg:y="1.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91cm" svg:height="0.245cm" svg:x="12.913cm" svg:y="1.868cm" svg:viewBox="0 0 292 246" svg:d="M109 183c-5 18-23 48-51 48-2 0-18 0-30-8 23-7 25-26 25-29 0-13-9-22-21-22-16 0-32 15-32 34 0 28 30 40 56 40 27 0 48-15 62-38 14 28 44 38 65 38 63 0 95-68 95-84 0-7-7-7-9-7-7 0-7 3-8 10-13 37-44 66-76 66-21 0-34-15-34-36 0-14 14-63 29-125 12-42 37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193cm" svg:height="0.258cm" svg:x="13.273cm" svg:y="1.696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472cm" svg:height="0.032cm" svg:x="13.813cm" svg:y="2.12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4.561cm" svg:y="1.81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8 7-74 7z">
            <text:p/>
          </draw:path>
          <draw:path draw:style-name="gr3" draw:text-style-name="P7" draw:layer="layout" svg:width="0.18cm" svg:height="0.773cm" svg:x="14.987cm" svg:y="1.7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173cm" svg:height="0.538cm" svg:x="15.235cm" svg:y="1.79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5.446cm" svg:y="1.984cm" svg:viewBox="0 0 345 357" svg:d="M345 181c0-98-79-181-173-181-96 0-172 84-172 181 0 101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7" draw:layer="layout" svg:width="0.355cm" svg:height="0.511cm" svg:x="15.834cm" svg:y="1.981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7 0 155 0 155 67 0 40-57 79-133 79z">
            <text:p/>
          </draw:path>
          <draw:path draw:style-name="gr3" draw:text-style-name="P7" draw:layer="layout" svg:width="0.386cm" svg:height="0.351cm" svg:x="16.36cm" svg:y="1.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91cm" svg:height="0.245cm" svg:x="16.805cm" svg:y="1.868cm" svg:viewBox="0 0 292 246" svg:d="M109 183c-5 18-23 48-51 48-2 0-18 0-30-8 23-7 25-26 25-29 0-13-9-22-21-22-16 0-32 15-32 34 0 28 30 40 56 40 27 0 48-15 62-38 14 28 44 38 65 38 63 0 95-68 95-84 0-7-7-7-9-7-7 0-7 3-8 10-13 37-44 66-76 66-21 0-34-15-34-36 0-14 14-63 29-125 12-42 37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18cm" svg:height="0.773cm" svg:x="17.214cm" svg:y="1.75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7.504cm" svg:y="1.74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8.197cm" svg:y="1.133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8.592cm" svg:y="1.32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471" draw:id="id471">
          <svg:title>TexMaths</svg:title>
          <svg:desc>22§display§= \int \frac{ 1 }{ \sqrt{ x^2 \left( 5 + 3 \log x - 2( \log x )^2 \right)  } }\ dx§svg§600§FALSE§</svg:desc>
          <draw:polygon draw:style-name="gr2" draw:text-style-name="P6" draw:layer="layout" svg:width="12.452cm" svg:height="1.849cm" svg:x="6.135cm" svg:y="5.658cm" svg:viewBox="0 0 12453 1850" draw:points="6227,1850 0,1850 0,0 12453,0 12453,1850">
            <text:p/>
          </draw:polygon>
          <draw:path draw:style-name="gr3" draw:text-style-name="P7" draw:layer="layout" svg:width="0.515cm" svg:height="0.182cm" svg:x="6.14cm" svg:y="6.3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955cm" svg:y="5.619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2.562cm" svg:y="5.63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9.559cm" svg:height="0.032cm" svg:x="7.907cm" svg:y="6.462cm" svg:viewBox="0 0 9560 33" draw:points="4780,33 0,33 0,0 9560,0 9560,33">
            <text:p/>
          </draw:polygon>
          <draw:path draw:style-name="gr3" draw:text-style-name="P7" draw:layer="layout" svg:width="0.705cm" svg:height="0.928cm" svg:x="7.992cm" svg:y="6.617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8.785cm" svg:height="0.032cm" svg:x="8.68cm" svg:y="6.617cm" svg:viewBox="0 0 8786 33" draw:points="4393,33 0,33 0,0 8786,0 8786,33">
            <text:p/>
          </draw:polygon>
          <draw:path draw:style-name="gr3" draw:text-style-name="P7" draw:layer="layout" svg:width="0.386cm" svg:height="0.351cm" svg:x="8.703cm" svg:y="6.96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9.157cm" svg:y="6.72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9.674cm" svg:y="6.72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32cm" svg:x="9.938cm" svg:y="6.795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19 38-37 0-19-14-39-38-39-13 0-39 5-39 42 0 67 53 141 141 141 90 0 169-74 169-172z">
            <text:p/>
          </draw:path>
          <draw:path draw:style-name="gr3" draw:text-style-name="P7" draw:layer="layout" svg:width="0.515cm" svg:height="0.516cm" svg:x="10.5cm" svg:y="6.85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1.263cm" svg:y="6.795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73cm" svg:height="0.538cm" svg:x="11.772cm" svg:y="6.77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1.981cm" svg:y="6.96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2.369cm" svg:y="6.95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386cm" svg:height="0.351cm" svg:x="12.895cm" svg:y="6.9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3.551cm" svg:y="7.10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4.299cm" svg:y="6.79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18cm" svg:height="0.773cm" svg:x="14.723cm" svg:y="6.72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173cm" svg:height="0.538cm" svg:x="14.973cm" svg:y="6.77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5.185cm" svg:y="6.96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5.57cm" svg:y="6.95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386cm" svg:height="0.351cm" svg:x="16.098cm" svg:y="6.9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6.561cm" svg:y="6.72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6.851cm" svg:y="6.72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7.208cm" svg:y="6.72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369cm" svg:height="0.546cm" svg:x="17.847cm" svg:y="6.13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8.24cm" svg:y="6.3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472" draw:id="id472">
          <svg:title>TexMaths</svg:title>
          <svg:desc>22§display§= \int \frac{ 1 }{ \sqrt{ 5 + 3 \log x - 2( \log x )^2 } }\frac{1}{x}\ dx§svg§600§FALSE§</svg:desc>
          <draw:polygon draw:style-name="gr2" draw:text-style-name="P6" draw:layer="layout" svg:width="11.563cm" svg:height="1.849cm" svg:x="6.135cm" svg:y="8.356cm" svg:viewBox="0 0 11564 1850" draw:points="5782,1850 0,1850 0,0 11564,0 11564,1850">
            <text:p/>
          </draw:polygon>
          <draw:path draw:style-name="gr3" draw:text-style-name="P7" draw:layer="layout" svg:width="0.515cm" svg:height="0.182cm" svg:x="6.14cm" svg:y="9.0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955cm" svg:y="8.317cm" svg:viewBox="0 0 688 1719" svg:d="M37 1684c25 0 39-17 39-37 0-26-20-39-37-39-20 0-39 13-39 39 0 41 39 72 86 72 118 0 162-181 217-404 60-245 111-493 153-741 28-164 56-319 83-419 8-39 35-137 66-137 23 0 43 14 46 17-26 2-38 18-38 37 0 27 19 39 37 39 19 0 38-12 38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1.803cm" svg:y="8.33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8.041cm" svg:height="0.032cm" svg:x="7.907cm" svg:y="9.16cm" svg:viewBox="0 0 8042 33" draw:points="4020,33 0,33 0,0 8042,0 8042,33">
            <text:p/>
          </draw:polygon>
          <draw:path draw:style-name="gr3" draw:text-style-name="P7" draw:layer="layout" svg:width="0.705cm" svg:height="0.928cm" svg:x="7.992cm" svg:y="9.315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7.267cm" svg:height="0.032cm" svg:x="8.68cm" svg:y="9.315cm" svg:viewBox="0 0 7268 33" draw:points="3635,33 0,33 0,0 7268,0 7268,33">
            <text:p/>
          </draw:polygon>
          <draw:path draw:style-name="gr3" draw:text-style-name="P7" draw:layer="layout" svg:width="0.309cm" svg:height="0.532cm" svg:x="8.719cm" svg:y="9.493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19 38-37 0-19-14-39-38-39-13 0-39 5-39 42 0 67 53 141 141 141 90 0 169-74 169-172z">
            <text:p/>
          </draw:path>
          <draw:path draw:style-name="gr3" draw:text-style-name="P7" draw:layer="layout" svg:width="0.515cm" svg:height="0.516cm" svg:x="9.282cm" svg:y="9.55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0.044cm" svg:y="9.49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73cm" svg:height="0.538cm" svg:x="10.553cm" svg:y="9.47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0.764cm" svg:y="9.66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1.151cm" svg:y="9.65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7 0 155 0 155 67 0 40-57 79-133 79z">
            <text:p/>
          </draw:path>
          <draw:path draw:style-name="gr3" draw:text-style-name="P7" draw:layer="layout" svg:width="0.386cm" svg:height="0.351cm" svg:x="11.678cm" svg:y="9.6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2.334cm" svg:y="9.79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3.082cm" svg:y="9.49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6 7-72 7z">
            <text:p/>
          </draw:path>
          <draw:path draw:style-name="gr3" draw:text-style-name="P7" draw:layer="layout" svg:width="0.18cm" svg:height="0.773cm" svg:x="13.507cm" svg:y="9.42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173cm" svg:height="0.538cm" svg:x="13.757cm" svg:y="9.47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3.966cm" svg:y="9.66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4.353cm" svg:y="9.65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7 0 155 0 155 67 0 40-57 79-133 79z">
            <text:p/>
          </draw:path>
          <draw:path draw:style-name="gr3" draw:text-style-name="P7" draw:layer="layout" svg:width="0.386cm" svg:height="0.351cm" svg:x="14.879cm" svg:y="9.6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5.344cm" svg:y="9.42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5.635cm" svg:y="9.42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56cm" svg:height="0.516cm" svg:x="16.23cm" svg:y="8.33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443cm" svg:height="0.032cm" svg:x="16.133cm" svg:y="9.16cm" svg:viewBox="0 0 444 33" draw:points="222,33 0,33 0,0 444,0 444,33">
            <text:p/>
          </draw:polygon>
          <draw:path draw:style-name="gr3" draw:text-style-name="P7" draw:layer="layout" svg:width="0.386cm" svg:height="0.351cm" svg:x="16.156cm" svg:y="9.55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6cm" svg:x="16.956cm" svg:y="8.833cm" svg:viewBox="0 0 370 547" svg:d="M370 9c0-2 0-9-11-9-10 0-84 7-98 9-6 0-11 3-11 14 0 10 7 10 19 10 37 0 39 6 39 13l-2 16-47 183c-14-29-37-50-72-50-90 0-187 115-187 227 0 74 42 125 104 125 16 0 54-3 100-58 7 32 34 58 71 58 28 0 45-17 58-44 12-26 23-74 23-75 0-9-7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7.351cm" svg:y="9.0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466" smil:attributeName="visibility" smil:to="visible"/>
                  <anim:animate smil:dur="0.5s" smil:fill="hold" smil:targetElement="id466" smil:attributeName="width" smil:values="width*0.05;width" smil:keyTimes="0;1"/>
                  <anim:animate smil:dur="0.5s" smil:fill="hold" smil:targetElement="id466" smil:attributeName="height" smil:values="height;height" smil:keyTimes="0;1"/>
                  <anim:animate smil:dur="0.5s" smil:fill="hold" smil:targetElement="id466" smil:attributeName="x" smil:values="x-.2;x" smil:keyTimes="0;1"/>
                  <anim:animate smil:dur="0.5s" smil:fill="hold" smil:targetElement="id466" smil:attributeName="y" smil:values="y;y" smil:keyTimes="0;1"/>
                  <anim:transitionFilter smil:dur="0.5s" smil:targetElement="id46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67" smil:attributeName="visibility" smil:to="visible"/>
                  <anim:animate smil:dur="0.5s" smil:fill="hold" smil:targetElement="id467" smil:attributeName="width" smil:values="width*0.05;width" smil:keyTimes="0;1"/>
                  <anim:animate smil:dur="0.5s" smil:fill="hold" smil:targetElement="id467" smil:attributeName="height" smil:values="height;height" smil:keyTimes="0;1"/>
                  <anim:animate smil:dur="0.5s" smil:fill="hold" smil:targetElement="id467" smil:attributeName="x" smil:values="x-.2;x" smil:keyTimes="0;1"/>
                  <anim:animate smil:dur="0.5s" smil:fill="hold" smil:targetElement="id467" smil:attributeName="y" smil:values="y;y" smil:keyTimes="0;1"/>
                  <anim:transitionFilter smil:dur="0.5s" smil:targetElement="id46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68" smil:attributeName="visibility" smil:to="visible"/>
                  <anim:animate smil:dur="0.5s" smil:fill="hold" smil:targetElement="id468" smil:attributeName="width" smil:values="width*0.05;width" smil:keyTimes="0;1"/>
                  <anim:animate smil:dur="0.5s" smil:fill="hold" smil:targetElement="id468" smil:attributeName="height" smil:values="height;height" smil:keyTimes="0;1"/>
                  <anim:animate smil:dur="0.5s" smil:fill="hold" smil:targetElement="id468" smil:attributeName="x" smil:values="x-.2;x" smil:keyTimes="0;1"/>
                  <anim:animate smil:dur="0.5s" smil:fill="hold" smil:targetElement="id468" smil:attributeName="y" smil:values="y;y" smil:keyTimes="0;1"/>
                  <anim:transitionFilter smil:dur="0.5s" smil:targetElement="id468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69" smil:attributeName="visibility" smil:to="visible"/>
                  <anim:animate smil:dur="0.5s" smil:fill="hold" smil:targetElement="id469" smil:attributeName="x" smil:values="x;x" smil:keyTimes="0;1"/>
                  <anim:animate smil:dur="0.5s" smil:fill="hold" smil:targetElement="id4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0" smil:attributeName="visibility" smil:to="visible"/>
                  <anim:animate smil:dur="0.5s" smil:fill="hold" smil:targetElement="id470" smil:attributeName="x" smil:values="x;x" smil:keyTimes="0;1"/>
                  <anim:animate smil:dur="0.5s" smil:fill="hold" smil:targetElement="id4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1" smil:attributeName="visibility" smil:to="visible"/>
                  <anim:animate smil:dur="0.5s" smil:fill="hold" smil:targetElement="id471" smil:attributeName="x" smil:values="x;x" smil:keyTimes="0;1"/>
                  <anim:animate smil:dur="0.5s" smil:fill="hold" smil:targetElement="id4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2" smil:attributeName="visibility" smil:to="visible"/>
                  <anim:animate smil:dur="0.5s" smil:fill="hold" smil:targetElement="id472" smil:attributeName="x" smil:values="x;x" smil:keyTimes="0;1"/>
                  <anim:animate smil:dur="0.5s" smil:fill="hold" smil:targetElement="id4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73" smil:attributeName="visibility" smil:to="visible"/>
                  <anim:animate smil:dur="0.5s" smil:fill="hold" smil:targetElement="id473" smil:attributeName="width" smil:values="width*0.05;width" smil:keyTimes="0;1"/>
                  <anim:animate smil:dur="0.5s" smil:fill="hold" smil:targetElement="id473" smil:attributeName="height" smil:values="height;height" smil:keyTimes="0;1"/>
                  <anim:animate smil:dur="0.5s" smil:fill="hold" smil:targetElement="id473" smil:attributeName="x" smil:values="x-.2;x" smil:keyTimes="0;1"/>
                  <anim:animate smil:dur="0.5s" smil:fill="hold" smil:targetElement="id473" smil:attributeName="y" smil:values="y;y" smil:keyTimes="0;1"/>
                  <anim:transitionFilter smil:dur="0.5s" smil:targetElement="id47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4" smil:attributeName="visibility" smil:to="visible"/>
                  <anim:animate smil:dur="0.5s" smil:fill="hold" smil:targetElement="id474" smil:attributeName="x" smil:values="x;x" smil:keyTimes="0;1"/>
                  <anim:animate smil:dur="0.5s" smil:fill="hold" smil:targetElement="id47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75" smil:attributeName="visibility" smil:to="visible"/>
                  <anim:animate smil:dur="0.5s" smil:fill="hold" smil:targetElement="id475" smil:attributeName="x" smil:values="x;x" smil:keyTimes="0;1"/>
                  <anim:animate smil:dur="0.5s" smil:fill="hold" smil:targetElement="id4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6" smil:attributeName="visibility" smil:to="visible"/>
                  <anim:animate smil:dur="0.5s" smil:fill="hold" smil:targetElement="id476" smil:attributeName="x" smil:values="x;x" smil:keyTimes="0;1"/>
                  <anim:animate smil:dur="0.5s" smil:fill="hold" smil:targetElement="id47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9">
        <draw:frame presentation:style-name="pr11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 <text:s text:c="7"/></text:span><text:span text:style-name="T14"><text:tab/></text:span><text:span text:style-name="T14"> <text:s text:c="2"/></text:span></text:p>
          </draw:text-box>
        </draw:frame>
        <draw:g xml:id="id477" draw:id="id477">
          <svg:title>TexMaths</svg:title>
          <svg:desc>24§display§\text {I}§svg§600§FALSE§</svg:desc>
          <draw:polygon draw:style-name="gr2" draw:text-style-name="P6" draw:layer="layout" svg:width="0.197cm" svg:height="0.493cm" svg:x="2.542cm" svg:y="1.446cm" svg:viewBox="0 0 198 494" draw:points="100,494 0,494 0,0 198,0 198,494">
            <text:p/>
          </draw:polygon>
          <draw:path draw:style-name="gr3" draw:text-style-name="P7" draw:layer="layout" svg:width="0.258cm" svg:height="0.577cm" svg:x="2.523cm" svg:y="1.4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78" draw:id="id478">
          <svg:title>TexMaths</svg:title>
          <svg:desc>24§display§= \int \frac{ 1 }{ \sqrt{2} \sqrt{ \left[  \frac{5}{2} -  \left( t^2 -  \frac{3t}{2} \right)  \right] } }\ dt§svg§600§FALSE§</svg:desc>
          <draw:polygon draw:style-name="gr2" draw:text-style-name="P6" draw:layer="layout" svg:width="10.512cm" svg:height="2.524cm" svg:x="3.242cm" svg:y="0.762cm" svg:viewBox="0 0 10513 2525" draw:points="5256,2525 0,2525 0,0 10513,0 10513,2525">
            <text:p/>
          </draw:polygon>
          <draw:path draw:style-name="gr3" draw:text-style-name="P7" draw:layer="layout" svg:width="0.561cm" svg:height="0.199cm" svg:x="3.248cm" svg:y="1.559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7" draw:layer="layout" svg:width="0.75cm" svg:height="1.875cm" svg:x="4.137cm" svg:y="0.72cm" svg:viewBox="0 0 751 1876" svg:d="M40 1837c27 0 43-19 43-40 0-29-22-42-41-42-21 0-42 13-42 42 0 44 42 79 94 79 129 0 177-198 236-442 65-267 121-537 167-808 31-179 62-348 90-457 10-42 39-150 73-150 25 0 46 16 50 19-28 2-42 20-42 41 0 29 21 42 40 42 22 0 43-13 43-42 0-46-46-79-93-79-65 0-111 92-159 265-2 8-117 432-209 985-23 128-48 270-75 388-15 61-54 220-123 220-31 0-50-21-52-21z">
            <text:p/>
          </draw:path>
          <draw:path draw:style-name="gr3" draw:text-style-name="P7" draw:layer="layout" svg:width="0.279cm" svg:height="0.563cm" svg:x="8.8cm" svg:y="0.735cm" svg:viewBox="0 0 280 564" svg:d="M175 21c0-19 0-21-19-21-54 54-129 54-156 54v27c17 0 67 0 111-23v439c0 31-2 41-78 41h-27v26c29-3 103-3 136-3 35 0 108 0 138 3v-26h-27c-76 0-78-10-78-41z">
            <text:p/>
          </draw:path>
          <draw:polygon draw:style-name="gr3" draw:text-style-name="P7" draw:layer="layout" svg:width="7.521cm" svg:height="0.035cm" svg:x="5.175cm" svg:y="1.64cm" svg:viewBox="0 0 7522 36" draw:points="3761,36 0,36 0,0 7522,0 7522,36">
            <text:p/>
          </draw:polygon>
          <draw:path draw:style-name="gr3" draw:text-style-name="P7" draw:layer="layout" svg:width="0.659cm" svg:height="0.844cm" svg:x="5.237cm" svg:y="2.085cm" svg:viewBox="0 0 660 845" svg:d="M267 756l-148-328c-6-13-11-13-13-13 0 0-6 0-14 5l-80 62c-12 8-12 11-12 13 0 4 2 10 8 10 5 0 21-12 28-19 6-4 20-14 27-19l167 364c6 14 12 14 20 14 11 0 13-4 21-16l384-794c5-14 5-16 5-18 0-9-7-17-17-17-8 0-13 4-19 17z">
            <text:p/>
          </draw:path>
          <draw:polygon draw:style-name="gr3" draw:text-style-name="P7" draw:layer="layout" svg:width="0.423cm" svg:height="0.035cm" svg:x="5.878cm" svg:y="2.085cm" svg:viewBox="0 0 424 36" draw:points="211,36 0,36 0,0 424,0 424,36">
            <text:p/>
          </draw:polygon>
          <draw:path draw:style-name="gr3" draw:text-style-name="P7" draw:layer="layout" svg:width="0.337cm" svg:height="0.563cm" svg:x="5.92cm" svg:y="2.256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8 74-7 8-63 8-80 8z">
            <text:p/>
          </draw:path>
          <draw:path draw:style-name="gr3" draw:text-style-name="P7" draw:layer="layout" svg:width="0.769cm" svg:height="1.519cm" svg:x="6.392cm" svg:y="1.809cm" svg:viewBox="0 0 770 1520" svg:d="M299 1394l-182-634-117 138 13 12 58-67 194 677c29 0 29 0 36-21l465-1464c4-14 4-18 4-18 0-9-8-17-17-17-14 0-16 12-20 21z">
            <text:p/>
          </draw:path>
          <draw:polygon draw:style-name="gr3" draw:text-style-name="P7" draw:layer="layout" svg:width="5.553cm" svg:height="0.035cm" svg:x="7.143cm" svg:y="1.809cm" svg:viewBox="0 0 5554 36" draw:points="2778,36 0,36 0,0 5554,0 5554,36">
            <text:p/>
          </draw:polygon>
          <draw:polygon draw:style-name="gr3" draw:text-style-name="P7" draw:layer="layout" svg:width="0.162cm" svg:height="1.013cm" svg:x="7.314cm" svg:y="2.1cm" svg:viewBox="0 0 163 1014" draw:points="0,1014 163,1014 163,979 35,979 35,35 163,35 163,0 0,0">
            <text:p/>
          </draw:polygon>
          <draw:path draw:style-name="gr3" draw:text-style-name="P7" draw:layer="layout" svg:width="0.262cm" svg:height="0.404cm" svg:x="7.633cm" svg:y="2.093cm" svg:viewBox="0 0 263 405" svg:d="M56 63c28 8 48 8 57 8 77 0 125-54 125-63 0-6-6-8-8-8s-2 0-5 2c-14 6-45 17-89 17-17 0-48-2-88-15-6-4-6-4-8-4-7 0-7 6-7 15v175c0 12 0 17 9 17 6 0 6 0 14-7 25-33 61-37 82-37 35 0 52 27 54 33 11 19 13 42 13 77 0 17 0 51-17 78-15 21-40 35-69 35-38 0-79-21-94-60 23 2 35-13 35-28 0-25-22-31-29-31-2 0-31 0-31 32 0 54 48 106 121 106 75 0 142-56 142-130 0-68-52-129-125-129-27 0-57 6-82 29z">
            <text:p/>
          </draw:path>
          <draw:polygon draw:style-name="gr3" draw:text-style-name="P7" draw:layer="layout" svg:width="0.337cm" svg:height="0.035cm" svg:x="7.596cm" svg:y="2.59cm" svg:viewBox="0 0 338 36" draw:points="169,36 0,36 0,0 338,0 338,36">
            <text:p/>
          </draw:polygon>
          <draw:path draw:style-name="gr3" draw:text-style-name="P7" draw:layer="layout" svg:width="0.262cm" svg:height="0.393cm" svg:x="7.633cm" svg:y="2.717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15cm" svg:height="0.035cm" svg:x="8.291cm" svg:y="2.59cm" svg:viewBox="0 0 516 36" svg:d="M488 36c13 0 28 0 28-19 0-17-15-17-28-17h-459c-14 0-29 0-29 17 0 19 15 19 29 19z">
            <text:p/>
          </draw:path>
          <draw:path draw:style-name="gr3" draw:text-style-name="P7" draw:layer="layout" svg:width="0.222cm" svg:height="1.013cm" svg:x="9.191cm" svg:y="2.1cm" svg:viewBox="0 0 223 1014" svg:d="M223 1004c0-2-2-4-4-8-40-40-98-109-133-247-19-77-26-163-26-242 0-223 51-378 155-488 8-7 8-9 8-11 0-8-8-8-12-8-11 0-57 50-69 63-86 102-142 254-142 444 0 119 21 290 132 432 10 9 64 75 79 75 4 0 12 0 12-10z">
            <text:p/>
          </draw:path>
          <draw:path draw:style-name="gr3" draw:text-style-name="P7" draw:layer="layout" svg:width="0.26cm" svg:height="0.538cm" svg:x="9.47cm" svg:y="2.288cm" svg:viewBox="0 0 261 539" svg:d="M156 192h80c15 0 25 0 25-17 0-10-10-10-25-10h-73c29-121 35-136 35-142 0-15-12-23-25-23-2 0-27 0-35 31l-32 134h-81c-17 0-25 0-25 15 0 12 8 12 23 12h75c-60 240-63 253-63 269 0 46 32 78 76 78 89 0 137-124 137-130 0-8-8-8-12-8-6 0-8 2-11 12-37 88-83 107-112 107-17 0-25-11-25-38 0-21 2-27 4-40z">
            <text:p/>
          </draw:path>
          <draw:path draw:style-name="gr3" draw:text-style-name="P7" draw:layer="layout" svg:width="0.262cm" svg:height="0.393cm" svg:x="9.792cm" svg:y="2.181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15cm" svg:height="0.035cm" svg:x="10.391cm" svg:y="2.59cm" svg:viewBox="0 0 516 36" svg:d="M488 36c13 0 28 0 28-19 0-17-15-17-28-17h-459c-14 0-29 0-29 17 0 19 15 19 29 19z">
            <text:p/>
          </draw:path>
          <draw:path draw:style-name="gr3" draw:text-style-name="P7" draw:layer="layout" svg:width="0.272cm" svg:height="0.404cm" svg:x="11.297cm" svg:y="2.093cm" svg:viewBox="0 0 273 405" svg:d="M131 196c46 0 78 32 78 96 0 73-42 94-77 94-23 0-76-6-101-40 29-2 34-22 34-33 0-19-13-33-32-33-16 0-33 10-33 33 0 58 61 92 134 92 83 0 139-54 139-113 0-46-37-92-102-108 61-21 84-67 84-101 0-48-53-83-121-83-65 0-115 33-115 79 0 21 12 32 31 32 17 0 29-13 29-30 0-18-12-29-29-31 21-27 61-33 82-33 27 0 66 14 66 66 0 25-8 51-25 69-19 23-35 25-65 27-16 0-16 0-20 1 0 0-5 0-5 8s5 8 15 8z">
            <text:p/>
          </draw:path>
          <draw:path draw:style-name="gr3" draw:text-style-name="P7" draw:layer="layout" svg:width="0.201cm" svg:height="0.375cm" svg:x="11.626cm" svg:y="2.116cm" svg:viewBox="0 0 202 376" svg:d="M121 136h61c12 0 20 0 20-13 0-8-8-8-18-8h-57l23-88c0-2 2-6 2-8 0-11-10-19-21-19-16 0-23 10-29 25-4 15 4-13-21 90h-62c-11 0-19 0-19 14 0 7 8 7 17 7h58l-35 140c-4 16-9 37-9 45 0 34 29 55 63 55 67 0 104-82 104-90s-8-8-10-8c-8 0-8 2-11 12-18 36-48 71-81 71-13 0-21-8-21-31 0-6 2-17 4-23z">
            <text:p/>
          </draw:path>
          <draw:polygon draw:style-name="gr3" draw:text-style-name="P7" draw:layer="layout" svg:width="0.592cm" svg:height="0.035cm" svg:x="11.265cm" svg:y="2.59cm" svg:viewBox="0 0 593 36" draw:points="296,36 0,36 0,0 593,0 593,36">
            <text:p/>
          </draw:polygon>
          <draw:path draw:style-name="gr3" draw:text-style-name="P7" draw:layer="layout" svg:width="0.262cm" svg:height="0.393cm" svg:x="11.43cm" svg:y="2.717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222cm" svg:height="1.013cm" svg:x="11.994cm" svg:y="2.1cm" svg:viewBox="0 0 223 1014" svg:d="M223 507c0-119-21-290-133-432-9-12-65-75-80-75-4 0-10 2-10 8 0 4 2 5 6 9 40 44 96 112 130 246 20 77 27 165 27 244 0 84-7 171-29 253-32 119-82 186-126 234-8 8-8 8-8 10 0 8 6 10 10 10 13 0 59-52 71-64 86-103 142-255 142-443z">
            <text:p/>
          </draw:path>
          <draw:polygon draw:style-name="gr3" draw:text-style-name="P7" draw:layer="layout" svg:width="0.162cm" svg:height="1.013cm" svg:x="12.363cm" svg:y="2.1cm" svg:viewBox="0 0 163 1014" draw:points="163,1014 163,0 0,0 0,35 131,35 131,979 0,979 0,1014">
            <text:p/>
          </draw:polygon>
          <draw:path draw:style-name="gr3" draw:text-style-name="P7" draw:layer="layout" svg:width="0.402cm" svg:height="0.596cm" svg:x="13.112cm" svg:y="1.282cm" svg:viewBox="0 0 403 597" svg:d="M403 10c0-2 0-10-11-10-12 0-93 8-108 10-6 0-11 3-11 15 0 11 7 11 21 11 40 0 42 6 42 14l-4 17-50 200c-15-31-40-54-79-54-97 0-203 125-203 248 0 80 46 136 113 136 18 0 60-4 110-63 7 34 36 63 76 63 31 0 50-19 64-48 13-29 25-81 25-82 0-10-8-10-10-10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7" draw:layer="layout" svg:width="0.26cm" svg:height="0.538cm" svg:x="13.536cm" svg:y="1.34cm" svg:viewBox="0 0 261 539" svg:d="M156 192h80c15 0 25 0 25-17 0-10-10-10-25-10h-73c29-121 35-136 35-142 0-15-12-23-25-23-4 0-27 0-35 31l-32 134h-81c-17 0-25 0-25 15 0 12 8 12 23 12h75c-62 240-63 253-63 269 0 46 32 78 76 78 89 0 137-124 137-130 0-8-8-8-12-8-6 0-8 2-11 12-37 88-83 107-112 107-17 0-25-11-25-38 0-21 0-27 4-40z">
            <text:p/>
          </draw:path>
        </draw:g>
        <draw:g xml:id="id479" draw:id="id479">
          <svg:title>TexMaths</svg:title>
          <svg:desc>24§display§= \frac{1}{\sqrt{2}} \int \frac{ 1 }{ \sqrt{ \left[\  \frac{5}{2} -  \left( t^2 -  2(t) \left( \frac{3}{4} \right) + \frac{9}{16} - \frac{9}{16} \right)  \ \right] } }\ dt§svg§600§FALSE§</svg:desc>
          <draw:polygon draw:style-name="gr2" draw:text-style-name="P6" draw:layer="layout" svg:width="17.271cm" svg:height="2.524cm" svg:x="3.242cm" svg:y="4.064cm" svg:viewBox="0 0 17272 2525" draw:points="8636,2525 0,2525 0,0 17272,0 17272,2525">
            <text:p/>
          </draw:polygon>
          <draw:path draw:style-name="gr3" draw:text-style-name="P7" draw:layer="layout" svg:width="0.562cm" svg:height="0.199cm" svg:x="3.248cm" svg:y="4.86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4.619cm" svg:y="4.037cm" svg:viewBox="0 0 280 564" svg:d="M175 21c0-19 0-21-19-21-54 54-129 54-156 54v27c17 0 67 0 111-23v439c0 31-2 41-78 41h-27v26c29-3 103-3 136-3 35 0 108 0 138 3v-26h-27c-76 0-78-10-78-41z">
            <text:p/>
          </draw:path>
          <draw:polygon draw:style-name="gr3" draw:text-style-name="P7" draw:layer="layout" svg:width="1.126cm" svg:height="0.035cm" svg:x="4.19cm" svg:y="4.942cm" svg:viewBox="0 0 1127 36" draw:points="563,36 0,36 0,0 1127,0 1127,36">
            <text:p/>
          </draw:polygon>
          <draw:path draw:style-name="gr3" draw:text-style-name="P7" draw:layer="layout" svg:width="0.659cm" svg:height="0.844cm" svg:x="4.254cm" svg:y="5.111cm" svg:viewBox="0 0 660 845" svg:d="M267 756l-148-328c-6-13-11-13-13-13 0 0-6 0-14 5l-80 62c-12 8-12 11-12 13 0 4 2 10 8 10 5 0 21-12 28-19 6-4 20-14 27-19l167 364c6 14 12 14 20 14 11 0 13-4 21-16l384-794c5-14 5-16 5-18 0-9-7-17-17-17-8 0-13 4-19 17z">
            <text:p/>
          </draw:path>
          <draw:polygon draw:style-name="gr3" draw:text-style-name="P7" draw:layer="layout" svg:width="0.423cm" svg:height="0.035cm" svg:x="4.895cm" svg:y="5.111cm" svg:viewBox="0 0 424 36" draw:points="211,36 0,36 0,0 424,0 424,36">
            <text:p/>
          </draw:polygon>
          <draw:path draw:style-name="gr3" draw:text-style-name="P7" draw:layer="layout" svg:width="0.337cm" svg:height="0.563cm" svg:x="4.937cm" svg:y="5.281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7 74-8 8-64 8-81 8z">
            <text:p/>
          </draw:path>
          <draw:path draw:style-name="gr3" draw:text-style-name="P7" draw:layer="layout" svg:width="0.75cm" svg:height="1.875cm" svg:x="5.605cm" svg:y="4.022cm" svg:viewBox="0 0 751 1876" svg:d="M40 1837c27 0 43-19 43-40 0-29-22-42-41-42-21 0-42 13-42 42 0 44 42 79 94 79 129 0 177-198 236-442 66-267 121-537 167-808 31-179 62-348 91-457 9-42 38-150 72-150 25 0 47 16 50 19-28 2-42 20-42 41 0 29 21 42 40 42 22 0 43-13 43-42 0-46-46-79-92-79-66 0-112 92-160 265-2 8-117 432-209 985-23 128-48 270-75 388-15 61-54 220-123 220-31 0-50-21-52-21z">
            <text:p/>
          </draw:path>
          <draw:path draw:style-name="gr3" draw:text-style-name="P7" draw:layer="layout" svg:width="0.279cm" svg:height="0.563cm" svg:x="12.913cm" svg:y="4.037cm" svg:viewBox="0 0 280 564" svg:d="M175 21c0-19 0-21-21-21-52 54-127 54-154 54v27c17 0 67 0 111-23v439c0 31-2 41-78 41h-27v26c29-3 103-3 136-3 35 0 108 0 138 3v-26h-27c-76 0-78-10-78-41z">
            <text:p/>
          </draw:path>
          <draw:polygon draw:style-name="gr3" draw:text-style-name="P7" draw:layer="layout" svg:width="12.813cm" svg:height="0.035cm" svg:x="6.642cm" svg:y="4.942cm" svg:viewBox="0 0 12814 36" draw:points="6407,36 0,36 0,0 12814,0 12814,36">
            <text:p/>
          </draw:polygon>
          <draw:path draw:style-name="gr3" draw:text-style-name="P7" draw:layer="layout" svg:width="0.769cm" svg:height="1.519cm" svg:x="6.736cm" svg:y="5.111cm" svg:viewBox="0 0 770 1520" svg:d="M300 1394l-183-634-117 138 13 12 58-67 194 677c29 0 29 0 36-21l465-1464c4-14 4-18 4-18 0-9-8-17-17-17-14 0-16 12-20 21z">
            <text:p/>
          </draw:path>
          <draw:polygon draw:style-name="gr3" draw:text-style-name="P7" draw:layer="layout" svg:width="11.97cm" svg:height="0.035cm" svg:x="7.487cm" svg:y="5.111cm" svg:viewBox="0 0 11971 36" draw:points="5984,36 0,36 0,0 11971,0 11971,36">
            <text:p/>
          </draw:polygon>
          <draw:polygon draw:style-name="gr3" draw:text-style-name="P7" draw:layer="layout" svg:width="0.162cm" svg:height="1.013cm" svg:x="7.656cm" svg:y="5.402cm" svg:viewBox="0 0 163 1014" draw:points="0,1014 163,1014 163,979 35,979 35,35 163,35 163,0 0,0">
            <text:p/>
          </draw:polygon>
          <draw:path draw:style-name="gr3" draw:text-style-name="P7" draw:layer="layout" svg:width="0.262cm" svg:height="0.404cm" svg:x="8.257cm" svg:y="5.395cm" svg:viewBox="0 0 263 405" svg:d="M56 63c28 8 48 8 57 8 77 0 125-54 125-63 0-6-6-8-8-8s-2 0-5 2c-14 6-45 17-89 17-17 0-48-2-88-15-6-4-6-4-8-4-7 0-7 6-7 15v175c0 12 0 17 9 17 6 0 6 0 14-7 25-33 61-37 82-37 35 0 52 27 54 33 12 19 13 42 13 77 0 17 0 51-17 78-15 21-40 35-69 35-38 0-79-21-94-60 23 2 35-13 35-28 0-25-22-31-29-31-2 0-31 0-31 32 0 54 48 106 121 106 75 0 142-56 142-130 0-68-52-129-125-129-27 0-57 6-82 29z">
            <text:p/>
          </draw:path>
          <draw:polygon draw:style-name="gr3" draw:text-style-name="P7" draw:layer="layout" svg:width="0.337cm" svg:height="0.035cm" svg:x="8.22cm" svg:y="5.892cm" svg:viewBox="0 0 338 36" draw:points="169,36 0,36 0,0 338,0 338,36">
            <text:p/>
          </draw:polygon>
          <draw:path draw:style-name="gr3" draw:text-style-name="P7" draw:layer="layout" svg:width="0.262cm" svg:height="0.393cm" svg:x="8.257cm" svg:y="6.019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15cm" svg:height="0.035cm" svg:x="8.915cm" svg:y="5.892cm" svg:viewBox="0 0 516 36" svg:d="M488 36c13 0 28 0 28-19 0-17-15-17-28-17h-459c-14 0-29 0-29 17 0 19 15 19 29 19z">
            <text:p/>
          </draw:path>
          <draw:path draw:style-name="gr3" draw:text-style-name="P7" draw:layer="layout" svg:width="0.222cm" svg:height="1.013cm" svg:x="9.818cm" svg:y="5.402cm" svg:viewBox="0 0 223 1014" svg:d="M223 1004c0-2-2-4-4-8-40-40-98-109-133-247-19-77-26-163-26-242 0-223 51-378 155-488 8-7 8-9 8-11 0-8-8-8-12-8-11 0-57 50-69 63-86 102-142 254-142 444 0 119 21 290 132 432 10 9 64 75 79 75 4 0 12 0 12-10z">
            <text:p/>
          </draw:path>
          <draw:path draw:style-name="gr3" draw:text-style-name="P7" draw:layer="layout" svg:width="0.26cm" svg:height="0.538cm" svg:x="10.094cm" svg:y="5.59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0z">
            <text:p/>
          </draw:path>
          <draw:path draw:style-name="gr3" draw:text-style-name="P7" draw:layer="layout" svg:width="0.262cm" svg:height="0.393cm" svg:x="10.417cm" svg:y="5.483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15cm" svg:height="0.035cm" svg:x="11.016cm" svg:y="5.892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63cm" svg:x="11.832cm" svg:y="5.558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7 74-8 8-64 8-81 8z">
            <text:p/>
          </draw:path>
          <draw:path draw:style-name="gr3" draw:text-style-name="P7" draw:layer="layout" svg:width="0.197cm" svg:height="0.844cm" svg:x="12.295cm" svg:y="5.487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26cm" svg:height="0.538cm" svg:x="12.558cm" svg:y="5.59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0z">
            <text:p/>
          </draw:path>
          <draw:path draw:style-name="gr3" draw:text-style-name="P7" draw:layer="layout" svg:width="0.197cm" svg:height="0.844cm" svg:x="12.892cm" svg:y="5.487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222cm" svg:height="1.013cm" svg:x="13.441cm" svg:y="5.402cm" svg:viewBox="0 0 223 1014" svg:d="M223 1004c0-2-2-4-4-8-40-40-98-109-133-247-19-77-26-163-26-242 0-223 51-378 155-488 8-7 8-9 8-11 0-8-8-8-12-8-11 0-57 50-69 63-86 102-142 254-142 444 0 119 21 290 132 432 10 9 64 75 79 75 4 0 12 0 12-10z">
            <text:p/>
          </draw:path>
          <draw:path draw:style-name="gr3" draw:text-style-name="P7" draw:layer="layout" svg:width="0.272cm" svg:height="0.404cm" svg:x="13.832cm" svg:y="5.395cm" svg:viewBox="0 0 273 405" svg:d="M131 196c46 0 78 32 78 96 0 73-42 94-77 94-23 0-76-6-101-40 29-2 34-22 34-33 0-19-13-33-32-33-16 0-33 10-33 33 0 58 61 92 134 92 83 0 139-54 139-113 0-46-37-92-102-108 61-21 84-67 84-101 0-48-53-83-121-83-65 0-115 33-115 79 0 21 12 32 31 32 17 0 29-13 29-30 0-18-12-29-29-31 21-27 61-33 82-33 27 0 66 14 66 66 0 25-10 51-25 69-19 23-35 25-65 27-16 0-16 0-20 1 0 0-5 0-5 8s5 8 15 8z">
            <text:p/>
          </draw:path>
          <draw:polygon draw:style-name="gr3" draw:text-style-name="P7" draw:layer="layout" svg:width="0.337cm" svg:height="0.035cm" svg:x="13.8cm" svg:y="5.892cm" svg:viewBox="0 0 338 36" draw:points="169,36 0,36 0,0 338,0 338,36">
            <text:p/>
          </draw:polygon>
          <draw:path draw:style-name="gr3" draw:text-style-name="P7" draw:layer="layout" svg:width="0.291cm" svg:height="0.398cm" svg:x="13.823cm" svg:y="6.011cm" svg:viewBox="0 0 292 399" svg:d="M292 303v-23h-67v-263c0-13 0-17-12-17-8 0-9 0-17 8l-196 272v23h175v48c0 20 0 27-48 27h-16v21c29 0 68-2 89-2s59 2 90 2v-21h-17c-48 0-48-7-48-27v-48zM179 63v217h-158z">
            <text:p/>
          </draw:path>
          <draw:path draw:style-name="gr3" draw:text-style-name="P7" draw:layer="layout" svg:width="0.222cm" svg:height="1.013cm" svg:x="14.274cm" svg:y="5.402cm" svg:viewBox="0 0 223 1014" svg:d="M223 507c0-119-21-290-133-432-9-12-65-75-80-75-4 0-10 2-10 8 0 4 2 5 6 9 40 44 96 112 130 246 20 77 27 165 27 244 0 84-7 171-29 253-32 119-82 186-126 234-8 8-8 8-8 10 0 8 6 10 10 10 13 0 59-52 71-64 86-103 142-255 142-443z">
            <text:p/>
          </draw:path>
          <draw:path draw:style-name="gr3" draw:text-style-name="P7" draw:layer="layout" svg:width="0.562cm" svg:height="0.563cm" svg:x="14.86cm" svg:y="5.627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272cm" svg:height="0.404cm" svg:x="15.956cm" svg:y="5.395cm" svg:viewBox="0 0 273 405" svg:d="M217 217c0 148-73 169-109 169-14 0-45 0-62-19 25-2 27-21 27-27 0-16-10-29-27-29-19 0-29 12-29 29 0 40 33 65 91 65 86 0 165-79 165-205 0-148-66-200-135-200-19 0-59 4-94 36-21 20-44 43-44 96 0 75 60 131 131 131 46 0 73-31 86-58zM132 248c-23 0-44-8-61-37-13-21-13-46-13-79 0-34 0-57 17-82 13-21 33-33 63-33 31 0 50 19 58 35 17 25 19 65 19 86 0 77-44 110-83 110z">
            <text:p/>
          </draw:path>
          <draw:polygon draw:style-name="gr3" draw:text-style-name="P7" draw:layer="layout" svg:width="0.673cm" svg:height="0.035cm" svg:x="15.756cm" svg:y="5.892cm" svg:viewBox="0 0 674 36" draw:points="338,36 0,36 0,0 674,0 674,36">
            <text:p/>
          </draw:polygon>
          <draw:path draw:style-name="gr3" draw:text-style-name="P7" draw:layer="layout" svg:width="0.216cm" svg:height="0.393cm" svg:x="15.82cm" svg:y="6.019cm" svg:viewBox="0 0 217 394" svg:d="M134 17c0-17-2-17-17-17-38 36-92 38-117 38v22c13 0 54 0 86-18v304c0 19 0 26-59 26h-23v22c11 0 84-2 105-2 20 0 95 2 108 2v-22h-23c-60 0-60-7-60-26z">
            <text:p/>
          </draw:path>
          <draw:path draw:style-name="gr3" draw:text-style-name="P7" draw:layer="layout" svg:width="0.272cm" svg:height="0.404cm" svg:x="16.125cm" svg:y="6.019cm" svg:viewBox="0 0 273 405" svg:d="M58 200c0-48 3-92 26-129 20-33 52-54 91-54 17 0 40 4 53 21-15 0-28 12-28 29 0 14 11 27 28 27 18 0 29-11 29-29 0-34-25-65-84-65-85 0-173 79-173 205 0 154 73 200 138 200 73 0 135-54 135-132 0-75-60-131-129-131-48 0-73 31-86 58zM138 386c-30 0-54-15-65-42-10-18-13-48-13-83 0-58 34-102 80-102 29 0 46 10 62 31 13 23 15 48 15 83 0 34 0 59-17 82-14 21-33 31-62 31z">
            <text:p/>
          </draw:path>
          <draw:path draw:style-name="gr3" draw:text-style-name="P7" draw:layer="layout" svg:width="0.515cm" svg:height="0.035cm" svg:x="16.787cm" svg:y="5.892cm" svg:viewBox="0 0 516 36" svg:d="M488 36c13 0 28 0 28-19 0-17-15-17-28-17h-459c-14 0-29 0-29 17 0 19 15 19 29 19z">
            <text:p/>
          </draw:path>
          <draw:path draw:style-name="gr3" draw:text-style-name="P7" draw:layer="layout" svg:width="0.272cm" svg:height="0.404cm" svg:x="17.862cm" svg:y="5.395cm" svg:viewBox="0 0 273 405" svg:d="M217 217c0 148-73 169-109 169-14 0-45 0-62-19 25-2 27-21 27-27 0-16-10-29-27-29-19 0-29 12-29 29 0 40 33 65 91 65 86 0 165-79 165-205 0-148-66-200-135-200-19 0-59 4-94 36-21 20-44 43-44 96 0 75 60 131 131 131 46 0 73-31 86-58zM132 248c-23 0-44-8-61-37-13-21-13-46-13-79 0-34 0-57 17-82 13-21 33-33 63-33 31 0 50 19 58 35 17 25 19 65 19 86 0 77-44 110-83 110z">
            <text:p/>
          </draw:path>
          <draw:polygon draw:style-name="gr3" draw:text-style-name="P7" draw:layer="layout" svg:width="0.673cm" svg:height="0.035cm" svg:x="17.663cm" svg:y="5.892cm" svg:viewBox="0 0 674 36" draw:points="338,36 0,36 0,0 674,0 674,36">
            <text:p/>
          </draw:polygon>
          <draw:path draw:style-name="gr3" draw:text-style-name="P7" draw:layer="layout" svg:width="0.216cm" svg:height="0.393cm" svg:x="17.726cm" svg:y="6.019cm" svg:viewBox="0 0 217 394" svg:d="M134 17c0-17-2-17-17-17-38 36-92 38-117 38v22c13 0 54 0 86-18v304c0 19 0 26-59 26h-23v22c11 0 84-2 105-2 20 0 95 2 108 2v-22h-23c-60 0-60-7-60-26z">
            <text:p/>
          </draw:path>
          <draw:path draw:style-name="gr3" draw:text-style-name="P7" draw:layer="layout" svg:width="0.272cm" svg:height="0.404cm" svg:x="18.029cm" svg:y="6.019cm" svg:viewBox="0 0 273 405" svg:d="M58 200c0-48 3-92 26-129 20-33 52-54 91-54 17 0 40 4 53 21-15 0-28 12-28 29 0 14 11 27 28 27 18 0 29-11 29-29 0-34-25-65-84-65-85 0-173 79-173 205 0 154 73 200 138 200 73 0 135-54 135-132 0-75-60-131-129-131-48 0-73 31-86 58zM138 386c-30 0-54-15-65-42-10-18-13-48-13-83 0-58 34-102 80-102 29 0 46 10 62 31 13 23 15 48 15 83 0 34 0 59-17 82-14 21-33 31-62 31z">
            <text:p/>
          </draw:path>
          <draw:path draw:style-name="gr3" draw:text-style-name="P7" draw:layer="layout" svg:width="0.222cm" svg:height="1.013cm" svg:x="18.473cm" svg:y="5.402cm" svg:viewBox="0 0 223 1014" svg:d="M223 507c0-119-21-290-133-432-9-12-65-75-80-75-4 0-10 2-10 8 0 4 2 5 6 9 40 44 96 112 130 246 20 77 27 165 27 244 0 84-7 171-29 253-32 119-82 186-126 234-8 8-8 8-8 10 0 8 6 10 10 10 13 0 59-52 71-64 86-103 142-255 142-443z">
            <text:p/>
          </draw:path>
          <draw:polygon draw:style-name="gr3" draw:text-style-name="P7" draw:layer="layout" svg:width="0.162cm" svg:height="1.013cm" svg:x="19.122cm" svg:y="5.402cm" svg:viewBox="0 0 163 1014" draw:points="163,1014 163,0 0,0 0,35 131,35 131,979 0,979 0,1014">
            <text:p/>
          </draw:polygon>
          <draw:path draw:style-name="gr3" draw:text-style-name="P7" draw:layer="layout" svg:width="0.402cm" svg:height="0.596cm" svg:x="19.871cm" svg:y="4.584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26cm" svg:height="0.538cm" svg:x="20.295cm" svg:y="4.642cm" svg:viewBox="0 0 261 539" svg:d="M156 192h80c16 0 25 0 25-17 0-10-9-10-25-10h-73c29-121 35-136 35-142 0-15-12-23-25-23-2 0-27 0-35 31l-32 134h-81c-17 0-25 0-25 15 0 12 8 12 23 12h75c-62 240-63 253-63 269 0 46 32 78 76 78 89 0 137-124 137-130 0-8-8-8-12-8-6 0-8 2-11 12-37 88-83 107-112 107-17 0-25-11-25-38 0-21 0-27 4-40z">
            <text:p/>
          </draw:path>
        </draw:g>
        <draw:g xml:id="id480" draw:id="id480">
          <svg:title>TexMaths</svg:title>
          <svg:desc>24§display§= \frac{1}{\sqrt{2}} \int \frac{ 1 }{ \sqrt{ \left[\  \frac{40}{16} -  \left( t -  \frac{3}{4} \right)^2 + \frac{9}{16} \ \right] } }\ dt§svg§600§FALSE§</svg:desc>
          <draw:polygon draw:style-name="gr2" draw:text-style-name="P6" draw:layer="layout" svg:width="13.498cm" svg:height="3.029cm" svg:x="3.243cm" svg:y="7.267cm" svg:viewBox="0 0 13499 3030" draw:points="6750,3030 0,3030 0,0 13499,0 13499,3030">
            <text:p/>
          </draw:polygon>
          <draw:path draw:style-name="gr3" draw:text-style-name="P7" draw:layer="layout" svg:width="0.562cm" svg:height="0.199cm" svg:x="3.249cm" svg:y="8.06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4cm" svg:x="4.62cm" svg:y="7.24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1.126cm" svg:height="0.035cm" svg:x="4.191cm" svg:y="8.145cm" svg:viewBox="0 0 1127 36" draw:points="563,36 0,36 0,0 1127,0 1127,36">
            <text:p/>
          </draw:polygon>
          <draw:path draw:style-name="gr3" draw:text-style-name="P7" draw:layer="layout" svg:width="0.659cm" svg:height="0.844cm" svg:x="4.255cm" svg:y="8.314cm" svg:viewBox="0 0 660 845" svg:d="M267 757l-148-329c-6-13-11-13-13-13 0 0-6 0-14 6l-80 61c-12 8-12 12-12 13 0 4 2 10 8 10 5 0 21-11 28-19 6-4 20-14 27-19l167 365c6 13 12 13 20 13 11 0 13-4 21-15l384-795c5-14 5-16 5-18 0-9-7-17-17-17-8 0-13 4-19 17z">
            <text:p/>
          </draw:path>
          <draw:polygon draw:style-name="gr3" draw:text-style-name="P7" draw:layer="layout" svg:width="0.423cm" svg:height="0.035cm" svg:x="4.896cm" svg:y="8.314cm" svg:viewBox="0 0 424 36" draw:points="211,36 0,36 0,0 424,0 424,36">
            <text:p/>
          </draw:polygon>
          <draw:path draw:style-name="gr3" draw:text-style-name="P7" draw:layer="layout" svg:width="0.337cm" svg:height="0.564cm" svg:x="4.938cm" svg:y="8.485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75cm" svg:height="1.875cm" svg:x="5.606cm" svg:y="7.225cm" svg:viewBox="0 0 751 1876" svg:d="M40 1838c27 0 43-19 43-40 0-29-22-43-41-43-21 0-42 14-42 43 0 44 42 78 94 78 129 0 177-198 236-441 66-267 121-538 167-809 31-179 62-348 90-457 10-42 39-150 73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7" draw:layer="layout" svg:width="0.279cm" svg:height="0.564cm" svg:x="11.028cm" svg:y="7.24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7" draw:layer="layout" svg:width="9.04cm" svg:height="0.035cm" svg:x="6.643cm" svg:y="8.145cm" svg:viewBox="0 0 9041 36" draw:points="4521,36 0,36 0,0 9041,0 9041,36">
            <text:p/>
          </draw:polygon>
          <draw:path draw:style-name="gr3" draw:text-style-name="P7" draw:layer="layout" svg:width="0.767cm" svg:height="2.025cm" svg:x="6.737cm" svg:y="8.314cm" svg:viewBox="0 0 768 2026" svg:d="M300 1859l-183-845-111 173c-6 8-6 9-6 11s12 12 12 14l57-90 196 904c27 0 31 0 35-21l466-1970c0-6 2-14 2-18 0-9-6-17-15-17-16 0-18 12-20 23z">
            <text:p/>
          </draw:path>
          <draw:polygon draw:style-name="gr3" draw:text-style-name="P7" draw:layer="layout" svg:width="8.197cm" svg:height="0.035cm" svg:x="7.488cm" svg:y="8.314cm" svg:viewBox="0 0 8198 36" draw:points="4099,36 0,36 0,0 8198,0 8198,36">
            <text:p/>
          </draw:polygon>
          <draw:polygon draw:style-name="gr3" draw:text-style-name="P7" draw:layer="layout" svg:width="0.193cm" svg:height="1.518cm" svg:x="7.678cm" svg:y="8.606cm" svg:viewBox="0 0 194 1519" draw:points="0,1519 194,1519 194,1481 40,1481 40,40 194,40 194,0 0,0">
            <text:p/>
          </draw:polygon>
          <draw:path draw:style-name="gr3" draw:text-style-name="P7" draw:layer="layout" svg:width="0.291cm" svg:height="0.398cm" svg:x="8.29cm" svg:y="8.846cm" svg:viewBox="0 0 292 399" svg:d="M292 303v-23h-67v-263c0-13 0-17-14-17-6 0-7 0-15 8l-196 272v23h175v48c0 20 0 27-48 27h-16v21c29 0 68-1 89-1s59 1 90 1v-21h-17c-48 0-48-7-48-27v-48zM179 63v217h-158z">
            <text:p/>
          </draw:path>
          <draw:path draw:style-name="gr3" draw:text-style-name="P7" draw:layer="layout" svg:width="0.275cm" svg:height="0.404cm" svg:x="8.634cm" svg:y="8.852cm" svg:viewBox="0 0 276 405" svg:d="M276 205c0-65-7-113-36-153-17-29-54-52-102-52-138 0-138 161-138 205 0 43 0 200 138 200s138-157 138-200zM138 390c-27 0-63-17-75-65-9-35-9-85-9-127 0-44 0-89 9-121 12-48 50-60 75-60 33 0 64 19 73 54 10 31 12 75 12 127 0 42 0 86-8 125-13 53-54 67-77 67z">
            <text:p/>
          </draw:path>
          <draw:polygon draw:style-name="gr3" draw:text-style-name="P7" draw:layer="layout" svg:width="0.673cm" svg:height="0.035cm" svg:x="8.267cm" svg:y="9.347cm" svg:viewBox="0 0 674 36" draw:points="338,36 0,36 0,0 674,0 674,36">
            <text:p/>
          </draw:polygon>
          <draw:path draw:style-name="gr3" draw:text-style-name="P7" draw:layer="layout" svg:width="0.216cm" svg:height="0.393cm" svg:x="8.333cm" svg:y="9.474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272cm" svg:height="0.404cm" svg:x="8.636cm" svg:y="9.474cm" svg:viewBox="0 0 273 405" svg:d="M58 200c0-48 3-92 26-129 20-33 52-54 91-54 17 0 40 4 53 21-15 0-28 12-28 29 0 14 11 27 28 27 18 0 29-11 29-29 0-34-25-65-84-65-85 0-173 79-173 205 0 154 73 200 138 200 73 0 135-54 135-132 0-75-60-131-129-131-48 0-73 31-86 58zM138 386c-30 0-54-15-65-42-10-18-13-48-13-83 0-57 34-102 80-102 29 0 46 10 62 31 13 23 15 48 15 83 0 34 0 59-17 82-14 21-33 31-62 31z">
            <text:p/>
          </draw:path>
          <draw:path draw:style-name="gr3" draw:text-style-name="P7" draw:layer="layout" svg:width="0.515cm" svg:height="0.035cm" svg:x="9.298cm" svg:y="9.347cm" svg:viewBox="0 0 516 36" svg:d="M488 36c13 0 28 0 28-19 0-17-15-17-28-17h-459c-14 0-29 0-29 17 0 19 15 19 29 19z">
            <text:p/>
          </draw:path>
          <draw:path draw:style-name="gr3" draw:text-style-name="P7" draw:layer="layout" svg:width="0.222cm" svg:height="1.013cm" svg:x="10.201cm" svg:y="8.859cm" svg:viewBox="0 0 223 1014" svg:d="M223 1004c0-2-2-3-4-7-39-41-98-110-133-248-19-77-26-163-26-242 0-223 51-378 155-488 8-7 8-9 8-11 0-8-8-8-12-8-11 0-57 50-69 63-86 102-142 256-142 444 0 119 21 290 132 432 10 10 64 75 79 75 4 0 12 0 12-10z">
            <text:p/>
          </draw:path>
          <draw:path draw:style-name="gr3" draw:text-style-name="P7" draw:layer="layout" svg:width="0.26cm" svg:height="0.539cm" svg:x="10.479cm" svg:y="9.048cm" svg:viewBox="0 0 261 540" svg:d="M156 192h80c16 0 25 0 25-17 0-10-9-10-25-10h-73c29-121 35-136 35-142 0-15-12-23-25-23-2 0-27 0-35 31l-32 134h-81c-17 0-25 0-25 16 0 11 8 11 23 11h75c-60 240-63 254-63 269 0 46 32 79 76 79 89 0 137-125 137-131 0-8-8-8-12-8-6 0-8 2-11 12-37 88-83 107-112 107-17 0-25-11-25-38 0-21 2-27 4-40z">
            <text:p/>
          </draw:path>
          <draw:path draw:style-name="gr3" draw:text-style-name="P7" draw:layer="layout" svg:width="0.515cm" svg:height="0.035cm" svg:x="11.021cm" svg:y="9.347cm" svg:viewBox="0 0 516 36" svg:d="M488 36c13 0 28 0 28-19 0-17-15-17-28-17h-459c-14 0-29 0-29 17 0 19 15 19 29 19z">
            <text:p/>
          </draw:path>
          <draw:path draw:style-name="gr3" draw:text-style-name="P7" draw:layer="layout" svg:width="0.272cm" svg:height="0.404cm" svg:x="11.929cm" svg:y="8.852cm" svg:viewBox="0 0 273 405" svg:d="M131 196c46 0 78 33 78 96 0 73-42 94-77 94-23 0-76-6-101-40 29-2 34-21 34-33 0-19-13-33-32-33-16 0-33 10-33 33 0 58 61 92 134 92 83 0 139-54 139-113 0-46-37-92-102-108 61-21 84-67 84-101 0-48-53-83-121-83-65 0-115 33-115 79 0 21 12 32 31 32 17 0 29-13 29-30 0-18-12-29-29-31 21-27 61-33 82-33 27 0 66 14 66 66 0 25-10 51-25 69-19 23-35 25-65 27-16 0-16 0-20 2 0 0-5 0-5 7 0 8 5 8 15 8z">
            <text:p/>
          </draw:path>
          <draw:polygon draw:style-name="gr3" draw:text-style-name="P7" draw:layer="layout" svg:width="0.337cm" svg:height="0.035cm" svg:x="11.896cm" svg:y="9.347cm" svg:viewBox="0 0 338 36" draw:points="169,36 0,36 0,0 338,0 338,36">
            <text:p/>
          </draw:polygon>
          <draw:path draw:style-name="gr3" draw:text-style-name="P7" draw:layer="layout" svg:width="0.291cm" svg:height="0.398cm" svg:x="11.919cm" svg:y="9.468cm" svg:viewBox="0 0 292 399" svg:d="M292 303v-23h-67v-263c0-13 0-17-12-17-8 0-9 0-17 8l-196 272v23h175v48c0 20 0 27-48 27h-16v21c29 0 68-1 89-1s59 1 90 1v-21h-17c-48 0-48-7-48-27v-48zM179 63v217h-158z">
            <text:p/>
          </draw:path>
          <draw:path draw:style-name="gr3" draw:text-style-name="P7" draw:layer="layout" svg:width="0.222cm" svg:height="1.013cm" svg:x="12.37cm" svg:y="8.859cm" svg:viewBox="0 0 223 1014" svg:d="M223 507c0-119-21-290-133-432-9-12-65-75-80-75-4 0-10 2-10 8 0 4 2 5 6 9 40 44 96 112 130 246 20 77 27 165 27 244 0 85-7 171-29 254-32 119-82 186-126 234-8 7-8 7-8 9 0 8 6 10 10 10 13 0 59-52 71-63 86-104 142-256 142-444z">
            <text:p/>
          </draw:path>
          <draw:path draw:style-name="gr3" draw:text-style-name="P7" draw:layer="layout" svg:width="0.262cm" svg:height="0.393cm" svg:x="12.758cm" svg:y="8.675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62cm" svg:height="0.564cm" svg:x="13.332cm" svg:y="9.08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272cm" svg:height="0.404cm" svg:x="14.43cm" svg:y="8.852cm" svg:viewBox="0 0 273 405" svg:d="M217 217c0 148-73 169-109 169-14 0-45 0-62-19 25-2 27-21 27-27 0-15-10-29-27-29-19 0-29 12-29 29 0 40 33 65 91 65 86 0 165-79 165-205 0-148-66-200-135-200-19 0-59 4-94 36-21 20-44 43-44 97 0 74 60 130 131 130 46 0 73-31 86-58zM132 248c-23 0-44-8-61-37-13-21-13-46-13-78 0-35 0-58 17-83 13-21 33-33 63-33 31 0 50 19 60 35 15 25 17 65 17 86 0 77-44 110-83 110z">
            <text:p/>
          </draw:path>
          <draw:polygon draw:style-name="gr3" draw:text-style-name="P7" draw:layer="layout" svg:width="0.673cm" svg:height="0.035cm" svg:x="14.231cm" svg:y="9.347cm" svg:viewBox="0 0 674 36" draw:points="338,36 0,36 0,0 674,0 674,36">
            <text:p/>
          </draw:polygon>
          <draw:path draw:style-name="gr3" draw:text-style-name="P7" draw:layer="layout" svg:width="0.216cm" svg:height="0.393cm" svg:x="14.294cm" svg:y="9.474cm" svg:viewBox="0 0 217 394" svg:d="M134 17c0-17 0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272cm" svg:height="0.404cm" svg:x="14.599cm" svg:y="9.474cm" svg:viewBox="0 0 273 405" svg:d="M58 200c0-48 3-92 26-129 20-33 52-54 91-54 17 0 40 4 53 21-15 0-28 12-28 29 0 14 11 27 28 27 18 0 29-11 29-29 0-34-25-65-84-65-85 0-173 79-173 205 0 154 73 200 138 200 73 0 135-54 135-132 0-75-60-131-129-131-48 0-73 31-86 58zM138 386c-30 0-54-15-65-42-10-18-13-48-13-83 0-57 34-102 80-102 29 0 46 10 62 31 13 23 15 48 15 83 0 34 0 59-17 82-14 21-33 31-62 31z">
            <text:p/>
          </draw:path>
          <draw:polygon draw:style-name="gr3" draw:text-style-name="P7" draw:layer="layout" svg:width="0.193cm" svg:height="1.518cm" svg:x="15.3cm" svg:y="8.606cm" svg:viewBox="0 0 194 1519" draw:points="154,1481 0,1481 0,1519 194,1519 194,0 0,0 0,40 154,40">
            <text:p/>
          </draw:polygon>
          <draw:path draw:style-name="gr3" draw:text-style-name="P7" draw:layer="layout" svg:width="0.402cm" svg:height="0.596cm" svg:x="16.101cm" svg:y="7.788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4 0-55-46-55-79 0-42 26-148 48-186 24-50 63-81 97-81 54 0 68 70 68 75 0 4-2 10-4 14z">
            <text:p/>
          </draw:path>
          <draw:path draw:style-name="gr3" draw:text-style-name="P7" draw:layer="layout" svg:width="0.26cm" svg:height="0.539cm" svg:x="16.525cm" svg:y="7.845cm" svg:viewBox="0 0 261 540" svg:d="M156 192h80c16 0 25 0 25-17 0-10-9-10-25-10h-73c29-121 35-136 35-142 0-15-12-23-25-23-4 0-27 0-35 31l-32 134h-81c-17 0-25 0-25 16 0 11 8 11 23 11h75c-62 240-63 254-63 269 0 46 32 79 76 79 89 0 137-125 137-131 0-8-8-8-12-8-6 0-8 2-11 12-37 88-83 107-112 107-17 0-25-11-25-38 0-21 0-27 4-40z">
            <text:p/>
          </draw:path>
        </draw:g>
        <draw:g xml:id="id481" draw:id="id481">
          <svg:title>TexMaths</svg:title>
          <svg:desc>24§display§= \frac{1}{\sqrt{2}} \int \frac{ 1 }{ \sqrt{ \frac{49}{16} -  \left( t -  \frac{3}{4} \right)^2 } }\ dt§svg§600§FALSE§</svg:desc>
          <draw:polygon draw:style-name="gr2" draw:text-style-name="P6" draw:layer="layout" svg:width="10.234cm" svg:height="2.524cm" svg:x="3.244cm" svg:y="11.17cm" svg:viewBox="0 0 10235 2525" draw:points="5118,2525 0,2525 0,0 10235,0 10235,2525">
            <text:p/>
          </draw:polygon>
          <draw:path draw:style-name="gr3" draw:text-style-name="P7" draw:layer="layout" svg:width="0.562cm" svg:height="0.199cm" svg:x="3.25cm" svg:y="11.96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4.621cm" svg:y="11.143cm" svg:viewBox="0 0 280 564" svg:d="M175 21c0-19 0-21-19-21-54 54-129 54-156 54v27c17 0 67 0 111-23v439c0 31-2 41-78 41h-27v26c29-3 103-3 136-3 35 0 108 0 138 3v-26h-27c-76 0-78-10-78-41z">
            <text:p/>
          </draw:path>
          <draw:polygon draw:style-name="gr3" draw:text-style-name="P7" draw:layer="layout" svg:width="1.126cm" svg:height="0.035cm" svg:x="4.192cm" svg:y="12.048cm" svg:viewBox="0 0 1127 36" draw:points="563,36 0,36 0,0 1127,0 1127,36">
            <text:p/>
          </draw:polygon>
          <draw:path draw:style-name="gr3" draw:text-style-name="P7" draw:layer="layout" svg:width="0.659cm" svg:height="0.844cm" svg:x="4.256cm" svg:y="12.217cm" svg:viewBox="0 0 660 845" svg:d="M267 756l-148-328c-6-13-11-13-13-13 0 0-6 0-14 5l-80 62c-12 8-12 11-12 13 0 4 2 10 8 10 5 0 21-12 28-19 6-4 20-14 27-19l167 364c6 14 12 14 20 14 11 0 13-4 21-16l384-794c5-14 5-16 5-18 0-9-7-17-17-17-8 0-13 4-19 17z">
            <text:p/>
          </draw:path>
          <draw:polygon draw:style-name="gr3" draw:text-style-name="P7" draw:layer="layout" svg:width="0.423cm" svg:height="0.035cm" svg:x="4.897cm" svg:y="12.217cm" svg:viewBox="0 0 424 36" draw:points="211,36 0,36 0,0 424,0 424,36">
            <text:p/>
          </draw:polygon>
          <draw:path draw:style-name="gr3" draw:text-style-name="P7" draw:layer="layout" svg:width="0.337cm" svg:height="0.563cm" svg:x="4.939cm" svg:y="12.387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8 74-7 8-63 8-80 8z">
            <text:p/>
          </draw:path>
          <draw:path draw:style-name="gr3" draw:text-style-name="P7" draw:layer="layout" svg:width="0.75cm" svg:height="1.875cm" svg:x="5.607cm" svg:y="11.128cm" svg:viewBox="0 0 751 1876" svg:d="M40 1837c27 0 43-19 43-40 0-29-22-42-41-42-21 0-42 13-42 42 0 44 42 79 94 79 129 0 177-198 236-442 65-267 121-537 167-808 31-179 62-348 90-457 10-42 39-150 73-150 25 0 47 16 50 19-28 2-42 20-42 41 0 29 21 42 40 42 22 0 43-13 43-42 0-46-46-79-92-79-66 0-112 92-160 265-2 8-117 432-209 985-23 128-48 270-75 388-15 61-54 220-123 220-31 0-50-21-52-21z">
            <text:p/>
          </draw:path>
          <draw:path draw:style-name="gr3" draw:text-style-name="P7" draw:layer="layout" svg:width="0.279cm" svg:height="0.563cm" svg:x="9.397cm" svg:y="11.143cm" svg:viewBox="0 0 280 564" svg:d="M175 21c0-19 0-21-19-21-54 54-129 54-156 54v27c17 0 67 0 111-23v439c0 31-2 41-78 41h-27v26c29-3 103-3 136-3 35 0 108 0 138 3v-26h-27c-76 0-78-10-78-41z">
            <text:p/>
          </draw:path>
          <draw:polygon draw:style-name="gr3" draw:text-style-name="P7" draw:layer="layout" svg:width="5.776cm" svg:height="0.035cm" svg:x="6.644cm" svg:y="12.048cm" svg:viewBox="0 0 5777 36" draw:points="2887,36 0,36 0,0 5777,0 5777,36">
            <text:p/>
          </draw:polygon>
          <draw:path draw:style-name="gr3" draw:text-style-name="P7" draw:layer="layout" svg:width="0.769cm" svg:height="1.519cm" svg:x="6.738cm" svg:y="12.217cm" svg:viewBox="0 0 770 1520" svg:d="M299 1394l-182-634-117 138 13 12 58-67 194 677c29 0 29 0 36-21l465-1464c4-14 4-18 4-18 0-9-8-17-17-17-14 0-16 12-20 21z">
            <text:p/>
          </draw:path>
          <draw:polygon draw:style-name="gr3" draw:text-style-name="P7" draw:layer="layout" svg:width="4.933cm" svg:height="0.035cm" svg:x="7.489cm" svg:y="12.217cm" svg:viewBox="0 0 4934 36" draw:points="2467,36 0,36 0,0 4934,0 4934,36">
            <text:p/>
          </draw:polygon>
          <draw:path draw:style-name="gr3" draw:text-style-name="P7" draw:layer="layout" svg:width="0.291cm" svg:height="0.398cm" svg:x="7.612cm" svg:y="12.581cm" svg:viewBox="0 0 292 399" svg:d="M292 303v-23h-67v-263c0-13 0-17-12-17-8 0-9 0-17 8l-196 272v23h175v48c0 20 0 27-48 27h-16v21c29 0 68-2 89-2s59 2 90 2v-21h-17c-48 0-48-7-48-27v-48zM179 63v217h-158z">
            <text:p/>
          </draw:path>
          <draw:path draw:style-name="gr3" draw:text-style-name="P7" draw:layer="layout" svg:width="0.272cm" svg:height="0.404cm" svg:x="7.957cm" svg:y="12.587cm" svg:viewBox="0 0 273 405" svg:d="M217 217c0 148-73 169-109 169-14 0-45 0-62-19 25-2 27-21 27-27 0-16-10-29-27-29-19 0-29 12-29 29 0 40 33 65 91 65 86 0 165-79 165-205 0-148-66-200-135-200-19 0-59 4-94 36-21 20-44 43-44 96 0 75 60 131 131 131 46 0 73-31 86-58zM132 248c-23 0-44-8-61-37-13-21-13-46-13-79 0-34 0-57 17-82 13-21 33-33 63-33 31 0 50 19 58 35 17 25 19 65 19 86 0 77-44 110-83 110z">
            <text:p/>
          </draw:path>
          <draw:polygon draw:style-name="gr3" draw:text-style-name="P7" draw:layer="layout" svg:width="0.673cm" svg:height="0.035cm" svg:x="7.589cm" svg:y="13.082cm" svg:viewBox="0 0 674 36" draw:points="338,36 0,36 0,0 674,0 674,36">
            <text:p/>
          </draw:polygon>
          <draw:path draw:style-name="gr3" draw:text-style-name="P7" draw:layer="layout" svg:width="0.216cm" svg:height="0.393cm" svg:x="7.654cm" svg:y="13.209cm" svg:viewBox="0 0 217 394" svg:d="M134 17c0-17-2-17-17-17-38 36-92 38-117 38v22c13 0 54 0 86-18v304c0 19 0 26-59 26h-23v22c11 0 84-2 105-2 20 0 95 2 108 2v-22h-23c-60 0-60-7-60-26z">
            <text:p/>
          </draw:path>
          <draw:path draw:style-name="gr3" draw:text-style-name="P7" draw:layer="layout" svg:width="0.272cm" svg:height="0.404cm" svg:x="7.957cm" svg:y="13.209cm" svg:viewBox="0 0 273 405" svg:d="M58 200c0-48 3-92 26-129 20-33 52-54 91-54 17 0 40 4 53 21-15 0-28 12-28 29 0 14 11 27 28 27 18 0 29-11 29-29 0-34-25-65-84-65-85 0-173 79-173 205 0 154 73 200 138 200 73 0 135-54 135-132 0-75-60-131-129-131-48 0-73 31-86 58zM138 386c-30 0-54-15-65-42-10-18-13-48-13-83 0-58 34-102 80-102 29 0 46 10 62 31 13 23 15 48 15 83 0 34 0 59-17 82-14 21-33 31-62 31z">
            <text:p/>
          </draw:path>
          <draw:path draw:style-name="gr3" draw:text-style-name="P7" draw:layer="layout" svg:width="0.515cm" svg:height="0.035cm" svg:x="8.622cm" svg:y="13.082cm" svg:viewBox="0 0 516 36" svg:d="M488 36c13 0 28 0 28-19 0-17-15-17-28-17h-459c-14 0-29 0-29 17 0 19 15 19 29 19z">
            <text:p/>
          </draw:path>
          <draw:path draw:style-name="gr3" draw:text-style-name="P7" draw:layer="layout" svg:width="0.222cm" svg:height="1.013cm" svg:x="9.522cm" svg:y="12.595cm" svg:viewBox="0 0 223 1014" svg:d="M223 1004c0-2-2-4-4-8-40-40-98-109-133-247-19-77-26-163-26-242 0-223 51-378 155-488 8-7 8-9 8-11 0-8-8-8-12-8-11 0-57 50-69 63-86 102-142 256-142 444 0 119 21 290 132 432 10 9 64 75 79 75 4 0 12 0 12-10z">
            <text:p/>
          </draw:path>
          <draw:path draw:style-name="gr3" draw:text-style-name="P7" draw:layer="layout" svg:width="0.26cm" svg:height="0.538cm" svg:x="9.8cm" svg:y="12.783cm" svg:viewBox="0 0 261 539" svg:d="M156 192h80c16 0 25 0 25-17 0-10-9-10-25-10h-73c29-121 35-136 35-142 0-15-12-23-25-23-2 0-27 0-35 31l-32 134h-81c-17 0-25 0-25 15 0 12 8 12 23 12h75c-62 240-63 253-63 269 0 46 32 78 76 78 89 0 137-124 137-130 0-8-8-8-12-8-6 0-8 2-11 12-37 88-83 107-112 107-17 0-25-11-25-38 0-21 0-27 4-40z">
            <text:p/>
          </draw:path>
          <draw:path draw:style-name="gr3" draw:text-style-name="P7" draw:layer="layout" svg:width="0.515cm" svg:height="0.035cm" svg:x="10.342cm" svg:y="13.082cm" svg:viewBox="0 0 516 36" svg:d="M488 36c13 0 28 0 28-19 0-17-15-17-28-17h-459c-14 0-29 0-29 17 0 19 15 19 29 19z">
            <text:p/>
          </draw:path>
          <draw:path draw:style-name="gr3" draw:text-style-name="P7" draw:layer="layout" svg:width="0.272cm" svg:height="0.404cm" svg:x="11.25cm" svg:y="12.587cm" svg:viewBox="0 0 273 405" svg:d="M131 196c46 0 78 32 78 96 0 73-42 94-77 94-23 0-76-6-101-40 29-2 34-22 34-33 0-19-13-33-32-33-16 0-33 10-33 33 0 58 61 92 134 92 83 0 139-54 139-113 0-46-37-92-102-108 61-21 84-67 84-101 0-48-53-83-121-83-65 0-115 33-115 79 0 21 12 32 31 32 17 0 31-13 31-30 0-18-14-29-31-31 21-27 61-33 82-33 27 0 66 14 66 66 0 25-8 51-25 69-19 23-35 25-65 27-16 0-16 0-20 1 0 0-5 0-5 8s5 8 15 8z">
            <text:p/>
          </draw:path>
          <draw:polygon draw:style-name="gr3" draw:text-style-name="P7" draw:layer="layout" svg:width="0.337cm" svg:height="0.035cm" svg:x="11.217cm" svg:y="13.082cm" svg:viewBox="0 0 338 36" draw:points="169,36 0,36 0,0 338,0 338,36">
            <text:p/>
          </draw:polygon>
          <draw:path draw:style-name="gr3" draw:text-style-name="P7" draw:layer="layout" svg:width="0.291cm" svg:height="0.398cm" svg:x="11.24cm" svg:y="13.203cm" svg:viewBox="0 0 292 399" svg:d="M292 303v-23h-67v-263c0-13 0-17-12-17-8 0-9 0-17 8l-196 272v23h175v48c0 20 0 27-48 27h-16v21c29 0 68-2 89-2 23 0 59 2 90 2v-21h-17c-48 0-48-7-48-27v-48zM179 63v217h-158z">
            <text:p/>
          </draw:path>
          <draw:path draw:style-name="gr3" draw:text-style-name="P7" draw:layer="layout" svg:width="0.222cm" svg:height="1.013cm" svg:x="11.691cm" svg:y="12.595cm" svg:viewBox="0 0 223 1014" svg:d="M223 507c0-119-21-290-133-432-9-12-65-75-80-75-4 0-10 2-10 8 0 4 2 5 6 9 40 44 96 112 130 246 20 77 27 165 27 244 0 84-7 171-29 253-32 119-82 186-126 234-8 8-8 8-8 10 0 8 6 10 10 10 13 0 59-52 71-64 86-103 142-255 142-443z">
            <text:p/>
          </draw:path>
          <draw:path draw:style-name="gr3" draw:text-style-name="P7" draw:layer="layout" svg:width="0.262cm" svg:height="0.393cm" svg:x="12.079cm" svg:y="12.41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02cm" svg:height="0.596cm" svg:x="12.836cm" svg:y="11.69cm" svg:viewBox="0 0 403 597" svg:d="M403 10c0-2 0-10-11-10-12 0-93 8-108 10-6 0-11 3-11 15 0 11 7 11 21 11 40 0 42 6 42 14l-4 17-50 200c-15-31-40-54-78-54-98 0-204 125-204 248 0 80 46 136 113 136 18 0 60-4 110-63 7 34 36 63 76 63 31 0 50-19 64-48 13-29 25-81 25-82 0-10-8-10-10-10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7" draw:layer="layout" svg:width="0.26cm" svg:height="0.538cm" svg:x="13.26cm" svg:y="11.748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77" smil:attributeName="visibility" smil:to="visible"/>
                  <anim:animate smil:dur="0.5s" smil:fill="hold" smil:targetElement="id477" smil:attributeName="x" smil:values="x;x" smil:keyTimes="0;1"/>
                  <anim:animate smil:dur="0.5s" smil:fill="hold" smil:targetElement="id47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78" smil:attributeName="visibility" smil:to="visible"/>
                  <anim:animate smil:dur="0.5s" smil:fill="hold" smil:targetElement="id478" smil:attributeName="x" smil:values="x;x" smil:keyTimes="0;1"/>
                  <anim:animate smil:dur="0.5s" smil:fill="hold" smil:targetElement="id4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9" smil:attributeName="visibility" smil:to="visible"/>
                  <anim:animate smil:dur="0.5s" smil:fill="hold" smil:targetElement="id479" smil:attributeName="x" smil:values="x;x" smil:keyTimes="0;1"/>
                  <anim:animate smil:dur="0.5s" smil:fill="hold" smil:targetElement="id4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0" smil:attributeName="visibility" smil:to="visible"/>
                  <anim:animate smil:dur="0.5s" smil:fill="hold" smil:targetElement="id480" smil:attributeName="x" smil:values="x;x" smil:keyTimes="0;1"/>
                  <anim:animate smil:dur="0.5s" smil:fill="hold" smil:targetElement="id4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1" smil:attributeName="visibility" smil:to="visible"/>
                  <anim:animate smil:dur="0.5s" smil:fill="hold" smil:targetElement="id481" smil:attributeName="x" smil:values="x;x" smil:keyTimes="0;1"/>
                  <anim:animate smil:dur="0.5s" smil:fill="hold" smil:targetElement="id48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9">
        <draw:frame presentation:style-name="pr11" draw:text-style-name="P12" draw:layer="layout" svg:width="26.4cm" svg:height="14.572cm" svg:x="0.8cm" svg:y="0.626cm" presentation:class="title" presentation:user-transformed="true">
          <draw:text-box>
            <text:p xml:id="id489" text:id="id489"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#####</text:span><text:span text:style-name="T14"><text:tab/></text:span><text:span text:style-name="T14"><text:tab/></text:span><text:span text:style-name="T14">DONE</text:span><text:span text:style-name="T14"><text:tab/></text:span><text:span text:style-name="T14"><text:tab/></text:span><text:span text:style-name="T14">#####</text:span><text:span text:style-name="T14"><text:tab/></text:span><text:span text:style-name="T14"> <text:s text:c="2"/></text:span></text:p>
          </draw:text-box>
        </draw:frame>
        <draw:g xml:id="id482" draw:id="id482">
          <svg:title>TexMaths</svg:title>
          <svg:desc>24§display§\text {I}§svg§600§FALSE§</svg:desc>
          <draw:polygon draw:style-name="gr2" draw:text-style-name="P6" draw:layer="layout" svg:width="0.197cm" svg:height="0.493cm" svg:x="5.542cm" svg:y="1.446cm" svg:viewBox="0 0 198 494" draw:points="100,494 0,494 0,0 198,0 198,494">
            <text:p/>
          </draw:polygon>
          <draw:path draw:style-name="gr3" draw:text-style-name="P7" draw:layer="layout" svg:width="0.258cm" svg:height="0.577cm" svg:x="5.523cm" svg:y="1.4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83" draw:id="id483">
          <svg:title>TexMaths</svg:title>
          <svg:desc>24§display§= \frac{1}{\sqrt{2}} \int \frac{ 1 }{ \sqrt{ \left( \frac{7}{4} \right)^2 -  \left( t -  \frac{3}{4} \right)^2 } }\ dt§svg§600§FALSE§</svg:desc>
          <draw:polygon draw:style-name="gr2" draw:text-style-name="P6" draw:layer="layout" svg:width="11.05cm" svg:height="2.524cm" svg:x="6.244cm" svg:y="0.763cm" svg:viewBox="0 0 11051 2525" draw:points="5525,2525 0,2525 0,0 11051,0 11051,2525">
            <text:p/>
          </draw:polygon>
          <draw:path draw:style-name="gr3" draw:text-style-name="P7" draw:layer="layout" svg:width="0.562cm" svg:height="0.199cm" svg:x="6.25cm" svg:y="1.5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7.621cm" svg:y="0.736cm" svg:viewBox="0 0 280 564" svg:d="M175 21c0-19 0-21-19-21-54 54-129 54-156 54v27c17 0 67 0 111-23v439c0 31-2 41-78 41h-27v26c29-3 103-3 136-3 35 0 108 0 138 3v-26h-27c-76 0-78-10-78-41z">
            <text:p/>
          </draw:path>
          <draw:polygon draw:style-name="gr3" draw:text-style-name="P7" draw:layer="layout" svg:width="1.126cm" svg:height="0.035cm" svg:x="7.192cm" svg:y="1.641cm" svg:viewBox="0 0 1127 36" draw:points="563,36 0,36 0,0 1127,0 1127,36">
            <text:p/>
          </draw:polygon>
          <draw:path draw:style-name="gr3" draw:text-style-name="P7" draw:layer="layout" svg:width="0.659cm" svg:height="0.844cm" svg:x="7.256cm" svg:y="1.81cm" svg:viewBox="0 0 660 845" svg:d="M267 756l-148-328c-6-13-11-13-13-13 0 0-6 0-14 5l-80 62c-12 8-12 11-12 13 0 4 2 10 8 10 5 0 21-12 28-19 6-4 20-14 27-19l167 364c6 14 12 14 20 14 11 0 13-4 21-16l384-794c5-14 5-16 5-18 0-9-7-17-17-17-8 0-13 4-19 17z">
            <text:p/>
          </draw:path>
          <draw:polygon draw:style-name="gr3" draw:text-style-name="P7" draw:layer="layout" svg:width="0.423cm" svg:height="0.035cm" svg:x="7.897cm" svg:y="1.81cm" svg:viewBox="0 0 424 36" draw:points="211,36 0,36 0,0 424,0 424,36">
            <text:p/>
          </draw:polygon>
          <draw:path draw:style-name="gr3" draw:text-style-name="P7" draw:layer="layout" svg:width="0.337cm" svg:height="0.563cm" svg:x="7.939cm" svg:y="1.98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8 74-7 8-63 8-80 8z">
            <text:p/>
          </draw:path>
          <draw:path draw:style-name="gr3" draw:text-style-name="P7" draw:layer="layout" svg:width="0.75cm" svg:height="1.875cm" svg:x="8.607cm" svg:y="0.721cm" svg:viewBox="0 0 751 1876" svg:d="M40 1837c27 0 43-19 43-40 0-29-22-42-41-42-21 0-42 13-42 42 0 44 42 79 94 79 129 0 177-198 236-442 65-267 121-537 167-808 31-179 62-348 90-457 10-42 39-150 73-150 25 0 47 16 50 19-28 2-42 20-42 41 0 29 21 42 40 42 22 0 43-13 43-42 0-46-46-79-92-79-66 0-112 92-160 265-2 8-117 432-209 985-23 128-48 270-75 388-15 61-54 220-123 220-31 0-50-21-52-21z">
            <text:p/>
          </draw:path>
          <draw:path draw:style-name="gr3" draw:text-style-name="P7" draw:layer="layout" svg:width="0.279cm" svg:height="0.563cm" svg:x="12.804cm" svg:y="0.736cm" svg:viewBox="0 0 280 564" svg:d="M175 21c0-19 0-21-21-21-52 54-127 54-154 54v27c17 0 67 0 111-23v439c0 31-2 41-78 41h-27v26c29-3 103-3 136-3 35 0 108 0 138 3v-26h-27c-76 0-78-10-78-41z">
            <text:p/>
          </draw:path>
          <draw:polygon draw:style-name="gr3" draw:text-style-name="P7" draw:layer="layout" svg:width="6.592cm" svg:height="0.035cm" svg:x="9.644cm" svg:y="1.641cm" svg:viewBox="0 0 6593 36" draw:points="3296,36 0,36 0,0 6593,0 6593,36">
            <text:p/>
          </draw:polygon>
          <draw:path draw:style-name="gr3" draw:text-style-name="P7" draw:layer="layout" svg:width="0.769cm" svg:height="1.519cm" svg:x="9.738cm" svg:y="1.81cm" svg:viewBox="0 0 770 1520" svg:d="M299 1394l-182-634-117 138 13 12 58-67 194 677c29 0 29 0 36-21l465-1464c4-14 4-18 4-18 0-9-8-17-17-17-14 0-16 12-20 21z">
            <text:p/>
          </draw:path>
          <draw:polygon draw:style-name="gr3" draw:text-style-name="P7" draw:layer="layout" svg:width="5.747cm" svg:height="0.035cm" svg:x="10.489cm" svg:y="1.81cm" svg:viewBox="0 0 5748 36" draw:points="2874,36 0,36 0,0 5748,0 5748,36">
            <text:p/>
          </draw:polygon>
          <draw:path draw:style-name="gr3" draw:text-style-name="P7" draw:layer="layout" svg:width="0.222cm" svg:height="1.013cm" svg:x="10.617cm" svg:y="2.188cm" svg:viewBox="0 0 223 1014" svg:d="M223 1004c0-2-2-4-4-8-40-40-98-109-133-247-19-77-26-163-26-242 0-223 51-378 155-488 8-7 8-9 8-11 0-8-8-8-12-8-11 0-57 50-69 63-86 102-142 256-142 444 0 119 21 290 132 432 10 9 64 75 79 75 4 0 12 0 12-10z">
            <text:p/>
          </draw:path>
          <draw:path draw:style-name="gr3" draw:text-style-name="P7" draw:layer="layout" svg:width="0.281cm" svg:height="0.412cm" svg:x="11.017cm" svg:y="2.172cm" svg:viewBox="0 0 282 413" svg:d="M276 42c6-6 6-7 6-23h-155c-23 0-31 0-52-2-31-4-33-7-35-17h-19l-21 127h21c0-10 6-48 15-54 6-4 54-4 62-4h130c-19 25-49 62-61 79-79 102-86 196-86 230 0 8 0 35 28 35 29 0 29-27 29-35v-23c0-115 23-169 50-199z">
            <text:p/>
          </draw:path>
          <draw:polygon draw:style-name="gr3" draw:text-style-name="P7" draw:layer="layout" svg:width="0.337cm" svg:height="0.035cm" svg:x="10.976cm" svg:y="2.675cm" svg:viewBox="0 0 338 36" draw:points="169,36 0,36 0,0 338,0 338,36">
            <text:p/>
          </draw:polygon>
          <draw:path draw:style-name="gr3" draw:text-style-name="P7" draw:layer="layout" svg:width="0.291cm" svg:height="0.398cm" svg:x="11cm" svg:y="2.796cm" svg:viewBox="0 0 292 399" svg:d="M292 303v-23h-67v-263c0-13 0-17-12-17-8 0-9 0-17 8l-196 272v23h175v48c0 20 0 27-48 27h-16v21c29 0 68-2 89-2 23 0 59 2 90 2v-21h-17c-48 0-48-7-48-27v-48zM179 63v217h-158z">
            <text:p/>
          </draw:path>
          <draw:path draw:style-name="gr3" draw:text-style-name="P7" draw:layer="layout" svg:width="0.222cm" svg:height="1.013cm" svg:x="11.451cm" svg:y="2.188cm" svg:viewBox="0 0 223 1014" svg:d="M223 507c0-119-21-290-133-432-9-12-65-75-80-75-4 0-10 2-10 8 0 4 2 5 6 9 40 44 96 112 130 246 20 77 27 165 27 244 0 84-7 171-29 253-32 119-82 186-126 234-8 8-8 8-8 10 0 8 6 10 10 10 13 0 59-52 71-64 86-103 142-255 142-443z">
            <text:p/>
          </draw:path>
          <draw:path draw:style-name="gr3" draw:text-style-name="P7" draw:layer="layout" svg:width="0.262cm" svg:height="0.393cm" svg:x="11.837cm" svg:y="2.003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15cm" svg:height="0.035cm" svg:x="12.436cm" svg:y="2.675cm" svg:viewBox="0 0 516 36" svg:d="M488 36c13 0 28 0 28-19 0-17-15-17-28-17h-459c-14 0-29 0-29 17 0 19 15 19 29 19z">
            <text:p/>
          </draw:path>
          <draw:path draw:style-name="gr3" draw:text-style-name="P7" draw:layer="layout" svg:width="0.222cm" svg:height="1.013cm" svg:x="13.338cm" svg:y="2.188cm" svg:viewBox="0 0 223 1014" svg:d="M223 1004c0-2-2-4-4-8-40-40-98-109-133-247-19-77-26-163-26-242 0-223 51-378 155-488 8-7 8-9 8-11 0-8-8-8-12-8-11 0-57 50-69 63-86 102-142 256-142 444 0 119 21 290 132 432 10 9 64 75 79 75 4 0 12 0 12-10z">
            <text:p/>
          </draw:path>
          <draw:path draw:style-name="gr3" draw:text-style-name="P7" draw:layer="layout" svg:width="0.26cm" svg:height="0.538cm" svg:x="13.616cm" svg:y="2.376cm" svg:viewBox="0 0 261 539" svg:d="M156 192h80c16 0 25 0 25-17 0-10-9-10-25-10h-75c31-121 37-136 37-142 0-15-12-23-25-23-4 0-27 0-35 31l-32 134h-81c-17 0-25 0-25 15 0 12 8 12 23 12h75c-62 240-63 253-63 269 0 46 32 78 76 78 89 0 137-124 137-130 0-8-8-8-12-8-8 0-8 2-11 12-37 88-83 107-112 107-17 0-25-11-25-38 0-21 0-27 4-40z">
            <text:p/>
          </draw:path>
          <draw:path draw:style-name="gr3" draw:text-style-name="P7" draw:layer="layout" svg:width="0.515cm" svg:height="0.035cm" svg:x="14.158cm" svg:y="2.675cm" svg:viewBox="0 0 516 36" svg:d="M488 36c13 0 28 0 28-19 0-17-15-17-28-17h-459c-14 0-29 0-29 17 0 19 15 19 29 19z">
            <text:p/>
          </draw:path>
          <draw:path draw:style-name="gr3" draw:text-style-name="P7" draw:layer="layout" svg:width="0.272cm" svg:height="0.404cm" svg:x="15.064cm" svg:y="2.18cm" svg:viewBox="0 0 273 405" svg:d="M131 196c46 0 78 32 78 96 0 73-42 94-77 94-23 0-76-6-101-40 29-2 34-22 34-33 0-19-13-33-32-33-16 0-33 10-33 33 0 58 61 92 134 92 83 0 139-54 139-113 0-46-37-92-102-108 61-21 84-67 84-101 0-48-53-83-121-83-65 0-115 33-115 79 0 21 12 32 31 32 17 0 29-13 29-30 0-18-12-29-29-31 21-27 61-33 82-33 27 0 66 14 66 66 0 25-10 51-25 69-19 23-35 25-65 27-16 0-16 0-20 1 0 0-5 0-5 8s5 8 15 8z">
            <text:p/>
          </draw:path>
          <draw:polygon draw:style-name="gr3" draw:text-style-name="P7" draw:layer="layout" svg:width="0.337cm" svg:height="0.035cm" svg:x="15.033cm" svg:y="2.675cm" svg:viewBox="0 0 338 36" draw:points="169,36 0,36 0,0 338,0 338,36">
            <text:p/>
          </draw:polygon>
          <draw:path draw:style-name="gr3" draw:text-style-name="P7" draw:layer="layout" svg:width="0.291cm" svg:height="0.398cm" svg:x="15.056cm" svg:y="2.796cm" svg:viewBox="0 0 292 399" svg:d="M292 303v-23h-67v-263c0-13 0-17-12-17-8 0-9 0-17 8l-196 272v23h175v48c0 20 0 27-48 27h-16v21c29 0 68-2 89-2s59 2 90 2v-21h-17c-48 0-48-7-48-27v-48zM179 63v217h-158z">
            <text:p/>
          </draw:path>
          <draw:path draw:style-name="gr3" draw:text-style-name="P7" draw:layer="layout" svg:width="0.222cm" svg:height="1.013cm" svg:x="15.507cm" svg:y="2.188cm" svg:viewBox="0 0 223 1014" svg:d="M223 507c0-119-21-290-133-432-9-12-65-75-80-75-4 0-10 2-10 8 0 4 2 5 6 9 40 44 96 112 130 246 20 77 27 165 27 244 0 84-7 171-29 253-32 119-82 186-126 234-8 8-8 8-8 10 0 8 6 10 10 10 13 0 59-52 71-64 86-103 142-255 142-443z">
            <text:p/>
          </draw:path>
          <draw:path draw:style-name="gr3" draw:text-style-name="P7" draw:layer="layout" svg:width="0.262cm" svg:height="0.393cm" svg:x="15.893cm" svg:y="2.003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02cm" svg:height="0.596cm" svg:x="16.652cm" svg:y="1.283cm" svg:viewBox="0 0 403 597" svg:d="M403 10c0-2 0-10-11-10-12 0-93 8-108 10-6 0-11 3-11 15 0 11 7 11 21 11 40 0 42 6 42 14l-2 17-52 200c-15-31-40-54-78-54-98 0-204 125-204 248 0 80 46 136 113 136 18 0 60-4 110-63 7 34 36 63 76 63 31 0 50-19 64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26cm" svg:height="0.538cm" svg:x="17.076cm" svg:y="1.341cm" svg:viewBox="0 0 261 539" svg:d="M156 192h80c16 0 25 0 25-17 0-10-9-10-25-10h-73c29-121 35-136 35-142 0-15-12-23-25-23-2 0-27 0-35 31l-32 134h-81c-17 0-25 0-25 15 0 12 8 12 23 12h75c-60 240-63 253-63 269 0 46 32 78 76 78 89 0 137-124 137-130 0-8-8-8-12-8-6 0-8 2-11 12-37 88-83 107-112 107-17 0-25-11-25-38 0-21 0-27 4-40z">
            <text:p/>
          </draw:path>
        </draw:g>
        <draw:g xml:id="id487" draw:id="id487">
          <svg:title>TexMaths</svg:title>
          <svg:desc>24§display§\text {I}§svg§600§FALSE§</svg:desc>
          <draw:polygon draw:style-name="gr2" draw:text-style-name="P6" draw:layer="layout" svg:width="0.197cm" svg:height="0.493cm" svg:x="5.643cm" svg:y="9.546cm" svg:viewBox="0 0 198 494" draw:points="100,494 0,494 0,0 198,0 198,494">
            <text:p/>
          </draw:polygon>
          <draw:path draw:style-name="gr3" draw:text-style-name="P7" draw:layer="layout" svg:width="0.258cm" svg:height="0.577cm" svg:x="5.624cm" svg:y="9.5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86" draw:id="id486">
          <svg:title>TexMaths</svg:title>
          <svg:desc>26§display§\therefore§svg§600§FALSE§</svg:desc>
          <draw:polygon draw:style-name="gr2" draw:text-style-name="P6" draw:layer="layout" svg:width="0.49cm" svg:height="0.402cm" svg:x="4.309cm" svg:y="9.621cm" svg:viewBox="0 0 491 403" draw:points="246,403 0,403 0,0 491,0 491,403">
            <text:p/>
          </draw:polygon>
          <draw:path draw:style-name="gr3" draw:text-style-name="P7" draw:layer="layout" svg:width="0.555cm" svg:height="0.493cm" svg:x="4.29cm" svg:y="9.575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484" draw:id="id484">
          <svg:title>TexMaths</svg:title>
          <svg:desc>24§display§= \sin^{-1}\left( \frac{ t - \frac{3}{4} }{ \frac{7}{4} } \right)  \ + \ c §svg§600§FALSE§</svg:desc>
          <draw:polygon draw:style-name="gr2" draw:text-style-name="P6" draw:layer="layout" svg:width="8.163cm" svg:height="2.171cm" svg:x="6.437cm" svg:y="3.858cm" svg:viewBox="0 0 8164 2172" draw:points="4082,2172 0,2172 0,0 8164,0 8164,2172">
            <text:p/>
          </draw:polygon>
          <draw:path draw:style-name="gr3" draw:text-style-name="P7" draw:layer="layout" svg:width="0.562cm" svg:height="0.199cm" svg:x="6.443cm" svg:y="4.85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7cm" svg:height="0.389cm" svg:x="7.313cm" svg:y="4.782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5cm" svg:x="7.647cm" svg:y="4.596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425cm" svg:height="0.373cm" svg:x="7.879cm" svg:y="4.788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4cm" svg:height="0.03cm" svg:x="8.384cm" svg:y="4.644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8.912cm" svg:y="4.413cm" svg:viewBox="0 0 217 394" svg:d="M134 17c0-17-2-17-17-17-38 36-92 38-117 38v22c13 0 54 0 86-18v304c0 19 0 26-59 26h-23v22c11 0 84-2 105-2 20 0 95 2 108 2v-22h-23c-60 0-60-7-60-26z">
            <text:p/>
          </draw:path>
          <draw:path draw:style-name="gr3" draw:text-style-name="P7" draw:layer="layout" svg:width="0.416cm" svg:height="2.025cm" svg:x="9.542cm" svg:y="3.937cm" svg:viewBox="0 0 417 2026" svg:d="M417 2018c0-4-2-6-4-8-31-32-89-88-144-180-137-217-198-492-198-816 0-229 31-521 169-772 67-121 136-190 175-227 2-2 2-3 2-7 0-8-6-8-18-8-11 0-13 0-27 13-284 258-372 644-372 999 0 332 77 666 292 920 17 19 48 53 84 84 10 10 12 10 23 10 12 0 18 0 18-8z">
            <text:p/>
          </draw:path>
          <draw:path draw:style-name="gr3" draw:text-style-name="P7" draw:layer="layout" svg:width="0.26cm" svg:height="0.539cm" svg:x="10.108cm" svg:y="4.012cm" svg:viewBox="0 0 261 540" svg:d="M156 192h80c16 0 25 0 25-17 0-10-9-10-25-10h-73c29-121 35-136 35-142 0-15-12-23-25-23-2 0-27 0-35 31l-32 134h-81c-17 0-25 0-25 15 0 12 8 12 23 12h75c-62 240-63 253-63 269 0 46 32 79 76 79 89 0 137-125 137-131 0-8-8-8-12-8-6 0-8 2-11 12-37 88-83 107-112 107-17 0-25-11-25-38 0-21 0-27 4-40z">
            <text:p/>
          </draw:path>
          <draw:path draw:style-name="gr3" draw:text-style-name="P7" draw:layer="layout" svg:width="0.515cm" svg:height="0.035cm" svg:x="10.651cm" svg:y="4.313cm" svg:viewBox="0 0 516 36" svg:d="M488 36c13 0 28 0 28-19 0-17-15-17-28-17h-459c-14 0-29 0-29 17 0 19 15 19 29 19z">
            <text:p/>
          </draw:path>
          <draw:path draw:style-name="gr3" draw:text-style-name="P7" draw:layer="layout" svg:width="0.272cm" svg:height="0.404cm" svg:x="11.558cm" svg:y="3.816cm" svg:viewBox="0 0 273 405" svg:d="M131 196c46 0 78 32 78 96 0 73-42 94-77 94-23 0-76-6-101-40 29-2 34-22 34-33 0-19-13-33-32-33-16 0-33 10-33 33 0 58 61 92 134 92 83 0 139-54 139-113 0-46-37-92-102-108 61-21 84-67 84-101 0-48-53-83-121-83-65 0-115 33-115 79 0 21 12 32 31 32 17 0 31-13 31-30 0-18-14-29-31-31 21-27 61-33 82-33 27 0 66 14 66 66 0 25-8 51-25 69-19 23-35 25-65 27-16 0-16 0-20 1 0 0-5 0-5 8s5 8 15 8z">
            <text:p/>
          </draw:path>
          <draw:polygon draw:style-name="gr3" draw:text-style-name="P7" draw:layer="layout" svg:width="0.337cm" svg:height="0.035cm" svg:x="11.525cm" svg:y="4.313cm" svg:viewBox="0 0 338 36" draw:points="169,36 0,36 0,0 338,0 338,36">
            <text:p/>
          </draw:polygon>
          <draw:path draw:style-name="gr3" draw:text-style-name="P7" draw:layer="layout" svg:width="0.291cm" svg:height="0.398cm" svg:x="11.548cm" svg:y="4.432cm" svg:viewBox="0 0 292 399" svg:d="M292 303v-23h-67v-263c0-13 0-17-14-17-6 0-7 0-15 8l-196 272v23h175v48c0 20 0 27-48 27h-16v21c29 0 68-2 89-2s59 2 90 2v-21h-17c-48 0-48-7-48-27v-48zM179 63v217h-158z">
            <text:p/>
          </draw:path>
          <draw:polygon draw:style-name="gr3" draw:text-style-name="P7" draw:layer="layout" svg:width="1.875cm" svg:height="0.035cm" svg:x="10.089cm" svg:y="4.932cm" svg:viewBox="0 0 1876 36" draw:points="939,36 0,36 0,0 1876,0 1876,36">
            <text:p/>
          </draw:polygon>
          <draw:path draw:style-name="gr3" draw:text-style-name="P7" draw:layer="layout" svg:width="0.281cm" svg:height="0.412cm" svg:x="10.899cm" svg:y="5.049cm" svg:viewBox="0 0 282 413" svg:d="M276 42c6-6 6-7 6-23h-155c-23 0-31 0-52-2-31-4-33-7-35-17h-19l-21 127h21c0-10 6-48 15-54 6-4 54-4 62-4h130c-19 25-49 62-61 79-79 102-86 196-86 230 0 8 0 35 28 35 29 0 29-27 29-35v-23c0-115 23-169 50-199z">
            <text:p/>
          </draw:path>
          <draw:polygon draw:style-name="gr3" draw:text-style-name="P7" draw:layer="layout" svg:width="0.337cm" svg:height="0.035cm" svg:x="10.859cm" svg:y="5.552cm" svg:viewBox="0 0 338 36" draw:points="169,36 0,36 0,0 338,0 338,36">
            <text:p/>
          </draw:polygon>
          <draw:path draw:style-name="gr3" draw:text-style-name="P7" draw:layer="layout" svg:width="0.291cm" svg:height="0.398cm" svg:x="10.882cm" svg:y="5.673cm" svg:viewBox="0 0 292 399" svg:d="M292 303v-23h-67v-263c0-13 0-17-12-17-8 0-9 0-17 8l-196 272v23h175v48c0 20 0 27-48 27h-16v21c29 0 68-2 89-2 23 0 59 2 90 2v-21h-17c-48 0-48-7-48-27v-48zM179 63v217h-158z">
            <text:p/>
          </draw:path>
          <draw:path draw:style-name="gr3" draw:text-style-name="P7" draw:layer="layout" svg:width="0.416cm" svg:height="2.025cm" svg:x="12.093cm" svg:y="3.937cm" svg:viewBox="0 0 417 2026" svg:d="M417 1014c0-332-77-666-292-920-17-19-48-54-83-84-11-10-13-10-25-10-9 0-17 0-17 8 0 4 4 7 6 9 29 31 86 87 142 179 136 217 198 491 198 816 0 228-29 520-169 772-68 121-139 190-173 226-2 2-4 4-4 8 0 8 8 8 17 8 12 0 14 0 27-14 284-257 373-643 373-998z">
            <text:p/>
          </draw:path>
          <draw:path draw:style-name="gr3" draw:text-style-name="P7" draw:layer="layout" svg:width="0.562cm" svg:height="0.563cm" svg:x="13.201cm" svg:y="4.668cm" svg:viewBox="0 0 563 564" svg:d="M300 300h236c11 0 27 0 27-18 0-17-16-17-27-17h-236v-236c0-14 0-29-18-29-17 0-17 15-17 29v236h-236c-14 0-29 0-29 17 0 18 15 18 29 18h236v236c0 11 0 28 17 28 18 0 18-17 18-28z">
            <text:p/>
          </draw:path>
          <draw:path draw:style-name="gr3" draw:text-style-name="P7" draw:layer="layout" svg:width="0.329cm" svg:height="0.383cm" svg:x="14.313cm" svg:y="4.788cm" svg:viewBox="0 0 330 384" svg:d="M301 52c-13 0-25 0-38 13-13 12-15 27-15 33 0 19 15 29 32 29 25 0 48-19 48-54 0-42-40-73-101-73-114 0-227 121-227 240 0 77 50 144 138 144 121 0 192-90 192-100 0-6-6-11-9-11-6 0-8 2-12 9-67 83-159 83-171 83-52 0-75-41-75-92 0-35 18-117 46-169 25-48 73-85 119-85 29 0 62 10 73 33z">
            <text:p/>
          </draw:path>
        </draw:g>
        <draw:g xml:id="id485" draw:id="id485">
          <svg:title>TexMaths</svg:title>
          <svg:desc>24§display§= \sin^{-1}\left( \frac{ 4t - 3 }{ 7 } \right)  \ + \ c §svg§600§FALSE§</svg:desc>
          <draw:polygon draw:style-name="gr2" draw:text-style-name="P6" draw:layer="layout" svg:width="8.467cm" svg:height="1.941cm" svg:x="6.438cm" svg:y="6.359cm" svg:viewBox="0 0 8468 1942" draw:points="4233,1942 0,1942 0,0 8468,0 8468,1942">
            <text:p/>
          </draw:polygon>
          <draw:path draw:style-name="gr3" draw:text-style-name="P7" draw:layer="layout" svg:width="0.561cm" svg:height="0.199cm" svg:x="6.444cm" svg:y="7.231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7" draw:layer="layout" svg:width="0.277cm" svg:height="0.389cm" svg:x="7.313cm" svg:y="7.162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7.647cm" svg:y="6.97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7.88cm" svg:y="7.16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cm" svg:height="0.03cm" svg:x="8.385cm" svg:y="7.024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8.912cm" svg:y="6.793cm" svg:viewBox="0 0 217 394" svg:d="M134 17c0-17-2-17-17-17-38 36-92 38-117 38v22c13 0 54 0 86-18v304c0 19 0 27-59 27h-23v21c11 0 84-2 105-2 20 0 94 2 108 2v-21h-23c-60 0-60-8-60-27z">
            <text:p/>
          </draw:path>
          <draw:path draw:style-name="gr3" draw:text-style-name="P7" draw:layer="layout" svg:width="0.416cm" svg:height="2.025cm" svg:x="9.542cm" svg:y="6.317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7" draw:layer="layout" svg:width="0.375cm" svg:height="0.571cm" svg:x="10.112cm" svg:y="6.398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26cm" svg:height="0.539cm" svg:x="10.531cm" svg:y="6.442cm" svg:viewBox="0 0 261 540" svg:d="M155 192h81c15 0 25 0 25-17 0-10-10-10-25-10h-73c29-121 35-136 35-142 0-15-12-23-25-23-2 0-27 0-35 31l-32 134h-81c-17 0-25 0-25 16 0 11 8 11 23 11h75c-60 240-63 254-63 269 0 46 32 79 76 79 89 0 137-125 137-131 0-8-8-8-12-8-6 0-8 2-11 12-37 88-83 107-112 107-17 0-25-11-25-38 0-21 0-27 4-40z">
            <text:p/>
          </draw:path>
          <draw:path draw:style-name="gr3" draw:text-style-name="P7" draw:layer="layout" svg:width="0.515cm" svg:height="0.035cm" svg:x="11.074cm" svg:y="6.741cm" svg:viewBox="0 0 516 36" svg:d="M488 36c13 0 28 0 28-19 0-17-15-17-28-17h-459c-14 0-29 0-29 17 0 19 15 19 29 19z">
            <text:p/>
          </draw:path>
          <draw:path draw:style-name="gr3" draw:text-style-name="P7" draw:layer="layout" svg:width="0.35cm" svg:height="0.581cm" svg:x="11.882cm" svg:y="6.407cm" svg:viewBox="0 0 351 582" svg:d="M211 265c69-21 117-81 117-148 0-69-73-117-155-117-87 0-150 50-150 115 0 27 19 44 42 44 27 0 44-19 44-44 0-42-40-42-51-42 25-40 80-52 111-52 34 0 82 19 82 94 0 12-1 60-24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olygon draw:style-name="gr3" draw:text-style-name="P7" draw:layer="layout" svg:width="2.18cm" svg:height="0.035cm" svg:x="10.089cm" svg:y="7.312cm" svg:viewBox="0 0 2181 36" draw:points="1090,36 0,36 0,0 2181,0 2181,36">
            <text:p/>
          </draw:polygon>
          <draw:path draw:style-name="gr3" draw:text-style-name="P7" draw:layer="layout" svg:width="0.362cm" svg:height="0.59cm" svg:x="11.015cm" svg:y="7.548cm" svg:viewBox="0 0 363 591" svg:d="M355 58c8-12 8-14 8-31h-206c-103 0-105-12-107-27h-21l-29 175h21c2-14 10-67 21-77 6-6 73-6 83-6h176c-9 14-76 106-96 135-74 113-103 230-103 316 0 10 0 48 38 48 40 0 40-38 40-48v-42c0-46 2-94 8-138 4-19 15-92 54-146z">
            <text:p/>
          </draw:path>
          <draw:path draw:style-name="gr3" draw:text-style-name="P7" draw:layer="layout" svg:width="0.416cm" svg:height="2.025cm" svg:x="12.399cm" svg:y="6.317cm" svg:viewBox="0 0 417 2026" svg:d="M417 1014c0-332-77-666-292-920-17-19-48-54-83-84-11-10-13-10-25-10-9 0-17 0-17 8 0 4 4 7 6 9 29 31 86 87 142 179 136 217 199 491 199 816 0 229-30 520-170 772-68 121-139 190-173 227-2 2-4 3-4 7 0 8 8 8 17 8 12 0 14 0 27-13 284-258 373-644 373-999z">
            <text:p/>
          </draw:path>
          <draw:path draw:style-name="gr3" draw:text-style-name="P7" draw:layer="layout" svg:width="0.561cm" svg:height="0.564cm" svg:x="13.506cm" svg:y="7.049cm" svg:viewBox="0 0 562 565" svg:d="M299 300h237c11 0 26 0 26-18 0-17-15-17-26-17h-237v-236c0-14 0-29-17-29s-17 15-17 29v236h-236c-14 0-29 0-29 17 0 18 15 18 29 18h236v236c0 11 0 29 17 29s17-18 17-29z">
            <text:p/>
          </draw:path>
          <draw:path draw:style-name="gr3" draw:text-style-name="P7" draw:layer="layout" svg:width="0.329cm" svg:height="0.383cm" svg:x="14.618cm" svg:y="7.168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488" draw:id="id488">
          <svg:title>TexMaths</svg:title>
          <svg:desc>24§display§= \sin^{-1}\left( \frac{ 4 \log x - 3 }{ 7 } \right)  \ + \ c §svg§600§FALSE§</svg:desc>
          <draw:polygon draw:style-name="gr2" draw:text-style-name="P6" draw:layer="layout" svg:width="10.015cm" svg:height="1.941cm" svg:x="6.439cm" svg:y="8.759cm" svg:viewBox="0 0 10016 1942" draw:points="5009,1942 0,1942 0,0 10016,0 10016,1942">
            <text:p/>
          </draw:polygon>
          <draw:path draw:style-name="gr3" draw:text-style-name="P7" draw:layer="layout" svg:width="0.562cm" svg:height="0.199cm" svg:x="6.445cm" svg:y="9.63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7cm" svg:height="0.389cm" svg:x="7.314cm" svg:y="9.562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7.648cm" svg:y="9.37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7.881cm" svg:y="9.56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cm" svg:height="0.03cm" svg:x="8.386cm" svg:y="9.424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8.914cm" svg:y="9.193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416cm" svg:height="2.025cm" svg:x="9.543cm" svg:y="8.717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7" draw:layer="layout" svg:width="0.375cm" svg:height="0.571cm" svg:x="10.114cm" svg:y="8.798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189cm" svg:height="0.587cm" svg:x="10.68cm" svg:y="8.784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0.91cm" svg:y="8.99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387cm" svg:height="0.558cm" svg:x="11.333cm" svg:y="8.988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21cm" svg:height="0.383cm" svg:x="11.907cm" svg:y="8.99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6 0 134-109 134-131 0-7-7-7-9-7-8 0-10 2-12 7-27 93-84 112-113 112-33 0-46-27-46-56 0-19 6-36 15-75z">
            <text:p/>
          </draw:path>
          <draw:path draw:style-name="gr3" draw:text-style-name="P7" draw:layer="layout" svg:width="0.515cm" svg:height="0.035cm" svg:x="12.623cm" svg:y="9.141cm" svg:viewBox="0 0 516 36" svg:d="M488 36c13 0 28 0 28-19 0-17-15-17-28-17h-459c-14 0-29 0-29 17 0 19 15 19 29 19z">
            <text:p/>
          </draw:path>
          <draw:path draw:style-name="gr3" draw:text-style-name="P7" draw:layer="layout" svg:width="0.35cm" svg:height="0.581cm" svg:x="13.431cm" svg:y="8.807cm" svg:viewBox="0 0 351 582" svg:d="M211 265c69-21 117-81 117-148 0-69-73-117-155-117-87 0-150 50-150 115 0 27 19 44 42 44 27 0 44-19 44-44 0-42-40-42-51-42 25-40 80-52 111-52 35 0 82 19 82 94 0 12-1 60-24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olygon draw:style-name="gr3" draw:text-style-name="P7" draw:layer="layout" svg:width="3.727cm" svg:height="0.035cm" svg:x="10.091cm" svg:y="9.712cm" svg:viewBox="0 0 3728 36" draw:points="1864,36 0,36 0,0 3728,0 3728,36">
            <text:p/>
          </draw:polygon>
          <draw:path draw:style-name="gr3" draw:text-style-name="P7" draw:layer="layout" svg:width="0.362cm" svg:height="0.59cm" svg:x="11.791cm" svg:y="9.948cm" svg:viewBox="0 0 363 591" svg:d="M357 58c6-12 6-14 6-31h-206c-103 0-105-12-107-27h-21l-29 175h21c2-14 10-67 21-77 6-6 73-6 83-6h176c-9 14-76 106-96 135-74 113-103 230-103 316 0 10 0 48 38 48 40 0 40-38 40-48v-42c0-46 2-94 10-138 2-19 14-92 52-146z">
            <text:p/>
          </draw:path>
          <draw:path draw:style-name="gr3" draw:text-style-name="P7" draw:layer="layout" svg:width="0.416cm" svg:height="2.025cm" svg:x="13.947cm" svg:y="8.717cm" svg:viewBox="0 0 417 2026" svg:d="M417 1014c0-332-77-666-292-920-16-19-48-54-83-84-11-10-13-10-25-10-9 0-17 0-17 8 0 4 4 7 6 9 29 31 86 87 142 179 136 217 199 491 199 816 0 229-30 520-170 772-68 121-139 190-173 227-2 2-4 3-4 7 0 8 8 8 17 8 12 0 14 0 27-13 284-258 373-644 373-999z">
            <text:p/>
          </draw:path>
          <draw:path draw:style-name="gr3" draw:text-style-name="P7" draw:layer="layout" svg:width="0.562cm" svg:height="0.564cm" svg:x="15.055cm" svg:y="9.449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7" draw:layer="layout" svg:width="0.329cm" svg:height="0.383cm" svg:x="16.167cm" svg:y="9.568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82" smil:attributeName="visibility" smil:to="visible"/>
                  <anim:animate smil:dur="0.5s" smil:fill="hold" smil:targetElement="id482" smil:attributeName="x" smil:values="x;x" smil:keyTimes="0;1"/>
                  <anim:animate smil:dur="0.5s" smil:fill="hold" smil:targetElement="id48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83" smil:attributeName="visibility" smil:to="visible"/>
                  <anim:animate smil:dur="0.5s" smil:fill="hold" smil:targetElement="id483" smil:attributeName="x" smil:values="x;x" smil:keyTimes="0;1"/>
                  <anim:animate smil:dur="0.5s" smil:fill="hold" smil:targetElement="id4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4" smil:attributeName="visibility" smil:to="visible"/>
                  <anim:animate smil:dur="0.5s" smil:fill="hold" smil:targetElement="id484" smil:attributeName="x" smil:values="x;x" smil:keyTimes="0;1"/>
                  <anim:animate smil:dur="0.5s" smil:fill="hold" smil:targetElement="id4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5" smil:attributeName="visibility" smil:to="visible"/>
                  <anim:animate smil:dur="0.5s" smil:fill="hold" smil:targetElement="id485" smil:attributeName="x" smil:values="x;x" smil:keyTimes="0;1"/>
                  <anim:animate smil:dur="0.5s" smil:fill="hold" smil:targetElement="id4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6" smil:attributeName="visibility" smil:to="visible"/>
                  <anim:animate smil:dur="0.5s" smil:fill="hold" smil:targetElement="id486" smil:attributeName="x" smil:values="x;x" smil:keyTimes="0;1"/>
                  <anim:animate smil:dur="0.5s" smil:fill="hold" smil:targetElement="id48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87" smil:attributeName="visibility" smil:to="visible"/>
                  <anim:animate smil:dur="0.5s" smil:fill="hold" smil:targetElement="id487" smil:attributeName="x" smil:values="x;x" smil:keyTimes="0;1"/>
                  <anim:animate smil:dur="0.5s" smil:fill="hold" smil:targetElement="id4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8" smil:attributeName="visibility" smil:to="visible"/>
                  <anim:animate smil:dur="0.5s" smil:fill="hold" smil:targetElement="id488" smil:attributeName="x" smil:values="x;x" smil:keyTimes="0;1"/>
                  <anim:animate smil:dur="0.5s" smil:fill="hold" smil:targetElement="id4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489" anim:sub-item="text" smil:attributeName="visibility" smil:to="visible"/>
                  <anim:animate smil:dur="1s" smil:fill="hold" smil:targetElement="id489" anim:sub-item="text" smil:attributeName="width" smil:values="0;width" smil:keyTimes="0;1"/>
                  <anim:animate smil:dur="1s" smil:fill="hold" smil:targetElement="id489" anim:sub-item="text" smil:attributeName="height" smil:values="0;height" smil:keyTimes="0;1"/>
                  <anim:animate smil:dur="1s" smil:fill="hold" smil:targetElement="id489" anim:sub-item="text" smil:attributeName="x" smil:values="0;1" smil:keyTimes="0;1" anim:formula="x+(cos(-2*pi*(1-$))*-x-sin(-2*pi*(1-$))*(1-y))*(1-$)"/>
                  <anim:animate smil:dur="1s" smil:fill="hold" smil:targetElement="id489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5" draw:master-page-name="Default" presentation:presentation-page-layout-name="AL2T19">
        <draw:frame presentation:style-name="pr12" draw:text-style-name="P1" draw:layer="layout" svg:width="25.201cm" svg:height="2.629cm" draw:transform="rotate (0.429700061841004) translate (1.999cm 11.534cm)" presentation:class="title" presentation:user-transformed="true">
          <draw:text-box>
            <text:p xml:id="id490" text:id="id490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490" anim:sub-item="text" smil:attributeName="visibility" smil:to="visible"/>
                  <anim:transitionFilter smil:dur="2s" smil:targetElement="id490" anim:sub-item="text" smil:type="fade" smil:subtype="crossfade"/>
                  <anim:animate smil:dur="2s" smil:fill="hold" smil:targetElement="id490" anim:sub-item="text" smil:attributeName="rotate" smil:values="720;0" smil:keyTimes="0;1"/>
                  <anim:animate smil:dur="2s" smil:fill="hold" smil:targetElement="id490" anim:sub-item="text" smil:attributeName="height" smil:values="0;height" smil:keyTimes="0;1"/>
                  <anim:animate smil:dur="2s" smil:fill="hold" smil:targetElement="id490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80808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0-08-11T21:34:32.058512287</dc:date>
    <meta:editing-duration>P3DT19H22M20S</meta:editing-duration>
    <meta:editing-cycles>1590</meta:editing-cycles>
    <meta:generator>LibreOffice/6.0.7.3$Linux_X86_64 LibreOffice_project/00m0$Build-3</meta:generator>
    <meta:document-statistic meta:object-count="7198"/>
  </office:meta>
</office:document-meta>
</file>